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2.895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868cm"/>
    </style:style>
    <style:style style:name="co13" style:family="table-column">
      <style:table-column-properties fo:break-before="auto" style:column-width="2.731cm"/>
    </style:style>
    <style:style style:name="co14" style:family="table-column">
      <style:table-column-properties fo:break-before="auto" style:column-width="2.595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859cm"/>
    </style:style>
    <style:style style:name="co17" style:family="table-column">
      <style:table-column-properties fo:break-before="auto" style:column-width="3.54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5temp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9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DN</text:p>
          </table:table-cell>
          <table:table-cell office:value-type="string" calcext:value-type="string">
            <text:p>TMAX_AIR</text:p>
          </table:table-cell>
          <table:table-cell office:value-type="string" calcext:value-type="string">
            <text:p>TMIN_AIR</text:p>
          </table:table-cell>
          <table:table-cell office:value-type="string" calcext:value-type="string">
            <text:p>HMAX_AIR</text:p>
          </table:table-cell>
          <table:table-cell office:value-type="string" calcext:value-type="string">
            <text:p>HMIN_AI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TMAX_SOIL_1</text:p>
          </table:table-cell>
          <table:table-cell office:value-type="string" calcext:value-type="string">
            <text:p>TMIN_SOIL_1</text:p>
          </table:table-cell>
          <table:table-cell office:value-type="string" calcext:value-type="string">
            <text:p>TMAX_SOIL_2</text:p>
          </table:table-cell>
          <table:table-cell office:value-type="string" calcext:value-type="string">
            <text:p>TMIN_SOIL_2</text:p>
          </table:table-cell>
          <table:table-cell office:value-type="string" calcext:value-type="string">
            <text:p>TMAX_SOIL_3</text:p>
          </table:table-cell>
          <table:table-cell office:value-type="string" calcext:value-type="string">
            <text:p>TMIN_SOIL_3</text:p>
          </table:table-cell>
          <table:table-cell office:value-type="string" calcext:value-type="string">
            <text:p>TMAX_SOIL_4</text:p>
          </table:table-cell>
          <table:table-cell office:value-type="string" calcext:value-type="string">
            <text:p>TMIN_SOIL_4</text:p>
          </table:table-cell>
          <table:table-cell office:value-type="string" calcext:value-type="string">
            <text:p>TMAX_SOIL_5</text:p>
          </table:table-cell>
          <table:table-cell office:value-type="string" calcext:value-type="string">
            <text:p>TMIN_SOIL_5</text:p>
          </table:table-cell>
          <table:table-cell office:value-type="string" calcext:value-type="string">
            <text:p>TMAX_SOIL_6</text:p>
          </table:table-cell>
          <table:table-cell office:value-type="string" calcext:value-type="string">
            <text:p>TMIN_SOIL_6</text:p>
          </table:table-cell>
          <table:table-cell office:value-type="string" calcext:value-type="string">
            <text:p>TMAX_SOIL_7</text:p>
          </table:table-cell>
          <table:table-cell office:value-type="string" calcext:value-type="string">
            <text:p>TMIN_SOIL_7</text:p>
          </table:table-cell>
          <table:table-cell office:value-type="string" calcext:value-type="string">
            <text:p>TMAX_SOIL_8</text:p>
          </table:table-cell>
          <table:table-cell office:value-type="string" calcext:value-type="string">
            <text:p>TMIN_SOIL_8</text:p>
          </table:table-cell>
          <table:table-cell office:value-type="string" calcext:value-type="string">
            <text:p>TMAX_SOIL_9</text:p>
          </table:table-cell>
          <table:table-cell office:value-type="string" calcext:value-type="string">
            <text:p>TMIN_SOIL_9</text:p>
          </table:table-cell>
          <table:table-cell office:value-type="string" calcext:value-type="string">
            <text:p>TMAX_SOIL_10</text:p>
          </table:table-cell>
          <table:table-cell office:value-type="string" calcext:value-type="string">
            <text:p>TMIN_SOIL_10</text:p>
          </table:table-cell>
          <table:table-cell office:value-type="string" calcext:value-type="string">
            <text:p>TMAX_SOIL_11</text:p>
          </table:table-cell>
          <table:table-cell office:value-type="string" calcext:value-type="string">
            <text:p>TMIN_SOIL_11</text:p>
          </table:table-cell>
          <table:table-cell office:value-type="string" calcext:value-type="string">
            <text:p>TMAX_SOIL_12</text:p>
          </table:table-cell>
          <table:table-cell office:value-type="string" calcext:value-type="string">
            <text:p>TMIN_SOIL_12</text:p>
          </table:table-cell>
          <table:table-cell office:value-type="string" calcext:value-type="string">
            <text:p>TMAX_SOIL_13</text:p>
          </table:table-cell>
          <table:table-cell office:value-type="string" calcext:value-type="string">
            <text:p>TMIN_SOIL_13</text:p>
          </table:table-cell>
          <table:table-cell office:value-type="string" calcext:value-type="string">
            <text:p>TMAX_SOIL_14</text:p>
          </table:table-cell>
          <table:table-cell office:value-type="string" calcext:value-type="string">
            <text:p>TMIN_SOIL_14</text:p>
          </table:table-cell>
          <table:table-cell office:value-type="string" calcext:value-type="string">
            <text:p>TMAX_LITTER</text:p>
          </table:table-cell>
          <table:table-cell office:value-type="string" calcext:value-type="string">
            <text:p>TMIN_LITTER</text:p>
          </table:table-cell>
          <table:table-cell office:value-type="string" calcext:value-type="string">
            <text:p>ECND_1</text:p>
          </table:table-cell>
          <table:table-cell office:value-type="string" calcext:value-type="string">
            <text:p>ECND_2</text:p>
          </table:table-cell>
          <table:table-cell office:value-type="string" calcext:value-type="string">
            <text:p>ECND_3</text:p>
          </table:table-cell>
          <table:table-cell office:value-type="string" calcext:value-type="string">
            <text:p>ECND_4</text:p>
          </table:table-cell>
          <table:table-cell office:value-type="string" calcext:value-type="string">
            <text:p>ECND_5</text:p>
          </table:table-cell>
          <table:table-cell office:value-type="string" calcext:value-type="string">
            <text:p>ECND_6</text:p>
          </table:table-cell>
          <table:table-cell office:value-type="string" calcext:value-type="string">
            <text:p>ECND_7</text:p>
          </table:table-cell>
          <table:table-cell office:value-type="string" calcext:value-type="string">
            <text:p>ECND_8</text:p>
          </table:table-cell>
          <table:table-cell office:value-type="string" calcext:value-type="string">
            <text:p>ECND_9</text:p>
          </table:table-cell>
          <table:table-cell office:value-type="string" calcext:value-type="string">
            <text:p>ECND_10</text:p>
          </table:table-cell>
          <table:table-cell office:value-type="string" calcext:value-type="string">
            <text:p>ECND_11</text:p>
          </table:table-cell>
          <table:table-cell office:value-type="string" calcext:value-type="string">
            <text:p>ECND_12</text:p>
          </table:table-cell>
          <table:table-cell office:value-type="string" calcext:value-type="string">
            <text:p>TTL_SALT_DISCH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5" calcext:value-type="float">
            <text:p>1012005</text:p>
          </table:table-cell>
          <table:table-cell office:value-type="float" office:value="1.177772" calcext:value-type="float">
            <text:p>1.177772</text:p>
          </table:table-cell>
          <table:table-cell office:value-type="float" office:value="3.77" calcext:value-type="float">
            <text:p>3.77</text:p>
          </table:table-cell>
          <table:table-cell office:value-type="float" office:value="-5.95" calcext:value-type="float">
            <text:p>-5.95</text:p>
          </table:table-cell>
          <table:table-cell office:value-type="float" office:value="0.7041719" calcext:value-type="float">
            <text:p>0.7041719</text:p>
          </table:table-cell>
          <table:table-cell office:value-type="float" office:value="0.3482468" calcext:value-type="float">
            <text:p>0.3482468</text:p>
          </table:table-cell>
          <table:table-cell office:value-type="float" office:value="481.68" calcext:value-type="float">
            <text:p>481.68</text:p>
          </table:table-cell>
          <table:table-cell office:value-type="float" office:value="0" calcext:value-type="float">
            <text:p>0</text:p>
          </table:table-cell>
          <table:table-cell office:value-type="float" office:value="0.3751221" calcext:value-type="float">
            <text:p>0.3751221</text:p>
          </table:table-cell>
          <table:table-cell office:value-type="float" office:value="-4.033447" calcext:value-type="float">
            <text:p>-4.033447</text:p>
          </table:table-cell>
          <table:table-cell office:value-type="float" office:value="-0.09777832" calcext:value-type="float">
            <text:p>-0.09777832</text:p>
          </table:table-cell>
          <table:table-cell office:value-type="float" office:value="-0.7999268" calcext:value-type="float">
            <text:p>-0.7999268</text:p>
          </table:table-cell>
          <table:table-cell office:value-type="float" office:value="-0.04751587" calcext:value-type="float">
            <text:p>-0.04751587</text:p>
          </table:table-cell>
          <table:table-cell office:value-type="float" office:value="-0.1422729" calcext:value-type="float">
            <text:p>-0.1422729</text:p>
          </table:table-cell>
          <table:table-cell office:value-type="float" office:value="0.01947021" calcext:value-type="float">
            <text:p>0.01947021</text:p>
          </table:table-cell>
          <table:table-cell office:value-type="float" office:value="0.00769043" calcext:value-type="float">
            <text:p>0.00769043</text:p>
          </table:table-cell>
          <table:table-cell office:value-type="float" office:value="0.3540039" calcext:value-type="float">
            <text:p>0.3540039</text:p>
          </table:table-cell>
          <table:table-cell office:value-type="float" office:value="0.347229" calcext:value-type="float">
            <text:p>0.347229</text:p>
          </table:table-cell>
          <table:table-cell office:value-type="float" office:value="0.8242493" calcext:value-type="float">
            <text:p>0.8242493</text:p>
          </table:table-cell>
          <table:table-cell office:value-type="float" office:value="0.8136292" calcext:value-type="float">
            <text:p>0.8136292</text:p>
          </table:table-cell>
          <table:table-cell office:value-type="float" office:value="1.369629" calcext:value-type="float">
            <text:p>1.369629</text:p>
          </table:table-cell>
          <table:table-cell office:value-type="float" office:value="1.352234" calcext:value-type="float">
            <text:p>1.352234</text:p>
          </table:table-cell>
          <table:table-cell office:value-type="float" office:value="2.297607" calcext:value-type="float">
            <text:p>2.297607</text:p>
          </table:table-cell>
          <table:table-cell office:value-type="float" office:value="2.268799" calcext:value-type="float">
            <text:p>2.268799</text:p>
          </table:table-cell>
          <table:table-cell office:value-type="float" office:value="3.987854" calcext:value-type="float">
            <text:p>3.987854</text:p>
          </table:table-cell>
          <table:table-cell office:value-type="float" office:value="3.926208" calcext:value-type="float">
            <text:p>3.926208</text:p>
          </table:table-cell>
          <table:table-cell office:value-type="float" office:value="5.987244" calcext:value-type="float">
            <text:p>5.987244</text:p>
          </table:table-cell>
          <table:table-cell office:value-type="float" office:value="5.888611" calcext:value-type="float">
            <text:p>5.888611</text:p>
          </table:table-cell>
          <table:table-cell office:value-type="float" office:value="7.501099" calcext:value-type="float">
            <text:p>7.501099</text:p>
          </table:table-cell>
          <table:table-cell office:value-type="float" office:value="7.387909" calcext:value-type="float">
            <text:p>7.387909</text:p>
          </table:table-cell>
          <table:table-cell office:value-type="float" office:value="8.700836" calcext:value-type="float">
            <text:p>8.700836</text:p>
          </table:table-cell>
          <table:table-cell office:value-type="float" office:value="8.583099" calcext:value-type="float">
            <text:p>8.583099</text:p>
          </table:table-cell>
          <table:table-cell office:value-type="float" office:value="9.598236" calcext:value-type="float">
            <text:p>9.598236</text:p>
          </table:table-cell>
          <table:table-cell office:value-type="float" office:value="9.484955" calcext:value-type="float">
            <text:p>9.484955</text:p>
          </table:table-cell>
          <table:table-cell office:value-type="float" office:value="10.0195" calcext:value-type="float">
            <text:p>10.0195</text:p>
          </table:table-cell>
          <table:table-cell office:value-type="float" office:value="9.913391" calcext:value-type="float">
            <text:p>9.913391</text:p>
          </table:table-cell>
          <table:table-cell office:value-type="float" office:value="1.978058" calcext:value-type="float">
            <text:p>1.978058</text:p>
          </table:table-cell>
          <table:table-cell office:value-type="float" office:value="-8.368256" calcext:value-type="float">
            <text:p>-8.3682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5" calcext:value-type="float">
            <text:p>2012005</text:p>
          </table:table-cell>
          <table:table-cell office:value-type="float" office:value="6.870197" calcext:value-type="float">
            <text:p>6.870197</text:p>
          </table:table-cell>
          <table:table-cell office:value-type="float" office:value="-3.27" calcext:value-type="float">
            <text:p>-3.27</text:p>
          </table:table-cell>
          <table:table-cell office:value-type="float" office:value="-9.29" calcext:value-type="float">
            <text:p>-9.29</text:p>
          </table:table-cell>
          <table:table-cell office:value-type="float" office:value="0.4250111" calcext:value-type="float">
            <text:p>0.4250111</text:p>
          </table:table-cell>
          <table:table-cell office:value-type="float" office:value="0.2701535" calcext:value-type="float">
            <text:p>0.2701535</text:p>
          </table:table-cell>
          <table:table-cell office:value-type="float" office:value="372.204" calcext:value-type="float">
            <text:p>372.204</text:p>
          </table:table-cell>
          <table:table-cell office:value-type="float" office:value="0" calcext:value-type="float">
            <text:p>0</text:p>
          </table:table-cell>
          <table:table-cell office:value-type="float" office:value="3.350952" calcext:value-type="float">
            <text:p>3.350952</text:p>
          </table:table-cell>
          <table:table-cell office:value-type="float" office:value="-6.241516" calcext:value-type="float">
            <text:p>-6.241516</text:p>
          </table:table-cell>
          <table:table-cell office:value-type="float" office:value="-0.07946777" calcext:value-type="float">
            <text:p>-0.07946777</text:p>
          </table:table-cell>
          <table:table-cell office:value-type="float" office:value="-1.809906" calcext:value-type="float">
            <text:p>-1.809906</text:p>
          </table:table-cell>
          <table:table-cell office:value-type="float" office:value="-0.07073975" calcext:value-type="float">
            <text:p>-0.07073975</text:p>
          </table:table-cell>
          <table:table-cell office:value-type="float" office:value="-0.3017273" calcext:value-type="float">
            <text:p>-0.3017273</text:p>
          </table:table-cell>
          <table:table-cell office:value-type="float" office:value="0.0145874" calcext:value-type="float">
            <text:p>0.0145874</text:p>
          </table:table-cell>
          <table:table-cell office:value-type="float" office:value="-0.01553345" calcext:value-type="float">
            <text:p>-0.01553345</text:p>
          </table:table-cell>
          <table:table-cell office:value-type="float" office:value="0.3468323" calcext:value-type="float">
            <text:p>0.3468323</text:p>
          </table:table-cell>
          <table:table-cell office:value-type="float" office:value="0.3291321" calcext:value-type="float">
            <text:p>0.3291321</text:p>
          </table:table-cell>
          <table:table-cell office:value-type="float" office:value="0.8133545" calcext:value-type="float">
            <text:p>0.8133545</text:p>
          </table:table-cell>
          <table:table-cell office:value-type="float" office:value="0.7943115" calcext:value-type="float">
            <text:p>0.7943115</text:p>
          </table:table-cell>
          <table:table-cell office:value-type="float" office:value="1.35202" calcext:value-type="float">
            <text:p>1.35202</text:p>
          </table:table-cell>
          <table:table-cell office:value-type="float" office:value="1.328186" calcext:value-type="float">
            <text:p>1.328186</text:p>
          </table:table-cell>
          <table:table-cell office:value-type="float" office:value="2.268463" calcext:value-type="float">
            <text:p>2.268463</text:p>
          </table:table-cell>
          <table:table-cell office:value-type="float" office:value="2.234192" calcext:value-type="float">
            <text:p>2.234192</text:p>
          </table:table-cell>
          <table:table-cell office:value-type="float" office:value="3.925598" calcext:value-type="float">
            <text:p>3.925598</text:p>
          </table:table-cell>
          <table:table-cell office:value-type="float" office:value="3.865204" calcext:value-type="float">
            <text:p>3.865204</text:p>
          </table:table-cell>
          <table:table-cell office:value-type="float" office:value="5.887573" calcext:value-type="float">
            <text:p>5.887573</text:p>
          </table:table-cell>
          <table:table-cell office:value-type="float" office:value="5.794403" calcext:value-type="float">
            <text:p>5.794403</text:p>
          </table:table-cell>
          <table:table-cell office:value-type="float" office:value="7.386719" calcext:value-type="float">
            <text:p>7.386719</text:p>
          </table:table-cell>
          <table:table-cell office:value-type="float" office:value="7.277527" calcext:value-type="float">
            <text:p>7.277527</text:p>
          </table:table-cell>
          <table:table-cell office:value-type="float" office:value="8.581879" calcext:value-type="float">
            <text:p>8.581879</text:p>
          </table:table-cell>
          <table:table-cell office:value-type="float" office:value="8.466858" calcext:value-type="float">
            <text:p>8.466858</text:p>
          </table:table-cell>
          <table:table-cell office:value-type="float" office:value="9.483765" calcext:value-type="float">
            <text:p>9.483765</text:p>
          </table:table-cell>
          <table:table-cell office:value-type="float" office:value="9.371674" calcext:value-type="float">
            <text:p>9.371674</text:p>
          </table:table-cell>
          <table:table-cell office:value-type="float" office:value="9.912292" calcext:value-type="float">
            <text:p>9.912292</text:p>
          </table:table-cell>
          <table:table-cell office:value-type="float" office:value="9.806519" calcext:value-type="float">
            <text:p>9.806519</text:p>
          </table:table-cell>
          <table:table-cell office:value-type="float" office:value="5.906311" calcext:value-type="float">
            <text:p>5.906311</text:p>
          </table:table-cell>
          <table:table-cell office:value-type="float" office:value="-11.69125" calcext:value-type="float">
            <text:p>-11.691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5" calcext:value-type="float">
            <text:p>3012005</text:p>
          </table:table-cell>
          <table:table-cell office:value-type="float" office:value="1.895103" calcext:value-type="float">
            <text:p>1.895103</text:p>
          </table:table-cell>
          <table:table-cell office:value-type="float" office:value="-5" calcext:value-type="float">
            <text:p>-5</text:p>
          </table:table-cell>
          <table:table-cell office:value-type="float" office:value="-8.53" calcext:value-type="float">
            <text:p>-8.53</text:p>
          </table:table-cell>
          <table:table-cell office:value-type="float" office:value="0.3738973" calcext:value-type="float">
            <text:p>0.3738973</text:p>
          </table:table-cell>
          <table:table-cell office:value-type="float" office:value="0.2863839" calcext:value-type="float">
            <text:p>0.2863839</text:p>
          </table:table-cell>
          <table:table-cell office:value-type="float" office:value="374.544" calcext:value-type="float">
            <text:p>374.544</text:p>
          </table:table-cell>
          <table:table-cell office:value-type="float" office:value="0" calcext:value-type="float">
            <text:p>0</text:p>
          </table:table-cell>
          <table:table-cell office:value-type="float" office:value="-3.492157" calcext:value-type="float">
            <text:p>-3.492157</text:p>
          </table:table-cell>
          <table:table-cell office:value-type="float" office:value="-7.289307" calcext:value-type="float">
            <text:p>-7.289307</text:p>
          </table:table-cell>
          <table:table-cell office:value-type="float" office:value="-1.393066" calcext:value-type="float">
            <text:p>-1.393066</text:p>
          </table:table-cell>
          <table:table-cell office:value-type="float" office:value="-3.193848" calcext:value-type="float">
            <text:p>-3.193848</text:p>
          </table:table-cell>
          <table:table-cell office:value-type="float" office:value="-0.2646179" calcext:value-type="float">
            <text:p>-0.2646179</text:p>
          </table:table-cell>
          <table:table-cell office:value-type="float" office:value="-0.9505615" calcext:value-type="float">
            <text:p>-0.9505615</text:p>
          </table:table-cell>
          <table:table-cell office:value-type="float" office:value="-0.01177979" calcext:value-type="float">
            <text:p>-0.01177979</text:p>
          </table:table-cell>
          <table:table-cell office:value-type="float" office:value="-0.1176453" calcext:value-type="float">
            <text:p>-0.1176453</text:p>
          </table:table-cell>
          <table:table-cell office:value-type="float" office:value="0.3299866" calcext:value-type="float">
            <text:p>0.3299866</text:p>
          </table:table-cell>
          <table:table-cell office:value-type="float" office:value="0.245697" calcext:value-type="float">
            <text:p>0.245697</text:p>
          </table:table-cell>
          <table:table-cell office:value-type="float" office:value="0.7939453" calcext:value-type="float">
            <text:p>0.7939453</text:p>
          </table:table-cell>
          <table:table-cell office:value-type="float" office:value="0.7337341" calcext:value-type="float">
            <text:p>0.7337341</text:p>
          </table:table-cell>
          <table:table-cell office:value-type="float" office:value="1.32785" calcext:value-type="float">
            <text:p>1.32785</text:p>
          </table:table-cell>
          <table:table-cell office:value-type="float" office:value="1.278778" calcext:value-type="float">
            <text:p>1.278778</text:p>
          </table:table-cell>
          <table:table-cell office:value-type="float" office:value="2.233826" calcext:value-type="float">
            <text:p>2.233826</text:p>
          </table:table-cell>
          <table:table-cell office:value-type="float" office:value="2.190704" calcext:value-type="float">
            <text:p>2.190704</text:p>
          </table:table-cell>
          <table:table-cell office:value-type="float" office:value="3.864594" calcext:value-type="float">
            <text:p>3.864594</text:p>
          </table:table-cell>
          <table:table-cell office:value-type="float" office:value="3.803284" calcext:value-type="float">
            <text:p>3.803284</text:p>
          </table:table-cell>
          <table:table-cell office:value-type="float" office:value="5.793457" calcext:value-type="float">
            <text:p>5.793457</text:p>
          </table:table-cell>
          <table:table-cell office:value-type="float" office:value="5.703674" calcext:value-type="float">
            <text:p>5.703674</text:p>
          </table:table-cell>
          <table:table-cell office:value-type="float" office:value="7.276428" calcext:value-type="float">
            <text:p>7.276428</text:p>
          </table:table-cell>
          <table:table-cell office:value-type="float" office:value="7.170624" calcext:value-type="float">
            <text:p>7.170624</text:p>
          </table:table-cell>
          <table:table-cell office:value-type="float" office:value="8.465637" calcext:value-type="float">
            <text:p>8.465637</text:p>
          </table:table-cell>
          <table:table-cell office:value-type="float" office:value="8.352783" calcext:value-type="float">
            <text:p>8.352783</text:p>
          </table:table-cell>
          <table:table-cell office:value-type="float" office:value="9.370483" calcext:value-type="float">
            <text:p>9.370483</text:p>
          </table:table-cell>
          <table:table-cell office:value-type="float" office:value="9.259247" calcext:value-type="float">
            <text:p>9.259247</text:p>
          </table:table-cell>
          <table:table-cell office:value-type="float" office:value="9.80545" calcext:value-type="float">
            <text:p>9.80545</text:p>
          </table:table-cell>
          <table:table-cell office:value-type="float" office:value="9.700745" calcext:value-type="float">
            <text:p>9.700745</text:p>
          </table:table-cell>
          <table:table-cell office:value-type="float" office:value="-5.539093" calcext:value-type="float">
            <text:p>-5.539093</text:p>
          </table:table-cell>
          <table:table-cell office:value-type="float" office:value="-11.57709" calcext:value-type="float">
            <text:p>-11.577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5" calcext:value-type="float">
            <text:p>4012005</text:p>
          </table:table-cell>
          <table:table-cell office:value-type="float" office:value="1.138123" calcext:value-type="float">
            <text:p>1.138123</text:p>
          </table:table-cell>
          <table:table-cell office:value-type="float" office:value="-7.42" calcext:value-type="float">
            <text:p>-7.42</text:p>
          </table:table-cell>
          <table:table-cell office:value-type="float" office:value="-12.28" calcext:value-type="float">
            <text:p>-12.28</text:p>
          </table:table-cell>
          <table:table-cell office:value-type="float" office:value="0.311669" calcext:value-type="float">
            <text:p>0.311669</text:p>
          </table:table-cell>
          <table:table-cell office:value-type="float" office:value="0.2140396" calcext:value-type="float">
            <text:p>0.2140396</text:p>
          </table:table-cell>
          <table:table-cell office:value-type="float" office:value="523.944" calcext:value-type="float">
            <text:p>523.944</text:p>
          </table:table-cell>
          <table:table-cell office:value-type="float" office:value="0" calcext:value-type="float">
            <text:p>0</text:p>
          </table:table-cell>
          <table:table-cell office:value-type="float" office:value="-5.247345" calcext:value-type="float">
            <text:p>-5.247345</text:p>
          </table:table-cell>
          <table:table-cell office:value-type="float" office:value="-9.852112" calcext:value-type="float">
            <text:p>-9.852112</text:p>
          </table:table-cell>
          <table:table-cell office:value-type="float" office:value="-3.158356" calcext:value-type="float">
            <text:p>-3.158356</text:p>
          </table:table-cell>
          <table:table-cell office:value-type="float" office:value="-5.047302" calcext:value-type="float">
            <text:p>-5.047302</text:p>
          </table:table-cell>
          <table:table-cell office:value-type="float" office:value="-0.9667358" calcext:value-type="float">
            <text:p>-0.9667358</text:p>
          </table:table-cell>
          <table:table-cell office:value-type="float" office:value="-2.552307" calcext:value-type="float">
            <text:p>-2.552307</text:p>
          </table:table-cell>
          <table:table-cell office:value-type="float" office:value="-0.1202698" calcext:value-type="float">
            <text:p>-0.1202698</text:p>
          </table:table-cell>
          <table:table-cell office:value-type="float" office:value="-0.4467163" calcext:value-type="float">
            <text:p>-0.4467163</text:p>
          </table:table-cell>
          <table:table-cell office:value-type="float" office:value="0.2436829" calcext:value-type="float">
            <text:p>0.2436829</text:p>
          </table:table-cell>
          <table:table-cell office:value-type="float" office:value="-0.03167725" calcext:value-type="float">
            <text:p>-0.03167725</text:p>
          </table:table-cell>
          <table:table-cell office:value-type="float" office:value="0.7323914" calcext:value-type="float">
            <text:p>0.7323914</text:p>
          </table:table-cell>
          <table:table-cell office:value-type="float" office:value="0.5360413" calcext:value-type="float">
            <text:p>0.5360413</text:p>
          </table:table-cell>
          <table:table-cell office:value-type="float" office:value="1.277863" calcext:value-type="float">
            <text:p>1.277863</text:p>
          </table:table-cell>
          <table:table-cell office:value-type="float" office:value="1.134491" calcext:value-type="float">
            <text:p>1.134491</text:p>
          </table:table-cell>
          <table:table-cell office:value-type="float" office:value="2.190155" calcext:value-type="float">
            <text:p>2.190155</text:p>
          </table:table-cell>
          <table:table-cell office:value-type="float" office:value="2.105743" calcext:value-type="float">
            <text:p>2.105743</text:p>
          </table:table-cell>
          <table:table-cell office:value-type="float" office:value="3.802612" calcext:value-type="float">
            <text:p>3.802612</text:p>
          </table:table-cell>
          <table:table-cell office:value-type="float" office:value="3.733612" calcext:value-type="float">
            <text:p>3.733612</text:p>
          </table:table-cell>
          <table:table-cell office:value-type="float" office:value="5.702759" calcext:value-type="float">
            <text:p>5.702759</text:p>
          </table:table-cell>
          <table:table-cell office:value-type="float" office:value="5.614624" calcext:value-type="float">
            <text:p>5.614624</text:p>
          </table:table-cell>
          <table:table-cell office:value-type="float" office:value="7.169525" calcext:value-type="float">
            <text:p>7.169525</text:p>
          </table:table-cell>
          <table:table-cell office:value-type="float" office:value="7.0672" calcext:value-type="float">
            <text:p>7.0672</text:p>
          </table:table-cell>
          <table:table-cell office:value-type="float" office:value="8.351593" calcext:value-type="float">
            <text:p>8.351593</text:p>
          </table:table-cell>
          <table:table-cell office:value-type="float" office:value="8.240448" calcext:value-type="float">
            <text:p>8.240448</text:p>
          </table:table-cell>
          <table:table-cell office:value-type="float" office:value="9.258118" calcext:value-type="float">
            <text:p>9.258118</text:p>
          </table:table-cell>
          <table:table-cell office:value-type="float" office:value="9.148315" calcext:value-type="float">
            <text:p>9.148315</text:p>
          </table:table-cell>
          <table:table-cell office:value-type="float" office:value="9.699615" calcext:value-type="float">
            <text:p>9.699615</text:p>
          </table:table-cell>
          <table:table-cell office:value-type="float" office:value="9.59549" calcext:value-type="float">
            <text:p>9.59549</text:p>
          </table:table-cell>
          <table:table-cell office:value-type="float" office:value="-7.442413" calcext:value-type="float">
            <text:p>-7.442413</text:p>
          </table:table-cell>
          <table:table-cell office:value-type="float" office:value="-14.79477" calcext:value-type="float">
            <text:p>-14.794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5" calcext:value-type="float">
            <text:p>5012005</text:p>
          </table:table-cell>
          <table:table-cell office:value-type="float" office:value="4.308737" calcext:value-type="float">
            <text:p>4.308737</text:p>
          </table:table-cell>
          <table:table-cell office:value-type="float" office:value="-12.75" calcext:value-type="float">
            <text:p>-12.75</text:p>
          </table:table-cell>
          <table:table-cell office:value-type="float" office:value="-15.79" calcext:value-type="float">
            <text:p>-15.79</text:p>
          </table:table-cell>
          <table:table-cell office:value-type="float" office:value="0.2062474" calcext:value-type="float">
            <text:p>0.2062474</text:p>
          </table:table-cell>
          <table:table-cell office:value-type="float" office:value="0.1617311" calcext:value-type="float">
            <text:p>0.1617311</text:p>
          </table:table-cell>
          <table:table-cell office:value-type="float" office:value="624.528" calcext:value-type="float">
            <text:p>624.528</text:p>
          </table:table-cell>
          <table:table-cell office:value-type="float" office:value="0" calcext:value-type="float">
            <text:p>0</text:p>
          </table:table-cell>
          <table:table-cell office:value-type="float" office:value="-4.69162" calcext:value-type="float">
            <text:p>-4.69162</text:p>
          </table:table-cell>
          <table:table-cell office:value-type="float" office:value="-11.83313" calcext:value-type="float">
            <text:p>-11.83313</text:p>
          </table:table-cell>
          <table:table-cell office:value-type="float" office:value="-3.908112" calcext:value-type="float">
            <text:p>-3.908112</text:p>
          </table:table-cell>
          <table:table-cell office:value-type="float" office:value="-6.672211" calcext:value-type="float">
            <text:p>-6.672211</text:p>
          </table:table-cell>
          <table:table-cell office:value-type="float" office:value="-2.579803" calcext:value-type="float">
            <text:p>-2.579803</text:p>
          </table:table-cell>
          <table:table-cell office:value-type="float" office:value="-3.92276" calcext:value-type="float">
            <text:p>-3.92276</text:p>
          </table:table-cell>
          <table:table-cell office:value-type="float" office:value="-0.4537354" calcext:value-type="float">
            <text:p>-0.4537354</text:p>
          </table:table-cell>
          <table:table-cell office:value-type="float" office:value="-1.525177" calcext:value-type="float">
            <text:p>-1.525177</text:p>
          </table:table-cell>
          <table:table-cell office:value-type="float" office:value="-0.03726196" calcext:value-type="float">
            <text:p>-0.03726196</text:p>
          </table:table-cell>
          <table:table-cell office:value-type="float" office:value="-0.357666" calcext:value-type="float">
            <text:p>-0.357666</text:p>
          </table:table-cell>
          <table:table-cell office:value-type="float" office:value="0.5324402" calcext:value-type="float">
            <text:p>0.5324402</text:p>
          </table:table-cell>
          <table:table-cell office:value-type="float" office:value="0.2698059" calcext:value-type="float">
            <text:p>0.2698059</text:p>
          </table:table-cell>
          <table:table-cell office:value-type="float" office:value="1.132141" calcext:value-type="float">
            <text:p>1.132141</text:p>
          </table:table-cell>
          <table:table-cell office:value-type="float" office:value="0.9215393" calcext:value-type="float">
            <text:p>0.9215393</text:p>
          </table:table-cell>
          <table:table-cell office:value-type="float" office:value="2.104492" calcext:value-type="float">
            <text:p>2.104492</text:p>
          </table:table-cell>
          <table:table-cell office:value-type="float" office:value="1.961609" calcext:value-type="float">
            <text:p>1.961609</text:p>
          </table:table-cell>
          <table:table-cell office:value-type="float" office:value="3.732758" calcext:value-type="float">
            <text:p>3.732758</text:p>
          </table:table-cell>
          <table:table-cell office:value-type="float" office:value="3.641327" calcext:value-type="float">
            <text:p>3.641327</text:p>
          </table:table-cell>
          <table:table-cell office:value-type="float" office:value="5.613739" calcext:value-type="float">
            <text:p>5.613739</text:p>
          </table:table-cell>
          <table:table-cell office:value-type="float" office:value="5.524872" calcext:value-type="float">
            <text:p>5.524872</text:p>
          </table:table-cell>
          <table:table-cell office:value-type="float" office:value="7.066132" calcext:value-type="float">
            <text:p>7.066132</text:p>
          </table:table-cell>
          <table:table-cell office:value-type="float" office:value="6.965576" calcext:value-type="float">
            <text:p>6.965576</text:p>
          </table:table-cell>
          <table:table-cell office:value-type="float" office:value="8.239288" calcext:value-type="float">
            <text:p>8.239288</text:p>
          </table:table-cell>
          <table:table-cell office:value-type="float" office:value="8.131897" calcext:value-type="float">
            <text:p>8.131897</text:p>
          </table:table-cell>
          <table:table-cell office:value-type="float" office:value="9.147186" calcext:value-type="float">
            <text:p>9.147186</text:p>
          </table:table-cell>
          <table:table-cell office:value-type="float" office:value="9.038818" calcext:value-type="float">
            <text:p>9.038818</text:p>
          </table:table-cell>
          <table:table-cell office:value-type="float" office:value="9.594391" calcext:value-type="float">
            <text:p>9.594391</text:p>
          </table:table-cell>
          <table:table-cell office:value-type="float" office:value="9.491394" calcext:value-type="float">
            <text:p>9.491394</text:p>
          </table:table-cell>
          <table:table-cell office:value-type="float" office:value="-6.406952" calcext:value-type="float">
            <text:p>-6.406952</text:p>
          </table:table-cell>
          <table:table-cell office:value-type="float" office:value="-17.54109" calcext:value-type="float">
            <text:p>-17.541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5" calcext:value-type="float">
            <text:p>6012005</text:p>
          </table:table-cell>
          <table:table-cell office:value-type="float" office:value="9.77268" calcext:value-type="float">
            <text:p>9.77268</text:p>
          </table:table-cell>
          <table:table-cell office:value-type="float" office:value="-13.69" calcext:value-type="float">
            <text:p>-13.69</text:p>
          </table:table-cell>
          <table:table-cell office:value-type="float" office:value="-22.68" calcext:value-type="float">
            <text:p>-22.68</text:p>
          </table:table-cell>
          <table:table-cell office:value-type="float" office:value="0.1914263" calcext:value-type="float">
            <text:p>0.1914263</text:p>
          </table:table-cell>
          <table:table-cell office:value-type="float" office:value="0.09119727" calcext:value-type="float">
            <text:p>0.09119727</text:p>
          </table:table-cell>
          <table:table-cell office:value-type="float" office:value="284.4" calcext:value-type="float">
            <text:p>284.4</text:p>
          </table:table-cell>
          <table:table-cell office:value-type="float" office:value="0" calcext:value-type="float">
            <text:p>0</text:p>
          </table:table-cell>
          <table:table-cell office:value-type="float" office:value="1.108765" calcext:value-type="float">
            <text:p>1.108765</text:p>
          </table:table-cell>
          <table:table-cell office:value-type="float" office:value="-16.01202" calcext:value-type="float">
            <text:p>-16.01202</text:p>
          </table:table-cell>
          <table:table-cell office:value-type="float" office:value="-3.205688" calcext:value-type="float">
            <text:p>-3.205688</text:p>
          </table:table-cell>
          <table:table-cell office:value-type="float" office:value="-9.022278" calcext:value-type="float">
            <text:p>-9.022278</text:p>
          </table:table-cell>
          <table:table-cell office:value-type="float" office:value="-3.169281" calcext:value-type="float">
            <text:p>-3.169281</text:p>
          </table:table-cell>
          <table:table-cell office:value-type="float" office:value="-5.593445" calcext:value-type="float">
            <text:p>-5.593445</text:p>
          </table:table-cell>
          <table:table-cell office:value-type="float" office:value="-1.550507" calcext:value-type="float">
            <text:p>-1.550507</text:p>
          </table:table-cell>
          <table:table-cell office:value-type="float" office:value="-2.768402" calcext:value-type="float">
            <text:p>-2.768402</text:p>
          </table:table-cell>
          <table:table-cell office:value-type="float" office:value="-0.365387" calcext:value-type="float">
            <text:p>-0.365387</text:p>
          </table:table-cell>
          <table:table-cell office:value-type="float" office:value="-1.235779" calcext:value-type="float">
            <text:p>-1.235779</text:p>
          </table:table-cell>
          <table:table-cell office:value-type="float" office:value="0.2647705" calcext:value-type="float">
            <text:p>0.2647705</text:p>
          </table:table-cell>
          <table:table-cell office:value-type="float" office:value="-0.08584595" calcext:value-type="float">
            <text:p>-0.08584595</text:p>
          </table:table-cell>
          <table:table-cell office:value-type="float" office:value="0.9182129" calcext:value-type="float">
            <text:p>0.9182129</text:p>
          </table:table-cell>
          <table:table-cell office:value-type="float" office:value="0.5973511" calcext:value-type="float">
            <text:p>0.5973511</text:p>
          </table:table-cell>
          <table:table-cell office:value-type="float" office:value="1.95993" calcext:value-type="float">
            <text:p>1.95993</text:p>
          </table:table-cell>
          <table:table-cell office:value-type="float" office:value="1.727509" calcext:value-type="float">
            <text:p>1.727509</text:p>
          </table:table-cell>
          <table:table-cell office:value-type="float" office:value="3.640228" calcext:value-type="float">
            <text:p>3.640228</text:p>
          </table:table-cell>
          <table:table-cell office:value-type="float" office:value="3.514526" calcext:value-type="float">
            <text:p>3.514526</text:p>
          </table:table-cell>
          <table:table-cell office:value-type="float" office:value="5.523926" calcext:value-type="float">
            <text:p>5.523926</text:p>
          </table:table-cell>
          <table:table-cell office:value-type="float" office:value="5.42804" calcext:value-type="float">
            <text:p>5.42804</text:p>
          </table:table-cell>
          <table:table-cell office:value-type="float" office:value="6.964508" calcext:value-type="float">
            <text:p>6.964508</text:p>
          </table:table-cell>
          <table:table-cell office:value-type="float" office:value="6.863922" calcext:value-type="float">
            <text:p>6.863922</text:p>
          </table:table-cell>
          <table:table-cell office:value-type="float" office:value="8.130737" calcext:value-type="float">
            <text:p>8.130737</text:p>
          </table:table-cell>
          <table:table-cell office:value-type="float" office:value="8.024109" calcext:value-type="float">
            <text:p>8.024109</text:p>
          </table:table-cell>
          <table:table-cell office:value-type="float" office:value="9.03772" calcext:value-type="float">
            <text:p>9.03772</text:p>
          </table:table-cell>
          <table:table-cell office:value-type="float" office:value="8.93103" calcext:value-type="float">
            <text:p>8.93103</text:p>
          </table:table-cell>
          <table:table-cell office:value-type="float" office:value="9.490326" calcext:value-type="float">
            <text:p>9.490326</text:p>
          </table:table-cell>
          <table:table-cell office:value-type="float" office:value="9.388214" calcext:value-type="float">
            <text:p>9.388214</text:p>
          </table:table-cell>
          <table:table-cell office:value-type="float" office:value="0.1768494" calcext:value-type="float">
            <text:p>0.1768494</text:p>
          </table:table-cell>
          <table:table-cell office:value-type="float" office:value="-22.36467" calcext:value-type="float">
            <text:p>-22.364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5" calcext:value-type="float">
            <text:p>7012005</text:p>
          </table:table-cell>
          <table:table-cell office:value-type="float" office:value="4.834145" calcext:value-type="float">
            <text:p>4.834145</text:p>
          </table:table-cell>
          <table:table-cell office:value-type="float" office:value="-4.77" calcext:value-type="float">
            <text:p>-4.77</text:p>
          </table:table-cell>
          <table:table-cell office:value-type="float" office:value="-15.69" calcext:value-type="float">
            <text:p>-15.69</text:p>
          </table:table-cell>
          <table:table-cell office:value-type="float" office:value="0.3803577" calcext:value-type="float">
            <text:p>0.3803577</text:p>
          </table:table-cell>
          <table:table-cell office:value-type="float" office:value="0.1630447" calcext:value-type="float">
            <text:p>0.1630447</text:p>
          </table:table-cell>
          <table:table-cell office:value-type="float" office:value="291.6" calcext:value-type="float">
            <text:p>291.6</text:p>
          </table:table-cell>
          <table:table-cell office:value-type="float" office:value="0" calcext:value-type="float">
            <text:p>0</text:p>
          </table:table-cell>
          <table:table-cell office:value-type="float" office:value="-0.01095581" calcext:value-type="float">
            <text:p>-0.01095581</text:p>
          </table:table-cell>
          <table:table-cell office:value-type="float" office:value="-12.4715" calcext:value-type="float">
            <text:p>-12.4715</text:p>
          </table:table-cell>
          <table:table-cell office:value-type="float" office:value="-3.1203" calcext:value-type="float">
            <text:p>-3.1203</text:p>
          </table:table-cell>
          <table:table-cell office:value-type="float" office:value="-7.433868" calcext:value-type="float">
            <text:p>-7.433868</text:p>
          </table:table-cell>
          <table:table-cell office:value-type="float" office:value="-3.226196" calcext:value-type="float">
            <text:p>-3.226196</text:p>
          </table:table-cell>
          <table:table-cell office:value-type="float" office:value="-5.134766" calcext:value-type="float">
            <text:p>-5.134766</text:p>
          </table:table-cell>
          <table:table-cell office:value-type="float" office:value="-2.552216" calcext:value-type="float">
            <text:p>-2.552216</text:p>
          </table:table-cell>
          <table:table-cell office:value-type="float" office:value="-3.299774" calcext:value-type="float">
            <text:p>-3.299774</text:p>
          </table:table-cell>
          <table:table-cell office:value-type="float" office:value="-1.255157" calcext:value-type="float">
            <text:p>-1.255157</text:p>
          </table:table-cell>
          <table:table-cell office:value-type="float" office:value="-1.925537" calcext:value-type="float">
            <text:p>-1.925537</text:p>
          </table:table-cell>
          <table:table-cell office:value-type="float" office:value="-0.08734131" calcext:value-type="float">
            <text:p>-0.08734131</text:p>
          </table:table-cell>
          <table:table-cell office:value-type="float" office:value="-0.1576538" calcext:value-type="float">
            <text:p>-0.1576538</text:p>
          </table:table-cell>
          <table:table-cell office:value-type="float" office:value="0.5957031" calcext:value-type="float">
            <text:p>0.5957031</text:p>
          </table:table-cell>
          <table:table-cell office:value-type="float" office:value="0.4794312" calcext:value-type="float">
            <text:p>0.4794312</text:p>
          </table:table-cell>
          <table:table-cell office:value-type="float" office:value="1.725372" calcext:value-type="float">
            <text:p>1.725372</text:p>
          </table:table-cell>
          <table:table-cell office:value-type="float" office:value="1.558655" calcext:value-type="float">
            <text:p>1.558655</text:p>
          </table:table-cell>
          <table:table-cell office:value-type="float" office:value="3.513" calcext:value-type="float">
            <text:p>3.513</text:p>
          </table:table-cell>
          <table:table-cell office:value-type="float" office:value="3.367432" calcext:value-type="float">
            <text:p>3.367432</text:p>
          </table:table-cell>
          <table:table-cell office:value-type="float" office:value="5.427002" calcext:value-type="float">
            <text:p>5.427002</text:p>
          </table:table-cell>
          <table:table-cell office:value-type="float" office:value="5.319519" calcext:value-type="float">
            <text:p>5.319519</text:p>
          </table:table-cell>
          <table:table-cell office:value-type="float" office:value="6.862885" calcext:value-type="float">
            <text:p>6.862885</text:p>
          </table:table-cell>
          <table:table-cell office:value-type="float" office:value="6.759979" calcext:value-type="float">
            <text:p>6.759979</text:p>
          </table:table-cell>
          <table:table-cell office:value-type="float" office:value="8.02301" calcext:value-type="float">
            <text:p>8.02301</text:p>
          </table:table-cell>
          <table:table-cell office:value-type="float" office:value="7.91806" calcext:value-type="float">
            <text:p>7.91806</text:p>
          </table:table-cell>
          <table:table-cell office:value-type="float" office:value="8.929901" calcext:value-type="float">
            <text:p>8.929901</text:p>
          </table:table-cell>
          <table:table-cell office:value-type="float" office:value="8.824554" calcext:value-type="float">
            <text:p>8.824554</text:p>
          </table:table-cell>
          <table:table-cell office:value-type="float" office:value="9.387146" calcext:value-type="float">
            <text:p>9.387146</text:p>
          </table:table-cell>
          <table:table-cell office:value-type="float" office:value="9.28598" calcext:value-type="float">
            <text:p>9.28598</text:p>
          </table:table-cell>
          <table:table-cell office:value-type="float" office:value="0.4445801" calcext:value-type="float">
            <text:p>0.4445801</text:p>
          </table:table-cell>
          <table:table-cell office:value-type="float" office:value="-17.18294" calcext:value-type="float">
            <text:p>-17.182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5" calcext:value-type="float">
            <text:p>8012005</text:p>
          </table:table-cell>
          <table:table-cell office:value-type="float" office:value="8.335032" calcext:value-type="float">
            <text:p>8.335032</text:p>
          </table:table-cell>
          <table:table-cell office:value-type="float" office:value="-2.45" calcext:value-type="float">
            <text:p>-2.45</text:p>
          </table:table-cell>
          <table:table-cell office:value-type="float" office:value="-21.09" calcext:value-type="float">
            <text:p>-21.09</text:p>
          </table:table-cell>
          <table:table-cell office:value-type="float" office:value="0.4513645" calcext:value-type="float">
            <text:p>0.4513645</text:p>
          </table:table-cell>
          <table:table-cell office:value-type="float" office:value="0.1043777" calcext:value-type="float">
            <text:p>0.1043777</text:p>
          </table:table-cell>
          <table:table-cell office:value-type="float" office:value="282.528" calcext:value-type="float">
            <text:p>282.528</text:p>
          </table:table-cell>
          <table:table-cell office:value-type="float" office:value="0" calcext:value-type="float">
            <text:p>0</text:p>
          </table:table-cell>
          <table:table-cell office:value-type="float" office:value="2.142242" calcext:value-type="float">
            <text:p>2.142242</text:p>
          </table:table-cell>
          <table:table-cell office:value-type="float" office:value="-16.30035" calcext:value-type="float">
            <text:p>-16.30035</text:p>
          </table:table-cell>
          <table:table-cell office:value-type="float" office:value="-3.077759" calcext:value-type="float">
            <text:p>-3.077759</text:p>
          </table:table-cell>
          <table:table-cell office:value-type="float" office:value="-9.719666" calcext:value-type="float">
            <text:p>-9.719666</text:p>
          </table:table-cell>
          <table:table-cell office:value-type="float" office:value="-3.603058" calcext:value-type="float">
            <text:p>-3.603058</text:p>
          </table:table-cell>
          <table:table-cell office:value-type="float" office:value="-6.723358" calcext:value-type="float">
            <text:p>-6.723358</text:p>
          </table:table-cell>
          <table:table-cell office:value-type="float" office:value="-2.768677" calcext:value-type="float">
            <text:p>-2.768677</text:p>
          </table:table-cell>
          <table:table-cell office:value-type="float" office:value="-4.222382" calcext:value-type="float">
            <text:p>-4.222382</text:p>
          </table:table-cell>
          <table:table-cell office:value-type="float" office:value="-1.719757" calcext:value-type="float">
            <text:p>-1.719757</text:p>
          </table:table-cell>
          <table:table-cell office:value-type="float" office:value="-2.500732" calcext:value-type="float">
            <text:p>-2.500732</text:p>
          </table:table-cell>
          <table:table-cell office:value-type="float" office:value="-0.1588135" calcext:value-type="float">
            <text:p>-0.1588135</text:p>
          </table:table-cell>
          <table:table-cell office:value-type="float" office:value="-0.2687988" calcext:value-type="float">
            <text:p>-0.2687988</text:p>
          </table:table-cell>
          <table:table-cell office:value-type="float" office:value="0.478363" calcext:value-type="float">
            <text:p>0.478363</text:p>
          </table:table-cell>
          <table:table-cell office:value-type="float" office:value="0.3519897" calcext:value-type="float">
            <text:p>0.3519897</text:p>
          </table:table-cell>
          <table:table-cell office:value-type="float" office:value="1.557281" calcext:value-type="float">
            <text:p>1.557281</text:p>
          </table:table-cell>
          <table:table-cell office:value-type="float" office:value="1.424164" calcext:value-type="float">
            <text:p>1.424164</text:p>
          </table:table-cell>
          <table:table-cell office:value-type="float" office:value="3.365936" calcext:value-type="float">
            <text:p>3.365936</text:p>
          </table:table-cell>
          <table:table-cell office:value-type="float" office:value="3.230927" calcext:value-type="float">
            <text:p>3.230927</text:p>
          </table:table-cell>
          <table:table-cell office:value-type="float" office:value="5.31839" calcext:value-type="float">
            <text:p>5.31839</text:p>
          </table:table-cell>
          <table:table-cell office:value-type="float" office:value="5.204681" calcext:value-type="float">
            <text:p>5.204681</text:p>
          </table:table-cell>
          <table:table-cell office:value-type="float" office:value="6.758881" calcext:value-type="float">
            <text:p>6.758881</text:p>
          </table:table-cell>
          <table:table-cell office:value-type="float" office:value="6.652924" calcext:value-type="float">
            <text:p>6.652924</text:p>
          </table:table-cell>
          <table:table-cell office:value-type="float" office:value="7.916962" calcext:value-type="float">
            <text:p>7.916962</text:p>
          </table:table-cell>
          <table:table-cell office:value-type="float" office:value="7.814301" calcext:value-type="float">
            <text:p>7.814301</text:p>
          </table:table-cell>
          <table:table-cell office:value-type="float" office:value="8.823486" calcext:value-type="float">
            <text:p>8.823486</text:p>
          </table:table-cell>
          <table:table-cell office:value-type="float" office:value="8.721588" calcext:value-type="float">
            <text:p>8.721588</text:p>
          </table:table-cell>
          <table:table-cell office:value-type="float" office:value="9.284943" calcext:value-type="float">
            <text:p>9.284943</text:p>
          </table:table-cell>
          <table:table-cell office:value-type="float" office:value="9.184631" calcext:value-type="float">
            <text:p>9.184631</text:p>
          </table:table-cell>
          <table:table-cell office:value-type="float" office:value="2.490204" calcext:value-type="float">
            <text:p>2.490204</text:p>
          </table:table-cell>
          <table:table-cell office:value-type="float" office:value="-21.28824" calcext:value-type="float">
            <text:p>-21.288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5" calcext:value-type="float">
            <text:p>9012005</text:p>
          </table:table-cell>
          <table:table-cell office:value-type="float" office:value="5.489834" calcext:value-type="float">
            <text:p>5.489834</text:p>
          </table:table-cell>
          <table:table-cell office:value-type="float" office:value="0.37" calcext:value-type="float">
            <text:p>0.37</text:p>
          </table:table-cell>
          <table:table-cell office:value-type="float" office:value="-11.03" calcext:value-type="float">
            <text:p>-11.03</text:p>
          </table:table-cell>
          <table:table-cell office:value-type="float" office:value="0.5535874" calcext:value-type="float">
            <text:p>0.5535874</text:p>
          </table:table-cell>
          <table:table-cell office:value-type="float" office:value="0.2360738" calcext:value-type="float">
            <text:p>0.2360738</text:p>
          </table:table-cell>
          <table:table-cell office:value-type="float" office:value="361.332" calcext:value-type="float">
            <text:p>361.332</text:p>
          </table:table-cell>
          <table:table-cell office:value-type="float" office:value="3.1" calcext:value-type="float">
            <text:p>3.1</text:p>
          </table:table-cell>
          <table:table-cell office:value-type="float" office:value="3.025238" calcext:value-type="float">
            <text:p>3.025238</text:p>
          </table:table-cell>
          <table:table-cell office:value-type="float" office:value="-8.001129" calcext:value-type="float">
            <text:p>-8.001129</text:p>
          </table:table-cell>
          <table:table-cell office:value-type="float" office:value="-1.060547" calcext:value-type="float">
            <text:p>-1.060547</text:p>
          </table:table-cell>
          <table:table-cell office:value-type="float" office:value="-4.701782" calcext:value-type="float">
            <text:p>-4.701782</text:p>
          </table:table-cell>
          <table:table-cell office:value-type="float" office:value="-1.906769" calcext:value-type="float">
            <text:p>-1.906769</text:p>
          </table:table-cell>
          <table:table-cell office:value-type="float" office:value="-3.791443" calcext:value-type="float">
            <text:p>-3.791443</text:p>
          </table:table-cell>
          <table:table-cell office:value-type="float" office:value="-1.662933" calcext:value-type="float">
            <text:p>-1.662933</text:p>
          </table:table-cell>
          <table:table-cell office:value-type="float" office:value="-2.764191" calcext:value-type="float">
            <text:p>-2.764191</text:p>
          </table:table-cell>
          <table:table-cell office:value-type="float" office:value="-1.177216" calcext:value-type="float">
            <text:p>-1.177216</text:p>
          </table:table-cell>
          <table:table-cell office:value-type="float" office:value="-1.787994" calcext:value-type="float">
            <text:p>-1.787994</text:p>
          </table:table-cell>
          <table:table-cell office:value-type="float" office:value="-0.2698364" calcext:value-type="float">
            <text:p>-0.2698364</text:p>
          </table:table-cell>
          <table:table-cell office:value-type="float" office:value="-0.3433838" calcext:value-type="float">
            <text:p>-0.3433838</text:p>
          </table:table-cell>
          <table:table-cell office:value-type="float" office:value="0.3509216" calcext:value-type="float">
            <text:p>0.3509216</text:p>
          </table:table-cell>
          <table:table-cell office:value-type="float" office:value="0.2553101" calcext:value-type="float">
            <text:p>0.2553101</text:p>
          </table:table-cell>
          <table:table-cell office:value-type="float" office:value="1.422913" calcext:value-type="float">
            <text:p>1.422913</text:p>
          </table:table-cell>
          <table:table-cell office:value-type="float" office:value="1.30603" calcext:value-type="float">
            <text:p>1.30603</text:p>
          </table:table-cell>
          <table:table-cell office:value-type="float" office:value="3.229553" calcext:value-type="float">
            <text:p>3.229553</text:p>
          </table:table-cell>
          <table:table-cell office:value-type="float" office:value="3.102722" calcext:value-type="float">
            <text:p>3.102722</text:p>
          </table:table-cell>
          <table:table-cell office:value-type="float" office:value="5.20343" calcext:value-type="float">
            <text:p>5.20343</text:p>
          </table:table-cell>
          <table:table-cell office:value-type="float" office:value="5.087524" calcext:value-type="float">
            <text:p>5.087524</text:p>
          </table:table-cell>
          <table:table-cell office:value-type="float" office:value="6.651825" calcext:value-type="float">
            <text:p>6.651825</text:p>
          </table:table-cell>
          <table:table-cell office:value-type="float" office:value="6.54425" calcext:value-type="float">
            <text:p>6.54425</text:p>
          </table:table-cell>
          <table:table-cell office:value-type="float" office:value="7.813232" calcext:value-type="float">
            <text:p>7.813232</text:p>
          </table:table-cell>
          <table:table-cell office:value-type="float" office:value="7.709106" calcext:value-type="float">
            <text:p>7.709106</text:p>
          </table:table-cell>
          <table:table-cell office:value-type="float" office:value="8.72049" calcext:value-type="float">
            <text:p>8.72049</text:p>
          </table:table-cell>
          <table:table-cell office:value-type="float" office:value="8.616028" calcext:value-type="float">
            <text:p>8.616028</text:p>
          </table:table-cell>
          <table:table-cell office:value-type="float" office:value="9.183533" calcext:value-type="float">
            <text:p>9.183533</text:p>
          </table:table-cell>
          <table:table-cell office:value-type="float" office:value="9.083679" calcext:value-type="float">
            <text:p>9.083679</text:p>
          </table:table-cell>
          <table:table-cell office:value-type="float" office:value="4.505798" calcext:value-type="float">
            <text:p>4.505798</text:p>
          </table:table-cell>
          <table:table-cell office:value-type="float" office:value="-11.63156" calcext:value-type="float">
            <text:p>-11.631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5" calcext:value-type="float">
            <text:p>10012005</text:p>
          </table:table-cell>
          <table:table-cell office:value-type="float" office:value="5.753758" calcext:value-type="float">
            <text:p>5.753758</text:p>
          </table:table-cell>
          <table:table-cell office:value-type="float" office:value="-7.08" calcext:value-type="float">
            <text:p>-7.08</text:p>
          </table:table-cell>
          <table:table-cell office:value-type="float" office:value="-10.34" calcext:value-type="float">
            <text:p>-10.34</text:p>
          </table:table-cell>
          <table:table-cell office:value-type="float" office:value="0.3198077" calcext:value-type="float">
            <text:p>0.3198077</text:p>
          </table:table-cell>
          <table:table-cell office:value-type="float" office:value="0.2490942" calcext:value-type="float">
            <text:p>0.2490942</text:p>
          </table:table-cell>
          <table:table-cell office:value-type="float" office:value="315.648" calcext:value-type="float">
            <text:p>315.648</text:p>
          </table:table-cell>
          <table:table-cell office:value-type="float" office:value="0" calcext:value-type="float">
            <text:p>0</text:p>
          </table:table-cell>
          <table:table-cell office:value-type="float" office:value="-1.015839" calcext:value-type="float">
            <text:p>-1.015839</text:p>
          </table:table-cell>
          <table:table-cell office:value-type="float" office:value="-9.327881" calcext:value-type="float">
            <text:p>-9.327881</text:p>
          </table:table-cell>
          <table:table-cell office:value-type="float" office:value="-2.750824" calcext:value-type="float">
            <text:p>-2.750824</text:p>
          </table:table-cell>
          <table:table-cell office:value-type="float" office:value="-5.498962" calcext:value-type="float">
            <text:p>-5.498962</text:p>
          </table:table-cell>
          <table:table-cell office:value-type="float" office:value="-2.304138" calcext:value-type="float">
            <text:p>-2.304138</text:p>
          </table:table-cell>
          <table:table-cell office:value-type="float" office:value="-3.591095" calcext:value-type="float">
            <text:p>-3.591095</text:p>
          </table:table-cell>
          <table:table-cell office:value-type="float" office:value="-1.681641" calcext:value-type="float">
            <text:p>-1.681641</text:p>
          </table:table-cell>
          <table:table-cell office:value-type="float" office:value="-2.240479" calcext:value-type="float">
            <text:p>-2.240479</text:p>
          </table:table-cell>
          <table:table-cell office:value-type="float" office:value="-1.175201" calcext:value-type="float">
            <text:p>-1.175201</text:p>
          </table:table-cell>
          <table:table-cell office:value-type="float" office:value="-1.468353" calcext:value-type="float">
            <text:p>-1.468353</text:p>
          </table:table-cell>
          <table:table-cell office:value-type="float" office:value="-0.3440857" calcext:value-type="float">
            <text:p>-0.3440857</text:p>
          </table:table-cell>
          <table:table-cell office:value-type="float" office:value="-0.4778748" calcext:value-type="float">
            <text:p>-0.4778748</text:p>
          </table:table-cell>
          <table:table-cell office:value-type="float" office:value="0.2545776" calcext:value-type="float">
            <text:p>0.2545776</text:p>
          </table:table-cell>
          <table:table-cell office:value-type="float" office:value="0.1334839" calcext:value-type="float">
            <text:p>0.1334839</text:p>
          </table:table-cell>
          <table:table-cell office:value-type="float" office:value="1.304993" calcext:value-type="float">
            <text:p>1.304993</text:p>
          </table:table-cell>
          <table:table-cell office:value-type="float" office:value="1.195709" calcext:value-type="float">
            <text:p>1.195709</text:p>
          </table:table-cell>
          <table:table-cell office:value-type="float" office:value="3.101471" calcext:value-type="float">
            <text:p>3.101471</text:p>
          </table:table-cell>
          <table:table-cell office:value-type="float" office:value="2.983734" calcext:value-type="float">
            <text:p>2.983734</text:p>
          </table:table-cell>
          <table:table-cell office:value-type="float" office:value="5.086273" calcext:value-type="float">
            <text:p>5.086273</text:p>
          </table:table-cell>
          <table:table-cell office:value-type="float" office:value="4.971344" calcext:value-type="float">
            <text:p>4.971344</text:p>
          </table:table-cell>
          <table:table-cell office:value-type="float" office:value="6.543091" calcext:value-type="float">
            <text:p>6.543091</text:p>
          </table:table-cell>
          <table:table-cell office:value-type="float" office:value="6.433807" calcext:value-type="float">
            <text:p>6.433807</text:p>
          </table:table-cell>
          <table:table-cell office:value-type="float" office:value="7.708008" calcext:value-type="float">
            <text:p>7.708008</text:p>
          </table:table-cell>
          <table:table-cell office:value-type="float" office:value="7.602356" calcext:value-type="float">
            <text:p>7.602356</text:p>
          </table:table-cell>
          <table:table-cell office:value-type="float" office:value="8.614929" calcext:value-type="float">
            <text:p>8.614929</text:p>
          </table:table-cell>
          <table:table-cell office:value-type="float" office:value="8.511902" calcext:value-type="float">
            <text:p>8.511902</text:p>
          </table:table-cell>
          <table:table-cell office:value-type="float" office:value="9.082581" calcext:value-type="float">
            <text:p>9.082581</text:p>
          </table:table-cell>
          <table:table-cell office:value-type="float" office:value="8.984009" calcext:value-type="float">
            <text:p>8.984009</text:p>
          </table:table-cell>
          <table:table-cell office:value-type="float" office:value="-0.3583984" calcext:value-type="float">
            <text:p>-0.3583984</text:p>
          </table:table-cell>
          <table:table-cell office:value-type="float" office:value="-12.47205" calcext:value-type="float">
            <text:p>-12.472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5" calcext:value-type="float">
            <text:p>11012005</text:p>
          </table:table-cell>
          <table:table-cell office:value-type="float" office:value="4.415307" calcext:value-type="float">
            <text:p>4.415307</text:p>
          </table:table-cell>
          <table:table-cell office:value-type="float" office:value="-5.52" calcext:value-type="float">
            <text:p>-5.52</text:p>
          </table:table-cell>
          <table:table-cell office:value-type="float" office:value="-8.75" calcext:value-type="float">
            <text:p>-8.75</text:p>
          </table:table-cell>
          <table:table-cell office:value-type="float" office:value="0.3596546" calcext:value-type="float">
            <text:p>0.3596546</text:p>
          </table:table-cell>
          <table:table-cell office:value-type="float" office:value="0.2815976" calcext:value-type="float">
            <text:p>0.2815976</text:p>
          </table:table-cell>
          <table:table-cell office:value-type="float" office:value="246.492" calcext:value-type="float">
            <text:p>246.492</text:p>
          </table:table-cell>
          <table:table-cell office:value-type="float" office:value="0" calcext:value-type="float">
            <text:p>0</text:p>
          </table:table-cell>
          <table:table-cell office:value-type="float" office:value="-2.754242" calcext:value-type="float">
            <text:p>-2.754242</text:p>
          </table:table-cell>
          <table:table-cell office:value-type="float" office:value="-9.342163" calcext:value-type="float">
            <text:p>-9.342163</text:p>
          </table:table-cell>
          <table:table-cell office:value-type="float" office:value="-3.583954" calcext:value-type="float">
            <text:p>-3.583954</text:p>
          </table:table-cell>
          <table:table-cell office:value-type="float" office:value="-5.987213" calcext:value-type="float">
            <text:p>-5.987213</text:p>
          </table:table-cell>
          <table:table-cell office:value-type="float" office:value="-3.288086" calcext:value-type="float">
            <text:p>-3.288086</text:p>
          </table:table-cell>
          <table:table-cell office:value-type="float" office:value="-4.291504" calcext:value-type="float">
            <text:p>-4.291504</text:p>
          </table:table-cell>
          <table:table-cell office:value-type="float" office:value="-2.253723" calcext:value-type="float">
            <text:p>-2.253723</text:p>
          </table:table-cell>
          <table:table-cell office:value-type="float" office:value="-2.846313" calcext:value-type="float">
            <text:p>-2.846313</text:p>
          </table:table-cell>
          <table:table-cell office:value-type="float" office:value="-1.474426" calcext:value-type="float">
            <text:p>-1.474426</text:p>
          </table:table-cell>
          <table:table-cell office:value-type="float" office:value="-1.873383" calcext:value-type="float">
            <text:p>-1.873383</text:p>
          </table:table-cell>
          <table:table-cell office:value-type="float" office:value="-0.4798584" calcext:value-type="float">
            <text:p>-0.4798584</text:p>
          </table:table-cell>
          <table:table-cell office:value-type="float" office:value="-0.7520752" calcext:value-type="float">
            <text:p>-0.7520752</text:p>
          </table:table-cell>
          <table:table-cell office:value-type="float" office:value="0.131897" calcext:value-type="float">
            <text:p>0.131897</text:p>
          </table:table-cell>
          <table:table-cell office:value-type="float" office:value="-0.05407715" calcext:value-type="float">
            <text:p>-0.05407715</text:p>
          </table:table-cell>
          <table:table-cell office:value-type="float" office:value="1.194397" calcext:value-type="float">
            <text:p>1.194397</text:p>
          </table:table-cell>
          <table:table-cell office:value-type="float" office:value="1.043182" calcext:value-type="float">
            <text:p>1.043182</text:p>
          </table:table-cell>
          <table:table-cell office:value-type="float" office:value="2.982513" calcext:value-type="float">
            <text:p>2.982513</text:p>
          </table:table-cell>
          <table:table-cell office:value-type="float" office:value="2.860931" calcext:value-type="float">
            <text:p>2.860931</text:p>
          </table:table-cell>
          <table:table-cell office:value-type="float" office:value="4.970154" calcext:value-type="float">
            <text:p>4.970154</text:p>
          </table:table-cell>
          <table:table-cell office:value-type="float" office:value="4.855225" calcext:value-type="float">
            <text:p>4.855225</text:p>
          </table:table-cell>
          <table:table-cell office:value-type="float" office:value="6.432678" calcext:value-type="float">
            <text:p>6.432678</text:p>
          </table:table-cell>
          <table:table-cell office:value-type="float" office:value="6.322876" calcext:value-type="float">
            <text:p>6.322876</text:p>
          </table:table-cell>
          <table:table-cell office:value-type="float" office:value="7.601257" calcext:value-type="float">
            <text:p>7.601257</text:p>
          </table:table-cell>
          <table:table-cell office:value-type="float" office:value="7.495148" calcext:value-type="float">
            <text:p>7.495148</text:p>
          </table:table-cell>
          <table:table-cell office:value-type="float" office:value="8.510834" calcext:value-type="float">
            <text:p>8.510834</text:p>
          </table:table-cell>
          <table:table-cell office:value-type="float" office:value="8.40863" calcext:value-type="float">
            <text:p>8.40863</text:p>
          </table:table-cell>
          <table:table-cell office:value-type="float" office:value="8.983002" calcext:value-type="float">
            <text:p>8.983002</text:p>
          </table:table-cell>
          <table:table-cell office:value-type="float" office:value="8.885895" calcext:value-type="float">
            <text:p>8.885895</text:p>
          </table:table-cell>
          <table:table-cell office:value-type="float" office:value="-2.569183" calcext:value-type="float">
            <text:p>-2.569183</text:p>
          </table:table-cell>
          <table:table-cell office:value-type="float" office:value="-11.96603" calcext:value-type="float">
            <text:p>-11.966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5" calcext:value-type="float">
            <text:p>12012005</text:p>
          </table:table-cell>
          <table:table-cell office:value-type="float" office:value="4.62384" calcext:value-type="float">
            <text:p>4.62384</text:p>
          </table:table-cell>
          <table:table-cell office:value-type="float" office:value="-2.86" calcext:value-type="float">
            <text:p>-2.86</text:p>
          </table:table-cell>
          <table:table-cell office:value-type="float" office:value="-7.43" calcext:value-type="float">
            <text:p>-7.43</text:p>
          </table:table-cell>
          <table:table-cell office:value-type="float" office:value="0.4380099" calcext:value-type="float">
            <text:p>0.4380099</text:p>
          </table:table-cell>
          <table:table-cell office:value-type="float" office:value="0.311433" calcext:value-type="float">
            <text:p>0.311433</text:p>
          </table:table-cell>
          <table:table-cell office:value-type="float" office:value="242.784" calcext:value-type="float">
            <text:p>242.784</text:p>
          </table:table-cell>
          <table:table-cell office:value-type="float" office:value="0" calcext:value-type="float">
            <text:p>0</text:p>
          </table:table-cell>
          <table:table-cell office:value-type="float" office:value="-0.5680542" calcext:value-type="float">
            <text:p>-0.5680542</text:p>
          </table:table-cell>
          <table:table-cell office:value-type="float" office:value="-8.098267" calcext:value-type="float">
            <text:p>-8.098267</text:p>
          </table:table-cell>
          <table:table-cell office:value-type="float" office:value="-2.719604" calcext:value-type="float">
            <text:p>-2.719604</text:p>
          </table:table-cell>
          <table:table-cell office:value-type="float" office:value="-5.611359" calcext:value-type="float">
            <text:p>-5.611359</text:p>
          </table:table-cell>
          <table:table-cell office:value-type="float" office:value="-2.882416" calcext:value-type="float">
            <text:p>-2.882416</text:p>
          </table:table-cell>
          <table:table-cell office:value-type="float" office:value="-4.275208" calcext:value-type="float">
            <text:p>-4.275208</text:p>
          </table:table-cell>
          <table:table-cell office:value-type="float" office:value="-2.452057" calcext:value-type="float">
            <text:p>-2.452057</text:p>
          </table:table-cell>
          <table:table-cell office:value-type="float" office:value="-3.046906" calcext:value-type="float">
            <text:p>-3.046906</text:p>
          </table:table-cell>
          <table:table-cell office:value-type="float" office:value="-1.868347" calcext:value-type="float">
            <text:p>-1.868347</text:p>
          </table:table-cell>
          <table:table-cell office:value-type="float" office:value="-2.130127" calcext:value-type="float">
            <text:p>-2.130127</text:p>
          </table:table-cell>
          <table:table-cell office:value-type="float" office:value="-0.7551575" calcext:value-type="float">
            <text:p>-0.7551575</text:p>
          </table:table-cell>
          <table:table-cell office:value-type="float" office:value="-1.000336" calcext:value-type="float">
            <text:p>-1.000336</text:p>
          </table:table-cell>
          <table:table-cell office:value-type="float" office:value="-0.05441284" calcext:value-type="float">
            <text:p>-0.05441284</text:p>
          </table:table-cell>
          <table:table-cell office:value-type="float" office:value="-0.08953857" calcext:value-type="float">
            <text:p>-0.08953857</text:p>
          </table:table-cell>
          <table:table-cell office:value-type="float" office:value="1.041656" calcext:value-type="float">
            <text:p>1.041656</text:p>
          </table:table-cell>
          <table:table-cell office:value-type="float" office:value="0.9397278" calcext:value-type="float">
            <text:p>0.9397278</text:p>
          </table:table-cell>
          <table:table-cell office:value-type="float" office:value="2.859589" calcext:value-type="float">
            <text:p>2.859589</text:p>
          </table:table-cell>
          <table:table-cell office:value-type="float" office:value="2.736023" calcext:value-type="float">
            <text:p>2.736023</text:p>
          </table:table-cell>
          <table:table-cell office:value-type="float" office:value="4.854004" calcext:value-type="float">
            <text:p>4.854004</text:p>
          </table:table-cell>
          <table:table-cell office:value-type="float" office:value="4.737976" calcext:value-type="float">
            <text:p>4.737976</text:p>
          </table:table-cell>
          <table:table-cell office:value-type="float" office:value="6.321716" calcext:value-type="float">
            <text:p>6.321716</text:p>
          </table:table-cell>
          <table:table-cell office:value-type="float" office:value="6.211517" calcext:value-type="float">
            <text:p>6.211517</text:p>
          </table:table-cell>
          <table:table-cell office:value-type="float" office:value="7.494019" calcext:value-type="float">
            <text:p>7.494019</text:p>
          </table:table-cell>
          <table:table-cell office:value-type="float" office:value="7.387817" calcext:value-type="float">
            <text:p>7.387817</text:p>
          </table:table-cell>
          <table:table-cell office:value-type="float" office:value="8.407562" calcext:value-type="float">
            <text:p>8.407562</text:p>
          </table:table-cell>
          <table:table-cell office:value-type="float" office:value="8.305725" calcext:value-type="float">
            <text:p>8.305725</text:p>
          </table:table-cell>
          <table:table-cell office:value-type="float" office:value="8.884888" calcext:value-type="float">
            <text:p>8.884888</text:p>
          </table:table-cell>
          <table:table-cell office:value-type="float" office:value="8.788422" calcext:value-type="float">
            <text:p>8.788422</text:p>
          </table:table-cell>
          <table:table-cell office:value-type="float" office:value="1.126862" calcext:value-type="float">
            <text:p>1.126862</text:p>
          </table:table-cell>
          <table:table-cell office:value-type="float" office:value="-10.35605" calcext:value-type="float">
            <text:p>-10.356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5" calcext:value-type="float">
            <text:p>13012005</text:p>
          </table:table-cell>
          <table:table-cell office:value-type="float" office:value="9.811332" calcext:value-type="float">
            <text:p>9.811332</text:p>
          </table:table-cell>
          <table:table-cell office:value-type="float" office:value="-6.52" calcext:value-type="float">
            <text:p>-6.52</text:p>
          </table:table-cell>
          <table:table-cell office:value-type="float" office:value="-22" calcext:value-type="float">
            <text:p>-22</text:p>
          </table:table-cell>
          <table:table-cell office:value-type="float" office:value="0.3336291" calcext:value-type="float">
            <text:p>0.3336291</text:p>
          </table:table-cell>
          <table:table-cell office:value-type="float" office:value="0.09663738" calcext:value-type="float">
            <text:p>0.09663738</text:p>
          </table:table-cell>
          <table:table-cell office:value-type="float" office:value="532.62" calcext:value-type="float">
            <text:p>532.62</text:p>
          </table:table-cell>
          <table:table-cell office:value-type="float" office:value="0" calcext:value-type="float">
            <text:p>0</text:p>
          </table:table-cell>
          <table:table-cell office:value-type="float" office:value="0.380188" calcext:value-type="float">
            <text:p>0.380188</text:p>
          </table:table-cell>
          <table:table-cell office:value-type="float" office:value="-15.39011" calcext:value-type="float">
            <text:p>-15.39011</text:p>
          </table:table-cell>
          <table:table-cell office:value-type="float" office:value="-2.694733" calcext:value-type="float">
            <text:p>-2.694733</text:p>
          </table:table-cell>
          <table:table-cell office:value-type="float" office:value="-8.632568" calcext:value-type="float">
            <text:p>-8.632568</text:p>
          </table:table-cell>
          <table:table-cell office:value-type="float" office:value="-3.077667" calcext:value-type="float">
            <text:p>-3.077667</text:p>
          </table:table-cell>
          <table:table-cell office:value-type="float" office:value="-5.543457" calcext:value-type="float">
            <text:p>-5.543457</text:p>
          </table:table-cell>
          <table:table-cell office:value-type="float" office:value="-2.509491" calcext:value-type="float">
            <text:p>-2.509491</text:p>
          </table:table-cell>
          <table:table-cell office:value-type="float" office:value="-3.4505" calcext:value-type="float">
            <text:p>-3.4505</text:p>
          </table:table-cell>
          <table:table-cell office:value-type="float" office:value="-1.887085" calcext:value-type="float">
            <text:p>-1.887085</text:p>
          </table:table-cell>
          <table:table-cell office:value-type="float" office:value="-2.377045" calcext:value-type="float">
            <text:p>-2.377045</text:p>
          </table:table-cell>
          <table:table-cell office:value-type="float" office:value="-1.001556" calcext:value-type="float">
            <text:p>-1.001556</text:p>
          </table:table-cell>
          <table:table-cell office:value-type="float" office:value="-1.200623" calcext:value-type="float">
            <text:p>-1.200623</text:p>
          </table:table-cell>
          <table:table-cell office:value-type="float" office:value="-0.08987427" calcext:value-type="float">
            <text:p>-0.08987427</text:p>
          </table:table-cell>
          <table:table-cell office:value-type="float" office:value="-0.1315613" calcext:value-type="float">
            <text:p>-0.1315613</text:p>
          </table:table-cell>
          <table:table-cell office:value-type="float" office:value="0.9389343" calcext:value-type="float">
            <text:p>0.9389343</text:p>
          </table:table-cell>
          <table:table-cell office:value-type="float" office:value="0.8686218" calcext:value-type="float">
            <text:p>0.8686218</text:p>
          </table:table-cell>
          <table:table-cell office:value-type="float" office:value="2.734802" calcext:value-type="float">
            <text:p>2.734802</text:p>
          </table:table-cell>
          <table:table-cell office:value-type="float" office:value="2.628235" calcext:value-type="float">
            <text:p>2.628235</text:p>
          </table:table-cell>
          <table:table-cell office:value-type="float" office:value="4.736816" calcext:value-type="float">
            <text:p>4.736816</text:p>
          </table:table-cell>
          <table:table-cell office:value-type="float" office:value="4.622864" calcext:value-type="float">
            <text:p>4.622864</text:p>
          </table:table-cell>
          <table:table-cell office:value-type="float" office:value="6.210358" calcext:value-type="float">
            <text:p>6.210358</text:p>
          </table:table-cell>
          <table:table-cell office:value-type="float" office:value="6.099457" calcext:value-type="float">
            <text:p>6.099457</text:p>
          </table:table-cell>
          <table:table-cell office:value-type="float" office:value="7.386658" calcext:value-type="float">
            <text:p>7.386658</text:p>
          </table:table-cell>
          <table:table-cell office:value-type="float" office:value="7.28006" calcext:value-type="float">
            <text:p>7.28006</text:p>
          </table:table-cell>
          <table:table-cell office:value-type="float" office:value="8.304657" calcext:value-type="float">
            <text:p>8.304657</text:p>
          </table:table-cell>
          <table:table-cell office:value-type="float" office:value="8.203217" calcext:value-type="float">
            <text:p>8.203217</text:p>
          </table:table-cell>
          <table:table-cell office:value-type="float" office:value="8.787445" calcext:value-type="float">
            <text:p>8.787445</text:p>
          </table:table-cell>
          <table:table-cell office:value-type="float" office:value="8.691528" calcext:value-type="float">
            <text:p>8.691528</text:p>
          </table:table-cell>
          <table:table-cell office:value-type="float" office:value="1.602905" calcext:value-type="float">
            <text:p>1.602905</text:p>
          </table:table-cell>
          <table:table-cell office:value-type="float" office:value="-20.5883" calcext:value-type="float">
            <text:p>-20.58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5" calcext:value-type="float">
            <text:p>14012005</text:p>
          </table:table-cell>
          <table:table-cell office:value-type="float" office:value="6.575532" calcext:value-type="float">
            <text:p>6.575532</text:p>
          </table:table-cell>
          <table:table-cell office:value-type="float" office:value="-16.8" calcext:value-type="float">
            <text:p>-16.8</text:p>
          </table:table-cell>
          <table:table-cell office:value-type="float" office:value="-22.97" calcext:value-type="float">
            <text:p>-22.97</text:p>
          </table:table-cell>
          <table:table-cell office:value-type="float" office:value="0.1489903" calcext:value-type="float">
            <text:p>0.1489903</text:p>
          </table:table-cell>
          <table:table-cell office:value-type="float" office:value="0.08896274" calcext:value-type="float">
            <text:p>0.08896274</text:p>
          </table:table-cell>
          <table:table-cell office:value-type="float" office:value="208.404" calcext:value-type="float">
            <text:p>208.404</text:p>
          </table:table-cell>
          <table:table-cell office:value-type="float" office:value="0" calcext:value-type="float">
            <text:p>0</text:p>
          </table:table-cell>
          <table:table-cell office:value-type="float" office:value="-5.338013" calcext:value-type="float">
            <text:p>-5.338013</text:p>
          </table:table-cell>
          <table:table-cell office:value-type="float" office:value="-16.96497" calcext:value-type="float">
            <text:p>-16.96497</text:p>
          </table:table-cell>
          <table:table-cell office:value-type="float" office:value="-6.402039" calcext:value-type="float">
            <text:p>-6.402039</text:p>
          </table:table-cell>
          <table:table-cell office:value-type="float" office:value="-10.72174" calcext:value-type="float">
            <text:p>-10.72174</text:p>
          </table:table-cell>
          <table:table-cell office:value-type="float" office:value="-5.639893" calcext:value-type="float">
            <text:p>-5.639893</text:p>
          </table:table-cell>
          <table:table-cell office:value-type="float" office:value="-7.882233" calcext:value-type="float">
            <text:p>-7.882233</text:p>
          </table:table-cell>
          <table:table-cell office:value-type="float" office:value="-3.503784" calcext:value-type="float">
            <text:p>-3.503784</text:p>
          </table:table-cell>
          <table:table-cell office:value-type="float" office:value="-5.571014" calcext:value-type="float">
            <text:p>-5.571014</text:p>
          </table:table-cell>
          <table:table-cell office:value-type="float" office:value="-2.403229" calcext:value-type="float">
            <text:p>-2.403229</text:p>
          </table:table-cell>
          <table:table-cell office:value-type="float" office:value="-4.008301" calcext:value-type="float">
            <text:p>-4.008301</text:p>
          </table:table-cell>
          <table:table-cell office:value-type="float" office:value="-1.205017" calcext:value-type="float">
            <text:p>-1.205017</text:p>
          </table:table-cell>
          <table:table-cell office:value-type="float" office:value="-2.032654" calcext:value-type="float">
            <text:p>-2.032654</text:p>
          </table:table-cell>
          <table:table-cell office:value-type="float" office:value="-0.1322327" calcext:value-type="float">
            <text:p>-0.1322327</text:p>
          </table:table-cell>
          <table:table-cell office:value-type="float" office:value="-0.2745667" calcext:value-type="float">
            <text:p>-0.2745667</text:p>
          </table:table-cell>
          <table:table-cell office:value-type="float" office:value="0.8679199" calcext:value-type="float">
            <text:p>0.8679199</text:p>
          </table:table-cell>
          <table:table-cell office:value-type="float" office:value="0.7698669" calcext:value-type="float">
            <text:p>0.7698669</text:p>
          </table:table-cell>
          <table:table-cell office:value-type="float" office:value="2.627228" calcext:value-type="float">
            <text:p>2.627228</text:p>
          </table:table-cell>
          <table:table-cell office:value-type="float" office:value="2.527832" calcext:value-type="float">
            <text:p>2.527832</text:p>
          </table:table-cell>
          <table:table-cell office:value-type="float" office:value="4.621674" calcext:value-type="float">
            <text:p>4.621674</text:p>
          </table:table-cell>
          <table:table-cell office:value-type="float" office:value="4.511566" calcext:value-type="float">
            <text:p>4.511566</text:p>
          </table:table-cell>
          <table:table-cell office:value-type="float" office:value="6.098297" calcext:value-type="float">
            <text:p>6.098297</text:p>
          </table:table-cell>
          <table:table-cell office:value-type="float" office:value="5.988281" calcext:value-type="float">
            <text:p>5.988281</text:p>
          </table:table-cell>
          <table:table-cell office:value-type="float" office:value="7.278961" calcext:value-type="float">
            <text:p>7.278961</text:p>
          </table:table-cell>
          <table:table-cell office:value-type="float" office:value="7.172516" calcext:value-type="float">
            <text:p>7.172516</text:p>
          </table:table-cell>
          <table:table-cell office:value-type="float" office:value="8.202118" calcext:value-type="float">
            <text:p>8.202118</text:p>
          </table:table-cell>
          <table:table-cell office:value-type="float" office:value="8.100952" calcext:value-type="float">
            <text:p>8.100952</text:p>
          </table:table-cell>
          <table:table-cell office:value-type="float" office:value="8.690521" calcext:value-type="float">
            <text:p>8.690521</text:p>
          </table:table-cell>
          <table:table-cell office:value-type="float" office:value="8.595398" calcext:value-type="float">
            <text:p>8.595398</text:p>
          </table:table-cell>
          <table:table-cell office:value-type="float" office:value="-6.215515" calcext:value-type="float">
            <text:p>-6.215515</text:p>
          </table:table-cell>
          <table:table-cell office:value-type="float" office:value="-21.91211" calcext:value-type="float">
            <text:p>-21.912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5" calcext:value-type="float">
            <text:p>15012005</text:p>
          </table:table-cell>
          <table:table-cell office:value-type="float" office:value="9.603585" calcext:value-type="float">
            <text:p>9.603585</text:p>
          </table:table-cell>
          <table:table-cell office:value-type="float" office:value="-15.45" calcext:value-type="float">
            <text:p>-15.45</text:p>
          </table:table-cell>
          <table:table-cell office:value-type="float" office:value="-26.31" calcext:value-type="float">
            <text:p>-26.31</text:p>
          </table:table-cell>
          <table:table-cell office:value-type="float" office:value="0.1662368" calcext:value-type="float">
            <text:p>0.1662368</text:p>
          </table:table-cell>
          <table:table-cell office:value-type="float" office:value="0.06657465" calcext:value-type="float">
            <text:p>0.06657465</text:p>
          </table:table-cell>
          <table:table-cell office:value-type="float" office:value="132.084" calcext:value-type="float">
            <text:p>132.084</text:p>
          </table:table-cell>
          <table:table-cell office:value-type="float" office:value="0" calcext:value-type="float">
            <text:p>0</text:p>
          </table:table-cell>
          <table:table-cell office:value-type="float" office:value="-2.46814" calcext:value-type="float">
            <text:p>-2.46814</text:p>
          </table:table-cell>
          <table:table-cell office:value-type="float" office:value="-19.99034" calcext:value-type="float">
            <text:p>-19.99034</text:p>
          </table:table-cell>
          <table:table-cell office:value-type="float" office:value="-6.042419" calcext:value-type="float">
            <text:p>-6.042419</text:p>
          </table:table-cell>
          <table:table-cell office:value-type="float" office:value="-13.34726" calcext:value-type="float">
            <text:p>-13.34726</text:p>
          </table:table-cell>
          <table:table-cell office:value-type="float" office:value="-6.310791" calcext:value-type="float">
            <text:p>-6.310791</text:p>
          </table:table-cell>
          <table:table-cell office:value-type="float" office:value="-10.26242" calcext:value-type="float">
            <text:p>-10.26242</text:p>
          </table:table-cell>
          <table:table-cell office:value-type="float" office:value="-5.535095" calcext:value-type="float">
            <text:p>-5.535095</text:p>
          </table:table-cell>
          <table:table-cell office:value-type="float" office:value="-7.500153" calcext:value-type="float">
            <text:p>-7.500153</text:p>
          </table:table-cell>
          <table:table-cell office:value-type="float" office:value="-4.037476" calcext:value-type="float">
            <text:p>-4.037476</text:p>
          </table:table-cell>
          <table:table-cell office:value-type="float" office:value="-5.471802" calcext:value-type="float">
            <text:p>-5.471802</text:p>
          </table:table-cell>
          <table:table-cell office:value-type="float" office:value="-2.042755" calcext:value-type="float">
            <text:p>-2.042755</text:p>
          </table:table-cell>
          <table:table-cell office:value-type="float" office:value="-2.874847" calcext:value-type="float">
            <text:p>-2.874847</text:p>
          </table:table-cell>
          <table:table-cell office:value-type="float" office:value="-0.276825" calcext:value-type="float">
            <text:p>-0.276825</text:p>
          </table:table-cell>
          <table:table-cell office:value-type="float" office:value="-0.7122192" calcext:value-type="float">
            <text:p>-0.7122192</text:p>
          </table:table-cell>
          <table:table-cell office:value-type="float" office:value="0.7685242" calcext:value-type="float">
            <text:p>0.7685242</text:p>
          </table:table-cell>
          <table:table-cell office:value-type="float" office:value="0.5439148" calcext:value-type="float">
            <text:p>0.5439148</text:p>
          </table:table-cell>
          <table:table-cell office:value-type="float" office:value="2.526764" calcext:value-type="float">
            <text:p>2.526764</text:p>
          </table:table-cell>
          <table:table-cell office:value-type="float" office:value="2.405548" calcext:value-type="float">
            <text:p>2.405548</text:p>
          </table:table-cell>
          <table:table-cell office:value-type="float" office:value="4.510437" calcext:value-type="float">
            <text:p>4.510437</text:p>
          </table:table-cell>
          <table:table-cell office:value-type="float" office:value="4.400879" calcext:value-type="float">
            <text:p>4.400879</text:p>
          </table:table-cell>
          <table:table-cell office:value-type="float" office:value="5.987122" calcext:value-type="float">
            <text:p>5.987122</text:p>
          </table:table-cell>
          <table:table-cell office:value-type="float" office:value="5.87854" calcext:value-type="float">
            <text:p>5.87854</text:p>
          </table:table-cell>
          <table:table-cell office:value-type="float" office:value="7.171417" calcext:value-type="float">
            <text:p>7.171417</text:p>
          </table:table-cell>
          <table:table-cell office:value-type="float" office:value="7.065063" calcext:value-type="float">
            <text:p>7.065063</text:p>
          </table:table-cell>
          <table:table-cell office:value-type="float" office:value="8.099884" calcext:value-type="float">
            <text:p>8.099884</text:p>
          </table:table-cell>
          <table:table-cell office:value-type="float" office:value="7.998993" calcext:value-type="float">
            <text:p>7.998993</text:p>
          </table:table-cell>
          <table:table-cell office:value-type="float" office:value="8.594421" calcext:value-type="float">
            <text:p>8.594421</text:p>
          </table:table-cell>
          <table:table-cell office:value-type="float" office:value="8.499817" calcext:value-type="float">
            <text:p>8.499817</text:p>
          </table:table-cell>
          <table:table-cell office:value-type="float" office:value="-1.870392" calcext:value-type="float">
            <text:p>-1.870392</text:p>
          </table:table-cell>
          <table:table-cell office:value-type="float" office:value="-24.66208" calcext:value-type="float">
            <text:p>-24.662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5" calcext:value-type="float">
            <text:p>16012005</text:p>
          </table:table-cell>
          <table:table-cell office:value-type="float" office:value="10.39144" calcext:value-type="float">
            <text:p>10.39144</text:p>
          </table:table-cell>
          <table:table-cell office:value-type="float" office:value="-13.35" calcext:value-type="float">
            <text:p>-13.35</text:p>
          </table:table-cell>
          <table:table-cell office:value-type="float" office:value="-26.53" calcext:value-type="float">
            <text:p>-26.53</text:p>
          </table:table-cell>
          <table:table-cell office:value-type="float" office:value="0.196672" calcext:value-type="float">
            <text:p>0.196672</text:p>
          </table:table-cell>
          <table:table-cell office:value-type="float" office:value="0.06529743" calcext:value-type="float">
            <text:p>0.06529743</text:p>
          </table:table-cell>
          <table:table-cell office:value-type="float" office:value="105.876" calcext:value-type="float">
            <text:p>105.876</text:p>
          </table:table-cell>
          <table:table-cell office:value-type="float" office:value="0" calcext:value-type="float">
            <text:p>0</text:p>
          </table:table-cell>
          <table:table-cell office:value-type="float" office:value="-0.6143799" calcext:value-type="float">
            <text:p>-0.6143799</text:p>
          </table:table-cell>
          <table:table-cell office:value-type="float" office:value="-20.18129" calcext:value-type="float">
            <text:p>-20.18129</text:p>
          </table:table-cell>
          <table:table-cell office:value-type="float" office:value="-5.500183" calcext:value-type="float">
            <text:p>-5.500183</text:p>
          </table:table-cell>
          <table:table-cell office:value-type="float" office:value="-13.29883" calcext:value-type="float">
            <text:p>-13.29883</text:p>
          </table:table-cell>
          <table:table-cell office:value-type="float" office:value="-6.104431" calcext:value-type="float">
            <text:p>-6.104431</text:p>
          </table:table-cell>
          <table:table-cell office:value-type="float" office:value="-10.35782" calcext:value-type="float">
            <text:p>-10.35782</text:p>
          </table:table-cell>
          <table:table-cell office:value-type="float" office:value="-5.614502" calcext:value-type="float">
            <text:p>-5.614502</text:p>
          </table:table-cell>
          <table:table-cell office:value-type="float" office:value="-7.806" calcext:value-type="float">
            <text:p>-7.806</text:p>
          </table:table-cell>
          <table:table-cell office:value-type="float" office:value="-4.759247" calcext:value-type="float">
            <text:p>-4.759247</text:p>
          </table:table-cell>
          <table:table-cell office:value-type="float" office:value="-5.934784" calcext:value-type="float">
            <text:p>-5.934784</text:p>
          </table:table-cell>
          <table:table-cell office:value-type="float" office:value="-2.837708" calcext:value-type="float">
            <text:p>-2.837708</text:p>
          </table:table-cell>
          <table:table-cell office:value-type="float" office:value="-3.531036" calcext:value-type="float">
            <text:p>-3.531036</text:p>
          </table:table-cell>
          <table:table-cell office:value-type="float" office:value="-0.7194214" calcext:value-type="float">
            <text:p>-0.7194214</text:p>
          </table:table-cell>
          <table:table-cell office:value-type="float" office:value="-1.823273" calcext:value-type="float">
            <text:p>-1.823273</text:p>
          </table:table-cell>
          <table:table-cell office:value-type="float" office:value="0.5403748" calcext:value-type="float">
            <text:p>0.5403748</text:p>
          </table:table-cell>
          <table:table-cell office:value-type="float" office:value="-0.04052734" calcext:value-type="float">
            <text:p>-0.04052734</text:p>
          </table:table-cell>
          <table:table-cell office:value-type="float" office:value="2.403992" calcext:value-type="float">
            <text:p>2.403992</text:p>
          </table:table-cell>
          <table:table-cell office:value-type="float" office:value="2.189758" calcext:value-type="float">
            <text:p>2.189758</text:p>
          </table:table-cell>
          <table:table-cell office:value-type="float" office:value="4.399689" calcext:value-type="float">
            <text:p>4.399689</text:p>
          </table:table-cell>
          <table:table-cell office:value-type="float" office:value="4.278107" calcext:value-type="float">
            <text:p>4.278107</text:p>
          </table:table-cell>
          <table:table-cell office:value-type="float" office:value="5.87738" calcext:value-type="float">
            <text:p>5.87738</text:p>
          </table:table-cell>
          <table:table-cell office:value-type="float" office:value="5.767792" calcext:value-type="float">
            <text:p>5.767792</text:p>
          </table:table-cell>
          <table:table-cell office:value-type="float" office:value="7.063965" calcext:value-type="float">
            <text:p>7.063965</text:p>
          </table:table-cell>
          <table:table-cell office:value-type="float" office:value="6.957947" calcext:value-type="float">
            <text:p>6.957947</text:p>
          </table:table-cell>
          <table:table-cell office:value-type="float" office:value="7.997925" calcext:value-type="float">
            <text:p>7.997925</text:p>
          </table:table-cell>
          <table:table-cell office:value-type="float" office:value="7.897644" calcext:value-type="float">
            <text:p>7.897644</text:p>
          </table:table-cell>
          <table:table-cell office:value-type="float" office:value="8.498779" calcext:value-type="float">
            <text:p>8.498779</text:p>
          </table:table-cell>
          <table:table-cell office:value-type="float" office:value="8.404816" calcext:value-type="float">
            <text:p>8.404816</text:p>
          </table:table-cell>
          <table:table-cell office:value-type="float" office:value="1.148987" calcext:value-type="float">
            <text:p>1.148987</text:p>
          </table:table-cell>
          <table:table-cell office:value-type="float" office:value="-24.97562" calcext:value-type="float">
            <text:p>-24.975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5" calcext:value-type="float">
            <text:p>17012005</text:p>
          </table:table-cell>
          <table:table-cell office:value-type="float" office:value="10.01087" calcext:value-type="float">
            <text:p>10.01087</text:p>
          </table:table-cell>
          <table:table-cell office:value-type="float" office:value="-7.23" calcext:value-type="float">
            <text:p>-7.23</text:p>
          </table:table-cell>
          <table:table-cell office:value-type="float" office:value="-17.94" calcext:value-type="float">
            <text:p>-17.94</text:p>
          </table:table-cell>
          <table:table-cell office:value-type="float" office:value="0.3161936" calcext:value-type="float">
            <text:p>0.3161936</text:p>
          </table:table-cell>
          <table:table-cell office:value-type="float" office:value="0.1357048" calcext:value-type="float">
            <text:p>0.1357048</text:p>
          </table:table-cell>
          <table:table-cell office:value-type="float" office:value="225.9" calcext:value-type="float">
            <text:p>225.9</text:p>
          </table:table-cell>
          <table:table-cell office:value-type="float" office:value="0" calcext:value-type="float">
            <text:p>0</text:p>
          </table:table-cell>
          <table:table-cell office:value-type="float" office:value="4.134827" calcext:value-type="float">
            <text:p>4.134827</text:p>
          </table:table-cell>
          <table:table-cell office:value-type="float" office:value="-16.31067" calcext:value-type="float">
            <text:p>-16.31067</text:p>
          </table:table-cell>
          <table:table-cell office:value-type="float" office:value="-3.472931" calcext:value-type="float">
            <text:p>-3.472931</text:p>
          </table:table-cell>
          <table:table-cell office:value-type="float" office:value="-11.18381" calcext:value-type="float">
            <text:p>-11.18381</text:p>
          </table:table-cell>
          <table:table-cell office:value-type="float" office:value="-4.924561" calcext:value-type="float">
            <text:p>-4.924561</text:p>
          </table:table-cell>
          <table:table-cell office:value-type="float" office:value="-9.262909" calcext:value-type="float">
            <text:p>-9.262909</text:p>
          </table:table-cell>
          <table:table-cell office:value-type="float" office:value="-4.936401" calcext:value-type="float">
            <text:p>-4.936401</text:p>
          </table:table-cell>
          <table:table-cell office:value-type="float" office:value="-7.453796" calcext:value-type="float">
            <text:p>-7.453796</text:p>
          </table:table-cell>
          <table:table-cell office:value-type="float" office:value="-4.535278" calcext:value-type="float">
            <text:p>-4.535278</text:p>
          </table:table-cell>
          <table:table-cell office:value-type="float" office:value="-6.02359" calcext:value-type="float">
            <text:p>-6.02359</text:p>
          </table:table-cell>
          <table:table-cell office:value-type="float" office:value="-3.491699" calcext:value-type="float">
            <text:p>-3.491699</text:p>
          </table:table-cell>
          <table:table-cell office:value-type="float" office:value="-4.176331" calcext:value-type="float">
            <text:p>-4.176331</text:p>
          </table:table-cell>
          <table:table-cell office:value-type="float" office:value="-1.834778" calcext:value-type="float">
            <text:p>-1.834778</text:p>
          </table:table-cell>
          <table:table-cell office:value-type="float" office:value="-2.587524" calcext:value-type="float">
            <text:p>-2.587524</text:p>
          </table:table-cell>
          <table:table-cell office:value-type="float" office:value="-0.04849243" calcext:value-type="float">
            <text:p>-0.04849243</text:p>
          </table:table-cell>
          <table:table-cell office:value-type="float" office:value="-0.1957092" calcext:value-type="float">
            <text:p>-0.1957092</text:p>
          </table:table-cell>
          <table:table-cell office:value-type="float" office:value="2.186646" calcext:value-type="float">
            <text:p>2.186646</text:p>
          </table:table-cell>
          <table:table-cell office:value-type="float" office:value="1.92337" calcext:value-type="float">
            <text:p>1.92337</text:p>
          </table:table-cell>
          <table:table-cell office:value-type="float" office:value="4.276703" calcext:value-type="float">
            <text:p>4.276703</text:p>
          </table:table-cell>
          <table:table-cell office:value-type="float" office:value="4.125702" calcext:value-type="float">
            <text:p>4.125702</text:p>
          </table:table-cell>
          <table:table-cell office:value-type="float" office:value="5.766632" calcext:value-type="float">
            <text:p>5.766632</text:p>
          </table:table-cell>
          <table:table-cell office:value-type="float" office:value="5.649994" calcext:value-type="float">
            <text:p>5.649994</text:p>
          </table:table-cell>
          <table:table-cell office:value-type="float" office:value="6.956818" calcext:value-type="float">
            <text:p>6.956818</text:p>
          </table:table-cell>
          <table:table-cell office:value-type="float" office:value="6.855469" calcext:value-type="float">
            <text:p>6.855469</text:p>
          </table:table-cell>
          <table:table-cell office:value-type="float" office:value="7.896576" calcext:value-type="float">
            <text:p>7.896576</text:p>
          </table:table-cell>
          <table:table-cell office:value-type="float" office:value="7.801514" calcext:value-type="float">
            <text:p>7.801514</text:p>
          </table:table-cell>
          <table:table-cell office:value-type="float" office:value="8.403839" calcext:value-type="float">
            <text:p>8.403839</text:p>
          </table:table-cell>
          <table:table-cell office:value-type="float" office:value="8.309326" calcext:value-type="float">
            <text:p>8.309326</text:p>
          </table:table-cell>
          <table:table-cell office:value-type="float" office:value="5.767456" calcext:value-type="float">
            <text:p>5.767456</text:p>
          </table:table-cell>
          <table:table-cell office:value-type="float" office:value="-19.95117" calcext:value-type="float">
            <text:p>-19.951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5" calcext:value-type="float">
            <text:p>18012005</text:p>
          </table:table-cell>
          <table:table-cell office:value-type="float" office:value="8.194518" calcext:value-type="float">
            <text:p>8.194518</text:p>
          </table:table-cell>
          <table:table-cell office:value-type="float" office:value="2.69" calcext:value-type="float">
            <text:p>2.69</text:p>
          </table:table-cell>
          <table:table-cell office:value-type="float" office:value="-11.13" calcext:value-type="float">
            <text:p>-11.13</text:p>
          </table:table-cell>
          <table:table-cell office:value-type="float" office:value="0.6527795" calcext:value-type="float">
            <text:p>0.6527795</text:p>
          </table:table-cell>
          <table:table-cell office:value-type="float" office:value="0.2342384" calcext:value-type="float">
            <text:p>0.2342384</text:p>
          </table:table-cell>
          <table:table-cell office:value-type="float" office:value="541.008" calcext:value-type="float">
            <text:p>541.008</text:p>
          </table:table-cell>
          <table:table-cell office:value-type="float" office:value="0" calcext:value-type="float">
            <text:p>0</text:p>
          </table:table-cell>
          <table:table-cell office:value-type="float" office:value="7.563446" calcext:value-type="float">
            <text:p>7.563446</text:p>
          </table:table-cell>
          <table:table-cell office:value-type="float" office:value="-12.14517" calcext:value-type="float">
            <text:p>-12.14517</text:p>
          </table:table-cell>
          <table:table-cell office:value-type="float" office:value="-2.241974" calcext:value-type="float">
            <text:p>-2.241974</text:p>
          </table:table-cell>
          <table:table-cell office:value-type="float" office:value="-8.891632" calcext:value-type="float">
            <text:p>-8.891632</text:p>
          </table:table-cell>
          <table:table-cell office:value-type="float" office:value="-3.526245" calcext:value-type="float">
            <text:p>-3.526245</text:p>
          </table:table-cell>
          <table:table-cell office:value-type="float" office:value="-7.428925" calcext:value-type="float">
            <text:p>-7.428925</text:p>
          </table:table-cell>
          <table:table-cell office:value-type="float" office:value="-3.627777" calcext:value-type="float">
            <text:p>-3.627777</text:p>
          </table:table-cell>
          <table:table-cell office:value-type="float" office:value="-6.147125" calcext:value-type="float">
            <text:p>-6.147125</text:p>
          </table:table-cell>
          <table:table-cell office:value-type="float" office:value="-3.561279" calcext:value-type="float">
            <text:p>-3.561279</text:p>
          </table:table-cell>
          <table:table-cell office:value-type="float" office:value="-5.193756" calcext:value-type="float">
            <text:p>-5.193756</text:p>
          </table:table-cell>
          <table:table-cell office:value-type="float" office:value="-3.311798" calcext:value-type="float">
            <text:p>-3.311798</text:p>
          </table:table-cell>
          <table:table-cell office:value-type="float" office:value="-3.917206" calcext:value-type="float">
            <text:p>-3.917206</text:p>
          </table:table-cell>
          <table:table-cell office:value-type="float" office:value="-2.41037" calcext:value-type="float">
            <text:p>-2.41037</text:p>
          </table:table-cell>
          <table:table-cell office:value-type="float" office:value="-2.58255" calcext:value-type="float">
            <text:p>-2.58255</text:p>
          </table:table-cell>
          <table:table-cell office:value-type="float" office:value="-0.1958923" calcext:value-type="float">
            <text:p>-0.1958923</text:p>
          </table:table-cell>
          <table:table-cell office:value-type="float" office:value="-0.2225342" calcext:value-type="float">
            <text:p>-0.2225342</text:p>
          </table:table-cell>
          <table:table-cell office:value-type="float" office:value="1.921265" calcext:value-type="float">
            <text:p>1.921265</text:p>
          </table:table-cell>
          <table:table-cell office:value-type="float" office:value="1.761139" calcext:value-type="float">
            <text:p>1.761139</text:p>
          </table:table-cell>
          <table:table-cell office:value-type="float" office:value="4.124084" calcext:value-type="float">
            <text:p>4.124084</text:p>
          </table:table-cell>
          <table:table-cell office:value-type="float" office:value="3.969513" calcext:value-type="float">
            <text:p>3.969513</text:p>
          </table:table-cell>
          <table:table-cell office:value-type="float" office:value="5.648712" calcext:value-type="float">
            <text:p>5.648712</text:p>
          </table:table-cell>
          <table:table-cell office:value-type="float" office:value="5.525116" calcext:value-type="float">
            <text:p>5.525116</text:p>
          </table:table-cell>
          <table:table-cell office:value-type="float" office:value="6.854401" calcext:value-type="float">
            <text:p>6.854401</text:p>
          </table:table-cell>
          <table:table-cell office:value-type="float" office:value="6.748047" calcext:value-type="float">
            <text:p>6.748047</text:p>
          </table:table-cell>
          <table:table-cell office:value-type="float" office:value="7.800415" calcext:value-type="float">
            <text:p>7.800415</text:p>
          </table:table-cell>
          <table:table-cell office:value-type="float" office:value="7.697479" calcext:value-type="float">
            <text:p>7.697479</text:p>
          </table:table-cell>
          <table:table-cell office:value-type="float" office:value="8.308289" calcext:value-type="float">
            <text:p>8.308289</text:p>
          </table:table-cell>
          <table:table-cell office:value-type="float" office:value="8.212646" calcext:value-type="float">
            <text:p>8.212646</text:p>
          </table:table-cell>
          <table:table-cell office:value-type="float" office:value="11.00098" calcext:value-type="float">
            <text:p>11.00098</text:p>
          </table:table-cell>
          <table:table-cell office:value-type="float" office:value="-14.7959" calcext:value-type="float">
            <text:p>-14.79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5" calcext:value-type="float">
            <text:p>19012005</text:p>
          </table:table-cell>
          <table:table-cell office:value-type="float" office:value="7.930816" calcext:value-type="float">
            <text:p>7.930816</text:p>
          </table:table-cell>
          <table:table-cell office:value-type="float" office:value="2.9" calcext:value-type="float">
            <text:p>2.9</text:p>
          </table:table-cell>
          <table:table-cell office:value-type="float" office:value="-3.45" calcext:value-type="float">
            <text:p>-3.45</text:p>
          </table:table-cell>
          <table:table-cell office:value-type="float" office:value="0.6624998" calcext:value-type="float">
            <text:p>0.6624998</text:p>
          </table:table-cell>
          <table:table-cell office:value-type="float" office:value="0.4194138" calcext:value-type="float">
            <text:p>0.4194138</text:p>
          </table:table-cell>
          <table:table-cell office:value-type="float" office:value="216.144" calcext:value-type="float">
            <text:p>216.144</text:p>
          </table:table-cell>
          <table:table-cell office:value-type="float" office:value="0" calcext:value-type="float">
            <text:p>0</text:p>
          </table:table-cell>
          <table:table-cell office:value-type="float" office:value="8.123779" calcext:value-type="float">
            <text:p>8.123779</text:p>
          </table:table-cell>
          <table:table-cell office:value-type="float" office:value="-5.830322" calcext:value-type="float">
            <text:p>-5.830322</text:p>
          </table:table-cell>
          <table:table-cell office:value-type="float" office:value="-0.4562988" calcext:value-type="float">
            <text:p>-0.4562988</text:p>
          </table:table-cell>
          <table:table-cell office:value-type="float" office:value="-4.222473" calcext:value-type="float">
            <text:p>-4.222473</text:p>
          </table:table-cell>
          <table:table-cell office:value-type="float" office:value="-2.03714" calcext:value-type="float">
            <text:p>-2.03714</text:p>
          </table:table-cell>
          <table:table-cell office:value-type="float" office:value="-3.767517" calcext:value-type="float">
            <text:p>-3.767517</text:p>
          </table:table-cell>
          <table:table-cell office:value-type="float" office:value="-2.35672" calcext:value-type="float">
            <text:p>-2.35672</text:p>
          </table:table-cell>
          <table:table-cell office:value-type="float" office:value="-3.619537" calcext:value-type="float">
            <text:p>-3.619537</text:p>
          </table:table-cell>
          <table:table-cell office:value-type="float" office:value="-2.429077" calcext:value-type="float">
            <text:p>-2.429077</text:p>
          </table:table-cell>
          <table:table-cell office:value-type="float" office:value="-3.549103" calcext:value-type="float">
            <text:p>-3.549103</text:p>
          </table:table-cell>
          <table:table-cell office:value-type="float" office:value="-2.402802" calcext:value-type="float">
            <text:p>-2.402802</text:p>
          </table:table-cell>
          <table:table-cell office:value-type="float" office:value="-3.299133" calcext:value-type="float">
            <text:p>-3.299133</text:p>
          </table:table-cell>
          <table:table-cell office:value-type="float" office:value="-1.837616" calcext:value-type="float">
            <text:p>-1.837616</text:p>
          </table:table-cell>
          <table:table-cell office:value-type="float" office:value="-2.403595" calcext:value-type="float">
            <text:p>-2.403595</text:p>
          </table:table-cell>
          <table:table-cell office:value-type="float" office:value="-0.2226562" calcext:value-type="float">
            <text:p>-0.2226562</text:p>
          </table:table-cell>
          <table:table-cell office:value-type="float" office:value="-0.2384644" calcext:value-type="float">
            <text:p>-0.2384644</text:p>
          </table:table-cell>
          <table:table-cell office:value-type="float" office:value="1.759766" calcext:value-type="float">
            <text:p>1.759766</text:p>
          </table:table-cell>
          <table:table-cell office:value-type="float" office:value="1.647858" calcext:value-type="float">
            <text:p>1.647858</text:p>
          </table:table-cell>
          <table:table-cell office:value-type="float" office:value="3.967896" calcext:value-type="float">
            <text:p>3.967896</text:p>
          </table:table-cell>
          <table:table-cell office:value-type="float" office:value="3.825165" calcext:value-type="float">
            <text:p>3.825165</text:p>
          </table:table-cell>
          <table:table-cell office:value-type="float" office:value="5.523804" calcext:value-type="float">
            <text:p>5.523804</text:p>
          </table:table-cell>
          <table:table-cell office:value-type="float" office:value="5.397583" calcext:value-type="float">
            <text:p>5.397583</text:p>
          </table:table-cell>
          <table:table-cell office:value-type="float" office:value="6.746857" calcext:value-type="float">
            <text:p>6.746857</text:p>
          </table:table-cell>
          <table:table-cell office:value-type="float" office:value="6.63562" calcext:value-type="float">
            <text:p>6.63562</text:p>
          </table:table-cell>
          <table:table-cell office:value-type="float" office:value="7.696442" calcext:value-type="float">
            <text:p>7.696442</text:p>
          </table:table-cell>
          <table:table-cell office:value-type="float" office:value="7.594727" calcext:value-type="float">
            <text:p>7.594727</text:p>
          </table:table-cell>
          <table:table-cell office:value-type="float" office:value="8.211639" calcext:value-type="float">
            <text:p>8.211639</text:p>
          </table:table-cell>
          <table:table-cell office:value-type="float" office:value="8.116852" calcext:value-type="float">
            <text:p>8.116852</text:p>
          </table:table-cell>
          <table:table-cell office:value-type="float" office:value="10.67767" calcext:value-type="float">
            <text:p>10.67767</text:p>
          </table:table-cell>
          <table:table-cell office:value-type="float" office:value="-7.692719" calcext:value-type="float">
            <text:p>-7.6927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5" calcext:value-type="float">
            <text:p>20012005</text:p>
          </table:table-cell>
          <table:table-cell office:value-type="float" office:value="9.543755" calcext:value-type="float">
            <text:p>9.543755</text:p>
          </table:table-cell>
          <table:table-cell office:value-type="float" office:value="8.74" calcext:value-type="float">
            <text:p>8.74</text:p>
          </table:table-cell>
          <table:table-cell office:value-type="float" office:value="-2.68" calcext:value-type="float">
            <text:p>-2.68</text:p>
          </table:table-cell>
          <table:table-cell office:value-type="float" office:value="0.8597005" calcext:value-type="float">
            <text:p>0.8597005</text:p>
          </table:table-cell>
          <table:table-cell office:value-type="float" office:value="0.4438287" calcext:value-type="float">
            <text:p>0.4438287</text:p>
          </table:table-cell>
          <table:table-cell office:value-type="float" office:value="209.412" calcext:value-type="float">
            <text:p>209.412</text:p>
          </table:table-cell>
          <table:table-cell office:value-type="float" office:value="0" calcext:value-type="float">
            <text:p>0</text:p>
          </table:table-cell>
          <table:table-cell office:value-type="float" office:value="12.3385" calcext:value-type="float">
            <text:p>12.3385</text:p>
          </table:table-cell>
          <table:table-cell office:value-type="float" office:value="-5.082733" calcext:value-type="float">
            <text:p>-5.082733</text:p>
          </table:table-cell>
          <table:table-cell office:value-type="float" office:value="0.830658" calcext:value-type="float">
            <text:p>0.830658</text:p>
          </table:table-cell>
          <table:table-cell office:value-type="float" office:value="-3.138519" calcext:value-type="float">
            <text:p>-3.138519</text:p>
          </table:table-cell>
          <table:table-cell office:value-type="float" office:value="-1.229706" calcext:value-type="float">
            <text:p>-1.229706</text:p>
          </table:table-cell>
          <table:table-cell office:value-type="float" office:value="-2.616272" calcext:value-type="float">
            <text:p>-2.616272</text:p>
          </table:table-cell>
          <table:table-cell office:value-type="float" office:value="-1.613678" calcext:value-type="float">
            <text:p>-1.613678</text:p>
          </table:table-cell>
          <table:table-cell office:value-type="float" office:value="-2.411102" calcext:value-type="float">
            <text:p>-2.411102</text:p>
          </table:table-cell>
          <table:table-cell office:value-type="float" office:value="-1.751495" calcext:value-type="float">
            <text:p>-1.751495</text:p>
          </table:table-cell>
          <table:table-cell office:value-type="float" office:value="-2.422058" calcext:value-type="float">
            <text:p>-2.422058</text:p>
          </table:table-cell>
          <table:table-cell office:value-type="float" office:value="-1.809814" calcext:value-type="float">
            <text:p>-1.809814</text:p>
          </table:table-cell>
          <table:table-cell office:value-type="float" office:value="-2.394348" calcext:value-type="float">
            <text:p>-2.394348</text:p>
          </table:table-cell>
          <table:table-cell office:value-type="float" office:value="-1.420044" calcext:value-type="float">
            <text:p>-1.420044</text:p>
          </table:table-cell>
          <table:table-cell office:value-type="float" office:value="-1.83197" calcext:value-type="float">
            <text:p>-1.83197</text:p>
          </table:table-cell>
          <table:table-cell office:value-type="float" office:value="-0.2386169" calcext:value-type="float">
            <text:p>-0.2386169</text:p>
          </table:table-cell>
          <table:table-cell office:value-type="float" office:value="-0.2462769" calcext:value-type="float">
            <text:p>-0.2462769</text:p>
          </table:table-cell>
          <table:table-cell office:value-type="float" office:value="1.646851" calcext:value-type="float">
            <text:p>1.646851</text:p>
          </table:table-cell>
          <table:table-cell office:value-type="float" office:value="1.562439" calcext:value-type="float">
            <text:p>1.562439</text:p>
          </table:table-cell>
          <table:table-cell office:value-type="float" office:value="3.8237" calcext:value-type="float">
            <text:p>3.8237</text:p>
          </table:table-cell>
          <table:table-cell office:value-type="float" office:value="3.69574" calcext:value-type="float">
            <text:p>3.69574</text:p>
          </table:table-cell>
          <table:table-cell office:value-type="float" office:value="5.39624" calcext:value-type="float">
            <text:p>5.39624</text:p>
          </table:table-cell>
          <table:table-cell office:value-type="float" office:value="5.272003" calcext:value-type="float">
            <text:p>5.272003</text:p>
          </table:table-cell>
          <table:table-cell office:value-type="float" office:value="6.63443" calcext:value-type="float">
            <text:p>6.63443</text:p>
          </table:table-cell>
          <table:table-cell office:value-type="float" office:value="6.521271" calcext:value-type="float">
            <text:p>6.521271</text:p>
          </table:table-cell>
          <table:table-cell office:value-type="float" office:value="7.593658" calcext:value-type="float">
            <text:p>7.593658</text:p>
          </table:table-cell>
          <table:table-cell office:value-type="float" office:value="7.49231" calcext:value-type="float">
            <text:p>7.49231</text:p>
          </table:table-cell>
          <table:table-cell office:value-type="float" office:value="8.115845" calcext:value-type="float">
            <text:p>8.115845</text:p>
          </table:table-cell>
          <table:table-cell office:value-type="float" office:value="8.022003" calcext:value-type="float">
            <text:p>8.022003</text:p>
          </table:table-cell>
          <table:table-cell office:value-type="float" office:value="18.87723" calcext:value-type="float">
            <text:p>18.87723</text:p>
          </table:table-cell>
          <table:table-cell office:value-type="float" office:value="-7.396332" calcext:value-type="float">
            <text:p>-7.3963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5" calcext:value-type="float">
            <text:p>21012005</text:p>
          </table:table-cell>
          <table:table-cell office:value-type="float" office:value="3.04405" calcext:value-type="float">
            <text:p>3.04405</text:p>
          </table:table-cell>
          <table:table-cell office:value-type="float" office:value="2.07" calcext:value-type="float">
            <text:p>2.07</text:p>
          </table:table-cell>
          <table:table-cell office:value-type="float" office:value="-6.07" calcext:value-type="float">
            <text:p>-6.07</text:p>
          </table:table-cell>
          <table:table-cell office:value-type="float" office:value="0.6248211" calcext:value-type="float">
            <text:p>0.6248211</text:p>
          </table:table-cell>
          <table:table-cell office:value-type="float" office:value="0.3451227" calcext:value-type="float">
            <text:p>0.3451227</text:p>
          </table:table-cell>
          <table:table-cell office:value-type="float" office:value="561.348" calcext:value-type="float">
            <text:p>561.348</text:p>
          </table:table-cell>
          <table:table-cell office:value-type="float" office:value="0.3" calcext:value-type="float">
            <text:p>0.3</text:p>
          </table:table-cell>
          <table:table-cell office:value-type="float" office:value="0.2311401" calcext:value-type="float">
            <text:p>0.2311401</text:p>
          </table:table-cell>
          <table:table-cell office:value-type="float" office:value="-4.968842" calcext:value-type="float">
            <text:p>-4.968842</text:p>
          </table:table-cell>
          <table:table-cell office:value-type="float" office:value="-1.180908" calcext:value-type="float">
            <text:p>-1.180908</text:p>
          </table:table-cell>
          <table:table-cell office:value-type="float" office:value="-2.313904" calcext:value-type="float">
            <text:p>-2.313904</text:p>
          </table:table-cell>
          <table:table-cell office:value-type="float" office:value="-1.304688" calcext:value-type="float">
            <text:p>-1.304688</text:p>
          </table:table-cell>
          <table:table-cell office:value-type="float" office:value="-1.72995" calcext:value-type="float">
            <text:p>-1.72995</text:p>
          </table:table-cell>
          <table:table-cell office:value-type="float" office:value="-1.562866" calcext:value-type="float">
            <text:p>-1.562866</text:p>
          </table:table-cell>
          <table:table-cell office:value-type="float" office:value="-1.610504" calcext:value-type="float">
            <text:p>-1.610504</text:p>
          </table:table-cell>
          <table:table-cell office:value-type="float" office:value="-1.541809" calcext:value-type="float">
            <text:p>-1.541809</text:p>
          </table:table-cell>
          <table:table-cell office:value-type="float" office:value="-1.745941" calcext:value-type="float">
            <text:p>-1.745941</text:p>
          </table:table-cell>
          <table:table-cell office:value-type="float" office:value="-1.462616" calcext:value-type="float">
            <text:p>-1.462616</text:p>
          </table:table-cell>
          <table:table-cell office:value-type="float" office:value="-1.804077" calcext:value-type="float">
            <text:p>-1.804077</text:p>
          </table:table-cell>
          <table:table-cell office:value-type="float" office:value="-1.143951" calcext:value-type="float">
            <text:p>-1.143951</text:p>
          </table:table-cell>
          <table:table-cell office:value-type="float" office:value="-1.416351" calcext:value-type="float">
            <text:p>-1.416351</text:p>
          </table:table-cell>
          <table:table-cell office:value-type="float" office:value="-0.2462769" calcext:value-type="float">
            <text:p>-0.2462769</text:p>
          </table:table-cell>
          <table:table-cell office:value-type="float" office:value="-0.2477722" calcext:value-type="float">
            <text:p>-0.2477722</text:p>
          </table:table-cell>
          <table:table-cell office:value-type="float" office:value="1.561676" calcext:value-type="float">
            <text:p>1.561676</text:p>
          </table:table-cell>
          <table:table-cell office:value-type="float" office:value="1.494659" calcext:value-type="float">
            <text:p>1.494659</text:p>
          </table:table-cell>
          <table:table-cell office:value-type="float" office:value="3.694458" calcext:value-type="float">
            <text:p>3.694458</text:p>
          </table:table-cell>
          <table:table-cell office:value-type="float" office:value="3.579742" calcext:value-type="float">
            <text:p>3.579742</text:p>
          </table:table-cell>
          <table:table-cell office:value-type="float" office:value="5.270721" calcext:value-type="float">
            <text:p>5.270721</text:p>
          </table:table-cell>
          <table:table-cell office:value-type="float" office:value="5.150665" calcext:value-type="float">
            <text:p>5.150665</text:p>
          </table:table-cell>
          <table:table-cell office:value-type="float" office:value="6.52005" calcext:value-type="float">
            <text:p>6.52005</text:p>
          </table:table-cell>
          <table:table-cell office:value-type="float" office:value="6.406952" calcext:value-type="float">
            <text:p>6.406952</text:p>
          </table:table-cell>
          <table:table-cell office:value-type="float" office:value="7.491211" calcext:value-type="float">
            <text:p>7.491211</text:p>
          </table:table-cell>
          <table:table-cell office:value-type="float" office:value="7.389191" calcext:value-type="float">
            <text:p>7.389191</text:p>
          </table:table-cell>
          <table:table-cell office:value-type="float" office:value="8.020996" calcext:value-type="float">
            <text:p>8.020996</text:p>
          </table:table-cell>
          <table:table-cell office:value-type="float" office:value="7.927582" calcext:value-type="float">
            <text:p>7.927582</text:p>
          </table:table-cell>
          <table:table-cell office:value-type="float" office:value="1.028717" calcext:value-type="float">
            <text:p>1.028717</text:p>
          </table:table-cell>
          <table:table-cell office:value-type="float" office:value="-8.328888" calcext:value-type="float">
            <text:p>-8.3288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5" calcext:value-type="float">
            <text:p>22012005</text:p>
          </table:table-cell>
          <table:table-cell office:value-type="float" office:value="11.36792" calcext:value-type="float">
            <text:p>11.36792</text:p>
          </table:table-cell>
          <table:table-cell office:value-type="float" office:value="-7.72" calcext:value-type="float">
            <text:p>-7.72</text:p>
          </table:table-cell>
          <table:table-cell office:value-type="float" office:value="-16.62" calcext:value-type="float">
            <text:p>-16.62</text:p>
          </table:table-cell>
          <table:table-cell office:value-type="float" office:value="0.3046444" calcext:value-type="float">
            <text:p>0.3046444</text:p>
          </table:table-cell>
          <table:table-cell office:value-type="float" office:value="0.1511921" calcext:value-type="float">
            <text:p>0.1511921</text:p>
          </table:table-cell>
          <table:table-cell office:value-type="float" office:value="642.564" calcext:value-type="float">
            <text:p>642.564</text:p>
          </table:table-cell>
          <table:table-cell office:value-type="float" office:value="0" calcext:value-type="float">
            <text:p>0</text:p>
          </table:table-cell>
          <table:table-cell office:value-type="float" office:value="5.404205" calcext:value-type="float">
            <text:p>5.404205</text:p>
          </table:table-cell>
          <table:table-cell office:value-type="float" office:value="-12.07257" calcext:value-type="float">
            <text:p>-12.07257</text:p>
          </table:table-cell>
          <table:table-cell office:value-type="float" office:value="-0.9989929" calcext:value-type="float">
            <text:p>-0.9989929</text:p>
          </table:table-cell>
          <table:table-cell office:value-type="float" office:value="-6.252258" calcext:value-type="float">
            <text:p>-6.252258</text:p>
          </table:table-cell>
          <table:table-cell office:value-type="float" office:value="-1.75061" calcext:value-type="float">
            <text:p>-1.75061</text:p>
          </table:table-cell>
          <table:table-cell office:value-type="float" office:value="-3.770844" calcext:value-type="float">
            <text:p>-3.770844</text:p>
          </table:table-cell>
          <table:table-cell office:value-type="float" office:value="-1.593903" calcext:value-type="float">
            <text:p>-1.593903</text:p>
          </table:table-cell>
          <table:table-cell office:value-type="float" office:value="-2.481171" calcext:value-type="float">
            <text:p>-2.481171</text:p>
          </table:table-cell>
          <table:table-cell office:value-type="float" office:value="-1.542419" calcext:value-type="float">
            <text:p>-1.542419</text:p>
          </table:table-cell>
          <table:table-cell office:value-type="float" office:value="-1.97406" calcext:value-type="float">
            <text:p>-1.97406</text:p>
          </table:table-cell>
          <table:table-cell office:value-type="float" office:value="-1.429535" calcext:value-type="float">
            <text:p>-1.429535</text:p>
          </table:table-cell>
          <table:table-cell office:value-type="float" office:value="-1.485962" calcext:value-type="float">
            <text:p>-1.485962</text:p>
          </table:table-cell>
          <table:table-cell office:value-type="float" office:value="-1.050415" calcext:value-type="float">
            <text:p>-1.050415</text:p>
          </table:table-cell>
          <table:table-cell office:value-type="float" office:value="-1.141937" calcext:value-type="float">
            <text:p>-1.141937</text:p>
          </table:table-cell>
          <table:table-cell office:value-type="float" office:value="-0.2470398" calcext:value-type="float">
            <text:p>-0.2470398</text:p>
          </table:table-cell>
          <table:table-cell office:value-type="float" office:value="-0.2477417" calcext:value-type="float">
            <text:p>-0.2477417</text:p>
          </table:table-cell>
          <table:table-cell office:value-type="float" office:value="1.494049" calcext:value-type="float">
            <text:p>1.494049</text:p>
          </table:table-cell>
          <table:table-cell office:value-type="float" office:value="1.438843" calcext:value-type="float">
            <text:p>1.438843</text:p>
          </table:table-cell>
          <table:table-cell office:value-type="float" office:value="3.578644" calcext:value-type="float">
            <text:p>3.578644</text:p>
          </table:table-cell>
          <table:table-cell office:value-type="float" office:value="3.475677" calcext:value-type="float">
            <text:p>3.475677</text:p>
          </table:table-cell>
          <table:table-cell office:value-type="float" office:value="5.149414" calcext:value-type="float">
            <text:p>5.149414</text:p>
          </table:table-cell>
          <table:table-cell office:value-type="float" office:value="5.034943" calcext:value-type="float">
            <text:p>5.034943</text:p>
          </table:table-cell>
          <table:table-cell office:value-type="float" office:value="6.405792" calcext:value-type="float">
            <text:p>6.405792</text:p>
          </table:table-cell>
          <table:table-cell office:value-type="float" office:value="6.293945" calcext:value-type="float">
            <text:p>6.293945</text:p>
          </table:table-cell>
          <table:table-cell office:value-type="float" office:value="7.388123" calcext:value-type="float">
            <text:p>7.388123</text:p>
          </table:table-cell>
          <table:table-cell office:value-type="float" office:value="7.285706" calcext:value-type="float">
            <text:p>7.285706</text:p>
          </table:table-cell>
          <table:table-cell office:value-type="float" office:value="7.926575" calcext:value-type="float">
            <text:p>7.926575</text:p>
          </table:table-cell>
          <table:table-cell office:value-type="float" office:value="7.832794" calcext:value-type="float">
            <text:p>7.832794</text:p>
          </table:table-cell>
          <table:table-cell office:value-type="float" office:value="7.065796" calcext:value-type="float">
            <text:p>7.065796</text:p>
          </table:table-cell>
          <table:table-cell office:value-type="float" office:value="-18.01483" calcext:value-type="float">
            <text:p>-18.014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5" calcext:value-type="float">
            <text:p>23012005</text:p>
          </table:table-cell>
          <table:table-cell office:value-type="float" office:value="10.22652" calcext:value-type="float">
            <text:p>10.22652</text:p>
          </table:table-cell>
          <table:table-cell office:value-type="float" office:value="-2.06" calcext:value-type="float">
            <text:p>-2.06</text:p>
          </table:table-cell>
          <table:table-cell office:value-type="float" office:value="-13.6" calcext:value-type="float">
            <text:p>-13.6</text:p>
          </table:table-cell>
          <table:table-cell office:value-type="float" office:value="0.4644076" calcext:value-type="float">
            <text:p>0.4644076</text:p>
          </table:table-cell>
          <table:table-cell office:value-type="float" office:value="0.1928024" calcext:value-type="float">
            <text:p>0.1928024</text:p>
          </table:table-cell>
          <table:table-cell office:value-type="float" office:value="455.58" calcext:value-type="float">
            <text:p>455.58</text:p>
          </table:table-cell>
          <table:table-cell office:value-type="float" office:value="0" calcext:value-type="float">
            <text:p>0</text:p>
          </table:table-cell>
          <table:table-cell office:value-type="float" office:value="8.423035" calcext:value-type="float">
            <text:p>8.423035</text:p>
          </table:table-cell>
          <table:table-cell office:value-type="float" office:value="-11.58496" calcext:value-type="float">
            <text:p>-11.58496</text:p>
          </table:table-cell>
          <table:table-cell office:value-type="float" office:value="-0.8733826" calcext:value-type="float">
            <text:p>-0.8733826</text:p>
          </table:table-cell>
          <table:table-cell office:value-type="float" office:value="-6.977203" calcext:value-type="float">
            <text:p>-6.977203</text:p>
          </table:table-cell>
          <table:table-cell office:value-type="float" office:value="-2.385101" calcext:value-type="float">
            <text:p>-2.385101</text:p>
          </table:table-cell>
          <table:table-cell office:value-type="float" office:value="-5.157257" calcext:value-type="float">
            <text:p>-5.157257</text:p>
          </table:table-cell>
          <table:table-cell office:value-type="float" office:value="-2.455414" calcext:value-type="float">
            <text:p>-2.455414</text:p>
          </table:table-cell>
          <table:table-cell office:value-type="float" office:value="-3.704834" calcext:value-type="float">
            <text:p>-3.704834</text:p>
          </table:table-cell>
          <table:table-cell office:value-type="float" office:value="-1.98938" calcext:value-type="float">
            <text:p>-1.98938</text:p>
          </table:table-cell>
          <table:table-cell office:value-type="float" office:value="-2.814636" calcext:value-type="float">
            <text:p>-2.814636</text:p>
          </table:table-cell>
          <table:table-cell office:value-type="float" office:value="-1.488281" calcext:value-type="float">
            <text:p>-1.488281</text:p>
          </table:table-cell>
          <table:table-cell office:value-type="float" office:value="-1.814148" calcext:value-type="float">
            <text:p>-1.814148</text:p>
          </table:table-cell>
          <table:table-cell office:value-type="float" office:value="-1.050323" calcext:value-type="float">
            <text:p>-1.050323</text:p>
          </table:table-cell>
          <table:table-cell office:value-type="float" office:value="-1.172699" calcext:value-type="float">
            <text:p>-1.172699</text:p>
          </table:table-cell>
          <table:table-cell office:value-type="float" office:value="-0.2469788" calcext:value-type="float">
            <text:p>-0.2469788</text:p>
          </table:table-cell>
          <table:table-cell office:value-type="float" office:value="-0.2505188" calcext:value-type="float">
            <text:p>-0.2505188</text:p>
          </table:table-cell>
          <table:table-cell office:value-type="float" office:value="1.438324" calcext:value-type="float">
            <text:p>1.438324</text:p>
          </table:table-cell>
          <table:table-cell office:value-type="float" office:value="1.390564" calcext:value-type="float">
            <text:p>1.390564</text:p>
          </table:table-cell>
          <table:table-cell office:value-type="float" office:value="3.47464" calcext:value-type="float">
            <text:p>3.47464</text:p>
          </table:table-cell>
          <table:table-cell office:value-type="float" office:value="3.380981" calcext:value-type="float">
            <text:p>3.380981</text:p>
          </table:table-cell>
          <table:table-cell office:value-type="float" office:value="5.033752" calcext:value-type="float">
            <text:p>5.033752</text:p>
          </table:table-cell>
          <table:table-cell office:value-type="float" office:value="4.92514" calcext:value-type="float">
            <text:p>4.92514</text:p>
          </table:table-cell>
          <table:table-cell office:value-type="float" office:value="6.292755" calcext:value-type="float">
            <text:p>6.292755</text:p>
          </table:table-cell>
          <table:table-cell office:value-type="float" office:value="6.183105" calcext:value-type="float">
            <text:p>6.183105</text:p>
          </table:table-cell>
          <table:table-cell office:value-type="float" office:value="7.284637" calcext:value-type="float">
            <text:p>7.284637</text:p>
          </table:table-cell>
          <table:table-cell office:value-type="float" office:value="7.182739" calcext:value-type="float">
            <text:p>7.182739</text:p>
          </table:table-cell>
          <table:table-cell office:value-type="float" office:value="7.831787" calcext:value-type="float">
            <text:p>7.831787</text:p>
          </table:table-cell>
          <table:table-cell office:value-type="float" office:value="7.737885" calcext:value-type="float">
            <text:p>7.737885</text:p>
          </table:table-cell>
          <table:table-cell office:value-type="float" office:value="13.55563" calcext:value-type="float">
            <text:p>13.55563</text:p>
          </table:table-cell>
          <table:table-cell office:value-type="float" office:value="-16.86865" calcext:value-type="float">
            <text:p>-16.868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5" calcext:value-type="float">
            <text:p>24012005</text:p>
          </table:table-cell>
          <table:table-cell office:value-type="float" office:value="10.60657" calcext:value-type="float">
            <text:p>10.60657</text:p>
          </table:table-cell>
          <table:table-cell office:value-type="float" office:value="9.97" calcext:value-type="float">
            <text:p>9.97</text:p>
          </table:table-cell>
          <table:table-cell office:value-type="float" office:value="-4.68" calcext:value-type="float">
            <text:p>-4.68</text:p>
          </table:table-cell>
          <table:table-cell office:value-type="float" office:value="0.8789375" calcext:value-type="float">
            <text:p>0.8789375</text:p>
          </table:table-cell>
          <table:table-cell office:value-type="float" office:value="0.3829128" calcext:value-type="float">
            <text:p>0.3829128</text:p>
          </table:table-cell>
          <table:table-cell office:value-type="float" office:value="123.984" calcext:value-type="float">
            <text:p>123.984</text:p>
          </table:table-cell>
          <table:table-cell office:value-type="float" office:value="0" calcext:value-type="float">
            <text:p>0</text:p>
          </table:table-cell>
          <table:table-cell office:value-type="float" office:value="13.20752" calcext:value-type="float">
            <text:p>13.20752</text:p>
          </table:table-cell>
          <table:table-cell office:value-type="float" office:value="-7.097656" calcext:value-type="float">
            <text:p>-7.097656</text:p>
          </table:table-cell>
          <table:table-cell office:value-type="float" office:value="0.7103271" calcext:value-type="float">
            <text:p>0.7103271</text:p>
          </table:table-cell>
          <table:table-cell office:value-type="float" office:value="-4.666931" calcext:value-type="float">
            <text:p>-4.666931</text:p>
          </table:table-cell>
          <table:table-cell office:value-type="float" office:value="-1.325684" calcext:value-type="float">
            <text:p>-1.325684</text:p>
          </table:table-cell>
          <table:table-cell office:value-type="float" office:value="-3.565552" calcext:value-type="float">
            <text:p>-3.565552</text:p>
          </table:table-cell>
          <table:table-cell office:value-type="float" office:value="-1.64328" calcext:value-type="float">
            <text:p>-1.64328</text:p>
          </table:table-cell>
          <table:table-cell office:value-type="float" office:value="-2.812347" calcext:value-type="float">
            <text:p>-2.812347</text:p>
          </table:table-cell>
          <table:table-cell office:value-type="float" office:value="-1.70813" calcext:value-type="float">
            <text:p>-1.70813</text:p>
          </table:table-cell>
          <table:table-cell office:value-type="float" office:value="-2.35907" calcext:value-type="float">
            <text:p>-2.35907</text:p>
          </table:table-cell>
          <table:table-cell office:value-type="float" office:value="-1.633453" calcext:value-type="float">
            <text:p>-1.633453</text:p>
          </table:table-cell>
          <table:table-cell office:value-type="float" office:value="-1.795044" calcext:value-type="float">
            <text:p>-1.795044</text:p>
          </table:table-cell>
          <table:table-cell office:value-type="float" office:value="-1.173523" calcext:value-type="float">
            <text:p>-1.173523</text:p>
          </table:table-cell>
          <table:table-cell office:value-type="float" office:value="-1.208252" calcext:value-type="float">
            <text:p>-1.208252</text:p>
          </table:table-cell>
          <table:table-cell office:value-type="float" office:value="-0.2505188" calcext:value-type="float">
            <text:p>-0.2505188</text:p>
          </table:table-cell>
          <table:table-cell office:value-type="float" office:value="-0.2555847" calcext:value-type="float">
            <text:p>-0.2555847</text:p>
          </table:table-cell>
          <table:table-cell office:value-type="float" office:value="1.390076" calcext:value-type="float">
            <text:p>1.390076</text:p>
          </table:table-cell>
          <table:table-cell office:value-type="float" office:value="1.345764" calcext:value-type="float">
            <text:p>1.345764</text:p>
          </table:table-cell>
          <table:table-cell office:value-type="float" office:value="3.380005" calcext:value-type="float">
            <text:p>3.380005</text:p>
          </table:table-cell>
          <table:table-cell office:value-type="float" office:value="3.29422" calcext:value-type="float">
            <text:p>3.29422</text:p>
          </table:table-cell>
          <table:table-cell office:value-type="float" office:value="4.924042" calcext:value-type="float">
            <text:p>4.924042</text:p>
          </table:table-cell>
          <table:table-cell office:value-type="float" office:value="4.820953" calcext:value-type="float">
            <text:p>4.820953</text:p>
          </table:table-cell>
          <table:table-cell office:value-type="float" office:value="6.181976" calcext:value-type="float">
            <text:p>6.181976</text:p>
          </table:table-cell>
          <table:table-cell office:value-type="float" office:value="6.074738" calcext:value-type="float">
            <text:p>6.074738</text:p>
          </table:table-cell>
          <table:table-cell office:value-type="float" office:value="7.181641" calcext:value-type="float">
            <text:p>7.181641</text:p>
          </table:table-cell>
          <table:table-cell office:value-type="float" office:value="7.0802" calcext:value-type="float">
            <text:p>7.0802</text:p>
          </table:table-cell>
          <table:table-cell office:value-type="float" office:value="7.736877" calcext:value-type="float">
            <text:p>7.736877</text:p>
          </table:table-cell>
          <table:table-cell office:value-type="float" office:value="7.643066" calcext:value-type="float">
            <text:p>7.643066</text:p>
          </table:table-cell>
          <table:table-cell office:value-type="float" office:value="22.04483" calcext:value-type="float">
            <text:p>22.04483</text:p>
          </table:table-cell>
          <table:table-cell office:value-type="float" office:value="-9.889862" calcext:value-type="float">
            <text:p>-9.8898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5" calcext:value-type="float">
            <text:p>25012005</text:p>
          </table:table-cell>
          <table:table-cell office:value-type="float" office:value="10.76738" calcext:value-type="float">
            <text:p>10.76738</text:p>
          </table:table-cell>
          <table:table-cell office:value-type="float" office:value="10.88" calcext:value-type="float">
            <text:p>10.88</text:p>
          </table:table-cell>
          <table:table-cell office:value-type="float" office:value="-2.17" calcext:value-type="float">
            <text:p>-2.17</text:p>
          </table:table-cell>
          <table:table-cell office:value-type="float" office:value="0.9615898" calcext:value-type="float">
            <text:p>0.9615898</text:p>
          </table:table-cell>
          <table:table-cell office:value-type="float" office:value="0.4606941" calcext:value-type="float">
            <text:p>0.4606941</text:p>
          </table:table-cell>
          <table:table-cell office:value-type="float" office:value="211.932" calcext:value-type="float">
            <text:p>211.932</text:p>
          </table:table-cell>
          <table:table-cell office:value-type="float" office:value="0" calcext:value-type="float">
            <text:p>0</text:p>
          </table:table-cell>
          <table:table-cell office:value-type="float" office:value="14.74982" calcext:value-type="float">
            <text:p>14.74982</text:p>
          </table:table-cell>
          <table:table-cell office:value-type="float" office:value="-4.385101" calcext:value-type="float">
            <text:p>-4.385101</text:p>
          </table:table-cell>
          <table:table-cell office:value-type="float" office:value="1.382477" calcext:value-type="float">
            <text:p>1.382477</text:p>
          </table:table-cell>
          <table:table-cell office:value-type="float" office:value="-1.933777" calcext:value-type="float">
            <text:p>-1.933777</text:p>
          </table:table-cell>
          <table:table-cell office:value-type="float" office:value="-0.6503906" calcext:value-type="float">
            <text:p>-0.6503906</text:p>
          </table:table-cell>
          <table:table-cell office:value-type="float" office:value="-1.556305" calcext:value-type="float">
            <text:p>-1.556305</text:p>
          </table:table-cell>
          <table:table-cell office:value-type="float" office:value="-1.081604" calcext:value-type="float">
            <text:p>-1.081604</text:p>
          </table:table-cell>
          <table:table-cell office:value-type="float" office:value="-1.637177" calcext:value-type="float">
            <text:p>-1.637177</text:p>
          </table:table-cell>
          <table:table-cell office:value-type="float" office:value="-1.223785" calcext:value-type="float">
            <text:p>-1.223785</text:p>
          </table:table-cell>
          <table:table-cell office:value-type="float" office:value="-1.701538" calcext:value-type="float">
            <text:p>-1.701538</text:p>
          </table:table-cell>
          <table:table-cell office:value-type="float" office:value="-1.299225" calcext:value-type="float">
            <text:p>-1.299225</text:p>
          </table:table-cell>
          <table:table-cell office:value-type="float" office:value="-1.629425" calcext:value-type="float">
            <text:p>-1.629425</text:p>
          </table:table-cell>
          <table:table-cell office:value-type="float" office:value="-1.033844" calcext:value-type="float">
            <text:p>-1.033844</text:p>
          </table:table-cell>
          <table:table-cell office:value-type="float" office:value="-1.186188" calcext:value-type="float">
            <text:p>-1.186188</text:p>
          </table:table-cell>
          <table:table-cell office:value-type="float" office:value="-0.2556152" calcext:value-type="float">
            <text:p>-0.2556152</text:p>
          </table:table-cell>
          <table:table-cell office:value-type="float" office:value="-0.2568665" calcext:value-type="float">
            <text:p>-0.2568665</text:p>
          </table:table-cell>
          <table:table-cell office:value-type="float" office:value="1.345337" calcext:value-type="float">
            <text:p>1.345337</text:p>
          </table:table-cell>
          <table:table-cell office:value-type="float" office:value="1.304993" calcext:value-type="float">
            <text:p>1.304993</text:p>
          </table:table-cell>
          <table:table-cell office:value-type="float" office:value="3.293335" calcext:value-type="float">
            <text:p>3.293335</text:p>
          </table:table-cell>
          <table:table-cell office:value-type="float" office:value="3.213684" calcext:value-type="float">
            <text:p>3.213684</text:p>
          </table:table-cell>
          <table:table-cell office:value-type="float" office:value="4.819885" calcext:value-type="float">
            <text:p>4.819885</text:p>
          </table:table-cell>
          <table:table-cell office:value-type="float" office:value="4.721985" calcext:value-type="float">
            <text:p>4.721985</text:p>
          </table:table-cell>
          <table:table-cell office:value-type="float" office:value="6.073669" calcext:value-type="float">
            <text:p>6.073669</text:p>
          </table:table-cell>
          <table:table-cell office:value-type="float" office:value="5.969269" calcext:value-type="float">
            <text:p>5.969269</text:p>
          </table:table-cell>
          <table:table-cell office:value-type="float" office:value="7.079132" calcext:value-type="float">
            <text:p>7.079132</text:p>
          </table:table-cell>
          <table:table-cell office:value-type="float" office:value="6.97879" calcext:value-type="float">
            <text:p>6.97879</text:p>
          </table:table-cell>
          <table:table-cell office:value-type="float" office:value="7.64209" calcext:value-type="float">
            <text:p>7.64209</text:p>
          </table:table-cell>
          <table:table-cell office:value-type="float" office:value="7.548065" calcext:value-type="float">
            <text:p>7.548065</text:p>
          </table:table-cell>
          <table:table-cell office:value-type="float" office:value="25.6904" calcext:value-type="float">
            <text:p>25.6904</text:p>
          </table:table-cell>
          <table:table-cell office:value-type="float" office:value="-7.066833" calcext:value-type="float">
            <text:p>-7.0668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5" calcext:value-type="float">
            <text:p>26012005</text:p>
          </table:table-cell>
          <table:table-cell office:value-type="float" office:value="3.9564" calcext:value-type="float">
            <text:p>3.9564</text:p>
          </table:table-cell>
          <table:table-cell office:value-type="float" office:value="1.64" calcext:value-type="float">
            <text:p>1.64</text:p>
          </table:table-cell>
          <table:table-cell office:value-type="float" office:value="-4.1" calcext:value-type="float">
            <text:p>-4.1</text:p>
          </table:table-cell>
          <table:table-cell office:value-type="float" office:value="0.6060666" calcext:value-type="float">
            <text:p>0.6060666</text:p>
          </table:table-cell>
          <table:table-cell office:value-type="float" office:value="0.3997522" calcext:value-type="float">
            <text:p>0.3997522</text:p>
          </table:table-cell>
          <table:table-cell office:value-type="float" office:value="400.572" calcext:value-type="float">
            <text:p>400.572</text:p>
          </table:table-cell>
          <table:table-cell office:value-type="float" office:value="0" calcext:value-type="float">
            <text:p>0</text:p>
          </table:table-cell>
          <table:table-cell office:value-type="float" office:value="2.799225" calcext:value-type="float">
            <text:p>2.799225</text:p>
          </table:table-cell>
          <table:table-cell office:value-type="float" office:value="-4.374054" calcext:value-type="float">
            <text:p>-4.374054</text:p>
          </table:table-cell>
          <table:table-cell office:value-type="float" office:value="0.04632568" calcext:value-type="float">
            <text:p>0.04632568</text:p>
          </table:table-cell>
          <table:table-cell office:value-type="float" office:value="-1.185211" calcext:value-type="float">
            <text:p>-1.185211</text:p>
          </table:table-cell>
          <table:table-cell office:value-type="float" office:value="-0.6001282" calcext:value-type="float">
            <text:p>-0.6001282</text:p>
          </table:table-cell>
          <table:table-cell office:value-type="float" office:value="-0.8224182" calcext:value-type="float">
            <text:p>-0.8224182</text:p>
          </table:table-cell>
          <table:table-cell office:value-type="float" office:value="-0.8999329" calcext:value-type="float">
            <text:p>-0.8999329</text:p>
          </table:table-cell>
          <table:table-cell office:value-type="float" office:value="-1.078247" calcext:value-type="float">
            <text:p>-1.078247</text:p>
          </table:table-cell>
          <table:table-cell office:value-type="float" office:value="-0.9878845" calcext:value-type="float">
            <text:p>-0.9878845</text:p>
          </table:table-cell>
          <table:table-cell office:value-type="float" office:value="-1.21994" calcext:value-type="float">
            <text:p>-1.21994</text:p>
          </table:table-cell>
          <table:table-cell office:value-type="float" office:value="-1.055756" calcext:value-type="float">
            <text:p>-1.055756</text:p>
          </table:table-cell>
          <table:table-cell office:value-type="float" office:value="-1.296051" calcext:value-type="float">
            <text:p>-1.296051</text:p>
          </table:table-cell>
          <table:table-cell office:value-type="float" office:value="-0.8725281" calcext:value-type="float">
            <text:p>-0.8725281</text:p>
          </table:table-cell>
          <table:table-cell office:value-type="float" office:value="-1.031952" calcext:value-type="float">
            <text:p>-1.031952</text:p>
          </table:table-cell>
          <table:table-cell office:value-type="float" office:value="-0.2535706" calcext:value-type="float">
            <text:p>-0.2535706</text:p>
          </table:table-cell>
          <table:table-cell office:value-type="float" office:value="-0.2566223" calcext:value-type="float">
            <text:p>-0.2566223</text:p>
          </table:table-cell>
          <table:table-cell office:value-type="float" office:value="1.304596" calcext:value-type="float">
            <text:p>1.304596</text:p>
          </table:table-cell>
          <table:table-cell office:value-type="float" office:value="1.26889" calcext:value-type="float">
            <text:p>1.26889</text:p>
          </table:table-cell>
          <table:table-cell office:value-type="float" office:value="3.212891" calcext:value-type="float">
            <text:p>3.212891</text:p>
          </table:table-cell>
          <table:table-cell office:value-type="float" office:value="3.139099" calcext:value-type="float">
            <text:p>3.139099</text:p>
          </table:table-cell>
          <table:table-cell office:value-type="float" office:value="4.720978" calcext:value-type="float">
            <text:p>4.720978</text:p>
          </table:table-cell>
          <table:table-cell office:value-type="float" office:value="4.627838" calcext:value-type="float">
            <text:p>4.627838</text:p>
          </table:table-cell>
          <table:table-cell office:value-type="float" office:value="5.968201" calcext:value-type="float">
            <text:p>5.968201</text:p>
          </table:table-cell>
          <table:table-cell office:value-type="float" office:value="5.866852" calcext:value-type="float">
            <text:p>5.866852</text:p>
          </table:table-cell>
          <table:table-cell office:value-type="float" office:value="6.977753" calcext:value-type="float">
            <text:p>6.977753</text:p>
          </table:table-cell>
          <table:table-cell office:value-type="float" office:value="6.878174" calcext:value-type="float">
            <text:p>6.878174</text:p>
          </table:table-cell>
          <table:table-cell office:value-type="float" office:value="7.547089" calcext:value-type="float">
            <text:p>7.547089</text:p>
          </table:table-cell>
          <table:table-cell office:value-type="float" office:value="7.453308" calcext:value-type="float">
            <text:p>7.453308</text:p>
          </table:table-cell>
          <table:table-cell office:value-type="float" office:value="4.95993" calcext:value-type="float">
            <text:p>4.95993</text:p>
          </table:table-cell>
          <table:table-cell office:value-type="float" office:value="-8.067902" calcext:value-type="float">
            <text:p>-8.0679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5" calcext:value-type="float">
            <text:p>27012005</text:p>
          </table:table-cell>
          <table:table-cell office:value-type="float" office:value="3.16008" calcext:value-type="float">
            <text:p>3.16008</text:p>
          </table:table-cell>
          <table:table-cell office:value-type="float" office:value="-1.08" calcext:value-type="float">
            <text:p>-1.08</text:p>
          </table:table-cell>
          <table:table-cell office:value-type="float" office:value="-4.46" calcext:value-type="float">
            <text:p>-4.46</text:p>
          </table:table-cell>
          <table:table-cell office:value-type="float" office:value="0.4986886" calcext:value-type="float">
            <text:p>0.4986886</text:p>
          </table:table-cell>
          <table:table-cell office:value-type="float" office:value="0.3892238" calcext:value-type="float">
            <text:p>0.3892238</text:p>
          </table:table-cell>
          <table:table-cell office:value-type="float" office:value="374.58" calcext:value-type="float">
            <text:p>374.58</text:p>
          </table:table-cell>
          <table:table-cell office:value-type="float" office:value="0" calcext:value-type="float">
            <text:p>0</text:p>
          </table:table-cell>
          <table:table-cell office:value-type="float" office:value="0.2836304" calcext:value-type="float">
            <text:p>0.2836304</text:p>
          </table:table-cell>
          <table:table-cell office:value-type="float" office:value="-5.108948" calcext:value-type="float">
            <text:p>-5.108948</text:p>
          </table:table-cell>
          <table:table-cell office:value-type="float" office:value="-1.089539" calcext:value-type="float">
            <text:p>-1.089539</text:p>
          </table:table-cell>
          <table:table-cell office:value-type="float" office:value="-2.198761" calcext:value-type="float">
            <text:p>-2.198761</text:p>
          </table:table-cell>
          <table:table-cell office:value-type="float" office:value="-0.8301697" calcext:value-type="float">
            <text:p>-0.8301697</text:p>
          </table:table-cell>
          <table:table-cell office:value-type="float" office:value="-1.438843" calcext:value-type="float">
            <text:p>-1.438843</text:p>
          </table:table-cell>
          <table:table-cell office:value-type="float" office:value="-0.9066162" calcext:value-type="float">
            <text:p>-0.9066162</text:p>
          </table:table-cell>
          <table:table-cell office:value-type="float" office:value="-1.135712" calcext:value-type="float">
            <text:p>-1.135712</text:p>
          </table:table-cell>
          <table:table-cell office:value-type="float" office:value="-0.9810791" calcext:value-type="float">
            <text:p>-0.9810791</text:p>
          </table:table-cell>
          <table:table-cell office:value-type="float" office:value="-1.038086" calcext:value-type="float">
            <text:p>-1.038086</text:p>
          </table:table-cell>
          <table:table-cell office:value-type="float" office:value="-0.9515991" calcext:value-type="float">
            <text:p>-0.9515991</text:p>
          </table:table-cell>
          <table:table-cell office:value-type="float" office:value="-1.053925" calcext:value-type="float">
            <text:p>-1.053925</text:p>
          </table:table-cell>
          <table:table-cell office:value-type="float" office:value="-0.7652893" calcext:value-type="float">
            <text:p>-0.7652893</text:p>
          </table:table-cell>
          <table:table-cell office:value-type="float" office:value="-0.8710938" calcext:value-type="float">
            <text:p>-0.8710938</text:p>
          </table:table-cell>
          <table:table-cell office:value-type="float" office:value="-0.2479858" calcext:value-type="float">
            <text:p>-0.2479858</text:p>
          </table:table-cell>
          <table:table-cell office:value-type="float" office:value="-0.25354" calcext:value-type="float">
            <text:p>-0.25354</text:p>
          </table:table-cell>
          <table:table-cell office:value-type="float" office:value="1.268555" calcext:value-type="float">
            <text:p>1.268555</text:p>
          </table:table-cell>
          <table:table-cell office:value-type="float" office:value="1.237488" calcext:value-type="float">
            <text:p>1.237488</text:p>
          </table:table-cell>
          <table:table-cell office:value-type="float" office:value="3.138336" calcext:value-type="float">
            <text:p>3.138336</text:p>
          </table:table-cell>
          <table:table-cell office:value-type="float" office:value="3.068939" calcext:value-type="float">
            <text:p>3.068939</text:p>
          </table:table-cell>
          <table:table-cell office:value-type="float" office:value="4.626892" calcext:value-type="float">
            <text:p>4.626892</text:p>
          </table:table-cell>
          <table:table-cell office:value-type="float" office:value="4.537628" calcext:value-type="float">
            <text:p>4.537628</text:p>
          </table:table-cell>
          <table:table-cell office:value-type="float" office:value="5.865814" calcext:value-type="float">
            <text:p>5.865814</text:p>
          </table:table-cell>
          <table:table-cell office:value-type="float" office:value="5.767242" calcext:value-type="float">
            <text:p>5.767242</text:p>
          </table:table-cell>
          <table:table-cell office:value-type="float" office:value="6.877136" calcext:value-type="float">
            <text:p>6.877136</text:p>
          </table:table-cell>
          <table:table-cell office:value-type="float" office:value="6.778839" calcext:value-type="float">
            <text:p>6.778839</text:p>
          </table:table-cell>
          <table:table-cell office:value-type="float" office:value="7.452301" calcext:value-type="float">
            <text:p>7.452301</text:p>
          </table:table-cell>
          <table:table-cell office:value-type="float" office:value="7.359192" calcext:value-type="float">
            <text:p>7.359192</text:p>
          </table:table-cell>
          <table:table-cell office:value-type="float" office:value="0.8496704" calcext:value-type="float">
            <text:p>0.8496704</text:p>
          </table:table-cell>
          <table:table-cell office:value-type="float" office:value="-8.848755" calcext:value-type="float">
            <text:p>-8.8487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5" calcext:value-type="float">
            <text:p>28012005</text:p>
          </table:table-cell>
          <table:table-cell office:value-type="float" office:value="7.041239" calcext:value-type="float">
            <text:p>7.041239</text:p>
          </table:table-cell>
          <table:table-cell office:value-type="float" office:value="0.68" calcext:value-type="float">
            <text:p>0.68</text:p>
          </table:table-cell>
          <table:table-cell office:value-type="float" office:value="-3.54" calcext:value-type="float">
            <text:p>-3.54</text:p>
          </table:table-cell>
          <table:table-cell office:value-type="float" office:value="0.5660061" calcext:value-type="float">
            <text:p>0.5660061</text:p>
          </table:table-cell>
          <table:table-cell office:value-type="float" office:value="0.4166406" calcext:value-type="float">
            <text:p>0.4166406</text:p>
          </table:table-cell>
          <table:table-cell office:value-type="float" office:value="320.904" calcext:value-type="float">
            <text:p>320.904</text:p>
          </table:table-cell>
          <table:table-cell office:value-type="float" office:value="0" calcext:value-type="float">
            <text:p>0</text:p>
          </table:table-cell>
          <table:table-cell office:value-type="float" office:value="5.79776" calcext:value-type="float">
            <text:p>5.79776</text:p>
          </table:table-cell>
          <table:table-cell office:value-type="float" office:value="-5.315491" calcext:value-type="float">
            <text:p>-5.315491</text:p>
          </table:table-cell>
          <table:table-cell office:value-type="float" office:value="-0.08651733" calcext:value-type="float">
            <text:p>-0.08651733</text:p>
          </table:table-cell>
          <table:table-cell office:value-type="float" office:value="-2.958862" calcext:value-type="float">
            <text:p>-2.958862</text:p>
          </table:table-cell>
          <table:table-cell office:value-type="float" office:value="-1.178619" calcext:value-type="float">
            <text:p>-1.178619</text:p>
          </table:table-cell>
          <table:table-cell office:value-type="float" office:value="-1.917114" calcext:value-type="float">
            <text:p>-1.917114</text:p>
          </table:table-cell>
          <table:table-cell office:value-type="float" office:value="-1.140442" calcext:value-type="float">
            <text:p>-1.140442</text:p>
          </table:table-cell>
          <table:table-cell office:value-type="float" office:value="-1.375549" calcext:value-type="float">
            <text:p>-1.375549</text:p>
          </table:table-cell>
          <table:table-cell office:value-type="float" office:value="-1.039917" calcext:value-type="float">
            <text:p>-1.039917</text:p>
          </table:table-cell>
          <table:table-cell office:value-type="float" office:value="-1.160614" calcext:value-type="float">
            <text:p>-1.160614</text:p>
          </table:table-cell>
          <table:table-cell office:value-type="float" office:value="-0.9473877" calcext:value-type="float">
            <text:p>-0.9473877</text:p>
          </table:table-cell>
          <table:table-cell office:value-type="float" office:value="-0.9540405" calcext:value-type="float">
            <text:p>-0.9540405</text:p>
          </table:table-cell>
          <table:table-cell office:value-type="float" office:value="-0.7178345" calcext:value-type="float">
            <text:p>-0.7178345</text:p>
          </table:table-cell>
          <table:table-cell office:value-type="float" office:value="-0.7645569" calcext:value-type="float">
            <text:p>-0.7645569</text:p>
          </table:table-cell>
          <table:table-cell office:value-type="float" office:value="-0.2419739" calcext:value-type="float">
            <text:p>-0.2419739</text:p>
          </table:table-cell>
          <table:table-cell office:value-type="float" office:value="-0.2479248" calcext:value-type="float">
            <text:p>-0.2479248</text:p>
          </table:table-cell>
          <table:table-cell office:value-type="float" office:value="1.237213" calcext:value-type="float">
            <text:p>1.237213</text:p>
          </table:table-cell>
          <table:table-cell office:value-type="float" office:value="1.2099" calcext:value-type="float">
            <text:p>1.2099</text:p>
          </table:table-cell>
          <table:table-cell office:value-type="float" office:value="3.068237" calcext:value-type="float">
            <text:p>3.068237</text:p>
          </table:table-cell>
          <table:table-cell office:value-type="float" office:value="3.00412" calcext:value-type="float">
            <text:p>3.00412</text:p>
          </table:table-cell>
          <table:table-cell office:value-type="float" office:value="4.536713" calcext:value-type="float">
            <text:p>4.536713</text:p>
          </table:table-cell>
          <table:table-cell office:value-type="float" office:value="4.451874" calcext:value-type="float">
            <text:p>4.451874</text:p>
          </table:table-cell>
          <table:table-cell office:value-type="float" office:value="5.766266" calcext:value-type="float">
            <text:p>5.766266</text:p>
          </table:table-cell>
          <table:table-cell office:value-type="float" office:value="5.670563" calcext:value-type="float">
            <text:p>5.670563</text:p>
          </table:table-cell>
          <table:table-cell office:value-type="float" office:value="6.777832" calcext:value-type="float">
            <text:p>6.777832</text:p>
          </table:table-cell>
          <table:table-cell office:value-type="float" office:value="6.681091" calcext:value-type="float">
            <text:p>6.681091</text:p>
          </table:table-cell>
          <table:table-cell office:value-type="float" office:value="7.358185" calcext:value-type="float">
            <text:p>7.358185</text:p>
          </table:table-cell>
          <table:table-cell office:value-type="float" office:value="7.265533" calcext:value-type="float">
            <text:p>7.265533</text:p>
          </table:table-cell>
          <table:table-cell office:value-type="float" office:value="9.650787" calcext:value-type="float">
            <text:p>9.650787</text:p>
          </table:table-cell>
          <table:table-cell office:value-type="float" office:value="-7.544312" calcext:value-type="float">
            <text:p>-7.5443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5" calcext:value-type="float">
            <text:p>29012005</text:p>
          </table:table-cell>
          <table:table-cell office:value-type="float" office:value="5.29056" calcext:value-type="float">
            <text:p>5.29056</text:p>
          </table:table-cell>
          <table:table-cell office:value-type="float" office:value="2.36" calcext:value-type="float">
            <text:p>2.36</text:p>
          </table:table-cell>
          <table:table-cell office:value-type="float" office:value="-2.75" calcext:value-type="float">
            <text:p>-2.75</text:p>
          </table:table-cell>
          <table:table-cell office:value-type="float" office:value="0.6377609" calcext:value-type="float">
            <text:p>0.6377609</text:p>
          </table:table-cell>
          <table:table-cell office:value-type="float" office:value="0.4415575" calcext:value-type="float">
            <text:p>0.4415575</text:p>
          </table:table-cell>
          <table:table-cell office:value-type="float" office:value="112.068" calcext:value-type="float">
            <text:p>112.068</text:p>
          </table:table-cell>
          <table:table-cell office:value-type="float" office:value="0" calcext:value-type="float">
            <text:p>0</text:p>
          </table:table-cell>
          <table:table-cell office:value-type="float" office:value="6.016632" calcext:value-type="float">
            <text:p>6.016632</text:p>
          </table:table-cell>
          <table:table-cell office:value-type="float" office:value="-4.593689" calcext:value-type="float">
            <text:p>-4.593689</text:p>
          </table:table-cell>
          <table:table-cell office:value-type="float" office:value="-0.1644287" calcext:value-type="float">
            <text:p>-0.1644287</text:p>
          </table:table-cell>
          <table:table-cell office:value-type="float" office:value="-2.63269" calcext:value-type="float">
            <text:p>-2.63269</text:p>
          </table:table-cell>
          <table:table-cell office:value-type="float" office:value="-1.162018" calcext:value-type="float">
            <text:p>-1.162018</text:p>
          </table:table-cell>
          <table:table-cell office:value-type="float" office:value="-1.800079" calcext:value-type="float">
            <text:p>-1.800079</text:p>
          </table:table-cell>
          <table:table-cell office:value-type="float" office:value="-1.196045" calcext:value-type="float">
            <text:p>-1.196045</text:p>
          </table:table-cell>
          <table:table-cell office:value-type="float" office:value="-1.3815" calcext:value-type="float">
            <text:p>-1.3815</text:p>
          </table:table-cell>
          <table:table-cell office:value-type="float" office:value="-1.105713" calcext:value-type="float">
            <text:p>-1.105713</text:p>
          </table:table-cell>
          <table:table-cell office:value-type="float" office:value="-1.18161" calcext:value-type="float">
            <text:p>-1.18161</text:p>
          </table:table-cell>
          <table:table-cell office:value-type="float" office:value="-0.9415283" calcext:value-type="float">
            <text:p>-0.9415283</text:p>
          </table:table-cell>
          <table:table-cell office:value-type="float" office:value="-0.9526978" calcext:value-type="float">
            <text:p>-0.9526978</text:p>
          </table:table-cell>
          <table:table-cell office:value-type="float" office:value="-0.696991" calcext:value-type="float">
            <text:p>-0.696991</text:p>
          </table:table-cell>
          <table:table-cell office:value-type="float" office:value="-0.7174072" calcext:value-type="float">
            <text:p>-0.7174072</text:p>
          </table:table-cell>
          <table:table-cell office:value-type="float" office:value="-0.236084" calcext:value-type="float">
            <text:p>-0.236084</text:p>
          </table:table-cell>
          <table:table-cell office:value-type="float" office:value="-0.2419128" calcext:value-type="float">
            <text:p>-0.2419128</text:p>
          </table:table-cell>
          <table:table-cell office:value-type="float" office:value="1.209625" calcext:value-type="float">
            <text:p>1.209625</text:p>
          </table:table-cell>
          <table:table-cell office:value-type="float" office:value="1.184204" calcext:value-type="float">
            <text:p>1.184204</text:p>
          </table:table-cell>
          <table:table-cell office:value-type="float" office:value="3.003448" calcext:value-type="float">
            <text:p>3.003448</text:p>
          </table:table-cell>
          <table:table-cell office:value-type="float" office:value="2.942322" calcext:value-type="float">
            <text:p>2.942322</text:p>
          </table:table-cell>
          <table:table-cell office:value-type="float" office:value="4.450989" calcext:value-type="float">
            <text:p>4.450989</text:p>
          </table:table-cell>
          <table:table-cell office:value-type="float" office:value="4.36972" calcext:value-type="float">
            <text:p>4.36972</text:p>
          </table:table-cell>
          <table:table-cell office:value-type="float" office:value="5.669586" calcext:value-type="float">
            <text:p>5.669586</text:p>
          </table:table-cell>
          <table:table-cell office:value-type="float" office:value="5.576782" calcext:value-type="float">
            <text:p>5.576782</text:p>
          </table:table-cell>
          <table:table-cell office:value-type="float" office:value="6.680084" calcext:value-type="float">
            <text:p>6.680084</text:p>
          </table:table-cell>
          <table:table-cell office:value-type="float" office:value="6.584961" calcext:value-type="float">
            <text:p>6.584961</text:p>
          </table:table-cell>
          <table:table-cell office:value-type="float" office:value="7.264587" calcext:value-type="float">
            <text:p>7.264587</text:p>
          </table:table-cell>
          <table:table-cell office:value-type="float" office:value="7.173035" calcext:value-type="float">
            <text:p>7.173035</text:p>
          </table:table-cell>
          <table:table-cell office:value-type="float" office:value="9.158295" calcext:value-type="float">
            <text:p>9.158295</text:p>
          </table:table-cell>
          <table:table-cell office:value-type="float" office:value="-7.434998" calcext:value-type="float">
            <text:p>-7.4349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5" calcext:value-type="float">
            <text:p>30012005</text:p>
          </table:table-cell>
          <table:table-cell office:value-type="float" office:value="3.8862" calcext:value-type="float">
            <text:p>3.8862</text:p>
          </table:table-cell>
          <table:table-cell office:value-type="float" office:value="0.77" calcext:value-type="float">
            <text:p>0.77</text:p>
          </table:table-cell>
          <table:table-cell office:value-type="float" office:value="-1.35" calcext:value-type="float">
            <text:p>-1.35</text:p>
          </table:table-cell>
          <table:table-cell office:value-type="float" office:value="0.5696577" calcext:value-type="float">
            <text:p>0.5696577</text:p>
          </table:table-cell>
          <table:table-cell office:value-type="float" office:value="0.4890232" calcext:value-type="float">
            <text:p>0.4890232</text:p>
          </table:table-cell>
          <table:table-cell office:value-type="float" office:value="131.184" calcext:value-type="float">
            <text:p>131.184</text:p>
          </table:table-cell>
          <table:table-cell office:value-type="float" office:value="1.6" calcext:value-type="float">
            <text:p>1.6</text:p>
          </table:table-cell>
          <table:table-cell office:value-type="float" office:value="1.823547" calcext:value-type="float">
            <text:p>1.823547</text:p>
          </table:table-cell>
          <table:table-cell office:value-type="float" office:value="-4.117065" calcext:value-type="float">
            <text:p>-4.117065</text:p>
          </table:table-cell>
          <table:table-cell office:value-type="float" office:value="-1.002167" calcext:value-type="float">
            <text:p>-1.002167</text:p>
          </table:table-cell>
          <table:table-cell office:value-type="float" office:value="-2.222504" calcext:value-type="float">
            <text:p>-2.222504</text:p>
          </table:table-cell>
          <table:table-cell office:value-type="float" office:value="-1.283051" calcext:value-type="float">
            <text:p>-1.283051</text:p>
          </table:table-cell>
          <table:table-cell office:value-type="float" office:value="-1.548218" calcext:value-type="float">
            <text:p>-1.548218</text:p>
          </table:table-cell>
          <table:table-cell office:value-type="float" office:value="-1.196991" calcext:value-type="float">
            <text:p>-1.196991</text:p>
          </table:table-cell>
          <table:table-cell office:value-type="float" office:value="-1.274506" calcext:value-type="float">
            <text:p>-1.274506</text:p>
          </table:table-cell>
          <table:table-cell office:value-type="float" office:value="-1.102814" calcext:value-type="float">
            <text:p>-1.102814</text:p>
          </table:table-cell>
          <table:table-cell office:value-type="float" office:value="-1.124512" calcext:value-type="float">
            <text:p>-1.124512</text:p>
          </table:table-cell>
          <table:table-cell office:value-type="float" office:value="-0.924408" calcext:value-type="float">
            <text:p>-0.924408</text:p>
          </table:table-cell>
          <table:table-cell office:value-type="float" office:value="-0.9412537" calcext:value-type="float">
            <text:p>-0.9412537</text:p>
          </table:table-cell>
          <table:table-cell office:value-type="float" office:value="-0.6813049" calcext:value-type="float">
            <text:p>-0.6813049</text:p>
          </table:table-cell>
          <table:table-cell office:value-type="float" office:value="-0.6968079" calcext:value-type="float">
            <text:p>-0.6968079</text:p>
          </table:table-cell>
          <table:table-cell office:value-type="float" office:value="-0.2306213" calcext:value-type="float">
            <text:p>-0.2306213</text:p>
          </table:table-cell>
          <table:table-cell office:value-type="float" office:value="-0.2360535" calcext:value-type="float">
            <text:p>-0.2360535</text:p>
          </table:table-cell>
          <table:table-cell office:value-type="float" office:value="1.18396" calcext:value-type="float">
            <text:p>1.18396</text:p>
          </table:table-cell>
          <table:table-cell office:value-type="float" office:value="1.160828" calcext:value-type="float">
            <text:p>1.160828</text:p>
          </table:table-cell>
          <table:table-cell office:value-type="float" office:value="2.94165" calcext:value-type="float">
            <text:p>2.94165</text:p>
          </table:table-cell>
          <table:table-cell office:value-type="float" office:value="2.88446" calcext:value-type="float">
            <text:p>2.88446</text:p>
          </table:table-cell>
          <table:table-cell office:value-type="float" office:value="4.368896" calcext:value-type="float">
            <text:p>4.368896</text:p>
          </table:table-cell>
          <table:table-cell office:value-type="float" office:value="4.290833" calcext:value-type="float">
            <text:p>4.290833</text:p>
          </table:table-cell>
          <table:table-cell office:value-type="float" office:value="5.575836" calcext:value-type="float">
            <text:p>5.575836</text:p>
          </table:table-cell>
          <table:table-cell office:value-type="float" office:value="5.48645" calcext:value-type="float">
            <text:p>5.48645</text:p>
          </table:table-cell>
          <table:table-cell office:value-type="float" office:value="6.583984" calcext:value-type="float">
            <text:p>6.583984</text:p>
          </table:table-cell>
          <table:table-cell office:value-type="float" office:value="6.490723" calcext:value-type="float">
            <text:p>6.490723</text:p>
          </table:table-cell>
          <table:table-cell office:value-type="float" office:value="7.172089" calcext:value-type="float">
            <text:p>7.172089</text:p>
          </table:table-cell>
          <table:table-cell office:value-type="float" office:value="7.081665" calcext:value-type="float">
            <text:p>7.081665</text:p>
          </table:table-cell>
          <table:table-cell office:value-type="float" office:value="3.632751" calcext:value-type="float">
            <text:p>3.632751</text:p>
          </table:table-cell>
          <table:table-cell office:value-type="float" office:value="-6.186707" calcext:value-type="float">
            <text:p>-6.1867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5" calcext:value-type="float">
            <text:p>31012005</text:p>
          </table:table-cell>
          <table:table-cell office:value-type="float" office:value="5.175" calcext:value-type="float">
            <text:p>5.175</text:p>
          </table:table-cell>
          <table:table-cell office:value-type="float" office:value="2.84" calcext:value-type="float">
            <text:p>2.84</text:p>
          </table:table-cell>
          <table:table-cell office:value-type="float" office:value="-0.23" calcext:value-type="float">
            <text:p>-0.23</text:p>
          </table:table-cell>
          <table:table-cell office:value-type="float" office:value="0.6597096" calcext:value-type="float">
            <text:p>0.6597096</text:p>
          </table:table-cell>
          <table:table-cell office:value-type="float" office:value="0.5302439" calcext:value-type="float">
            <text:p>0.5302439</text:p>
          </table:table-cell>
          <table:table-cell office:value-type="float" office:value="102.168" calcext:value-type="float">
            <text:p>102.168</text:p>
          </table:table-cell>
          <table:table-cell office:value-type="float" office:value="0" calcext:value-type="float">
            <text:p>0</text:p>
          </table:table-cell>
          <table:table-cell office:value-type="float" office:value="3.2901" calcext:value-type="float">
            <text:p>3.2901</text:p>
          </table:table-cell>
          <table:table-cell office:value-type="float" office:value="-3.635406" calcext:value-type="float">
            <text:p>-3.635406</text:p>
          </table:table-cell>
          <table:table-cell office:value-type="float" office:value="-0.5743408" calcext:value-type="float">
            <text:p>-0.5743408</text:p>
          </table:table-cell>
          <table:table-cell office:value-type="float" office:value="-2.216339" calcext:value-type="float">
            <text:p>-2.216339</text:p>
          </table:table-cell>
          <table:table-cell office:value-type="float" office:value="-1.162231" calcext:value-type="float">
            <text:p>-1.162231</text:p>
          </table:table-cell>
          <table:table-cell office:value-type="float" office:value="-1.6315" calcext:value-type="float">
            <text:p>-1.6315</text:p>
          </table:table-cell>
          <table:table-cell office:value-type="float" office:value="-1.155243" calcext:value-type="float">
            <text:p>-1.155243</text:p>
          </table:table-cell>
          <table:table-cell office:value-type="float" office:value="-1.318146" calcext:value-type="float">
            <text:p>-1.318146</text:p>
          </table:table-cell>
          <table:table-cell office:value-type="float" office:value="-1.073212" calcext:value-type="float">
            <text:p>-1.073212</text:p>
          </table:table-cell>
          <table:table-cell office:value-type="float" office:value="-1.142639" calcext:value-type="float">
            <text:p>-1.142639</text:p>
          </table:table-cell>
          <table:table-cell office:value-type="float" office:value="-0.9136353" calcext:value-type="float">
            <text:p>-0.9136353</text:p>
          </table:table-cell>
          <table:table-cell office:value-type="float" office:value="-0.9252319" calcext:value-type="float">
            <text:p>-0.9252319</text:p>
          </table:table-cell>
          <table:table-cell office:value-type="float" office:value="-0.6703186" calcext:value-type="float">
            <text:p>-0.6703186</text:p>
          </table:table-cell>
          <table:table-cell office:value-type="float" office:value="-0.6811523" calcext:value-type="float">
            <text:p>-0.6811523</text:p>
          </table:table-cell>
          <table:table-cell office:value-type="float" office:value="-0.2253418" calcext:value-type="float">
            <text:p>-0.2253418</text:p>
          </table:table-cell>
          <table:table-cell office:value-type="float" office:value="-0.2305908" calcext:value-type="float">
            <text:p>-0.2305908</text:p>
          </table:table-cell>
          <table:table-cell office:value-type="float" office:value="1.160583" calcext:value-type="float">
            <text:p>1.160583</text:p>
          </table:table-cell>
          <table:table-cell office:value-type="float" office:value="1.138916" calcext:value-type="float">
            <text:p>1.138916</text:p>
          </table:table-cell>
          <table:table-cell office:value-type="float" office:value="2.883881" calcext:value-type="float">
            <text:p>2.883881</text:p>
          </table:table-cell>
          <table:table-cell office:value-type="float" office:value="2.830261" calcext:value-type="float">
            <text:p>2.830261</text:p>
          </table:table-cell>
          <table:table-cell office:value-type="float" office:value="4.290039" calcext:value-type="float">
            <text:p>4.290039</text:p>
          </table:table-cell>
          <table:table-cell office:value-type="float" office:value="4.21579" calcext:value-type="float">
            <text:p>4.21579</text:p>
          </table:table-cell>
          <table:table-cell office:value-type="float" office:value="5.485535" calcext:value-type="float">
            <text:p>5.485535</text:p>
          </table:table-cell>
          <table:table-cell office:value-type="float" office:value="5.397888" calcext:value-type="float">
            <text:p>5.397888</text:p>
          </table:table-cell>
          <table:table-cell office:value-type="float" office:value="6.489777" calcext:value-type="float">
            <text:p>6.489777</text:p>
          </table:table-cell>
          <table:table-cell office:value-type="float" office:value="6.398285" calcext:value-type="float">
            <text:p>6.398285</text:p>
          </table:table-cell>
          <table:table-cell office:value-type="float" office:value="7.080719" calcext:value-type="float">
            <text:p>7.080719</text:p>
          </table:table-cell>
          <table:table-cell office:value-type="float" office:value="6.991516" calcext:value-type="float">
            <text:p>6.991516</text:p>
          </table:table-cell>
          <table:table-cell office:value-type="float" office:value="6.319153" calcext:value-type="float">
            <text:p>6.319153</text:p>
          </table:table-cell>
          <table:table-cell office:value-type="float" office:value="-4.937042" calcext:value-type="float">
            <text:p>-4.9370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5" calcext:value-type="float">
            <text:p>1022005</text:p>
          </table:table-cell>
          <table:table-cell office:value-type="float" office:value="4.73472" calcext:value-type="float">
            <text:p>4.73472</text:p>
          </table:table-cell>
          <table:table-cell office:value-type="float" office:value="3.23" calcext:value-type="float">
            <text:p>3.23</text:p>
          </table:table-cell>
          <table:table-cell office:value-type="float" office:value="-2.96" calcext:value-type="float">
            <text:p>-2.96</text:p>
          </table:table-cell>
          <table:table-cell office:value-type="float" office:value="0.6780393" calcext:value-type="float">
            <text:p>0.6780393</text:p>
          </table:table-cell>
          <table:table-cell office:value-type="float" office:value="0.4348069" calcext:value-type="float">
            <text:p>0.4348069</text:p>
          </table:table-cell>
          <table:table-cell office:value-type="float" office:value="194.94" calcext:value-type="float">
            <text:p>194.94</text:p>
          </table:table-cell>
          <table:table-cell office:value-type="float" office:value="0" calcext:value-type="float">
            <text:p>0</text:p>
          </table:table-cell>
          <table:table-cell office:value-type="float" office:value="4.643921" calcext:value-type="float">
            <text:p>4.643921</text:p>
          </table:table-cell>
          <table:table-cell office:value-type="float" office:value="-3.311951" calcext:value-type="float">
            <text:p>-3.311951</text:p>
          </table:table-cell>
          <table:table-cell office:value-type="float" office:value="-0.1756592" calcext:value-type="float">
            <text:p>-0.1756592</text:p>
          </table:table-cell>
          <table:table-cell office:value-type="float" office:value="-1.809875" calcext:value-type="float">
            <text:p>-1.809875</text:p>
          </table:table-cell>
          <table:table-cell office:value-type="float" office:value="-1.026764" calcext:value-type="float">
            <text:p>-1.026764</text:p>
          </table:table-cell>
          <table:table-cell office:value-type="float" office:value="-1.356049" calcext:value-type="float">
            <text:p>-1.356049</text:p>
          </table:table-cell>
          <table:table-cell office:value-type="float" office:value="-1.065552" calcext:value-type="float">
            <text:p>-1.065552</text:p>
          </table:table-cell>
          <table:table-cell office:value-type="float" office:value="-1.179688" calcext:value-type="float">
            <text:p>-1.179688</text:p>
          </table:table-cell>
          <table:table-cell office:value-type="float" office:value="-1.004395" calcext:value-type="float">
            <text:p>-1.004395</text:p>
          </table:table-cell>
          <table:table-cell office:value-type="float" office:value="-1.072296" calcext:value-type="float">
            <text:p>-1.072296</text:p>
          </table:table-cell>
          <table:table-cell office:value-type="float" office:value="-0.879425" calcext:value-type="float">
            <text:p>-0.879425</text:p>
          </table:table-cell>
          <table:table-cell office:value-type="float" office:value="-0.9132385" calcext:value-type="float">
            <text:p>-0.9132385</text:p>
          </table:table-cell>
          <table:table-cell office:value-type="float" office:value="-0.65448" calcext:value-type="float">
            <text:p>-0.65448</text:p>
          </table:table-cell>
          <table:table-cell office:value-type="float" office:value="-0.6701965" calcext:value-type="float">
            <text:p>-0.6701965</text:p>
          </table:table-cell>
          <table:table-cell office:value-type="float" office:value="-0.2203674" calcext:value-type="float">
            <text:p>-0.2203674</text:p>
          </table:table-cell>
          <table:table-cell office:value-type="float" office:value="-0.2253113" calcext:value-type="float">
            <text:p>-0.2253113</text:p>
          </table:table-cell>
          <table:table-cell office:value-type="float" office:value="1.138702" calcext:value-type="float">
            <text:p>1.138702</text:p>
          </table:table-cell>
          <table:table-cell office:value-type="float" office:value="1.118469" calcext:value-type="float">
            <text:p>1.118469</text:p>
          </table:table-cell>
          <table:table-cell office:value-type="float" office:value="2.829712" calcext:value-type="float">
            <text:p>2.829712</text:p>
          </table:table-cell>
          <table:table-cell office:value-type="float" office:value="2.778198" calcext:value-type="float">
            <text:p>2.778198</text:p>
          </table:table-cell>
          <table:table-cell office:value-type="float" office:value="4.215027" calcext:value-type="float">
            <text:p>4.215027</text:p>
          </table:table-cell>
          <table:table-cell office:value-type="float" office:value="4.143127" calcext:value-type="float">
            <text:p>4.143127</text:p>
          </table:table-cell>
          <table:table-cell office:value-type="float" office:value="5.397034" calcext:value-type="float">
            <text:p>5.397034</text:p>
          </table:table-cell>
          <table:table-cell office:value-type="float" office:value="5.312286" calcext:value-type="float">
            <text:p>5.312286</text:p>
          </table:table-cell>
          <table:table-cell office:value-type="float" office:value="6.397308" calcext:value-type="float">
            <text:p>6.397308</text:p>
          </table:table-cell>
          <table:table-cell office:value-type="float" office:value="6.307587" calcext:value-type="float">
            <text:p>6.307587</text:p>
          </table:table-cell>
          <table:table-cell office:value-type="float" office:value="6.990601" calcext:value-type="float">
            <text:p>6.990601</text:p>
          </table:table-cell>
          <table:table-cell office:value-type="float" office:value="6.902771" calcext:value-type="float">
            <text:p>6.902771</text:p>
          </table:table-cell>
          <table:table-cell office:value-type="float" office:value="7.967133" calcext:value-type="float">
            <text:p>7.967133</text:p>
          </table:table-cell>
          <table:table-cell office:value-type="float" office:value="-5.040619" calcext:value-type="float">
            <text:p>-5.0406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11.66907" calcext:value-type="float">
            <text:p>11.66907</text:p>
          </table:table-cell>
          <table:table-cell office:value-type="float" office:value="7.05" calcext:value-type="float">
            <text:p>7.05</text:p>
          </table:table-cell>
          <table:table-cell office:value-type="float" office:value="-4.77" calcext:value-type="float">
            <text:p>-4.77</text:p>
          </table:table-cell>
          <table:table-cell office:value-type="float" office:value="0.7816497" calcext:value-type="float">
            <text:p>0.7816497</text:p>
          </table:table-cell>
          <table:table-cell office:value-type="float" office:value="0.3803577" calcext:value-type="float">
            <text:p>0.3803577</text:p>
          </table:table-cell>
          <table:table-cell office:value-type="float" office:value="179.892" calcext:value-type="float">
            <text:p>179.892</text:p>
          </table:table-cell>
          <table:table-cell office:value-type="float" office:value="0.1" calcext:value-type="float">
            <text:p>0.1</text:p>
          </table:table-cell>
          <table:table-cell office:value-type="float" office:value="11.70065" calcext:value-type="float">
            <text:p>11.70065</text:p>
          </table:table-cell>
          <table:table-cell office:value-type="float" office:value="-5.178436" calcext:value-type="float">
            <text:p>-5.178436</text:p>
          </table:table-cell>
          <table:table-cell office:value-type="float" office:value="1.267426" calcext:value-type="float">
            <text:p>1.267426</text:p>
          </table:table-cell>
          <table:table-cell office:value-type="float" office:value="-2.332947" calcext:value-type="float">
            <text:p>-2.332947</text:p>
          </table:table-cell>
          <table:table-cell office:value-type="float" office:value="-0.6204224" calcext:value-type="float">
            <text:p>-0.6204224</text:p>
          </table:table-cell>
          <table:table-cell office:value-type="float" office:value="-1.450012" calcext:value-type="float">
            <text:p>-1.450012</text:p>
          </table:table-cell>
          <table:table-cell office:value-type="float" office:value="-0.8724976" calcext:value-type="float">
            <text:p>-0.8724976</text:p>
          </table:table-cell>
          <table:table-cell office:value-type="float" office:value="-1.148315" calcext:value-type="float">
            <text:p>-1.148315</text:p>
          </table:table-cell>
          <table:table-cell office:value-type="float" office:value="-0.8905029" calcext:value-type="float">
            <text:p>-0.8905029</text:p>
          </table:table-cell>
          <table:table-cell office:value-type="float" office:value="-1.02121" calcext:value-type="float">
            <text:p>-1.02121</text:p>
          </table:table-cell>
          <table:table-cell office:value-type="float" office:value="-0.8320618" calcext:value-type="float">
            <text:p>-0.8320618</text:p>
          </table:table-cell>
          <table:table-cell office:value-type="float" office:value="-0.8789673" calcext:value-type="float">
            <text:p>-0.8789673</text:p>
          </table:table-cell>
          <table:table-cell office:value-type="float" office:value="-0.6323242" calcext:value-type="float">
            <text:p>-0.6323242</text:p>
          </table:table-cell>
          <table:table-cell office:value-type="float" office:value="-0.6542664" calcext:value-type="float">
            <text:p>-0.6542664</text:p>
          </table:table-cell>
          <table:table-cell office:value-type="float" office:value="-0.2153015" calcext:value-type="float">
            <text:p>-0.2153015</text:p>
          </table:table-cell>
          <table:table-cell office:value-type="float" office:value="-0.2203674" calcext:value-type="float">
            <text:p>-0.2203674</text:p>
          </table:table-cell>
          <table:table-cell office:value-type="float" office:value="1.118256" calcext:value-type="float">
            <text:p>1.118256</text:p>
          </table:table-cell>
          <table:table-cell office:value-type="float" office:value="1.099243" calcext:value-type="float">
            <text:p>1.099243</text:p>
          </table:table-cell>
          <table:table-cell office:value-type="float" office:value="2.777618" calcext:value-type="float">
            <text:p>2.777618</text:p>
          </table:table-cell>
          <table:table-cell office:value-type="float" office:value="2.728607" calcext:value-type="float">
            <text:p>2.728607</text:p>
          </table:table-cell>
          <table:table-cell office:value-type="float" office:value="4.142365" calcext:value-type="float">
            <text:p>4.142365</text:p>
          </table:table-cell>
          <table:table-cell office:value-type="float" office:value="4.073547" calcext:value-type="float">
            <text:p>4.073547</text:p>
          </table:table-cell>
          <table:table-cell office:value-type="float" office:value="5.311401" calcext:value-type="float">
            <text:p>5.311401</text:p>
          </table:table-cell>
          <table:table-cell office:value-type="float" office:value="5.22937" calcext:value-type="float">
            <text:p>5.22937</text:p>
          </table:table-cell>
          <table:table-cell office:value-type="float" office:value="6.306641" calcext:value-type="float">
            <text:p>6.306641</text:p>
          </table:table-cell>
          <table:table-cell office:value-type="float" office:value="6.219177" calcext:value-type="float">
            <text:p>6.219177</text:p>
          </table:table-cell>
          <table:table-cell office:value-type="float" office:value="6.901855" calcext:value-type="float">
            <text:p>6.901855</text:p>
          </table:table-cell>
          <table:table-cell office:value-type="float" office:value="6.815552" calcext:value-type="float">
            <text:p>6.815552</text:p>
          </table:table-cell>
          <table:table-cell office:value-type="float" office:value="18.07266" calcext:value-type="float">
            <text:p>18.07266</text:p>
          </table:table-cell>
          <table:table-cell office:value-type="float" office:value="-8.015381" calcext:value-type="float">
            <text:p>-8.0153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5" calcext:value-type="float">
            <text:p>3022005</text:p>
          </table:table-cell>
          <table:table-cell office:value-type="float" office:value="12.30655" calcext:value-type="float">
            <text:p>12.30655</text:p>
          </table:table-cell>
          <table:table-cell office:value-type="float" office:value="15.24" calcext:value-type="float">
            <text:p>15.24</text:p>
          </table:table-cell>
          <table:table-cell office:value-type="float" office:value="-3.66" calcext:value-type="float">
            <text:p>-3.66</text:p>
          </table:table-cell>
          <table:table-cell office:value-type="float" office:value="0.9137661" calcext:value-type="float">
            <text:p>0.9137661</text:p>
          </table:table-cell>
          <table:table-cell office:value-type="float" office:value="0.4129688" calcext:value-type="float">
            <text:p>0.4129688</text:p>
          </table:table-cell>
          <table:table-cell office:value-type="float" office:value="168.588" calcext:value-type="float">
            <text:p>168.588</text:p>
          </table:table-cell>
          <table:table-cell office:value-type="float" office:value="0" calcext:value-type="float">
            <text:p>0</text:p>
          </table:table-cell>
          <table:table-cell office:value-type="float" office:value="16.91394" calcext:value-type="float">
            <text:p>16.91394</text:p>
          </table:table-cell>
          <table:table-cell office:value-type="float" office:value="-3.683868" calcext:value-type="float">
            <text:p>-3.683868</text:p>
          </table:table-cell>
          <table:table-cell office:value-type="float" office:value="7.219391" calcext:value-type="float">
            <text:p>7.219391</text:p>
          </table:table-cell>
          <table:table-cell office:value-type="float" office:value="-1.050964" calcext:value-type="float">
            <text:p>-1.050964</text:p>
          </table:table-cell>
          <table:table-cell office:value-type="float" office:value="0.6525879" calcext:value-type="float">
            <text:p>0.6525879</text:p>
          </table:table-cell>
          <table:table-cell office:value-type="float" office:value="-0.7992249" calcext:value-type="float">
            <text:p>-0.7992249</text:p>
          </table:table-cell>
          <table:table-cell office:value-type="float" office:value="-0.4960632" calcext:value-type="float">
            <text:p>-0.4960632</text:p>
          </table:table-cell>
          <table:table-cell office:value-type="float" office:value="-0.8707275" calcext:value-type="float">
            <text:p>-0.8707275</text:p>
          </table:table-cell>
          <table:table-cell office:value-type="float" office:value="-0.6549072" calcext:value-type="float">
            <text:p>-0.6549072</text:p>
          </table:table-cell>
          <table:table-cell office:value-type="float" office:value="-0.8888245" calcext:value-type="float">
            <text:p>-0.8888245</text:p>
          </table:table-cell>
          <table:table-cell office:value-type="float" office:value="-0.7322998" calcext:value-type="float">
            <text:p>-0.7322998</text:p>
          </table:table-cell>
          <table:table-cell office:value-type="float" office:value="-0.8312378" calcext:value-type="float">
            <text:p>-0.8312378</text:p>
          </table:table-cell>
          <table:table-cell office:value-type="float" office:value="-0.5917053" calcext:value-type="float">
            <text:p>-0.5917053</text:p>
          </table:table-cell>
          <table:table-cell office:value-type="float" office:value="-0.6320496" calcext:value-type="float">
            <text:p>-0.6320496</text:p>
          </table:table-cell>
          <table:table-cell office:value-type="float" office:value="-0.210144" calcext:value-type="float">
            <text:p>-0.210144</text:p>
          </table:table-cell>
          <table:table-cell office:value-type="float" office:value="-0.215271" calcext:value-type="float">
            <text:p>-0.215271</text:p>
          </table:table-cell>
          <table:table-cell office:value-type="float" office:value="1.098999" calcext:value-type="float">
            <text:p>1.098999</text:p>
          </table:table-cell>
          <table:table-cell office:value-type="float" office:value="1.079803" calcext:value-type="float">
            <text:p>1.079803</text:p>
          </table:table-cell>
          <table:table-cell office:value-type="float" office:value="2.728119" calcext:value-type="float">
            <text:p>2.728119</text:p>
          </table:table-cell>
          <table:table-cell office:value-type="float" office:value="2.681" calcext:value-type="float">
            <text:p>2.681</text:p>
          </table:table-cell>
          <table:table-cell office:value-type="float" office:value="4.072815" calcext:value-type="float">
            <text:p>4.072815</text:p>
          </table:table-cell>
          <table:table-cell office:value-type="float" office:value="4.006287" calcext:value-type="float">
            <text:p>4.006287</text:p>
          </table:table-cell>
          <table:table-cell office:value-type="float" office:value="5.228546" calcext:value-type="float">
            <text:p>5.228546</text:p>
          </table:table-cell>
          <table:table-cell office:value-type="float" office:value="5.148529" calcext:value-type="float">
            <text:p>5.148529</text:p>
          </table:table-cell>
          <table:table-cell office:value-type="float" office:value="6.218262" calcext:value-type="float">
            <text:p>6.218262</text:p>
          </table:table-cell>
          <table:table-cell office:value-type="float" office:value="6.132629" calcext:value-type="float">
            <text:p>6.132629</text:p>
          </table:table-cell>
          <table:table-cell office:value-type="float" office:value="6.814667" calcext:value-type="float">
            <text:p>6.814667</text:p>
          </table:table-cell>
          <table:table-cell office:value-type="float" office:value="6.729736" calcext:value-type="float">
            <text:p>6.729736</text:p>
          </table:table-cell>
          <table:table-cell office:value-type="float" office:value="23.24326" calcext:value-type="float">
            <text:p>23.24326</text:p>
          </table:table-cell>
          <table:table-cell office:value-type="float" office:value="-7.108215" calcext:value-type="float">
            <text:p>-7.1082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5" calcext:value-type="float">
            <text:p>4022005</text:p>
          </table:table-cell>
          <table:table-cell office:value-type="float" office:value="12.78229" calcext:value-type="float">
            <text:p>12.78229</text:p>
          </table:table-cell>
          <table:table-cell office:value-type="float" office:value="16.02" calcext:value-type="float">
            <text:p>16.02</text:p>
          </table:table-cell>
          <table:table-cell office:value-type="float" office:value="-1.82" calcext:value-type="float">
            <text:p>-1.82</text:p>
          </table:table-cell>
          <table:table-cell office:value-type="float" office:value="0.8844408" calcext:value-type="float">
            <text:p>0.8844408</text:p>
          </table:table-cell>
          <table:table-cell office:value-type="float" office:value="0.4726005" calcext:value-type="float">
            <text:p>0.472600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0.21237" calcext:value-type="float">
            <text:p>20.21237</text:p>
          </table:table-cell>
          <table:table-cell office:value-type="float" office:value="-2.306488" calcext:value-type="float">
            <text:p>-2.306488</text:p>
          </table:table-cell>
          <table:table-cell office:value-type="float" office:value="8.982697" calcext:value-type="float">
            <text:p>8.982697</text:p>
          </table:table-cell>
          <table:table-cell office:value-type="float" office:value="-0.5682678" calcext:value-type="float">
            <text:p>-0.5682678</text:p>
          </table:table-cell>
          <table:table-cell office:value-type="float" office:value="1.05838" calcext:value-type="float">
            <text:p>1.05838</text:p>
          </table:table-cell>
          <table:table-cell office:value-type="float" office:value="-0.2887573" calcext:value-type="float">
            <text:p>-0.2887573</text:p>
          </table:table-cell>
          <table:table-cell office:value-type="float" office:value="-0.2261353" calcext:value-type="float">
            <text:p>-0.2261353</text:p>
          </table:table-cell>
          <table:table-cell office:value-type="float" office:value="-0.5202942" calcext:value-type="float">
            <text:p>-0.5202942</text:p>
          </table:table-cell>
          <table:table-cell office:value-type="float" office:value="-0.4775391" calcext:value-type="float">
            <text:p>-0.4775391</text:p>
          </table:table-cell>
          <table:table-cell office:value-type="float" office:value="-0.6532593" calcext:value-type="float">
            <text:p>-0.6532593</text:p>
          </table:table-cell>
          <table:table-cell office:value-type="float" office:value="-0.6184387" calcext:value-type="float">
            <text:p>-0.6184387</text:p>
          </table:table-cell>
          <table:table-cell office:value-type="float" office:value="-0.7311096" calcext:value-type="float">
            <text:p>-0.7311096</text:p>
          </table:table-cell>
          <table:table-cell office:value-type="float" office:value="-0.5354309" calcext:value-type="float">
            <text:p>-0.5354309</text:p>
          </table:table-cell>
          <table:table-cell office:value-type="float" office:value="-0.5911865" calcext:value-type="float">
            <text:p>-0.5911865</text:p>
          </table:table-cell>
          <table:table-cell office:value-type="float" office:value="-0.2043152" calcext:value-type="float">
            <text:p>-0.2043152</text:p>
          </table:table-cell>
          <table:table-cell office:value-type="float" office:value="-0.210083" calcext:value-type="float">
            <text:p>-0.210083</text:p>
          </table:table-cell>
          <table:table-cell office:value-type="float" office:value="1.07962" calcext:value-type="float">
            <text:p>1.07962</text:p>
          </table:table-cell>
          <table:table-cell office:value-type="float" office:value="1.062714" calcext:value-type="float">
            <text:p>1.062714</text:p>
          </table:table-cell>
          <table:table-cell office:value-type="float" office:value="2.680511" calcext:value-type="float">
            <text:p>2.680511</text:p>
          </table:table-cell>
          <table:table-cell office:value-type="float" office:value="2.636047" calcext:value-type="float">
            <text:p>2.636047</text:p>
          </table:table-cell>
          <table:table-cell office:value-type="float" office:value="4.005585" calcext:value-type="float">
            <text:p>4.005585</text:p>
          </table:table-cell>
          <table:table-cell office:value-type="float" office:value="3.941803" calcext:value-type="float">
            <text:p>3.941803</text:p>
          </table:table-cell>
          <table:table-cell office:value-type="float" office:value="5.147705" calcext:value-type="float">
            <text:p>5.147705</text:p>
          </table:table-cell>
          <table:table-cell office:value-type="float" office:value="5.070465" calcext:value-type="float">
            <text:p>5.070465</text:p>
          </table:table-cell>
          <table:table-cell office:value-type="float" office:value="6.131744" calcext:value-type="float">
            <text:p>6.131744</text:p>
          </table:table-cell>
          <table:table-cell office:value-type="float" office:value="6.047913" calcext:value-type="float">
            <text:p>6.047913</text:p>
          </table:table-cell>
          <table:table-cell office:value-type="float" office:value="6.728821" calcext:value-type="float">
            <text:p>6.728821</text:p>
          </table:table-cell>
          <table:table-cell office:value-type="float" office:value="6.645325" calcext:value-type="float">
            <text:p>6.645325</text:p>
          </table:table-cell>
          <table:table-cell office:value-type="float" office:value="26.48206" calcext:value-type="float">
            <text:p>26.48206</text:p>
          </table:table-cell>
          <table:table-cell office:value-type="float" office:value="-4.912506" calcext:value-type="float">
            <text:p>-4.9125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5" calcext:value-type="float">
            <text:p>5022005</text:p>
          </table:table-cell>
          <table:table-cell office:value-type="float" office:value="10.42848" calcext:value-type="float">
            <text:p>10.42848</text:p>
          </table:table-cell>
          <table:table-cell office:value-type="float" office:value="15.44" calcext:value-type="float">
            <text:p>15.44</text:p>
          </table:table-cell>
          <table:table-cell office:value-type="float" office:value="2.69" calcext:value-type="float">
            <text:p>2.69</text:p>
          </table:table-cell>
          <table:table-cell office:value-type="float" office:value="0.8804122" calcext:value-type="float">
            <text:p>0.8804122</text:p>
          </table:table-cell>
          <table:table-cell office:value-type="float" office:value="0.6527795" calcext:value-type="float">
            <text:p>0.6527795</text:p>
          </table:table-cell>
          <table:table-cell office:value-type="float" office:value="642.528" calcext:value-type="float">
            <text:p>642.528</text:p>
          </table:table-cell>
          <table:table-cell office:value-type="float" office:value="0" calcext:value-type="float">
            <text:p>0</text:p>
          </table:table-cell>
          <table:table-cell office:value-type="float" office:value="18.17703" calcext:value-type="float">
            <text:p>18.17703</text:p>
          </table:table-cell>
          <table:table-cell office:value-type="float" office:value="-1.163971" calcext:value-type="float">
            <text:p>-1.163971</text:p>
          </table:table-cell>
          <table:table-cell office:value-type="float" office:value="8.057617" calcext:value-type="float">
            <text:p>8.057617</text:p>
          </table:table-cell>
          <table:table-cell office:value-type="float" office:value="-0.3252258" calcext:value-type="float">
            <text:p>-0.3252258</text:p>
          </table:table-cell>
          <table:table-cell office:value-type="float" office:value="0.9414368" calcext:value-type="float">
            <text:p>0.9414368</text:p>
          </table:table-cell>
          <table:table-cell office:value-type="float" office:value="-0.1112976" calcext:value-type="float">
            <text:p>-0.1112976</text:p>
          </table:table-cell>
          <table:table-cell office:value-type="float" office:value="-0.1216125" calcext:value-type="float">
            <text:p>-0.1216125</text:p>
          </table:table-cell>
          <table:table-cell office:value-type="float" office:value="-0.3217773" calcext:value-type="float">
            <text:p>-0.3217773</text:p>
          </table:table-cell>
          <table:table-cell office:value-type="float" office:value="-0.3630981" calcext:value-type="float">
            <text:p>-0.3630981</text:p>
          </table:table-cell>
          <table:table-cell office:value-type="float" office:value="-0.4765015" calcext:value-type="float">
            <text:p>-0.4765015</text:p>
          </table:table-cell>
          <table:table-cell office:value-type="float" office:value="-0.5243225" calcext:value-type="float">
            <text:p>-0.5243225</text:p>
          </table:table-cell>
          <table:table-cell office:value-type="float" office:value="-0.6173401" calcext:value-type="float">
            <text:p>-0.6173401</text:p>
          </table:table-cell>
          <table:table-cell office:value-type="float" office:value="-0.4779968" calcext:value-type="float">
            <text:p>-0.4779968</text:p>
          </table:table-cell>
          <table:table-cell office:value-type="float" office:value="-0.5348511" calcext:value-type="float">
            <text:p>-0.5348511</text:p>
          </table:table-cell>
          <table:table-cell office:value-type="float" office:value="-0.1974487" calcext:value-type="float">
            <text:p>-0.1974487</text:p>
          </table:table-cell>
          <table:table-cell office:value-type="float" office:value="-0.2042236" calcext:value-type="float">
            <text:p>-0.2042236</text:p>
          </table:table-cell>
          <table:table-cell office:value-type="float" office:value="1.062531" calcext:value-type="float">
            <text:p>1.062531</text:p>
          </table:table-cell>
          <table:table-cell office:value-type="float" office:value="1.046875" calcext:value-type="float">
            <text:p>1.046875</text:p>
          </table:table-cell>
          <table:table-cell office:value-type="float" office:value="2.63559" calcext:value-type="float">
            <text:p>2.63559</text:p>
          </table:table-cell>
          <table:table-cell office:value-type="float" office:value="2.592834" calcext:value-type="float">
            <text:p>2.592834</text:p>
          </table:table-cell>
          <table:table-cell office:value-type="float" office:value="3.941132" calcext:value-type="float">
            <text:p>3.941132</text:p>
          </table:table-cell>
          <table:table-cell office:value-type="float" office:value="3.879425" calcext:value-type="float">
            <text:p>3.879425</text:p>
          </table:table-cell>
          <table:table-cell office:value-type="float" office:value="5.069672" calcext:value-type="float">
            <text:p>5.069672</text:p>
          </table:table-cell>
          <table:table-cell office:value-type="float" office:value="4.994293" calcext:value-type="float">
            <text:p>4.994293</text:p>
          </table:table-cell>
          <table:table-cell office:value-type="float" office:value="6.047058" calcext:value-type="float">
            <text:p>6.047058</text:p>
          </table:table-cell>
          <table:table-cell office:value-type="float" office:value="5.965027" calcext:value-type="float">
            <text:p>5.965027</text:p>
          </table:table-cell>
          <table:table-cell office:value-type="float" office:value="6.64444" calcext:value-type="float">
            <text:p>6.64444</text:p>
          </table:table-cell>
          <table:table-cell office:value-type="float" office:value="6.562531" calcext:value-type="float">
            <text:p>6.562531</text:p>
          </table:table-cell>
          <table:table-cell office:value-type="float" office:value="29.15091" calcext:value-type="float">
            <text:p>29.15091</text:p>
          </table:table-cell>
          <table:table-cell office:value-type="float" office:value="-1.6586" calcext:value-type="float">
            <text:p>-1.65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5" calcext:value-type="float">
            <text:p>6022005</text:p>
          </table:table-cell>
          <table:table-cell office:value-type="float" office:value="4.06404" calcext:value-type="float">
            <text:p>4.06404</text:p>
          </table:table-cell>
          <table:table-cell office:value-type="float" office:value="8.35" calcext:value-type="float">
            <text:p>8.35</text:p>
          </table:table-cell>
          <table:table-cell office:value-type="float" office:value="-6.8" calcext:value-type="float">
            <text:p>-6.8</text:p>
          </table:table-cell>
          <table:table-cell office:value-type="float" office:value="0.8738072" calcext:value-type="float">
            <text:p>0.8738072</text:p>
          </table:table-cell>
          <table:table-cell office:value-type="float" office:value="0.3266525" calcext:value-type="float">
            <text:p>0.3266525</text:p>
          </table:table-cell>
          <table:table-cell office:value-type="float" office:value="493.236" calcext:value-type="float">
            <text:p>493.236</text:p>
          </table:table-cell>
          <table:table-cell office:value-type="float" office:value="15.6" calcext:value-type="float">
            <text:p>15.6</text:p>
          </table:table-cell>
          <table:table-cell office:value-type="float" office:value="1.72052" calcext:value-type="float">
            <text:p>1.72052</text:p>
          </table:table-cell>
          <table:table-cell office:value-type="float" office:value="-1.095734" calcext:value-type="float">
            <text:p>-1.095734</text:p>
          </table:table-cell>
          <table:table-cell office:value-type="float" office:value="0.8667908" calcext:value-type="float">
            <text:p>0.8667908</text:p>
          </table:table-cell>
          <table:table-cell office:value-type="float" office:value="-0.1742249" calcext:value-type="float">
            <text:p>-0.1742249</text:p>
          </table:table-cell>
          <table:table-cell office:value-type="float" office:value="0.06948853" calcext:value-type="float">
            <text:p>0.06948853</text:p>
          </table:table-cell>
          <table:table-cell office:value-type="float" office:value="-0.05059814" calcext:value-type="float">
            <text:p>-0.05059814</text:p>
          </table:table-cell>
          <table:table-cell office:value-type="float" office:value="-0.1877441" calcext:value-type="float">
            <text:p>-0.1877441</text:p>
          </table:table-cell>
          <table:table-cell office:value-type="float" office:value="-0.2069702" calcext:value-type="float">
            <text:p>-0.2069702</text:p>
          </table:table-cell>
          <table:table-cell office:value-type="float" office:value="-0.3071899" calcext:value-type="float">
            <text:p>-0.3071899</text:p>
          </table:table-cell>
          <table:table-cell office:value-type="float" office:value="-0.3624268" calcext:value-type="float">
            <text:p>-0.3624268</text:p>
          </table:table-cell>
          <table:table-cell office:value-type="float" office:value="-0.4370422" calcext:value-type="float">
            <text:p>-0.4370422</text:p>
          </table:table-cell>
          <table:table-cell office:value-type="float" office:value="-0.5235291" calcext:value-type="float">
            <text:p>-0.5235291</text:p>
          </table:table-cell>
          <table:table-cell office:value-type="float" office:value="-0.3160706" calcext:value-type="float">
            <text:p>-0.3160706</text:p>
          </table:table-cell>
          <table:table-cell office:value-type="float" office:value="-0.477356" calcext:value-type="float">
            <text:p>-0.477356</text:p>
          </table:table-cell>
          <table:table-cell office:value-type="float" office:value="-0.1877441" calcext:value-type="float">
            <text:p>-0.1877441</text:p>
          </table:table-cell>
          <table:table-cell office:value-type="float" office:value="-0.1973572" calcext:value-type="float">
            <text:p>-0.1973572</text:p>
          </table:table-cell>
          <table:table-cell office:value-type="float" office:value="1.046722" calcext:value-type="float">
            <text:p>1.046722</text:p>
          </table:table-cell>
          <table:table-cell office:value-type="float" office:value="1.032776" calcext:value-type="float">
            <text:p>1.032776</text:p>
          </table:table-cell>
          <table:table-cell office:value-type="float" office:value="2.592407" calcext:value-type="float">
            <text:p>2.592407</text:p>
          </table:table-cell>
          <table:table-cell office:value-type="float" office:value="2.551575" calcext:value-type="float">
            <text:p>2.551575</text:p>
          </table:table-cell>
          <table:table-cell office:value-type="float" office:value="3.878754" calcext:value-type="float">
            <text:p>3.878754</text:p>
          </table:table-cell>
          <table:table-cell office:value-type="float" office:value="3.81897" calcext:value-type="float">
            <text:p>3.81897</text:p>
          </table:table-cell>
          <table:table-cell office:value-type="float" office:value="4.99353" calcext:value-type="float">
            <text:p>4.99353</text:p>
          </table:table-cell>
          <table:table-cell office:value-type="float" office:value="4.920319" calcext:value-type="float">
            <text:p>4.920319</text:p>
          </table:table-cell>
          <table:table-cell office:value-type="float" office:value="5.964172" calcext:value-type="float">
            <text:p>5.964172</text:p>
          </table:table-cell>
          <table:table-cell office:value-type="float" office:value="5.883575" calcext:value-type="float">
            <text:p>5.883575</text:p>
          </table:table-cell>
          <table:table-cell office:value-type="float" office:value="6.561676" calcext:value-type="float">
            <text:p>6.561676</text:p>
          </table:table-cell>
          <table:table-cell office:value-type="float" office:value="6.481018" calcext:value-type="float">
            <text:p>6.481018</text:p>
          </table:table-cell>
          <table:table-cell office:value-type="float" office:value="3.302887" calcext:value-type="float">
            <text:p>3.302887</text:p>
          </table:table-cell>
          <table:table-cell office:value-type="float" office:value="-2.839722" calcext:value-type="float">
            <text:p>-2.8397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5" calcext:value-type="float">
            <text:p>7022005</text:p>
          </table:table-cell>
          <table:table-cell office:value-type="float" office:value="9.38376" calcext:value-type="float">
            <text:p>9.38376</text:p>
          </table:table-cell>
          <table:table-cell office:value-type="float" office:value="-7.17" calcext:value-type="float">
            <text:p>-7.17</text:p>
          </table:table-cell>
          <table:table-cell office:value-type="float" office:value="-13.33" calcext:value-type="float">
            <text:p>-13.33</text:p>
          </table:table-cell>
          <table:table-cell office:value-type="float" office:value="0.3176344" calcext:value-type="float">
            <text:p>0.3176344</text:p>
          </table:table-cell>
          <table:table-cell office:value-type="float" office:value="0.196985" calcext:value-type="float">
            <text:p>0.196985</text:p>
          </table:table-cell>
          <table:table-cell office:value-type="float" office:value="424.26" calcext:value-type="float">
            <text:p>424.26</text:p>
          </table:table-cell>
          <table:table-cell office:value-type="float" office:value="0" calcext:value-type="float">
            <text:p>0</text:p>
          </table:table-cell>
          <table:table-cell office:value-type="float" office:value="0.1369324" calcext:value-type="float">
            <text:p>0.1369324</text:p>
          </table:table-cell>
          <table:table-cell office:value-type="float" office:value="-4.054962" calcext:value-type="float">
            <text:p>-4.054962</text:p>
          </table:table-cell>
          <table:table-cell office:value-type="float" office:value="-0.002502441" calcext:value-type="float">
            <text:p>-0.002502441</text:p>
          </table:table-cell>
          <table:table-cell office:value-type="float" office:value="-0.5868835" calcext:value-type="float">
            <text:p>-0.5868835</text:p>
          </table:table-cell>
          <table:table-cell office:value-type="float" office:value="-0.03369141" calcext:value-type="float">
            <text:p>-0.03369141</text:p>
          </table:table-cell>
          <table:table-cell office:value-type="float" office:value="-0.1135254" calcext:value-type="float">
            <text:p>-0.1135254</text:p>
          </table:table-cell>
          <table:table-cell office:value-type="float" office:value="-0.1702881" calcext:value-type="float">
            <text:p>-0.1702881</text:p>
          </table:table-cell>
          <table:table-cell office:value-type="float" office:value="-0.1874084" calcext:value-type="float">
            <text:p>-0.1874084</text:p>
          </table:table-cell>
          <table:table-cell office:value-type="float" office:value="-0.2626038" calcext:value-type="float">
            <text:p>-0.2626038</text:p>
          </table:table-cell>
          <table:table-cell office:value-type="float" office:value="-0.3067017" calcext:value-type="float">
            <text:p>-0.3067017</text:p>
          </table:table-cell>
          <table:table-cell office:value-type="float" office:value="-0.3614807" calcext:value-type="float">
            <text:p>-0.3614807</text:p>
          </table:table-cell>
          <table:table-cell office:value-type="float" office:value="-0.4359741" calcext:value-type="float">
            <text:p>-0.4359741</text:p>
          </table:table-cell>
          <table:table-cell office:value-type="float" office:value="-0.2277527" calcext:value-type="float">
            <text:p>-0.2277527</text:p>
          </table:table-cell>
          <table:table-cell office:value-type="float" office:value="-0.3123169" calcext:value-type="float">
            <text:p>-0.3123169</text:p>
          </table:table-cell>
          <table:table-cell office:value-type="float" office:value="0.07928467" calcext:value-type="float">
            <text:p>0.07928467</text:p>
          </table:table-cell>
          <table:table-cell office:value-type="float" office:value="-0.1875916" calcext:value-type="float">
            <text:p>-0.1875916</text:p>
          </table:table-cell>
          <table:table-cell office:value-type="float" office:value="1.057312" calcext:value-type="float">
            <text:p>1.057312</text:p>
          </table:table-cell>
          <table:table-cell office:value-type="float" office:value="1.027557" calcext:value-type="float">
            <text:p>1.027557</text:p>
          </table:table-cell>
          <table:table-cell office:value-type="float" office:value="2.551147" calcext:value-type="float">
            <text:p>2.551147</text:p>
          </table:table-cell>
          <table:table-cell office:value-type="float" office:value="2.514374" calcext:value-type="float">
            <text:p>2.514374</text:p>
          </table:table-cell>
          <table:table-cell office:value-type="float" office:value="3.818359" calcext:value-type="float">
            <text:p>3.818359</text:p>
          </table:table-cell>
          <table:table-cell office:value-type="float" office:value="3.76062" calcext:value-type="float">
            <text:p>3.76062</text:p>
          </table:table-cell>
          <table:table-cell office:value-type="float" office:value="4.919556" calcext:value-type="float">
            <text:p>4.919556</text:p>
          </table:table-cell>
          <table:table-cell office:value-type="float" office:value="4.848724" calcext:value-type="float">
            <text:p>4.848724</text:p>
          </table:table-cell>
          <table:table-cell office:value-type="float" office:value="5.882721" calcext:value-type="float">
            <text:p>5.882721</text:p>
          </table:table-cell>
          <table:table-cell office:value-type="float" office:value="5.805756" calcext:value-type="float">
            <text:p>5.805756</text:p>
          </table:table-cell>
          <table:table-cell office:value-type="float" office:value="6.480164" calcext:value-type="float">
            <text:p>6.480164</text:p>
          </table:table-cell>
          <table:table-cell office:value-type="float" office:value="6.401367" calcext:value-type="float">
            <text:p>6.401367</text:p>
          </table:table-cell>
          <table:table-cell office:value-type="float" office:value="-0.07357788" calcext:value-type="float">
            <text:p>-0.07357788</text:p>
          </table:table-cell>
          <table:table-cell office:value-type="float" office:value="-9.086426" calcext:value-type="float">
            <text:p>-9.0864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5" calcext:value-type="float">
            <text:p>8022005</text:p>
          </table:table-cell>
          <table:table-cell office:value-type="float" office:value="7.368479" calcext:value-type="float">
            <text:p>7.368479</text:p>
          </table:table-cell>
          <table:table-cell office:value-type="float" office:value="-9.45" calcext:value-type="float">
            <text:p>-9.45</text:p>
          </table:table-cell>
          <table:table-cell office:value-type="float" office:value="-11.78" calcext:value-type="float">
            <text:p>-11.78</text:p>
          </table:table-cell>
          <table:table-cell office:value-type="float" office:value="0.266844" calcext:value-type="float">
            <text:p>0.266844</text:p>
          </table:table-cell>
          <table:table-cell office:value-type="float" office:value="0.22262" calcext:value-type="float">
            <text:p>0.22262</text:p>
          </table:table-cell>
          <table:table-cell office:value-type="float" office:value="313.848" calcext:value-type="float">
            <text:p>313.848</text:p>
          </table:table-cell>
          <table:table-cell office:value-type="float" office:value="0" calcext:value-type="float">
            <text:p>0</text:p>
          </table:table-cell>
          <table:table-cell office:value-type="float" office:value="-0.7932739" calcext:value-type="float">
            <text:p>-0.7932739</text:p>
          </table:table-cell>
          <table:table-cell office:value-type="float" office:value="-4.047516" calcext:value-type="float">
            <text:p>-4.047516</text:p>
          </table:table-cell>
          <table:table-cell office:value-type="float" office:value="-0.2315979" calcext:value-type="float">
            <text:p>-0.2315979</text:p>
          </table:table-cell>
          <table:table-cell office:value-type="float" office:value="-0.8721008" calcext:value-type="float">
            <text:p>-0.8721008</text:p>
          </table:table-cell>
          <table:table-cell office:value-type="float" office:value="-0.07965088" calcext:value-type="float">
            <text:p>-0.07965088</text:p>
          </table:table-cell>
          <table:table-cell office:value-type="float" office:value="-0.1836853" calcext:value-type="float">
            <text:p>-0.1836853</text:p>
          </table:table-cell>
          <table:table-cell office:value-type="float" office:value="-0.1615906" calcext:value-type="float">
            <text:p>-0.1615906</text:p>
          </table:table-cell>
          <table:table-cell office:value-type="float" office:value="-0.1734924" calcext:value-type="float">
            <text:p>-0.1734924</text:p>
          </table:table-cell>
          <table:table-cell office:value-type="float" office:value="-0.2338867" calcext:value-type="float">
            <text:p>-0.2338867</text:p>
          </table:table-cell>
          <table:table-cell office:value-type="float" office:value="-0.2622681" calcext:value-type="float">
            <text:p>-0.2622681</text:p>
          </table:table-cell>
          <table:table-cell office:value-type="float" office:value="-0.312561" calcext:value-type="float">
            <text:p>-0.312561</text:p>
          </table:table-cell>
          <table:table-cell office:value-type="float" office:value="-0.3608704" calcext:value-type="float">
            <text:p>-0.3608704</text:p>
          </table:table-cell>
          <table:table-cell office:value-type="float" office:value="-0.2046509" calcext:value-type="float">
            <text:p>-0.2046509</text:p>
          </table:table-cell>
          <table:table-cell office:value-type="float" office:value="-0.2274475" calcext:value-type="float">
            <text:p>-0.2274475</text:p>
          </table:table-cell>
          <table:table-cell office:value-type="float" office:value="0.2198486" calcext:value-type="float">
            <text:p>0.2198486</text:p>
          </table:table-cell>
          <table:table-cell office:value-type="float" office:value="0.08197021" calcext:value-type="float">
            <text:p>0.08197021</text:p>
          </table:table-cell>
          <table:table-cell office:value-type="float" office:value="1.140991" calcext:value-type="float">
            <text:p>1.140991</text:p>
          </table:table-cell>
          <table:table-cell office:value-type="float" office:value="1.058167" calcext:value-type="float">
            <text:p>1.058167</text:p>
          </table:table-cell>
          <table:table-cell office:value-type="float" office:value="2.514069" calcext:value-type="float">
            <text:p>2.514069</text:p>
          </table:table-cell>
          <table:table-cell office:value-type="float" office:value="2.496246" calcext:value-type="float">
            <text:p>2.496246</text:p>
          </table:table-cell>
          <table:table-cell office:value-type="float" office:value="3.76004" calcext:value-type="float">
            <text:p>3.76004</text:p>
          </table:table-cell>
          <table:table-cell office:value-type="float" office:value="3.709015" calcext:value-type="float">
            <text:p>3.709015</text:p>
          </table:table-cell>
          <table:table-cell office:value-type="float" office:value="4.848114" calcext:value-type="float">
            <text:p>4.848114</text:p>
          </table:table-cell>
          <table:table-cell office:value-type="float" office:value="4.784576" calcext:value-type="float">
            <text:p>4.784576</text:p>
          </table:table-cell>
          <table:table-cell office:value-type="float" office:value="5.813446" calcext:value-type="float">
            <text:p>5.813446</text:p>
          </table:table-cell>
          <table:table-cell office:value-type="float" office:value="5.73111" calcext:value-type="float">
            <text:p>5.73111</text:p>
          </table:table-cell>
          <table:table-cell office:value-type="float" office:value="6.400574" calcext:value-type="float">
            <text:p>6.400574</text:p>
          </table:table-cell>
          <table:table-cell office:value-type="float" office:value="6.322968" calcext:value-type="float">
            <text:p>6.322968</text:p>
          </table:table-cell>
          <table:table-cell office:value-type="float" office:value="-1.55722" calcext:value-type="float">
            <text:p>-1.55722</text:p>
          </table:table-cell>
          <table:table-cell office:value-type="float" office:value="-8.981293" calcext:value-type="float">
            <text:p>-8.9812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5" calcext:value-type="float">
            <text:p>9022005</text:p>
          </table:table-cell>
          <table:table-cell office:value-type="float" office:value="13.8719" calcext:value-type="float">
            <text:p>13.8719</text:p>
          </table:table-cell>
          <table:table-cell office:value-type="float" office:value="-7" calcext:value-type="float">
            <text:p>-7</text:p>
          </table:table-cell>
          <table:table-cell office:value-type="float" office:value="-17.88" calcext:value-type="float">
            <text:p>-17.88</text:p>
          </table:table-cell>
          <table:table-cell office:value-type="float" office:value="0.3217497" calcext:value-type="float">
            <text:p>0.3217497</text:p>
          </table:table-cell>
          <table:table-cell office:value-type="float" office:value="0.1363764" calcext:value-type="float">
            <text:p>0.1363764</text:p>
          </table:table-cell>
          <table:table-cell office:value-type="float" office:value="136.476" calcext:value-type="float">
            <text:p>136.476</text:p>
          </table:table-cell>
          <table:table-cell office:value-type="float" office:value="1.9" calcext:value-type="float">
            <text:p>1.9</text:p>
          </table:table-cell>
          <table:table-cell office:value-type="float" office:value="-0.1647034" calcext:value-type="float">
            <text:p>-0.1647034</text:p>
          </table:table-cell>
          <table:table-cell office:value-type="float" office:value="-5.90329" calcext:value-type="float">
            <text:p>-5.90329</text:p>
          </table:table-cell>
          <table:table-cell office:value-type="float" office:value="-0.8295898" calcext:value-type="float">
            <text:p>-0.8295898</text:p>
          </table:table-cell>
          <table:table-cell office:value-type="float" office:value="-1.840668" calcext:value-type="float">
            <text:p>-1.840668</text:p>
          </table:table-cell>
          <table:table-cell office:value-type="float" office:value="-0.1862183" calcext:value-type="float">
            <text:p>-0.1862183</text:p>
          </table:table-cell>
          <table:table-cell office:value-type="float" office:value="-0.3595886" calcext:value-type="float">
            <text:p>-0.3595886</text:p>
          </table:table-cell>
          <table:table-cell office:value-type="float" office:value="-0.1698914" calcext:value-type="float">
            <text:p>-0.1698914</text:p>
          </table:table-cell>
          <table:table-cell office:value-type="float" office:value="-0.2062378" calcext:value-type="float">
            <text:p>-0.2062378</text:p>
          </table:table-cell>
          <table:table-cell office:value-type="float" office:value="-0.2276306" calcext:value-type="float">
            <text:p>-0.2276306</text:p>
          </table:table-cell>
          <table:table-cell office:value-type="float" office:value="-0.2337036" calcext:value-type="float">
            <text:p>-0.2337036</text:p>
          </table:table-cell>
          <table:table-cell office:value-type="float" office:value="-0.2791748" calcext:value-type="float">
            <text:p>-0.2791748</text:p>
          </table:table-cell>
          <table:table-cell office:value-type="float" office:value="-0.3121033" calcext:value-type="float">
            <text:p>-0.3121033</text:p>
          </table:table-cell>
          <table:table-cell office:value-type="float" office:value="-0.1814575" calcext:value-type="float">
            <text:p>-0.1814575</text:p>
          </table:table-cell>
          <table:table-cell office:value-type="float" office:value="-0.2044373" calcext:value-type="float">
            <text:p>-0.2044373</text:p>
          </table:table-cell>
          <table:table-cell office:value-type="float" office:value="0.2739868" calcext:value-type="float">
            <text:p>0.2739868</text:p>
          </table:table-cell>
          <table:table-cell office:value-type="float" office:value="0.2206421" calcext:value-type="float">
            <text:p>0.2206421</text:p>
          </table:table-cell>
          <table:table-cell office:value-type="float" office:value="1.199066" calcext:value-type="float">
            <text:p>1.199066</text:p>
          </table:table-cell>
          <table:table-cell office:value-type="float" office:value="1.141754" calcext:value-type="float">
            <text:p>1.141754</text:p>
          </table:table-cell>
          <table:table-cell office:value-type="float" office:value="2.496124" calcext:value-type="float">
            <text:p>2.496124</text:p>
          </table:table-cell>
          <table:table-cell office:value-type="float" office:value="2.491089" calcext:value-type="float">
            <text:p>2.491089</text:p>
          </table:table-cell>
          <table:table-cell office:value-type="float" office:value="3.708527" calcext:value-type="float">
            <text:p>3.708527</text:p>
          </table:table-cell>
          <table:table-cell office:value-type="float" office:value="3.665527" calcext:value-type="float">
            <text:p>3.665527</text:p>
          </table:table-cell>
          <table:table-cell office:value-type="float" office:value="4.783905" calcext:value-type="float">
            <text:p>4.783905</text:p>
          </table:table-cell>
          <table:table-cell office:value-type="float" office:value="4.719879" calcext:value-type="float">
            <text:p>4.719879</text:p>
          </table:table-cell>
          <table:table-cell office:value-type="float" office:value="5.730286" calcext:value-type="float">
            <text:p>5.730286</text:p>
          </table:table-cell>
          <table:table-cell office:value-type="float" office:value="5.653564" calcext:value-type="float">
            <text:p>5.653564</text:p>
          </table:table-cell>
          <table:table-cell office:value-type="float" office:value="6.322144" calcext:value-type="float">
            <text:p>6.322144</text:p>
          </table:table-cell>
          <table:table-cell office:value-type="float" office:value="6.24527" calcext:value-type="float">
            <text:p>6.24527</text:p>
          </table:table-cell>
          <table:table-cell office:value-type="float" office:value="0.8462219" calcext:value-type="float">
            <text:p>0.8462219</text:p>
          </table:table-cell>
          <table:table-cell office:value-type="float" office:value="-11.62408" calcext:value-type="float">
            <text:p>-11.624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5" calcext:value-type="float">
            <text:p>10022005</text:p>
          </table:table-cell>
          <table:table-cell office:value-type="float" office:value="14.21779" calcext:value-type="float">
            <text:p>14.21779</text:p>
          </table:table-cell>
          <table:table-cell office:value-type="float" office:value="0.83" calcext:value-type="float">
            <text:p>0.83</text:p>
          </table:table-cell>
          <table:table-cell office:value-type="float" office:value="-14.52" calcext:value-type="float">
            <text:p>-14.52</text:p>
          </table:table-cell>
          <table:table-cell office:value-type="float" office:value="0.5721042" calcext:value-type="float">
            <text:p>0.5721042</text:p>
          </table:table-cell>
          <table:table-cell office:value-type="float" office:value="0.179147" calcext:value-type="float">
            <text:p>0.179147</text:p>
          </table:table-cell>
          <table:table-cell office:value-type="float" office:value="190.584" calcext:value-type="float">
            <text:p>190.584</text:p>
          </table:table-cell>
          <table:table-cell office:value-type="float" office:value="0" calcext:value-type="float">
            <text:p>0</text:p>
          </table:table-cell>
          <table:table-cell office:value-type="float" office:value="-0.04721069" calcext:value-type="float">
            <text:p>-0.04721069</text:p>
          </table:table-cell>
          <table:table-cell office:value-type="float" office:value="-3.02597" calcext:value-type="float">
            <text:p>-3.02597</text:p>
          </table:table-cell>
          <table:table-cell office:value-type="float" office:value="-0.6869507" calcext:value-type="float">
            <text:p>-0.6869507</text:p>
          </table:table-cell>
          <table:table-cell office:value-type="float" office:value="-1.309814" calcext:value-type="float">
            <text:p>-1.309814</text:p>
          </table:table-cell>
          <table:table-cell office:value-type="float" office:value="-0.3244324" calcext:value-type="float">
            <text:p>-0.3244324</text:p>
          </table:table-cell>
          <table:table-cell office:value-type="float" office:value="-0.4422913" calcext:value-type="float">
            <text:p>-0.4422913</text:p>
          </table:table-cell>
          <table:table-cell office:value-type="float" office:value="-0.2068787" calcext:value-type="float">
            <text:p>-0.2068787</text:p>
          </table:table-cell>
          <table:table-cell office:value-type="float" office:value="-0.263855" calcext:value-type="float">
            <text:p>-0.263855</text:p>
          </table:table-cell>
          <table:table-cell office:value-type="float" office:value="-0.2294006" calcext:value-type="float">
            <text:p>-0.2294006</text:p>
          </table:table-cell>
          <table:table-cell office:value-type="float" office:value="-0.2461548" calcext:value-type="float">
            <text:p>-0.2461548</text:p>
          </table:table-cell>
          <table:table-cell office:value-type="float" office:value="-0.2573242" calcext:value-type="float">
            <text:p>-0.2573242</text:p>
          </table:table-cell>
          <table:table-cell office:value-type="float" office:value="-0.2788086" calcext:value-type="float">
            <text:p>-0.2788086</text:p>
          </table:table-cell>
          <table:table-cell office:value-type="float" office:value="-0.1611938" calcext:value-type="float">
            <text:p>-0.1611938</text:p>
          </table:table-cell>
          <table:table-cell office:value-type="float" office:value="-0.1812744" calcext:value-type="float">
            <text:p>-0.1812744</text:p>
          </table:table-cell>
          <table:table-cell office:value-type="float" office:value="0.3069458" calcext:value-type="float">
            <text:p>0.3069458</text:p>
          </table:table-cell>
          <table:table-cell office:value-type="float" office:value="0.2743835" calcext:value-type="float">
            <text:p>0.2743835</text:p>
          </table:table-cell>
          <table:table-cell office:value-type="float" office:value="1.235321" calcext:value-type="float">
            <text:p>1.235321</text:p>
          </table:table-cell>
          <table:table-cell office:value-type="float" office:value="1.199554" calcext:value-type="float">
            <text:p>1.199554</text:p>
          </table:table-cell>
          <table:table-cell office:value-type="float" office:value="2.491058" calcext:value-type="float">
            <text:p>2.491058</text:p>
          </table:table-cell>
          <table:table-cell office:value-type="float" office:value="2.487946" calcext:value-type="float">
            <text:p>2.487946</text:p>
          </table:table-cell>
          <table:table-cell office:value-type="float" office:value="3.66507" calcext:value-type="float">
            <text:p>3.66507</text:p>
          </table:table-cell>
          <table:table-cell office:value-type="float" office:value="3.627716" calcext:value-type="float">
            <text:p>3.627716</text:p>
          </table:table-cell>
          <table:table-cell office:value-type="float" office:value="4.719208" calcext:value-type="float">
            <text:p>4.719208</text:p>
          </table:table-cell>
          <table:table-cell office:value-type="float" office:value="4.657501" calcext:value-type="float">
            <text:p>4.657501</text:p>
          </table:table-cell>
          <table:table-cell office:value-type="float" office:value="5.652802" calcext:value-type="float">
            <text:p>5.652802</text:p>
          </table:table-cell>
          <table:table-cell office:value-type="float" office:value="5.579773" calcext:value-type="float">
            <text:p>5.579773</text:p>
          </table:table-cell>
          <table:table-cell office:value-type="float" office:value="6.244507" calcext:value-type="float">
            <text:p>6.244507</text:p>
          </table:table-cell>
          <table:table-cell office:value-type="float" office:value="6.170441" calcext:value-type="float">
            <text:p>6.170441</text:p>
          </table:table-cell>
          <table:table-cell office:value-type="float" office:value="1.44696" calcext:value-type="float">
            <text:p>1.44696</text:p>
          </table:table-cell>
          <table:table-cell office:value-type="float" office:value="-5.589478" calcext:value-type="float">
            <text:p>-5.5894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5" calcext:value-type="float">
            <text:p>11022005</text:p>
          </table:table-cell>
          <table:table-cell office:value-type="float" office:value="14.30643" calcext:value-type="float">
            <text:p>14.30643</text:p>
          </table:table-cell>
          <table:table-cell office:value-type="float" office:value="6.13" calcext:value-type="float">
            <text:p>6.13</text:p>
          </table:table-cell>
          <table:table-cell office:value-type="float" office:value="-11.05" calcext:value-type="float">
            <text:p>-11.05</text:p>
          </table:table-cell>
          <table:table-cell office:value-type="float" office:value="0.7412633" calcext:value-type="float">
            <text:p>0.7412633</text:p>
          </table:table-cell>
          <table:table-cell office:value-type="float" office:value="0.2357058" calcext:value-type="float">
            <text:p>0.2357058</text:p>
          </table:table-cell>
          <table:table-cell office:value-type="float" office:value="177.84" calcext:value-type="float">
            <text:p>177.84</text:p>
          </table:table-cell>
          <table:table-cell office:value-type="float" office:value="0" calcext:value-type="float">
            <text:p>0</text:p>
          </table:table-cell>
          <table:table-cell office:value-type="float" office:value="1.017517" calcext:value-type="float">
            <text:p>1.017517</text:p>
          </table:table-cell>
          <table:table-cell office:value-type="float" office:value="-2.767181" calcext:value-type="float">
            <text:p>-2.767181</text:p>
          </table:table-cell>
          <table:table-cell office:value-type="float" office:value="-0.4111633" calcext:value-type="float">
            <text:p>-0.4111633</text:p>
          </table:table-cell>
          <table:table-cell office:value-type="float" office:value="-1.173981" calcext:value-type="float">
            <text:p>-1.173981</text:p>
          </table:table-cell>
          <table:table-cell office:value-type="float" office:value="-0.444519" calcext:value-type="float">
            <text:p>-0.444519</text:p>
          </table:table-cell>
          <table:table-cell office:value-type="float" office:value="-0.5552673" calcext:value-type="float">
            <text:p>-0.5552673</text:p>
          </table:table-cell>
          <table:table-cell office:value-type="float" office:value="-0.2646179" calcext:value-type="float">
            <text:p>-0.2646179</text:p>
          </table:table-cell>
          <table:table-cell office:value-type="float" office:value="-0.3131714" calcext:value-type="float">
            <text:p>-0.3131714</text:p>
          </table:table-cell>
          <table:table-cell office:value-type="float" office:value="-0.24646" calcext:value-type="float">
            <text:p>-0.24646</text:p>
          </table:table-cell>
          <table:table-cell office:value-type="float" office:value="-0.2696533" calcext:value-type="float">
            <text:p>-0.2696533</text:p>
          </table:table-cell>
          <table:table-cell office:value-type="float" office:value="-0.2384338" calcext:value-type="float">
            <text:p>-0.2384338</text:p>
          </table:table-cell>
          <table:table-cell office:value-type="float" office:value="-0.2570801" calcext:value-type="float">
            <text:p>-0.2570801</text:p>
          </table:table-cell>
          <table:table-cell office:value-type="float" office:value="-0.08618164" calcext:value-type="float">
            <text:p>-0.08618164</text:p>
          </table:table-cell>
          <table:table-cell office:value-type="float" office:value="-0.1610413" calcext:value-type="float">
            <text:p>-0.1610413</text:p>
          </table:table-cell>
          <table:table-cell office:value-type="float" office:value="0.3483276" calcext:value-type="float">
            <text:p>0.3483276</text:p>
          </table:table-cell>
          <table:table-cell office:value-type="float" office:value="0.3072205" calcext:value-type="float">
            <text:p>0.3072205</text:p>
          </table:table-cell>
          <table:table-cell office:value-type="float" office:value="1.259796" calcext:value-type="float">
            <text:p>1.259796</text:p>
          </table:table-cell>
          <table:table-cell office:value-type="float" office:value="1.235626" calcext:value-type="float">
            <text:p>1.235626</text:p>
          </table:table-cell>
          <table:table-cell office:value-type="float" office:value="2.487885" calcext:value-type="float">
            <text:p>2.487885</text:p>
          </table:table-cell>
          <table:table-cell office:value-type="float" office:value="2.483978" calcext:value-type="float">
            <text:p>2.483978</text:p>
          </table:table-cell>
          <table:table-cell office:value-type="float" office:value="3.62735" calcext:value-type="float">
            <text:p>3.62735</text:p>
          </table:table-cell>
          <table:table-cell office:value-type="float" office:value="3.592957" calcext:value-type="float">
            <text:p>3.592957</text:p>
          </table:table-cell>
          <table:table-cell office:value-type="float" office:value="4.65686" calcext:value-type="float">
            <text:p>4.65686</text:p>
          </table:table-cell>
          <table:table-cell office:value-type="float" office:value="4.598663" calcext:value-type="float">
            <text:p>4.598663</text:p>
          </table:table-cell>
          <table:table-cell office:value-type="float" office:value="5.579041" calcext:value-type="float">
            <text:p>5.579041</text:p>
          </table:table-cell>
          <table:table-cell office:value-type="float" office:value="5.50943" calcext:value-type="float">
            <text:p>5.50943</text:p>
          </table:table-cell>
          <table:table-cell office:value-type="float" office:value="6.169678" calcext:value-type="float">
            <text:p>6.169678</text:p>
          </table:table-cell>
          <table:table-cell office:value-type="float" office:value="6.098755" calcext:value-type="float">
            <text:p>6.098755</text:p>
          </table:table-cell>
          <table:table-cell office:value-type="float" office:value="3.135742" calcext:value-type="float">
            <text:p>3.135742</text:p>
          </table:table-cell>
          <table:table-cell office:value-type="float" office:value="-5.136261" calcext:value-type="float">
            <text:p>-5.1362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5" calcext:value-type="float">
            <text:p>12022005</text:p>
          </table:table-cell>
          <table:table-cell office:value-type="float" office:value="6.63948" calcext:value-type="float">
            <text:p>6.63948</text:p>
          </table:table-cell>
          <table:table-cell office:value-type="float" office:value="4.9" calcext:value-type="float">
            <text:p>4.9</text:p>
          </table:table-cell>
          <table:table-cell office:value-type="float" office:value="-4.25" calcext:value-type="float">
            <text:p>-4.25</text:p>
          </table:table-cell>
          <table:table-cell office:value-type="float" office:value="0.7618005" calcext:value-type="float">
            <text:p>0.7618005</text:p>
          </table:table-cell>
          <table:table-cell office:value-type="float" office:value="0.3953348" calcext:value-type="float">
            <text:p>0.3953348</text:p>
          </table:table-cell>
          <table:table-cell office:value-type="float" office:value="218.628" calcext:value-type="float">
            <text:p>218.628</text:p>
          </table:table-cell>
          <table:table-cell office:value-type="float" office:value="27.8" calcext:value-type="float">
            <text:p>27.8</text:p>
          </table:table-cell>
          <table:table-cell office:value-type="float" office:value="0.8389587" calcext:value-type="float">
            <text:p>0.8389587</text:p>
          </table:table-cell>
          <table:table-cell office:value-type="float" office:value="-1.768341" calcext:value-type="float">
            <text:p>-1.768341</text:p>
          </table:table-cell>
          <table:table-cell office:value-type="float" office:value="-0.3040771" calcext:value-type="float">
            <text:p>-0.3040771</text:p>
          </table:table-cell>
          <table:table-cell office:value-type="float" office:value="-0.7512207" calcext:value-type="float">
            <text:p>-0.7512207</text:p>
          </table:table-cell>
          <table:table-cell office:value-type="float" office:value="-0.3422241" calcext:value-type="float">
            <text:p>-0.3422241</text:p>
          </table:table-cell>
          <table:table-cell office:value-type="float" office:value="-0.4898376" calcext:value-type="float">
            <text:p>-0.4898376</text:p>
          </table:table-cell>
          <table:table-cell office:value-type="float" office:value="-0.1244507" calcext:value-type="float">
            <text:p>-0.1244507</text:p>
          </table:table-cell>
          <table:table-cell office:value-type="float" office:value="-0.3296814" calcext:value-type="float">
            <text:p>-0.3296814</text:p>
          </table:table-cell>
          <table:table-cell office:value-type="float" office:value="-0.2082214" calcext:value-type="float">
            <text:p>-0.2082214</text:p>
          </table:table-cell>
          <table:table-cell office:value-type="float" office:value="-0.2786865" calcext:value-type="float">
            <text:p>-0.2786865</text:p>
          </table:table-cell>
          <table:table-cell office:value-type="float" office:value="-0.2094421" calcext:value-type="float">
            <text:p>-0.2094421</text:p>
          </table:table-cell>
          <table:table-cell office:value-type="float" office:value="-0.2382812" calcext:value-type="float">
            <text:p>-0.2382812</text:p>
          </table:table-cell>
          <table:table-cell office:value-type="float" office:value="-0.002258301" calcext:value-type="float">
            <text:p>-0.002258301</text:p>
          </table:table-cell>
          <table:table-cell office:value-type="float" office:value="-0.08618164" calcext:value-type="float">
            <text:p>-0.08618164</text:p>
          </table:table-cell>
          <table:table-cell office:value-type="float" office:value="0.4003601" calcext:value-type="float">
            <text:p>0.4003601</text:p>
          </table:table-cell>
          <table:table-cell office:value-type="float" office:value="0.348938" calcext:value-type="float">
            <text:p>0.348938</text:p>
          </table:table-cell>
          <table:table-cell office:value-type="float" office:value="1.284851" calcext:value-type="float">
            <text:p>1.284851</text:p>
          </table:table-cell>
          <table:table-cell office:value-type="float" office:value="1.260071" calcext:value-type="float">
            <text:p>1.260071</text:p>
          </table:table-cell>
          <table:table-cell office:value-type="float" office:value="2.483948" calcext:value-type="float">
            <text:p>2.483948</text:p>
          </table:table-cell>
          <table:table-cell office:value-type="float" office:value="2.479553" calcext:value-type="float">
            <text:p>2.479553</text:p>
          </table:table-cell>
          <table:table-cell office:value-type="float" office:value="3.592621" calcext:value-type="float">
            <text:p>3.592621</text:p>
          </table:table-cell>
          <table:table-cell office:value-type="float" office:value="3.560242" calcext:value-type="float">
            <text:p>3.560242</text:p>
          </table:table-cell>
          <table:table-cell office:value-type="float" office:value="4.598053" calcext:value-type="float">
            <text:p>4.598053</text:p>
          </table:table-cell>
          <table:table-cell office:value-type="float" office:value="4.542999" calcext:value-type="float">
            <text:p>4.542999</text:p>
          </table:table-cell>
          <table:table-cell office:value-type="float" office:value="5.508728" calcext:value-type="float">
            <text:p>5.508728</text:p>
          </table:table-cell>
          <table:table-cell office:value-type="float" office:value="5.441925" calcext:value-type="float">
            <text:p>5.441925</text:p>
          </table:table-cell>
          <table:table-cell office:value-type="float" office:value="6.098022" calcext:value-type="float">
            <text:p>6.098022</text:p>
          </table:table-cell>
          <table:table-cell office:value-type="float" office:value="6.02948" calcext:value-type="float">
            <text:p>6.02948</text:p>
          </table:table-cell>
          <table:table-cell office:value-type="float" office:value="2.719025" calcext:value-type="float">
            <text:p>2.719025</text:p>
          </table:table-cell>
          <table:table-cell office:value-type="float" office:value="-3.758667" calcext:value-type="float">
            <text:p>-3.7586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5" calcext:value-type="float">
            <text:p>13022005</text:p>
          </table:table-cell>
          <table:table-cell office:value-type="float" office:value="3.20436" calcext:value-type="float">
            <text:p>3.20436</text:p>
          </table:table-cell>
          <table:table-cell office:value-type="float" office:value="5.21" calcext:value-type="float">
            <text:p>5.21</text:p>
          </table:table-cell>
          <table:table-cell office:value-type="float" office:value="3.81" calcext:value-type="float">
            <text:p>3.81</text:p>
          </table:table-cell>
          <table:table-cell office:value-type="float" office:value="0.7783313" calcext:value-type="float">
            <text:p>0.7783313</text:p>
          </table:table-cell>
          <table:table-cell office:value-type="float" office:value="0.7061431" calcext:value-type="float">
            <text:p>0.7061431</text:p>
          </table:table-cell>
          <table:table-cell office:value-type="float" office:value="330.732" calcext:value-type="float">
            <text:p>330.732</text:p>
          </table:table-cell>
          <table:table-cell office:value-type="float" office:value="11.2" calcext:value-type="float">
            <text:p>11.2</text:p>
          </table:table-cell>
          <table:table-cell office:value-type="float" office:value="0.680542" calcext:value-type="float">
            <text:p>0.680542</text:p>
          </table:table-cell>
          <table:table-cell office:value-type="float" office:value="-0.2101135" calcext:value-type="float">
            <text:p>-0.2101135</text:p>
          </table:table-cell>
          <table:table-cell office:value-type="float" office:value="-0.08972168" calcext:value-type="float">
            <text:p>-0.08972168</text:p>
          </table:table-cell>
          <table:table-cell office:value-type="float" office:value="-0.3290405" calcext:value-type="float">
            <text:p>-0.3290405</text:p>
          </table:table-cell>
          <table:table-cell office:value-type="float" office:value="-0.2002869" calcext:value-type="float">
            <text:p>-0.2002869</text:p>
          </table:table-cell>
          <table:table-cell office:value-type="float" office:value="-0.3403625" calcext:value-type="float">
            <text:p>-0.3403625</text:p>
          </table:table-cell>
          <table:table-cell office:value-type="float" office:value="-0.05267334" calcext:value-type="float">
            <text:p>-0.05267334</text:p>
          </table:table-cell>
          <table:table-cell office:value-type="float" office:value="-0.1220703" calcext:value-type="float">
            <text:p>-0.1220703</text:p>
          </table:table-cell>
          <table:table-cell office:value-type="float" office:value="-0.03833008" calcext:value-type="float">
            <text:p>-0.03833008</text:p>
          </table:table-cell>
          <table:table-cell office:value-type="float" office:value="-0.2066956" calcext:value-type="float">
            <text:p>-0.2066956</text:p>
          </table:table-cell>
          <table:table-cell office:value-type="float" office:value="-0.007965088" calcext:value-type="float">
            <text:p>-0.007965088</text:p>
          </table:table-cell>
          <table:table-cell office:value-type="float" office:value="-0.2089844" calcext:value-type="float">
            <text:p>-0.2089844</text:p>
          </table:table-cell>
          <table:table-cell office:value-type="float" office:value="0.01342773" calcext:value-type="float">
            <text:p>0.01342773</text:p>
          </table:table-cell>
          <table:table-cell office:value-type="float" office:value="-0.00213623" calcext:value-type="float">
            <text:p>-0.00213623</text:p>
          </table:table-cell>
          <table:table-cell office:value-type="float" office:value="0.4423523" calcext:value-type="float">
            <text:p>0.4423523</text:p>
          </table:table-cell>
          <table:table-cell office:value-type="float" office:value="0.401062" calcext:value-type="float">
            <text:p>0.401062</text:p>
          </table:table-cell>
          <table:table-cell office:value-type="float" office:value="1.311707" calcext:value-type="float">
            <text:p>1.311707</text:p>
          </table:table-cell>
          <table:table-cell office:value-type="float" office:value="1.285156" calcext:value-type="float">
            <text:p>1.285156</text:p>
          </table:table-cell>
          <table:table-cell office:value-type="float" office:value="2.479492" calcext:value-type="float">
            <text:p>2.479492</text:p>
          </table:table-cell>
          <table:table-cell office:value-type="float" office:value="2.47464" calcext:value-type="float">
            <text:p>2.47464</text:p>
          </table:table-cell>
          <table:table-cell office:value-type="float" office:value="3.559937" calcext:value-type="float">
            <text:p>3.559937</text:p>
          </table:table-cell>
          <table:table-cell office:value-type="float" office:value="3.529633" calcext:value-type="float">
            <text:p>3.529633</text:p>
          </table:table-cell>
          <table:table-cell office:value-type="float" office:value="4.54245" calcext:value-type="float">
            <text:p>4.54245</text:p>
          </table:table-cell>
          <table:table-cell office:value-type="float" office:value="4.490875" calcext:value-type="float">
            <text:p>4.490875</text:p>
          </table:table-cell>
          <table:table-cell office:value-type="float" office:value="5.441223" calcext:value-type="float">
            <text:p>5.441223</text:p>
          </table:table-cell>
          <table:table-cell office:value-type="float" office:value="5.377167" calcext:value-type="float">
            <text:p>5.377167</text:p>
          </table:table-cell>
          <table:table-cell office:value-type="float" office:value="6.028748" calcext:value-type="float">
            <text:p>6.028748</text:p>
          </table:table-cell>
          <table:table-cell office:value-type="float" office:value="5.962372" calcext:value-type="float">
            <text:p>5.962372</text:p>
          </table:table-cell>
          <table:table-cell office:value-type="float" office:value="1.778503" calcext:value-type="float">
            <text:p>1.778503</text:p>
          </table:table-cell>
          <table:table-cell office:value-type="float" office:value="-0.1867371" calcext:value-type="float">
            <text:p>-0.18673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5" calcext:value-type="float">
            <text:p>14022005</text:p>
          </table:table-cell>
          <table:table-cell office:value-type="float" office:value="12.21089" calcext:value-type="float">
            <text:p>12.21089</text:p>
          </table:table-cell>
          <table:table-cell office:value-type="float" office:value="16.74" calcext:value-type="float">
            <text:p>16.74</text:p>
          </table:table-cell>
          <table:table-cell office:value-type="float" office:value="-0.6" calcext:value-type="float">
            <text:p>-0.6</text:p>
          </table:table-cell>
          <table:table-cell office:value-type="float" office:value="0.9996651" calcext:value-type="float">
            <text:p>0.9996651</text:p>
          </table:table-cell>
          <table:table-cell office:value-type="float" office:value="0.5162942" calcext:value-type="float">
            <text:p>0.5162942</text:p>
          </table:table-cell>
          <table:table-cell office:value-type="float" office:value="270.144" calcext:value-type="float">
            <text:p>270.144</text:p>
          </table:table-cell>
          <table:table-cell office:value-type="float" office:value="0" calcext:value-type="float">
            <text:p>0</text:p>
          </table:table-cell>
          <table:table-cell office:value-type="float" office:value="8.930115" calcext:value-type="float">
            <text:p>8.930115</text:p>
          </table:table-cell>
          <table:table-cell office:value-type="float" office:value="-0.8843079" calcext:value-type="float">
            <text:p>-0.8843079</text:p>
          </table:table-cell>
          <table:table-cell office:value-type="float" office:value="1.433044" calcext:value-type="float">
            <text:p>1.433044</text:p>
          </table:table-cell>
          <table:table-cell office:value-type="float" office:value="-0.2962646" calcext:value-type="float">
            <text:p>-0.2962646</text:p>
          </table:table-cell>
          <table:table-cell office:value-type="float" office:value="0.08929443" calcext:value-type="float">
            <text:p>0.08929443</text:p>
          </table:table-cell>
          <table:table-cell office:value-type="float" office:value="-0.2001953" calcext:value-type="float">
            <text:p>-0.2001953</text:p>
          </table:table-cell>
          <table:table-cell office:value-type="float" office:value="-0.01000977" calcext:value-type="float">
            <text:p>-0.01000977</text:p>
          </table:table-cell>
          <table:table-cell office:value-type="float" office:value="-0.05264282" calcext:value-type="float">
            <text:p>-0.05264282</text:p>
          </table:table-cell>
          <table:table-cell office:value-type="float" office:value="-0.01049805" calcext:value-type="float">
            <text:p>-0.01049805</text:p>
          </table:table-cell>
          <table:table-cell office:value-type="float" office:value="-0.0375061" calcext:value-type="float">
            <text:p>-0.0375061</text:p>
          </table:table-cell>
          <table:table-cell office:value-type="float" office:value="-0.006469727" calcext:value-type="float">
            <text:p>-0.006469727</text:p>
          </table:table-cell>
          <table:table-cell office:value-type="float" office:value="-0.007843018" calcext:value-type="float">
            <text:p>-0.007843018</text:p>
          </table:table-cell>
          <table:table-cell office:value-type="float" office:value="0.0133667" calcext:value-type="float">
            <text:p>0.0133667</text:p>
          </table:table-cell>
          <table:table-cell office:value-type="float" office:value="0.01165771" calcext:value-type="float">
            <text:p>0.01165771</text:p>
          </table:table-cell>
          <table:table-cell office:value-type="float" office:value="0.4573059" calcext:value-type="float">
            <text:p>0.4573059</text:p>
          </table:table-cell>
          <table:table-cell office:value-type="float" office:value="0.4425964" calcext:value-type="float">
            <text:p>0.4425964</text:p>
          </table:table-cell>
          <table:table-cell office:value-type="float" office:value="1.329132" calcext:value-type="float">
            <text:p>1.329132</text:p>
          </table:table-cell>
          <table:table-cell office:value-type="float" office:value="1.311951" calcext:value-type="float">
            <text:p>1.311951</text:p>
          </table:table-cell>
          <table:table-cell office:value-type="float" office:value="2.474579" calcext:value-type="float">
            <text:p>2.474579</text:p>
          </table:table-cell>
          <table:table-cell office:value-type="float" office:value="2.470001" calcext:value-type="float">
            <text:p>2.470001</text:p>
          </table:table-cell>
          <table:table-cell office:value-type="float" office:value="3.529327" calcext:value-type="float">
            <text:p>3.529327</text:p>
          </table:table-cell>
          <table:table-cell office:value-type="float" office:value="3.500092" calcext:value-type="float">
            <text:p>3.500092</text:p>
          </table:table-cell>
          <table:table-cell office:value-type="float" office:value="4.490387" calcext:value-type="float">
            <text:p>4.490387</text:p>
          </table:table-cell>
          <table:table-cell office:value-type="float" office:value="4.441132" calcext:value-type="float">
            <text:p>4.441132</text:p>
          </table:table-cell>
          <table:table-cell office:value-type="float" office:value="5.376526" calcext:value-type="float">
            <text:p>5.376526</text:p>
          </table:table-cell>
          <table:table-cell office:value-type="float" office:value="5.315338" calcext:value-type="float">
            <text:p>5.315338</text:p>
          </table:table-cell>
          <table:table-cell office:value-type="float" office:value="5.9617" calcext:value-type="float">
            <text:p>5.9617</text:p>
          </table:table-cell>
          <table:table-cell office:value-type="float" office:value="5.897186" calcext:value-type="float">
            <text:p>5.897186</text:p>
          </table:table-cell>
          <table:table-cell office:value-type="float" office:value="12.44388" calcext:value-type="float">
            <text:p>12.44388</text:p>
          </table:table-cell>
          <table:table-cell office:value-type="float" office:value="-2.100342" calcext:value-type="float">
            <text:p>-2.1003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5" calcext:value-type="float">
            <text:p>15022005</text:p>
          </table:table-cell>
          <table:table-cell office:value-type="float" office:value="3.63744" calcext:value-type="float">
            <text:p>3.63744</text:p>
          </table:table-cell>
          <table:table-cell office:value-type="float" office:value="3.81" calcext:value-type="float">
            <text:p>3.81</text:p>
          </table:table-cell>
          <table:table-cell office:value-type="float" office:value="-3" calcext:value-type="float">
            <text:p>-3</text:p>
          </table:table-cell>
          <table:table-cell office:value-type="float" office:value="0.6926737" calcext:value-type="float">
            <text:p>0.6926737</text:p>
          </table:table-cell>
          <table:table-cell office:value-type="float" office:value="0.4335315" calcext:value-type="float">
            <text:p>0.4335315</text:p>
          </table:table-cell>
          <table:table-cell office:value-type="float" office:value="281.052" calcext:value-type="float">
            <text:p>281.052</text:p>
          </table:table-cell>
          <table:table-cell office:value-type="float" office:value="0" calcext:value-type="float">
            <text:p>0</text:p>
          </table:table-cell>
          <table:table-cell office:value-type="float" office:value="2.860413" calcext:value-type="float">
            <text:p>2.860413</text:p>
          </table:table-cell>
          <table:table-cell office:value-type="float" office:value="-1.530273" calcext:value-type="float">
            <text:p>-1.530273</text:p>
          </table:table-cell>
          <table:table-cell office:value-type="float" office:value="0.3881226" calcext:value-type="float">
            <text:p>0.3881226</text:p>
          </table:table-cell>
          <table:table-cell office:value-type="float" office:value="-0.2313232" calcext:value-type="float">
            <text:p>-0.2313232</text:p>
          </table:table-cell>
          <table:table-cell office:value-type="float" office:value="0.01846313" calcext:value-type="float">
            <text:p>0.01846313</text:p>
          </table:table-cell>
          <table:table-cell office:value-type="float" office:value="-0.08071899" calcext:value-type="float">
            <text:p>-0.08071899</text:p>
          </table:table-cell>
          <table:table-cell office:value-type="float" office:value="-0.01000977" calcext:value-type="float">
            <text:p>-0.01000977</text:p>
          </table:table-cell>
          <table:table-cell office:value-type="float" office:value="-0.02539062" calcext:value-type="float">
            <text:p>-0.02539062</text:p>
          </table:table-cell>
          <table:table-cell office:value-type="float" office:value="-0.01040649" calcext:value-type="float">
            <text:p>-0.01040649</text:p>
          </table:table-cell>
          <table:table-cell office:value-type="float" office:value="-0.01409912" calcext:value-type="float">
            <text:p>-0.01409912</text:p>
          </table:table-cell>
          <table:table-cell office:value-type="float" office:value="-0.007049561" calcext:value-type="float">
            <text:p>-0.007049561</text:p>
          </table:table-cell>
          <table:table-cell office:value-type="float" office:value="-0.007476807" calcext:value-type="float">
            <text:p>-0.007476807</text:p>
          </table:table-cell>
          <table:table-cell office:value-type="float" office:value="0.01251221" calcext:value-type="float">
            <text:p>0.01251221</text:p>
          </table:table-cell>
          <table:table-cell office:value-type="float" office:value="0.01153564" calcext:value-type="float">
            <text:p>0.01153564</text:p>
          </table:table-cell>
          <table:table-cell office:value-type="float" office:value="0.4637451" calcext:value-type="float">
            <text:p>0.4637451</text:p>
          </table:table-cell>
          <table:table-cell office:value-type="float" office:value="0.4573975" calcext:value-type="float">
            <text:p>0.4573975</text:p>
          </table:table-cell>
          <table:table-cell office:value-type="float" office:value="1.338165" calcext:value-type="float">
            <text:p>1.338165</text:p>
          </table:table-cell>
          <table:table-cell office:value-type="float" office:value="1.329254" calcext:value-type="float">
            <text:p>1.329254</text:p>
          </table:table-cell>
          <table:table-cell office:value-type="float" office:value="2.469971" calcext:value-type="float">
            <text:p>2.469971</text:p>
          </table:table-cell>
          <table:table-cell office:value-type="float" office:value="2.463562" calcext:value-type="float">
            <text:p>2.463562</text:p>
          </table:table-cell>
          <table:table-cell office:value-type="float" office:value="3.499817" calcext:value-type="float">
            <text:p>3.499817</text:p>
          </table:table-cell>
          <table:table-cell office:value-type="float" office:value="3.472443" calcext:value-type="float">
            <text:p>3.472443</text:p>
          </table:table-cell>
          <table:table-cell office:value-type="float" office:value="4.440613" calcext:value-type="float">
            <text:p>4.440613</text:p>
          </table:table-cell>
          <table:table-cell office:value-type="float" office:value="4.394623" calcext:value-type="float">
            <text:p>4.394623</text:p>
          </table:table-cell>
          <table:table-cell office:value-type="float" office:value="5.314697" calcext:value-type="float">
            <text:p>5.314697</text:p>
          </table:table-cell>
          <table:table-cell office:value-type="float" office:value="5.25528" calcext:value-type="float">
            <text:p>5.25528</text:p>
          </table:table-cell>
          <table:table-cell office:value-type="float" office:value="5.896484" calcext:value-type="float">
            <text:p>5.896484</text:p>
          </table:table-cell>
          <table:table-cell office:value-type="float" office:value="5.833771" calcext:value-type="float">
            <text:p>5.833771</text:p>
          </table:table-cell>
          <table:table-cell office:value-type="float" office:value="5.781799" calcext:value-type="float">
            <text:p>5.781799</text:p>
          </table:table-cell>
          <table:table-cell office:value-type="float" office:value="-3.491577" calcext:value-type="float">
            <text:p>-3.4915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5" calcext:value-type="float">
            <text:p>16022005</text:p>
          </table:table-cell>
          <table:table-cell office:value-type="float" office:value="14.46395" calcext:value-type="float">
            <text:p>14.46395</text:p>
          </table:table-cell>
          <table:table-cell office:value-type="float" office:value="5.83" calcext:value-type="float">
            <text:p>5.83</text:p>
          </table:table-cell>
          <table:table-cell office:value-type="float" office:value="-6" calcext:value-type="float">
            <text:p>-6</text:p>
          </table:table-cell>
          <table:table-cell office:value-type="float" office:value="0.6861158" calcext:value-type="float">
            <text:p>0.6861158</text:p>
          </table:table-cell>
          <table:table-cell office:value-type="float" office:value="0.3469425" calcext:value-type="float">
            <text:p>0.3469425</text:p>
          </table:table-cell>
          <table:table-cell office:value-type="float" office:value="303.984" calcext:value-type="float">
            <text:p>303.984</text:p>
          </table:table-cell>
          <table:table-cell office:value-type="float" office:value="0" calcext:value-type="float">
            <text:p>0</text:p>
          </table:table-cell>
          <table:table-cell office:value-type="float" office:value="12.74768" calcext:value-type="float">
            <text:p>12.74768</text:p>
          </table:table-cell>
          <table:table-cell office:value-type="float" office:value="-2.401001" calcext:value-type="float">
            <text:p>-2.401001</text:p>
          </table:table-cell>
          <table:table-cell office:value-type="float" office:value="3.580444" calcext:value-type="float">
            <text:p>3.580444</text:p>
          </table:table-cell>
          <table:table-cell office:value-type="float" office:value="-0.3509827" calcext:value-type="float">
            <text:p>-0.3509827</text:p>
          </table:table-cell>
          <table:table-cell office:value-type="float" office:value="0.4204102" calcext:value-type="float">
            <text:p>0.4204102</text:p>
          </table:table-cell>
          <table:table-cell office:value-type="float" office:value="-0.06219482" calcext:value-type="float">
            <text:p>-0.06219482</text:p>
          </table:table-cell>
          <table:table-cell office:value-type="float" office:value="0.0406189" calcext:value-type="float">
            <text:p>0.0406189</text:p>
          </table:table-cell>
          <table:table-cell office:value-type="float" office:value="-0.01950073" calcext:value-type="float">
            <text:p>-0.01950073</text:p>
          </table:table-cell>
          <table:table-cell office:value-type="float" office:value="0.001098633" calcext:value-type="float">
            <text:p>0.001098633</text:p>
          </table:table-cell>
          <table:table-cell office:value-type="float" office:value="-0.01272583" calcext:value-type="float">
            <text:p>-0.01272583</text:p>
          </table:table-cell>
          <table:table-cell office:value-type="float" office:value="-0.00692749" calcext:value-type="float">
            <text:p>-0.00692749</text:p>
          </table:table-cell>
          <table:table-cell office:value-type="float" office:value="-0.007843018" calcext:value-type="float">
            <text:p>-0.007843018</text:p>
          </table:table-cell>
          <table:table-cell office:value-type="float" office:value="0.01184082" calcext:value-type="float">
            <text:p>0.01184082</text:p>
          </table:table-cell>
          <table:table-cell office:value-type="float" office:value="0.01107788" calcext:value-type="float">
            <text:p>0.01107788</text:p>
          </table:table-cell>
          <table:table-cell office:value-type="float" office:value="0.4667053" calcext:value-type="float">
            <text:p>0.4667053</text:p>
          </table:table-cell>
          <table:table-cell office:value-type="float" office:value="0.4637756" calcext:value-type="float">
            <text:p>0.4637756</text:p>
          </table:table-cell>
          <table:table-cell office:value-type="float" office:value="1.340942" calcext:value-type="float">
            <text:p>1.340942</text:p>
          </table:table-cell>
          <table:table-cell office:value-type="float" office:value="1.338196" calcext:value-type="float">
            <text:p>1.338196</text:p>
          </table:table-cell>
          <table:table-cell office:value-type="float" office:value="2.46347" calcext:value-type="float">
            <text:p>2.46347</text:p>
          </table:table-cell>
          <table:table-cell office:value-type="float" office:value="2.454773" calcext:value-type="float">
            <text:p>2.454773</text:p>
          </table:table-cell>
          <table:table-cell office:value-type="float" office:value="3.472168" calcext:value-type="float">
            <text:p>3.472168</text:p>
          </table:table-cell>
          <table:table-cell office:value-type="float" office:value="3.444855" calcext:value-type="float">
            <text:p>3.444855</text:p>
          </table:table-cell>
          <table:table-cell office:value-type="float" office:value="4.394135" calcext:value-type="float">
            <text:p>4.394135</text:p>
          </table:table-cell>
          <table:table-cell office:value-type="float" office:value="4.349579" calcext:value-type="float">
            <text:p>4.349579</text:p>
          </table:table-cell>
          <table:table-cell office:value-type="float" office:value="5.254669" calcext:value-type="float">
            <text:p>5.254669</text:p>
          </table:table-cell>
          <table:table-cell office:value-type="float" office:value="5.198029" calcext:value-type="float">
            <text:p>5.198029</text:p>
          </table:table-cell>
          <table:table-cell office:value-type="float" office:value="5.83316" calcext:value-type="float">
            <text:p>5.83316</text:p>
          </table:table-cell>
          <table:table-cell office:value-type="float" office:value="5.772827" calcext:value-type="float">
            <text:p>5.772827</text:p>
          </table:table-cell>
          <table:table-cell office:value-type="float" office:value="21.11996" calcext:value-type="float">
            <text:p>21.11996</text:p>
          </table:table-cell>
          <table:table-cell office:value-type="float" office:value="-5.44519" calcext:value-type="float">
            <text:p>-5.445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5" calcext:value-type="float">
            <text:p>17022005</text:p>
          </table:table-cell>
          <table:table-cell office:value-type="float" office:value="14.9943" calcext:value-type="float">
            <text:p>14.9943</text:p>
          </table:table-cell>
          <table:table-cell office:value-type="float" office:value="8.32" calcext:value-type="float">
            <text:p>8.32</text:p>
          </table:table-cell>
          <table:table-cell office:value-type="float" office:value="-7.59" calcext:value-type="float">
            <text:p>-7.59</text:p>
          </table:table-cell>
          <table:table-cell office:value-type="float" office:value="0.6888832" calcext:value-type="float">
            <text:p>0.6888832</text:p>
          </table:table-cell>
          <table:table-cell office:value-type="float" office:value="0.3076712" calcext:value-type="float">
            <text:p>0.3076712</text:p>
          </table:table-cell>
          <table:table-cell office:value-type="float" office:value="211.68" calcext:value-type="float">
            <text:p>211.68</text:p>
          </table:table-cell>
          <table:table-cell office:value-type="float" office:value="0" calcext:value-type="float">
            <text:p>0</text:p>
          </table:table-cell>
          <table:table-cell office:value-type="float" office:value="15.33878" calcext:value-type="float">
            <text:p>15.33878</text:p>
          </table:table-cell>
          <table:table-cell office:value-type="float" office:value="-4.050629" calcext:value-type="float">
            <text:p>-4.050629</text:p>
          </table:table-cell>
          <table:table-cell office:value-type="float" office:value="7.233765" calcext:value-type="float">
            <text:p>7.233765</text:p>
          </table:table-cell>
          <table:table-cell office:value-type="float" office:value="-0.5993347" calcext:value-type="float">
            <text:p>-0.5993347</text:p>
          </table:table-cell>
          <table:table-cell office:value-type="float" office:value="0.8607483" calcext:value-type="float">
            <text:p>0.8607483</text:p>
          </table:table-cell>
          <table:table-cell office:value-type="float" office:value="-0.08578491" calcext:value-type="float">
            <text:p>-0.08578491</text:p>
          </table:table-cell>
          <table:table-cell office:value-type="float" office:value="0.09365845" calcext:value-type="float">
            <text:p>0.09365845</text:p>
          </table:table-cell>
          <table:table-cell office:value-type="float" office:value="-0.01986694" calcext:value-type="float">
            <text:p>-0.01986694</text:p>
          </table:table-cell>
          <table:table-cell office:value-type="float" office:value="0.01391602" calcext:value-type="float">
            <text:p>0.01391602</text:p>
          </table:table-cell>
          <table:table-cell office:value-type="float" office:value="-0.01205444" calcext:value-type="float">
            <text:p>-0.01205444</text:p>
          </table:table-cell>
          <table:table-cell office:value-type="float" office:value="-0.006195068" calcext:value-type="float">
            <text:p>-0.006195068</text:p>
          </table:table-cell>
          <table:table-cell office:value-type="float" office:value="-0.007843018" calcext:value-type="float">
            <text:p>-0.007843018</text:p>
          </table:table-cell>
          <table:table-cell office:value-type="float" office:value="0.0112915" calcext:value-type="float">
            <text:p>0.0112915</text:p>
          </table:table-cell>
          <table:table-cell office:value-type="float" office:value="0.01074219" calcext:value-type="float">
            <text:p>0.01074219</text:p>
          </table:table-cell>
          <table:table-cell office:value-type="float" office:value="0.4676819" calcext:value-type="float">
            <text:p>0.4676819</text:p>
          </table:table-cell>
          <table:table-cell office:value-type="float" office:value="0.4666443" calcext:value-type="float">
            <text:p>0.4666443</text:p>
          </table:table-cell>
          <table:table-cell office:value-type="float" office:value="1.341125" calcext:value-type="float">
            <text:p>1.341125</text:p>
          </table:table-cell>
          <table:table-cell office:value-type="float" office:value="1.339905" calcext:value-type="float">
            <text:p>1.339905</text:p>
          </table:table-cell>
          <table:table-cell office:value-type="float" office:value="2.45462" calcext:value-type="float">
            <text:p>2.45462</text:p>
          </table:table-cell>
          <table:table-cell office:value-type="float" office:value="2.443512" calcext:value-type="float">
            <text:p>2.443512</text:p>
          </table:table-cell>
          <table:table-cell office:value-type="float" office:value="3.44458" calcext:value-type="float">
            <text:p>3.44458</text:p>
          </table:table-cell>
          <table:table-cell office:value-type="float" office:value="3.417664" calcext:value-type="float">
            <text:p>3.417664</text:p>
          </table:table-cell>
          <table:table-cell office:value-type="float" office:value="4.349152" calcext:value-type="float">
            <text:p>4.349152</text:p>
          </table:table-cell>
          <table:table-cell office:value-type="float" office:value="4.306335" calcext:value-type="float">
            <text:p>4.306335</text:p>
          </table:table-cell>
          <table:table-cell office:value-type="float" office:value="5.197479" calcext:value-type="float">
            <text:p>5.197479</text:p>
          </table:table-cell>
          <table:table-cell office:value-type="float" office:value="5.142975" calcext:value-type="float">
            <text:p>5.142975</text:p>
          </table:table-cell>
          <table:table-cell office:value-type="float" office:value="5.772217" calcext:value-type="float">
            <text:p>5.772217</text:p>
          </table:table-cell>
          <table:table-cell office:value-type="float" office:value="5.714111" calcext:value-type="float">
            <text:p>5.714111</text:p>
          </table:table-cell>
          <table:table-cell office:value-type="float" office:value="21.2988" calcext:value-type="float">
            <text:p>21.2988</text:p>
          </table:table-cell>
          <table:table-cell office:value-type="float" office:value="-8.204254" calcext:value-type="float">
            <text:p>-8.2042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5" calcext:value-type="float">
            <text:p>18022005</text:p>
          </table:table-cell>
          <table:table-cell office:value-type="float" office:value="14.40455" calcext:value-type="float">
            <text:p>14.40455</text:p>
          </table:table-cell>
          <table:table-cell office:value-type="float" office:value="5.8" calcext:value-type="float">
            <text:p>5.8</text:p>
          </table:table-cell>
          <table:table-cell office:value-type="float" office:value="-7.01" calcext:value-type="float">
            <text:p>-7.01</text:p>
          </table:table-cell>
          <table:table-cell office:value-type="float" office:value="0.6841681" calcext:value-type="float">
            <text:p>0.6841681</text:p>
          </table:table-cell>
          <table:table-cell office:value-type="float" office:value="0.321506" calcext:value-type="float">
            <text:p>0.321506</text:p>
          </table:table-cell>
          <table:table-cell office:value-type="float" office:value="187.236" calcext:value-type="float">
            <text:p>187.236</text:p>
          </table:table-cell>
          <table:table-cell office:value-type="float" office:value="0" calcext:value-type="float">
            <text:p>0</text:p>
          </table:table-cell>
          <table:table-cell office:value-type="float" office:value="12.65915" calcext:value-type="float">
            <text:p>12.65915</text:p>
          </table:table-cell>
          <table:table-cell office:value-type="float" office:value="-2.99057" calcext:value-type="float">
            <text:p>-2.99057</text:p>
          </table:table-cell>
          <table:table-cell office:value-type="float" office:value="6.543274" calcext:value-type="float">
            <text:p>6.543274</text:p>
          </table:table-cell>
          <table:table-cell office:value-type="float" office:value="-0.4763184" calcext:value-type="float">
            <text:p>-0.4763184</text:p>
          </table:table-cell>
          <table:table-cell office:value-type="float" office:value="0.7609863" calcext:value-type="float">
            <text:p>0.7609863</text:p>
          </table:table-cell>
          <table:table-cell office:value-type="float" office:value="-0.06863403" calcext:value-type="float">
            <text:p>-0.06863403</text:p>
          </table:table-cell>
          <table:table-cell office:value-type="float" office:value="0.07824707" calcext:value-type="float">
            <text:p>0.07824707</text:p>
          </table:table-cell>
          <table:table-cell office:value-type="float" office:value="-0.01644897" calcext:value-type="float">
            <text:p>-0.01644897</text:p>
          </table:table-cell>
          <table:table-cell office:value-type="float" office:value="0.01080322" calcext:value-type="float">
            <text:p>0.01080322</text:p>
          </table:table-cell>
          <table:table-cell office:value-type="float" office:value="-0.01065063" calcext:value-type="float">
            <text:p>-0.01065063</text:p>
          </table:table-cell>
          <table:table-cell office:value-type="float" office:value="-0.00604248" calcext:value-type="float">
            <text:p>-0.00604248</text:p>
          </table:table-cell>
          <table:table-cell office:value-type="float" office:value="-0.007476807" calcext:value-type="float">
            <text:p>-0.007476807</text:p>
          </table:table-cell>
          <table:table-cell office:value-type="float" office:value="0.01138306" calcext:value-type="float">
            <text:p>0.01138306</text:p>
          </table:table-cell>
          <table:table-cell office:value-type="float" office:value="0.01089478" calcext:value-type="float">
            <text:p>0.01089478</text:p>
          </table:table-cell>
          <table:table-cell office:value-type="float" office:value="0.467804" calcext:value-type="float">
            <text:p>0.467804</text:p>
          </table:table-cell>
          <table:table-cell office:value-type="float" office:value="0.4674988" calcext:value-type="float">
            <text:p>0.4674988</text:p>
          </table:table-cell>
          <table:table-cell office:value-type="float" office:value="1.339874" calcext:value-type="float">
            <text:p>1.339874</text:p>
          </table:table-cell>
          <table:table-cell office:value-type="float" office:value="1.336182" calcext:value-type="float">
            <text:p>1.336182</text:p>
          </table:table-cell>
          <table:table-cell office:value-type="float" office:value="2.443359" calcext:value-type="float">
            <text:p>2.443359</text:p>
          </table:table-cell>
          <table:table-cell office:value-type="float" office:value="2.430511" calcext:value-type="float">
            <text:p>2.430511</text:p>
          </table:table-cell>
          <table:table-cell office:value-type="float" office:value="3.417389" calcext:value-type="float">
            <text:p>3.417389</text:p>
          </table:table-cell>
          <table:table-cell office:value-type="float" office:value="3.389862" calcext:value-type="float">
            <text:p>3.389862</text:p>
          </table:table-cell>
          <table:table-cell office:value-type="float" office:value="4.305878" calcext:value-type="float">
            <text:p>4.305878</text:p>
          </table:table-cell>
          <table:table-cell office:value-type="float" office:value="4.264496" calcext:value-type="float">
            <text:p>4.264496</text:p>
          </table:table-cell>
          <table:table-cell office:value-type="float" office:value="5.142365" calcext:value-type="float">
            <text:p>5.142365</text:p>
          </table:table-cell>
          <table:table-cell office:value-type="float" office:value="5.089966" calcext:value-type="float">
            <text:p>5.089966</text:p>
          </table:table-cell>
          <table:table-cell office:value-type="float" office:value="5.713501" calcext:value-type="float">
            <text:p>5.713501</text:p>
          </table:table-cell>
          <table:table-cell office:value-type="float" office:value="5.657684" calcext:value-type="float">
            <text:p>5.657684</text:p>
          </table:table-cell>
          <table:table-cell office:value-type="float" office:value="17.87048" calcext:value-type="float">
            <text:p>17.87048</text:p>
          </table:table-cell>
          <table:table-cell office:value-type="float" office:value="-6.772888" calcext:value-type="float">
            <text:p>-6.7728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5" calcext:value-type="float">
            <text:p>19022005</text:p>
          </table:table-cell>
          <table:table-cell office:value-type="float" office:value="1.69992" calcext:value-type="float">
            <text:p>1.69992</text:p>
          </table:table-cell>
          <table:table-cell office:value-type="float" office:value="5.14" calcext:value-type="float">
            <text:p>5.14</text:p>
          </table:table-cell>
          <table:table-cell office:value-type="float" office:value="0.48" calcext:value-type="float">
            <text:p>0.48</text:p>
          </table:table-cell>
          <table:table-cell office:value-type="float" office:value="0.7745717" calcext:value-type="float">
            <text:p>0.7745717</text:p>
          </table:table-cell>
          <table:table-cell office:value-type="float" office:value="0.5579661" calcext:value-type="float">
            <text:p>0.5579661</text:p>
          </table:table-cell>
          <table:table-cell office:value-type="float" office:value="354.96" calcext:value-type="float">
            <text:p>354.96</text:p>
          </table:table-cell>
          <table:table-cell office:value-type="float" office:value="0.4" calcext:value-type="float">
            <text:p>0.4</text:p>
          </table:table-cell>
          <table:table-cell office:value-type="float" office:value="1.002838" calcext:value-type="float">
            <text:p>1.002838</text:p>
          </table:table-cell>
          <table:table-cell office:value-type="float" office:value="-0.9336853" calcext:value-type="float">
            <text:p>-0.9336853</text:p>
          </table:table-cell>
          <table:table-cell office:value-type="float" office:value="0.1549377" calcext:value-type="float">
            <text:p>0.1549377</text:p>
          </table:table-cell>
          <table:table-cell office:value-type="float" office:value="-0.1702881" calcext:value-type="float">
            <text:p>-0.1702881</text:p>
          </table:table-cell>
          <table:table-cell office:value-type="float" office:value="0.007781982" calcext:value-type="float">
            <text:p>0.007781982</text:p>
          </table:table-cell>
          <table:table-cell office:value-type="float" office:value="-0.0302124" calcext:value-type="float">
            <text:p>-0.0302124</text:p>
          </table:table-cell>
          <table:table-cell office:value-type="float" office:value="-0.007720947" calcext:value-type="float">
            <text:p>-0.007720947</text:p>
          </table:table-cell>
          <table:table-cell office:value-type="float" office:value="-0.01159668" calcext:value-type="float">
            <text:p>-0.01159668</text:p>
          </table:table-cell>
          <table:table-cell office:value-type="float" office:value="-0.008239746" calcext:value-type="float">
            <text:p>-0.008239746</text:p>
          </table:table-cell>
          <table:table-cell office:value-type="float" office:value="-0.009033203" calcext:value-type="float">
            <text:p>-0.009033203</text:p>
          </table:table-cell>
          <table:table-cell office:value-type="float" office:value="-0.006195068" calcext:value-type="float">
            <text:p>-0.006195068</text:p>
          </table:table-cell>
          <table:table-cell office:value-type="float" office:value="-0.006958008" calcext:value-type="float">
            <text:p>-0.006958008</text:p>
          </table:table-cell>
          <table:table-cell office:value-type="float" office:value="0.01269531" calcext:value-type="float">
            <text:p>0.01269531</text:p>
          </table:table-cell>
          <table:table-cell office:value-type="float" office:value="0.01126099" calcext:value-type="float">
            <text:p>0.01126099</text:p>
          </table:table-cell>
          <table:table-cell office:value-type="float" office:value="0.4674683" calcext:value-type="float">
            <text:p>0.4674683</text:p>
          </table:table-cell>
          <table:table-cell office:value-type="float" office:value="0.4666748" calcext:value-type="float">
            <text:p>0.4666748</text:p>
          </table:table-cell>
          <table:table-cell office:value-type="float" office:value="1.336121" calcext:value-type="float">
            <text:p>1.336121</text:p>
          </table:table-cell>
          <table:table-cell office:value-type="float" office:value="1.330933" calcext:value-type="float">
            <text:p>1.330933</text:p>
          </table:table-cell>
          <table:table-cell office:value-type="float" office:value="2.430359" calcext:value-type="float">
            <text:p>2.430359</text:p>
          </table:table-cell>
          <table:table-cell office:value-type="float" office:value="2.415863" calcext:value-type="float">
            <text:p>2.415863</text:p>
          </table:table-cell>
          <table:table-cell office:value-type="float" office:value="3.389587" calcext:value-type="float">
            <text:p>3.389587</text:p>
          </table:table-cell>
          <table:table-cell office:value-type="float" office:value="3.362" calcext:value-type="float">
            <text:p>3.362</text:p>
          </table:table-cell>
          <table:table-cell office:value-type="float" office:value="4.264069" calcext:value-type="float">
            <text:p>4.264069</text:p>
          </table:table-cell>
          <table:table-cell office:value-type="float" office:value="4.223633" calcext:value-type="float">
            <text:p>4.223633</text:p>
          </table:table-cell>
          <table:table-cell office:value-type="float" office:value="5.089447" calcext:value-type="float">
            <text:p>5.089447</text:p>
          </table:table-cell>
          <table:table-cell office:value-type="float" office:value="5.038757" calcext:value-type="float">
            <text:p>5.038757</text:p>
          </table:table-cell>
          <table:table-cell office:value-type="float" office:value="5.657104" calcext:value-type="float">
            <text:p>5.657104</text:p>
          </table:table-cell>
          <table:table-cell office:value-type="float" office:value="5.603546" calcext:value-type="float">
            <text:p>5.603546</text:p>
          </table:table-cell>
          <table:table-cell office:value-type="float" office:value="2.554688" calcext:value-type="float">
            <text:p>2.554688</text:p>
          </table:table-cell>
          <table:table-cell office:value-type="float" office:value="-2.214355" calcext:value-type="float">
            <text:p>-2.2143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5" calcext:value-type="float">
            <text:p>20022005</text:p>
          </table:table-cell>
          <table:table-cell office:value-type="float" office:value="3.92796" calcext:value-type="float">
            <text:p>3.92796</text:p>
          </table:table-cell>
          <table:table-cell office:value-type="float" office:value="6.63" calcext:value-type="float">
            <text:p>6.63</text:p>
          </table:table-cell>
          <table:table-cell office:value-type="float" office:value="-1.12" calcext:value-type="float">
            <text:p>-1.12</text:p>
          </table:table-cell>
          <table:table-cell office:value-type="float" office:value="0.8582398" calcext:value-type="float">
            <text:p>0.8582398</text:p>
          </table:table-cell>
          <table:table-cell office:value-type="float" office:value="0.4972456" calcext:value-type="float">
            <text:p>0.4972456</text:p>
          </table:table-cell>
          <table:table-cell office:value-type="float" office:value="353.844" calcext:value-type="float">
            <text:p>353.844</text:p>
          </table:table-cell>
          <table:table-cell office:value-type="float" office:value="1" calcext:value-type="float">
            <text:p>1</text:p>
          </table:table-cell>
          <table:table-cell office:value-type="float" office:value="5.924805" calcext:value-type="float">
            <text:p>5.924805</text:p>
          </table:table-cell>
          <table:table-cell office:value-type="float" office:value="-1.207275" calcext:value-type="float">
            <text:p>-1.207275</text:p>
          </table:table-cell>
          <table:table-cell office:value-type="float" office:value="2.94986" calcext:value-type="float">
            <text:p>2.94986</text:p>
          </table:table-cell>
          <table:table-cell office:value-type="float" office:value="-0.2119751" calcext:value-type="float">
            <text:p>-0.2119751</text:p>
          </table:table-cell>
          <table:table-cell office:value-type="float" office:value="0.656311" calcext:value-type="float">
            <text:p>0.656311</text:p>
          </table:table-cell>
          <table:table-cell office:value-type="float" office:value="-0.0333252" calcext:value-type="float">
            <text:p>-0.0333252</text:p>
          </table:table-cell>
          <table:table-cell office:value-type="float" office:value="0.0632019" calcext:value-type="float">
            <text:p>0.0632019</text:p>
          </table:table-cell>
          <table:table-cell office:value-type="float" office:value="-0.01101685" calcext:value-type="float">
            <text:p>-0.01101685</text:p>
          </table:table-cell>
          <table:table-cell office:value-type="float" office:value="0.008148193" calcext:value-type="float">
            <text:p>0.008148193</text:p>
          </table:table-cell>
          <table:table-cell office:value-type="float" office:value="-0.008850098" calcext:value-type="float">
            <text:p>-0.008850098</text:p>
          </table:table-cell>
          <table:table-cell office:value-type="float" office:value="-0.005065918" calcext:value-type="float">
            <text:p>-0.005065918</text:p>
          </table:table-cell>
          <table:table-cell office:value-type="float" office:value="-0.006286621" calcext:value-type="float">
            <text:p>-0.006286621</text:p>
          </table:table-cell>
          <table:table-cell office:value-type="float" office:value="0.01272583" calcext:value-type="float">
            <text:p>0.01272583</text:p>
          </table:table-cell>
          <table:table-cell office:value-type="float" office:value="0.01196289" calcext:value-type="float">
            <text:p>0.01196289</text:p>
          </table:table-cell>
          <table:table-cell office:value-type="float" office:value="0.4667053" calcext:value-type="float">
            <text:p>0.4667053</text:p>
          </table:table-cell>
          <table:table-cell office:value-type="float" office:value="0.4654541" calcext:value-type="float">
            <text:p>0.4654541</text:p>
          </table:table-cell>
          <table:table-cell office:value-type="float" office:value="1.330872" calcext:value-type="float">
            <text:p>1.330872</text:p>
          </table:table-cell>
          <table:table-cell office:value-type="float" office:value="1.324524" calcext:value-type="float">
            <text:p>1.324524</text:p>
          </table:table-cell>
          <table:table-cell office:value-type="float" office:value="2.415649" calcext:value-type="float">
            <text:p>2.415649</text:p>
          </table:table-cell>
          <table:table-cell office:value-type="float" office:value="2.399841" calcext:value-type="float">
            <text:p>2.399841</text:p>
          </table:table-cell>
          <table:table-cell office:value-type="float" office:value="3.361694" calcext:value-type="float">
            <text:p>3.361694</text:p>
          </table:table-cell>
          <table:table-cell office:value-type="float" office:value="3.334045" calcext:value-type="float">
            <text:p>3.334045</text:p>
          </table:table-cell>
          <table:table-cell office:value-type="float" office:value="4.223206" calcext:value-type="float">
            <text:p>4.223206</text:p>
          </table:table-cell>
          <table:table-cell office:value-type="float" office:value="4.183624" calcext:value-type="float">
            <text:p>4.183624</text:p>
          </table:table-cell>
          <table:table-cell office:value-type="float" office:value="5.038239" calcext:value-type="float">
            <text:p>5.038239</text:p>
          </table:table-cell>
          <table:table-cell office:value-type="float" office:value="4.989105" calcext:value-type="float">
            <text:p>4.989105</text:p>
          </table:table-cell>
          <table:table-cell office:value-type="float" office:value="5.602997" calcext:value-type="float">
            <text:p>5.602997</text:p>
          </table:table-cell>
          <table:table-cell office:value-type="float" office:value="5.551422" calcext:value-type="float">
            <text:p>5.551422</text:p>
          </table:table-cell>
          <table:table-cell office:value-type="float" office:value="9.137543" calcext:value-type="float">
            <text:p>9.137543</text:p>
          </table:table-cell>
          <table:table-cell office:value-type="float" office:value="-2.998077" calcext:value-type="float">
            <text:p>-2.9980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5" calcext:value-type="float">
            <text:p>21022005</text:p>
          </table:table-cell>
          <table:table-cell office:value-type="float" office:value="3.44124" calcext:value-type="float">
            <text:p>3.44124</text:p>
          </table:table-cell>
          <table:table-cell office:value-type="float" office:value="1.3" calcext:value-type="float">
            <text:p>1.3</text:p>
          </table:table-cell>
          <table:table-cell office:value-type="float" office:value="-1.87" calcext:value-type="float">
            <text:p>-1.87</text:p>
          </table:table-cell>
          <table:table-cell office:value-type="float" office:value="0.5915955" calcext:value-type="float">
            <text:p>0.5915955</text:p>
          </table:table-cell>
          <table:table-cell office:value-type="float" office:value="0.4708832" calcext:value-type="float">
            <text:p>0.4708832</text:p>
          </table:table-cell>
          <table:table-cell office:value-type="float" office:value="231.516" calcext:value-type="float">
            <text:p>231.516</text:p>
          </table:table-cell>
          <table:table-cell office:value-type="float" office:value="0.5" calcext:value-type="float">
            <text:p>0.5</text:p>
          </table:table-cell>
          <table:table-cell office:value-type="float" office:value="0.8265686" calcext:value-type="float">
            <text:p>0.8265686</text:p>
          </table:table-cell>
          <table:table-cell office:value-type="float" office:value="-1.447418" calcext:value-type="float">
            <text:p>-1.447418</text:p>
          </table:table-cell>
          <table:table-cell office:value-type="float" office:value="0.1040955" calcext:value-type="float">
            <text:p>0.1040955</text:p>
          </table:table-cell>
          <table:table-cell office:value-type="float" office:value="-0.2512817" calcext:value-type="float">
            <text:p>-0.2512817</text:p>
          </table:table-cell>
          <table:table-cell office:value-type="float" office:value="0.002502441" calcext:value-type="float">
            <text:p>0.002502441</text:p>
          </table:table-cell>
          <table:table-cell office:value-type="float" office:value="-0.03991699" calcext:value-type="float">
            <text:p>-0.03991699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-0.01269531" calcext:value-type="float">
            <text:p>-0.01269531</text:p>
          </table:table-cell>
          <table:table-cell office:value-type="float" office:value="-0.007843018" calcext:value-type="float">
            <text:p>-0.007843018</text:p>
          </table:table-cell>
          <table:table-cell office:value-type="float" office:value="-0.009246826" calcext:value-type="float">
            <text:p>-0.009246826</text:p>
          </table:table-cell>
          <table:table-cell office:value-type="float" office:value="-0.00579834" calcext:value-type="float">
            <text:p>-0.00579834</text:p>
          </table:table-cell>
          <table:table-cell office:value-type="float" office:value="-0.006011963" calcext:value-type="float">
            <text:p>-0.006011963</text:p>
          </table:table-cell>
          <table:table-cell office:value-type="float" office:value="0.01290894" calcext:value-type="float">
            <text:p>0.01290894</text:p>
          </table:table-cell>
          <table:table-cell office:value-type="float" office:value="0.01226807" calcext:value-type="float">
            <text:p>0.01226807</text:p>
          </table:table-cell>
          <table:table-cell office:value-type="float" office:value="0.4654846" calcext:value-type="float">
            <text:p>0.4654846</text:p>
          </table:table-cell>
          <table:table-cell office:value-type="float" office:value="0.4638977" calcext:value-type="float">
            <text:p>0.4638977</text:p>
          </table:table-cell>
          <table:table-cell office:value-type="float" office:value="1.324463" calcext:value-type="float">
            <text:p>1.324463</text:p>
          </table:table-cell>
          <table:table-cell office:value-type="float" office:value="1.317108" calcext:value-type="float">
            <text:p>1.317108</text:p>
          </table:table-cell>
          <table:table-cell office:value-type="float" office:value="2.399658" calcext:value-type="float">
            <text:p>2.399658</text:p>
          </table:table-cell>
          <table:table-cell office:value-type="float" office:value="2.382629" calcext:value-type="float">
            <text:p>2.382629</text:p>
          </table:table-cell>
          <table:table-cell office:value-type="float" office:value="3.333771" calcext:value-type="float">
            <text:p>3.333771</text:p>
          </table:table-cell>
          <table:table-cell office:value-type="float" office:value="3.305908" calcext:value-type="float">
            <text:p>3.305908</text:p>
          </table:table-cell>
          <table:table-cell office:value-type="float" office:value="4.183228" calcext:value-type="float">
            <text:p>4.183228</text:p>
          </table:table-cell>
          <table:table-cell office:value-type="float" office:value="4.144531" calcext:value-type="float">
            <text:p>4.144531</text:p>
          </table:table-cell>
          <table:table-cell office:value-type="float" office:value="4.988556" calcext:value-type="float">
            <text:p>4.988556</text:p>
          </table:table-cell>
          <table:table-cell office:value-type="float" office:value="4.941101" calcext:value-type="float">
            <text:p>4.941101</text:p>
          </table:table-cell>
          <table:table-cell office:value-type="float" office:value="5.550873" calcext:value-type="float">
            <text:p>5.550873</text:p>
          </table:table-cell>
          <table:table-cell office:value-type="float" office:value="5.501068" calcext:value-type="float">
            <text:p>5.501068</text:p>
          </table:table-cell>
          <table:table-cell office:value-type="float" office:value="1.653107" calcext:value-type="float">
            <text:p>1.653107</text:p>
          </table:table-cell>
          <table:table-cell office:value-type="float" office:value="-3.751404" calcext:value-type="float">
            <text:p>-3.7514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5" calcext:value-type="float">
            <text:p>22022005</text:p>
          </table:table-cell>
          <table:table-cell office:value-type="float" office:value="14.21842" calcext:value-type="float">
            <text:p>14.21842</text:p>
          </table:table-cell>
          <table:table-cell office:value-type="float" office:value="7.39" calcext:value-type="float">
            <text:p>7.39</text:p>
          </table:table-cell>
          <table:table-cell office:value-type="float" office:value="-1.79" calcext:value-type="float">
            <text:p>-1.79</text:p>
          </table:table-cell>
          <table:table-cell office:value-type="float" office:value="0.7504309" calcext:value-type="float">
            <text:p>0.7504309</text:p>
          </table:table-cell>
          <table:table-cell office:value-type="float" office:value="0.4736338" calcext:value-type="float">
            <text:p>0.4736338</text:p>
          </table:table-cell>
          <table:table-cell office:value-type="float" office:value="219.528" calcext:value-type="float">
            <text:p>219.528</text:p>
          </table:table-cell>
          <table:table-cell office:value-type="float" office:value="0" calcext:value-type="float">
            <text:p>0</text:p>
          </table:table-cell>
          <table:table-cell office:value-type="float" office:value="12.42432" calcext:value-type="float">
            <text:p>12.42432</text:p>
          </table:table-cell>
          <table:table-cell office:value-type="float" office:value="-2.563446" calcext:value-type="float">
            <text:p>-2.563446</text:p>
          </table:table-cell>
          <table:table-cell office:value-type="float" office:value="6.40152" calcext:value-type="float">
            <text:p>6.40152</text:p>
          </table:table-cell>
          <table:table-cell office:value-type="float" office:value="-0.3691101" calcext:value-type="float">
            <text:p>-0.3691101</text:p>
          </table:table-cell>
          <table:table-cell office:value-type="float" office:value="2.967468" calcext:value-type="float">
            <text:p>2.967468</text:p>
          </table:table-cell>
          <table:table-cell office:value-type="float" office:value="-0.05700684" calcext:value-type="float">
            <text:p>-0.05700684</text:p>
          </table:table-cell>
          <table:table-cell office:value-type="float" office:value="0.3140869" calcext:value-type="float">
            <text:p>0.3140869</text:p>
          </table:table-cell>
          <table:table-cell office:value-type="float" office:value="-0.01507568" calcext:value-type="float">
            <text:p>-0.01507568</text:p>
          </table:table-cell>
          <table:table-cell office:value-type="float" office:value="0.06356812" calcext:value-type="float">
            <text:p>0.06356812</text:p>
          </table:table-cell>
          <table:table-cell office:value-type="float" office:value="-0.00982666" calcext:value-type="float">
            <text:p>-0.00982666</text:p>
          </table:table-cell>
          <table:table-cell office:value-type="float" office:value="-0.001708984" calcext:value-type="float">
            <text:p>-0.001708984</text:p>
          </table:table-cell>
          <table:table-cell office:value-type="float" office:value="-0.006164551" calcext:value-type="float">
            <text:p>-0.006164551</text:p>
          </table:table-cell>
          <table:table-cell office:value-type="float" office:value="0.01272583" calcext:value-type="float">
            <text:p>0.01272583</text:p>
          </table:table-cell>
          <table:table-cell office:value-type="float" office:value="0.01199341" calcext:value-type="float">
            <text:p>0.01199341</text:p>
          </table:table-cell>
          <table:table-cell office:value-type="float" office:value="0.4638977" calcext:value-type="float">
            <text:p>0.4638977</text:p>
          </table:table-cell>
          <table:table-cell office:value-type="float" office:value="0.461731" calcext:value-type="float">
            <text:p>0.461731</text:p>
          </table:table-cell>
          <table:table-cell office:value-type="float" office:value="1.317017" calcext:value-type="float">
            <text:p>1.317017</text:p>
          </table:table-cell>
          <table:table-cell office:value-type="float" office:value="1.30896" calcext:value-type="float">
            <text:p>1.30896</text:p>
          </table:table-cell>
          <table:table-cell office:value-type="float" office:value="2.382416" calcext:value-type="float">
            <text:p>2.382416</text:p>
          </table:table-cell>
          <table:table-cell office:value-type="float" office:value="2.364624" calcext:value-type="float">
            <text:p>2.364624</text:p>
          </table:table-cell>
          <table:table-cell office:value-type="float" office:value="3.305603" calcext:value-type="float">
            <text:p>3.305603</text:p>
          </table:table-cell>
          <table:table-cell office:value-type="float" office:value="3.27771" calcext:value-type="float">
            <text:p>3.27771</text:p>
          </table:table-cell>
          <table:table-cell office:value-type="float" office:value="4.144135" calcext:value-type="float">
            <text:p>4.144135</text:p>
          </table:table-cell>
          <table:table-cell office:value-type="float" office:value="4.10611" calcext:value-type="float">
            <text:p>4.10611</text:p>
          </table:table-cell>
          <table:table-cell office:value-type="float" office:value="4.940613" calcext:value-type="float">
            <text:p>4.940613</text:p>
          </table:table-cell>
          <table:table-cell office:value-type="float" office:value="4.894989" calcext:value-type="float">
            <text:p>4.894989</text:p>
          </table:table-cell>
          <table:table-cell office:value-type="float" office:value="5.500519" calcext:value-type="float">
            <text:p>5.500519</text:p>
          </table:table-cell>
          <table:table-cell office:value-type="float" office:value="5.452515" calcext:value-type="float">
            <text:p>5.452515</text:p>
          </table:table-cell>
          <table:table-cell office:value-type="float" office:value="20.46225" calcext:value-type="float">
            <text:p>20.46225</text:p>
          </table:table-cell>
          <table:table-cell office:value-type="float" office:value="-4.874115" calcext:value-type="float">
            <text:p>-4.8741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5" calcext:value-type="float">
            <text:p>23022005</text:p>
          </table:table-cell>
          <table:table-cell office:value-type="float" office:value="8.47764" calcext:value-type="float">
            <text:p>8.47764</text:p>
          </table:table-cell>
          <table:table-cell office:value-type="float" office:value="5.17" calcext:value-type="float">
            <text:p>5.17</text:p>
          </table:table-cell>
          <table:table-cell office:value-type="float" office:value="-2.67" calcext:value-type="float">
            <text:p>-2.67</text:p>
          </table:table-cell>
          <table:table-cell office:value-type="float" office:value="0.6725879" calcext:value-type="float">
            <text:p>0.6725879</text:p>
          </table:table-cell>
          <table:table-cell office:value-type="float" office:value="0.4441534" calcext:value-type="float">
            <text:p>0.4441534</text:p>
          </table:table-cell>
          <table:table-cell office:value-type="float" office:value="132.66" calcext:value-type="float">
            <text:p>132.66</text:p>
          </table:table-cell>
          <table:table-cell office:value-type="float" office:value="0" calcext:value-type="float">
            <text:p>0</text:p>
          </table:table-cell>
          <table:table-cell office:value-type="float" office:value="9.102509" calcext:value-type="float">
            <text:p>9.102509</text:p>
          </table:table-cell>
          <table:table-cell office:value-type="float" office:value="-1.603455" calcext:value-type="float">
            <text:p>-1.603455</text:p>
          </table:table-cell>
          <table:table-cell office:value-type="float" office:value="4.353149" calcext:value-type="float">
            <text:p>4.353149</text:p>
          </table:table-cell>
          <table:table-cell office:value-type="float" office:value="-0.276825" calcext:value-type="float">
            <text:p>-0.276825</text:p>
          </table:table-cell>
          <table:table-cell office:value-type="float" office:value="1.933838" calcext:value-type="float">
            <text:p>1.933838</text:p>
          </table:table-cell>
          <table:table-cell office:value-type="float" office:value="-0.04281616" calcext:value-type="float">
            <text:p>-0.04281616</text:p>
          </table:table-cell>
          <table:table-cell office:value-type="float" office:value="0.2016296" calcext:value-type="float">
            <text:p>0.2016296</text:p>
          </table:table-cell>
          <table:table-cell office:value-type="float" office:value="-0.01245117" calcext:value-type="float">
            <text:p>-0.01245117</text:p>
          </table:table-cell>
          <table:table-cell office:value-type="float" office:value="0.03805542" calcext:value-type="float">
            <text:p>0.03805542</text:p>
          </table:table-cell>
          <table:table-cell office:value-type="float" office:value="-0.00881958" calcext:value-type="float">
            <text:p>-0.00881958</text:p>
          </table:table-cell>
          <table:table-cell office:value-type="float" office:value="-0.002990723" calcext:value-type="float">
            <text:p>-0.002990723</text:p>
          </table:table-cell>
          <table:table-cell office:value-type="float" office:value="-0.00604248" calcext:value-type="float">
            <text:p>-0.00604248</text:p>
          </table:table-cell>
          <table:table-cell office:value-type="float" office:value="0.01272583" calcext:value-type="float">
            <text:p>0.01272583</text:p>
          </table:table-cell>
          <table:table-cell office:value-type="float" office:value="0.01211548" calcext:value-type="float">
            <text:p>0.01211548</text:p>
          </table:table-cell>
          <table:table-cell office:value-type="float" office:value="0.461731" calcext:value-type="float">
            <text:p>0.461731</text:p>
          </table:table-cell>
          <table:table-cell office:value-type="float" office:value="0.4596252" calcext:value-type="float">
            <text:p>0.4596252</text:p>
          </table:table-cell>
          <table:table-cell office:value-type="float" office:value="1.308868" calcext:value-type="float">
            <text:p>1.308868</text:p>
          </table:table-cell>
          <table:table-cell office:value-type="float" office:value="1.300354" calcext:value-type="float">
            <text:p>1.300354</text:p>
          </table:table-cell>
          <table:table-cell office:value-type="float" office:value="2.364441" calcext:value-type="float">
            <text:p>2.364441</text:p>
          </table:table-cell>
          <table:table-cell office:value-type="float" office:value="2.346527" calcext:value-type="float">
            <text:p>2.346527</text:p>
          </table:table-cell>
          <table:table-cell office:value-type="float" office:value="3.277405" calcext:value-type="float">
            <text:p>3.277405</text:p>
          </table:table-cell>
          <table:table-cell office:value-type="float" office:value="3.249939" calcext:value-type="float">
            <text:p>3.249939</text:p>
          </table:table-cell>
          <table:table-cell office:value-type="float" office:value="4.105743" calcext:value-type="float">
            <text:p>4.105743</text:p>
          </table:table-cell>
          <table:table-cell office:value-type="float" office:value="4.072327" calcext:value-type="float">
            <text:p>4.072327</text:p>
          </table:table-cell>
          <table:table-cell office:value-type="float" office:value="4.894501" calcext:value-type="float">
            <text:p>4.894501</text:p>
          </table:table-cell>
          <table:table-cell office:value-type="float" office:value="4.857605" calcext:value-type="float">
            <text:p>4.857605</text:p>
          </table:table-cell>
          <table:table-cell office:value-type="float" office:value="5.451965" calcext:value-type="float">
            <text:p>5.451965</text:p>
          </table:table-cell>
          <table:table-cell office:value-type="float" office:value="5.405304" calcext:value-type="float">
            <text:p>5.405304</text:p>
          </table:table-cell>
          <table:table-cell office:value-type="float" office:value="12.09216" calcext:value-type="float">
            <text:p>12.09216</text:p>
          </table:table-cell>
          <table:table-cell office:value-type="float" office:value="-4.116058" calcext:value-type="float">
            <text:p>-4.1160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5" calcext:value-type="float">
            <text:p>24022005</text:p>
          </table:table-cell>
          <table:table-cell office:value-type="float" office:value="11.08872" calcext:value-type="float">
            <text:p>11.08872</text:p>
          </table:table-cell>
          <table:table-cell office:value-type="float" office:value="4.4" calcext:value-type="float">
            <text:p>4.4</text:p>
          </table:table-cell>
          <table:table-cell office:value-type="float" office:value="-4.62" calcext:value-type="float">
            <text:p>-4.62</text:p>
          </table:table-cell>
          <table:table-cell office:value-type="float" office:value="0.6772489" calcext:value-type="float">
            <text:p>0.6772489</text:p>
          </table:table-cell>
          <table:table-cell office:value-type="float" office:value="0.3846245" calcext:value-type="float">
            <text:p>0.3846245</text:p>
          </table:table-cell>
          <table:table-cell office:value-type="float" office:value="293.868" calcext:value-type="float">
            <text:p>293.868</text:p>
          </table:table-cell>
          <table:table-cell office:value-type="float" office:value="0" calcext:value-type="float">
            <text:p>0</text:p>
          </table:table-cell>
          <table:table-cell office:value-type="float" office:value="12.36475" calcext:value-type="float">
            <text:p>12.36475</text:p>
          </table:table-cell>
          <table:table-cell office:value-type="float" office:value="-1.927612" calcext:value-type="float">
            <text:p>-1.927612</text:p>
          </table:table-cell>
          <table:table-cell office:value-type="float" office:value="6.884247" calcext:value-type="float">
            <text:p>6.884247</text:p>
          </table:table-cell>
          <table:table-cell office:value-type="float" office:value="-0.3346252" calcext:value-type="float">
            <text:p>-0.3346252</text:p>
          </table:table-cell>
          <table:table-cell office:value-type="float" office:value="3.280182" calcext:value-type="float">
            <text:p>3.280182</text:p>
          </table:table-cell>
          <table:table-cell office:value-type="float" office:value="-0.0484314" calcext:value-type="float">
            <text:p>-0.0484314</text:p>
          </table:table-cell>
          <table:table-cell office:value-type="float" office:value="0.3464966" calcext:value-type="float">
            <text:p>0.3464966</text:p>
          </table:table-cell>
          <table:table-cell office:value-type="float" office:value="-0.01245117" calcext:value-type="float">
            <text:p>-0.01245117</text:p>
          </table:table-cell>
          <table:table-cell office:value-type="float" office:value="0.06860352" calcext:value-type="float">
            <text:p>0.06860352</text:p>
          </table:table-cell>
          <table:table-cell office:value-type="float" office:value="-0.00869751" calcext:value-type="float">
            <text:p>-0.00869751</text:p>
          </table:table-cell>
          <table:table-cell office:value-type="float" office:value="-0.001098633" calcext:value-type="float">
            <text:p>-0.001098633</text:p>
          </table:table-cell>
          <table:table-cell office:value-type="float" office:value="-0.005889893" calcext:value-type="float">
            <text:p>-0.005889893</text:p>
          </table:table-cell>
          <table:table-cell office:value-type="float" office:value="0.0128479" calcext:value-type="float">
            <text:p>0.0128479</text:p>
          </table:table-cell>
          <table:table-cell office:value-type="float" office:value="0.01211548" calcext:value-type="float">
            <text:p>0.01211548</text:p>
          </table:table-cell>
          <table:table-cell office:value-type="float" office:value="0.4596252" calcext:value-type="float">
            <text:p>0.4596252</text:p>
          </table:table-cell>
          <table:table-cell office:value-type="float" office:value="0.4569397" calcext:value-type="float">
            <text:p>0.4569397</text:p>
          </table:table-cell>
          <table:table-cell office:value-type="float" office:value="1.300232" calcext:value-type="float">
            <text:p>1.300232</text:p>
          </table:table-cell>
          <table:table-cell office:value-type="float" office:value="1.290833" calcext:value-type="float">
            <text:p>1.290833</text:p>
          </table:table-cell>
          <table:table-cell office:value-type="float" office:value="2.346344" calcext:value-type="float">
            <text:p>2.346344</text:p>
          </table:table-cell>
          <table:table-cell office:value-type="float" office:value="2.328125" calcext:value-type="float">
            <text:p>2.328125</text:p>
          </table:table-cell>
          <table:table-cell office:value-type="float" office:value="3.249664" calcext:value-type="float">
            <text:p>3.249664</text:p>
          </table:table-cell>
          <table:table-cell office:value-type="float" office:value="3.223267" calcext:value-type="float">
            <text:p>3.223267</text:p>
          </table:table-cell>
          <table:table-cell office:value-type="float" office:value="4.071991" calcext:value-type="float">
            <text:p>4.071991</text:p>
          </table:table-cell>
          <table:table-cell office:value-type="float" office:value="4.038696" calcext:value-type="float">
            <text:p>4.038696</text:p>
          </table:table-cell>
          <table:table-cell office:value-type="float" office:value="4.857056" calcext:value-type="float">
            <text:p>4.857056</text:p>
          </table:table-cell>
          <table:table-cell office:value-type="float" office:value="4.809906" calcext:value-type="float">
            <text:p>4.809906</text:p>
          </table:table-cell>
          <table:table-cell office:value-type="float" office:value="5.404846" calcext:value-type="float">
            <text:p>5.404846</text:p>
          </table:table-cell>
          <table:table-cell office:value-type="float" office:value="5.357941" calcext:value-type="float">
            <text:p>5.357941</text:p>
          </table:table-cell>
          <table:table-cell office:value-type="float" office:value="17.48193" calcext:value-type="float">
            <text:p>17.48193</text:p>
          </table:table-cell>
          <table:table-cell office:value-type="float" office:value="-4.676697" calcext:value-type="float">
            <text:p>-4.6766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5" calcext:value-type="float">
            <text:p>25022005</text:p>
          </table:table-cell>
          <table:table-cell office:value-type="float" office:value="16.45662" calcext:value-type="float">
            <text:p>16.45662</text:p>
          </table:table-cell>
          <table:table-cell office:value-type="float" office:value="12.3" calcext:value-type="float">
            <text:p>12.3</text:p>
          </table:table-cell>
          <table:table-cell office:value-type="float" office:value="-4.35" calcext:value-type="float">
            <text:p>-4.35</text:p>
          </table:table-cell>
          <table:table-cell office:value-type="float" office:value="0.781756" calcext:value-type="float">
            <text:p>0.781756</text:p>
          </table:table-cell>
          <table:table-cell office:value-type="float" office:value="0.3924135" calcext:value-type="float">
            <text:p>0.3924135</text:p>
          </table:table-cell>
          <table:table-cell office:value-type="float" office:value="244.62" calcext:value-type="float">
            <text:p>244.62</text:p>
          </table:table-cell>
          <table:table-cell office:value-type="float" office:value="0" calcext:value-type="float">
            <text:p>0</text:p>
          </table:table-cell>
          <table:table-cell office:value-type="float" office:value="20.60919" calcext:value-type="float">
            <text:p>20.60919</text:p>
          </table:table-cell>
          <table:table-cell office:value-type="float" office:value="-1.905121" calcext:value-type="float">
            <text:p>-1.905121</text:p>
          </table:table-cell>
          <table:table-cell office:value-type="float" office:value="12.62204" calcext:value-type="float">
            <text:p>12.62204</text:p>
          </table:table-cell>
          <table:table-cell office:value-type="float" office:value="-0.3331299" calcext:value-type="float">
            <text:p>-0.3331299</text:p>
          </table:table-cell>
          <table:table-cell office:value-type="float" office:value="6.364624" calcext:value-type="float">
            <text:p>6.364624</text:p>
          </table:table-cell>
          <table:table-cell office:value-type="float" office:value="-0.04876709" calcext:value-type="float">
            <text:p>-0.04876709</text:p>
          </table:table-cell>
          <table:table-cell office:value-type="float" office:value="0.6747131" calcext:value-type="float">
            <text:p>0.6747131</text:p>
          </table:table-cell>
          <table:table-cell office:value-type="float" office:value="-0.01275635" calcext:value-type="float">
            <text:p>-0.01275635</text:p>
          </table:table-cell>
          <table:table-cell office:value-type="float" office:value="0.1352844" calcext:value-type="float">
            <text:p>0.1352844</text:p>
          </table:table-cell>
          <table:table-cell office:value-type="float" office:value="-0.008758545" calcext:value-type="float">
            <text:p>-0.008758545</text:p>
          </table:table-cell>
          <table:table-cell office:value-type="float" office:value="0.002929688" calcext:value-type="float">
            <text:p>0.002929688</text:p>
          </table:table-cell>
          <table:table-cell office:value-type="float" office:value="-0.005828857" calcext:value-type="float">
            <text:p>-0.005828857</text:p>
          </table:table-cell>
          <table:table-cell office:value-type="float" office:value="0.01269531" calcext:value-type="float">
            <text:p>0.01269531</text:p>
          </table:table-cell>
          <table:table-cell office:value-type="float" office:value="0.01199341" calcext:value-type="float">
            <text:p>0.01199341</text:p>
          </table:table-cell>
          <table:table-cell office:value-type="float" office:value="0.4569092" calcext:value-type="float">
            <text:p>0.4569092</text:p>
          </table:table-cell>
          <table:table-cell office:value-type="float" office:value="0.4544067" calcext:value-type="float">
            <text:p>0.4544067</text:p>
          </table:table-cell>
          <table:table-cell office:value-type="float" office:value="1.290771" calcext:value-type="float">
            <text:p>1.290771</text:p>
          </table:table-cell>
          <table:table-cell office:value-type="float" office:value="1.281342" calcext:value-type="float">
            <text:p>1.281342</text:p>
          </table:table-cell>
          <table:table-cell office:value-type="float" office:value="2.327972" calcext:value-type="float">
            <text:p>2.327972</text:p>
          </table:table-cell>
          <table:table-cell office:value-type="float" office:value="2.309998" calcext:value-type="float">
            <text:p>2.309998</text:p>
          </table:table-cell>
          <table:table-cell office:value-type="float" office:value="3.222992" calcext:value-type="float">
            <text:p>3.222992</text:p>
          </table:table-cell>
          <table:table-cell office:value-type="float" office:value="3.196503" calcext:value-type="float">
            <text:p>3.196503</text:p>
          </table:table-cell>
          <table:table-cell office:value-type="float" office:value="4.03833" calcext:value-type="float">
            <text:p>4.03833</text:p>
          </table:table-cell>
          <table:table-cell office:value-type="float" office:value="4.00293" calcext:value-type="float">
            <text:p>4.00293</text:p>
          </table:table-cell>
          <table:table-cell office:value-type="float" office:value="4.809448" calcext:value-type="float">
            <text:p>4.809448</text:p>
          </table:table-cell>
          <table:table-cell office:value-type="float" office:value="4.765961" calcext:value-type="float">
            <text:p>4.765961</text:p>
          </table:table-cell>
          <table:table-cell office:value-type="float" office:value="5.357422" calcext:value-type="float">
            <text:p>5.357422</text:p>
          </table:table-cell>
          <table:table-cell office:value-type="float" office:value="5.312134" calcext:value-type="float">
            <text:p>5.312134</text:p>
          </table:table-cell>
          <table:table-cell office:value-type="float" office:value="26.13712" calcext:value-type="float">
            <text:p>26.13712</text:p>
          </table:table-cell>
          <table:table-cell office:value-type="float" office:value="-4.654083" calcext:value-type="float">
            <text:p>-4.6540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5" calcext:value-type="float">
            <text:p>26022005</text:p>
          </table:table-cell>
          <table:table-cell office:value-type="float" office:value="13.46139" calcext:value-type="float">
            <text:p>13.46139</text:p>
          </table:table-cell>
          <table:table-cell office:value-type="float" office:value="12.38" calcext:value-type="float">
            <text:p>12.38</text:p>
          </table:table-cell>
          <table:table-cell office:value-type="float" office:value="-4.41" calcext:value-type="float">
            <text:p>-4.41</text:p>
          </table:table-cell>
          <table:table-cell office:value-type="float" office:value="0.8356833" calcext:value-type="float">
            <text:p>0.8356833</text:p>
          </table:table-cell>
          <table:table-cell office:value-type="float" office:value="0.3906706" calcext:value-type="float">
            <text:p>0.3906706</text:p>
          </table:table-cell>
          <table:table-cell office:value-type="float" office:value="332.856" calcext:value-type="float">
            <text:p>332.856</text:p>
          </table:table-cell>
          <table:table-cell office:value-type="float" office:value="0" calcext:value-type="float">
            <text:p>0</text:p>
          </table:table-cell>
          <table:table-cell office:value-type="float" office:value="17.38858" calcext:value-type="float">
            <text:p>17.38858</text:p>
          </table:table-cell>
          <table:table-cell office:value-type="float" office:value="-1.887177" calcext:value-type="float">
            <text:p>-1.887177</text:p>
          </table:table-cell>
          <table:table-cell office:value-type="float" office:value="10.48615" calcext:value-type="float">
            <text:p>10.48615</text:p>
          </table:table-cell>
          <table:table-cell office:value-type="float" office:value="-0.3276062" calcext:value-type="float">
            <text:p>-0.3276062</text:p>
          </table:table-cell>
          <table:table-cell office:value-type="float" office:value="5.358917" calcext:value-type="float">
            <text:p>5.358917</text:p>
          </table:table-cell>
          <table:table-cell office:value-type="float" office:value="-0.04797363" calcext:value-type="float">
            <text:p>-0.04797363</text:p>
          </table:table-cell>
          <table:table-cell office:value-type="float" office:value="0.5620728" calcext:value-type="float">
            <text:p>0.5620728</text:p>
          </table:table-cell>
          <table:table-cell office:value-type="float" office:value="-0.01199341" calcext:value-type="float">
            <text:p>-0.01199341</text:p>
          </table:table-cell>
          <table:table-cell office:value-type="float" office:value="0.1065369" calcext:value-type="float">
            <text:p>0.1065369</text:p>
          </table:table-cell>
          <table:table-cell office:value-type="float" office:value="-0.007385254" calcext:value-type="float">
            <text:p>-0.007385254</text:p>
          </table:table-cell>
          <table:table-cell office:value-type="float" office:value="0.009857178" calcext:value-type="float">
            <text:p>0.009857178</text:p>
          </table:table-cell>
          <table:table-cell office:value-type="float" office:value="-0.005340576" calcext:value-type="float">
            <text:p>-0.005340576</text:p>
          </table:table-cell>
          <table:table-cell office:value-type="float" office:value="0.1899109" calcext:value-type="float">
            <text:p>0.1899109</text:p>
          </table:table-cell>
          <table:table-cell office:value-type="float" office:value="0.01199341" calcext:value-type="float">
            <text:p>0.01199341</text:p>
          </table:table-cell>
          <table:table-cell office:value-type="float" office:value="0.5390015" calcext:value-type="float">
            <text:p>0.5390015</text:p>
          </table:table-cell>
          <table:table-cell office:value-type="float" office:value="0.4540405" calcext:value-type="float">
            <text:p>0.4540405</text:p>
          </table:table-cell>
          <table:table-cell office:value-type="float" office:value="1.288239" calcext:value-type="float">
            <text:p>1.288239</text:p>
          </table:table-cell>
          <table:table-cell office:value-type="float" office:value="1.279388" calcext:value-type="float">
            <text:p>1.279388</text:p>
          </table:table-cell>
          <table:table-cell office:value-type="float" office:value="2.309814" calcext:value-type="float">
            <text:p>2.309814</text:p>
          </table:table-cell>
          <table:table-cell office:value-type="float" office:value="2.293121" calcext:value-type="float">
            <text:p>2.293121</text:p>
          </table:table-cell>
          <table:table-cell office:value-type="float" office:value="3.196228" calcext:value-type="float">
            <text:p>3.196228</text:p>
          </table:table-cell>
          <table:table-cell office:value-type="float" office:value="3.169678" calcext:value-type="float">
            <text:p>3.169678</text:p>
          </table:table-cell>
          <table:table-cell office:value-type="float" office:value="4.002533" calcext:value-type="float">
            <text:p>4.002533</text:p>
          </table:table-cell>
          <table:table-cell office:value-type="float" office:value="3.966705" calcext:value-type="float">
            <text:p>3.966705</text:p>
          </table:table-cell>
          <table:table-cell office:value-type="float" office:value="4.765503" calcext:value-type="float">
            <text:p>4.765503</text:p>
          </table:table-cell>
          <table:table-cell office:value-type="float" office:value="4.723999" calcext:value-type="float">
            <text:p>4.723999</text:p>
          </table:table-cell>
          <table:table-cell office:value-type="float" office:value="5.311646" calcext:value-type="float">
            <text:p>5.311646</text:p>
          </table:table-cell>
          <table:table-cell office:value-type="float" office:value="5.268921" calcext:value-type="float">
            <text:p>5.268921</text:p>
          </table:table-cell>
          <table:table-cell office:value-type="float" office:value="22.32263" calcext:value-type="float">
            <text:p>22.32263</text:p>
          </table:table-cell>
          <table:table-cell office:value-type="float" office:value="-4.846893" calcext:value-type="float">
            <text:p>-4.8468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5" calcext:value-type="float">
            <text:p>27022005</text:p>
          </table:table-cell>
          <table:table-cell office:value-type="float" office:value="14.13648" calcext:value-type="float">
            <text:p>14.13648</text:p>
          </table:table-cell>
          <table:table-cell office:value-type="float" office:value="6.18" calcext:value-type="float">
            <text:p>6.18</text:p>
          </table:table-cell>
          <table:table-cell office:value-type="float" office:value="-5.46" calcext:value-type="float">
            <text:p>-5.46</text:p>
          </table:table-cell>
          <table:table-cell office:value-type="float" office:value="0.7287708" calcext:value-type="float">
            <text:p>0.7287708</text:p>
          </table:table-cell>
          <table:table-cell office:value-type="float" office:value="0.3612727" calcext:value-type="float">
            <text:p>0.3612727</text:p>
          </table:table-cell>
          <table:table-cell office:value-type="float" office:value="371.916" calcext:value-type="float">
            <text:p>371.916</text:p>
          </table:table-cell>
          <table:table-cell office:value-type="float" office:value="0.3" calcext:value-type="float">
            <text:p>0.3</text:p>
          </table:table-cell>
          <table:table-cell office:value-type="float" office:value="17.74997" calcext:value-type="float">
            <text:p>17.74997</text:p>
          </table:table-cell>
          <table:table-cell office:value-type="float" office:value="-2.058624" calcext:value-type="float">
            <text:p>-2.058624</text:p>
          </table:table-cell>
          <table:table-cell office:value-type="float" office:value="11.64481" calcext:value-type="float">
            <text:p>11.64481</text:p>
          </table:table-cell>
          <table:table-cell office:value-type="float" office:value="-0.320343" calcext:value-type="float">
            <text:p>-0.320343</text:p>
          </table:table-cell>
          <table:table-cell office:value-type="float" office:value="6.908783" calcext:value-type="float">
            <text:p>6.908783</text:p>
          </table:table-cell>
          <table:table-cell office:value-type="float" office:value="-0.02365112" calcext:value-type="float">
            <text:p>-0.02365112</text:p>
          </table:table-cell>
          <table:table-cell office:value-type="float" office:value="3.176758" calcext:value-type="float">
            <text:p>3.176758</text:p>
          </table:table-cell>
          <table:table-cell office:value-type="float" office:value="-0.008422852" calcext:value-type="float">
            <text:p>-0.008422852</text:p>
          </table:table-cell>
          <table:table-cell office:value-type="float" office:value="0.5899353" calcext:value-type="float">
            <text:p>0.5899353</text:p>
          </table:table-cell>
          <table:table-cell office:value-type="float" office:value="-0.005310059" calcext:value-type="float">
            <text:p>-0.005310059</text:p>
          </table:table-cell>
          <table:table-cell office:value-type="float" office:value="0.04083252" calcext:value-type="float">
            <text:p>0.04083252</text:p>
          </table:table-cell>
          <table:table-cell office:value-type="float" office:value="0.003814697" calcext:value-type="float">
            <text:p>0.003814697</text:p>
          </table:table-cell>
          <table:table-cell office:value-type="float" office:value="0.2221375" calcext:value-type="float">
            <text:p>0.2221375</text:p>
          </table:table-cell>
          <table:table-cell office:value-type="float" office:value="0.1900635" calcext:value-type="float">
            <text:p>0.1900635</text:p>
          </table:table-cell>
          <table:table-cell office:value-type="float" office:value="0.5805054" calcext:value-type="float">
            <text:p>0.5805054</text:p>
          </table:table-cell>
          <table:table-cell office:value-type="float" office:value="0.5397034" calcext:value-type="float">
            <text:p>0.5397034</text:p>
          </table:table-cell>
          <table:table-cell office:value-type="float" office:value="1.308105" calcext:value-type="float">
            <text:p>1.308105</text:p>
          </table:table-cell>
          <table:table-cell office:value-type="float" office:value="1.288452" calcext:value-type="float">
            <text:p>1.288452</text:p>
          </table:table-cell>
          <table:table-cell office:value-type="float" office:value="2.292969" calcext:value-type="float">
            <text:p>2.292969</text:p>
          </table:table-cell>
          <table:table-cell office:value-type="float" office:value="2.281677" calcext:value-type="float">
            <text:p>2.281677</text:p>
          </table:table-cell>
          <table:table-cell office:value-type="float" office:value="3.169403" calcext:value-type="float">
            <text:p>3.169403</text:p>
          </table:table-cell>
          <table:table-cell office:value-type="float" office:value="3.143921" calcext:value-type="float">
            <text:p>3.143921</text:p>
          </table:table-cell>
          <table:table-cell office:value-type="float" office:value="3.966339" calcext:value-type="float">
            <text:p>3.966339</text:p>
          </table:table-cell>
          <table:table-cell office:value-type="float" office:value="3.93161" calcext:value-type="float">
            <text:p>3.93161</text:p>
          </table:table-cell>
          <table:table-cell office:value-type="float" office:value="4.723572" calcext:value-type="float">
            <text:p>4.723572</text:p>
          </table:table-cell>
          <table:table-cell office:value-type="float" office:value="4.68399" calcext:value-type="float">
            <text:p>4.68399</text:p>
          </table:table-cell>
          <table:table-cell office:value-type="float" office:value="5.268524" calcext:value-type="float">
            <text:p>5.268524</text:p>
          </table:table-cell>
          <table:table-cell office:value-type="float" office:value="5.227448" calcext:value-type="float">
            <text:p>5.227448</text:p>
          </table:table-cell>
          <table:table-cell office:value-type="float" office:value="22.13861" calcext:value-type="float">
            <text:p>22.13861</text:p>
          </table:table-cell>
          <table:table-cell office:value-type="float" office:value="-5.015594" calcext:value-type="float">
            <text:p>-5.0155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5" calcext:value-type="float">
            <text:p>28022005</text:p>
          </table:table-cell>
          <table:table-cell office:value-type="float" office:value="8.00712" calcext:value-type="float">
            <text:p>8.00712</text:p>
          </table:table-cell>
          <table:table-cell office:value-type="float" office:value="-3.96" calcext:value-type="float">
            <text:p>-3.96</text:p>
          </table:table-cell>
          <table:table-cell office:value-type="float" office:value="-8.78" calcext:value-type="float">
            <text:p>-8.78</text:p>
          </table:table-cell>
          <table:table-cell office:value-type="float" office:value="0.403916" calcext:value-type="float">
            <text:p>0.403916</text:p>
          </table:table-cell>
          <table:table-cell office:value-type="float" office:value="0.2809503" calcext:value-type="float">
            <text:p>0.2809503</text:p>
          </table:table-cell>
          <table:table-cell office:value-type="float" office:value="560.412" calcext:value-type="float">
            <text:p>560.412</text:p>
          </table:table-cell>
          <table:table-cell office:value-type="float" office:value="0" calcext:value-type="float">
            <text:p>0</text:p>
          </table:table-cell>
          <table:table-cell office:value-type="float" office:value="2.27829" calcext:value-type="float">
            <text:p>2.27829</text:p>
          </table:table-cell>
          <table:table-cell office:value-type="float" office:value="-4.905273" calcext:value-type="float">
            <text:p>-4.905273</text:p>
          </table:table-cell>
          <table:table-cell office:value-type="float" office:value="0.3396301" calcext:value-type="float">
            <text:p>0.3396301</text:p>
          </table:table-cell>
          <table:table-cell office:value-type="float" office:value="-0.6929321" calcext:value-type="float">
            <text:p>-0.6929321</text:p>
          </table:table-cell>
          <table:table-cell office:value-type="float" office:value="0.1007385" calcext:value-type="float">
            <text:p>0.1007385</text:p>
          </table:table-cell>
          <table:table-cell office:value-type="float" office:value="-0.0932312" calcext:value-type="float">
            <text:p>-0.0932312</text:p>
          </table:table-cell>
          <table:table-cell office:value-type="float" office:value="0.2163696" calcext:value-type="float">
            <text:p>0.2163696</text:p>
          </table:table-cell>
          <table:table-cell office:value-type="float" office:value="-0.0166626" calcext:value-type="float">
            <text:p>-0.0166626</text:p>
          </table:table-cell>
          <table:table-cell office:value-type="float" office:value="0.04364014" calcext:value-type="float">
            <text:p>0.04364014</text:p>
          </table:table-cell>
          <table:table-cell office:value-type="float" office:value="-0.007080078" calcext:value-type="float">
            <text:p>-0.007080078</text:p>
          </table:table-cell>
          <table:table-cell office:value-type="float" office:value="0.00894165" calcext:value-type="float">
            <text:p>0.00894165</text:p>
          </table:table-cell>
          <table:table-cell office:value-type="float" office:value="0.004760742" calcext:value-type="float">
            <text:p>0.004760742</text:p>
          </table:table-cell>
          <table:table-cell office:value-type="float" office:value="0.2125549" calcext:value-type="float">
            <text:p>0.2125549</text:p>
          </table:table-cell>
          <table:table-cell office:value-type="float" office:value="0.2078247" calcext:value-type="float">
            <text:p>0.2078247</text:p>
          </table:table-cell>
          <table:table-cell office:value-type="float" office:value="0.5915222" calcext:value-type="float">
            <text:p>0.5915222</text:p>
          </table:table-cell>
          <table:table-cell office:value-type="float" office:value="0.5807495" calcext:value-type="float">
            <text:p>0.5807495</text:p>
          </table:table-cell>
          <table:table-cell office:value-type="float" office:value="1.321014" calcext:value-type="float">
            <text:p>1.321014</text:p>
          </table:table-cell>
          <table:table-cell office:value-type="float" office:value="1.308258" calcext:value-type="float">
            <text:p>1.308258</text:p>
          </table:table-cell>
          <table:table-cell office:value-type="float" office:value="2.281616" calcext:value-type="float">
            <text:p>2.281616</text:p>
          </table:table-cell>
          <table:table-cell office:value-type="float" office:value="2.2724" calcext:value-type="float">
            <text:p>2.2724</text:p>
          </table:table-cell>
          <table:table-cell office:value-type="float" office:value="3.143677" calcext:value-type="float">
            <text:p>3.143677</text:p>
          </table:table-cell>
          <table:table-cell office:value-type="float" office:value="3.120178" calcext:value-type="float">
            <text:p>3.120178</text:p>
          </table:table-cell>
          <table:table-cell office:value-type="float" office:value="3.931244" calcext:value-type="float">
            <text:p>3.931244</text:p>
          </table:table-cell>
          <table:table-cell office:value-type="float" office:value="3.898102" calcext:value-type="float">
            <text:p>3.898102</text:p>
          </table:table-cell>
          <table:table-cell office:value-type="float" office:value="4.683563" calcext:value-type="float">
            <text:p>4.683563</text:p>
          </table:table-cell>
          <table:table-cell office:value-type="float" office:value="4.644653" calcext:value-type="float">
            <text:p>4.644653</text:p>
          </table:table-cell>
          <table:table-cell office:value-type="float" office:value="5.22699" calcext:value-type="float">
            <text:p>5.22699</text:p>
          </table:table-cell>
          <table:table-cell office:value-type="float" office:value="5.187439" calcext:value-type="float">
            <text:p>5.187439</text:p>
          </table:table-cell>
          <table:table-cell office:value-type="float" office:value="4.570251" calcext:value-type="float">
            <text:p>4.570251</text:p>
          </table:table-cell>
          <table:table-cell office:value-type="float" office:value="-10.6153" calcext:value-type="float">
            <text:p>-10.61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5" calcext:value-type="float">
            <text:p>1032005</text:p>
          </table:table-cell>
          <table:table-cell office:value-type="float" office:value="17.30958" calcext:value-type="float">
            <text:p>17.30958</text:p>
          </table:table-cell>
          <table:table-cell office:value-type="float" office:value="4.15" calcext:value-type="float">
            <text:p>4.15</text:p>
          </table:table-cell>
          <table:table-cell office:value-type="float" office:value="-11.22" calcext:value-type="float">
            <text:p>-11.22</text:p>
          </table:table-cell>
          <table:table-cell office:value-type="float" office:value="0.6366995" calcext:value-type="float">
            <text:p>0.6366995</text:p>
          </table:table-cell>
          <table:table-cell office:value-type="float" office:value="0.2325979" calcext:value-type="float">
            <text:p>0.2325979</text:p>
          </table:table-cell>
          <table:table-cell office:value-type="float" office:value="212.976" calcext:value-type="float">
            <text:p>212.976</text:p>
          </table:table-cell>
          <table:table-cell office:value-type="float" office:value="0" calcext:value-type="float">
            <text:p>0</text:p>
          </table:table-cell>
          <table:table-cell office:value-type="float" office:value="12.37601" calcext:value-type="float">
            <text:p>12.37601</text:p>
          </table:table-cell>
          <table:table-cell office:value-type="float" office:value="-6.515686" calcext:value-type="float">
            <text:p>-6.515686</text:p>
          </table:table-cell>
          <table:table-cell office:value-type="float" office:value="1.761536" calcext:value-type="float">
            <text:p>1.761536</text:p>
          </table:table-cell>
          <table:table-cell office:value-type="float" office:value="-0.9380188" calcext:value-type="float">
            <text:p>-0.9380188</text:p>
          </table:table-cell>
          <table:table-cell office:value-type="float" office:value="0.2129211" calcext:value-type="float">
            <text:p>0.2129211</text:p>
          </table:table-cell>
          <table:table-cell office:value-type="float" office:value="-0.1326294" calcext:value-type="float">
            <text:p>-0.1326294</text:p>
          </table:table-cell>
          <table:table-cell office:value-type="float" office:value="0.01498413" calcext:value-type="float">
            <text:p>0.01498413</text:p>
          </table:table-cell>
          <table:table-cell office:value-type="float" office:value="-0.02175903" calcext:value-type="float">
            <text:p>-0.02175903</text:p>
          </table:table-cell>
          <table:table-cell office:value-type="float" office:value="-0.001831055" calcext:value-type="float">
            <text:p>-0.001831055</text:p>
          </table:table-cell>
          <table:table-cell office:value-type="float" office:value="-0.008422852" calcext:value-type="float">
            <text:p>-0.008422852</text:p>
          </table:table-cell>
          <table:table-cell office:value-type="float" office:value="0.00479126" calcext:value-type="float">
            <text:p>0.00479126</text:p>
          </table:table-cell>
          <table:table-cell office:value-type="float" office:value="0.004089355" calcext:value-type="float">
            <text:p>0.004089355</text:p>
          </table:table-cell>
          <table:table-cell office:value-type="float" office:value="0.2138672" calcext:value-type="float">
            <text:p>0.2138672</text:p>
          </table:table-cell>
          <table:table-cell office:value-type="float" office:value="0.2107849" calcext:value-type="float">
            <text:p>0.2107849</text:p>
          </table:table-cell>
          <table:table-cell office:value-type="float" office:value="0.5976868" calcext:value-type="float">
            <text:p>0.5976868</text:p>
          </table:table-cell>
          <table:table-cell office:value-type="float" office:value="0.5916138" calcext:value-type="float">
            <text:p>0.5916138</text:p>
          </table:table-cell>
          <table:table-cell office:value-type="float" office:value="1.326904" calcext:value-type="float">
            <text:p>1.326904</text:p>
          </table:table-cell>
          <table:table-cell office:value-type="float" office:value="1.321106" calcext:value-type="float">
            <text:p>1.321106</text:p>
          </table:table-cell>
          <table:table-cell office:value-type="float" office:value="2.272308" calcext:value-type="float">
            <text:p>2.272308</text:p>
          </table:table-cell>
          <table:table-cell office:value-type="float" office:value="2.264191" calcext:value-type="float">
            <text:p>2.264191</text:p>
          </table:table-cell>
          <table:table-cell office:value-type="float" office:value="3.119934" calcext:value-type="float">
            <text:p>3.119934</text:p>
          </table:table-cell>
          <table:table-cell office:value-type="float" office:value="3.098053" calcext:value-type="float">
            <text:p>3.098053</text:p>
          </table:table-cell>
          <table:table-cell office:value-type="float" office:value="3.897797" calcext:value-type="float">
            <text:p>3.897797</text:p>
          </table:table-cell>
          <table:table-cell office:value-type="float" office:value="3.865906" calcext:value-type="float">
            <text:p>3.865906</text:p>
          </table:table-cell>
          <table:table-cell office:value-type="float" office:value="4.644257" calcext:value-type="float">
            <text:p>4.644257</text:p>
          </table:table-cell>
          <table:table-cell office:value-type="float" office:value="4.606903" calcext:value-type="float">
            <text:p>4.606903</text:p>
          </table:table-cell>
          <table:table-cell office:value-type="float" office:value="5.187012" calcext:value-type="float">
            <text:p>5.187012</text:p>
          </table:table-cell>
          <table:table-cell office:value-type="float" office:value="5.148804" calcext:value-type="float">
            <text:p>5.148804</text:p>
          </table:table-cell>
          <table:table-cell office:value-type="float" office:value="17.70526" calcext:value-type="float">
            <text:p>17.70526</text:p>
          </table:table-cell>
          <table:table-cell office:value-type="float" office:value="-12.66949" calcext:value-type="float">
            <text:p>-12.669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5" calcext:value-type="float">
            <text:p>2032005</text:p>
          </table:table-cell>
          <table:table-cell office:value-type="float" office:value="16.73097" calcext:value-type="float">
            <text:p>16.73097</text:p>
          </table:table-cell>
          <table:table-cell office:value-type="float" office:value="11.21" calcext:value-type="float">
            <text:p>11.21</text:p>
          </table:table-cell>
          <table:table-cell office:value-type="float" office:value="-5.3" calcext:value-type="float">
            <text:p>-5.3</text:p>
          </table:table-cell>
          <table:table-cell office:value-type="float" office:value="0.7478567" calcext:value-type="float">
            <text:p>0.7478567</text:p>
          </table:table-cell>
          <table:table-cell office:value-type="float" office:value="0.3656197" calcext:value-type="float">
            <text:p>0.3656197</text:p>
          </table:table-cell>
          <table:table-cell office:value-type="float" office:value="175.356" calcext:value-type="float">
            <text:p>175.356</text:p>
          </table:table-cell>
          <table:table-cell office:value-type="float" office:value="0" calcext:value-type="float">
            <text:p>0</text:p>
          </table:table-cell>
          <table:table-cell office:value-type="float" office:value="16.47525" calcext:value-type="float">
            <text:p>16.47525</text:p>
          </table:table-cell>
          <table:table-cell office:value-type="float" office:value="-3.011993" calcext:value-type="float">
            <text:p>-3.011993</text:p>
          </table:table-cell>
          <table:table-cell office:value-type="float" office:value="9.527985" calcext:value-type="float">
            <text:p>9.527985</text:p>
          </table:table-cell>
          <table:table-cell office:value-type="float" office:value="-0.4552002" calcext:value-type="float">
            <text:p>-0.4552002</text:p>
          </table:table-cell>
          <table:table-cell office:value-type="float" office:value="5.6651" calcext:value-type="float">
            <text:p>5.6651</text:p>
          </table:table-cell>
          <table:table-cell office:value-type="float" office:value="-0.06610107" calcext:value-type="float">
            <text:p>-0.06610107</text:p>
          </table:table-cell>
          <table:table-cell office:value-type="float" office:value="2.712952" calcext:value-type="float">
            <text:p>2.712952</text:p>
          </table:table-cell>
          <table:table-cell office:value-type="float" office:value="-0.01467896" calcext:value-type="float">
            <text:p>-0.01467896</text:p>
          </table:table-cell>
          <table:table-cell office:value-type="float" office:value="1.489807" calcext:value-type="float">
            <text:p>1.489807</text:p>
          </table:table-cell>
          <table:table-cell office:value-type="float" office:value="-0.007415771" calcext:value-type="float">
            <text:p>-0.007415771</text:p>
          </table:table-cell>
          <table:table-cell office:value-type="float" office:value="0.09188843" calcext:value-type="float">
            <text:p>0.09188843</text:p>
          </table:table-cell>
          <table:table-cell office:value-type="float" office:value="0.004058838" calcext:value-type="float">
            <text:p>0.004058838</text:p>
          </table:table-cell>
          <table:table-cell office:value-type="float" office:value="0.2641602" calcext:value-type="float">
            <text:p>0.2641602</text:p>
          </table:table-cell>
          <table:table-cell office:value-type="float" office:value="0.2132568" calcext:value-type="float">
            <text:p>0.2132568</text:p>
          </table:table-cell>
          <table:table-cell office:value-type="float" office:value="0.6109009" calcext:value-type="float">
            <text:p>0.6109009</text:p>
          </table:table-cell>
          <table:table-cell office:value-type="float" office:value="0.5977478" calcext:value-type="float">
            <text:p>0.5977478</text:p>
          </table:table-cell>
          <table:table-cell office:value-type="float" office:value="1.328735" calcext:value-type="float">
            <text:p>1.328735</text:p>
          </table:table-cell>
          <table:table-cell office:value-type="float" office:value="1.326935" calcext:value-type="float">
            <text:p>1.326935</text:p>
          </table:table-cell>
          <table:table-cell office:value-type="float" office:value="2.264099" calcext:value-type="float">
            <text:p>2.264099</text:p>
          </table:table-cell>
          <table:table-cell office:value-type="float" office:value="2.255249" calcext:value-type="float">
            <text:p>2.255249</text:p>
          </table:table-cell>
          <table:table-cell office:value-type="float" office:value="3.097809" calcext:value-type="float">
            <text:p>3.097809</text:p>
          </table:table-cell>
          <table:table-cell office:value-type="float" office:value="3.077087" calcext:value-type="float">
            <text:p>3.077087</text:p>
          </table:table-cell>
          <table:table-cell office:value-type="float" office:value="3.865601" calcext:value-type="float">
            <text:p>3.865601</text:p>
          </table:table-cell>
          <table:table-cell office:value-type="float" office:value="3.835022" calcext:value-type="float">
            <text:p>3.835022</text:p>
          </table:table-cell>
          <table:table-cell office:value-type="float" office:value="4.606506" calcext:value-type="float">
            <text:p>4.606506</text:p>
          </table:table-cell>
          <table:table-cell office:value-type="float" office:value="4.570282" calcext:value-type="float">
            <text:p>4.570282</text:p>
          </table:table-cell>
          <table:table-cell office:value-type="float" office:value="5.148407" calcext:value-type="float">
            <text:p>5.148407</text:p>
          </table:table-cell>
          <table:table-cell office:value-type="float" office:value="5.111176" calcext:value-type="float">
            <text:p>5.111176</text:p>
          </table:table-cell>
          <table:table-cell office:value-type="float" office:value="22.64658" calcext:value-type="float">
            <text:p>22.64658</text:p>
          </table:table-cell>
          <table:table-cell office:value-type="float" office:value="-6.642944" calcext:value-type="float">
            <text:p>-6.6429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5" calcext:value-type="float">
            <text:p>3032005</text:p>
          </table:table-cell>
          <table:table-cell office:value-type="float" office:value="12.94629" calcext:value-type="float">
            <text:p>12.94629</text:p>
          </table:table-cell>
          <table:table-cell office:value-type="float" office:value="10.88" calcext:value-type="float">
            <text:p>10.88</text:p>
          </table:table-cell>
          <table:table-cell office:value-type="float" office:value="-4.16" calcext:value-type="float">
            <text:p>-4.16</text:p>
          </table:table-cell>
          <table:table-cell office:value-type="float" office:value="0.7743236" calcext:value-type="float">
            <text:p>0.7743236</text:p>
          </table:table-cell>
          <table:table-cell office:value-type="float" office:value="0.3979802" calcext:value-type="float">
            <text:p>0.3979802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0" calcext:value-type="float">
            <text:p>0</text:p>
          </table:table-cell>
          <table:table-cell office:value-type="float" office:value="16.8793" calcext:value-type="float">
            <text:p>16.8793</text:p>
          </table:table-cell>
          <table:table-cell office:value-type="float" office:value="-1.853638" calcext:value-type="float">
            <text:p>-1.853638</text:p>
          </table:table-cell>
          <table:table-cell office:value-type="float" office:value="10.31979" calcext:value-type="float">
            <text:p>10.31979</text:p>
          </table:table-cell>
          <table:table-cell office:value-type="float" office:value="-0.3219299" calcext:value-type="float">
            <text:p>-0.3219299</text:p>
          </table:table-cell>
          <table:table-cell office:value-type="float" office:value="6.728668" calcext:value-type="float">
            <text:p>6.728668</text:p>
          </table:table-cell>
          <table:table-cell office:value-type="float" office:value="-0.04342651" calcext:value-type="float">
            <text:p>-0.04342651</text:p>
          </table:table-cell>
          <table:table-cell office:value-type="float" office:value="4.032837" calcext:value-type="float">
            <text:p>4.032837</text:p>
          </table:table-cell>
          <table:table-cell office:value-type="float" office:value="0.006988525" calcext:value-type="float">
            <text:p>0.006988525</text:p>
          </table:table-cell>
          <table:table-cell office:value-type="float" office:value="2.273651" calcext:value-type="float">
            <text:p>2.273651</text:p>
          </table:table-cell>
          <table:table-cell office:value-type="float" office:value="0.008148193" calcext:value-type="float">
            <text:p>0.008148193</text:p>
          </table:table-cell>
          <table:table-cell office:value-type="float" office:value="0.1376953" calcext:value-type="float">
            <text:p>0.1376953</text:p>
          </table:table-cell>
          <table:table-cell office:value-type="float" office:value="0.006011963" calcext:value-type="float">
            <text:p>0.006011963</text:p>
          </table:table-cell>
          <table:table-cell office:value-type="float" office:value="0.3018799" calcext:value-type="float">
            <text:p>0.3018799</text:p>
          </table:table-cell>
          <table:table-cell office:value-type="float" office:value="0.2229614" calcext:value-type="float">
            <text:p>0.2229614</text:p>
          </table:table-cell>
          <table:table-cell office:value-type="float" office:value="0.6315002" calcext:value-type="float">
            <text:p>0.6315002</text:p>
          </table:table-cell>
          <table:table-cell office:value-type="float" office:value="0.6112671" calcext:value-type="float">
            <text:p>0.6112671</text:p>
          </table:table-cell>
          <table:table-cell office:value-type="float" office:value="1.332611" calcext:value-type="float">
            <text:p>1.332611</text:p>
          </table:table-cell>
          <table:table-cell office:value-type="float" office:value="1.328796" calcext:value-type="float">
            <text:p>1.328796</text:p>
          </table:table-cell>
          <table:table-cell office:value-type="float" office:value="2.255157" calcext:value-type="float">
            <text:p>2.255157</text:p>
          </table:table-cell>
          <table:table-cell office:value-type="float" office:value="2.246246" calcext:value-type="float">
            <text:p>2.246246</text:p>
          </table:table-cell>
          <table:table-cell office:value-type="float" office:value="3.076874" calcext:value-type="float">
            <text:p>3.076874</text:p>
          </table:table-cell>
          <table:table-cell office:value-type="float" office:value="3.056763" calcext:value-type="float">
            <text:p>3.056763</text:p>
          </table:table-cell>
          <table:table-cell office:value-type="float" office:value="3.834717" calcext:value-type="float">
            <text:p>3.834717</text:p>
          </table:table-cell>
          <table:table-cell office:value-type="float" office:value="3.805389" calcext:value-type="float">
            <text:p>3.805389</text:p>
          </table:table-cell>
          <table:table-cell office:value-type="float" office:value="4.569946" calcext:value-type="float">
            <text:p>4.569946</text:p>
          </table:table-cell>
          <table:table-cell office:value-type="float" office:value="4.535095" calcext:value-type="float">
            <text:p>4.535095</text:p>
          </table:table-cell>
          <table:table-cell office:value-type="float" office:value="5.110779" calcext:value-type="float">
            <text:p>5.110779</text:p>
          </table:table-cell>
          <table:table-cell office:value-type="float" office:value="5.074677" calcext:value-type="float">
            <text:p>5.074677</text:p>
          </table:table-cell>
          <table:table-cell office:value-type="float" office:value="20.66495" calcext:value-type="float">
            <text:p>20.66495</text:p>
          </table:table-cell>
          <table:table-cell office:value-type="float" office:value="-4.588226" calcext:value-type="float">
            <text:p>-4.5882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5" calcext:value-type="float">
            <text:p>4032005</text:p>
          </table:table-cell>
          <table:table-cell office:value-type="float" office:value="17.51327" calcext:value-type="float">
            <text:p>17.51327</text:p>
          </table:table-cell>
          <table:table-cell office:value-type="float" office:value="16.05" calcext:value-type="float">
            <text:p>16.05</text:p>
          </table:table-cell>
          <table:table-cell office:value-type="float" office:value="-5.47" calcext:value-type="float">
            <text:p>-5.47</text:p>
          </table:table-cell>
          <table:table-cell office:value-type="float" office:value="0.7975233" calcext:value-type="float">
            <text:p>0.7975233</text:p>
          </table:table-cell>
          <table:table-cell office:value-type="float" office:value="0.3610023" calcext:value-type="float">
            <text:p>0.3610023</text:p>
          </table:table-cell>
          <table:table-cell office:value-type="float" office:value="359.64" calcext:value-type="float">
            <text:p>359.64</text:p>
          </table:table-cell>
          <table:table-cell office:value-type="float" office:value="0" calcext:value-type="float">
            <text:p>0</text:p>
          </table:table-cell>
          <table:table-cell office:value-type="float" office:value="23.32187" calcext:value-type="float">
            <text:p>23.32187</text:p>
          </table:table-cell>
          <table:table-cell office:value-type="float" office:value="-2.274963" calcext:value-type="float">
            <text:p>-2.274963</text:p>
          </table:table-cell>
          <table:table-cell office:value-type="float" office:value="15.60867" calcext:value-type="float">
            <text:p>15.60867</text:p>
          </table:table-cell>
          <table:table-cell office:value-type="float" office:value="-0.3833008" calcext:value-type="float">
            <text:p>-0.3833008</text:p>
          </table:table-cell>
          <table:table-cell office:value-type="float" office:value="10.3158" calcext:value-type="float">
            <text:p>10.3158</text:p>
          </table:table-cell>
          <table:table-cell office:value-type="float" office:value="-0.04754639" calcext:value-type="float">
            <text:p>-0.04754639</text:p>
          </table:table-cell>
          <table:table-cell office:value-type="float" office:value="6.487885" calcext:value-type="float">
            <text:p>6.487885</text:p>
          </table:table-cell>
          <table:table-cell office:value-type="float" office:value="0.01199341" calcext:value-type="float">
            <text:p>0.01199341</text:p>
          </table:table-cell>
          <table:table-cell office:value-type="float" office:value="4.442535" calcext:value-type="float">
            <text:p>4.442535</text:p>
          </table:table-cell>
          <table:table-cell office:value-type="float" office:value="0.01223755" calcext:value-type="float">
            <text:p>0.01223755</text:p>
          </table:table-cell>
          <table:table-cell office:value-type="float" office:value="2.885681" calcext:value-type="float">
            <text:p>2.885681</text:p>
          </table:table-cell>
          <table:table-cell office:value-type="float" office:value="0.00692749" calcext:value-type="float">
            <text:p>0.00692749</text:p>
          </table:table-cell>
          <table:table-cell office:value-type="float" office:value="1.965546" calcext:value-type="float">
            <text:p>1.965546</text:p>
          </table:table-cell>
          <table:table-cell office:value-type="float" office:value="0.2344055" calcext:value-type="float">
            <text:p>0.2344055</text:p>
          </table:table-cell>
          <table:table-cell office:value-type="float" office:value="0.9469299" calcext:value-type="float">
            <text:p>0.9469299</text:p>
          </table:table-cell>
          <table:table-cell office:value-type="float" office:value="0.6267395" calcext:value-type="float">
            <text:p>0.6267395</text:p>
          </table:table-cell>
          <table:table-cell office:value-type="float" office:value="1.353485" calcext:value-type="float">
            <text:p>1.353485</text:p>
          </table:table-cell>
          <table:table-cell office:value-type="float" office:value="1.332672" calcext:value-type="float">
            <text:p>1.332672</text:p>
          </table:table-cell>
          <table:table-cell office:value-type="float" office:value="2.246155" calcext:value-type="float">
            <text:p>2.246155</text:p>
          </table:table-cell>
          <table:table-cell office:value-type="float" office:value="2.237976" calcext:value-type="float">
            <text:p>2.237976</text:p>
          </table:table-cell>
          <table:table-cell office:value-type="float" office:value="3.056549" calcext:value-type="float">
            <text:p>3.056549</text:p>
          </table:table-cell>
          <table:table-cell office:value-type="float" office:value="3.037323" calcext:value-type="float">
            <text:p>3.037323</text:p>
          </table:table-cell>
          <table:table-cell office:value-type="float" office:value="3.805054" calcext:value-type="float">
            <text:p>3.805054</text:p>
          </table:table-cell>
          <table:table-cell office:value-type="float" office:value="3.776611" calcext:value-type="float">
            <text:p>3.776611</text:p>
          </table:table-cell>
          <table:table-cell office:value-type="float" office:value="4.534729" calcext:value-type="float">
            <text:p>4.534729</text:p>
          </table:table-cell>
          <table:table-cell office:value-type="float" office:value="4.500702" calcext:value-type="float">
            <text:p>4.500702</text:p>
          </table:table-cell>
          <table:table-cell office:value-type="float" office:value="5.07428" calcext:value-type="float">
            <text:p>5.07428</text:p>
          </table:table-cell>
          <table:table-cell office:value-type="float" office:value="5.039459" calcext:value-type="float">
            <text:p>5.039459</text:p>
          </table:table-cell>
          <table:table-cell office:value-type="float" office:value="29.78363" calcext:value-type="float">
            <text:p>29.78363</text:p>
          </table:table-cell>
          <table:table-cell office:value-type="float" office:value="-5.013" calcext:value-type="float">
            <text:p>-5.0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5" calcext:value-type="float">
            <text:p>5032005</text:p>
          </table:table-cell>
          <table:table-cell office:value-type="float" office:value="17.81179" calcext:value-type="float">
            <text:p>17.81179</text:p>
          </table:table-cell>
          <table:table-cell office:value-type="float" office:value="15.71" calcext:value-type="float">
            <text:p>15.71</text:p>
          </table:table-cell>
          <table:table-cell office:value-type="float" office:value="-4.31" calcext:value-type="float">
            <text:p>-4.31</text:p>
          </table:table-cell>
          <table:table-cell office:value-type="float" office:value="0.805756" calcext:value-type="float">
            <text:p>0.805756</text:p>
          </table:table-cell>
          <table:table-cell office:value-type="float" office:value="0.3935798" calcext:value-type="float">
            <text:p>0.3935798</text:p>
          </table:table-cell>
          <table:table-cell office:value-type="float" office:value="222.516" calcext:value-type="float">
            <text:p>222.516</text:p>
          </table:table-cell>
          <table:table-cell office:value-type="float" office:value="0" calcext:value-type="float">
            <text:p>0</text:p>
          </table:table-cell>
          <table:table-cell office:value-type="float" office:value="22.27167" calcext:value-type="float">
            <text:p>22.27167</text:p>
          </table:table-cell>
          <table:table-cell office:value-type="float" office:value="-1.854523" calcext:value-type="float">
            <text:p>-1.854523</text:p>
          </table:table-cell>
          <table:table-cell office:value-type="float" office:value="15.61105" calcext:value-type="float">
            <text:p>15.61105</text:p>
          </table:table-cell>
          <table:table-cell office:value-type="float" office:value="-0.1828918" calcext:value-type="float">
            <text:p>-0.1828918</text:p>
          </table:table-cell>
          <table:table-cell office:value-type="float" office:value="11.16998" calcext:value-type="float">
            <text:p>11.16998</text:p>
          </table:table-cell>
          <table:table-cell office:value-type="float" office:value="0.7694092" calcext:value-type="float">
            <text:p>0.7694092</text:p>
          </table:table-cell>
          <table:table-cell office:value-type="float" office:value="7.921448" calcext:value-type="float">
            <text:p>7.921448</text:p>
          </table:table-cell>
          <table:table-cell office:value-type="float" office:value="1.428802" calcext:value-type="float">
            <text:p>1.428802</text:p>
          </table:table-cell>
          <table:table-cell office:value-type="float" office:value="6.094116" calcext:value-type="float">
            <text:p>6.094116</text:p>
          </table:table-cell>
          <table:table-cell office:value-type="float" office:value="1.724762" calcext:value-type="float">
            <text:p>1.724762</text:p>
          </table:table-cell>
          <table:table-cell office:value-type="float" office:value="4.466309" calcext:value-type="float">
            <text:p>4.466309</text:p>
          </table:table-cell>
          <table:table-cell office:value-type="float" office:value="1.91864" calcext:value-type="float">
            <text:p>1.91864</text:p>
          </table:table-cell>
          <table:table-cell office:value-type="float" office:value="3.408508" calcext:value-type="float">
            <text:p>3.408508</text:p>
          </table:table-cell>
          <table:table-cell office:value-type="float" office:value="1.796814" calcext:value-type="float">
            <text:p>1.796814</text:p>
          </table:table-cell>
          <table:table-cell office:value-type="float" office:value="1.960449" calcext:value-type="float">
            <text:p>1.960449</text:p>
          </table:table-cell>
          <table:table-cell office:value-type="float" office:value="0.9624329" calcext:value-type="float">
            <text:p>0.9624329</text:p>
          </table:table-cell>
          <table:table-cell office:value-type="float" office:value="1.637115" calcext:value-type="float">
            <text:p>1.637115</text:p>
          </table:table-cell>
          <table:table-cell office:value-type="float" office:value="1.355011" calcext:value-type="float">
            <text:p>1.355011</text:p>
          </table:table-cell>
          <table:table-cell office:value-type="float" office:value="2.263397" calcext:value-type="float">
            <text:p>2.263397</text:p>
          </table:table-cell>
          <table:table-cell office:value-type="float" office:value="2.237701" calcext:value-type="float">
            <text:p>2.237701</text:p>
          </table:table-cell>
          <table:table-cell office:value-type="float" office:value="3.03714" calcext:value-type="float">
            <text:p>3.03714</text:p>
          </table:table-cell>
          <table:table-cell office:value-type="float" office:value="3.0224" calcext:value-type="float">
            <text:p>3.0224</text:p>
          </table:table-cell>
          <table:table-cell office:value-type="float" office:value="3.776276" calcext:value-type="float">
            <text:p>3.776276</text:p>
          </table:table-cell>
          <table:table-cell office:value-type="float" office:value="3.749268" calcext:value-type="float">
            <text:p>3.749268</text:p>
          </table:table-cell>
          <table:table-cell office:value-type="float" office:value="4.500366" calcext:value-type="float">
            <text:p>4.500366</text:p>
          </table:table-cell>
          <table:table-cell office:value-type="float" office:value="4.467529" calcext:value-type="float">
            <text:p>4.467529</text:p>
          </table:table-cell>
          <table:table-cell office:value-type="float" office:value="5.039093" calcext:value-type="float">
            <text:p>5.039093</text:p>
          </table:table-cell>
          <table:table-cell office:value-type="float" office:value="5.005035" calcext:value-type="float">
            <text:p>5.005035</text:p>
          </table:table-cell>
          <table:table-cell office:value-type="float" office:value="25.33578" calcext:value-type="float">
            <text:p>25.33578</text:p>
          </table:table-cell>
          <table:table-cell office:value-type="float" office:value="-4.56488" calcext:value-type="float">
            <text:p>-4.564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5" calcext:value-type="float">
            <text:p>6032005</text:p>
          </table:table-cell>
          <table:table-cell office:value-type="float" office:value="15.65806" calcext:value-type="float">
            <text:p>15.65806</text:p>
          </table:table-cell>
          <table:table-cell office:value-type="float" office:value="21.92" calcext:value-type="float">
            <text:p>21.92</text:p>
          </table:table-cell>
          <table:table-cell office:value-type="float" office:value="2.33" calcext:value-type="float">
            <text:p>2.33</text:p>
          </table:table-cell>
          <table:table-cell office:value-type="float" office:value="0.9699227" calcext:value-type="float">
            <text:p>0.9699227</text:p>
          </table:table-cell>
          <table:table-cell office:value-type="float" office:value="0.6364109" calcext:value-type="float">
            <text:p>0.6364109</text:p>
          </table:table-cell>
          <table:table-cell office:value-type="float" office:value="521.748" calcext:value-type="float">
            <text:p>521.748</text:p>
          </table:table-cell>
          <table:table-cell office:value-type="float" office:value="0" calcext:value-type="float">
            <text:p>0</text:p>
          </table:table-cell>
          <table:table-cell office:value-type="float" office:value="26.28827" calcext:value-type="float">
            <text:p>26.28827</text:p>
          </table:table-cell>
          <table:table-cell office:value-type="float" office:value="-0.08428955" calcext:value-type="float">
            <text:p>-0.08428955</text:p>
          </table:table-cell>
          <table:table-cell office:value-type="float" office:value="18.61682" calcext:value-type="float">
            <text:p>18.61682</text:p>
          </table:table-cell>
          <table:table-cell office:value-type="float" office:value="1.379333" calcext:value-type="float">
            <text:p>1.379333</text:p>
          </table:table-cell>
          <table:table-cell office:value-type="float" office:value="13.82806" calcext:value-type="float">
            <text:p>13.82806</text:p>
          </table:table-cell>
          <table:table-cell office:value-type="float" office:value="2.412018" calcext:value-type="float">
            <text:p>2.412018</text:p>
          </table:table-cell>
          <table:table-cell office:value-type="float" office:value="10.26956" calcext:value-type="float">
            <text:p>10.26956</text:p>
          </table:table-cell>
          <table:table-cell office:value-type="float" office:value="3.099731" calcext:value-type="float">
            <text:p>3.099731</text:p>
          </table:table-cell>
          <table:table-cell office:value-type="float" office:value="8.209412" calcext:value-type="float">
            <text:p>8.209412</text:p>
          </table:table-cell>
          <table:table-cell office:value-type="float" office:value="3.333191" calcext:value-type="float">
            <text:p>3.333191</text:p>
          </table:table-cell>
          <table:table-cell office:value-type="float" office:value="6.352173" calcext:value-type="float">
            <text:p>6.352173</text:p>
          </table:table-cell>
          <table:table-cell office:value-type="float" office:value="3.418152" calcext:value-type="float">
            <text:p>3.418152</text:p>
          </table:table-cell>
          <table:table-cell office:value-type="float" office:value="4.967194" calcext:value-type="float">
            <text:p>4.967194</text:p>
          </table:table-cell>
          <table:table-cell office:value-type="float" office:value="3.108765" calcext:value-type="float">
            <text:p>3.108765</text:p>
          </table:table-cell>
          <table:table-cell office:value-type="float" office:value="3.025452" calcext:value-type="float">
            <text:p>3.025452</text:p>
          </table:table-cell>
          <table:table-cell office:value-type="float" office:value="1.97641" calcext:value-type="float">
            <text:p>1.97641</text:p>
          </table:table-cell>
          <table:table-cell office:value-type="float" office:value="2.106689" calcext:value-type="float">
            <text:p>2.106689</text:p>
          </table:table-cell>
          <table:table-cell office:value-type="float" office:value="1.641388" calcext:value-type="float">
            <text:p>1.641388</text:p>
          </table:table-cell>
          <table:table-cell office:value-type="float" office:value="2.362061" calcext:value-type="float">
            <text:p>2.362061</text:p>
          </table:table-cell>
          <table:table-cell office:value-type="float" office:value="2.264008" calcext:value-type="float">
            <text:p>2.264008</text:p>
          </table:table-cell>
          <table:table-cell office:value-type="float" office:value="3.028046" calcext:value-type="float">
            <text:p>3.028046</text:p>
          </table:table-cell>
          <table:table-cell office:value-type="float" office:value="3.02121" calcext:value-type="float">
            <text:p>3.02121</text:p>
          </table:table-cell>
          <table:table-cell office:value-type="float" office:value="3.749023" calcext:value-type="float">
            <text:p>3.749023</text:p>
          </table:table-cell>
          <table:table-cell office:value-type="float" office:value="3.726074" calcext:value-type="float">
            <text:p>3.726074</text:p>
          </table:table-cell>
          <table:table-cell office:value-type="float" office:value="4.467163" calcext:value-type="float">
            <text:p>4.467163</text:p>
          </table:table-cell>
          <table:table-cell office:value-type="float" office:value="4.435669" calcext:value-type="float">
            <text:p>4.435669</text:p>
          </table:table-cell>
          <table:table-cell office:value-type="float" office:value="5.0047" calcext:value-type="float">
            <text:p>5.0047</text:p>
          </table:table-cell>
          <table:table-cell office:value-type="float" office:value="4.972046" calcext:value-type="float">
            <text:p>4.972046</text:p>
          </table:table-cell>
          <table:table-cell office:value-type="float" office:value="30.71936" calcext:value-type="float">
            <text:p>30.71936</text:p>
          </table:table-cell>
          <table:table-cell office:value-type="float" office:value="-1.232117" calcext:value-type="float">
            <text:p>-1.2321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5" calcext:value-type="float">
            <text:p>7032005</text:p>
          </table:table-cell>
          <table:table-cell office:value-type="float" office:value="16.78495" calcext:value-type="float">
            <text:p>16.78495</text:p>
          </table:table-cell>
          <table:table-cell office:value-type="float" office:value="9.42" calcext:value-type="float">
            <text:p>9.42</text:p>
          </table:table-cell>
          <table:table-cell office:value-type="float" office:value="-5.65" calcext:value-type="float">
            <text:p>-5.65</text:p>
          </table:table-cell>
          <table:table-cell office:value-type="float" office:value="0.8432178" calcext:value-type="float">
            <text:p>0.8432178</text:p>
          </table:table-cell>
          <table:table-cell office:value-type="float" office:value="0.3561707" calcext:value-type="float">
            <text:p>0.3561707</text:p>
          </table:table-cell>
          <table:table-cell office:value-type="float" office:value="649.944" calcext:value-type="float">
            <text:p>649.944</text:p>
          </table:table-cell>
          <table:table-cell office:value-type="float" office:value="0" calcext:value-type="float">
            <text:p>0</text:p>
          </table:table-cell>
          <table:table-cell office:value-type="float" office:value="23.20084" calcext:value-type="float">
            <text:p>23.20084</text:p>
          </table:table-cell>
          <table:table-cell office:value-type="float" office:value="-1.971558" calcext:value-type="float">
            <text:p>-1.971558</text:p>
          </table:table-cell>
          <table:table-cell office:value-type="float" office:value="17.04156" calcext:value-type="float">
            <text:p>17.04156</text:p>
          </table:table-cell>
          <table:table-cell office:value-type="float" office:value="1.59726" calcext:value-type="float">
            <text:p>1.59726</text:p>
          </table:table-cell>
          <table:table-cell office:value-type="float" office:value="13.04587" calcext:value-type="float">
            <text:p>13.04587</text:p>
          </table:table-cell>
          <table:table-cell office:value-type="float" office:value="4.198975" calcext:value-type="float">
            <text:p>4.198975</text:p>
          </table:table-cell>
          <table:table-cell office:value-type="float" office:value="10.11154" calcext:value-type="float">
            <text:p>10.11154</text:p>
          </table:table-cell>
          <table:table-cell office:value-type="float" office:value="5.735748" calcext:value-type="float">
            <text:p>5.735748</text:p>
          </table:table-cell>
          <table:table-cell office:value-type="float" office:value="8.457886" calcext:value-type="float">
            <text:p>8.457886</text:p>
          </table:table-cell>
          <table:table-cell office:value-type="float" office:value="5.706787" calcext:value-type="float">
            <text:p>5.706787</text:p>
          </table:table-cell>
          <table:table-cell office:value-type="float" office:value="6.841125" calcext:value-type="float">
            <text:p>6.841125</text:p>
          </table:table-cell>
          <table:table-cell office:value-type="float" office:value="5.460968" calcext:value-type="float">
            <text:p>5.460968</text:p>
          </table:table-cell>
          <table:table-cell office:value-type="float" office:value="5.697479" calcext:value-type="float">
            <text:p>5.697479</text:p>
          </table:table-cell>
          <table:table-cell office:value-type="float" office:value="4.831482" calcext:value-type="float">
            <text:p>4.831482</text:p>
          </table:table-cell>
          <table:table-cell office:value-type="float" office:value="4.108978" calcext:value-type="float">
            <text:p>4.108978</text:p>
          </table:table-cell>
          <table:table-cell office:value-type="float" office:value="3.04361" calcext:value-type="float">
            <text:p>3.04361</text:p>
          </table:table-cell>
          <table:table-cell office:value-type="float" office:value="2.720978" calcext:value-type="float">
            <text:p>2.720978</text:p>
          </table:table-cell>
          <table:table-cell office:value-type="float" office:value="2.112549" calcext:value-type="float">
            <text:p>2.112549</text:p>
          </table:table-cell>
          <table:table-cell office:value-type="float" office:value="2.54184" calcext:value-type="float">
            <text:p>2.54184</text:p>
          </table:table-cell>
          <table:table-cell office:value-type="float" office:value="2.363464" calcext:value-type="float">
            <text:p>2.363464</text:p>
          </table:table-cell>
          <table:table-cell office:value-type="float" office:value="3.066895" calcext:value-type="float">
            <text:p>3.066895</text:p>
          </table:table-cell>
          <table:table-cell office:value-type="float" office:value="3.028259" calcext:value-type="float">
            <text:p>3.028259</text:p>
          </table:table-cell>
          <table:table-cell office:value-type="float" office:value="3.725861" calcext:value-type="float">
            <text:p>3.725861</text:p>
          </table:table-cell>
          <table:table-cell office:value-type="float" office:value="3.711945" calcext:value-type="float">
            <text:p>3.711945</text:p>
          </table:table-cell>
          <table:table-cell office:value-type="float" office:value="4.435333" calcext:value-type="float">
            <text:p>4.435333</text:p>
          </table:table-cell>
          <table:table-cell office:value-type="float" office:value="4.406525" calcext:value-type="float">
            <text:p>4.406525</text:p>
          </table:table-cell>
          <table:table-cell office:value-type="float" office:value="4.97171" calcext:value-type="float">
            <text:p>4.97171</text:p>
          </table:table-cell>
          <table:table-cell office:value-type="float" office:value="4.939941" calcext:value-type="float">
            <text:p>4.939941</text:p>
          </table:table-cell>
          <table:table-cell office:value-type="float" office:value="26.22763" calcext:value-type="float">
            <text:p>26.22763</text:p>
          </table:table-cell>
          <table:table-cell office:value-type="float" office:value="-6.351044" calcext:value-type="float">
            <text:p>-6.3510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5" calcext:value-type="float">
            <text:p>8032005</text:p>
          </table:table-cell>
          <table:table-cell office:value-type="float" office:value="8.378519" calcext:value-type="float">
            <text:p>8.378519</text:p>
          </table:table-cell>
          <table:table-cell office:value-type="float" office:value="4.55" calcext:value-type="float">
            <text:p>4.55</text:p>
          </table:table-cell>
          <table:table-cell office:value-type="float" office:value="-7.4" calcext:value-type="float">
            <text:p>-7.4</text:p>
          </table:table-cell>
          <table:table-cell office:value-type="float" office:value="0.6772531" calcext:value-type="float">
            <text:p>0.6772531</text:p>
          </table:table-cell>
          <table:table-cell office:value-type="float" office:value="0.3121431" calcext:value-type="float">
            <text:p>0.3121431</text:p>
          </table:table-cell>
          <table:table-cell office:value-type="float" office:value="171.972" calcext:value-type="float">
            <text:p>171.972</text:p>
          </table:table-cell>
          <table:table-cell office:value-type="float" office:value="0" calcext:value-type="float">
            <text:p>0</text:p>
          </table:table-cell>
          <table:table-cell office:value-type="float" office:value="12.08755" calcext:value-type="float">
            <text:p>12.08755</text:p>
          </table:table-cell>
          <table:table-cell office:value-type="float" office:value="-4.228821" calcext:value-type="float">
            <text:p>-4.228821</text:p>
          </table:table-cell>
          <table:table-cell office:value-type="float" office:value="6.943634" calcext:value-type="float">
            <text:p>6.943634</text:p>
          </table:table-cell>
          <table:table-cell office:value-type="float" office:value="-0.3375244" calcext:value-type="float">
            <text:p>-0.3375244</text:p>
          </table:table-cell>
          <table:table-cell office:value-type="float" office:value="5.387726" calcext:value-type="float">
            <text:p>5.387726</text:p>
          </table:table-cell>
          <table:table-cell office:value-type="float" office:value="1.27356" calcext:value-type="float">
            <text:p>1.27356</text:p>
          </table:table-cell>
          <table:table-cell office:value-type="float" office:value="5.680908" calcext:value-type="float">
            <text:p>5.680908</text:p>
          </table:table-cell>
          <table:table-cell office:value-type="float" office:value="2.480469" calcext:value-type="float">
            <text:p>2.480469</text:p>
          </table:table-cell>
          <table:table-cell office:value-type="float" office:value="6.180267" calcext:value-type="float">
            <text:p>6.180267</text:p>
          </table:table-cell>
          <table:table-cell office:value-type="float" office:value="3.154755" calcext:value-type="float">
            <text:p>3.154755</text:p>
          </table:table-cell>
          <table:table-cell office:value-type="float" office:value="6.355347" calcext:value-type="float">
            <text:p>6.355347</text:p>
          </table:table-cell>
          <table:table-cell office:value-type="float" office:value="3.739502" calcext:value-type="float">
            <text:p>3.739502</text:p>
          </table:table-cell>
          <table:table-cell office:value-type="float" office:value="5.647858" calcext:value-type="float">
            <text:p>5.647858</text:p>
          </table:table-cell>
          <table:table-cell office:value-type="float" office:value="3.922089" calcext:value-type="float">
            <text:p>3.922089</text:p>
          </table:table-cell>
          <table:table-cell office:value-type="float" office:value="4.243958" calcext:value-type="float">
            <text:p>4.243958</text:p>
          </table:table-cell>
          <table:table-cell office:value-type="float" office:value="3.871094" calcext:value-type="float">
            <text:p>3.871094</text:p>
          </table:table-cell>
          <table:table-cell office:value-type="float" office:value="3.155792" calcext:value-type="float">
            <text:p>3.155792</text:p>
          </table:table-cell>
          <table:table-cell office:value-type="float" office:value="2.727509" calcext:value-type="float">
            <text:p>2.727509</text:p>
          </table:table-cell>
          <table:table-cell office:value-type="float" office:value="2.775177" calcext:value-type="float">
            <text:p>2.775177</text:p>
          </table:table-cell>
          <table:table-cell office:value-type="float" office:value="2.544128" calcext:value-type="float">
            <text:p>2.544128</text:p>
          </table:table-cell>
          <table:table-cell office:value-type="float" office:value="3.14389" calcext:value-type="float">
            <text:p>3.14389</text:p>
          </table:table-cell>
          <table:table-cell office:value-type="float" office:value="3.067474" calcext:value-type="float">
            <text:p>3.067474</text:p>
          </table:table-cell>
          <table:table-cell office:value-type="float" office:value="3.712006" calcext:value-type="float">
            <text:p>3.712006</text:p>
          </table:table-cell>
          <table:table-cell office:value-type="float" office:value="3.70993" calcext:value-type="float">
            <text:p>3.70993</text:p>
          </table:table-cell>
          <table:table-cell office:value-type="float" office:value="4.40625" calcext:value-type="float">
            <text:p>4.40625</text:p>
          </table:table-cell>
          <table:table-cell office:value-type="float" office:value="4.38147" calcext:value-type="float">
            <text:p>4.38147</text:p>
          </table:table-cell>
          <table:table-cell office:value-type="float" office:value="4.939606" calcext:value-type="float">
            <text:p>4.939606</text:p>
          </table:table-cell>
          <table:table-cell office:value-type="float" office:value="4.909882" calcext:value-type="float">
            <text:p>4.909882</text:p>
          </table:table-cell>
          <table:table-cell office:value-type="float" office:value="14.47531" calcext:value-type="float">
            <text:p>14.47531</text:p>
          </table:table-cell>
          <table:table-cell office:value-type="float" office:value="-8.387207" calcext:value-type="float">
            <text:p>-8.3872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5" calcext:value-type="float">
            <text:p>9032005</text:p>
          </table:table-cell>
          <table:table-cell office:value-type="float" office:value="18.01584" calcext:value-type="float">
            <text:p>18.01584</text:p>
          </table:table-cell>
          <table:table-cell office:value-type="float" office:value="5.36" calcext:value-type="float">
            <text:p>5.36</text:p>
          </table:table-cell>
          <table:table-cell office:value-type="float" office:value="-3.49" calcext:value-type="float">
            <text:p>-3.49</text:p>
          </table:table-cell>
          <table:table-cell office:value-type="float" office:value="0.6756631" calcext:value-type="float">
            <text:p>0.6756631</text:p>
          </table:table-cell>
          <table:table-cell office:value-type="float" office:value="0.4181799" calcext:value-type="float">
            <text:p>0.4181799</text:p>
          </table:table-cell>
          <table:table-cell office:value-type="float" office:value="266.148" calcext:value-type="float">
            <text:p>266.148</text:p>
          </table:table-cell>
          <table:table-cell office:value-type="float" office:value="0" calcext:value-type="float">
            <text:p>0</text:p>
          </table:table-cell>
          <table:table-cell office:value-type="float" office:value="19.51526" calcext:value-type="float">
            <text:p>19.51526</text:p>
          </table:table-cell>
          <table:table-cell office:value-type="float" office:value="-1.742737" calcext:value-type="float">
            <text:p>-1.742737</text:p>
          </table:table-cell>
          <table:table-cell office:value-type="float" office:value="13.3299" calcext:value-type="float">
            <text:p>13.3299</text:p>
          </table:table-cell>
          <table:table-cell office:value-type="float" office:value="-0.1599426" calcext:value-type="float">
            <text:p>-0.1599426</text:p>
          </table:table-cell>
          <table:table-cell office:value-type="float" office:value="9.483582" calcext:value-type="float">
            <text:p>9.483582</text:p>
          </table:table-cell>
          <table:table-cell office:value-type="float" office:value="0.8936768" calcext:value-type="float">
            <text:p>0.8936768</text:p>
          </table:table-cell>
          <table:table-cell office:value-type="float" office:value="7.134674" calcext:value-type="float">
            <text:p>7.134674</text:p>
          </table:table-cell>
          <table:table-cell office:value-type="float" office:value="1.808044" calcext:value-type="float">
            <text:p>1.808044</text:p>
          </table:table-cell>
          <table:table-cell office:value-type="float" office:value="5.884705" calcext:value-type="float">
            <text:p>5.884705</text:p>
          </table:table-cell>
          <table:table-cell office:value-type="float" office:value="2.37616" calcext:value-type="float">
            <text:p>2.37616</text:p>
          </table:table-cell>
          <table:table-cell office:value-type="float" office:value="4.836212" calcext:value-type="float">
            <text:p>4.836212</text:p>
          </table:table-cell>
          <table:table-cell office:value-type="float" office:value="2.94104" calcext:value-type="float">
            <text:p>2.94104</text:p>
          </table:table-cell>
          <table:table-cell office:value-type="float" office:value="4.316711" calcext:value-type="float">
            <text:p>4.316711</text:p>
          </table:table-cell>
          <table:table-cell office:value-type="float" office:value="3.257874" calcext:value-type="float">
            <text:p>3.257874</text:p>
          </table:table-cell>
          <table:table-cell office:value-type="float" office:value="3.867645" calcext:value-type="float">
            <text:p>3.867645</text:p>
          </table:table-cell>
          <table:table-cell office:value-type="float" office:value="3.525452" calcext:value-type="float">
            <text:p>3.525452</text:p>
          </table:table-cell>
          <table:table-cell office:value-type="float" office:value="3.247742" calcext:value-type="float">
            <text:p>3.247742</text:p>
          </table:table-cell>
          <table:table-cell office:value-type="float" office:value="3.157959" calcext:value-type="float">
            <text:p>3.157959</text:p>
          </table:table-cell>
          <table:table-cell office:value-type="float" office:value="2.971741" calcext:value-type="float">
            <text:p>2.971741</text:p>
          </table:table-cell>
          <table:table-cell office:value-type="float" office:value="2.777557" calcext:value-type="float">
            <text:p>2.777557</text:p>
          </table:table-cell>
          <table:table-cell office:value-type="float" office:value="3.241882" calcext:value-type="float">
            <text:p>3.241882</text:p>
          </table:table-cell>
          <table:table-cell office:value-type="float" office:value="3.144836" calcext:value-type="float">
            <text:p>3.144836</text:p>
          </table:table-cell>
          <table:table-cell office:value-type="float" office:value="3.728241" calcext:value-type="float">
            <text:p>3.728241</text:p>
          </table:table-cell>
          <table:table-cell office:value-type="float" office:value="3.712067" calcext:value-type="float">
            <text:p>3.712067</text:p>
          </table:table-cell>
          <table:table-cell office:value-type="float" office:value="4.381287" calcext:value-type="float">
            <text:p>4.381287</text:p>
          </table:table-cell>
          <table:table-cell office:value-type="float" office:value="4.362457" calcext:value-type="float">
            <text:p>4.362457</text:p>
          </table:table-cell>
          <table:table-cell office:value-type="float" office:value="4.909576" calcext:value-type="float">
            <text:p>4.909576</text:p>
          </table:table-cell>
          <table:table-cell office:value-type="float" office:value="4.882568" calcext:value-type="float">
            <text:p>4.882568</text:p>
          </table:table-cell>
          <table:table-cell office:value-type="float" office:value="22.03583" calcext:value-type="float">
            <text:p>22.03583</text:p>
          </table:table-cell>
          <table:table-cell office:value-type="float" office:value="-4.320038" calcext:value-type="float">
            <text:p>-4.3200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5" calcext:value-type="float">
            <text:p>10032005</text:p>
          </table:table-cell>
          <table:table-cell office:value-type="float" office:value="15.35268" calcext:value-type="float">
            <text:p>15.35268</text:p>
          </table:table-cell>
          <table:table-cell office:value-type="float" office:value="12.53" calcext:value-type="float">
            <text:p>12.53</text:p>
          </table:table-cell>
          <table:table-cell office:value-type="float" office:value="-1.8" calcext:value-type="float">
            <text:p>-1.8</text:p>
          </table:table-cell>
          <table:table-cell office:value-type="float" office:value="0.805902" calcext:value-type="float">
            <text:p>0.805902</text:p>
          </table:table-cell>
          <table:table-cell office:value-type="float" office:value="0.4732899" calcext:value-type="float">
            <text:p>0.4732899</text:p>
          </table:table-cell>
          <table:table-cell office:value-type="float" office:value="770.868" calcext:value-type="float">
            <text:p>770.868</text:p>
          </table:table-cell>
          <table:table-cell office:value-type="float" office:value="0" calcext:value-type="float">
            <text:p>0</text:p>
          </table:table-cell>
          <table:table-cell office:value-type="float" office:value="22.76782" calcext:value-type="float">
            <text:p>22.76782</text:p>
          </table:table-cell>
          <table:table-cell office:value-type="float" office:value="-0.8789062" calcext:value-type="float">
            <text:p>-0.8789062</text:p>
          </table:table-cell>
          <table:table-cell office:value-type="float" office:value="15.59613" calcext:value-type="float">
            <text:p>15.59613</text:p>
          </table:table-cell>
          <table:table-cell office:value-type="float" office:value="2.166168" calcext:value-type="float">
            <text:p>2.166168</text:p>
          </table:table-cell>
          <table:table-cell office:value-type="float" office:value="11.7431" calcext:value-type="float">
            <text:p>11.7431</text:p>
          </table:table-cell>
          <table:table-cell office:value-type="float" office:value="2.969971" calcext:value-type="float">
            <text:p>2.969971</text:p>
          </table:table-cell>
          <table:table-cell office:value-type="float" office:value="9.151917" calcext:value-type="float">
            <text:p>9.151917</text:p>
          </table:table-cell>
          <table:table-cell office:value-type="float" office:value="3.438934" calcext:value-type="float">
            <text:p>3.438934</text:p>
          </table:table-cell>
          <table:table-cell office:value-type="float" office:value="7.604858" calcext:value-type="float">
            <text:p>7.604858</text:p>
          </table:table-cell>
          <table:table-cell office:value-type="float" office:value="3.708618" calcext:value-type="float">
            <text:p>3.708618</text:p>
          </table:table-cell>
          <table:table-cell office:value-type="float" office:value="6.185486" calcext:value-type="float">
            <text:p>6.185486</text:p>
          </table:table-cell>
          <table:table-cell office:value-type="float" office:value="3.928986" calcext:value-type="float">
            <text:p>3.928986</text:p>
          </table:table-cell>
          <table:table-cell office:value-type="float" office:value="5.296753" calcext:value-type="float">
            <text:p>5.296753</text:p>
          </table:table-cell>
          <table:table-cell office:value-type="float" office:value="3.907318" calcext:value-type="float">
            <text:p>3.907318</text:p>
          </table:table-cell>
          <table:table-cell office:value-type="float" office:value="4.08078" calcext:value-type="float">
            <text:p>4.08078</text:p>
          </table:table-cell>
          <table:table-cell office:value-type="float" office:value="3.644287" calcext:value-type="float">
            <text:p>3.644287</text:p>
          </table:table-cell>
          <table:table-cell office:value-type="float" office:value="3.385406" calcext:value-type="float">
            <text:p>3.385406</text:p>
          </table:table-cell>
          <table:table-cell office:value-type="float" office:value="3.248657" calcext:value-type="float">
            <text:p>3.248657</text:p>
          </table:table-cell>
          <table:table-cell office:value-type="float" office:value="3.122894" calcext:value-type="float">
            <text:p>3.122894</text:p>
          </table:table-cell>
          <table:table-cell office:value-type="float" office:value="2.97345" calcext:value-type="float">
            <text:p>2.97345</text:p>
          </table:table-cell>
          <table:table-cell office:value-type="float" office:value="3.338196" calcext:value-type="float">
            <text:p>3.338196</text:p>
          </table:table-cell>
          <table:table-cell office:value-type="float" office:value="3.242889" calcext:value-type="float">
            <text:p>3.242889</text:p>
          </table:table-cell>
          <table:table-cell office:value-type="float" office:value="3.759918" calcext:value-type="float">
            <text:p>3.759918</text:p>
          </table:table-cell>
          <table:table-cell office:value-type="float" office:value="3.728516" calcext:value-type="float">
            <text:p>3.728516</text:p>
          </table:table-cell>
          <table:table-cell office:value-type="float" office:value="4.367645" calcext:value-type="float">
            <text:p>4.367645</text:p>
          </table:table-cell>
          <table:table-cell office:value-type="float" office:value="4.35614" calcext:value-type="float">
            <text:p>4.35614</text:p>
          </table:table-cell>
          <table:table-cell office:value-type="float" office:value="4.882294" calcext:value-type="float">
            <text:p>4.882294</text:p>
          </table:table-cell>
          <table:table-cell office:value-type="float" office:value="4.858673" calcext:value-type="float">
            <text:p>4.858673</text:p>
          </table:table-cell>
          <table:table-cell office:value-type="float" office:value="27.02444" calcext:value-type="float">
            <text:p>27.02444</text:p>
          </table:table-cell>
          <table:table-cell office:value-type="float" office:value="-4.304047" calcext:value-type="float">
            <text:p>-4.3040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5" calcext:value-type="float">
            <text:p>11032005</text:p>
          </table:table-cell>
          <table:table-cell office:value-type="float" office:value="12.33478" calcext:value-type="float">
            <text:p>12.33478</text:p>
          </table:table-cell>
          <table:table-cell office:value-type="float" office:value="16.101" calcext:value-type="float">
            <text:p>16.101</text:p>
          </table:table-cell>
          <table:table-cell office:value-type="float" office:value="-4.68" calcext:value-type="float">
            <text:p>-4.68</text:p>
          </table:table-cell>
          <table:table-cell office:value-type="float" office:value="0.7575518" calcext:value-type="float">
            <text:p>0.7575518</text:p>
          </table:table-cell>
          <table:table-cell office:value-type="float" office:value="0.3829128" calcext:value-type="float">
            <text:p>0.3829128</text:p>
          </table:table-cell>
          <table:table-cell office:value-type="float" office:value="388.512" calcext:value-type="float">
            <text:p>388.512</text:p>
          </table:table-cell>
          <table:table-cell office:value-type="float" office:value="0" calcext:value-type="float">
            <text:p>0</text:p>
          </table:table-cell>
          <table:table-cell office:value-type="float" office:value="19.91513" calcext:value-type="float">
            <text:p>19.91513</text:p>
          </table:table-cell>
          <table:table-cell office:value-type="float" office:value="-2.982544" calcext:value-type="float">
            <text:p>-2.982544</text:p>
          </table:table-cell>
          <table:table-cell office:value-type="float" office:value="12.72659" calcext:value-type="float">
            <text:p>12.72659</text:p>
          </table:table-cell>
          <table:table-cell office:value-type="float" office:value="-0.1263733" calcext:value-type="float">
            <text:p>-0.1263733</text:p>
          </table:table-cell>
          <table:table-cell office:value-type="float" office:value="9.870056" calcext:value-type="float">
            <text:p>9.870056</text:p>
          </table:table-cell>
          <table:table-cell office:value-type="float" office:value="1.540619" calcext:value-type="float">
            <text:p>1.540619</text:p>
          </table:table-cell>
          <table:table-cell office:value-type="float" office:value="7.902954" calcext:value-type="float">
            <text:p>7.902954</text:p>
          </table:table-cell>
          <table:table-cell office:value-type="float" office:value="2.859619" calcext:value-type="float">
            <text:p>2.859619</text:p>
          </table:table-cell>
          <table:table-cell office:value-type="float" office:value="6.825623" calcext:value-type="float">
            <text:p>6.825623</text:p>
          </table:table-cell>
          <table:table-cell office:value-type="float" office:value="3.571259" calcext:value-type="float">
            <text:p>3.571259</text:p>
          </table:table-cell>
          <table:table-cell office:value-type="float" office:value="5.956146" calcext:value-type="float">
            <text:p>5.956146</text:p>
          </table:table-cell>
          <table:table-cell office:value-type="float" office:value="4.168701" calcext:value-type="float">
            <text:p>4.168701</text:p>
          </table:table-cell>
          <table:table-cell office:value-type="float" office:value="5.293579" calcext:value-type="float">
            <text:p>5.293579</text:p>
          </table:table-cell>
          <table:table-cell office:value-type="float" office:value="4.272186" calcext:value-type="float">
            <text:p>4.272186</text:p>
          </table:table-cell>
          <table:table-cell office:value-type="float" office:value="4.305298" calcext:value-type="float">
            <text:p>4.305298</text:p>
          </table:table-cell>
          <table:table-cell office:value-type="float" office:value="4.091156" calcext:value-type="float">
            <text:p>4.091156</text:p>
          </table:table-cell>
          <table:table-cell office:value-type="float" office:value="3.61496" calcext:value-type="float">
            <text:p>3.61496</text:p>
          </table:table-cell>
          <table:table-cell office:value-type="float" office:value="3.38797" calcext:value-type="float">
            <text:p>3.38797</text:p>
          </table:table-cell>
          <table:table-cell office:value-type="float" office:value="3.272675" calcext:value-type="float">
            <text:p>3.272675</text:p>
          </table:table-cell>
          <table:table-cell office:value-type="float" office:value="3.124359" calcext:value-type="float">
            <text:p>3.124359</text:p>
          </table:table-cell>
          <table:table-cell office:value-type="float" office:value="3.431671" calcext:value-type="float">
            <text:p>3.431671</text:p>
          </table:table-cell>
          <table:table-cell office:value-type="float" office:value="3.339172" calcext:value-type="float">
            <text:p>3.339172</text:p>
          </table:table-cell>
          <table:table-cell office:value-type="float" office:value="3.79718" calcext:value-type="float">
            <text:p>3.79718</text:p>
          </table:table-cell>
          <table:table-cell office:value-type="float" office:value="3.760315" calcext:value-type="float">
            <text:p>3.760315</text:p>
          </table:table-cell>
          <table:table-cell office:value-type="float" office:value="4.356018" calcext:value-type="float">
            <text:p>4.356018</text:p>
          </table:table-cell>
          <table:table-cell office:value-type="float" office:value="4.347839" calcext:value-type="float">
            <text:p>4.347839</text:p>
          </table:table-cell>
          <table:table-cell office:value-type="float" office:value="4.858429" calcext:value-type="float">
            <text:p>4.858429</text:p>
          </table:table-cell>
          <table:table-cell office:value-type="float" office:value="4.837219" calcext:value-type="float">
            <text:p>4.837219</text:p>
          </table:table-cell>
          <table:table-cell office:value-type="float" office:value="24.75455" calcext:value-type="float">
            <text:p>24.75455</text:p>
          </table:table-cell>
          <table:table-cell office:value-type="float" office:value="-6.455017" calcext:value-type="float">
            <text:p>-6.4550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5" calcext:value-type="float">
            <text:p>12032005</text:p>
          </table:table-cell>
          <table:table-cell office:value-type="float" office:value="7.236721" calcext:value-type="float">
            <text:p>7.236721</text:p>
          </table:table-cell>
          <table:table-cell office:value-type="float" office:value="4.88" calcext:value-type="float">
            <text:p>4.88</text:p>
          </table:table-cell>
          <table:table-cell office:value-type="float" office:value="-5.91" calcext:value-type="float">
            <text:p>-5.91</text:p>
          </table:table-cell>
          <table:table-cell office:value-type="float" office:value="0.6968619" calcext:value-type="float">
            <text:p>0.6968619</text:p>
          </table:table-cell>
          <table:table-cell office:value-type="float" office:value="0.3492945" calcext:value-type="float">
            <text:p>0.3492945</text:p>
          </table:table-cell>
          <table:table-cell office:value-type="float" office:value="364.392" calcext:value-type="float">
            <text:p>364.392</text:p>
          </table:table-cell>
          <table:table-cell office:value-type="float" office:value="0" calcext:value-type="float">
            <text:p>0</text:p>
          </table:table-cell>
          <table:table-cell office:value-type="float" office:value="11.01855" calcext:value-type="float">
            <text:p>11.01855</text:p>
          </table:table-cell>
          <table:table-cell office:value-type="float" office:value="-4.506592" calcext:value-type="float">
            <text:p>-4.506592</text:p>
          </table:table-cell>
          <table:table-cell office:value-type="float" office:value="7.512512" calcext:value-type="float">
            <text:p>7.512512</text:p>
          </table:table-cell>
          <table:table-cell office:value-type="float" office:value="0.1046753" calcext:value-type="float">
            <text:p>0.1046753</text:p>
          </table:table-cell>
          <table:table-cell office:value-type="float" office:value="6.373444" calcext:value-type="float">
            <text:p>6.373444</text:p>
          </table:table-cell>
          <table:table-cell office:value-type="float" office:value="2.459381" calcext:value-type="float">
            <text:p>2.459381</text:p>
          </table:table-cell>
          <table:table-cell office:value-type="float" office:value="6.446777" calcext:value-type="float">
            <text:p>6.446777</text:p>
          </table:table-cell>
          <table:table-cell office:value-type="float" office:value="3.7565" calcext:value-type="float">
            <text:p>3.7565</text:p>
          </table:table-cell>
          <table:table-cell office:value-type="float" office:value="6.276001" calcext:value-type="float">
            <text:p>6.276001</text:p>
          </table:table-cell>
          <table:table-cell office:value-type="float" office:value="4.259766" calcext:value-type="float">
            <text:p>4.259766</text:p>
          </table:table-cell>
          <table:table-cell office:value-type="float" office:value="5.855865" calcext:value-type="float">
            <text:p>5.855865</text:p>
          </table:table-cell>
          <table:table-cell office:value-type="float" office:value="4.624573" calcext:value-type="float">
            <text:p>4.624573</text:p>
          </table:table-cell>
          <table:table-cell office:value-type="float" office:value="5.247314" calcext:value-type="float">
            <text:p>5.247314</text:p>
          </table:table-cell>
          <table:table-cell office:value-type="float" office:value="4.605835" calcext:value-type="float">
            <text:p>4.605835</text:p>
          </table:table-cell>
          <table:table-cell office:value-type="float" office:value="4.459869" calcext:value-type="float">
            <text:p>4.459869</text:p>
          </table:table-cell>
          <table:table-cell office:value-type="float" office:value="4.311981" calcext:value-type="float">
            <text:p>4.311981</text:p>
          </table:table-cell>
          <table:table-cell office:value-type="float" office:value="3.814362" calcext:value-type="float">
            <text:p>3.814362</text:p>
          </table:table-cell>
          <table:table-cell office:value-type="float" office:value="3.617157" calcext:value-type="float">
            <text:p>3.617157</text:p>
          </table:table-cell>
          <table:table-cell office:value-type="float" office:value="3.422699" calcext:value-type="float">
            <text:p>3.422699</text:p>
          </table:table-cell>
          <table:table-cell office:value-type="float" office:value="3.274231" calcext:value-type="float">
            <text:p>3.274231</text:p>
          </table:table-cell>
          <table:table-cell office:value-type="float" office:value="3.525909" calcext:value-type="float">
            <text:p>3.525909</text:p>
          </table:table-cell>
          <table:table-cell office:value-type="float" office:value="3.432648" calcext:value-type="float">
            <text:p>3.432648</text:p>
          </table:table-cell>
          <table:table-cell office:value-type="float" office:value="3.838318" calcext:value-type="float">
            <text:p>3.838318</text:p>
          </table:table-cell>
          <table:table-cell office:value-type="float" office:value="3.797577" calcext:value-type="float">
            <text:p>3.797577</text:p>
          </table:table-cell>
          <table:table-cell office:value-type="float" office:value="4.347809" calcext:value-type="float">
            <text:p>4.347809</text:p>
          </table:table-cell>
          <table:table-cell office:value-type="float" office:value="4.346741" calcext:value-type="float">
            <text:p>4.346741</text:p>
          </table:table-cell>
          <table:table-cell office:value-type="float" office:value="4.837006" calcext:value-type="float">
            <text:p>4.837006</text:p>
          </table:table-cell>
          <table:table-cell office:value-type="float" office:value="4.820801" calcext:value-type="float">
            <text:p>4.820801</text:p>
          </table:table-cell>
          <table:table-cell office:value-type="float" office:value="14.71649" calcext:value-type="float">
            <text:p>14.71649</text:p>
          </table:table-cell>
          <table:table-cell office:value-type="float" office:value="-9.173279" calcext:value-type="float">
            <text:p>-9.1732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5" calcext:value-type="float">
            <text:p>13032005</text:p>
          </table:table-cell>
          <table:table-cell office:value-type="float" office:value="14.61874" calcext:value-type="float">
            <text:p>14.61874</text:p>
          </table:table-cell>
          <table:table-cell office:value-type="float" office:value="7.84" calcext:value-type="float">
            <text:p>7.84</text:p>
          </table:table-cell>
          <table:table-cell office:value-type="float" office:value="-9.51" calcext:value-type="float">
            <text:p>-9.51</text:p>
          </table:table-cell>
          <table:table-cell office:value-type="float" office:value="0.7197437" calcext:value-type="float">
            <text:p>0.7197437</text:p>
          </table:table-cell>
          <table:table-cell office:value-type="float" office:value="0.2656123" calcext:value-type="float">
            <text:p>0.2656123</text:p>
          </table:table-cell>
          <table:table-cell office:value-type="float" office:value="236.664" calcext:value-type="float">
            <text:p>236.664</text:p>
          </table:table-cell>
          <table:table-cell office:value-type="float" office:value="0" calcext:value-type="float">
            <text:p>0</text:p>
          </table:table-cell>
          <table:table-cell office:value-type="float" office:value="20.47983" calcext:value-type="float">
            <text:p>20.47983</text:p>
          </table:table-cell>
          <table:table-cell office:value-type="float" office:value="-6.754425" calcext:value-type="float">
            <text:p>-6.754425</text:p>
          </table:table-cell>
          <table:table-cell office:value-type="float" office:value="10.36578" calcext:value-type="float">
            <text:p>10.36578</text:p>
          </table:table-cell>
          <table:table-cell office:value-type="float" office:value="-0.6799927" calcext:value-type="float">
            <text:p>-0.6799927</text:p>
          </table:table-cell>
          <table:table-cell office:value-type="float" office:value="7.781525" calcext:value-type="float">
            <text:p>7.781525</text:p>
          </table:table-cell>
          <table:table-cell office:value-type="float" office:value="0.6340637" calcext:value-type="float">
            <text:p>0.6340637</text:p>
          </table:table-cell>
          <table:table-cell office:value-type="float" office:value="6.093475" calcext:value-type="float">
            <text:p>6.093475</text:p>
          </table:table-cell>
          <table:table-cell office:value-type="float" office:value="1.844879" calcext:value-type="float">
            <text:p>1.844879</text:p>
          </table:table-cell>
          <table:table-cell office:value-type="float" office:value="5.242188" calcext:value-type="float">
            <text:p>5.242188</text:p>
          </table:table-cell>
          <table:table-cell office:value-type="float" office:value="2.561859" calcext:value-type="float">
            <text:p>2.561859</text:p>
          </table:table-cell>
          <table:table-cell office:value-type="float" office:value="4.765228" calcext:value-type="float">
            <text:p>4.765228</text:p>
          </table:table-cell>
          <table:table-cell office:value-type="float" office:value="3.202667" calcext:value-type="float">
            <text:p>3.202667</text:p>
          </table:table-cell>
          <table:table-cell office:value-type="float" office:value="4.715729" calcext:value-type="float">
            <text:p>4.715729</text:p>
          </table:table-cell>
          <table:table-cell office:value-type="float" office:value="3.622009" calcext:value-type="float">
            <text:p>3.622009</text:p>
          </table:table-cell>
          <table:table-cell office:value-type="float" office:value="4.408112" calcext:value-type="float">
            <text:p>4.408112</text:p>
          </table:table-cell>
          <table:table-cell office:value-type="float" office:value="4.01767" calcext:value-type="float">
            <text:p>4.01767</text:p>
          </table:table-cell>
          <table:table-cell office:value-type="float" office:value="3.863525" calcext:value-type="float">
            <text:p>3.863525</text:p>
          </table:table-cell>
          <table:table-cell office:value-type="float" office:value="3.815857" calcext:value-type="float">
            <text:p>3.815857</text:p>
          </table:table-cell>
          <table:table-cell office:value-type="float" office:value="3.55249" calcext:value-type="float">
            <text:p>3.55249</text:p>
          </table:table-cell>
          <table:table-cell office:value-type="float" office:value="3.424194" calcext:value-type="float">
            <text:p>3.424194</text:p>
          </table:table-cell>
          <table:table-cell office:value-type="float" office:value="3.618713" calcext:value-type="float">
            <text:p>3.618713</text:p>
          </table:table-cell>
          <table:table-cell office:value-type="float" office:value="3.526917" calcext:value-type="float">
            <text:p>3.526917</text:p>
          </table:table-cell>
          <table:table-cell office:value-type="float" office:value="3.883148" calcext:value-type="float">
            <text:p>3.883148</text:p>
          </table:table-cell>
          <table:table-cell office:value-type="float" office:value="3.838776" calcext:value-type="float">
            <text:p>3.838776</text:p>
          </table:table-cell>
          <table:table-cell office:value-type="float" office:value="4.353485" calcext:value-type="float">
            <text:p>4.353485</text:p>
          </table:table-cell>
          <table:table-cell office:value-type="float" office:value="4.347565" calcext:value-type="float">
            <text:p>4.347565</text:p>
          </table:table-cell>
          <table:table-cell office:value-type="float" office:value="4.820679" calcext:value-type="float">
            <text:p>4.820679</text:p>
          </table:table-cell>
          <table:table-cell office:value-type="float" office:value="4.810486" calcext:value-type="float">
            <text:p>4.810486</text:p>
          </table:table-cell>
          <table:table-cell office:value-type="float" office:value="28.44656" calcext:value-type="float">
            <text:p>28.44656</text:p>
          </table:table-cell>
          <table:table-cell office:value-type="float" office:value="-11.8692" calcext:value-type="float">
            <text:p>-11.86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5" calcext:value-type="float">
            <text:p>14032005</text:p>
          </table:table-cell>
          <table:table-cell office:value-type="float" office:value="13.20435" calcext:value-type="float">
            <text:p>13.20435</text:p>
          </table:table-cell>
          <table:table-cell office:value-type="float" office:value="4.59" calcext:value-type="float">
            <text:p>4.59</text:p>
          </table:table-cell>
          <table:table-cell office:value-type="float" office:value="-9.32" calcext:value-type="float">
            <text:p>-9.32</text:p>
          </table:table-cell>
          <table:table-cell office:value-type="float" office:value="0.6438943" calcext:value-type="float">
            <text:p>0.6438943</text:p>
          </table:table-cell>
          <table:table-cell office:value-type="float" office:value="0.2695302" calcext:value-type="float">
            <text:p>0.2695302</text:p>
          </table:table-cell>
          <table:table-cell office:value-type="float" office:value="172.476" calcext:value-type="float">
            <text:p>172.476</text:p>
          </table:table-cell>
          <table:table-cell office:value-type="float" office:value="0" calcext:value-type="float">
            <text:p>0</text:p>
          </table:table-cell>
          <table:table-cell office:value-type="float" office:value="19.1738" calcext:value-type="float">
            <text:p>19.1738</text:p>
          </table:table-cell>
          <table:table-cell office:value-type="float" office:value="-6.642914" calcext:value-type="float">
            <text:p>-6.642914</text:p>
          </table:table-cell>
          <table:table-cell office:value-type="float" office:value="9.780792" calcext:value-type="float">
            <text:p>9.780792</text:p>
          </table:table-cell>
          <table:table-cell office:value-type="float" office:value="-0.6253357" calcext:value-type="float">
            <text:p>-0.6253357</text:p>
          </table:table-cell>
          <table:table-cell office:value-type="float" office:value="7.203461" calcext:value-type="float">
            <text:p>7.203461</text:p>
          </table:table-cell>
          <table:table-cell office:value-type="float" office:value="0.6213074" calcext:value-type="float">
            <text:p>0.6213074</text:p>
          </table:table-cell>
          <table:table-cell office:value-type="float" office:value="5.599487" calcext:value-type="float">
            <text:p>5.599487</text:p>
          </table:table-cell>
          <table:table-cell office:value-type="float" office:value="1.718231" calcext:value-type="float">
            <text:p>1.718231</text:p>
          </table:table-cell>
          <table:table-cell office:value-type="float" office:value="4.81543" calcext:value-type="float">
            <text:p>4.81543</text:p>
          </table:table-cell>
          <table:table-cell office:value-type="float" office:value="2.366302" calcext:value-type="float">
            <text:p>2.366302</text:p>
          </table:table-cell>
          <table:table-cell office:value-type="float" office:value="4.424896" calcext:value-type="float">
            <text:p>4.424896</text:p>
          </table:table-cell>
          <table:table-cell office:value-type="float" office:value="2.957886" calcext:value-type="float">
            <text:p>2.957886</text:p>
          </table:table-cell>
          <table:table-cell office:value-type="float" office:value="4.295532" calcext:value-type="float">
            <text:p>4.295532</text:p>
          </table:table-cell>
          <table:table-cell office:value-type="float" office:value="3.358185" calcext:value-type="float">
            <text:p>3.358185</text:p>
          </table:table-cell>
          <table:table-cell office:value-type="float" office:value="4.053558" calcext:value-type="float">
            <text:p>4.053558</text:p>
          </table:table-cell>
          <table:table-cell office:value-type="float" office:value="3.781799" calcext:value-type="float">
            <text:p>3.781799</text:p>
          </table:table-cell>
          <table:table-cell office:value-type="float" office:value="3.849213" calcext:value-type="float">
            <text:p>3.849213</text:p>
          </table:table-cell>
          <table:table-cell office:value-type="float" office:value="3.801117" calcext:value-type="float">
            <text:p>3.801117</text:p>
          </table:table-cell>
          <table:table-cell office:value-type="float" office:value="3.639679" calcext:value-type="float">
            <text:p>3.639679</text:p>
          </table:table-cell>
          <table:table-cell office:value-type="float" office:value="3.553558" calcext:value-type="float">
            <text:p>3.553558</text:p>
          </table:table-cell>
          <table:table-cell office:value-type="float" office:value="3.701202" calcext:value-type="float">
            <text:p>3.701202</text:p>
          </table:table-cell>
          <table:table-cell office:value-type="float" office:value="3.619629" calcext:value-type="float">
            <text:p>3.619629</text:p>
          </table:table-cell>
          <table:table-cell office:value-type="float" office:value="3.930084" calcext:value-type="float">
            <text:p>3.930084</text:p>
          </table:table-cell>
          <table:table-cell office:value-type="float" office:value="3.883636" calcext:value-type="float">
            <text:p>3.883636</text:p>
          </table:table-cell>
          <table:table-cell office:value-type="float" office:value="4.364594" calcext:value-type="float">
            <text:p>4.364594</text:p>
          </table:table-cell>
          <table:table-cell office:value-type="float" office:value="4.353577" calcext:value-type="float">
            <text:p>4.353577</text:p>
          </table:table-cell>
          <table:table-cell office:value-type="float" office:value="4.810394" calcext:value-type="float">
            <text:p>4.810394</text:p>
          </table:table-cell>
          <table:table-cell office:value-type="float" office:value="4.80542" calcext:value-type="float">
            <text:p>4.80542</text:p>
          </table:table-cell>
          <table:table-cell office:value-type="float" office:value="24.41702" calcext:value-type="float">
            <text:p>24.41702</text:p>
          </table:table-cell>
          <table:table-cell office:value-type="float" office:value="-11.79999" calcext:value-type="float">
            <text:p>-11.799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5" calcext:value-type="float">
            <text:p>15032005</text:p>
          </table:table-cell>
          <table:table-cell office:value-type="float" office:value="16.33869" calcext:value-type="float">
            <text:p>16.33869</text:p>
          </table:table-cell>
          <table:table-cell office:value-type="float" office:value="10.64" calcext:value-type="float">
            <text:p>10.64</text:p>
          </table:table-cell>
          <table:table-cell office:value-type="float" office:value="-9.39" calcext:value-type="float">
            <text:p>-9.39</text:p>
          </table:table-cell>
          <table:table-cell office:value-type="float" office:value="0.7025241" calcext:value-type="float">
            <text:p>0.7025241</text:p>
          </table:table-cell>
          <table:table-cell office:value-type="float" office:value="0.2680807" calcext:value-type="float">
            <text:p>0.2680807</text:p>
          </table:table-cell>
          <table:table-cell office:value-type="float" office:value="225.9" calcext:value-type="float">
            <text:p>225.9</text:p>
          </table:table-cell>
          <table:table-cell office:value-type="float" office:value="0" calcext:value-type="float">
            <text:p>0</text:p>
          </table:table-cell>
          <table:table-cell office:value-type="float" office:value="27.09512" calcext:value-type="float">
            <text:p>27.09512</text:p>
          </table:table-cell>
          <table:table-cell office:value-type="float" office:value="-6.740143" calcext:value-type="float">
            <text:p>-6.740143</text:p>
          </table:table-cell>
          <table:table-cell office:value-type="float" office:value="14.07605" calcext:value-type="float">
            <text:p>14.07605</text:p>
          </table:table-cell>
          <table:table-cell office:value-type="float" office:value="-0.6766968" calcext:value-type="float">
            <text:p>-0.6766968</text:p>
          </table:table-cell>
          <table:table-cell office:value-type="float" office:value="10.24573" calcext:value-type="float">
            <text:p>10.24573</text:p>
          </table:table-cell>
          <table:table-cell office:value-type="float" office:value="0.5281067" calcext:value-type="float">
            <text:p>0.5281067</text:p>
          </table:table-cell>
          <table:table-cell office:value-type="float" office:value="7.770966" calcext:value-type="float">
            <text:p>7.770966</text:p>
          </table:table-cell>
          <table:table-cell office:value-type="float" office:value="1.595276" calcext:value-type="float">
            <text:p>1.595276</text:p>
          </table:table-cell>
          <table:table-cell office:value-type="float" office:value="6.411835" calcext:value-type="float">
            <text:p>6.411835</text:p>
          </table:table-cell>
          <table:table-cell office:value-type="float" office:value="2.24646" calcext:value-type="float">
            <text:p>2.24646</text:p>
          </table:table-cell>
          <table:table-cell office:value-type="float" office:value="5.287048" calcext:value-type="float">
            <text:p>5.287048</text:p>
          </table:table-cell>
          <table:table-cell office:value-type="float" office:value="2.85849" calcext:value-type="float">
            <text:p>2.85849</text:p>
          </table:table-cell>
          <table:table-cell office:value-type="float" office:value="4.640564" calcext:value-type="float">
            <text:p>4.640564</text:p>
          </table:table-cell>
          <table:table-cell office:value-type="float" office:value="3.243652" calcext:value-type="float">
            <text:p>3.243652</text:p>
          </table:table-cell>
          <table:table-cell office:value-type="float" office:value="3.83783" calcext:value-type="float">
            <text:p>3.83783</text:p>
          </table:table-cell>
          <table:table-cell office:value-type="float" office:value="3.657837" calcext:value-type="float">
            <text:p>3.657837</text:p>
          </table:table-cell>
          <table:table-cell office:value-type="float" office:value="3.800507" calcext:value-type="float">
            <text:p>3.800507</text:p>
          </table:table-cell>
          <table:table-cell office:value-type="float" office:value="3.748505" calcext:value-type="float">
            <text:p>3.748505</text:p>
          </table:table-cell>
          <table:table-cell office:value-type="float" office:value="3.69165" calcext:value-type="float">
            <text:p>3.69165</text:p>
          </table:table-cell>
          <table:table-cell office:value-type="float" office:value="3.640381" calcext:value-type="float">
            <text:p>3.640381</text:p>
          </table:table-cell>
          <table:table-cell office:value-type="float" office:value="3.768402" calcext:value-type="float">
            <text:p>3.768402</text:p>
          </table:table-cell>
          <table:table-cell office:value-type="float" office:value="3.701965" calcext:value-type="float">
            <text:p>3.701965</text:p>
          </table:table-cell>
          <table:table-cell office:value-type="float" office:value="3.976532" calcext:value-type="float">
            <text:p>3.976532</text:p>
          </table:table-cell>
          <table:table-cell office:value-type="float" office:value="3.930573" calcext:value-type="float">
            <text:p>3.930573</text:p>
          </table:table-cell>
          <table:table-cell office:value-type="float" office:value="4.380066" calcext:value-type="float">
            <text:p>4.380066</text:p>
          </table:table-cell>
          <table:table-cell office:value-type="float" office:value="4.364777" calcext:value-type="float">
            <text:p>4.364777</text:p>
          </table:table-cell>
          <table:table-cell office:value-type="float" office:value="4.80542" calcext:value-type="float">
            <text:p>4.80542</text:p>
          </table:table-cell>
          <table:table-cell office:value-type="float" office:value="4.804718" calcext:value-type="float">
            <text:p>4.804718</text:p>
          </table:table-cell>
          <table:table-cell office:value-type="float" office:value="37.35623" calcext:value-type="float">
            <text:p>37.35623</text:p>
          </table:table-cell>
          <table:table-cell office:value-type="float" office:value="-11.59363" calcext:value-type="float">
            <text:p>-11.593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5" calcext:value-type="float">
            <text:p>16032005</text:p>
          </table:table-cell>
          <table:table-cell office:value-type="float" office:value="18.92895" calcext:value-type="float">
            <text:p>18.92895</text:p>
          </table:table-cell>
          <table:table-cell office:value-type="float" office:value="14.99" calcext:value-type="float">
            <text:p>14.99</text:p>
          </table:table-cell>
          <table:table-cell office:value-type="float" office:value="-3.18" calcext:value-type="float">
            <text:p>-3.18</text:p>
          </table:table-cell>
          <table:table-cell office:value-type="float" office:value="0.7264891" calcext:value-type="float">
            <text:p>0.7264891</text:p>
          </table:table-cell>
          <table:table-cell office:value-type="float" office:value="0.4278342" calcext:value-type="float">
            <text:p>0.4278342</text:p>
          </table:table-cell>
          <table:table-cell office:value-type="float" office:value="218.052" calcext:value-type="float">
            <text:p>218.052</text:p>
          </table:table-cell>
          <table:table-cell office:value-type="float" office:value="0" calcext:value-type="float">
            <text:p>0</text:p>
          </table:table-cell>
          <table:table-cell office:value-type="float" office:value="31.14929" calcext:value-type="float">
            <text:p>31.14929</text:p>
          </table:table-cell>
          <table:table-cell office:value-type="float" office:value="-3.425262" calcext:value-type="float">
            <text:p>-3.425262</text:p>
          </table:table-cell>
          <table:table-cell office:value-type="float" office:value="19.50223" calcext:value-type="float">
            <text:p>19.50223</text:p>
          </table:table-cell>
          <table:table-cell office:value-type="float" office:value="-0.008361816" calcext:value-type="float">
            <text:p>-0.008361816</text:p>
          </table:table-cell>
          <table:table-cell office:value-type="float" office:value="14.35016" calcext:value-type="float">
            <text:p>14.35016</text:p>
          </table:table-cell>
          <table:table-cell office:value-type="float" office:value="1.67749" calcext:value-type="float">
            <text:p>1.67749</text:p>
          </table:table-cell>
          <table:table-cell office:value-type="float" office:value="10.81146" calcext:value-type="float">
            <text:p>10.81146</text:p>
          </table:table-cell>
          <table:table-cell office:value-type="float" office:value="2.90918" calcext:value-type="float">
            <text:p>2.90918</text:p>
          </table:table-cell>
          <table:table-cell office:value-type="float" office:value="8.852295" calcext:value-type="float">
            <text:p>8.852295</text:p>
          </table:table-cell>
          <table:table-cell office:value-type="float" office:value="3.518463" calcext:value-type="float">
            <text:p>3.518463</text:p>
          </table:table-cell>
          <table:table-cell office:value-type="float" office:value="7.158295" calcext:value-type="float">
            <text:p>7.158295</text:p>
          </table:table-cell>
          <table:table-cell office:value-type="float" office:value="4.022491" calcext:value-type="float">
            <text:p>4.022491</text:p>
          </table:table-cell>
          <table:table-cell office:value-type="float" office:value="5.997528" calcext:value-type="float">
            <text:p>5.997528</text:p>
          </table:table-cell>
          <table:table-cell office:value-type="float" office:value="4.103882" calcext:value-type="float">
            <text:p>4.103882</text:p>
          </table:table-cell>
          <table:table-cell office:value-type="float" office:value="4.431427" calcext:value-type="float">
            <text:p>4.431427</text:p>
          </table:table-cell>
          <table:table-cell office:value-type="float" office:value="3.847015" calcext:value-type="float">
            <text:p>3.847015</text:p>
          </table:table-cell>
          <table:table-cell office:value-type="float" office:value="3.858429" calcext:value-type="float">
            <text:p>3.858429</text:p>
          </table:table-cell>
          <table:table-cell office:value-type="float" office:value="3.749237" calcext:value-type="float">
            <text:p>3.749237</text:p>
          </table:table-cell>
          <table:table-cell office:value-type="float" office:value="3.739899" calcext:value-type="float">
            <text:p>3.739899</text:p>
          </table:table-cell>
          <table:table-cell office:value-type="float" office:value="3.692078" calcext:value-type="float">
            <text:p>3.692078</text:p>
          </table:table-cell>
          <table:table-cell office:value-type="float" office:value="3.822968" calcext:value-type="float">
            <text:p>3.822968</text:p>
          </table:table-cell>
          <table:table-cell office:value-type="float" office:value="3.769012" calcext:value-type="float">
            <text:p>3.769012</text:p>
          </table:table-cell>
          <table:table-cell office:value-type="float" office:value="4.019867" calcext:value-type="float">
            <text:p>4.019867</text:p>
          </table:table-cell>
          <table:table-cell office:value-type="float" office:value="3.97699" calcext:value-type="float">
            <text:p>3.97699</text:p>
          </table:table-cell>
          <table:table-cell office:value-type="float" office:value="4.397888" calcext:value-type="float">
            <text:p>4.397888</text:p>
          </table:table-cell>
          <table:table-cell office:value-type="float" office:value="4.38028" calcext:value-type="float">
            <text:p>4.38028</text:p>
          </table:table-cell>
          <table:table-cell office:value-type="float" office:value="4.807678" calcext:value-type="float">
            <text:p>4.807678</text:p>
          </table:table-cell>
          <table:table-cell office:value-type="float" office:value="4.804871" calcext:value-type="float">
            <text:p>4.804871</text:p>
          </table:table-cell>
          <table:table-cell office:value-type="float" office:value="36.0556" calcext:value-type="float">
            <text:p>36.0556</text:p>
          </table:table-cell>
          <table:table-cell office:value-type="float" office:value="-7.161682" calcext:value-type="float">
            <text:p>-7.1616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5" calcext:value-type="float">
            <text:p>17032005</text:p>
          </table:table-cell>
          <table:table-cell office:value-type="float" office:value="14.22468" calcext:value-type="float">
            <text:p>14.22468</text:p>
          </table:table-cell>
          <table:table-cell office:value-type="float" office:value="16.71" calcext:value-type="float">
            <text:p>16.71</text:p>
          </table:table-cell>
          <table:table-cell office:value-type="float" office:value="-0.94" calcext:value-type="float">
            <text:p>-0.94</text:p>
          </table:table-cell>
          <table:table-cell office:value-type="float" office:value="0.8313814" calcext:value-type="float">
            <text:p>0.8313814</text:p>
          </table:table-cell>
          <table:table-cell office:value-type="float" office:value="0.5037665" calcext:value-type="float">
            <text:p>0.5037665</text:p>
          </table:table-cell>
          <table:table-cell office:value-type="float" office:value="405.288" calcext:value-type="float">
            <text:p>405.288</text:p>
          </table:table-cell>
          <table:table-cell office:value-type="float" office:value="0" calcext:value-type="float">
            <text:p>0</text:p>
          </table:table-cell>
          <table:table-cell office:value-type="float" office:value="27.81815" calcext:value-type="float">
            <text:p>27.81815</text:p>
          </table:table-cell>
          <table:table-cell office:value-type="float" office:value="-0.5484924" calcext:value-type="float">
            <text:p>-0.5484924</text:p>
          </table:table-cell>
          <table:table-cell office:value-type="float" office:value="17.73032" calcext:value-type="float">
            <text:p>17.73032</text:p>
          </table:table-cell>
          <table:table-cell office:value-type="float" office:value="3.160736" calcext:value-type="float">
            <text:p>3.160736</text:p>
          </table:table-cell>
          <table:table-cell office:value-type="float" office:value="14.16156" calcext:value-type="float">
            <text:p>14.16156</text:p>
          </table:table-cell>
          <table:table-cell office:value-type="float" office:value="4.64566" calcext:value-type="float">
            <text:p>4.64566</text:p>
          </table:table-cell>
          <table:table-cell office:value-type="float" office:value="11.44156" calcext:value-type="float">
            <text:p>11.44156</text:p>
          </table:table-cell>
          <table:table-cell office:value-type="float" office:value="5.517487" calcext:value-type="float">
            <text:p>5.517487</text:p>
          </table:table-cell>
          <table:table-cell office:value-type="float" office:value="9.782501" calcext:value-type="float">
            <text:p>9.782501</text:p>
          </table:table-cell>
          <table:table-cell office:value-type="float" office:value="5.819824" calcext:value-type="float">
            <text:p>5.819824</text:p>
          </table:table-cell>
          <table:table-cell office:value-type="float" office:value="8.230896" calcext:value-type="float">
            <text:p>8.230896</text:p>
          </table:table-cell>
          <table:table-cell office:value-type="float" office:value="5.942169" calcext:value-type="float">
            <text:p>5.942169</text:p>
          </table:table-cell>
          <table:table-cell office:value-type="float" office:value="7.031281" calcext:value-type="float">
            <text:p>7.031281</text:p>
          </table:table-cell>
          <table:table-cell office:value-type="float" office:value="5.608337" calcext:value-type="float">
            <text:p>5.608337</text:p>
          </table:table-cell>
          <table:table-cell office:value-type="float" office:value="5.316406" calcext:value-type="float">
            <text:p>5.316406</text:p>
          </table:table-cell>
          <table:table-cell office:value-type="float" office:value="4.446838" calcext:value-type="float">
            <text:p>4.446838</text:p>
          </table:table-cell>
          <table:table-cell office:value-type="float" office:value="4.197327" calcext:value-type="float">
            <text:p>4.197327</text:p>
          </table:table-cell>
          <table:table-cell office:value-type="float" office:value="3.860962" calcext:value-type="float">
            <text:p>3.860962</text:p>
          </table:table-cell>
          <table:table-cell office:value-type="float" office:value="3.83078" calcext:value-type="float">
            <text:p>3.83078</text:p>
          </table:table-cell>
          <table:table-cell office:value-type="float" office:value="3.74054" calcext:value-type="float">
            <text:p>3.74054</text:p>
          </table:table-cell>
          <table:table-cell office:value-type="float" office:value="3.877777" calcext:value-type="float">
            <text:p>3.877777</text:p>
          </table:table-cell>
          <table:table-cell office:value-type="float" office:value="3.823517" calcext:value-type="float">
            <text:p>3.823517</text:p>
          </table:table-cell>
          <table:table-cell office:value-type="float" office:value="4.060455" calcext:value-type="float">
            <text:p>4.060455</text:p>
          </table:table-cell>
          <table:table-cell office:value-type="float" office:value="4.020294" calcext:value-type="float">
            <text:p>4.020294</text:p>
          </table:table-cell>
          <table:table-cell office:value-type="float" office:value="4.417877" calcext:value-type="float">
            <text:p>4.417877</text:p>
          </table:table-cell>
          <table:table-cell office:value-type="float" office:value="4.398102" calcext:value-type="float">
            <text:p>4.398102</text:p>
          </table:table-cell>
          <table:table-cell office:value-type="float" office:value="4.815063" calcext:value-type="float">
            <text:p>4.815063</text:p>
          </table:table-cell>
          <table:table-cell office:value-type="float" office:value="4.807709" calcext:value-type="float">
            <text:p>4.807709</text:p>
          </table:table-cell>
          <table:table-cell office:value-type="float" office:value="35.08752" calcext:value-type="float">
            <text:p>35.08752</text:p>
          </table:table-cell>
          <table:table-cell office:value-type="float" office:value="-4.837952" calcext:value-type="float">
            <text:p>-4.8379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5" calcext:value-type="float">
            <text:p>18032005</text:p>
          </table:table-cell>
          <table:table-cell office:value-type="float" office:value="11.5074" calcext:value-type="float">
            <text:p>11.5074</text:p>
          </table:table-cell>
          <table:table-cell office:value-type="float" office:value="7.89" calcext:value-type="float">
            <text:p>7.89</text:p>
          </table:table-cell>
          <table:table-cell office:value-type="float" office:value="-2.52" calcext:value-type="float">
            <text:p>-2.52</text:p>
          </table:table-cell>
          <table:table-cell office:value-type="float" office:value="0.7968541" calcext:value-type="float">
            <text:p>0.7968541</text:p>
          </table:table-cell>
          <table:table-cell office:value-type="float" office:value="0.4490597" calcext:value-type="float">
            <text:p>0.4490597</text:p>
          </table:table-cell>
          <table:table-cell office:value-type="float" office:value="670.572" calcext:value-type="float">
            <text:p>670.572</text:p>
          </table:table-cell>
          <table:table-cell office:value-type="float" office:value="0" calcext:value-type="float">
            <text:p>0</text:p>
          </table:table-cell>
          <table:table-cell office:value-type="float" office:value="22.80219" calcext:value-type="float">
            <text:p>22.80219</text:p>
          </table:table-cell>
          <table:table-cell office:value-type="float" office:value="-1.414398" calcext:value-type="float">
            <text:p>-1.414398</text:p>
          </table:table-cell>
          <table:table-cell office:value-type="float" office:value="14.5426" calcext:value-type="float">
            <text:p>14.5426</text:p>
          </table:table-cell>
          <table:table-cell office:value-type="float" office:value="2.733307" calcext:value-type="float">
            <text:p>2.733307</text:p>
          </table:table-cell>
          <table:table-cell office:value-type="float" office:value="12.33127" calcext:value-type="float">
            <text:p>12.33127</text:p>
          </table:table-cell>
          <table:table-cell office:value-type="float" office:value="5.058746" calcext:value-type="float">
            <text:p>5.058746</text:p>
          </table:table-cell>
          <table:table-cell office:value-type="float" office:value="10.50677" calcext:value-type="float">
            <text:p>10.50677</text:p>
          </table:table-cell>
          <table:table-cell office:value-type="float" office:value="6.636902" calcext:value-type="float">
            <text:p>6.636902</text:p>
          </table:table-cell>
          <table:table-cell office:value-type="float" office:value="9.375793" calcext:value-type="float">
            <text:p>9.375793</text:p>
          </table:table-cell>
          <table:table-cell office:value-type="float" office:value="7.229645" calcext:value-type="float">
            <text:p>7.229645</text:p>
          </table:table-cell>
          <table:table-cell office:value-type="float" office:value="8.220764" calcext:value-type="float">
            <text:p>8.220764</text:p>
          </table:table-cell>
          <table:table-cell office:value-type="float" office:value="7.350159" calcext:value-type="float">
            <text:p>7.350159</text:p>
          </table:table-cell>
          <table:table-cell office:value-type="float" office:value="7.285706" calcext:value-type="float">
            <text:p>7.285706</text:p>
          </table:table-cell>
          <table:table-cell office:value-type="float" office:value="6.786469" calcext:value-type="float">
            <text:p>6.786469</text:p>
          </table:table-cell>
          <table:table-cell office:value-type="float" office:value="6.034271" calcext:value-type="float">
            <text:p>6.034271</text:p>
          </table:table-cell>
          <table:table-cell office:value-type="float" office:value="5.329926" calcext:value-type="float">
            <text:p>5.329926</text:p>
          </table:table-cell>
          <table:table-cell office:value-type="float" office:value="4.647186" calcext:value-type="float">
            <text:p>4.647186</text:p>
          </table:table-cell>
          <table:table-cell office:value-type="float" office:value="4.201691" calcext:value-type="float">
            <text:p>4.201691</text:p>
          </table:table-cell>
          <table:table-cell office:value-type="float" office:value="3.984283" calcext:value-type="float">
            <text:p>3.984283</text:p>
          </table:table-cell>
          <table:table-cell office:value-type="float" office:value="3.832062" calcext:value-type="float">
            <text:p>3.832062</text:p>
          </table:table-cell>
          <table:table-cell office:value-type="float" office:value="3.949249" calcext:value-type="float">
            <text:p>3.949249</text:p>
          </table:table-cell>
          <table:table-cell office:value-type="float" office:value="3.878418" calcext:value-type="float">
            <text:p>3.878418</text:p>
          </table:table-cell>
          <table:table-cell office:value-type="float" office:value="4.101929" calcext:value-type="float">
            <text:p>4.101929</text:p>
          </table:table-cell>
          <table:table-cell office:value-type="float" office:value="4.060883" calcext:value-type="float">
            <text:p>4.060883</text:p>
          </table:table-cell>
          <table:table-cell office:value-type="float" office:value="4.439484" calcext:value-type="float">
            <text:p>4.439484</text:p>
          </table:table-cell>
          <table:table-cell office:value-type="float" office:value="4.418091" calcext:value-type="float">
            <text:p>4.418091</text:p>
          </table:table-cell>
          <table:table-cell office:value-type="float" office:value="4.825592" calcext:value-type="float">
            <text:p>4.825592</text:p>
          </table:table-cell>
          <table:table-cell office:value-type="float" office:value="4.815155" calcext:value-type="float">
            <text:p>4.815155</text:p>
          </table:table-cell>
          <table:table-cell office:value-type="float" office:value="32.06567" calcext:value-type="float">
            <text:p>32.06567</text:p>
          </table:table-cell>
          <table:table-cell office:value-type="float" office:value="-5.921234" calcext:value-type="float">
            <text:p>-5.9212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5" calcext:value-type="float">
            <text:p>19032005</text:p>
          </table:table-cell>
          <table:table-cell office:value-type="float" office:value="20.01408" calcext:value-type="float">
            <text:p>20.01408</text:p>
          </table:table-cell>
          <table:table-cell office:value-type="float" office:value="6.83" calcext:value-type="float">
            <text:p>6.83</text:p>
          </table:table-cell>
          <table:table-cell office:value-type="float" office:value="-4.16" calcext:value-type="float">
            <text:p>-4.16</text:p>
          </table:table-cell>
          <table:table-cell office:value-type="float" office:value="0.6942277" calcext:value-type="float">
            <text:p>0.6942277</text:p>
          </table:table-cell>
          <table:table-cell office:value-type="float" office:value="0.3979802" calcext:value-type="float">
            <text:p>0.3979802</text:p>
          </table:table-cell>
          <table:table-cell office:value-type="float" office:value="379.188" calcext:value-type="float">
            <text:p>379.188</text:p>
          </table:table-cell>
          <table:table-cell office:value-type="float" office:value="0" calcext:value-type="float">
            <text:p>0</text:p>
          </table:table-cell>
          <table:table-cell office:value-type="float" office:value="29.12848" calcext:value-type="float">
            <text:p>29.12848</text:p>
          </table:table-cell>
          <table:table-cell office:value-type="float" office:value="-3.684723" calcext:value-type="float">
            <text:p>-3.684723</text:p>
          </table:table-cell>
          <table:table-cell office:value-type="float" office:value="18.18677" calcext:value-type="float">
            <text:p>18.18677</text:p>
          </table:table-cell>
          <table:table-cell office:value-type="float" office:value="0.0531311" calcext:value-type="float">
            <text:p>0.0531311</text:p>
          </table:table-cell>
          <table:table-cell office:value-type="float" office:value="13.73074" calcext:value-type="float">
            <text:p>13.73074</text:p>
          </table:table-cell>
          <table:table-cell office:value-type="float" office:value="2.055511" calcext:value-type="float">
            <text:p>2.055511</text:p>
          </table:table-cell>
          <table:table-cell office:value-type="float" office:value="10.86548" calcext:value-type="float">
            <text:p>10.86548</text:p>
          </table:table-cell>
          <table:table-cell office:value-type="float" office:value="3.711487" calcext:value-type="float">
            <text:p>3.711487</text:p>
          </table:table-cell>
          <table:table-cell office:value-type="float" office:value="9.263123" calcext:value-type="float">
            <text:p>9.263123</text:p>
          </table:table-cell>
          <table:table-cell office:value-type="float" office:value="4.635193" calcext:value-type="float">
            <text:p>4.635193</text:p>
          </table:table-cell>
          <table:table-cell office:value-type="float" office:value="7.86441" calcext:value-type="float">
            <text:p>7.86441</text:p>
          </table:table-cell>
          <table:table-cell office:value-type="float" office:value="5.447205" calcext:value-type="float">
            <text:p>5.447205</text:p>
          </table:table-cell>
          <table:table-cell office:value-type="float" office:value="7.146057" calcext:value-type="float">
            <text:p>7.146057</text:p>
          </table:table-cell>
          <table:table-cell office:value-type="float" office:value="5.716583" calcext:value-type="float">
            <text:p>5.716583</text:p>
          </table:table-cell>
          <table:table-cell office:value-type="float" office:value="6.069458" calcext:value-type="float">
            <text:p>6.069458</text:p>
          </table:table-cell>
          <table:table-cell office:value-type="float" office:value="5.770813" calcext:value-type="float">
            <text:p>5.770813</text:p>
          </table:table-cell>
          <table:table-cell office:value-type="float" office:value="4.917847" calcext:value-type="float">
            <text:p>4.917847</text:p>
          </table:table-cell>
          <table:table-cell office:value-type="float" office:value="4.651733" calcext:value-type="float">
            <text:p>4.651733</text:p>
          </table:table-cell>
          <table:table-cell office:value-type="float" office:value="4.169464" calcext:value-type="float">
            <text:p>4.169464</text:p>
          </table:table-cell>
          <table:table-cell office:value-type="float" office:value="3.986176" calcext:value-type="float">
            <text:p>3.986176</text:p>
          </table:table-cell>
          <table:table-cell office:value-type="float" office:value="4.043488" calcext:value-type="float">
            <text:p>4.043488</text:p>
          </table:table-cell>
          <table:table-cell office:value-type="float" office:value="3.950104" calcext:value-type="float">
            <text:p>3.950104</text:p>
          </table:table-cell>
          <table:table-cell office:value-type="float" office:value="4.149384" calcext:value-type="float">
            <text:p>4.149384</text:p>
          </table:table-cell>
          <table:table-cell office:value-type="float" office:value="4.102356" calcext:value-type="float">
            <text:p>4.102356</text:p>
          </table:table-cell>
          <table:table-cell office:value-type="float" office:value="4.463501" calcext:value-type="float">
            <text:p>4.463501</text:p>
          </table:table-cell>
          <table:table-cell office:value-type="float" office:value="4.439697" calcext:value-type="float">
            <text:p>4.439697</text:p>
          </table:table-cell>
          <table:table-cell office:value-type="float" office:value="4.838623" calcext:value-type="float">
            <text:p>4.838623</text:p>
          </table:table-cell>
          <table:table-cell office:value-type="float" office:value="4.825714" calcext:value-type="float">
            <text:p>4.825714</text:p>
          </table:table-cell>
          <table:table-cell office:value-type="float" office:value="33.96262" calcext:value-type="float">
            <text:p>33.96262</text:p>
          </table:table-cell>
          <table:table-cell office:value-type="float" office:value="-7.438751" calcext:value-type="float">
            <text:p>-7.4387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5" calcext:value-type="float">
            <text:p>20032005</text:p>
          </table:table-cell>
          <table:table-cell office:value-type="float" office:value="17.30096" calcext:value-type="float">
            <text:p>17.30096</text:p>
          </table:table-cell>
          <table:table-cell office:value-type="float" office:value="11.51" calcext:value-type="float">
            <text:p>11.51</text:p>
          </table:table-cell>
          <table:table-cell office:value-type="float" office:value="-4.52" calcext:value-type="float">
            <text:p>-4.52</text:p>
          </table:table-cell>
          <table:table-cell office:value-type="float" office:value="0.7420184" calcext:value-type="float">
            <text:p>0.7420184</text:p>
          </table:table-cell>
          <table:table-cell office:value-type="float" office:value="0.3874936" calcext:value-type="float">
            <text:p>0.3874936</text:p>
          </table:table-cell>
          <table:table-cell office:value-type="float" office:value="401.22" calcext:value-type="float">
            <text:p>401.22</text:p>
          </table:table-cell>
          <table:table-cell office:value-type="float" office:value="0" calcext:value-type="float">
            <text:p>0</text:p>
          </table:table-cell>
          <table:table-cell office:value-type="float" office:value="28.34943" calcext:value-type="float">
            <text:p>28.34943</text:p>
          </table:table-cell>
          <table:table-cell office:value-type="float" office:value="-3.615387" calcext:value-type="float">
            <text:p>-3.615387</text:p>
          </table:table-cell>
          <table:table-cell office:value-type="float" office:value="18.0687" calcext:value-type="float">
            <text:p>18.0687</text:p>
          </table:table-cell>
          <table:table-cell office:value-type="float" office:value="0.3786926" calcext:value-type="float">
            <text:p>0.3786926</text:p>
          </table:table-cell>
          <table:table-cell office:value-type="float" office:value="13.99731" calcext:value-type="float">
            <text:p>13.99731</text:p>
          </table:table-cell>
          <table:table-cell office:value-type="float" office:value="2.559265" calcext:value-type="float">
            <text:p>2.559265</text:p>
          </table:table-cell>
          <table:table-cell office:value-type="float" office:value="11.10703" calcext:value-type="float">
            <text:p>11.10703</text:p>
          </table:table-cell>
          <table:table-cell office:value-type="float" office:value="4.167389" calcext:value-type="float">
            <text:p>4.167389</text:p>
          </table:table-cell>
          <table:table-cell office:value-type="float" office:value="9.514954" calcext:value-type="float">
            <text:p>9.514954</text:p>
          </table:table-cell>
          <table:table-cell office:value-type="float" office:value="5.025848" calcext:value-type="float">
            <text:p>5.025848</text:p>
          </table:table-cell>
          <table:table-cell office:value-type="float" office:value="8.140198" calcext:value-type="float">
            <text:p>8.140198</text:p>
          </table:table-cell>
          <table:table-cell office:value-type="float" office:value="5.736633" calcext:value-type="float">
            <text:p>5.736633</text:p>
          </table:table-cell>
          <table:table-cell office:value-type="float" office:value="7.24704" calcext:value-type="float">
            <text:p>7.24704</text:p>
          </table:table-cell>
          <table:table-cell office:value-type="float" office:value="5.904663" calcext:value-type="float">
            <text:p>5.904663</text:p>
          </table:table-cell>
          <table:table-cell office:value-type="float" office:value="6.022369" calcext:value-type="float">
            <text:p>6.022369</text:p>
          </table:table-cell>
          <table:table-cell office:value-type="float" office:value="5.860535" calcext:value-type="float">
            <text:p>5.860535</text:p>
          </table:table-cell>
          <table:table-cell office:value-type="float" office:value="5.0896" calcext:value-type="float">
            <text:p>5.0896</text:p>
          </table:table-cell>
          <table:table-cell office:value-type="float" office:value="4.919983" calcext:value-type="float">
            <text:p>4.919983</text:p>
          </table:table-cell>
          <table:table-cell office:value-type="float" office:value="4.338287" calcext:value-type="float">
            <text:p>4.338287</text:p>
          </table:table-cell>
          <table:table-cell office:value-type="float" office:value="4.171295" calcext:value-type="float">
            <text:p>4.171295</text:p>
          </table:table-cell>
          <table:table-cell office:value-type="float" office:value="4.149323" calcext:value-type="float">
            <text:p>4.149323</text:p>
          </table:table-cell>
          <table:table-cell office:value-type="float" office:value="4.044586" calcext:value-type="float">
            <text:p>4.044586</text:p>
          </table:table-cell>
          <table:table-cell office:value-type="float" office:value="4.205109" calcext:value-type="float">
            <text:p>4.205109</text:p>
          </table:table-cell>
          <table:table-cell office:value-type="float" office:value="4.149933" calcext:value-type="float">
            <text:p>4.149933</text:p>
          </table:table-cell>
          <table:table-cell office:value-type="float" office:value="4.491089" calcext:value-type="float">
            <text:p>4.491089</text:p>
          </table:table-cell>
          <table:table-cell office:value-type="float" office:value="4.463745" calcext:value-type="float">
            <text:p>4.463745</text:p>
          </table:table-cell>
          <table:table-cell office:value-type="float" office:value="4.855194" calcext:value-type="float">
            <text:p>4.855194</text:p>
          </table:table-cell>
          <table:table-cell office:value-type="float" office:value="4.838745" calcext:value-type="float">
            <text:p>4.838745</text:p>
          </table:table-cell>
          <table:table-cell office:value-type="float" office:value="35.40674" calcext:value-type="float">
            <text:p>35.40674</text:p>
          </table:table-cell>
          <table:table-cell office:value-type="float" office:value="-8.157166" calcext:value-type="float">
            <text:p>-8.1571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5" calcext:value-type="float">
            <text:p>21032005</text:p>
          </table:table-cell>
          <table:table-cell office:value-type="float" office:value="9.5922" calcext:value-type="float">
            <text:p>9.5922</text:p>
          </table:table-cell>
          <table:table-cell office:value-type="float" office:value="11.82" calcext:value-type="float">
            <text:p>11.82</text:p>
          </table:table-cell>
          <table:table-cell office:value-type="float" office:value="3.18" calcext:value-type="float">
            <text:p>3.18</text:p>
          </table:table-cell>
          <table:table-cell office:value-type="float" office:value="0.8018133" calcext:value-type="float">
            <text:p>0.8018133</text:p>
          </table:table-cell>
          <table:table-cell office:value-type="float" office:value="0.6756631" calcext:value-type="float">
            <text:p>0.6756631</text:p>
          </table:table-cell>
          <table:table-cell office:value-type="float" office:value="669.2761" calcext:value-type="float">
            <text:p>669.2761</text:p>
          </table:table-cell>
          <table:table-cell office:value-type="float" office:value="1.7" calcext:value-type="float">
            <text:p>1.7</text:p>
          </table:table-cell>
          <table:table-cell office:value-type="float" office:value="21.1976" calcext:value-type="float">
            <text:p>21.1976</text:p>
          </table:table-cell>
          <table:table-cell office:value-type="float" office:value="2.508026" calcext:value-type="float">
            <text:p>2.508026</text:p>
          </table:table-cell>
          <table:table-cell office:value-type="float" office:value="14.35461" calcext:value-type="float">
            <text:p>14.35461</text:p>
          </table:table-cell>
          <table:table-cell office:value-type="float" office:value="5.113434" calcext:value-type="float">
            <text:p>5.113434</text:p>
          </table:table-cell>
          <table:table-cell office:value-type="float" office:value="11.44373" calcext:value-type="float">
            <text:p>11.44373</text:p>
          </table:table-cell>
          <table:table-cell office:value-type="float" office:value="6.191315" calcext:value-type="float">
            <text:p>6.191315</text:p>
          </table:table-cell>
          <table:table-cell office:value-type="float" office:value="9.805664" calcext:value-type="float">
            <text:p>9.805664</text:p>
          </table:table-cell>
          <table:table-cell office:value-type="float" office:value="6.807434" calcext:value-type="float">
            <text:p>6.807434</text:p>
          </table:table-cell>
          <table:table-cell office:value-type="float" office:value="8.880951" calcext:value-type="float">
            <text:p>8.880951</text:p>
          </table:table-cell>
          <table:table-cell office:value-type="float" office:value="7.011902" calcext:value-type="float">
            <text:p>7.011902</text:p>
          </table:table-cell>
          <table:table-cell office:value-type="float" office:value="8.116241" calcext:value-type="float">
            <text:p>8.116241</text:p>
          </table:table-cell>
          <table:table-cell office:value-type="float" office:value="7.057953" calcext:value-type="float">
            <text:p>7.057953</text:p>
          </table:table-cell>
          <table:table-cell office:value-type="float" office:value="7.327301" calcext:value-type="float">
            <text:p>7.327301</text:p>
          </table:table-cell>
          <table:table-cell office:value-type="float" office:value="6.799164" calcext:value-type="float">
            <text:p>6.799164</text:p>
          </table:table-cell>
          <table:table-cell office:value-type="float" office:value="6.381378" calcext:value-type="float">
            <text:p>6.381378</text:p>
          </table:table-cell>
          <table:table-cell office:value-type="float" office:value="6.030853" calcext:value-type="float">
            <text:p>6.030853</text:p>
          </table:table-cell>
          <table:table-cell office:value-type="float" office:value="5.304657" calcext:value-type="float">
            <text:p>5.304657</text:p>
          </table:table-cell>
          <table:table-cell office:value-type="float" office:value="5.0914" calcext:value-type="float">
            <text:p>5.0914</text:p>
          </table:table-cell>
          <table:table-cell office:value-type="float" office:value="4.496338" calcext:value-type="float">
            <text:p>4.496338</text:p>
          </table:table-cell>
          <table:table-cell office:value-type="float" office:value="4.339905" calcext:value-type="float">
            <text:p>4.339905</text:p>
          </table:table-cell>
          <table:table-cell office:value-type="float" office:value="4.257538" calcext:value-type="float">
            <text:p>4.257538</text:p>
          </table:table-cell>
          <table:table-cell office:value-type="float" office:value="4.150421" calcext:value-type="float">
            <text:p>4.150421</text:p>
          </table:table-cell>
          <table:table-cell office:value-type="float" office:value="4.267242" calcext:value-type="float">
            <text:p>4.267242</text:p>
          </table:table-cell>
          <table:table-cell office:value-type="float" office:value="4.205719" calcext:value-type="float">
            <text:p>4.205719</text:p>
          </table:table-cell>
          <table:table-cell office:value-type="float" office:value="4.522919" calcext:value-type="float">
            <text:p>4.522919</text:p>
          </table:table-cell>
          <table:table-cell office:value-type="float" office:value="4.491364" calcext:value-type="float">
            <text:p>4.491364</text:p>
          </table:table-cell>
          <table:table-cell office:value-type="float" office:value="4.874573" calcext:value-type="float">
            <text:p>4.874573</text:p>
          </table:table-cell>
          <table:table-cell office:value-type="float" office:value="4.855377" calcext:value-type="float">
            <text:p>4.855377</text:p>
          </table:table-cell>
          <table:table-cell office:value-type="float" office:value="28.00766" calcext:value-type="float">
            <text:p>28.00766</text:p>
          </table:table-cell>
          <table:table-cell office:value-type="float" office:value="0.2724609" calcext:value-type="float">
            <text:p>0.27246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5" calcext:value-type="float">
            <text:p>22032005</text:p>
          </table:table-cell>
          <table:table-cell office:value-type="float" office:value="4.37004" calcext:value-type="float">
            <text:p>4.37004</text:p>
          </table:table-cell>
          <table:table-cell office:value-type="float" office:value="5.75" calcext:value-type="float">
            <text:p>5.75</text:p>
          </table:table-cell>
          <table:table-cell office:value-type="float" office:value="0.26" calcext:value-type="float">
            <text:p>0.26</text:p>
          </table:table-cell>
          <table:table-cell office:value-type="float" office:value="0.7438524" calcext:value-type="float">
            <text:p>0.7438524</text:p>
          </table:table-cell>
          <table:table-cell office:value-type="float" office:value="0.5492404" calcext:value-type="float">
            <text:p>0.5492404</text:p>
          </table:table-cell>
          <table:table-cell office:value-type="float" office:value="446.076" calcext:value-type="float">
            <text:p>446.076</text:p>
          </table:table-cell>
          <table:table-cell office:value-type="float" office:value="4" calcext:value-type="float">
            <text:p>4</text:p>
          </table:table-cell>
          <table:table-cell office:value-type="float" office:value="9.790527" calcext:value-type="float">
            <text:p>9.790527</text:p>
          </table:table-cell>
          <table:table-cell office:value-type="float" office:value="0.074646" calcext:value-type="float">
            <text:p>0.074646</text:p>
          </table:table-cell>
          <table:table-cell office:value-type="float" office:value="7.157593" calcext:value-type="float">
            <text:p>7.157593</text:p>
          </table:table-cell>
          <table:table-cell office:value-type="float" office:value="2.069519" calcext:value-type="float">
            <text:p>2.069519</text:p>
          </table:table-cell>
          <table:table-cell office:value-type="float" office:value="6.793335" calcext:value-type="float">
            <text:p>6.793335</text:p>
          </table:table-cell>
          <table:table-cell office:value-type="float" office:value="3.48233" calcext:value-type="float">
            <text:p>3.48233</text:p>
          </table:table-cell>
          <table:table-cell office:value-type="float" office:value="7.69928" calcext:value-type="float">
            <text:p>7.69928</text:p>
          </table:table-cell>
          <table:table-cell office:value-type="float" office:value="4.575378" calcext:value-type="float">
            <text:p>4.575378</text:p>
          </table:table-cell>
          <table:table-cell office:value-type="float" office:value="7.871948" calcext:value-type="float">
            <text:p>7.871948</text:p>
          </table:table-cell>
          <table:table-cell office:value-type="float" office:value="5.22348" calcext:value-type="float">
            <text:p>5.22348</text:p>
          </table:table-cell>
          <table:table-cell office:value-type="float" office:value="7.816101" calcext:value-type="float">
            <text:p>7.816101</text:p>
          </table:table-cell>
          <table:table-cell office:value-type="float" office:value="5.750916" calcext:value-type="float">
            <text:p>5.750916</text:p>
          </table:table-cell>
          <table:table-cell office:value-type="float" office:value="7.317535" calcext:value-type="float">
            <text:p>7.317535</text:p>
          </table:table-cell>
          <table:table-cell office:value-type="float" office:value="5.931396" calcext:value-type="float">
            <text:p>5.931396</text:p>
          </table:table-cell>
          <table:table-cell office:value-type="float" office:value="6.435486" calcext:value-type="float">
            <text:p>6.435486</text:p>
          </table:table-cell>
          <table:table-cell office:value-type="float" office:value="6.031067" calcext:value-type="float">
            <text:p>6.031067</text:p>
          </table:table-cell>
          <table:table-cell office:value-type="float" office:value="5.435883" calcext:value-type="float">
            <text:p>5.435883</text:p>
          </table:table-cell>
          <table:table-cell office:value-type="float" office:value="5.307007" calcext:value-type="float">
            <text:p>5.307007</text:p>
          </table:table-cell>
          <table:table-cell office:value-type="float" office:value="4.650238" calcext:value-type="float">
            <text:p>4.650238</text:p>
          </table:table-cell>
          <table:table-cell office:value-type="float" office:value="4.497955" calcext:value-type="float">
            <text:p>4.497955</text:p>
          </table:table-cell>
          <table:table-cell office:value-type="float" office:value="4.367615" calcext:value-type="float">
            <text:p>4.367615</text:p>
          </table:table-cell>
          <table:table-cell office:value-type="float" office:value="4.258667" calcext:value-type="float">
            <text:p>4.258667</text:p>
          </table:table-cell>
          <table:table-cell office:value-type="float" office:value="4.335602" calcext:value-type="float">
            <text:p>4.335602</text:p>
          </table:table-cell>
          <table:table-cell office:value-type="float" office:value="4.267944" calcext:value-type="float">
            <text:p>4.267944</text:p>
          </table:table-cell>
          <table:table-cell office:value-type="float" office:value="4.56131" calcext:value-type="float">
            <text:p>4.56131</text:p>
          </table:table-cell>
          <table:table-cell office:value-type="float" office:value="4.523285" calcext:value-type="float">
            <text:p>4.523285</text:p>
          </table:table-cell>
          <table:table-cell office:value-type="float" office:value="4.896851" calcext:value-type="float">
            <text:p>4.896851</text:p>
          </table:table-cell>
          <table:table-cell office:value-type="float" office:value="4.874786" calcext:value-type="float">
            <text:p>4.874786</text:p>
          </table:table-cell>
          <table:table-cell office:value-type="float" office:value="12.04193" calcext:value-type="float">
            <text:p>12.04193</text:p>
          </table:table-cell>
          <table:table-cell office:value-type="float" office:value="-1.398651" calcext:value-type="float">
            <text:p>-1.3986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5" calcext:value-type="float">
            <text:p>23032005</text:p>
          </table:table-cell>
          <table:table-cell office:value-type="float" office:value="18.87194" calcext:value-type="float">
            <text:p>18.87194</text:p>
          </table:table-cell>
          <table:table-cell office:value-type="float" office:value="10.85" calcext:value-type="float">
            <text:p>10.85</text:p>
          </table:table-cell>
          <table:table-cell office:value-type="float" office:value="-0.26" calcext:value-type="float">
            <text:p>-0.26</text:p>
          </table:table-cell>
          <table:table-cell office:value-type="float" office:value="0.802973" calcext:value-type="float">
            <text:p>0.802973</text:p>
          </table:table-cell>
          <table:table-cell office:value-type="float" office:value="0.5291004" calcext:value-type="float">
            <text:p>0.5291004</text:p>
          </table:table-cell>
          <table:table-cell office:value-type="float" office:value="204.588" calcext:value-type="float">
            <text:p>204.588</text:p>
          </table:table-cell>
          <table:table-cell office:value-type="float" office:value="0" calcext:value-type="float">
            <text:p>0</text:p>
          </table:table-cell>
          <table:table-cell office:value-type="float" office:value="22.66376" calcext:value-type="float">
            <text:p>22.66376</text:p>
          </table:table-cell>
          <table:table-cell office:value-type="float" office:value="-0.8881531" calcext:value-type="float">
            <text:p>-0.8881531</text:p>
          </table:table-cell>
          <table:table-cell office:value-type="float" office:value="16.08078" calcext:value-type="float">
            <text:p>16.08078</text:p>
          </table:table-cell>
          <table:table-cell office:value-type="float" office:value="0.5698853" calcext:value-type="float">
            <text:p>0.5698853</text:p>
          </table:table-cell>
          <table:table-cell office:value-type="float" office:value="12.04977" calcext:value-type="float">
            <text:p>12.04977</text:p>
          </table:table-cell>
          <table:table-cell office:value-type="float" office:value="1.991638" calcext:value-type="float">
            <text:p>1.991638</text:p>
          </table:table-cell>
          <table:table-cell office:value-type="float" office:value="9.695801" calcext:value-type="float">
            <text:p>9.695801</text:p>
          </table:table-cell>
          <table:table-cell office:value-type="float" office:value="3.175049" calcext:value-type="float">
            <text:p>3.175049</text:p>
          </table:table-cell>
          <table:table-cell office:value-type="float" office:value="8.356323" calcext:value-type="float">
            <text:p>8.356323</text:p>
          </table:table-cell>
          <table:table-cell office:value-type="float" office:value="3.920105" calcext:value-type="float">
            <text:p>3.920105</text:p>
          </table:table-cell>
          <table:table-cell office:value-type="float" office:value="7.208435" calcext:value-type="float">
            <text:p>7.208435</text:p>
          </table:table-cell>
          <table:table-cell office:value-type="float" office:value="4.681854" calcext:value-type="float">
            <text:p>4.681854</text:p>
          </table:table-cell>
          <table:table-cell office:value-type="float" office:value="6.583405" calcext:value-type="float">
            <text:p>6.583405</text:p>
          </table:table-cell>
          <table:table-cell office:value-type="float" office:value="5.151093" calcext:value-type="float">
            <text:p>5.151093</text:p>
          </table:table-cell>
          <table:table-cell office:value-type="float" office:value="6.026001" calcext:value-type="float">
            <text:p>6.026001</text:p>
          </table:table-cell>
          <table:table-cell office:value-type="float" office:value="5.598663" calcext:value-type="float">
            <text:p>5.598663</text:p>
          </table:table-cell>
          <table:table-cell office:value-type="float" office:value="5.435577" calcext:value-type="float">
            <text:p>5.435577</text:p>
          </table:table-cell>
          <table:table-cell office:value-type="float" office:value="5.349579" calcext:value-type="float">
            <text:p>5.349579</text:p>
          </table:table-cell>
          <table:table-cell office:value-type="float" office:value="4.758606" calcext:value-type="float">
            <text:p>4.758606</text:p>
          </table:table-cell>
          <table:table-cell office:value-type="float" office:value="4.651642" calcext:value-type="float">
            <text:p>4.651642</text:p>
          </table:table-cell>
          <table:table-cell office:value-type="float" office:value="4.471893" calcext:value-type="float">
            <text:p>4.471893</text:p>
          </table:table-cell>
          <table:table-cell office:value-type="float" office:value="4.368774" calcext:value-type="float">
            <text:p>4.368774</text:p>
          </table:table-cell>
          <table:table-cell office:value-type="float" office:value="4.406494" calcext:value-type="float">
            <text:p>4.406494</text:p>
          </table:table-cell>
          <table:table-cell office:value-type="float" office:value="4.336334" calcext:value-type="float">
            <text:p>4.336334</text:p>
          </table:table-cell>
          <table:table-cell office:value-type="float" office:value="4.599976" calcext:value-type="float">
            <text:p>4.599976</text:p>
          </table:table-cell>
          <table:table-cell office:value-type="float" office:value="4.561676" calcext:value-type="float">
            <text:p>4.561676</text:p>
          </table:table-cell>
          <table:table-cell office:value-type="float" office:value="4.921448" calcext:value-type="float">
            <text:p>4.921448</text:p>
          </table:table-cell>
          <table:table-cell office:value-type="float" office:value="4.897064" calcext:value-type="float">
            <text:p>4.897064</text:p>
          </table:table-cell>
          <table:table-cell office:value-type="float" office:value="24.92001" calcext:value-type="float">
            <text:p>24.92001</text:p>
          </table:table-cell>
          <table:table-cell office:value-type="float" office:value="-2.622131" calcext:value-type="float">
            <text:p>-2.6221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5" calcext:value-type="float">
            <text:p>24032005</text:p>
          </table:table-cell>
          <table:table-cell office:value-type="float" office:value="1.63728" calcext:value-type="float">
            <text:p>1.63728</text:p>
          </table:table-cell>
          <table:table-cell office:value-type="float" office:value="5.05" calcext:value-type="float">
            <text:p>5.05</text:p>
          </table:table-cell>
          <table:table-cell office:value-type="float" office:value="0.21" calcext:value-type="float">
            <text:p>0.21</text:p>
          </table:table-cell>
          <table:table-cell office:value-type="float" office:value="0.7697592" calcext:value-type="float">
            <text:p>0.7697592</text:p>
          </table:table-cell>
          <table:table-cell office:value-type="float" office:value="0.547274" calcext:value-type="float">
            <text:p>0.547274</text:p>
          </table:table-cell>
          <table:table-cell office:value-type="float" office:value="326.124" calcext:value-type="float">
            <text:p>326.124</text:p>
          </table:table-cell>
          <table:table-cell office:value-type="float" office:value="3.6" calcext:value-type="float">
            <text:p>3.6</text:p>
          </table:table-cell>
          <table:table-cell office:value-type="float" office:value="4.791534" calcext:value-type="float">
            <text:p>4.791534</text:p>
          </table:table-cell>
          <table:table-cell office:value-type="float" office:value="-0.6630859" calcext:value-type="float">
            <text:p>-0.6630859</text:p>
          </table:table-cell>
          <table:table-cell office:value-type="float" office:value="5.296509" calcext:value-type="float">
            <text:p>5.296509</text:p>
          </table:table-cell>
          <table:table-cell office:value-type="float" office:value="0.8058777" calcext:value-type="float">
            <text:p>0.8058777</text:p>
          </table:table-cell>
          <table:table-cell office:value-type="float" office:value="6.575745" calcext:value-type="float">
            <text:p>6.575745</text:p>
          </table:table-cell>
          <table:table-cell office:value-type="float" office:value="2.279449" calcext:value-type="float">
            <text:p>2.279449</text:p>
          </table:table-cell>
          <table:table-cell office:value-type="float" office:value="7.236725" calcext:value-type="float">
            <text:p>7.236725</text:p>
          </table:table-cell>
          <table:table-cell office:value-type="float" office:value="3.539978" calcext:value-type="float">
            <text:p>3.539978</text:p>
          </table:table-cell>
          <table:table-cell office:value-type="float" office:value="7.289978" calcext:value-type="float">
            <text:p>7.289978</text:p>
          </table:table-cell>
          <table:table-cell office:value-type="float" office:value="4.268951" calcext:value-type="float">
            <text:p>4.268951</text:p>
          </table:table-cell>
          <table:table-cell office:value-type="float" office:value="7.11557" calcext:value-type="float">
            <text:p>7.11557</text:p>
          </table:table-cell>
          <table:table-cell office:value-type="float" office:value="5.024292" calcext:value-type="float">
            <text:p>5.024292</text:p>
          </table:table-cell>
          <table:table-cell office:value-type="float" office:value="6.589539" calcext:value-type="float">
            <text:p>6.589539</text:p>
          </table:table-cell>
          <table:table-cell office:value-type="float" office:value="5.407074" calcext:value-type="float">
            <text:p>5.407074</text:p>
          </table:table-cell>
          <table:table-cell office:value-type="float" office:value="5.897705" calcext:value-type="float">
            <text:p>5.897705</text:p>
          </table:table-cell>
          <table:table-cell office:value-type="float" office:value="5.689789" calcext:value-type="float">
            <text:p>5.689789</text:p>
          </table:table-cell>
          <table:table-cell office:value-type="float" office:value="5.369354" calcext:value-type="float">
            <text:p>5.369354</text:p>
          </table:table-cell>
          <table:table-cell office:value-type="float" office:value="5.348633" calcext:value-type="float">
            <text:p>5.348633</text:p>
          </table:table-cell>
          <table:table-cell office:value-type="float" office:value="4.833679" calcext:value-type="float">
            <text:p>4.833679</text:p>
          </table:table-cell>
          <table:table-cell office:value-type="float" office:value="4.75946" calcext:value-type="float">
            <text:p>4.75946</text:p>
          </table:table-cell>
          <table:table-cell office:value-type="float" office:value="4.56076" calcext:value-type="float">
            <text:p>4.56076</text:p>
          </table:table-cell>
          <table:table-cell office:value-type="float" office:value="4.472931" calcext:value-type="float">
            <text:p>4.472931</text:p>
          </table:table-cell>
          <table:table-cell office:value-type="float" office:value="4.476776" calcext:value-type="float">
            <text:p>4.476776</text:p>
          </table:table-cell>
          <table:table-cell office:value-type="float" office:value="4.407227" calcext:value-type="float">
            <text:p>4.407227</text:p>
          </table:table-cell>
          <table:table-cell office:value-type="float" office:value="4.642426" calcext:value-type="float">
            <text:p>4.642426</text:p>
          </table:table-cell>
          <table:table-cell office:value-type="float" office:value="4.600372" calcext:value-type="float">
            <text:p>4.600372</text:p>
          </table:table-cell>
          <table:table-cell office:value-type="float" office:value="4.949646" calcext:value-type="float">
            <text:p>4.949646</text:p>
          </table:table-cell>
          <table:table-cell office:value-type="float" office:value="4.921722" calcext:value-type="float">
            <text:p>4.921722</text:p>
          </table:table-cell>
          <table:table-cell office:value-type="float" office:value="5.168915" calcext:value-type="float">
            <text:p>5.168915</text:p>
          </table:table-cell>
          <table:table-cell office:value-type="float" office:value="-2.140564" calcext:value-type="float">
            <text:p>-2.1405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5" calcext:value-type="float">
            <text:p>25032005</text:p>
          </table:table-cell>
          <table:table-cell office:value-type="float" office:value="4.40676" calcext:value-type="float">
            <text:p>4.40676</text:p>
          </table:table-cell>
          <table:table-cell office:value-type="float" office:value="3.78" calcext:value-type="float">
            <text:p>3.78</text:p>
          </table:table-cell>
          <table:table-cell office:value-type="float" office:value="0.42" calcext:value-type="float">
            <text:p>0.42</text:p>
          </table:table-cell>
          <table:table-cell office:value-type="float" office:value="0.7046642" calcext:value-type="float">
            <text:p>0.7046642</text:p>
          </table:table-cell>
          <table:table-cell office:value-type="float" office:value="0.5555744" calcext:value-type="float">
            <text:p>0.5555744</text:p>
          </table:table-cell>
          <table:table-cell office:value-type="float" office:value="311.508" calcext:value-type="float">
            <text:p>311.508</text:p>
          </table:table-cell>
          <table:table-cell office:value-type="float" office:value="1.1" calcext:value-type="float">
            <text:p>1.1</text:p>
          </table:table-cell>
          <table:table-cell office:value-type="float" office:value="7.012451" calcext:value-type="float">
            <text:p>7.012451</text:p>
          </table:table-cell>
          <table:table-cell office:value-type="float" office:value="-0.682373" calcext:value-type="float">
            <text:p>-0.682373</text:p>
          </table:table-cell>
          <table:table-cell office:value-type="float" office:value="5.20163" calcext:value-type="float">
            <text:p>5.20163</text:p>
          </table:table-cell>
          <table:table-cell office:value-type="float" office:value="0.4148865" calcext:value-type="float">
            <text:p>0.4148865</text:p>
          </table:table-cell>
          <table:table-cell office:value-type="float" office:value="4.339417" calcext:value-type="float">
            <text:p>4.339417</text:p>
          </table:table-cell>
          <table:table-cell office:value-type="float" office:value="1.501648" calcext:value-type="float">
            <text:p>1.501648</text:p>
          </table:table-cell>
          <table:table-cell office:value-type="float" office:value="4.134247" calcext:value-type="float">
            <text:p>4.134247</text:p>
          </table:table-cell>
          <table:table-cell office:value-type="float" office:value="2.560822" calcext:value-type="float">
            <text:p>2.560822</text:p>
          </table:table-cell>
          <table:table-cell office:value-type="float" office:value="4.225891" calcext:value-type="float">
            <text:p>4.225891</text:p>
          </table:table-cell>
          <table:table-cell office:value-type="float" office:value="3.248077" calcext:value-type="float">
            <text:p>3.248077</text:p>
          </table:table-cell>
          <table:table-cell office:value-type="float" office:value="4.995422" calcext:value-type="float">
            <text:p>4.995422</text:p>
          </table:table-cell>
          <table:table-cell office:value-type="float" office:value="3.966827" calcext:value-type="float">
            <text:p>3.966827</text:p>
          </table:table-cell>
          <table:table-cell office:value-type="float" office:value="5.389801" calcext:value-type="float">
            <text:p>5.389801</text:p>
          </table:table-cell>
          <table:table-cell office:value-type="float" office:value="4.510864" calcext:value-type="float">
            <text:p>4.510864</text:p>
          </table:table-cell>
          <table:table-cell office:value-type="float" office:value="5.684235" calcext:value-type="float">
            <text:p>5.684235</text:p>
          </table:table-cell>
          <table:table-cell office:value-type="float" office:value="5.011261" calcext:value-type="float">
            <text:p>5.011261</text:p>
          </table:table-cell>
          <table:table-cell office:value-type="float" office:value="5.363556" calcext:value-type="float">
            <text:p>5.363556</text:p>
          </table:table-cell>
          <table:table-cell office:value-type="float" office:value="5.204407" calcext:value-type="float">
            <text:p>5.204407</text:p>
          </table:table-cell>
          <table:table-cell office:value-type="float" office:value="4.878967" calcext:value-type="float">
            <text:p>4.878967</text:p>
          </table:table-cell>
          <table:table-cell office:value-type="float" office:value="4.83432" calcext:value-type="float">
            <text:p>4.83432</text:p>
          </table:table-cell>
          <table:table-cell office:value-type="float" office:value="4.635406" calcext:value-type="float">
            <text:p>4.635406</text:p>
          </table:table-cell>
          <table:table-cell office:value-type="float" office:value="4.561584" calcext:value-type="float">
            <text:p>4.561584</text:p>
          </table:table-cell>
          <table:table-cell office:value-type="float" office:value="4.544464" calcext:value-type="float">
            <text:p>4.544464</text:p>
          </table:table-cell>
          <table:table-cell office:value-type="float" office:value="4.477509" calcext:value-type="float">
            <text:p>4.477509</text:p>
          </table:table-cell>
          <table:table-cell office:value-type="float" office:value="4.687622" calcext:value-type="float">
            <text:p>4.687622</text:p>
          </table:table-cell>
          <table:table-cell office:value-type="float" office:value="4.642883" calcext:value-type="float">
            <text:p>4.642883</text:p>
          </table:table-cell>
          <table:table-cell office:value-type="float" office:value="4.98172" calcext:value-type="float">
            <text:p>4.98172</text:p>
          </table:table-cell>
          <table:table-cell office:value-type="float" office:value="4.949951" calcext:value-type="float">
            <text:p>4.949951</text:p>
          </table:table-cell>
          <table:table-cell office:value-type="float" office:value="8.304688" calcext:value-type="float">
            <text:p>8.304688</text:p>
          </table:table-cell>
          <table:table-cell office:value-type="float" office:value="-2.079376" calcext:value-type="float">
            <text:p>-2.0793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5" calcext:value-type="float">
            <text:p>26032005</text:p>
          </table:table-cell>
          <table:table-cell office:value-type="float" office:value="11.18232" calcext:value-type="float">
            <text:p>11.18232</text:p>
          </table:table-cell>
          <table:table-cell office:value-type="float" office:value="8.33" calcext:value-type="float">
            <text:p>8.33</text:p>
          </table:table-cell>
          <table:table-cell office:value-type="float" office:value="-1.13" calcext:value-type="float">
            <text:p>-1.13</text:p>
          </table:table-cell>
          <table:table-cell office:value-type="float" office:value="0.8119446" calcext:value-type="float">
            <text:p>0.8119446</text:p>
          </table:table-cell>
          <table:table-cell office:value-type="float" office:value="0.4968852" calcext:value-type="float">
            <text:p>0.4968852</text:p>
          </table:table-cell>
          <table:table-cell office:value-type="float" office:value="145.548" calcext:value-type="float">
            <text:p>145.548</text:p>
          </table:table-cell>
          <table:table-cell office:value-type="float" office:value="0" calcext:value-type="float">
            <text:p>0</text:p>
          </table:table-cell>
          <table:table-cell office:value-type="float" office:value="16.28946" calcext:value-type="float">
            <text:p>16.28946</text:p>
          </table:table-cell>
          <table:table-cell office:value-type="float" office:value="-0.7659302" calcext:value-type="float">
            <text:p>-0.7659302</text:p>
          </table:table-cell>
          <table:table-cell office:value-type="float" office:value="11.90494" calcext:value-type="float">
            <text:p>11.90494</text:p>
          </table:table-cell>
          <table:table-cell office:value-type="float" office:value="0.1925049" calcext:value-type="float">
            <text:p>0.1925049</text:p>
          </table:table-cell>
          <table:table-cell office:value-type="float" office:value="8.943085" calcext:value-type="float">
            <text:p>8.943085</text:p>
          </table:table-cell>
          <table:table-cell office:value-type="float" office:value="1.214111" calcext:value-type="float">
            <text:p>1.214111</text:p>
          </table:table-cell>
          <table:table-cell office:value-type="float" office:value="7.055389" calcext:value-type="float">
            <text:p>7.055389</text:p>
          </table:table-cell>
          <table:table-cell office:value-type="float" office:value="2.163269" calcext:value-type="float">
            <text:p>2.163269</text:p>
          </table:table-cell>
          <table:table-cell office:value-type="float" office:value="6.099701" calcext:value-type="float">
            <text:p>6.099701</text:p>
          </table:table-cell>
          <table:table-cell office:value-type="float" office:value="2.79245" calcext:value-type="float">
            <text:p>2.79245</text:p>
          </table:table-cell>
          <table:table-cell office:value-type="float" office:value="5.329254" calcext:value-type="float">
            <text:p>5.329254</text:p>
          </table:table-cell>
          <table:table-cell office:value-type="float" office:value="3.46936" calcext:value-type="float">
            <text:p>3.46936</text:p>
          </table:table-cell>
          <table:table-cell office:value-type="float" office:value="5.029022" calcext:value-type="float">
            <text:p>5.029022</text:p>
          </table:table-cell>
          <table:table-cell office:value-type="float" office:value="4.004303" calcext:value-type="float">
            <text:p>4.004303</text:p>
          </table:table-cell>
          <table:table-cell office:value-type="float" office:value="5.006989" calcext:value-type="float">
            <text:p>5.006989</text:p>
          </table:table-cell>
          <table:table-cell office:value-type="float" office:value="4.643616" calcext:value-type="float">
            <text:p>4.643616</text:p>
          </table:table-cell>
          <table:table-cell office:value-type="float" office:value="5.202087" calcext:value-type="float">
            <text:p>5.202087</text:p>
          </table:table-cell>
          <table:table-cell office:value-type="float" office:value="4.970856" calcext:value-type="float">
            <text:p>4.970856</text:p>
          </table:table-cell>
          <table:table-cell office:value-type="float" office:value="4.881927" calcext:value-type="float">
            <text:p>4.881927</text:p>
          </table:table-cell>
          <table:table-cell office:value-type="float" office:value="4.87149" calcext:value-type="float">
            <text:p>4.87149</text:p>
          </table:table-cell>
          <table:table-cell office:value-type="float" office:value="4.690002" calcext:value-type="float">
            <text:p>4.690002</text:p>
          </table:table-cell>
          <table:table-cell office:value-type="float" office:value="4.636108" calcext:value-type="float">
            <text:p>4.636108</text:p>
          </table:table-cell>
          <table:table-cell office:value-type="float" office:value="4.606537" calcext:value-type="float">
            <text:p>4.606537</text:p>
          </table:table-cell>
          <table:table-cell office:value-type="float" office:value="4.545166" calcext:value-type="float">
            <text:p>4.545166</text:p>
          </table:table-cell>
          <table:table-cell office:value-type="float" office:value="4.734283" calcext:value-type="float">
            <text:p>4.734283</text:p>
          </table:table-cell>
          <table:table-cell office:value-type="float" office:value="4.68811" calcext:value-type="float">
            <text:p>4.68811</text:p>
          </table:table-cell>
          <table:table-cell office:value-type="float" office:value="5.016602" calcext:value-type="float">
            <text:p>5.016602</text:p>
          </table:table-cell>
          <table:table-cell office:value-type="float" office:value="4.982056" calcext:value-type="float">
            <text:p>4.982056</text:p>
          </table:table-cell>
          <table:table-cell office:value-type="float" office:value="18.70663" calcext:value-type="float">
            <text:p>18.70663</text:p>
          </table:table-cell>
          <table:table-cell office:value-type="float" office:value="-2.862274" calcext:value-type="float">
            <text:p>-2.8622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5" calcext:value-type="float">
            <text:p>27032005</text:p>
          </table:table-cell>
          <table:table-cell office:value-type="float" office:value="22.04684" calcext:value-type="float">
            <text:p>22.04684</text:p>
          </table:table-cell>
          <table:table-cell office:value-type="float" office:value="16.07" calcext:value-type="float">
            <text:p>16.07</text:p>
          </table:table-cell>
          <table:table-cell office:value-type="float" office:value="-3.62" calcext:value-type="float">
            <text:p>-3.62</text:p>
          </table:table-cell>
          <table:table-cell office:value-type="float" office:value="0.8705863" calcext:value-type="float">
            <text:p>0.8705863</text:p>
          </table:table-cell>
          <table:table-cell office:value-type="float" office:value="0.41419" calcext:value-type="float">
            <text:p>0.41419</text:p>
          </table:table-cell>
          <table:table-cell office:value-type="float" office:value="219.456" calcext:value-type="float">
            <text:p>219.456</text:p>
          </table:table-cell>
          <table:table-cell office:value-type="float" office:value="0" calcext:value-type="float">
            <text:p>0</text:p>
          </table:table-cell>
          <table:table-cell office:value-type="float" office:value="27.78357" calcext:value-type="float">
            <text:p>27.78357</text:p>
          </table:table-cell>
          <table:table-cell office:value-type="float" office:value="-1.887207" calcext:value-type="float">
            <text:p>-1.887207</text:p>
          </table:table-cell>
          <table:table-cell office:value-type="float" office:value="19.40585" calcext:value-type="float">
            <text:p>19.40585</text:p>
          </table:table-cell>
          <table:table-cell office:value-type="float" office:value="-0.1104431" calcext:value-type="float">
            <text:p>-0.1104431</text:p>
          </table:table-cell>
          <table:table-cell office:value-type="float" office:value="14.49158" calcext:value-type="float">
            <text:p>14.49158</text:p>
          </table:table-cell>
          <table:table-cell office:value-type="float" office:value="1.387695" calcext:value-type="float">
            <text:p>1.387695</text:p>
          </table:table-cell>
          <table:table-cell office:value-type="float" office:value="11.00482" calcext:value-type="float">
            <text:p>11.00482</text:p>
          </table:table-cell>
          <table:table-cell office:value-type="float" office:value="2.607422" calcext:value-type="float">
            <text:p>2.607422</text:p>
          </table:table-cell>
          <table:table-cell office:value-type="float" office:value="9.053894" calcext:value-type="float">
            <text:p>9.053894</text:p>
          </table:table-cell>
          <table:table-cell office:value-type="float" office:value="3.329315" calcext:value-type="float">
            <text:p>3.329315</text:p>
          </table:table-cell>
          <table:table-cell office:value-type="float" office:value="7.407104" calcext:value-type="float">
            <text:p>7.407104</text:p>
          </table:table-cell>
          <table:table-cell office:value-type="float" office:value="4.018555" calcext:value-type="float">
            <text:p>4.018555</text:p>
          </table:table-cell>
          <table:table-cell office:value-type="float" office:value="6.415283" calcext:value-type="float">
            <text:p>6.415283</text:p>
          </table:table-cell>
          <table:table-cell office:value-type="float" office:value="4.376038" calcext:value-type="float">
            <text:p>4.376038</text:p>
          </table:table-cell>
          <table:table-cell office:value-type="float" office:value="5.100525" calcext:value-type="float">
            <text:p>5.100525</text:p>
          </table:table-cell>
          <table:table-cell office:value-type="float" office:value="4.732208" calcext:value-type="float">
            <text:p>4.732208</text:p>
          </table:table-cell>
          <table:table-cell office:value-type="float" office:value="4.969238" calcext:value-type="float">
            <text:p>4.969238</text:p>
          </table:table-cell>
          <table:table-cell office:value-type="float" office:value="4.887421" calcext:value-type="float">
            <text:p>4.887421</text:p>
          </table:table-cell>
          <table:table-cell office:value-type="float" office:value="4.871185" calcext:value-type="float">
            <text:p>4.871185</text:p>
          </table:table-cell>
          <table:table-cell office:value-type="float" office:value="4.842682" calcext:value-type="float">
            <text:p>4.842682</text:p>
          </table:table-cell>
          <table:table-cell office:value-type="float" office:value="4.722626" calcext:value-type="float">
            <text:p>4.722626</text:p>
          </table:table-cell>
          <table:table-cell office:value-type="float" office:value="4.69046" calcext:value-type="float">
            <text:p>4.69046</text:p>
          </table:table-cell>
          <table:table-cell office:value-type="float" office:value="4.66095" calcext:value-type="float">
            <text:p>4.66095</text:p>
          </table:table-cell>
          <table:table-cell office:value-type="float" office:value="4.607147" calcext:value-type="float">
            <text:p>4.607147</text:p>
          </table:table-cell>
          <table:table-cell office:value-type="float" office:value="4.780792" calcext:value-type="float">
            <text:p>4.780792</text:p>
          </table:table-cell>
          <table:table-cell office:value-type="float" office:value="4.734802" calcext:value-type="float">
            <text:p>4.734802</text:p>
          </table:table-cell>
          <table:table-cell office:value-type="float" office:value="5.053589" calcext:value-type="float">
            <text:p>5.053589</text:p>
          </table:table-cell>
          <table:table-cell office:value-type="float" office:value="5.016998" calcext:value-type="float">
            <text:p>5.016998</text:p>
          </table:table-cell>
          <table:table-cell office:value-type="float" office:value="30.92838" calcext:value-type="float">
            <text:p>30.92838</text:p>
          </table:table-cell>
          <table:table-cell office:value-type="float" office:value="-4.255829" calcext:value-type="float">
            <text:p>-4.2558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5" calcext:value-type="float">
            <text:p>28032005</text:p>
          </table:table-cell>
          <table:table-cell office:value-type="float" office:value="19.18355" calcext:value-type="float">
            <text:p>19.18355</text:p>
          </table:table-cell>
          <table:table-cell office:value-type="float" office:value="23.8" calcext:value-type="float">
            <text:p>23.8</text:p>
          </table:table-cell>
          <table:table-cell office:value-type="float" office:value="2.82" calcext:value-type="float">
            <text:p>2.82</text:p>
          </table:table-cell>
          <table:table-cell office:value-type="float" office:value="0.9363385" calcext:value-type="float">
            <text:p>0.9363385</text:p>
          </table:table-cell>
          <table:table-cell office:value-type="float" office:value="0.6587824" calcext:value-type="float">
            <text:p>0.6587824</text:p>
          </table:table-cell>
          <table:table-cell office:value-type="float" office:value="424.332" calcext:value-type="float">
            <text:p>424.332</text:p>
          </table:table-cell>
          <table:table-cell office:value-type="float" office:value="0" calcext:value-type="float">
            <text:p>0</text:p>
          </table:table-cell>
          <table:table-cell office:value-type="float" office:value="40.34183" calcext:value-type="float">
            <text:p>40.34183</text:p>
          </table:table-cell>
          <table:table-cell office:value-type="float" office:value="0.960144" calcext:value-type="float">
            <text:p>0.960144</text:p>
          </table:table-cell>
          <table:table-cell office:value-type="float" office:value="24.85281" calcext:value-type="float">
            <text:p>24.85281</text:p>
          </table:table-cell>
          <table:table-cell office:value-type="float" office:value="3.226746" calcext:value-type="float">
            <text:p>3.226746</text:p>
          </table:table-cell>
          <table:table-cell office:value-type="float" office:value="19.07443" calcext:value-type="float">
            <text:p>19.07443</text:p>
          </table:table-cell>
          <table:table-cell office:value-type="float" office:value="4.65097" calcext:value-type="float">
            <text:p>4.65097</text:p>
          </table:table-cell>
          <table:table-cell office:value-type="float" office:value="14.75272" calcext:value-type="float">
            <text:p>14.75272</text:p>
          </table:table-cell>
          <table:table-cell office:value-type="float" office:value="5.546387" calcext:value-type="float">
            <text:p>5.546387</text:p>
          </table:table-cell>
          <table:table-cell office:value-type="float" office:value="12.26379" calcext:value-type="float">
            <text:p>12.26379</text:p>
          </table:table-cell>
          <table:table-cell office:value-type="float" office:value="5.926056" calcext:value-type="float">
            <text:p>5.926056</text:p>
          </table:table-cell>
          <table:table-cell office:value-type="float" office:value="10.05322" calcext:value-type="float">
            <text:p>10.05322</text:p>
          </table:table-cell>
          <table:table-cell office:value-type="float" office:value="6.155823" calcext:value-type="float">
            <text:p>6.155823</text:p>
          </table:table-cell>
          <table:table-cell office:value-type="float" office:value="8.37207" calcext:value-type="float">
            <text:p>8.37207</text:p>
          </table:table-cell>
          <table:table-cell office:value-type="float" office:value="5.961548" calcext:value-type="float">
            <text:p>5.961548</text:p>
          </table:table-cell>
          <table:table-cell office:value-type="float" office:value="6.101593" calcext:value-type="float">
            <text:p>6.101593</text:p>
          </table:table-cell>
          <table:table-cell office:value-type="float" office:value="5.11499" calcext:value-type="float">
            <text:p>5.11499</text:p>
          </table:table-cell>
          <table:table-cell office:value-type="float" office:value="5.10965" calcext:value-type="float">
            <text:p>5.10965</text:p>
          </table:table-cell>
          <table:table-cell office:value-type="float" office:value="4.893738" calcext:value-type="float">
            <text:p>4.893738</text:p>
          </table:table-cell>
          <table:table-cell office:value-type="float" office:value="4.85025" calcext:value-type="float">
            <text:p>4.85025</text:p>
          </table:table-cell>
          <table:table-cell office:value-type="float" office:value="4.838196" calcext:value-type="float">
            <text:p>4.838196</text:p>
          </table:table-cell>
          <table:table-cell office:value-type="float" office:value="4.74704" calcext:value-type="float">
            <text:p>4.74704</text:p>
          </table:table-cell>
          <table:table-cell office:value-type="float" office:value="4.722839" calcext:value-type="float">
            <text:p>4.722839</text:p>
          </table:table-cell>
          <table:table-cell office:value-type="float" office:value="4.707275" calcext:value-type="float">
            <text:p>4.707275</text:p>
          </table:table-cell>
          <table:table-cell office:value-type="float" office:value="4.661469" calcext:value-type="float">
            <text:p>4.661469</text:p>
          </table:table-cell>
          <table:table-cell office:value-type="float" office:value="4.82605" calcext:value-type="float">
            <text:p>4.82605</text:p>
          </table:table-cell>
          <table:table-cell office:value-type="float" office:value="4.78125" calcext:value-type="float">
            <text:p>4.78125</text:p>
          </table:table-cell>
          <table:table-cell office:value-type="float" office:value="5.092285" calcext:value-type="float">
            <text:p>5.092285</text:p>
          </table:table-cell>
          <table:table-cell office:value-type="float" office:value="5.054016" calcext:value-type="float">
            <text:p>5.054016</text:p>
          </table:table-cell>
          <table:table-cell office:value-type="float" office:value="52.86172" calcext:value-type="float">
            <text:p>52.86172</text:p>
          </table:table-cell>
          <table:table-cell office:value-type="float" office:value="-1.39621" calcext:value-type="float">
            <text:p>-1.396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5" calcext:value-type="float">
            <text:p>29032005</text:p>
          </table:table-cell>
          <table:table-cell office:value-type="float" office:value="16.24248" calcext:value-type="float">
            <text:p>16.24248</text:p>
          </table:table-cell>
          <table:table-cell office:value-type="float" office:value="25.11" calcext:value-type="float">
            <text:p>25.11</text:p>
          </table:table-cell>
          <table:table-cell office:value-type="float" office:value="10.17" calcext:value-type="float">
            <text:p>10.17</text:p>
          </table:table-cell>
          <table:table-cell office:value-type="float" office:value="1.2508" calcext:value-type="float">
            <text:p>1.2508</text:p>
          </table:table-cell>
          <table:table-cell office:value-type="float" office:value="0.9341141" calcext:value-type="float">
            <text:p>0.9341141</text:p>
          </table:table-cell>
          <table:table-cell office:value-type="float" office:value="508.788" calcext:value-type="float">
            <text:p>508.788</text:p>
          </table:table-cell>
          <table:table-cell office:value-type="float" office:value="0" calcext:value-type="float">
            <text:p>0</text:p>
          </table:table-cell>
          <table:table-cell office:value-type="float" office:value="41.99731" calcext:value-type="float">
            <text:p>41.99731</text:p>
          </table:table-cell>
          <table:table-cell office:value-type="float" office:value="8.647095" calcext:value-type="float">
            <text:p>8.647095</text:p>
          </table:table-cell>
          <table:table-cell office:value-type="float" office:value="27.82278" calcext:value-type="float">
            <text:p>27.82278</text:p>
          </table:table-cell>
          <table:table-cell office:value-type="float" office:value="9.869202" calcext:value-type="float">
            <text:p>9.869202</text:p>
          </table:table-cell>
          <table:table-cell office:value-type="float" office:value="22.01837" calcext:value-type="float">
            <text:p>22.01837</text:p>
          </table:table-cell>
          <table:table-cell office:value-type="float" office:value="10.25375" calcext:value-type="float">
            <text:p>10.25375</text:p>
          </table:table-cell>
          <table:table-cell office:value-type="float" office:value="17.61035" calcext:value-type="float">
            <text:p>17.61035</text:p>
          </table:table-cell>
          <table:table-cell office:value-type="float" office:value="10.17615" calcext:value-type="float">
            <text:p>10.17615</text:p>
          </table:table-cell>
          <table:table-cell office:value-type="float" office:value="14.98651" calcext:value-type="float">
            <text:p>14.98651</text:p>
          </table:table-cell>
          <table:table-cell office:value-type="float" office:value="9.860748" calcext:value-type="float">
            <text:p>9.860748</text:p>
          </table:table-cell>
          <table:table-cell office:value-type="float" office:value="12.51672" calcext:value-type="float">
            <text:p>12.51672</text:p>
          </table:table-cell>
          <table:table-cell office:value-type="float" office:value="9.290894" calcext:value-type="float">
            <text:p>9.290894</text:p>
          </table:table-cell>
          <table:table-cell office:value-type="float" office:value="10.49661" calcext:value-type="float">
            <text:p>10.49661</text:p>
          </table:table-cell>
          <table:table-cell office:value-type="float" office:value="8.367645" calcext:value-type="float">
            <text:p>8.367645</text:p>
          </table:table-cell>
          <table:table-cell office:value-type="float" office:value="7.609253" calcext:value-type="float">
            <text:p>7.609253</text:p>
          </table:table-cell>
          <table:table-cell office:value-type="float" office:value="6.122559" calcext:value-type="float">
            <text:p>6.122559</text:p>
          </table:table-cell>
          <table:table-cell office:value-type="float" office:value="5.659241" calcext:value-type="float">
            <text:p>5.659241</text:p>
          </table:table-cell>
          <table:table-cell office:value-type="float" office:value="5.1138" calcext:value-type="float">
            <text:p>5.1138</text:p>
          </table:table-cell>
          <table:table-cell office:value-type="float" office:value="4.948181" calcext:value-type="float">
            <text:p>4.948181</text:p>
          </table:table-cell>
          <table:table-cell office:value-type="float" office:value="4.850708" calcext:value-type="float">
            <text:p>4.850708</text:p>
          </table:table-cell>
          <table:table-cell office:value-type="float" office:value="4.786133" calcext:value-type="float">
            <text:p>4.786133</text:p>
          </table:table-cell>
          <table:table-cell office:value-type="float" office:value="4.747314" calcext:value-type="float">
            <text:p>4.747314</text:p>
          </table:table-cell>
          <table:table-cell office:value-type="float" office:value="4.749908" calcext:value-type="float">
            <text:p>4.749908</text:p>
          </table:table-cell>
          <table:table-cell office:value-type="float" office:value="4.707703" calcext:value-type="float">
            <text:p>4.707703</text:p>
          </table:table-cell>
          <table:table-cell office:value-type="float" office:value="4.869629" calcext:value-type="float">
            <text:p>4.869629</text:p>
          </table:table-cell>
          <table:table-cell office:value-type="float" office:value="4.826508" calcext:value-type="float">
            <text:p>4.826508</text:p>
          </table:table-cell>
          <table:table-cell office:value-type="float" office:value="5.131073" calcext:value-type="float">
            <text:p>5.131073</text:p>
          </table:table-cell>
          <table:table-cell office:value-type="float" office:value="5.092682" calcext:value-type="float">
            <text:p>5.092682</text:p>
          </table:table-cell>
          <table:table-cell office:value-type="float" office:value="51.47623" calcext:value-type="float">
            <text:p>51.47623</text:p>
          </table:table-cell>
          <table:table-cell office:value-type="float" office:value="6.749847" calcext:value-type="float">
            <text:p>6.7498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5" calcext:value-type="float">
            <text:p>30032005</text:p>
          </table:table-cell>
          <table:table-cell office:value-type="float" office:value="3.42576" calcext:value-type="float">
            <text:p>3.42576</text:p>
          </table:table-cell>
          <table:table-cell office:value-type="float" office:value="15.96" calcext:value-type="float">
            <text:p>15.96</text:p>
          </table:table-cell>
          <table:table-cell office:value-type="float" office:value="3.37" calcext:value-type="float">
            <text:p>3.37</text:p>
          </table:table-cell>
          <table:table-cell office:value-type="float" office:value="1.334576" calcext:value-type="float">
            <text:p>1.334576</text:p>
          </table:table-cell>
          <table:table-cell office:value-type="float" office:value="0.6847289" calcext:value-type="float">
            <text:p>0.6847289</text:p>
          </table:table-cell>
          <table:table-cell office:value-type="float" office:value="508.968" calcext:value-type="float">
            <text:p>508.968</text:p>
          </table:table-cell>
          <table:table-cell office:value-type="float" office:value="3.1" calcext:value-type="float">
            <text:p>3.1</text:p>
          </table:table-cell>
          <table:table-cell office:value-type="float" office:value="14.8768" calcext:value-type="float">
            <text:p>14.8768</text:p>
          </table:table-cell>
          <table:table-cell office:value-type="float" office:value="2.798981" calcext:value-type="float">
            <text:p>2.798981</text:p>
          </table:table-cell>
          <table:table-cell office:value-type="float" office:value="15.88504" calcext:value-type="float">
            <text:p>15.88504</text:p>
          </table:table-cell>
          <table:table-cell office:value-type="float" office:value="5.285767" calcext:value-type="float">
            <text:p>5.285767</text:p>
          </table:table-cell>
          <table:table-cell office:value-type="float" office:value="15.98749" calcext:value-type="float">
            <text:p>15.98749</text:p>
          </table:table-cell>
          <table:table-cell office:value-type="float" office:value="7.331726" calcext:value-type="float">
            <text:p>7.331726</text:p>
          </table:table-cell>
          <table:table-cell office:value-type="float" office:value="15.25394" calcext:value-type="float">
            <text:p>15.25394</text:p>
          </table:table-cell>
          <table:table-cell office:value-type="float" office:value="8.773132" calcext:value-type="float">
            <text:p>8.773132</text:p>
          </table:table-cell>
          <table:table-cell office:value-type="float" office:value="14.15161" calcext:value-type="float">
            <text:p>14.15161</text:p>
          </table:table-cell>
          <table:table-cell office:value-type="float" office:value="9.375214" calcext:value-type="float">
            <text:p>9.375214</text:p>
          </table:table-cell>
          <table:table-cell office:value-type="float" office:value="12.51202" calcext:value-type="float">
            <text:p>12.51202</text:p>
          </table:table-cell>
          <table:table-cell office:value-type="float" office:value="9.817871" calcext:value-type="float">
            <text:p>9.817871</text:p>
          </table:table-cell>
          <table:table-cell office:value-type="float" office:value="10.65329" calcext:value-type="float">
            <text:p>10.65329</text:p>
          </table:table-cell>
          <table:table-cell office:value-type="float" office:value="9.517212" calcext:value-type="float">
            <text:p>9.517212</text:p>
          </table:table-cell>
          <table:table-cell office:value-type="float" office:value="8.522797" calcext:value-type="float">
            <text:p>8.522797</text:p>
          </table:table-cell>
          <table:table-cell office:value-type="float" office:value="7.6315" calcext:value-type="float">
            <text:p>7.6315</text:p>
          </table:table-cell>
          <table:table-cell office:value-type="float" office:value="6.390839" calcext:value-type="float">
            <text:p>6.390839</text:p>
          </table:table-cell>
          <table:table-cell office:value-type="float" office:value="5.666565" calcext:value-type="float">
            <text:p>5.666565</text:p>
          </table:table-cell>
          <table:table-cell office:value-type="float" office:value="5.162811" calcext:value-type="float">
            <text:p>5.162811</text:p>
          </table:table-cell>
          <table:table-cell office:value-type="float" office:value="4.949768" calcext:value-type="float">
            <text:p>4.949768</text:p>
          </table:table-cell>
          <table:table-cell office:value-type="float" office:value="4.863159" calcext:value-type="float">
            <text:p>4.863159</text:p>
          </table:table-cell>
          <table:table-cell office:value-type="float" office:value="4.786713" calcext:value-type="float">
            <text:p>4.786713</text:p>
          </table:table-cell>
          <table:table-cell office:value-type="float" office:value="4.795685" calcext:value-type="float">
            <text:p>4.795685</text:p>
          </table:table-cell>
          <table:table-cell office:value-type="float" office:value="4.750366" calcext:value-type="float">
            <text:p>4.750366</text:p>
          </table:table-cell>
          <table:table-cell office:value-type="float" office:value="4.911957" calcext:value-type="float">
            <text:p>4.911957</text:p>
          </table:table-cell>
          <table:table-cell office:value-type="float" office:value="4.870056" calcext:value-type="float">
            <text:p>4.870056</text:p>
          </table:table-cell>
          <table:table-cell office:value-type="float" office:value="5.169922" calcext:value-type="float">
            <text:p>5.169922</text:p>
          </table:table-cell>
          <table:table-cell office:value-type="float" office:value="5.13147" calcext:value-type="float">
            <text:p>5.13147</text:p>
          </table:table-cell>
          <table:table-cell office:value-type="float" office:value="13.39423" calcext:value-type="float">
            <text:p>13.39423</text:p>
          </table:table-cell>
          <table:table-cell office:value-type="float" office:value="0.4405212" calcext:value-type="float">
            <text:p>0.44052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5" calcext:value-type="float">
            <text:p>31032005</text:p>
          </table:table-cell>
          <table:table-cell office:value-type="float" office:value="20.6186" calcext:value-type="float">
            <text:p>20.6186</text:p>
          </table:table-cell>
          <table:table-cell office:value-type="float" office:value="14.84" calcext:value-type="float">
            <text:p>14.84</text:p>
          </table:table-cell>
          <table:table-cell office:value-type="float" office:value="-0.38" calcext:value-type="float">
            <text:p>-0.38</text:p>
          </table:table-cell>
          <table:table-cell office:value-type="float" office:value="0.8311803" calcext:value-type="float">
            <text:p>0.8311803</text:p>
          </table:table-cell>
          <table:table-cell office:value-type="float" office:value="0.5245488" calcext:value-type="float">
            <text:p>0.5245488</text:p>
          </table:table-cell>
          <table:table-cell office:value-type="float" office:value="376.092" calcext:value-type="float">
            <text:p>376.092</text:p>
          </table:table-cell>
          <table:table-cell office:value-type="float" office:value="0" calcext:value-type="float">
            <text:p>0</text:p>
          </table:table-cell>
          <table:table-cell office:value-type="float" office:value="27.3396" calcext:value-type="float">
            <text:p>27.3396</text:p>
          </table:table-cell>
          <table:table-cell office:value-type="float" office:value="-0.2788086" calcext:value-type="float">
            <text:p>-0.2788086</text:p>
          </table:table-cell>
          <table:table-cell office:value-type="float" office:value="20.19775" calcext:value-type="float">
            <text:p>20.19775</text:p>
          </table:table-cell>
          <table:table-cell office:value-type="float" office:value="2.165283" calcext:value-type="float">
            <text:p>2.165283</text:p>
          </table:table-cell>
          <table:table-cell office:value-type="float" office:value="16.11282" calcext:value-type="float">
            <text:p>16.11282</text:p>
          </table:table-cell>
          <table:table-cell office:value-type="float" office:value="4.34552" calcext:value-type="float">
            <text:p>4.34552</text:p>
          </table:table-cell>
          <table:table-cell office:value-type="float" office:value="13.25842" calcext:value-type="float">
            <text:p>13.25842</text:p>
          </table:table-cell>
          <table:table-cell office:value-type="float" office:value="6.037933" calcext:value-type="float">
            <text:p>6.037933</text:p>
          </table:table-cell>
          <table:table-cell office:value-type="float" office:value="11.66241" calcext:value-type="float">
            <text:p>11.66241</text:p>
          </table:table-cell>
          <table:table-cell office:value-type="float" office:value="6.990997" calcext:value-type="float">
            <text:p>6.990997</text:p>
          </table:table-cell>
          <table:table-cell office:value-type="float" office:value="10.23914" calcext:value-type="float">
            <text:p>10.23914</text:p>
          </table:table-cell>
          <table:table-cell office:value-type="float" office:value="7.823242" calcext:value-type="float">
            <text:p>7.823242</text:p>
          </table:table-cell>
          <table:table-cell office:value-type="float" office:value="9.492798" calcext:value-type="float">
            <text:p>9.492798</text:p>
          </table:table-cell>
          <table:table-cell office:value-type="float" office:value="8.070343" calcext:value-type="float">
            <text:p>8.070343</text:p>
          </table:table-cell>
          <table:table-cell office:value-type="float" office:value="8.515076" calcext:value-type="float">
            <text:p>8.515076</text:p>
          </table:table-cell>
          <table:table-cell office:value-type="float" office:value="8.014038" calcext:value-type="float">
            <text:p>8.014038</text:p>
          </table:table-cell>
          <table:table-cell office:value-type="float" office:value="6.706482" calcext:value-type="float">
            <text:p>6.706482</text:p>
          </table:table-cell>
          <table:table-cell office:value-type="float" office:value="6.396912" calcext:value-type="float">
            <text:p>6.396912</text:p>
          </table:table-cell>
          <table:table-cell office:value-type="float" office:value="5.41864" calcext:value-type="float">
            <text:p>5.41864</text:p>
          </table:table-cell>
          <table:table-cell office:value-type="float" office:value="5.165466" calcext:value-type="float">
            <text:p>5.165466</text:p>
          </table:table-cell>
          <table:table-cell office:value-type="float" office:value="4.983551" calcext:value-type="float">
            <text:p>4.983551</text:p>
          </table:table-cell>
          <table:table-cell office:value-type="float" office:value="4.864197" calcext:value-type="float">
            <text:p>4.864197</text:p>
          </table:table-cell>
          <table:table-cell office:value-type="float" office:value="4.854095" calcext:value-type="float">
            <text:p>4.854095</text:p>
          </table:table-cell>
          <table:table-cell office:value-type="float" office:value="4.796265" calcext:value-type="float">
            <text:p>4.796265</text:p>
          </table:table-cell>
          <table:table-cell office:value-type="float" office:value="4.955688" calcext:value-type="float">
            <text:p>4.955688</text:p>
          </table:table-cell>
          <table:table-cell office:value-type="float" office:value="4.912445" calcext:value-type="float">
            <text:p>4.912445</text:p>
          </table:table-cell>
          <table:table-cell office:value-type="float" office:value="5.209259" calcext:value-type="float">
            <text:p>5.209259</text:p>
          </table:table-cell>
          <table:table-cell office:value-type="float" office:value="5.170319" calcext:value-type="float">
            <text:p>5.170319</text:p>
          </table:table-cell>
          <table:table-cell office:value-type="float" office:value="29.94577" calcext:value-type="float">
            <text:p>29.94577</text:p>
          </table:table-cell>
          <table:table-cell office:value-type="float" office:value="-2.430206" calcext:value-type="float">
            <text:p>-2.4302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5" calcext:value-type="float">
            <text:p>1042005</text:p>
          </table:table-cell>
          <table:table-cell office:value-type="float" office:value="23.67841" calcext:value-type="float">
            <text:p>23.67841</text:p>
          </table:table-cell>
          <table:table-cell office:value-type="float" office:value="13.9" calcext:value-type="float">
            <text:p>13.9</text:p>
          </table:table-cell>
          <table:table-cell office:value-type="float" office:value="0.29" calcext:value-type="float">
            <text:p>0.29</text:p>
          </table:table-cell>
          <table:table-cell office:value-type="float" office:value="0.7504824" calcext:value-type="float">
            <text:p>0.7504824</text:p>
          </table:table-cell>
          <table:table-cell office:value-type="float" office:value="0.5504234" calcext:value-type="float">
            <text:p>0.5504234</text:p>
          </table:table-cell>
          <table:table-cell office:value-type="float" office:value="396.468" calcext:value-type="float">
            <text:p>396.468</text:p>
          </table:table-cell>
          <table:table-cell office:value-type="float" office:value="0" calcext:value-type="float">
            <text:p>0</text:p>
          </table:table-cell>
          <table:table-cell office:value-type="float" office:value="39.38632" calcext:value-type="float">
            <text:p>39.38632</text:p>
          </table:table-cell>
          <table:table-cell office:value-type="float" office:value="0.2657471" calcext:value-type="float">
            <text:p>0.2657471</text:p>
          </table:table-cell>
          <table:table-cell office:value-type="float" office:value="26.06088" calcext:value-type="float">
            <text:p>26.06088</text:p>
          </table:table-cell>
          <table:table-cell office:value-type="float" office:value="3.93985" calcext:value-type="float">
            <text:p>3.93985</text:p>
          </table:table-cell>
          <table:table-cell office:value-type="float" office:value="20.48352" calcext:value-type="float">
            <text:p>20.48352</text:p>
          </table:table-cell>
          <table:table-cell office:value-type="float" office:value="5.943848" calcext:value-type="float">
            <text:p>5.943848</text:p>
          </table:table-cell>
          <table:table-cell office:value-type="float" office:value="16.38251" calcext:value-type="float">
            <text:p>16.38251</text:p>
          </table:table-cell>
          <table:table-cell office:value-type="float" office:value="7.251862" calcext:value-type="float">
            <text:p>7.251862</text:p>
          </table:table-cell>
          <table:table-cell office:value-type="float" office:value="14.00787" calcext:value-type="float">
            <text:p>14.00787</text:p>
          </table:table-cell>
          <table:table-cell office:value-type="float" office:value="7.901245" calcext:value-type="float">
            <text:p>7.901245</text:p>
          </table:table-cell>
          <table:table-cell office:value-type="float" office:value="11.83035" calcext:value-type="float">
            <text:p>11.83035</text:p>
          </table:table-cell>
          <table:table-cell office:value-type="float" office:value="8.405823" calcext:value-type="float">
            <text:p>8.405823</text:p>
          </table:table-cell>
          <table:table-cell office:value-type="float" office:value="10.40598" calcext:value-type="float">
            <text:p>10.40598</text:p>
          </table:table-cell>
          <table:table-cell office:value-type="float" office:value="8.391418" calcext:value-type="float">
            <text:p>8.391418</text:p>
          </table:table-cell>
          <table:table-cell office:value-type="float" office:value="8.411926" calcext:value-type="float">
            <text:p>8.411926</text:p>
          </table:table-cell>
          <table:table-cell office:value-type="float" office:value="8.070953" calcext:value-type="float">
            <text:p>8.070953</text:p>
          </table:table-cell>
          <table:table-cell office:value-type="float" office:value="6.893494" calcext:value-type="float">
            <text:p>6.893494</text:p>
          </table:table-cell>
          <table:table-cell office:value-type="float" office:value="6.708618" calcext:value-type="float">
            <text:p>6.708618</text:p>
          </table:table-cell>
          <table:table-cell office:value-type="float" office:value="5.635498" calcext:value-type="float">
            <text:p>5.635498</text:p>
          </table:table-cell>
          <table:table-cell office:value-type="float" office:value="5.421143" calcext:value-type="float">
            <text:p>5.421143</text:p>
          </table:table-cell>
          <table:table-cell office:value-type="float" office:value="5.120819" calcext:value-type="float">
            <text:p>5.120819</text:p>
          </table:table-cell>
          <table:table-cell office:value-type="float" office:value="4.984955" calcext:value-type="float">
            <text:p>4.984955</text:p>
          </table:table-cell>
          <table:table-cell office:value-type="float" office:value="4.926971" calcext:value-type="float">
            <text:p>4.926971</text:p>
          </table:table-cell>
          <table:table-cell office:value-type="float" office:value="4.854797" calcext:value-type="float">
            <text:p>4.854797</text:p>
          </table:table-cell>
          <table:table-cell office:value-type="float" office:value="5.004517" calcext:value-type="float">
            <text:p>5.004517</text:p>
          </table:table-cell>
          <table:table-cell office:value-type="float" office:value="4.956177" calcext:value-type="float">
            <text:p>4.956177</text:p>
          </table:table-cell>
          <table:table-cell office:value-type="float" office:value="5.250092" calcext:value-type="float">
            <text:p>5.250092</text:p>
          </table:table-cell>
          <table:table-cell office:value-type="float" office:value="5.209686" calcext:value-type="float">
            <text:p>5.209686</text:p>
          </table:table-cell>
          <table:table-cell office:value-type="float" office:value="47.37372" calcext:value-type="float">
            <text:p>47.37372</text:p>
          </table:table-cell>
          <table:table-cell office:value-type="float" office:value="-3.190796" calcext:value-type="float">
            <text:p>-3.1907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5" calcext:value-type="float">
            <text:p>2042005</text:p>
          </table:table-cell>
          <table:table-cell office:value-type="float" office:value="22.57871" calcext:value-type="float">
            <text:p>22.57871</text:p>
          </table:table-cell>
          <table:table-cell office:value-type="float" office:value="19.4" calcext:value-type="float">
            <text:p>19.4</text:p>
          </table:table-cell>
          <table:table-cell office:value-type="float" office:value="-4.66" calcext:value-type="float">
            <text:p>-4.66</text:p>
          </table:table-cell>
          <table:table-cell office:value-type="float" office:value="0.8079671" calcext:value-type="float">
            <text:p>0.8079671</text:p>
          </table:table-cell>
          <table:table-cell office:value-type="float" office:value="0.3834824" calcext:value-type="float">
            <text:p>0.3834824</text:p>
          </table:table-cell>
          <table:table-cell office:value-type="float" office:value="332.172" calcext:value-type="float">
            <text:p>332.172</text:p>
          </table:table-cell>
          <table:table-cell office:value-type="float" office:value="0" calcext:value-type="float">
            <text:p>0</text:p>
          </table:table-cell>
          <table:table-cell office:value-type="float" office:value="40.32907" calcext:value-type="float">
            <text:p>40.32907</text:p>
          </table:table-cell>
          <table:table-cell office:value-type="float" office:value="-2.305756" calcext:value-type="float">
            <text:p>-2.305756</text:p>
          </table:table-cell>
          <table:table-cell office:value-type="float" office:value="27.35205" calcext:value-type="float">
            <text:p>27.35205</text:p>
          </table:table-cell>
          <table:table-cell office:value-type="float" office:value="2.859741" calcext:value-type="float">
            <text:p>2.859741</text:p>
          </table:table-cell>
          <table:table-cell office:value-type="float" office:value="21.49612" calcext:value-type="float">
            <text:p>21.49612</text:p>
          </table:table-cell>
          <table:table-cell office:value-type="float" office:value="5.740234" calcext:value-type="float">
            <text:p>5.740234</text:p>
          </table:table-cell>
          <table:table-cell office:value-type="float" office:value="17.33115" calcext:value-type="float">
            <text:p>17.33115</text:p>
          </table:table-cell>
          <table:table-cell office:value-type="float" office:value="7.654175" calcext:value-type="float">
            <text:p>7.654175</text:p>
          </table:table-cell>
          <table:table-cell office:value-type="float" office:value="14.90915" calcext:value-type="float">
            <text:p>14.90915</text:p>
          </table:table-cell>
          <table:table-cell office:value-type="float" office:value="8.568451" calcext:value-type="float">
            <text:p>8.568451</text:p>
          </table:table-cell>
          <table:table-cell office:value-type="float" office:value="12.69662" calcext:value-type="float">
            <text:p>12.69662</text:p>
          </table:table-cell>
          <table:table-cell office:value-type="float" office:value="9.228271" calcext:value-type="float">
            <text:p>9.228271</text:p>
          </table:table-cell>
          <table:table-cell office:value-type="float" office:value="11.14639" calcext:value-type="float">
            <text:p>11.14639</text:p>
          </table:table-cell>
          <table:table-cell office:value-type="float" office:value="9.128723" calcext:value-type="float">
            <text:p>9.128723</text:p>
          </table:table-cell>
          <table:table-cell office:value-type="float" office:value="8.950775" calcext:value-type="float">
            <text:p>8.950775</text:p>
          </table:table-cell>
          <table:table-cell office:value-type="float" office:value="8.426117" calcext:value-type="float">
            <text:p>8.426117</text:p>
          </table:table-cell>
          <table:table-cell office:value-type="float" office:value="7.190674" calcext:value-type="float">
            <text:p>7.190674</text:p>
          </table:table-cell>
          <table:table-cell office:value-type="float" office:value="6.896332" calcext:value-type="float">
            <text:p>6.896332</text:p>
          </table:table-cell>
          <table:table-cell office:value-type="float" office:value="5.841156" calcext:value-type="float">
            <text:p>5.841156</text:p>
          </table:table-cell>
          <table:table-cell office:value-type="float" office:value="5.637573" calcext:value-type="float">
            <text:p>5.637573</text:p>
          </table:table-cell>
          <table:table-cell office:value-type="float" office:value="5.261566" calcext:value-type="float">
            <text:p>5.261566</text:p>
          </table:table-cell>
          <table:table-cell office:value-type="float" office:value="5.122253" calcext:value-type="float">
            <text:p>5.122253</text:p>
          </table:table-cell>
          <table:table-cell office:value-type="float" office:value="5.010376" calcext:value-type="float">
            <text:p>5.010376</text:p>
          </table:table-cell>
          <table:table-cell office:value-type="float" office:value="4.927765" calcext:value-type="float">
            <text:p>4.927765</text:p>
          </table:table-cell>
          <table:table-cell office:value-type="float" office:value="5.055908" calcext:value-type="float">
            <text:p>5.055908</text:p>
          </table:table-cell>
          <table:table-cell office:value-type="float" office:value="5.005005" calcext:value-type="float">
            <text:p>5.005005</text:p>
          </table:table-cell>
          <table:table-cell office:value-type="float" office:value="5.291718" calcext:value-type="float">
            <text:p>5.291718</text:p>
          </table:table-cell>
          <table:table-cell office:value-type="float" office:value="5.250519" calcext:value-type="float">
            <text:p>5.250519</text:p>
          </table:table-cell>
          <table:table-cell office:value-type="float" office:value="48.05692" calcext:value-type="float">
            <text:p>48.05692</text:p>
          </table:table-cell>
          <table:table-cell office:value-type="float" office:value="-7.034576" calcext:value-type="float">
            <text:p>-7.0345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5" calcext:value-type="float">
            <text:p>3042005</text:p>
          </table:table-cell>
          <table:table-cell office:value-type="float" office:value="20.21475" calcext:value-type="float">
            <text:p>20.21475</text:p>
          </table:table-cell>
          <table:table-cell office:value-type="float" office:value="25.29" calcext:value-type="float">
            <text:p>25.29</text:p>
          </table:table-cell>
          <table:table-cell office:value-type="float" office:value="0.58" calcext:value-type="float">
            <text:p>0.58</text:p>
          </table:table-cell>
          <table:table-cell office:value-type="float" office:value="0.9098846" calcext:value-type="float">
            <text:p>0.9098846</text:p>
          </table:table-cell>
          <table:table-cell office:value-type="float" office:value="0.5619724" calcext:value-type="float">
            <text:p>0.5619724</text:p>
          </table:table-cell>
          <table:table-cell office:value-type="float" office:value="264.924" calcext:value-type="float">
            <text:p>264.924</text:p>
          </table:table-cell>
          <table:table-cell office:value-type="float" office:value="0" calcext:value-type="float">
            <text:p>0</text:p>
          </table:table-cell>
          <table:table-cell office:value-type="float" office:value="40.14291" calcext:value-type="float">
            <text:p>40.14291</text:p>
          </table:table-cell>
          <table:table-cell office:value-type="float" office:value="2.650299" calcext:value-type="float">
            <text:p>2.650299</text:p>
          </table:table-cell>
          <table:table-cell office:value-type="float" office:value="28.80472" calcext:value-type="float">
            <text:p>28.80472</text:p>
          </table:table-cell>
          <table:table-cell office:value-type="float" office:value="6.830231" calcext:value-type="float">
            <text:p>6.830231</text:p>
          </table:table-cell>
          <table:table-cell office:value-type="float" office:value="23.08395" calcext:value-type="float">
            <text:p>23.08395</text:p>
          </table:table-cell>
          <table:table-cell office:value-type="float" office:value="9.013367" calcext:value-type="float">
            <text:p>9.013367</text:p>
          </table:table-cell>
          <table:table-cell office:value-type="float" office:value="18.88779" calcext:value-type="float">
            <text:p>18.88779</text:p>
          </table:table-cell>
          <table:table-cell office:value-type="float" office:value="10.23276" calcext:value-type="float">
            <text:p>10.23276</text:p>
          </table:table-cell>
          <table:table-cell office:value-type="float" office:value="16.43491" calcext:value-type="float">
            <text:p>16.43491</text:p>
          </table:table-cell>
          <table:table-cell office:value-type="float" office:value="10.67938" calcext:value-type="float">
            <text:p>10.67938</text:p>
          </table:table-cell>
          <table:table-cell office:value-type="float" office:value="14.13235" calcext:value-type="float">
            <text:p>14.13235</text:p>
          </table:table-cell>
          <table:table-cell office:value-type="float" office:value="10.84668" calcext:value-type="float">
            <text:p>10.84668</text:p>
          </table:table-cell>
          <table:table-cell office:value-type="float" office:value="12.34824" calcext:value-type="float">
            <text:p>12.34824</text:p>
          </table:table-cell>
          <table:table-cell office:value-type="float" office:value="10.36038" calcext:value-type="float">
            <text:p>10.36038</text:p>
          </table:table-cell>
          <table:table-cell office:value-type="float" office:value="9.775665" calcext:value-type="float">
            <text:p>9.775665</text:p>
          </table:table-cell>
          <table:table-cell office:value-type="float" office:value="8.965881" calcext:value-type="float">
            <text:p>8.965881</text:p>
          </table:table-cell>
          <table:table-cell office:value-type="float" office:value="7.600189" calcext:value-type="float">
            <text:p>7.600189</text:p>
          </table:table-cell>
          <table:table-cell office:value-type="float" office:value="7.194397" calcext:value-type="float">
            <text:p>7.194397</text:p>
          </table:table-cell>
          <table:table-cell office:value-type="float" office:value="6.063934" calcext:value-type="float">
            <text:p>6.063934</text:p>
          </table:table-cell>
          <table:table-cell office:value-type="float" office:value="5.843292" calcext:value-type="float">
            <text:p>5.843292</text:p>
          </table:table-cell>
          <table:table-cell office:value-type="float" office:value="5.407867" calcext:value-type="float">
            <text:p>5.407867</text:p>
          </table:table-cell>
          <table:table-cell office:value-type="float" office:value="5.263062" calcext:value-type="float">
            <text:p>5.263062</text:p>
          </table:table-cell>
          <table:table-cell office:value-type="float" office:value="5.101715" calcext:value-type="float">
            <text:p>5.101715</text:p>
          </table:table-cell>
          <table:table-cell office:value-type="float" office:value="5.011292" calcext:value-type="float">
            <text:p>5.011292</text:p>
          </table:table-cell>
          <table:table-cell office:value-type="float" office:value="5.112915" calcext:value-type="float">
            <text:p>5.112915</text:p>
          </table:table-cell>
          <table:table-cell office:value-type="float" office:value="5.056458" calcext:value-type="float">
            <text:p>5.056458</text:p>
          </table:table-cell>
          <table:table-cell office:value-type="float" office:value="5.335754" calcext:value-type="float">
            <text:p>5.335754</text:p>
          </table:table-cell>
          <table:table-cell office:value-type="float" office:value="5.292175" calcext:value-type="float">
            <text:p>5.292175</text:p>
          </table:table-cell>
          <table:table-cell office:value-type="float" office:value="46.37375" calcext:value-type="float">
            <text:p>46.37375</text:p>
          </table:table-cell>
          <table:table-cell office:value-type="float" office:value="-1.579834" calcext:value-type="float">
            <text:p>-1.5798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5" calcext:value-type="float">
            <text:p>4042005</text:p>
          </table:table-cell>
          <table:table-cell office:value-type="float" office:value="22.30789" calcext:value-type="float">
            <text:p>22.30789</text:p>
          </table:table-cell>
          <table:table-cell office:value-type="float" office:value="27.52" calcext:value-type="float">
            <text:p>27.52</text:p>
          </table:table-cell>
          <table:table-cell office:value-type="float" office:value="8.52" calcext:value-type="float">
            <text:p>8.52</text:p>
          </table:table-cell>
          <table:table-cell office:value-type="float" office:value="1.280785" calcext:value-type="float">
            <text:p>1.280785</text:p>
          </table:table-cell>
          <table:table-cell office:value-type="float" office:value="0.8636075" calcext:value-type="float">
            <text:p>0.8636075</text:p>
          </table:table-cell>
          <table:table-cell office:value-type="float" office:value="448.956" calcext:value-type="float">
            <text:p>448.956</text:p>
          </table:table-cell>
          <table:table-cell office:value-type="float" office:value="0" calcext:value-type="float">
            <text:p>0</text:p>
          </table:table-cell>
          <table:table-cell office:value-type="float" office:value="46.75601" calcext:value-type="float">
            <text:p>46.75601</text:p>
          </table:table-cell>
          <table:table-cell office:value-type="float" office:value="8.783966" calcext:value-type="float">
            <text:p>8.783966</text:p>
          </table:table-cell>
          <table:table-cell office:value-type="float" office:value="33.5372" calcext:value-type="float">
            <text:p>33.5372</text:p>
          </table:table-cell>
          <table:table-cell office:value-type="float" office:value="11.63074" calcext:value-type="float">
            <text:p>11.63074</text:p>
          </table:table-cell>
          <table:table-cell office:value-type="float" office:value="27.34668" calcext:value-type="float">
            <text:p>27.34668</text:p>
          </table:table-cell>
          <table:table-cell office:value-type="float" office:value="12.90454" calcext:value-type="float">
            <text:p>12.90454</text:p>
          </table:table-cell>
          <table:table-cell office:value-type="float" office:value="22.48868" calcext:value-type="float">
            <text:p>22.48868</text:p>
          </table:table-cell>
          <table:table-cell office:value-type="float" office:value="13.32629" calcext:value-type="float">
            <text:p>13.32629</text:p>
          </table:table-cell>
          <table:table-cell office:value-type="float" office:value="19.50366" calcext:value-type="float">
            <text:p>19.50366</text:p>
          </table:table-cell>
          <table:table-cell office:value-type="float" office:value="13.25677" calcext:value-type="float">
            <text:p>13.25677</text:p>
          </table:table-cell>
          <table:table-cell office:value-type="float" office:value="16.60193" calcext:value-type="float">
            <text:p>16.60193</text:p>
          </table:table-cell>
          <table:table-cell office:value-type="float" office:value="12.88782" calcext:value-type="float">
            <text:p>12.88782</text:p>
          </table:table-cell>
          <table:table-cell office:value-type="float" office:value="14.32672" calcext:value-type="float">
            <text:p>14.32672</text:p>
          </table:table-cell>
          <table:table-cell office:value-type="float" office:value="11.96475" calcext:value-type="float">
            <text:p>11.96475</text:p>
          </table:table-cell>
          <table:table-cell office:value-type="float" office:value="10.99573" calcext:value-type="float">
            <text:p>10.99573</text:p>
          </table:table-cell>
          <table:table-cell office:value-type="float" office:value="9.792633" calcext:value-type="float">
            <text:p>9.792633</text:p>
          </table:table-cell>
          <table:table-cell office:value-type="float" office:value="8.169586" calcext:value-type="float">
            <text:p>8.169586</text:p>
          </table:table-cell>
          <table:table-cell office:value-type="float" office:value="7.605286" calcext:value-type="float">
            <text:p>7.605286</text:p>
          </table:table-cell>
          <table:table-cell office:value-type="float" office:value="6.328247" calcext:value-type="float">
            <text:p>6.328247</text:p>
          </table:table-cell>
          <table:table-cell office:value-type="float" office:value="6.066406" calcext:value-type="float">
            <text:p>6.066406</text:p>
          </table:table-cell>
          <table:table-cell office:value-type="float" office:value="5.568054" calcext:value-type="float">
            <text:p>5.568054</text:p>
          </table:table-cell>
          <table:table-cell office:value-type="float" office:value="5.409454" calcext:value-type="float">
            <text:p>5.409454</text:p>
          </table:table-cell>
          <table:table-cell office:value-type="float" office:value="5.200836" calcext:value-type="float">
            <text:p>5.200836</text:p>
          </table:table-cell>
          <table:table-cell office:value-type="float" office:value="5.102692" calcext:value-type="float">
            <text:p>5.102692</text:p>
          </table:table-cell>
          <table:table-cell office:value-type="float" office:value="5.174927" calcext:value-type="float">
            <text:p>5.174927</text:p>
          </table:table-cell>
          <table:table-cell office:value-type="float" office:value="5.113525" calcext:value-type="float">
            <text:p>5.113525</text:p>
          </table:table-cell>
          <table:table-cell office:value-type="float" office:value="5.382568" calcext:value-type="float">
            <text:p>5.382568</text:p>
          </table:table-cell>
          <table:table-cell office:value-type="float" office:value="5.336212" calcext:value-type="float">
            <text:p>5.336212</text:p>
          </table:table-cell>
          <table:table-cell office:value-type="float" office:value="56.30118" calcext:value-type="float">
            <text:p>56.30118</text:p>
          </table:table-cell>
          <table:table-cell office:value-type="float" office:value="5.596619" calcext:value-type="float">
            <text:p>5.5966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5" calcext:value-type="float">
            <text:p>5042005</text:p>
          </table:table-cell>
          <table:table-cell office:value-type="float" office:value="7.39908" calcext:value-type="float">
            <text:p>7.39908</text:p>
          </table:table-cell>
          <table:table-cell office:value-type="float" office:value="21" calcext:value-type="float">
            <text:p>21</text:p>
          </table:table-cell>
          <table:table-cell office:value-type="float" office:value="13.01" calcext:value-type="float">
            <text:p>13.01</text:p>
          </table:table-cell>
          <table:table-cell office:value-type="float" office:value="1.438347" calcext:value-type="float">
            <text:p>1.438347</text:p>
          </table:table-cell>
          <table:table-cell office:value-type="float" office:value="1.071686" calcext:value-type="float">
            <text:p>1.071686</text:p>
          </table:table-cell>
          <table:table-cell office:value-type="float" office:value="314.928" calcext:value-type="float">
            <text:p>314.928</text:p>
          </table:table-cell>
          <table:table-cell office:value-type="float" office:value="0" calcext:value-type="float">
            <text:p>0</text:p>
          </table:table-cell>
          <table:table-cell office:value-type="float" office:value="26.89273" calcext:value-type="float">
            <text:p>26.89273</text:p>
          </table:table-cell>
          <table:table-cell office:value-type="float" office:value="12.8342" calcext:value-type="float">
            <text:p>12.8342</text:p>
          </table:table-cell>
          <table:table-cell office:value-type="float" office:value="22.22318" calcext:value-type="float">
            <text:p>22.22318</text:p>
          </table:table-cell>
          <table:table-cell office:value-type="float" office:value="15.22244" calcext:value-type="float">
            <text:p>15.22244</text:p>
          </table:table-cell>
          <table:table-cell office:value-type="float" office:value="20.10519" calcext:value-type="float">
            <text:p>20.10519</text:p>
          </table:table-cell>
          <table:table-cell office:value-type="float" office:value="16.03241" calcext:value-type="float">
            <text:p>16.03241</text:p>
          </table:table-cell>
          <table:table-cell office:value-type="float" office:value="19.13773" calcext:value-type="float">
            <text:p>19.13773</text:p>
          </table:table-cell>
          <table:table-cell office:value-type="float" office:value="16.08817" calcext:value-type="float">
            <text:p>16.08817</text:p>
          </table:table-cell>
          <table:table-cell office:value-type="float" office:value="18.14713" calcext:value-type="float">
            <text:p>18.14713</text:p>
          </table:table-cell>
          <table:table-cell office:value-type="float" office:value="15.76093" calcext:value-type="float">
            <text:p>15.76093</text:p>
          </table:table-cell>
          <table:table-cell office:value-type="float" office:value="16.54129" calcext:value-type="float">
            <text:p>16.54129</text:p>
          </table:table-cell>
          <table:table-cell office:value-type="float" office:value="15.05704" calcext:value-type="float">
            <text:p>15.05704</text:p>
          </table:table-cell>
          <table:table-cell office:value-type="float" office:value="14.39734" calcext:value-type="float">
            <text:p>14.39734</text:p>
          </table:table-cell>
          <table:table-cell office:value-type="float" office:value="13.82007" calcext:value-type="float">
            <text:p>13.82007</text:p>
          </table:table-cell>
          <table:table-cell office:value-type="float" office:value="11.98083" calcext:value-type="float">
            <text:p>11.98083</text:p>
          </table:table-cell>
          <table:table-cell office:value-type="float" office:value="11.01758" calcext:value-type="float">
            <text:p>11.01758</text:p>
          </table:table-cell>
          <table:table-cell office:value-type="float" office:value="8.902283" calcext:value-type="float">
            <text:p>8.902283</text:p>
          </table:table-cell>
          <table:table-cell office:value-type="float" office:value="8.176849" calcext:value-type="float">
            <text:p>8.176849</text:p>
          </table:table-cell>
          <table:table-cell office:value-type="float" office:value="6.66037" calcext:value-type="float">
            <text:p>6.66037</text:p>
          </table:table-cell>
          <table:table-cell office:value-type="float" office:value="6.331329" calcext:value-type="float">
            <text:p>6.331329</text:p>
          </table:table-cell>
          <table:table-cell office:value-type="float" office:value="5.753052" calcext:value-type="float">
            <text:p>5.753052</text:p>
          </table:table-cell>
          <table:table-cell office:value-type="float" office:value="5.569824" calcext:value-type="float">
            <text:p>5.569824</text:p>
          </table:table-cell>
          <table:table-cell office:value-type="float" office:value="5.310272" calcext:value-type="float">
            <text:p>5.310272</text:p>
          </table:table-cell>
          <table:table-cell office:value-type="float" office:value="5.201935" calcext:value-type="float">
            <text:p>5.201935</text:p>
          </table:table-cell>
          <table:table-cell office:value-type="float" office:value="5.24231" calcext:value-type="float">
            <text:p>5.24231</text:p>
          </table:table-cell>
          <table:table-cell office:value-type="float" office:value="5.175568" calcext:value-type="float">
            <text:p>5.175568</text:p>
          </table:table-cell>
          <table:table-cell office:value-type="float" office:value="5.432739" calcext:value-type="float">
            <text:p>5.432739</text:p>
          </table:table-cell>
          <table:table-cell office:value-type="float" office:value="5.383057" calcext:value-type="float">
            <text:p>5.383057</text:p>
          </table:table-cell>
          <table:table-cell office:value-type="float" office:value="32.9339" calcext:value-type="float">
            <text:p>32.9339</text:p>
          </table:table-cell>
          <table:table-cell office:value-type="float" office:value="10.08185" calcext:value-type="float">
            <text:p>10.081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5" calcext:value-type="float">
            <text:p>6042005</text:p>
          </table:table-cell>
          <table:table-cell office:value-type="float" office:value="8.3394" calcext:value-type="float">
            <text:p>8.3394</text:p>
          </table:table-cell>
          <table:table-cell office:value-type="float" office:value="17.8" calcext:value-type="float">
            <text:p>17.8</text:p>
          </table:table-cell>
          <table:table-cell office:value-type="float" office:value="9.55" calcext:value-type="float">
            <text:p>9.55</text:p>
          </table:table-cell>
          <table:table-cell office:value-type="float" office:value="1.149079" calcext:value-type="float">
            <text:p>1.149079</text:p>
          </table:table-cell>
          <table:table-cell office:value-type="float" office:value="0.9986447" calcext:value-type="float">
            <text:p>0.9986447</text:p>
          </table:table-cell>
          <table:table-cell office:value-type="float" office:value="661.752" calcext:value-type="float">
            <text:p>661.752</text:p>
          </table:table-cell>
          <table:table-cell office:value-type="float" office:value="3" calcext:value-type="float">
            <text:p>3</text:p>
          </table:table-cell>
          <table:table-cell office:value-type="float" office:value="22.1188" calcext:value-type="float">
            <text:p>22.1188</text:p>
          </table:table-cell>
          <table:table-cell office:value-type="float" office:value="8.738129" calcext:value-type="float">
            <text:p>8.738129</text:p>
          </table:table-cell>
          <table:table-cell office:value-type="float" office:value="18.4968" calcext:value-type="float">
            <text:p>18.4968</text:p>
          </table:table-cell>
          <table:table-cell office:value-type="float" office:value="11.04507" calcext:value-type="float">
            <text:p>11.04507</text:p>
          </table:table-cell>
          <table:table-cell office:value-type="float" office:value="16.49649" calcext:value-type="float">
            <text:p>16.49649</text:p>
          </table:table-cell>
          <table:table-cell office:value-type="float" office:value="12.67618" calcext:value-type="float">
            <text:p>12.67618</text:p>
          </table:table-cell>
          <table:table-cell office:value-type="float" office:value="16.53531" calcext:value-type="float">
            <text:p>16.53531</text:p>
          </table:table-cell>
          <table:table-cell office:value-type="float" office:value="13.57858" calcext:value-type="float">
            <text:p>13.57858</text:p>
          </table:table-cell>
          <table:table-cell office:value-type="float" office:value="16.17429" calcext:value-type="float">
            <text:p>16.17429</text:p>
          </table:table-cell>
          <table:table-cell office:value-type="float" office:value="13.77765" calcext:value-type="float">
            <text:p>13.77765</text:p>
          </table:table-cell>
          <table:table-cell office:value-type="float" office:value="15.45224" calcext:value-type="float">
            <text:p>15.45224</text:p>
          </table:table-cell>
          <table:table-cell office:value-type="float" office:value="13.75363" calcext:value-type="float">
            <text:p>13.75363</text:p>
          </table:table-cell>
          <table:table-cell office:value-type="float" office:value="14.18317" calcext:value-type="float">
            <text:p>14.18317</text:p>
          </table:table-cell>
          <table:table-cell office:value-type="float" office:value="13.17328" calcext:value-type="float">
            <text:p>13.17328</text:p>
          </table:table-cell>
          <table:table-cell office:value-type="float" office:value="12.09564" calcext:value-type="float">
            <text:p>12.09564</text:p>
          </table:table-cell>
          <table:table-cell office:value-type="float" office:value="11.94949" calcext:value-type="float">
            <text:p>11.94949</text:p>
          </table:table-cell>
          <table:table-cell office:value-type="float" office:value="9.41156" calcext:value-type="float">
            <text:p>9.41156</text:p>
          </table:table-cell>
          <table:table-cell office:value-type="float" office:value="8.909271" calcext:value-type="float">
            <text:p>8.909271</text:p>
          </table:table-cell>
          <table:table-cell office:value-type="float" office:value="7.026672" calcext:value-type="float">
            <text:p>7.026672</text:p>
          </table:table-cell>
          <table:table-cell office:value-type="float" office:value="6.664185" calcext:value-type="float">
            <text:p>6.664185</text:p>
          </table:table-cell>
          <table:table-cell office:value-type="float" office:value="5.968323" calcext:value-type="float">
            <text:p>5.968323</text:p>
          </table:table-cell>
          <table:table-cell office:value-type="float" office:value="5.755127" calcext:value-type="float">
            <text:p>5.755127</text:p>
          </table:table-cell>
          <table:table-cell office:value-type="float" office:value="5.433014" calcext:value-type="float">
            <text:p>5.433014</text:p>
          </table:table-cell>
          <table:table-cell office:value-type="float" office:value="5.311462" calcext:value-type="float">
            <text:p>5.311462</text:p>
          </table:table-cell>
          <table:table-cell office:value-type="float" office:value="5.316193" calcext:value-type="float">
            <text:p>5.316193</text:p>
          </table:table-cell>
          <table:table-cell office:value-type="float" office:value="5.243042" calcext:value-type="float">
            <text:p>5.243042</text:p>
          </table:table-cell>
          <table:table-cell office:value-type="float" office:value="5.486847" calcext:value-type="float">
            <text:p>5.486847</text:p>
          </table:table-cell>
          <table:table-cell office:value-type="float" office:value="5.433289" calcext:value-type="float">
            <text:p>5.433289</text:p>
          </table:table-cell>
          <table:table-cell office:value-type="float" office:value="24.00626" calcext:value-type="float">
            <text:p>24.00626</text:p>
          </table:table-cell>
          <table:table-cell office:value-type="float" office:value="6.730011" calcext:value-type="float">
            <text:p>6.7300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5" calcext:value-type="float">
            <text:p>7042005</text:p>
          </table:table-cell>
          <table:table-cell office:value-type="float" office:value="24.0543" calcext:value-type="float">
            <text:p>24.0543</text:p>
          </table:table-cell>
          <table:table-cell office:value-type="float" office:value="19.79" calcext:value-type="float">
            <text:p>19.79</text:p>
          </table:table-cell>
          <table:table-cell office:value-type="float" office:value="4.85" calcext:value-type="float">
            <text:p>4.85</text:p>
          </table:table-cell>
          <table:table-cell office:value-type="float" office:value="0.9841266" calcext:value-type="float">
            <text:p>0.9841266</text:p>
          </table:table-cell>
          <table:table-cell office:value-type="float" office:value="0.759164" calcext:value-type="float">
            <text:p>0.759164</text:p>
          </table:table-cell>
          <table:table-cell office:value-type="float" office:value="302.148" calcext:value-type="float">
            <text:p>302.148</text:p>
          </table:table-cell>
          <table:table-cell office:value-type="float" office:value="0" calcext:value-type="float">
            <text:p>0</text:p>
          </table:table-cell>
          <table:table-cell office:value-type="float" office:value="34.42972" calcext:value-type="float">
            <text:p>34.42972</text:p>
          </table:table-cell>
          <table:table-cell office:value-type="float" office:value="4.555756" calcext:value-type="float">
            <text:p>4.555756</text:p>
          </table:table-cell>
          <table:table-cell office:value-type="float" office:value="25.55963" calcext:value-type="float">
            <text:p>25.55963</text:p>
          </table:table-cell>
          <table:table-cell office:value-type="float" office:value="7.288483" calcext:value-type="float">
            <text:p>7.288483</text:p>
          </table:table-cell>
          <table:table-cell office:value-type="float" office:value="21.51382" calcext:value-type="float">
            <text:p>21.51382</text:p>
          </table:table-cell>
          <table:table-cell office:value-type="float" office:value="9.409637" calcext:value-type="float">
            <text:p>9.409637</text:p>
          </table:table-cell>
          <table:table-cell office:value-type="float" office:value="18.39423" calcext:value-type="float">
            <text:p>18.39423</text:p>
          </table:table-cell>
          <table:table-cell office:value-type="float" office:value="10.82678" calcext:value-type="float">
            <text:p>10.82678</text:p>
          </table:table-cell>
          <table:table-cell office:value-type="float" office:value="16.53482" calcext:value-type="float">
            <text:p>16.53482</text:p>
          </table:table-cell>
          <table:table-cell office:value-type="float" office:value="11.52762" calcext:value-type="float">
            <text:p>11.52762</text:p>
          </table:table-cell>
          <table:table-cell office:value-type="float" office:value="14.76697" calcext:value-type="float">
            <text:p>14.76697</text:p>
          </table:table-cell>
          <table:table-cell office:value-type="float" office:value="12.0657" calcext:value-type="float">
            <text:p>12.0657</text:p>
          </table:table-cell>
          <table:table-cell office:value-type="float" office:value="13.51096" calcext:value-type="float">
            <text:p>13.51096</text:p>
          </table:table-cell>
          <table:table-cell office:value-type="float" office:value="12.02664" calcext:value-type="float">
            <text:p>12.02664</text:p>
          </table:table-cell>
          <table:table-cell office:value-type="float" office:value="11.94788" calcext:value-type="float">
            <text:p>11.94788</text:p>
          </table:table-cell>
          <table:table-cell office:value-type="float" office:value="11.5499" calcext:value-type="float">
            <text:p>11.5499</text:p>
          </table:table-cell>
          <table:table-cell office:value-type="float" office:value="9.60199" calcext:value-type="float">
            <text:p>9.60199</text:p>
          </table:table-cell>
          <table:table-cell office:value-type="float" office:value="9.4151" calcext:value-type="float">
            <text:p>9.4151</text:p>
          </table:table-cell>
          <table:table-cell office:value-type="float" office:value="7.350677" calcext:value-type="float">
            <text:p>7.350677</text:p>
          </table:table-cell>
          <table:table-cell office:value-type="float" office:value="7.030396" calcext:value-type="float">
            <text:p>7.030396</text:p>
          </table:table-cell>
          <table:table-cell office:value-type="float" office:value="6.197327" calcext:value-type="float">
            <text:p>6.197327</text:p>
          </table:table-cell>
          <table:table-cell office:value-type="float" office:value="5.970642" calcext:value-type="float">
            <text:p>5.970642</text:p>
          </table:table-cell>
          <table:table-cell office:value-type="float" office:value="5.57016" calcext:value-type="float">
            <text:p>5.57016</text:p>
          </table:table-cell>
          <table:table-cell office:value-type="float" office:value="5.434357" calcext:value-type="float">
            <text:p>5.434357</text:p>
          </table:table-cell>
          <table:table-cell office:value-type="float" office:value="5.397369" calcext:value-type="float">
            <text:p>5.397369</text:p>
          </table:table-cell>
          <table:table-cell office:value-type="float" office:value="5.316986" calcext:value-type="float">
            <text:p>5.316986</text:p>
          </table:table-cell>
          <table:table-cell office:value-type="float" office:value="5.545563" calcext:value-type="float">
            <text:p>5.545563</text:p>
          </table:table-cell>
          <table:table-cell office:value-type="float" office:value="5.487457" calcext:value-type="float">
            <text:p>5.487457</text:p>
          </table:table-cell>
          <table:table-cell office:value-type="float" office:value="46.13773" calcext:value-type="float">
            <text:p>46.13773</text:p>
          </table:table-cell>
          <table:table-cell office:value-type="float" office:value="2.081116" calcext:value-type="float">
            <text:p>2.0811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5" calcext:value-type="float">
            <text:p>8042005</text:p>
          </table:table-cell>
          <table:table-cell office:value-type="float" office:value="20.10715" calcext:value-type="float">
            <text:p>20.10715</text:p>
          </table:table-cell>
          <table:table-cell office:value-type="float" office:value="20.66" calcext:value-type="float">
            <text:p>20.66</text:p>
          </table:table-cell>
          <table:table-cell office:value-type="float" office:value="2.7" calcext:value-type="float">
            <text:p>2.7</text:p>
          </table:table-cell>
          <table:table-cell office:value-type="float" office:value="1.051848" calcext:value-type="float">
            <text:p>1.051848</text:p>
          </table:table-cell>
          <table:table-cell office:value-type="float" office:value="0.65324" calcext:value-type="float">
            <text:p>0.65324</text:p>
          </table:table-cell>
          <table:table-cell office:value-type="float" office:value="513.108" calcext:value-type="float">
            <text:p>513.108</text:p>
          </table:table-cell>
          <table:table-cell office:value-type="float" office:value="0" calcext:value-type="float">
            <text:p>0</text:p>
          </table:table-cell>
          <table:table-cell office:value-type="float" office:value="41.39093" calcext:value-type="float">
            <text:p>41.39093</text:p>
          </table:table-cell>
          <table:table-cell office:value-type="float" office:value="4.341125" calcext:value-type="float">
            <text:p>4.341125</text:p>
          </table:table-cell>
          <table:table-cell office:value-type="float" office:value="29.10855" calcext:value-type="float">
            <text:p>29.10855</text:p>
          </table:table-cell>
          <table:table-cell office:value-type="float" office:value="8.268555" calcext:value-type="float">
            <text:p>8.268555</text:p>
          </table:table-cell>
          <table:table-cell office:value-type="float" office:value="23.7049" calcext:value-type="float">
            <text:p>23.7049</text:p>
          </table:table-cell>
          <table:table-cell office:value-type="float" office:value="10.4718" calcext:value-type="float">
            <text:p>10.4718</text:p>
          </table:table-cell>
          <table:table-cell office:value-type="float" office:value="20.01962" calcext:value-type="float">
            <text:p>20.01962</text:p>
          </table:table-cell>
          <table:table-cell office:value-type="float" office:value="11.84818" calcext:value-type="float">
            <text:p>11.84818</text:p>
          </table:table-cell>
          <table:table-cell office:value-type="float" office:value="17.82098" calcext:value-type="float">
            <text:p>17.82098</text:p>
          </table:table-cell>
          <table:table-cell office:value-type="float" office:value="12.43494" calcext:value-type="float">
            <text:p>12.43494</text:p>
          </table:table-cell>
          <table:table-cell office:value-type="float" office:value="15.7449" calcext:value-type="float">
            <text:p>15.7449</text:p>
          </table:table-cell>
          <table:table-cell office:value-type="float" office:value="12.79535" calcext:value-type="float">
            <text:p>12.79535</text:p>
          </table:table-cell>
          <table:table-cell office:value-type="float" office:value="14.2402" calcext:value-type="float">
            <text:p>14.2402</text:p>
          </table:table-cell>
          <table:table-cell office:value-type="float" office:value="12.51898" calcext:value-type="float">
            <text:p>12.51898</text:p>
          </table:table-cell>
          <table:table-cell office:value-type="float" office:value="12.04053" calcext:value-type="float">
            <text:p>12.04053</text:p>
          </table:table-cell>
          <table:table-cell office:value-type="float" office:value="11.70929" calcext:value-type="float">
            <text:p>11.70929</text:p>
          </table:table-cell>
          <table:table-cell office:value-type="float" office:value="9.79953" calcext:value-type="float">
            <text:p>9.79953</text:p>
          </table:table-cell>
          <table:table-cell office:value-type="float" office:value="9.603821" calcext:value-type="float">
            <text:p>9.603821</text:p>
          </table:table-cell>
          <table:table-cell office:value-type="float" office:value="7.619171" calcext:value-type="float">
            <text:p>7.619171</text:p>
          </table:table-cell>
          <table:table-cell office:value-type="float" office:value="7.353638" calcext:value-type="float">
            <text:p>7.353638</text:p>
          </table:table-cell>
          <table:table-cell office:value-type="float" office:value="6.418579" calcext:value-type="float">
            <text:p>6.418579</text:p>
          </table:table-cell>
          <table:table-cell office:value-type="float" office:value="6.199677" calcext:value-type="float">
            <text:p>6.199677</text:p>
          </table:table-cell>
          <table:table-cell office:value-type="float" office:value="5.717377" calcext:value-type="float">
            <text:p>5.717377</text:p>
          </table:table-cell>
          <table:table-cell office:value-type="float" office:value="5.571655" calcext:value-type="float">
            <text:p>5.571655</text:p>
          </table:table-cell>
          <table:table-cell office:value-type="float" office:value="5.486816" calcext:value-type="float">
            <text:p>5.486816</text:p>
          </table:table-cell>
          <table:table-cell office:value-type="float" office:value="5.398254" calcext:value-type="float">
            <text:p>5.398254</text:p>
          </table:table-cell>
          <table:table-cell office:value-type="float" office:value="5.609558" calcext:value-type="float">
            <text:p>5.609558</text:p>
          </table:table-cell>
          <table:table-cell office:value-type="float" office:value="5.546204" calcext:value-type="float">
            <text:p>5.546204</text:p>
          </table:table-cell>
          <table:table-cell office:value-type="float" office:value="49.9559" calcext:value-type="float">
            <text:p>49.9559</text:p>
          </table:table-cell>
          <table:table-cell office:value-type="float" office:value="0.2076721" calcext:value-type="float">
            <text:p>0.20767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5" calcext:value-type="float">
            <text:p>9042005</text:p>
          </table:table-cell>
          <table:table-cell office:value-type="float" office:value="17.88637" calcext:value-type="float">
            <text:p>17.88637</text:p>
          </table:table-cell>
          <table:table-cell office:value-type="float" office:value="24.51" calcext:value-type="float">
            <text:p>24.51</text:p>
          </table:table-cell>
          <table:table-cell office:value-type="float" office:value="12.25" calcext:value-type="float">
            <text:p>12.25</text:p>
          </table:table-cell>
          <table:table-cell office:value-type="float" office:value="1.331757" calcext:value-type="float">
            <text:p>1.331757</text:p>
          </table:table-cell>
          <table:table-cell office:value-type="float" office:value="1.06742" calcext:value-type="float">
            <text:p>1.06742</text:p>
          </table:table-cell>
          <table:table-cell office:value-type="float" office:value="622.944" calcext:value-type="float">
            <text:p>622.944</text:p>
          </table:table-cell>
          <table:table-cell office:value-type="float" office:value="0" calcext:value-type="float">
            <text:p>0</text:p>
          </table:table-cell>
          <table:table-cell office:value-type="float" office:value="42.58035" calcext:value-type="float">
            <text:p>42.58035</text:p>
          </table:table-cell>
          <table:table-cell office:value-type="float" office:value="11.68979" calcext:value-type="float">
            <text:p>11.68979</text:p>
          </table:table-cell>
          <table:table-cell office:value-type="float" office:value="30.84985" calcext:value-type="float">
            <text:p>30.84985</text:p>
          </table:table-cell>
          <table:table-cell office:value-type="float" office:value="13.35864" calcext:value-type="float">
            <text:p>13.35864</text:p>
          </table:table-cell>
          <table:table-cell office:value-type="float" office:value="25.65027" calcext:value-type="float">
            <text:p>25.65027</text:p>
          </table:table-cell>
          <table:table-cell office:value-type="float" office:value="14.2226" calcext:value-type="float">
            <text:p>14.2226</text:p>
          </table:table-cell>
          <table:table-cell office:value-type="float" office:value="21.89984" calcext:value-type="float">
            <text:p>21.89984</text:p>
          </table:table-cell>
          <table:table-cell office:value-type="float" office:value="14.63602" calcext:value-type="float">
            <text:p>14.63602</text:p>
          </table:table-cell>
          <table:table-cell office:value-type="float" office:value="19.59705" calcext:value-type="float">
            <text:p>19.59705</text:p>
          </table:table-cell>
          <table:table-cell office:value-type="float" office:value="14.64404" calcext:value-type="float">
            <text:p>14.64404</text:p>
          </table:table-cell>
          <table:table-cell office:value-type="float" office:value="17.33487" calcext:value-type="float">
            <text:p>17.33487</text:p>
          </table:table-cell>
          <table:table-cell office:value-type="float" office:value="14.40674" calcext:value-type="float">
            <text:p>14.40674</text:p>
          </table:table-cell>
          <table:table-cell office:value-type="float" office:value="15.51712" calcext:value-type="float">
            <text:p>15.51712</text:p>
          </table:table-cell>
          <table:table-cell office:value-type="float" office:value="13.68283" calcext:value-type="float">
            <text:p>13.68283</text:p>
          </table:table-cell>
          <table:table-cell office:value-type="float" office:value="12.81036" calcext:value-type="float">
            <text:p>12.81036</text:p>
          </table:table-cell>
          <table:table-cell office:value-type="float" office:value="12.05255" calcext:value-type="float">
            <text:p>12.05255</text:p>
          </table:table-cell>
          <table:table-cell office:value-type="float" office:value="10.14032" calcext:value-type="float">
            <text:p>10.14032</text:p>
          </table:table-cell>
          <table:table-cell office:value-type="float" office:value="9.802368" calcext:value-type="float">
            <text:p>9.802368</text:p>
          </table:table-cell>
          <table:table-cell office:value-type="float" office:value="7.875732" calcext:value-type="float">
            <text:p>7.875732</text:p>
          </table:table-cell>
          <table:table-cell office:value-type="float" office:value="7.621826" calcext:value-type="float">
            <text:p>7.621826</text:p>
          </table:table-cell>
          <table:table-cell office:value-type="float" office:value="6.62973" calcext:value-type="float">
            <text:p>6.62973</text:p>
          </table:table-cell>
          <table:table-cell office:value-type="float" office:value="6.420807" calcext:value-type="float">
            <text:p>6.420807</text:p>
          </table:table-cell>
          <table:table-cell office:value-type="float" office:value="5.869049" calcext:value-type="float">
            <text:p>5.869049</text:p>
          </table:table-cell>
          <table:table-cell office:value-type="float" office:value="5.718964" calcext:value-type="float">
            <text:p>5.718964</text:p>
          </table:table-cell>
          <table:table-cell office:value-type="float" office:value="5.585083" calcext:value-type="float">
            <text:p>5.585083</text:p>
          </table:table-cell>
          <table:table-cell office:value-type="float" office:value="5.487762" calcext:value-type="float">
            <text:p>5.487762</text:p>
          </table:table-cell>
          <table:table-cell office:value-type="float" office:value="5.679199" calcext:value-type="float">
            <text:p>5.679199</text:p>
          </table:table-cell>
          <table:table-cell office:value-type="float" office:value="5.61026" calcext:value-type="float">
            <text:p>5.61026</text:p>
          </table:table-cell>
          <table:table-cell office:value-type="float" office:value="51.3609" calcext:value-type="float">
            <text:p>51.3609</text:p>
          </table:table-cell>
          <table:table-cell office:value-type="float" office:value="9.355164" calcext:value-type="float">
            <text:p>9.3551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5" calcext:value-type="float">
            <text:p>10042005</text:p>
          </table:table-cell>
          <table:table-cell office:value-type="float" office:value="8.6346" calcext:value-type="float">
            <text:p>8.6346</text:p>
          </table:table-cell>
          <table:table-cell office:value-type="float" office:value="21.2" calcext:value-type="float">
            <text:p>21.2</text:p>
          </table:table-cell>
          <table:table-cell office:value-type="float" office:value="13.49" calcext:value-type="float">
            <text:p>13.49</text:p>
          </table:table-cell>
          <table:table-cell office:value-type="float" office:value="1.657914" calcext:value-type="float">
            <text:p>1.657914</text:p>
          </table:table-cell>
          <table:table-cell office:value-type="float" office:value="1.281826" calcext:value-type="float">
            <text:p>1.281826</text:p>
          </table:table-cell>
          <table:table-cell office:value-type="float" office:value="304.164" calcext:value-type="float">
            <text:p>304.164</text:p>
          </table:table-cell>
          <table:table-cell office:value-type="float" office:value="6.7" calcext:value-type="float">
            <text:p>6.7</text:p>
          </table:table-cell>
          <table:table-cell office:value-type="float" office:value="27.59393" calcext:value-type="float">
            <text:p>27.59393</text:p>
          </table:table-cell>
          <table:table-cell office:value-type="float" office:value="12.43494" calcext:value-type="float">
            <text:p>12.43494</text:p>
          </table:table-cell>
          <table:table-cell office:value-type="float" office:value="22.69617" calcext:value-type="float">
            <text:p>22.69617</text:p>
          </table:table-cell>
          <table:table-cell office:value-type="float" office:value="13.72766" calcext:value-type="float">
            <text:p>13.72766</text:p>
          </table:table-cell>
          <table:table-cell office:value-type="float" office:value="20.06839" calcext:value-type="float">
            <text:p>20.06839</text:p>
          </table:table-cell>
          <table:table-cell office:value-type="float" office:value="14.86765" calcext:value-type="float">
            <text:p>14.86765</text:p>
          </table:table-cell>
          <table:table-cell office:value-type="float" office:value="19.21487" calcext:value-type="float">
            <text:p>19.21487</text:p>
          </table:table-cell>
          <table:table-cell office:value-type="float" office:value="15.59894" calcext:value-type="float">
            <text:p>15.59894</text:p>
          </table:table-cell>
          <table:table-cell office:value-type="float" office:value="18.48288" calcext:value-type="float">
            <text:p>18.48288</text:p>
          </table:table-cell>
          <table:table-cell office:value-type="float" office:value="15.75964" calcext:value-type="float">
            <text:p>15.75964</text:p>
          </table:table-cell>
          <table:table-cell office:value-type="float" office:value="17.26355" calcext:value-type="float">
            <text:p>17.26355</text:p>
          </table:table-cell>
          <table:table-cell office:value-type="float" office:value="15.70123" calcext:value-type="float">
            <text:p>15.70123</text:p>
          </table:table-cell>
          <table:table-cell office:value-type="float" office:value="15.54681" calcext:value-type="float">
            <text:p>15.54681</text:p>
          </table:table-cell>
          <table:table-cell office:value-type="float" office:value="14.92514" calcext:value-type="float">
            <text:p>14.92514</text:p>
          </table:table-cell>
          <table:table-cell office:value-type="float" office:value="13.36542" calcext:value-type="float">
            <text:p>13.36542</text:p>
          </table:table-cell>
          <table:table-cell office:value-type="float" office:value="12.82568" calcext:value-type="float">
            <text:p>12.82568</text:p>
          </table:table-cell>
          <table:table-cell office:value-type="float" office:value="10.61804" calcext:value-type="float">
            <text:p>10.61804</text:p>
          </table:table-cell>
          <table:table-cell office:value-type="float" office:value="10.14508" calcext:value-type="float">
            <text:p>10.14508</text:p>
          </table:table-cell>
          <table:table-cell office:value-type="float" office:value="8.159027" calcext:value-type="float">
            <text:p>8.159027</text:p>
          </table:table-cell>
          <table:table-cell office:value-type="float" office:value="7.878479" calcext:value-type="float">
            <text:p>7.878479</text:p>
          </table:table-cell>
          <table:table-cell office:value-type="float" office:value="6.840424" calcext:value-type="float">
            <text:p>6.840424</text:p>
          </table:table-cell>
          <table:table-cell office:value-type="float" office:value="6.631897" calcext:value-type="float">
            <text:p>6.631897</text:p>
          </table:table-cell>
          <table:table-cell office:value-type="float" office:value="6.022644" calcext:value-type="float">
            <text:p>6.022644</text:p>
          </table:table-cell>
          <table:table-cell office:value-type="float" office:value="5.870636" calcext:value-type="float">
            <text:p>5.870636</text:p>
          </table:table-cell>
          <table:table-cell office:value-type="float" office:value="5.686829" calcext:value-type="float">
            <text:p>5.686829</text:p>
          </table:table-cell>
          <table:table-cell office:value-type="float" office:value="5.586121" calcext:value-type="float">
            <text:p>5.586121</text:p>
          </table:table-cell>
          <table:table-cell office:value-type="float" office:value="5.755066" calcext:value-type="float">
            <text:p>5.755066</text:p>
          </table:table-cell>
          <table:table-cell office:value-type="float" office:value="5.679932" calcext:value-type="float">
            <text:p>5.679932</text:p>
          </table:table-cell>
          <table:table-cell office:value-type="float" office:value="29.06989" calcext:value-type="float">
            <text:p>29.06989</text:p>
          </table:table-cell>
          <table:table-cell office:value-type="float" office:value="11.27524" calcext:value-type="float">
            <text:p>11.275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5" calcext:value-type="float">
            <text:p>11042005</text:p>
          </table:table-cell>
          <table:table-cell office:value-type="float" office:value="10.26072" calcext:value-type="float">
            <text:p>10.26072</text:p>
          </table:table-cell>
          <table:table-cell office:value-type="float" office:value="14.39" calcext:value-type="float">
            <text:p>14.39</text:p>
          </table:table-cell>
          <table:table-cell office:value-type="float" office:value="6.5" calcext:value-type="float">
            <text:p>6.5</text:p>
          </table:table-cell>
          <table:table-cell office:value-type="float" office:value="1.409354" calcext:value-type="float">
            <text:p>1.409354</text:p>
          </table:table-cell>
          <table:table-cell office:value-type="float" office:value="0.8506306" calcext:value-type="float">
            <text:p>0.8506306</text:p>
          </table:table-cell>
          <table:table-cell office:value-type="float" office:value="382.176" calcext:value-type="float">
            <text:p>382.176</text:p>
          </table:table-cell>
          <table:table-cell office:value-type="float" office:value="29.1" calcext:value-type="float">
            <text:p>29.1</text:p>
          </table:table-cell>
          <table:table-cell office:value-type="float" office:value="23.92346" calcext:value-type="float">
            <text:p>23.92346</text:p>
          </table:table-cell>
          <table:table-cell office:value-type="float" office:value="7.060425" calcext:value-type="float">
            <text:p>7.060425</text:p>
          </table:table-cell>
          <table:table-cell office:value-type="float" office:value="20.30316" calcext:value-type="float">
            <text:p>20.30316</text:p>
          </table:table-cell>
          <table:table-cell office:value-type="float" office:value="9.53653" calcext:value-type="float">
            <text:p>9.53653</text:p>
          </table:table-cell>
          <table:table-cell office:value-type="float" office:value="18.13354" calcext:value-type="float">
            <text:p>18.13354</text:p>
          </table:table-cell>
          <table:table-cell office:value-type="float" office:value="11.29312" calcext:value-type="float">
            <text:p>11.29312</text:p>
          </table:table-cell>
          <table:table-cell office:value-type="float" office:value="16.52261" calcext:value-type="float">
            <text:p>16.52261</text:p>
          </table:table-cell>
          <table:table-cell office:value-type="float" office:value="12.58231" calcext:value-type="float">
            <text:p>12.58231</text:p>
          </table:table-cell>
          <table:table-cell office:value-type="float" office:value="15.69659" calcext:value-type="float">
            <text:p>15.69659</text:p>
          </table:table-cell>
          <table:table-cell office:value-type="float" office:value="13.24472" calcext:value-type="float">
            <text:p>13.24472</text:p>
          </table:table-cell>
          <table:table-cell office:value-type="float" office:value="15.66211" calcext:value-type="float">
            <text:p>15.66211</text:p>
          </table:table-cell>
          <table:table-cell office:value-type="float" office:value="13.94952" calcext:value-type="float">
            <text:p>13.94952</text:p>
          </table:table-cell>
          <table:table-cell office:value-type="float" office:value="14.93808" calcext:value-type="float">
            <text:p>14.93808</text:p>
          </table:table-cell>
          <table:table-cell office:value-type="float" office:value="13.80096" calcext:value-type="float">
            <text:p>13.80096</text:p>
          </table:table-cell>
          <table:table-cell office:value-type="float" office:value="13.37045" calcext:value-type="float">
            <text:p>13.37045</text:p>
          </table:table-cell>
          <table:table-cell office:value-type="float" office:value="12.99353" calcext:value-type="float">
            <text:p>12.99353</text:p>
          </table:table-cell>
          <table:table-cell office:value-type="float" office:value="10.86768" calcext:value-type="float">
            <text:p>10.86768</text:p>
          </table:table-cell>
          <table:table-cell office:value-type="float" office:value="10.62238" calcext:value-type="float">
            <text:p>10.62238</text:p>
          </table:table-cell>
          <table:table-cell office:value-type="float" office:value="8.445435" calcext:value-type="float">
            <text:p>8.445435</text:p>
          </table:table-cell>
          <table:table-cell office:value-type="float" office:value="8.162109" calcext:value-type="float">
            <text:p>8.162109</text:p>
          </table:table-cell>
          <table:table-cell office:value-type="float" office:value="7.058533" calcext:value-type="float">
            <text:p>7.058533</text:p>
          </table:table-cell>
          <table:table-cell office:value-type="float" office:value="6.842682" calcext:value-type="float">
            <text:p>6.842682</text:p>
          </table:table-cell>
          <table:table-cell office:value-type="float" office:value="6.180756" calcext:value-type="float">
            <text:p>6.180756</text:p>
          </table:table-cell>
          <table:table-cell office:value-type="float" office:value="6.024261" calcext:value-type="float">
            <text:p>6.024261</text:p>
          </table:table-cell>
          <table:table-cell office:value-type="float" office:value="5.794861" calcext:value-type="float">
            <text:p>5.794861</text:p>
          </table:table-cell>
          <table:table-cell office:value-type="float" office:value="5.687897" calcext:value-type="float">
            <text:p>5.687897</text:p>
          </table:table-cell>
          <table:table-cell office:value-type="float" office:value="5.835724" calcext:value-type="float">
            <text:p>5.835724</text:p>
          </table:table-cell>
          <table:table-cell office:value-type="float" office:value="5.75589" calcext:value-type="float">
            <text:p>5.75589</text:p>
          </table:table-cell>
          <table:table-cell office:value-type="float" office:value="26.12393" calcext:value-type="float">
            <text:p>26.12393</text:p>
          </table:table-cell>
          <table:table-cell office:value-type="float" office:value="4.684204" calcext:value-type="float">
            <text:p>4.6842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5" calcext:value-type="float">
            <text:p>12042005</text:p>
          </table:table-cell>
          <table:table-cell office:value-type="float" office:value="3.888" calcext:value-type="float">
            <text:p>3.888</text:p>
          </table:table-cell>
          <table:table-cell office:value-type="float" office:value="8.63" calcext:value-type="float">
            <text:p>8.63</text:p>
          </table:table-cell>
          <table:table-cell office:value-type="float" office:value="3.91" calcext:value-type="float">
            <text:p>3.91</text:p>
          </table:table-cell>
          <table:table-cell office:value-type="float" office:value="0.9832479" calcext:value-type="float">
            <text:p>0.9832479</text:p>
          </table:table-cell>
          <table:table-cell office:value-type="float" office:value="0.7110935" calcext:value-type="float">
            <text:p>0.7110935</text:p>
          </table:table-cell>
          <table:table-cell office:value-type="float" office:value="440.964" calcext:value-type="float">
            <text:p>440.964</text:p>
          </table:table-cell>
          <table:table-cell office:value-type="float" office:value="15" calcext:value-type="float">
            <text:p>15</text:p>
          </table:table-cell>
          <table:table-cell office:value-type="float" office:value="10.94907" calcext:value-type="float">
            <text:p>10.94907</text:p>
          </table:table-cell>
          <table:table-cell office:value-type="float" office:value="4.153046" calcext:value-type="float">
            <text:p>4.153046</text:p>
          </table:table-cell>
          <table:table-cell office:value-type="float" office:value="10.34961" calcext:value-type="float">
            <text:p>10.34961</text:p>
          </table:table-cell>
          <table:table-cell office:value-type="float" office:value="6.602966" calcext:value-type="float">
            <text:p>6.602966</text:p>
          </table:table-cell>
          <table:table-cell office:value-type="float" office:value="11.17142" calcext:value-type="float">
            <text:p>11.17142</text:p>
          </table:table-cell>
          <table:table-cell office:value-type="float" office:value="8.387756" calcext:value-type="float">
            <text:p>8.387756</text:p>
          </table:table-cell>
          <table:table-cell office:value-type="float" office:value="12.48563" calcext:value-type="float">
            <text:p>12.48563</text:p>
          </table:table-cell>
          <table:table-cell office:value-type="float" office:value="9.47644" calcext:value-type="float">
            <text:p>9.47644</text:p>
          </table:table-cell>
          <table:table-cell office:value-type="float" office:value="13.16278" calcext:value-type="float">
            <text:p>13.16278</text:p>
          </table:table-cell>
          <table:table-cell office:value-type="float" office:value="10.00787" calcext:value-type="float">
            <text:p>10.00787</text:p>
          </table:table-cell>
          <table:table-cell office:value-type="float" office:value="13.89032" calcext:value-type="float">
            <text:p>13.89032</text:p>
          </table:table-cell>
          <table:table-cell office:value-type="float" office:value="10.67807" calcext:value-type="float">
            <text:p>10.67807</text:p>
          </table:table-cell>
          <table:table-cell office:value-type="float" office:value="13.77539" calcext:value-type="float">
            <text:p>13.77539</text:p>
          </table:table-cell>
          <table:table-cell office:value-type="float" office:value="11.17877" calcext:value-type="float">
            <text:p>11.17877</text:p>
          </table:table-cell>
          <table:table-cell office:value-type="float" office:value="12.98947" calcext:value-type="float">
            <text:p>12.98947</text:p>
          </table:table-cell>
          <table:table-cell office:value-type="float" office:value="11.74286" calcext:value-type="float">
            <text:p>11.74286</text:p>
          </table:table-cell>
          <table:table-cell office:value-type="float" office:value="10.89062" calcext:value-type="float">
            <text:p>10.89062</text:p>
          </table:table-cell>
          <table:table-cell office:value-type="float" office:value="10.7677" calcext:value-type="float">
            <text:p>10.7677</text:p>
          </table:table-cell>
          <table:table-cell office:value-type="float" office:value="8.669006" calcext:value-type="float">
            <text:p>8.669006</text:p>
          </table:table-cell>
          <table:table-cell office:value-type="float" office:value="8.448181" calcext:value-type="float">
            <text:p>8.448181</text:p>
          </table:table-cell>
          <table:table-cell office:value-type="float" office:value="7.270691" calcext:value-type="float">
            <text:p>7.270691</text:p>
          </table:table-cell>
          <table:table-cell office:value-type="float" office:value="7.060791" calcext:value-type="float">
            <text:p>7.060791</text:p>
          </table:table-cell>
          <table:table-cell office:value-type="float" office:value="6.342865" calcext:value-type="float">
            <text:p>6.342865</text:p>
          </table:table-cell>
          <table:table-cell office:value-type="float" office:value="6.182434" calcext:value-type="float">
            <text:p>6.182434</text:p>
          </table:table-cell>
          <table:table-cell office:value-type="float" office:value="5.908417" calcext:value-type="float">
            <text:p>5.908417</text:p>
          </table:table-cell>
          <table:table-cell office:value-type="float" office:value="5.796021" calcext:value-type="float">
            <text:p>5.796021</text:p>
          </table:table-cell>
          <table:table-cell office:value-type="float" office:value="5.921051" calcext:value-type="float">
            <text:p>5.921051</text:p>
          </table:table-cell>
          <table:table-cell office:value-type="float" office:value="5.836578" calcext:value-type="float">
            <text:p>5.836578</text:p>
          </table:table-cell>
          <table:table-cell office:value-type="float" office:value="11.31024" calcext:value-type="float">
            <text:p>11.31024</text:p>
          </table:table-cell>
          <table:table-cell office:value-type="float" office:value="2.029694" calcext:value-type="float">
            <text:p>2.0296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5" calcext:value-type="float">
            <text:p>13042005</text:p>
          </table:table-cell>
          <table:table-cell office:value-type="float" office:value="23.54724" calcext:value-type="float">
            <text:p>23.54724</text:p>
          </table:table-cell>
          <table:table-cell office:value-type="float" office:value="17.13" calcext:value-type="float">
            <text:p>17.13</text:p>
          </table:table-cell>
          <table:table-cell office:value-type="float" office:value="6.27" calcext:value-type="float">
            <text:p>6.27</text:p>
          </table:table-cell>
          <table:table-cell office:value-type="float" office:value="1.029257" calcext:value-type="float">
            <text:p>1.029257</text:p>
          </table:table-cell>
          <table:table-cell office:value-type="float" office:value="0.7790875" calcext:value-type="float">
            <text:p>0.7790875</text:p>
          </table:table-cell>
          <table:table-cell office:value-type="float" office:value="320.976" calcext:value-type="float">
            <text:p>320.976</text:p>
          </table:table-cell>
          <table:table-cell office:value-type="float" office:value="0" calcext:value-type="float">
            <text:p>0</text:p>
          </table:table-cell>
          <table:table-cell office:value-type="float" office:value="29.66772" calcext:value-type="float">
            <text:p>29.66772</text:p>
          </table:table-cell>
          <table:table-cell office:value-type="float" office:value="6.166473" calcext:value-type="float">
            <text:p>6.166473</text:p>
          </table:table-cell>
          <table:table-cell office:value-type="float" office:value="23.03564" calcext:value-type="float">
            <text:p>23.03564</text:p>
          </table:table-cell>
          <table:table-cell office:value-type="float" office:value="7.114227" calcext:value-type="float">
            <text:p>7.114227</text:p>
          </table:table-cell>
          <table:table-cell office:value-type="float" office:value="19.02573" calcext:value-type="float">
            <text:p>19.02573</text:p>
          </table:table-cell>
          <table:table-cell office:value-type="float" office:value="7.983459" calcext:value-type="float">
            <text:p>7.983459</text:p>
          </table:table-cell>
          <table:table-cell office:value-type="float" office:value="16.28275" calcext:value-type="float">
            <text:p>16.28275</text:p>
          </table:table-cell>
          <table:table-cell office:value-type="float" office:value="8.79541" calcext:value-type="float">
            <text:p>8.79541</text:p>
          </table:table-cell>
          <table:table-cell office:value-type="float" office:value="14.75369" calcext:value-type="float">
            <text:p>14.75369</text:p>
          </table:table-cell>
          <table:table-cell office:value-type="float" office:value="9.33075" calcext:value-type="float">
            <text:p>9.33075</text:p>
          </table:table-cell>
          <table:table-cell office:value-type="float" office:value="13.24957" calcext:value-type="float">
            <text:p>13.24957</text:p>
          </table:table-cell>
          <table:table-cell office:value-type="float" office:value="9.981659" calcext:value-type="float">
            <text:p>9.981659</text:p>
          </table:table-cell>
          <table:table-cell office:value-type="float" office:value="12.39557" calcext:value-type="float">
            <text:p>12.39557</text:p>
          </table:table-cell>
          <table:table-cell office:value-type="float" office:value="10.49084" calcext:value-type="float">
            <text:p>10.49084</text:p>
          </table:table-cell>
          <table:table-cell office:value-type="float" office:value="11.72986" calcext:value-type="float">
            <text:p>11.72986</text:p>
          </table:table-cell>
          <table:table-cell office:value-type="float" office:value="11.01407" calcext:value-type="float">
            <text:p>11.01407</text:p>
          </table:table-cell>
          <table:table-cell office:value-type="float" office:value="10.76425" calcext:value-type="float">
            <text:p>10.76425</text:p>
          </table:table-cell>
          <table:table-cell office:value-type="float" office:value="10.39285" calcext:value-type="float">
            <text:p>10.39285</text:p>
          </table:table-cell>
          <table:table-cell office:value-type="float" office:value="8.773438" calcext:value-type="float">
            <text:p>8.773438</text:p>
          </table:table-cell>
          <table:table-cell office:value-type="float" office:value="8.670746" calcext:value-type="float">
            <text:p>8.670746</text:p>
          </table:table-cell>
          <table:table-cell office:value-type="float" office:value="7.451538" calcext:value-type="float">
            <text:p>7.451538</text:p>
          </table:table-cell>
          <table:table-cell office:value-type="float" office:value="7.272766" calcext:value-type="float">
            <text:p>7.272766</text:p>
          </table:table-cell>
          <table:table-cell office:value-type="float" office:value="6.503754" calcext:value-type="float">
            <text:p>6.503754</text:p>
          </table:table-cell>
          <table:table-cell office:value-type="float" office:value="6.344513" calcext:value-type="float">
            <text:p>6.344513</text:p>
          </table:table-cell>
          <table:table-cell office:value-type="float" office:value="6.026703" calcext:value-type="float">
            <text:p>6.026703</text:p>
          </table:table-cell>
          <table:table-cell office:value-type="float" office:value="5.909637" calcext:value-type="float">
            <text:p>5.909637</text:p>
          </table:table-cell>
          <table:table-cell office:value-type="float" office:value="6.012573" calcext:value-type="float">
            <text:p>6.012573</text:p>
          </table:table-cell>
          <table:table-cell office:value-type="float" office:value="5.921997" calcext:value-type="float">
            <text:p>5.921997</text:p>
          </table:table-cell>
          <table:table-cell office:value-type="float" office:value="33.07303" calcext:value-type="float">
            <text:p>33.07303</text:p>
          </table:table-cell>
          <table:table-cell office:value-type="float" office:value="4.223999" calcext:value-type="float">
            <text:p>4.2239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5" calcext:value-type="float">
            <text:p>14042005</text:p>
          </table:table-cell>
          <table:table-cell office:value-type="float" office:value="25.22063" calcext:value-type="float">
            <text:p>25.22063</text:p>
          </table:table-cell>
          <table:table-cell office:value-type="float" office:value="19.6" calcext:value-type="float">
            <text:p>19.6</text:p>
          </table:table-cell>
          <table:table-cell office:value-type="float" office:value="2.61" calcext:value-type="float">
            <text:p>2.61</text:p>
          </table:table-cell>
          <table:table-cell office:value-type="float" office:value="0.9036752" calcext:value-type="float">
            <text:p>0.9036752</text:p>
          </table:table-cell>
          <table:table-cell office:value-type="float" office:value="0.6491092" calcext:value-type="float">
            <text:p>0.6491092</text:p>
          </table:table-cell>
          <table:table-cell office:value-type="float" office:value="286.128" calcext:value-type="float">
            <text:p>286.128</text:p>
          </table:table-cell>
          <table:table-cell office:value-type="float" office:value="0" calcext:value-type="float">
            <text:p>0</text:p>
          </table:table-cell>
          <table:table-cell office:value-type="float" office:value="30.86725" calcext:value-type="float">
            <text:p>30.86725</text:p>
          </table:table-cell>
          <table:table-cell office:value-type="float" office:value="3.665741" calcext:value-type="float">
            <text:p>3.665741</text:p>
          </table:table-cell>
          <table:table-cell office:value-type="float" office:value="24.42004" calcext:value-type="float">
            <text:p>24.42004</text:p>
          </table:table-cell>
          <table:table-cell office:value-type="float" office:value="6.249603" calcext:value-type="float">
            <text:p>6.249603</text:p>
          </table:table-cell>
          <table:table-cell office:value-type="float" office:value="20.13071" calcext:value-type="float">
            <text:p>20.13071</text:p>
          </table:table-cell>
          <table:table-cell office:value-type="float" office:value="8.411499" calcext:value-type="float">
            <text:p>8.411499</text:p>
          </table:table-cell>
          <table:table-cell office:value-type="float" office:value="17.22198" calcext:value-type="float">
            <text:p>17.22198</text:p>
          </table:table-cell>
          <table:table-cell office:value-type="float" office:value="9.930389" calcext:value-type="float">
            <text:p>9.930389</text:p>
          </table:table-cell>
          <table:table-cell office:value-type="float" office:value="15.57285" calcext:value-type="float">
            <text:p>15.57285</text:p>
          </table:table-cell>
          <table:table-cell office:value-type="float" office:value="10.6958" calcext:value-type="float">
            <text:p>10.6958</text:p>
          </table:table-cell>
          <table:table-cell office:value-type="float" office:value="13.96338" calcext:value-type="float">
            <text:p>13.96338</text:p>
          </table:table-cell>
          <table:table-cell office:value-type="float" office:value="11.37045" calcext:value-type="float">
            <text:p>11.37045</text:p>
          </table:table-cell>
          <table:table-cell office:value-type="float" office:value="12.94626" calcext:value-type="float">
            <text:p>12.94626</text:p>
          </table:table-cell>
          <table:table-cell office:value-type="float" office:value="11.46228" calcext:value-type="float">
            <text:p>11.46228</text:p>
          </table:table-cell>
          <table:table-cell office:value-type="float" office:value="11.51273" calcext:value-type="float">
            <text:p>11.51273</text:p>
          </table:table-cell>
          <table:table-cell office:value-type="float" office:value="11.22202" calcext:value-type="float">
            <text:p>11.22202</text:p>
          </table:table-cell>
          <table:table-cell office:value-type="float" office:value="10.39066" calcext:value-type="float">
            <text:p>10.39066</text:p>
          </table:table-cell>
          <table:table-cell office:value-type="float" office:value="10.29684" calcext:value-type="float">
            <text:p>10.29684</text:p>
          </table:table-cell>
          <table:table-cell office:value-type="float" office:value="8.818176" calcext:value-type="float">
            <text:p>8.818176</text:p>
          </table:table-cell>
          <table:table-cell office:value-type="float" office:value="8.774017" calcext:value-type="float">
            <text:p>8.774017</text:p>
          </table:table-cell>
          <table:table-cell office:value-type="float" office:value="7.590332" calcext:value-type="float">
            <text:p>7.590332</text:p>
          </table:table-cell>
          <table:table-cell office:value-type="float" office:value="7.453186" calcext:value-type="float">
            <text:p>7.453186</text:p>
          </table:table-cell>
          <table:table-cell office:value-type="float" office:value="6.655548" calcext:value-type="float">
            <text:p>6.655548</text:p>
          </table:table-cell>
          <table:table-cell office:value-type="float" office:value="6.505402" calcext:value-type="float">
            <text:p>6.505402</text:p>
          </table:table-cell>
          <table:table-cell office:value-type="float" office:value="6.147552" calcext:value-type="float">
            <text:p>6.147552</text:p>
          </table:table-cell>
          <table:table-cell office:value-type="float" office:value="6.027924" calcext:value-type="float">
            <text:p>6.027924</text:p>
          </table:table-cell>
          <table:table-cell office:value-type="float" office:value="6.107208" calcext:value-type="float">
            <text:p>6.107208</text:p>
          </table:table-cell>
          <table:table-cell office:value-type="float" office:value="6.01355" calcext:value-type="float">
            <text:p>6.01355</text:p>
          </table:table-cell>
          <table:table-cell office:value-type="float" office:value="33.8071" calcext:value-type="float">
            <text:p>33.8071</text:p>
          </table:table-cell>
          <table:table-cell office:value-type="float" office:value="0.8426208" calcext:value-type="float">
            <text:p>0.84262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5" calcext:value-type="float">
            <text:p>15042005</text:p>
          </table:table-cell>
          <table:table-cell office:value-type="float" office:value="18.55709" calcext:value-type="float">
            <text:p>18.55709</text:p>
          </table:table-cell>
          <table:table-cell office:value-type="float" office:value="22.09" calcext:value-type="float">
            <text:p>22.09</text:p>
          </table:table-cell>
          <table:table-cell office:value-type="float" office:value="6.78" calcext:value-type="float">
            <text:p>6.78</text:p>
          </table:table-cell>
          <table:table-cell office:value-type="float" office:value="1.014165" calcext:value-type="float">
            <text:p>1.014165</text:p>
          </table:table-cell>
          <table:table-cell office:value-type="float" office:value="0.8013177" calcext:value-type="float">
            <text:p>0.8013177</text:p>
          </table:table-cell>
          <table:table-cell office:value-type="float" office:value="256.248" calcext:value-type="float">
            <text:p>256.248</text:p>
          </table:table-cell>
          <table:table-cell office:value-type="float" office:value="0" calcext:value-type="float">
            <text:p>0</text:p>
          </table:table-cell>
          <table:table-cell office:value-type="float" office:value="30.67502" calcext:value-type="float">
            <text:p>30.67502</text:p>
          </table:table-cell>
          <table:table-cell office:value-type="float" office:value="6.06192" calcext:value-type="float">
            <text:p>6.06192</text:p>
          </table:table-cell>
          <table:table-cell office:value-type="float" office:value="24.1225" calcext:value-type="float">
            <text:p>24.1225</text:p>
          </table:table-cell>
          <table:table-cell office:value-type="float" office:value="8.052185" calcext:value-type="float">
            <text:p>8.052185</text:p>
          </table:table-cell>
          <table:table-cell office:value-type="float" office:value="19.83682" calcext:value-type="float">
            <text:p>19.83682</text:p>
          </table:table-cell>
          <table:table-cell office:value-type="float" office:value="9.935425" calcext:value-type="float">
            <text:p>9.935425</text:p>
          </table:table-cell>
          <table:table-cell office:value-type="float" office:value="17.00909" calcext:value-type="float">
            <text:p>17.00909</text:p>
          </table:table-cell>
          <table:table-cell office:value-type="float" office:value="11.20221" calcext:value-type="float">
            <text:p>11.20221</text:p>
          </table:table-cell>
          <table:table-cell office:value-type="float" office:value="15.48157" calcext:value-type="float">
            <text:p>15.48157</text:p>
          </table:table-cell>
          <table:table-cell office:value-type="float" office:value="11.7749" calcext:value-type="float">
            <text:p>11.7749</text:p>
          </table:table-cell>
          <table:table-cell office:value-type="float" office:value="14.07495" calcext:value-type="float">
            <text:p>14.07495</text:p>
          </table:table-cell>
          <table:table-cell office:value-type="float" office:value="12.14725" calcext:value-type="float">
            <text:p>12.14725</text:p>
          </table:table-cell>
          <table:table-cell office:value-type="float" office:value="13.13986" calcext:value-type="float">
            <text:p>13.13986</text:p>
          </table:table-cell>
          <table:table-cell office:value-type="float" office:value="12.04572" calcext:value-type="float">
            <text:p>12.04572</text:p>
          </table:table-cell>
          <table:table-cell office:value-type="float" office:value="11.78445" calcext:value-type="float">
            <text:p>11.78445</text:p>
          </table:table-cell>
          <table:table-cell office:value-type="float" office:value="11.5224" calcext:value-type="float">
            <text:p>11.5224</text:p>
          </table:table-cell>
          <table:table-cell office:value-type="float" office:value="10.37863" calcext:value-type="float">
            <text:p>10.37863</text:p>
          </table:table-cell>
          <table:table-cell office:value-type="float" office:value="10.29849" calcext:value-type="float">
            <text:p>10.29849</text:p>
          </table:table-cell>
          <table:table-cell office:value-type="float" office:value="8.875092" calcext:value-type="float">
            <text:p>8.875092</text:p>
          </table:table-cell>
          <table:table-cell office:value-type="float" office:value="8.818573" calcext:value-type="float">
            <text:p>8.818573</text:p>
          </table:table-cell>
          <table:table-cell office:value-type="float" office:value="7.704742" calcext:value-type="float">
            <text:p>7.704742</text:p>
          </table:table-cell>
          <table:table-cell office:value-type="float" office:value="7.591614" calcext:value-type="float">
            <text:p>7.591614</text:p>
          </table:table-cell>
          <table:table-cell office:value-type="float" office:value="6.794525" calcext:value-type="float">
            <text:p>6.794525</text:p>
          </table:table-cell>
          <table:table-cell office:value-type="float" office:value="6.657074" calcext:value-type="float">
            <text:p>6.657074</text:p>
          </table:table-cell>
          <table:table-cell office:value-type="float" office:value="6.268463" calcext:value-type="float">
            <text:p>6.268463</text:p>
          </table:table-cell>
          <table:table-cell office:value-type="float" office:value="6.148834" calcext:value-type="float">
            <text:p>6.148834</text:p>
          </table:table-cell>
          <table:table-cell office:value-type="float" office:value="6.20639" calcext:value-type="float">
            <text:p>6.20639</text:p>
          </table:table-cell>
          <table:table-cell office:value-type="float" office:value="6.108215" calcext:value-type="float">
            <text:p>6.108215</text:p>
          </table:table-cell>
          <table:table-cell office:value-type="float" office:value="34.53067" calcext:value-type="float">
            <text:p>34.53067</text:p>
          </table:table-cell>
          <table:table-cell office:value-type="float" office:value="3.737793" calcext:value-type="float">
            <text:p>3.7377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5" calcext:value-type="float">
            <text:p>16042005</text:p>
          </table:table-cell>
          <table:table-cell office:value-type="float" office:value="17.6922" calcext:value-type="float">
            <text:p>17.6922</text:p>
          </table:table-cell>
          <table:table-cell office:value-type="float" office:value="22.57" calcext:value-type="float">
            <text:p>22.57</text:p>
          </table:table-cell>
          <table:table-cell office:value-type="float" office:value="12.06" calcext:value-type="float">
            <text:p>12.06</text:p>
          </table:table-cell>
          <table:table-cell office:value-type="float" office:value="1.328844" calcext:value-type="float">
            <text:p>1.328844</text:p>
          </table:table-cell>
          <table:table-cell office:value-type="float" office:value="1.005443" calcext:value-type="float">
            <text:p>1.005443</text:p>
          </table:table-cell>
          <table:table-cell office:value-type="float" office:value="297.576" calcext:value-type="float">
            <text:p>297.576</text:p>
          </table:table-cell>
          <table:table-cell office:value-type="float" office:value="0.3" calcext:value-type="float">
            <text:p>0.3</text:p>
          </table:table-cell>
          <table:table-cell office:value-type="float" office:value="30.81741" calcext:value-type="float">
            <text:p>30.81741</text:p>
          </table:table-cell>
          <table:table-cell office:value-type="float" office:value="9.754272" calcext:value-type="float">
            <text:p>9.754272</text:p>
          </table:table-cell>
          <table:table-cell office:value-type="float" office:value="24.75806" calcext:value-type="float">
            <text:p>24.75806</text:p>
          </table:table-cell>
          <table:table-cell office:value-type="float" office:value="10.95105" calcext:value-type="float">
            <text:p>10.95105</text:p>
          </table:table-cell>
          <table:table-cell office:value-type="float" office:value="20.78458" calcext:value-type="float">
            <text:p>20.78458</text:p>
          </table:table-cell>
          <table:table-cell office:value-type="float" office:value="11.96225" calcext:value-type="float">
            <text:p>11.96225</text:p>
          </table:table-cell>
          <table:table-cell office:value-type="float" office:value="17.96417" calcext:value-type="float">
            <text:p>17.96417</text:p>
          </table:table-cell>
          <table:table-cell office:value-type="float" office:value="12.5412" calcext:value-type="float">
            <text:p>12.5412</text:p>
          </table:table-cell>
          <table:table-cell office:value-type="float" office:value="16.34564" calcext:value-type="float">
            <text:p>16.34564</text:p>
          </table:table-cell>
          <table:table-cell office:value-type="float" office:value="12.75342" calcext:value-type="float">
            <text:p>12.75342</text:p>
          </table:table-cell>
          <table:table-cell office:value-type="float" office:value="14.80795" calcext:value-type="float">
            <text:p>14.80795</text:p>
          </table:table-cell>
          <table:table-cell office:value-type="float" office:value="12.83246" calcext:value-type="float">
            <text:p>12.83246</text:p>
          </table:table-cell>
          <table:table-cell office:value-type="float" office:value="13.70944" calcext:value-type="float">
            <text:p>13.70944</text:p>
          </table:table-cell>
          <table:table-cell office:value-type="float" office:value="12.55374" calcext:value-type="float">
            <text:p>12.55374</text:p>
          </table:table-cell>
          <table:table-cell office:value-type="float" office:value="12.12042" calcext:value-type="float">
            <text:p>12.12042</text:p>
          </table:table-cell>
          <table:table-cell office:value-type="float" office:value="11.79193" calcext:value-type="float">
            <text:p>11.79193</text:p>
          </table:table-cell>
          <table:table-cell office:value-type="float" office:value="10.52625" calcext:value-type="float">
            <text:p>10.52625</text:p>
          </table:table-cell>
          <table:table-cell office:value-type="float" office:value="10.37991" calcext:value-type="float">
            <text:p>10.37991</text:p>
          </table:table-cell>
          <table:table-cell office:value-type="float" office:value="8.957092" calcext:value-type="float">
            <text:p>8.957092</text:p>
          </table:table-cell>
          <table:table-cell office:value-type="float" office:value="8.875793" calcext:value-type="float">
            <text:p>8.875793</text:p>
          </table:table-cell>
          <table:table-cell office:value-type="float" office:value="7.811829" calcext:value-type="float">
            <text:p>7.811829</text:p>
          </table:table-cell>
          <table:table-cell office:value-type="float" office:value="7.705872" calcext:value-type="float">
            <text:p>7.705872</text:p>
          </table:table-cell>
          <table:table-cell office:value-type="float" office:value="6.922913" calcext:value-type="float">
            <text:p>6.922913</text:p>
          </table:table-cell>
          <table:table-cell office:value-type="float" office:value="6.795898" calcext:value-type="float">
            <text:p>6.795898</text:p>
          </table:table-cell>
          <table:table-cell office:value-type="float" office:value="6.387177" calcext:value-type="float">
            <text:p>6.387177</text:p>
          </table:table-cell>
          <table:table-cell office:value-type="float" office:value="6.269684" calcext:value-type="float">
            <text:p>6.269684</text:p>
          </table:table-cell>
          <table:table-cell office:value-type="float" office:value="6.308411" calcext:value-type="float">
            <text:p>6.308411</text:p>
          </table:table-cell>
          <table:table-cell office:value-type="float" office:value="6.207428" calcext:value-type="float">
            <text:p>6.207428</text:p>
          </table:table-cell>
          <table:table-cell office:value-type="float" office:value="34.30777" calcext:value-type="float">
            <text:p>34.30777</text:p>
          </table:table-cell>
          <table:table-cell office:value-type="float" office:value="8.694794" calcext:value-type="float">
            <text:p>8.6947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5" calcext:value-type="float">
            <text:p>17042005</text:p>
          </table:table-cell>
          <table:table-cell office:value-type="float" office:value="21.6293" calcext:value-type="float">
            <text:p>21.6293</text:p>
          </table:table-cell>
          <table:table-cell office:value-type="float" office:value="27.87" calcext:value-type="float">
            <text:p>27.87</text:p>
          </table:table-cell>
          <table:table-cell office:value-type="float" office:value="9.9" calcext:value-type="float">
            <text:p>9.9</text:p>
          </table:table-cell>
          <table:table-cell office:value-type="float" office:value="1.241888" calcext:value-type="float">
            <text:p>1.241888</text:p>
          </table:table-cell>
          <table:table-cell office:value-type="float" office:value="1.055393" calcext:value-type="float">
            <text:p>1.055393</text:p>
          </table:table-cell>
          <table:table-cell office:value-type="float" office:value="379.404" calcext:value-type="float">
            <text:p>379.404</text:p>
          </table:table-cell>
          <table:table-cell office:value-type="float" office:value="0" calcext:value-type="float">
            <text:p>0</text:p>
          </table:table-cell>
          <table:table-cell office:value-type="float" office:value="34.35233" calcext:value-type="float">
            <text:p>34.35233</text:p>
          </table:table-cell>
          <table:table-cell office:value-type="float" office:value="9.280975" calcext:value-type="float">
            <text:p>9.280975</text:p>
          </table:table-cell>
          <table:table-cell office:value-type="float" office:value="26.18835" calcext:value-type="float">
            <text:p>26.18835</text:p>
          </table:table-cell>
          <table:table-cell office:value-type="float" office:value="10.98206" calcext:value-type="float">
            <text:p>10.98206</text:p>
          </table:table-cell>
          <table:table-cell office:value-type="float" office:value="22.20947" calcext:value-type="float">
            <text:p>22.20947</text:p>
          </table:table-cell>
          <table:table-cell office:value-type="float" office:value="12.41" calcext:value-type="float">
            <text:p>12.41</text:p>
          </table:table-cell>
          <table:table-cell office:value-type="float" office:value="19.48196" calcext:value-type="float">
            <text:p>19.48196</text:p>
          </table:table-cell>
          <table:table-cell office:value-type="float" office:value="13.23425" calcext:value-type="float">
            <text:p>13.23425</text:p>
          </table:table-cell>
          <table:table-cell office:value-type="float" office:value="17.75031" calcext:value-type="float">
            <text:p>17.75031</text:p>
          </table:table-cell>
          <table:table-cell office:value-type="float" office:value="13.51028" calcext:value-type="float">
            <text:p>13.51028</text:p>
          </table:table-cell>
          <table:table-cell office:value-type="float" office:value="16.03906" calcext:value-type="float">
            <text:p>16.03906</text:p>
          </table:table-cell>
          <table:table-cell office:value-type="float" office:value="13.59052" calcext:value-type="float">
            <text:p>13.59052</text:p>
          </table:table-cell>
          <table:table-cell office:value-type="float" office:value="14.65585" calcext:value-type="float">
            <text:p>14.65585</text:p>
          </table:table-cell>
          <table:table-cell office:value-type="float" office:value="13.18631" calcext:value-type="float">
            <text:p>13.18631</text:p>
          </table:table-cell>
          <table:table-cell office:value-type="float" office:value="12.65411" calcext:value-type="float">
            <text:p>12.65411</text:p>
          </table:table-cell>
          <table:table-cell office:value-type="float" office:value="12.12946" calcext:value-type="float">
            <text:p>12.12946</text:p>
          </table:table-cell>
          <table:table-cell office:value-type="float" office:value="10.7561" calcext:value-type="float">
            <text:p>10.7561</text:p>
          </table:table-cell>
          <table:table-cell office:value-type="float" office:value="10.52829" calcext:value-type="float">
            <text:p>10.52829</text:p>
          </table:table-cell>
          <table:table-cell office:value-type="float" office:value="9.068665" calcext:value-type="float">
            <text:p>9.068665</text:p>
          </table:table-cell>
          <table:table-cell office:value-type="float" office:value="8.958069" calcext:value-type="float">
            <text:p>8.958069</text:p>
          </table:table-cell>
          <table:table-cell office:value-type="float" office:value="7.921509" calcext:value-type="float">
            <text:p>7.921509</text:p>
          </table:table-cell>
          <table:table-cell office:value-type="float" office:value="7.812927" calcext:value-type="float">
            <text:p>7.812927</text:p>
          </table:table-cell>
          <table:table-cell office:value-type="float" office:value="7.044556" calcext:value-type="float">
            <text:p>7.044556</text:p>
          </table:table-cell>
          <table:table-cell office:value-type="float" office:value="6.924225" calcext:value-type="float">
            <text:p>6.924225</text:p>
          </table:table-cell>
          <table:table-cell office:value-type="float" office:value="6.503754" calcext:value-type="float">
            <text:p>6.503754</text:p>
          </table:table-cell>
          <table:table-cell office:value-type="float" office:value="6.388367" calcext:value-type="float">
            <text:p>6.388367</text:p>
          </table:table-cell>
          <table:table-cell office:value-type="float" office:value="6.412415" calcext:value-type="float">
            <text:p>6.412415</text:p>
          </table:table-cell>
          <table:table-cell office:value-type="float" office:value="6.309479" calcext:value-type="float">
            <text:p>6.309479</text:p>
          </table:table-cell>
          <table:table-cell office:value-type="float" office:value="45.79773" calcext:value-type="float">
            <text:p>45.79773</text:p>
          </table:table-cell>
          <table:table-cell office:value-type="float" office:value="7.433136" calcext:value-type="float">
            <text:p>7.4331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5" calcext:value-type="float">
            <text:p>18042005</text:p>
          </table:table-cell>
          <table:table-cell office:value-type="float" office:value="14.48956" calcext:value-type="float">
            <text:p>14.48956</text:p>
          </table:table-cell>
          <table:table-cell office:value-type="float" office:value="25.14" calcext:value-type="float">
            <text:p>25.14</text:p>
          </table:table-cell>
          <table:table-cell office:value-type="float" office:value="12.41" calcext:value-type="float">
            <text:p>12.41</text:p>
          </table:table-cell>
          <table:table-cell office:value-type="float" office:value="1.615317" calcext:value-type="float">
            <text:p>1.615317</text:p>
          </table:table-cell>
          <table:table-cell office:value-type="float" office:value="1.179263" calcext:value-type="float">
            <text:p>1.179263</text:p>
          </table:table-cell>
          <table:table-cell office:value-type="float" office:value="559.548" calcext:value-type="float">
            <text:p>559.548</text:p>
          </table:table-cell>
          <table:table-cell office:value-type="float" office:value="5.900001" calcext:value-type="float">
            <text:p>5.900001</text:p>
          </table:table-cell>
          <table:table-cell office:value-type="float" office:value="44.91422" calcext:value-type="float">
            <text:p>44.91422</text:p>
          </table:table-cell>
          <table:table-cell office:value-type="float" office:value="12.08527" calcext:value-type="float">
            <text:p>12.08527</text:p>
          </table:table-cell>
          <table:table-cell office:value-type="float" office:value="30.10846" calcext:value-type="float">
            <text:p>30.10846</text:p>
          </table:table-cell>
          <table:table-cell office:value-type="float" office:value="14.26617" calcext:value-type="float">
            <text:p>14.26617</text:p>
          </table:table-cell>
          <table:table-cell office:value-type="float" office:value="24.88147" calcext:value-type="float">
            <text:p>24.88147</text:p>
          </table:table-cell>
          <table:table-cell office:value-type="float" office:value="15.18594" calcext:value-type="float">
            <text:p>15.18594</text:p>
          </table:table-cell>
          <table:table-cell office:value-type="float" office:value="21.07724" calcext:value-type="float">
            <text:p>21.07724</text:p>
          </table:table-cell>
          <table:table-cell office:value-type="float" office:value="15.52179" calcext:value-type="float">
            <text:p>15.52179</text:p>
          </table:table-cell>
          <table:table-cell office:value-type="float" office:value="18.97678" calcext:value-type="float">
            <text:p>18.97678</text:p>
          </table:table-cell>
          <table:table-cell office:value-type="float" office:value="15.43152" calcext:value-type="float">
            <text:p>15.43152</text:p>
          </table:table-cell>
          <table:table-cell office:value-type="float" office:value="16.99429" calcext:value-type="float">
            <text:p>16.99429</text:p>
          </table:table-cell>
          <table:table-cell office:value-type="float" office:value="15.07877" calcext:value-type="float">
            <text:p>15.07877</text:p>
          </table:table-cell>
          <table:table-cell office:value-type="float" office:value="15.53683" calcext:value-type="float">
            <text:p>15.53683</text:p>
          </table:table-cell>
          <table:table-cell office:value-type="float" office:value="14.34433" calcext:value-type="float">
            <text:p>14.34433</text:p>
          </table:table-cell>
          <table:table-cell office:value-type="float" office:value="13.39856" calcext:value-type="float">
            <text:p>13.39856</text:p>
          </table:table-cell>
          <table:table-cell office:value-type="float" office:value="12.66605" calcext:value-type="float">
            <text:p>12.66605</text:p>
          </table:table-cell>
          <table:table-cell office:value-type="float" office:value="11.11368" calcext:value-type="float">
            <text:p>11.11368</text:p>
          </table:table-cell>
          <table:table-cell office:value-type="float" office:value="10.75925" calcext:value-type="float">
            <text:p>10.75925</text:p>
          </table:table-cell>
          <table:table-cell office:value-type="float" office:value="9.221405" calcext:value-type="float">
            <text:p>9.221405</text:p>
          </table:table-cell>
          <table:table-cell office:value-type="float" office:value="9.070038" calcext:value-type="float">
            <text:p>9.070038</text:p>
          </table:table-cell>
          <table:table-cell office:value-type="float" office:value="8.041229" calcext:value-type="float">
            <text:p>8.041229</text:p>
          </table:table-cell>
          <table:table-cell office:value-type="float" office:value="7.922699" calcext:value-type="float">
            <text:p>7.922699</text:p>
          </table:table-cell>
          <table:table-cell office:value-type="float" office:value="7.163208" calcext:value-type="float">
            <text:p>7.163208</text:p>
          </table:table-cell>
          <table:table-cell office:value-type="float" office:value="7.045776" calcext:value-type="float">
            <text:p>7.045776</text:p>
          </table:table-cell>
          <table:table-cell office:value-type="float" office:value="6.618469" calcext:value-type="float">
            <text:p>6.618469</text:p>
          </table:table-cell>
          <table:table-cell office:value-type="float" office:value="6.504944" calcext:value-type="float">
            <text:p>6.504944</text:p>
          </table:table-cell>
          <table:table-cell office:value-type="float" office:value="6.517792" calcext:value-type="float">
            <text:p>6.517792</text:p>
          </table:table-cell>
          <table:table-cell office:value-type="float" office:value="6.413513" calcext:value-type="float">
            <text:p>6.413513</text:p>
          </table:table-cell>
          <table:table-cell office:value-type="float" office:value="55.95978" calcext:value-type="float">
            <text:p>55.95978</text:p>
          </table:table-cell>
          <table:table-cell office:value-type="float" office:value="9.590637" calcext:value-type="float">
            <text:p>9.5906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5" calcext:value-type="float">
            <text:p>19042005</text:p>
          </table:table-cell>
          <table:table-cell office:value-type="float" office:value="21.2009" calcext:value-type="float">
            <text:p>21.2009</text:p>
          </table:table-cell>
          <table:table-cell office:value-type="float" office:value="26.65" calcext:value-type="float">
            <text:p>26.65</text:p>
          </table:table-cell>
          <table:table-cell office:value-type="float" office:value="16.73" calcext:value-type="float">
            <text:p>16.73</text:p>
          </table:table-cell>
          <table:table-cell office:value-type="float" office:value="1.64631" calcext:value-type="float">
            <text:p>1.64631</text:p>
          </table:table-cell>
          <table:table-cell office:value-type="float" office:value="1.299188" calcext:value-type="float">
            <text:p>1.299188</text:p>
          </table:table-cell>
          <table:table-cell office:value-type="float" office:value="365.184" calcext:value-type="float">
            <text:p>365.184</text:p>
          </table:table-cell>
          <table:table-cell office:value-type="float" office:value="0" calcext:value-type="float">
            <text:p>0</text:p>
          </table:table-cell>
          <table:table-cell office:value-type="float" office:value="35.13699" calcext:value-type="float">
            <text:p>35.13699</text:p>
          </table:table-cell>
          <table:table-cell office:value-type="float" office:value="14.56348" calcext:value-type="float">
            <text:p>14.56348</text:p>
          </table:table-cell>
          <table:table-cell office:value-type="float" office:value="28.33905" calcext:value-type="float">
            <text:p>28.33905</text:p>
          </table:table-cell>
          <table:table-cell office:value-type="float" office:value="15.28925" calcext:value-type="float">
            <text:p>15.28925</text:p>
          </table:table-cell>
          <table:table-cell office:value-type="float" office:value="24.01669" calcext:value-type="float">
            <text:p>24.01669</text:p>
          </table:table-cell>
          <table:table-cell office:value-type="float" office:value="15.88245" calcext:value-type="float">
            <text:p>15.88245</text:p>
          </table:table-cell>
          <table:table-cell office:value-type="float" office:value="21.24261" calcext:value-type="float">
            <text:p>21.24261</text:p>
          </table:table-cell>
          <table:table-cell office:value-type="float" office:value="16.13858" calcext:value-type="float">
            <text:p>16.13858</text:p>
          </table:table-cell>
          <table:table-cell office:value-type="float" office:value="19.46255" calcext:value-type="float">
            <text:p>19.46255</text:p>
          </table:table-cell>
          <table:table-cell office:value-type="float" office:value="16.06784" calcext:value-type="float">
            <text:p>16.06784</text:p>
          </table:table-cell>
          <table:table-cell office:value-type="float" office:value="17.63846" calcext:value-type="float">
            <text:p>17.63846</text:p>
          </table:table-cell>
          <table:table-cell office:value-type="float" office:value="15.75916" calcext:value-type="float">
            <text:p>15.75916</text:p>
          </table:table-cell>
          <table:table-cell office:value-type="float" office:value="16.17621" calcext:value-type="float">
            <text:p>16.17621</text:p>
          </table:table-cell>
          <table:table-cell office:value-type="float" office:value="15.02127" calcext:value-type="float">
            <text:p>15.02127</text:p>
          </table:table-cell>
          <table:table-cell office:value-type="float" office:value="14.02164" calcext:value-type="float">
            <text:p>14.02164</text:p>
          </table:table-cell>
          <table:table-cell office:value-type="float" office:value="13.40958" calcext:value-type="float">
            <text:p>13.40958</text:p>
          </table:table-cell>
          <table:table-cell office:value-type="float" office:value="11.52713" calcext:value-type="float">
            <text:p>11.52713</text:p>
          </table:table-cell>
          <table:table-cell office:value-type="float" office:value="11.11804" calcext:value-type="float">
            <text:p>11.11804</text:p>
          </table:table-cell>
          <table:table-cell office:value-type="float" office:value="9.421387" calcext:value-type="float">
            <text:p>9.421387</text:p>
          </table:table-cell>
          <table:table-cell office:value-type="float" office:value="9.223267" calcext:value-type="float">
            <text:p>9.223267</text:p>
          </table:table-cell>
          <table:table-cell office:value-type="float" office:value="8.178528" calcext:value-type="float">
            <text:p>8.178528</text:p>
          </table:table-cell>
          <table:table-cell office:value-type="float" office:value="8.042542" calcext:value-type="float">
            <text:p>8.042542</text:p>
          </table:table-cell>
          <table:table-cell office:value-type="float" office:value="7.283417" calcext:value-type="float">
            <text:p>7.283417</text:p>
          </table:table-cell>
          <table:table-cell office:value-type="float" office:value="7.164429" calcext:value-type="float">
            <text:p>7.164429</text:p>
          </table:table-cell>
          <table:table-cell office:value-type="float" office:value="6.731964" calcext:value-type="float">
            <text:p>6.731964</text:p>
          </table:table-cell>
          <table:table-cell office:value-type="float" office:value="6.619629" calcext:value-type="float">
            <text:p>6.619629</text:p>
          </table:table-cell>
          <table:table-cell office:value-type="float" office:value="6.623138" calcext:value-type="float">
            <text:p>6.623138</text:p>
          </table:table-cell>
          <table:table-cell office:value-type="float" office:value="6.51889" calcext:value-type="float">
            <text:p>6.51889</text:p>
          </table:table-cell>
          <table:table-cell office:value-type="float" office:value="36.89435" calcext:value-type="float">
            <text:p>36.89435</text:p>
          </table:table-cell>
          <table:table-cell office:value-type="float" office:value="14.01318" calcext:value-type="float">
            <text:p>14.013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5" calcext:value-type="float">
            <text:p>20042005</text:p>
          </table:table-cell>
          <table:table-cell office:value-type="float" office:value="11.37852" calcext:value-type="float">
            <text:p>11.37852</text:p>
          </table:table-cell>
          <table:table-cell office:value-type="float" office:value="21.47" calcext:value-type="float">
            <text:p>21.47</text:p>
          </table:table-cell>
          <table:table-cell office:value-type="float" office:value="14.57" calcext:value-type="float">
            <text:p>14.57</text:p>
          </table:table-cell>
          <table:table-cell office:value-type="float" office:value="1.709993" calcext:value-type="float">
            <text:p>1.709993</text:p>
          </table:table-cell>
          <table:table-cell office:value-type="float" office:value="1.416615" calcext:value-type="float">
            <text:p>1.416615</text:p>
          </table:table-cell>
          <table:table-cell office:value-type="float" office:value="365.292" calcext:value-type="float">
            <text:p>365.292</text:p>
          </table:table-cell>
          <table:table-cell office:value-type="float" office:value="22.6" calcext:value-type="float">
            <text:p>22.6</text:p>
          </table:table-cell>
          <table:table-cell office:value-type="float" office:value="27.44122" calcext:value-type="float">
            <text:p>27.44122</text:p>
          </table:table-cell>
          <table:table-cell office:value-type="float" office:value="13.85538" calcext:value-type="float">
            <text:p>13.85538</text:p>
          </table:table-cell>
          <table:table-cell office:value-type="float" office:value="23.26877" calcext:value-type="float">
            <text:p>23.26877</text:p>
          </table:table-cell>
          <table:table-cell office:value-type="float" office:value="15.23825" calcext:value-type="float">
            <text:p>15.23825</text:p>
          </table:table-cell>
          <table:table-cell office:value-type="float" office:value="21.09204" calcext:value-type="float">
            <text:p>21.09204</text:p>
          </table:table-cell>
          <table:table-cell office:value-type="float" office:value="15.97147" calcext:value-type="float">
            <text:p>15.97147</text:p>
          </table:table-cell>
          <table:table-cell office:value-type="float" office:value="19.38541" calcext:value-type="float">
            <text:p>19.38541</text:p>
          </table:table-cell>
          <table:table-cell office:value-type="float" office:value="16.36313" calcext:value-type="float">
            <text:p>16.36313</text:p>
          </table:table-cell>
          <table:table-cell office:value-type="float" office:value="18.31891" calcext:value-type="float">
            <text:p>18.31891</text:p>
          </table:table-cell>
          <table:table-cell office:value-type="float" office:value="16.40298" calcext:value-type="float">
            <text:p>16.40298</text:p>
          </table:table-cell>
          <table:table-cell office:value-type="float" office:value="17.43457" calcext:value-type="float">
            <text:p>17.43457</text:p>
          </table:table-cell>
          <table:table-cell office:value-type="float" office:value="16.20425" calcext:value-type="float">
            <text:p>16.20425</text:p>
          </table:table-cell>
          <table:table-cell office:value-type="float" office:value="16.17429" calcext:value-type="float">
            <text:p>16.17429</text:p>
          </table:table-cell>
          <table:table-cell office:value-type="float" office:value="15.52896" calcext:value-type="float">
            <text:p>15.52896</text:p>
          </table:table-cell>
          <table:table-cell office:value-type="float" office:value="14.37921" calcext:value-type="float">
            <text:p>14.37921</text:p>
          </table:table-cell>
          <table:table-cell office:value-type="float" office:value="14.03156" calcext:value-type="float">
            <text:p>14.03156</text:p>
          </table:table-cell>
          <table:table-cell office:value-type="float" office:value="11.9296" calcext:value-type="float">
            <text:p>11.9296</text:p>
          </table:table-cell>
          <table:table-cell office:value-type="float" office:value="11.53171" calcext:value-type="float">
            <text:p>11.53171</text:p>
          </table:table-cell>
          <table:table-cell office:value-type="float" office:value="9.655853" calcext:value-type="float">
            <text:p>9.655853</text:p>
          </table:table-cell>
          <table:table-cell office:value-type="float" office:value="9.423645" calcext:value-type="float">
            <text:p>9.423645</text:p>
          </table:table-cell>
          <table:table-cell office:value-type="float" office:value="8.336151" calcext:value-type="float">
            <text:p>8.336151</text:p>
          </table:table-cell>
          <table:table-cell office:value-type="float" office:value="8.180084" calcext:value-type="float">
            <text:p>8.180084</text:p>
          </table:table-cell>
          <table:table-cell office:value-type="float" office:value="7.409088" calcext:value-type="float">
            <text:p>7.409088</text:p>
          </table:table-cell>
          <table:table-cell office:value-type="float" office:value="7.284668" calcext:value-type="float">
            <text:p>7.284668</text:p>
          </table:table-cell>
          <table:table-cell office:value-type="float" office:value="6.84552" calcext:value-type="float">
            <text:p>6.84552</text:p>
          </table:table-cell>
          <table:table-cell office:value-type="float" office:value="6.733124" calcext:value-type="float">
            <text:p>6.733124</text:p>
          </table:table-cell>
          <table:table-cell office:value-type="float" office:value="6.727844" calcext:value-type="float">
            <text:p>6.727844</text:p>
          </table:table-cell>
          <table:table-cell office:value-type="float" office:value="6.624237" calcext:value-type="float">
            <text:p>6.624237</text:p>
          </table:table-cell>
          <table:table-cell office:value-type="float" office:value="29.89664" calcext:value-type="float">
            <text:p>29.89664</text:p>
          </table:table-cell>
          <table:table-cell office:value-type="float" office:value="13.10901" calcext:value-type="float">
            <text:p>13.109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5" calcext:value-type="float">
            <text:p>21042005</text:p>
          </table:table-cell>
          <table:table-cell office:value-type="float" office:value="6.35076" calcext:value-type="float">
            <text:p>6.35076</text:p>
          </table:table-cell>
          <table:table-cell office:value-type="float" office:value="17.46" calcext:value-type="float">
            <text:p>17.46</text:p>
          </table:table-cell>
          <table:table-cell office:value-type="float" office:value="9.63" calcext:value-type="float">
            <text:p>9.63</text:p>
          </table:table-cell>
          <table:table-cell office:value-type="float" office:value="1.581311" calcext:value-type="float">
            <text:p>1.581311</text:p>
          </table:table-cell>
          <table:table-cell office:value-type="float" office:value="1.004661" calcext:value-type="float">
            <text:p>1.004661</text:p>
          </table:table-cell>
          <table:table-cell office:value-type="float" office:value="361.908" calcext:value-type="float">
            <text:p>361.908</text:p>
          </table:table-cell>
          <table:table-cell office:value-type="float" office:value="3.6" calcext:value-type="float">
            <text:p>3.6</text:p>
          </table:table-cell>
          <table:table-cell office:value-type="float" office:value="23.30457" calcext:value-type="float">
            <text:p>23.30457</text:p>
          </table:table-cell>
          <table:table-cell office:value-type="float" office:value="9.40271" calcext:value-type="float">
            <text:p>9.40271</text:p>
          </table:table-cell>
          <table:table-cell office:value-type="float" office:value="20.10706" calcext:value-type="float">
            <text:p>20.10706</text:p>
          </table:table-cell>
          <table:table-cell office:value-type="float" office:value="11.94623" calcext:value-type="float">
            <text:p>11.94623</text:p>
          </table:table-cell>
          <table:table-cell office:value-type="float" office:value="18.18082" calcext:value-type="float">
            <text:p>18.18082</text:p>
          </table:table-cell>
          <table:table-cell office:value-type="float" office:value="13.99408" calcext:value-type="float">
            <text:p>13.99408</text:p>
          </table:table-cell>
          <table:table-cell office:value-type="float" office:value="17.43842" calcext:value-type="float">
            <text:p>17.43842</text:p>
          </table:table-cell>
          <table:table-cell office:value-type="float" office:value="15.20242" calcext:value-type="float">
            <text:p>15.20242</text:p>
          </table:table-cell>
          <table:table-cell office:value-type="float" office:value="17.32748" calcext:value-type="float">
            <text:p>17.32748</text:p>
          </table:table-cell>
          <table:table-cell office:value-type="float" office:value="15.55832" calcext:value-type="float">
            <text:p>15.55832</text:p>
          </table:table-cell>
          <table:table-cell office:value-type="float" office:value="16.92944" calcext:value-type="float">
            <text:p>16.92944</text:p>
          </table:table-cell>
          <table:table-cell office:value-type="float" office:value="15.68732" calcext:value-type="float">
            <text:p>15.68732</text:p>
          </table:table-cell>
          <table:table-cell office:value-type="float" office:value="16.01917" calcext:value-type="float">
            <text:p>16.01917</text:p>
          </table:table-cell>
          <table:table-cell office:value-type="float" office:value="15.26917" calcext:value-type="float">
            <text:p>15.26917</text:p>
          </table:table-cell>
          <table:table-cell office:value-type="float" office:value="14.4407" calcext:value-type="float">
            <text:p>14.4407</text:p>
          </table:table-cell>
          <table:table-cell office:value-type="float" office:value="14.30963" calcext:value-type="float">
            <text:p>14.30963</text:p>
          </table:table-cell>
          <table:table-cell office:value-type="float" office:value="12.19931" calcext:value-type="float">
            <text:p>12.19931</text:p>
          </table:table-cell>
          <table:table-cell office:value-type="float" office:value="11.93329" calcext:value-type="float">
            <text:p>11.93329</text:p>
          </table:table-cell>
          <table:table-cell office:value-type="float" office:value="9.896667" calcext:value-type="float">
            <text:p>9.896667</text:p>
          </table:table-cell>
          <table:table-cell office:value-type="float" office:value="9.658356" calcext:value-type="float">
            <text:p>9.658356</text:p>
          </table:table-cell>
          <table:table-cell office:value-type="float" office:value="8.509857" calcext:value-type="float">
            <text:p>8.509857</text:p>
          </table:table-cell>
          <table:table-cell office:value-type="float" office:value="8.337891" calcext:value-type="float">
            <text:p>8.337891</text:p>
          </table:table-cell>
          <table:table-cell office:value-type="float" office:value="7.541595" calcext:value-type="float">
            <text:p>7.541595</text:p>
          </table:table-cell>
          <table:table-cell office:value-type="float" office:value="7.4104" calcext:value-type="float">
            <text:p>7.4104</text:p>
          </table:table-cell>
          <table:table-cell office:value-type="float" office:value="6.960541" calcext:value-type="float">
            <text:p>6.960541</text:p>
          </table:table-cell>
          <table:table-cell office:value-type="float" office:value="6.84671" calcext:value-type="float">
            <text:p>6.84671</text:p>
          </table:table-cell>
          <table:table-cell office:value-type="float" office:value="6.83316" calcext:value-type="float">
            <text:p>6.83316</text:p>
          </table:table-cell>
          <table:table-cell office:value-type="float" office:value="6.728943" calcext:value-type="float">
            <text:p>6.728943</text:p>
          </table:table-cell>
          <table:table-cell office:value-type="float" office:value="25.23972" calcext:value-type="float">
            <text:p>25.23972</text:p>
          </table:table-cell>
          <table:table-cell office:value-type="float" office:value="7.307404" calcext:value-type="float">
            <text:p>7.3074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5" calcext:value-type="float">
            <text:p>22042005</text:p>
          </table:table-cell>
          <table:table-cell office:value-type="float" office:value="14.57267" calcext:value-type="float">
            <text:p>14.57267</text:p>
          </table:table-cell>
          <table:table-cell office:value-type="float" office:value="11.35" calcext:value-type="float">
            <text:p>11.35</text:p>
          </table:table-cell>
          <table:table-cell office:value-type="float" office:value="3.05" calcext:value-type="float">
            <text:p>3.05</text:p>
          </table:table-cell>
          <table:table-cell office:value-type="float" office:value="1.145436" calcext:value-type="float">
            <text:p>1.145436</text:p>
          </table:table-cell>
          <table:table-cell office:value-type="float" office:value="0.6695231" calcext:value-type="float">
            <text:p>0.6695231</text:p>
          </table:table-cell>
          <table:table-cell office:value-type="float" office:value="686.124" calcext:value-type="float">
            <text:p>686.124</text:p>
          </table:table-cell>
          <table:table-cell office:value-type="float" office:value="5.9" calcext:value-type="float">
            <text:p>5.9</text:p>
          </table:table-cell>
          <table:table-cell office:value-type="float" office:value="25.89774" calcext:value-type="float">
            <text:p>25.89774</text:p>
          </table:table-cell>
          <table:table-cell office:value-type="float" office:value="4.059296" calcext:value-type="float">
            <text:p>4.059296</text:p>
          </table:table-cell>
          <table:table-cell office:value-type="float" office:value="19.90588" calcext:value-type="float">
            <text:p>19.90588</text:p>
          </table:table-cell>
          <table:table-cell office:value-type="float" office:value="7.407898" calcext:value-type="float">
            <text:p>7.407898</text:p>
          </table:table-cell>
          <table:table-cell office:value-type="float" office:value="17.33771" calcext:value-type="float">
            <text:p>17.33771</text:p>
          </table:table-cell>
          <table:table-cell office:value-type="float" office:value="10.26285" calcext:value-type="float">
            <text:p>10.26285</text:p>
          </table:table-cell>
          <table:table-cell office:value-type="float" office:value="16.08209" calcext:value-type="float">
            <text:p>16.08209</text:p>
          </table:table-cell>
          <table:table-cell office:value-type="float" office:value="12.31729" calcext:value-type="float">
            <text:p>12.31729</text:p>
          </table:table-cell>
          <table:table-cell office:value-type="float" office:value="15.48566" calcext:value-type="float">
            <text:p>15.48566</text:p>
          </table:table-cell>
          <table:table-cell office:value-type="float" office:value="13.27991" calcext:value-type="float">
            <text:p>13.27991</text:p>
          </table:table-cell>
          <table:table-cell office:value-type="float" office:value="15.65634" calcext:value-type="float">
            <text:p>15.65634</text:p>
          </table:table-cell>
          <table:table-cell office:value-type="float" office:value="14.15381" calcext:value-type="float">
            <text:p>14.15381</text:p>
          </table:table-cell>
          <table:table-cell office:value-type="float" office:value="15.25714" calcext:value-type="float">
            <text:p>15.25714</text:p>
          </table:table-cell>
          <table:table-cell office:value-type="float" office:value="14.2175" calcext:value-type="float">
            <text:p>14.2175</text:p>
          </table:table-cell>
          <table:table-cell office:value-type="float" office:value="14.30795" calcext:value-type="float">
            <text:p>14.30795</text:p>
          </table:table-cell>
          <table:table-cell office:value-type="float" office:value="13.80865" calcext:value-type="float">
            <text:p>13.80865</text:p>
          </table:table-cell>
          <table:table-cell office:value-type="float" office:value="12.25812" calcext:value-type="float">
            <text:p>12.25812</text:p>
          </table:table-cell>
          <table:table-cell office:value-type="float" office:value="12.20111" calcext:value-type="float">
            <text:p>12.20111</text:p>
          </table:table-cell>
          <table:table-cell office:value-type="float" office:value="10.10358" calcext:value-type="float">
            <text:p>10.10358</text:p>
          </table:table-cell>
          <table:table-cell office:value-type="float" office:value="9.899078" calcext:value-type="float">
            <text:p>9.899078</text:p>
          </table:table-cell>
          <table:table-cell office:value-type="float" office:value="8.687469" calcext:value-type="float">
            <text:p>8.687469</text:p>
          </table:table-cell>
          <table:table-cell office:value-type="float" office:value="8.511719" calcext:value-type="float">
            <text:p>8.511719</text:p>
          </table:table-cell>
          <table:table-cell office:value-type="float" office:value="7.680725" calcext:value-type="float">
            <text:p>7.680725</text:p>
          </table:table-cell>
          <table:table-cell office:value-type="float" office:value="7.542999" calcext:value-type="float">
            <text:p>7.542999</text:p>
          </table:table-cell>
          <table:table-cell office:value-type="float" office:value="7.077606" calcext:value-type="float">
            <text:p>7.077606</text:p>
          </table:table-cell>
          <table:table-cell office:value-type="float" office:value="6.961761" calcext:value-type="float">
            <text:p>6.961761</text:p>
          </table:table-cell>
          <table:table-cell office:value-type="float" office:value="6.93869" calcext:value-type="float">
            <text:p>6.93869</text:p>
          </table:table-cell>
          <table:table-cell office:value-type="float" office:value="6.834259" calcext:value-type="float">
            <text:p>6.834259</text:p>
          </table:table-cell>
          <table:table-cell office:value-type="float" office:value="29.46262" calcext:value-type="float">
            <text:p>29.46262</text:p>
          </table:table-cell>
          <table:table-cell office:value-type="float" office:value="1.136658" calcext:value-type="float">
            <text:p>1.1366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5" calcext:value-type="float">
            <text:p>23042005</text:p>
          </table:table-cell>
          <table:table-cell office:value-type="float" office:value="27.06721" calcext:value-type="float">
            <text:p>27.06721</text:p>
          </table:table-cell>
          <table:table-cell office:value-type="float" office:value="11.69" calcext:value-type="float">
            <text:p>11.69</text:p>
          </table:table-cell>
          <table:table-cell office:value-type="float" office:value="0.41" calcext:value-type="float">
            <text:p>0.41</text:p>
          </table:table-cell>
          <table:table-cell office:value-type="float" office:value="0.7647325" calcext:value-type="float">
            <text:p>0.7647325</text:p>
          </table:table-cell>
          <table:table-cell office:value-type="float" office:value="0.5551766" calcext:value-type="float">
            <text:p>0.5551766</text:p>
          </table:table-cell>
          <table:table-cell office:value-type="float" office:value="384.048" calcext:value-type="float">
            <text:p>384.048</text:p>
          </table:table-cell>
          <table:table-cell office:value-type="float" office:value="0" calcext:value-type="float">
            <text:p>0</text:p>
          </table:table-cell>
          <table:table-cell office:value-type="float" office:value="28.49539" calcext:value-type="float">
            <text:p>28.49539</text:p>
          </table:table-cell>
          <table:table-cell office:value-type="float" office:value="1.256836" calcext:value-type="float">
            <text:p>1.256836</text:p>
          </table:table-cell>
          <table:table-cell office:value-type="float" office:value="22.75766" calcext:value-type="float">
            <text:p>22.75766</text:p>
          </table:table-cell>
          <table:table-cell office:value-type="float" office:value="4.281921" calcext:value-type="float">
            <text:p>4.281921</text:p>
          </table:table-cell>
          <table:table-cell office:value-type="float" office:value="18.96063" calcext:value-type="float">
            <text:p>18.96063</text:p>
          </table:table-cell>
          <table:table-cell office:value-type="float" office:value="7.087097" calcext:value-type="float">
            <text:p>7.087097</text:p>
          </table:table-cell>
          <table:table-cell office:value-type="float" office:value="16.52115" calcext:value-type="float">
            <text:p>16.52115</text:p>
          </table:table-cell>
          <table:table-cell office:value-type="float" office:value="9.342651" calcext:value-type="float">
            <text:p>9.342651</text:p>
          </table:table-cell>
          <table:table-cell office:value-type="float" office:value="15.25723" calcext:value-type="float">
            <text:p>15.25723</text:p>
          </table:table-cell>
          <table:table-cell office:value-type="float" office:value="10.63815" calcext:value-type="float">
            <text:p>10.63815</text:p>
          </table:table-cell>
          <table:table-cell office:value-type="float" office:value="14.16574" calcext:value-type="float">
            <text:p>14.16574</text:p>
          </table:table-cell>
          <table:table-cell office:value-type="float" office:value="11.92294" calcext:value-type="float">
            <text:p>11.92294</text:p>
          </table:table-cell>
          <table:table-cell office:value-type="float" office:value="14.20575" calcext:value-type="float">
            <text:p>14.20575</text:p>
          </table:table-cell>
          <table:table-cell office:value-type="float" office:value="12.58054" calcext:value-type="float">
            <text:p>12.58054</text:p>
          </table:table-cell>
          <table:table-cell office:value-type="float" office:value="13.80402" calcext:value-type="float">
            <text:p>13.80402</text:p>
          </table:table-cell>
          <table:table-cell office:value-type="float" office:value="13.02283" calcext:value-type="float">
            <text:p>13.02283</text:p>
          </table:table-cell>
          <table:table-cell office:value-type="float" office:value="12.24887" calcext:value-type="float">
            <text:p>12.24887</text:p>
          </table:table-cell>
          <table:table-cell office:value-type="float" office:value="12.0686" calcext:value-type="float">
            <text:p>12.0686</text:p>
          </table:table-cell>
          <table:table-cell office:value-type="float" office:value="10.24106" calcext:value-type="float">
            <text:p>10.24106</text:p>
          </table:table-cell>
          <table:table-cell office:value-type="float" office:value="10.10541" calcext:value-type="float">
            <text:p>10.10541</text:p>
          </table:table-cell>
          <table:table-cell office:value-type="float" office:value="8.852112" calcext:value-type="float">
            <text:p>8.852112</text:p>
          </table:table-cell>
          <table:table-cell office:value-type="float" office:value="8.68927" calcext:value-type="float">
            <text:p>8.68927</text:p>
          </table:table-cell>
          <table:table-cell office:value-type="float" office:value="7.823334" calcext:value-type="float">
            <text:p>7.823334</text:p>
          </table:table-cell>
          <table:table-cell office:value-type="float" office:value="7.68219" calcext:value-type="float">
            <text:p>7.68219</text:p>
          </table:table-cell>
          <table:table-cell office:value-type="float" office:value="7.197571" calcext:value-type="float">
            <text:p>7.197571</text:p>
          </table:table-cell>
          <table:table-cell office:value-type="float" office:value="7.078857" calcext:value-type="float">
            <text:p>7.078857</text:p>
          </table:table-cell>
          <table:table-cell office:value-type="float" office:value="7.04538" calcext:value-type="float">
            <text:p>7.04538</text:p>
          </table:table-cell>
          <table:table-cell office:value-type="float" office:value="6.939819" calcext:value-type="float">
            <text:p>6.939819</text:p>
          </table:table-cell>
          <table:table-cell office:value-type="float" office:value="31.63867" calcext:value-type="float">
            <text:p>31.63867</text:p>
          </table:table-cell>
          <table:table-cell office:value-type="float" office:value="-1.269684" calcext:value-type="float">
            <text:p>-1.2696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5" calcext:value-type="float">
            <text:p>24042005</text:p>
          </table:table-cell>
          <table:table-cell office:value-type="float" office:value="27.1668" calcext:value-type="float">
            <text:p>27.1668</text:p>
          </table:table-cell>
          <table:table-cell office:value-type="float" office:value="15.49" calcext:value-type="float">
            <text:p>15.49</text:p>
          </table:table-cell>
          <table:table-cell office:value-type="float" office:value="-1.38" calcext:value-type="float">
            <text:p>-1.38</text:p>
          </table:table-cell>
          <table:table-cell office:value-type="float" office:value="0.7648068" calcext:value-type="float">
            <text:p>0.7648068</text:p>
          </table:table-cell>
          <table:table-cell office:value-type="float" office:value="0.48796" calcext:value-type="float">
            <text:p>0.48796</text:p>
          </table:table-cell>
          <table:table-cell office:value-type="float" office:value="202.536" calcext:value-type="float">
            <text:p>202.536</text:p>
          </table:table-cell>
          <table:table-cell office:value-type="float" office:value="0" calcext:value-type="float">
            <text:p>0</text:p>
          </table:table-cell>
          <table:table-cell office:value-type="float" office:value="28.36819" calcext:value-type="float">
            <text:p>28.36819</text:p>
          </table:table-cell>
          <table:table-cell office:value-type="float" office:value="0.01568604" calcext:value-type="float">
            <text:p>0.01568604</text:p>
          </table:table-cell>
          <table:table-cell office:value-type="float" office:value="22.41504" calcext:value-type="float">
            <text:p>22.41504</text:p>
          </table:table-cell>
          <table:table-cell office:value-type="float" office:value="3.553436" calcext:value-type="float">
            <text:p>3.553436</text:p>
          </table:table-cell>
          <table:table-cell office:value-type="float" office:value="18.63373" calcext:value-type="float">
            <text:p>18.63373</text:p>
          </table:table-cell>
          <table:table-cell office:value-type="float" office:value="6.67038" calcext:value-type="float">
            <text:p>6.67038</text:p>
          </table:table-cell>
          <table:table-cell office:value-type="float" office:value="16.2243" calcext:value-type="float">
            <text:p>16.2243</text:p>
          </table:table-cell>
          <table:table-cell office:value-type="float" office:value="9.124756" calcext:value-type="float">
            <text:p>9.124756</text:p>
          </table:table-cell>
          <table:table-cell office:value-type="float" office:value="14.95148" calcext:value-type="float">
            <text:p>14.95148</text:p>
          </table:table-cell>
          <table:table-cell office:value-type="float" office:value="10.46216" calcext:value-type="float">
            <text:p>10.46216</text:p>
          </table:table-cell>
          <table:table-cell office:value-type="float" office:value="13.88312" calcext:value-type="float">
            <text:p>13.88312</text:p>
          </table:table-cell>
          <table:table-cell office:value-type="float" office:value="11.68091" calcext:value-type="float">
            <text:p>11.68091</text:p>
          </table:table-cell>
          <table:table-cell office:value-type="float" office:value="13.63525" calcext:value-type="float">
            <text:p>13.63525</text:p>
          </table:table-cell>
          <table:table-cell office:value-type="float" office:value="12.22659" calcext:value-type="float">
            <text:p>12.22659</text:p>
          </table:table-cell>
          <table:table-cell office:value-type="float" office:value="13.04269" calcext:value-type="float">
            <text:p>13.04269</text:p>
          </table:table-cell>
          <table:table-cell office:value-type="float" office:value="12.59171" calcext:value-type="float">
            <text:p>12.59171</text:p>
          </table:table-cell>
          <table:table-cell office:value-type="float" office:value="12.06644" calcext:value-type="float">
            <text:p>12.06644</text:p>
          </table:table-cell>
          <table:table-cell office:value-type="float" office:value="11.84555" calcext:value-type="float">
            <text:p>11.84555</text:p>
          </table:table-cell>
          <table:table-cell office:value-type="float" office:value="10.30426" calcext:value-type="float">
            <text:p>10.30426</text:p>
          </table:table-cell>
          <table:table-cell office:value-type="float" office:value="10.242" calcext:value-type="float">
            <text:p>10.242</text:p>
          </table:table-cell>
          <table:table-cell office:value-type="float" office:value="8.988953" calcext:value-type="float">
            <text:p>8.988953</text:p>
          </table:table-cell>
          <table:table-cell office:value-type="float" office:value="8.853699" calcext:value-type="float">
            <text:p>8.853699</text:p>
          </table:table-cell>
          <table:table-cell office:value-type="float" office:value="7.963257" calcext:value-type="float">
            <text:p>7.963257</text:p>
          </table:table-cell>
          <table:table-cell office:value-type="float" office:value="7.82486" calcext:value-type="float">
            <text:p>7.82486</text:p>
          </table:table-cell>
          <table:table-cell office:value-type="float" office:value="7.319122" calcext:value-type="float">
            <text:p>7.319122</text:p>
          </table:table-cell>
          <table:table-cell office:value-type="float" office:value="7.198853" calcext:value-type="float">
            <text:p>7.198853</text:p>
          </table:table-cell>
          <table:table-cell office:value-type="float" office:value="7.152863" calcext:value-type="float">
            <text:p>7.152863</text:p>
          </table:table-cell>
          <table:table-cell office:value-type="float" office:value="7.046478" calcext:value-type="float">
            <text:p>7.046478</text:p>
          </table:table-cell>
          <table:table-cell office:value-type="float" office:value="30.99591" calcext:value-type="float">
            <text:p>30.99591</text:p>
          </table:table-cell>
          <table:table-cell office:value-type="float" office:value="-2.370209" calcext:value-type="float">
            <text:p>-2.3702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5" calcext:value-type="float">
            <text:p>25042005</text:p>
          </table:table-cell>
          <table:table-cell office:value-type="float" office:value="15.31752" calcext:value-type="float">
            <text:p>15.31752</text:p>
          </table:table-cell>
          <table:table-cell office:value-type="float" office:value="15.5" calcext:value-type="float">
            <text:p>15.5</text:p>
          </table:table-cell>
          <table:table-cell office:value-type="float" office:value="3.1" calcext:value-type="float">
            <text:p>3.1</text:p>
          </table:table-cell>
          <table:table-cell office:value-type="float" office:value="1.039341" calcext:value-type="float">
            <text:p>1.039341</text:p>
          </table:table-cell>
          <table:table-cell office:value-type="float" office:value="0.6718794" calcext:value-type="float">
            <text:p>0.6718794</text:p>
          </table:table-cell>
          <table:table-cell office:value-type="float" office:value="434.52" calcext:value-type="float">
            <text:p>434.52</text:p>
          </table:table-cell>
          <table:table-cell office:value-type="float" office:value="0" calcext:value-type="float">
            <text:p>0</text:p>
          </table:table-cell>
          <table:table-cell office:value-type="float" office:value="24.3577" calcext:value-type="float">
            <text:p>24.3577</text:p>
          </table:table-cell>
          <table:table-cell office:value-type="float" office:value="3.251434" calcext:value-type="float">
            <text:p>3.251434</text:p>
          </table:table-cell>
          <table:table-cell office:value-type="float" office:value="18.90359" calcext:value-type="float">
            <text:p>18.90359</text:p>
          </table:table-cell>
          <table:table-cell office:value-type="float" office:value="5.984283" calcext:value-type="float">
            <text:p>5.984283</text:p>
          </table:table-cell>
          <table:table-cell office:value-type="float" office:value="16.25052" calcext:value-type="float">
            <text:p>16.25052</text:p>
          </table:table-cell>
          <table:table-cell office:value-type="float" office:value="8.28653" calcext:value-type="float">
            <text:p>8.28653</text:p>
          </table:table-cell>
          <table:table-cell office:value-type="float" office:value="14.59152" calcext:value-type="float">
            <text:p>14.59152</text:p>
          </table:table-cell>
          <table:table-cell office:value-type="float" office:value="10.15079" calcext:value-type="float">
            <text:p>10.15079</text:p>
          </table:table-cell>
          <table:table-cell office:value-type="float" office:value="13.80991" calcext:value-type="float">
            <text:p>13.80991</text:p>
          </table:table-cell>
          <table:table-cell office:value-type="float" office:value="11.13812" calcext:value-type="float">
            <text:p>11.13812</text:p>
          </table:table-cell>
          <table:table-cell office:value-type="float" office:value="13.68237" calcext:value-type="float">
            <text:p>13.68237</text:p>
          </table:table-cell>
          <table:table-cell office:value-type="float" office:value="12.01569" calcext:value-type="float">
            <text:p>12.01569</text:p>
          </table:table-cell>
          <table:table-cell office:value-type="float" office:value="13.3125" calcext:value-type="float">
            <text:p>13.3125</text:p>
          </table:table-cell>
          <table:table-cell office:value-type="float" office:value="12.30634" calcext:value-type="float">
            <text:p>12.30634</text:p>
          </table:table-cell>
          <table:table-cell office:value-type="float" office:value="12.66525" calcext:value-type="float">
            <text:p>12.66525</text:p>
          </table:table-cell>
          <table:table-cell office:value-type="float" office:value="12.3801" calcext:value-type="float">
            <text:p>12.3801</text:p>
          </table:table-cell>
          <table:table-cell office:value-type="float" office:value="11.84357" calcext:value-type="float">
            <text:p>11.84357</text:p>
          </table:table-cell>
          <table:table-cell office:value-type="float" office:value="11.67368" calcext:value-type="float">
            <text:p>11.67368</text:p>
          </table:table-cell>
          <table:table-cell office:value-type="float" office:value="10.32446" calcext:value-type="float">
            <text:p>10.32446</text:p>
          </table:table-cell>
          <table:table-cell office:value-type="float" office:value="10.30463" calcext:value-type="float">
            <text:p>10.30463</text:p>
          </table:table-cell>
          <table:table-cell office:value-type="float" office:value="9.096375" calcext:value-type="float">
            <text:p>9.096375</text:p>
          </table:table-cell>
          <table:table-cell office:value-type="float" office:value="8.990234" calcext:value-type="float">
            <text:p>8.990234</text:p>
          </table:table-cell>
          <table:table-cell office:value-type="float" office:value="8.094727" calcext:value-type="float">
            <text:p>8.094727</text:p>
          </table:table-cell>
          <table:table-cell office:value-type="float" office:value="7.964661" calcext:value-type="float">
            <text:p>7.964661</text:p>
          </table:table-cell>
          <table:table-cell office:value-type="float" office:value="7.438324" calcext:value-type="float">
            <text:p>7.438324</text:p>
          </table:table-cell>
          <table:table-cell office:value-type="float" office:value="7.320374" calcext:value-type="float">
            <text:p>7.320374</text:p>
          </table:table-cell>
          <table:table-cell office:value-type="float" office:value="7.261932" calcext:value-type="float">
            <text:p>7.261932</text:p>
          </table:table-cell>
          <table:table-cell office:value-type="float" office:value="7.153992" calcext:value-type="float">
            <text:p>7.153992</text:p>
          </table:table-cell>
          <table:table-cell office:value-type="float" office:value="28.65231" calcext:value-type="float">
            <text:p>28.65231</text:p>
          </table:table-cell>
          <table:table-cell office:value-type="float" office:value="0.8588867" calcext:value-type="float">
            <text:p>0.85888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5" calcext:value-type="float">
            <text:p>26042005</text:p>
          </table:table-cell>
          <table:table-cell office:value-type="float" office:value="11.94046" calcext:value-type="float">
            <text:p>11.94046</text:p>
          </table:table-cell>
          <table:table-cell office:value-type="float" office:value="10.85" calcext:value-type="float">
            <text:p>10.85</text:p>
          </table:table-cell>
          <table:table-cell office:value-type="float" office:value="2.13" calcext:value-type="float">
            <text:p>2.13</text:p>
          </table:table-cell>
          <table:table-cell office:value-type="float" office:value="0.8311936" calcext:value-type="float">
            <text:p>0.8311936</text:p>
          </table:table-cell>
          <table:table-cell office:value-type="float" office:value="0.6274788" calcext:value-type="float">
            <text:p>0.6274788</text:p>
          </table:table-cell>
          <table:table-cell office:value-type="float" office:value="521.3521" calcext:value-type="float">
            <text:p>521.3521</text:p>
          </table:table-cell>
          <table:table-cell office:value-type="float" office:value="0" calcext:value-type="float">
            <text:p>0</text:p>
          </table:table-cell>
          <table:table-cell office:value-type="float" office:value="20.33536" calcext:value-type="float">
            <text:p>20.33536</text:p>
          </table:table-cell>
          <table:table-cell office:value-type="float" office:value="2.706085" calcext:value-type="float">
            <text:p>2.706085</text:p>
          </table:table-cell>
          <table:table-cell office:value-type="float" office:value="16.45425" calcext:value-type="float">
            <text:p>16.45425</text:p>
          </table:table-cell>
          <table:table-cell office:value-type="float" office:value="5.576324" calcext:value-type="float">
            <text:p>5.576324</text:p>
          </table:table-cell>
          <table:table-cell office:value-type="float" office:value="14.15643" calcext:value-type="float">
            <text:p>14.15643</text:p>
          </table:table-cell>
          <table:table-cell office:value-type="float" office:value="7.684235" calcext:value-type="float">
            <text:p>7.684235</text:p>
          </table:table-cell>
          <table:table-cell office:value-type="float" office:value="12.89334" calcext:value-type="float">
            <text:p>12.89334</text:p>
          </table:table-cell>
          <table:table-cell office:value-type="float" office:value="9.372681" calcext:value-type="float">
            <text:p>9.372681</text:p>
          </table:table-cell>
          <table:table-cell office:value-type="float" office:value="12.43103" calcext:value-type="float">
            <text:p>12.43103</text:p>
          </table:table-cell>
          <table:table-cell office:value-type="float" office:value="10.30255" calcext:value-type="float">
            <text:p>10.30255</text:p>
          </table:table-cell>
          <table:table-cell office:value-type="float" office:value="12.86929" calcext:value-type="float">
            <text:p>12.86929</text:p>
          </table:table-cell>
          <table:table-cell office:value-type="float" office:value="11.14395" calcext:value-type="float">
            <text:p>11.14395</text:p>
          </table:table-cell>
          <table:table-cell office:value-type="float" office:value="12.75909" calcext:value-type="float">
            <text:p>12.75909</text:p>
          </table:table-cell>
          <table:table-cell office:value-type="float" office:value="11.59531" calcext:value-type="float">
            <text:p>11.59531</text:p>
          </table:table-cell>
          <table:table-cell office:value-type="float" office:value="12.38385" calcext:value-type="float">
            <text:p>12.38385</text:p>
          </table:table-cell>
          <table:table-cell office:value-type="float" office:value="11.896" calcext:value-type="float">
            <text:p>11.896</text:p>
          </table:table-cell>
          <table:table-cell office:value-type="float" office:value="11.672" calcext:value-type="float">
            <text:p>11.672</text:p>
          </table:table-cell>
          <table:table-cell office:value-type="float" office:value="11.47446" calcext:value-type="float">
            <text:p>11.47446</text:p>
          </table:table-cell>
          <table:table-cell office:value-type="float" office:value="10.32532" calcext:value-type="float">
            <text:p>10.32532</text:p>
          </table:table-cell>
          <table:table-cell office:value-type="float" office:value="10.31842" calcext:value-type="float">
            <text:p>10.31842</text:p>
          </table:table-cell>
          <table:table-cell office:value-type="float" office:value="9.178375" calcext:value-type="float">
            <text:p>9.178375</text:p>
          </table:table-cell>
          <table:table-cell office:value-type="float" office:value="9.097321" calcext:value-type="float">
            <text:p>9.097321</text:p>
          </table:table-cell>
          <table:table-cell office:value-type="float" office:value="8.213135" calcext:value-type="float">
            <text:p>8.213135</text:p>
          </table:table-cell>
          <table:table-cell office:value-type="float" office:value="8.095978" calcext:value-type="float">
            <text:p>8.095978</text:p>
          </table:table-cell>
          <table:table-cell office:value-type="float" office:value="7.55899" calcext:value-type="float">
            <text:p>7.55899</text:p>
          </table:table-cell>
          <table:table-cell office:value-type="float" office:value="7.439606" calcext:value-type="float">
            <text:p>7.439606</text:p>
          </table:table-cell>
          <table:table-cell office:value-type="float" office:value="7.37262" calcext:value-type="float">
            <text:p>7.37262</text:p>
          </table:table-cell>
          <table:table-cell office:value-type="float" office:value="7.263092" calcext:value-type="float">
            <text:p>7.263092</text:p>
          </table:table-cell>
          <table:table-cell office:value-type="float" office:value="23.28079" calcext:value-type="float">
            <text:p>23.28079</text:p>
          </table:table-cell>
          <table:table-cell office:value-type="float" office:value="-0.05758667" calcext:value-type="float">
            <text:p>-0.057586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5" calcext:value-type="float">
            <text:p>27042005</text:p>
          </table:table-cell>
          <table:table-cell office:value-type="float" office:value="17.6377" calcext:value-type="float">
            <text:p>17.6377</text:p>
          </table:table-cell>
          <table:table-cell office:value-type="float" office:value="14.58" calcext:value-type="float">
            <text:p>14.58</text:p>
          </table:table-cell>
          <table:table-cell office:value-type="float" office:value="0.75" calcext:value-type="float">
            <text:p>0.75</text:p>
          </table:table-cell>
          <table:table-cell office:value-type="float" office:value="0.86014" calcext:value-type="float">
            <text:p>0.86014</text:p>
          </table:table-cell>
          <table:table-cell office:value-type="float" office:value="0.568845" calcext:value-type="float">
            <text:p>0.568845</text:p>
          </table:table-cell>
          <table:table-cell office:value-type="float" office:value="348.264" calcext:value-type="float">
            <text:p>348.264</text:p>
          </table:table-cell>
          <table:table-cell office:value-type="float" office:value="0" calcext:value-type="float">
            <text:p>0</text:p>
          </table:table-cell>
          <table:table-cell office:value-type="float" office:value="25.05127" calcext:value-type="float">
            <text:p>25.05127</text:p>
          </table:table-cell>
          <table:table-cell office:value-type="float" office:value="0.8789062" calcext:value-type="float">
            <text:p>0.8789062</text:p>
          </table:table-cell>
          <table:table-cell office:value-type="float" office:value="19.01572" calcext:value-type="float">
            <text:p>19.01572</text:p>
          </table:table-cell>
          <table:table-cell office:value-type="float" office:value="3.60321" calcext:value-type="float">
            <text:p>3.60321</text:p>
          </table:table-cell>
          <table:table-cell office:value-type="float" office:value="15.83017" calcext:value-type="float">
            <text:p>15.83017</text:p>
          </table:table-cell>
          <table:table-cell office:value-type="float" office:value="5.871857" calcext:value-type="float">
            <text:p>5.871857</text:p>
          </table:table-cell>
          <table:table-cell office:value-type="float" office:value="13.8324" calcext:value-type="float">
            <text:p>13.8324</text:p>
          </table:table-cell>
          <table:table-cell office:value-type="float" office:value="7.840851" calcext:value-type="float">
            <text:p>7.840851</text:p>
          </table:table-cell>
          <table:table-cell office:value-type="float" office:value="12.84906" calcext:value-type="float">
            <text:p>12.84906</text:p>
          </table:table-cell>
          <table:table-cell office:value-type="float" office:value="9.014313" calcext:value-type="float">
            <text:p>9.014313</text:p>
          </table:table-cell>
          <table:table-cell office:value-type="float" office:value="12.10562" calcext:value-type="float">
            <text:p>12.10562</text:p>
          </table:table-cell>
          <table:table-cell office:value-type="float" office:value="10.16623" calcext:value-type="float">
            <text:p>10.16623</text:p>
          </table:table-cell>
          <table:table-cell office:value-type="float" office:value="11.87341" calcext:value-type="float">
            <text:p>11.87341</text:p>
          </table:table-cell>
          <table:table-cell office:value-type="float" office:value="10.82083" calcext:value-type="float">
            <text:p>10.82083</text:p>
          </table:table-cell>
          <table:table-cell office:value-type="float" office:value="11.89325" calcext:value-type="float">
            <text:p>11.89325</text:p>
          </table:table-cell>
          <table:table-cell office:value-type="float" office:value="11.42139" calcext:value-type="float">
            <text:p>11.42139</text:p>
          </table:table-cell>
          <table:table-cell office:value-type="float" office:value="11.47205" calcext:value-type="float">
            <text:p>11.47205</text:p>
          </table:table-cell>
          <table:table-cell office:value-type="float" office:value="11.20682" calcext:value-type="float">
            <text:p>11.20682</text:p>
          </table:table-cell>
          <table:table-cell office:value-type="float" office:value="10.31821" calcext:value-type="float">
            <text:p>10.31821</text:p>
          </table:table-cell>
          <table:table-cell office:value-type="float" office:value="10.27899" calcext:value-type="float">
            <text:p>10.27899</text:p>
          </table:table-cell>
          <table:table-cell office:value-type="float" office:value="9.238678" calcext:value-type="float">
            <text:p>9.238678</text:p>
          </table:table-cell>
          <table:table-cell office:value-type="float" office:value="9.179108" calcext:value-type="float">
            <text:p>9.179108</text:p>
          </table:table-cell>
          <table:table-cell office:value-type="float" office:value="8.32132" calcext:value-type="float">
            <text:p>8.32132</text:p>
          </table:table-cell>
          <table:table-cell office:value-type="float" office:value="8.214325" calcext:value-type="float">
            <text:p>8.214325</text:p>
          </table:table-cell>
          <table:table-cell office:value-type="float" office:value="7.675842" calcext:value-type="float">
            <text:p>7.675842</text:p>
          </table:table-cell>
          <table:table-cell office:value-type="float" office:value="7.560211" calcext:value-type="float">
            <text:p>7.560211</text:p>
          </table:table-cell>
          <table:table-cell office:value-type="float" office:value="7.482635" calcext:value-type="float">
            <text:p>7.482635</text:p>
          </table:table-cell>
          <table:table-cell office:value-type="float" office:value="7.373779" calcext:value-type="float">
            <text:p>7.373779</text:p>
          </table:table-cell>
          <table:table-cell office:value-type="float" office:value="28.91852" calcext:value-type="float">
            <text:p>28.91852</text:p>
          </table:table-cell>
          <table:table-cell office:value-type="float" office:value="-1.310638" calcext:value-type="float">
            <text:p>-1.3106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5" calcext:value-type="float">
            <text:p>28042005</text:p>
          </table:table-cell>
          <table:table-cell office:value-type="float" office:value="8.88372" calcext:value-type="float">
            <text:p>8.88372</text:p>
          </table:table-cell>
          <table:table-cell office:value-type="float" office:value="7.14" calcext:value-type="float">
            <text:p>7.14</text:p>
          </table:table-cell>
          <table:table-cell office:value-type="float" office:value="3.73" calcext:value-type="float">
            <text:p>3.73</text:p>
          </table:table-cell>
          <table:table-cell office:value-type="float" office:value="0.7686516" calcext:value-type="float">
            <text:p>0.7686516</text:p>
          </table:table-cell>
          <table:table-cell office:value-type="float" office:value="0.6798572" calcext:value-type="float">
            <text:p>0.6798572</text:p>
          </table:table-cell>
          <table:table-cell office:value-type="float" office:value="267.552" calcext:value-type="float">
            <text:p>267.552</text:p>
          </table:table-cell>
          <table:table-cell office:value-type="float" office:value="0" calcext:value-type="float">
            <text:p>0</text:p>
          </table:table-cell>
          <table:table-cell office:value-type="float" office:value="16.15771" calcext:value-type="float">
            <text:p>16.15771</text:p>
          </table:table-cell>
          <table:table-cell office:value-type="float" office:value="2.847443" calcext:value-type="float">
            <text:p>2.847443</text:p>
          </table:table-cell>
          <table:table-cell office:value-type="float" office:value="13.02985" calcext:value-type="float">
            <text:p>13.02985</text:p>
          </table:table-cell>
          <table:table-cell office:value-type="float" office:value="5.281769" calcext:value-type="float">
            <text:p>5.281769</text:p>
          </table:table-cell>
          <table:table-cell office:value-type="float" office:value="11.35211" calcext:value-type="float">
            <text:p>11.35211</text:p>
          </table:table-cell>
          <table:table-cell office:value-type="float" office:value="7.309509" calcext:value-type="float">
            <text:p>7.309509</text:p>
          </table:table-cell>
          <table:table-cell office:value-type="float" office:value="11.21585" calcext:value-type="float">
            <text:p>11.21585</text:p>
          </table:table-cell>
          <table:table-cell office:value-type="float" office:value="8.815582" calcext:value-type="float">
            <text:p>8.815582</text:p>
          </table:table-cell>
          <table:table-cell office:value-type="float" office:value="11.65637" calcext:value-type="float">
            <text:p>11.65637</text:p>
          </table:table-cell>
          <table:table-cell office:value-type="float" office:value="9.609619" calcext:value-type="float">
            <text:p>9.609619</text:p>
          </table:table-cell>
          <table:table-cell office:value-type="float" office:value="11.93277" calcext:value-type="float">
            <text:p>11.93277</text:p>
          </table:table-cell>
          <table:table-cell office:value-type="float" office:value="10.31412" calcext:value-type="float">
            <text:p>10.31412</text:p>
          </table:table-cell>
          <table:table-cell office:value-type="float" office:value="11.79236" calcext:value-type="float">
            <text:p>11.79236</text:p>
          </table:table-cell>
          <table:table-cell office:value-type="float" office:value="10.73386" calcext:value-type="float">
            <text:p>10.73386</text:p>
          </table:table-cell>
          <table:table-cell office:value-type="float" office:value="11.4827" calcext:value-type="float">
            <text:p>11.4827</text:p>
          </table:table-cell>
          <table:table-cell office:value-type="float" office:value="11.07971" calcext:value-type="float">
            <text:p>11.07971</text:p>
          </table:table-cell>
          <table:table-cell office:value-type="float" office:value="11.2045" calcext:value-type="float">
            <text:p>11.2045</text:p>
          </table:table-cell>
          <table:table-cell office:value-type="float" office:value="10.98972" calcext:value-type="float">
            <text:p>10.98972</text:p>
          </table:table-cell>
          <table:table-cell office:value-type="float" office:value="10.27841" calcext:value-type="float">
            <text:p>10.27841</text:p>
          </table:table-cell>
          <table:table-cell office:value-type="float" office:value="10.21732" calcext:value-type="float">
            <text:p>10.21732</text:p>
          </table:table-cell>
          <table:table-cell office:value-type="float" office:value="9.277435" calcext:value-type="float">
            <text:p>9.277435</text:p>
          </table:table-cell>
          <table:table-cell office:value-type="float" office:value="9.239166" calcext:value-type="float">
            <text:p>9.239166</text:p>
          </table:table-cell>
          <table:table-cell office:value-type="float" office:value="8.417206" calcext:value-type="float">
            <text:p>8.417206</text:p>
          </table:table-cell>
          <table:table-cell office:value-type="float" office:value="8.322357" calcext:value-type="float">
            <text:p>8.322357</text:p>
          </table:table-cell>
          <table:table-cell office:value-type="float" office:value="7.787689" calcext:value-type="float">
            <text:p>7.787689</text:p>
          </table:table-cell>
          <table:table-cell office:value-type="float" office:value="7.677063" calcext:value-type="float">
            <text:p>7.677063</text:p>
          </table:table-cell>
          <table:table-cell office:value-type="float" office:value="7.591003" calcext:value-type="float">
            <text:p>7.591003</text:p>
          </table:table-cell>
          <table:table-cell office:value-type="float" office:value="7.483765" calcext:value-type="float">
            <text:p>7.483765</text:p>
          </table:table-cell>
          <table:table-cell office:value-type="float" office:value="17.94458" calcext:value-type="float">
            <text:p>17.94458</text:p>
          </table:table-cell>
          <table:table-cell office:value-type="float" office:value="0.6714478" calcext:value-type="float">
            <text:p>0.67144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5" calcext:value-type="float">
            <text:p>29042005</text:p>
          </table:table-cell>
          <table:table-cell office:value-type="float" office:value="23.51016" calcext:value-type="float">
            <text:p>23.51016</text:p>
          </table:table-cell>
          <table:table-cell office:value-type="float" office:value="12.69" calcext:value-type="float">
            <text:p>12.69</text:p>
          </table:table-cell>
          <table:table-cell office:value-type="float" office:value="1.08" calcext:value-type="float">
            <text:p>1.08</text:p>
          </table:table-cell>
          <table:table-cell office:value-type="float" office:value="0.7467978" calcext:value-type="float">
            <text:p>0.7467978</text:p>
          </table:table-cell>
          <table:table-cell office:value-type="float" office:value="0.5823991" calcext:value-type="float">
            <text:p>0.5823991</text:p>
          </table:table-cell>
          <table:table-cell office:value-type="float" office:value="304.2" calcext:value-type="float">
            <text:p>304.2</text:p>
          </table:table-cell>
          <table:table-cell office:value-type="float" office:value="0" calcext:value-type="float">
            <text:p>0</text:p>
          </table:table-cell>
          <table:table-cell office:value-type="float" office:value="26.19244" calcext:value-type="float">
            <text:p>26.19244</text:p>
          </table:table-cell>
          <table:table-cell office:value-type="float" office:value="1.668762" calcext:value-type="float">
            <text:p>1.668762</text:p>
          </table:table-cell>
          <table:table-cell office:value-type="float" office:value="20.4436" calcext:value-type="float">
            <text:p>20.4436</text:p>
          </table:table-cell>
          <table:table-cell office:value-type="float" office:value="3.738922" calcext:value-type="float">
            <text:p>3.738922</text:p>
          </table:table-cell>
          <table:table-cell office:value-type="float" office:value="16.82608" calcext:value-type="float">
            <text:p>16.82608</text:p>
          </table:table-cell>
          <table:table-cell office:value-type="float" office:value="5.594879" calcext:value-type="float">
            <text:p>5.594879</text:p>
          </table:table-cell>
          <table:table-cell office:value-type="float" office:value="14.27924" calcext:value-type="float">
            <text:p>14.27924</text:p>
          </table:table-cell>
          <table:table-cell office:value-type="float" office:value="7.209747" calcext:value-type="float">
            <text:p>7.209747</text:p>
          </table:table-cell>
          <table:table-cell office:value-type="float" office:value="12.91574" calcext:value-type="float">
            <text:p>12.91574</text:p>
          </table:table-cell>
          <table:table-cell office:value-type="float" office:value="8.206451" calcext:value-type="float">
            <text:p>8.206451</text:p>
          </table:table-cell>
          <table:table-cell office:value-type="float" office:value="11.7767" calcext:value-type="float">
            <text:p>11.7767</text:p>
          </table:table-cell>
          <table:table-cell office:value-type="float" office:value="9.2146" calcext:value-type="float">
            <text:p>9.2146</text:p>
          </table:table-cell>
          <table:table-cell office:value-type="float" office:value="11.28564" calcext:value-type="float">
            <text:p>11.28564</text:p>
          </table:table-cell>
          <table:table-cell office:value-type="float" office:value="9.892334" calcext:value-type="float">
            <text:p>9.892334</text:p>
          </table:table-cell>
          <table:table-cell office:value-type="float" office:value="11.07553" calcext:value-type="float">
            <text:p>11.07553</text:p>
          </table:table-cell>
          <table:table-cell office:value-type="float" office:value="10.61896" calcext:value-type="float">
            <text:p>10.61896</text:p>
          </table:table-cell>
          <table:table-cell office:value-type="float" office:value="10.98709" calcext:value-type="float">
            <text:p>10.98709</text:p>
          </table:table-cell>
          <table:table-cell office:value-type="float" office:value="10.70679" calcext:value-type="float">
            <text:p>10.70679</text:p>
          </table:table-cell>
          <table:table-cell office:value-type="float" office:value="10.21658" calcext:value-type="float">
            <text:p>10.21658</text:p>
          </table:table-cell>
          <table:table-cell office:value-type="float" office:value="10.13416" calcext:value-type="float">
            <text:p>10.13416</text:p>
          </table:table-cell>
          <table:table-cell office:value-type="float" office:value="9.298645" calcext:value-type="float">
            <text:p>9.298645</text:p>
          </table:table-cell>
          <table:table-cell office:value-type="float" office:value="9.27771" calcext:value-type="float">
            <text:p>9.27771</text:p>
          </table:table-cell>
          <table:table-cell office:value-type="float" office:value="8.500916" calcext:value-type="float">
            <text:p>8.500916</text:p>
          </table:table-cell>
          <table:table-cell office:value-type="float" office:value="8.418182" calcext:value-type="float">
            <text:p>8.418182</text:p>
          </table:table-cell>
          <table:table-cell office:value-type="float" office:value="7.894012" calcext:value-type="float">
            <text:p>7.894012</text:p>
          </table:table-cell>
          <table:table-cell office:value-type="float" office:value="7.788818" calcext:value-type="float">
            <text:p>7.788818</text:p>
          </table:table-cell>
          <table:table-cell office:value-type="float" office:value="7.697327" calcext:value-type="float">
            <text:p>7.697327</text:p>
          </table:table-cell>
          <table:table-cell office:value-type="float" office:value="7.592133" calcext:value-type="float">
            <text:p>7.592133</text:p>
          </table:table-cell>
          <table:table-cell office:value-type="float" office:value="29.45444" calcext:value-type="float">
            <text:p>29.45444</text:p>
          </table:table-cell>
          <table:table-cell office:value-type="float" office:value="-1.599579" calcext:value-type="float">
            <text:p>-1.5995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5" calcext:value-type="float">
            <text:p>30042005</text:p>
          </table:table-cell>
          <table:table-cell office:value-type="float" office:value="23.10955" calcext:value-type="float">
            <text:p>23.10955</text:p>
          </table:table-cell>
          <table:table-cell office:value-type="float" office:value="12.27" calcext:value-type="float">
            <text:p>12.27</text:p>
          </table:table-cell>
          <table:table-cell office:value-type="float" office:value="-0.08" calcext:value-type="float">
            <text:p>-0.08</text:p>
          </table:table-cell>
          <table:table-cell office:value-type="float" office:value="0.7447253" calcext:value-type="float">
            <text:p>0.7447253</text:p>
          </table:table-cell>
          <table:table-cell office:value-type="float" office:value="0.5359963" calcext:value-type="float">
            <text:p>0.5359963</text:p>
          </table:table-cell>
          <table:table-cell office:value-type="float" office:value="428.04" calcext:value-type="float">
            <text:p>428.04</text:p>
          </table:table-cell>
          <table:table-cell office:value-type="float" office:value="0" calcext:value-type="float">
            <text:p>0</text:p>
          </table:table-cell>
          <table:table-cell office:value-type="float" office:value="36.94629" calcext:value-type="float">
            <text:p>36.94629</text:p>
          </table:table-cell>
          <table:table-cell office:value-type="float" office:value="-0.3033752" calcext:value-type="float">
            <text:p>-0.3033752</text:p>
          </table:table-cell>
          <table:table-cell office:value-type="float" office:value="23.24591" calcext:value-type="float">
            <text:p>23.24591</text:p>
          </table:table-cell>
          <table:table-cell office:value-type="float" office:value="3.547455" calcext:value-type="float">
            <text:p>3.547455</text:p>
          </table:table-cell>
          <table:table-cell office:value-type="float" office:value="18.83972" calcext:value-type="float">
            <text:p>18.83972</text:p>
          </table:table-cell>
          <table:table-cell office:value-type="float" office:value="5.936157" calcext:value-type="float">
            <text:p>5.936157</text:p>
          </table:table-cell>
          <table:table-cell office:value-type="float" office:value="15.84564" calcext:value-type="float">
            <text:p>15.84564</text:p>
          </table:table-cell>
          <table:table-cell office:value-type="float" office:value="7.863098" calcext:value-type="float">
            <text:p>7.863098</text:p>
          </table:table-cell>
          <table:table-cell office:value-type="float" office:value="14.20114" calcext:value-type="float">
            <text:p>14.20114</text:p>
          </table:table-cell>
          <table:table-cell office:value-type="float" office:value="8.92395" calcext:value-type="float">
            <text:p>8.92395</text:p>
          </table:table-cell>
          <table:table-cell office:value-type="float" office:value="12.76804" calcext:value-type="float">
            <text:p>12.76804</text:p>
          </table:table-cell>
          <table:table-cell office:value-type="float" office:value="9.885193" calcext:value-type="float">
            <text:p>9.885193</text:p>
          </table:table-cell>
          <table:table-cell office:value-type="float" office:value="11.94128" calcext:value-type="float">
            <text:p>11.94128</text:p>
          </table:table-cell>
          <table:table-cell office:value-type="float" office:value="10.30832" calcext:value-type="float">
            <text:p>10.30832</text:p>
          </table:table-cell>
          <table:table-cell office:value-type="float" office:value="10.89178" calcext:value-type="float">
            <text:p>10.89178</text:p>
          </table:table-cell>
          <table:table-cell office:value-type="float" office:value="10.67224" calcext:value-type="float">
            <text:p>10.67224</text:p>
          </table:table-cell>
          <table:table-cell office:value-type="float" office:value="10.70471" calcext:value-type="float">
            <text:p>10.70471</text:p>
          </table:table-cell>
          <table:table-cell office:value-type="float" office:value="10.56549" calcext:value-type="float">
            <text:p>10.56549</text:p>
          </table:table-cell>
          <table:table-cell office:value-type="float" office:value="10.13315" calcext:value-type="float">
            <text:p>10.13315</text:p>
          </table:table-cell>
          <table:table-cell office:value-type="float" office:value="10.04532" calcext:value-type="float">
            <text:p>10.04532</text:p>
          </table:table-cell>
          <table:table-cell office:value-type="float" office:value="9.303772" calcext:value-type="float">
            <text:p>9.303772</text:p>
          </table:table-cell>
          <table:table-cell office:value-type="float" office:value="9.298798" calcext:value-type="float">
            <text:p>9.298798</text:p>
          </table:table-cell>
          <table:table-cell office:value-type="float" office:value="8.572113" calcext:value-type="float">
            <text:p>8.572113</text:p>
          </table:table-cell>
          <table:table-cell office:value-type="float" office:value="8.501709" calcext:value-type="float">
            <text:p>8.501709</text:p>
          </table:table-cell>
          <table:table-cell office:value-type="float" office:value="7.994232" calcext:value-type="float">
            <text:p>7.994232</text:p>
          </table:table-cell>
          <table:table-cell office:value-type="float" office:value="7.89505" calcext:value-type="float">
            <text:p>7.89505</text:p>
          </table:table-cell>
          <table:table-cell office:value-type="float" office:value="7.800964" calcext:value-type="float">
            <text:p>7.800964</text:p>
          </table:table-cell>
          <table:table-cell office:value-type="float" office:value="7.698425" calcext:value-type="float">
            <text:p>7.698425</text:p>
          </table:table-cell>
          <table:table-cell office:value-type="float" office:value="73.3743" calcext:value-type="float">
            <text:p>73.3743</text:p>
          </table:table-cell>
          <table:table-cell office:value-type="float" office:value="-3.21106" calcext:value-type="float">
            <text:p>-3.211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5" calcext:value-type="float">
            <text:p>1052005</text:p>
          </table:table-cell>
          <table:table-cell office:value-type="float" office:value="18.32031" calcext:value-type="float">
            <text:p>18.32031</text:p>
          </table:table-cell>
          <table:table-cell office:value-type="float" office:value="8.76" calcext:value-type="float">
            <text:p>8.76</text:p>
          </table:table-cell>
          <table:table-cell office:value-type="float" office:value="-0.55" calcext:value-type="float">
            <text:p>-0.55</text:p>
          </table:table-cell>
          <table:table-cell office:value-type="float" office:value="0.6892539" calcext:value-type="float">
            <text:p>0.6892539</text:p>
          </table:table-cell>
          <table:table-cell office:value-type="float" office:value="0.5181603" calcext:value-type="float">
            <text:p>0.5181603</text:p>
          </table:table-cell>
          <table:table-cell office:value-type="float" office:value="497.412" calcext:value-type="float">
            <text:p>497.412</text:p>
          </table:table-cell>
          <table:table-cell office:value-type="float" office:value="0" calcext:value-type="float">
            <text:p>0</text:p>
          </table:table-cell>
          <table:table-cell office:value-type="float" office:value="29.52493" calcext:value-type="float">
            <text:p>29.52493</text:p>
          </table:table-cell>
          <table:table-cell office:value-type="float" office:value="0.3930664" calcext:value-type="float">
            <text:p>0.3930664</text:p>
          </table:table-cell>
          <table:table-cell office:value-type="float" office:value="18.74152" calcext:value-type="float">
            <text:p>18.74152</text:p>
          </table:table-cell>
          <table:table-cell office:value-type="float" office:value="5.36203" calcext:value-type="float">
            <text:p>5.36203</text:p>
          </table:table-cell>
          <table:table-cell office:value-type="float" office:value="15.59277" calcext:value-type="float">
            <text:p>15.59277</text:p>
          </table:table-cell>
          <table:table-cell office:value-type="float" office:value="7.764496" calcext:value-type="float">
            <text:p>7.764496</text:p>
          </table:table-cell>
          <table:table-cell office:value-type="float" office:value="13.86432" calcext:value-type="float">
            <text:p>13.86432</text:p>
          </table:table-cell>
          <table:table-cell office:value-type="float" office:value="9.520172" calcext:value-type="float">
            <text:p>9.520172</text:p>
          </table:table-cell>
          <table:table-cell office:value-type="float" office:value="13.03604" calcext:value-type="float">
            <text:p>13.03604</text:p>
          </table:table-cell>
          <table:table-cell office:value-type="float" office:value="10.36188" calcext:value-type="float">
            <text:p>10.36188</text:p>
          </table:table-cell>
          <table:table-cell office:value-type="float" office:value="12.70157" calcext:value-type="float">
            <text:p>12.70157</text:p>
          </table:table-cell>
          <table:table-cell office:value-type="float" office:value="11.03644" calcext:value-type="float">
            <text:p>11.03644</text:p>
          </table:table-cell>
          <table:table-cell office:value-type="float" office:value="11.96967" calcext:value-type="float">
            <text:p>11.96967</text:p>
          </table:table-cell>
          <table:table-cell office:value-type="float" office:value="11.14447" calcext:value-type="float">
            <text:p>11.14447</text:p>
          </table:table-cell>
          <table:table-cell office:value-type="float" office:value="11.15848" calcext:value-type="float">
            <text:p>11.15848</text:p>
          </table:table-cell>
          <table:table-cell office:value-type="float" office:value="10.90204" calcext:value-type="float">
            <text:p>10.90204</text:p>
          </table:table-cell>
          <table:table-cell office:value-type="float" office:value="10.59473" calcext:value-type="float">
            <text:p>10.59473</text:p>
          </table:table-cell>
          <table:table-cell office:value-type="float" office:value="10.56412" calcext:value-type="float">
            <text:p>10.56412</text:p>
          </table:table-cell>
          <table:table-cell office:value-type="float" office:value="10.04446" calcext:value-type="float">
            <text:p>10.04446</text:p>
          </table:table-cell>
          <table:table-cell office:value-type="float" office:value="9.987671" calcext:value-type="float">
            <text:p>9.987671</text:p>
          </table:table-cell>
          <table:table-cell office:value-type="float" office:value="9.304047" calcext:value-type="float">
            <text:p>9.304047</text:p>
          </table:table-cell>
          <table:table-cell office:value-type="float" office:value="9.303345" calcext:value-type="float">
            <text:p>9.303345</text:p>
          </table:table-cell>
          <table:table-cell office:value-type="float" office:value="8.632599" calcext:value-type="float">
            <text:p>8.632599</text:p>
          </table:table-cell>
          <table:table-cell office:value-type="float" office:value="8.572815" calcext:value-type="float">
            <text:p>8.572815</text:p>
          </table:table-cell>
          <table:table-cell office:value-type="float" office:value="8.087524" calcext:value-type="float">
            <text:p>8.087524</text:p>
          </table:table-cell>
          <table:table-cell office:value-type="float" office:value="7.995209" calcext:value-type="float">
            <text:p>7.995209</text:p>
          </table:table-cell>
          <table:table-cell office:value-type="float" office:value="7.900909" calcext:value-type="float">
            <text:p>7.900909</text:p>
          </table:table-cell>
          <table:table-cell office:value-type="float" office:value="7.802032" calcext:value-type="float">
            <text:p>7.802032</text:p>
          </table:table-cell>
          <table:table-cell office:value-type="float" office:value="27.77756" calcext:value-type="float">
            <text:p>27.77756</text:p>
          </table:table-cell>
          <table:table-cell office:value-type="float" office:value="0.3930664" calcext:value-type="float">
            <text:p>0.39306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5" calcext:value-type="float">
            <text:p>2052005</text:p>
          </table:table-cell>
          <table:table-cell office:value-type="float" office:value="25.62744" calcext:value-type="float">
            <text:p>25.62744</text:p>
          </table:table-cell>
          <table:table-cell office:value-type="float" office:value="12.5" calcext:value-type="float">
            <text:p>12.5</text:p>
          </table:table-cell>
          <table:table-cell office:value-type="float" office:value="0.14" calcext:value-type="float">
            <text:p>0.14</text:p>
          </table:table-cell>
          <table:table-cell office:value-type="float" office:value="0.7283578" calcext:value-type="float">
            <text:p>0.7283578</text:p>
          </table:table-cell>
          <table:table-cell office:value-type="float" office:value="0.5445333" calcext:value-type="float">
            <text:p>0.5445333</text:p>
          </table:table-cell>
          <table:table-cell office:value-type="float" office:value="388.944" calcext:value-type="float">
            <text:p>388.944</text:p>
          </table:table-cell>
          <table:table-cell office:value-type="float" office:value="0" calcext:value-type="float">
            <text:p>0</text:p>
          </table:table-cell>
          <table:table-cell office:value-type="float" office:value="38.86057" calcext:value-type="float">
            <text:p>38.86057</text:p>
          </table:table-cell>
          <table:table-cell office:value-type="float" office:value="0.1349792" calcext:value-type="float">
            <text:p>0.1349792</text:p>
          </table:table-cell>
          <table:table-cell office:value-type="float" office:value="26.31241" calcext:value-type="float">
            <text:p>26.31241</text:p>
          </table:table-cell>
          <table:table-cell office:value-type="float" office:value="4.47467" calcext:value-type="float">
            <text:p>4.47467</text:p>
          </table:table-cell>
          <table:table-cell office:value-type="float" office:value="20.9603" calcext:value-type="float">
            <text:p>20.9603</text:p>
          </table:table-cell>
          <table:table-cell office:value-type="float" office:value="6.64212" calcext:value-type="float">
            <text:p>6.64212</text:p>
          </table:table-cell>
          <table:table-cell office:value-type="float" office:value="17.34299" calcext:value-type="float">
            <text:p>17.34299</text:p>
          </table:table-cell>
          <table:table-cell office:value-type="float" office:value="8.37912" calcext:value-type="float">
            <text:p>8.37912</text:p>
          </table:table-cell>
          <table:table-cell office:value-type="float" office:value="15.34122" calcext:value-type="float">
            <text:p>15.34122</text:p>
          </table:table-cell>
          <table:table-cell office:value-type="float" office:value="9.334778" calcext:value-type="float">
            <text:p>9.334778</text:p>
          </table:table-cell>
          <table:table-cell office:value-type="float" office:value="13.57449" calcext:value-type="float">
            <text:p>13.57449</text:p>
          </table:table-cell>
          <table:table-cell office:value-type="float" office:value="10.21954" calcext:value-type="float">
            <text:p>10.21954</text:p>
          </table:table-cell>
          <table:table-cell office:value-type="float" office:value="12.53876" calcext:value-type="float">
            <text:p>12.53876</text:p>
          </table:table-cell>
          <table:table-cell office:value-type="float" office:value="10.62473" calcext:value-type="float">
            <text:p>10.62473</text:p>
          </table:table-cell>
          <table:table-cell office:value-type="float" office:value="11.19492" calcext:value-type="float">
            <text:p>11.19492</text:p>
          </table:table-cell>
          <table:table-cell office:value-type="float" office:value="10.93704" calcext:value-type="float">
            <text:p>10.93704</text:p>
          </table:table-cell>
          <table:table-cell office:value-type="float" office:value="10.60812" calcext:value-type="float">
            <text:p>10.60812</text:p>
          </table:table-cell>
          <table:table-cell office:value-type="float" office:value="10.58548" calcext:value-type="float">
            <text:p>10.58548</text:p>
          </table:table-cell>
          <table:table-cell office:value-type="float" office:value="9.987274" calcext:value-type="float">
            <text:p>9.987274</text:p>
          </table:table-cell>
          <table:table-cell office:value-type="float" office:value="9.960083" calcext:value-type="float">
            <text:p>9.960083</text:p>
          </table:table-cell>
          <table:table-cell office:value-type="float" office:value="9.309448" calcext:value-type="float">
            <text:p>9.309448</text:p>
          </table:table-cell>
          <table:table-cell office:value-type="float" office:value="9.304077" calcext:value-type="float">
            <text:p>9.304077</text:p>
          </table:table-cell>
          <table:table-cell office:value-type="float" office:value="8.686035" calcext:value-type="float">
            <text:p>8.686035</text:p>
          </table:table-cell>
          <table:table-cell office:value-type="float" office:value="8.633209" calcext:value-type="float">
            <text:p>8.633209</text:p>
          </table:table-cell>
          <table:table-cell office:value-type="float" office:value="8.174194" calcext:value-type="float">
            <text:p>8.174194</text:p>
          </table:table-cell>
          <table:table-cell office:value-type="float" office:value="8.08847" calcext:value-type="float">
            <text:p>8.08847</text:p>
          </table:table-cell>
          <table:table-cell office:value-type="float" office:value="7.996063" calcext:value-type="float">
            <text:p>7.996063</text:p>
          </table:table-cell>
          <table:table-cell office:value-type="float" office:value="7.901917" calcext:value-type="float">
            <text:p>7.901917</text:p>
          </table:table-cell>
          <table:table-cell office:value-type="float" office:value="38.86044" calcext:value-type="float">
            <text:p>38.86044</text:p>
          </table:table-cell>
          <table:table-cell office:value-type="float" office:value="0.1350098" calcext:value-type="float">
            <text:p>0.13500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5" calcext:value-type="float">
            <text:p>3052005</text:p>
          </table:table-cell>
          <table:table-cell office:value-type="float" office:value="28.2039" calcext:value-type="float">
            <text:p>28.2039</text:p>
          </table:table-cell>
          <table:table-cell office:value-type="float" office:value="15.59" calcext:value-type="float">
            <text:p>15.59</text:p>
          </table:table-cell>
          <table:table-cell office:value-type="float" office:value="-0.78" calcext:value-type="float">
            <text:p>-0.78</text:p>
          </table:table-cell>
          <table:table-cell office:value-type="float" office:value="0.7281275" calcext:value-type="float">
            <text:p>0.7281275</text:p>
          </table:table-cell>
          <table:table-cell office:value-type="float" office:value="0.5096276" calcext:value-type="float">
            <text:p>0.5096276</text:p>
          </table:table-cell>
          <table:table-cell office:value-type="float" office:value="204.372" calcext:value-type="float">
            <text:p>204.372</text:p>
          </table:table-cell>
          <table:table-cell office:value-type="float" office:value="0" calcext:value-type="float">
            <text:p>0</text:p>
          </table:table-cell>
          <table:table-cell office:value-type="float" office:value="40.61829" calcext:value-type="float">
            <text:p>40.61829</text:p>
          </table:table-cell>
          <table:table-cell office:value-type="float" office:value="0.4084778" calcext:value-type="float">
            <text:p>0.4084778</text:p>
          </table:table-cell>
          <table:table-cell office:value-type="float" office:value="27.98929" calcext:value-type="float">
            <text:p>27.98929</text:p>
          </table:table-cell>
          <table:table-cell office:value-type="float" office:value="5.74234" calcext:value-type="float">
            <text:p>5.74234</text:p>
          </table:table-cell>
          <table:table-cell office:value-type="float" office:value="22.82318" calcext:value-type="float">
            <text:p>22.82318</text:p>
          </table:table-cell>
          <table:table-cell office:value-type="float" office:value="8.250824" calcext:value-type="float">
            <text:p>8.250824</text:p>
          </table:table-cell>
          <table:table-cell office:value-type="float" office:value="19.03351" calcext:value-type="float">
            <text:p>19.03351</text:p>
          </table:table-cell>
          <table:table-cell office:value-type="float" office:value="10.06546" calcext:value-type="float">
            <text:p>10.06546</text:p>
          </table:table-cell>
          <table:table-cell office:value-type="float" office:value="16.84512" calcext:value-type="float">
            <text:p>16.84512</text:p>
          </table:table-cell>
          <table:table-cell office:value-type="float" office:value="10.92163" calcext:value-type="float">
            <text:p>10.92163</text:p>
          </table:table-cell>
          <table:table-cell office:value-type="float" office:value="14.83395" calcext:value-type="float">
            <text:p>14.83395</text:p>
          </table:table-cell>
          <table:table-cell office:value-type="float" office:value="11.58481" calcext:value-type="float">
            <text:p>11.58481</text:p>
          </table:table-cell>
          <table:table-cell office:value-type="float" office:value="13.53168" calcext:value-type="float">
            <text:p>13.53168</text:p>
          </table:table-cell>
          <table:table-cell office:value-type="float" office:value="11.6264" calcext:value-type="float">
            <text:p>11.6264</text:p>
          </table:table-cell>
          <table:table-cell office:value-type="float" office:value="11.76337" calcext:value-type="float">
            <text:p>11.76337</text:p>
          </table:table-cell>
          <table:table-cell office:value-type="float" office:value="11.20697" calcext:value-type="float">
            <text:p>11.20697</text:p>
          </table:table-cell>
          <table:table-cell office:value-type="float" office:value="10.71829" calcext:value-type="float">
            <text:p>10.71829</text:p>
          </table:table-cell>
          <table:table-cell office:value-type="float" office:value="10.58966" calcext:value-type="float">
            <text:p>10.58966</text:p>
          </table:table-cell>
          <table:table-cell office:value-type="float" office:value="9.959839" calcext:value-type="float">
            <text:p>9.959839</text:p>
          </table:table-cell>
          <table:table-cell office:value-type="float" office:value="9.954956" calcext:value-type="float">
            <text:p>9.954956</text:p>
          </table:table-cell>
          <table:table-cell office:value-type="float" office:value="9.322357" calcext:value-type="float">
            <text:p>9.322357</text:p>
          </table:table-cell>
          <table:table-cell office:value-type="float" office:value="9.309509" calcext:value-type="float">
            <text:p>9.309509</text:p>
          </table:table-cell>
          <table:table-cell office:value-type="float" office:value="8.735596" calcext:value-type="float">
            <text:p>8.735596</text:p>
          </table:table-cell>
          <table:table-cell office:value-type="float" office:value="8.686523" calcext:value-type="float">
            <text:p>8.686523</text:p>
          </table:table-cell>
          <table:table-cell office:value-type="float" office:value="8.255371" calcext:value-type="float">
            <text:p>8.255371</text:p>
          </table:table-cell>
          <table:table-cell office:value-type="float" office:value="8.175079" calcext:value-type="float">
            <text:p>8.175079</text:p>
          </table:table-cell>
          <table:table-cell office:value-type="float" office:value="8.088043" calcext:value-type="float">
            <text:p>8.088043</text:p>
          </table:table-cell>
          <table:table-cell office:value-type="float" office:value="7.99704" calcext:value-type="float">
            <text:p>7.99704</text:p>
          </table:table-cell>
          <table:table-cell office:value-type="float" office:value="40.61816" calcext:value-type="float">
            <text:p>40.61816</text:p>
          </table:table-cell>
          <table:table-cell office:value-type="float" office:value="0.4085083" calcext:value-type="float">
            <text:p>0.40850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5" calcext:value-type="float">
            <text:p>4052005</text:p>
          </table:table-cell>
          <table:table-cell office:value-type="float" office:value="24.47167" calcext:value-type="float">
            <text:p>24.47167</text:p>
          </table:table-cell>
          <table:table-cell office:value-type="float" office:value="21.29" calcext:value-type="float">
            <text:p>21.29</text:p>
          </table:table-cell>
          <table:table-cell office:value-type="float" office:value="1.75" calcext:value-type="float">
            <text:p>1.75</text:p>
          </table:table-cell>
          <table:table-cell office:value-type="float" office:value="0.9549592" calcext:value-type="float">
            <text:p>0.9549592</text:p>
          </table:table-cell>
          <table:table-cell office:value-type="float" office:value="0.6108147" calcext:value-type="float">
            <text:p>0.6108147</text:p>
          </table:table-cell>
          <table:table-cell office:value-type="float" office:value="339.012" calcext:value-type="float">
            <text:p>339.012</text:p>
          </table:table-cell>
          <table:table-cell office:value-type="float" office:value="0" calcext:value-type="float">
            <text:p>0</text:p>
          </table:table-cell>
          <table:table-cell office:value-type="float" office:value="47.5817" calcext:value-type="float">
            <text:p>47.5817</text:p>
          </table:table-cell>
          <table:table-cell office:value-type="float" office:value="2.98233" calcext:value-type="float">
            <text:p>2.98233</text:p>
          </table:table-cell>
          <table:table-cell office:value-type="float" office:value="30.61084" calcext:value-type="float">
            <text:p>30.61084</text:p>
          </table:table-cell>
          <table:table-cell office:value-type="float" office:value="7.56842" calcext:value-type="float">
            <text:p>7.56842</text:p>
          </table:table-cell>
          <table:table-cell office:value-type="float" office:value="25.2114" calcext:value-type="float">
            <text:p>25.2114</text:p>
          </table:table-cell>
          <table:table-cell office:value-type="float" office:value="9.904388" calcext:value-type="float">
            <text:p>9.904388</text:p>
          </table:table-cell>
          <table:table-cell office:value-type="float" office:value="21.10382" calcext:value-type="float">
            <text:p>21.10382</text:p>
          </table:table-cell>
          <table:table-cell office:value-type="float" office:value="11.53925" calcext:value-type="float">
            <text:p>11.53925</text:p>
          </table:table-cell>
          <table:table-cell office:value-type="float" office:value="18.65018" calcext:value-type="float">
            <text:p>18.65018</text:p>
          </table:table-cell>
          <table:table-cell office:value-type="float" office:value="12.26965" calcext:value-type="float">
            <text:p>12.26965</text:p>
          </table:table-cell>
          <table:table-cell office:value-type="float" office:value="16.3493" calcext:value-type="float">
            <text:p>16.3493</text:p>
          </table:table-cell>
          <table:table-cell office:value-type="float" office:value="12.7438" calcext:value-type="float">
            <text:p>12.7438</text:p>
          </table:table-cell>
          <table:table-cell office:value-type="float" office:value="14.7298" calcext:value-type="float">
            <text:p>14.7298</text:p>
          </table:table-cell>
          <table:table-cell office:value-type="float" office:value="12.58533" calcext:value-type="float">
            <text:p>12.58533</text:p>
          </table:table-cell>
          <table:table-cell office:value-type="float" office:value="12.4913" calcext:value-type="float">
            <text:p>12.4913</text:p>
          </table:table-cell>
          <table:table-cell office:value-type="float" office:value="11.77762" calcext:value-type="float">
            <text:p>11.77762</text:p>
          </table:table-cell>
          <table:table-cell office:value-type="float" office:value="10.99445" calcext:value-type="float">
            <text:p>10.99445</text:p>
          </table:table-cell>
          <table:table-cell office:value-type="float" office:value="10.7207" calcext:value-type="float">
            <text:p>10.7207</text:p>
          </table:table-cell>
          <table:table-cell office:value-type="float" office:value="10.01059" calcext:value-type="float">
            <text:p>10.01059</text:p>
          </table:table-cell>
          <table:table-cell office:value-type="float" office:value="9.959961" calcext:value-type="float">
            <text:p>9.959961</text:p>
          </table:table-cell>
          <table:table-cell office:value-type="float" office:value="9.35025" calcext:value-type="float">
            <text:p>9.35025</text:p>
          </table:table-cell>
          <table:table-cell office:value-type="float" office:value="9.32254" calcext:value-type="float">
            <text:p>9.32254</text:p>
          </table:table-cell>
          <table:table-cell office:value-type="float" office:value="8.784424" calcext:value-type="float">
            <text:p>8.784424</text:p>
          </table:table-cell>
          <table:table-cell office:value-type="float" office:value="8.736084" calcext:value-type="float">
            <text:p>8.736084</text:p>
          </table:table-cell>
          <table:table-cell office:value-type="float" office:value="8.330963" calcext:value-type="float">
            <text:p>8.330963</text:p>
          </table:table-cell>
          <table:table-cell office:value-type="float" office:value="8.256195" calcext:value-type="float">
            <text:p>8.256195</text:p>
          </table:table-cell>
          <table:table-cell office:value-type="float" office:value="8.174652" calcext:value-type="float">
            <text:p>8.174652</text:p>
          </table:table-cell>
          <table:table-cell office:value-type="float" office:value="8.088959" calcext:value-type="float">
            <text:p>8.088959</text:p>
          </table:table-cell>
          <table:table-cell office:value-type="float" office:value="47.58154" calcext:value-type="float">
            <text:p>47.58154</text:p>
          </table:table-cell>
          <table:table-cell office:value-type="float" office:value="2.982361" calcext:value-type="float">
            <text:p>2.9823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5" calcext:value-type="float">
            <text:p>5052005</text:p>
          </table:table-cell>
          <table:table-cell office:value-type="float" office:value="25.26688" calcext:value-type="float">
            <text:p>25.26688</text:p>
          </table:table-cell>
          <table:table-cell office:value-type="float" office:value="21.51" calcext:value-type="float">
            <text:p>21.51</text:p>
          </table:table-cell>
          <table:table-cell office:value-type="float" office:value="8.54" calcext:value-type="float">
            <text:p>8.54</text:p>
          </table:table-cell>
          <table:table-cell office:value-type="float" office:value="1.157658" calcext:value-type="float">
            <text:p>1.157658</text:p>
          </table:table-cell>
          <table:table-cell office:value-type="float" office:value="0.9614892" calcext:value-type="float">
            <text:p>0.9614892</text:p>
          </table:table-cell>
          <table:table-cell office:value-type="float" office:value="422.352" calcext:value-type="float">
            <text:p>422.352</text:p>
          </table:table-cell>
          <table:table-cell office:value-type="float" office:value="0" calcext:value-type="float">
            <text:p>0</text:p>
          </table:table-cell>
          <table:table-cell office:value-type="float" office:value="48.18939" calcext:value-type="float">
            <text:p>48.18939</text:p>
          </table:table-cell>
          <table:table-cell office:value-type="float" office:value="8.774658" calcext:value-type="float">
            <text:p>8.774658</text:p>
          </table:table-cell>
          <table:table-cell office:value-type="float" office:value="32.95486" calcext:value-type="float">
            <text:p>32.95486</text:p>
          </table:table-cell>
          <table:table-cell office:value-type="float" office:value="12.33594" calcext:value-type="float">
            <text:p>12.33594</text:p>
          </table:table-cell>
          <table:table-cell office:value-type="float" office:value="27.55905" calcext:value-type="float">
            <text:p>27.55905</text:p>
          </table:table-cell>
          <table:table-cell office:value-type="float" office:value="13.77402" calcext:value-type="float">
            <text:p>13.77402</text:p>
          </table:table-cell>
          <table:table-cell office:value-type="float" office:value="23.27841" calcext:value-type="float">
            <text:p>23.27841</text:p>
          </table:table-cell>
          <table:table-cell office:value-type="float" office:value="14.60822" calcext:value-type="float">
            <text:p>14.60822</text:p>
          </table:table-cell>
          <table:table-cell office:value-type="float" office:value="20.67172" calcext:value-type="float">
            <text:p>20.67172</text:p>
          </table:table-cell>
          <table:table-cell office:value-type="float" office:value="14.81192" calcext:value-type="float">
            <text:p>14.81192</text:p>
          </table:table-cell>
          <table:table-cell office:value-type="float" office:value="18.1384" calcext:value-type="float">
            <text:p>18.1384</text:p>
          </table:table-cell>
          <table:table-cell office:value-type="float" office:value="14.75433" calcext:value-type="float">
            <text:p>14.75433</text:p>
          </table:table-cell>
          <table:table-cell office:value-type="float" office:value="16.24158" calcext:value-type="float">
            <text:p>16.24158</text:p>
          </table:table-cell>
          <table:table-cell office:value-type="float" office:value="14.14734" calcext:value-type="float">
            <text:p>14.14734</text:p>
          </table:table-cell>
          <table:table-cell office:value-type="float" office:value="13.53836" calcext:value-type="float">
            <text:p>13.53836</text:p>
          </table:table-cell>
          <table:table-cell office:value-type="float" office:value="12.50833" calcext:value-type="float">
            <text:p>12.50833</text:p>
          </table:table-cell>
          <table:table-cell office:value-type="float" office:value="11.43524" calcext:value-type="float">
            <text:p>11.43524</text:p>
          </table:table-cell>
          <table:table-cell office:value-type="float" office:value="10.99829" calcext:value-type="float">
            <text:p>10.99829</text:p>
          </table:table-cell>
          <table:table-cell office:value-type="float" office:value="10.12668" calcext:value-type="float">
            <text:p>10.12668</text:p>
          </table:table-cell>
          <table:table-cell office:value-type="float" office:value="10.01138" calcext:value-type="float">
            <text:p>10.01138</text:p>
          </table:table-cell>
          <table:table-cell office:value-type="float" office:value="9.402039" calcext:value-type="float">
            <text:p>9.402039</text:p>
          </table:table-cell>
          <table:table-cell office:value-type="float" office:value="9.350647" calcext:value-type="float">
            <text:p>9.350647</text:p>
          </table:table-cell>
          <table:table-cell office:value-type="float" office:value="8.836761" calcext:value-type="float">
            <text:p>8.836761</text:p>
          </table:table-cell>
          <table:table-cell office:value-type="float" office:value="8.784973" calcext:value-type="float">
            <text:p>8.784973</text:p>
          </table:table-cell>
          <table:table-cell office:value-type="float" office:value="8.404114" calcext:value-type="float">
            <text:p>8.404114</text:p>
          </table:table-cell>
          <table:table-cell office:value-type="float" office:value="8.331726" calcext:value-type="float">
            <text:p>8.331726</text:p>
          </table:table-cell>
          <table:table-cell office:value-type="float" office:value="8.256622" calcext:value-type="float">
            <text:p>8.256622</text:p>
          </table:table-cell>
          <table:table-cell office:value-type="float" office:value="8.175537" calcext:value-type="float">
            <text:p>8.175537</text:p>
          </table:table-cell>
          <table:table-cell office:value-type="float" office:value="48.18921" calcext:value-type="float">
            <text:p>48.18921</text:p>
          </table:table-cell>
          <table:table-cell office:value-type="float" office:value="8.774689" calcext:value-type="float">
            <text:p>8.7746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5" calcext:value-type="float">
            <text:p>6052005</text:p>
          </table:table-cell>
          <table:table-cell office:value-type="float" office:value="20.00304" calcext:value-type="float">
            <text:p>20.00304</text:p>
          </table:table-cell>
          <table:table-cell office:value-type="float" office:value="27.39" calcext:value-type="float">
            <text:p>27.39</text:p>
          </table:table-cell>
          <table:table-cell office:value-type="float" office:value="9.59" calcext:value-type="float">
            <text:p>9.59</text:p>
          </table:table-cell>
          <table:table-cell office:value-type="float" office:value="1.431543" calcext:value-type="float">
            <text:p>1.431543</text:p>
          </table:table-cell>
          <table:table-cell office:value-type="float" office:value="1.048848" calcext:value-type="float">
            <text:p>1.048848</text:p>
          </table:table-cell>
          <table:table-cell office:value-type="float" office:value="346.14" calcext:value-type="float">
            <text:p>346.14</text:p>
          </table:table-cell>
          <table:table-cell office:value-type="float" office:value="0" calcext:value-type="float">
            <text:p>0</text:p>
          </table:table-cell>
          <table:table-cell office:value-type="float" office:value="48.95169" calcext:value-type="float">
            <text:p>48.95169</text:p>
          </table:table-cell>
          <table:table-cell office:value-type="float" office:value="10.40475" calcext:value-type="float">
            <text:p>10.40475</text:p>
          </table:table-cell>
          <table:table-cell office:value-type="float" office:value="33.99142" calcext:value-type="float">
            <text:p>33.99142</text:p>
          </table:table-cell>
          <table:table-cell office:value-type="float" office:value="13.76144" calcext:value-type="float">
            <text:p>13.76144</text:p>
          </table:table-cell>
          <table:table-cell office:value-type="float" office:value="28.10666" calcext:value-type="float">
            <text:p>28.10666</text:p>
          </table:table-cell>
          <table:table-cell office:value-type="float" office:value="15.38855" calcext:value-type="float">
            <text:p>15.38855</text:p>
          </table:table-cell>
          <table:table-cell office:value-type="float" office:value="24.01059" calcext:value-type="float">
            <text:p>24.01059</text:p>
          </table:table-cell>
          <table:table-cell office:value-type="float" office:value="16.16495" calcext:value-type="float">
            <text:p>16.16495</text:p>
          </table:table-cell>
          <table:table-cell office:value-type="float" office:value="21.54245" calcext:value-type="float">
            <text:p>21.54245</text:p>
          </table:table-cell>
          <table:table-cell office:value-type="float" office:value="16.31952" calcext:value-type="float">
            <text:p>16.31952</text:p>
          </table:table-cell>
          <table:table-cell office:value-type="float" office:value="19.14975" calcext:value-type="float">
            <text:p>19.14975</text:p>
          </table:table-cell>
          <table:table-cell office:value-type="float" office:value="16.15573" calcext:value-type="float">
            <text:p>16.15573</text:p>
          </table:table-cell>
          <table:table-cell office:value-type="float" office:value="17.22498" calcext:value-type="float">
            <text:p>17.22498</text:p>
          </table:table-cell>
          <table:table-cell office:value-type="float" office:value="15.43243" calcext:value-type="float">
            <text:p>15.43243</text:p>
          </table:table-cell>
          <table:table-cell office:value-type="float" office:value="14.49014" calcext:value-type="float">
            <text:p>14.49014</text:p>
          </table:table-cell>
          <table:table-cell office:value-type="float" office:value="13.55707" calcext:value-type="float">
            <text:p>13.55707</text:p>
          </table:table-cell>
          <table:table-cell office:value-type="float" office:value="12.00085" calcext:value-type="float">
            <text:p>12.00085</text:p>
          </table:table-cell>
          <table:table-cell office:value-type="float" office:value="11.44092" calcext:value-type="float">
            <text:p>11.44092</text:p>
          </table:table-cell>
          <table:table-cell office:value-type="float" office:value="10.31958" calcext:value-type="float">
            <text:p>10.31958</text:p>
          </table:table-cell>
          <table:table-cell office:value-type="float" office:value="10.12823" calcext:value-type="float">
            <text:p>10.12823</text:p>
          </table:table-cell>
          <table:table-cell office:value-type="float" office:value="9.486694" calcext:value-type="float">
            <text:p>9.486694</text:p>
          </table:table-cell>
          <table:table-cell office:value-type="float" office:value="9.40274" calcext:value-type="float">
            <text:p>9.40274</text:p>
          </table:table-cell>
          <table:table-cell office:value-type="float" office:value="8.896698" calcext:value-type="float">
            <text:p>8.896698</text:p>
          </table:table-cell>
          <table:table-cell office:value-type="float" office:value="8.837372" calcext:value-type="float">
            <text:p>8.837372</text:p>
          </table:table-cell>
          <table:table-cell office:value-type="float" office:value="8.475006" calcext:value-type="float">
            <text:p>8.475006</text:p>
          </table:table-cell>
          <table:table-cell office:value-type="float" office:value="8.404877" calcext:value-type="float">
            <text:p>8.404877</text:p>
          </table:table-cell>
          <table:table-cell office:value-type="float" office:value="8.334778" calcext:value-type="float">
            <text:p>8.334778</text:p>
          </table:table-cell>
          <table:table-cell office:value-type="float" office:value="8.257446" calcext:value-type="float">
            <text:p>8.257446</text:p>
          </table:table-cell>
          <table:table-cell office:value-type="float" office:value="48.95148" calcext:value-type="float">
            <text:p>48.95148</text:p>
          </table:table-cell>
          <table:table-cell office:value-type="float" office:value="10.40475" calcext:value-type="float">
            <text:p>10.404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5" calcext:value-type="float">
            <text:p>7052005</text:p>
          </table:table-cell>
          <table:table-cell office:value-type="float" office:value="18.63962" calcext:value-type="float">
            <text:p>18.63962</text:p>
          </table:table-cell>
          <table:table-cell office:value-type="float" office:value="27.92" calcext:value-type="float">
            <text:p>27.92</text:p>
          </table:table-cell>
          <table:table-cell office:value-type="float" office:value="17.59" calcext:value-type="float">
            <text:p>17.59</text:p>
          </table:table-cell>
          <table:table-cell office:value-type="float" office:value="1.395935" calcext:value-type="float">
            <text:p>1.395935</text:p>
          </table:table-cell>
          <table:table-cell office:value-type="float" office:value="1.130109" calcext:value-type="float">
            <text:p>1.130109</text:p>
          </table:table-cell>
          <table:table-cell office:value-type="float" office:value="677.376" calcext:value-type="float">
            <text:p>677.376</text:p>
          </table:table-cell>
          <table:table-cell office:value-type="float" office:value="0" calcext:value-type="float">
            <text:p>0</text:p>
          </table:table-cell>
          <table:table-cell office:value-type="float" office:value="50.52475" calcext:value-type="float">
            <text:p>50.52475</text:p>
          </table:table-cell>
          <table:table-cell office:value-type="float" office:value="16.34177" calcext:value-type="float">
            <text:p>16.34177</text:p>
          </table:table-cell>
          <table:table-cell office:value-type="float" office:value="34.17419" calcext:value-type="float">
            <text:p>34.17419</text:p>
          </table:table-cell>
          <table:table-cell office:value-type="float" office:value="18.38815" calcext:value-type="float">
            <text:p>18.38815</text:p>
          </table:table-cell>
          <table:table-cell office:value-type="float" office:value="29.50662" calcext:value-type="float">
            <text:p>29.50662</text:p>
          </table:table-cell>
          <table:table-cell office:value-type="float" office:value="18.97815" calcext:value-type="float">
            <text:p>18.97815</text:p>
          </table:table-cell>
          <table:table-cell office:value-type="float" office:value="25.60147" calcext:value-type="float">
            <text:p>25.60147</text:p>
          </table:table-cell>
          <table:table-cell office:value-type="float" office:value="19.03519" calcext:value-type="float">
            <text:p>19.03519</text:p>
          </table:table-cell>
          <table:table-cell office:value-type="float" office:value="23.14349" calcext:value-type="float">
            <text:p>23.14349</text:p>
          </table:table-cell>
          <table:table-cell office:value-type="float" office:value="18.7309" calcext:value-type="float">
            <text:p>18.7309</text:p>
          </table:table-cell>
          <table:table-cell office:value-type="float" office:value="20.6377" calcext:value-type="float">
            <text:p>20.6377</text:p>
          </table:table-cell>
          <table:table-cell office:value-type="float" office:value="18.09207" calcext:value-type="float">
            <text:p>18.09207</text:p>
          </table:table-cell>
          <table:table-cell office:value-type="float" office:value="18.60129" calcext:value-type="float">
            <text:p>18.60129</text:p>
          </table:table-cell>
          <table:table-cell office:value-type="float" office:value="16.9704" calcext:value-type="float">
            <text:p>16.9704</text:p>
          </table:table-cell>
          <table:table-cell office:value-type="float" office:value="15.60254" calcext:value-type="float">
            <text:p>15.60254</text:p>
          </table:table-cell>
          <table:table-cell office:value-type="float" office:value="14.50687" calcext:value-type="float">
            <text:p>14.50687</text:p>
          </table:table-cell>
          <table:table-cell office:value-type="float" office:value="12.63342" calcext:value-type="float">
            <text:p>12.63342</text:p>
          </table:table-cell>
          <table:table-cell office:value-type="float" office:value="12.00699" calcext:value-type="float">
            <text:p>12.00699</text:p>
          </table:table-cell>
          <table:table-cell office:value-type="float" office:value="10.57944" calcext:value-type="float">
            <text:p>10.57944</text:p>
          </table:table-cell>
          <table:table-cell office:value-type="float" office:value="10.3219" calcext:value-type="float">
            <text:p>10.3219</text:p>
          </table:table-cell>
          <table:table-cell office:value-type="float" office:value="9.609192" calcext:value-type="float">
            <text:p>9.609192</text:p>
          </table:table-cell>
          <table:table-cell office:value-type="float" office:value="9.487762" calcext:value-type="float">
            <text:p>9.487762</text:p>
          </table:table-cell>
          <table:table-cell office:value-type="float" office:value="8.969086" calcext:value-type="float">
            <text:p>8.969086</text:p>
          </table:table-cell>
          <table:table-cell office:value-type="float" office:value="8.897369" calcext:value-type="float">
            <text:p>8.897369</text:p>
          </table:table-cell>
          <table:table-cell office:value-type="float" office:value="8.543579" calcext:value-type="float">
            <text:p>8.543579</text:p>
          </table:table-cell>
          <table:table-cell office:value-type="float" office:value="8.475739" calcext:value-type="float">
            <text:p>8.475739</text:p>
          </table:table-cell>
          <table:table-cell office:value-type="float" office:value="8.409515" calcext:value-type="float">
            <text:p>8.409515</text:p>
          </table:table-cell>
          <table:table-cell office:value-type="float" office:value="8.335571" calcext:value-type="float">
            <text:p>8.335571</text:p>
          </table:table-cell>
          <table:table-cell office:value-type="float" office:value="50.52454" calcext:value-type="float">
            <text:p>50.52454</text:p>
          </table:table-cell>
          <table:table-cell office:value-type="float" office:value="16.3418" calcext:value-type="float">
            <text:p>16.34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5" calcext:value-type="float">
            <text:p>8052005</text:p>
          </table:table-cell>
          <table:table-cell office:value-type="float" office:value="19.57608" calcext:value-type="float">
            <text:p>19.57608</text:p>
          </table:table-cell>
          <table:table-cell office:value-type="float" office:value="28.3" calcext:value-type="float">
            <text:p>28.3</text:p>
          </table:table-cell>
          <table:table-cell office:value-type="float" office:value="14.34" calcext:value-type="float">
            <text:p>14.34</text:p>
          </table:table-cell>
          <table:table-cell office:value-type="float" office:value="1.569026" calcext:value-type="float">
            <text:p>1.569026</text:p>
          </table:table-cell>
          <table:table-cell office:value-type="float" office:value="1.025507" calcext:value-type="float">
            <text:p>1.025507</text:p>
          </table:table-cell>
          <table:table-cell office:value-type="float" office:value="599.184" calcext:value-type="float">
            <text:p>599.184</text:p>
          </table:table-cell>
          <table:table-cell office:value-type="float" office:value="0" calcext:value-type="float">
            <text:p>0</text:p>
          </table:table-cell>
          <table:table-cell office:value-type="float" office:value="50.43713" calcext:value-type="float">
            <text:p>50.43713</text:p>
          </table:table-cell>
          <table:table-cell office:value-type="float" office:value="16.07007" calcext:value-type="float">
            <text:p>16.07007</text:p>
          </table:table-cell>
          <table:table-cell office:value-type="float" office:value="37.09583" calcext:value-type="float">
            <text:p>37.09583</text:p>
          </table:table-cell>
          <table:table-cell office:value-type="float" office:value="18.88745" calcext:value-type="float">
            <text:p>18.88745</text:p>
          </table:table-cell>
          <table:table-cell office:value-type="float" office:value="31.32104" calcext:value-type="float">
            <text:p>31.32104</text:p>
          </table:table-cell>
          <table:table-cell office:value-type="float" office:value="19.78284" calcext:value-type="float">
            <text:p>19.78284</text:p>
          </table:table-cell>
          <table:table-cell office:value-type="float" office:value="26.94522" calcext:value-type="float">
            <text:p>26.94522</text:p>
          </table:table-cell>
          <table:table-cell office:value-type="float" office:value="19.97525" calcext:value-type="float">
            <text:p>19.97525</text:p>
          </table:table-cell>
          <table:table-cell office:value-type="float" office:value="24.34683" calcext:value-type="float">
            <text:p>24.34683</text:p>
          </table:table-cell>
          <table:table-cell office:value-type="float" office:value="19.76065" calcext:value-type="float">
            <text:p>19.76065</text:p>
          </table:table-cell>
          <table:table-cell office:value-type="float" office:value="21.74994" calcext:value-type="float">
            <text:p>21.74994</text:p>
          </table:table-cell>
          <table:table-cell office:value-type="float" office:value="19.19571" calcext:value-type="float">
            <text:p>19.19571</text:p>
          </table:table-cell>
          <table:table-cell office:value-type="float" office:value="19.67804" calcext:value-type="float">
            <text:p>19.67804</text:p>
          </table:table-cell>
          <table:table-cell office:value-type="float" office:value="18.07401" calcext:value-type="float">
            <text:p>18.07401</text:p>
          </table:table-cell>
          <table:table-cell office:value-type="float" office:value="16.61221" calcext:value-type="float">
            <text:p>16.61221</text:p>
          </table:table-cell>
          <table:table-cell office:value-type="float" office:value="15.61932" calcext:value-type="float">
            <text:p>15.61932</text:p>
          </table:table-cell>
          <table:table-cell office:value-type="float" office:value="13.31769" calcext:value-type="float">
            <text:p>13.31769</text:p>
          </table:table-cell>
          <table:table-cell office:value-type="float" office:value="12.64056" calcext:value-type="float">
            <text:p>12.64056</text:p>
          </table:table-cell>
          <table:table-cell office:value-type="float" office:value="10.90073" calcext:value-type="float">
            <text:p>10.90073</text:p>
          </table:table-cell>
          <table:table-cell office:value-type="float" office:value="10.58249" calcext:value-type="float">
            <text:p>10.58249</text:p>
          </table:table-cell>
          <table:table-cell office:value-type="float" office:value="9.769653" calcext:value-type="float">
            <text:p>9.769653</text:p>
          </table:table-cell>
          <table:table-cell office:value-type="float" office:value="9.610687" calcext:value-type="float">
            <text:p>9.610687</text:p>
          </table:table-cell>
          <table:table-cell office:value-type="float" office:value="9.055695" calcext:value-type="float">
            <text:p>9.055695</text:p>
          </table:table-cell>
          <table:table-cell office:value-type="float" office:value="8.969879" calcext:value-type="float">
            <text:p>8.969879</text:p>
          </table:table-cell>
          <table:table-cell office:value-type="float" office:value="8.618683" calcext:value-type="float">
            <text:p>8.618683</text:p>
          </table:table-cell>
          <table:table-cell office:value-type="float" office:value="8.544342" calcext:value-type="float">
            <text:p>8.544342</text:p>
          </table:table-cell>
          <table:table-cell office:value-type="float" office:value="8.483765" calcext:value-type="float">
            <text:p>8.483765</text:p>
          </table:table-cell>
          <table:table-cell office:value-type="float" office:value="8.410278" calcext:value-type="float">
            <text:p>8.410278</text:p>
          </table:table-cell>
          <table:table-cell office:value-type="float" office:value="50.43692" calcext:value-type="float">
            <text:p>50.43692</text:p>
          </table:table-cell>
          <table:table-cell office:value-type="float" office:value="16.22986" calcext:value-type="float">
            <text:p>16.229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5" calcext:value-type="float">
            <text:p>9052005</text:p>
          </table:table-cell>
          <table:table-cell office:value-type="float" office:value="25.60121" calcext:value-type="float">
            <text:p>25.60121</text:p>
          </table:table-cell>
          <table:table-cell office:value-type="float" office:value="24.66" calcext:value-type="float">
            <text:p>24.66</text:p>
          </table:table-cell>
          <table:table-cell office:value-type="float" office:value="11.3" calcext:value-type="float">
            <text:p>11.3</text:p>
          </table:table-cell>
          <table:table-cell office:value-type="float" office:value="1.218685" calcext:value-type="float">
            <text:p>1.218685</text:p>
          </table:table-cell>
          <table:table-cell office:value-type="float" office:value="0.977605" calcext:value-type="float">
            <text:p>0.977605</text:p>
          </table:table-cell>
          <table:table-cell office:value-type="float" office:value="412.416" calcext:value-type="float">
            <text:p>412.416</text:p>
          </table:table-cell>
          <table:table-cell office:value-type="float" office:value="0" calcext:value-type="float">
            <text:p>0</text:p>
          </table:table-cell>
          <table:table-cell office:value-type="float" office:value="48.47803" calcext:value-type="float">
            <text:p>48.47803</text:p>
          </table:table-cell>
          <table:table-cell office:value-type="float" office:value="13.26254" calcext:value-type="float">
            <text:p>13.26254</text:p>
          </table:table-cell>
          <table:table-cell office:value-type="float" office:value="36.31589" calcext:value-type="float">
            <text:p>36.31589</text:p>
          </table:table-cell>
          <table:table-cell office:value-type="float" office:value="17.20938" calcext:value-type="float">
            <text:p>17.20938</text:p>
          </table:table-cell>
          <table:table-cell office:value-type="float" office:value="31.36835" calcext:value-type="float">
            <text:p>31.36835</text:p>
          </table:table-cell>
          <table:table-cell office:value-type="float" office:value="18.76495" calcext:value-type="float">
            <text:p>18.76495</text:p>
          </table:table-cell>
          <table:table-cell office:value-type="float" office:value="27.38858" calcext:value-type="float">
            <text:p>27.38858</text:p>
          </table:table-cell>
          <table:table-cell office:value-type="float" office:value="19.63376" calcext:value-type="float">
            <text:p>19.63376</text:p>
          </table:table-cell>
          <table:table-cell office:value-type="float" office:value="24.90176" calcext:value-type="float">
            <text:p>24.90176</text:p>
          </table:table-cell>
          <table:table-cell office:value-type="float" office:value="19.80521" calcext:value-type="float">
            <text:p>19.80521</text:p>
          </table:table-cell>
          <table:table-cell office:value-type="float" office:value="22.36227" calcext:value-type="float">
            <text:p>22.36227</text:p>
          </table:table-cell>
          <table:table-cell office:value-type="float" office:value="19.62128" calcext:value-type="float">
            <text:p>19.62128</text:p>
          </table:table-cell>
          <table:table-cell office:value-type="float" office:value="20.33896" calcext:value-type="float">
            <text:p>20.33896</text:p>
          </table:table-cell>
          <table:table-cell office:value-type="float" office:value="18.71222" calcext:value-type="float">
            <text:p>18.71222</text:p>
          </table:table-cell>
          <table:table-cell office:value-type="float" office:value="17.35345" calcext:value-type="float">
            <text:p>17.35345</text:p>
          </table:table-cell>
          <table:table-cell office:value-type="float" office:value="16.62772" calcext:value-type="float">
            <text:p>16.62772</text:p>
          </table:table-cell>
          <table:table-cell office:value-type="float" office:value="13.97232" calcext:value-type="float">
            <text:p>13.97232</text:p>
          </table:table-cell>
          <table:table-cell office:value-type="float" office:value="13.32504" calcext:value-type="float">
            <text:p>13.32504</text:p>
          </table:table-cell>
          <table:table-cell office:value-type="float" office:value="11.2663" calcext:value-type="float">
            <text:p>11.2663</text:p>
          </table:table-cell>
          <table:table-cell office:value-type="float" office:value="10.9043" calcext:value-type="float">
            <text:p>10.9043</text:p>
          </table:table-cell>
          <table:table-cell office:value-type="float" office:value="9.966644" calcext:value-type="float">
            <text:p>9.966644</text:p>
          </table:table-cell>
          <table:table-cell office:value-type="float" office:value="9.771484" calcext:value-type="float">
            <text:p>9.771484</text:p>
          </table:table-cell>
          <table:table-cell office:value-type="float" office:value="9.162445" calcext:value-type="float">
            <text:p>9.162445</text:p>
          </table:table-cell>
          <table:table-cell office:value-type="float" office:value="9.056732" calcext:value-type="float">
            <text:p>9.056732</text:p>
          </table:table-cell>
          <table:table-cell office:value-type="float" office:value="8.697937" calcext:value-type="float">
            <text:p>8.697937</text:p>
          </table:table-cell>
          <table:table-cell office:value-type="float" office:value="8.619476" calcext:value-type="float">
            <text:p>8.619476</text:p>
          </table:table-cell>
          <table:table-cell office:value-type="float" office:value="8.557159" calcext:value-type="float">
            <text:p>8.557159</text:p>
          </table:table-cell>
          <table:table-cell office:value-type="float" office:value="8.484558" calcext:value-type="float">
            <text:p>8.484558</text:p>
          </table:table-cell>
          <table:table-cell office:value-type="float" office:value="48.47784" calcext:value-type="float">
            <text:p>48.47784</text:p>
          </table:table-cell>
          <table:table-cell office:value-type="float" office:value="13.26257" calcext:value-type="float">
            <text:p>13.262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5" calcext:value-type="float">
            <text:p>10052005</text:p>
          </table:table-cell>
          <table:table-cell office:value-type="float" office:value="26.73318" calcext:value-type="float">
            <text:p>26.73318</text:p>
          </table:table-cell>
          <table:table-cell office:value-type="float" office:value="32.021" calcext:value-type="float">
            <text:p>32.021</text:p>
          </table:table-cell>
          <table:table-cell office:value-type="float" office:value="10.22" calcext:value-type="float">
            <text:p>10.22</text:p>
          </table:table-cell>
          <table:table-cell office:value-type="float" office:value="1.61627" calcext:value-type="float">
            <text:p>1.61627</text:p>
          </table:table-cell>
          <table:table-cell office:value-type="float" office:value="1.072741" calcext:value-type="float">
            <text:p>1.072741</text:p>
          </table:table-cell>
          <table:table-cell office:value-type="float" office:value="393.12" calcext:value-type="float">
            <text:p>393.12</text:p>
          </table:table-cell>
          <table:table-cell office:value-type="float" office:value="5.5" calcext:value-type="float">
            <text:p>5.5</text:p>
          </table:table-cell>
          <table:table-cell office:value-type="float" office:value="55.0737" calcext:value-type="float">
            <text:p>55.0737</text:p>
          </table:table-cell>
          <table:table-cell office:value-type="float" office:value="12.03116" calcext:value-type="float">
            <text:p>12.03116</text:p>
          </table:table-cell>
          <table:table-cell office:value-type="float" office:value="40.33743" calcext:value-type="float">
            <text:p>40.33743</text:p>
          </table:table-cell>
          <table:table-cell office:value-type="float" office:value="16.17752" calcext:value-type="float">
            <text:p>16.17752</text:p>
          </table:table-cell>
          <table:table-cell office:value-type="float" office:value="34.03613" calcext:value-type="float">
            <text:p>34.03613</text:p>
          </table:table-cell>
          <table:table-cell office:value-type="float" office:value="18.2211" calcext:value-type="float">
            <text:p>18.2211</text:p>
          </table:table-cell>
          <table:table-cell office:value-type="float" office:value="29.25266" calcext:value-type="float">
            <text:p>29.25266</text:p>
          </table:table-cell>
          <table:table-cell office:value-type="float" office:value="19.46576" calcext:value-type="float">
            <text:p>19.46576</text:p>
          </table:table-cell>
          <table:table-cell office:value-type="float" office:value="26.35187" calcext:value-type="float">
            <text:p>26.35187</text:p>
          </table:table-cell>
          <table:table-cell office:value-type="float" office:value="19.87119" calcext:value-type="float">
            <text:p>19.87119</text:p>
          </table:table-cell>
          <table:table-cell office:value-type="float" office:value="23.50897" calcext:value-type="float">
            <text:p>23.50897</text:p>
          </table:table-cell>
          <table:table-cell office:value-type="float" office:value="19.90042" calcext:value-type="float">
            <text:p>19.90042</text:p>
          </table:table-cell>
          <table:table-cell office:value-type="float" office:value="21.25714" calcext:value-type="float">
            <text:p>21.25714</text:p>
          </table:table-cell>
          <table:table-cell office:value-type="float" office:value="19.14624" calcext:value-type="float">
            <text:p>19.14624</text:p>
          </table:table-cell>
          <table:table-cell office:value-type="float" office:value="17.99374" calcext:value-type="float">
            <text:p>17.99374</text:p>
          </table:table-cell>
          <table:table-cell office:value-type="float" office:value="17.36749" calcext:value-type="float">
            <text:p>17.36749</text:p>
          </table:table-cell>
          <table:table-cell office:value-type="float" office:value="14.55453" calcext:value-type="float">
            <text:p>14.55453</text:p>
          </table:table-cell>
          <table:table-cell office:value-type="float" office:value="13.979" calcext:value-type="float">
            <text:p>13.979</text:p>
          </table:table-cell>
          <table:table-cell office:value-type="float" office:value="11.65118" calcext:value-type="float">
            <text:p>11.65118</text:p>
          </table:table-cell>
          <table:table-cell office:value-type="float" office:value="11.27026" calcext:value-type="float">
            <text:p>11.27026</text:p>
          </table:table-cell>
          <table:table-cell office:value-type="float" office:value="10.19342" calcext:value-type="float">
            <text:p>10.19342</text:p>
          </table:table-cell>
          <table:table-cell office:value-type="float" office:value="9.968872" calcext:value-type="float">
            <text:p>9.968872</text:p>
          </table:table-cell>
          <table:table-cell office:value-type="float" office:value="9.289429" calcext:value-type="float">
            <text:p>9.289429</text:p>
          </table:table-cell>
          <table:table-cell office:value-type="float" office:value="9.163666" calcext:value-type="float">
            <text:p>9.163666</text:p>
          </table:table-cell>
          <table:table-cell office:value-type="float" office:value="8.783569" calcext:value-type="float">
            <text:p>8.783569</text:p>
          </table:table-cell>
          <table:table-cell office:value-type="float" office:value="8.698792" calcext:value-type="float">
            <text:p>8.698792</text:p>
          </table:table-cell>
          <table:table-cell office:value-type="float" office:value="8.630585" calcext:value-type="float">
            <text:p>8.630585</text:p>
          </table:table-cell>
          <table:table-cell office:value-type="float" office:value="8.557953" calcext:value-type="float">
            <text:p>8.557953</text:p>
          </table:table-cell>
          <table:table-cell office:value-type="float" office:value="55.07346" calcext:value-type="float">
            <text:p>55.07346</text:p>
          </table:table-cell>
          <table:table-cell office:value-type="float" office:value="12.03116" calcext:value-type="float">
            <text:p>12.031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5" calcext:value-type="float">
            <text:p>11052005</text:p>
          </table:table-cell>
          <table:table-cell office:value-type="float" office:value="11.7306" calcext:value-type="float">
            <text:p>11.7306</text:p>
          </table:table-cell>
          <table:table-cell office:value-type="float" office:value="20.38" calcext:value-type="float">
            <text:p>20.38</text:p>
          </table:table-cell>
          <table:table-cell office:value-type="float" office:value="14.94" calcext:value-type="float">
            <text:p>14.94</text:p>
          </table:table-cell>
          <table:table-cell office:value-type="float" office:value="1.685161" calcext:value-type="float">
            <text:p>1.685161</text:p>
          </table:table-cell>
          <table:table-cell office:value-type="float" office:value="1.457503" calcext:value-type="float">
            <text:p>1.457503</text:p>
          </table:table-cell>
          <table:table-cell office:value-type="float" office:value="575.82" calcext:value-type="float">
            <text:p>575.82</text:p>
          </table:table-cell>
          <table:table-cell office:value-type="float" office:value="26.2" calcext:value-type="float">
            <text:p>26.2</text:p>
          </table:table-cell>
          <table:table-cell office:value-type="float" office:value="30.13397" calcext:value-type="float">
            <text:p>30.13397</text:p>
          </table:table-cell>
          <table:table-cell office:value-type="float" office:value="14.79678" calcext:value-type="float">
            <text:p>14.79678</text:p>
          </table:table-cell>
          <table:table-cell office:value-type="float" office:value="25.51337" calcext:value-type="float">
            <text:p>25.51337</text:p>
          </table:table-cell>
          <table:table-cell office:value-type="float" office:value="17.1069" calcext:value-type="float">
            <text:p>17.1069</text:p>
          </table:table-cell>
          <table:table-cell office:value-type="float" office:value="23.82397" calcext:value-type="float">
            <text:p>23.82397</text:p>
          </table:table-cell>
          <table:table-cell office:value-type="float" office:value="18.45062" calcext:value-type="float">
            <text:p>18.45062</text:p>
          </table:table-cell>
          <table:table-cell office:value-type="float" office:value="25.03275" calcext:value-type="float">
            <text:p>25.03275</text:p>
          </table:table-cell>
          <table:table-cell office:value-type="float" office:value="19.41058" calcext:value-type="float">
            <text:p>19.41058</text:p>
          </table:table-cell>
          <table:table-cell office:value-type="float" office:value="24.61258" calcext:value-type="float">
            <text:p>24.61258</text:p>
          </table:table-cell>
          <table:table-cell office:value-type="float" office:value="19.78433" calcext:value-type="float">
            <text:p>19.78433</text:p>
          </table:table-cell>
          <table:table-cell office:value-type="float" office:value="23.38684" calcext:value-type="float">
            <text:p>23.38684</text:p>
          </table:table-cell>
          <table:table-cell office:value-type="float" office:value="20.02316" calcext:value-type="float">
            <text:p>20.02316</text:p>
          </table:table-cell>
          <table:table-cell office:value-type="float" office:value="21.28857" calcext:value-type="float">
            <text:p>21.28857</text:p>
          </table:table-cell>
          <table:table-cell office:value-type="float" office:value="19.49063" calcext:value-type="float">
            <text:p>19.49063</text:p>
          </table:table-cell>
          <table:table-cell office:value-type="float" office:value="18.36258" calcext:value-type="float">
            <text:p>18.36258</text:p>
          </table:table-cell>
          <table:table-cell office:value-type="float" office:value="18.01071" calcext:value-type="float">
            <text:p>18.01071</text:p>
          </table:table-cell>
          <table:table-cell office:value-type="float" office:value="15.09143" calcext:value-type="float">
            <text:p>15.09143</text:p>
          </table:table-cell>
          <table:table-cell office:value-type="float" office:value="14.56073" calcext:value-type="float">
            <text:p>14.56073</text:p>
          </table:table-cell>
          <table:table-cell office:value-type="float" office:value="12.04218" calcext:value-type="float">
            <text:p>12.04218</text:p>
          </table:table-cell>
          <table:table-cell office:value-type="float" office:value="11.65515" calcext:value-type="float">
            <text:p>11.65515</text:p>
          </table:table-cell>
          <table:table-cell office:value-type="float" office:value="10.44064" calcext:value-type="float">
            <text:p>10.44064</text:p>
          </table:table-cell>
          <table:table-cell office:value-type="float" office:value="10.19592" calcext:value-type="float">
            <text:p>10.19592</text:p>
          </table:table-cell>
          <table:table-cell office:value-type="float" office:value="9.434418" calcext:value-type="float">
            <text:p>9.434418</text:p>
          </table:table-cell>
          <table:table-cell office:value-type="float" office:value="9.290833" calcext:value-type="float">
            <text:p>9.290833</text:p>
          </table:table-cell>
          <table:table-cell office:value-type="float" office:value="8.877014" calcext:value-type="float">
            <text:p>8.877014</text:p>
          </table:table-cell>
          <table:table-cell office:value-type="float" office:value="8.784515" calcext:value-type="float">
            <text:p>8.784515</text:p>
          </table:table-cell>
          <table:table-cell office:value-type="float" office:value="8.705994" calcext:value-type="float">
            <text:p>8.705994</text:p>
          </table:table-cell>
          <table:table-cell office:value-type="float" office:value="8.631348" calcext:value-type="float">
            <text:p>8.631348</text:p>
          </table:table-cell>
          <table:table-cell office:value-type="float" office:value="33.23389" calcext:value-type="float">
            <text:p>33.23389</text:p>
          </table:table-cell>
          <table:table-cell office:value-type="float" office:value="14.04373" calcext:value-type="float">
            <text:p>14.043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5" calcext:value-type="float">
            <text:p>12052005</text:p>
          </table:table-cell>
          <table:table-cell office:value-type="float" office:value="7.66368" calcext:value-type="float">
            <text:p>7.66368</text:p>
          </table:table-cell>
          <table:table-cell office:value-type="float" office:value="19.78" calcext:value-type="float">
            <text:p>19.78</text:p>
          </table:table-cell>
          <table:table-cell office:value-type="float" office:value="12.86" calcext:value-type="float">
            <text:p>12.86</text:p>
          </table:table-cell>
          <table:table-cell office:value-type="float" office:value="1.898795" calcext:value-type="float">
            <text:p>1.898795</text:p>
          </table:table-cell>
          <table:table-cell office:value-type="float" office:value="1.302693" calcext:value-type="float">
            <text:p>1.302693</text:p>
          </table:table-cell>
          <table:table-cell office:value-type="float" office:value="436.86" calcext:value-type="float">
            <text:p>436.86</text:p>
          </table:table-cell>
          <table:table-cell office:value-type="float" office:value="26.7" calcext:value-type="float">
            <text:p>26.7</text:p>
          </table:table-cell>
          <table:table-cell office:value-type="float" office:value="24.34744" calcext:value-type="float">
            <text:p>24.34744</text:p>
          </table:table-cell>
          <table:table-cell office:value-type="float" office:value="12.43527" calcext:value-type="float">
            <text:p>12.43527</text:p>
          </table:table-cell>
          <table:table-cell office:value-type="float" office:value="20.81482" calcext:value-type="float">
            <text:p>20.81482</text:p>
          </table:table-cell>
          <table:table-cell office:value-type="float" office:value="14.17413" calcext:value-type="float">
            <text:p>14.17413</text:p>
          </table:table-cell>
          <table:table-cell office:value-type="float" office:value="19.45218" calcext:value-type="float">
            <text:p>19.45218</text:p>
          </table:table-cell>
          <table:table-cell office:value-type="float" office:value="15.57779" calcext:value-type="float">
            <text:p>15.57779</text:p>
          </table:table-cell>
          <table:table-cell office:value-type="float" office:value="19.32849" calcext:value-type="float">
            <text:p>19.32849</text:p>
          </table:table-cell>
          <table:table-cell office:value-type="float" office:value="16.60065" calcext:value-type="float">
            <text:p>16.60065</text:p>
          </table:table-cell>
          <table:table-cell office:value-type="float" office:value="19.71274" calcext:value-type="float">
            <text:p>19.71274</text:p>
          </table:table-cell>
          <table:table-cell office:value-type="float" office:value="17.22571" calcext:value-type="float">
            <text:p>17.22571</text:p>
          </table:table-cell>
          <table:table-cell office:value-type="float" office:value="19.97809" calcext:value-type="float">
            <text:p>19.97809</text:p>
          </table:table-cell>
          <table:table-cell office:value-type="float" office:value="17.83041" calcext:value-type="float">
            <text:p>17.83041</text:p>
          </table:table-cell>
          <table:table-cell office:value-type="float" office:value="19.47049" calcext:value-type="float">
            <text:p>19.47049</text:p>
          </table:table-cell>
          <table:table-cell office:value-type="float" office:value="17.88641" calcext:value-type="float">
            <text:p>17.88641</text:p>
          </table:table-cell>
          <table:table-cell office:value-type="float" office:value="18.15582" calcext:value-type="float">
            <text:p>18.15582</text:p>
          </table:table-cell>
          <table:table-cell office:value-type="float" office:value="17.3439" calcext:value-type="float">
            <text:p>17.3439</text:p>
          </table:table-cell>
          <table:table-cell office:value-type="float" office:value="15.35547" calcext:value-type="float">
            <text:p>15.35547</text:p>
          </table:table-cell>
          <table:table-cell office:value-type="float" office:value="15.09512" calcext:value-type="float">
            <text:p>15.09512</text:p>
          </table:table-cell>
          <table:table-cell office:value-type="float" office:value="12.40509" calcext:value-type="float">
            <text:p>12.40509</text:p>
          </table:table-cell>
          <table:table-cell office:value-type="float" office:value="12.04614" calcext:value-type="float">
            <text:p>12.04614</text:p>
          </table:table-cell>
          <table:table-cell office:value-type="float" office:value="10.69855" calcext:value-type="float">
            <text:p>10.69855</text:p>
          </table:table-cell>
          <table:table-cell office:value-type="float" office:value="10.4433" calcext:value-type="float">
            <text:p>10.4433</text:p>
          </table:table-cell>
          <table:table-cell office:value-type="float" office:value="9.594971" calcext:value-type="float">
            <text:p>9.594971</text:p>
          </table:table-cell>
          <table:table-cell office:value-type="float" office:value="9.436035" calcext:value-type="float">
            <text:p>9.436035</text:p>
          </table:table-cell>
          <table:table-cell office:value-type="float" office:value="8.978882" calcext:value-type="float">
            <text:p>8.978882</text:p>
          </table:table-cell>
          <table:table-cell office:value-type="float" office:value="8.877991" calcext:value-type="float">
            <text:p>8.877991</text:p>
          </table:table-cell>
          <table:table-cell office:value-type="float" office:value="8.785065" calcext:value-type="float">
            <text:p>8.785065</text:p>
          </table:table-cell>
          <table:table-cell office:value-type="float" office:value="8.706787" calcext:value-type="float">
            <text:p>8.706787</text:p>
          </table:table-cell>
          <table:table-cell office:value-type="float" office:value="27.29031" calcext:value-type="float">
            <text:p>27.29031</text:p>
          </table:table-cell>
          <table:table-cell office:value-type="float" office:value="11.36118" calcext:value-type="float">
            <text:p>11.361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5" calcext:value-type="float">
            <text:p>13052005</text:p>
          </table:table-cell>
          <table:table-cell office:value-type="float" office:value="12.3984" calcext:value-type="float">
            <text:p>12.3984</text:p>
          </table:table-cell>
          <table:table-cell office:value-type="float" office:value="14.99" calcext:value-type="float">
            <text:p>14.99</text:p>
          </table:table-cell>
          <table:table-cell office:value-type="float" office:value="7.26" calcext:value-type="float">
            <text:p>7.26</text:p>
          </table:table-cell>
          <table:table-cell office:value-type="float" office:value="1.295031" calcext:value-type="float">
            <text:p>1.295031</text:p>
          </table:table-cell>
          <table:table-cell office:value-type="float" office:value="0.8959871" calcext:value-type="float">
            <text:p>0.8959871</text:p>
          </table:table-cell>
          <table:table-cell office:value-type="float" office:value="304.56" calcext:value-type="float">
            <text:p>304.56</text:p>
          </table:table-cell>
          <table:table-cell office:value-type="float" office:value="0" calcext:value-type="float">
            <text:p>0</text:p>
          </table:table-cell>
          <table:table-cell office:value-type="float" office:value="23.96109" calcext:value-type="float">
            <text:p>23.96109</text:p>
          </table:table-cell>
          <table:table-cell office:value-type="float" office:value="8.30545" calcext:value-type="float">
            <text:p>8.30545</text:p>
          </table:table-cell>
          <table:table-cell office:value-type="float" office:value="20.63632" calcext:value-type="float">
            <text:p>20.63632</text:p>
          </table:table-cell>
          <table:table-cell office:value-type="float" office:value="11.55508" calcext:value-type="float">
            <text:p>11.55508</text:p>
          </table:table-cell>
          <table:table-cell office:value-type="float" office:value="18.64828" calcext:value-type="float">
            <text:p>18.64828</text:p>
          </table:table-cell>
          <table:table-cell office:value-type="float" office:value="14.06885" calcext:value-type="float">
            <text:p>14.06885</text:p>
          </table:table-cell>
          <table:table-cell office:value-type="float" office:value="17.98816" calcext:value-type="float">
            <text:p>17.98816</text:p>
          </table:table-cell>
          <table:table-cell office:value-type="float" office:value="15.52539" calcext:value-type="float">
            <text:p>15.52539</text:p>
          </table:table-cell>
          <table:table-cell office:value-type="float" office:value="17.87183" calcext:value-type="float">
            <text:p>17.87183</text:p>
          </table:table-cell>
          <table:table-cell office:value-type="float" office:value="16.1127" calcext:value-type="float">
            <text:p>16.1127</text:p>
          </table:table-cell>
          <table:table-cell office:value-type="float" office:value="18.05997" calcext:value-type="float">
            <text:p>18.05997</text:p>
          </table:table-cell>
          <table:table-cell office:value-type="float" office:value="16.66254" calcext:value-type="float">
            <text:p>16.66254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16.82339" calcext:value-type="float">
            <text:p>16.82339</text:p>
          </table:table-cell>
          <table:table-cell office:value-type="float" office:value="17.33813" calcext:value-type="float">
            <text:p>17.33813</text:p>
          </table:table-cell>
          <table:table-cell office:value-type="float" office:value="16.59427" calcext:value-type="float">
            <text:p>16.59427</text:p>
          </table:table-cell>
          <table:table-cell office:value-type="float" office:value="15.35559" calcext:value-type="float">
            <text:p>15.35559</text:p>
          </table:table-cell>
          <table:table-cell office:value-type="float" office:value="15.21555" calcext:value-type="float">
            <text:p>15.21555</text:p>
          </table:table-cell>
          <table:table-cell office:value-type="float" office:value="12.67859" calcext:value-type="float">
            <text:p>12.67859</text:p>
          </table:table-cell>
          <table:table-cell office:value-type="float" office:value="12.40851" calcext:value-type="float">
            <text:p>12.40851</text:p>
          </table:table-cell>
          <table:table-cell office:value-type="float" office:value="10.94763" calcext:value-type="float">
            <text:p>10.94763</text:p>
          </table:table-cell>
          <table:table-cell office:value-type="float" office:value="10.70123" calcext:value-type="float">
            <text:p>10.70123</text:p>
          </table:table-cell>
          <table:table-cell office:value-type="float" office:value="9.766449" calcext:value-type="float">
            <text:p>9.766449</text:p>
          </table:table-cell>
          <table:table-cell office:value-type="float" office:value="9.596741" calcext:value-type="float">
            <text:p>9.596741</text:p>
          </table:table-cell>
          <table:table-cell office:value-type="float" office:value="9.089905" calcext:value-type="float">
            <text:p>9.089905</text:p>
          </table:table-cell>
          <table:table-cell office:value-type="float" office:value="8.980011" calcext:value-type="float">
            <text:p>8.980011</text:p>
          </table:table-cell>
          <table:table-cell office:value-type="float" office:value="8.869232" calcext:value-type="float">
            <text:p>8.869232</text:p>
          </table:table-cell>
          <table:table-cell office:value-type="float" office:value="8.785919" calcext:value-type="float">
            <text:p>8.785919</text:p>
          </table:table-cell>
          <table:table-cell office:value-type="float" office:value="25.9736" calcext:value-type="float">
            <text:p>25.9736</text:p>
          </table:table-cell>
          <table:table-cell office:value-type="float" office:value="5.878204" calcext:value-type="float">
            <text:p>5.8782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5" calcext:value-type="float">
            <text:p>14052005</text:p>
          </table:table-cell>
          <table:table-cell office:value-type="float" office:value="27.36986" calcext:value-type="float">
            <text:p>27.36986</text:p>
          </table:table-cell>
          <table:table-cell office:value-type="float" office:value="12.02" calcext:value-type="float">
            <text:p>12.02</text:p>
          </table:table-cell>
          <table:table-cell office:value-type="float" office:value="5.06" calcext:value-type="float">
            <text:p>5.06</text:p>
          </table:table-cell>
          <table:table-cell office:value-type="float" office:value="0.9665777" calcext:value-type="float">
            <text:p>0.9665777</text:p>
          </table:table-cell>
          <table:table-cell office:value-type="float" office:value="0.7702935" calcext:value-type="float">
            <text:p>0.7702935</text:p>
          </table:table-cell>
          <table:table-cell office:value-type="float" office:value="462.996" calcext:value-type="float">
            <text:p>462.996</text:p>
          </table:table-cell>
          <table:table-cell office:value-type="float" office:value="0" calcext:value-type="float">
            <text:p>0</text:p>
          </table:table-cell>
          <table:table-cell office:value-type="float" office:value="29.84048" calcext:value-type="float">
            <text:p>29.84048</text:p>
          </table:table-cell>
          <table:table-cell office:value-type="float" office:value="6.046143" calcext:value-type="float">
            <text:p>6.046143</text:p>
          </table:table-cell>
          <table:table-cell office:value-type="float" office:value="24.06528" calcext:value-type="float">
            <text:p>24.06528</text:p>
          </table:table-cell>
          <table:table-cell office:value-type="float" office:value="9.100708" calcext:value-type="float">
            <text:p>9.100708</text:p>
          </table:table-cell>
          <table:table-cell office:value-type="float" office:value="21.04526" calcext:value-type="float">
            <text:p>21.04526</text:p>
          </table:table-cell>
          <table:table-cell office:value-type="float" office:value="11.37903" calcext:value-type="float">
            <text:p>11.37903</text:p>
          </table:table-cell>
          <table:table-cell office:value-type="float" office:value="19.04138" calcext:value-type="float">
            <text:p>19.04138</text:p>
          </table:table-cell>
          <table:table-cell office:value-type="float" office:value="13.14551" calcext:value-type="float">
            <text:p>13.14551</text:p>
          </table:table-cell>
          <table:table-cell office:value-type="float" office:value="18.01019" calcext:value-type="float">
            <text:p>18.01019</text:p>
          </table:table-cell>
          <table:table-cell office:value-type="float" office:value="14.16672" calcext:value-type="float">
            <text:p>14.16672</text:p>
          </table:table-cell>
          <table:table-cell office:value-type="float" office:value="17.05405" calcext:value-type="float">
            <text:p>17.05405</text:p>
          </table:table-cell>
          <table:table-cell office:value-type="float" office:value="15.19135" calcext:value-type="float">
            <text:p>15.19135</text:p>
          </table:table-cell>
          <table:table-cell office:value-type="float" office:value="16.91565" calcext:value-type="float">
            <text:p>16.91565</text:p>
          </table:table-cell>
          <table:table-cell office:value-type="float" office:value="15.68488" calcext:value-type="float">
            <text:p>15.68488</text:p>
          </table:table-cell>
          <table:table-cell office:value-type="float" office:value="16.58951" calcext:value-type="float">
            <text:p>16.58951</text:p>
          </table:table-cell>
          <table:table-cell office:value-type="float" office:value="15.94095" calcext:value-type="float">
            <text:p>15.94095</text:p>
          </table:table-cell>
          <table:table-cell office:value-type="float" office:value="15.21323" calcext:value-type="float">
            <text:p>15.21323</text:p>
          </table:table-cell>
          <table:table-cell office:value-type="float" office:value="14.93869" calcext:value-type="float">
            <text:p>14.93869</text:p>
          </table:table-cell>
          <table:table-cell office:value-type="float" office:value="12.83307" calcext:value-type="float">
            <text:p>12.83307</text:p>
          </table:table-cell>
          <table:table-cell office:value-type="float" office:value="12.68082" calcext:value-type="float">
            <text:p>12.68082</text:p>
          </table:table-cell>
          <table:table-cell office:value-type="float" office:value="11.16144" calcext:value-type="float">
            <text:p>11.16144</text:p>
          </table:table-cell>
          <table:table-cell office:value-type="float" office:value="10.95007" calcext:value-type="float">
            <text:p>10.95007</text:p>
          </table:table-cell>
          <table:table-cell office:value-type="float" office:value="9.940186" calcext:value-type="float">
            <text:p>9.940186</text:p>
          </table:table-cell>
          <table:table-cell office:value-type="float" office:value="9.768311" calcext:value-type="float">
            <text:p>9.768311</text:p>
          </table:table-cell>
          <table:table-cell office:value-type="float" office:value="9.208221" calcext:value-type="float">
            <text:p>9.208221</text:p>
          </table:table-cell>
          <table:table-cell office:value-type="float" office:value="9.091095" calcext:value-type="float">
            <text:p>9.091095</text:p>
          </table:table-cell>
          <table:table-cell office:value-type="float" office:value="8.959412" calcext:value-type="float">
            <text:p>8.959412</text:p>
          </table:table-cell>
          <table:table-cell office:value-type="float" office:value="8.870117" calcext:value-type="float">
            <text:p>8.870117</text:p>
          </table:table-cell>
          <table:table-cell office:value-type="float" office:value="33.0166" calcext:value-type="float">
            <text:p>33.0166</text:p>
          </table:table-cell>
          <table:table-cell office:value-type="float" office:value="4.363281" calcext:value-type="float">
            <text:p>4.3632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5" calcext:value-type="float">
            <text:p>15052005</text:p>
          </table:table-cell>
          <table:table-cell office:value-type="float" office:value="28.09315" calcext:value-type="float">
            <text:p>28.09315</text:p>
          </table:table-cell>
          <table:table-cell office:value-type="float" office:value="17.52" calcext:value-type="float">
            <text:p>17.52</text:p>
          </table:table-cell>
          <table:table-cell office:value-type="float" office:value="2.17" calcext:value-type="float">
            <text:p>2.17</text:p>
          </table:table-cell>
          <table:table-cell office:value-type="float" office:value="0.9877805" calcext:value-type="float">
            <text:p>0.9877805</text:p>
          </table:table-cell>
          <table:table-cell office:value-type="float" office:value="0.6292565" calcext:value-type="float">
            <text:p>0.6292565</text:p>
          </table:table-cell>
          <table:table-cell office:value-type="float" office:value="221.904" calcext:value-type="float">
            <text:p>221.904</text:p>
          </table:table-cell>
          <table:table-cell office:value-type="float" office:value="0" calcext:value-type="float">
            <text:p>0</text:p>
          </table:table-cell>
          <table:table-cell office:value-type="float" office:value="40.79358" calcext:value-type="float">
            <text:p>40.79358</text:p>
          </table:table-cell>
          <table:table-cell office:value-type="float" office:value="3.048828" calcext:value-type="float">
            <text:p>3.048828</text:p>
          </table:table-cell>
          <table:table-cell office:value-type="float" office:value="28.51224" calcext:value-type="float">
            <text:p>28.51224</text:p>
          </table:table-cell>
          <table:table-cell office:value-type="float" office:value="7.976349" calcext:value-type="float">
            <text:p>7.976349</text:p>
          </table:table-cell>
          <table:table-cell office:value-type="float" office:value="24.15988" calcext:value-type="float">
            <text:p>24.15988</text:p>
          </table:table-cell>
          <table:table-cell office:value-type="float" office:value="10.5954" calcext:value-type="float">
            <text:p>10.5954</text:p>
          </table:table-cell>
          <table:table-cell office:value-type="float" office:value="21.13937" calcext:value-type="float">
            <text:p>21.13937</text:p>
          </table:table-cell>
          <table:table-cell office:value-type="float" office:value="12.56775" calcext:value-type="float">
            <text:p>12.56775</text:p>
          </table:table-cell>
          <table:table-cell office:value-type="float" office:value="19.46631" calcext:value-type="float">
            <text:p>19.46631</text:p>
          </table:table-cell>
          <table:table-cell office:value-type="float" office:value="13.66922" calcext:value-type="float">
            <text:p>13.66922</text:p>
          </table:table-cell>
          <table:table-cell office:value-type="float" office:value="17.88245" calcext:value-type="float">
            <text:p>17.88245</text:p>
          </table:table-cell>
          <table:table-cell office:value-type="float" office:value="14.73138" calcext:value-type="float">
            <text:p>14.73138</text:p>
          </table:table-cell>
          <table:table-cell office:value-type="float" office:value="16.89856" calcext:value-type="float">
            <text:p>16.89856</text:p>
          </table:table-cell>
          <table:table-cell office:value-type="float" office:value="15.21359" calcext:value-type="float">
            <text:p>15.21359</text:p>
          </table:table-cell>
          <table:table-cell office:value-type="float" office:value="15.95288" calcext:value-type="float">
            <text:p>15.95288</text:p>
          </table:table-cell>
          <table:table-cell office:value-type="float" office:value="15.51831" calcext:value-type="float">
            <text:p>15.51831</text:p>
          </table:table-cell>
          <table:table-cell office:value-type="float" office:value="14.93604" calcext:value-type="float">
            <text:p>14.93604</text:p>
          </table:table-cell>
          <table:table-cell office:value-type="float" office:value="14.69058" calcext:value-type="float">
            <text:p>14.69058</text:p>
          </table:table-cell>
          <table:table-cell office:value-type="float" office:value="12.90308" calcext:value-type="float">
            <text:p>12.90308</text:p>
          </table:table-cell>
          <table:table-cell office:value-type="float" office:value="12.83414" calcext:value-type="float">
            <text:p>12.83414</text:p>
          </table:table-cell>
          <table:table-cell office:value-type="float" office:value="11.33017" calcext:value-type="float">
            <text:p>11.33017</text:p>
          </table:table-cell>
          <table:table-cell office:value-type="float" office:value="11.16342" calcext:value-type="float">
            <text:p>11.16342</text:p>
          </table:table-cell>
          <table:table-cell office:value-type="float" office:value="10.10699" calcext:value-type="float">
            <text:p>10.10699</text:p>
          </table:table-cell>
          <table:table-cell office:value-type="float" office:value="9.941956" calcext:value-type="float">
            <text:p>9.941956</text:p>
          </table:table-cell>
          <table:table-cell office:value-type="float" office:value="9.331512" calcext:value-type="float">
            <text:p>9.331512</text:p>
          </table:table-cell>
          <table:table-cell office:value-type="float" office:value="9.209473" calcext:value-type="float">
            <text:p>9.209473</text:p>
          </table:table-cell>
          <table:table-cell office:value-type="float" office:value="9.054443" calcext:value-type="float">
            <text:p>9.054443</text:p>
          </table:table-cell>
          <table:table-cell office:value-type="float" office:value="8.960388" calcext:value-type="float">
            <text:p>8.960388</text:p>
          </table:table-cell>
          <table:table-cell office:value-type="float" office:value="40.79349" calcext:value-type="float">
            <text:p>40.79349</text:p>
          </table:table-cell>
          <table:table-cell office:value-type="float" office:value="3.048798" calcext:value-type="float">
            <text:p>3.0487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5" calcext:value-type="float">
            <text:p>16052005</text:p>
          </table:table-cell>
          <table:table-cell office:value-type="float" office:value="23.54127" calcext:value-type="float">
            <text:p>23.54127</text:p>
          </table:table-cell>
          <table:table-cell office:value-type="float" office:value="23.85" calcext:value-type="float">
            <text:p>23.85</text:p>
          </table:table-cell>
          <table:table-cell office:value-type="float" office:value="8.02" calcext:value-type="float">
            <text:p>8.02</text:p>
          </table:table-cell>
          <table:table-cell office:value-type="float" office:value="1.236604" calcext:value-type="float">
            <text:p>1.236604</text:p>
          </table:table-cell>
          <table:table-cell office:value-type="float" office:value="0.9223086" calcext:value-type="float">
            <text:p>0.9223086</text:p>
          </table:table-cell>
          <table:table-cell office:value-type="float" office:value="595.332" calcext:value-type="float">
            <text:p>595.332</text:p>
          </table:table-cell>
          <table:table-cell office:value-type="float" office:value="0" calcext:value-type="float">
            <text:p>0</text:p>
          </table:table-cell>
          <table:table-cell office:value-type="float" office:value="50.84357" calcext:value-type="float">
            <text:p>50.84357</text:p>
          </table:table-cell>
          <table:table-cell office:value-type="float" office:value="9.049011" calcext:value-type="float">
            <text:p>9.049011</text:p>
          </table:table-cell>
          <table:table-cell office:value-type="float" office:value="32.85324" calcext:value-type="float">
            <text:p>32.85324</text:p>
          </table:table-cell>
          <table:table-cell office:value-type="float" office:value="12.64459" calcext:value-type="float">
            <text:p>12.64459</text:p>
          </table:table-cell>
          <table:table-cell office:value-type="float" office:value="27.52521" calcext:value-type="float">
            <text:p>27.52521</text:p>
          </table:table-cell>
          <table:table-cell office:value-type="float" office:value="14.39697" calcext:value-type="float">
            <text:p>14.39697</text:p>
          </table:table-cell>
          <table:table-cell office:value-type="float" office:value="24.07086" calcext:value-type="float">
            <text:p>24.07086</text:p>
          </table:table-cell>
          <table:table-cell office:value-type="float" office:value="15.53061" calcext:value-type="float">
            <text:p>15.53061</text:p>
          </table:table-cell>
          <table:table-cell office:value-type="float" office:value="21.99182" calcext:value-type="float">
            <text:p>21.99182</text:p>
          </table:table-cell>
          <table:table-cell office:value-type="float" office:value="16.04248" calcext:value-type="float">
            <text:p>16.04248</text:p>
          </table:table-cell>
          <table:table-cell office:value-type="float" office:value="19.89389" calcext:value-type="float">
            <text:p>19.89389</text:p>
          </table:table-cell>
          <table:table-cell office:value-type="float" office:value="16.39801" calcext:value-type="float">
            <text:p>16.39801</text:p>
          </table:table-cell>
          <table:table-cell office:value-type="float" office:value="18.30518" calcext:value-type="float">
            <text:p>18.30518</text:p>
          </table:table-cell>
          <table:table-cell office:value-type="float" office:value="16.26141" calcext:value-type="float">
            <text:p>16.26141</text:p>
          </table:table-cell>
          <table:table-cell office:value-type="float" office:value="16.19977" calcext:value-type="float">
            <text:p>16.19977</text:p>
          </table:table-cell>
          <table:table-cell office:value-type="float" office:value="15.6731" calcext:value-type="float">
            <text:p>15.6731</text:p>
          </table:table-cell>
          <table:table-cell office:value-type="float" office:value="14.68893" calcext:value-type="float">
            <text:p>14.68893</text:p>
          </table:table-cell>
          <table:table-cell office:value-type="float" office:value="14.64294" calcext:value-type="float">
            <text:p>14.64294</text:p>
          </table:table-cell>
          <table:table-cell office:value-type="float" office:value="12.94348" calcext:value-type="float">
            <text:p>12.94348</text:p>
          </table:table-cell>
          <table:table-cell office:value-type="float" office:value="12.9035" calcext:value-type="float">
            <text:p>12.9035</text:p>
          </table:table-cell>
          <table:table-cell office:value-type="float" office:value="11.46069" calcext:value-type="float">
            <text:p>11.46069</text:p>
          </table:table-cell>
          <table:table-cell office:value-type="float" office:value="11.3317" calcext:value-type="float">
            <text:p>11.3317</text:p>
          </table:table-cell>
          <table:table-cell office:value-type="float" office:value="10.26004" calcext:value-type="float">
            <text:p>10.26004</text:p>
          </table:table-cell>
          <table:table-cell office:value-type="float" office:value="10.10867" calcext:value-type="float">
            <text:p>10.10867</text:p>
          </table:table-cell>
          <table:table-cell office:value-type="float" office:value="9.456604" calcext:value-type="float">
            <text:p>9.456604</text:p>
          </table:table-cell>
          <table:table-cell office:value-type="float" office:value="9.332825" calcext:value-type="float">
            <text:p>9.332825</text:p>
          </table:table-cell>
          <table:table-cell office:value-type="float" office:value="9.154724" calcext:value-type="float">
            <text:p>9.154724</text:p>
          </table:table-cell>
          <table:table-cell office:value-type="float" office:value="9.05545" calcext:value-type="float">
            <text:p>9.05545</text:p>
          </table:table-cell>
          <table:table-cell office:value-type="float" office:value="50.84338" calcext:value-type="float">
            <text:p>50.84338</text:p>
          </table:table-cell>
          <table:table-cell office:value-type="float" office:value="9.049042" calcext:value-type="float">
            <text:p>9.0490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5" calcext:value-type="float">
            <text:p>17052005</text:p>
          </table:table-cell>
          <table:table-cell office:value-type="float" office:value="22.57344" calcext:value-type="float">
            <text:p>22.57344</text:p>
          </table:table-cell>
          <table:table-cell office:value-type="float" office:value="26.87" calcext:value-type="float">
            <text:p>26.87</text:p>
          </table:table-cell>
          <table:table-cell office:value-type="float" office:value="15.69" calcext:value-type="float">
            <text:p>15.69</text:p>
          </table:table-cell>
          <table:table-cell office:value-type="float" office:value="1.449327" calcext:value-type="float">
            <text:p>1.449327</text:p>
          </table:table-cell>
          <table:table-cell office:value-type="float" office:value="1.174488" calcext:value-type="float">
            <text:p>1.174488</text:p>
          </table:table-cell>
          <table:table-cell office:value-type="float" office:value="781.1281" calcext:value-type="float">
            <text:p>781.1281</text:p>
          </table:table-cell>
          <table:table-cell office:value-type="float" office:value="0.3" calcext:value-type="float">
            <text:p>0.3</text:p>
          </table:table-cell>
          <table:table-cell office:value-type="float" office:value="49.72208" calcext:value-type="float">
            <text:p>49.72208</text:p>
          </table:table-cell>
          <table:table-cell office:value-type="float" office:value="14.83542" calcext:value-type="float">
            <text:p>14.83542</text:p>
          </table:table-cell>
          <table:table-cell office:value-type="float" office:value="36.01019" calcext:value-type="float">
            <text:p>36.01019</text:p>
          </table:table-cell>
          <table:table-cell office:value-type="float" office:value="17.49219" calcext:value-type="float">
            <text:p>17.49219</text:p>
          </table:table-cell>
          <table:table-cell office:value-type="float" office:value="30.91623" calcext:value-type="float">
            <text:p>30.91623</text:p>
          </table:table-cell>
          <table:table-cell office:value-type="float" office:value="18.58652" calcext:value-type="float">
            <text:p>18.58652</text:p>
          </table:table-cell>
          <table:table-cell office:value-type="float" office:value="26.8501" calcext:value-type="float">
            <text:p>26.8501</text:p>
          </table:table-cell>
          <table:table-cell office:value-type="float" office:value="19.04056" calcext:value-type="float">
            <text:p>19.04056</text:p>
          </table:table-cell>
          <table:table-cell office:value-type="float" office:value="24.45999" calcext:value-type="float">
            <text:p>24.45999</text:p>
          </table:table-cell>
          <table:table-cell office:value-type="float" office:value="19.03693" calcext:value-type="float">
            <text:p>19.03693</text:p>
          </table:table-cell>
          <table:table-cell office:value-type="float" office:value="22.02936" calcext:value-type="float">
            <text:p>22.02936</text:p>
          </table:table-cell>
          <table:table-cell office:value-type="float" office:value="18.77783" calcext:value-type="float">
            <text:p>18.77783</text:p>
          </table:table-cell>
          <table:table-cell office:value-type="float" office:value="20.07904" calcext:value-type="float">
            <text:p>20.07904</text:p>
          </table:table-cell>
          <table:table-cell office:value-type="float" office:value="18.01965" calcext:value-type="float">
            <text:p>18.01965</text:p>
          </table:table-cell>
          <table:table-cell office:value-type="float" office:value="17.32428" calcext:value-type="float">
            <text:p>17.32428</text:p>
          </table:table-cell>
          <table:table-cell office:value-type="float" office:value="16.21567" calcext:value-type="float">
            <text:p>16.21567</text:p>
          </table:table-cell>
          <table:table-cell office:value-type="float" office:value="14.95059" calcext:value-type="float">
            <text:p>14.95059</text:p>
          </table:table-cell>
          <table:table-cell office:value-type="float" office:value="14.65958" calcext:value-type="float">
            <text:p>14.65958</text:p>
          </table:table-cell>
          <table:table-cell office:value-type="float" office:value="13.02609" calcext:value-type="float">
            <text:p>13.02609</text:p>
          </table:table-cell>
          <table:table-cell office:value-type="float" office:value="12.94397" calcext:value-type="float">
            <text:p>12.94397</text:p>
          </table:table-cell>
          <table:table-cell office:value-type="float" office:value="11.57498" calcext:value-type="float">
            <text:p>11.57498</text:p>
          </table:table-cell>
          <table:table-cell office:value-type="float" office:value="11.46191" calcext:value-type="float">
            <text:p>11.46191</text:p>
          </table:table-cell>
          <table:table-cell office:value-type="float" office:value="10.39957" calcext:value-type="float">
            <text:p>10.39957</text:p>
          </table:table-cell>
          <table:table-cell office:value-type="float" office:value="10.26157" calcext:value-type="float">
            <text:p>10.26157</text:p>
          </table:table-cell>
          <table:table-cell office:value-type="float" office:value="9.580963" calcext:value-type="float">
            <text:p>9.580963</text:p>
          </table:table-cell>
          <table:table-cell office:value-type="float" office:value="9.457916" calcext:value-type="float">
            <text:p>9.457916</text:p>
          </table:table-cell>
          <table:table-cell office:value-type="float" office:value="9.259216" calcext:value-type="float">
            <text:p>9.259216</text:p>
          </table:table-cell>
          <table:table-cell office:value-type="float" office:value="9.155792" calcext:value-type="float">
            <text:p>9.155792</text:p>
          </table:table-cell>
          <table:table-cell office:value-type="float" office:value="49.72189" calcext:value-type="float">
            <text:p>49.72189</text:p>
          </table:table-cell>
          <table:table-cell office:value-type="float" office:value="14.83545" calcext:value-type="float">
            <text:p>14.835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5" calcext:value-type="float">
            <text:p>18052005</text:p>
          </table:table-cell>
          <table:table-cell office:value-type="float" office:value="22.13851" calcext:value-type="float">
            <text:p>22.13851</text:p>
          </table:table-cell>
          <table:table-cell office:value-type="float" office:value="27.22" calcext:value-type="float">
            <text:p>27.22</text:p>
          </table:table-cell>
          <table:table-cell office:value-type="float" office:value="14.6" calcext:value-type="float">
            <text:p>14.6</text:p>
          </table:table-cell>
          <table:table-cell office:value-type="float" office:value="1.535672" calcext:value-type="float">
            <text:p>1.535672</text:p>
          </table:table-cell>
          <table:table-cell office:value-type="float" office:value="0.9138309" calcext:value-type="float">
            <text:p>0.9138309</text:p>
          </table:table-cell>
          <table:table-cell office:value-type="float" office:value="311.256" calcext:value-type="float">
            <text:p>311.256</text:p>
          </table:table-cell>
          <table:table-cell office:value-type="float" office:value="0.1" calcext:value-type="float">
            <text:p>0.1</text:p>
          </table:table-cell>
          <table:table-cell office:value-type="float" office:value="47.62424" calcext:value-type="float">
            <text:p>47.62424</text:p>
          </table:table-cell>
          <table:table-cell office:value-type="float" office:value="15.6062" calcext:value-type="float">
            <text:p>15.6062</text:p>
          </table:table-cell>
          <table:table-cell office:value-type="float" office:value="36.11194" calcext:value-type="float">
            <text:p>36.11194</text:p>
          </table:table-cell>
          <table:table-cell office:value-type="float" office:value="18.78259" calcext:value-type="float">
            <text:p>18.78259</text:p>
          </table:table-cell>
          <table:table-cell office:value-type="float" office:value="31.32068" calcext:value-type="float">
            <text:p>31.32068</text:p>
          </table:table-cell>
          <table:table-cell office:value-type="float" office:value="20.08572" calcext:value-type="float">
            <text:p>20.08572</text:p>
          </table:table-cell>
          <table:table-cell office:value-type="float" office:value="27.62103" calcext:value-type="float">
            <text:p>27.62103</text:p>
          </table:table-cell>
          <table:table-cell office:value-type="float" office:value="20.64014" calcext:value-type="float">
            <text:p>20.64014</text:p>
          </table:table-cell>
          <table:table-cell office:value-type="float" office:value="25.36884" calcext:value-type="float">
            <text:p>25.36884</text:p>
          </table:table-cell>
          <table:table-cell office:value-type="float" office:value="20.64908" calcext:value-type="float">
            <text:p>20.64908</text:p>
          </table:table-cell>
          <table:table-cell office:value-type="float" office:value="22.96265" calcext:value-type="float">
            <text:p>22.96265</text:p>
          </table:table-cell>
          <table:table-cell office:value-type="float" office:value="20.3338" calcext:value-type="float">
            <text:p>20.3338</text:p>
          </table:table-cell>
          <table:table-cell office:value-type="float" office:value="21.0249" calcext:value-type="float">
            <text:p>21.0249</text:p>
          </table:table-cell>
          <table:table-cell office:value-type="float" office:value="19.44446" calcext:value-type="float">
            <text:p>19.44446</text:p>
          </table:table-cell>
          <table:table-cell office:value-type="float" office:value="18.27399" calcext:value-type="float">
            <text:p>18.27399</text:p>
          </table:table-cell>
          <table:table-cell office:value-type="float" office:value="17.34265" calcext:value-type="float">
            <text:p>17.34265</text:p>
          </table:table-cell>
          <table:table-cell office:value-type="float" office:value="15.46222" calcext:value-type="float">
            <text:p>15.46222</text:p>
          </table:table-cell>
          <table:table-cell office:value-type="float" office:value="14.95547" calcext:value-type="float">
            <text:p>14.95547</text:p>
          </table:table-cell>
          <table:table-cell office:value-type="float" office:value="13.19595" calcext:value-type="float">
            <text:p>13.19595</text:p>
          </table:table-cell>
          <table:table-cell office:value-type="float" office:value="13.02734" calcext:value-type="float">
            <text:p>13.02734</text:p>
          </table:table-cell>
          <table:table-cell office:value-type="float" office:value="11.70056" calcext:value-type="float">
            <text:p>11.70056</text:p>
          </table:table-cell>
          <table:table-cell office:value-type="float" office:value="11.5762" calcext:value-type="float">
            <text:p>11.5762</text:p>
          </table:table-cell>
          <table:table-cell office:value-type="float" office:value="10.53116" calcext:value-type="float">
            <text:p>10.53116</text:p>
          </table:table-cell>
          <table:table-cell office:value-type="float" office:value="10.40094" calcext:value-type="float">
            <text:p>10.40094</text:p>
          </table:table-cell>
          <table:table-cell office:value-type="float" office:value="9.703003" calcext:value-type="float">
            <text:p>9.703003</text:p>
          </table:table-cell>
          <table:table-cell office:value-type="float" office:value="9.582245" calcext:value-type="float">
            <text:p>9.582245</text:p>
          </table:table-cell>
          <table:table-cell office:value-type="float" office:value="9.36615" calcext:value-type="float">
            <text:p>9.36615</text:p>
          </table:table-cell>
          <table:table-cell office:value-type="float" office:value="9.260284" calcext:value-type="float">
            <text:p>9.260284</text:p>
          </table:table-cell>
          <table:table-cell office:value-type="float" office:value="47.62405" calcext:value-type="float">
            <text:p>47.62405</text:p>
          </table:table-cell>
          <table:table-cell office:value-type="float" office:value="15.60623" calcext:value-type="float">
            <text:p>15.606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5" calcext:value-type="float">
            <text:p>19052005</text:p>
          </table:table-cell>
          <table:table-cell office:value-type="float" office:value="28.96069" calcext:value-type="float">
            <text:p>28.96069</text:p>
          </table:table-cell>
          <table:table-cell office:value-type="float" office:value="31.23" calcext:value-type="float">
            <text:p>31.23</text:p>
          </table:table-cell>
          <table:table-cell office:value-type="float" office:value="12.54" calcext:value-type="float">
            <text:p>12.54</text:p>
          </table:table-cell>
          <table:table-cell office:value-type="float" office:value="1.268731" calcext:value-type="float">
            <text:p>1.268731</text:p>
          </table:table-cell>
          <table:table-cell office:value-type="float" office:value="0.83241" calcext:value-type="float">
            <text:p>0.83241</text:p>
          </table:table-cell>
          <table:table-cell office:value-type="float" office:value="260.46" calcext:value-type="float">
            <text:p>260.46</text:p>
          </table:table-cell>
          <table:table-cell office:value-type="float" office:value="0" calcext:value-type="float">
            <text:p>0</text:p>
          </table:table-cell>
          <table:table-cell office:value-type="float" office:value="56.06168" calcext:value-type="float">
            <text:p>56.06168</text:p>
          </table:table-cell>
          <table:table-cell office:value-type="float" office:value="13.85153" calcext:value-type="float">
            <text:p>13.85153</text:p>
          </table:table-cell>
          <table:table-cell office:value-type="float" office:value="40.78049" calcext:value-type="float">
            <text:p>40.78049</text:p>
          </table:table-cell>
          <table:table-cell office:value-type="float" office:value="18.14832" calcext:value-type="float">
            <text:p>18.14832</text:p>
          </table:table-cell>
          <table:table-cell office:value-type="float" office:value="34.94058" calcext:value-type="float">
            <text:p>34.94058</text:p>
          </table:table-cell>
          <table:table-cell office:value-type="float" office:value="19.96924" calcext:value-type="float">
            <text:p>19.96924</text:p>
          </table:table-cell>
          <table:table-cell office:value-type="float" office:value="30.42633" calcext:value-type="float">
            <text:p>30.42633</text:p>
          </table:table-cell>
          <table:table-cell office:value-type="float" office:value="20.92685" calcext:value-type="float">
            <text:p>20.92685</text:p>
          </table:table-cell>
          <table:table-cell office:value-type="float" office:value="27.67651" calcext:value-type="float">
            <text:p>27.67651</text:p>
          </table:table-cell>
          <table:table-cell office:value-type="float" office:value="21.16525" calcext:value-type="float">
            <text:p>21.16525</text:p>
          </table:table-cell>
          <table:table-cell office:value-type="float" office:value="24.78363" calcext:value-type="float">
            <text:p>24.78363</text:p>
          </table:table-cell>
          <table:table-cell office:value-type="float" office:value="21.06525" calcext:value-type="float">
            <text:p>21.06525</text:p>
          </table:table-cell>
          <table:table-cell office:value-type="float" office:value="22.47552" calcext:value-type="float">
            <text:p>22.47552</text:p>
          </table:table-cell>
          <table:table-cell office:value-type="float" office:value="20.24078" calcext:value-type="float">
            <text:p>20.24078</text:p>
          </table:table-cell>
          <table:table-cell office:value-type="float" office:value="19.18594" calcext:value-type="float">
            <text:p>19.18594</text:p>
          </table:table-cell>
          <table:table-cell office:value-type="float" office:value="18.28934" calcext:value-type="float">
            <text:p>18.28934</text:p>
          </table:table-cell>
          <table:table-cell office:value-type="float" office:value="16.00812" calcext:value-type="float">
            <text:p>16.00812</text:p>
          </table:table-cell>
          <table:table-cell office:value-type="float" office:value="15.46802" calcext:value-type="float">
            <text:p>15.46802</text:p>
          </table:table-cell>
          <table:table-cell office:value-type="float" office:value="13.44165" calcext:value-type="float">
            <text:p>13.44165</text:p>
          </table:table-cell>
          <table:table-cell office:value-type="float" office:value="13.19815" calcext:value-type="float">
            <text:p>13.19815</text:p>
          </table:table-cell>
          <table:table-cell office:value-type="float" office:value="11.85437" calcext:value-type="float">
            <text:p>11.85437</text:p>
          </table:table-cell>
          <table:table-cell office:value-type="float" office:value="11.702" calcext:value-type="float">
            <text:p>11.702</text:p>
          </table:table-cell>
          <table:table-cell office:value-type="float" office:value="10.66263" calcext:value-type="float">
            <text:p>10.66263</text:p>
          </table:table-cell>
          <table:table-cell office:value-type="float" office:value="10.53247" calcext:value-type="float">
            <text:p>10.53247</text:p>
          </table:table-cell>
          <table:table-cell office:value-type="float" office:value="9.8237" calcext:value-type="float">
            <text:p>9.8237</text:p>
          </table:table-cell>
          <table:table-cell office:value-type="float" office:value="9.704254" calcext:value-type="float">
            <text:p>9.704254</text:p>
          </table:table-cell>
          <table:table-cell office:value-type="float" office:value="9.474304" calcext:value-type="float">
            <text:p>9.474304</text:p>
          </table:table-cell>
          <table:table-cell office:value-type="float" office:value="9.367249" calcext:value-type="float">
            <text:p>9.367249</text:p>
          </table:table-cell>
          <table:table-cell office:value-type="float" office:value="56.06143" calcext:value-type="float">
            <text:p>56.06143</text:p>
          </table:table-cell>
          <table:table-cell office:value-type="float" office:value="13.85156" calcext:value-type="float">
            <text:p>13.851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5" calcext:value-type="float">
            <text:p>20052005</text:p>
          </table:table-cell>
          <table:table-cell office:value-type="float" office:value="28.43169" calcext:value-type="float">
            <text:p>28.43169</text:p>
          </table:table-cell>
          <table:table-cell office:value-type="float" office:value="28.65" calcext:value-type="float">
            <text:p>28.65</text:p>
          </table:table-cell>
          <table:table-cell office:value-type="float" office:value="14.2" calcext:value-type="float">
            <text:p>14.2</text:p>
          </table:table-cell>
          <table:table-cell office:value-type="float" office:value="1.462263" calcext:value-type="float">
            <text:p>1.462263</text:p>
          </table:table-cell>
          <table:table-cell office:value-type="float" office:value="1.005036" calcext:value-type="float">
            <text:p>1.005036</text:p>
          </table:table-cell>
          <table:table-cell office:value-type="float" office:value="268.56" calcext:value-type="float">
            <text:p>268.56</text:p>
          </table:table-cell>
          <table:table-cell office:value-type="float" office:value="0" calcext:value-type="float">
            <text:p>0</text:p>
          </table:table-cell>
          <table:table-cell office:value-type="float" office:value="52.8819" calcext:value-type="float">
            <text:p>52.8819</text:p>
          </table:table-cell>
          <table:table-cell office:value-type="float" office:value="16.18701" calcext:value-type="float">
            <text:p>16.18701</text:p>
          </table:table-cell>
          <table:table-cell office:value-type="float" office:value="39.86688" calcext:value-type="float">
            <text:p>39.86688</text:p>
          </table:table-cell>
          <table:table-cell office:value-type="float" office:value="20.12241" calcext:value-type="float">
            <text:p>20.12241</text:p>
          </table:table-cell>
          <table:table-cell office:value-type="float" office:value="34.7287" calcext:value-type="float">
            <text:p>34.7287</text:p>
          </table:table-cell>
          <table:table-cell office:value-type="float" office:value="21.91058" calcext:value-type="float">
            <text:p>21.91058</text:p>
          </table:table-cell>
          <table:table-cell office:value-type="float" office:value="30.71222" calcext:value-type="float">
            <text:p>30.71222</text:p>
          </table:table-cell>
          <table:table-cell office:value-type="float" office:value="22.7869" calcext:value-type="float">
            <text:p>22.7869</text:p>
          </table:table-cell>
          <table:table-cell office:value-type="float" office:value="28.22086" calcext:value-type="float">
            <text:p>28.22086</text:p>
          </table:table-cell>
          <table:table-cell office:value-type="float" office:value="22.92896" calcext:value-type="float">
            <text:p>22.92896</text:p>
          </table:table-cell>
          <table:table-cell office:value-type="float" office:value="25.5564" calcext:value-type="float">
            <text:p>25.5564</text:p>
          </table:table-cell>
          <table:table-cell office:value-type="float" office:value="22.66299" calcext:value-type="float">
            <text:p>22.66299</text:p>
          </table:table-cell>
          <table:table-cell office:value-type="float" office:value="23.36163" calcext:value-type="float">
            <text:p>23.36163</text:p>
          </table:table-cell>
          <table:table-cell office:value-type="float" office:value="21.6228" calcext:value-type="float">
            <text:p>21.6228</text:p>
          </table:table-cell>
          <table:table-cell office:value-type="float" office:value="20.14557" calcext:value-type="float">
            <text:p>20.14557</text:p>
          </table:table-cell>
          <table:table-cell office:value-type="float" office:value="19.20526" calcext:value-type="float">
            <text:p>19.20526</text:p>
          </table:table-cell>
          <table:table-cell office:value-type="float" office:value="16.63254" calcext:value-type="float">
            <text:p>16.63254</text:p>
          </table:table-cell>
          <table:table-cell office:value-type="float" office:value="16.01447" calcext:value-type="float">
            <text:p>16.01447</text:p>
          </table:table-cell>
          <table:table-cell office:value-type="float" office:value="13.74768" calcext:value-type="float">
            <text:p>13.74768</text:p>
          </table:table-cell>
          <table:table-cell office:value-type="float" office:value="13.44455" calcext:value-type="float">
            <text:p>13.44455</text:p>
          </table:table-cell>
          <table:table-cell office:value-type="float" office:value="12.04019" calcext:value-type="float">
            <text:p>12.04019</text:p>
          </table:table-cell>
          <table:table-cell office:value-type="float" office:value="11.85611" calcext:value-type="float">
            <text:p>11.85611</text:p>
          </table:table-cell>
          <table:table-cell office:value-type="float" office:value="10.80124" calcext:value-type="float">
            <text:p>10.80124</text:p>
          </table:table-cell>
          <table:table-cell office:value-type="float" office:value="10.66403" calcext:value-type="float">
            <text:p>10.66403</text:p>
          </table:table-cell>
          <table:table-cell office:value-type="float" office:value="9.94455" calcext:value-type="float">
            <text:p>9.94455</text:p>
          </table:table-cell>
          <table:table-cell office:value-type="float" office:value="9.824982" calcext:value-type="float">
            <text:p>9.824982</text:p>
          </table:table-cell>
          <table:table-cell office:value-type="float" office:value="9.584137" calcext:value-type="float">
            <text:p>9.584137</text:p>
          </table:table-cell>
          <table:table-cell office:value-type="float" office:value="9.475433" calcext:value-type="float">
            <text:p>9.475433</text:p>
          </table:table-cell>
          <table:table-cell office:value-type="float" office:value="52.88171" calcext:value-type="float">
            <text:p>52.88171</text:p>
          </table:table-cell>
          <table:table-cell office:value-type="float" office:value="16.18704" calcext:value-type="float">
            <text:p>16.187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5" calcext:value-type="float">
            <text:p>21052005</text:p>
          </table:table-cell>
          <table:table-cell office:value-type="float" office:value="27.19133" calcext:value-type="float">
            <text:p>27.19133</text:p>
          </table:table-cell>
          <table:table-cell office:value-type="float" office:value="31.56" calcext:value-type="float">
            <text:p>31.56</text:p>
          </table:table-cell>
          <table:table-cell office:value-type="float" office:value="14.39" calcext:value-type="float">
            <text:p>14.39</text:p>
          </table:table-cell>
          <table:table-cell office:value-type="float" office:value="1.650605" calcext:value-type="float">
            <text:p>1.650605</text:p>
          </table:table-cell>
          <table:table-cell office:value-type="float" office:value="1.138626" calcext:value-type="float">
            <text:p>1.138626</text:p>
          </table:table-cell>
          <table:table-cell office:value-type="float" office:value="525.096" calcext:value-type="float">
            <text:p>525.096</text:p>
          </table:table-cell>
          <table:table-cell office:value-type="float" office:value="0" calcext:value-type="float">
            <text:p>0</text:p>
          </table:table-cell>
          <table:table-cell office:value-type="float" office:value="54.66302" calcext:value-type="float">
            <text:p>54.66302</text:p>
          </table:table-cell>
          <table:table-cell office:value-type="float" office:value="16.25162" calcext:value-type="float">
            <text:p>16.25162</text:p>
          </table:table-cell>
          <table:table-cell office:value-type="float" office:value="41.6001" calcext:value-type="float">
            <text:p>41.6001</text:p>
          </table:table-cell>
          <table:table-cell office:value-type="float" office:value="20.74567" calcext:value-type="float">
            <text:p>20.74567</text:p>
          </table:table-cell>
          <table:table-cell office:value-type="float" office:value="36.02591" calcext:value-type="float">
            <text:p>36.02591</text:p>
          </table:table-cell>
          <table:table-cell office:value-type="float" office:value="22.55682" calcext:value-type="float">
            <text:p>22.55682</text:p>
          </table:table-cell>
          <table:table-cell office:value-type="float" office:value="31.73782" calcext:value-type="float">
            <text:p>31.73782</text:p>
          </table:table-cell>
          <table:table-cell office:value-type="float" office:value="23.4899" calcext:value-type="float">
            <text:p>23.4899</text:p>
          </table:table-cell>
          <table:table-cell office:value-type="float" office:value="29.15454" calcext:value-type="float">
            <text:p>29.15454</text:p>
          </table:table-cell>
          <table:table-cell office:value-type="float" office:value="23.65793" calcext:value-type="float">
            <text:p>23.65793</text:p>
          </table:table-cell>
          <table:table-cell office:value-type="float" office:value="26.4559" calcext:value-type="float">
            <text:p>26.4559</text:p>
          </table:table-cell>
          <table:table-cell office:value-type="float" office:value="23.43274" calcext:value-type="float">
            <text:p>23.43274</text:p>
          </table:table-cell>
          <table:table-cell office:value-type="float" office:value="24.22284" calcext:value-type="float">
            <text:p>24.22284</text:p>
          </table:table-cell>
          <table:table-cell office:value-type="float" office:value="22.43286" calcext:value-type="float">
            <text:p>22.43286</text:p>
          </table:table-cell>
          <table:table-cell office:value-type="float" office:value="20.92856" calcext:value-type="float">
            <text:p>20.92856</text:p>
          </table:table-cell>
          <table:table-cell office:value-type="float" office:value="20.1615" calcext:value-type="float">
            <text:p>20.1615</text:p>
          </table:table-cell>
          <table:table-cell office:value-type="float" office:value="17.2496" calcext:value-type="float">
            <text:p>17.2496</text:p>
          </table:table-cell>
          <table:table-cell office:value-type="float" office:value="16.63922" calcext:value-type="float">
            <text:p>16.63922</text:p>
          </table:table-cell>
          <table:table-cell office:value-type="float" office:value="14.1019" calcext:value-type="float">
            <text:p>14.1019</text:p>
          </table:table-cell>
          <table:table-cell office:value-type="float" office:value="13.75113" calcext:value-type="float">
            <text:p>13.75113</text:p>
          </table:table-cell>
          <table:table-cell office:value-type="float" office:value="12.25821" calcext:value-type="float">
            <text:p>12.25821</text:p>
          </table:table-cell>
          <table:table-cell office:value-type="float" office:value="12.04227" calcext:value-type="float">
            <text:p>12.04227</text:p>
          </table:table-cell>
          <table:table-cell office:value-type="float" office:value="10.9516" calcext:value-type="float">
            <text:p>10.9516</text:p>
          </table:table-cell>
          <table:table-cell office:value-type="float" office:value="10.8027" calcext:value-type="float">
            <text:p>10.8027</text:p>
          </table:table-cell>
          <table:table-cell office:value-type="float" office:value="10.06778" calcext:value-type="float">
            <text:p>10.06778</text:p>
          </table:table-cell>
          <table:table-cell office:value-type="float" office:value="9.945801" calcext:value-type="float">
            <text:p>9.945801</text:p>
          </table:table-cell>
          <table:table-cell office:value-type="float" office:value="9.694244" calcext:value-type="float">
            <text:p>9.694244</text:p>
          </table:table-cell>
          <table:table-cell office:value-type="float" office:value="9.585297" calcext:value-type="float">
            <text:p>9.585297</text:p>
          </table:table-cell>
          <table:table-cell office:value-type="float" office:value="54.66284" calcext:value-type="float">
            <text:p>54.66284</text:p>
          </table:table-cell>
          <table:table-cell office:value-type="float" office:value="16.25168" calcext:value-type="float">
            <text:p>16.251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5" calcext:value-type="float">
            <text:p>22052005</text:p>
          </table:table-cell>
          <table:table-cell office:value-type="float" office:value="28.03486" calcext:value-type="float">
            <text:p>28.03486</text:p>
          </table:table-cell>
          <table:table-cell office:value-type="float" office:value="28.33" calcext:value-type="float">
            <text:p>28.33</text:p>
          </table:table-cell>
          <table:table-cell office:value-type="float" office:value="12.85" calcext:value-type="float">
            <text:p>12.85</text:p>
          </table:table-cell>
          <table:table-cell office:value-type="float" office:value="1.070237" calcext:value-type="float">
            <text:p>1.070237</text:p>
          </table:table-cell>
          <table:table-cell office:value-type="float" office:value="0.7482697" calcext:value-type="float">
            <text:p>0.7482697</text:p>
          </table:table-cell>
          <table:table-cell office:value-type="float" office:value="293.004" calcext:value-type="float">
            <text:p>293.004</text:p>
          </table:table-cell>
          <table:table-cell office:value-type="float" office:value="0" calcext:value-type="float">
            <text:p>0</text:p>
          </table:table-cell>
          <table:table-cell office:value-type="float" office:value="54.35632" calcext:value-type="float">
            <text:p>54.35632</text:p>
          </table:table-cell>
          <table:table-cell office:value-type="float" office:value="15.45953" calcext:value-type="float">
            <text:p>15.45953</text:p>
          </table:table-cell>
          <table:table-cell office:value-type="float" office:value="41.0419" calcext:value-type="float">
            <text:p>41.0419</text:p>
          </table:table-cell>
          <table:table-cell office:value-type="float" office:value="21.15738" calcext:value-type="float">
            <text:p>21.15738</text:p>
          </table:table-cell>
          <table:table-cell office:value-type="float" office:value="35.91586" calcext:value-type="float">
            <text:p>35.91586</text:p>
          </table:table-cell>
          <table:table-cell office:value-type="float" office:value="23.22141" calcext:value-type="float">
            <text:p>23.22141</text:p>
          </table:table-cell>
          <table:table-cell office:value-type="float" office:value="31.87085" calcext:value-type="float">
            <text:p>31.87085</text:p>
          </table:table-cell>
          <table:table-cell office:value-type="float" office:value="24.27521" calcext:value-type="float">
            <text:p>24.27521</text:p>
          </table:table-cell>
          <table:table-cell office:value-type="float" office:value="29.40924" calcext:value-type="float">
            <text:p>29.40924</text:p>
          </table:table-cell>
          <table:table-cell office:value-type="float" office:value="24.48398" calcext:value-type="float">
            <text:p>24.48398</text:p>
          </table:table-cell>
          <table:table-cell office:value-type="float" office:value="26.83417" calcext:value-type="float">
            <text:p>26.83417</text:p>
          </table:table-cell>
          <table:table-cell office:value-type="float" office:value="24.28226" calcext:value-type="float">
            <text:p>24.28226</text:p>
          </table:table-cell>
          <table:table-cell office:value-type="float" office:value="24.73361" calcext:value-type="float">
            <text:p>24.73361</text:p>
          </table:table-cell>
          <table:table-cell office:value-type="float" office:value="23.26208" calcext:value-type="float">
            <text:p>23.26208</text:p>
          </table:table-cell>
          <table:table-cell office:value-type="float" office:value="21.62393" calcext:value-type="float">
            <text:p>21.62393</text:p>
          </table:table-cell>
          <table:table-cell office:value-type="float" office:value="20.94406" calcext:value-type="float">
            <text:p>20.94406</text:p>
          </table:table-cell>
          <table:table-cell office:value-type="float" office:value="17.84897" calcext:value-type="float">
            <text:p>17.84897</text:p>
          </table:table-cell>
          <table:table-cell office:value-type="float" office:value="17.25613" calcext:value-type="float">
            <text:p>17.25613</text:p>
          </table:table-cell>
          <table:table-cell office:value-type="float" office:value="14.48846" calcext:value-type="float">
            <text:p>14.48846</text:p>
          </table:table-cell>
          <table:table-cell office:value-type="float" office:value="14.10577" calcext:value-type="float">
            <text:p>14.10577</text:p>
          </table:table-cell>
          <table:table-cell office:value-type="float" office:value="12.505" calcext:value-type="float">
            <text:p>12.505</text:p>
          </table:table-cell>
          <table:table-cell office:value-type="float" office:value="12.26065" calcext:value-type="float">
            <text:p>12.26065</text:p>
          </table:table-cell>
          <table:table-cell office:value-type="float" office:value="11.11661" calcext:value-type="float">
            <text:p>11.11661</text:p>
          </table:table-cell>
          <table:table-cell office:value-type="float" office:value="10.95322" calcext:value-type="float">
            <text:p>10.95322</text:p>
          </table:table-cell>
          <table:table-cell office:value-type="float" office:value="10.19553" calcext:value-type="float">
            <text:p>10.19553</text:p>
          </table:table-cell>
          <table:table-cell office:value-type="float" office:value="10.06909" calcext:value-type="float">
            <text:p>10.06909</text:p>
          </table:table-cell>
          <table:table-cell office:value-type="float" office:value="9.806427" calcext:value-type="float">
            <text:p>9.806427</text:p>
          </table:table-cell>
          <table:table-cell office:value-type="float" office:value="9.695404" calcext:value-type="float">
            <text:p>9.695404</text:p>
          </table:table-cell>
          <table:table-cell office:value-type="float" office:value="54.35614" calcext:value-type="float">
            <text:p>54.35614</text:p>
          </table:table-cell>
          <table:table-cell office:value-type="float" office:value="15.45963" calcext:value-type="float">
            <text:p>15.459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5" calcext:value-type="float">
            <text:p>23052005</text:p>
          </table:table-cell>
          <table:table-cell office:value-type="float" office:value="26.99395" calcext:value-type="float">
            <text:p>26.99395</text:p>
          </table:table-cell>
          <table:table-cell office:value-type="float" office:value="30.46" calcext:value-type="float">
            <text:p>30.46</text:p>
          </table:table-cell>
          <table:table-cell office:value-type="float" office:value="10.59" calcext:value-type="float">
            <text:p>10.59</text:p>
          </table:table-cell>
          <table:table-cell office:value-type="float" office:value="1.110805" calcext:value-type="float">
            <text:p>1.110805</text:p>
          </table:table-cell>
          <table:table-cell office:value-type="float" office:value="0.8588848" calcext:value-type="float">
            <text:p>0.8588848</text:p>
          </table:table-cell>
          <table:table-cell office:value-type="float" office:value="178.776" calcext:value-type="float">
            <text:p>178.776</text:p>
          </table:table-cell>
          <table:table-cell office:value-type="float" office:value="0" calcext:value-type="float">
            <text:p>0</text:p>
          </table:table-cell>
          <table:table-cell office:value-type="float" office:value="51.84531" calcext:value-type="float">
            <text:p>51.84531</text:p>
          </table:table-cell>
          <table:table-cell office:value-type="float" office:value="13.58508" calcext:value-type="float">
            <text:p>13.58508</text:p>
          </table:table-cell>
          <table:table-cell office:value-type="float" office:value="39.58713" calcext:value-type="float">
            <text:p>39.58713</text:p>
          </table:table-cell>
          <table:table-cell office:value-type="float" office:value="19.32599" calcext:value-type="float">
            <text:p>19.32599</text:p>
          </table:table-cell>
          <table:table-cell office:value-type="float" office:value="34.67957" calcext:value-type="float">
            <text:p>34.67957</text:p>
          </table:table-cell>
          <table:table-cell office:value-type="float" office:value="21.93317" calcext:value-type="float">
            <text:p>21.93317</text:p>
          </table:table-cell>
          <table:table-cell office:value-type="float" office:value="31.03033" calcext:value-type="float">
            <text:p>31.03033</text:p>
          </table:table-cell>
          <table:table-cell office:value-type="float" office:value="23.45297" calcext:value-type="float">
            <text:p>23.45297</text:p>
          </table:table-cell>
          <table:table-cell office:value-type="float" office:value="28.79944" calcext:value-type="float">
            <text:p>28.79944</text:p>
          </table:table-cell>
          <table:table-cell office:value-type="float" office:value="23.96768" calcext:value-type="float">
            <text:p>23.96768</text:p>
          </table:table-cell>
          <table:table-cell office:value-type="float" office:value="26.58185" calcext:value-type="float">
            <text:p>26.58185</text:p>
          </table:table-cell>
          <table:table-cell office:value-type="float" office:value="24.04141" calcext:value-type="float">
            <text:p>24.04141</text:p>
          </table:table-cell>
          <table:table-cell office:value-type="float" office:value="24.73325" calcext:value-type="float">
            <text:p>24.73325</text:p>
          </table:table-cell>
          <table:table-cell office:value-type="float" office:value="23.30386" calcext:value-type="float">
            <text:p>23.30386</text:p>
          </table:table-cell>
          <table:table-cell office:value-type="float" office:value="21.89554" calcext:value-type="float">
            <text:p>21.89554</text:p>
          </table:table-cell>
          <table:table-cell office:value-type="float" office:value="21.63623" calcext:value-type="float">
            <text:p>21.63623</text:p>
          </table:table-cell>
          <table:table-cell office:value-type="float" office:value="18.34732" calcext:value-type="float">
            <text:p>18.34732</text:p>
          </table:table-cell>
          <table:table-cell office:value-type="float" office:value="17.85507" calcext:value-type="float">
            <text:p>17.85507</text:p>
          </table:table-cell>
          <table:table-cell office:value-type="float" office:value="14.88321" calcext:value-type="float">
            <text:p>14.88321</text:p>
          </table:table-cell>
          <table:table-cell office:value-type="float" office:value="14.49255" calcext:value-type="float">
            <text:p>14.49255</text:p>
          </table:table-cell>
          <table:table-cell office:value-type="float" office:value="12.77377" calcext:value-type="float">
            <text:p>12.77377</text:p>
          </table:table-cell>
          <table:table-cell office:value-type="float" office:value="12.50769" calcext:value-type="float">
            <text:p>12.50769</text:p>
          </table:table-cell>
          <table:table-cell office:value-type="float" office:value="11.29651" calcext:value-type="float">
            <text:p>11.29651</text:p>
          </table:table-cell>
          <table:table-cell office:value-type="float" office:value="11.11844" calcext:value-type="float">
            <text:p>11.11844</text:p>
          </table:table-cell>
          <table:table-cell office:value-type="float" office:value="10.32901" calcext:value-type="float">
            <text:p>10.32901</text:p>
          </table:table-cell>
          <table:table-cell office:value-type="float" office:value="10.19687" calcext:value-type="float">
            <text:p>10.19687</text:p>
          </table:table-cell>
          <table:table-cell office:value-type="float" office:value="9.920349" calcext:value-type="float">
            <text:p>9.920349</text:p>
          </table:table-cell>
          <table:table-cell office:value-type="float" office:value="9.807587" calcext:value-type="float">
            <text:p>9.807587</text:p>
          </table:table-cell>
          <table:table-cell office:value-type="float" office:value="51.84515" calcext:value-type="float">
            <text:p>51.84515</text:p>
          </table:table-cell>
          <table:table-cell office:value-type="float" office:value="13.58514" calcext:value-type="float">
            <text:p>13.585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5" calcext:value-type="float">
            <text:p>24052005</text:p>
          </table:table-cell>
          <table:table-cell office:value-type="float" office:value="26.88576" calcext:value-type="float">
            <text:p>26.88576</text:p>
          </table:table-cell>
          <table:table-cell office:value-type="float" office:value="29.31" calcext:value-type="float">
            <text:p>29.31</text:p>
          </table:table-cell>
          <table:table-cell office:value-type="float" office:value="17.4" calcext:value-type="float">
            <text:p>17.4</text:p>
          </table:table-cell>
          <table:table-cell office:value-type="float" office:value="1.436832" calcext:value-type="float">
            <text:p>1.436832</text:p>
          </table:table-cell>
          <table:table-cell office:value-type="float" office:value="0.9921594" calcext:value-type="float">
            <text:p>0.9921594</text:p>
          </table:table-cell>
          <table:table-cell office:value-type="float" office:value="392.688" calcext:value-type="float">
            <text:p>392.688</text:p>
          </table:table-cell>
          <table:table-cell office:value-type="float" office:value="0" calcext:value-type="float">
            <text:p>0</text:p>
          </table:table-cell>
          <table:table-cell office:value-type="float" office:value="54.92465" calcext:value-type="float">
            <text:p>54.92465</text:p>
          </table:table-cell>
          <table:table-cell office:value-type="float" office:value="17.91476" calcext:value-type="float">
            <text:p>17.91476</text:p>
          </table:table-cell>
          <table:table-cell office:value-type="float" office:value="42.12595" calcext:value-type="float">
            <text:p>42.12595</text:p>
          </table:table-cell>
          <table:table-cell office:value-type="float" office:value="21.96198" calcext:value-type="float">
            <text:p>21.96198</text:p>
          </table:table-cell>
          <table:table-cell office:value-type="float" office:value="36.66797" calcext:value-type="float">
            <text:p>36.66797</text:p>
          </table:table-cell>
          <table:table-cell office:value-type="float" office:value="23.69098" calcext:value-type="float">
            <text:p>23.69098</text:p>
          </table:table-cell>
          <table:table-cell office:value-type="float" office:value="32.39365" calcext:value-type="float">
            <text:p>32.39365</text:p>
          </table:table-cell>
          <table:table-cell office:value-type="float" office:value="24.58273" calcext:value-type="float">
            <text:p>24.58273</text:p>
          </table:table-cell>
          <table:table-cell office:value-type="float" office:value="29.85312" calcext:value-type="float">
            <text:p>29.85312</text:p>
          </table:table-cell>
          <table:table-cell office:value-type="float" office:value="24.77188" calcext:value-type="float">
            <text:p>24.77188</text:p>
          </table:table-cell>
          <table:table-cell office:value-type="float" office:value="27.30627" calcext:value-type="float">
            <text:p>27.30627</text:p>
          </table:table-cell>
          <table:table-cell office:value-type="float" office:value="24.61179" calcext:value-type="float">
            <text:p>24.61179</text:p>
          </table:table-cell>
          <table:table-cell office:value-type="float" office:value="25.31131" calcext:value-type="float">
            <text:p>25.31131</text:p>
          </table:table-cell>
          <table:table-cell office:value-type="float" office:value="23.75064" calcext:value-type="float">
            <text:p>23.75064</text:p>
          </table:table-cell>
          <table:table-cell office:value-type="float" office:value="22.33762" calcext:value-type="float">
            <text:p>22.33762</text:p>
          </table:table-cell>
          <table:table-cell office:value-type="float" office:value="21.90509" calcext:value-type="float">
            <text:p>21.90509</text:p>
          </table:table-cell>
          <table:table-cell office:value-type="float" office:value="18.75815" calcext:value-type="float">
            <text:p>18.75815</text:p>
          </table:table-cell>
          <table:table-cell office:value-type="float" office:value="18.35187" calcext:value-type="float">
            <text:p>18.35187</text:p>
          </table:table-cell>
          <table:table-cell office:value-type="float" office:value="15.26093" calcext:value-type="float">
            <text:p>15.26093</text:p>
          </table:table-cell>
          <table:table-cell office:value-type="float" office:value="14.88721" calcext:value-type="float">
            <text:p>14.88721</text:p>
          </table:table-cell>
          <table:table-cell office:value-type="float" office:value="13.05371" calcext:value-type="float">
            <text:p>13.05371</text:p>
          </table:table-cell>
          <table:table-cell office:value-type="float" office:value="12.77664" calcext:value-type="float">
            <text:p>12.77664</text:p>
          </table:table-cell>
          <table:table-cell office:value-type="float" office:value="11.49011" calcext:value-type="float">
            <text:p>11.49011</text:p>
          </table:table-cell>
          <table:table-cell office:value-type="float" office:value="11.29843" calcext:value-type="float">
            <text:p>11.29843</text:p>
          </table:table-cell>
          <table:table-cell office:value-type="float" office:value="10.4696" calcext:value-type="float">
            <text:p>10.4696</text:p>
          </table:table-cell>
          <table:table-cell office:value-type="float" office:value="10.33047" calcext:value-type="float">
            <text:p>10.33047</text:p>
          </table:table-cell>
          <table:table-cell office:value-type="float" office:value="10.03772" calcext:value-type="float">
            <text:p>10.03772</text:p>
          </table:table-cell>
          <table:table-cell office:value-type="float" office:value="9.92157" calcext:value-type="float">
            <text:p>9.92157</text:p>
          </table:table-cell>
          <table:table-cell office:value-type="float" office:value="54.92444" calcext:value-type="float">
            <text:p>54.92444</text:p>
          </table:table-cell>
          <table:table-cell office:value-type="float" office:value="17.91483" calcext:value-type="float">
            <text:p>17.914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5" calcext:value-type="float">
            <text:p>25052005</text:p>
          </table:table-cell>
          <table:table-cell office:value-type="float" office:value="11.29788" calcext:value-type="float">
            <text:p>11.29788</text:p>
          </table:table-cell>
          <table:table-cell office:value-type="float" office:value="24.49" calcext:value-type="float">
            <text:p>24.49</text:p>
          </table:table-cell>
          <table:table-cell office:value-type="float" office:value="9.71" calcext:value-type="float">
            <text:p>9.71</text:p>
          </table:table-cell>
          <table:table-cell office:value-type="float" office:value="1.577369" calcext:value-type="float">
            <text:p>1.577369</text:p>
          </table:table-cell>
          <table:table-cell office:value-type="float" office:value="1.057317" calcext:value-type="float">
            <text:p>1.057317</text:p>
          </table:table-cell>
          <table:table-cell office:value-type="float" office:value="444.492" calcext:value-type="float">
            <text:p>444.492</text:p>
          </table:table-cell>
          <table:table-cell office:value-type="float" office:value="6.2" calcext:value-type="float">
            <text:p>6.2</text:p>
          </table:table-cell>
          <table:table-cell office:value-type="float" office:value="41.28488" calcext:value-type="float">
            <text:p>41.28488</text:p>
          </table:table-cell>
          <table:table-cell office:value-type="float" office:value="11.38062" calcext:value-type="float">
            <text:p>11.38062</text:p>
          </table:table-cell>
          <table:table-cell office:value-type="float" office:value="31.03625" calcext:value-type="float">
            <text:p>31.03625</text:p>
          </table:table-cell>
          <table:table-cell office:value-type="float" office:value="15.37689" calcext:value-type="float">
            <text:p>15.37689</text:p>
          </table:table-cell>
          <table:table-cell office:value-type="float" office:value="28.09793" calcext:value-type="float">
            <text:p>28.09793</text:p>
          </table:table-cell>
          <table:table-cell office:value-type="float" office:value="18.88959" calcext:value-type="float">
            <text:p>18.88959</text:p>
          </table:table-cell>
          <table:table-cell office:value-type="float" office:value="28.52969" calcext:value-type="float">
            <text:p>28.52969</text:p>
          </table:table-cell>
          <table:table-cell office:value-type="float" office:value="21.396" calcext:value-type="float">
            <text:p>21.396</text:p>
          </table:table-cell>
          <table:table-cell office:value-type="float" office:value="28.12039" calcext:value-type="float">
            <text:p>28.12039</text:p>
          </table:table-cell>
          <table:table-cell office:value-type="float" office:value="22.54126" calcext:value-type="float">
            <text:p>22.54126</text:p>
          </table:table-cell>
          <table:table-cell office:value-type="float" office:value="27.12042" calcext:value-type="float">
            <text:p>27.12042</text:p>
          </table:table-cell>
          <table:table-cell office:value-type="float" office:value="23.51129" calcext:value-type="float">
            <text:p>23.51129</text:p>
          </table:table-cell>
          <table:table-cell office:value-type="float" office:value="25.31482" calcext:value-type="float">
            <text:p>25.31482</text:p>
          </table:table-cell>
          <table:table-cell office:value-type="float" office:value="23.37329" calcext:value-type="float">
            <text:p>23.37329</text:p>
          </table:table-cell>
          <table:table-cell office:value-type="float" office:value="22.56693" calcext:value-type="float">
            <text:p>22.56693</text:p>
          </table:table-cell>
          <table:table-cell office:value-type="float" office:value="22.32001" calcext:value-type="float">
            <text:p>22.32001</text:p>
          </table:table-cell>
          <table:table-cell office:value-type="float" office:value="19.14429" calcext:value-type="float">
            <text:p>19.14429</text:p>
          </table:table-cell>
          <table:table-cell office:value-type="float" office:value="18.76266" calcext:value-type="float">
            <text:p>18.76266</text:p>
          </table:table-cell>
          <table:table-cell office:value-type="float" office:value="15.62161" calcext:value-type="float">
            <text:p>15.62161</text:p>
          </table:table-cell>
          <table:table-cell office:value-type="float" office:value="15.26471" calcext:value-type="float">
            <text:p>15.26471</text:p>
          </table:table-cell>
          <table:table-cell office:value-type="float" office:value="13.33621" calcext:value-type="float">
            <text:p>13.33621</text:p>
          </table:table-cell>
          <table:table-cell office:value-type="float" office:value="13.05667" calcext:value-type="float">
            <text:p>13.05667</text:p>
          </table:table-cell>
          <table:table-cell office:value-type="float" office:value="11.69437" calcext:value-type="float">
            <text:p>11.69437</text:p>
          </table:table-cell>
          <table:table-cell office:value-type="float" office:value="11.49219" calcext:value-type="float">
            <text:p>11.49219</text:p>
          </table:table-cell>
          <table:table-cell office:value-type="float" office:value="10.61737" calcext:value-type="float">
            <text:p>10.61737</text:p>
          </table:table-cell>
          <table:table-cell office:value-type="float" office:value="10.4711" calcext:value-type="float">
            <text:p>10.4711</text:p>
          </table:table-cell>
          <table:table-cell office:value-type="float" office:value="10.15887" calcext:value-type="float">
            <text:p>10.15887</text:p>
          </table:table-cell>
          <table:table-cell office:value-type="float" office:value="10.03897" calcext:value-type="float">
            <text:p>10.03897</text:p>
          </table:table-cell>
          <table:table-cell office:value-type="float" office:value="41.28479" calcext:value-type="float">
            <text:p>41.28479</text:p>
          </table:table-cell>
          <table:table-cell office:value-type="float" office:value="11.58304" calcext:value-type="float">
            <text:p>11.583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5" calcext:value-type="float">
            <text:p>26052005</text:p>
          </table:table-cell>
          <table:table-cell office:value-type="float" office:value="27.40601" calcext:value-type="float">
            <text:p>27.40601</text:p>
          </table:table-cell>
          <table:table-cell office:value-type="float" office:value="23.9" calcext:value-type="float">
            <text:p>23.9</text:p>
          </table:table-cell>
          <table:table-cell office:value-type="float" office:value="8.24" calcext:value-type="float">
            <text:p>8.24</text:p>
          </table:table-cell>
          <table:table-cell office:value-type="float" office:value="1.17442" calcext:value-type="float">
            <text:p>1.17442</text:p>
          </table:table-cell>
          <table:table-cell office:value-type="float" office:value="0.8267031" calcext:value-type="float">
            <text:p>0.8267031</text:p>
          </table:table-cell>
          <table:table-cell office:value-type="float" office:value="293.652" calcext:value-type="float">
            <text:p>293.652</text:p>
          </table:table-cell>
          <table:table-cell office:value-type="float" office:value="0.2" calcext:value-type="float">
            <text:p>0.2</text:p>
          </table:table-cell>
          <table:table-cell office:value-type="float" office:value="41.52621" calcext:value-type="float">
            <text:p>41.52621</text:p>
          </table:table-cell>
          <table:table-cell office:value-type="float" office:value="9.534271" calcext:value-type="float">
            <text:p>9.534271</text:p>
          </table:table-cell>
          <table:table-cell office:value-type="float" office:value="30.93771" calcext:value-type="float">
            <text:p>30.93771</text:p>
          </table:table-cell>
          <table:table-cell office:value-type="float" office:value="12.75458" calcext:value-type="float">
            <text:p>12.75458</text:p>
          </table:table-cell>
          <table:table-cell office:value-type="float" office:value="27.59784" calcext:value-type="float">
            <text:p>27.59784</text:p>
          </table:table-cell>
          <table:table-cell office:value-type="float" office:value="15.81339" calcext:value-type="float">
            <text:p>15.81339</text:p>
          </table:table-cell>
          <table:table-cell office:value-type="float" office:value="25.20966" calcext:value-type="float">
            <text:p>25.20966</text:p>
          </table:table-cell>
          <table:table-cell office:value-type="float" office:value="18.24362" calcext:value-type="float">
            <text:p>18.24362</text:p>
          </table:table-cell>
          <table:table-cell office:value-type="float" office:value="23.92578" calcext:value-type="float">
            <text:p>23.92578</text:p>
          </table:table-cell>
          <table:table-cell office:value-type="float" office:value="19.62317" calcext:value-type="float">
            <text:p>19.62317</text:p>
          </table:table-cell>
          <table:table-cell office:value-type="float" office:value="23.4422" calcext:value-type="float">
            <text:p>23.4422</text:p>
          </table:table-cell>
          <table:table-cell office:value-type="float" office:value="20.83325" calcext:value-type="float">
            <text:p>20.83325</text:p>
          </table:table-cell>
          <table:table-cell office:value-type="float" office:value="23.33591" calcext:value-type="float">
            <text:p>23.33591</text:p>
          </table:table-cell>
          <table:table-cell office:value-type="float" office:value="21.25671" calcext:value-type="float">
            <text:p>21.25671</text:p>
          </table:table-cell>
          <table:table-cell office:value-type="float" office:value="22.31177" calcext:value-type="float">
            <text:p>22.31177</text:p>
          </table:table-cell>
          <table:table-cell office:value-type="float" office:value="21.13251" calcext:value-type="float">
            <text:p>21.13251</text:p>
          </table:table-cell>
          <table:table-cell office:value-type="float" office:value="19.19238" calcext:value-type="float">
            <text:p>19.19238</text:p>
          </table:table-cell>
          <table:table-cell office:value-type="float" office:value="19.10141" calcext:value-type="float">
            <text:p>19.10141</text:p>
          </table:table-cell>
          <table:table-cell office:value-type="float" office:value="15.92026" calcext:value-type="float">
            <text:p>15.92026</text:p>
          </table:table-cell>
          <table:table-cell office:value-type="float" office:value="15.62521" calcext:value-type="float">
            <text:p>15.62521</text:p>
          </table:table-cell>
          <table:table-cell office:value-type="float" office:value="13.61108" calcext:value-type="float">
            <text:p>13.61108</text:p>
          </table:table-cell>
          <table:table-cell office:value-type="float" office:value="13.33914" calcext:value-type="float">
            <text:p>13.33914</text:p>
          </table:table-cell>
          <table:table-cell office:value-type="float" office:value="11.89957" calcext:value-type="float">
            <text:p>11.89957</text:p>
          </table:table-cell>
          <table:table-cell office:value-type="float" office:value="11.69653" calcext:value-type="float">
            <text:p>11.69653</text:p>
          </table:table-cell>
          <table:table-cell office:value-type="float" office:value="10.76849" calcext:value-type="float">
            <text:p>10.76849</text:p>
          </table:table-cell>
          <table:table-cell office:value-type="float" office:value="10.61896" calcext:value-type="float">
            <text:p>10.61896</text:p>
          </table:table-cell>
          <table:table-cell office:value-type="float" office:value="10.28699" calcext:value-type="float">
            <text:p>10.28699</text:p>
          </table:table-cell>
          <table:table-cell office:value-type="float" office:value="10.16016" calcext:value-type="float">
            <text:p>10.16016</text:p>
          </table:table-cell>
          <table:table-cell office:value-type="float" office:value="41.52609" calcext:value-type="float">
            <text:p>41.52609</text:p>
          </table:table-cell>
          <table:table-cell office:value-type="float" office:value="9.534302" calcext:value-type="float">
            <text:p>9.5343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5" calcext:value-type="float">
            <text:p>27052005</text:p>
          </table:table-cell>
          <table:table-cell office:value-type="float" office:value="24.69605" calcext:value-type="float">
            <text:p>24.69605</text:p>
          </table:table-cell>
          <table:table-cell office:value-type="float" office:value="22.42" calcext:value-type="float">
            <text:p>22.42</text:p>
          </table:table-cell>
          <table:table-cell office:value-type="float" office:value="8.94" calcext:value-type="float">
            <text:p>8.94</text:p>
          </table:table-cell>
          <table:table-cell office:value-type="float" office:value="1.131903" calcext:value-type="float">
            <text:p>1.131903</text:p>
          </table:table-cell>
          <table:table-cell office:value-type="float" office:value="0.7870706" calcext:value-type="float">
            <text:p>0.7870706</text:p>
          </table:table-cell>
          <table:table-cell office:value-type="float" office:value="344.88" calcext:value-type="float">
            <text:p>344.88</text:p>
          </table:table-cell>
          <table:table-cell office:value-type="float" office:value="0" calcext:value-type="float">
            <text:p>0</text:p>
          </table:table-cell>
          <table:table-cell office:value-type="float" office:value="48.13547" calcext:value-type="float">
            <text:p>48.13547</text:p>
          </table:table-cell>
          <table:table-cell office:value-type="float" office:value="11.15869" calcext:value-type="float">
            <text:p>11.15869</text:p>
          </table:table-cell>
          <table:table-cell office:value-type="float" office:value="34.88303" calcext:value-type="float">
            <text:p>34.88303</text:p>
          </table:table-cell>
          <table:table-cell office:value-type="float" office:value="15.33414" calcext:value-type="float">
            <text:p>15.33414</text:p>
          </table:table-cell>
          <table:table-cell office:value-type="float" office:value="30.28827" calcext:value-type="float">
            <text:p>30.28827</text:p>
          </table:table-cell>
          <table:table-cell office:value-type="float" office:value="17.65475" calcext:value-type="float">
            <text:p>17.65475</text:p>
          </table:table-cell>
          <table:table-cell office:value-type="float" office:value="27.04504" calcext:value-type="float">
            <text:p>27.04504</text:p>
          </table:table-cell>
          <table:table-cell office:value-type="float" office:value="19.29199" calcext:value-type="float">
            <text:p>19.29199</text:p>
          </table:table-cell>
          <table:table-cell office:value-type="float" office:value="25.22845" calcext:value-type="float">
            <text:p>25.22845</text:p>
          </table:table-cell>
          <table:table-cell office:value-type="float" office:value="20.12827" calcext:value-type="float">
            <text:p>20.12827</text:p>
          </table:table-cell>
          <table:table-cell office:value-type="float" office:value="23.52954" calcext:value-type="float">
            <text:p>23.52954</text:p>
          </table:table-cell>
          <table:table-cell office:value-type="float" office:value="20.79721" calcext:value-type="float">
            <text:p>20.79721</text:p>
          </table:table-cell>
          <table:table-cell office:value-type="float" office:value="22.39212" calcext:value-type="float">
            <text:p>22.39212</text:p>
          </table:table-cell>
          <table:table-cell office:value-type="float" office:value="20.92233" calcext:value-type="float">
            <text:p>20.92233</text:p>
          </table:table-cell>
          <table:table-cell office:value-type="float" office:value="21.13068" calcext:value-type="float">
            <text:p>21.13068</text:p>
          </table:table-cell>
          <table:table-cell office:value-type="float" office:value="20.67691" calcext:value-type="float">
            <text:p>20.67691</text:p>
          </table:table-cell>
          <table:table-cell office:value-type="float" office:value="19.09955" calcext:value-type="float">
            <text:p>19.09955</text:p>
          </table:table-cell>
          <table:table-cell office:value-type="float" office:value="18.91348" calcext:value-type="float">
            <text:p>18.91348</text:p>
          </table:table-cell>
          <table:table-cell office:value-type="float" office:value="16.1055" calcext:value-type="float">
            <text:p>16.1055</text:p>
          </table:table-cell>
          <table:table-cell office:value-type="float" office:value="15.92273" calcext:value-type="float">
            <text:p>15.92273</text:p>
          </table:table-cell>
          <table:table-cell office:value-type="float" office:value="13.85339" calcext:value-type="float">
            <text:p>13.85339</text:p>
          </table:table-cell>
          <table:table-cell office:value-type="float" office:value="13.61383" calcext:value-type="float">
            <text:p>13.61383</text:p>
          </table:table-cell>
          <table:table-cell office:value-type="float" office:value="12.10938" calcext:value-type="float">
            <text:p>12.10938</text:p>
          </table:table-cell>
          <table:table-cell office:value-type="float" office:value="11.90176" calcext:value-type="float">
            <text:p>11.90176</text:p>
          </table:table-cell>
          <table:table-cell office:value-type="float" office:value="10.93222" calcext:value-type="float">
            <text:p>10.93222</text:p>
          </table:table-cell>
          <table:table-cell office:value-type="float" office:value="10.77017" calcext:value-type="float">
            <text:p>10.77017</text:p>
          </table:table-cell>
          <table:table-cell office:value-type="float" office:value="10.42114" calcext:value-type="float">
            <text:p>10.42114</text:p>
          </table:table-cell>
          <table:table-cell office:value-type="float" office:value="10.28833" calcext:value-type="float">
            <text:p>10.28833</text:p>
          </table:table-cell>
          <table:table-cell office:value-type="float" office:value="48.13531" calcext:value-type="float">
            <text:p>48.13531</text:p>
          </table:table-cell>
          <table:table-cell office:value-type="float" office:value="11.15872" calcext:value-type="float">
            <text:p>11.158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5" calcext:value-type="float">
            <text:p>28052005</text:p>
          </table:table-cell>
          <table:table-cell office:value-type="float" office:value="29.79889" calcext:value-type="float">
            <text:p>29.79889</text:p>
          </table:table-cell>
          <table:table-cell office:value-type="float" office:value="25.03" calcext:value-type="float">
            <text:p>25.03</text:p>
          </table:table-cell>
          <table:table-cell office:value-type="float" office:value="6.78" calcext:value-type="float">
            <text:p>6.78</text:p>
          </table:table-cell>
          <table:table-cell office:value-type="float" office:value="1.228203" calcext:value-type="float">
            <text:p>1.228203</text:p>
          </table:table-cell>
          <table:table-cell office:value-type="float" office:value="0.7627727" calcext:value-type="float">
            <text:p>0.7627727</text:p>
          </table:table-cell>
          <table:table-cell office:value-type="float" office:value="240.984" calcext:value-type="float">
            <text:p>240.984</text:p>
          </table:table-cell>
          <table:table-cell office:value-type="float" office:value="0" calcext:value-type="float">
            <text:p>0</text:p>
          </table:table-cell>
          <table:table-cell office:value-type="float" office:value="49.6701" calcext:value-type="float">
            <text:p>49.6701</text:p>
          </table:table-cell>
          <table:table-cell office:value-type="float" office:value="9.557831" calcext:value-type="float">
            <text:p>9.557831</text:p>
          </table:table-cell>
          <table:table-cell office:value-type="float" office:value="37.66122" calcext:value-type="float">
            <text:p>37.66122</text:p>
          </table:table-cell>
          <table:table-cell office:value-type="float" office:value="14.99283" calcext:value-type="float">
            <text:p>14.99283</text:p>
          </table:table-cell>
          <table:table-cell office:value-type="float" office:value="32.41394" calcext:value-type="float">
            <text:p>32.41394</text:p>
          </table:table-cell>
          <table:table-cell office:value-type="float" office:value="17.83347" calcext:value-type="float">
            <text:p>17.83347</text:p>
          </table:table-cell>
          <table:table-cell office:value-type="float" office:value="28.68417" calcext:value-type="float">
            <text:p>28.68417</text:p>
          </table:table-cell>
          <table:table-cell office:value-type="float" office:value="19.72104" calcext:value-type="float">
            <text:p>19.72104</text:p>
          </table:table-cell>
          <table:table-cell office:value-type="float" office:value="26.51532" calcext:value-type="float">
            <text:p>26.51532</text:p>
          </table:table-cell>
          <table:table-cell office:value-type="float" office:value="20.61658" calcext:value-type="float">
            <text:p>20.61658</text:p>
          </table:table-cell>
          <table:table-cell office:value-type="float" office:value="24.44568" calcext:value-type="float">
            <text:p>24.44568</text:p>
          </table:table-cell>
          <table:table-cell office:value-type="float" office:value="21.27994" calcext:value-type="float">
            <text:p>21.27994</text:p>
          </table:table-cell>
          <table:table-cell office:value-type="float" office:value="22.9884" calcext:value-type="float">
            <text:p>22.9884</text:p>
          </table:table-cell>
          <table:table-cell office:value-type="float" office:value="21.2171" calcext:value-type="float">
            <text:p>21.2171</text:p>
          </table:table-cell>
          <table:table-cell office:value-type="float" office:value="20.92261" calcext:value-type="float">
            <text:p>20.92261</text:p>
          </table:table-cell>
          <table:table-cell office:value-type="float" office:value="20.69772" calcext:value-type="float">
            <text:p>20.69772</text:p>
          </table:table-cell>
          <table:table-cell office:value-type="float" office:value="18.91226" calcext:value-type="float">
            <text:p>18.91226</text:p>
          </table:table-cell>
          <table:table-cell office:value-type="float" office:value="18.84891" calcext:value-type="float">
            <text:p>18.84891</text:p>
          </table:table-cell>
          <table:table-cell office:value-type="float" office:value="16.22745" calcext:value-type="float">
            <text:p>16.22745</text:p>
          </table:table-cell>
          <table:table-cell office:value-type="float" office:value="16.10693" calcext:value-type="float">
            <text:p>16.10693</text:p>
          </table:table-cell>
          <table:table-cell office:value-type="float" office:value="14.05606" calcext:value-type="float">
            <text:p>14.05606</text:p>
          </table:table-cell>
          <table:table-cell office:value-type="float" office:value="13.85568" calcext:value-type="float">
            <text:p>13.85568</text:p>
          </table:table-cell>
          <table:table-cell office:value-type="float" office:value="12.31439" calcext:value-type="float">
            <text:p>12.31439</text:p>
          </table:table-cell>
          <table:table-cell office:value-type="float" office:value="12.11157" calcext:value-type="float">
            <text:p>12.11157</text:p>
          </table:table-cell>
          <table:table-cell office:value-type="float" office:value="11.09839" calcext:value-type="float">
            <text:p>11.09839</text:p>
          </table:table-cell>
          <table:table-cell office:value-type="float" office:value="10.93396" calcext:value-type="float">
            <text:p>10.93396</text:p>
          </table:table-cell>
          <table:table-cell office:value-type="float" office:value="10.55957" calcext:value-type="float">
            <text:p>10.55957</text:p>
          </table:table-cell>
          <table:table-cell office:value-type="float" office:value="10.42255" calcext:value-type="float">
            <text:p>10.42255</text:p>
          </table:table-cell>
          <table:table-cell office:value-type="float" office:value="49.66992" calcext:value-type="float">
            <text:p>49.66992</text:p>
          </table:table-cell>
          <table:table-cell office:value-type="float" office:value="9.557861" calcext:value-type="float">
            <text:p>9.5578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5" calcext:value-type="float">
            <text:p>29052005</text:p>
          </table:table-cell>
          <table:table-cell office:value-type="float" office:value="9.916923" calcext:value-type="float">
            <text:p>9.916923</text:p>
          </table:table-cell>
          <table:table-cell office:value-type="float" office:value="16.64" calcext:value-type="float">
            <text:p>16.64</text:p>
          </table:table-cell>
          <table:table-cell office:value-type="float" office:value="9.3" calcext:value-type="float">
            <text:p>9.3</text:p>
          </table:table-cell>
          <table:table-cell office:value-type="float" office:value="1.297506" calcext:value-type="float">
            <text:p>1.297506</text:p>
          </table:table-cell>
          <table:table-cell office:value-type="float" office:value="0.9640355" calcext:value-type="float">
            <text:p>0.9640355</text:p>
          </table:table-cell>
          <table:table-cell office:value-type="float" office:value="232.128" calcext:value-type="float">
            <text:p>232.128</text:p>
          </table:table-cell>
          <table:table-cell office:value-type="float" office:value="2.5" calcext:value-type="float">
            <text:p>2.5</text:p>
          </table:table-cell>
          <table:table-cell office:value-type="float" office:value="23.38864" calcext:value-type="float">
            <text:p>23.38864</text:p>
          </table:table-cell>
          <table:table-cell office:value-type="float" office:value="9.667603" calcext:value-type="float">
            <text:p>9.667603</text:p>
          </table:table-cell>
          <table:table-cell office:value-type="float" office:value="21.68427" calcext:value-type="float">
            <text:p>21.68427</text:p>
          </table:table-cell>
          <table:table-cell office:value-type="float" office:value="14.00467" calcext:value-type="float">
            <text:p>14.00467</text:p>
          </table:table-cell>
          <table:table-cell office:value-type="float" office:value="24.2326" calcext:value-type="float">
            <text:p>24.2326</text:p>
          </table:table-cell>
          <table:table-cell office:value-type="float" office:value="16.86447" calcext:value-type="float">
            <text:p>16.86447</text:p>
          </table:table-cell>
          <table:table-cell office:value-type="float" office:value="25.26193" calcext:value-type="float">
            <text:p>25.26193</text:p>
          </table:table-cell>
          <table:table-cell office:value-type="float" office:value="18.93036" calcext:value-type="float">
            <text:p>18.93036</text:p>
          </table:table-cell>
          <table:table-cell office:value-type="float" office:value="25.07449" calcext:value-type="float">
            <text:p>25.07449</text:p>
          </table:table-cell>
          <table:table-cell office:value-type="float" office:value="19.8992" calcext:value-type="float">
            <text:p>19.8992</text:p>
          </table:table-cell>
          <table:table-cell office:value-type="float" office:value="24.34708" calcext:value-type="float">
            <text:p>24.34708</text:p>
          </table:table-cell>
          <table:table-cell office:value-type="float" office:value="20.76224" calcext:value-type="float">
            <text:p>20.76224</text:p>
          </table:table-cell>
          <table:table-cell office:value-type="float" office:value="23.01166" calcext:value-type="float">
            <text:p>23.01166</text:p>
          </table:table-cell>
          <table:table-cell office:value-type="float" office:value="20.94507" calcext:value-type="float">
            <text:p>20.94507</text:p>
          </table:table-cell>
          <table:table-cell office:value-type="float" office:value="21.13403" calcext:value-type="float">
            <text:p>21.13403</text:p>
          </table:table-cell>
          <table:table-cell office:value-type="float" office:value="20.72382" calcext:value-type="float">
            <text:p>20.72382</text:p>
          </table:table-cell>
          <table:table-cell office:value-type="float" office:value="18.91141" calcext:value-type="float">
            <text:p>18.91141</text:p>
          </table:table-cell>
          <table:table-cell office:value-type="float" office:value="18.85025" calcext:value-type="float">
            <text:p>18.85025</text:p>
          </table:table-cell>
          <table:table-cell office:value-type="float" office:value="16.34067" calcext:value-type="float">
            <text:p>16.34067</text:p>
          </table:table-cell>
          <table:table-cell office:value-type="float" office:value="16.22861" calcext:value-type="float">
            <text:p>16.22861</text:p>
          </table:table-cell>
          <table:table-cell office:value-type="float" office:value="14.23148" calcext:value-type="float">
            <text:p>14.23148</text:p>
          </table:table-cell>
          <table:table-cell office:value-type="float" office:value="14.05801" calcext:value-type="float">
            <text:p>14.05801</text:p>
          </table:table-cell>
          <table:table-cell office:value-type="float" office:value="12.50818" calcext:value-type="float">
            <text:p>12.50818</text:p>
          </table:table-cell>
          <table:table-cell office:value-type="float" office:value="12.31644" calcext:value-type="float">
            <text:p>12.31644</text:p>
          </table:table-cell>
          <table:table-cell office:value-type="float" office:value="11.26535" calcext:value-type="float">
            <text:p>11.26535</text:p>
          </table:table-cell>
          <table:table-cell office:value-type="float" office:value="11.1001" calcext:value-type="float">
            <text:p>11.1001</text:p>
          </table:table-cell>
          <table:table-cell office:value-type="float" office:value="10.70108" calcext:value-type="float">
            <text:p>10.70108</text:p>
          </table:table-cell>
          <table:table-cell office:value-type="float" office:value="10.56104" calcext:value-type="float">
            <text:p>10.56104</text:p>
          </table:table-cell>
          <table:table-cell office:value-type="float" office:value="23.38864" calcext:value-type="float">
            <text:p>23.38864</text:p>
          </table:table-cell>
          <table:table-cell office:value-type="float" office:value="9.837524" calcext:value-type="float">
            <text:p>9.8375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5" calcext:value-type="float">
            <text:p>30052005</text:p>
          </table:table-cell>
          <table:table-cell office:value-type="float" office:value="17.71488" calcext:value-type="float">
            <text:p>17.71488</text:p>
          </table:table-cell>
          <table:table-cell office:value-type="float" office:value="20.04" calcext:value-type="float">
            <text:p>20.04</text:p>
          </table:table-cell>
          <table:table-cell office:value-type="float" office:value="6.68" calcext:value-type="float">
            <text:p>6.68</text:p>
          </table:table-cell>
          <table:table-cell office:value-type="float" office:value="1.365371" calcext:value-type="float">
            <text:p>1.365371</text:p>
          </table:table-cell>
          <table:table-cell office:value-type="float" office:value="0.8611827" calcext:value-type="float">
            <text:p>0.8611827</text:p>
          </table:table-cell>
          <table:table-cell office:value-type="float" office:value="161.172" calcext:value-type="float">
            <text:p>161.172</text:p>
          </table:table-cell>
          <table:table-cell office:value-type="float" office:value="0" calcext:value-type="float">
            <text:p>0</text:p>
          </table:table-cell>
          <table:table-cell office:value-type="float" office:value="37.6217" calcext:value-type="float">
            <text:p>37.6217</text:p>
          </table:table-cell>
          <table:table-cell office:value-type="float" office:value="7.200806" calcext:value-type="float">
            <text:p>7.200806</text:p>
          </table:table-cell>
          <table:table-cell office:value-type="float" office:value="28.04034" calcext:value-type="float">
            <text:p>28.04034</text:p>
          </table:table-cell>
          <table:table-cell office:value-type="float" office:value="11.25385" calcext:value-type="float">
            <text:p>11.25385</text:p>
          </table:table-cell>
          <table:table-cell office:value-type="float" office:value="24.34106" calcext:value-type="float">
            <text:p>24.34106</text:p>
          </table:table-cell>
          <table:table-cell office:value-type="float" office:value="14.06494" calcext:value-type="float">
            <text:p>14.06494</text:p>
          </table:table-cell>
          <table:table-cell office:value-type="float" office:value="22.21161" calcext:value-type="float">
            <text:p>22.21161</text:p>
          </table:table-cell>
          <table:table-cell office:value-type="float" office:value="16.23904" calcext:value-type="float">
            <text:p>16.23904</text:p>
          </table:table-cell>
          <table:table-cell office:value-type="float" office:value="21.2019" calcext:value-type="float">
            <text:p>21.2019</text:p>
          </table:table-cell>
          <table:table-cell office:value-type="float" office:value="17.43652" calcext:value-type="float">
            <text:p>17.43652</text:p>
          </table:table-cell>
          <table:table-cell office:value-type="float" office:value="20.7171" calcext:value-type="float">
            <text:p>20.7171</text:p>
          </table:table-cell>
          <table:table-cell office:value-type="float" office:value="18.52151" calcext:value-type="float">
            <text:p>18.52151</text:p>
          </table:table-cell>
          <table:table-cell office:value-type="float" office:value="20.92096" calcext:value-type="float">
            <text:p>20.92096</text:p>
          </table:table-cell>
          <table:table-cell office:value-type="float" office:value="19.17426" calcext:value-type="float">
            <text:p>19.17426</text:p>
          </table:table-cell>
          <table:table-cell office:value-type="float" office:value="20.71463" calcext:value-type="float">
            <text:p>20.71463</text:p>
          </table:table-cell>
          <table:table-cell office:value-type="float" office:value="19.61023" calcext:value-type="float">
            <text:p>19.61023</text:p>
          </table:table-cell>
          <table:table-cell office:value-type="float" office:value="18.90408" calcext:value-type="float">
            <text:p>18.90408</text:p>
          </table:table-cell>
          <table:table-cell office:value-type="float" office:value="18.6507" calcext:value-type="float">
            <text:p>18.6507</text:p>
          </table:table-cell>
          <table:table-cell office:value-type="float" office:value="16.41919" calcext:value-type="float">
            <text:p>16.41919</text:p>
          </table:table-cell>
          <table:table-cell office:value-type="float" office:value="16.34183" calcext:value-type="float">
            <text:p>16.34183</text:p>
          </table:table-cell>
          <table:table-cell office:value-type="float" office:value="14.3894" calcext:value-type="float">
            <text:p>14.3894</text:p>
          </table:table-cell>
          <table:table-cell office:value-type="float" office:value="14.23322" calcext:value-type="float">
            <text:p>14.23322</text:p>
          </table:table-cell>
          <table:table-cell office:value-type="float" office:value="12.69083" calcext:value-type="float">
            <text:p>12.69083</text:p>
          </table:table-cell>
          <table:table-cell office:value-type="float" office:value="12.51013" calcext:value-type="float">
            <text:p>12.51013</text:p>
          </table:table-cell>
          <table:table-cell office:value-type="float" office:value="11.43146" calcext:value-type="float">
            <text:p>11.43146</text:p>
          </table:table-cell>
          <table:table-cell office:value-type="float" office:value="11.26709" calcext:value-type="float">
            <text:p>11.26709</text:p>
          </table:table-cell>
          <table:table-cell office:value-type="float" office:value="10.84586" calcext:value-type="float">
            <text:p>10.84586</text:p>
          </table:table-cell>
          <table:table-cell office:value-type="float" office:value="10.70258" calcext:value-type="float">
            <text:p>10.70258</text:p>
          </table:table-cell>
          <table:table-cell office:value-type="float" office:value="37.62164" calcext:value-type="float">
            <text:p>37.62164</text:p>
          </table:table-cell>
          <table:table-cell office:value-type="float" office:value="7.200836" calcext:value-type="float">
            <text:p>7.2008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5" calcext:value-type="float">
            <text:p>31052005</text:p>
          </table:table-cell>
          <table:table-cell office:value-type="float" office:value="12.79944" calcext:value-type="float">
            <text:p>12.79944</text:p>
          </table:table-cell>
          <table:table-cell office:value-type="float" office:value="22.96" calcext:value-type="float">
            <text:p>22.96</text:p>
          </table:table-cell>
          <table:table-cell office:value-type="float" office:value="14.77" calcext:value-type="float">
            <text:p>14.77</text:p>
          </table:table-cell>
          <table:table-cell office:value-type="float" office:value="1.686311" calcext:value-type="float">
            <text:p>1.686311</text:p>
          </table:table-cell>
          <table:table-cell office:value-type="float" office:value="1.266537" calcext:value-type="float">
            <text:p>1.266537</text:p>
          </table:table-cell>
          <table:table-cell office:value-type="float" office:value="304.704" calcext:value-type="float">
            <text:p>304.704</text:p>
          </table:table-cell>
          <table:table-cell office:value-type="float" office:value="16.5" calcext:value-type="float">
            <text:p>16.5</text:p>
          </table:table-cell>
          <table:table-cell office:value-type="float" office:value="32.90863" calcext:value-type="float">
            <text:p>32.90863</text:p>
          </table:table-cell>
          <table:table-cell office:value-type="float" office:value="13.65018" calcext:value-type="float">
            <text:p>13.65018</text:p>
          </table:table-cell>
          <table:table-cell office:value-type="float" office:value="25.79498" calcext:value-type="float">
            <text:p>25.79498</text:p>
          </table:table-cell>
          <table:table-cell office:value-type="float" office:value="16.35974" calcext:value-type="float">
            <text:p>16.35974</text:p>
          </table:table-cell>
          <table:table-cell office:value-type="float" office:value="23.16125" calcext:value-type="float">
            <text:p>23.16125</text:p>
          </table:table-cell>
          <table:table-cell office:value-type="float" office:value="17.69556" calcext:value-type="float">
            <text:p>17.69556</text:p>
          </table:table-cell>
          <table:table-cell office:value-type="float" office:value="21.5097" calcext:value-type="float">
            <text:p>21.5097</text:p>
          </table:table-cell>
          <table:table-cell office:value-type="float" office:value="18.70563" calcext:value-type="float">
            <text:p>18.70563</text:p>
          </table:table-cell>
          <table:table-cell office:value-type="float" office:value="20.84573" calcext:value-type="float">
            <text:p>20.84573</text:p>
          </table:table-cell>
          <table:table-cell office:value-type="float" office:value="19.1557" calcext:value-type="float">
            <text:p>19.1557</text:p>
          </table:table-cell>
          <table:table-cell office:value-type="float" office:value="20.40225" calcext:value-type="float">
            <text:p>20.40225</text:p>
          </table:table-cell>
          <table:table-cell office:value-type="float" office:value="19.52771" calcext:value-type="float">
            <text:p>19.52771</text:p>
          </table:table-cell>
          <table:table-cell office:value-type="float" office:value="20.06024" calcext:value-type="float">
            <text:p>20.06024</text:p>
          </table:table-cell>
          <table:table-cell office:value-type="float" office:value="19.5679" calcext:value-type="float">
            <text:p>19.5679</text:p>
          </table:table-cell>
          <table:table-cell office:value-type="float" office:value="19.60898" calcext:value-type="float">
            <text:p>19.60898</text:p>
          </table:table-cell>
          <table:table-cell office:value-type="float" office:value="19.3764" calcext:value-type="float">
            <text:p>19.3764</text:p>
          </table:table-cell>
          <table:table-cell office:value-type="float" office:value="18.64716" calcext:value-type="float">
            <text:p>18.64716</text:p>
          </table:table-cell>
          <table:table-cell office:value-type="float" office:value="18.37265" calcext:value-type="float">
            <text:p>18.37265</text:p>
          </table:table-cell>
          <table:table-cell office:value-type="float" office:value="16.42923" calcext:value-type="float">
            <text:p>16.42923</text:p>
          </table:table-cell>
          <table:table-cell office:value-type="float" office:value="16.41959" calcext:value-type="float">
            <text:p>16.41959</text:p>
          </table:table-cell>
          <table:table-cell office:value-type="float" office:value="14.51651" calcext:value-type="float">
            <text:p>14.51651</text:p>
          </table:table-cell>
          <table:table-cell office:value-type="float" office:value="14.39093" calcext:value-type="float">
            <text:p>14.39093</text:p>
          </table:table-cell>
          <table:table-cell office:value-type="float" office:value="12.86084" calcext:value-type="float">
            <text:p>12.86084</text:p>
          </table:table-cell>
          <table:table-cell office:value-type="float" office:value="12.69272" calcext:value-type="float">
            <text:p>12.69272</text:p>
          </table:table-cell>
          <table:table-cell office:value-type="float" office:value="11.59512" calcext:value-type="float">
            <text:p>11.59512</text:p>
          </table:table-cell>
          <table:table-cell office:value-type="float" office:value="11.43317" calcext:value-type="float">
            <text:p>11.43317</text:p>
          </table:table-cell>
          <table:table-cell office:value-type="float" office:value="10.99271" calcext:value-type="float">
            <text:p>10.99271</text:p>
          </table:table-cell>
          <table:table-cell office:value-type="float" office:value="10.84738" calcext:value-type="float">
            <text:p>10.84738</text:p>
          </table:table-cell>
          <table:table-cell office:value-type="float" office:value="32.9086" calcext:value-type="float">
            <text:p>32.9086</text:p>
          </table:table-cell>
          <table:table-cell office:value-type="float" office:value="13.65018" calcext:value-type="float">
            <text:p>13.650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5" calcext:value-type="float">
            <text:p>1062005</text:p>
          </table:table-cell>
          <table:table-cell office:value-type="float" office:value="19.54476" calcext:value-type="float">
            <text:p>19.54476</text:p>
          </table:table-cell>
          <table:table-cell office:value-type="float" office:value="23.65" calcext:value-type="float">
            <text:p>23.65</text:p>
          </table:table-cell>
          <table:table-cell office:value-type="float" office:value="15.92" calcext:value-type="float">
            <text:p>15.92</text:p>
          </table:table-cell>
          <table:table-cell office:value-type="float" office:value="1.694219" calcext:value-type="float">
            <text:p>1.694219</text:p>
          </table:table-cell>
          <table:table-cell office:value-type="float" office:value="1.504348" calcext:value-type="float">
            <text:p>1.504348</text:p>
          </table:table-cell>
          <table:table-cell office:value-type="float" office:value="320.904" calcext:value-type="float">
            <text:p>320.904</text:p>
          </table:table-cell>
          <table:table-cell office:value-type="float" office:value="0.7" calcext:value-type="float">
            <text:p>0.7</text:p>
          </table:table-cell>
          <table:table-cell office:value-type="float" office:value="33.43433" calcext:value-type="float">
            <text:p>33.43433</text:p>
          </table:table-cell>
          <table:table-cell office:value-type="float" office:value="14.49118" calcext:value-type="float">
            <text:p>14.49118</text:p>
          </table:table-cell>
          <table:table-cell office:value-type="float" office:value="27.44031" calcext:value-type="float">
            <text:p>27.44031</text:p>
          </table:table-cell>
          <table:table-cell office:value-type="float" office:value="15.64627" calcext:value-type="float">
            <text:p>15.64627</text:p>
          </table:table-cell>
          <table:table-cell office:value-type="float" office:value="24.59613" calcext:value-type="float">
            <text:p>24.59613</text:p>
          </table:table-cell>
          <table:table-cell office:value-type="float" office:value="16.73029" calcext:value-type="float">
            <text:p>16.73029</text:p>
          </table:table-cell>
          <table:table-cell office:value-type="float" office:value="22.65692" calcext:value-type="float">
            <text:p>22.65692</text:p>
          </table:table-cell>
          <table:table-cell office:value-type="float" office:value="17.61954" calcext:value-type="float">
            <text:p>17.61954</text:p>
          </table:table-cell>
          <table:table-cell office:value-type="float" office:value="21.5621" calcext:value-type="float">
            <text:p>21.5621</text:p>
          </table:table-cell>
          <table:table-cell office:value-type="float" office:value="18.13528" calcext:value-type="float">
            <text:p>18.13528</text:p>
          </table:table-cell>
          <table:table-cell office:value-type="float" office:value="20.53543" calcext:value-type="float">
            <text:p>20.53543</text:p>
          </table:table-cell>
          <table:table-cell office:value-type="float" office:value="18.62381" calcext:value-type="float">
            <text:p>18.62381</text:p>
          </table:table-cell>
          <table:table-cell office:value-type="float" office:value="19.90897" calcext:value-type="float">
            <text:p>19.90897</text:p>
          </table:table-cell>
          <table:table-cell office:value-type="float" office:value="18.87097" calcext:value-type="float">
            <text:p>18.87097</text:p>
          </table:table-cell>
          <table:table-cell office:value-type="float" office:value="19.37463" calcext:value-type="float">
            <text:p>19.37463</text:p>
          </table:table-cell>
          <table:table-cell office:value-type="float" office:value="18.97946" calcext:value-type="float">
            <text:p>18.97946</text:p>
          </table:table-cell>
          <table:table-cell office:value-type="float" office:value="18.37033" calcext:value-type="float">
            <text:p>18.37033</text:p>
          </table:table-cell>
          <table:table-cell office:value-type="float" office:value="18.13391" calcext:value-type="float">
            <text:p>18.13391</text:p>
          </table:table-cell>
          <table:table-cell office:value-type="float" office:value="16.42636" calcext:value-type="float">
            <text:p>16.42636</text:p>
          </table:table-cell>
          <table:table-cell office:value-type="float" office:value="16.39966" calcext:value-type="float">
            <text:p>16.39966</text:p>
          </table:table-cell>
          <table:table-cell office:value-type="float" office:value="14.61185" calcext:value-type="float">
            <text:p>14.61185</text:p>
          </table:table-cell>
          <table:table-cell office:value-type="float" office:value="14.51767" calcext:value-type="float">
            <text:p>14.51767</text:p>
          </table:table-cell>
          <table:table-cell office:value-type="float" office:value="13.01569" calcext:value-type="float">
            <text:p>13.01569</text:p>
          </table:table-cell>
          <table:table-cell office:value-type="float" office:value="12.86252" calcext:value-type="float">
            <text:p>12.86252</text:p>
          </table:table-cell>
          <table:table-cell office:value-type="float" office:value="11.75513" calcext:value-type="float">
            <text:p>11.75513</text:p>
          </table:table-cell>
          <table:table-cell office:value-type="float" office:value="11.59683" calcext:value-type="float">
            <text:p>11.59683</text:p>
          </table:table-cell>
          <table:table-cell office:value-type="float" office:value="11.14133" calcext:value-type="float">
            <text:p>11.14133</text:p>
          </table:table-cell>
          <table:table-cell office:value-type="float" office:value="10.99426" calcext:value-type="float">
            <text:p>10.99426</text:p>
          </table:table-cell>
          <table:table-cell office:value-type="float" office:value="33.4343" calcext:value-type="float">
            <text:p>33.4343</text:p>
          </table:table-cell>
          <table:table-cell office:value-type="float" office:value="14.49118" calcext:value-type="float">
            <text:p>14.491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5" calcext:value-type="float">
            <text:p>2062005</text:p>
          </table:table-cell>
          <table:table-cell office:value-type="float" office:value="19.16511" calcext:value-type="float">
            <text:p>19.16511</text:p>
          </table:table-cell>
          <table:table-cell office:value-type="float" office:value="26.11" calcext:value-type="float">
            <text:p>26.11</text:p>
          </table:table-cell>
          <table:table-cell office:value-type="float" office:value="14.82" calcext:value-type="float">
            <text:p>14.82</text:p>
          </table:table-cell>
          <table:table-cell office:value-type="float" office:value="1.678265" calcext:value-type="float">
            <text:p>1.678265</text:p>
          </table:table-cell>
          <table:table-cell office:value-type="float" office:value="1.295543" calcext:value-type="float">
            <text:p>1.295543</text:p>
          </table:table-cell>
          <table:table-cell office:value-type="float" office:value="319.248" calcext:value-type="float">
            <text:p>319.248</text:p>
          </table:table-cell>
          <table:table-cell office:value-type="float" office:value="0" calcext:value-type="float">
            <text:p>0</text:p>
          </table:table-cell>
          <table:table-cell office:value-type="float" office:value="48.50699" calcext:value-type="float">
            <text:p>48.50699</text:p>
          </table:table-cell>
          <table:table-cell office:value-type="float" office:value="13.94437" calcext:value-type="float">
            <text:p>13.94437</text:p>
          </table:table-cell>
          <table:table-cell office:value-type="float" office:value="34.00317" calcext:value-type="float">
            <text:p>34.00317</text:p>
          </table:table-cell>
          <table:table-cell office:value-type="float" office:value="16.21725" calcext:value-type="float">
            <text:p>16.21725</text:p>
          </table:table-cell>
          <table:table-cell office:value-type="float" office:value="29.07758" calcext:value-type="float">
            <text:p>29.07758</text:p>
          </table:table-cell>
          <table:table-cell office:value-type="float" office:value="17.67413" calcext:value-type="float">
            <text:p>17.67413</text:p>
          </table:table-cell>
          <table:table-cell office:value-type="float" office:value="25.69287" calcext:value-type="float">
            <text:p>25.69287</text:p>
          </table:table-cell>
          <table:table-cell office:value-type="float" office:value="18.63327" calcext:value-type="float">
            <text:p>18.63327</text:p>
          </table:table-cell>
          <table:table-cell office:value-type="float" office:value="23.83109" calcext:value-type="float">
            <text:p>23.83109</text:p>
          </table:table-cell>
          <table:table-cell office:value-type="float" office:value="19.07632" calcext:value-type="float">
            <text:p>19.07632</text:p>
          </table:table-cell>
          <table:table-cell office:value-type="float" office:value="22.1116" calcext:value-type="float">
            <text:p>22.1116</text:p>
          </table:table-cell>
          <table:table-cell office:value-type="float" office:value="19.35458" calcext:value-type="float">
            <text:p>19.35458</text:p>
          </table:table-cell>
          <table:table-cell office:value-type="float" office:value="20.84183" calcext:value-type="float">
            <text:p>20.84183</text:p>
          </table:table-cell>
          <table:table-cell office:value-type="float" office:value="19.28723" calcext:value-type="float">
            <text:p>19.28723</text:p>
          </table:table-cell>
          <table:table-cell office:value-type="float" office:value="19.21872" calcext:value-type="float">
            <text:p>19.21872</text:p>
          </table:table-cell>
          <table:table-cell office:value-type="float" office:value="19.01425" calcext:value-type="float">
            <text:p>19.01425</text:p>
          </table:table-cell>
          <table:table-cell office:value-type="float" office:value="18.13199" calcext:value-type="float">
            <text:p>18.13199</text:p>
          </table:table-cell>
          <table:table-cell office:value-type="float" office:value="18.01083" calcext:value-type="float">
            <text:p>18.01083</text:p>
          </table:table-cell>
          <table:table-cell office:value-type="float" office:value="16.39926" calcext:value-type="float">
            <text:p>16.39926</text:p>
          </table:table-cell>
          <table:table-cell office:value-type="float" office:value="16.36276" calcext:value-type="float">
            <text:p>16.36276</text:p>
          </table:table-cell>
          <table:table-cell office:value-type="float" office:value="14.68372" calcext:value-type="float">
            <text:p>14.68372</text:p>
          </table:table-cell>
          <table:table-cell office:value-type="float" office:value="14.6127" calcext:value-type="float">
            <text:p>14.6127</text:p>
          </table:table-cell>
          <table:table-cell office:value-type="float" office:value="13.15479" calcext:value-type="float">
            <text:p>13.15479</text:p>
          </table:table-cell>
          <table:table-cell office:value-type="float" office:value="13.01724" calcext:value-type="float">
            <text:p>13.01724</text:p>
          </table:table-cell>
          <table:table-cell office:value-type="float" office:value="11.90994" calcext:value-type="float">
            <text:p>11.90994</text:p>
          </table:table-cell>
          <table:table-cell office:value-type="float" office:value="11.75681" calcext:value-type="float">
            <text:p>11.75681</text:p>
          </table:table-cell>
          <table:table-cell office:value-type="float" office:value="11.2883" calcext:value-type="float">
            <text:p>11.2883</text:p>
          </table:table-cell>
          <table:table-cell office:value-type="float" office:value="11.14288" calcext:value-type="float">
            <text:p>11.14288</text:p>
          </table:table-cell>
          <table:table-cell office:value-type="float" office:value="48.50684" calcext:value-type="float">
            <text:p>48.50684</text:p>
          </table:table-cell>
          <table:table-cell office:value-type="float" office:value="13.94437" calcext:value-type="float">
            <text:p>13.944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5" calcext:value-type="float">
            <text:p>3062005</text:p>
          </table:table-cell>
          <table:table-cell office:value-type="float" office:value="15.48504" calcext:value-type="float">
            <text:p>15.48504</text:p>
          </table:table-cell>
          <table:table-cell office:value-type="float" office:value="23.2" calcext:value-type="float">
            <text:p>23.2</text:p>
          </table:table-cell>
          <table:table-cell office:value-type="float" office:value="16.09" calcext:value-type="float">
            <text:p>16.09</text:p>
          </table:table-cell>
          <table:table-cell office:value-type="float" office:value="1.819507" calcext:value-type="float">
            <text:p>1.819507</text:p>
          </table:table-cell>
          <table:table-cell office:value-type="float" office:value="1.515108" calcext:value-type="float">
            <text:p>1.515108</text:p>
          </table:table-cell>
          <table:table-cell office:value-type="float" office:value="334.368" calcext:value-type="float">
            <text:p>334.368</text:p>
          </table:table-cell>
          <table:table-cell office:value-type="float" office:value="20.3" calcext:value-type="float">
            <text:p>20.3</text:p>
          </table:table-cell>
          <table:table-cell office:value-type="float" office:value="32.5704" calcext:value-type="float">
            <text:p>32.5704</text:p>
          </table:table-cell>
          <table:table-cell office:value-type="float" office:value="16.17557" calcext:value-type="float">
            <text:p>16.17557</text:p>
          </table:table-cell>
          <table:table-cell office:value-type="float" office:value="27.76334" calcext:value-type="float">
            <text:p>27.76334</text:p>
          </table:table-cell>
          <table:table-cell office:value-type="float" office:value="18.39429" calcext:value-type="float">
            <text:p>18.39429</text:p>
          </table:table-cell>
          <table:table-cell office:value-type="float" office:value="25.07053" calcext:value-type="float">
            <text:p>25.07053</text:p>
          </table:table-cell>
          <table:table-cell office:value-type="float" office:value="19.6882" calcext:value-type="float">
            <text:p>19.6882</text:p>
          </table:table-cell>
          <table:table-cell office:value-type="float" office:value="23.72455" calcext:value-type="float">
            <text:p>23.72455</text:p>
          </table:table-cell>
          <table:table-cell office:value-type="float" office:value="20.44617" calcext:value-type="float">
            <text:p>20.44617</text:p>
          </table:table-cell>
          <table:table-cell office:value-type="float" office:value="23.14114" calcext:value-type="float">
            <text:p>23.14114</text:p>
          </table:table-cell>
          <table:table-cell office:value-type="float" office:value="20.72473" calcext:value-type="float">
            <text:p>20.72473</text:p>
          </table:table-cell>
          <table:table-cell office:value-type="float" office:value="22.11182" calcext:value-type="float">
            <text:p>22.11182</text:p>
          </table:table-cell>
          <table:table-cell office:value-type="float" office:value="20.82336" calcext:value-type="float">
            <text:p>20.82336</text:p>
          </table:table-cell>
          <table:table-cell office:value-type="float" office:value="21.01172" calcext:value-type="float">
            <text:p>21.01172</text:p>
          </table:table-cell>
          <table:table-cell office:value-type="float" office:value="20.42813" calcext:value-type="float">
            <text:p>20.42813</text:p>
          </table:table-cell>
          <table:table-cell office:value-type="float" office:value="19.7099" calcext:value-type="float">
            <text:p>19.7099</text:p>
          </table:table-cell>
          <table:table-cell office:value-type="float" office:value="19.23022" calcext:value-type="float">
            <text:p>19.23022</text:p>
          </table:table-cell>
          <table:table-cell office:value-type="float" office:value="18.10794" calcext:value-type="float">
            <text:p>18.10794</text:p>
          </table:table-cell>
          <table:table-cell office:value-type="float" office:value="18.01038" calcext:value-type="float">
            <text:p>18.01038</text:p>
          </table:table-cell>
          <table:table-cell office:value-type="float" office:value="16.36246" calcext:value-type="float">
            <text:p>16.36246</text:p>
          </table:table-cell>
          <table:table-cell office:value-type="float" office:value="16.35269" calcext:value-type="float">
            <text:p>16.35269</text:p>
          </table:table-cell>
          <table:table-cell office:value-type="float" office:value="14.74512" calcext:value-type="float">
            <text:p>14.74512</text:p>
          </table:table-cell>
          <table:table-cell office:value-type="float" office:value="14.68439" calcext:value-type="float">
            <text:p>14.68439</text:p>
          </table:table-cell>
          <table:table-cell office:value-type="float" office:value="13.27979" calcext:value-type="float">
            <text:p>13.27979</text:p>
          </table:table-cell>
          <table:table-cell office:value-type="float" office:value="13.15616" calcext:value-type="float">
            <text:p>13.15616</text:p>
          </table:table-cell>
          <table:table-cell office:value-type="float" office:value="12.05835" calcext:value-type="float">
            <text:p>12.05835</text:p>
          </table:table-cell>
          <table:table-cell office:value-type="float" office:value="11.9115" calcext:value-type="float">
            <text:p>11.9115</text:p>
          </table:table-cell>
          <table:table-cell office:value-type="float" office:value="11.43399" calcext:value-type="float">
            <text:p>11.43399</text:p>
          </table:table-cell>
          <table:table-cell office:value-type="float" office:value="11.28983" calcext:value-type="float">
            <text:p>11.28983</text:p>
          </table:table-cell>
          <table:table-cell office:value-type="float" office:value="34.48193" calcext:value-type="float">
            <text:p>34.48193</text:p>
          </table:table-cell>
          <table:table-cell office:value-type="float" office:value="14.52112" calcext:value-type="float">
            <text:p>14.521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5" calcext:value-type="float">
            <text:p>4062005</text:p>
          </table:table-cell>
          <table:table-cell office:value-type="float" office:value="21.74508" calcext:value-type="float">
            <text:p>21.74508</text:p>
          </table:table-cell>
          <table:table-cell office:value-type="float" office:value="26.81" calcext:value-type="float">
            <text:p>26.81</text:p>
          </table:table-cell>
          <table:table-cell office:value-type="float" office:value="16.76" calcext:value-type="float">
            <text:p>16.76</text:p>
          </table:table-cell>
          <table:table-cell office:value-type="float" office:value="1.83214" calcext:value-type="float">
            <text:p>1.83214</text:p>
          </table:table-cell>
          <table:table-cell office:value-type="float" office:value="1.468326" calcext:value-type="float">
            <text:p>1.468326</text:p>
          </table:table-cell>
          <table:table-cell office:value-type="float" office:value="284.292" calcext:value-type="float">
            <text:p>284.292</text:p>
          </table:table-cell>
          <table:table-cell office:value-type="float" office:value="21.5" calcext:value-type="float">
            <text:p>21.5</text:p>
          </table:table-cell>
          <table:table-cell office:value-type="float" office:value="34.85437" calcext:value-type="float">
            <text:p>34.85437</text:p>
          </table:table-cell>
          <table:table-cell office:value-type="float" office:value="15.89819" calcext:value-type="float">
            <text:p>15.89819</text:p>
          </table:table-cell>
          <table:table-cell office:value-type="float" office:value="29.01263" calcext:value-type="float">
            <text:p>29.01263</text:p>
          </table:table-cell>
          <table:table-cell office:value-type="float" office:value="17.50446" calcext:value-type="float">
            <text:p>17.50446</text:p>
          </table:table-cell>
          <table:table-cell office:value-type="float" office:value="26.46564" calcext:value-type="float">
            <text:p>26.46564</text:p>
          </table:table-cell>
          <table:table-cell office:value-type="float" office:value="18.8089" calcext:value-type="float">
            <text:p>18.8089</text:p>
          </table:table-cell>
          <table:table-cell office:value-type="float" office:value="24.42462" calcext:value-type="float">
            <text:p>24.42462</text:p>
          </table:table-cell>
          <table:table-cell office:value-type="float" office:value="19.63123" calcext:value-type="float">
            <text:p>19.63123</text:p>
          </table:table-cell>
          <table:table-cell office:value-type="float" office:value="23.24509" calcext:value-type="float">
            <text:p>23.24509</text:p>
          </table:table-cell>
          <table:table-cell office:value-type="float" office:value="20.00549" calcext:value-type="float">
            <text:p>20.00549</text:p>
          </table:table-cell>
          <table:table-cell office:value-type="float" office:value="22.01538" calcext:value-type="float">
            <text:p>22.01538</text:p>
          </table:table-cell>
          <table:table-cell office:value-type="float" office:value="20.2605" calcext:value-type="float">
            <text:p>20.2605</text:p>
          </table:table-cell>
          <table:table-cell office:value-type="float" office:value="21.07492" calcext:value-type="float">
            <text:p>21.07492</text:p>
          </table:table-cell>
          <table:table-cell office:value-type="float" office:value="20.11032" calcext:value-type="float">
            <text:p>20.11032</text:p>
          </table:table-cell>
          <table:table-cell office:value-type="float" office:value="19.76733" calcext:value-type="float">
            <text:p>19.76733</text:p>
          </table:table-cell>
          <table:table-cell office:value-type="float" office:value="19.6225" calcext:value-type="float">
            <text:p>19.6225</text:p>
          </table:table-cell>
          <table:table-cell office:value-type="float" office:value="18.21213" calcext:value-type="float">
            <text:p>18.21213</text:p>
          </table:table-cell>
          <table:table-cell office:value-type="float" office:value="18.10947" calcext:value-type="float">
            <text:p>18.10947</text:p>
          </table:table-cell>
          <table:table-cell office:value-type="float" office:value="16.39645" calcext:value-type="float">
            <text:p>16.39645</text:p>
          </table:table-cell>
          <table:table-cell office:value-type="float" office:value="16.35654" calcext:value-type="float">
            <text:p>16.35654</text:p>
          </table:table-cell>
          <table:table-cell office:value-type="float" office:value="14.81216" calcext:value-type="float">
            <text:p>14.81216</text:p>
          </table:table-cell>
          <table:table-cell office:value-type="float" office:value="14.74579" calcext:value-type="float">
            <text:p>14.74579</text:p>
          </table:table-cell>
          <table:table-cell office:value-type="float" office:value="13.39514" calcext:value-type="float">
            <text:p>13.39514</text:p>
          </table:table-cell>
          <table:table-cell office:value-type="float" office:value="13.28104" calcext:value-type="float">
            <text:p>13.28104</text:p>
          </table:table-cell>
          <table:table-cell office:value-type="float" office:value="12.19992" calcext:value-type="float">
            <text:p>12.19992</text:p>
          </table:table-cell>
          <table:table-cell office:value-type="float" office:value="12.05991" calcext:value-type="float">
            <text:p>12.05991</text:p>
          </table:table-cell>
          <table:table-cell office:value-type="float" office:value="11.57681" calcext:value-type="float">
            <text:p>11.57681</text:p>
          </table:table-cell>
          <table:table-cell office:value-type="float" office:value="11.43549" calcext:value-type="float">
            <text:p>11.43549</text:p>
          </table:table-cell>
          <table:table-cell office:value-type="float" office:value="36.57684" calcext:value-type="float">
            <text:p>36.57684</text:p>
          </table:table-cell>
          <table:table-cell office:value-type="float" office:value="14.77261" calcext:value-type="float">
            <text:p>14.772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5" calcext:value-type="float">
            <text:p>5062005</text:p>
          </table:table-cell>
          <table:table-cell office:value-type="float" office:value="21.88152" calcext:value-type="float">
            <text:p>21.88152</text:p>
          </table:table-cell>
          <table:table-cell office:value-type="float" office:value="25.88" calcext:value-type="float">
            <text:p>25.88</text:p>
          </table:table-cell>
          <table:table-cell office:value-type="float" office:value="15.16" calcext:value-type="float">
            <text:p>15.16</text:p>
          </table:table-cell>
          <table:table-cell office:value-type="float" office:value="1.85642" calcext:value-type="float">
            <text:p>1.85642</text:p>
          </table:table-cell>
          <table:table-cell office:value-type="float" office:value="1.276729" calcext:value-type="float">
            <text:p>1.276729</text:p>
          </table:table-cell>
          <table:table-cell office:value-type="float" office:value="299.628" calcext:value-type="float">
            <text:p>299.628</text:p>
          </table:table-cell>
          <table:table-cell office:value-type="float" office:value="0.1" calcext:value-type="float">
            <text:p>0.1</text:p>
          </table:table-cell>
          <table:table-cell office:value-type="float" office:value="33.19168" calcext:value-type="float">
            <text:p>33.19168</text:p>
          </table:table-cell>
          <table:table-cell office:value-type="float" office:value="14.88104" calcext:value-type="float">
            <text:p>14.88104</text:p>
          </table:table-cell>
          <table:table-cell office:value-type="float" office:value="27.74854" calcext:value-type="float">
            <text:p>27.74854</text:p>
          </table:table-cell>
          <table:table-cell office:value-type="float" office:value="16.95386" calcext:value-type="float">
            <text:p>16.95386</text:p>
          </table:table-cell>
          <table:table-cell office:value-type="float" office:value="25.56757" calcext:value-type="float">
            <text:p>25.56757</text:p>
          </table:table-cell>
          <table:table-cell office:value-type="float" office:value="18.49432" calcext:value-type="float">
            <text:p>18.49432</text:p>
          </table:table-cell>
          <table:table-cell office:value-type="float" office:value="23.94287" calcext:value-type="float">
            <text:p>23.94287</text:p>
          </table:table-cell>
          <table:table-cell office:value-type="float" office:value="19.48642" calcext:value-type="float">
            <text:p>19.48642</text:p>
          </table:table-cell>
          <table:table-cell office:value-type="float" office:value="22.9758" calcext:value-type="float">
            <text:p>22.9758</text:p>
          </table:table-cell>
          <table:table-cell office:value-type="float" office:value="19.96234" calcext:value-type="float">
            <text:p>19.96234</text:p>
          </table:table-cell>
          <table:table-cell office:value-type="float" office:value="21.89816" calcext:value-type="float">
            <text:p>21.89816</text:p>
          </table:table-cell>
          <table:table-cell office:value-type="float" office:value="20.30722" calcext:value-type="float">
            <text:p>20.30722</text:p>
          </table:table-cell>
          <table:table-cell office:value-type="float" office:value="21.06808" calcext:value-type="float">
            <text:p>21.06808</text:p>
          </table:table-cell>
          <table:table-cell office:value-type="float" office:value="20.17435" calcext:value-type="float">
            <text:p>20.17435</text:p>
          </table:table-cell>
          <table:table-cell office:value-type="float" office:value="19.8548" calcext:value-type="float">
            <text:p>19.8548</text:p>
          </table:table-cell>
          <table:table-cell office:value-type="float" office:value="19.71295" calcext:value-type="float">
            <text:p>19.71295</text:p>
          </table:table-cell>
          <table:table-cell office:value-type="float" office:value="18.34003" calcext:value-type="float">
            <text:p>18.34003</text:p>
          </table:table-cell>
          <table:table-cell office:value-type="float" office:value="18.21341" calcext:value-type="float">
            <text:p>18.21341</text:p>
          </table:table-cell>
          <table:table-cell office:value-type="float" office:value="16.47787" calcext:value-type="float">
            <text:p>16.47787</text:p>
          </table:table-cell>
          <table:table-cell office:value-type="float" office:value="16.39703" calcext:value-type="float">
            <text:p>16.39703</text:p>
          </table:table-cell>
          <table:table-cell office:value-type="float" office:value="14.8924" calcext:value-type="float">
            <text:p>14.8924</text:p>
          </table:table-cell>
          <table:table-cell office:value-type="float" office:value="14.81293" calcext:value-type="float">
            <text:p>14.81293</text:p>
          </table:table-cell>
          <table:table-cell office:value-type="float" office:value="13.50574" calcext:value-type="float">
            <text:p>13.50574</text:p>
          </table:table-cell>
          <table:table-cell office:value-type="float" office:value="13.39636" calcext:value-type="float">
            <text:p>13.39636</text:p>
          </table:table-cell>
          <table:table-cell office:value-type="float" office:value="12.33578" calcext:value-type="float">
            <text:p>12.33578</text:p>
          </table:table-cell>
          <table:table-cell office:value-type="float" office:value="12.20139" calcext:value-type="float">
            <text:p>12.20139</text:p>
          </table:table-cell>
          <table:table-cell office:value-type="float" office:value="11.71649" calcext:value-type="float">
            <text:p>11.71649</text:p>
          </table:table-cell>
          <table:table-cell office:value-type="float" office:value="11.57831" calcext:value-type="float">
            <text:p>11.57831</text:p>
          </table:table-cell>
          <table:table-cell office:value-type="float" office:value="34.15366" calcext:value-type="float">
            <text:p>34.15366</text:p>
          </table:table-cell>
          <table:table-cell office:value-type="float" office:value="13.36502" calcext:value-type="float">
            <text:p>13.365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5" calcext:value-type="float">
            <text:p>6062005</text:p>
          </table:table-cell>
          <table:table-cell office:value-type="float" office:value="29.43303" calcext:value-type="float">
            <text:p>29.43303</text:p>
          </table:table-cell>
          <table:table-cell office:value-type="float" office:value="31.96" calcext:value-type="float">
            <text:p>31.96</text:p>
          </table:table-cell>
          <table:table-cell office:value-type="float" office:value="16.281" calcext:value-type="float">
            <text:p>16.281</text:p>
          </table:table-cell>
          <table:table-cell office:value-type="float" office:value="2.103962" calcext:value-type="float">
            <text:p>2.103962</text:p>
          </table:table-cell>
          <table:table-cell office:value-type="float" office:value="1.106281" calcext:value-type="float">
            <text:p>1.106281</text:p>
          </table:table-cell>
          <table:table-cell office:value-type="float" office:value="371.952" calcext:value-type="float">
            <text:p>371.952</text:p>
          </table:table-cell>
          <table:table-cell office:value-type="float" office:value="0" calcext:value-type="float">
            <text:p>0</text:p>
          </table:table-cell>
          <table:table-cell office:value-type="float" office:value="57.44641" calcext:value-type="float">
            <text:p>57.44641</text:p>
          </table:table-cell>
          <table:table-cell office:value-type="float" office:value="16.2373" calcext:value-type="float">
            <text:p>16.2373</text:p>
          </table:table-cell>
          <table:table-cell office:value-type="float" office:value="41.08942" calcext:value-type="float">
            <text:p>41.08942</text:p>
          </table:table-cell>
          <table:table-cell office:value-type="float" office:value="18.73654" calcext:value-type="float">
            <text:p>18.73654</text:p>
          </table:table-cell>
          <table:table-cell office:value-type="float" office:value="35.54874" calcext:value-type="float">
            <text:p>35.54874</text:p>
          </table:table-cell>
          <table:table-cell office:value-type="float" office:value="19.92697" calcext:value-type="float">
            <text:p>19.92697</text:p>
          </table:table-cell>
          <table:table-cell office:value-type="float" office:value="31.25095" calcext:value-type="float">
            <text:p>31.25095</text:p>
          </table:table-cell>
          <table:table-cell office:value-type="float" office:value="20.61124" calcext:value-type="float">
            <text:p>20.61124</text:p>
          </table:table-cell>
          <table:table-cell office:value-type="float" office:value="28.6355" calcext:value-type="float">
            <text:p>28.6355</text:p>
          </table:table-cell>
          <table:table-cell office:value-type="float" office:value="20.85907" calcext:value-type="float">
            <text:p>20.85907</text:p>
          </table:table-cell>
          <table:table-cell office:value-type="float" office:value="25.85757" calcext:value-type="float">
            <text:p>25.85757</text:p>
          </table:table-cell>
          <table:table-cell office:value-type="float" office:value="20.96173" calcext:value-type="float">
            <text:p>20.96173</text:p>
          </table:table-cell>
          <table:table-cell office:value-type="float" office:value="23.60773" calcext:value-type="float">
            <text:p>23.60773</text:p>
          </table:table-cell>
          <table:table-cell office:value-type="float" office:value="20.63199" calcext:value-type="float">
            <text:p>20.63199</text:p>
          </table:table-cell>
          <table:table-cell office:value-type="float" office:value="20.54858" calcext:value-type="float">
            <text:p>20.54858</text:p>
          </table:table-cell>
          <table:table-cell office:value-type="float" office:value="19.81216" calcext:value-type="float">
            <text:p>19.81216</text:p>
          </table:table-cell>
          <table:table-cell office:value-type="float" office:value="18.46829" calcext:value-type="float">
            <text:p>18.46829</text:p>
          </table:table-cell>
          <table:table-cell office:value-type="float" office:value="18.34097" calcext:value-type="float">
            <text:p>18.34097</text:p>
          </table:table-cell>
          <table:table-cell office:value-type="float" office:value="16.5921" calcext:value-type="float">
            <text:p>16.5921</text:p>
          </table:table-cell>
          <table:table-cell office:value-type="float" office:value="16.47885" calcext:value-type="float">
            <text:p>16.47885</text:p>
          </table:table-cell>
          <table:table-cell office:value-type="float" office:value="15.00211" calcext:value-type="float">
            <text:p>15.00211</text:p>
          </table:table-cell>
          <table:table-cell office:value-type="float" office:value="14.89334" calcext:value-type="float">
            <text:p>14.89334</text:p>
          </table:table-cell>
          <table:table-cell office:value-type="float" office:value="13.61942" calcext:value-type="float">
            <text:p>13.61942</text:p>
          </table:table-cell>
          <table:table-cell office:value-type="float" office:value="13.50693" calcext:value-type="float">
            <text:p>13.50693</text:p>
          </table:table-cell>
          <table:table-cell office:value-type="float" office:value="12.46732" calcext:value-type="float">
            <text:p>12.46732</text:p>
          </table:table-cell>
          <table:table-cell office:value-type="float" office:value="12.33722" calcext:value-type="float">
            <text:p>12.33722</text:p>
          </table:table-cell>
          <table:table-cell office:value-type="float" office:value="11.85199" calcext:value-type="float">
            <text:p>11.85199</text:p>
          </table:table-cell>
          <table:table-cell office:value-type="float" office:value="11.71793" calcext:value-type="float">
            <text:p>11.71793</text:p>
          </table:table-cell>
          <table:table-cell office:value-type="float" office:value="57.4462" calcext:value-type="float">
            <text:p>57.4462</text:p>
          </table:table-cell>
          <table:table-cell office:value-type="float" office:value="16.23734" calcext:value-type="float">
            <text:p>16.237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5" calcext:value-type="float">
            <text:p>7062005</text:p>
          </table:table-cell>
          <table:table-cell office:value-type="float" office:value="25.39908" calcext:value-type="float">
            <text:p>25.39908</text:p>
          </table:table-cell>
          <table:table-cell office:value-type="float" office:value="32.76" calcext:value-type="float">
            <text:p>32.76</text:p>
          </table:table-cell>
          <table:table-cell office:value-type="float" office:value="20.8" calcext:value-type="float">
            <text:p>20.8</text:p>
          </table:table-cell>
          <table:table-cell office:value-type="float" office:value="2.079463" calcext:value-type="float">
            <text:p>2.079463</text:p>
          </table:table-cell>
          <table:table-cell office:value-type="float" office:value="1.307328" calcext:value-type="float">
            <text:p>1.307328</text:p>
          </table:table-cell>
          <table:table-cell office:value-type="float" office:value="437.544" calcext:value-type="float">
            <text:p>437.544</text:p>
          </table:table-cell>
          <table:table-cell office:value-type="float" office:value="0" calcext:value-type="float">
            <text:p>0</text:p>
          </table:table-cell>
          <table:table-cell office:value-type="float" office:value="58.17401" calcext:value-type="float">
            <text:p>58.17401</text:p>
          </table:table-cell>
          <table:table-cell office:value-type="float" office:value="21.9353" calcext:value-type="float">
            <text:p>21.9353</text:p>
          </table:table-cell>
          <table:table-cell office:value-type="float" office:value="42.90558" calcext:value-type="float">
            <text:p>42.90558</text:p>
          </table:table-cell>
          <table:table-cell office:value-type="float" office:value="24.7211" calcext:value-type="float">
            <text:p>24.7211</text:p>
          </table:table-cell>
          <table:table-cell office:value-type="float" office:value="37.50055" calcext:value-type="float">
            <text:p>37.50055</text:p>
          </table:table-cell>
          <table:table-cell office:value-type="float" office:value="25.61954" calcext:value-type="float">
            <text:p>25.61954</text:p>
          </table:table-cell>
          <table:table-cell office:value-type="float" office:value="33.3255" calcext:value-type="float">
            <text:p>33.3255</text:p>
          </table:table-cell>
          <table:table-cell office:value-type="float" office:value="25.70023" calcext:value-type="float">
            <text:p>25.70023</text:p>
          </table:table-cell>
          <table:table-cell office:value-type="float" office:value="30.73676" calcext:value-type="float">
            <text:p>30.73676</text:p>
          </table:table-cell>
          <table:table-cell office:value-type="float" office:value="25.37906" calcext:value-type="float">
            <text:p>25.37906</text:p>
          </table:table-cell>
          <table:table-cell office:value-type="float" office:value="27.88376" calcext:value-type="float">
            <text:p>27.88376</text:p>
          </table:table-cell>
          <table:table-cell office:value-type="float" office:value="24.68774" calcext:value-type="float">
            <text:p>24.68774</text:p>
          </table:table-cell>
          <table:table-cell office:value-type="float" office:value="25.47705" calcext:value-type="float">
            <text:p>25.47705</text:p>
          </table:table-cell>
          <table:table-cell office:value-type="float" office:value="23.43039" calcext:value-type="float">
            <text:p>23.43039</text:p>
          </table:table-cell>
          <table:table-cell office:value-type="float" office:value="22.03189" calcext:value-type="float">
            <text:p>22.03189</text:p>
          </table:table-cell>
          <table:table-cell office:value-type="float" office:value="20.57199" calcext:value-type="float">
            <text:p>20.57199</text:p>
          </table:table-cell>
          <table:table-cell office:value-type="float" office:value="18.98358" calcext:value-type="float">
            <text:p>18.98358</text:p>
          </table:table-cell>
          <table:table-cell office:value-type="float" office:value="18.47189" calcext:value-type="float">
            <text:p>18.47189</text:p>
          </table:table-cell>
          <table:table-cell office:value-type="float" office:value="16.75989" calcext:value-type="float">
            <text:p>16.75989</text:p>
          </table:table-cell>
          <table:table-cell office:value-type="float" office:value="16.59338" calcext:value-type="float">
            <text:p>16.59338</text:p>
          </table:table-cell>
          <table:table-cell office:value-type="float" office:value="15.13718" calcext:value-type="float">
            <text:p>15.13718</text:p>
          </table:table-cell>
          <table:table-cell office:value-type="float" office:value="15.00336" calcext:value-type="float">
            <text:p>15.00336</text:p>
          </table:table-cell>
          <table:table-cell office:value-type="float" office:value="13.74213" calcext:value-type="float">
            <text:p>13.74213</text:p>
          </table:table-cell>
          <table:table-cell office:value-type="float" office:value="13.62064" calcext:value-type="float">
            <text:p>13.62064</text:p>
          </table:table-cell>
          <table:table-cell office:value-type="float" office:value="12.59732" calcext:value-type="float">
            <text:p>12.59732</text:p>
          </table:table-cell>
          <table:table-cell office:value-type="float" office:value="12.46869" calcext:value-type="float">
            <text:p>12.46869</text:p>
          </table:table-cell>
          <table:table-cell office:value-type="float" office:value="11.98395" calcext:value-type="float">
            <text:p>11.98395</text:p>
          </table:table-cell>
          <table:table-cell office:value-type="float" office:value="11.85339" calcext:value-type="float">
            <text:p>11.85339</text:p>
          </table:table-cell>
          <table:table-cell office:value-type="float" office:value="58.1738" calcext:value-type="float">
            <text:p>58.1738</text:p>
          </table:table-cell>
          <table:table-cell office:value-type="float" office:value="21.93533" calcext:value-type="float">
            <text:p>21.935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5" calcext:value-type="float">
            <text:p>8062005</text:p>
          </table:table-cell>
          <table:table-cell office:value-type="float" office:value="26.27964" calcext:value-type="float">
            <text:p>26.27964</text:p>
          </table:table-cell>
          <table:table-cell office:value-type="float" office:value="28.98" calcext:value-type="float">
            <text:p>28.98</text:p>
          </table:table-cell>
          <table:table-cell office:value-type="float" office:value="19.85" calcext:value-type="float">
            <text:p>19.85</text:p>
          </table:table-cell>
          <table:table-cell office:value-type="float" office:value="2.044027" calcext:value-type="float">
            <text:p>2.044027</text:p>
          </table:table-cell>
          <table:table-cell office:value-type="float" office:value="1.252842" calcext:value-type="float">
            <text:p>1.252842</text:p>
          </table:table-cell>
          <table:table-cell office:value-type="float" office:value="255.348" calcext:value-type="float">
            <text:p>255.348</text:p>
          </table:table-cell>
          <table:table-cell office:value-type="float" office:value="0" calcext:value-type="float">
            <text:p>0</text:p>
          </table:table-cell>
          <table:table-cell office:value-type="float" office:value="52.2883" calcext:value-type="float">
            <text:p>52.2883</text:p>
          </table:table-cell>
          <table:table-cell office:value-type="float" office:value="22.51077" calcext:value-type="float">
            <text:p>22.51077</text:p>
          </table:table-cell>
          <table:table-cell office:value-type="float" office:value="41.06812" calcext:value-type="float">
            <text:p>41.06812</text:p>
          </table:table-cell>
          <table:table-cell office:value-type="float" office:value="26.23648" calcext:value-type="float">
            <text:p>26.23648</text:p>
          </table:table-cell>
          <table:table-cell office:value-type="float" office:value="36.59351" calcext:value-type="float">
            <text:p>36.59351</text:p>
          </table:table-cell>
          <table:table-cell office:value-type="float" office:value="27.13687" calcext:value-type="float">
            <text:p>27.13687</text:p>
          </table:table-cell>
          <table:table-cell office:value-type="float" office:value="33.11996" calcext:value-type="float">
            <text:p>33.11996</text:p>
          </table:table-cell>
          <table:table-cell office:value-type="float" office:value="27.31409" calcext:value-type="float">
            <text:p>27.31409</text:p>
          </table:table-cell>
          <table:table-cell office:value-type="float" office:value="30.93066" calcext:value-type="float">
            <text:p>30.93066</text:p>
          </table:table-cell>
          <table:table-cell office:value-type="float" office:value="27.03995" calcext:value-type="float">
            <text:p>27.03995</text:p>
          </table:table-cell>
          <table:table-cell office:value-type="float" office:value="28.4548" calcext:value-type="float">
            <text:p>28.4548</text:p>
          </table:table-cell>
          <table:table-cell office:value-type="float" office:value="26.35416" calcext:value-type="float">
            <text:p>26.35416</text:p>
          </table:table-cell>
          <table:table-cell office:value-type="float" office:value="26.32114" calcext:value-type="float">
            <text:p>26.32114</text:p>
          </table:table-cell>
          <table:table-cell office:value-type="float" office:value="25.0108" calcext:value-type="float">
            <text:p>25.0108</text:p>
          </table:table-cell>
          <table:table-cell office:value-type="float" office:value="23.18021" calcext:value-type="float">
            <text:p>23.18021</text:p>
          </table:table-cell>
          <table:table-cell office:value-type="float" office:value="22.05313" calcext:value-type="float">
            <text:p>22.05313</text:p>
          </table:table-cell>
          <table:table-cell office:value-type="float" office:value="19.67294" calcext:value-type="float">
            <text:p>19.67294</text:p>
          </table:table-cell>
          <table:table-cell office:value-type="float" office:value="18.99042" calcext:value-type="float">
            <text:p>18.99042</text:p>
          </table:table-cell>
          <table:table-cell office:value-type="float" office:value="17.01526" calcext:value-type="float">
            <text:p>17.01526</text:p>
          </table:table-cell>
          <table:table-cell office:value-type="float" office:value="16.76208" calcext:value-type="float">
            <text:p>16.76208</text:p>
          </table:table-cell>
          <table:table-cell office:value-type="float" office:value="15.30933" calcext:value-type="float">
            <text:p>15.30933</text:p>
          </table:table-cell>
          <table:table-cell office:value-type="float" office:value="15.13876" calcext:value-type="float">
            <text:p>15.13876</text:p>
          </table:table-cell>
          <table:table-cell office:value-type="float" office:value="13.88083" calcext:value-type="float">
            <text:p>13.88083</text:p>
          </table:table-cell>
          <table:table-cell office:value-type="float" office:value="13.7435" calcext:value-type="float">
            <text:p>13.7435</text:p>
          </table:table-cell>
          <table:table-cell office:value-type="float" office:value="12.72864" calcext:value-type="float">
            <text:p>12.72864</text:p>
          </table:table-cell>
          <table:table-cell office:value-type="float" office:value="12.59866" calcext:value-type="float">
            <text:p>12.59866</text:p>
          </table:table-cell>
          <table:table-cell office:value-type="float" office:value="12.11313" calcext:value-type="float">
            <text:p>12.11313</text:p>
          </table:table-cell>
          <table:table-cell office:value-type="float" office:value="11.98529" calcext:value-type="float">
            <text:p>11.98529</text:p>
          </table:table-cell>
          <table:table-cell office:value-type="float" office:value="52.28815" calcext:value-type="float">
            <text:p>52.28815</text:p>
          </table:table-cell>
          <table:table-cell office:value-type="float" office:value="22.51083" calcext:value-type="float">
            <text:p>22.510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5" calcext:value-type="float">
            <text:p>9062005</text:p>
          </table:table-cell>
          <table:table-cell office:value-type="float" office:value="8.45748" calcext:value-type="float">
            <text:p>8.45748</text:p>
          </table:table-cell>
          <table:table-cell office:value-type="float" office:value="23.67" calcext:value-type="float">
            <text:p>23.67</text:p>
          </table:table-cell>
          <table:table-cell office:value-type="float" office:value="17.53" calcext:value-type="float">
            <text:p>17.53</text:p>
          </table:table-cell>
          <table:table-cell office:value-type="float" office:value="2.076691" calcext:value-type="float">
            <text:p>2.076691</text:p>
          </table:table-cell>
          <table:table-cell office:value-type="float" office:value="1.622927" calcext:value-type="float">
            <text:p>1.622927</text:p>
          </table:table-cell>
          <table:table-cell office:value-type="float" office:value="240.768" calcext:value-type="float">
            <text:p>240.768</text:p>
          </table:table-cell>
          <table:table-cell office:value-type="float" office:value="17.8" calcext:value-type="float">
            <text:p>17.8</text:p>
          </table:table-cell>
          <table:table-cell office:value-type="float" office:value="32.00711" calcext:value-type="float">
            <text:p>32.00711</text:p>
          </table:table-cell>
          <table:table-cell office:value-type="float" office:value="17.72528" calcext:value-type="float">
            <text:p>17.72528</text:p>
          </table:table-cell>
          <table:table-cell office:value-type="float" office:value="27.82416" calcext:value-type="float">
            <text:p>27.82416</text:p>
          </table:table-cell>
          <table:table-cell office:value-type="float" office:value="20.02859" calcext:value-type="float">
            <text:p>20.02859</text:p>
          </table:table-cell>
          <table:table-cell office:value-type="float" office:value="29.2981" calcext:value-type="float">
            <text:p>29.2981</text:p>
          </table:table-cell>
          <table:table-cell office:value-type="float" office:value="21.87097" calcext:value-type="float">
            <text:p>21.87097</text:p>
          </table:table-cell>
          <table:table-cell office:value-type="float" office:value="29.80347" calcext:value-type="float">
            <text:p>29.80347</text:p>
          </table:table-cell>
          <table:table-cell office:value-type="float" office:value="23.31488" calcext:value-type="float">
            <text:p>23.31488</text:p>
          </table:table-cell>
          <table:table-cell office:value-type="float" office:value="29.34131" calcext:value-type="float">
            <text:p>29.34131</text:p>
          </table:table-cell>
          <table:table-cell office:value-type="float" office:value="23.99841" calcext:value-type="float">
            <text:p>23.99841</text:p>
          </table:table-cell>
          <table:table-cell office:value-type="float" office:value="28.2673" calcext:value-type="float">
            <text:p>28.2673</text:p>
          </table:table-cell>
          <table:table-cell office:value-type="float" office:value="24.59897" calcext:value-type="float">
            <text:p>24.59897</text:p>
          </table:table-cell>
          <table:table-cell office:value-type="float" office:value="26.32562" calcext:value-type="float">
            <text:p>26.32562</text:p>
          </table:table-cell>
          <table:table-cell office:value-type="float" office:value="24.32834" calcext:value-type="float">
            <text:p>24.32834</text:p>
          </table:table-cell>
          <table:table-cell office:value-type="float" office:value="23.49426" calcext:value-type="float">
            <text:p>23.49426</text:p>
          </table:table-cell>
          <table:table-cell office:value-type="float" office:value="23.19452" calcext:value-type="float">
            <text:p>23.19452</text:p>
          </table:table-cell>
          <table:table-cell office:value-type="float" office:value="20.24945" calcext:value-type="float">
            <text:p>20.24945</text:p>
          </table:table-cell>
          <table:table-cell office:value-type="float" office:value="19.68018" calcext:value-type="float">
            <text:p>19.68018</text:p>
          </table:table-cell>
          <table:table-cell office:value-type="float" office:value="17.33072" calcext:value-type="float">
            <text:p>17.33072</text:p>
          </table:table-cell>
          <table:table-cell office:value-type="float" office:value="17.01834" calcext:value-type="float">
            <text:p>17.01834</text:p>
          </table:table-cell>
          <table:table-cell office:value-type="float" office:value="15.51294" calcext:value-type="float">
            <text:p>15.51294</text:p>
          </table:table-cell>
          <table:table-cell office:value-type="float" office:value="15.31128" calcext:value-type="float">
            <text:p>15.31128</text:p>
          </table:table-cell>
          <table:table-cell office:value-type="float" office:value="14.03851" calcext:value-type="float">
            <text:p>14.03851</text:p>
          </table:table-cell>
          <table:table-cell office:value-type="float" office:value="13.88235" calcext:value-type="float">
            <text:p>13.88235</text:p>
          </table:table-cell>
          <table:table-cell office:value-type="float" office:value="12.86554" calcext:value-type="float">
            <text:p>12.86554</text:p>
          </table:table-cell>
          <table:table-cell office:value-type="float" office:value="12.73001" calcext:value-type="float">
            <text:p>12.73001</text:p>
          </table:table-cell>
          <table:table-cell office:value-type="float" office:value="12.24124" calcext:value-type="float">
            <text:p>12.24124</text:p>
          </table:table-cell>
          <table:table-cell office:value-type="float" office:value="12.11444" calcext:value-type="float">
            <text:p>12.11444</text:p>
          </table:table-cell>
          <table:table-cell office:value-type="float" office:value="32.00708" calcext:value-type="float">
            <text:p>32.00708</text:p>
          </table:table-cell>
          <table:table-cell office:value-type="float" office:value="17.82953" calcext:value-type="float">
            <text:p>17.829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5" calcext:value-type="float">
            <text:p>10062005</text:p>
          </table:table-cell>
          <table:table-cell office:value-type="float" office:value="15.8562" calcext:value-type="float">
            <text:p>15.8562</text:p>
          </table:table-cell>
          <table:table-cell office:value-type="float" office:value="24.72" calcext:value-type="float">
            <text:p>24.72</text:p>
          </table:table-cell>
          <table:table-cell office:value-type="float" office:value="16.52" calcext:value-type="float">
            <text:p>16.52</text:p>
          </table:table-cell>
          <table:table-cell office:value-type="float" office:value="2.011693" calcext:value-type="float">
            <text:p>2.011693</text:p>
          </table:table-cell>
          <table:table-cell office:value-type="float" office:value="1.650663" calcext:value-type="float">
            <text:p>1.650663</text:p>
          </table:table-cell>
          <table:table-cell office:value-type="float" office:value="176.22" calcext:value-type="float">
            <text:p>176.22</text:p>
          </table:table-cell>
          <table:table-cell office:value-type="float" office:value="5.2" calcext:value-type="float">
            <text:p>5.2</text:p>
          </table:table-cell>
          <table:table-cell office:value-type="float" office:value="32.02362" calcext:value-type="float">
            <text:p>32.02362</text:p>
          </table:table-cell>
          <table:table-cell office:value-type="float" office:value="16.4664" calcext:value-type="float">
            <text:p>16.4664</text:p>
          </table:table-cell>
          <table:table-cell office:value-type="float" office:value="27.35184" calcext:value-type="float">
            <text:p>27.35184</text:p>
          </table:table-cell>
          <table:table-cell office:value-type="float" office:value="18.24411" calcext:value-type="float">
            <text:p>18.24411</text:p>
          </table:table-cell>
          <table:table-cell office:value-type="float" office:value="25.58234" calcext:value-type="float">
            <text:p>25.58234</text:p>
          </table:table-cell>
          <table:table-cell office:value-type="float" office:value="19.82578" calcext:value-type="float">
            <text:p>19.82578</text:p>
          </table:table-cell>
          <table:table-cell office:value-type="float" office:value="24.47598" calcext:value-type="float">
            <text:p>24.47598</text:p>
          </table:table-cell>
          <table:table-cell office:value-type="float" office:value="21.0975" calcext:value-type="float">
            <text:p>21.0975</text:p>
          </table:table-cell>
          <table:table-cell office:value-type="float" office:value="23.90649" calcext:value-type="float">
            <text:p>23.90649</text:p>
          </table:table-cell>
          <table:table-cell office:value-type="float" office:value="21.82697" calcext:value-type="float">
            <text:p>21.82697</text:p>
          </table:table-cell>
          <table:table-cell office:value-type="float" office:value="24.54459" calcext:value-type="float">
            <text:p>24.54459</text:p>
          </table:table-cell>
          <table:table-cell office:value-type="float" office:value="22.49329" calcext:value-type="float">
            <text:p>22.49329</text:p>
          </table:table-cell>
          <table:table-cell office:value-type="float" office:value="24.30109" calcext:value-type="float">
            <text:p>24.30109</text:p>
          </table:table-cell>
          <table:table-cell office:value-type="float" office:value="22.60245" calcext:value-type="float">
            <text:p>22.60245</text:p>
          </table:table-cell>
          <table:table-cell office:value-type="float" office:value="23.25391" calcext:value-type="float">
            <text:p>23.25391</text:p>
          </table:table-cell>
          <table:table-cell office:value-type="float" office:value="22.21686" calcext:value-type="float">
            <text:p>22.21686</text:p>
          </table:table-cell>
          <table:table-cell office:value-type="float" office:value="20.35873" calcext:value-type="float">
            <text:p>20.35873</text:p>
          </table:table-cell>
          <table:table-cell office:value-type="float" office:value="20.25311" calcext:value-type="float">
            <text:p>20.25311</text:p>
          </table:table-cell>
          <table:table-cell office:value-type="float" office:value="17.6124" calcext:value-type="float">
            <text:p>17.6124</text:p>
          </table:table-cell>
          <table:table-cell office:value-type="float" office:value="17.33398" calcext:value-type="float">
            <text:p>17.33398</text:p>
          </table:table-cell>
          <table:table-cell office:value-type="float" office:value="15.72418" calcext:value-type="float">
            <text:p>15.72418</text:p>
          </table:table-cell>
          <table:table-cell office:value-type="float" office:value="15.51514" calcext:value-type="float">
            <text:p>15.51514</text:p>
          </table:table-cell>
          <table:table-cell office:value-type="float" office:value="14.21133" calcext:value-type="float">
            <text:p>14.21133</text:p>
          </table:table-cell>
          <table:table-cell office:value-type="float" office:value="14.04028" calcext:value-type="float">
            <text:p>14.04028</text:p>
          </table:table-cell>
          <table:table-cell office:value-type="float" office:value="13.01059" calcext:value-type="float">
            <text:p>13.01059</text:p>
          </table:table-cell>
          <table:table-cell office:value-type="float" office:value="12.867" calcext:value-type="float">
            <text:p>12.867</text:p>
          </table:table-cell>
          <table:table-cell office:value-type="float" office:value="12.37119" calcext:value-type="float">
            <text:p>12.37119</text:p>
          </table:table-cell>
          <table:table-cell office:value-type="float" office:value="12.24258" calcext:value-type="float">
            <text:p>12.24258</text:p>
          </table:table-cell>
          <table:table-cell office:value-type="float" office:value="32.02356" calcext:value-type="float">
            <text:p>32.02356</text:p>
          </table:table-cell>
          <table:table-cell office:value-type="float" office:value="16.4664" calcext:value-type="float">
            <text:p>16.46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5" calcext:value-type="float">
            <text:p>11062005</text:p>
          </table:table-cell>
          <table:table-cell office:value-type="float" office:value="24.01308" calcext:value-type="float">
            <text:p>24.01308</text:p>
          </table:table-cell>
          <table:table-cell office:value-type="float" office:value="26.48" calcext:value-type="float">
            <text:p>26.48</text:p>
          </table:table-cell>
          <table:table-cell office:value-type="float" office:value="15.36" calcext:value-type="float">
            <text:p>15.36</text:p>
          </table:table-cell>
          <table:table-cell office:value-type="float" office:value="1.956741" calcext:value-type="float">
            <text:p>1.956741</text:p>
          </table:table-cell>
          <table:table-cell office:value-type="float" office:value="1.425946" calcext:value-type="float">
            <text:p>1.425946</text:p>
          </table:table-cell>
          <table:table-cell office:value-type="float" office:value="343.512" calcext:value-type="float">
            <text:p>343.512</text:p>
          </table:table-cell>
          <table:table-cell office:value-type="float" office:value="1.3" calcext:value-type="float">
            <text:p>1.3</text:p>
          </table:table-cell>
          <table:table-cell office:value-type="float" office:value="46.41544" calcext:value-type="float">
            <text:p>46.41544</text:p>
          </table:table-cell>
          <table:table-cell office:value-type="float" office:value="17.51111" calcext:value-type="float">
            <text:p>17.51111</text:p>
          </table:table-cell>
          <table:table-cell office:value-type="float" office:value="35.1167" calcext:value-type="float">
            <text:p>35.1167</text:p>
          </table:table-cell>
          <table:table-cell office:value-type="float" office:value="19.55933" calcext:value-type="float">
            <text:p>19.55933</text:p>
          </table:table-cell>
          <table:table-cell office:value-type="float" office:value="31.16516" calcext:value-type="float">
            <text:p>31.16516</text:p>
          </table:table-cell>
          <table:table-cell office:value-type="float" office:value="20.81378" calcext:value-type="float">
            <text:p>20.81378</text:p>
          </table:table-cell>
          <table:table-cell office:value-type="float" office:value="28.34946" calcext:value-type="float">
            <text:p>28.34946</text:p>
          </table:table-cell>
          <table:table-cell office:value-type="float" office:value="21.595" calcext:value-type="float">
            <text:p>21.595</text:p>
          </table:table-cell>
          <table:table-cell office:value-type="float" office:value="26.69501" calcext:value-type="float">
            <text:p>26.69501</text:p>
          </table:table-cell>
          <table:table-cell office:value-type="float" office:value="21.97546" calcext:value-type="float">
            <text:p>21.97546</text:p>
          </table:table-cell>
          <table:table-cell office:value-type="float" office:value="24.95963" calcext:value-type="float">
            <text:p>24.95963</text:p>
          </table:table-cell>
          <table:table-cell office:value-type="float" office:value="22.2663" calcext:value-type="float">
            <text:p>22.2663</text:p>
          </table:table-cell>
          <table:table-cell office:value-type="float" office:value="23.69147" calcext:value-type="float">
            <text:p>23.69147</text:p>
          </table:table-cell>
          <table:table-cell office:value-type="float" office:value="22.20993" calcext:value-type="float">
            <text:p>22.20993</text:p>
          </table:table-cell>
          <table:table-cell office:value-type="float" office:value="22.21234" calcext:value-type="float">
            <text:p>22.21234</text:p>
          </table:table-cell>
          <table:table-cell office:value-type="float" office:value="21.82196" calcext:value-type="float">
            <text:p>21.82196</text:p>
          </table:table-cell>
          <table:table-cell office:value-type="float" office:value="20.33685" calcext:value-type="float">
            <text:p>20.33685</text:p>
          </table:table-cell>
          <table:table-cell office:value-type="float" office:value="20.22455" calcext:value-type="float">
            <text:p>20.22455</text:p>
          </table:table-cell>
          <table:table-cell office:value-type="float" office:value="17.80753" calcext:value-type="float">
            <text:p>17.80753</text:p>
          </table:table-cell>
          <table:table-cell office:value-type="float" office:value="17.61481" calcext:value-type="float">
            <text:p>17.61481</text:p>
          </table:table-cell>
          <table:table-cell office:value-type="float" office:value="15.92715" calcext:value-type="float">
            <text:p>15.92715</text:p>
          </table:table-cell>
          <table:table-cell office:value-type="float" office:value="15.72638" calcext:value-type="float">
            <text:p>15.72638</text:p>
          </table:table-cell>
          <table:table-cell office:value-type="float" office:value="14.38968" calcext:value-type="float">
            <text:p>14.38968</text:p>
          </table:table-cell>
          <table:table-cell office:value-type="float" office:value="14.21313" calcext:value-type="float">
            <text:p>14.21313</text:p>
          </table:table-cell>
          <table:table-cell office:value-type="float" office:value="13.16379" calcext:value-type="float">
            <text:p>13.16379</text:p>
          </table:table-cell>
          <table:table-cell office:value-type="float" office:value="13.01212" calcext:value-type="float">
            <text:p>13.01212</text:p>
          </table:table-cell>
          <table:table-cell office:value-type="float" office:value="12.50476" calcext:value-type="float">
            <text:p>12.50476</text:p>
          </table:table-cell>
          <table:table-cell office:value-type="float" office:value="12.37253" calcext:value-type="float">
            <text:p>12.37253</text:p>
          </table:table-cell>
          <table:table-cell office:value-type="float" office:value="46.41534" calcext:value-type="float">
            <text:p>46.41534</text:p>
          </table:table-cell>
          <table:table-cell office:value-type="float" office:value="17.51111" calcext:value-type="float">
            <text:p>17.511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5" calcext:value-type="float">
            <text:p>12062005</text:p>
          </table:table-cell>
          <table:table-cell office:value-type="float" office:value="11.53476" calcext:value-type="float">
            <text:p>11.53476</text:p>
          </table:table-cell>
          <table:table-cell office:value-type="float" office:value="22.37" calcext:value-type="float">
            <text:p>22.37</text:p>
          </table:table-cell>
          <table:table-cell office:value-type="float" office:value="14.03" calcext:value-type="float">
            <text:p>14.03</text:p>
          </table:table-cell>
          <table:table-cell office:value-type="float" office:value="1.964894" calcext:value-type="float">
            <text:p>1.964894</text:p>
          </table:table-cell>
          <table:table-cell office:value-type="float" office:value="1.394612" calcext:value-type="float">
            <text:p>1.394612</text:p>
          </table:table-cell>
          <table:table-cell office:value-type="float" office:value="186.804" calcext:value-type="float">
            <text:p>186.804</text:p>
          </table:table-cell>
          <table:table-cell office:value-type="float" office:value="0" calcext:value-type="float">
            <text:p>0</text:p>
          </table:table-cell>
          <table:table-cell office:value-type="float" office:value="36.93127" calcext:value-type="float">
            <text:p>36.93127</text:p>
          </table:table-cell>
          <table:table-cell office:value-type="float" office:value="15.93808" calcext:value-type="float">
            <text:p>15.93808</text:p>
          </table:table-cell>
          <table:table-cell office:value-type="float" office:value="28.88632" calcext:value-type="float">
            <text:p>28.88632</text:p>
          </table:table-cell>
          <table:table-cell office:value-type="float" office:value="19.82852" calcext:value-type="float">
            <text:p>19.82852</text:p>
          </table:table-cell>
          <table:table-cell office:value-type="float" office:value="26.74265" calcext:value-type="float">
            <text:p>26.74265</text:p>
          </table:table-cell>
          <table:table-cell office:value-type="float" office:value="21.63763" calcext:value-type="float">
            <text:p>21.63763</text:p>
          </table:table-cell>
          <table:table-cell office:value-type="float" office:value="25.79782" calcext:value-type="float">
            <text:p>25.79782</text:p>
          </table:table-cell>
          <table:table-cell office:value-type="float" office:value="22.6683" calcext:value-type="float">
            <text:p>22.6683</text:p>
          </table:table-cell>
          <table:table-cell office:value-type="float" office:value="25.60312" calcext:value-type="float">
            <text:p>25.60312</text:p>
          </table:table-cell>
          <table:table-cell office:value-type="float" office:value="23.03735" calcext:value-type="float">
            <text:p>23.03735</text:p>
          </table:table-cell>
          <table:table-cell office:value-type="float" office:value="24.90964" calcext:value-type="float">
            <text:p>24.90964</text:p>
          </table:table-cell>
          <table:table-cell office:value-type="float" office:value="23.15982" calcext:value-type="float">
            <text:p>23.15982</text:p>
          </table:table-cell>
          <table:table-cell office:value-type="float" office:value="23.73389" calcext:value-type="float">
            <text:p>23.73389</text:p>
          </table:table-cell>
          <table:table-cell office:value-type="float" office:value="22.81699" calcext:value-type="float">
            <text:p>22.81699</text:p>
          </table:table-cell>
          <table:table-cell office:value-type="float" office:value="22.16122" calcext:value-type="float">
            <text:p>22.16122</text:p>
          </table:table-cell>
          <table:table-cell office:value-type="float" office:value="21.98709" calcext:value-type="float">
            <text:p>21.98709</text:p>
          </table:table-cell>
          <table:table-cell office:value-type="float" office:value="20.24948" calcext:value-type="float">
            <text:p>20.24948</text:p>
          </table:table-cell>
          <table:table-cell office:value-type="float" office:value="20.22299" calcext:value-type="float">
            <text:p>20.22299</text:p>
          </table:table-cell>
          <table:table-cell office:value-type="float" office:value="17.9473" calcext:value-type="float">
            <text:p>17.9473</text:p>
          </table:table-cell>
          <table:table-cell office:value-type="float" office:value="17.80911" calcext:value-type="float">
            <text:p>17.80911</text:p>
          </table:table-cell>
          <table:table-cell office:value-type="float" office:value="16.10706" calcext:value-type="float">
            <text:p>16.10706</text:p>
          </table:table-cell>
          <table:table-cell office:value-type="float" office:value="15.92917" calcext:value-type="float">
            <text:p>15.92917</text:p>
          </table:table-cell>
          <table:table-cell office:value-type="float" office:value="14.5654" calcext:value-type="float">
            <text:p>14.5654</text:p>
          </table:table-cell>
          <table:table-cell office:value-type="float" office:value="14.39151" calcext:value-type="float">
            <text:p>14.39151</text:p>
          </table:table-cell>
          <table:table-cell office:value-type="float" office:value="13.32193" calcext:value-type="float">
            <text:p>13.32193</text:p>
          </table:table-cell>
          <table:table-cell office:value-type="float" office:value="13.16544" calcext:value-type="float">
            <text:p>13.16544</text:p>
          </table:table-cell>
          <table:table-cell office:value-type="float" office:value="12.64316" calcext:value-type="float">
            <text:p>12.64316</text:p>
          </table:table-cell>
          <table:table-cell office:value-type="float" office:value="12.50616" calcext:value-type="float">
            <text:p>12.50616</text:p>
          </table:table-cell>
          <table:table-cell office:value-type="float" office:value="36.93121" calcext:value-type="float">
            <text:p>36.93121</text:p>
          </table:table-cell>
          <table:table-cell office:value-type="float" office:value="15.93814" calcext:value-type="float">
            <text:p>15.938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5" calcext:value-type="float">
            <text:p>13062005</text:p>
          </table:table-cell>
          <table:table-cell office:value-type="float" office:value="23.16662" calcext:value-type="float">
            <text:p>23.16662</text:p>
          </table:table-cell>
          <table:table-cell office:value-type="float" office:value="25.89" calcext:value-type="float">
            <text:p>25.89</text:p>
          </table:table-cell>
          <table:table-cell office:value-type="float" office:value="16.281" calcext:value-type="float">
            <text:p>16.281</text:p>
          </table:table-cell>
          <table:table-cell office:value-type="float" office:value="1.787538" calcext:value-type="float">
            <text:p>1.787538</text:p>
          </table:table-cell>
          <table:table-cell office:value-type="float" office:value="1.126797" calcext:value-type="float">
            <text:p>1.126797</text:p>
          </table:table-cell>
          <table:table-cell office:value-type="float" office:value="487.728" calcext:value-type="float">
            <text:p>487.728</text:p>
          </table:table-cell>
          <table:table-cell office:value-type="float" office:value="0" calcext:value-type="float">
            <text:p>0</text:p>
          </table:table-cell>
          <table:table-cell office:value-type="float" office:value="52.99054" calcext:value-type="float">
            <text:p>52.99054</text:p>
          </table:table-cell>
          <table:table-cell office:value-type="float" office:value="16.87555" calcext:value-type="float">
            <text:p>16.87555</text:p>
          </table:table-cell>
          <table:table-cell office:value-type="float" office:value="37.9296" calcext:value-type="float">
            <text:p>37.9296</text:p>
          </table:table-cell>
          <table:table-cell office:value-type="float" office:value="20.03363" calcext:value-type="float">
            <text:p>20.03363</text:p>
          </table:table-cell>
          <table:table-cell office:value-type="float" office:value="32.19998" calcext:value-type="float">
            <text:p>32.19998</text:p>
          </table:table-cell>
          <table:table-cell office:value-type="float" office:value="21.44653" calcext:value-type="float">
            <text:p>21.44653</text:p>
          </table:table-cell>
          <table:table-cell office:value-type="float" office:value="28.8363" calcext:value-type="float">
            <text:p>28.8363</text:p>
          </table:table-cell>
          <table:table-cell office:value-type="float" office:value="22.25864" calcext:value-type="float">
            <text:p>22.25864</text:p>
          </table:table-cell>
          <table:table-cell office:value-type="float" office:value="27.02512" calcext:value-type="float">
            <text:p>27.02512</text:p>
          </table:table-cell>
          <table:table-cell office:value-type="float" office:value="22.59451" calcext:value-type="float">
            <text:p>22.59451</text:p>
          </table:table-cell>
          <table:table-cell office:value-type="float" office:value="25.30859" calcext:value-type="float">
            <text:p>25.30859</text:p>
          </table:table-cell>
          <table:table-cell office:value-type="float" office:value="22.79749" calcext:value-type="float">
            <text:p>22.79749</text:p>
          </table:table-cell>
          <table:table-cell office:value-type="float" office:value="24.02505" calcext:value-type="float">
            <text:p>24.02505</text:p>
          </table:table-cell>
          <table:table-cell office:value-type="float" office:value="22.57144" calcext:value-type="float">
            <text:p>22.57144</text:p>
          </table:table-cell>
          <table:table-cell office:value-type="float" office:value="22.18848" calcext:value-type="float">
            <text:p>22.18848</text:p>
          </table:table-cell>
          <table:table-cell office:value-type="float" office:value="21.93787" calcext:value-type="float">
            <text:p>21.93787</text:p>
          </table:table-cell>
          <table:table-cell office:value-type="float" office:value="20.25616" calcext:value-type="float">
            <text:p>20.25616</text:p>
          </table:table-cell>
          <table:table-cell office:value-type="float" office:value="20.24695" calcext:value-type="float">
            <text:p>20.24695</text:p>
          </table:table-cell>
          <table:table-cell office:value-type="float" office:value="18.05319" calcext:value-type="float">
            <text:p>18.05319</text:p>
          </table:table-cell>
          <table:table-cell office:value-type="float" office:value="17.94864" calcext:value-type="float">
            <text:p>17.94864</text:p>
          </table:table-cell>
          <table:table-cell office:value-type="float" office:value="16.25928" calcext:value-type="float">
            <text:p>16.25928</text:p>
          </table:table-cell>
          <table:table-cell office:value-type="float" office:value="16.10883" calcext:value-type="float">
            <text:p>16.10883</text:p>
          </table:table-cell>
          <table:table-cell office:value-type="float" office:value="14.73053" calcext:value-type="float">
            <text:p>14.73053</text:p>
          </table:table-cell>
          <table:table-cell office:value-type="float" office:value="14.56717" calcext:value-type="float">
            <text:p>14.56717</text:p>
          </table:table-cell>
          <table:table-cell office:value-type="float" office:value="13.48129" calcext:value-type="float">
            <text:p>13.48129</text:p>
          </table:table-cell>
          <table:table-cell office:value-type="float" office:value="13.32358" calcext:value-type="float">
            <text:p>13.32358</text:p>
          </table:table-cell>
          <table:table-cell office:value-type="float" office:value="12.78647" calcext:value-type="float">
            <text:p>12.78647</text:p>
          </table:table-cell>
          <table:table-cell office:value-type="float" office:value="12.64465" calcext:value-type="float">
            <text:p>12.64465</text:p>
          </table:table-cell>
          <table:table-cell office:value-type="float" office:value="52.99036" calcext:value-type="float">
            <text:p>52.99036</text:p>
          </table:table-cell>
          <table:table-cell office:value-type="float" office:value="16.87558" calcext:value-type="float">
            <text:p>16.875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5" calcext:value-type="float">
            <text:p>14062005</text:p>
          </table:table-cell>
          <table:table-cell office:value-type="float" office:value="27.41439" calcext:value-type="float">
            <text:p>27.41439</text:p>
          </table:table-cell>
          <table:table-cell office:value-type="float" office:value="26.82" calcext:value-type="float">
            <text:p>26.82</text:p>
          </table:table-cell>
          <table:table-cell office:value-type="float" office:value="14.19" calcext:value-type="float">
            <text:p>14.19</text:p>
          </table:table-cell>
          <table:table-cell office:value-type="float" office:value="1.481171" calcext:value-type="float">
            <text:p>1.481171</text:p>
          </table:table-cell>
          <table:table-cell office:value-type="float" office:value="1.108804" calcext:value-type="float">
            <text:p>1.108804</text:p>
          </table:table-cell>
          <table:table-cell office:value-type="float" office:value="412.128" calcext:value-type="float">
            <text:p>412.128</text:p>
          </table:table-cell>
          <table:table-cell office:value-type="float" office:value="0" calcext:value-type="float">
            <text:p>0</text:p>
          </table:table-cell>
          <table:table-cell office:value-type="float" office:value="54.11697" calcext:value-type="float">
            <text:p>54.11697</text:p>
          </table:table-cell>
          <table:table-cell office:value-type="float" office:value="15.92664" calcext:value-type="float">
            <text:p>15.92664</text:p>
          </table:table-cell>
          <table:table-cell office:value-type="float" office:value="40.8866" calcext:value-type="float">
            <text:p>40.8866</text:p>
          </table:table-cell>
          <table:table-cell office:value-type="float" office:value="19.40982" calcext:value-type="float">
            <text:p>19.40982</text:p>
          </table:table-cell>
          <table:table-cell office:value-type="float" office:value="35.53976" calcext:value-type="float">
            <text:p>35.53976</text:p>
          </table:table-cell>
          <table:table-cell office:value-type="float" office:value="21.38052" calcext:value-type="float">
            <text:p>21.38052</text:p>
          </table:table-cell>
          <table:table-cell office:value-type="float" office:value="31.51178" calcext:value-type="float">
            <text:p>31.51178</text:p>
          </table:table-cell>
          <table:table-cell office:value-type="float" office:value="22.60422" calcext:value-type="float">
            <text:p>22.60422</text:p>
          </table:table-cell>
          <table:table-cell office:value-type="float" office:value="29.08121" calcext:value-type="float">
            <text:p>29.08121</text:p>
          </table:table-cell>
          <table:table-cell office:value-type="float" office:value="23.1235" calcext:value-type="float">
            <text:p>23.1235</text:p>
          </table:table-cell>
          <table:table-cell office:value-type="float" office:value="26.72958" calcext:value-type="float">
            <text:p>26.72958</text:p>
          </table:table-cell>
          <table:table-cell office:value-type="float" office:value="23.4072" calcext:value-type="float">
            <text:p>23.4072</text:p>
          </table:table-cell>
          <table:table-cell office:value-type="float" office:value="25.02728" calcext:value-type="float">
            <text:p>25.02728</text:p>
          </table:table-cell>
          <table:table-cell office:value-type="float" office:value="23.08264" calcext:value-type="float">
            <text:p>23.08264</text:p>
          </table:table-cell>
          <table:table-cell office:value-type="float" office:value="22.61493" calcext:value-type="float">
            <text:p>22.61493</text:p>
          </table:table-cell>
          <table:table-cell office:value-type="float" office:value="22.19739" calcext:value-type="float">
            <text:p>22.19739</text:p>
          </table:table-cell>
          <table:table-cell office:value-type="float" office:value="20.37689" calcext:value-type="float">
            <text:p>20.37689</text:p>
          </table:table-cell>
          <table:table-cell office:value-type="float" office:value="20.25708" calcext:value-type="float">
            <text:p>20.25708</text:p>
          </table:table-cell>
          <table:table-cell office:value-type="float" office:value="18.13882" calcext:value-type="float">
            <text:p>18.13882</text:p>
          </table:table-cell>
          <table:table-cell office:value-type="float" office:value="18.05405" calcext:value-type="float">
            <text:p>18.05405</text:p>
          </table:table-cell>
          <table:table-cell office:value-type="float" office:value="16.3718" calcext:value-type="float">
            <text:p>16.3718</text:p>
          </table:table-cell>
          <table:table-cell office:value-type="float" office:value="16.26056" calcext:value-type="float">
            <text:p>16.26056</text:p>
          </table:table-cell>
          <table:table-cell office:value-type="float" office:value="14.87146" calcext:value-type="float">
            <text:p>14.87146</text:p>
          </table:table-cell>
          <table:table-cell office:value-type="float" office:value="14.73215" calcext:value-type="float">
            <text:p>14.73215</text:p>
          </table:table-cell>
          <table:table-cell office:value-type="float" office:value="13.6315" calcext:value-type="float">
            <text:p>13.6315</text:p>
          </table:table-cell>
          <table:table-cell office:value-type="float" office:value="13.48294" calcext:value-type="float">
            <text:p>13.48294</text:p>
          </table:table-cell>
          <table:table-cell office:value-type="float" office:value="12.93127" calcext:value-type="float">
            <text:p>12.93127</text:p>
          </table:table-cell>
          <table:table-cell office:value-type="float" office:value="12.78796" calcext:value-type="float">
            <text:p>12.78796</text:p>
          </table:table-cell>
          <table:table-cell office:value-type="float" office:value="54.11682" calcext:value-type="float">
            <text:p>54.11682</text:p>
          </table:table-cell>
          <table:table-cell office:value-type="float" office:value="15.92667" calcext:value-type="float">
            <text:p>15.926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5" calcext:value-type="float">
            <text:p>15062005</text:p>
          </table:table-cell>
          <table:table-cell office:value-type="float" office:value="29.60155" calcext:value-type="float">
            <text:p>29.60155</text:p>
          </table:table-cell>
          <table:table-cell office:value-type="float" office:value="29.01" calcext:value-type="float">
            <text:p>29.01</text:p>
          </table:table-cell>
          <table:table-cell office:value-type="float" office:value="12.17" calcext:value-type="float">
            <text:p>12.17</text:p>
          </table:table-cell>
          <table:table-cell office:value-type="float" office:value="1.493971" calcext:value-type="float">
            <text:p>1.493971</text:p>
          </table:table-cell>
          <table:table-cell office:value-type="float" office:value="1.03825" calcext:value-type="float">
            <text:p>1.03825</text:p>
          </table:table-cell>
          <table:table-cell office:value-type="float" office:value="184.212" calcext:value-type="float">
            <text:p>184.212</text:p>
          </table:table-cell>
          <table:table-cell office:value-type="float" office:value="0" calcext:value-type="float">
            <text:p>0</text:p>
          </table:table-cell>
          <table:table-cell office:value-type="float" office:value="52.44861" calcext:value-type="float">
            <text:p>52.44861</text:p>
          </table:table-cell>
          <table:table-cell office:value-type="float" office:value="14.48239" calcext:value-type="float">
            <text:p>14.48239</text:p>
          </table:table-cell>
          <table:table-cell office:value-type="float" office:value="41.04523" calcext:value-type="float">
            <text:p>41.04523</text:p>
          </table:table-cell>
          <table:table-cell office:value-type="float" office:value="19.1777" calcext:value-type="float">
            <text:p>19.1777</text:p>
          </table:table-cell>
          <table:table-cell office:value-type="float" office:value="36.09613" calcext:value-type="float">
            <text:p>36.09613</text:p>
          </table:table-cell>
          <table:table-cell office:value-type="float" office:value="21.73499" calcext:value-type="float">
            <text:p>21.73499</text:p>
          </table:table-cell>
          <table:table-cell office:value-type="float" office:value="32.1561" calcext:value-type="float">
            <text:p>32.1561</text:p>
          </table:table-cell>
          <table:table-cell office:value-type="float" office:value="23.29221" calcext:value-type="float">
            <text:p>23.29221</text:p>
          </table:table-cell>
          <table:table-cell office:value-type="float" office:value="29.75726" calcext:value-type="float">
            <text:p>29.75726</text:p>
          </table:table-cell>
          <table:table-cell office:value-type="float" office:value="23.94086" calcext:value-type="float">
            <text:p>23.94086</text:p>
          </table:table-cell>
          <table:table-cell office:value-type="float" office:value="27.40396" calcext:value-type="float">
            <text:p>27.40396</text:p>
          </table:table-cell>
          <table:table-cell office:value-type="float" office:value="24.27301" calcext:value-type="float">
            <text:p>24.27301</text:p>
          </table:table-cell>
          <table:table-cell office:value-type="float" office:value="25.65887" calcext:value-type="float">
            <text:p>25.65887</text:p>
          </table:table-cell>
          <table:table-cell office:value-type="float" office:value="23.84329" calcext:value-type="float">
            <text:p>23.84329</text:p>
          </table:table-cell>
          <table:table-cell office:value-type="float" office:value="23.14716" calcext:value-type="float">
            <text:p>23.14716</text:p>
          </table:table-cell>
          <table:table-cell office:value-type="float" office:value="22.62872" calcext:value-type="float">
            <text:p>22.62872</text:p>
          </table:table-cell>
          <table:table-cell office:value-type="float" office:value="20.62842" calcext:value-type="float">
            <text:p>20.62842</text:p>
          </table:table-cell>
          <table:table-cell office:value-type="float" office:value="20.37921" calcext:value-type="float">
            <text:p>20.37921</text:p>
          </table:table-cell>
          <table:table-cell office:value-type="float" office:value="18.25134" calcext:value-type="float">
            <text:p>18.25134</text:p>
          </table:table-cell>
          <table:table-cell office:value-type="float" office:value="18.13977" calcext:value-type="float">
            <text:p>18.13977</text:p>
          </table:table-cell>
          <table:table-cell office:value-type="float" office:value="16.47424" calcext:value-type="float">
            <text:p>16.47424</text:p>
          </table:table-cell>
          <table:table-cell office:value-type="float" office:value="16.37286" calcext:value-type="float">
            <text:p>16.37286</text:p>
          </table:table-cell>
          <table:table-cell office:value-type="float" office:value="14.99539" calcext:value-type="float">
            <text:p>14.99539</text:p>
          </table:table-cell>
          <table:table-cell office:value-type="float" office:value="14.87283" calcext:value-type="float">
            <text:p>14.87283</text:p>
          </table:table-cell>
          <table:table-cell office:value-type="float" office:value="13.77295" calcext:value-type="float">
            <text:p>13.77295</text:p>
          </table:table-cell>
          <table:table-cell office:value-type="float" office:value="13.63303" calcext:value-type="float">
            <text:p>13.63303</text:p>
          </table:table-cell>
          <table:table-cell office:value-type="float" office:value="13.07452" calcext:value-type="float">
            <text:p>13.07452</text:p>
          </table:table-cell>
          <table:table-cell office:value-type="float" office:value="12.9328" calcext:value-type="float">
            <text:p>12.9328</text:p>
          </table:table-cell>
          <table:table-cell office:value-type="float" office:value="52.44846" calcext:value-type="float">
            <text:p>52.44846</text:p>
          </table:table-cell>
          <table:table-cell office:value-type="float" office:value="14.48242" calcext:value-type="float">
            <text:p>14.482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5" calcext:value-type="float">
            <text:p>16062005</text:p>
          </table:table-cell>
          <table:table-cell office:value-type="float" office:value="23.63148" calcext:value-type="float">
            <text:p>23.63148</text:p>
          </table:table-cell>
          <table:table-cell office:value-type="float" office:value="26.8" calcext:value-type="float">
            <text:p>26.8</text:p>
          </table:table-cell>
          <table:table-cell office:value-type="float" office:value="16.98" calcext:value-type="float">
            <text:p>16.98</text:p>
          </table:table-cell>
          <table:table-cell office:value-type="float" office:value="1.757977" calcext:value-type="float">
            <text:p>1.757977</text:p>
          </table:table-cell>
          <table:table-cell office:value-type="float" office:value="1.412586" calcext:value-type="float">
            <text:p>1.412586</text:p>
          </table:table-cell>
          <table:table-cell office:value-type="float" office:value="212.94" calcext:value-type="float">
            <text:p>212.94</text:p>
          </table:table-cell>
          <table:table-cell office:value-type="float" office:value="0" calcext:value-type="float">
            <text:p>0</text:p>
          </table:table-cell>
          <table:table-cell office:value-type="float" office:value="52.32294" calcext:value-type="float">
            <text:p>52.32294</text:p>
          </table:table-cell>
          <table:table-cell office:value-type="float" office:value="18.15997" calcext:value-type="float">
            <text:p>18.15997</text:p>
          </table:table-cell>
          <table:table-cell office:value-type="float" office:value="38.72968" calcext:value-type="float">
            <text:p>38.72968</text:p>
          </table:table-cell>
          <table:table-cell office:value-type="float" office:value="22.00223" calcext:value-type="float">
            <text:p>22.00223</text:p>
          </table:table-cell>
          <table:table-cell office:value-type="float" office:value="34.39594" calcext:value-type="float">
            <text:p>34.39594</text:p>
          </table:table-cell>
          <table:table-cell office:value-type="float" office:value="23.91772" calcext:value-type="float">
            <text:p>23.91772</text:p>
          </table:table-cell>
          <table:table-cell office:value-type="float" office:value="31.31677" calcext:value-type="float">
            <text:p>31.31677</text:p>
          </table:table-cell>
          <table:table-cell office:value-type="float" office:value="24.96509" calcext:value-type="float">
            <text:p>24.96509</text:p>
          </table:table-cell>
          <table:table-cell office:value-type="float" office:value="29.45279" calcext:value-type="float">
            <text:p>29.45279</text:p>
          </table:table-cell>
          <table:table-cell office:value-type="float" office:value="25.30762" calcext:value-type="float">
            <text:p>25.30762</text:p>
          </table:table-cell>
          <table:table-cell office:value-type="float" office:value="27.56046" calcext:value-type="float">
            <text:p>27.56046</text:p>
          </table:table-cell>
          <table:table-cell office:value-type="float" office:value="25.34229" calcext:value-type="float">
            <text:p>25.34229</text:p>
          </table:table-cell>
          <table:table-cell office:value-type="float" office:value="25.98712" calcext:value-type="float">
            <text:p>25.98712</text:p>
          </table:table-cell>
          <table:table-cell office:value-type="float" office:value="24.70276" calcext:value-type="float">
            <text:p>24.70276</text:p>
          </table:table-cell>
          <table:table-cell office:value-type="float" office:value="23.67978" calcext:value-type="float">
            <text:p>23.67978</text:p>
          </table:table-cell>
          <table:table-cell office:value-type="float" office:value="23.1604" calcext:value-type="float">
            <text:p>23.1604</text:p>
          </table:table-cell>
          <table:table-cell office:value-type="float" office:value="20.95065" calcext:value-type="float">
            <text:p>20.95065</text:p>
          </table:table-cell>
          <table:table-cell office:value-type="float" office:value="20.63165" calcext:value-type="float">
            <text:p>20.63165</text:p>
          </table:table-cell>
          <table:table-cell office:value-type="float" office:value="18.40292" calcext:value-type="float">
            <text:p>18.40292</text:p>
          </table:table-cell>
          <table:table-cell office:value-type="float" office:value="18.25269" calcext:value-type="float">
            <text:p>18.25269</text:p>
          </table:table-cell>
          <table:table-cell office:value-type="float" office:value="16.58917" calcext:value-type="float">
            <text:p>16.58917</text:p>
          </table:table-cell>
          <table:table-cell office:value-type="float" office:value="16.47537" calcext:value-type="float">
            <text:p>16.47537</text:p>
          </table:table-cell>
          <table:table-cell office:value-type="float" office:value="15.11273" calcext:value-type="float">
            <text:p>15.11273</text:p>
          </table:table-cell>
          <table:table-cell office:value-type="float" office:value="14.99664" calcext:value-type="float">
            <text:p>14.99664</text:p>
          </table:table-cell>
          <table:table-cell office:value-type="float" office:value="13.90665" calcext:value-type="float">
            <text:p>13.90665</text:p>
          </table:table-cell>
          <table:table-cell office:value-type="float" office:value="13.77435" calcext:value-type="float">
            <text:p>13.77435</text:p>
          </table:table-cell>
          <table:table-cell office:value-type="float" office:value="13.21432" calcext:value-type="float">
            <text:p>13.21432</text:p>
          </table:table-cell>
          <table:table-cell office:value-type="float" office:value="13.07599" calcext:value-type="float">
            <text:p>13.07599</text:p>
          </table:table-cell>
          <table:table-cell office:value-type="float" office:value="52.32278" calcext:value-type="float">
            <text:p>52.32278</text:p>
          </table:table-cell>
          <table:table-cell office:value-type="float" office:value="18.16" calcext:value-type="float">
            <text:p>18.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5" calcext:value-type="float">
            <text:p>17062005</text:p>
          </table:table-cell>
          <table:table-cell office:value-type="float" office:value="29.47608" calcext:value-type="float">
            <text:p>29.47608</text:p>
          </table:table-cell>
          <table:table-cell office:value-type="float" office:value="28.28" calcext:value-type="float">
            <text:p>28.28</text:p>
          </table:table-cell>
          <table:table-cell office:value-type="float" office:value="17.61" calcext:value-type="float">
            <text:p>17.61</text:p>
          </table:table-cell>
          <table:table-cell office:value-type="float" office:value="1.765883" calcext:value-type="float">
            <text:p>1.765883</text:p>
          </table:table-cell>
          <table:table-cell office:value-type="float" office:value="1.104111" calcext:value-type="float">
            <text:p>1.104111</text:p>
          </table:table-cell>
          <table:table-cell office:value-type="float" office:value="206.46" calcext:value-type="float">
            <text:p>206.46</text:p>
          </table:table-cell>
          <table:table-cell office:value-type="float" office:value="0" calcext:value-type="float">
            <text:p>0</text:p>
          </table:table-cell>
          <table:table-cell office:value-type="float" office:value="53.29755" calcext:value-type="float">
            <text:p>53.29755</text:p>
          </table:table-cell>
          <table:table-cell office:value-type="float" office:value="18.9519" calcext:value-type="float">
            <text:p>18.9519</text:p>
          </table:table-cell>
          <table:table-cell office:value-type="float" office:value="42.19379" calcext:value-type="float">
            <text:p>42.19379</text:p>
          </table:table-cell>
          <table:table-cell office:value-type="float" office:value="22.36267" calcext:value-type="float">
            <text:p>22.36267</text:p>
          </table:table-cell>
          <table:table-cell office:value-type="float" office:value="37.26138" calcext:value-type="float">
            <text:p>37.26138</text:p>
          </table:table-cell>
          <table:table-cell office:value-type="float" office:value="24.09122" calcext:value-type="float">
            <text:p>24.09122</text:p>
          </table:table-cell>
          <table:table-cell office:value-type="float" office:value="33.39523" calcext:value-type="float">
            <text:p>33.39523</text:p>
          </table:table-cell>
          <table:table-cell office:value-type="float" office:value="25.08606" calcext:value-type="float">
            <text:p>25.08606</text:p>
          </table:table-cell>
          <table:table-cell office:value-type="float" office:value="30.9953" calcext:value-type="float">
            <text:p>30.9953</text:p>
          </table:table-cell>
          <table:table-cell office:value-type="float" office:value="25.43832" calcext:value-type="float">
            <text:p>25.43832</text:p>
          </table:table-cell>
          <table:table-cell office:value-type="float" office:value="28.58923" calcext:value-type="float">
            <text:p>28.58923</text:p>
          </table:table-cell>
          <table:table-cell office:value-type="float" office:value="25.52487" calcext:value-type="float">
            <text:p>25.52487</text:p>
          </table:table-cell>
          <table:table-cell office:value-type="float" office:value="26.75681" calcext:value-type="float">
            <text:p>26.75681</text:p>
          </table:table-cell>
          <table:table-cell office:value-type="float" office:value="24.96924" calcext:value-type="float">
            <text:p>24.96924</text:p>
          </table:table-cell>
          <table:table-cell office:value-type="float" office:value="24.10611" calcext:value-type="float">
            <text:p>24.10611</text:p>
          </table:table-cell>
          <table:table-cell office:value-type="float" office:value="23.68924" calcext:value-type="float">
            <text:p>23.68924</text:p>
          </table:table-cell>
          <table:table-cell office:value-type="float" office:value="21.26425" calcext:value-type="float">
            <text:p>21.26425</text:p>
          </table:table-cell>
          <table:table-cell office:value-type="float" office:value="20.95428" calcext:value-type="float">
            <text:p>20.95428</text:p>
          </table:table-cell>
          <table:table-cell office:value-type="float" office:value="18.58679" calcext:value-type="float">
            <text:p>18.58679</text:p>
          </table:table-cell>
          <table:table-cell office:value-type="float" office:value="18.40469" calcext:value-type="float">
            <text:p>18.40469</text:p>
          </table:table-cell>
          <table:table-cell office:value-type="float" office:value="16.72092" calcext:value-type="float">
            <text:p>16.72092</text:p>
          </table:table-cell>
          <table:table-cell office:value-type="float" office:value="16.59045" calcext:value-type="float">
            <text:p>16.59045</text:p>
          </table:table-cell>
          <table:table-cell office:value-type="float" office:value="15.23129" calcext:value-type="float">
            <text:p>15.23129</text:p>
          </table:table-cell>
          <table:table-cell office:value-type="float" office:value="15.11395" calcext:value-type="float">
            <text:p>15.11395</text:p>
          </table:table-cell>
          <table:table-cell office:value-type="float" office:value="14.03571" calcext:value-type="float">
            <text:p>14.03571</text:p>
          </table:table-cell>
          <table:table-cell office:value-type="float" office:value="13.90802" calcext:value-type="float">
            <text:p>13.90802</text:p>
          </table:table-cell>
          <table:table-cell office:value-type="float" office:value="13.34897" calcext:value-type="float">
            <text:p>13.34897</text:p>
          </table:table-cell>
          <table:table-cell office:value-type="float" office:value="13.21573" calcext:value-type="float">
            <text:p>13.21573</text:p>
          </table:table-cell>
          <table:table-cell office:value-type="float" office:value="53.29739" calcext:value-type="float">
            <text:p>53.29739</text:p>
          </table:table-cell>
          <table:table-cell office:value-type="float" office:value="18.9519" calcext:value-type="float">
            <text:p>18.95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5" calcext:value-type="float">
            <text:p>18062005</text:p>
          </table:table-cell>
          <table:table-cell office:value-type="float" office:value="28.46664" calcext:value-type="float">
            <text:p>28.46664</text:p>
          </table:table-cell>
          <table:table-cell office:value-type="float" office:value="29.38" calcext:value-type="float">
            <text:p>29.38</text:p>
          </table:table-cell>
          <table:table-cell office:value-type="float" office:value="16.121" calcext:value-type="float">
            <text:p>16.121</text:p>
          </table:table-cell>
          <table:table-cell office:value-type="float" office:value="1.461289" calcext:value-type="float">
            <text:p>1.461289</text:p>
          </table:table-cell>
          <table:table-cell office:value-type="float" office:value="1.18947" calcext:value-type="float">
            <text:p>1.18947</text:p>
          </table:table-cell>
          <table:table-cell office:value-type="float" office:value="297.036" calcext:value-type="float">
            <text:p>297.036</text:p>
          </table:table-cell>
          <table:table-cell office:value-type="float" office:value="0" calcext:value-type="float">
            <text:p>0</text:p>
          </table:table-cell>
          <table:table-cell office:value-type="float" office:value="56.76544" calcext:value-type="float">
            <text:p>56.76544</text:p>
          </table:table-cell>
          <table:table-cell office:value-type="float" office:value="17.66995" calcext:value-type="float">
            <text:p>17.66995</text:p>
          </table:table-cell>
          <table:table-cell office:value-type="float" office:value="44.01227" calcext:value-type="float">
            <text:p>44.01227</text:p>
          </table:table-cell>
          <table:table-cell office:value-type="float" office:value="21.79733" calcext:value-type="float">
            <text:p>21.79733</text:p>
          </table:table-cell>
          <table:table-cell office:value-type="float" office:value="38.60617" calcext:value-type="float">
            <text:p>38.60617</text:p>
          </table:table-cell>
          <table:table-cell office:value-type="float" office:value="24.00824" calcext:value-type="float">
            <text:p>24.00824</text:p>
          </table:table-cell>
          <table:table-cell office:value-type="float" office:value="34.38019" calcext:value-type="float">
            <text:p>34.38019</text:p>
          </table:table-cell>
          <table:table-cell office:value-type="float" office:value="25.32092" calcext:value-type="float">
            <text:p>25.32092</text:p>
          </table:table-cell>
          <table:table-cell office:value-type="float" office:value="31.80811" calcext:value-type="float">
            <text:p>31.80811</text:p>
          </table:table-cell>
          <table:table-cell office:value-type="float" office:value="25.83279" calcext:value-type="float">
            <text:p>25.83279</text:p>
          </table:table-cell>
          <table:table-cell office:value-type="float" office:value="29.26859" calcext:value-type="float">
            <text:p>29.26859</text:p>
          </table:table-cell>
          <table:table-cell office:value-type="float" office:value="26.02911" calcext:value-type="float">
            <text:p>26.02911</text:p>
          </table:table-cell>
          <table:table-cell office:value-type="float" office:value="27.35355" calcext:value-type="float">
            <text:p>27.35355</text:p>
          </table:table-cell>
          <table:table-cell office:value-type="float" office:value="25.48166" calcext:value-type="float">
            <text:p>25.48166</text:p>
          </table:table-cell>
          <table:table-cell office:value-type="float" office:value="24.57324" calcext:value-type="float">
            <text:p>24.57324</text:p>
          </table:table-cell>
          <table:table-cell office:value-type="float" office:value="24.11896" calcext:value-type="float">
            <text:p>24.11896</text:p>
          </table:table-cell>
          <table:table-cell office:value-type="float" office:value="21.60126" calcext:value-type="float">
            <text:p>21.60126</text:p>
          </table:table-cell>
          <table:table-cell office:value-type="float" office:value="21.26794" calcext:value-type="float">
            <text:p>21.26794</text:p>
          </table:table-cell>
          <table:table-cell office:value-type="float" office:value="18.79376" calcext:value-type="float">
            <text:p>18.79376</text:p>
          </table:table-cell>
          <table:table-cell office:value-type="float" office:value="18.58878" calcext:value-type="float">
            <text:p>18.58878</text:p>
          </table:table-cell>
          <table:table-cell office:value-type="float" office:value="16.86884" calcext:value-type="float">
            <text:p>16.86884</text:p>
          </table:table-cell>
          <table:table-cell office:value-type="float" office:value="16.72235" calcext:value-type="float">
            <text:p>16.72235</text:p>
          </table:table-cell>
          <table:table-cell office:value-type="float" office:value="15.35522" calcext:value-type="float">
            <text:p>15.35522</text:p>
          </table:table-cell>
          <table:table-cell office:value-type="float" office:value="15.23254" calcext:value-type="float">
            <text:p>15.23254</text:p>
          </table:table-cell>
          <table:table-cell office:value-type="float" office:value="14.1626" calcext:value-type="float">
            <text:p>14.1626</text:p>
          </table:table-cell>
          <table:table-cell office:value-type="float" office:value="14.03702" calcext:value-type="float">
            <text:p>14.03702</text:p>
          </table:table-cell>
          <table:table-cell office:value-type="float" office:value="13.47906" calcext:value-type="float">
            <text:p>13.47906</text:p>
          </table:table-cell>
          <table:table-cell office:value-type="float" office:value="13.35034" calcext:value-type="float">
            <text:p>13.35034</text:p>
          </table:table-cell>
          <table:table-cell office:value-type="float" office:value="56.76526" calcext:value-type="float">
            <text:p>56.76526</text:p>
          </table:table-cell>
          <table:table-cell office:value-type="float" office:value="17.66995" calcext:value-type="float">
            <text:p>17.669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5" calcext:value-type="float">
            <text:p>19062005</text:p>
          </table:table-cell>
          <table:table-cell office:value-type="float" office:value="29.503" calcext:value-type="float">
            <text:p>29.503</text:p>
          </table:table-cell>
          <table:table-cell office:value-type="float" office:value="31.14" calcext:value-type="float">
            <text:p>31.14</text:p>
          </table:table-cell>
          <table:table-cell office:value-type="float" office:value="18.36" calcext:value-type="float">
            <text:p>18.36</text:p>
          </table:table-cell>
          <table:table-cell office:value-type="float" office:value="1.67253" calcext:value-type="float">
            <text:p>1.67253</text:p>
          </table:table-cell>
          <table:table-cell office:value-type="float" office:value="1.287883" calcext:value-type="float">
            <text:p>1.287883</text:p>
          </table:table-cell>
          <table:table-cell office:value-type="float" office:value="328.392" calcext:value-type="float">
            <text:p>328.392</text:p>
          </table:table-cell>
          <table:table-cell office:value-type="float" office:value="0" calcext:value-type="float">
            <text:p>0</text:p>
          </table:table-cell>
          <table:table-cell office:value-type="float" office:value="58.06268" calcext:value-type="float">
            <text:p>58.06268</text:p>
          </table:table-cell>
          <table:table-cell office:value-type="float" office:value="19.3461" calcext:value-type="float">
            <text:p>19.3461</text:p>
          </table:table-cell>
          <table:table-cell office:value-type="float" office:value="45.67084" calcext:value-type="float">
            <text:p>45.67084</text:p>
          </table:table-cell>
          <table:table-cell office:value-type="float" office:value="23.41092" calcext:value-type="float">
            <text:p>23.41092</text:p>
          </table:table-cell>
          <table:table-cell office:value-type="float" office:value="40.12274" calcext:value-type="float">
            <text:p>40.12274</text:p>
          </table:table-cell>
          <table:table-cell office:value-type="float" office:value="25.4729" calcext:value-type="float">
            <text:p>25.4729</text:p>
          </table:table-cell>
          <table:table-cell office:value-type="float" office:value="35.7453" calcext:value-type="float">
            <text:p>35.7453</text:p>
          </table:table-cell>
          <table:table-cell office:value-type="float" office:value="26.60162" calcext:value-type="float">
            <text:p>26.60162</text:p>
          </table:table-cell>
          <table:table-cell office:value-type="float" office:value="33.03961" calcext:value-type="float">
            <text:p>33.03961</text:p>
          </table:table-cell>
          <table:table-cell office:value-type="float" office:value="26.9686" calcext:value-type="float">
            <text:p>26.9686</text:p>
          </table:table-cell>
          <table:table-cell office:value-type="float" office:value="30.34103" calcext:value-type="float">
            <text:p>30.34103</text:p>
          </table:table-cell>
          <table:table-cell office:value-type="float" office:value="26.99286" calcext:value-type="float">
            <text:p>26.99286</text:p>
          </table:table-cell>
          <table:table-cell office:value-type="float" office:value="28.255" calcext:value-type="float">
            <text:p>28.255</text:p>
          </table:table-cell>
          <table:table-cell office:value-type="float" office:value="26.2746" calcext:value-type="float">
            <text:p>26.2746</text:p>
          </table:table-cell>
          <table:table-cell office:value-type="float" office:value="25.2034" calcext:value-type="float">
            <text:p>25.2034</text:p>
          </table:table-cell>
          <table:table-cell office:value-type="float" office:value="24.58685" calcext:value-type="float">
            <text:p>24.58685</text:p>
          </table:table-cell>
          <table:table-cell office:value-type="float" office:value="21.97723" calcext:value-type="float">
            <text:p>21.97723</text:p>
          </table:table-cell>
          <table:table-cell office:value-type="float" office:value="21.60513" calcext:value-type="float">
            <text:p>21.60513</text:p>
          </table:table-cell>
          <table:table-cell office:value-type="float" office:value="19.02209" calcext:value-type="float">
            <text:p>19.02209</text:p>
          </table:table-cell>
          <table:table-cell office:value-type="float" office:value="18.79602" calcext:value-type="float">
            <text:p>18.79602</text:p>
          </table:table-cell>
          <table:table-cell office:value-type="float" office:value="17.03146" calcext:value-type="float">
            <text:p>17.03146</text:p>
          </table:table-cell>
          <table:table-cell office:value-type="float" office:value="16.87045" calcext:value-type="float">
            <text:p>16.87045</text:p>
          </table:table-cell>
          <table:table-cell office:value-type="float" office:value="15.4859" calcext:value-type="float">
            <text:p>15.4859</text:p>
          </table:table-cell>
          <table:table-cell office:value-type="float" office:value="15.35651" calcext:value-type="float">
            <text:p>15.35651</text:p>
          </table:table-cell>
          <table:table-cell office:value-type="float" office:value="14.28918" calcext:value-type="float">
            <text:p>14.28918</text:p>
          </table:table-cell>
          <table:table-cell office:value-type="float" office:value="14.16391" calcext:value-type="float">
            <text:p>14.16391</text:p>
          </table:table-cell>
          <table:table-cell office:value-type="float" office:value="13.60602" calcext:value-type="float">
            <text:p>13.60602</text:p>
          </table:table-cell>
          <table:table-cell office:value-type="float" office:value="13.48041" calcext:value-type="float">
            <text:p>13.48041</text:p>
          </table:table-cell>
          <table:table-cell office:value-type="float" office:value="58.0625" calcext:value-type="float">
            <text:p>58.0625</text:p>
          </table:table-cell>
          <table:table-cell office:value-type="float" office:value="19.34613" calcext:value-type="float">
            <text:p>19.346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5" calcext:value-type="float">
            <text:p>20062005</text:p>
          </table:table-cell>
          <table:table-cell office:value-type="float" office:value="28.2924" calcext:value-type="float">
            <text:p>28.2924</text:p>
          </table:table-cell>
          <table:table-cell office:value-type="float" office:value="32.79" calcext:value-type="float">
            <text:p>32.79</text:p>
          </table:table-cell>
          <table:table-cell office:value-type="float" office:value="18.75" calcext:value-type="float">
            <text:p>18.75</text:p>
          </table:table-cell>
          <table:table-cell office:value-type="float" office:value="1.760818" calcext:value-type="float">
            <text:p>1.760818</text:p>
          </table:table-cell>
          <table:table-cell office:value-type="float" office:value="1.457906" calcext:value-type="float">
            <text:p>1.457906</text:p>
          </table:table-cell>
          <table:table-cell office:value-type="float" office:value="265.356" calcext:value-type="float">
            <text:p>265.356</text:p>
          </table:table-cell>
          <table:table-cell office:value-type="float" office:value="0" calcext:value-type="float">
            <text:p>0</text:p>
          </table:table-cell>
          <table:table-cell office:value-type="float" office:value="58.46677" calcext:value-type="float">
            <text:p>58.46677</text:p>
          </table:table-cell>
          <table:table-cell office:value-type="float" office:value="20.95721" calcext:value-type="float">
            <text:p>20.95721</text:p>
          </table:table-cell>
          <table:table-cell office:value-type="float" office:value="45.89117" calcext:value-type="float">
            <text:p>45.89117</text:p>
          </table:table-cell>
          <table:table-cell office:value-type="float" office:value="24.8461" calcext:value-type="float">
            <text:p>24.8461</text:p>
          </table:table-cell>
          <table:table-cell office:value-type="float" office:value="40.61539" calcext:value-type="float">
            <text:p>40.61539</text:p>
          </table:table-cell>
          <table:table-cell office:value-type="float" office:value="26.83463" calcext:value-type="float">
            <text:p>26.83463</text:p>
          </table:table-cell>
          <table:table-cell office:value-type="float" office:value="36.36026" calcext:value-type="float">
            <text:p>36.36026</text:p>
          </table:table-cell>
          <table:table-cell office:value-type="float" office:value="27.84616" calcext:value-type="float">
            <text:p>27.84616</text:p>
          </table:table-cell>
          <table:table-cell office:value-type="float" office:value="33.72168" calcext:value-type="float">
            <text:p>33.72168</text:p>
          </table:table-cell>
          <table:table-cell office:value-type="float" office:value="28.11826" calcext:value-type="float">
            <text:p>28.11826</text:p>
          </table:table-cell>
          <table:table-cell office:value-type="float" office:value="31.06161" calcext:value-type="float">
            <text:p>31.06161</text:p>
          </table:table-cell>
          <table:table-cell office:value-type="float" office:value="28.01422" calcext:value-type="float">
            <text:p>28.01422</text:p>
          </table:table-cell>
          <table:table-cell office:value-type="float" office:value="28.96094" calcext:value-type="float">
            <text:p>28.96094</text:p>
          </table:table-cell>
          <table:table-cell office:value-type="float" office:value="27.16174" calcext:value-type="float">
            <text:p>27.16174</text:p>
          </table:table-cell>
          <table:table-cell office:value-type="float" office:value="25.86282" calcext:value-type="float">
            <text:p>25.86282</text:p>
          </table:table-cell>
          <table:table-cell office:value-type="float" office:value="25.21857" calcext:value-type="float">
            <text:p>25.21857</text:p>
          </table:table-cell>
          <table:table-cell office:value-type="float" office:value="22.41495" calcext:value-type="float">
            <text:p>22.41495</text:p>
          </table:table-cell>
          <table:table-cell office:value-type="float" office:value="21.98175" calcext:value-type="float">
            <text:p>21.98175</text:p>
          </table:table-cell>
          <table:table-cell office:value-type="float" office:value="19.27795" calcext:value-type="float">
            <text:p>19.27795</text:p>
          </table:table-cell>
          <table:table-cell office:value-type="float" office:value="19.02457" calcext:value-type="float">
            <text:p>19.02457</text:p>
          </table:table-cell>
          <table:table-cell office:value-type="float" office:value="17.2099" calcext:value-type="float">
            <text:p>17.2099</text:p>
          </table:table-cell>
          <table:table-cell office:value-type="float" office:value="17.03323" calcext:value-type="float">
            <text:p>17.03323</text:p>
          </table:table-cell>
          <table:table-cell office:value-type="float" office:value="15.62479" calcext:value-type="float">
            <text:p>15.62479</text:p>
          </table:table-cell>
          <table:table-cell office:value-type="float" office:value="15.48734" calcext:value-type="float">
            <text:p>15.48734</text:p>
          </table:table-cell>
          <table:table-cell office:value-type="float" office:value="14.41638" calcext:value-type="float">
            <text:p>14.41638</text:p>
          </table:table-cell>
          <table:table-cell office:value-type="float" office:value="14.29053" calcext:value-type="float">
            <text:p>14.29053</text:p>
          </table:table-cell>
          <table:table-cell office:value-type="float" office:value="13.72989" calcext:value-type="float">
            <text:p>13.72989</text:p>
          </table:table-cell>
          <table:table-cell office:value-type="float" office:value="13.60733" calcext:value-type="float">
            <text:p>13.60733</text:p>
          </table:table-cell>
          <table:table-cell office:value-type="float" office:value="58.46658" calcext:value-type="float">
            <text:p>58.46658</text:p>
          </table:table-cell>
          <table:table-cell office:value-type="float" office:value="20.95724" calcext:value-type="float">
            <text:p>20.957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5" calcext:value-type="float">
            <text:p>21062005</text:p>
          </table:table-cell>
          <table:table-cell office:value-type="float" office:value="23.93244" calcext:value-type="float">
            <text:p>23.93244</text:p>
          </table:table-cell>
          <table:table-cell office:value-type="float" office:value="31.66" calcext:value-type="float">
            <text:p>31.66</text:p>
          </table:table-cell>
          <table:table-cell office:value-type="float" office:value="19.54" calcext:value-type="float">
            <text:p>19.54</text:p>
          </table:table-cell>
          <table:table-cell office:value-type="float" office:value="1.902952" calcext:value-type="float">
            <text:p>1.902952</text:p>
          </table:table-cell>
          <table:table-cell office:value-type="float" office:value="1.305294" calcext:value-type="float">
            <text:p>1.305294</text:p>
          </table:table-cell>
          <table:table-cell office:value-type="float" office:value="207.792" calcext:value-type="float">
            <text:p>207.792</text:p>
          </table:table-cell>
          <table:table-cell office:value-type="float" office:value="0.5" calcext:value-type="float">
            <text:p>0.5</text:p>
          </table:table-cell>
          <table:table-cell office:value-type="float" office:value="54.32758" calcext:value-type="float">
            <text:p>54.32758</text:p>
          </table:table-cell>
          <table:table-cell office:value-type="float" office:value="20.1394" calcext:value-type="float">
            <text:p>20.1394</text:p>
          </table:table-cell>
          <table:table-cell office:value-type="float" office:value="42.57736" calcext:value-type="float">
            <text:p>42.57736</text:p>
          </table:table-cell>
          <table:table-cell office:value-type="float" office:value="24.76233" calcext:value-type="float">
            <text:p>24.76233</text:p>
          </table:table-cell>
          <table:table-cell office:value-type="float" office:value="38.1795" calcext:value-type="float">
            <text:p>38.1795</text:p>
          </table:table-cell>
          <table:table-cell office:value-type="float" office:value="26.70172" calcext:value-type="float">
            <text:p>26.70172</text:p>
          </table:table-cell>
          <table:table-cell office:value-type="float" office:value="34.75998" calcext:value-type="float">
            <text:p>34.75998</text:p>
          </table:table-cell>
          <table:table-cell office:value-type="float" office:value="27.84525" calcext:value-type="float">
            <text:p>27.84525</text:p>
          </table:table-cell>
          <table:table-cell office:value-type="float" office:value="32.64819" calcext:value-type="float">
            <text:p>32.64819</text:p>
          </table:table-cell>
          <table:table-cell office:value-type="float" office:value="28.25858" calcext:value-type="float">
            <text:p>28.25858</text:p>
          </table:table-cell>
          <table:table-cell office:value-type="float" office:value="30.88971" calcext:value-type="float">
            <text:p>30.88971</text:p>
          </table:table-cell>
          <table:table-cell office:value-type="float" office:value="28.3251" calcext:value-type="float">
            <text:p>28.3251</text:p>
          </table:table-cell>
          <table:table-cell office:value-type="float" office:value="28.96899" calcext:value-type="float">
            <text:p>28.96899</text:p>
          </table:table-cell>
          <table:table-cell office:value-type="float" office:value="27.59842" calcext:value-type="float">
            <text:p>27.59842</text:p>
          </table:table-cell>
          <table:table-cell office:value-type="float" office:value="26.22495" calcext:value-type="float">
            <text:p>26.22495</text:p>
          </table:table-cell>
          <table:table-cell office:value-type="float" office:value="25.87714" calcext:value-type="float">
            <text:p>25.87714</text:p>
          </table:table-cell>
          <table:table-cell office:value-type="float" office:value="22.84933" calcext:value-type="float">
            <text:p>22.84933</text:p>
          </table:table-cell>
          <table:table-cell office:value-type="float" office:value="22.41989" calcext:value-type="float">
            <text:p>22.41989</text:p>
          </table:table-cell>
          <table:table-cell office:value-type="float" office:value="19.56012" calcext:value-type="float">
            <text:p>19.56012</text:p>
          </table:table-cell>
          <table:table-cell office:value-type="float" office:value="19.28073" calcext:value-type="float">
            <text:p>19.28073</text:p>
          </table:table-cell>
          <table:table-cell office:value-type="float" office:value="17.40512" calcext:value-type="float">
            <text:p>17.40512</text:p>
          </table:table-cell>
          <table:table-cell office:value-type="float" office:value="17.21185" calcext:value-type="float">
            <text:p>17.21185</text:p>
          </table:table-cell>
          <table:table-cell office:value-type="float" office:value="15.7717" calcext:value-type="float">
            <text:p>15.7717</text:p>
          </table:table-cell>
          <table:table-cell office:value-type="float" office:value="15.62625" calcext:value-type="float">
            <text:p>15.62625</text:p>
          </table:table-cell>
          <table:table-cell office:value-type="float" office:value="14.54596" calcext:value-type="float">
            <text:p>14.54596</text:p>
          </table:table-cell>
          <table:table-cell office:value-type="float" office:value="14.41772" calcext:value-type="float">
            <text:p>14.41772</text:p>
          </table:table-cell>
          <table:table-cell office:value-type="float" office:value="13.853" calcext:value-type="float">
            <text:p>13.853</text:p>
          </table:table-cell>
          <table:table-cell office:value-type="float" office:value="13.73117" calcext:value-type="float">
            <text:p>13.73117</text:p>
          </table:table-cell>
          <table:table-cell office:value-type="float" office:value="54.32739" calcext:value-type="float">
            <text:p>54.32739</text:p>
          </table:table-cell>
          <table:table-cell office:value-type="float" office:value="20.13947" calcext:value-type="float">
            <text:p>20.139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5" calcext:value-type="float">
            <text:p>22062005</text:p>
          </table:table-cell>
          <table:table-cell office:value-type="float" office:value="28.77048" calcext:value-type="float">
            <text:p>28.77048</text:p>
          </table:table-cell>
          <table:table-cell office:value-type="float" office:value="33.61" calcext:value-type="float">
            <text:p>33.61</text:p>
          </table:table-cell>
          <table:table-cell office:value-type="float" office:value="18.56" calcext:value-type="float">
            <text:p>18.56</text:p>
          </table:table-cell>
          <table:table-cell office:value-type="float" office:value="2.006024" calcext:value-type="float">
            <text:p>2.006024</text:p>
          </table:table-cell>
          <table:table-cell office:value-type="float" office:value="1.342499" calcext:value-type="float">
            <text:p>1.342499</text:p>
          </table:table-cell>
          <table:table-cell office:value-type="float" office:value="240.624" calcext:value-type="float">
            <text:p>240.624</text:p>
          </table:table-cell>
          <table:table-cell office:value-type="float" office:value="0" calcext:value-type="float">
            <text:p>0</text:p>
          </table:table-cell>
          <table:table-cell office:value-type="float" office:value="59.55237" calcext:value-type="float">
            <text:p>59.55237</text:p>
          </table:table-cell>
          <table:table-cell office:value-type="float" office:value="20.72839" calcext:value-type="float">
            <text:p>20.72839</text:p>
          </table:table-cell>
          <table:table-cell office:value-type="float" office:value="46.46078" calcext:value-type="float">
            <text:p>46.46078</text:p>
          </table:table-cell>
          <table:table-cell office:value-type="float" office:value="24.55673" calcext:value-type="float">
            <text:p>24.55673</text:p>
          </table:table-cell>
          <table:table-cell office:value-type="float" office:value="41.14508" calcext:value-type="float">
            <text:p>41.14508</text:p>
          </table:table-cell>
          <table:table-cell office:value-type="float" office:value="26.6235" calcext:value-type="float">
            <text:p>26.6235</text:p>
          </table:table-cell>
          <table:table-cell office:value-type="float" office:value="36.88556" calcext:value-type="float">
            <text:p>36.88556</text:p>
          </table:table-cell>
          <table:table-cell office:value-type="float" office:value="27.78601" calcext:value-type="float">
            <text:p>27.78601</text:p>
          </table:table-cell>
          <table:table-cell office:value-type="float" office:value="34.24777" calcext:value-type="float">
            <text:p>34.24777</text:p>
          </table:table-cell>
          <table:table-cell office:value-type="float" office:value="28.19144" calcext:value-type="float">
            <text:p>28.19144</text:p>
          </table:table-cell>
          <table:table-cell office:value-type="float" office:value="31.61359" calcext:value-type="float">
            <text:p>31.61359</text:p>
          </table:table-cell>
          <table:table-cell office:value-type="float" office:value="28.27509" calcext:value-type="float">
            <text:p>28.27509</text:p>
          </table:table-cell>
          <table:table-cell office:value-type="float" office:value="29.56686" calcext:value-type="float">
            <text:p>29.56686</text:p>
          </table:table-cell>
          <table:table-cell office:value-type="float" office:value="27.63135" calcext:value-type="float">
            <text:p>27.63135</text:p>
          </table:table-cell>
          <table:table-cell office:value-type="float" office:value="26.5593" calcext:value-type="float">
            <text:p>26.5593</text:p>
          </table:table-cell>
          <table:table-cell office:value-type="float" office:value="26.23318" calcext:value-type="float">
            <text:p>26.23318</text:p>
          </table:table-cell>
          <table:table-cell office:value-type="float" office:value="23.18286" calcext:value-type="float">
            <text:p>23.18286</text:p>
          </table:table-cell>
          <table:table-cell office:value-type="float" office:value="22.85336" calcext:value-type="float">
            <text:p>22.85336</text:p>
          </table:table-cell>
          <table:table-cell office:value-type="float" office:value="19.84396" calcext:value-type="float">
            <text:p>19.84396</text:p>
          </table:table-cell>
          <table:table-cell office:value-type="float" office:value="19.56308" calcext:value-type="float">
            <text:p>19.56308</text:p>
          </table:table-cell>
          <table:table-cell office:value-type="float" office:value="17.61362" calcext:value-type="float">
            <text:p>17.61362</text:p>
          </table:table-cell>
          <table:table-cell office:value-type="float" office:value="17.4072" calcext:value-type="float">
            <text:p>17.4072</text:p>
          </table:table-cell>
          <table:table-cell office:value-type="float" office:value="15.92908" calcext:value-type="float">
            <text:p>15.92908</text:p>
          </table:table-cell>
          <table:table-cell office:value-type="float" office:value="15.77328" calcext:value-type="float">
            <text:p>15.77328</text:p>
          </table:table-cell>
          <table:table-cell office:value-type="float" office:value="14.67838" calcext:value-type="float">
            <text:p>14.67838</text:p>
          </table:table-cell>
          <table:table-cell office:value-type="float" office:value="14.54727" calcext:value-type="float">
            <text:p>14.54727</text:p>
          </table:table-cell>
          <table:table-cell office:value-type="float" office:value="13.97464" calcext:value-type="float">
            <text:p>13.97464</text:p>
          </table:table-cell>
          <table:table-cell office:value-type="float" office:value="13.85428" calcext:value-type="float">
            <text:p>13.85428</text:p>
          </table:table-cell>
          <table:table-cell office:value-type="float" office:value="59.55219" calcext:value-type="float">
            <text:p>59.55219</text:p>
          </table:table-cell>
          <table:table-cell office:value-type="float" office:value="20.72842" calcext:value-type="float">
            <text:p>20.728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5" calcext:value-type="float">
            <text:p>23062005</text:p>
          </table:table-cell>
          <table:table-cell office:value-type="float" office:value="29.83932" calcext:value-type="float">
            <text:p>29.83932</text:p>
          </table:table-cell>
          <table:table-cell office:value-type="float" office:value="34.25" calcext:value-type="float">
            <text:p>34.25</text:p>
          </table:table-cell>
          <table:table-cell office:value-type="float" office:value="22.2" calcext:value-type="float">
            <text:p>22.2</text:p>
          </table:table-cell>
          <table:table-cell office:value-type="float" office:value="1.777094" calcext:value-type="float">
            <text:p>1.777094</text:p>
          </table:table-cell>
          <table:table-cell office:value-type="float" office:value="1.147894" calcext:value-type="float">
            <text:p>1.147894</text:p>
          </table:table-cell>
          <table:table-cell office:value-type="float" office:value="368.676" calcext:value-type="float">
            <text:p>368.676</text:p>
          </table:table-cell>
          <table:table-cell office:value-type="float" office:value="0" calcext:value-type="float">
            <text:p>0</text:p>
          </table:table-cell>
          <table:table-cell office:value-type="float" office:value="61.83569" calcext:value-type="float">
            <text:p>61.83569</text:p>
          </table:table-cell>
          <table:table-cell office:value-type="float" office:value="23.33307" calcext:value-type="float">
            <text:p>23.33307</text:p>
          </table:table-cell>
          <table:table-cell office:value-type="float" office:value="48.87979" calcext:value-type="float">
            <text:p>48.87979</text:p>
          </table:table-cell>
          <table:table-cell office:value-type="float" office:value="26.99493" calcext:value-type="float">
            <text:p>26.99493</text:p>
          </table:table-cell>
          <table:table-cell office:value-type="float" office:value="43.11578" calcext:value-type="float">
            <text:p>43.11578</text:p>
          </table:table-cell>
          <table:table-cell office:value-type="float" office:value="28.73907" calcext:value-type="float">
            <text:p>28.73907</text:p>
          </table:table-cell>
          <table:table-cell office:value-type="float" office:value="38.56137" calcext:value-type="float">
            <text:p>38.56137</text:p>
          </table:table-cell>
          <table:table-cell office:value-type="float" office:value="29.57455" calcext:value-type="float">
            <text:p>29.57455</text:p>
          </table:table-cell>
          <table:table-cell office:value-type="float" office:value="35.72128" calcext:value-type="float">
            <text:p>35.72128</text:p>
          </table:table-cell>
          <table:table-cell office:value-type="float" office:value="29.7352" calcext:value-type="float">
            <text:p>29.7352</text:p>
          </table:table-cell>
          <table:table-cell office:value-type="float" office:value="32.85373" calcext:value-type="float">
            <text:p>32.85373</text:p>
          </table:table-cell>
          <table:table-cell office:value-type="float" office:value="29.53479" calcext:value-type="float">
            <text:p>29.53479</text:p>
          </table:table-cell>
          <table:table-cell office:value-type="float" office:value="30.59073" calcext:value-type="float">
            <text:p>30.59073</text:p>
          </table:table-cell>
          <table:table-cell office:value-type="float" office:value="28.60977" calcext:value-type="float">
            <text:p>28.60977</text:p>
          </table:table-cell>
          <table:table-cell office:value-type="float" office:value="27.25635" calcext:value-type="float">
            <text:p>27.25635</text:p>
          </table:table-cell>
          <table:table-cell office:value-type="float" office:value="26.573" calcext:value-type="float">
            <text:p>26.573</text:p>
          </table:table-cell>
          <table:table-cell office:value-type="float" office:value="23.57733" calcext:value-type="float">
            <text:p>23.57733</text:p>
          </table:table-cell>
          <table:table-cell office:value-type="float" office:value="23.18671" calcext:value-type="float">
            <text:p>23.18671</text:p>
          </table:table-cell>
          <table:table-cell office:value-type="float" office:value="20.12775" calcext:value-type="float">
            <text:p>20.12775</text:p>
          </table:table-cell>
          <table:table-cell office:value-type="float" office:value="19.84686" calcext:value-type="float">
            <text:p>19.84686</text:p>
          </table:table-cell>
          <table:table-cell office:value-type="float" office:value="17.82935" calcext:value-type="float">
            <text:p>17.82935</text:p>
          </table:table-cell>
          <table:table-cell office:value-type="float" office:value="17.61581" calcext:value-type="float">
            <text:p>17.61581</text:p>
          </table:table-cell>
          <table:table-cell office:value-type="float" office:value="16.09491" calcext:value-type="float">
            <text:p>16.09491</text:p>
          </table:table-cell>
          <table:table-cell office:value-type="float" office:value="15.93076" calcext:value-type="float">
            <text:p>15.93076</text:p>
          </table:table-cell>
          <table:table-cell office:value-type="float" office:value="14.81482" calcext:value-type="float">
            <text:p>14.81482</text:p>
          </table:table-cell>
          <table:table-cell office:value-type="float" office:value="14.67978" calcext:value-type="float">
            <text:p>14.67978</text:p>
          </table:table-cell>
          <table:table-cell office:value-type="float" office:value="14.0979" calcext:value-type="float">
            <text:p>14.0979</text:p>
          </table:table-cell>
          <table:table-cell office:value-type="float" office:value="13.97592" calcext:value-type="float">
            <text:p>13.97592</text:p>
          </table:table-cell>
          <table:table-cell office:value-type="float" office:value="61.83551" calcext:value-type="float">
            <text:p>61.83551</text:p>
          </table:table-cell>
          <table:table-cell office:value-type="float" office:value="23.3331" calcext:value-type="float">
            <text:p>23.33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5" calcext:value-type="float">
            <text:p>24062005</text:p>
          </table:table-cell>
          <table:table-cell office:value-type="float" office:value="25.62048" calcext:value-type="float">
            <text:p>25.62048</text:p>
          </table:table-cell>
          <table:table-cell office:value-type="float" office:value="35.3" calcext:value-type="float">
            <text:p>35.3</text:p>
          </table:table-cell>
          <table:table-cell office:value-type="float" office:value="23.01" calcext:value-type="float">
            <text:p>23.01</text:p>
          </table:table-cell>
          <table:table-cell office:value-type="float" office:value="2.065771" calcext:value-type="float">
            <text:p>2.065771</text:p>
          </table:table-cell>
          <table:table-cell office:value-type="float" office:value="1.268493" calcext:value-type="float">
            <text:p>1.268493</text:p>
          </table:table-cell>
          <table:table-cell office:value-type="float" office:value="237.42" calcext:value-type="float">
            <text:p>237.42</text:p>
          </table:table-cell>
          <table:table-cell office:value-type="float" office:value="0" calcext:value-type="float">
            <text:p>0</text:p>
          </table:table-cell>
          <table:table-cell office:value-type="float" office:value="57.83557" calcext:value-type="float">
            <text:p>57.83557</text:p>
          </table:table-cell>
          <table:table-cell office:value-type="float" office:value="24.02307" calcext:value-type="float">
            <text:p>24.02307</text:p>
          </table:table-cell>
          <table:table-cell office:value-type="float" office:value="46.09113" calcext:value-type="float">
            <text:p>46.09113</text:p>
          </table:table-cell>
          <table:table-cell office:value-type="float" office:value="27.8396" calcext:value-type="float">
            <text:p>27.8396</text:p>
          </table:table-cell>
          <table:table-cell office:value-type="float" office:value="41.52231" calcext:value-type="float">
            <text:p>41.52231</text:p>
          </table:table-cell>
          <table:table-cell office:value-type="float" office:value="29.62238" calcext:value-type="float">
            <text:p>29.62238</text:p>
          </table:table-cell>
          <table:table-cell office:value-type="float" office:value="37.73843" calcext:value-type="float">
            <text:p>37.73843</text:p>
          </table:table-cell>
          <table:table-cell office:value-type="float" office:value="30.4866" calcext:value-type="float">
            <text:p>30.4866</text:p>
          </table:table-cell>
          <table:table-cell office:value-type="float" office:value="35.34967" calcext:value-type="float">
            <text:p>35.34967</text:p>
          </table:table-cell>
          <table:table-cell office:value-type="float" office:value="30.66104" calcext:value-type="float">
            <text:p>30.66104</text:p>
          </table:table-cell>
          <table:table-cell office:value-type="float" office:value="32.89694" calcext:value-type="float">
            <text:p>32.89694</text:p>
          </table:table-cell>
          <table:table-cell office:value-type="float" office:value="30.44406" calcext:value-type="float">
            <text:p>30.44406</text:p>
          </table:table-cell>
          <table:table-cell office:value-type="float" office:value="30.86722" calcext:value-type="float">
            <text:p>30.86722</text:p>
          </table:table-cell>
          <table:table-cell office:value-type="float" office:value="29.45258" calcext:value-type="float">
            <text:p>29.45258</text:p>
          </table:table-cell>
          <table:table-cell office:value-type="float" office:value="27.85062" calcext:value-type="float">
            <text:p>27.85062</text:p>
          </table:table-cell>
          <table:table-cell office:value-type="float" office:value="27.27191" calcext:value-type="float">
            <text:p>27.27191</text:p>
          </table:table-cell>
          <table:table-cell office:value-type="float" office:value="24.04193" calcext:value-type="float">
            <text:p>24.04193</text:p>
          </table:table-cell>
          <table:table-cell office:value-type="float" office:value="23.58221" calcext:value-type="float">
            <text:p>23.58221</text:p>
          </table:table-cell>
          <table:table-cell office:value-type="float" office:value="20.43115" calcext:value-type="float">
            <text:p>20.43115</text:p>
          </table:table-cell>
          <table:table-cell office:value-type="float" office:value="20.13074" calcext:value-type="float">
            <text:p>20.13074</text:p>
          </table:table-cell>
          <table:table-cell office:value-type="float" office:value="18.05426" calcext:value-type="float">
            <text:p>18.05426</text:p>
          </table:table-cell>
          <table:table-cell office:value-type="float" office:value="17.83163" calcext:value-type="float">
            <text:p>17.83163</text:p>
          </table:table-cell>
          <table:table-cell office:value-type="float" office:value="16.26785" calcext:value-type="float">
            <text:p>16.26785</text:p>
          </table:table-cell>
          <table:table-cell office:value-type="float" office:value="16.09665" calcext:value-type="float">
            <text:p>16.09665</text:p>
          </table:table-cell>
          <table:table-cell office:value-type="float" office:value="14.95511" calcext:value-type="float">
            <text:p>14.95511</text:p>
          </table:table-cell>
          <table:table-cell office:value-type="float" office:value="14.81625" calcext:value-type="float">
            <text:p>14.81625</text:p>
          </table:table-cell>
          <table:table-cell office:value-type="float" office:value="14.22211" calcext:value-type="float">
            <text:p>14.22211</text:p>
          </table:table-cell>
          <table:table-cell office:value-type="float" office:value="14.09918" calcext:value-type="float">
            <text:p>14.09918</text:p>
          </table:table-cell>
          <table:table-cell office:value-type="float" office:value="57.83542" calcext:value-type="float">
            <text:p>57.83542</text:p>
          </table:table-cell>
          <table:table-cell office:value-type="float" office:value="24.0231" calcext:value-type="float">
            <text:p>24.02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5" calcext:value-type="float">
            <text:p>25062005</text:p>
          </table:table-cell>
          <table:table-cell office:value-type="float" office:value="18.53496" calcext:value-type="float">
            <text:p>18.53496</text:p>
          </table:table-cell>
          <table:table-cell office:value-type="float" office:value="31.51" calcext:value-type="float">
            <text:p>31.51</text:p>
          </table:table-cell>
          <table:table-cell office:value-type="float" office:value="21.39" calcext:value-type="float">
            <text:p>21.39</text:p>
          </table:table-cell>
          <table:table-cell office:value-type="float" office:value="2.204699" calcext:value-type="float">
            <text:p>2.204699</text:p>
          </table:table-cell>
          <table:table-cell office:value-type="float" office:value="1.662512" calcext:value-type="float">
            <text:p>1.662512</text:p>
          </table:table-cell>
          <table:table-cell office:value-type="float" office:value="281.376" calcext:value-type="float">
            <text:p>281.376</text:p>
          </table:table-cell>
          <table:table-cell office:value-type="float" office:value="2.3" calcext:value-type="float">
            <text:p>2.3</text:p>
          </table:table-cell>
          <table:table-cell office:value-type="float" office:value="50.53775" calcext:value-type="float">
            <text:p>50.53775</text:p>
          </table:table-cell>
          <table:table-cell office:value-type="float" office:value="22.7428" calcext:value-type="float">
            <text:p>22.7428</text:p>
          </table:table-cell>
          <table:table-cell office:value-type="float" office:value="39.44745" calcext:value-type="float">
            <text:p>39.44745</text:p>
          </table:table-cell>
          <table:table-cell office:value-type="float" office:value="26.95181" calcext:value-type="float">
            <text:p>26.95181</text:p>
          </table:table-cell>
          <table:table-cell office:value-type="float" office:value="35.82559" calcext:value-type="float">
            <text:p>35.82559</text:p>
          </table:table-cell>
          <table:table-cell office:value-type="float" office:value="28.93982" calcext:value-type="float">
            <text:p>28.93982</text:p>
          </table:table-cell>
          <table:table-cell office:value-type="float" office:value="33.83923" calcext:value-type="float">
            <text:p>33.83923</text:p>
          </table:table-cell>
          <table:table-cell office:value-type="float" office:value="29.67914" calcext:value-type="float">
            <text:p>29.67914</text:p>
          </table:table-cell>
          <table:table-cell office:value-type="float" office:value="33.52042" calcext:value-type="float">
            <text:p>33.52042</text:p>
          </table:table-cell>
          <table:table-cell office:value-type="float" office:value="29.8642" calcext:value-type="float">
            <text:p>29.8642</text:p>
          </table:table-cell>
          <table:table-cell office:value-type="float" office:value="32.63748" calcext:value-type="float">
            <text:p>32.63748</text:p>
          </table:table-cell>
          <table:table-cell office:value-type="float" office:value="29.78189" calcext:value-type="float">
            <text:p>29.78189</text:p>
          </table:table-cell>
          <table:table-cell office:value-type="float" office:value="30.86459" calcext:value-type="float">
            <text:p>30.86459</text:p>
          </table:table-cell>
          <table:table-cell office:value-type="float" office:value="29.14737" calcext:value-type="float">
            <text:p>29.14737</text:p>
          </table:table-cell>
          <table:table-cell office:value-type="float" office:value="28.03311" calcext:value-type="float">
            <text:p>28.03311</text:p>
          </table:table-cell>
          <table:table-cell office:value-type="float" office:value="27.74359" calcext:value-type="float">
            <text:p>27.74359</text:p>
          </table:table-cell>
          <table:table-cell office:value-type="float" office:value="24.41754" calcext:value-type="float">
            <text:p>24.41754</text:p>
          </table:table-cell>
          <table:table-cell office:value-type="float" office:value="24.04688" calcext:value-type="float">
            <text:p>24.04688</text:p>
          </table:table-cell>
          <table:table-cell office:value-type="float" office:value="20.74667" calcext:value-type="float">
            <text:p>20.74667</text:p>
          </table:table-cell>
          <table:table-cell office:value-type="float" office:value="20.43439" calcext:value-type="float">
            <text:p>20.43439</text:p>
          </table:table-cell>
          <table:table-cell office:value-type="float" office:value="18.29062" calcext:value-type="float">
            <text:p>18.29062</text:p>
          </table:table-cell>
          <table:table-cell office:value-type="float" office:value="18.05667" calcext:value-type="float">
            <text:p>18.05667</text:p>
          </table:table-cell>
          <table:table-cell office:value-type="float" office:value="16.44797" calcext:value-type="float">
            <text:p>16.44797</text:p>
          </table:table-cell>
          <table:table-cell office:value-type="float" office:value="16.26968" calcext:value-type="float">
            <text:p>16.26968</text:p>
          </table:table-cell>
          <table:table-cell office:value-type="float" office:value="15.09967" calcext:value-type="float">
            <text:p>15.09967</text:p>
          </table:table-cell>
          <table:table-cell office:value-type="float" office:value="14.9566" calcext:value-type="float">
            <text:p>14.9566</text:p>
          </table:table-cell>
          <table:table-cell office:value-type="float" office:value="14.34866" calcext:value-type="float">
            <text:p>14.34866</text:p>
          </table:table-cell>
          <table:table-cell office:value-type="float" office:value="14.22342" calcext:value-type="float">
            <text:p>14.22342</text:p>
          </table:table-cell>
          <table:table-cell office:value-type="float" office:value="50.53766" calcext:value-type="float">
            <text:p>50.53766</text:p>
          </table:table-cell>
          <table:table-cell office:value-type="float" office:value="22.74283" calcext:value-type="float">
            <text:p>22.742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5" calcext:value-type="float">
            <text:p>26062005</text:p>
          </table:table-cell>
          <table:table-cell office:value-type="float" office:value="27.91728" calcext:value-type="float">
            <text:p>27.91728</text:p>
          </table:table-cell>
          <table:table-cell office:value-type="float" office:value="34.14" calcext:value-type="float">
            <text:p>34.14</text:p>
          </table:table-cell>
          <table:table-cell office:value-type="float" office:value="23.04" calcext:value-type="float">
            <text:p>23.04</text:p>
          </table:table-cell>
          <table:table-cell office:value-type="float" office:value="1.955974" calcext:value-type="float">
            <text:p>1.955974</text:p>
          </table:table-cell>
          <table:table-cell office:value-type="float" office:value="1.195055" calcext:value-type="float">
            <text:p>1.195055</text:p>
          </table:table-cell>
          <table:table-cell office:value-type="float" office:value="448.992" calcext:value-type="float">
            <text:p>448.992</text:p>
          </table:table-cell>
          <table:table-cell office:value-type="float" office:value="0" calcext:value-type="float">
            <text:p>0</text:p>
          </table:table-cell>
          <table:table-cell office:value-type="float" office:value="61.22577" calcext:value-type="float">
            <text:p>61.22577</text:p>
          </table:table-cell>
          <table:table-cell office:value-type="float" office:value="23.57068" calcext:value-type="float">
            <text:p>23.57068</text:p>
          </table:table-cell>
          <table:table-cell office:value-type="float" office:value="47.78931" calcext:value-type="float">
            <text:p>47.78931</text:p>
          </table:table-cell>
          <table:table-cell office:value-type="float" office:value="26.38129" calcext:value-type="float">
            <text:p>26.38129</text:p>
          </table:table-cell>
          <table:table-cell office:value-type="float" office:value="42.3714" calcext:value-type="float">
            <text:p>42.3714</text:p>
          </table:table-cell>
          <table:table-cell office:value-type="float" office:value="27.87994" calcext:value-type="float">
            <text:p>27.87994</text:p>
          </table:table-cell>
          <table:table-cell office:value-type="float" office:value="38.0304" calcext:value-type="float">
            <text:p>38.0304</text:p>
          </table:table-cell>
          <table:table-cell office:value-type="float" office:value="28.73636" calcext:value-type="float">
            <text:p>28.73636</text:p>
          </table:table-cell>
          <table:table-cell office:value-type="float" office:value="35.36243" calcext:value-type="float">
            <text:p>35.36243</text:p>
          </table:table-cell>
          <table:table-cell office:value-type="float" office:value="29.04791" calcext:value-type="float">
            <text:p>29.04791</text:p>
          </table:table-cell>
          <table:table-cell office:value-type="float" office:value="32.73581" calcext:value-type="float">
            <text:p>32.73581</text:p>
          </table:table-cell>
          <table:table-cell office:value-type="float" office:value="29.13083" calcext:value-type="float">
            <text:p>29.13083</text:p>
          </table:table-cell>
          <table:table-cell office:value-type="float" office:value="30.73843" calcext:value-type="float">
            <text:p>30.73843</text:p>
          </table:table-cell>
          <table:table-cell office:value-type="float" office:value="28.64023" calcext:value-type="float">
            <text:p>28.64023</text:p>
          </table:table-cell>
          <table:table-cell office:value-type="float" office:value="27.81342" calcext:value-type="float">
            <text:p>27.81342</text:p>
          </table:table-cell>
          <table:table-cell office:value-type="float" office:value="27.49133" calcext:value-type="float">
            <text:p>27.49133</text:p>
          </table:table-cell>
          <table:table-cell office:value-type="float" office:value="24.57333" calcext:value-type="float">
            <text:p>24.57333</text:p>
          </table:table-cell>
          <table:table-cell office:value-type="float" office:value="24.41989" calcext:value-type="float">
            <text:p>24.41989</text:p>
          </table:table-cell>
          <table:table-cell office:value-type="float" office:value="21.0264" calcext:value-type="float">
            <text:p>21.0264</text:p>
          </table:table-cell>
          <table:table-cell office:value-type="float" office:value="20.74991" calcext:value-type="float">
            <text:p>20.74991</text:p>
          </table:table-cell>
          <table:table-cell office:value-type="float" office:value="18.5293" calcext:value-type="float">
            <text:p>18.5293</text:p>
          </table:table-cell>
          <table:table-cell office:value-type="float" office:value="18.29309" calcext:value-type="float">
            <text:p>18.29309</text:p>
          </table:table-cell>
          <table:table-cell office:value-type="float" office:value="16.63461" calcext:value-type="float">
            <text:p>16.63461</text:p>
          </table:table-cell>
          <table:table-cell office:value-type="float" office:value="16.44983" calcext:value-type="float">
            <text:p>16.44983</text:p>
          </table:table-cell>
          <table:table-cell office:value-type="float" office:value="15.24841" calcext:value-type="float">
            <text:p>15.24841</text:p>
          </table:table-cell>
          <table:table-cell office:value-type="float" office:value="15.1012" calcext:value-type="float">
            <text:p>15.1012</text:p>
          </table:table-cell>
          <table:table-cell office:value-type="float" office:value="14.47784" calcext:value-type="float">
            <text:p>14.47784</text:p>
          </table:table-cell>
          <table:table-cell office:value-type="float" office:value="14.35001" calcext:value-type="float">
            <text:p>14.35001</text:p>
          </table:table-cell>
          <table:table-cell office:value-type="float" office:value="61.22562" calcext:value-type="float">
            <text:p>61.22562</text:p>
          </table:table-cell>
          <table:table-cell office:value-type="float" office:value="23.57071" calcext:value-type="float">
            <text:p>23.570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5" calcext:value-type="float">
            <text:p>27062005</text:p>
          </table:table-cell>
          <table:table-cell office:value-type="float" office:value="19.818" calcext:value-type="float">
            <text:p>19.818</text:p>
          </table:table-cell>
          <table:table-cell office:value-type="float" office:value="30.58" calcext:value-type="float">
            <text:p>30.58</text:p>
          </table:table-cell>
          <table:table-cell office:value-type="float" office:value="24.4" calcext:value-type="float">
            <text:p>24.4</text:p>
          </table:table-cell>
          <table:table-cell office:value-type="float" office:value="2.288826" calcext:value-type="float">
            <text:p>2.288826</text:p>
          </table:table-cell>
          <table:table-cell office:value-type="float" office:value="1.286298" calcext:value-type="float">
            <text:p>1.286298</text:p>
          </table:table-cell>
          <table:table-cell office:value-type="float" office:value="402.696" calcext:value-type="float">
            <text:p>402.696</text:p>
          </table:table-cell>
          <table:table-cell office:value-type="float" office:value="4.8" calcext:value-type="float">
            <text:p>4.8</text:p>
          </table:table-cell>
          <table:table-cell office:value-type="float" office:value="48.1265" calcext:value-type="float">
            <text:p>48.1265</text:p>
          </table:table-cell>
          <table:table-cell office:value-type="float" office:value="22.91153" calcext:value-type="float">
            <text:p>22.91153</text:p>
          </table:table-cell>
          <table:table-cell office:value-type="float" office:value="37.8197" calcext:value-type="float">
            <text:p>37.8197</text:p>
          </table:table-cell>
          <table:table-cell office:value-type="float" office:value="27.33368" calcext:value-type="float">
            <text:p>27.33368</text:p>
          </table:table-cell>
          <table:table-cell office:value-type="float" office:value="33.87994" calcext:value-type="float">
            <text:p>33.87994</text:p>
          </table:table-cell>
          <table:table-cell office:value-type="float" office:value="29.07141" calcext:value-type="float">
            <text:p>29.07141</text:p>
          </table:table-cell>
          <table:table-cell office:value-type="float" office:value="34.11475" calcext:value-type="float">
            <text:p>34.11475</text:p>
          </table:table-cell>
          <table:table-cell office:value-type="float" office:value="29.92078" calcext:value-type="float">
            <text:p>29.92078</text:p>
          </table:table-cell>
          <table:table-cell office:value-type="float" office:value="33.64554" calcext:value-type="float">
            <text:p>33.64554</text:p>
          </table:table-cell>
          <table:table-cell office:value-type="float" office:value="30.10522" calcext:value-type="float">
            <text:p>30.10522</text:p>
          </table:table-cell>
          <table:table-cell office:value-type="float" office:value="32.58069" calcext:value-type="float">
            <text:p>32.58069</text:p>
          </table:table-cell>
          <table:table-cell office:value-type="float" office:value="30.07474" calcext:value-type="float">
            <text:p>30.07474</text:p>
          </table:table-cell>
          <table:table-cell office:value-type="float" office:value="30.75034" calcext:value-type="float">
            <text:p>30.75034</text:p>
          </table:table-cell>
          <table:table-cell office:value-type="float" office:value="29.4162" calcext:value-type="float">
            <text:p>29.4162</text:p>
          </table:table-cell>
          <table:table-cell office:value-type="float" office:value="28.08786" calcext:value-type="float">
            <text:p>28.08786</text:p>
          </table:table-cell>
          <table:table-cell office:value-type="float" office:value="27.827" calcext:value-type="float">
            <text:p>27.827</text:p>
          </table:table-cell>
          <table:table-cell office:value-type="float" office:value="24.8302" calcext:value-type="float">
            <text:p>24.8302</text:p>
          </table:table-cell>
          <table:table-cell office:value-type="float" office:value="24.57574" calcext:value-type="float">
            <text:p>24.57574</text:p>
          </table:table-cell>
          <table:table-cell office:value-type="float" office:value="21.28168" calcext:value-type="float">
            <text:p>21.28168</text:p>
          </table:table-cell>
          <table:table-cell office:value-type="float" office:value="21.02908" calcext:value-type="float">
            <text:p>21.02908</text:p>
          </table:table-cell>
          <table:table-cell office:value-type="float" office:value="18.7597" calcext:value-type="float">
            <text:p>18.7597</text:p>
          </table:table-cell>
          <table:table-cell office:value-type="float" office:value="18.53174" calcext:value-type="float">
            <text:p>18.53174</text:p>
          </table:table-cell>
          <table:table-cell office:value-type="float" office:value="16.82507" calcext:value-type="float">
            <text:p>16.82507</text:p>
          </table:table-cell>
          <table:table-cell office:value-type="float" office:value="16.63657" calcext:value-type="float">
            <text:p>16.63657</text:p>
          </table:table-cell>
          <table:table-cell office:value-type="float" office:value="15.40164" calcext:value-type="float">
            <text:p>15.40164</text:p>
          </table:table-cell>
          <table:table-cell office:value-type="float" office:value="15.25003" calcext:value-type="float">
            <text:p>15.25003</text:p>
          </table:table-cell>
          <table:table-cell office:value-type="float" office:value="14.61023" calcext:value-type="float">
            <text:p>14.61023</text:p>
          </table:table-cell>
          <table:table-cell office:value-type="float" office:value="14.47916" calcext:value-type="float">
            <text:p>14.47916</text:p>
          </table:table-cell>
          <table:table-cell office:value-type="float" office:value="48.12643" calcext:value-type="float">
            <text:p>48.12643</text:p>
          </table:table-cell>
          <table:table-cell office:value-type="float" office:value="22.91159" calcext:value-type="float">
            <text:p>22.911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5" calcext:value-type="float">
            <text:p>28062005</text:p>
          </table:table-cell>
          <table:table-cell office:value-type="float" office:value="27.89748" calcext:value-type="float">
            <text:p>27.89748</text:p>
          </table:table-cell>
          <table:table-cell office:value-type="float" office:value="32.68" calcext:value-type="float">
            <text:p>32.68</text:p>
          </table:table-cell>
          <table:table-cell office:value-type="float" office:value="21.77" calcext:value-type="float">
            <text:p>21.77</text:p>
          </table:table-cell>
          <table:table-cell office:value-type="float" office:value="1.973865" calcext:value-type="float">
            <text:p>1.973865</text:p>
          </table:table-cell>
          <table:table-cell office:value-type="float" office:value="1.462958" calcext:value-type="float">
            <text:p>1.462958</text:p>
          </table:table-cell>
          <table:table-cell office:value-type="float" office:value="407.34" calcext:value-type="float">
            <text:p>407.34</text:p>
          </table:table-cell>
          <table:table-cell office:value-type="float" office:value="0" calcext:value-type="float">
            <text:p>0</text:p>
          </table:table-cell>
          <table:table-cell office:value-type="float" office:value="58.42853" calcext:value-type="float">
            <text:p>58.42853</text:p>
          </table:table-cell>
          <table:table-cell office:value-type="float" office:value="21.91061" calcext:value-type="float">
            <text:p>21.91061</text:p>
          </table:table-cell>
          <table:table-cell office:value-type="float" office:value="46.36917" calcext:value-type="float">
            <text:p>46.36917</text:p>
          </table:table-cell>
          <table:table-cell office:value-type="float" office:value="25.03983" calcext:value-type="float">
            <text:p>25.03983</text:p>
          </table:table-cell>
          <table:table-cell office:value-type="float" office:value="41.06754" calcext:value-type="float">
            <text:p>41.06754</text:p>
          </table:table-cell>
          <table:table-cell office:value-type="float" office:value="26.63846" calcext:value-type="float">
            <text:p>26.63846</text:p>
          </table:table-cell>
          <table:table-cell office:value-type="float" office:value="36.95901" calcext:value-type="float">
            <text:p>36.95901</text:p>
          </table:table-cell>
          <table:table-cell office:value-type="float" office:value="27.69073" calcext:value-type="float">
            <text:p>27.69073</text:p>
          </table:table-cell>
          <table:table-cell office:value-type="float" office:value="34.49164" calcext:value-type="float">
            <text:p>34.49164</text:p>
          </table:table-cell>
          <table:table-cell office:value-type="float" office:value="28.19101" calcext:value-type="float">
            <text:p>28.19101</text:p>
          </table:table-cell>
          <table:table-cell office:value-type="float" office:value="32.10684" calcext:value-type="float">
            <text:p>32.10684</text:p>
          </table:table-cell>
          <table:table-cell office:value-type="float" office:value="28.52167" calcext:value-type="float">
            <text:p>28.52167</text:p>
          </table:table-cell>
          <table:table-cell office:value-type="float" office:value="30.32974" calcext:value-type="float">
            <text:p>30.32974</text:p>
          </table:table-cell>
          <table:table-cell office:value-type="float" office:value="28.29773" calcext:value-type="float">
            <text:p>28.29773</text:p>
          </table:table-cell>
          <table:table-cell office:value-type="float" office:value="27.95981" calcext:value-type="float">
            <text:p>27.95981</text:p>
          </table:table-cell>
          <table:table-cell office:value-type="float" office:value="27.51144" calcext:value-type="float">
            <text:p>27.51144</text:p>
          </table:table-cell>
          <table:table-cell office:value-type="float" office:value="24.89444" calcext:value-type="float">
            <text:p>24.89444</text:p>
          </table:table-cell>
          <table:table-cell office:value-type="float" office:value="24.83203" calcext:value-type="float">
            <text:p>24.83203</text:p>
          </table:table-cell>
          <table:table-cell office:value-type="float" office:value="21.50815" calcext:value-type="float">
            <text:p>21.50815</text:p>
          </table:table-cell>
          <table:table-cell office:value-type="float" office:value="21.28421" calcext:value-type="float">
            <text:p>21.28421</text:p>
          </table:table-cell>
          <table:table-cell office:value-type="float" office:value="18.98199" calcext:value-type="float">
            <text:p>18.98199</text:p>
          </table:table-cell>
          <table:table-cell office:value-type="float" office:value="18.76208" calcext:value-type="float">
            <text:p>18.76208</text:p>
          </table:table-cell>
          <table:table-cell office:value-type="float" office:value="17.01627" calcext:value-type="float">
            <text:p>17.01627</text:p>
          </table:table-cell>
          <table:table-cell office:value-type="float" office:value="16.82706" calcext:value-type="float">
            <text:p>16.82706</text:p>
          </table:table-cell>
          <table:table-cell office:value-type="float" office:value="15.5582" calcext:value-type="float">
            <text:p>15.5582</text:p>
          </table:table-cell>
          <table:table-cell office:value-type="float" office:value="15.40323" calcext:value-type="float">
            <text:p>15.40323</text:p>
          </table:table-cell>
          <table:table-cell office:value-type="float" office:value="14.74588" calcext:value-type="float">
            <text:p>14.74588</text:p>
          </table:table-cell>
          <table:table-cell office:value-type="float" office:value="14.61163" calcext:value-type="float">
            <text:p>14.61163</text:p>
          </table:table-cell>
          <table:table-cell office:value-type="float" office:value="58.42841" calcext:value-type="float">
            <text:p>58.42841</text:p>
          </table:table-cell>
          <table:table-cell office:value-type="float" office:value="21.91064" calcext:value-type="float">
            <text:p>21.910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5" calcext:value-type="float">
            <text:p>29062005</text:p>
          </table:table-cell>
          <table:table-cell office:value-type="float" office:value="19.8072" calcext:value-type="float">
            <text:p>19.8072</text:p>
          </table:table-cell>
          <table:table-cell office:value-type="float" office:value="34.39" calcext:value-type="float">
            <text:p>34.39</text:p>
          </table:table-cell>
          <table:table-cell office:value-type="float" office:value="19.84" calcext:value-type="float">
            <text:p>19.84</text:p>
          </table:table-cell>
          <table:table-cell office:value-type="float" office:value="1.977379" calcext:value-type="float">
            <text:p>1.977379</text:p>
          </table:table-cell>
          <table:table-cell office:value-type="float" office:value="1.346274" calcext:value-type="float">
            <text:p>1.346274</text:p>
          </table:table-cell>
          <table:table-cell office:value-type="float" office:value="356.76" calcext:value-type="float">
            <text:p>356.76</text:p>
          </table:table-cell>
          <table:table-cell office:value-type="float" office:value="0.6" calcext:value-type="float">
            <text:p>0.6</text:p>
          </table:table-cell>
          <table:table-cell office:value-type="float" office:value="58.70343" calcext:value-type="float">
            <text:p>58.70343</text:p>
          </table:table-cell>
          <table:table-cell office:value-type="float" office:value="21.99265" calcext:value-type="float">
            <text:p>21.99265</text:p>
          </table:table-cell>
          <table:table-cell office:value-type="float" office:value="45.87091" calcext:value-type="float">
            <text:p>45.87091</text:p>
          </table:table-cell>
          <table:table-cell office:value-type="float" office:value="27.46918" calcext:value-type="float">
            <text:p>27.46918</text:p>
          </table:table-cell>
          <table:table-cell office:value-type="float" office:value="40.63834" calcext:value-type="float">
            <text:p>40.63834</text:p>
          </table:table-cell>
          <table:table-cell office:value-type="float" office:value="29.62097" calcext:value-type="float">
            <text:p>29.62097</text:p>
          </table:table-cell>
          <table:table-cell office:value-type="float" office:value="36.65018" calcext:value-type="float">
            <text:p>36.65018</text:p>
          </table:table-cell>
          <table:table-cell office:value-type="float" office:value="30.26834" calcext:value-type="float">
            <text:p>30.26834</text:p>
          </table:table-cell>
          <table:table-cell office:value-type="float" office:value="34.35559" calcext:value-type="float">
            <text:p>34.35559</text:p>
          </table:table-cell>
          <table:table-cell office:value-type="float" office:value="30.31308" calcext:value-type="float">
            <text:p>30.31308</text:p>
          </table:table-cell>
          <table:table-cell office:value-type="float" office:value="32.1069" calcext:value-type="float">
            <text:p>32.1069</text:p>
          </table:table-cell>
          <table:table-cell office:value-type="float" office:value="30.09641" calcext:value-type="float">
            <text:p>30.09641</text:p>
          </table:table-cell>
          <table:table-cell office:value-type="float" office:value="30.47769" calcext:value-type="float">
            <text:p>30.47769</text:p>
          </table:table-cell>
          <table:table-cell office:value-type="float" office:value="29.37527" calcext:value-type="float">
            <text:p>29.37527</text:p>
          </table:table-cell>
          <table:table-cell office:value-type="float" office:value="28.14517" calcext:value-type="float">
            <text:p>28.14517</text:p>
          </table:table-cell>
          <table:table-cell office:value-type="float" office:value="27.76743" calcext:value-type="float">
            <text:p>27.76743</text:p>
          </table:table-cell>
          <table:table-cell office:value-type="float" office:value="25.07083" calcext:value-type="float">
            <text:p>25.07083</text:p>
          </table:table-cell>
          <table:table-cell office:value-type="float" office:value="24.89563" calcext:value-type="float">
            <text:p>24.89563</text:p>
          </table:table-cell>
          <table:table-cell office:value-type="float" office:value="21.70789" calcext:value-type="float">
            <text:p>21.70789</text:p>
          </table:table-cell>
          <table:table-cell office:value-type="float" office:value="21.51022" calcext:value-type="float">
            <text:p>21.51022</text:p>
          </table:table-cell>
          <table:table-cell office:value-type="float" office:value="19.1904" calcext:value-type="float">
            <text:p>19.1904</text:p>
          </table:table-cell>
          <table:table-cell office:value-type="float" office:value="18.98425" calcext:value-type="float">
            <text:p>18.98425</text:p>
          </table:table-cell>
          <table:table-cell office:value-type="float" office:value="17.20615" calcext:value-type="float">
            <text:p>17.20615</text:p>
          </table:table-cell>
          <table:table-cell office:value-type="float" office:value="17.01822" calcext:value-type="float">
            <text:p>17.01822</text:p>
          </table:table-cell>
          <table:table-cell office:value-type="float" office:value="15.71756" calcext:value-type="float">
            <text:p>15.71756</text:p>
          </table:table-cell>
          <table:table-cell office:value-type="float" office:value="15.55984" calcext:value-type="float">
            <text:p>15.55984</text:p>
          </table:table-cell>
          <table:table-cell office:value-type="float" office:value="14.88486" calcext:value-type="float">
            <text:p>14.88486</text:p>
          </table:table-cell>
          <table:table-cell office:value-type="float" office:value="14.74731" calcext:value-type="float">
            <text:p>14.74731</text:p>
          </table:table-cell>
          <table:table-cell office:value-type="float" office:value="58.70328" calcext:value-type="float">
            <text:p>58.70328</text:p>
          </table:table-cell>
          <table:table-cell office:value-type="float" office:value="22.1069" calcext:value-type="float">
            <text:p>22.10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5" calcext:value-type="float">
            <text:p>30062005</text:p>
          </table:table-cell>
          <table:table-cell office:value-type="float" office:value="29.7396" calcext:value-type="float">
            <text:p>29.7396</text:p>
          </table:table-cell>
          <table:table-cell office:value-type="float" office:value="29.36" calcext:value-type="float">
            <text:p>29.36</text:p>
          </table:table-cell>
          <table:table-cell office:value-type="float" office:value="16.25" calcext:value-type="float">
            <text:p>16.25</text:p>
          </table:table-cell>
          <table:table-cell office:value-type="float" office:value="1.715294" calcext:value-type="float">
            <text:p>1.715294</text:p>
          </table:table-cell>
          <table:table-cell office:value-type="float" office:value="1.062478" calcext:value-type="float">
            <text:p>1.062478</text:p>
          </table:table-cell>
          <table:table-cell office:value-type="float" office:value="210.78" calcext:value-type="float">
            <text:p>210.78</text:p>
          </table:table-cell>
          <table:table-cell office:value-type="float" office:value="0" calcext:value-type="float">
            <text:p>0</text:p>
          </table:table-cell>
          <table:table-cell office:value-type="float" office:value="56.10526" calcext:value-type="float">
            <text:p>56.10526</text:p>
          </table:table-cell>
          <table:table-cell office:value-type="float" office:value="19.58432" calcext:value-type="float">
            <text:p>19.58432</text:p>
          </table:table-cell>
          <table:table-cell office:value-type="float" office:value="45.1264" calcext:value-type="float">
            <text:p>45.1264</text:p>
          </table:table-cell>
          <table:table-cell office:value-type="float" office:value="23.97824" calcext:value-type="float">
            <text:p>23.97824</text:p>
          </table:table-cell>
          <table:table-cell office:value-type="float" office:value="40.23431" calcext:value-type="float">
            <text:p>40.23431</text:p>
          </table:table-cell>
          <table:table-cell office:value-type="float" office:value="26.3934" calcext:value-type="float">
            <text:p>26.3934</text:p>
          </table:table-cell>
          <table:table-cell office:value-type="float" office:value="36.49875" calcext:value-type="float">
            <text:p>36.49875</text:p>
          </table:table-cell>
          <table:table-cell office:value-type="float" office:value="28.0177" calcext:value-type="float">
            <text:p>28.0177</text:p>
          </table:table-cell>
          <table:table-cell office:value-type="float" office:value="34.26523" calcext:value-type="float">
            <text:p>34.26523</text:p>
          </table:table-cell>
          <table:table-cell office:value-type="float" office:value="28.76923" calcext:value-type="float">
            <text:p>28.76923</text:p>
          </table:table-cell>
          <table:table-cell office:value-type="float" office:value="32.06302" calcext:value-type="float">
            <text:p>32.06302</text:p>
          </table:table-cell>
          <table:table-cell office:value-type="float" office:value="29.22635" calcext:value-type="float">
            <text:p>29.22635</text:p>
          </table:table-cell>
          <table:table-cell office:value-type="float" office:value="30.44791" calcext:value-type="float">
            <text:p>30.44791</text:p>
          </table:table-cell>
          <table:table-cell office:value-type="float" office:value="28.91162" calcext:value-type="float">
            <text:p>28.91162</text:p>
          </table:table-cell>
          <table:table-cell office:value-type="float" office:value="28.22403" calcext:value-type="float">
            <text:p>28.22403</text:p>
          </table:table-cell>
          <table:table-cell office:value-type="float" office:value="27.95688" calcext:value-type="float">
            <text:p>27.95688</text:p>
          </table:table-cell>
          <table:table-cell office:value-type="float" office:value="25.22668" calcext:value-type="float">
            <text:p>25.22668</text:p>
          </table:table-cell>
          <table:table-cell office:value-type="float" office:value="25.07315" calcext:value-type="float">
            <text:p>25.07315</text:p>
          </table:table-cell>
          <table:table-cell office:value-type="float" office:value="21.90338" calcext:value-type="float">
            <text:p>21.90338</text:p>
          </table:table-cell>
          <table:table-cell office:value-type="float" office:value="21.7099" calcext:value-type="float">
            <text:p>21.7099</text:p>
          </table:table-cell>
          <table:table-cell office:value-type="float" office:value="19.38968" calcext:value-type="float">
            <text:p>19.38968</text:p>
          </table:table-cell>
          <table:table-cell office:value-type="float" office:value="19.19247" calcext:value-type="float">
            <text:p>19.19247</text:p>
          </table:table-cell>
          <table:table-cell office:value-type="float" office:value="17.39267" calcext:value-type="float">
            <text:p>17.39267</text:p>
          </table:table-cell>
          <table:table-cell office:value-type="float" office:value="17.2081" calcext:value-type="float">
            <text:p>17.2081</text:p>
          </table:table-cell>
          <table:table-cell office:value-type="float" office:value="15.87869" calcext:value-type="float">
            <text:p>15.87869</text:p>
          </table:table-cell>
          <table:table-cell office:value-type="float" office:value="15.71924" calcext:value-type="float">
            <text:p>15.71924</text:p>
          </table:table-cell>
          <table:table-cell office:value-type="float" office:value="15.02673" calcext:value-type="float">
            <text:p>15.02673</text:p>
          </table:table-cell>
          <table:table-cell office:value-type="float" office:value="14.88629" calcext:value-type="float">
            <text:p>14.88629</text:p>
          </table:table-cell>
          <table:table-cell office:value-type="float" office:value="56.10513" calcext:value-type="float">
            <text:p>56.10513</text:p>
          </table:table-cell>
          <table:table-cell office:value-type="float" office:value="19.58435" calcext:value-type="float">
            <text:p>19.584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5" calcext:value-type="float">
            <text:p>1072005</text:p>
          </table:table-cell>
          <table:table-cell office:value-type="float" office:value="28.95156" calcext:value-type="float">
            <text:p>28.95156</text:p>
          </table:table-cell>
          <table:table-cell office:value-type="float" office:value="27.68" calcext:value-type="float">
            <text:p>27.68</text:p>
          </table:table-cell>
          <table:table-cell office:value-type="float" office:value="14.22" calcext:value-type="float">
            <text:p>14.22</text:p>
          </table:table-cell>
          <table:table-cell office:value-type="float" office:value="1.588914" calcext:value-type="float">
            <text:p>1.588914</text:p>
          </table:table-cell>
          <table:table-cell office:value-type="float" office:value="1.193352" calcext:value-type="float">
            <text:p>1.193352</text:p>
          </table:table-cell>
          <table:table-cell office:value-type="float" office:value="151.02" calcext:value-type="float">
            <text:p>151.02</text:p>
          </table:table-cell>
          <table:table-cell office:value-type="float" office:value="0" calcext:value-type="float">
            <text:p>0</text:p>
          </table:table-cell>
          <table:table-cell office:value-type="float" office:value="53.89215" calcext:value-type="float">
            <text:p>53.89215</text:p>
          </table:table-cell>
          <table:table-cell office:value-type="float" office:value="16.95807" calcext:value-type="float">
            <text:p>16.95807</text:p>
          </table:table-cell>
          <table:table-cell office:value-type="float" office:value="43.33908" calcext:value-type="float">
            <text:p>43.33908</text:p>
          </table:table-cell>
          <table:table-cell office:value-type="float" office:value="22.58887" calcext:value-type="float">
            <text:p>22.58887</text:p>
          </table:table-cell>
          <table:table-cell office:value-type="float" office:value="38.84891" calcext:value-type="float">
            <text:p>38.84891</text:p>
          </table:table-cell>
          <table:table-cell office:value-type="float" office:value="25.55768" calcext:value-type="float">
            <text:p>25.55768</text:p>
          </table:table-cell>
          <table:table-cell office:value-type="float" office:value="35.40134" calcext:value-type="float">
            <text:p>35.40134</text:p>
          </table:table-cell>
          <table:table-cell office:value-type="float" office:value="27.51535" calcext:value-type="float">
            <text:p>27.51535</text:p>
          </table:table-cell>
          <table:table-cell office:value-type="float" office:value="33.3952" calcext:value-type="float">
            <text:p>33.3952</text:p>
          </table:table-cell>
          <table:table-cell office:value-type="float" office:value="28.439" calcext:value-type="float">
            <text:p>28.439</text:p>
          </table:table-cell>
          <table:table-cell office:value-type="float" office:value="31.77994" calcext:value-type="float">
            <text:p>31.77994</text:p>
          </table:table-cell>
          <table:table-cell office:value-type="float" office:value="29.0408" calcext:value-type="float">
            <text:p>29.0408</text:p>
          </table:table-cell>
          <table:table-cell office:value-type="float" office:value="30.44449" calcext:value-type="float">
            <text:p>30.44449</text:p>
          </table:table-cell>
          <table:table-cell office:value-type="float" office:value="28.80637" calcext:value-type="float">
            <text:p>28.80637</text:p>
          </table:table-cell>
          <table:table-cell office:value-type="float" office:value="28.23892" calcext:value-type="float">
            <text:p>28.23892</text:p>
          </table:table-cell>
          <table:table-cell office:value-type="float" office:value="27.9548" calcext:value-type="float">
            <text:p>27.9548</text:p>
          </table:table-cell>
          <table:table-cell office:value-type="float" office:value="25.34039" calcext:value-type="float">
            <text:p>25.34039</text:p>
          </table:table-cell>
          <table:table-cell office:value-type="float" office:value="25.22833" calcext:value-type="float">
            <text:p>25.22833</text:p>
          </table:table-cell>
          <table:table-cell office:value-type="float" office:value="22.08423" calcext:value-type="float">
            <text:p>22.08423</text:p>
          </table:table-cell>
          <table:table-cell office:value-type="float" office:value="21.90533" calcext:value-type="float">
            <text:p>21.90533</text:p>
          </table:table-cell>
          <table:table-cell office:value-type="float" office:value="19.58105" calcext:value-type="float">
            <text:p>19.58105</text:p>
          </table:table-cell>
          <table:table-cell office:value-type="float" office:value="19.39172" calcext:value-type="float">
            <text:p>19.39172</text:p>
          </table:table-cell>
          <table:table-cell office:value-type="float" office:value="17.57587" calcext:value-type="float">
            <text:p>17.57587</text:p>
          </table:table-cell>
          <table:table-cell office:value-type="float" office:value="17.39459" calcext:value-type="float">
            <text:p>17.39459</text:p>
          </table:table-cell>
          <table:table-cell office:value-type="float" office:value="16.04062" calcext:value-type="float">
            <text:p>16.04062</text:p>
          </table:table-cell>
          <table:table-cell office:value-type="float" office:value="15.8804" calcext:value-type="float">
            <text:p>15.8804</text:p>
          </table:table-cell>
          <table:table-cell office:value-type="float" office:value="15.17035" calcext:value-type="float">
            <text:p>15.17035</text:p>
          </table:table-cell>
          <table:table-cell office:value-type="float" office:value="15.0282" calcext:value-type="float">
            <text:p>15.0282</text:p>
          </table:table-cell>
          <table:table-cell office:value-type="float" office:value="53.89203" calcext:value-type="float">
            <text:p>53.89203</text:p>
          </table:table-cell>
          <table:table-cell office:value-type="float" office:value="16.9581" calcext:value-type="float">
            <text:p>16.95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5" calcext:value-type="float">
            <text:p>2072005</text:p>
          </table:table-cell>
          <table:table-cell office:value-type="float" office:value="29.27484" calcext:value-type="float">
            <text:p>29.27484</text:p>
          </table:table-cell>
          <table:table-cell office:value-type="float" office:value="31.04" calcext:value-type="float">
            <text:p>31.04</text:p>
          </table:table-cell>
          <table:table-cell office:value-type="float" office:value="16.88" calcext:value-type="float">
            <text:p>16.88</text:p>
          </table:table-cell>
          <table:table-cell office:value-type="float" office:value="1.708776" calcext:value-type="float">
            <text:p>1.708776</text:p>
          </table:table-cell>
          <table:table-cell office:value-type="float" office:value="1.326372" calcext:value-type="float">
            <text:p>1.326372</text:p>
          </table:table-cell>
          <table:table-cell office:value-type="float" office:value="380.232" calcext:value-type="float">
            <text:p>380.232</text:p>
          </table:table-cell>
          <table:table-cell office:value-type="float" office:value="0.2" calcext:value-type="float">
            <text:p>0.2</text:p>
          </table:table-cell>
          <table:table-cell office:value-type="float" office:value="58.35861" calcext:value-type="float">
            <text:p>58.35861</text:p>
          </table:table-cell>
          <table:table-cell office:value-type="float" office:value="18.69254" calcext:value-type="float">
            <text:p>18.69254</text:p>
          </table:table-cell>
          <table:table-cell office:value-type="float" office:value="46.26077" calcext:value-type="float">
            <text:p>46.26077</text:p>
          </table:table-cell>
          <table:table-cell office:value-type="float" office:value="23.45575" calcext:value-type="float">
            <text:p>23.45575</text:p>
          </table:table-cell>
          <table:table-cell office:value-type="float" office:value="40.97522" calcext:value-type="float">
            <text:p>40.97522</text:p>
          </table:table-cell>
          <table:table-cell office:value-type="float" office:value="25.96985" calcext:value-type="float">
            <text:p>25.96985</text:p>
          </table:table-cell>
          <table:table-cell office:value-type="float" office:value="36.94504" calcext:value-type="float">
            <text:p>36.94504</text:p>
          </table:table-cell>
          <table:table-cell office:value-type="float" office:value="27.62598" calcext:value-type="float">
            <text:p>27.62598</text:p>
          </table:table-cell>
          <table:table-cell office:value-type="float" office:value="34.54083" calcext:value-type="float">
            <text:p>34.54083</text:p>
          </table:table-cell>
          <table:table-cell office:value-type="float" office:value="28.40021" calcext:value-type="float">
            <text:p>28.40021</text:p>
          </table:table-cell>
          <table:table-cell office:value-type="float" office:value="32.21552" calcext:value-type="float">
            <text:p>32.21552</text:p>
          </table:table-cell>
          <table:table-cell office:value-type="float" office:value="28.9097" calcext:value-type="float">
            <text:p>28.9097</text:p>
          </table:table-cell>
          <table:table-cell office:value-type="float" office:value="30.53339" calcext:value-type="float">
            <text:p>30.53339</text:p>
          </table:table-cell>
          <table:table-cell office:value-type="float" office:value="28.68372" calcext:value-type="float">
            <text:p>28.68372</text:p>
          </table:table-cell>
          <table:table-cell office:value-type="float" office:value="28.13382" calcext:value-type="float">
            <text:p>28.13382</text:p>
          </table:table-cell>
          <table:table-cell office:value-type="float" office:value="27.8811" calcext:value-type="float">
            <text:p>27.8811</text:p>
          </table:table-cell>
          <table:table-cell office:value-type="float" office:value="25.40988" calcext:value-type="float">
            <text:p>25.40988</text:p>
          </table:table-cell>
          <table:table-cell office:value-type="float" office:value="25.34146" calcext:value-type="float">
            <text:p>25.34146</text:p>
          </table:table-cell>
          <table:table-cell office:value-type="float" office:value="22.24518" calcext:value-type="float">
            <text:p>22.24518</text:p>
          </table:table-cell>
          <table:table-cell office:value-type="float" office:value="22.08603" calcext:value-type="float">
            <text:p>22.08603</text:p>
          </table:table-cell>
          <table:table-cell office:value-type="float" office:value="19.76321" calcext:value-type="float">
            <text:p>19.76321</text:p>
          </table:table-cell>
          <table:table-cell office:value-type="float" office:value="19.58301" calcext:value-type="float">
            <text:p>19.58301</text:p>
          </table:table-cell>
          <table:table-cell office:value-type="float" office:value="17.75552" calcext:value-type="float">
            <text:p>17.75552</text:p>
          </table:table-cell>
          <table:table-cell office:value-type="float" office:value="17.57776" calcext:value-type="float">
            <text:p>17.57776</text:p>
          </table:table-cell>
          <table:table-cell office:value-type="float" office:value="16.20255" calcext:value-type="float">
            <text:p>16.20255</text:p>
          </table:table-cell>
          <table:table-cell office:value-type="float" office:value="16.04233" calcext:value-type="float">
            <text:p>16.04233</text:p>
          </table:table-cell>
          <table:table-cell office:value-type="float" office:value="15.31644" calcext:value-type="float">
            <text:p>15.31644</text:p>
          </table:table-cell>
          <table:table-cell office:value-type="float" office:value="15.17184" calcext:value-type="float">
            <text:p>15.17184</text:p>
          </table:table-cell>
          <table:table-cell office:value-type="float" office:value="58.35849" calcext:value-type="float">
            <text:p>58.35849</text:p>
          </table:table-cell>
          <table:table-cell office:value-type="float" office:value="18.6926" calcext:value-type="float">
            <text:p>18.69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5" calcext:value-type="float">
            <text:p>3072005</text:p>
          </table:table-cell>
          <table:table-cell office:value-type="float" office:value="16.7328" calcext:value-type="float">
            <text:p>16.7328</text:p>
          </table:table-cell>
          <table:table-cell office:value-type="float" office:value="30.01" calcext:value-type="float">
            <text:p>30.01</text:p>
          </table:table-cell>
          <table:table-cell office:value-type="float" office:value="20.78" calcext:value-type="float">
            <text:p>20.78</text:p>
          </table:table-cell>
          <table:table-cell office:value-type="float" office:value="2.179209" calcext:value-type="float">
            <text:p>2.179209</text:p>
          </table:table-cell>
          <table:table-cell office:value-type="float" office:value="1.554766" calcext:value-type="float">
            <text:p>1.554766</text:p>
          </table:table-cell>
          <table:table-cell office:value-type="float" office:value="289.224" calcext:value-type="float">
            <text:p>289.224</text:p>
          </table:table-cell>
          <table:table-cell office:value-type="float" office:value="0" calcext:value-type="float">
            <text:p>0</text:p>
          </table:table-cell>
          <table:table-cell office:value-type="float" office:value="48.61957" calcext:value-type="float">
            <text:p>48.61957</text:p>
          </table:table-cell>
          <table:table-cell office:value-type="float" office:value="22.77646" calcext:value-type="float">
            <text:p>22.77646</text:p>
          </table:table-cell>
          <table:table-cell office:value-type="float" office:value="40.90836" calcext:value-type="float">
            <text:p>40.90836</text:p>
          </table:table-cell>
          <table:table-cell office:value-type="float" office:value="26.53482" calcext:value-type="float">
            <text:p>26.53482</text:p>
          </table:table-cell>
          <table:table-cell office:value-type="float" office:value="37.03616" calcext:value-type="float">
            <text:p>37.03616</text:p>
          </table:table-cell>
          <table:table-cell office:value-type="float" office:value="28.49356" calcext:value-type="float">
            <text:p>28.49356</text:p>
          </table:table-cell>
          <table:table-cell office:value-type="float" office:value="34.38654" calcext:value-type="float">
            <text:p>34.38654</text:p>
          </table:table-cell>
          <table:table-cell office:value-type="float" office:value="29.60175" calcext:value-type="float">
            <text:p>29.60175</text:p>
          </table:table-cell>
          <table:table-cell office:value-type="float" office:value="32.88223" calcext:value-type="float">
            <text:p>32.88223</text:p>
          </table:table-cell>
          <table:table-cell office:value-type="float" office:value="29.99911" calcext:value-type="float">
            <text:p>29.99911</text:p>
          </table:table-cell>
          <table:table-cell office:value-type="float" office:value="32.06247" calcext:value-type="float">
            <text:p>32.06247</text:p>
          </table:table-cell>
          <table:table-cell office:value-type="float" office:value="30.08691" calcext:value-type="float">
            <text:p>30.08691</text:p>
          </table:table-cell>
          <table:table-cell office:value-type="float" office:value="30.54303" calcext:value-type="float">
            <text:p>30.54303</text:p>
          </table:table-cell>
          <table:table-cell office:value-type="float" office:value="29.49579" calcext:value-type="float">
            <text:p>29.49579</text:p>
          </table:table-cell>
          <table:table-cell office:value-type="float" office:value="28.3443" calcext:value-type="float">
            <text:p>28.3443</text:p>
          </table:table-cell>
          <table:table-cell office:value-type="float" office:value="28.12122" calcext:value-type="float">
            <text:p>28.12122</text:p>
          </table:table-cell>
          <table:table-cell office:value-type="float" office:value="25.56171" calcext:value-type="float">
            <text:p>25.56171</text:p>
          </table:table-cell>
          <table:table-cell office:value-type="float" office:value="25.4111" calcext:value-type="float">
            <text:p>25.4111</text:p>
          </table:table-cell>
          <table:table-cell office:value-type="float" office:value="22.39951" calcext:value-type="float">
            <text:p>22.39951</text:p>
          </table:table-cell>
          <table:table-cell office:value-type="float" office:value="22.24677" calcext:value-type="float">
            <text:p>22.24677</text:p>
          </table:table-cell>
          <table:table-cell office:value-type="float" office:value="19.93573" calcext:value-type="float">
            <text:p>19.93573</text:p>
          </table:table-cell>
          <table:table-cell office:value-type="float" office:value="19.76508" calcext:value-type="float">
            <text:p>19.76508</text:p>
          </table:table-cell>
          <table:table-cell office:value-type="float" office:value="17.9306" calcext:value-type="float">
            <text:p>17.9306</text:p>
          </table:table-cell>
          <table:table-cell office:value-type="float" office:value="17.75739" calcext:value-type="float">
            <text:p>17.75739</text:p>
          </table:table-cell>
          <table:table-cell office:value-type="float" office:value="16.36441" calcext:value-type="float">
            <text:p>16.36441</text:p>
          </table:table-cell>
          <table:table-cell office:value-type="float" office:value="16.20422" calcext:value-type="float">
            <text:p>16.20422</text:p>
          </table:table-cell>
          <table:table-cell office:value-type="float" office:value="15.4635" calcext:value-type="float">
            <text:p>15.4635</text:p>
          </table:table-cell>
          <table:table-cell office:value-type="float" office:value="15.31796" calcext:value-type="float">
            <text:p>15.31796</text:p>
          </table:table-cell>
          <table:table-cell office:value-type="float" office:value="48.61948" calcext:value-type="float">
            <text:p>48.61948</text:p>
          </table:table-cell>
          <table:table-cell office:value-type="float" office:value="22.77652" calcext:value-type="float">
            <text:p>22.776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5" calcext:value-type="float">
            <text:p>4072005</text:p>
          </table:table-cell>
          <table:table-cell office:value-type="float" office:value="28.45692" calcext:value-type="float">
            <text:p>28.45692</text:p>
          </table:table-cell>
          <table:table-cell office:value-type="float" office:value="29.22" calcext:value-type="float">
            <text:p>29.22</text:p>
          </table:table-cell>
          <table:table-cell office:value-type="float" office:value="16.61" calcext:value-type="float">
            <text:p>16.61</text:p>
          </table:table-cell>
          <table:table-cell office:value-type="float" office:value="2.119002" calcext:value-type="float">
            <text:p>2.119002</text:p>
          </table:table-cell>
          <table:table-cell office:value-type="float" office:value="1.020364" calcext:value-type="float">
            <text:p>1.020364</text:p>
          </table:table-cell>
          <table:table-cell office:value-type="float" office:value="206.892" calcext:value-type="float">
            <text:p>206.892</text:p>
          </table:table-cell>
          <table:table-cell office:value-type="float" office:value="0" calcext:value-type="float">
            <text:p>0</text:p>
          </table:table-cell>
          <table:table-cell office:value-type="float" office:value="55.16214" calcext:value-type="float">
            <text:p>55.16214</text:p>
          </table:table-cell>
          <table:table-cell office:value-type="float" office:value="20.46851" calcext:value-type="float">
            <text:p>20.46851</text:p>
          </table:table-cell>
          <table:table-cell office:value-type="float" office:value="44.16196" calcext:value-type="float">
            <text:p>44.16196</text:p>
          </table:table-cell>
          <table:table-cell office:value-type="float" office:value="25.16467" calcext:value-type="float">
            <text:p>25.16467</text:p>
          </table:table-cell>
          <table:table-cell office:value-type="float" office:value="39.4599" calcext:value-type="float">
            <text:p>39.4599</text:p>
          </table:table-cell>
          <table:table-cell office:value-type="float" office:value="27.00699" calcext:value-type="float">
            <text:p>27.00699</text:p>
          </table:table-cell>
          <table:table-cell office:value-type="float" office:value="36.0235" calcext:value-type="float">
            <text:p>36.0235</text:p>
          </table:table-cell>
          <table:table-cell office:value-type="float" office:value="28.26617" calcext:value-type="float">
            <text:p>28.26617</text:p>
          </table:table-cell>
          <table:table-cell office:value-type="float" office:value="33.95236" calcext:value-type="float">
            <text:p>33.95236</text:p>
          </table:table-cell>
          <table:table-cell office:value-type="float" office:value="28.83688" calcext:value-type="float">
            <text:p>28.83688</text:p>
          </table:table-cell>
          <table:table-cell office:value-type="float" office:value="31.91327" calcext:value-type="float">
            <text:p>31.91327</text:p>
          </table:table-cell>
          <table:table-cell office:value-type="float" office:value="29.18527" calcext:value-type="float">
            <text:p>29.18527</text:p>
          </table:table-cell>
          <table:table-cell office:value-type="float" office:value="30.41614" calcext:value-type="float">
            <text:p>30.41614</text:p>
          </table:table-cell>
          <table:table-cell office:value-type="float" office:value="28.92139" calcext:value-type="float">
            <text:p>28.92139</text:p>
          </table:table-cell>
          <table:table-cell office:value-type="float" office:value="28.36725" calcext:value-type="float">
            <text:p>28.36725</text:p>
          </table:table-cell>
          <table:table-cell office:value-type="float" office:value="28.10037" calcext:value-type="float">
            <text:p>28.10037</text:p>
          </table:table-cell>
          <table:table-cell office:value-type="float" office:value="25.65067" calcext:value-type="float">
            <text:p>25.65067</text:p>
          </table:table-cell>
          <table:table-cell office:value-type="float" office:value="25.56335" calcext:value-type="float">
            <text:p>25.56335</text:p>
          </table:table-cell>
          <table:table-cell office:value-type="float" office:value="22.55063" calcext:value-type="float">
            <text:p>22.55063</text:p>
          </table:table-cell>
          <table:table-cell office:value-type="float" office:value="22.40112" calcext:value-type="float">
            <text:p>22.40112</text:p>
          </table:table-cell>
          <table:table-cell office:value-type="float" office:value="20.10306" calcext:value-type="float">
            <text:p>20.10306</text:p>
          </table:table-cell>
          <table:table-cell office:value-type="float" office:value="19.93747" calcext:value-type="float">
            <text:p>19.93747</text:p>
          </table:table-cell>
          <table:table-cell office:value-type="float" office:value="18.1015" calcext:value-type="float">
            <text:p>18.1015</text:p>
          </table:table-cell>
          <table:table-cell office:value-type="float" office:value="17.9324" calcext:value-type="float">
            <text:p>17.9324</text:p>
          </table:table-cell>
          <table:table-cell office:value-type="float" office:value="16.52521" calcext:value-type="float">
            <text:p>16.52521</text:p>
          </table:table-cell>
          <table:table-cell office:value-type="float" office:value="16.36609" calcext:value-type="float">
            <text:p>16.36609</text:p>
          </table:table-cell>
          <table:table-cell office:value-type="float" office:value="15.61179" calcext:value-type="float">
            <text:p>15.61179</text:p>
          </table:table-cell>
          <table:table-cell office:value-type="float" office:value="15.46506" calcext:value-type="float">
            <text:p>15.46506</text:p>
          </table:table-cell>
          <table:table-cell office:value-type="float" office:value="55.16202" calcext:value-type="float">
            <text:p>55.16202</text:p>
          </table:table-cell>
          <table:table-cell office:value-type="float" office:value="20.73624" calcext:value-type="float">
            <text:p>20.736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5" calcext:value-type="float">
            <text:p>5072005</text:p>
          </table:table-cell>
          <table:table-cell office:value-type="float" office:value="27.8802" calcext:value-type="float">
            <text:p>27.8802</text:p>
          </table:table-cell>
          <table:table-cell office:value-type="float" office:value="30.55" calcext:value-type="float">
            <text:p>30.55</text:p>
          </table:table-cell>
          <table:table-cell office:value-type="float" office:value="15.55" calcext:value-type="float">
            <text:p>15.55</text:p>
          </table:table-cell>
          <table:table-cell office:value-type="float" office:value="1.692941" calcext:value-type="float">
            <text:p>1.692941</text:p>
          </table:table-cell>
          <table:table-cell office:value-type="float" office:value="1.146337" calcext:value-type="float">
            <text:p>1.146337</text:p>
          </table:table-cell>
          <table:table-cell office:value-type="float" office:value="134.064" calcext:value-type="float">
            <text:p>134.064</text:p>
          </table:table-cell>
          <table:table-cell office:value-type="float" office:value="0" calcext:value-type="float">
            <text:p>0</text:p>
          </table:table-cell>
          <table:table-cell office:value-type="float" office:value="55.61993" calcext:value-type="float">
            <text:p>55.61993</text:p>
          </table:table-cell>
          <table:table-cell office:value-type="float" office:value="17.90451" calcext:value-type="float">
            <text:p>17.90451</text:p>
          </table:table-cell>
          <table:table-cell office:value-type="float" office:value="44.40414" calcext:value-type="float">
            <text:p>44.40414</text:p>
          </table:table-cell>
          <table:table-cell office:value-type="float" office:value="22.89319" calcext:value-type="float">
            <text:p>22.89319</text:p>
          </table:table-cell>
          <table:table-cell office:value-type="float" office:value="39.09167" calcext:value-type="float">
            <text:p>39.09167</text:p>
          </table:table-cell>
          <table:table-cell office:value-type="float" office:value="25.61514" calcext:value-type="float">
            <text:p>25.61514</text:p>
          </table:table-cell>
          <table:table-cell office:value-type="float" office:value="35.68582" calcext:value-type="float">
            <text:p>35.68582</text:p>
          </table:table-cell>
          <table:table-cell office:value-type="float" office:value="27.46915" calcext:value-type="float">
            <text:p>27.46915</text:p>
          </table:table-cell>
          <table:table-cell office:value-type="float" office:value="33.66959" calcext:value-type="float">
            <text:p>33.66959</text:p>
          </table:table-cell>
          <table:table-cell office:value-type="float" office:value="28.36566" calcext:value-type="float">
            <text:p>28.36566</text:p>
          </table:table-cell>
          <table:table-cell office:value-type="float" office:value="31.71356" calcext:value-type="float">
            <text:p>31.71356</text:p>
          </table:table-cell>
          <table:table-cell office:value-type="float" office:value="28.98831" calcext:value-type="float">
            <text:p>28.98831</text:p>
          </table:table-cell>
          <table:table-cell office:value-type="float" office:value="30.40936" calcext:value-type="float">
            <text:p>30.40936</text:p>
          </table:table-cell>
          <table:table-cell office:value-type="float" office:value="28.83154" calcext:value-type="float">
            <text:p>28.83154</text:p>
          </table:table-cell>
          <table:table-cell office:value-type="float" office:value="28.38" calcext:value-type="float">
            <text:p>28.38</text:p>
          </table:table-cell>
          <table:table-cell office:value-type="float" office:value="28.10947" calcext:value-type="float">
            <text:p>28.10947</text:p>
          </table:table-cell>
          <table:table-cell office:value-type="float" office:value="25.72778" calcext:value-type="float">
            <text:p>25.72778</text:p>
          </table:table-cell>
          <table:table-cell office:value-type="float" office:value="25.65179" calcext:value-type="float">
            <text:p>25.65179</text:p>
          </table:table-cell>
          <table:table-cell office:value-type="float" office:value="22.68997" calcext:value-type="float">
            <text:p>22.68997</text:p>
          </table:table-cell>
          <table:table-cell office:value-type="float" office:value="22.55209" calcext:value-type="float">
            <text:p>22.55209</text:p>
          </table:table-cell>
          <table:table-cell office:value-type="float" office:value="20.26395" calcext:value-type="float">
            <text:p>20.26395</text:p>
          </table:table-cell>
          <table:table-cell office:value-type="float" office:value="20.1048" calcext:value-type="float">
            <text:p>20.1048</text:p>
          </table:table-cell>
          <table:table-cell office:value-type="float" office:value="18.26862" calcext:value-type="float">
            <text:p>18.26862</text:p>
          </table:table-cell>
          <table:table-cell office:value-type="float" office:value="18.10324" calcext:value-type="float">
            <text:p>18.10324</text:p>
          </table:table-cell>
          <table:table-cell office:value-type="float" office:value="16.68481" calcext:value-type="float">
            <text:p>16.68481</text:p>
          </table:table-cell>
          <table:table-cell office:value-type="float" office:value="16.52686" calcext:value-type="float">
            <text:p>16.52686</text:p>
          </table:table-cell>
          <table:table-cell office:value-type="float" office:value="15.76016" calcext:value-type="float">
            <text:p>15.76016</text:p>
          </table:table-cell>
          <table:table-cell office:value-type="float" office:value="15.61331" calcext:value-type="float">
            <text:p>15.61331</text:p>
          </table:table-cell>
          <table:table-cell office:value-type="float" office:value="55.61984" calcext:value-type="float">
            <text:p>55.61984</text:p>
          </table:table-cell>
          <table:table-cell office:value-type="float" office:value="17.90454" calcext:value-type="float">
            <text:p>17.904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5" calcext:value-type="float">
            <text:p>6072005</text:p>
          </table:table-cell>
          <table:table-cell office:value-type="float" office:value="22.91364" calcext:value-type="float">
            <text:p>22.91364</text:p>
          </table:table-cell>
          <table:table-cell office:value-type="float" office:value="29.9" calcext:value-type="float">
            <text:p>29.9</text:p>
          </table:table-cell>
          <table:table-cell office:value-type="float" office:value="17.99" calcext:value-type="float">
            <text:p>17.99</text:p>
          </table:table-cell>
          <table:table-cell office:value-type="float" office:value="1.734911" calcext:value-type="float">
            <text:p>1.734911</text:p>
          </table:table-cell>
          <table:table-cell office:value-type="float" office:value="1.236454" calcext:value-type="float">
            <text:p>1.236454</text:p>
          </table:table-cell>
          <table:table-cell office:value-type="float" office:value="200.196" calcext:value-type="float">
            <text:p>200.196</text:p>
          </table:table-cell>
          <table:table-cell office:value-type="float" office:value="0" calcext:value-type="float">
            <text:p>0</text:p>
          </table:table-cell>
          <table:table-cell office:value-type="float" office:value="54.64932" calcext:value-type="float">
            <text:p>54.64932</text:p>
          </table:table-cell>
          <table:table-cell office:value-type="float" office:value="19.92923" calcext:value-type="float">
            <text:p>19.92923</text:p>
          </table:table-cell>
          <table:table-cell office:value-type="float" office:value="42.64594" calcext:value-type="float">
            <text:p>42.64594</text:p>
          </table:table-cell>
          <table:table-cell office:value-type="float" office:value="24.40939" calcext:value-type="float">
            <text:p>24.40939</text:p>
          </table:table-cell>
          <table:table-cell office:value-type="float" office:value="38.27777" calcext:value-type="float">
            <text:p>38.27777</text:p>
          </table:table-cell>
          <table:table-cell office:value-type="float" office:value="26.77792" calcext:value-type="float">
            <text:p>26.77792</text:p>
          </table:table-cell>
          <table:table-cell office:value-type="float" office:value="35.10336" calcext:value-type="float">
            <text:p>35.10336</text:p>
          </table:table-cell>
          <table:table-cell office:value-type="float" office:value="28.22357" calcext:value-type="float">
            <text:p>28.22357</text:p>
          </table:table-cell>
          <table:table-cell office:value-type="float" office:value="33.24774" calcext:value-type="float">
            <text:p>33.24774</text:p>
          </table:table-cell>
          <table:table-cell office:value-type="float" office:value="28.86154" calcext:value-type="float">
            <text:p>28.86154</text:p>
          </table:table-cell>
          <table:table-cell office:value-type="float" office:value="31.50354" calcext:value-type="float">
            <text:p>31.50354</text:p>
          </table:table-cell>
          <table:table-cell office:value-type="float" office:value="29.259" calcext:value-type="float">
            <text:p>29.259</text:p>
          </table:table-cell>
          <table:table-cell office:value-type="float" office:value="30.29654" calcext:value-type="float">
            <text:p>30.29654</text:p>
          </table:table-cell>
          <table:table-cell office:value-type="float" office:value="28.98169" calcext:value-type="float">
            <text:p>28.98169</text:p>
          </table:table-cell>
          <table:table-cell office:value-type="float" office:value="28.36478" calcext:value-type="float">
            <text:p>28.36478</text:p>
          </table:table-cell>
          <table:table-cell office:value-type="float" office:value="28.14526" calcext:value-type="float">
            <text:p>28.14526</text:p>
          </table:table-cell>
          <table:table-cell office:value-type="float" office:value="25.79843" calcext:value-type="float">
            <text:p>25.79843</text:p>
          </table:table-cell>
          <table:table-cell office:value-type="float" office:value="25.7287" calcext:value-type="float">
            <text:p>25.7287</text:p>
          </table:table-cell>
          <table:table-cell office:value-type="float" office:value="22.8194" calcext:value-type="float">
            <text:p>22.8194</text:p>
          </table:table-cell>
          <table:table-cell office:value-type="float" office:value="22.69138" calcext:value-type="float">
            <text:p>22.69138</text:p>
          </table:table-cell>
          <table:table-cell office:value-type="float" office:value="20.41815" calcext:value-type="float">
            <text:p>20.41815</text:p>
          </table:table-cell>
          <table:table-cell office:value-type="float" office:value="20.26559" calcext:value-type="float">
            <text:p>20.26559</text:p>
          </table:table-cell>
          <table:table-cell office:value-type="float" office:value="18.43127" calcext:value-type="float">
            <text:p>18.43127</text:p>
          </table:table-cell>
          <table:table-cell office:value-type="float" office:value="18.27029" calcext:value-type="float">
            <text:p>18.27029</text:p>
          </table:table-cell>
          <table:table-cell office:value-type="float" office:value="16.84271" calcext:value-type="float">
            <text:p>16.84271</text:p>
          </table:table-cell>
          <table:table-cell office:value-type="float" office:value="16.68646" calcext:value-type="float">
            <text:p>16.68646</text:p>
          </table:table-cell>
          <table:table-cell office:value-type="float" office:value="15.90839" calcext:value-type="float">
            <text:p>15.90839</text:p>
          </table:table-cell>
          <table:table-cell office:value-type="float" office:value="15.76172" calcext:value-type="float">
            <text:p>15.76172</text:p>
          </table:table-cell>
          <table:table-cell office:value-type="float" office:value="54.64923" calcext:value-type="float">
            <text:p>54.64923</text:p>
          </table:table-cell>
          <table:table-cell office:value-type="float" office:value="19.92926" calcext:value-type="float">
            <text:p>19.929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5" calcext:value-type="float">
            <text:p>7072005</text:p>
          </table:table-cell>
          <table:table-cell office:value-type="float" office:value="28.29744" calcext:value-type="float">
            <text:p>28.29744</text:p>
          </table:table-cell>
          <table:table-cell office:value-type="float" office:value="31.26" calcext:value-type="float">
            <text:p>31.26</text:p>
          </table:table-cell>
          <table:table-cell office:value-type="float" office:value="17.44" calcext:value-type="float">
            <text:p>17.44</text:p>
          </table:table-cell>
          <table:table-cell office:value-type="float" office:value="1.695662" calcext:value-type="float">
            <text:p>1.695662</text:p>
          </table:table-cell>
          <table:table-cell office:value-type="float" office:value="1.237343" calcext:value-type="float">
            <text:p>1.237343</text:p>
          </table:table-cell>
          <table:table-cell office:value-type="float" office:value="292.932" calcext:value-type="float">
            <text:p>292.932</text:p>
          </table:table-cell>
          <table:table-cell office:value-type="float" office:value="0" calcext:value-type="float">
            <text:p>0</text:p>
          </table:table-cell>
          <table:table-cell office:value-type="float" office:value="57.56186" calcext:value-type="float">
            <text:p>57.56186</text:p>
          </table:table-cell>
          <table:table-cell office:value-type="float" office:value="19.57675" calcext:value-type="float">
            <text:p>19.57675</text:p>
          </table:table-cell>
          <table:table-cell office:value-type="float" office:value="45.96802" calcext:value-type="float">
            <text:p>45.96802</text:p>
          </table:table-cell>
          <table:table-cell office:value-type="float" office:value="24.04166" calcext:value-type="float">
            <text:p>24.04166</text:p>
          </table:table-cell>
          <table:table-cell office:value-type="float" office:value="40.88242" calcext:value-type="float">
            <text:p>40.88242</text:p>
          </table:table-cell>
          <table:table-cell office:value-type="float" office:value="26.43805" calcext:value-type="float">
            <text:p>26.43805</text:p>
          </table:table-cell>
          <table:table-cell office:value-type="float" office:value="37.02066" calcext:value-type="float">
            <text:p>37.02066</text:p>
          </table:table-cell>
          <table:table-cell office:value-type="float" office:value="27.99121" calcext:value-type="float">
            <text:p>27.99121</text:p>
          </table:table-cell>
          <table:table-cell office:value-type="float" office:value="34.68536" calcext:value-type="float">
            <text:p>34.68536</text:p>
          </table:table-cell>
          <table:table-cell office:value-type="float" office:value="28.70135" calcext:value-type="float">
            <text:p>28.70135</text:p>
          </table:table-cell>
          <table:table-cell office:value-type="float" office:value="32.41415" calcext:value-type="float">
            <text:p>32.41415</text:p>
          </table:table-cell>
          <table:table-cell office:value-type="float" office:value="29.16321" calcext:value-type="float">
            <text:p>29.16321</text:p>
          </table:table-cell>
          <table:table-cell office:value-type="float" office:value="30.76599" calcext:value-type="float">
            <text:p>30.76599</text:p>
          </table:table-cell>
          <table:table-cell office:value-type="float" office:value="28.92374" calcext:value-type="float">
            <text:p>28.92374</text:p>
          </table:table-cell>
          <table:table-cell office:value-type="float" office:value="28.39941" calcext:value-type="float">
            <text:p>28.39941</text:p>
          </table:table-cell>
          <table:table-cell office:value-type="float" office:value="28.13965" calcext:value-type="float">
            <text:p>28.13965</text:p>
          </table:table-cell>
          <table:table-cell office:value-type="float" office:value="25.8613" calcext:value-type="float">
            <text:p>25.8613</text:p>
          </table:table-cell>
          <table:table-cell office:value-type="float" office:value="25.79916" calcext:value-type="float">
            <text:p>25.79916</text:p>
          </table:table-cell>
          <table:table-cell office:value-type="float" office:value="22.93875" calcext:value-type="float">
            <text:p>22.93875</text:p>
          </table:table-cell>
          <table:table-cell office:value-type="float" office:value="22.82068" calcext:value-type="float">
            <text:p>22.82068</text:p>
          </table:table-cell>
          <table:table-cell office:value-type="float" office:value="20.56519" calcext:value-type="float">
            <text:p>20.56519</text:p>
          </table:table-cell>
          <table:table-cell office:value-type="float" office:value="20.41971" calcext:value-type="float">
            <text:p>20.41971</text:p>
          </table:table-cell>
          <table:table-cell office:value-type="float" office:value="18.58939" calcext:value-type="float">
            <text:p>18.58939</text:p>
          </table:table-cell>
          <table:table-cell office:value-type="float" office:value="18.43295" calcext:value-type="float">
            <text:p>18.43295</text:p>
          </table:table-cell>
          <table:table-cell office:value-type="float" office:value="16.99896" calcext:value-type="float">
            <text:p>16.99896</text:p>
          </table:table-cell>
          <table:table-cell office:value-type="float" office:value="16.84436" calcext:value-type="float">
            <text:p>16.84436</text:p>
          </table:table-cell>
          <table:table-cell office:value-type="float" office:value="16.05624" calcext:value-type="float">
            <text:p>16.05624</text:p>
          </table:table-cell>
          <table:table-cell office:value-type="float" office:value="15.90991" calcext:value-type="float">
            <text:p>15.90991</text:p>
          </table:table-cell>
          <table:table-cell office:value-type="float" office:value="57.56174" calcext:value-type="float">
            <text:p>57.56174</text:p>
          </table:table-cell>
          <table:table-cell office:value-type="float" office:value="19.57678" calcext:value-type="float">
            <text:p>19.576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5" calcext:value-type="float">
            <text:p>8072005</text:p>
          </table:table-cell>
          <table:table-cell office:value-type="float" office:value="26.28648" calcext:value-type="float">
            <text:p>26.28648</text:p>
          </table:table-cell>
          <table:table-cell office:value-type="float" office:value="31.81" calcext:value-type="float">
            <text:p>31.81</text:p>
          </table:table-cell>
          <table:table-cell office:value-type="float" office:value="20.61" calcext:value-type="float">
            <text:p>20.61</text:p>
          </table:table-cell>
          <table:table-cell office:value-type="float" office:value="1.742997" calcext:value-type="float">
            <text:p>1.742997</text:p>
          </table:table-cell>
          <table:table-cell office:value-type="float" office:value="1.342901" calcext:value-type="float">
            <text:p>1.342901</text:p>
          </table:table-cell>
          <table:table-cell office:value-type="float" office:value="305.82" calcext:value-type="float">
            <text:p>305.82</text:p>
          </table:table-cell>
          <table:table-cell office:value-type="float" office:value="0" calcext:value-type="float">
            <text:p>0</text:p>
          </table:table-cell>
          <table:table-cell office:value-type="float" office:value="54.19498" calcext:value-type="float">
            <text:p>54.19498</text:p>
          </table:table-cell>
          <table:table-cell office:value-type="float" office:value="22.37372" calcext:value-type="float">
            <text:p>22.37372</text:p>
          </table:table-cell>
          <table:table-cell office:value-type="float" office:value="45.25381" calcext:value-type="float">
            <text:p>45.25381</text:p>
          </table:table-cell>
          <table:table-cell office:value-type="float" office:value="26.47296" calcext:value-type="float">
            <text:p>26.47296</text:p>
          </table:table-cell>
          <table:table-cell office:value-type="float" office:value="40.85394" calcext:value-type="float">
            <text:p>40.85394</text:p>
          </table:table-cell>
          <table:table-cell office:value-type="float" office:value="28.4502" calcext:value-type="float">
            <text:p>28.4502</text:p>
          </table:table-cell>
          <table:table-cell office:value-type="float" office:value="37.31668" calcext:value-type="float">
            <text:p>37.31668</text:p>
          </table:table-cell>
          <table:table-cell office:value-type="float" office:value="29.6326" calcext:value-type="float">
            <text:p>29.6326</text:p>
          </table:table-cell>
          <table:table-cell office:value-type="float" office:value="35.12601" calcext:value-type="float">
            <text:p>35.12601</text:p>
          </table:table-cell>
          <table:table-cell office:value-type="float" office:value="30.08203" calcext:value-type="float">
            <text:p>30.08203</text:p>
          </table:table-cell>
          <table:table-cell office:value-type="float" office:value="32.92657" calcext:value-type="float">
            <text:p>32.92657</text:p>
          </table:table-cell>
          <table:table-cell office:value-type="float" office:value="30.237" calcext:value-type="float">
            <text:p>30.237</text:p>
          </table:table-cell>
          <table:table-cell office:value-type="float" office:value="31.24814" calcext:value-type="float">
            <text:p>31.24814</text:p>
          </table:table-cell>
          <table:table-cell office:value-type="float" office:value="29.70648" calcext:value-type="float">
            <text:p>29.70648</text:p>
          </table:table-cell>
          <table:table-cell office:value-type="float" office:value="28.80551" calcext:value-type="float">
            <text:p>28.80551</text:p>
          </table:table-cell>
          <table:table-cell office:value-type="float" office:value="28.41095" calcext:value-type="float">
            <text:p>28.41095</text:p>
          </table:table-cell>
          <table:table-cell office:value-type="float" office:value="26.02786" calcext:value-type="float">
            <text:p>26.02786</text:p>
          </table:table-cell>
          <table:table-cell office:value-type="float" office:value="25.86267" calcext:value-type="float">
            <text:p>25.86267</text:p>
          </table:table-cell>
          <table:table-cell office:value-type="float" office:value="23.06293" calcext:value-type="float">
            <text:p>23.06293</text:p>
          </table:table-cell>
          <table:table-cell office:value-type="float" office:value="22.93994" calcext:value-type="float">
            <text:p>22.93994</text:p>
          </table:table-cell>
          <table:table-cell office:value-type="float" office:value="20.70782" calcext:value-type="float">
            <text:p>20.70782</text:p>
          </table:table-cell>
          <table:table-cell office:value-type="float" office:value="20.56668" calcext:value-type="float">
            <text:p>20.56668</text:p>
          </table:table-cell>
          <table:table-cell office:value-type="float" office:value="18.7439" calcext:value-type="float">
            <text:p>18.7439</text:p>
          </table:table-cell>
          <table:table-cell office:value-type="float" office:value="18.591" calcext:value-type="float">
            <text:p>18.591</text:p>
          </table:table-cell>
          <table:table-cell office:value-type="float" office:value="17.15305" calcext:value-type="float">
            <text:p>17.15305</text:p>
          </table:table-cell>
          <table:table-cell office:value-type="float" office:value="17.00061" calcext:value-type="float">
            <text:p>17.00061</text:p>
          </table:table-cell>
          <table:table-cell office:value-type="float" office:value="16.20279" calcext:value-type="float">
            <text:p>16.20279</text:p>
          </table:table-cell>
          <table:table-cell office:value-type="float" office:value="16.05777" calcext:value-type="float">
            <text:p>16.05777</text:p>
          </table:table-cell>
          <table:table-cell office:value-type="float" office:value="54.19485" calcext:value-type="float">
            <text:p>54.19485</text:p>
          </table:table-cell>
          <table:table-cell office:value-type="float" office:value="22.37375" calcext:value-type="float">
            <text:p>22.373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5" calcext:value-type="float">
            <text:p>9072005</text:p>
          </table:table-cell>
          <table:table-cell office:value-type="float" office:value="26.8128" calcext:value-type="float">
            <text:p>26.8128</text:p>
          </table:table-cell>
          <table:table-cell office:value-type="float" office:value="33.09" calcext:value-type="float">
            <text:p>33.09</text:p>
          </table:table-cell>
          <table:table-cell office:value-type="float" office:value="21.54" calcext:value-type="float">
            <text:p>21.54</text:p>
          </table:table-cell>
          <table:table-cell office:value-type="float" office:value="1.970281" calcext:value-type="float">
            <text:p>1.970281</text:p>
          </table:table-cell>
          <table:table-cell office:value-type="float" office:value="1.297126" calcext:value-type="float">
            <text:p>1.297126</text:p>
          </table:table-cell>
          <table:table-cell office:value-type="float" office:value="348.48" calcext:value-type="float">
            <text:p>348.48</text:p>
          </table:table-cell>
          <table:table-cell office:value-type="float" office:value="0" calcext:value-type="float">
            <text:p>0</text:p>
          </table:table-cell>
          <table:table-cell office:value-type="float" office:value="59.25757" calcext:value-type="float">
            <text:p>59.25757</text:p>
          </table:table-cell>
          <table:table-cell office:value-type="float" office:value="23.52225" calcext:value-type="float">
            <text:p>23.52225</text:p>
          </table:table-cell>
          <table:table-cell office:value-type="float" office:value="47.07065" calcext:value-type="float">
            <text:p>47.07065</text:p>
          </table:table-cell>
          <table:table-cell office:value-type="float" office:value="27.36328" calcext:value-type="float">
            <text:p>27.36328</text:p>
          </table:table-cell>
          <table:table-cell office:value-type="float" office:value="42.3324" calcext:value-type="float">
            <text:p>42.3324</text:p>
          </table:table-cell>
          <table:table-cell office:value-type="float" office:value="29.24707" calcext:value-type="float">
            <text:p>29.24707</text:p>
          </table:table-cell>
          <table:table-cell office:value-type="float" office:value="38.50629" calcext:value-type="float">
            <text:p>38.50629</text:p>
          </table:table-cell>
          <table:table-cell office:value-type="float" office:value="30.30704" calcext:value-type="float">
            <text:p>30.30704</text:p>
          </table:table-cell>
          <table:table-cell office:value-type="float" office:value="36.11887" calcext:value-type="float">
            <text:p>36.11887</text:p>
          </table:table-cell>
          <table:table-cell office:value-type="float" office:value="30.68613" calcext:value-type="float">
            <text:p>30.68613</text:p>
          </table:table-cell>
          <table:table-cell office:value-type="float" office:value="33.72714" calcext:value-type="float">
            <text:p>33.72714</text:p>
          </table:table-cell>
          <table:table-cell office:value-type="float" office:value="30.76938" calcext:value-type="float">
            <text:p>30.76938</text:p>
          </table:table-cell>
          <table:table-cell office:value-type="float" office:value="31.89993" calcext:value-type="float">
            <text:p>31.89993</text:p>
          </table:table-cell>
          <table:table-cell office:value-type="float" office:value="30.18399" calcext:value-type="float">
            <text:p>30.18399</text:p>
          </table:table-cell>
          <table:table-cell office:value-type="float" office:value="29.23392" calcext:value-type="float">
            <text:p>29.23392</text:p>
          </table:table-cell>
          <table:table-cell office:value-type="float" office:value="28.81638" calcext:value-type="float">
            <text:p>28.81638</text:p>
          </table:table-cell>
          <table:table-cell office:value-type="float" office:value="26.25974" calcext:value-type="float">
            <text:p>26.25974</text:p>
          </table:table-cell>
          <table:table-cell office:value-type="float" office:value="26.03027" calcext:value-type="float">
            <text:p>26.03027</text:p>
          </table:table-cell>
          <table:table-cell office:value-type="float" office:value="23.20905" calcext:value-type="float">
            <text:p>23.20905</text:p>
          </table:table-cell>
          <table:table-cell office:value-type="float" office:value="23.0643" calcext:value-type="float">
            <text:p>23.0643</text:p>
          </table:table-cell>
          <table:table-cell office:value-type="float" office:value="20.8512" calcext:value-type="float">
            <text:p>20.8512</text:p>
          </table:table-cell>
          <table:table-cell office:value-type="float" office:value="20.70932" calcext:value-type="float">
            <text:p>20.70932</text:p>
          </table:table-cell>
          <table:table-cell office:value-type="float" office:value="18.89557" calcext:value-type="float">
            <text:p>18.89557</text:p>
          </table:table-cell>
          <table:table-cell office:value-type="float" office:value="18.74551" calcext:value-type="float">
            <text:p>18.74551</text:p>
          </table:table-cell>
          <table:table-cell office:value-type="float" office:value="17.30475" calcext:value-type="float">
            <text:p>17.30475</text:p>
          </table:table-cell>
          <table:table-cell office:value-type="float" office:value="17.15463" calcext:value-type="float">
            <text:p>17.15463</text:p>
          </table:table-cell>
          <table:table-cell office:value-type="float" office:value="16.34909" calcext:value-type="float">
            <text:p>16.34909</text:p>
          </table:table-cell>
          <table:table-cell office:value-type="float" office:value="16.20432" calcext:value-type="float">
            <text:p>16.20432</text:p>
          </table:table-cell>
          <table:table-cell office:value-type="float" office:value="59.25742" calcext:value-type="float">
            <text:p>59.25742</text:p>
          </table:table-cell>
          <table:table-cell office:value-type="float" office:value="23.52228" calcext:value-type="float">
            <text:p>23.522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5" calcext:value-type="float">
            <text:p>10072005</text:p>
          </table:table-cell>
          <table:table-cell office:value-type="float" office:value="27.1296" calcext:value-type="float">
            <text:p>27.1296</text:p>
          </table:table-cell>
          <table:table-cell office:value-type="float" office:value="33.05" calcext:value-type="float">
            <text:p>33.05</text:p>
          </table:table-cell>
          <table:table-cell office:value-type="float" office:value="19.44" calcext:value-type="float">
            <text:p>19.44</text:p>
          </table:table-cell>
          <table:table-cell office:value-type="float" office:value="1.815022" calcext:value-type="float">
            <text:p>1.815022</text:p>
          </table:table-cell>
          <table:table-cell office:value-type="float" office:value="1.1731" calcext:value-type="float">
            <text:p>1.1731</text:p>
          </table:table-cell>
          <table:table-cell office:value-type="float" office:value="307.728" calcext:value-type="float">
            <text:p>307.728</text:p>
          </table:table-cell>
          <table:table-cell office:value-type="float" office:value="0" calcext:value-type="float">
            <text:p>0</text:p>
          </table:table-cell>
          <table:table-cell office:value-type="float" office:value="60.11664" calcext:value-type="float">
            <text:p>60.11664</text:p>
          </table:table-cell>
          <table:table-cell office:value-type="float" office:value="21.9501" calcext:value-type="float">
            <text:p>21.9501</text:p>
          </table:table-cell>
          <table:table-cell office:value-type="float" office:value="48.02536" calcext:value-type="float">
            <text:p>48.02536</text:p>
          </table:table-cell>
          <table:table-cell office:value-type="float" office:value="26.91995" calcext:value-type="float">
            <text:p>26.91995</text:p>
          </table:table-cell>
          <table:table-cell office:value-type="float" office:value="42.65485" calcext:value-type="float">
            <text:p>42.65485</text:p>
          </table:table-cell>
          <table:table-cell office:value-type="float" office:value="29.2128" calcext:value-type="float">
            <text:p>29.2128</text:p>
          </table:table-cell>
          <table:table-cell office:value-type="float" office:value="38.73691" calcext:value-type="float">
            <text:p>38.73691</text:p>
          </table:table-cell>
          <table:table-cell office:value-type="float" office:value="30.54153" calcext:value-type="float">
            <text:p>30.54153</text:p>
          </table:table-cell>
          <table:table-cell office:value-type="float" office:value="36.37662" calcext:value-type="float">
            <text:p>36.37662</text:p>
          </table:table-cell>
          <table:table-cell office:value-type="float" office:value="31.05576" calcext:value-type="float">
            <text:p>31.05576</text:p>
          </table:table-cell>
          <table:table-cell office:value-type="float" office:value="34.03094" calcext:value-type="float">
            <text:p>34.03094</text:p>
          </table:table-cell>
          <table:table-cell office:value-type="float" office:value="31.24268" calcext:value-type="float">
            <text:p>31.24268</text:p>
          </table:table-cell>
          <table:table-cell office:value-type="float" office:value="32.23834" calcext:value-type="float">
            <text:p>32.23834</text:p>
          </table:table-cell>
          <table:table-cell office:value-type="float" office:value="30.66119" calcext:value-type="float">
            <text:p>30.66119</text:p>
          </table:table-cell>
          <table:table-cell office:value-type="float" office:value="29.62607" calcext:value-type="float">
            <text:p>29.62607</text:p>
          </table:table-cell>
          <table:table-cell office:value-type="float" office:value="29.24619" calcext:value-type="float">
            <text:p>29.24619</text:p>
          </table:table-cell>
          <table:table-cell office:value-type="float" office:value="26.53772" calcext:value-type="float">
            <text:p>26.53772</text:p>
          </table:table-cell>
          <table:table-cell office:value-type="float" office:value="26.2627" calcext:value-type="float">
            <text:p>26.2627</text:p>
          </table:table-cell>
          <table:table-cell office:value-type="float" office:value="23.3804" calcext:value-type="float">
            <text:p>23.3804</text:p>
          </table:table-cell>
          <table:table-cell office:value-type="float" office:value="23.21072" calcext:value-type="float">
            <text:p>23.21072</text:p>
          </table:table-cell>
          <table:table-cell office:value-type="float" office:value="21.00153" calcext:value-type="float">
            <text:p>21.00153</text:p>
          </table:table-cell>
          <table:table-cell office:value-type="float" office:value="20.85269" calcext:value-type="float">
            <text:p>20.85269</text:p>
          </table:table-cell>
          <table:table-cell office:value-type="float" office:value="19.04559" calcext:value-type="float">
            <text:p>19.04559</text:p>
          </table:table-cell>
          <table:table-cell office:value-type="float" office:value="18.89716" calcext:value-type="float">
            <text:p>18.89716</text:p>
          </table:table-cell>
          <table:table-cell office:value-type="float" office:value="17.45508" calcext:value-type="float">
            <text:p>17.45508</text:p>
          </table:table-cell>
          <table:table-cell office:value-type="float" office:value="17.3063" calcext:value-type="float">
            <text:p>17.3063</text:p>
          </table:table-cell>
          <table:table-cell office:value-type="float" office:value="16.49347" calcext:value-type="float">
            <text:p>16.49347</text:p>
          </table:table-cell>
          <table:table-cell office:value-type="float" office:value="16.35059" calcext:value-type="float">
            <text:p>16.35059</text:p>
          </table:table-cell>
          <table:table-cell office:value-type="float" office:value="60.11649" calcext:value-type="float">
            <text:p>60.11649</text:p>
          </table:table-cell>
          <table:table-cell office:value-type="float" office:value="21.95013" calcext:value-type="float">
            <text:p>21.950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5" calcext:value-type="float">
            <text:p>11072005</text:p>
          </table:table-cell>
          <table:table-cell office:value-type="float" office:value="21.6486" calcext:value-type="float">
            <text:p>21.6486</text:p>
          </table:table-cell>
          <table:table-cell office:value-type="float" office:value="32.33" calcext:value-type="float">
            <text:p>32.33</text:p>
          </table:table-cell>
          <table:table-cell office:value-type="float" office:value="18.95" calcext:value-type="float">
            <text:p>18.95</text:p>
          </table:table-cell>
          <table:table-cell office:value-type="float" office:value="2.033149" calcext:value-type="float">
            <text:p>2.033149</text:p>
          </table:table-cell>
          <table:table-cell office:value-type="float" office:value="1.477052" calcext:value-type="float">
            <text:p>1.477052</text:p>
          </table:table-cell>
          <table:table-cell office:value-type="float" office:value="138.42" calcext:value-type="float">
            <text:p>138.42</text:p>
          </table:table-cell>
          <table:table-cell office:value-type="float" office:value="0" calcext:value-type="float">
            <text:p>0</text:p>
          </table:table-cell>
          <table:table-cell office:value-type="float" office:value="50.49173" calcext:value-type="float">
            <text:p>50.49173</text:p>
          </table:table-cell>
          <table:table-cell office:value-type="float" office:value="21.71164" calcext:value-type="float">
            <text:p>21.71164</text:p>
          </table:table-cell>
          <table:table-cell office:value-type="float" office:value="42.03369" calcext:value-type="float">
            <text:p>42.03369</text:p>
          </table:table-cell>
          <table:table-cell office:value-type="float" office:value="26.79544" calcext:value-type="float">
            <text:p>26.79544</text:p>
          </table:table-cell>
          <table:table-cell office:value-type="float" office:value="38.88852" calcext:value-type="float">
            <text:p>38.88852</text:p>
          </table:table-cell>
          <table:table-cell office:value-type="float" office:value="29.1514" calcext:value-type="float">
            <text:p>29.1514</text:p>
          </table:table-cell>
          <table:table-cell office:value-type="float" office:value="36.35867" calcext:value-type="float">
            <text:p>36.35867</text:p>
          </table:table-cell>
          <table:table-cell office:value-type="float" office:value="30.59189" calcext:value-type="float">
            <text:p>30.59189</text:p>
          </table:table-cell>
          <table:table-cell office:value-type="float" office:value="34.76474" calcext:value-type="float">
            <text:p>34.76474</text:p>
          </table:table-cell>
          <table:table-cell office:value-type="float" office:value="31.1626" calcext:value-type="float">
            <text:p>31.1626</text:p>
          </table:table-cell>
          <table:table-cell office:value-type="float" office:value="33.7847" calcext:value-type="float">
            <text:p>33.7847</text:p>
          </table:table-cell>
          <table:table-cell office:value-type="float" office:value="31.40192" calcext:value-type="float">
            <text:p>31.40192</text:p>
          </table:table-cell>
          <table:table-cell office:value-type="float" office:value="32.23743" calcext:value-type="float">
            <text:p>32.23743</text:p>
          </table:table-cell>
          <table:table-cell office:value-type="float" office:value="30.8757" calcext:value-type="float">
            <text:p>30.8757</text:p>
          </table:table-cell>
          <table:table-cell office:value-type="float" office:value="29.79715" calcext:value-type="float">
            <text:p>29.79715</text:p>
          </table:table-cell>
          <table:table-cell office:value-type="float" office:value="29.6369" calcext:value-type="float">
            <text:p>29.6369</text:p>
          </table:table-cell>
          <table:table-cell office:value-type="float" office:value="26.79373" calcext:value-type="float">
            <text:p>26.79373</text:p>
          </table:table-cell>
          <table:table-cell office:value-type="float" office:value="26.54083" calcext:value-type="float">
            <text:p>26.54083</text:p>
          </table:table-cell>
          <table:table-cell office:value-type="float" office:value="23.57004" calcext:value-type="float">
            <text:p>23.57004</text:p>
          </table:table-cell>
          <table:table-cell office:value-type="float" office:value="23.38232" calcext:value-type="float">
            <text:p>23.38232</text:p>
          </table:table-cell>
          <table:table-cell office:value-type="float" office:value="21.16147" calcext:value-type="float">
            <text:p>21.16147</text:p>
          </table:table-cell>
          <table:table-cell office:value-type="float" office:value="21.00314" calcext:value-type="float">
            <text:p>21.00314</text:p>
          </table:table-cell>
          <table:table-cell office:value-type="float" office:value="19.19739" calcext:value-type="float">
            <text:p>19.19739</text:p>
          </table:table-cell>
          <table:table-cell office:value-type="float" office:value="19.04715" calcext:value-type="float">
            <text:p>19.04715</text:p>
          </table:table-cell>
          <table:table-cell office:value-type="float" office:value="17.60379" calcext:value-type="float">
            <text:p>17.60379</text:p>
          </table:table-cell>
          <table:table-cell office:value-type="float" office:value="17.45663" calcext:value-type="float">
            <text:p>17.45663</text:p>
          </table:table-cell>
          <table:table-cell office:value-type="float" office:value="16.63663" calcext:value-type="float">
            <text:p>16.63663</text:p>
          </table:table-cell>
          <table:table-cell office:value-type="float" office:value="16.49496" calcext:value-type="float">
            <text:p>16.49496</text:p>
          </table:table-cell>
          <table:table-cell office:value-type="float" office:value="50.49161" calcext:value-type="float">
            <text:p>50.49161</text:p>
          </table:table-cell>
          <table:table-cell office:value-type="float" office:value="21.71167" calcext:value-type="float">
            <text:p>21.711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5" calcext:value-type="float">
            <text:p>12072005</text:p>
          </table:table-cell>
          <table:table-cell office:value-type="float" office:value="24.73092" calcext:value-type="float">
            <text:p>24.73092</text:p>
          </table:table-cell>
          <table:table-cell office:value-type="float" office:value="31.87" calcext:value-type="float">
            <text:p>31.87</text:p>
          </table:table-cell>
          <table:table-cell office:value-type="float" office:value="20.05" calcext:value-type="float">
            <text:p>20.05</text:p>
          </table:table-cell>
          <table:table-cell office:value-type="float" office:value="2.195467" calcext:value-type="float">
            <text:p>2.195467</text:p>
          </table:table-cell>
          <table:table-cell office:value-type="float" office:value="1.552207" calcext:value-type="float">
            <text:p>1.552207</text:p>
          </table:table-cell>
          <table:table-cell office:value-type="float" office:value="186.228" calcext:value-type="float">
            <text:p>186.228</text:p>
          </table:table-cell>
          <table:table-cell office:value-type="float" office:value="10.3" calcext:value-type="float">
            <text:p>10.3</text:p>
          </table:table-cell>
          <table:table-cell office:value-type="float" office:value="54.87665" calcext:value-type="float">
            <text:p>54.87665</text:p>
          </table:table-cell>
          <table:table-cell office:value-type="float" office:value="21.71899" calcext:value-type="float">
            <text:p>21.71899</text:p>
          </table:table-cell>
          <table:table-cell office:value-type="float" office:value="43.29913" calcext:value-type="float">
            <text:p>43.29913</text:p>
          </table:table-cell>
          <table:table-cell office:value-type="float" office:value="25.1188" calcext:value-type="float">
            <text:p>25.1188</text:p>
          </table:table-cell>
          <table:table-cell office:value-type="float" office:value="37.70096" calcext:value-type="float">
            <text:p>37.70096</text:p>
          </table:table-cell>
          <table:table-cell office:value-type="float" office:value="27.95566" calcext:value-type="float">
            <text:p>27.95566</text:p>
          </table:table-cell>
          <table:table-cell office:value-type="float" office:value="34.55731" calcext:value-type="float">
            <text:p>34.55731</text:p>
          </table:table-cell>
          <table:table-cell office:value-type="float" office:value="29.93909" calcext:value-type="float">
            <text:p>29.93909</text:p>
          </table:table-cell>
          <table:table-cell office:value-type="float" office:value="33.2847" calcext:value-type="float">
            <text:p>33.2847</text:p>
          </table:table-cell>
          <table:table-cell office:value-type="float" office:value="30.52969" calcext:value-type="float">
            <text:p>30.52969</text:p>
          </table:table-cell>
          <table:table-cell office:value-type="float" office:value="32.87772" calcext:value-type="float">
            <text:p>32.87772</text:p>
          </table:table-cell>
          <table:table-cell office:value-type="float" office:value="30.85971" calcext:value-type="float">
            <text:p>30.85971</text:p>
          </table:table-cell>
          <table:table-cell office:value-type="float" office:value="31.73856" calcext:value-type="float">
            <text:p>31.73856</text:p>
          </table:table-cell>
          <table:table-cell office:value-type="float" office:value="30.5137" calcext:value-type="float">
            <text:p>30.5137</text:p>
          </table:table-cell>
          <table:table-cell office:value-type="float" office:value="29.78528" calcext:value-type="float">
            <text:p>29.78528</text:p>
          </table:table-cell>
          <table:table-cell office:value-type="float" office:value="29.54108" calcext:value-type="float">
            <text:p>29.54108</text:p>
          </table:table-cell>
          <table:table-cell office:value-type="float" office:value="26.92929" calcext:value-type="float">
            <text:p>26.92929</text:p>
          </table:table-cell>
          <table:table-cell office:value-type="float" office:value="26.7959" calcext:value-type="float">
            <text:p>26.7959</text:p>
          </table:table-cell>
          <table:table-cell office:value-type="float" office:value="23.7536" calcext:value-type="float">
            <text:p>23.7536</text:p>
          </table:table-cell>
          <table:table-cell office:value-type="float" office:value="23.57199" calcext:value-type="float">
            <text:p>23.57199</text:p>
          </table:table-cell>
          <table:table-cell office:value-type="float" office:value="21.32767" calcext:value-type="float">
            <text:p>21.32767</text:p>
          </table:table-cell>
          <table:table-cell office:value-type="float" office:value="21.16318" calcext:value-type="float">
            <text:p>21.16318</text:p>
          </table:table-cell>
          <table:table-cell office:value-type="float" office:value="19.35135" calcext:value-type="float">
            <text:p>19.35135</text:p>
          </table:table-cell>
          <table:table-cell office:value-type="float" office:value="19.19897" calcext:value-type="float">
            <text:p>19.19897</text:p>
          </table:table-cell>
          <table:table-cell office:value-type="float" office:value="17.75201" calcext:value-type="float">
            <text:p>17.75201</text:p>
          </table:table-cell>
          <table:table-cell office:value-type="float" office:value="17.60535" calcext:value-type="float">
            <text:p>17.60535</text:p>
          </table:table-cell>
          <table:table-cell office:value-type="float" office:value="16.77881" calcext:value-type="float">
            <text:p>16.77881</text:p>
          </table:table-cell>
          <table:table-cell office:value-type="float" office:value="16.63812" calcext:value-type="float">
            <text:p>16.63812</text:p>
          </table:table-cell>
          <table:table-cell office:value-type="float" office:value="54.87656" calcext:value-type="float">
            <text:p>54.87656</text:p>
          </table:table-cell>
          <table:table-cell office:value-type="float" office:value="21.8302" calcext:value-type="float">
            <text:p>21.83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5" calcext:value-type="float">
            <text:p>13072005</text:p>
          </table:table-cell>
          <table:table-cell office:value-type="float" office:value="26.59608" calcext:value-type="float">
            <text:p>26.59608</text:p>
          </table:table-cell>
          <table:table-cell office:value-type="float" office:value="31.14" calcext:value-type="float">
            <text:p>31.14</text:p>
          </table:table-cell>
          <table:table-cell office:value-type="float" office:value="18.66" calcext:value-type="float">
            <text:p>18.66</text:p>
          </table:table-cell>
          <table:table-cell office:value-type="float" office:value="2.105619" calcext:value-type="float">
            <text:p>2.105619</text:p>
          </table:table-cell>
          <table:table-cell office:value-type="float" office:value="1.276033" calcext:value-type="float">
            <text:p>1.276033</text:p>
          </table:table-cell>
          <table:table-cell office:value-type="float" office:value="155.052" calcext:value-type="float">
            <text:p>155.052</text:p>
          </table:table-cell>
          <table:table-cell office:value-type="float" office:value="0.1" calcext:value-type="float">
            <text:p>0.1</text:p>
          </table:table-cell>
          <table:table-cell office:value-type="float" office:value="53.08243" calcext:value-type="float">
            <text:p>53.08243</text:p>
          </table:table-cell>
          <table:table-cell office:value-type="float" office:value="19.23782" calcext:value-type="float">
            <text:p>19.23782</text:p>
          </table:table-cell>
          <table:table-cell office:value-type="float" office:value="41.12305" calcext:value-type="float">
            <text:p>41.12305</text:p>
          </table:table-cell>
          <table:table-cell office:value-type="float" office:value="22.34985" calcext:value-type="float">
            <text:p>22.34985</text:p>
          </table:table-cell>
          <table:table-cell office:value-type="float" office:value="37.0455" calcext:value-type="float">
            <text:p>37.0455</text:p>
          </table:table-cell>
          <table:table-cell office:value-type="float" office:value="24.98535" calcext:value-type="float">
            <text:p>24.98535</text:p>
          </table:table-cell>
          <table:table-cell office:value-type="float" office:value="34.1821" calcext:value-type="float">
            <text:p>34.1821</text:p>
          </table:table-cell>
          <table:table-cell office:value-type="float" office:value="26.92084" calcext:value-type="float">
            <text:p>26.92084</text:p>
          </table:table-cell>
          <table:table-cell office:value-type="float" office:value="32.58154" calcext:value-type="float">
            <text:p>32.58154</text:p>
          </table:table-cell>
          <table:table-cell office:value-type="float" office:value="27.96576" calcext:value-type="float">
            <text:p>27.96576</text:p>
          </table:table-cell>
          <table:table-cell office:value-type="float" office:value="31.20087" calcext:value-type="float">
            <text:p>31.20087</text:p>
          </table:table-cell>
          <table:table-cell office:value-type="float" office:value="28.78836" calcext:value-type="float">
            <text:p>28.78836</text:p>
          </table:table-cell>
          <table:table-cell office:value-type="float" office:value="30.79364" calcext:value-type="float">
            <text:p>30.79364</text:p>
          </table:table-cell>
          <table:table-cell office:value-type="float" office:value="28.98923" calcext:value-type="float">
            <text:p>28.98923</text:p>
          </table:table-cell>
          <table:table-cell office:value-type="float" office:value="29.53922" calcext:value-type="float">
            <text:p>29.53922</text:p>
          </table:table-cell>
          <table:table-cell office:value-type="float" office:value="28.79465" calcext:value-type="float">
            <text:p>28.79465</text:p>
          </table:table-cell>
          <table:table-cell office:value-type="float" office:value="26.94247" calcext:value-type="float">
            <text:p>26.94247</text:p>
          </table:table-cell>
          <table:table-cell office:value-type="float" office:value="26.84973" calcext:value-type="float">
            <text:p>26.84973</text:p>
          </table:table-cell>
          <table:table-cell office:value-type="float" office:value="23.8992" calcext:value-type="float">
            <text:p>23.8992</text:p>
          </table:table-cell>
          <table:table-cell office:value-type="float" office:value="23.7554" calcext:value-type="float">
            <text:p>23.7554</text:p>
          </table:table-cell>
          <table:table-cell office:value-type="float" office:value="21.49078" calcext:value-type="float">
            <text:p>21.49078</text:p>
          </table:table-cell>
          <table:table-cell office:value-type="float" office:value="21.32941" calcext:value-type="float">
            <text:p>21.32941</text:p>
          </table:table-cell>
          <table:table-cell office:value-type="float" office:value="19.50684" calcext:value-type="float">
            <text:p>19.50684</text:p>
          </table:table-cell>
          <table:table-cell office:value-type="float" office:value="19.353" calcext:value-type="float">
            <text:p>19.353</text:p>
          </table:table-cell>
          <table:table-cell office:value-type="float" office:value="17.89996" calcext:value-type="float">
            <text:p>17.89996</text:p>
          </table:table-cell>
          <table:table-cell office:value-type="float" office:value="17.75354" calcext:value-type="float">
            <text:p>17.75354</text:p>
          </table:table-cell>
          <table:table-cell office:value-type="float" office:value="16.91913" calcext:value-type="float">
            <text:p>16.91913</text:p>
          </table:table-cell>
          <table:table-cell office:value-type="float" office:value="16.78027" calcext:value-type="float">
            <text:p>16.78027</text:p>
          </table:table-cell>
          <table:table-cell office:value-type="float" office:value="53.08231" calcext:value-type="float">
            <text:p>53.08231</text:p>
          </table:table-cell>
          <table:table-cell office:value-type="float" office:value="19.23779" calcext:value-type="float">
            <text:p>19.237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5" calcext:value-type="float">
            <text:p>14072005</text:p>
          </table:table-cell>
          <table:table-cell office:value-type="float" office:value="28.12716" calcext:value-type="float">
            <text:p>28.12716</text:p>
          </table:table-cell>
          <table:table-cell office:value-type="float" office:value="32.091" calcext:value-type="float">
            <text:p>32.091</text:p>
          </table:table-cell>
          <table:table-cell office:value-type="float" office:value="18.08" calcext:value-type="float">
            <text:p>18.08</text:p>
          </table:table-cell>
          <table:table-cell office:value-type="float" office:value="2.020255" calcext:value-type="float">
            <text:p>2.020255</text:p>
          </table:table-cell>
          <table:table-cell office:value-type="float" office:value="1.348406" calcext:value-type="float">
            <text:p>1.348406</text:p>
          </table:table-cell>
          <table:table-cell office:value-type="float" office:value="115.848" calcext:value-type="float">
            <text:p>115.848</text:p>
          </table:table-cell>
          <table:table-cell office:value-type="float" office:value="0" calcext:value-type="float">
            <text:p>0</text:p>
          </table:table-cell>
          <table:table-cell office:value-type="float" office:value="56.25806" calcext:value-type="float">
            <text:p>56.25806</text:p>
          </table:table-cell>
          <table:table-cell office:value-type="float" office:value="20.17474" calcext:value-type="float">
            <text:p>20.17474</text:p>
          </table:table-cell>
          <table:table-cell office:value-type="float" office:value="45.32721" calcext:value-type="float">
            <text:p>45.32721</text:p>
          </table:table-cell>
          <table:table-cell office:value-type="float" office:value="24.48886" calcext:value-type="float">
            <text:p>24.48886</text:p>
          </table:table-cell>
          <table:table-cell office:value-type="float" office:value="40.41623" calcext:value-type="float">
            <text:p>40.41623</text:p>
          </table:table-cell>
          <table:table-cell office:value-type="float" office:value="26.73911" calcext:value-type="float">
            <text:p>26.73911</text:p>
          </table:table-cell>
          <table:table-cell office:value-type="float" office:value="36.75253" calcext:value-type="float">
            <text:p>36.75253</text:p>
          </table:table-cell>
          <table:table-cell office:value-type="float" office:value="28.19394" calcext:value-type="float">
            <text:p>28.19394</text:p>
          </table:table-cell>
          <table:table-cell office:value-type="float" office:value="34.58408" calcext:value-type="float">
            <text:p>34.58408</text:p>
          </table:table-cell>
          <table:table-cell office:value-type="float" office:value="28.86801" calcext:value-type="float">
            <text:p>28.86801</text:p>
          </table:table-cell>
          <table:table-cell office:value-type="float" office:value="32.51114" calcext:value-type="float">
            <text:p>32.51114</text:p>
          </table:table-cell>
          <table:table-cell office:value-type="float" office:value="29.34979" calcext:value-type="float">
            <text:p>29.34979</text:p>
          </table:table-cell>
          <table:table-cell office:value-type="float" office:value="31.02921" calcext:value-type="float">
            <text:p>31.02921</text:p>
          </table:table-cell>
          <table:table-cell office:value-type="float" office:value="29.22778" calcext:value-type="float">
            <text:p>29.22778</text:p>
          </table:table-cell>
          <table:table-cell office:value-type="float" office:value="28.90897" calcext:value-type="float">
            <text:p>28.90897</text:p>
          </table:table-cell>
          <table:table-cell office:value-type="float" office:value="28.66422" calcext:value-type="float">
            <text:p>28.66422</text:p>
          </table:table-cell>
          <table:table-cell office:value-type="float" office:value="26.84827" calcext:value-type="float">
            <text:p>26.84827</text:p>
          </table:table-cell>
          <table:table-cell office:value-type="float" office:value="26.75043" calcext:value-type="float">
            <text:p>26.75043</text:p>
          </table:table-cell>
          <table:table-cell office:value-type="float" office:value="23.98871" calcext:value-type="float">
            <text:p>23.98871</text:p>
          </table:table-cell>
          <table:table-cell office:value-type="float" office:value="23.90036" calcext:value-type="float">
            <text:p>23.90036</text:p>
          </table:table-cell>
          <table:table-cell office:value-type="float" office:value="21.63608" calcext:value-type="float">
            <text:p>21.63608</text:p>
          </table:table-cell>
          <table:table-cell office:value-type="float" office:value="21.4924" calcext:value-type="float">
            <text:p>21.4924</text:p>
          </table:table-cell>
          <table:table-cell office:value-type="float" office:value="19.66049" calcext:value-type="float">
            <text:p>19.66049</text:p>
          </table:table-cell>
          <table:table-cell office:value-type="float" office:value="19.50845" calcext:value-type="float">
            <text:p>19.50845</text:p>
          </table:table-cell>
          <table:table-cell office:value-type="float" office:value="18.04727" calcext:value-type="float">
            <text:p>18.04727</text:p>
          </table:table-cell>
          <table:table-cell office:value-type="float" office:value="17.90152" calcext:value-type="float">
            <text:p>17.90152</text:p>
          </table:table-cell>
          <table:table-cell office:value-type="float" office:value="17.05908" calcext:value-type="float">
            <text:p>17.05908</text:p>
          </table:table-cell>
          <table:table-cell office:value-type="float" office:value="16.92059" calcext:value-type="float">
            <text:p>16.92059</text:p>
          </table:table-cell>
          <table:table-cell office:value-type="float" office:value="56.25793" calcext:value-type="float">
            <text:p>56.25793</text:p>
          </table:table-cell>
          <table:table-cell office:value-type="float" office:value="20.17477" calcext:value-type="float">
            <text:p>20.174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5" calcext:value-type="float">
            <text:p>15072005</text:p>
          </table:table-cell>
          <table:table-cell office:value-type="float" office:value="25.81812" calcext:value-type="float">
            <text:p>25.81812</text:p>
          </table:table-cell>
          <table:table-cell office:value-type="float" office:value="33.15" calcext:value-type="float">
            <text:p>33.15</text:p>
          </table:table-cell>
          <table:table-cell office:value-type="float" office:value="19.6" calcext:value-type="float">
            <text:p>19.6</text:p>
          </table:table-cell>
          <table:table-cell office:value-type="float" office:value="2.091166" calcext:value-type="float">
            <text:p>2.091166</text:p>
          </table:table-cell>
          <table:table-cell office:value-type="float" office:value="1.389922" calcext:value-type="float">
            <text:p>1.389922</text:p>
          </table:table-cell>
          <table:table-cell office:value-type="float" office:value="140.22" calcext:value-type="float">
            <text:p>140.22</text:p>
          </table:table-cell>
          <table:table-cell office:value-type="float" office:value="0" calcext:value-type="float">
            <text:p>0</text:p>
          </table:table-cell>
          <table:table-cell office:value-type="float" office:value="54.53421" calcext:value-type="float">
            <text:p>54.53421</text:p>
          </table:table-cell>
          <table:table-cell office:value-type="float" office:value="21.74191" calcext:value-type="float">
            <text:p>21.74191</text:p>
          </table:table-cell>
          <table:table-cell office:value-type="float" office:value="44.61432" calcext:value-type="float">
            <text:p>44.61432</text:p>
          </table:table-cell>
          <table:table-cell office:value-type="float" office:value="26.2005" calcext:value-type="float">
            <text:p>26.2005</text:p>
          </table:table-cell>
          <table:table-cell office:value-type="float" office:value="40.36295" calcext:value-type="float">
            <text:p>40.36295</text:p>
          </table:table-cell>
          <table:table-cell office:value-type="float" office:value="28.35327" calcext:value-type="float">
            <text:p>28.35327</text:p>
          </table:table-cell>
          <table:table-cell office:value-type="float" office:value="37.0466" calcext:value-type="float">
            <text:p>37.0466</text:p>
          </table:table-cell>
          <table:table-cell office:value-type="float" office:value="29.65744" calcext:value-type="float">
            <text:p>29.65744</text:p>
          </table:table-cell>
          <table:table-cell office:value-type="float" office:value="35.01413" calcext:value-type="float">
            <text:p>35.01413</text:p>
          </table:table-cell>
          <table:table-cell office:value-type="float" office:value="30.17947" calcext:value-type="float">
            <text:p>30.17947</text:p>
          </table:table-cell>
          <table:table-cell office:value-type="float" office:value="32.99271" calcext:value-type="float">
            <text:p>32.99271</text:p>
          </table:table-cell>
          <table:table-cell office:value-type="float" office:value="30.43332" calcext:value-type="float">
            <text:p>30.43332</text:p>
          </table:table-cell>
          <table:table-cell office:value-type="float" office:value="31.48022" calcext:value-type="float">
            <text:p>31.48022</text:p>
          </table:table-cell>
          <table:table-cell office:value-type="float" office:value="30.02167" calcext:value-type="float">
            <text:p>30.02167</text:p>
          </table:table-cell>
          <table:table-cell office:value-type="float" office:value="29.28339" calcext:value-type="float">
            <text:p>29.28339</text:p>
          </table:table-cell>
          <table:table-cell office:value-type="float" office:value="28.92007" calcext:value-type="float">
            <text:p>28.92007</text:p>
          </table:table-cell>
          <table:table-cell office:value-type="float" office:value="26.82898" calcext:value-type="float">
            <text:p>26.82898</text:p>
          </table:table-cell>
          <table:table-cell office:value-type="float" office:value="26.75076" calcext:value-type="float">
            <text:p>26.75076</text:p>
          </table:table-cell>
          <table:table-cell office:value-type="float" office:value="24.06976" calcext:value-type="float">
            <text:p>24.06976</text:p>
          </table:table-cell>
          <table:table-cell office:value-type="float" office:value="23.98944" calcext:value-type="float">
            <text:p>23.98944</text:p>
          </table:table-cell>
          <table:table-cell office:value-type="float" office:value="21.76401" calcext:value-type="float">
            <text:p>21.76401</text:p>
          </table:table-cell>
          <table:table-cell office:value-type="float" office:value="21.63748" calcext:value-type="float">
            <text:p>21.63748</text:p>
          </table:table-cell>
          <table:table-cell office:value-type="float" office:value="19.80768" calcext:value-type="float">
            <text:p>19.80768</text:p>
          </table:table-cell>
          <table:table-cell office:value-type="float" office:value="19.66205" calcext:value-type="float">
            <text:p>19.66205</text:p>
          </table:table-cell>
          <table:table-cell office:value-type="float" office:value="18.1936" calcext:value-type="float">
            <text:p>18.1936</text:p>
          </table:table-cell>
          <table:table-cell office:value-type="float" office:value="18.0488" calcext:value-type="float">
            <text:p>18.0488</text:p>
          </table:table-cell>
          <table:table-cell office:value-type="float" office:value="17.1991" calcext:value-type="float">
            <text:p>17.1991</text:p>
          </table:table-cell>
          <table:table-cell office:value-type="float" office:value="17.06055" calcext:value-type="float">
            <text:p>17.06055</text:p>
          </table:table-cell>
          <table:table-cell office:value-type="float" office:value="54.53409" calcext:value-type="float">
            <text:p>54.53409</text:p>
          </table:table-cell>
          <table:table-cell office:value-type="float" office:value="21.74191" calcext:value-type="float">
            <text:p>21.741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5" calcext:value-type="float">
            <text:p>16072005</text:p>
          </table:table-cell>
          <table:table-cell office:value-type="float" office:value="26.18316" calcext:value-type="float">
            <text:p>26.18316</text:p>
          </table:table-cell>
          <table:table-cell office:value-type="float" office:value="33.9" calcext:value-type="float">
            <text:p>33.9</text:p>
          </table:table-cell>
          <table:table-cell office:value-type="float" office:value="20.99" calcext:value-type="float">
            <text:p>20.99</text:p>
          </table:table-cell>
          <table:table-cell office:value-type="float" office:value="2.026449" calcext:value-type="float">
            <text:p>2.026449</text:p>
          </table:table-cell>
          <table:table-cell office:value-type="float" office:value="1.367675" calcext:value-type="float">
            <text:p>1.367675</text:p>
          </table:table-cell>
          <table:table-cell office:value-type="float" office:value="217.692" calcext:value-type="float">
            <text:p>217.692</text:p>
          </table:table-cell>
          <table:table-cell office:value-type="float" office:value="0" calcext:value-type="float">
            <text:p>0</text:p>
          </table:table-cell>
          <table:table-cell office:value-type="float" office:value="57.36597" calcext:value-type="float">
            <text:p>57.36597</text:p>
          </table:table-cell>
          <table:table-cell office:value-type="float" office:value="22.74304" calcext:value-type="float">
            <text:p>22.74304</text:p>
          </table:table-cell>
          <table:table-cell office:value-type="float" office:value="46.26544" calcext:value-type="float">
            <text:p>46.26544</text:p>
          </table:table-cell>
          <table:table-cell office:value-type="float" office:value="26.7637" calcext:value-type="float">
            <text:p>26.7637</text:p>
          </table:table-cell>
          <table:table-cell office:value-type="float" office:value="41.61981" calcext:value-type="float">
            <text:p>41.61981</text:p>
          </table:table-cell>
          <table:table-cell office:value-type="float" office:value="28.82175" calcext:value-type="float">
            <text:p>28.82175</text:p>
          </table:table-cell>
          <table:table-cell office:value-type="float" office:value="38.0015" calcext:value-type="float">
            <text:p>38.0015</text:p>
          </table:table-cell>
          <table:table-cell office:value-type="float" office:value="30.08566" calcext:value-type="float">
            <text:p>30.08566</text:p>
          </table:table-cell>
          <table:table-cell office:value-type="float" office:value="35.80139" calcext:value-type="float">
            <text:p>35.80139</text:p>
          </table:table-cell>
          <table:table-cell office:value-type="float" office:value="30.59949" calcext:value-type="float">
            <text:p>30.59949</text:p>
          </table:table-cell>
          <table:table-cell office:value-type="float" office:value="33.62527" calcext:value-type="float">
            <text:p>33.62527</text:p>
          </table:table-cell>
          <table:table-cell office:value-type="float" office:value="30.83725" calcext:value-type="float">
            <text:p>30.83725</text:p>
          </table:table-cell>
          <table:table-cell office:value-type="float" office:value="31.99438" calcext:value-type="float">
            <text:p>31.99438</text:p>
          </table:table-cell>
          <table:table-cell office:value-type="float" office:value="30.39966" calcext:value-type="float">
            <text:p>30.39966</text:p>
          </table:table-cell>
          <table:table-cell office:value-type="float" office:value="29.62219" calcext:value-type="float">
            <text:p>29.62219</text:p>
          </table:table-cell>
          <table:table-cell office:value-type="float" office:value="29.29349" calcext:value-type="float">
            <text:p>29.29349</text:p>
          </table:table-cell>
          <table:table-cell office:value-type="float" office:value="26.99155" calcext:value-type="float">
            <text:p>26.99155</text:p>
          </table:table-cell>
          <table:table-cell office:value-type="float" office:value="26.83054" calcext:value-type="float">
            <text:p>26.83054</text:p>
          </table:table-cell>
          <table:table-cell office:value-type="float" office:value="24.17194" calcext:value-type="float">
            <text:p>24.17194</text:p>
          </table:table-cell>
          <table:table-cell office:value-type="float" office:value="24.07068" calcext:value-type="float">
            <text:p>24.07068</text:p>
          </table:table-cell>
          <table:table-cell office:value-type="float" office:value="21.8866" calcext:value-type="float">
            <text:p>21.8866</text:p>
          </table:table-cell>
          <table:table-cell office:value-type="float" office:value="21.76529" calcext:value-type="float">
            <text:p>21.76529</text:p>
          </table:table-cell>
          <table:table-cell office:value-type="float" office:value="19.9491" calcext:value-type="float">
            <text:p>19.9491</text:p>
          </table:table-cell>
          <table:table-cell office:value-type="float" office:value="19.80917" calcext:value-type="float">
            <text:p>19.80917</text:p>
          </table:table-cell>
          <table:table-cell office:value-type="float" office:value="18.33777" calcext:value-type="float">
            <text:p>18.33777</text:p>
          </table:table-cell>
          <table:table-cell office:value-type="float" office:value="18.1951" calcext:value-type="float">
            <text:p>18.1951</text:p>
          </table:table-cell>
          <table:table-cell office:value-type="float" office:value="17.33679" calcext:value-type="float">
            <text:p>17.33679</text:p>
          </table:table-cell>
          <table:table-cell office:value-type="float" office:value="17.20053" calcext:value-type="float">
            <text:p>17.20053</text:p>
          </table:table-cell>
          <table:table-cell office:value-type="float" office:value="57.36584" calcext:value-type="float">
            <text:p>57.36584</text:p>
          </table:table-cell>
          <table:table-cell office:value-type="float" office:value="22.74307" calcext:value-type="float">
            <text:p>22.743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5" calcext:value-type="float">
            <text:p>17072005</text:p>
          </table:table-cell>
          <table:table-cell office:value-type="float" office:value="24.54192" calcext:value-type="float">
            <text:p>24.54192</text:p>
          </table:table-cell>
          <table:table-cell office:value-type="float" office:value="34.49" calcext:value-type="float">
            <text:p>34.49</text:p>
          </table:table-cell>
          <table:table-cell office:value-type="float" office:value="19.55" calcext:value-type="float">
            <text:p>19.55</text:p>
          </table:table-cell>
          <table:table-cell office:value-type="float" office:value="2.012474" calcext:value-type="float">
            <text:p>2.012474</text:p>
          </table:table-cell>
          <table:table-cell office:value-type="float" office:value="1.378751" calcext:value-type="float">
            <text:p>1.378751</text:p>
          </table:table-cell>
          <table:table-cell office:value-type="float" office:value="344.196" calcext:value-type="float">
            <text:p>344.196</text:p>
          </table:table-cell>
          <table:table-cell office:value-type="float" office:value="22.4" calcext:value-type="float">
            <text:p>22.4</text:p>
          </table:table-cell>
          <table:table-cell office:value-type="float" office:value="60.93677" calcext:value-type="float">
            <text:p>60.93677</text:p>
          </table:table-cell>
          <table:table-cell office:value-type="float" office:value="22.00067" calcext:value-type="float">
            <text:p>22.00067</text:p>
          </table:table-cell>
          <table:table-cell office:value-type="float" office:value="48.25699" calcext:value-type="float">
            <text:p>48.25699</text:p>
          </table:table-cell>
          <table:table-cell office:value-type="float" office:value="26.25748" calcext:value-type="float">
            <text:p>26.25748</text:p>
          </table:table-cell>
          <table:table-cell office:value-type="float" office:value="42.5993" calcext:value-type="float">
            <text:p>42.5993</text:p>
          </table:table-cell>
          <table:table-cell office:value-type="float" office:value="29.38568" calcext:value-type="float">
            <text:p>29.38568</text:p>
          </table:table-cell>
          <table:table-cell office:value-type="float" office:value="38.45181" calcext:value-type="float">
            <text:p>38.45181</text:p>
          </table:table-cell>
          <table:table-cell office:value-type="float" office:value="31.10669" calcext:value-type="float">
            <text:p>31.10669</text:p>
          </table:table-cell>
          <table:table-cell office:value-type="float" office:value="36.31158" calcext:value-type="float">
            <text:p>36.31158</text:p>
          </table:table-cell>
          <table:table-cell office:value-type="float" office:value="31.48581" calcext:value-type="float">
            <text:p>31.48581</text:p>
          </table:table-cell>
          <table:table-cell office:value-type="float" office:value="34.21475" calcext:value-type="float">
            <text:p>34.21475</text:p>
          </table:table-cell>
          <table:table-cell office:value-type="float" office:value="31.57755" calcext:value-type="float">
            <text:p>31.57755</text:p>
          </table:table-cell>
          <table:table-cell office:value-type="float" office:value="32.56241" calcext:value-type="float">
            <text:p>32.56241</text:p>
          </table:table-cell>
          <table:table-cell office:value-type="float" office:value="31.00174" calcext:value-type="float">
            <text:p>31.00174</text:p>
          </table:table-cell>
          <table:table-cell office:value-type="float" office:value="30.07446" calcext:value-type="float">
            <text:p>30.07446</text:p>
          </table:table-cell>
          <table:table-cell office:value-type="float" office:value="29.63321" calcext:value-type="float">
            <text:p>29.63321</text:p>
          </table:table-cell>
          <table:table-cell office:value-type="float" office:value="27.21793" calcext:value-type="float">
            <text:p>27.21793</text:p>
          </table:table-cell>
          <table:table-cell office:value-type="float" office:value="26.99371" calcext:value-type="float">
            <text:p>26.99371</text:p>
          </table:table-cell>
          <table:table-cell office:value-type="float" office:value="24.29965" calcext:value-type="float">
            <text:p>24.29965</text:p>
          </table:table-cell>
          <table:table-cell office:value-type="float" office:value="24.1731" calcext:value-type="float">
            <text:p>24.1731</text:p>
          </table:table-cell>
          <table:table-cell office:value-type="float" office:value="22.01263" calcext:value-type="float">
            <text:p>22.01263</text:p>
          </table:table-cell>
          <table:table-cell office:value-type="float" office:value="21.88788" calcext:value-type="float">
            <text:p>21.88788</text:p>
          </table:table-cell>
          <table:table-cell office:value-type="float" office:value="20.0867" calcext:value-type="float">
            <text:p>20.0867</text:p>
          </table:table-cell>
          <table:table-cell office:value-type="float" office:value="19.95053" calcext:value-type="float">
            <text:p>19.95053</text:p>
          </table:table-cell>
          <table:table-cell office:value-type="float" office:value="18.47906" calcext:value-type="float">
            <text:p>18.47906</text:p>
          </table:table-cell>
          <table:table-cell office:value-type="float" office:value="18.33926" calcext:value-type="float">
            <text:p>18.33926</text:p>
          </table:table-cell>
          <table:table-cell office:value-type="float" office:value="17.47382" calcext:value-type="float">
            <text:p>17.47382</text:p>
          </table:table-cell>
          <table:table-cell office:value-type="float" office:value="17.33823" calcext:value-type="float">
            <text:p>17.33823</text:p>
          </table:table-cell>
          <table:table-cell office:value-type="float" office:value="60.93665" calcext:value-type="float">
            <text:p>60.93665</text:p>
          </table:table-cell>
          <table:table-cell office:value-type="float" office:value="19.3815" calcext:value-type="float">
            <text:p>19.38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5" calcext:value-type="float">
            <text:p>18072005</text:p>
          </table:table-cell>
          <table:table-cell office:value-type="float" office:value="29.47068" calcext:value-type="float">
            <text:p>29.47068</text:p>
          </table:table-cell>
          <table:table-cell office:value-type="float" office:value="29.01" calcext:value-type="float">
            <text:p>29.01</text:p>
          </table:table-cell>
          <table:table-cell office:value-type="float" office:value="18.75" calcext:value-type="float">
            <text:p>18.75</text:p>
          </table:table-cell>
          <table:table-cell office:value-type="float" office:value="2.007793" calcext:value-type="float">
            <text:p>2.007793</text:p>
          </table:table-cell>
          <table:table-cell office:value-type="float" office:value="1.191938" calcext:value-type="float">
            <text:p>1.191938</text:p>
          </table:table-cell>
          <table:table-cell office:value-type="float" office:value="201.276" calcext:value-type="float">
            <text:p>201.276</text:p>
          </table:table-cell>
          <table:table-cell office:value-type="float" office:value="0.1" calcext:value-type="float">
            <text:p>0.1</text:p>
          </table:table-cell>
          <table:table-cell office:value-type="float" office:value="52.10156" calcext:value-type="float">
            <text:p>52.10156</text:p>
          </table:table-cell>
          <table:table-cell office:value-type="float" office:value="19.90976" calcext:value-type="float">
            <text:p>19.90976</text:p>
          </table:table-cell>
          <table:table-cell office:value-type="float" office:value="39.64728" calcext:value-type="float">
            <text:p>39.64728</text:p>
          </table:table-cell>
          <table:table-cell office:value-type="float" office:value="23.11029" calcext:value-type="float">
            <text:p>23.11029</text:p>
          </table:table-cell>
          <table:table-cell office:value-type="float" office:value="36.18216" calcext:value-type="float">
            <text:p>36.18216</text:p>
          </table:table-cell>
          <table:table-cell office:value-type="float" office:value="25.76685" calcext:value-type="float">
            <text:p>25.76685</text:p>
          </table:table-cell>
          <table:table-cell office:value-type="float" office:value="33.94653" calcext:value-type="float">
            <text:p>33.94653</text:p>
          </table:table-cell>
          <table:table-cell office:value-type="float" office:value="27.83136" calcext:value-type="float">
            <text:p>27.83136</text:p>
          </table:table-cell>
          <table:table-cell office:value-type="float" office:value="33.15546" calcext:value-type="float">
            <text:p>33.15546</text:p>
          </table:table-cell>
          <table:table-cell office:value-type="float" office:value="28.95718" calcext:value-type="float">
            <text:p>28.95718</text:p>
          </table:table-cell>
          <table:table-cell office:value-type="float" office:value="33.63098" calcext:value-type="float">
            <text:p>33.63098</text:p>
          </table:table-cell>
          <table:table-cell office:value-type="float" office:value="29.85074" calcext:value-type="float">
            <text:p>29.85074</text:p>
          </table:table-cell>
          <table:table-cell office:value-type="float" office:value="32.49933" calcext:value-type="float">
            <text:p>32.49933</text:p>
          </table:table-cell>
          <table:table-cell office:value-type="float" office:value="29.94199" calcext:value-type="float">
            <text:p>29.94199</text:p>
          </table:table-cell>
          <table:table-cell office:value-type="float" office:value="30.17505" calcext:value-type="float">
            <text:p>30.17505</text:p>
          </table:table-cell>
          <table:table-cell office:value-type="float" office:value="29.52917" calcext:value-type="float">
            <text:p>29.52917</text:p>
          </table:table-cell>
          <table:table-cell office:value-type="float" office:value="27.35449" calcext:value-type="float">
            <text:p>27.35449</text:p>
          </table:table-cell>
          <table:table-cell office:value-type="float" office:value="27.22083" calcext:value-type="float">
            <text:p>27.22083</text:p>
          </table:table-cell>
          <table:table-cell office:value-type="float" office:value="24.44553" calcext:value-type="float">
            <text:p>24.44553</text:p>
          </table:table-cell>
          <table:table-cell office:value-type="float" office:value="24.30106" calcext:value-type="float">
            <text:p>24.30106</text:p>
          </table:table-cell>
          <table:table-cell office:value-type="float" office:value="22.14655" calcext:value-type="float">
            <text:p>22.14655</text:p>
          </table:table-cell>
          <table:table-cell office:value-type="float" office:value="22.01398" calcext:value-type="float">
            <text:p>22.01398</text:p>
          </table:table-cell>
          <table:table-cell office:value-type="float" office:value="20.22412" calcext:value-type="float">
            <text:p>20.22412</text:p>
          </table:table-cell>
          <table:table-cell office:value-type="float" office:value="20.08813" calcext:value-type="float">
            <text:p>20.08813</text:p>
          </table:table-cell>
          <table:table-cell office:value-type="float" office:value="18.61844" calcext:value-type="float">
            <text:p>18.61844</text:p>
          </table:table-cell>
          <table:table-cell office:value-type="float" office:value="18.48053" calcext:value-type="float">
            <text:p>18.48053</text:p>
          </table:table-cell>
          <table:table-cell office:value-type="float" office:value="17.60843" calcext:value-type="float">
            <text:p>17.60843</text:p>
          </table:table-cell>
          <table:table-cell office:value-type="float" office:value="17.47522" calcext:value-type="float">
            <text:p>17.47522</text:p>
          </table:table-cell>
          <table:table-cell office:value-type="float" office:value="52.10144" calcext:value-type="float">
            <text:p>52.10144</text:p>
          </table:table-cell>
          <table:table-cell office:value-type="float" office:value="19.90976" calcext:value-type="float">
            <text:p>19.909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5" calcext:value-type="float">
            <text:p>19072005</text:p>
          </table:table-cell>
          <table:table-cell office:value-type="float" office:value="27.54288" calcext:value-type="float">
            <text:p>27.54288</text:p>
          </table:table-cell>
          <table:table-cell office:value-type="float" office:value="30.72" calcext:value-type="float">
            <text:p>30.72</text:p>
          </table:table-cell>
          <table:table-cell office:value-type="float" office:value="17.42" calcext:value-type="float">
            <text:p>17.42</text:p>
          </table:table-cell>
          <table:table-cell office:value-type="float" office:value="2.419775" calcext:value-type="float">
            <text:p>2.419775</text:p>
          </table:table-cell>
          <table:table-cell office:value-type="float" office:value="1.584401" calcext:value-type="float">
            <text:p>1.584401</text:p>
          </table:table-cell>
          <table:table-cell office:value-type="float" office:value="280.944" calcext:value-type="float">
            <text:p>280.944</text:p>
          </table:table-cell>
          <table:table-cell office:value-type="float" office:value="0" calcext:value-type="float">
            <text:p>0</text:p>
          </table:table-cell>
          <table:table-cell office:value-type="float" office:value="56.69449" calcext:value-type="float">
            <text:p>56.69449</text:p>
          </table:table-cell>
          <table:table-cell office:value-type="float" office:value="19.56757" calcext:value-type="float">
            <text:p>19.56757</text:p>
          </table:table-cell>
          <table:table-cell office:value-type="float" office:value="44.66382" calcext:value-type="float">
            <text:p>44.66382</text:p>
          </table:table-cell>
          <table:table-cell office:value-type="float" office:value="24.26068" calcext:value-type="float">
            <text:p>24.26068</text:p>
          </table:table-cell>
          <table:table-cell office:value-type="float" office:value="39.9595" calcext:value-type="float">
            <text:p>39.9595</text:p>
          </table:table-cell>
          <table:table-cell office:value-type="float" office:value="26.61078" calcext:value-type="float">
            <text:p>26.61078</text:p>
          </table:table-cell>
          <table:table-cell office:value-type="float" office:value="36.60361" calcext:value-type="float">
            <text:p>36.60361</text:p>
          </table:table-cell>
          <table:table-cell office:value-type="float" office:value="28.20331" calcext:value-type="float">
            <text:p>28.20331</text:p>
          </table:table-cell>
          <table:table-cell office:value-type="float" office:value="34.62668" calcext:value-type="float">
            <text:p>34.62668</text:p>
          </table:table-cell>
          <table:table-cell office:value-type="float" office:value="28.99374" calcext:value-type="float">
            <text:p>28.99374</text:p>
          </table:table-cell>
          <table:table-cell office:value-type="float" office:value="32.71817" calcext:value-type="float">
            <text:p>32.71817</text:p>
          </table:table-cell>
          <table:table-cell office:value-type="float" office:value="29.61493" calcext:value-type="float">
            <text:p>29.61493</text:p>
          </table:table-cell>
          <table:table-cell office:value-type="float" office:value="31.34692" calcext:value-type="float">
            <text:p>31.34692</text:p>
          </table:table-cell>
          <table:table-cell office:value-type="float" office:value="29.62091" calcext:value-type="float">
            <text:p>29.62091</text:p>
          </table:table-cell>
          <table:table-cell office:value-type="float" office:value="29.52917" calcext:value-type="float">
            <text:p>29.52917</text:p>
          </table:table-cell>
          <table:table-cell office:value-type="float" office:value="29.19937" calcext:value-type="float">
            <text:p>29.19937</text:p>
          </table:table-cell>
          <table:table-cell office:value-type="float" office:value="27.34808" calcext:value-type="float">
            <text:p>27.34808</text:p>
          </table:table-cell>
          <table:table-cell office:value-type="float" office:value="27.28891" calcext:value-type="float">
            <text:p>27.28891</text:p>
          </table:table-cell>
          <table:table-cell office:value-type="float" office:value="24.55658" calcext:value-type="float">
            <text:p>24.55658</text:p>
          </table:table-cell>
          <table:table-cell office:value-type="float" office:value="24.4469" calcext:value-type="float">
            <text:p>24.4469</text:p>
          </table:table-cell>
          <table:table-cell office:value-type="float" office:value="22.28012" calcext:value-type="float">
            <text:p>22.28012</text:p>
          </table:table-cell>
          <table:table-cell office:value-type="float" office:value="22.14795" calcext:value-type="float">
            <text:p>22.14795</text:p>
          </table:table-cell>
          <table:table-cell office:value-type="float" office:value="20.36111" calcext:value-type="float">
            <text:p>20.36111</text:p>
          </table:table-cell>
          <table:table-cell office:value-type="float" office:value="20.22556" calcext:value-type="float">
            <text:p>20.22556</text:p>
          </table:table-cell>
          <table:table-cell office:value-type="float" office:value="18.7558" calcext:value-type="float">
            <text:p>18.7558</text:p>
          </table:table-cell>
          <table:table-cell office:value-type="float" office:value="18.6199" calcext:value-type="float">
            <text:p>18.6199</text:p>
          </table:table-cell>
          <table:table-cell office:value-type="float" office:value="17.74167" calcext:value-type="float">
            <text:p>17.74167</text:p>
          </table:table-cell>
          <table:table-cell office:value-type="float" office:value="17.60983" calcext:value-type="float">
            <text:p>17.60983</text:p>
          </table:table-cell>
          <table:table-cell office:value-type="float" office:value="56.69437" calcext:value-type="float">
            <text:p>56.69437</text:p>
          </table:table-cell>
          <table:table-cell office:value-type="float" office:value="19.5676" calcext:value-type="float">
            <text:p>19.56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5" calcext:value-type="float">
            <text:p>20072005</text:p>
          </table:table-cell>
          <table:table-cell office:value-type="float" office:value="23.6196" calcext:value-type="float">
            <text:p>23.6196</text:p>
          </table:table-cell>
          <table:table-cell office:value-type="float" office:value="35.52" calcext:value-type="float">
            <text:p>35.52</text:p>
          </table:table-cell>
          <table:table-cell office:value-type="float" office:value="24.44" calcext:value-type="float">
            <text:p>24.44</text:p>
          </table:table-cell>
          <table:table-cell office:value-type="float" office:value="2.452223" calcext:value-type="float">
            <text:p>2.452223</text:p>
          </table:table-cell>
          <table:table-cell office:value-type="float" office:value="1.603142" calcext:value-type="float">
            <text:p>1.603142</text:p>
          </table:table-cell>
          <table:table-cell office:value-type="float" office:value="294.12" calcext:value-type="float">
            <text:p>294.12</text:p>
          </table:table-cell>
          <table:table-cell office:value-type="float" office:value="0" calcext:value-type="float">
            <text:p>0</text:p>
          </table:table-cell>
          <table:table-cell office:value-type="float" office:value="60.02582" calcext:value-type="float">
            <text:p>60.02582</text:p>
          </table:table-cell>
          <table:table-cell office:value-type="float" office:value="25.9574" calcext:value-type="float">
            <text:p>25.9574</text:p>
          </table:table-cell>
          <table:table-cell office:value-type="float" office:value="47.34641" calcext:value-type="float">
            <text:p>47.34641</text:p>
          </table:table-cell>
          <table:table-cell office:value-type="float" office:value="28.86932" calcext:value-type="float">
            <text:p>28.86932</text:p>
          </table:table-cell>
          <table:table-cell office:value-type="float" office:value="42.1904" calcext:value-type="float">
            <text:p>42.1904</text:p>
          </table:table-cell>
          <table:table-cell office:value-type="float" office:value="30.32108" calcext:value-type="float">
            <text:p>30.32108</text:p>
          </table:table-cell>
          <table:table-cell office:value-type="float" office:value="38.40503" calcext:value-type="float">
            <text:p>38.40503</text:p>
          </table:table-cell>
          <table:table-cell office:value-type="float" office:value="31.0452" calcext:value-type="float">
            <text:p>31.0452</text:p>
          </table:table-cell>
          <table:table-cell office:value-type="float" office:value="36.15997" calcext:value-type="float">
            <text:p>36.15997</text:p>
          </table:table-cell>
          <table:table-cell office:value-type="float" office:value="31.23117" calcext:value-type="float">
            <text:p>31.23117</text:p>
          </table:table-cell>
          <table:table-cell office:value-type="float" office:value="33.9584" calcext:value-type="float">
            <text:p>33.9584</text:p>
          </table:table-cell>
          <table:table-cell office:value-type="float" office:value="31.18619" calcext:value-type="float">
            <text:p>31.18619</text:p>
          </table:table-cell>
          <table:table-cell office:value-type="float" office:value="32.28708" calcext:value-type="float">
            <text:p>32.28708</text:p>
          </table:table-cell>
          <table:table-cell office:value-type="float" office:value="30.66147" calcext:value-type="float">
            <text:p>30.66147</text:p>
          </table:table-cell>
          <table:table-cell office:value-type="float" office:value="29.86441" calcext:value-type="float">
            <text:p>29.86441</text:p>
          </table:table-cell>
          <table:table-cell office:value-type="float" office:value="29.39313" calcext:value-type="float">
            <text:p>29.39313</text:p>
          </table:table-cell>
          <table:table-cell office:value-type="float" office:value="27.37607" calcext:value-type="float">
            <text:p>27.37607</text:p>
          </table:table-cell>
          <table:table-cell office:value-type="float" office:value="27.28891" calcext:value-type="float">
            <text:p>27.28891</text:p>
          </table:table-cell>
          <table:table-cell office:value-type="float" office:value="24.64941" calcext:value-type="float">
            <text:p>24.64941</text:p>
          </table:table-cell>
          <table:table-cell office:value-type="float" office:value="24.5575" calcext:value-type="float">
            <text:p>24.5575</text:p>
          </table:table-cell>
          <table:table-cell office:value-type="float" office:value="22.40359" calcext:value-type="float">
            <text:p>22.40359</text:p>
          </table:table-cell>
          <table:table-cell office:value-type="float" office:value="22.28146" calcext:value-type="float">
            <text:p>22.28146</text:p>
          </table:table-cell>
          <table:table-cell office:value-type="float" office:value="20.49597" calcext:value-type="float">
            <text:p>20.49597</text:p>
          </table:table-cell>
          <table:table-cell office:value-type="float" office:value="20.36255" calcext:value-type="float">
            <text:p>20.36255</text:p>
          </table:table-cell>
          <table:table-cell office:value-type="float" office:value="18.8916" calcext:value-type="float">
            <text:p>18.8916</text:p>
          </table:table-cell>
          <table:table-cell office:value-type="float" office:value="18.75723" calcext:value-type="float">
            <text:p>18.75723</text:p>
          </table:table-cell>
          <table:table-cell office:value-type="float" office:value="17.87305" calcext:value-type="float">
            <text:p>17.87305</text:p>
          </table:table-cell>
          <table:table-cell office:value-type="float" office:value="17.74307" calcext:value-type="float">
            <text:p>17.74307</text:p>
          </table:table-cell>
          <table:table-cell office:value-type="float" office:value="60.02567" calcext:value-type="float">
            <text:p>60.02567</text:p>
          </table:table-cell>
          <table:table-cell office:value-type="float" office:value="25.95743" calcext:value-type="float">
            <text:p>25.957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5" calcext:value-type="float">
            <text:p>21072005</text:p>
          </table:table-cell>
          <table:table-cell office:value-type="float" office:value="13.7502" calcext:value-type="float">
            <text:p>13.7502</text:p>
          </table:table-cell>
          <table:table-cell office:value-type="float" office:value="31.63" calcext:value-type="float">
            <text:p>31.63</text:p>
          </table:table-cell>
          <table:table-cell office:value-type="float" office:value="24.73" calcext:value-type="float">
            <text:p>24.73</text:p>
          </table:table-cell>
          <table:table-cell office:value-type="float" office:value="2.528056" calcext:value-type="float">
            <text:p>2.528056</text:p>
          </table:table-cell>
          <table:table-cell office:value-type="float" office:value="1.629195" calcext:value-type="float">
            <text:p>1.629195</text:p>
          </table:table-cell>
          <table:table-cell office:value-type="float" office:value="153.072" calcext:value-type="float">
            <text:p>153.072</text:p>
          </table:table-cell>
          <table:table-cell office:value-type="float" office:value="0.2" calcext:value-type="float">
            <text:p>0.2</text:p>
          </table:table-cell>
          <table:table-cell office:value-type="float" office:value="47.74738" calcext:value-type="float">
            <text:p>47.74738</text:p>
          </table:table-cell>
          <table:table-cell office:value-type="float" office:value="26.73425" calcext:value-type="float">
            <text:p>26.73425</text:p>
          </table:table-cell>
          <table:table-cell office:value-type="float" office:value="40.1333" calcext:value-type="float">
            <text:p>40.1333</text:p>
          </table:table-cell>
          <table:table-cell office:value-type="float" office:value="29.97635" calcext:value-type="float">
            <text:p>29.97635</text:p>
          </table:table-cell>
          <table:table-cell office:value-type="float" office:value="37.34521" calcext:value-type="float">
            <text:p>37.34521</text:p>
          </table:table-cell>
          <table:table-cell office:value-type="float" office:value="31.16528" calcext:value-type="float">
            <text:p>31.16528</text:p>
          </table:table-cell>
          <table:table-cell office:value-type="float" office:value="35.45001" calcext:value-type="float">
            <text:p>35.45001</text:p>
          </table:table-cell>
          <table:table-cell office:value-type="float" office:value="31.85602" calcext:value-type="float">
            <text:p>31.85602</text:p>
          </table:table-cell>
          <table:table-cell office:value-type="float" office:value="34.95389" calcext:value-type="float">
            <text:p>34.95389</text:p>
          </table:table-cell>
          <table:table-cell office:value-type="float" office:value="32.06073" calcext:value-type="float">
            <text:p>32.06073</text:p>
          </table:table-cell>
          <table:table-cell office:value-type="float" office:value="33.89996" calcext:value-type="float">
            <text:p>33.89996</text:p>
          </table:table-cell>
          <table:table-cell office:value-type="float" office:value="31.98914" calcext:value-type="float">
            <text:p>31.98914</text:p>
          </table:table-cell>
          <table:table-cell office:value-type="float" office:value="32.33145" calcext:value-type="float">
            <text:p>32.33145</text:p>
          </table:table-cell>
          <table:table-cell office:value-type="float" office:value="31.36652" calcext:value-type="float">
            <text:p>31.36652</text:p>
          </table:table-cell>
          <table:table-cell office:value-type="float" office:value="30.16843" calcext:value-type="float">
            <text:p>30.16843</text:p>
          </table:table-cell>
          <table:table-cell office:value-type="float" office:value="29.87723" calcext:value-type="float">
            <text:p>29.87723</text:p>
          </table:table-cell>
          <table:table-cell office:value-type="float" office:value="27.60049" calcext:value-type="float">
            <text:p>27.60049</text:p>
          </table:table-cell>
          <table:table-cell office:value-type="float" office:value="27.37805" calcext:value-type="float">
            <text:p>27.37805</text:p>
          </table:table-cell>
          <table:table-cell office:value-type="float" office:value="24.76813" calcext:value-type="float">
            <text:p>24.76813</text:p>
          </table:table-cell>
          <table:table-cell office:value-type="float" office:value="24.65048" calcext:value-type="float">
            <text:p>24.65048</text:p>
          </table:table-cell>
          <table:table-cell office:value-type="float" office:value="22.52502" calcext:value-type="float">
            <text:p>22.52502</text:p>
          </table:table-cell>
          <table:table-cell office:value-type="float" office:value="22.40482" calcext:value-type="float">
            <text:p>22.40482</text:p>
          </table:table-cell>
          <table:table-cell office:value-type="float" office:value="20.62744" calcext:value-type="float">
            <text:p>20.62744</text:p>
          </table:table-cell>
          <table:table-cell office:value-type="float" office:value="20.49734" calcext:value-type="float">
            <text:p>20.49734</text:p>
          </table:table-cell>
          <table:table-cell office:value-type="float" office:value="19.0256" calcext:value-type="float">
            <text:p>19.0256</text:p>
          </table:table-cell>
          <table:table-cell office:value-type="float" office:value="18.89301" calcext:value-type="float">
            <text:p>18.89301</text:p>
          </table:table-cell>
          <table:table-cell office:value-type="float" office:value="18.00336" calcext:value-type="float">
            <text:p>18.00336</text:p>
          </table:table-cell>
          <table:table-cell office:value-type="float" office:value="17.87439" calcext:value-type="float">
            <text:p>17.87439</text:p>
          </table:table-cell>
          <table:table-cell office:value-type="float" office:value="47.74731" calcext:value-type="float">
            <text:p>47.74731</text:p>
          </table:table-cell>
          <table:table-cell office:value-type="float" office:value="26.73425" calcext:value-type="float">
            <text:p>26.734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5" calcext:value-type="float">
            <text:p>22072005</text:p>
          </table:table-cell>
          <table:table-cell office:value-type="float" office:value="27.26496" calcext:value-type="float">
            <text:p>27.26496</text:p>
          </table:table-cell>
          <table:table-cell office:value-type="float" office:value="35.99" calcext:value-type="float">
            <text:p>35.99</text:p>
          </table:table-cell>
          <table:table-cell office:value-type="float" office:value="23.8" calcext:value-type="float">
            <text:p>23.8</text:p>
          </table:table-cell>
          <table:table-cell office:value-type="float" office:value="2.546634" calcext:value-type="float">
            <text:p>2.546634</text:p>
          </table:table-cell>
          <table:table-cell office:value-type="float" office:value="1.788109" calcext:value-type="float">
            <text:p>1.788109</text:p>
          </table:table-cell>
          <table:table-cell office:value-type="float" office:value="224.244" calcext:value-type="float">
            <text:p>224.244</text:p>
          </table:table-cell>
          <table:table-cell office:value-type="float" office:value="0" calcext:value-type="float">
            <text:p>0</text:p>
          </table:table-cell>
          <table:table-cell office:value-type="float" office:value="60.69131" calcext:value-type="float">
            <text:p>60.69131</text:p>
          </table:table-cell>
          <table:table-cell office:value-type="float" office:value="25.23907" calcext:value-type="float">
            <text:p>25.23907</text:p>
          </table:table-cell>
          <table:table-cell office:value-type="float" office:value="48.4653" calcext:value-type="float">
            <text:p>48.4653</text:p>
          </table:table-cell>
          <table:table-cell office:value-type="float" office:value="28.27997" calcext:value-type="float">
            <text:p>28.27997</text:p>
          </table:table-cell>
          <table:table-cell office:value-type="float" office:value="43.18167" calcext:value-type="float">
            <text:p>43.18167</text:p>
          </table:table-cell>
          <table:table-cell office:value-type="float" office:value="29.82486" calcext:value-type="float">
            <text:p>29.82486</text:p>
          </table:table-cell>
          <table:table-cell office:value-type="float" office:value="39.1463" calcext:value-type="float">
            <text:p>39.1463</text:p>
          </table:table-cell>
          <table:table-cell office:value-type="float" office:value="30.77432" calcext:value-type="float">
            <text:p>30.77432</text:p>
          </table:table-cell>
          <table:table-cell office:value-type="float" office:value="36.77771" calcext:value-type="float">
            <text:p>36.77771</text:p>
          </table:table-cell>
          <table:table-cell office:value-type="float" office:value="31.14667" calcext:value-type="float">
            <text:p>31.14667</text:p>
          </table:table-cell>
          <table:table-cell office:value-type="float" office:value="34.48297" calcext:value-type="float">
            <text:p>34.48297</text:p>
          </table:table-cell>
          <table:table-cell office:value-type="float" office:value="31.31259" calcext:value-type="float">
            <text:p>31.31259</text:p>
          </table:table-cell>
          <table:table-cell office:value-type="float" office:value="32.77963" calcext:value-type="float">
            <text:p>32.77963</text:p>
          </table:table-cell>
          <table:table-cell office:value-type="float" office:value="30.94794" calcext:value-type="float">
            <text:p>30.94794</text:p>
          </table:table-cell>
          <table:table-cell office:value-type="float" office:value="30.3154" calcext:value-type="float">
            <text:p>30.3154</text:p>
          </table:table-cell>
          <table:table-cell office:value-type="float" office:value="30.04153" calcext:value-type="float">
            <text:p>30.04153</text:p>
          </table:table-cell>
          <table:table-cell office:value-type="float" office:value="27.73764" calcext:value-type="float">
            <text:p>27.73764</text:p>
          </table:table-cell>
          <table:table-cell office:value-type="float" office:value="27.60245" calcext:value-type="float">
            <text:p>27.60245</text:p>
          </table:table-cell>
          <table:table-cell office:value-type="float" office:value="24.90115" calcext:value-type="float">
            <text:p>24.90115</text:p>
          </table:table-cell>
          <table:table-cell office:value-type="float" office:value="24.76947" calcext:value-type="float">
            <text:p>24.76947</text:p>
          </table:table-cell>
          <table:table-cell office:value-type="float" office:value="22.65192" calcext:value-type="float">
            <text:p>22.65192</text:p>
          </table:table-cell>
          <table:table-cell office:value-type="float" office:value="22.52634" calcext:value-type="float">
            <text:p>22.52634</text:p>
          </table:table-cell>
          <table:table-cell office:value-type="float" office:value="20.75751" calcext:value-type="float">
            <text:p>20.75751</text:p>
          </table:table-cell>
          <table:table-cell office:value-type="float" office:value="20.62878" calcext:value-type="float">
            <text:p>20.62878</text:p>
          </table:table-cell>
          <table:table-cell office:value-type="float" office:value="19.15775" calcext:value-type="float">
            <text:p>19.15775</text:p>
          </table:table-cell>
          <table:table-cell office:value-type="float" office:value="19.02701" calcext:value-type="float">
            <text:p>19.02701</text:p>
          </table:table-cell>
          <table:table-cell office:value-type="float" office:value="18.13168" calcext:value-type="float">
            <text:p>18.13168</text:p>
          </table:table-cell>
          <table:table-cell office:value-type="float" office:value="18.00467" calcext:value-type="float">
            <text:p>18.00467</text:p>
          </table:table-cell>
          <table:table-cell office:value-type="float" office:value="60.69116" calcext:value-type="float">
            <text:p>60.69116</text:p>
          </table:table-cell>
          <table:table-cell office:value-type="float" office:value="25.23907" calcext:value-type="float">
            <text:p>25.239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5" calcext:value-type="float">
            <text:p>23072005</text:p>
          </table:table-cell>
          <table:table-cell office:value-type="float" office:value="28.19808" calcext:value-type="float">
            <text:p>28.19808</text:p>
          </table:table-cell>
          <table:table-cell office:value-type="float" office:value="37.75" calcext:value-type="float">
            <text:p>37.75</text:p>
          </table:table-cell>
          <table:table-cell office:value-type="float" office:value="23.56" calcext:value-type="float">
            <text:p>23.56</text:p>
          </table:table-cell>
          <table:table-cell office:value-type="float" office:value="2.351412" calcext:value-type="float">
            <text:p>2.351412</text:p>
          </table:table-cell>
          <table:table-cell office:value-type="float" office:value="1.253648" calcext:value-type="float">
            <text:p>1.253648</text:p>
          </table:table-cell>
          <table:table-cell office:value-type="float" office:value="286.272" calcext:value-type="float">
            <text:p>286.272</text:p>
          </table:table-cell>
          <table:table-cell office:value-type="float" office:value="0" calcext:value-type="float">
            <text:p>0</text:p>
          </table:table-cell>
          <table:table-cell office:value-type="float" office:value="63.05322" calcext:value-type="float">
            <text:p>63.05322</text:p>
          </table:table-cell>
          <table:table-cell office:value-type="float" office:value="25.45108" calcext:value-type="float">
            <text:p>25.45108</text:p>
          </table:table-cell>
          <table:table-cell office:value-type="float" office:value="50.36987" calcext:value-type="float">
            <text:p>50.36987</text:p>
          </table:table-cell>
          <table:table-cell office:value-type="float" office:value="29.5817" calcext:value-type="float">
            <text:p>29.5817</text:p>
          </table:table-cell>
          <table:table-cell office:value-type="float" office:value="44.95776" calcext:value-type="float">
            <text:p>44.95776</text:p>
          </table:table-cell>
          <table:table-cell office:value-type="float" office:value="31.41171" calcext:value-type="float">
            <text:p>31.41171</text:p>
          </table:table-cell>
          <table:table-cell office:value-type="float" office:value="40.76184" calcext:value-type="float">
            <text:p>40.76184</text:p>
          </table:table-cell>
          <table:table-cell office:value-type="float" office:value="32.4144" calcext:value-type="float">
            <text:p>32.4144</text:p>
          </table:table-cell>
          <table:table-cell office:value-type="float" office:value="38.22916" calcext:value-type="float">
            <text:p>38.22916</text:p>
          </table:table-cell>
          <table:table-cell office:value-type="float" office:value="32.69763" calcext:value-type="float">
            <text:p>32.69763</text:p>
          </table:table-cell>
          <table:table-cell office:value-type="float" office:value="35.70261" calcext:value-type="float">
            <text:p>35.70261</text:p>
          </table:table-cell>
          <table:table-cell office:value-type="float" office:value="32.67496" calcext:value-type="float">
            <text:p>32.67496</text:p>
          </table:table-cell>
          <table:table-cell office:value-type="float" office:value="33.78006" calcext:value-type="float">
            <text:p>33.78006</text:p>
          </table:table-cell>
          <table:table-cell office:value-type="float" office:value="31.98419" calcext:value-type="float">
            <text:p>31.98419</text:p>
          </table:table-cell>
          <table:table-cell office:value-type="float" office:value="30.9584" calcext:value-type="float">
            <text:p>30.9584</text:p>
          </table:table-cell>
          <table:table-cell office:value-type="float" office:value="30.32803" calcext:value-type="float">
            <text:p>30.32803</text:p>
          </table:table-cell>
          <table:table-cell office:value-type="float" office:value="27.98837" calcext:value-type="float">
            <text:p>27.98837</text:p>
          </table:table-cell>
          <table:table-cell office:value-type="float" office:value="27.73962" calcext:value-type="float">
            <text:p>27.73962</text:p>
          </table:table-cell>
          <table:table-cell office:value-type="float" office:value="25.04605" calcext:value-type="float">
            <text:p>25.04605</text:p>
          </table:table-cell>
          <table:table-cell office:value-type="float" office:value="24.9025" calcext:value-type="float">
            <text:p>24.9025</text:p>
          </table:table-cell>
          <table:table-cell office:value-type="float" office:value="22.78299" calcext:value-type="float">
            <text:p>22.78299</text:p>
          </table:table-cell>
          <table:table-cell office:value-type="float" office:value="22.65323" calcext:value-type="float">
            <text:p>22.65323</text:p>
          </table:table-cell>
          <table:table-cell office:value-type="float" office:value="20.88757" calcext:value-type="float">
            <text:p>20.88757</text:p>
          </table:table-cell>
          <table:table-cell office:value-type="float" office:value="20.75888" calcext:value-type="float">
            <text:p>20.75888</text:p>
          </table:table-cell>
          <table:table-cell office:value-type="float" office:value="19.28806" calcext:value-type="float">
            <text:p>19.28806</text:p>
          </table:table-cell>
          <table:table-cell office:value-type="float" office:value="19.15912" calcext:value-type="float">
            <text:p>19.15912</text:p>
          </table:table-cell>
          <table:table-cell office:value-type="float" office:value="18.25851" calcext:value-type="float">
            <text:p>18.25851</text:p>
          </table:table-cell>
          <table:table-cell office:value-type="float" office:value="18.13303" calcext:value-type="float">
            <text:p>18.13303</text:p>
          </table:table-cell>
          <table:table-cell office:value-type="float" office:value="63.0531" calcext:value-type="float">
            <text:p>63.0531</text:p>
          </table:table-cell>
          <table:table-cell office:value-type="float" office:value="25.45111" calcext:value-type="float">
            <text:p>25.451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5" calcext:value-type="float">
            <text:p>24072005</text:p>
          </table:table-cell>
          <table:table-cell office:value-type="float" office:value="27.32004" calcext:value-type="float">
            <text:p>27.32004</text:p>
          </table:table-cell>
          <table:table-cell office:value-type="float" office:value="36.02" calcext:value-type="float">
            <text:p>36.02</text:p>
          </table:table-cell>
          <table:table-cell office:value-type="float" office:value="25.08" calcext:value-type="float">
            <text:p>25.08</text:p>
          </table:table-cell>
          <table:table-cell office:value-type="float" office:value="1.985243" calcext:value-type="float">
            <text:p>1.985243</text:p>
          </table:table-cell>
          <table:table-cell office:value-type="float" office:value="1.387604" calcext:value-type="float">
            <text:p>1.387604</text:p>
          </table:table-cell>
          <table:table-cell office:value-type="float" office:value="267.732" calcext:value-type="float">
            <text:p>267.732</text:p>
          </table:table-cell>
          <table:table-cell office:value-type="float" office:value="0" calcext:value-type="float">
            <text:p>0</text:p>
          </table:table-cell>
          <table:table-cell office:value-type="float" office:value="60.77713" calcext:value-type="float">
            <text:p>60.77713</text:p>
          </table:table-cell>
          <table:table-cell office:value-type="float" office:value="26.84277" calcext:value-type="float">
            <text:p>26.84277</text:p>
          </table:table-cell>
          <table:table-cell office:value-type="float" office:value="49.58029" calcext:value-type="float">
            <text:p>49.58029</text:p>
          </table:table-cell>
          <table:table-cell office:value-type="float" office:value="30.93521" calcext:value-type="float">
            <text:p>30.93521</text:p>
          </table:table-cell>
          <table:table-cell office:value-type="float" office:value="44.6691" calcext:value-type="float">
            <text:p>44.6691</text:p>
          </table:table-cell>
          <table:table-cell office:value-type="float" office:value="32.67554" calcext:value-type="float">
            <text:p>32.67554</text:p>
          </table:table-cell>
          <table:table-cell office:value-type="float" office:value="40.83694" calcext:value-type="float">
            <text:p>40.83694</text:p>
          </table:table-cell>
          <table:table-cell office:value-type="float" office:value="33.59833" calcext:value-type="float">
            <text:p>33.59833</text:p>
          </table:table-cell>
          <table:table-cell office:value-type="float" office:value="38.51224" calcext:value-type="float">
            <text:p>38.51224</text:p>
          </table:table-cell>
          <table:table-cell office:value-type="float" office:value="33.81738" calcext:value-type="float">
            <text:p>33.81738</text:p>
          </table:table-cell>
          <table:table-cell office:value-type="float" office:value="36.16122" calcext:value-type="float">
            <text:p>36.16122</text:p>
          </table:table-cell>
          <table:table-cell office:value-type="float" office:value="33.69095" calcext:value-type="float">
            <text:p>33.69095</text:p>
          </table:table-cell>
          <table:table-cell office:value-type="float" office:value="34.31442" calcext:value-type="float">
            <text:p>34.31442</text:p>
          </table:table-cell>
          <table:table-cell office:value-type="float" office:value="32.8714" calcext:value-type="float">
            <text:p>32.8714</text:p>
          </table:table-cell>
          <table:table-cell office:value-type="float" office:value="31.57715" calcext:value-type="float">
            <text:p>31.57715</text:p>
          </table:table-cell>
          <table:table-cell office:value-type="float" office:value="30.97269" calcext:value-type="float">
            <text:p>30.97269</text:p>
          </table:table-cell>
          <table:table-cell office:value-type="float" office:value="28.34927" calcext:value-type="float">
            <text:p>28.34927</text:p>
          </table:table-cell>
          <table:table-cell office:value-type="float" office:value="27.99188" calcext:value-type="float">
            <text:p>27.99188</text:p>
          </table:table-cell>
          <table:table-cell office:value-type="float" office:value="25.22736" calcext:value-type="float">
            <text:p>25.22736</text:p>
          </table:table-cell>
          <table:table-cell office:value-type="float" office:value="25.04767" calcext:value-type="float">
            <text:p>25.04767</text:p>
          </table:table-cell>
          <table:table-cell office:value-type="float" office:value="22.92395" calcext:value-type="float">
            <text:p>22.92395</text:p>
          </table:table-cell>
          <table:table-cell office:value-type="float" office:value="22.78439" calcext:value-type="float">
            <text:p>22.78439</text:p>
          </table:table-cell>
          <table:table-cell office:value-type="float" office:value="21.01895" calcext:value-type="float">
            <text:p>21.01895</text:p>
          </table:table-cell>
          <table:table-cell office:value-type="float" office:value="20.88892" calcext:value-type="float">
            <text:p>20.88892</text:p>
          </table:table-cell>
          <table:table-cell office:value-type="float" office:value="19.41776" calcext:value-type="float">
            <text:p>19.41776</text:p>
          </table:table-cell>
          <table:table-cell office:value-type="float" office:value="19.2894" calcext:value-type="float">
            <text:p>19.2894</text:p>
          </table:table-cell>
          <table:table-cell office:value-type="float" office:value="18.38431" calcext:value-type="float">
            <text:p>18.38431</text:p>
          </table:table-cell>
          <table:table-cell office:value-type="float" office:value="18.25983" calcext:value-type="float">
            <text:p>18.25983</text:p>
          </table:table-cell>
          <table:table-cell office:value-type="float" office:value="60.77704" calcext:value-type="float">
            <text:p>60.77704</text:p>
          </table:table-cell>
          <table:table-cell office:value-type="float" office:value="26.8428" calcext:value-type="float">
            <text:p>26.84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5" calcext:value-type="float">
            <text:p>25072005</text:p>
          </table:table-cell>
          <table:table-cell office:value-type="float" office:value="22.98996" calcext:value-type="float">
            <text:p>22.98996</text:p>
          </table:table-cell>
          <table:table-cell office:value-type="float" office:value="35.04" calcext:value-type="float">
            <text:p>35.04</text:p>
          </table:table-cell>
          <table:table-cell office:value-type="float" office:value="20.88" calcext:value-type="float">
            <text:p>20.88</text:p>
          </table:table-cell>
          <table:table-cell office:value-type="float" office:value="2.411536" calcext:value-type="float">
            <text:p>2.411536</text:p>
          </table:table-cell>
          <table:table-cell office:value-type="float" office:value="1.585307" calcext:value-type="float">
            <text:p>1.585307</text:p>
          </table:table-cell>
          <table:table-cell office:value-type="float" office:value="285.228" calcext:value-type="float">
            <text:p>285.228</text:p>
          </table:table-cell>
          <table:table-cell office:value-type="float" office:value="70.6" calcext:value-type="float">
            <text:p>70.6</text:p>
          </table:table-cell>
          <table:table-cell office:value-type="float" office:value="55.737" calcext:value-type="float">
            <text:p>55.737</text:p>
          </table:table-cell>
          <table:table-cell office:value-type="float" office:value="22.14807" calcext:value-type="float">
            <text:p>22.14807</text:p>
          </table:table-cell>
          <table:table-cell office:value-type="float" office:value="43.56631" calcext:value-type="float">
            <text:p>43.56631</text:p>
          </table:table-cell>
          <table:table-cell office:value-type="float" office:value="25.34454" calcext:value-type="float">
            <text:p>25.34454</text:p>
          </table:table-cell>
          <table:table-cell office:value-type="float" office:value="39.30835" calcext:value-type="float">
            <text:p>39.30835</text:p>
          </table:table-cell>
          <table:table-cell office:value-type="float" office:value="27.76178" calcext:value-type="float">
            <text:p>27.76178</text:p>
          </table:table-cell>
          <table:table-cell office:value-type="float" office:value="36.96054" calcext:value-type="float">
            <text:p>36.96054</text:p>
          </table:table-cell>
          <table:table-cell office:value-type="float" office:value="29.72516" calcext:value-type="float">
            <text:p>29.72516</text:p>
          </table:table-cell>
          <table:table-cell office:value-type="float" office:value="36.73981" calcext:value-type="float">
            <text:p>36.73981</text:p>
          </table:table-cell>
          <table:table-cell office:value-type="float" office:value="30.84354" calcext:value-type="float">
            <text:p>30.84354</text:p>
          </table:table-cell>
          <table:table-cell office:value-type="float" office:value="35.94843" calcext:value-type="float">
            <text:p>35.94843</text:p>
          </table:table-cell>
          <table:table-cell office:value-type="float" office:value="32.27094" calcext:value-type="float">
            <text:p>32.27094</text:p>
          </table:table-cell>
          <table:table-cell office:value-type="float" office:value="34.3154" calcext:value-type="float">
            <text:p>34.3154</text:p>
          </table:table-cell>
          <table:table-cell office:value-type="float" office:value="32.49805" calcext:value-type="float">
            <text:p>32.49805</text:p>
          </table:table-cell>
          <table:table-cell office:value-type="float" office:value="31.7822" calcext:value-type="float">
            <text:p>31.7822</text:p>
          </table:table-cell>
          <table:table-cell office:value-type="float" office:value="31.54617" calcext:value-type="float">
            <text:p>31.54617</text:p>
          </table:table-cell>
          <table:table-cell office:value-type="float" office:value="28.66788" calcext:value-type="float">
            <text:p>28.66788</text:p>
          </table:table-cell>
          <table:table-cell office:value-type="float" office:value="28.35336" calcext:value-type="float">
            <text:p>28.35336</text:p>
          </table:table-cell>
          <table:table-cell office:value-type="float" office:value="25.43866" calcext:value-type="float">
            <text:p>25.43866</text:p>
          </table:table-cell>
          <table:table-cell office:value-type="float" office:value="25.22943" calcext:value-type="float">
            <text:p>25.22943</text:p>
          </table:table-cell>
          <table:table-cell office:value-type="float" office:value="23.07886" calcext:value-type="float">
            <text:p>23.07886</text:p>
          </table:table-cell>
          <table:table-cell office:value-type="float" office:value="22.92551" calcext:value-type="float">
            <text:p>22.92551</text:p>
          </table:table-cell>
          <table:table-cell office:value-type="float" office:value="21.15344" calcext:value-type="float">
            <text:p>21.15344</text:p>
          </table:table-cell>
          <table:table-cell office:value-type="float" office:value="21.02029" calcext:value-type="float">
            <text:p>21.02029</text:p>
          </table:table-cell>
          <table:table-cell office:value-type="float" office:value="19.54633" calcext:value-type="float">
            <text:p>19.54633</text:p>
          </table:table-cell>
          <table:table-cell office:value-type="float" office:value="19.4191" calcext:value-type="float">
            <text:p>19.4191</text:p>
          </table:table-cell>
          <table:table-cell office:value-type="float" office:value="18.50851" calcext:value-type="float">
            <text:p>18.50851</text:p>
          </table:table-cell>
          <table:table-cell office:value-type="float" office:value="18.38559" calcext:value-type="float">
            <text:p>18.38559</text:p>
          </table:table-cell>
          <table:table-cell office:value-type="float" office:value="55.73688" calcext:value-type="float">
            <text:p>55.73688</text:p>
          </table:table-cell>
          <table:table-cell office:value-type="float" office:value="21.22406" calcext:value-type="float">
            <text:p>21.224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5" calcext:value-type="float">
            <text:p>26072005</text:p>
          </table:table-cell>
          <table:table-cell office:value-type="float" office:value="16.2522" calcext:value-type="float">
            <text:p>16.2522</text:p>
          </table:table-cell>
          <table:table-cell office:value-type="float" office:value="21.92" calcext:value-type="float">
            <text:p>21.92</text:p>
          </table:table-cell>
          <table:table-cell office:value-type="float" office:value="12.69" calcext:value-type="float">
            <text:p>12.69</text:p>
          </table:table-cell>
          <table:table-cell office:value-type="float" office:value="1.989394" calcext:value-type="float">
            <text:p>1.989394</text:p>
          </table:table-cell>
          <table:table-cell office:value-type="float" office:value="1.17735" calcext:value-type="float">
            <text:p>1.17735</text:p>
          </table:table-cell>
          <table:table-cell office:value-type="float" office:value="379.116" calcext:value-type="float">
            <text:p>379.116</text:p>
          </table:table-cell>
          <table:table-cell office:value-type="float" office:value="4.2" calcext:value-type="float">
            <text:p>4.2</text:p>
          </table:table-cell>
          <table:table-cell office:value-type="float" office:value="33.05399" calcext:value-type="float">
            <text:p>33.05399</text:p>
          </table:table-cell>
          <table:table-cell office:value-type="float" office:value="14.84998" calcext:value-type="float">
            <text:p>14.84998</text:p>
          </table:table-cell>
          <table:table-cell office:value-type="float" office:value="29.44794" calcext:value-type="float">
            <text:p>29.44794</text:p>
          </table:table-cell>
          <table:table-cell office:value-type="float" office:value="20.52121" calcext:value-type="float">
            <text:p>20.52121</text:p>
          </table:table-cell>
          <table:table-cell office:value-type="float" office:value="28.40125" calcext:value-type="float">
            <text:p>28.40125</text:p>
          </table:table-cell>
          <table:table-cell office:value-type="float" office:value="23.35748" calcext:value-type="float">
            <text:p>23.35748</text:p>
          </table:table-cell>
          <table:table-cell office:value-type="float" office:value="29.60104" calcext:value-type="float">
            <text:p>29.60104</text:p>
          </table:table-cell>
          <table:table-cell office:value-type="float" office:value="25.60266" calcext:value-type="float">
            <text:p>25.60266</text:p>
          </table:table-cell>
          <table:table-cell office:value-type="float" office:value="30.72037" calcext:value-type="float">
            <text:p>30.72037</text:p>
          </table:table-cell>
          <table:table-cell office:value-type="float" office:value="26.8262" calcext:value-type="float">
            <text:p>26.8262</text:p>
          </table:table-cell>
          <table:table-cell office:value-type="float" office:value="32.16611" calcext:value-type="float">
            <text:p>32.16611</text:p>
          </table:table-cell>
          <table:table-cell office:value-type="float" office:value="28.2153" calcext:value-type="float">
            <text:p>28.2153</text:p>
          </table:table-cell>
          <table:table-cell office:value-type="float" office:value="32.43692" calcext:value-type="float">
            <text:p>32.43692</text:p>
          </table:table-cell>
          <table:table-cell office:value-type="float" office:value="28.99643" calcext:value-type="float">
            <text:p>28.99643</text:p>
          </table:table-cell>
          <table:table-cell office:value-type="float" office:value="31.54352" calcext:value-type="float">
            <text:p>31.54352</text:p>
          </table:table-cell>
          <table:table-cell office:value-type="float" office:value="29.70798" calcext:value-type="float">
            <text:p>29.70798</text:p>
          </table:table-cell>
          <table:table-cell office:value-type="float" office:value="28.81177" calcext:value-type="float">
            <text:p>28.81177</text:p>
          </table:table-cell>
          <table:table-cell office:value-type="float" office:value="28.64542" calcext:value-type="float">
            <text:p>28.64542</text:p>
          </table:table-cell>
          <table:table-cell office:value-type="float" office:value="25.70462" calcext:value-type="float">
            <text:p>25.70462</text:p>
          </table:table-cell>
          <table:table-cell office:value-type="float" office:value="25.44089" calcext:value-type="float">
            <text:p>25.44089</text:p>
          </table:table-cell>
          <table:table-cell office:value-type="float" office:value="23.25491" calcext:value-type="float">
            <text:p>23.25491</text:p>
          </table:table-cell>
          <table:table-cell office:value-type="float" office:value="23.08057" calcext:value-type="float">
            <text:p>23.08057</text:p>
          </table:table-cell>
          <table:table-cell office:value-type="float" office:value="21.2959" calcext:value-type="float">
            <text:p>21.2959</text:p>
          </table:table-cell>
          <table:table-cell office:value-type="float" office:value="21.15488" calcext:value-type="float">
            <text:p>21.15488</text:p>
          </table:table-cell>
          <table:table-cell office:value-type="float" office:value="19.67661" calcext:value-type="float">
            <text:p>19.67661</text:p>
          </table:table-cell>
          <table:table-cell office:value-type="float" office:value="19.54767" calcext:value-type="float">
            <text:p>19.54767</text:p>
          </table:table-cell>
          <table:table-cell office:value-type="float" office:value="18.63098" calcext:value-type="float">
            <text:p>18.63098</text:p>
          </table:table-cell>
          <table:table-cell office:value-type="float" office:value="18.5098" calcext:value-type="float">
            <text:p>18.5098</text:p>
          </table:table-cell>
          <table:table-cell office:value-type="float" office:value="33.05396" calcext:value-type="float">
            <text:p>33.05396</text:p>
          </table:table-cell>
          <table:table-cell office:value-type="float" office:value="14.94278" calcext:value-type="float">
            <text:p>14.942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5" calcext:value-type="float">
            <text:p>27072005</text:p>
          </table:table-cell>
          <table:table-cell office:value-type="float" office:value="27.35542" calcext:value-type="float">
            <text:p>27.35542</text:p>
          </table:table-cell>
          <table:table-cell office:value-type="float" office:value="23.35" calcext:value-type="float">
            <text:p>23.35</text:p>
          </table:table-cell>
          <table:table-cell office:value-type="float" office:value="10.62" calcext:value-type="float">
            <text:p>10.62</text:p>
          </table:table-cell>
          <table:table-cell office:value-type="float" office:value="1.354988" calcext:value-type="float">
            <text:p>1.354988</text:p>
          </table:table-cell>
          <table:table-cell office:value-type="float" office:value="1.115699" calcext:value-type="float">
            <text:p>1.115699</text:p>
          </table:table-cell>
          <table:table-cell office:value-type="float" office:value="142.92" calcext:value-type="float">
            <text:p>142.92</text:p>
          </table:table-cell>
          <table:table-cell office:value-type="float" office:value="0" calcext:value-type="float">
            <text:p>0</text:p>
          </table:table-cell>
          <table:table-cell office:value-type="float" office:value="45.50922" calcext:value-type="float">
            <text:p>45.50922</text:p>
          </table:table-cell>
          <table:table-cell office:value-type="float" office:value="12.78094" calcext:value-type="float">
            <text:p>12.78094</text:p>
          </table:table-cell>
          <table:table-cell office:value-type="float" office:value="36.34711" calcext:value-type="float">
            <text:p>36.34711</text:p>
          </table:table-cell>
          <table:table-cell office:value-type="float" office:value="18.2164" calcext:value-type="float">
            <text:p>18.2164</text:p>
          </table:table-cell>
          <table:table-cell office:value-type="float" office:value="33.29315" calcext:value-type="float">
            <text:p>33.29315</text:p>
          </table:table-cell>
          <table:table-cell office:value-type="float" office:value="20.9162" calcext:value-type="float">
            <text:p>20.9162</text:p>
          </table:table-cell>
          <table:table-cell office:value-type="float" office:value="31.16147" calcext:value-type="float">
            <text:p>31.16147</text:p>
          </table:table-cell>
          <table:table-cell office:value-type="float" office:value="23.14258" calcext:value-type="float">
            <text:p>23.14258</text:p>
          </table:table-cell>
          <table:table-cell office:value-type="float" office:value="30.03745" calcext:value-type="float">
            <text:p>30.03745</text:p>
          </table:table-cell>
          <table:table-cell office:value-type="float" office:value="24.54517" calcext:value-type="float">
            <text:p>24.54517</text:p>
          </table:table-cell>
          <table:table-cell office:value-type="float" office:value="29.05496" calcext:value-type="float">
            <text:p>29.05496</text:p>
          </table:table-cell>
          <table:table-cell office:value-type="float" office:value="26.16232" calcext:value-type="float">
            <text:p>26.16232</text:p>
          </table:table-cell>
          <table:table-cell office:value-type="float" office:value="28.96985" calcext:value-type="float">
            <text:p>28.96985</text:p>
          </table:table-cell>
          <table:table-cell office:value-type="float" office:value="27.31311" calcext:value-type="float">
            <text:p>27.31311</text:p>
          </table:table-cell>
          <table:table-cell office:value-type="float" office:value="29.69186" calcext:value-type="float">
            <text:p>29.69186</text:p>
          </table:table-cell>
          <table:table-cell office:value-type="float" office:value="28.37448" calcext:value-type="float">
            <text:p>28.37448</text:p>
          </table:table-cell>
          <table:table-cell office:value-type="float" office:value="28.64035" calcext:value-type="float">
            <text:p>28.64035</text:p>
          </table:table-cell>
          <table:table-cell office:value-type="float" office:value="27.99341" calcext:value-type="float">
            <text:p>27.99341</text:p>
          </table:table-cell>
          <table:table-cell office:value-type="float" office:value="25.81091" calcext:value-type="float">
            <text:p>25.81091</text:p>
          </table:table-cell>
          <table:table-cell office:value-type="float" office:value="25.70761" calcext:value-type="float">
            <text:p>25.70761</text:p>
          </table:table-cell>
          <table:table-cell office:value-type="float" office:value="23.45862" calcext:value-type="float">
            <text:p>23.45862</text:p>
          </table:table-cell>
          <table:table-cell office:value-type="float" office:value="23.25699" calcext:value-type="float">
            <text:p>23.25699</text:p>
          </table:table-cell>
          <table:table-cell office:value-type="float" office:value="21.4512" calcext:value-type="float">
            <text:p>21.4512</text:p>
          </table:table-cell>
          <table:table-cell office:value-type="float" office:value="21.29745" calcext:value-type="float">
            <text:p>21.29745</text:p>
          </table:table-cell>
          <table:table-cell office:value-type="float" office:value="19.8093" calcext:value-type="float">
            <text:p>19.8093</text:p>
          </table:table-cell>
          <table:table-cell office:value-type="float" office:value="19.67795" calcext:value-type="float">
            <text:p>19.67795</text:p>
          </table:table-cell>
          <table:table-cell office:value-type="float" office:value="18.7543" calcext:value-type="float">
            <text:p>18.7543</text:p>
          </table:table-cell>
          <table:table-cell office:value-type="float" office:value="18.63226" calcext:value-type="float">
            <text:p>18.63226</text:p>
          </table:table-cell>
          <table:table-cell office:value-type="float" office:value="45.50916" calcext:value-type="float">
            <text:p>45.50916</text:p>
          </table:table-cell>
          <table:table-cell office:value-type="float" office:value="12.78098" calcext:value-type="float">
            <text:p>12.780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5" calcext:value-type="float">
            <text:p>28072005</text:p>
          </table:table-cell>
          <table:table-cell office:value-type="float" office:value="28.05824" calcext:value-type="float">
            <text:p>28.05824</text:p>
          </table:table-cell>
          <table:table-cell office:value-type="float" office:value="29.03" calcext:value-type="float">
            <text:p>29.03</text:p>
          </table:table-cell>
          <table:table-cell office:value-type="float" office:value="12.45" calcext:value-type="float">
            <text:p>12.45</text:p>
          </table:table-cell>
          <table:table-cell office:value-type="float" office:value="1.841627" calcext:value-type="float">
            <text:p>1.841627</text:p>
          </table:table-cell>
          <table:table-cell office:value-type="float" office:value="1.264676" calcext:value-type="float">
            <text:p>1.264676</text:p>
          </table:table-cell>
          <table:table-cell office:value-type="float" office:value="200.376" calcext:value-type="float">
            <text:p>200.376</text:p>
          </table:table-cell>
          <table:table-cell office:value-type="float" office:value="0" calcext:value-type="float">
            <text:p>0</text:p>
          </table:table-cell>
          <table:table-cell office:value-type="float" office:value="53.54431" calcext:value-type="float">
            <text:p>53.54431</text:p>
          </table:table-cell>
          <table:table-cell office:value-type="float" office:value="14.99661" calcext:value-type="float">
            <text:p>14.99661</text:p>
          </table:table-cell>
          <table:table-cell office:value-type="float" office:value="41.27963" calcext:value-type="float">
            <text:p>41.27963</text:p>
          </table:table-cell>
          <table:table-cell office:value-type="float" office:value="20.29599" calcext:value-type="float">
            <text:p>20.29599</text:p>
          </table:table-cell>
          <table:table-cell office:value-type="float" office:value="36.92526" calcext:value-type="float">
            <text:p>36.92526</text:p>
          </table:table-cell>
          <table:table-cell office:value-type="float" office:value="22.88446" calcext:value-type="float">
            <text:p>22.88446</text:p>
          </table:table-cell>
          <table:table-cell office:value-type="float" office:value="33.82281" calcext:value-type="float">
            <text:p>33.82281</text:p>
          </table:table-cell>
          <table:table-cell office:value-type="float" office:value="24.82776" calcext:value-type="float">
            <text:p>24.82776</text:p>
          </table:table-cell>
          <table:table-cell office:value-type="float" office:value="32.08646" calcext:value-type="float">
            <text:p>32.08646</text:p>
          </table:table-cell>
          <table:table-cell office:value-type="float" office:value="25.92264" calcext:value-type="float">
            <text:p>25.92264</text:p>
          </table:table-cell>
          <table:table-cell office:value-type="float" office:value="30.44366" calcext:value-type="float">
            <text:p>30.44366</text:p>
          </table:table-cell>
          <table:table-cell office:value-type="float" office:value="27.02689" calcext:value-type="float">
            <text:p>27.02689</text:p>
          </table:table-cell>
          <table:table-cell office:value-type="float" office:value="29.47168" calcext:value-type="float">
            <text:p>29.47168</text:p>
          </table:table-cell>
          <table:table-cell office:value-type="float" office:value="27.58554" calcext:value-type="float">
            <text:p>27.58554</text:p>
          </table:table-cell>
          <table:table-cell office:value-type="float" office:value="28.39105" calcext:value-type="float">
            <text:p>28.39105</text:p>
          </table:table-cell>
          <table:table-cell office:value-type="float" office:value="28.04294" calcext:value-type="float">
            <text:p>28.04294</text:p>
          </table:table-cell>
          <table:table-cell office:value-type="float" office:value="27.98709" calcext:value-type="float">
            <text:p>27.98709</text:p>
          </table:table-cell>
          <table:table-cell office:value-type="float" office:value="27.50784" calcext:value-type="float">
            <text:p>27.50784</text:p>
          </table:table-cell>
          <table:table-cell office:value-type="float" office:value="25.80878" calcext:value-type="float">
            <text:p>25.80878</text:p>
          </table:table-cell>
          <table:table-cell office:value-type="float" office:value="25.74243" calcext:value-type="float">
            <text:p>25.74243</text:p>
          </table:table-cell>
          <table:table-cell office:value-type="float" office:value="23.60199" calcext:value-type="float">
            <text:p>23.60199</text:p>
          </table:table-cell>
          <table:table-cell office:value-type="float" office:value="23.46045" calcext:value-type="float">
            <text:p>23.46045</text:p>
          </table:table-cell>
          <table:table-cell office:value-type="float" office:value="21.61182" calcext:value-type="float">
            <text:p>21.61182</text:p>
          </table:table-cell>
          <table:table-cell office:value-type="float" office:value="21.45285" calcext:value-type="float">
            <text:p>21.45285</text:p>
          </table:table-cell>
          <table:table-cell office:value-type="float" office:value="19.94614" calcext:value-type="float">
            <text:p>19.94614</text:p>
          </table:table-cell>
          <table:table-cell office:value-type="float" office:value="19.8107" calcext:value-type="float">
            <text:p>19.8107</text:p>
          </table:table-cell>
          <table:table-cell office:value-type="float" office:value="18.87769" calcext:value-type="float">
            <text:p>18.87769</text:p>
          </table:table-cell>
          <table:table-cell office:value-type="float" office:value="18.75558" calcext:value-type="float">
            <text:p>18.75558</text:p>
          </table:table-cell>
          <table:table-cell office:value-type="float" office:value="53.54419" calcext:value-type="float">
            <text:p>53.54419</text:p>
          </table:table-cell>
          <table:table-cell office:value-type="float" office:value="14.99664" calcext:value-type="float">
            <text:p>14.996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5" calcext:value-type="float">
            <text:p>29072005</text:p>
          </table:table-cell>
          <table:table-cell office:value-type="float" office:value="13.65012" calcext:value-type="float">
            <text:p>13.65012</text:p>
          </table:table-cell>
          <table:table-cell office:value-type="float" office:value="28.17" calcext:value-type="float">
            <text:p>28.17</text:p>
          </table:table-cell>
          <table:table-cell office:value-type="float" office:value="17.92" calcext:value-type="float">
            <text:p>17.92</text:p>
          </table:table-cell>
          <table:table-cell office:value-type="float" office:value="1.868365" calcext:value-type="float">
            <text:p>1.868365</text:p>
          </table:table-cell>
          <table:table-cell office:value-type="float" office:value="1.549605" calcext:value-type="float">
            <text:p>1.549605</text:p>
          </table:table-cell>
          <table:table-cell office:value-type="float" office:value="227.736" calcext:value-type="float">
            <text:p>227.736</text:p>
          </table:table-cell>
          <table:table-cell office:value-type="float" office:value="0" calcext:value-type="float">
            <text:p>0</text:p>
          </table:table-cell>
          <table:table-cell office:value-type="float" office:value="45.76456" calcext:value-type="float">
            <text:p>45.76456</text:p>
          </table:table-cell>
          <table:table-cell office:value-type="float" office:value="20.04031" calcext:value-type="float">
            <text:p>20.04031</text:p>
          </table:table-cell>
          <table:table-cell office:value-type="float" office:value="36.69128" calcext:value-type="float">
            <text:p>36.69128</text:p>
          </table:table-cell>
          <table:table-cell office:value-type="float" office:value="24.24179" calcext:value-type="float">
            <text:p>24.24179</text:p>
          </table:table-cell>
          <table:table-cell office:value-type="float" office:value="33.67047" calcext:value-type="float">
            <text:p>33.67047</text:p>
          </table:table-cell>
          <table:table-cell office:value-type="float" office:value="26.19479" calcext:value-type="float">
            <text:p>26.19479</text:p>
          </table:table-cell>
          <table:table-cell office:value-type="float" office:value="31.81006" calcext:value-type="float">
            <text:p>31.81006</text:p>
          </table:table-cell>
          <table:table-cell office:value-type="float" office:value="27.49799" calcext:value-type="float">
            <text:p>27.49799</text:p>
          </table:table-cell>
          <table:table-cell office:value-type="float" office:value="30.79922" calcext:value-type="float">
            <text:p>30.79922</text:p>
          </table:table-cell>
          <table:table-cell office:value-type="float" office:value="28.12549" calcext:value-type="float">
            <text:p>28.12549</text:p>
          </table:table-cell>
          <table:table-cell office:value-type="float" office:value="30.3588" calcext:value-type="float">
            <text:p>30.3588</text:p>
          </table:table-cell>
          <table:table-cell office:value-type="float" office:value="28.56891" calcext:value-type="float">
            <text:p>28.56891</text:p>
          </table:table-cell>
          <table:table-cell office:value-type="float" office:value="29.50137" calcext:value-type="float">
            <text:p>29.50137</text:p>
          </table:table-cell>
          <table:table-cell office:value-type="float" office:value="28.54877" calcext:value-type="float">
            <text:p>28.54877</text:p>
          </table:table-cell>
          <table:table-cell office:value-type="float" office:value="28.42169" calcext:value-type="float">
            <text:p>28.42169</text:p>
          </table:table-cell>
          <table:table-cell office:value-type="float" office:value="28.24167" calcext:value-type="float">
            <text:p>28.24167</text:p>
          </table:table-cell>
          <table:table-cell office:value-type="float" office:value="27.50464" calcext:value-type="float">
            <text:p>27.50464</text:p>
          </table:table-cell>
          <table:table-cell office:value-type="float" office:value="27.31927" calcext:value-type="float">
            <text:p>27.31927</text:p>
          </table:table-cell>
          <table:table-cell office:value-type="float" office:value="25.74136" calcext:value-type="float">
            <text:p>25.74136</text:p>
          </table:table-cell>
          <table:table-cell office:value-type="float" office:value="25.64377" calcext:value-type="float">
            <text:p>25.64377</text:p>
          </table:table-cell>
          <table:table-cell office:value-type="float" office:value="23.69479" calcext:value-type="float">
            <text:p>23.69479</text:p>
          </table:table-cell>
          <table:table-cell office:value-type="float" office:value="23.60315" calcext:value-type="float">
            <text:p>23.60315</text:p>
          </table:table-cell>
          <table:table-cell office:value-type="float" office:value="21.76437" calcext:value-type="float">
            <text:p>21.76437</text:p>
          </table:table-cell>
          <table:table-cell office:value-type="float" office:value="21.61343" calcext:value-type="float">
            <text:p>21.61343</text:p>
          </table:table-cell>
          <table:table-cell office:value-type="float" office:value="20.08585" calcext:value-type="float">
            <text:p>20.08585</text:p>
          </table:table-cell>
          <table:table-cell office:value-type="float" office:value="19.94754" calcext:value-type="float">
            <text:p>19.94754</text:p>
          </table:table-cell>
          <table:table-cell office:value-type="float" office:value="19.00327" calcext:value-type="float">
            <text:p>19.00327</text:p>
          </table:table-cell>
          <table:table-cell office:value-type="float" office:value="18.87897" calcext:value-type="float">
            <text:p>18.87897</text:p>
          </table:table-cell>
          <table:table-cell office:value-type="float" office:value="45.76447" calcext:value-type="float">
            <text:p>45.76447</text:p>
          </table:table-cell>
          <table:table-cell office:value-type="float" office:value="20.04037" calcext:value-type="float">
            <text:p>20.040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5" calcext:value-type="float">
            <text:p>30072005</text:p>
          </table:table-cell>
          <table:table-cell office:value-type="float" office:value="26.76636" calcext:value-type="float">
            <text:p>26.76636</text:p>
          </table:table-cell>
          <table:table-cell office:value-type="float" office:value="31.65" calcext:value-type="float">
            <text:p>31.65</text:p>
          </table:table-cell>
          <table:table-cell office:value-type="float" office:value="18.94" calcext:value-type="float">
            <text:p>18.94</text:p>
          </table:table-cell>
          <table:table-cell office:value-type="float" office:value="1.673496" calcext:value-type="float">
            <text:p>1.673496</text:p>
          </table:table-cell>
          <table:table-cell office:value-type="float" office:value="1.410954" calcext:value-type="float">
            <text:p>1.410954</text:p>
          </table:table-cell>
          <table:table-cell office:value-type="float" office:value="319.32" calcext:value-type="float">
            <text:p>319.32</text:p>
          </table:table-cell>
          <table:table-cell office:value-type="float" office:value="0" calcext:value-type="float">
            <text:p>0</text:p>
          </table:table-cell>
          <table:table-cell office:value-type="float" office:value="57.44022" calcext:value-type="float">
            <text:p>57.44022</text:p>
          </table:table-cell>
          <table:table-cell office:value-type="float" office:value="20.4144" calcext:value-type="float">
            <text:p>20.4144</text:p>
          </table:table-cell>
          <table:table-cell office:value-type="float" office:value="44.5098" calcext:value-type="float">
            <text:p>44.5098</text:p>
          </table:table-cell>
          <table:table-cell office:value-type="float" office:value="24.32425" calcext:value-type="float">
            <text:p>24.32425</text:p>
          </table:table-cell>
          <table:table-cell office:value-type="float" office:value="39.77603" calcext:value-type="float">
            <text:p>39.77603</text:p>
          </table:table-cell>
          <table:table-cell office:value-type="float" office:value="26.14932" calcext:value-type="float">
            <text:p>26.14932</text:p>
          </table:table-cell>
          <table:table-cell office:value-type="float" office:value="36.10593" calcext:value-type="float">
            <text:p>36.10593</text:p>
          </table:table-cell>
          <table:table-cell office:value-type="float" office:value="27.33688" calcext:value-type="float">
            <text:p>27.33688</text:p>
          </table:table-cell>
          <table:table-cell office:value-type="float" office:value="33.97116" calcext:value-type="float">
            <text:p>33.97116</text:p>
          </table:table-cell>
          <table:table-cell office:value-type="float" office:value="27.93961" calcext:value-type="float">
            <text:p>27.93961</text:p>
          </table:table-cell>
          <table:table-cell office:value-type="float" office:value="31.89975" calcext:value-type="float">
            <text:p>31.89975</text:p>
          </table:table-cell>
          <table:table-cell office:value-type="float" office:value="28.44742" calcext:value-type="float">
            <text:p>28.44742</text:p>
          </table:table-cell>
          <table:table-cell office:value-type="float" office:value="30.50101" calcext:value-type="float">
            <text:p>30.50101</text:p>
          </table:table-cell>
          <table:table-cell office:value-type="float" office:value="28.4895" calcext:value-type="float">
            <text:p>28.4895</text:p>
          </table:table-cell>
          <table:table-cell office:value-type="float" office:value="28.58862" calcext:value-type="float">
            <text:p>28.58862</text:p>
          </table:table-cell>
          <table:table-cell office:value-type="float" office:value="28.26651" calcext:value-type="float">
            <text:p>28.26651</text:p>
          </table:table-cell>
          <table:table-cell office:value-type="float" office:value="27.31781" calcext:value-type="float">
            <text:p>27.31781</text:p>
          </table:table-cell>
          <table:table-cell office:value-type="float" office:value="27.21753" calcext:value-type="float">
            <text:p>27.21753</text:p>
          </table:table-cell>
          <table:table-cell office:value-type="float" office:value="25.64273" calcext:value-type="float">
            <text:p>25.64273</text:p>
          </table:table-cell>
          <table:table-cell office:value-type="float" office:value="25.5567" calcext:value-type="float">
            <text:p>25.5567</text:p>
          </table:table-cell>
          <table:table-cell office:value-type="float" office:value="23.74796" calcext:value-type="float">
            <text:p>23.74796</text:p>
          </table:table-cell>
          <table:table-cell office:value-type="float" office:value="23.69553" calcext:value-type="float">
            <text:p>23.69553</text:p>
          </table:table-cell>
          <table:table-cell office:value-type="float" office:value="21.90549" calcext:value-type="float">
            <text:p>21.90549</text:p>
          </table:table-cell>
          <table:table-cell office:value-type="float" office:value="21.7659" calcext:value-type="float">
            <text:p>21.7659</text:p>
          </table:table-cell>
          <table:table-cell office:value-type="float" office:value="20.22714" calcext:value-type="float">
            <text:p>20.22714</text:p>
          </table:table-cell>
          <table:table-cell office:value-type="float" office:value="20.08734" calcext:value-type="float">
            <text:p>20.08734</text:p>
          </table:table-cell>
          <table:table-cell office:value-type="float" office:value="19.13071" calcext:value-type="float">
            <text:p>19.13071</text:p>
          </table:table-cell>
          <table:table-cell office:value-type="float" office:value="19.00458" calcext:value-type="float">
            <text:p>19.00458</text:p>
          </table:table-cell>
          <table:table-cell office:value-type="float" office:value="57.44009" calcext:value-type="float">
            <text:p>57.44009</text:p>
          </table:table-cell>
          <table:table-cell office:value-type="float" office:value="20.41443" calcext:value-type="float">
            <text:p>20.414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5" calcext:value-type="float">
            <text:p>31072005</text:p>
          </table:table-cell>
          <table:table-cell office:value-type="float" office:value="19.94292" calcext:value-type="float">
            <text:p>19.94292</text:p>
          </table:table-cell>
          <table:table-cell office:value-type="float" office:value="30.97" calcext:value-type="float">
            <text:p>30.97</text:p>
          </table:table-cell>
          <table:table-cell office:value-type="float" office:value="21.27" calcext:value-type="float">
            <text:p>21.27</text:p>
          </table:table-cell>
          <table:table-cell office:value-type="float" office:value="2.253565" calcext:value-type="float">
            <text:p>2.253565</text:p>
          </table:table-cell>
          <table:table-cell office:value-type="float" office:value="1.54192" calcext:value-type="float">
            <text:p>1.54192</text:p>
          </table:table-cell>
          <table:table-cell office:value-type="float" office:value="249.732" calcext:value-type="float">
            <text:p>249.732</text:p>
          </table:table-cell>
          <table:table-cell office:value-type="float" office:value="0" calcext:value-type="float">
            <text:p>0</text:p>
          </table:table-cell>
          <table:table-cell office:value-type="float" office:value="53.73685" calcext:value-type="float">
            <text:p>53.73685</text:p>
          </table:table-cell>
          <table:table-cell office:value-type="float" office:value="22.66934" calcext:value-type="float">
            <text:p>22.66934</text:p>
          </table:table-cell>
          <table:table-cell office:value-type="float" office:value="42.25906" calcext:value-type="float">
            <text:p>42.25906</text:p>
          </table:table-cell>
          <table:table-cell office:value-type="float" office:value="26.72946" calcext:value-type="float">
            <text:p>26.72946</text:p>
          </table:table-cell>
          <table:table-cell office:value-type="float" office:value="38.09103" calcext:value-type="float">
            <text:p>38.09103</text:p>
          </table:table-cell>
          <table:table-cell office:value-type="float" office:value="28.52817" calcext:value-type="float">
            <text:p>28.52817</text:p>
          </table:table-cell>
          <table:table-cell office:value-type="float" office:value="35.26279" calcext:value-type="float">
            <text:p>35.26279</text:p>
          </table:table-cell>
          <table:table-cell office:value-type="float" office:value="29.45096" calcext:value-type="float">
            <text:p>29.45096</text:p>
          </table:table-cell>
          <table:table-cell office:value-type="float" office:value="33.6207" calcext:value-type="float">
            <text:p>33.6207</text:p>
          </table:table-cell>
          <table:table-cell office:value-type="float" office:value="29.82428" calcext:value-type="float">
            <text:p>29.82428</text:p>
          </table:table-cell>
          <table:table-cell office:value-type="float" office:value="31.95853" calcext:value-type="float">
            <text:p>31.95853</text:p>
          </table:table-cell>
          <table:table-cell office:value-type="float" office:value="29.9664" calcext:value-type="float">
            <text:p>29.9664</text:p>
          </table:table-cell>
          <table:table-cell office:value-type="float" office:value="30.76114" calcext:value-type="float">
            <text:p>30.76114</text:p>
          </table:table-cell>
          <table:table-cell office:value-type="float" office:value="29.64105" calcext:value-type="float">
            <text:p>29.64105</text:p>
          </table:table-cell>
          <table:table-cell office:value-type="float" office:value="29.06128" calcext:value-type="float">
            <text:p>29.06128</text:p>
          </table:table-cell>
          <table:table-cell office:value-type="float" office:value="28.60245" calcext:value-type="float">
            <text:p>28.60245</text:p>
          </table:table-cell>
          <table:table-cell office:value-type="float" office:value="27.32605" calcext:value-type="float">
            <text:p>27.32605</text:p>
          </table:table-cell>
          <table:table-cell office:value-type="float" office:value="27.2186" calcext:value-type="float">
            <text:p>27.2186</text:p>
          </table:table-cell>
          <table:table-cell office:value-type="float" office:value="25.55591" calcext:value-type="float">
            <text:p>25.55591</text:p>
          </table:table-cell>
          <table:table-cell office:value-type="float" office:value="25.51431" calcext:value-type="float">
            <text:p>25.51431</text:p>
          </table:table-cell>
          <table:table-cell office:value-type="float" office:value="23.77469" calcext:value-type="float">
            <text:p>23.77469</text:p>
          </table:table-cell>
          <table:table-cell office:value-type="float" office:value="23.74835" calcext:value-type="float">
            <text:p>23.74835</text:p>
          </table:table-cell>
          <table:table-cell office:value-type="float" office:value="22.02899" calcext:value-type="float">
            <text:p>22.02899</text:p>
          </table:table-cell>
          <table:table-cell office:value-type="float" office:value="21.90686" calcext:value-type="float">
            <text:p>21.90686</text:p>
          </table:table-cell>
          <table:table-cell office:value-type="float" office:value="20.36914" calcext:value-type="float">
            <text:p>20.36914</text:p>
          </table:table-cell>
          <table:table-cell office:value-type="float" office:value="20.22861" calcext:value-type="float">
            <text:p>20.22861</text:p>
          </table:table-cell>
          <table:table-cell office:value-type="float" office:value="19.26031" calcext:value-type="float">
            <text:p>19.26031</text:p>
          </table:table-cell>
          <table:table-cell office:value-type="float" office:value="19.13202" calcext:value-type="float">
            <text:p>19.13202</text:p>
          </table:table-cell>
          <table:table-cell office:value-type="float" office:value="53.73669" calcext:value-type="float">
            <text:p>53.73669</text:p>
          </table:table-cell>
          <table:table-cell office:value-type="float" office:value="22.66937" calcext:value-type="float">
            <text:p>22.669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5" calcext:value-type="float">
            <text:p>1082005</text:p>
          </table:table-cell>
          <table:table-cell office:value-type="float" office:value="17.43876" calcext:value-type="float">
            <text:p>17.43876</text:p>
          </table:table-cell>
          <table:table-cell office:value-type="float" office:value="28.38" calcext:value-type="float">
            <text:p>28.38</text:p>
          </table:table-cell>
          <table:table-cell office:value-type="float" office:value="19.58" calcext:value-type="float">
            <text:p>19.58</text:p>
          </table:table-cell>
          <table:table-cell office:value-type="float" office:value="2.423312" calcext:value-type="float">
            <text:p>2.423312</text:p>
          </table:table-cell>
          <table:table-cell office:value-type="float" office:value="1.843424" calcext:value-type="float">
            <text:p>1.843424</text:p>
          </table:table-cell>
          <table:table-cell office:value-type="float" office:value="169.272" calcext:value-type="float">
            <text:p>169.272</text:p>
          </table:table-cell>
          <table:table-cell office:value-type="float" office:value="0" calcext:value-type="float">
            <text:p>0</text:p>
          </table:table-cell>
          <table:table-cell office:value-type="float" office:value="48.04474" calcext:value-type="float">
            <text:p>48.04474</text:p>
          </table:table-cell>
          <table:table-cell office:value-type="float" office:value="21.77902" calcext:value-type="float">
            <text:p>21.77902</text:p>
          </table:table-cell>
          <table:table-cell office:value-type="float" office:value="37.62723" calcext:value-type="float">
            <text:p>37.62723</text:p>
          </table:table-cell>
          <table:table-cell office:value-type="float" office:value="26.07965" calcext:value-type="float">
            <text:p>26.07965</text:p>
          </table:table-cell>
          <table:table-cell office:value-type="float" office:value="35.53915" calcext:value-type="float">
            <text:p>35.53915</text:p>
          </table:table-cell>
          <table:table-cell office:value-type="float" office:value="28.02551" calcext:value-type="float">
            <text:p>28.02551</text:p>
          </table:table-cell>
          <table:table-cell office:value-type="float" office:value="33.79031" calcext:value-type="float">
            <text:p>33.79031</text:p>
          </table:table-cell>
          <table:table-cell office:value-type="float" office:value="29.31259" calcext:value-type="float">
            <text:p>29.31259</text:p>
          </table:table-cell>
          <table:table-cell office:value-type="float" office:value="32.66595" calcext:value-type="float">
            <text:p>32.66595</text:p>
          </table:table-cell>
          <table:table-cell office:value-type="float" office:value="29.85562" calcext:value-type="float">
            <text:p>29.85562</text:p>
          </table:table-cell>
          <table:table-cell office:value-type="float" office:value="31.87646" calcext:value-type="float">
            <text:p>31.87646</text:p>
          </table:table-cell>
          <table:table-cell office:value-type="float" office:value="30.16119" calcext:value-type="float">
            <text:p>30.16119</text:p>
          </table:table-cell>
          <table:table-cell office:value-type="float" office:value="30.77853" calcext:value-type="float">
            <text:p>30.77853</text:p>
          </table:table-cell>
          <table:table-cell office:value-type="float" office:value="29.88385" calcext:value-type="float">
            <text:p>29.88385</text:p>
          </table:table-cell>
          <table:table-cell office:value-type="float" office:value="29.24182" calcext:value-type="float">
            <text:p>29.24182</text:p>
          </table:table-cell>
          <table:table-cell office:value-type="float" office:value="29.06998" calcext:value-type="float">
            <text:p>29.06998</text:p>
          </table:table-cell>
          <table:table-cell office:value-type="float" office:value="27.45895" calcext:value-type="float">
            <text:p>27.45895</text:p>
          </table:table-cell>
          <table:table-cell office:value-type="float" office:value="27.32751" calcext:value-type="float">
            <text:p>27.32751</text:p>
          </table:table-cell>
          <table:table-cell office:value-type="float" office:value="25.51575" calcext:value-type="float">
            <text:p>25.51575</text:p>
          </table:table-cell>
          <table:table-cell office:value-type="float" office:value="25.51044" calcext:value-type="float">
            <text:p>25.51044</text:p>
          </table:table-cell>
          <table:table-cell office:value-type="float" office:value="23.78717" calcext:value-type="float">
            <text:p>23.78717</text:p>
          </table:table-cell>
          <table:table-cell office:value-type="float" office:value="23.7749" calcext:value-type="float">
            <text:p>23.7749</text:p>
          </table:table-cell>
          <table:table-cell office:value-type="float" office:value="22.12268" calcext:value-type="float">
            <text:p>22.12268</text:p>
          </table:table-cell>
          <table:table-cell office:value-type="float" office:value="22.03015" calcext:value-type="float">
            <text:p>22.03015</text:p>
          </table:table-cell>
          <table:table-cell office:value-type="float" office:value="20.50415" calcext:value-type="float">
            <text:p>20.50415</text:p>
          </table:table-cell>
          <table:table-cell office:value-type="float" office:value="20.37061" calcext:value-type="float">
            <text:p>20.37061</text:p>
          </table:table-cell>
          <table:table-cell office:value-type="float" office:value="19.39227" calcext:value-type="float">
            <text:p>19.39227</text:p>
          </table:table-cell>
          <table:table-cell office:value-type="float" office:value="19.26166" calcext:value-type="float">
            <text:p>19.26166</text:p>
          </table:table-cell>
          <table:table-cell office:value-type="float" office:value="48.04468" calcext:value-type="float">
            <text:p>48.04468</text:p>
          </table:table-cell>
          <table:table-cell office:value-type="float" office:value="21.77905" calcext:value-type="float">
            <text:p>21.779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5" calcext:value-type="float">
            <text:p>2082005</text:p>
          </table:table-cell>
          <table:table-cell office:value-type="float" office:value="13.92588" calcext:value-type="float">
            <text:p>13.92588</text:p>
          </table:table-cell>
          <table:table-cell office:value-type="float" office:value="31.94" calcext:value-type="float">
            <text:p>31.94</text:p>
          </table:table-cell>
          <table:table-cell office:value-type="float" office:value="22.27" calcext:value-type="float">
            <text:p>22.27</text:p>
          </table:table-cell>
          <table:table-cell office:value-type="float" office:value="1.964905" calcext:value-type="float">
            <text:p>1.964905</text:p>
          </table:table-cell>
          <table:table-cell office:value-type="float" office:value="1.537961" calcext:value-type="float">
            <text:p>1.537961</text:p>
          </table:table-cell>
          <table:table-cell office:value-type="float" office:value="253.62" calcext:value-type="float">
            <text:p>253.62</text:p>
          </table:table-cell>
          <table:table-cell office:value-type="float" office:value="0" calcext:value-type="float">
            <text:p>0</text:p>
          </table:table-cell>
          <table:table-cell office:value-type="float" office:value="49.2421" calcext:value-type="float">
            <text:p>49.2421</text:p>
          </table:table-cell>
          <table:table-cell office:value-type="float" office:value="23.32629" calcext:value-type="float">
            <text:p>23.32629</text:p>
          </table:table-cell>
          <table:table-cell office:value-type="float" office:value="40.6098" calcext:value-type="float">
            <text:p>40.6098</text:p>
          </table:table-cell>
          <table:table-cell office:value-type="float" office:value="26.38589" calcext:value-type="float">
            <text:p>26.38589</text:p>
          </table:table-cell>
          <table:table-cell office:value-type="float" office:value="36.6192" calcext:value-type="float">
            <text:p>36.6192</text:p>
          </table:table-cell>
          <table:table-cell office:value-type="float" office:value="28.06439" calcext:value-type="float">
            <text:p>28.06439</text:p>
          </table:table-cell>
          <table:table-cell office:value-type="float" office:value="34.12082" calcext:value-type="float">
            <text:p>34.12082</text:p>
          </table:table-cell>
          <table:table-cell office:value-type="float" office:value="29.06799" calcext:value-type="float">
            <text:p>29.06799</text:p>
          </table:table-cell>
          <table:table-cell office:value-type="float" office:value="32.75952" calcext:value-type="float">
            <text:p>32.75952</text:p>
          </table:table-cell>
          <table:table-cell office:value-type="float" office:value="29.5051" calcext:value-type="float">
            <text:p>29.5051</text:p>
          </table:table-cell>
          <table:table-cell office:value-type="float" office:value="31.44849" calcext:value-type="float">
            <text:p>31.44849</text:p>
          </table:table-cell>
          <table:table-cell office:value-type="float" office:value="29.77283" calcext:value-type="float">
            <text:p>29.77283</text:p>
          </table:table-cell>
          <table:table-cell office:value-type="float" office:value="30.578" calcext:value-type="float">
            <text:p>30.578</text:p>
          </table:table-cell>
          <table:table-cell office:value-type="float" office:value="29.62543" calcext:value-type="float">
            <text:p>29.62543</text:p>
          </table:table-cell>
          <table:table-cell office:value-type="float" office:value="29.29276" calcext:value-type="float">
            <text:p>29.29276</text:p>
          </table:table-cell>
          <table:table-cell office:value-type="float" office:value="29.11206" calcext:value-type="float">
            <text:p>29.11206</text:p>
          </table:table-cell>
          <table:table-cell office:value-type="float" office:value="27.5304" calcext:value-type="float">
            <text:p>27.5304</text:p>
          </table:table-cell>
          <table:table-cell office:value-type="float" office:value="27.46017" calcext:value-type="float">
            <text:p>27.46017</text:p>
          </table:table-cell>
          <table:table-cell office:value-type="float" office:value="25.54224" calcext:value-type="float">
            <text:p>25.54224</text:p>
          </table:table-cell>
          <table:table-cell office:value-type="float" office:value="25.5159" calcext:value-type="float">
            <text:p>25.5159</text:p>
          </table:table-cell>
          <table:table-cell office:value-type="float" office:value="23.80643" calcext:value-type="float">
            <text:p>23.80643</text:p>
          </table:table-cell>
          <table:table-cell office:value-type="float" office:value="23.78729" calcext:value-type="float">
            <text:p>23.78729</text:p>
          </table:table-cell>
          <table:table-cell office:value-type="float" office:value="22.19324" calcext:value-type="float">
            <text:p>22.19324</text:p>
          </table:table-cell>
          <table:table-cell office:value-type="float" office:value="22.1235" calcext:value-type="float">
            <text:p>22.1235</text:p>
          </table:table-cell>
          <table:table-cell office:value-type="float" office:value="20.62445" calcext:value-type="float">
            <text:p>20.62445</text:p>
          </table:table-cell>
          <table:table-cell office:value-type="float" office:value="20.50543" calcext:value-type="float">
            <text:p>20.50543</text:p>
          </table:table-cell>
          <table:table-cell office:value-type="float" office:value="19.52173" calcext:value-type="float">
            <text:p>19.52173</text:p>
          </table:table-cell>
          <table:table-cell office:value-type="float" office:value="19.39365" calcext:value-type="float">
            <text:p>19.39365</text:p>
          </table:table-cell>
          <table:table-cell office:value-type="float" office:value="49.24203" calcext:value-type="float">
            <text:p>49.24203</text:p>
          </table:table-cell>
          <table:table-cell office:value-type="float" office:value="23.32632" calcext:value-type="float">
            <text:p>23.326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5" calcext:value-type="float">
            <text:p>3082005</text:p>
          </table:table-cell>
          <table:table-cell office:value-type="float" office:value="23.08536" calcext:value-type="float">
            <text:p>23.08536</text:p>
          </table:table-cell>
          <table:table-cell office:value-type="float" office:value="34.2" calcext:value-type="float">
            <text:p>34.2</text:p>
          </table:table-cell>
          <table:table-cell office:value-type="float" office:value="22.44" calcext:value-type="float">
            <text:p>22.44</text:p>
          </table:table-cell>
          <table:table-cell office:value-type="float" office:value="1.954566" calcext:value-type="float">
            <text:p>1.954566</text:p>
          </table:table-cell>
          <table:table-cell office:value-type="float" office:value="1.633948" calcext:value-type="float">
            <text:p>1.633948</text:p>
          </table:table-cell>
          <table:table-cell office:value-type="float" office:value="256.284" calcext:value-type="float">
            <text:p>256.284</text:p>
          </table:table-cell>
          <table:table-cell office:value-type="float" office:value="0" calcext:value-type="float">
            <text:p>0</text:p>
          </table:table-cell>
          <table:table-cell office:value-type="float" office:value="57.98325" calcext:value-type="float">
            <text:p>57.98325</text:p>
          </table:table-cell>
          <table:table-cell office:value-type="float" office:value="23.68784" calcext:value-type="float">
            <text:p>23.68784</text:p>
          </table:table-cell>
          <table:table-cell office:value-type="float" office:value="45.99585" calcext:value-type="float">
            <text:p>45.99585</text:p>
          </table:table-cell>
          <table:table-cell office:value-type="float" office:value="26.42294" calcext:value-type="float">
            <text:p>26.42294</text:p>
          </table:table-cell>
          <table:table-cell office:value-type="float" office:value="40.83398" calcext:value-type="float">
            <text:p>40.83398</text:p>
          </table:table-cell>
          <table:table-cell office:value-type="float" office:value="27.99731" calcext:value-type="float">
            <text:p>27.99731</text:p>
          </table:table-cell>
          <table:table-cell office:value-type="float" office:value="37.13394" calcext:value-type="float">
            <text:p>37.13394</text:p>
          </table:table-cell>
          <table:table-cell office:value-type="float" office:value="29.03613" calcext:value-type="float">
            <text:p>29.03613</text:p>
          </table:table-cell>
          <table:table-cell office:value-type="float" office:value="34.96008" calcext:value-type="float">
            <text:p>34.96008</text:p>
          </table:table-cell>
          <table:table-cell office:value-type="float" office:value="29.51941" calcext:value-type="float">
            <text:p>29.51941</text:p>
          </table:table-cell>
          <table:table-cell office:value-type="float" office:value="32.89548" calcext:value-type="float">
            <text:p>32.89548</text:p>
          </table:table-cell>
          <table:table-cell office:value-type="float" office:value="29.83783" calcext:value-type="float">
            <text:p>29.83783</text:p>
          </table:table-cell>
          <table:table-cell office:value-type="float" office:value="31.45422" calcext:value-type="float">
            <text:p>31.45422</text:p>
          </table:table-cell>
          <table:table-cell office:value-type="float" office:value="29.6763" calcext:value-type="float">
            <text:p>29.6763</text:p>
          </table:table-cell>
          <table:table-cell office:value-type="float" office:value="29.41846" calcext:value-type="float">
            <text:p>29.41846</text:p>
          </table:table-cell>
          <table:table-cell office:value-type="float" office:value="29.13638" calcext:value-type="float">
            <text:p>29.13638</text:p>
          </table:table-cell>
          <table:table-cell office:value-type="float" office:value="27.58255" calcext:value-type="float">
            <text:p>27.58255</text:p>
          </table:table-cell>
          <table:table-cell office:value-type="float" office:value="27.53098" calcext:value-type="float">
            <text:p>27.53098</text:p>
          </table:table-cell>
          <table:table-cell office:value-type="float" office:value="25.57547" calcext:value-type="float">
            <text:p>25.57547</text:p>
          </table:table-cell>
          <table:table-cell office:value-type="float" office:value="25.54254" calcext:value-type="float">
            <text:p>25.54254</text:p>
          </table:table-cell>
          <table:table-cell office:value-type="float" office:value="23.8396" calcext:value-type="float">
            <text:p>23.8396</text:p>
          </table:table-cell>
          <table:table-cell office:value-type="float" office:value="23.8067" calcext:value-type="float">
            <text:p>23.8067</text:p>
          </table:table-cell>
          <table:table-cell office:value-type="float" office:value="22.25443" calcext:value-type="float">
            <text:p>22.25443</text:p>
          </table:table-cell>
          <table:table-cell office:value-type="float" office:value="22.19385" calcext:value-type="float">
            <text:p>22.19385</text:p>
          </table:table-cell>
          <table:table-cell office:value-type="float" office:value="20.73032" calcext:value-type="float">
            <text:p>20.73032</text:p>
          </table:table-cell>
          <table:table-cell office:value-type="float" office:value="20.62561" calcext:value-type="float">
            <text:p>20.62561</text:p>
          </table:table-cell>
          <table:table-cell office:value-type="float" office:value="19.64508" calcext:value-type="float">
            <text:p>19.64508</text:p>
          </table:table-cell>
          <table:table-cell office:value-type="float" office:value="19.52307" calcext:value-type="float">
            <text:p>19.52307</text:p>
          </table:table-cell>
          <table:table-cell office:value-type="float" office:value="57.98315" calcext:value-type="float">
            <text:p>57.98315</text:p>
          </table:table-cell>
          <table:table-cell office:value-type="float" office:value="23.68784" calcext:value-type="float">
            <text:p>23.687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5" calcext:value-type="float">
            <text:p>4082005</text:p>
          </table:table-cell>
          <table:table-cell office:value-type="float" office:value="18.3654" calcext:value-type="float">
            <text:p>18.3654</text:p>
          </table:table-cell>
          <table:table-cell office:value-type="float" office:value="24.55" calcext:value-type="float">
            <text:p>24.55</text:p>
          </table:table-cell>
          <table:table-cell office:value-type="float" office:value="15.27" calcext:value-type="float">
            <text:p>15.27</text:p>
          </table:table-cell>
          <table:table-cell office:value-type="float" office:value="1.97917" calcext:value-type="float">
            <text:p>1.97917</text:p>
          </table:table-cell>
          <table:table-cell office:value-type="float" office:value="1.332355" calcext:value-type="float">
            <text:p>1.332355</text:p>
          </table:table-cell>
          <table:table-cell office:value-type="float" office:value="263.736" calcext:value-type="float">
            <text:p>263.736</text:p>
          </table:table-cell>
          <table:table-cell office:value-type="float" office:value="0.4" calcext:value-type="float">
            <text:p>0.4</text:p>
          </table:table-cell>
          <table:table-cell office:value-type="float" office:value="50.1846" calcext:value-type="float">
            <text:p>50.1846</text:p>
          </table:table-cell>
          <table:table-cell office:value-type="float" office:value="18.52435" calcext:value-type="float">
            <text:p>18.52435</text:p>
          </table:table-cell>
          <table:table-cell office:value-type="float" office:value="40.00751" calcext:value-type="float">
            <text:p>40.00751</text:p>
          </table:table-cell>
          <table:table-cell office:value-type="float" office:value="24.24625" calcext:value-type="float">
            <text:p>24.24625</text:p>
          </table:table-cell>
          <table:table-cell office:value-type="float" office:value="35.43768" calcext:value-type="float">
            <text:p>35.43768</text:p>
          </table:table-cell>
          <table:table-cell office:value-type="float" office:value="27.44" calcext:value-type="float">
            <text:p>27.44</text:p>
          </table:table-cell>
          <table:table-cell office:value-type="float" office:value="33.64023" calcext:value-type="float">
            <text:p>33.64023</text:p>
          </table:table-cell>
          <table:table-cell office:value-type="float" office:value="29.57959" calcext:value-type="float">
            <text:p>29.57959</text:p>
          </table:table-cell>
          <table:table-cell office:value-type="float" office:value="33.43753" calcext:value-type="float">
            <text:p>33.43753</text:p>
          </table:table-cell>
          <table:table-cell office:value-type="float" office:value="30.40073" calcext:value-type="float">
            <text:p>30.40073</text:p>
          </table:table-cell>
          <table:table-cell office:value-type="float" office:value="32.76407" calcext:value-type="float">
            <text:p>32.76407</text:p>
          </table:table-cell>
          <table:table-cell office:value-type="float" office:value="30.88959" calcext:value-type="float">
            <text:p>30.88959</text:p>
          </table:table-cell>
          <table:table-cell office:value-type="float" office:value="31.46732" calcext:value-type="float">
            <text:p>31.46732</text:p>
          </table:table-cell>
          <table:table-cell office:value-type="float" office:value="30.51135" calcext:value-type="float">
            <text:p>30.51135</text:p>
          </table:table-cell>
          <table:table-cell office:value-type="float" office:value="29.66113" calcext:value-type="float">
            <text:p>29.66113</text:p>
          </table:table-cell>
          <table:table-cell office:value-type="float" office:value="29.43057" calcext:value-type="float">
            <text:p>29.43057</text:p>
          </table:table-cell>
          <table:table-cell office:value-type="float" office:value="27.73996" calcext:value-type="float">
            <text:p>27.73996</text:p>
          </table:table-cell>
          <table:table-cell office:value-type="float" office:value="27.58392" calcext:value-type="float">
            <text:p>27.58392</text:p>
          </table:table-cell>
          <table:table-cell office:value-type="float" office:value="25.62997" calcext:value-type="float">
            <text:p>25.62997</text:p>
          </table:table-cell>
          <table:table-cell office:value-type="float" office:value="25.57584" calcext:value-type="float">
            <text:p>25.57584</text:p>
          </table:table-cell>
          <table:table-cell office:value-type="float" office:value="23.88358" calcext:value-type="float">
            <text:p>23.88358</text:p>
          </table:table-cell>
          <table:table-cell office:value-type="float" office:value="23.84" calcext:value-type="float">
            <text:p>23.84</text:p>
          </table:table-cell>
          <table:table-cell office:value-type="float" office:value="22.31476" calcext:value-type="float">
            <text:p>22.31476</text:p>
          </table:table-cell>
          <table:table-cell office:value-type="float" office:value="22.25504" calcext:value-type="float">
            <text:p>22.25504</text:p>
          </table:table-cell>
          <table:table-cell office:value-type="float" office:value="20.82724" calcext:value-type="float">
            <text:p>20.82724</text:p>
          </table:table-cell>
          <table:table-cell office:value-type="float" office:value="20.73135" calcext:value-type="float">
            <text:p>20.73135</text:p>
          </table:table-cell>
          <table:table-cell office:value-type="float" office:value="19.76068" calcext:value-type="float">
            <text:p>19.76068</text:p>
          </table:table-cell>
          <table:table-cell office:value-type="float" office:value="19.64633" calcext:value-type="float">
            <text:p>19.64633</text:p>
          </table:table-cell>
          <table:table-cell office:value-type="float" office:value="50.18454" calcext:value-type="float">
            <text:p>50.18454</text:p>
          </table:table-cell>
          <table:table-cell office:value-type="float" office:value="18.70007" calcext:value-type="float">
            <text:p>18.700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5" calcext:value-type="float">
            <text:p>5082005</text:p>
          </table:table-cell>
          <table:table-cell office:value-type="float" office:value="26.44452" calcext:value-type="float">
            <text:p>26.44452</text:p>
          </table:table-cell>
          <table:table-cell office:value-type="float" office:value="28.49" calcext:value-type="float">
            <text:p>28.49</text:p>
          </table:table-cell>
          <table:table-cell office:value-type="float" office:value="13.24" calcext:value-type="float">
            <text:p>13.24</text:p>
          </table:table-cell>
          <table:table-cell office:value-type="float" office:value="1.554536" calcext:value-type="float">
            <text:p>1.554536</text:p>
          </table:table-cell>
          <table:table-cell office:value-type="float" office:value="1.083213" calcext:value-type="float">
            <text:p>1.083213</text:p>
          </table:table-cell>
          <table:table-cell office:value-type="float" office:value="106.38" calcext:value-type="float">
            <text:p>106.38</text:p>
          </table:table-cell>
          <table:table-cell office:value-type="float" office:value="0" calcext:value-type="float">
            <text:p>0</text:p>
          </table:table-cell>
          <table:table-cell office:value-type="float" office:value="54.6116" calcext:value-type="float">
            <text:p>54.6116</text:p>
          </table:table-cell>
          <table:table-cell office:value-type="float" office:value="16.00443" calcext:value-type="float">
            <text:p>16.00443</text:p>
          </table:table-cell>
          <table:table-cell office:value-type="float" office:value="42.76511" calcext:value-type="float">
            <text:p>42.76511</text:p>
          </table:table-cell>
          <table:table-cell office:value-type="float" office:value="21.05841" calcext:value-type="float">
            <text:p>21.05841</text:p>
          </table:table-cell>
          <table:table-cell office:value-type="float" office:value="38.13644" calcext:value-type="float">
            <text:p>38.13644</text:p>
          </table:table-cell>
          <table:table-cell office:value-type="float" office:value="23.879" calcext:value-type="float">
            <text:p>23.879</text:p>
          </table:table-cell>
          <table:table-cell office:value-type="float" office:value="34.86771" calcext:value-type="float">
            <text:p>34.86771</text:p>
          </table:table-cell>
          <table:table-cell office:value-type="float" office:value="26.03452" calcext:value-type="float">
            <text:p>26.03452</text:p>
          </table:table-cell>
          <table:table-cell office:value-type="float" office:value="33.03735" calcext:value-type="float">
            <text:p>33.03735</text:p>
          </table:table-cell>
          <table:table-cell office:value-type="float" office:value="27.2778" calcext:value-type="float">
            <text:p>27.2778</text:p>
          </table:table-cell>
          <table:table-cell office:value-type="float" office:value="31.39517" calcext:value-type="float">
            <text:p>31.39517</text:p>
          </table:table-cell>
          <table:table-cell office:value-type="float" office:value="28.39868" calcext:value-type="float">
            <text:p>28.39868</text:p>
          </table:table-cell>
          <table:table-cell office:value-type="float" office:value="30.60864" calcext:value-type="float">
            <text:p>30.60864</text:p>
          </table:table-cell>
          <table:table-cell office:value-type="float" office:value="28.85471" calcext:value-type="float">
            <text:p>28.85471</text:p>
          </table:table-cell>
          <table:table-cell office:value-type="float" office:value="29.6348" calcext:value-type="float">
            <text:p>29.6348</text:p>
          </table:table-cell>
          <table:table-cell office:value-type="float" office:value="29.02356" calcext:value-type="float">
            <text:p>29.02356</text:p>
          </table:table-cell>
          <table:table-cell office:value-type="float" office:value="27.76755" calcext:value-type="float">
            <text:p>27.76755</text:p>
          </table:table-cell>
          <table:table-cell office:value-type="float" office:value="27.70633" calcext:value-type="float">
            <text:p>27.70633</text:p>
          </table:table-cell>
          <table:table-cell office:value-type="float" office:value="25.68869" calcext:value-type="float">
            <text:p>25.68869</text:p>
          </table:table-cell>
          <table:table-cell office:value-type="float" office:value="25.63068" calcext:value-type="float">
            <text:p>25.63068</text:p>
          </table:table-cell>
          <table:table-cell office:value-type="float" office:value="23.93839" calcext:value-type="float">
            <text:p>23.93839</text:p>
          </table:table-cell>
          <table:table-cell office:value-type="float" office:value="23.88409" calcext:value-type="float">
            <text:p>23.88409</text:p>
          </table:table-cell>
          <table:table-cell office:value-type="float" office:value="22.37766" calcext:value-type="float">
            <text:p>22.37766</text:p>
          </table:table-cell>
          <table:table-cell office:value-type="float" office:value="22.3154" calcext:value-type="float">
            <text:p>22.3154</text:p>
          </table:table-cell>
          <table:table-cell office:value-type="float" office:value="20.91849" calcext:value-type="float">
            <text:p>20.91849</text:p>
          </table:table-cell>
          <table:table-cell office:value-type="float" office:value="20.82822" calcext:value-type="float">
            <text:p>20.82822</text:p>
          </table:table-cell>
          <table:table-cell office:value-type="float" office:value="19.86853" calcext:value-type="float">
            <text:p>19.86853</text:p>
          </table:table-cell>
          <table:table-cell office:value-type="float" office:value="19.76181" calcext:value-type="float">
            <text:p>19.76181</text:p>
          </table:table-cell>
          <table:table-cell office:value-type="float" office:value="54.61151" calcext:value-type="float">
            <text:p>54.61151</text:p>
          </table:table-cell>
          <table:table-cell office:value-type="float" office:value="16.00446" calcext:value-type="float">
            <text:p>16.004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5" calcext:value-type="float">
            <text:p>6082005</text:p>
          </table:table-cell>
          <table:table-cell office:value-type="float" office:value="27.71928" calcext:value-type="float">
            <text:p>27.71928</text:p>
          </table:table-cell>
          <table:table-cell office:value-type="float" office:value="28.65" calcext:value-type="float">
            <text:p>28.65</text:p>
          </table:table-cell>
          <table:table-cell office:value-type="float" office:value="11.52" calcext:value-type="float">
            <text:p>11.52</text:p>
          </table:table-cell>
          <table:table-cell office:value-type="float" office:value="1.707205" calcext:value-type="float">
            <text:p>1.707205</text:p>
          </table:table-cell>
          <table:table-cell office:value-type="float" office:value="1.192698" calcext:value-type="float">
            <text:p>1.192698</text:p>
          </table:table-cell>
          <table:table-cell office:value-type="float" office:value="156.096" calcext:value-type="float">
            <text:p>156.096</text:p>
          </table:table-cell>
          <table:table-cell office:value-type="float" office:value="0" calcext:value-type="float">
            <text:p>0</text:p>
          </table:table-cell>
          <table:table-cell office:value-type="float" office:value="52.50974" calcext:value-type="float">
            <text:p>52.50974</text:p>
          </table:table-cell>
          <table:table-cell office:value-type="float" office:value="14.58487" calcext:value-type="float">
            <text:p>14.58487</text:p>
          </table:table-cell>
          <table:table-cell office:value-type="float" office:value="42.15411" calcext:value-type="float">
            <text:p>42.15411</text:p>
          </table:table-cell>
          <table:table-cell office:value-type="float" office:value="20.80731" calcext:value-type="float">
            <text:p>20.80731</text:p>
          </table:table-cell>
          <table:table-cell office:value-type="float" office:value="37.8457" calcext:value-type="float">
            <text:p>37.8457</text:p>
          </table:table-cell>
          <table:table-cell office:value-type="float" office:value="23.93155" calcext:value-type="float">
            <text:p>23.93155</text:p>
          </table:table-cell>
          <table:table-cell office:value-type="float" office:value="34.73206" calcext:value-type="float">
            <text:p>34.73206</text:p>
          </table:table-cell>
          <table:table-cell office:value-type="float" office:value="26.30728" calcext:value-type="float">
            <text:p>26.30728</text:p>
          </table:table-cell>
          <table:table-cell office:value-type="float" office:value="32.96271" calcext:value-type="float">
            <text:p>32.96271</text:p>
          </table:table-cell>
          <table:table-cell office:value-type="float" office:value="27.55322" calcext:value-type="float">
            <text:p>27.55322</text:p>
          </table:table-cell>
          <table:table-cell office:value-type="float" office:value="31.35211" calcext:value-type="float">
            <text:p>31.35211</text:p>
          </table:table-cell>
          <table:table-cell office:value-type="float" office:value="28.59467" calcext:value-type="float">
            <text:p>28.59467</text:p>
          </table:table-cell>
          <table:table-cell office:value-type="float" office:value="30.42123" calcext:value-type="float">
            <text:p>30.42123</text:p>
          </table:table-cell>
          <table:table-cell office:value-type="float" office:value="28.88715" calcext:value-type="float">
            <text:p>28.88715</text:p>
          </table:table-cell>
          <table:table-cell office:value-type="float" office:value="29.19299" calcext:value-type="float">
            <text:p>29.19299</text:p>
          </table:table-cell>
          <table:table-cell office:value-type="float" office:value="28.87415" calcext:value-type="float">
            <text:p>28.87415</text:p>
          </table:table-cell>
          <table:table-cell office:value-type="float" office:value="27.70563" calcext:value-type="float">
            <text:p>27.70563</text:p>
          </table:table-cell>
          <table:table-cell office:value-type="float" office:value="27.63" calcext:value-type="float">
            <text:p>27.63</text:p>
          </table:table-cell>
          <table:table-cell office:value-type="float" office:value="25.71918" calcext:value-type="float">
            <text:p>25.71918</text:p>
          </table:table-cell>
          <table:table-cell office:value-type="float" office:value="25.68915" calcext:value-type="float">
            <text:p>25.68915</text:p>
          </table:table-cell>
          <table:table-cell office:value-type="float" office:value="23.99283" calcext:value-type="float">
            <text:p>23.99283</text:p>
          </table:table-cell>
          <table:table-cell office:value-type="float" office:value="23.93896" calcext:value-type="float">
            <text:p>23.93896</text:p>
          </table:table-cell>
          <table:table-cell office:value-type="float" office:value="22.44278" calcext:value-type="float">
            <text:p>22.44278</text:p>
          </table:table-cell>
          <table:table-cell office:value-type="float" office:value="22.37827" calcext:value-type="float">
            <text:p>22.37827</text:p>
          </table:table-cell>
          <table:table-cell office:value-type="float" office:value="21.00546" calcext:value-type="float">
            <text:p>21.00546</text:p>
          </table:table-cell>
          <table:table-cell office:value-type="float" office:value="20.91943" calcext:value-type="float">
            <text:p>20.91943</text:p>
          </table:table-cell>
          <table:table-cell office:value-type="float" office:value="19.96884" calcext:value-type="float">
            <text:p>19.96884</text:p>
          </table:table-cell>
          <table:table-cell office:value-type="float" office:value="19.8696" calcext:value-type="float">
            <text:p>19.8696</text:p>
          </table:table-cell>
          <table:table-cell office:value-type="float" office:value="52.50967" calcext:value-type="float">
            <text:p>52.50967</text:p>
          </table:table-cell>
          <table:table-cell office:value-type="float" office:value="14.5849" calcext:value-type="float">
            <text:p>14.58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5" calcext:value-type="float">
            <text:p>7082005</text:p>
          </table:table-cell>
          <table:table-cell office:value-type="float" office:value="25.5475" calcext:value-type="float">
            <text:p>25.5475</text:p>
          </table:table-cell>
          <table:table-cell office:value-type="float" office:value="32.53" calcext:value-type="float">
            <text:p>32.53</text:p>
          </table:table-cell>
          <table:table-cell office:value-type="float" office:value="17.37" calcext:value-type="float">
            <text:p>17.37</text:p>
          </table:table-cell>
          <table:table-cell office:value-type="float" office:value="2.208738" calcext:value-type="float">
            <text:p>2.208738</text:p>
          </table:table-cell>
          <table:table-cell office:value-type="float" office:value="1.57098" calcext:value-type="float">
            <text:p>1.57098</text:p>
          </table:table-cell>
          <table:table-cell office:value-type="float" office:value="160.812" calcext:value-type="float">
            <text:p>160.812</text:p>
          </table:table-cell>
          <table:table-cell office:value-type="float" office:value="0" calcext:value-type="float">
            <text:p>0</text:p>
          </table:table-cell>
          <table:table-cell office:value-type="float" office:value="55.05905" calcext:value-type="float">
            <text:p>55.05905</text:p>
          </table:table-cell>
          <table:table-cell office:value-type="float" office:value="19.16461" calcext:value-type="float">
            <text:p>19.16461</text:p>
          </table:table-cell>
          <table:table-cell office:value-type="float" office:value="44.16138" calcext:value-type="float">
            <text:p>44.16138</text:p>
          </table:table-cell>
          <table:table-cell office:value-type="float" office:value="23.50351" calcext:value-type="float">
            <text:p>23.50351</text:p>
          </table:table-cell>
          <table:table-cell office:value-type="float" office:value="39.41818" calcext:value-type="float">
            <text:p>39.41818</text:p>
          </table:table-cell>
          <table:table-cell office:value-type="float" office:value="25.80789" calcext:value-type="float">
            <text:p>25.80789</text:p>
          </table:table-cell>
          <table:table-cell office:value-type="float" office:value="35.97885" calcext:value-type="float">
            <text:p>35.97885</text:p>
          </table:table-cell>
          <table:table-cell office:value-type="float" office:value="27.53287" calcext:value-type="float">
            <text:p>27.53287</text:p>
          </table:table-cell>
          <table:table-cell office:value-type="float" office:value="33.9874" calcext:value-type="float">
            <text:p>33.9874</text:p>
          </table:table-cell>
          <table:table-cell office:value-type="float" office:value="28.41162" calcext:value-type="float">
            <text:p>28.41162</text:p>
          </table:table-cell>
          <table:table-cell office:value-type="float" office:value="32.13608" calcext:value-type="float">
            <text:p>32.13608</text:p>
          </table:table-cell>
          <table:table-cell office:value-type="float" office:value="29.10837" calcext:value-type="float">
            <text:p>29.10837</text:p>
          </table:table-cell>
          <table:table-cell office:value-type="float" office:value="30.88849" calcext:value-type="float">
            <text:p>30.88849</text:p>
          </table:table-cell>
          <table:table-cell office:value-type="float" office:value="29.17813" calcext:value-type="float">
            <text:p>29.17813</text:p>
          </table:table-cell>
          <table:table-cell office:value-type="float" office:value="29.14719" calcext:value-type="float">
            <text:p>29.14719</text:p>
          </table:table-cell>
          <table:table-cell office:value-type="float" office:value="28.91904" calcext:value-type="float">
            <text:p>28.91904</text:p>
          </table:table-cell>
          <table:table-cell office:value-type="float" office:value="27.62952" calcext:value-type="float">
            <text:p>27.62952</text:p>
          </table:table-cell>
          <table:table-cell office:value-type="float" office:value="27.6015" calcext:value-type="float">
            <text:p>27.6015</text:p>
          </table:table-cell>
          <table:table-cell office:value-type="float" office:value="25.73703" calcext:value-type="float">
            <text:p>25.73703</text:p>
          </table:table-cell>
          <table:table-cell office:value-type="float" office:value="25.71936" calcext:value-type="float">
            <text:p>25.71936</text:p>
          </table:table-cell>
          <table:table-cell office:value-type="float" office:value="24.04187" calcext:value-type="float">
            <text:p>24.04187</text:p>
          </table:table-cell>
          <table:table-cell office:value-type="float" office:value="23.99338" calcext:value-type="float">
            <text:p>23.99338</text:p>
          </table:table-cell>
          <table:table-cell office:value-type="float" office:value="22.50864" calcext:value-type="float">
            <text:p>22.50864</text:p>
          </table:table-cell>
          <table:table-cell office:value-type="float" office:value="22.44348" calcext:value-type="float">
            <text:p>22.44348</text:p>
          </table:table-cell>
          <table:table-cell office:value-type="float" office:value="21.08948" calcext:value-type="float">
            <text:p>21.08948</text:p>
          </table:table-cell>
          <table:table-cell office:value-type="float" office:value="21.00635" calcext:value-type="float">
            <text:p>21.00635</text:p>
          </table:table-cell>
          <table:table-cell office:value-type="float" office:value="20.0632" calcext:value-type="float">
            <text:p>20.0632</text:p>
          </table:table-cell>
          <table:table-cell office:value-type="float" office:value="19.96988" calcext:value-type="float">
            <text:p>19.96988</text:p>
          </table:table-cell>
          <table:table-cell office:value-type="float" office:value="55.05896" calcext:value-type="float">
            <text:p>55.05896</text:p>
          </table:table-cell>
          <table:table-cell office:value-type="float" office:value="19.16461" calcext:value-type="float">
            <text:p>19.164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5" calcext:value-type="float">
            <text:p>8082005</text:p>
          </table:table-cell>
          <table:table-cell office:value-type="float" office:value="22.45796" calcext:value-type="float">
            <text:p>22.45796</text:p>
          </table:table-cell>
          <table:table-cell office:value-type="float" office:value="33.19" calcext:value-type="float">
            <text:p>33.19</text:p>
          </table:table-cell>
          <table:table-cell office:value-type="float" office:value="20.73" calcext:value-type="float">
            <text:p>20.73</text:p>
          </table:table-cell>
          <table:table-cell office:value-type="float" office:value="2.166622" calcext:value-type="float">
            <text:p>2.166622</text:p>
          </table:table-cell>
          <table:table-cell office:value-type="float" office:value="1.581358" calcext:value-type="float">
            <text:p>1.581358</text:p>
          </table:table-cell>
          <table:table-cell office:value-type="float" office:value="174.852" calcext:value-type="float">
            <text:p>174.852</text:p>
          </table:table-cell>
          <table:table-cell office:value-type="float" office:value="0" calcext:value-type="float">
            <text:p>0</text:p>
          </table:table-cell>
          <table:table-cell office:value-type="float" office:value="56.24728" calcext:value-type="float">
            <text:p>56.24728</text:p>
          </table:table-cell>
          <table:table-cell office:value-type="float" office:value="22.55179" calcext:value-type="float">
            <text:p>22.55179</text:p>
          </table:table-cell>
          <table:table-cell office:value-type="float" office:value="45.66058" calcext:value-type="float">
            <text:p>45.66058</text:p>
          </table:table-cell>
          <table:table-cell office:value-type="float" office:value="26.29666" calcext:value-type="float">
            <text:p>26.29666</text:p>
          </table:table-cell>
          <table:table-cell office:value-type="float" office:value="40.12802" calcext:value-type="float">
            <text:p>40.12802</text:p>
          </table:table-cell>
          <table:table-cell office:value-type="float" office:value="28.12595" calcext:value-type="float">
            <text:p>28.12595</text:p>
          </table:table-cell>
          <table:table-cell office:value-type="float" office:value="36.43152" calcext:value-type="float">
            <text:p>36.43152</text:p>
          </table:table-cell>
          <table:table-cell office:value-type="float" office:value="29.37643" calcext:value-type="float">
            <text:p>29.37643</text:p>
          </table:table-cell>
          <table:table-cell office:value-type="float" office:value="34.44107" calcext:value-type="float">
            <text:p>34.44107</text:p>
          </table:table-cell>
          <table:table-cell office:value-type="float" office:value="29.91733" calcext:value-type="float">
            <text:p>29.91733</text:p>
          </table:table-cell>
          <table:table-cell office:value-type="float" office:value="32.67078" calcext:value-type="float">
            <text:p>32.67078</text:p>
          </table:table-cell>
          <table:table-cell office:value-type="float" office:value="30.24295" calcext:value-type="float">
            <text:p>30.24295</text:p>
          </table:table-cell>
          <table:table-cell office:value-type="float" office:value="31.38782" calcext:value-type="float">
            <text:p>31.38782</text:p>
          </table:table-cell>
          <table:table-cell office:value-type="float" office:value="29.98575" calcext:value-type="float">
            <text:p>29.98575</text:p>
          </table:table-cell>
          <table:table-cell office:value-type="float" office:value="29.56171" calcext:value-type="float">
            <text:p>29.56171</text:p>
          </table:table-cell>
          <table:table-cell office:value-type="float" office:value="29.15778" calcext:value-type="float">
            <text:p>29.15778</text:p>
          </table:table-cell>
          <table:table-cell office:value-type="float" office:value="27.70255" calcext:value-type="float">
            <text:p>27.70255</text:p>
          </table:table-cell>
          <table:table-cell office:value-type="float" office:value="27.60425" calcext:value-type="float">
            <text:p>27.60425</text:p>
          </table:table-cell>
          <table:table-cell office:value-type="float" office:value="25.76685" calcext:value-type="float">
            <text:p>25.76685</text:p>
          </table:table-cell>
          <table:table-cell office:value-type="float" office:value="25.73721" calcext:value-type="float">
            <text:p>25.73721</text:p>
          </table:table-cell>
          <table:table-cell office:value-type="float" office:value="24.08841" calcext:value-type="float">
            <text:p>24.08841</text:p>
          </table:table-cell>
          <table:table-cell office:value-type="float" office:value="24.04239" calcext:value-type="float">
            <text:p>24.04239</text:p>
          </table:table-cell>
          <table:table-cell office:value-type="float" office:value="22.57346" calcext:value-type="float">
            <text:p>22.57346</text:p>
          </table:table-cell>
          <table:table-cell office:value-type="float" office:value="22.50931" calcext:value-type="float">
            <text:p>22.50931</text:p>
          </table:table-cell>
          <table:table-cell office:value-type="float" office:value="21.1705" calcext:value-type="float">
            <text:p>21.1705</text:p>
          </table:table-cell>
          <table:table-cell office:value-type="float" office:value="21.09033" calcext:value-type="float">
            <text:p>21.09033</text:p>
          </table:table-cell>
          <table:table-cell office:value-type="float" office:value="20.15268" calcext:value-type="float">
            <text:p>20.15268</text:p>
          </table:table-cell>
          <table:table-cell office:value-type="float" office:value="20.06418" calcext:value-type="float">
            <text:p>20.06418</text:p>
          </table:table-cell>
          <table:table-cell office:value-type="float" office:value="56.24719" calcext:value-type="float">
            <text:p>56.24719</text:p>
          </table:table-cell>
          <table:table-cell office:value-type="float" office:value="22.55179" calcext:value-type="float">
            <text:p>22.551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5" calcext:value-type="float">
            <text:p>9082005</text:p>
          </table:table-cell>
          <table:table-cell office:value-type="float" office:value="24.00538" calcext:value-type="float">
            <text:p>24.00538</text:p>
          </table:table-cell>
          <table:table-cell office:value-type="float" office:value="33.87" calcext:value-type="float">
            <text:p>33.87</text:p>
          </table:table-cell>
          <table:table-cell office:value-type="float" office:value="19.97" calcext:value-type="float">
            <text:p>19.97</text:p>
          </table:table-cell>
          <table:table-cell office:value-type="float" office:value="2.223348" calcext:value-type="float">
            <text:p>2.223348</text:p>
          </table:table-cell>
          <table:table-cell office:value-type="float" office:value="1.53863" calcext:value-type="float">
            <text:p>1.53863</text:p>
          </table:table-cell>
          <table:table-cell office:value-type="float" office:value="183.816" calcext:value-type="float">
            <text:p>183.816</text:p>
          </table:table-cell>
          <table:table-cell office:value-type="float" office:value="0" calcext:value-type="float">
            <text:p>0</text:p>
          </table:table-cell>
          <table:table-cell office:value-type="float" office:value="58.23984" calcext:value-type="float">
            <text:p>58.23984</text:p>
          </table:table-cell>
          <table:table-cell office:value-type="float" office:value="22.02075" calcext:value-type="float">
            <text:p>22.02075</text:p>
          </table:table-cell>
          <table:table-cell office:value-type="float" office:value="46.54514" calcext:value-type="float">
            <text:p>46.54514</text:p>
          </table:table-cell>
          <table:table-cell office:value-type="float" office:value="26.05902" calcext:value-type="float">
            <text:p>26.05902</text:p>
          </table:table-cell>
          <table:table-cell office:value-type="float" office:value="41.24045" calcext:value-type="float">
            <text:p>41.24045</text:p>
          </table:table-cell>
          <table:table-cell office:value-type="float" office:value="28.01923" calcext:value-type="float">
            <text:p>28.01923</text:p>
          </table:table-cell>
          <table:table-cell office:value-type="float" office:value="37.39404" calcext:value-type="float">
            <text:p>37.39404</text:p>
          </table:table-cell>
          <table:table-cell office:value-type="float" office:value="29.43121" calcext:value-type="float">
            <text:p>29.43121</text:p>
          </table:table-cell>
          <table:table-cell office:value-type="float" office:value="35.24362" calcext:value-type="float">
            <text:p>35.24362</text:p>
          </table:table-cell>
          <table:table-cell office:value-type="float" office:value="30.06812" calcext:value-type="float">
            <text:p>30.06812</text:p>
          </table:table-cell>
          <table:table-cell office:value-type="float" office:value="33.25317" calcext:value-type="float">
            <text:p>33.25317</text:p>
          </table:table-cell>
          <table:table-cell office:value-type="float" office:value="30.48514" calcext:value-type="float">
            <text:p>30.48514</text:p>
          </table:table-cell>
          <table:table-cell office:value-type="float" office:value="31.85962" calcext:value-type="float">
            <text:p>31.85962</text:p>
          </table:table-cell>
          <table:table-cell office:value-type="float" office:value="30.27444" calcext:value-type="float">
            <text:p>30.27444</text:p>
          </table:table-cell>
          <table:table-cell office:value-type="float" office:value="29.87128" calcext:value-type="float">
            <text:p>29.87128</text:p>
          </table:table-cell>
          <table:table-cell office:value-type="float" office:value="29.5712" calcext:value-type="float">
            <text:p>29.5712</text:p>
          </table:table-cell>
          <table:table-cell office:value-type="float" office:value="27.86246" calcext:value-type="float">
            <text:p>27.86246</text:p>
          </table:table-cell>
          <table:table-cell office:value-type="float" office:value="27.70428" calcext:value-type="float">
            <text:p>27.70428</text:p>
          </table:table-cell>
          <table:table-cell office:value-type="float" office:value="25.82559" calcext:value-type="float">
            <text:p>25.82559</text:p>
          </table:table-cell>
          <table:table-cell office:value-type="float" office:value="25.7673" calcext:value-type="float">
            <text:p>25.7673</text:p>
          </table:table-cell>
          <table:table-cell office:value-type="float" office:value="24.14056" calcext:value-type="float">
            <text:p>24.14056</text:p>
          </table:table-cell>
          <table:table-cell office:value-type="float" office:value="24.0889" calcext:value-type="float">
            <text:p>24.0889</text:p>
          </table:table-cell>
          <table:table-cell office:value-type="float" office:value="22.63748" calcext:value-type="float">
            <text:p>22.63748</text:p>
          </table:table-cell>
          <table:table-cell office:value-type="float" office:value="22.5741" calcext:value-type="float">
            <text:p>22.5741</text:p>
          </table:table-cell>
          <table:table-cell office:value-type="float" office:value="21.24927" calcext:value-type="float">
            <text:p>21.24927</text:p>
          </table:table-cell>
          <table:table-cell office:value-type="float" office:value="21.17133" calcext:value-type="float">
            <text:p>21.17133</text:p>
          </table:table-cell>
          <table:table-cell office:value-type="float" office:value="20.23755" calcext:value-type="float">
            <text:p>20.23755</text:p>
          </table:table-cell>
          <table:table-cell office:value-type="float" office:value="20.15356" calcext:value-type="float">
            <text:p>20.15356</text:p>
          </table:table-cell>
          <table:table-cell office:value-type="float" office:value="58.23978" calcext:value-type="float">
            <text:p>58.23978</text:p>
          </table:table-cell>
          <table:table-cell office:value-type="float" office:value="22.02075" calcext:value-type="float">
            <text:p>22.020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5" calcext:value-type="float">
            <text:p>10082005</text:p>
          </table:table-cell>
          <table:table-cell office:value-type="float" office:value="20.4516" calcext:value-type="float">
            <text:p>20.4516</text:p>
          </table:table-cell>
          <table:table-cell office:value-type="float" office:value="31.11" calcext:value-type="float">
            <text:p>31.11</text:p>
          </table:table-cell>
          <table:table-cell office:value-type="float" office:value="20.41" calcext:value-type="float">
            <text:p>20.41</text:p>
          </table:table-cell>
          <table:table-cell office:value-type="float" office:value="2.242662" calcext:value-type="float">
            <text:p>2.242662</text:p>
          </table:table-cell>
          <table:table-cell office:value-type="float" office:value="1.921386" calcext:value-type="float">
            <text:p>1.921386</text:p>
          </table:table-cell>
          <table:table-cell office:value-type="float" office:value="203.436" calcext:value-type="float">
            <text:p>203.436</text:p>
          </table:table-cell>
          <table:table-cell office:value-type="float" office:value="28.6" calcext:value-type="float">
            <text:p>28.6</text:p>
          </table:table-cell>
          <table:table-cell office:value-type="float" office:value="52.90186" calcext:value-type="float">
            <text:p>52.90186</text:p>
          </table:table-cell>
          <table:table-cell office:value-type="float" office:value="22.11276" calcext:value-type="float">
            <text:p>22.11276</text:p>
          </table:table-cell>
          <table:table-cell office:value-type="float" office:value="42.1207" calcext:value-type="float">
            <text:p>42.1207</text:p>
          </table:table-cell>
          <table:table-cell office:value-type="float" office:value="24.86172" calcext:value-type="float">
            <text:p>24.86172</text:p>
          </table:table-cell>
          <table:table-cell office:value-type="float" office:value="38.14224" calcext:value-type="float">
            <text:p>38.14224</text:p>
          </table:table-cell>
          <table:table-cell office:value-type="float" office:value="27.40576" calcext:value-type="float">
            <text:p>27.40576</text:p>
          </table:table-cell>
          <table:table-cell office:value-type="float" office:value="35.47864" calcext:value-type="float">
            <text:p>35.47864</text:p>
          </table:table-cell>
          <table:table-cell office:value-type="float" office:value="29.58328" calcext:value-type="float">
            <text:p>29.58328</text:p>
          </table:table-cell>
          <table:table-cell office:value-type="float" office:value="33.96484" calcext:value-type="float">
            <text:p>33.96484</text:p>
          </table:table-cell>
          <table:table-cell office:value-type="float" office:value="30.66843" calcext:value-type="float">
            <text:p>30.66843</text:p>
          </table:table-cell>
          <table:table-cell office:value-type="float" office:value="33.04773" calcext:value-type="float">
            <text:p>33.04773</text:p>
          </table:table-cell>
          <table:table-cell office:value-type="float" office:value="31.05472" calcext:value-type="float">
            <text:p>31.05472</text:p>
          </table:table-cell>
          <table:table-cell office:value-type="float" office:value="31.85986" calcext:value-type="float">
            <text:p>31.85986</text:p>
          </table:table-cell>
          <table:table-cell office:value-type="float" office:value="30.73776" calcext:value-type="float">
            <text:p>30.73776</text:p>
          </table:table-cell>
          <table:table-cell office:value-type="float" office:value="30.05084" calcext:value-type="float">
            <text:p>30.05084</text:p>
          </table:table-cell>
          <table:table-cell office:value-type="float" office:value="29.88171" calcext:value-type="float">
            <text:p>29.88171</text:p>
          </table:table-cell>
          <table:table-cell office:value-type="float" office:value="28.04959" calcext:value-type="float">
            <text:p>28.04959</text:p>
          </table:table-cell>
          <table:table-cell office:value-type="float" office:value="27.86456" calcext:value-type="float">
            <text:p>27.86456</text:p>
          </table:table-cell>
          <table:table-cell office:value-type="float" office:value="25.91077" calcext:value-type="float">
            <text:p>25.91077</text:p>
          </table:table-cell>
          <table:table-cell office:value-type="float" office:value="25.82635" calcext:value-type="float">
            <text:p>25.82635</text:p>
          </table:table-cell>
          <table:table-cell office:value-type="float" office:value="24.20309" calcext:value-type="float">
            <text:p>24.20309</text:p>
          </table:table-cell>
          <table:table-cell office:value-type="float" office:value="24.14114" calcext:value-type="float">
            <text:p>24.14114</text:p>
          </table:table-cell>
          <table:table-cell office:value-type="float" office:value="22.70285" calcext:value-type="float">
            <text:p>22.70285</text:p>
          </table:table-cell>
          <table:table-cell office:value-type="float" office:value="22.63815" calcext:value-type="float">
            <text:p>22.63815</text:p>
          </table:table-cell>
          <table:table-cell office:value-type="float" office:value="21.32529" calcext:value-type="float">
            <text:p>21.32529</text:p>
          </table:table-cell>
          <table:table-cell office:value-type="float" office:value="21.25009" calcext:value-type="float">
            <text:p>21.25009</text:p>
          </table:table-cell>
          <table:table-cell office:value-type="float" office:value="20.3183" calcext:value-type="float">
            <text:p>20.3183</text:p>
          </table:table-cell>
          <table:table-cell office:value-type="float" office:value="20.23837" calcext:value-type="float">
            <text:p>20.23837</text:p>
          </table:table-cell>
          <table:table-cell office:value-type="float" office:value="52.90176" calcext:value-type="float">
            <text:p>52.90176</text:p>
          </table:table-cell>
          <table:table-cell office:value-type="float" office:value="20.29758" calcext:value-type="float">
            <text:p>20.297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5" calcext:value-type="float">
            <text:p>11082005</text:p>
          </table:table-cell>
          <table:table-cell office:value-type="float" office:value="12.35916" calcext:value-type="float">
            <text:p>12.35916</text:p>
          </table:table-cell>
          <table:table-cell office:value-type="float" office:value="30.76" calcext:value-type="float">
            <text:p>30.76</text:p>
          </table:table-cell>
          <table:table-cell office:value-type="float" office:value="20.31" calcext:value-type="float">
            <text:p>20.31</text:p>
          </table:table-cell>
          <table:table-cell office:value-type="float" office:value="2.422888" calcext:value-type="float">
            <text:p>2.422888</text:p>
          </table:table-cell>
          <table:table-cell office:value-type="float" office:value="1.966673" calcext:value-type="float">
            <text:p>1.966673</text:p>
          </table:table-cell>
          <table:table-cell office:value-type="float" office:value="166.968" calcext:value-type="float">
            <text:p>166.968</text:p>
          </table:table-cell>
          <table:table-cell office:value-type="float" office:value="0.5" calcext:value-type="float">
            <text:p>0.5</text:p>
          </table:table-cell>
          <table:table-cell office:value-type="float" office:value="35.7063" calcext:value-type="float">
            <text:p>35.7063</text:p>
          </table:table-cell>
          <table:table-cell office:value-type="float" office:value="20.42038" calcext:value-type="float">
            <text:p>20.42038</text:p>
          </table:table-cell>
          <table:table-cell office:value-type="float" office:value="31.5921" calcext:value-type="float">
            <text:p>31.5921</text:p>
          </table:table-cell>
          <table:table-cell office:value-type="float" office:value="22.85617" calcext:value-type="float">
            <text:p>22.85617</text:p>
          </table:table-cell>
          <table:table-cell office:value-type="float" office:value="29.79233" calcext:value-type="float">
            <text:p>29.79233</text:p>
          </table:table-cell>
          <table:table-cell office:value-type="float" office:value="25.16602" calcext:value-type="float">
            <text:p>25.16602</text:p>
          </table:table-cell>
          <table:table-cell office:value-type="float" office:value="29.44101" calcext:value-type="float">
            <text:p>29.44101</text:p>
          </table:table-cell>
          <table:table-cell office:value-type="float" office:value="26.98206" calcext:value-type="float">
            <text:p>26.98206</text:p>
          </table:table-cell>
          <table:table-cell office:value-type="float" office:value="30.54697" calcext:value-type="float">
            <text:p>30.54697</text:p>
          </table:table-cell>
          <table:table-cell office:value-type="float" office:value="27.99393" calcext:value-type="float">
            <text:p>27.99393</text:p>
          </table:table-cell>
          <table:table-cell office:value-type="float" office:value="31.47559" calcext:value-type="float">
            <text:p>31.47559</text:p>
          </table:table-cell>
          <table:table-cell office:value-type="float" office:value="28.83127" calcext:value-type="float">
            <text:p>28.83127</text:p>
          </table:table-cell>
          <table:table-cell office:value-type="float" office:value="31.21121" calcext:value-type="float">
            <text:p>31.21121</text:p>
          </table:table-cell>
          <table:table-cell office:value-type="float" office:value="29.08694" calcext:value-type="float">
            <text:p>29.08694</text:p>
          </table:table-cell>
          <table:table-cell office:value-type="float" office:value="30.04648" calcext:value-type="float">
            <text:p>30.04648</text:p>
          </table:table-cell>
          <table:table-cell office:value-type="float" office:value="29.14984" calcext:value-type="float">
            <text:p>29.14984</text:p>
          </table:table-cell>
          <table:table-cell office:value-type="float" office:value="28.09396" calcext:value-type="float">
            <text:p>28.09396</text:p>
          </table:table-cell>
          <table:table-cell office:value-type="float" office:value="28.02466" calcext:value-type="float">
            <text:p>28.02466</text:p>
          </table:table-cell>
          <table:table-cell office:value-type="float" office:value="25.99548" calcext:value-type="float">
            <text:p>25.99548</text:p>
          </table:table-cell>
          <table:table-cell office:value-type="float" office:value="25.91177" calcext:value-type="float">
            <text:p>25.91177</text:p>
          </table:table-cell>
          <table:table-cell office:value-type="float" office:value="24.27658" calcext:value-type="float">
            <text:p>24.27658</text:p>
          </table:table-cell>
          <table:table-cell office:value-type="float" office:value="24.20383" calcext:value-type="float">
            <text:p>24.20383</text:p>
          </table:table-cell>
          <table:table-cell office:value-type="float" office:value="22.77203" calcext:value-type="float">
            <text:p>22.77203</text:p>
          </table:table-cell>
          <table:table-cell office:value-type="float" office:value="22.70355" calcext:value-type="float">
            <text:p>22.70355</text:p>
          </table:table-cell>
          <table:table-cell office:value-type="float" office:value="21.39981" calcext:value-type="float">
            <text:p>21.39981</text:p>
          </table:table-cell>
          <table:table-cell office:value-type="float" office:value="21.32608" calcext:value-type="float">
            <text:p>21.32608</text:p>
          </table:table-cell>
          <table:table-cell office:value-type="float" office:value="20.39453" calcext:value-type="float">
            <text:p>20.39453</text:p>
          </table:table-cell>
          <table:table-cell office:value-type="float" office:value="20.31909" calcext:value-type="float">
            <text:p>20.31909</text:p>
          </table:table-cell>
          <table:table-cell office:value-type="float" office:value="35.70627" calcext:value-type="float">
            <text:p>35.70627</text:p>
          </table:table-cell>
          <table:table-cell office:value-type="float" office:value="20.42038" calcext:value-type="float">
            <text:p>20.420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5" calcext:value-type="float">
            <text:p>12082005</text:p>
          </table:table-cell>
          <table:table-cell office:value-type="float" office:value="7.21728" calcext:value-type="float">
            <text:p>7.21728</text:p>
          </table:table-cell>
          <table:table-cell office:value-type="float" office:value="25.16" calcext:value-type="float">
            <text:p>25.16</text:p>
          </table:table-cell>
          <table:table-cell office:value-type="float" office:value="19.83" calcext:value-type="float">
            <text:p>19.83</text:p>
          </table:table-cell>
          <table:table-cell office:value-type="float" office:value="2.394747" calcext:value-type="float">
            <text:p>2.394747</text:p>
          </table:table-cell>
          <table:table-cell office:value-type="float" office:value="1.922186" calcext:value-type="float">
            <text:p>1.922186</text:p>
          </table:table-cell>
          <table:table-cell office:value-type="float" office:value="128.916" calcext:value-type="float">
            <text:p>128.916</text:p>
          </table:table-cell>
          <table:table-cell office:value-type="float" office:value="0.2" calcext:value-type="float">
            <text:p>0.2</text:p>
          </table:table-cell>
          <table:table-cell office:value-type="float" office:value="36.8576" calcext:value-type="float">
            <text:p>36.8576</text:p>
          </table:table-cell>
          <table:table-cell office:value-type="float" office:value="20.67834" calcext:value-type="float">
            <text:p>20.67834</text:p>
          </table:table-cell>
          <table:table-cell office:value-type="float" office:value="30.97128" calcext:value-type="float">
            <text:p>30.97128</text:p>
          </table:table-cell>
          <table:table-cell office:value-type="float" office:value="23.332" calcext:value-type="float">
            <text:p>23.332</text:p>
          </table:table-cell>
          <table:table-cell office:value-type="float" office:value="29.30646" calcext:value-type="float">
            <text:p>29.30646</text:p>
          </table:table-cell>
          <table:table-cell office:value-type="float" office:value="24.91318" calcext:value-type="float">
            <text:p>24.91318</text:p>
          </table:table-cell>
          <table:table-cell office:value-type="float" office:value="28.58942" calcext:value-type="float">
            <text:p>28.58942</text:p>
          </table:table-cell>
          <table:table-cell office:value-type="float" office:value="26.13382" calcext:value-type="float">
            <text:p>26.13382</text:p>
          </table:table-cell>
          <table:table-cell office:value-type="float" office:value="28.3465" calcext:value-type="float">
            <text:p>28.3465</text:p>
          </table:table-cell>
          <table:table-cell office:value-type="float" office:value="26.86951" calcext:value-type="float">
            <text:p>26.86951</text:p>
          </table:table-cell>
          <table:table-cell office:value-type="float" office:value="28.87305" calcext:value-type="float">
            <text:p>28.87305</text:p>
          </table:table-cell>
          <table:table-cell office:value-type="float" office:value="27.58688" calcext:value-type="float">
            <text:p>27.58688</text:p>
          </table:table-cell>
          <table:table-cell office:value-type="float" office:value="29.07492" calcext:value-type="float">
            <text:p>29.07492</text:p>
          </table:table-cell>
          <table:table-cell office:value-type="float" office:value="28.03619" calcext:value-type="float">
            <text:p>28.03619</text:p>
          </table:table-cell>
          <table:table-cell office:value-type="float" office:value="29.14178" calcext:value-type="float">
            <text:p>29.14178</text:p>
          </table:table-cell>
          <table:table-cell office:value-type="float" office:value="28.2977" calcext:value-type="float">
            <text:p>28.2977</text:p>
          </table:table-cell>
          <table:table-cell office:value-type="float" office:value="28.02252" calcext:value-type="float">
            <text:p>28.02252</text:p>
          </table:table-cell>
          <table:table-cell office:value-type="float" office:value="27.72687" calcext:value-type="float">
            <text:p>27.72687</text:p>
          </table:table-cell>
          <table:table-cell office:value-type="float" office:value="26.0184" calcext:value-type="float">
            <text:p>26.0184</text:p>
          </table:table-cell>
          <table:table-cell office:value-type="float" office:value="25.99609" calcext:value-type="float">
            <text:p>25.99609</text:p>
          </table:table-cell>
          <table:table-cell office:value-type="float" office:value="24.34216" calcext:value-type="float">
            <text:p>24.34216</text:p>
          </table:table-cell>
          <table:table-cell office:value-type="float" office:value="24.27731" calcext:value-type="float">
            <text:p>24.27731</text:p>
          </table:table-cell>
          <table:table-cell office:value-type="float" office:value="22.84302" calcext:value-type="float">
            <text:p>22.84302</text:p>
          </table:table-cell>
          <table:table-cell office:value-type="float" office:value="22.77277" calcext:value-type="float">
            <text:p>22.77277</text:p>
          </table:table-cell>
          <table:table-cell office:value-type="float" office:value="21.47345" calcext:value-type="float">
            <text:p>21.47345</text:p>
          </table:table-cell>
          <table:table-cell office:value-type="float" office:value="21.40057" calcext:value-type="float">
            <text:p>21.40057</text:p>
          </table:table-cell>
          <table:table-cell office:value-type="float" office:value="20.46851" calcext:value-type="float">
            <text:p>20.46851</text:p>
          </table:table-cell>
          <table:table-cell office:value-type="float" office:value="20.39529" calcext:value-type="float">
            <text:p>20.39529</text:p>
          </table:table-cell>
          <table:table-cell office:value-type="float" office:value="36.85757" calcext:value-type="float">
            <text:p>36.85757</text:p>
          </table:table-cell>
          <table:table-cell office:value-type="float" office:value="20.67834" calcext:value-type="float">
            <text:p>20.678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5" calcext:value-type="float">
            <text:p>13082005</text:p>
          </table:table-cell>
          <table:table-cell office:value-type="float" office:value="13.74444" calcext:value-type="float">
            <text:p>13.74444</text:p>
          </table:table-cell>
          <table:table-cell office:value-type="float" office:value="23.54" calcext:value-type="float">
            <text:p>23.54</text:p>
          </table:table-cell>
          <table:table-cell office:value-type="float" office:value="15.7" calcext:value-type="float">
            <text:p>15.7</text:p>
          </table:table-cell>
          <table:table-cell office:value-type="float" office:value="1.904744" calcext:value-type="float">
            <text:p>1.904744</text:p>
          </table:table-cell>
          <table:table-cell office:value-type="float" office:value="1.395265" calcext:value-type="float">
            <text:p>1.395265</text:p>
          </table:table-cell>
          <table:table-cell office:value-type="float" office:value="195.12" calcext:value-type="float">
            <text:p>195.12</text:p>
          </table:table-cell>
          <table:table-cell office:value-type="float" office:value="0.3" calcext:value-type="float">
            <text:p>0.3</text:p>
          </table:table-cell>
          <table:table-cell office:value-type="float" office:value="41.59402" calcext:value-type="float">
            <text:p>41.59402</text:p>
          </table:table-cell>
          <table:table-cell office:value-type="float" office:value="18.29501" calcext:value-type="float">
            <text:p>18.29501</text:p>
          </table:table-cell>
          <table:table-cell office:value-type="float" office:value="34.06851" calcext:value-type="float">
            <text:p>34.06851</text:p>
          </table:table-cell>
          <table:table-cell office:value-type="float" office:value="22.14972" calcext:value-type="float">
            <text:p>22.14972</text:p>
          </table:table-cell>
          <table:table-cell office:value-type="float" office:value="31.0788" calcext:value-type="float">
            <text:p>31.0788</text:p>
          </table:table-cell>
          <table:table-cell office:value-type="float" office:value="23.92758" calcext:value-type="float">
            <text:p>23.92758</text:p>
          </table:table-cell>
          <table:table-cell office:value-type="float" office:value="29.45056" calcext:value-type="float">
            <text:p>29.45056</text:p>
          </table:table-cell>
          <table:table-cell office:value-type="float" office:value="25.1965" calcext:value-type="float">
            <text:p>25.1965</text:p>
          </table:table-cell>
          <table:table-cell office:value-type="float" office:value="28.66061" calcext:value-type="float">
            <text:p>28.66061</text:p>
          </table:table-cell>
          <table:table-cell office:value-type="float" office:value="25.97354" calcext:value-type="float">
            <text:p>25.97354</text:p>
          </table:table-cell>
          <table:table-cell office:value-type="float" office:value="28.04636" calcext:value-type="float">
            <text:p>28.04636</text:p>
          </table:table-cell>
          <table:table-cell office:value-type="float" office:value="26.74695" calcext:value-type="float">
            <text:p>26.74695</text:p>
          </table:table-cell>
          <table:table-cell office:value-type="float" office:value="28.20322" calcext:value-type="float">
            <text:p>28.20322</text:p>
          </table:table-cell>
          <table:table-cell office:value-type="float" office:value="27.24515" calcext:value-type="float">
            <text:p>27.24515</text:p>
          </table:table-cell>
          <table:table-cell office:value-type="float" office:value="28.29297" calcext:value-type="float">
            <text:p>28.29297</text:p>
          </table:table-cell>
          <table:table-cell office:value-type="float" office:value="27.69458" calcext:value-type="float">
            <text:p>27.69458</text:p>
          </table:table-cell>
          <table:table-cell office:value-type="float" office:value="27.72327" calcext:value-type="float">
            <text:p>27.72327</text:p>
          </table:table-cell>
          <table:table-cell office:value-type="float" office:value="27.36386" calcext:value-type="float">
            <text:p>27.36386</text:p>
          </table:table-cell>
          <table:table-cell office:value-type="float" office:value="26.01572" calcext:value-type="float">
            <text:p>26.01572</text:p>
          </table:table-cell>
          <table:table-cell office:value-type="float" office:value="25.96466" calcext:value-type="float">
            <text:p>25.96466</text:p>
          </table:table-cell>
          <table:table-cell office:value-type="float" office:value="24.38367" calcext:value-type="float">
            <text:p>24.38367</text:p>
          </table:table-cell>
          <table:table-cell office:value-type="float" office:value="24.34277" calcext:value-type="float">
            <text:p>24.34277</text:p>
          </table:table-cell>
          <table:table-cell office:value-type="float" office:value="22.91064" calcext:value-type="float">
            <text:p>22.91064</text:p>
          </table:table-cell>
          <table:table-cell office:value-type="float" office:value="22.84375" calcext:value-type="float">
            <text:p>22.84375</text:p>
          </table:table-cell>
          <table:table-cell office:value-type="float" office:value="21.54617" calcext:value-type="float">
            <text:p>21.54617</text:p>
          </table:table-cell>
          <table:table-cell office:value-type="float" office:value="21.47424" calcext:value-type="float">
            <text:p>21.47424</text:p>
          </table:table-cell>
          <table:table-cell office:value-type="float" office:value="20.54166" calcext:value-type="float">
            <text:p>20.54166</text:p>
          </table:table-cell>
          <table:table-cell office:value-type="float" office:value="20.46927" calcext:value-type="float">
            <text:p>20.46927</text:p>
          </table:table-cell>
          <table:table-cell office:value-type="float" office:value="41.59396" calcext:value-type="float">
            <text:p>41.59396</text:p>
          </table:table-cell>
          <table:table-cell office:value-type="float" office:value="18.46268" calcext:value-type="float">
            <text:p>18.462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5" calcext:value-type="float">
            <text:p>14082005</text:p>
          </table:table-cell>
          <table:table-cell office:value-type="float" office:value="25.70683" calcext:value-type="float">
            <text:p>25.70683</text:p>
          </table:table-cell>
          <table:table-cell office:value-type="float" office:value="25.3" calcext:value-type="float">
            <text:p>25.3</text:p>
          </table:table-cell>
          <table:table-cell office:value-type="float" office:value="13.04" calcext:value-type="float">
            <text:p>13.04</text:p>
          </table:table-cell>
          <table:table-cell office:value-type="float" office:value="1.488645" calcext:value-type="float">
            <text:p>1.488645</text:p>
          </table:table-cell>
          <table:table-cell office:value-type="float" office:value="1.17441" calcext:value-type="float">
            <text:p>1.17441</text:p>
          </table:table-cell>
          <table:table-cell office:value-type="float" office:value="183.528" calcext:value-type="float">
            <text:p>183.528</text:p>
          </table:table-cell>
          <table:table-cell office:value-type="float" office:value="0" calcext:value-type="float">
            <text:p>0</text:p>
          </table:table-cell>
          <table:table-cell office:value-type="float" office:value="48.96945" calcext:value-type="float">
            <text:p>48.96945</text:p>
          </table:table-cell>
          <table:table-cell office:value-type="float" office:value="15.00708" calcext:value-type="float">
            <text:p>15.00708</text:p>
          </table:table-cell>
          <table:table-cell office:value-type="float" office:value="38.48798" calcext:value-type="float">
            <text:p>38.48798</text:p>
          </table:table-cell>
          <table:table-cell office:value-type="float" office:value="19.59006" calcext:value-type="float">
            <text:p>19.59006</text:p>
          </table:table-cell>
          <table:table-cell office:value-type="float" office:value="34.47153" calcext:value-type="float">
            <text:p>34.47153</text:p>
          </table:table-cell>
          <table:table-cell office:value-type="float" office:value="22.07654" calcext:value-type="float">
            <text:p>22.07654</text:p>
          </table:table-cell>
          <table:table-cell office:value-type="float" office:value="31.6796" calcext:value-type="float">
            <text:p>31.6796</text:p>
          </table:table-cell>
          <table:table-cell office:value-type="float" office:value="24.07047" calcext:value-type="float">
            <text:p>24.07047</text:p>
          </table:table-cell>
          <table:table-cell office:value-type="float" office:value="30.17661" calcext:value-type="float">
            <text:p>30.17661</text:p>
          </table:table-cell>
          <table:table-cell office:value-type="float" office:value="25.18961" calcext:value-type="float">
            <text:p>25.18961</text:p>
          </table:table-cell>
          <table:table-cell office:value-type="float" office:value="28.88458" calcext:value-type="float">
            <text:p>28.88458</text:p>
          </table:table-cell>
          <table:table-cell office:value-type="float" office:value="26.24048" calcext:value-type="float">
            <text:p>26.24048</text:p>
          </table:table-cell>
          <table:table-cell office:value-type="float" office:value="28.23798" calcext:value-type="float">
            <text:p>28.23798</text:p>
          </table:table-cell>
          <table:table-cell office:value-type="float" office:value="26.80417" calcext:value-type="float">
            <text:p>26.80417</text:p>
          </table:table-cell>
          <table:table-cell office:value-type="float" office:value="27.69427" calcext:value-type="float">
            <text:p>27.69427</text:p>
          </table:table-cell>
          <table:table-cell office:value-type="float" office:value="27.32693" calcext:value-type="float">
            <text:p>27.32693</text:p>
          </table:table-cell>
          <table:table-cell office:value-type="float" office:value="27.36032" calcext:value-type="float">
            <text:p>27.36032</text:p>
          </table:table-cell>
          <table:table-cell office:value-type="float" office:value="27.04459" calcext:value-type="float">
            <text:p>27.04459</text:p>
          </table:table-cell>
          <table:table-cell office:value-type="float" office:value="25.96387" calcext:value-type="float">
            <text:p>25.96387</text:p>
          </table:table-cell>
          <table:table-cell office:value-type="float" office:value="25.86743" calcext:value-type="float">
            <text:p>25.86743</text:p>
          </table:table-cell>
          <table:table-cell office:value-type="float" office:value="24.39651" calcext:value-type="float">
            <text:p>24.39651</text:p>
          </table:table-cell>
          <table:table-cell office:value-type="float" office:value="24.38394" calcext:value-type="float">
            <text:p>24.38394</text:p>
          </table:table-cell>
          <table:table-cell office:value-type="float" office:value="22.9696" calcext:value-type="float">
            <text:p>22.9696</text:p>
          </table:table-cell>
          <table:table-cell office:value-type="float" office:value="22.91132" calcext:value-type="float">
            <text:p>22.91132</text:p>
          </table:table-cell>
          <table:table-cell office:value-type="float" office:value="21.61697" calcext:value-type="float">
            <text:p>21.61697</text:p>
          </table:table-cell>
          <table:table-cell office:value-type="float" office:value="21.54694" calcext:value-type="float">
            <text:p>21.54694</text:p>
          </table:table-cell>
          <table:table-cell office:value-type="float" office:value="20.61337" calcext:value-type="float">
            <text:p>20.61337</text:p>
          </table:table-cell>
          <table:table-cell office:value-type="float" office:value="20.54242" calcext:value-type="float">
            <text:p>20.54242</text:p>
          </table:table-cell>
          <table:table-cell office:value-type="float" office:value="48.96939" calcext:value-type="float">
            <text:p>48.96939</text:p>
          </table:table-cell>
          <table:table-cell office:value-type="float" office:value="15.00711" calcext:value-type="float">
            <text:p>15.007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5" calcext:value-type="float">
            <text:p>15082005</text:p>
          </table:table-cell>
          <table:table-cell office:value-type="float" office:value="25.65333" calcext:value-type="float">
            <text:p>25.65333</text:p>
          </table:table-cell>
          <table:table-cell office:value-type="float" office:value="28.9" calcext:value-type="float">
            <text:p>28.9</text:p>
          </table:table-cell>
          <table:table-cell office:value-type="float" office:value="13.04" calcext:value-type="float">
            <text:p>13.04</text:p>
          </table:table-cell>
          <table:table-cell office:value-type="float" office:value="1.739884" calcext:value-type="float">
            <text:p>1.739884</text:p>
          </table:table-cell>
          <table:table-cell office:value-type="float" office:value="1.318141" calcext:value-type="float">
            <text:p>1.318141</text:p>
          </table:table-cell>
          <table:table-cell office:value-type="float" office:value="112.176" calcext:value-type="float">
            <text:p>112.176</text:p>
          </table:table-cell>
          <table:table-cell office:value-type="float" office:value="0" calcext:value-type="float">
            <text:p>0</text:p>
          </table:table-cell>
          <table:table-cell office:value-type="float" office:value="53.07031" calcext:value-type="float">
            <text:p>53.07031</text:p>
          </table:table-cell>
          <table:table-cell office:value-type="float" office:value="15.30481" calcext:value-type="float">
            <text:p>15.30481</text:p>
          </table:table-cell>
          <table:table-cell office:value-type="float" office:value="41.13989" calcext:value-type="float">
            <text:p>41.13989</text:p>
          </table:table-cell>
          <table:table-cell office:value-type="float" office:value="20.37659" calcext:value-type="float">
            <text:p>20.37659</text:p>
          </table:table-cell>
          <table:table-cell office:value-type="float" office:value="36.57684" calcext:value-type="float">
            <text:p>36.57684</text:p>
          </table:table-cell>
          <table:table-cell office:value-type="float" office:value="22.94424" calcext:value-type="float">
            <text:p>22.94424</text:p>
          </table:table-cell>
          <table:table-cell office:value-type="float" office:value="33.28867" calcext:value-type="float">
            <text:p>33.28867</text:p>
          </table:table-cell>
          <table:table-cell office:value-type="float" office:value="24.9035" calcext:value-type="float">
            <text:p>24.9035</text:p>
          </table:table-cell>
          <table:table-cell office:value-type="float" office:value="31.46262" calcext:value-type="float">
            <text:p>31.46262</text:p>
          </table:table-cell>
          <table:table-cell office:value-type="float" office:value="25.93231" calcext:value-type="float">
            <text:p>25.93231</text:p>
          </table:table-cell>
          <table:table-cell office:value-type="float" office:value="29.83234" calcext:value-type="float">
            <text:p>29.83234</text:p>
          </table:table-cell>
          <table:table-cell office:value-type="float" office:value="26.83871" calcext:value-type="float">
            <text:p>26.83871</text:p>
          </table:table-cell>
          <table:table-cell office:value-type="float" office:value="28.86761" calcext:value-type="float">
            <text:p>28.86761</text:p>
          </table:table-cell>
          <table:table-cell office:value-type="float" office:value="27.17712" calcext:value-type="float">
            <text:p>27.17712</text:p>
          </table:table-cell>
          <table:table-cell office:value-type="float" office:value="27.59509" calcext:value-type="float">
            <text:p>27.59509</text:p>
          </table:table-cell>
          <table:table-cell office:value-type="float" office:value="27.37573" calcext:value-type="float">
            <text:p>27.37573</text:p>
          </table:table-cell>
          <table:table-cell office:value-type="float" office:value="27.04221" calcext:value-type="float">
            <text:p>27.04221</text:p>
          </table:table-cell>
          <table:table-cell office:value-type="float" office:value="26.87796" calcext:value-type="float">
            <text:p>26.87796</text:p>
          </table:table-cell>
          <table:table-cell office:value-type="float" office:value="25.8663" calcext:value-type="float">
            <text:p>25.8663</text:p>
          </table:table-cell>
          <table:table-cell office:value-type="float" office:value="25.7619" calcext:value-type="float">
            <text:p>25.7619</text:p>
          </table:table-cell>
          <table:table-cell office:value-type="float" office:value="24.39651" calcext:value-type="float">
            <text:p>24.39651</text:p>
          </table:table-cell>
          <table:table-cell office:value-type="float" office:value="24.38681" calcext:value-type="float">
            <text:p>24.38681</text:p>
          </table:table-cell>
          <table:table-cell office:value-type="float" office:value="23.01678" calcext:value-type="float">
            <text:p>23.01678</text:p>
          </table:table-cell>
          <table:table-cell office:value-type="float" office:value="22.97015" calcext:value-type="float">
            <text:p>22.97015</text:p>
          </table:table-cell>
          <table:table-cell office:value-type="float" office:value="21.68393" calcext:value-type="float">
            <text:p>21.68393</text:p>
          </table:table-cell>
          <table:table-cell office:value-type="float" office:value="21.61771" calcext:value-type="float">
            <text:p>21.61771</text:p>
          </table:table-cell>
          <table:table-cell office:value-type="float" office:value="20.68259" calcext:value-type="float">
            <text:p>20.68259</text:p>
          </table:table-cell>
          <table:table-cell office:value-type="float" office:value="20.61411" calcext:value-type="float">
            <text:p>20.61411</text:p>
          </table:table-cell>
          <table:table-cell office:value-type="float" office:value="53.07022" calcext:value-type="float">
            <text:p>53.07022</text:p>
          </table:table-cell>
          <table:table-cell office:value-type="float" office:value="15.30481" calcext:value-type="float">
            <text:p>15.304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5" calcext:value-type="float">
            <text:p>16082005</text:p>
          </table:table-cell>
          <table:table-cell office:value-type="float" office:value="24.08006" calcext:value-type="float">
            <text:p>24.08006</text:p>
          </table:table-cell>
          <table:table-cell office:value-type="float" office:value="29.66" calcext:value-type="float">
            <text:p>29.66</text:p>
          </table:table-cell>
          <table:table-cell office:value-type="float" office:value="14.47" calcext:value-type="float">
            <text:p>14.47</text:p>
          </table:table-cell>
          <table:table-cell office:value-type="float" office:value="2.078699" calcext:value-type="float">
            <text:p>2.078699</text:p>
          </table:table-cell>
          <table:table-cell office:value-type="float" office:value="1.367132" calcext:value-type="float">
            <text:p>1.367132</text:p>
          </table:table-cell>
          <table:table-cell office:value-type="float" office:value="144.072" calcext:value-type="float">
            <text:p>144.072</text:p>
          </table:table-cell>
          <table:table-cell office:value-type="float" office:value="0" calcext:value-type="float">
            <text:p>0</text:p>
          </table:table-cell>
          <table:table-cell office:value-type="float" office:value="50.81854" calcext:value-type="float">
            <text:p>50.81854</text:p>
          </table:table-cell>
          <table:table-cell office:value-type="float" office:value="16.88126" calcext:value-type="float">
            <text:p>16.88126</text:p>
          </table:table-cell>
          <table:table-cell office:value-type="float" office:value="41.24414" calcext:value-type="float">
            <text:p>41.24414</text:p>
          </table:table-cell>
          <table:table-cell office:value-type="float" office:value="21.90732" calcext:value-type="float">
            <text:p>21.90732</text:p>
          </table:table-cell>
          <table:table-cell office:value-type="float" office:value="37.12244" calcext:value-type="float">
            <text:p>37.12244</text:p>
          </table:table-cell>
          <table:table-cell office:value-type="float" office:value="24.4444" calcext:value-type="float">
            <text:p>24.4444</text:p>
          </table:table-cell>
          <table:table-cell office:value-type="float" office:value="34.00037" calcext:value-type="float">
            <text:p>34.00037</text:p>
          </table:table-cell>
          <table:table-cell office:value-type="float" office:value="26.25366" calcext:value-type="float">
            <text:p>26.25366</text:p>
          </table:table-cell>
          <table:table-cell office:value-type="float" office:value="32.19833" calcext:value-type="float">
            <text:p>32.19833</text:p>
          </table:table-cell>
          <table:table-cell office:value-type="float" office:value="27.12747" calcext:value-type="float">
            <text:p>27.12747</text:p>
          </table:table-cell>
          <table:table-cell office:value-type="float" office:value="30.51959" calcext:value-type="float">
            <text:p>30.51959</text:p>
          </table:table-cell>
          <table:table-cell office:value-type="float" office:value="27.8201" calcext:value-type="float">
            <text:p>27.8201</text:p>
          </table:table-cell>
          <table:table-cell office:value-type="float" office:value="29.44028" calcext:value-type="float">
            <text:p>29.44028</text:p>
          </table:table-cell>
          <table:table-cell office:value-type="float" office:value="27.89795" calcext:value-type="float">
            <text:p>27.89795</text:p>
          </table:table-cell>
          <table:table-cell office:value-type="float" office:value="27.96027" calcext:value-type="float">
            <text:p>27.96027</text:p>
          </table:table-cell>
          <table:table-cell office:value-type="float" office:value="27.60553" calcext:value-type="float">
            <text:p>27.60553</text:p>
          </table:table-cell>
          <table:table-cell office:value-type="float" office:value="26.87759" calcext:value-type="float">
            <text:p>26.87759</text:p>
          </table:table-cell>
          <table:table-cell office:value-type="float" office:value="26.87027" calcext:value-type="float">
            <text:p>26.87027</text:p>
          </table:table-cell>
          <table:table-cell office:value-type="float" office:value="25.76089" calcext:value-type="float">
            <text:p>25.76089</text:p>
          </table:table-cell>
          <table:table-cell office:value-type="float" office:value="25.68463" calcext:value-type="float">
            <text:p>25.68463</text:p>
          </table:table-cell>
          <table:table-cell office:value-type="float" office:value="24.38663" calcext:value-type="float">
            <text:p>24.38663</text:p>
          </table:table-cell>
          <table:table-cell office:value-type="float" office:value="24.36896" calcext:value-type="float">
            <text:p>24.36896</text:p>
          </table:table-cell>
          <table:table-cell office:value-type="float" office:value="23.05313" calcext:value-type="float">
            <text:p>23.05313</text:p>
          </table:table-cell>
          <table:table-cell office:value-type="float" office:value="23.01718" calcext:value-type="float">
            <text:p>23.01718</text:p>
          </table:table-cell>
          <table:table-cell office:value-type="float" office:value="21.74545" calcext:value-type="float">
            <text:p>21.74545</text:p>
          </table:table-cell>
          <table:table-cell office:value-type="float" office:value="21.68463" calcext:value-type="float">
            <text:p>21.68463</text:p>
          </table:table-cell>
          <table:table-cell office:value-type="float" office:value="20.74902" calcext:value-type="float">
            <text:p>20.74902</text:p>
          </table:table-cell>
          <table:table-cell office:value-type="float" office:value="20.68329" calcext:value-type="float">
            <text:p>20.68329</text:p>
          </table:table-cell>
          <table:table-cell office:value-type="float" office:value="50.81848" calcext:value-type="float">
            <text:p>50.81848</text:p>
          </table:table-cell>
          <table:table-cell office:value-type="float" office:value="16.88126" calcext:value-type="float">
            <text:p>16.881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5" calcext:value-type="float">
            <text:p>17082005</text:p>
          </table:table-cell>
          <table:table-cell office:value-type="float" office:value="14.33692" calcext:value-type="float">
            <text:p>14.33692</text:p>
          </table:table-cell>
          <table:table-cell office:value-type="float" office:value="26.7" calcext:value-type="float">
            <text:p>26.7</text:p>
          </table:table-cell>
          <table:table-cell office:value-type="float" office:value="17.07" calcext:value-type="float">
            <text:p>17.07</text:p>
          </table:table-cell>
          <table:table-cell office:value-type="float" office:value="2.28176" calcext:value-type="float">
            <text:p>2.28176</text:p>
          </table:table-cell>
          <table:table-cell office:value-type="float" office:value="1.678472" calcext:value-type="float">
            <text:p>1.678472</text:p>
          </table:table-cell>
          <table:table-cell office:value-type="float" office:value="266.4" calcext:value-type="float">
            <text:p>266.4</text:p>
          </table:table-cell>
          <table:table-cell office:value-type="float" office:value="0.3" calcext:value-type="float">
            <text:p>0.3</text:p>
          </table:table-cell>
          <table:table-cell office:value-type="float" office:value="47.20163" calcext:value-type="float">
            <text:p>47.20163</text:p>
          </table:table-cell>
          <table:table-cell office:value-type="float" office:value="19.3363" calcext:value-type="float">
            <text:p>19.3363</text:p>
          </table:table-cell>
          <table:table-cell office:value-type="float" office:value="36.36362" calcext:value-type="float">
            <text:p>36.36362</text:p>
          </table:table-cell>
          <table:table-cell office:value-type="float" office:value="23.48834" calcext:value-type="float">
            <text:p>23.48834</text:p>
          </table:table-cell>
          <table:table-cell office:value-type="float" office:value="33.30035" calcext:value-type="float">
            <text:p>33.30035</text:p>
          </table:table-cell>
          <table:table-cell office:value-type="float" office:value="25.62097" calcext:value-type="float">
            <text:p>25.62097</text:p>
          </table:table-cell>
          <table:table-cell office:value-type="float" office:value="31.51718" calcext:value-type="float">
            <text:p>31.51718</text:p>
          </table:table-cell>
          <table:table-cell office:value-type="float" office:value="27.20703" calcext:value-type="float">
            <text:p>27.20703</text:p>
          </table:table-cell>
          <table:table-cell office:value-type="float" office:value="30.67572" calcext:value-type="float">
            <text:p>30.67572</text:p>
          </table:table-cell>
          <table:table-cell office:value-type="float" office:value="27.95203" calcext:value-type="float">
            <text:p>27.95203</text:p>
          </table:table-cell>
          <table:table-cell office:value-type="float" office:value="30.37204" calcext:value-type="float">
            <text:p>30.37204</text:p>
          </table:table-cell>
          <table:table-cell office:value-type="float" office:value="28.47043" calcext:value-type="float">
            <text:p>28.47043</text:p>
          </table:table-cell>
          <table:table-cell office:value-type="float" office:value="29.44659" calcext:value-type="float">
            <text:p>29.44659</text:p>
          </table:table-cell>
          <table:table-cell office:value-type="float" office:value="28.39978" calcext:value-type="float">
            <text:p>28.39978</text:p>
          </table:table-cell>
          <table:table-cell office:value-type="float" office:value="28.1488" calcext:value-type="float">
            <text:p>28.1488</text:p>
          </table:table-cell>
          <table:table-cell office:value-type="float" office:value="27.97076" calcext:value-type="float">
            <text:p>27.97076</text:p>
          </table:table-cell>
          <table:table-cell office:value-type="float" office:value="26.9646" calcext:value-type="float">
            <text:p>26.9646</text:p>
          </table:table-cell>
          <table:table-cell office:value-type="float" office:value="26.87842" calcext:value-type="float">
            <text:p>26.87842</text:p>
          </table:table-cell>
          <table:table-cell office:value-type="float" office:value="25.68402" calcext:value-type="float">
            <text:p>25.68402</text:p>
          </table:table-cell>
          <table:table-cell office:value-type="float" office:value="25.65155" calcext:value-type="float">
            <text:p>25.65155</text:p>
          </table:table-cell>
          <table:table-cell office:value-type="float" office:value="24.36877" calcext:value-type="float">
            <text:p>24.36877</text:p>
          </table:table-cell>
          <table:table-cell office:value-type="float" office:value="24.35635" calcext:value-type="float">
            <text:p>24.35635</text:p>
          </table:table-cell>
          <table:table-cell office:value-type="float" office:value="23.08237" calcext:value-type="float">
            <text:p>23.08237</text:p>
          </table:table-cell>
          <table:table-cell office:value-type="float" office:value="23.05347" calcext:value-type="float">
            <text:p>23.05347</text:p>
          </table:table-cell>
          <table:table-cell office:value-type="float" office:value="21.80139" calcext:value-type="float">
            <text:p>21.80139</text:p>
          </table:table-cell>
          <table:table-cell office:value-type="float" office:value="21.74609" calcext:value-type="float">
            <text:p>21.74609</text:p>
          </table:table-cell>
          <table:table-cell office:value-type="float" office:value="20.81198" calcext:value-type="float">
            <text:p>20.81198</text:p>
          </table:table-cell>
          <table:table-cell office:value-type="float" office:value="20.74969" calcext:value-type="float">
            <text:p>20.74969</text:p>
          </table:table-cell>
          <table:table-cell office:value-type="float" office:value="47.20157" calcext:value-type="float">
            <text:p>47.20157</text:p>
          </table:table-cell>
          <table:table-cell office:value-type="float" office:value="19.33633" calcext:value-type="float">
            <text:p>19.336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5" calcext:value-type="float">
            <text:p>18082005</text:p>
          </table:table-cell>
          <table:table-cell office:value-type="float" office:value="25.03653" calcext:value-type="float">
            <text:p>25.03653</text:p>
          </table:table-cell>
          <table:table-cell office:value-type="float" office:value="33.55" calcext:value-type="float">
            <text:p>33.55</text:p>
          </table:table-cell>
          <table:table-cell office:value-type="float" office:value="20.6" calcext:value-type="float">
            <text:p>20.6</text:p>
          </table:table-cell>
          <table:table-cell office:value-type="float" office:value="2.298438" calcext:value-type="float">
            <text:p>2.298438</text:p>
          </table:table-cell>
          <table:table-cell office:value-type="float" office:value="1.455293" calcext:value-type="float">
            <text:p>1.455293</text:p>
          </table:table-cell>
          <table:table-cell office:value-type="float" office:value="156.276" calcext:value-type="float">
            <text:p>156.276</text:p>
          </table:table-cell>
          <table:table-cell office:value-type="float" office:value="0" calcext:value-type="float">
            <text:p>0</text:p>
          </table:table-cell>
          <table:table-cell office:value-type="float" office:value="54.49829" calcext:value-type="float">
            <text:p>54.49829</text:p>
          </table:table-cell>
          <table:table-cell office:value-type="float" office:value="20.69373" calcext:value-type="float">
            <text:p>20.69373</text:p>
          </table:table-cell>
          <table:table-cell office:value-type="float" office:value="43.91452" calcext:value-type="float">
            <text:p>43.91452</text:p>
          </table:table-cell>
          <table:table-cell office:value-type="float" office:value="24.14624" calcext:value-type="float">
            <text:p>24.14624</text:p>
          </table:table-cell>
          <table:table-cell office:value-type="float" office:value="39.12766" calcext:value-type="float">
            <text:p>39.12766</text:p>
          </table:table-cell>
          <table:table-cell office:value-type="float" office:value="26.0184" calcext:value-type="float">
            <text:p>26.0184</text:p>
          </table:table-cell>
          <table:table-cell office:value-type="float" office:value="35.52966" calcext:value-type="float">
            <text:p>35.52966</text:p>
          </table:table-cell>
          <table:table-cell office:value-type="float" office:value="27.25558" calcext:value-type="float">
            <text:p>27.25558</text:p>
          </table:table-cell>
          <table:table-cell office:value-type="float" office:value="33.43631" calcext:value-type="float">
            <text:p>33.43631</text:p>
          </table:table-cell>
          <table:table-cell office:value-type="float" office:value="27.83859" calcext:value-type="float">
            <text:p>27.83859</text:p>
          </table:table-cell>
          <table:table-cell office:value-type="float" office:value="31.49142" calcext:value-type="float">
            <text:p>31.49142</text:p>
          </table:table-cell>
          <table:table-cell office:value-type="float" office:value="28.30002" calcext:value-type="float">
            <text:p>28.30002</text:p>
          </table:table-cell>
          <table:table-cell office:value-type="float" office:value="30.16885" calcext:value-type="float">
            <text:p>30.16885</text:p>
          </table:table-cell>
          <table:table-cell office:value-type="float" office:value="28.30386" calcext:value-type="float">
            <text:p>28.30386</text:p>
          </table:table-cell>
          <table:table-cell office:value-type="float" office:value="28.34048" calcext:value-type="float">
            <text:p>28.34048</text:p>
          </table:table-cell>
          <table:table-cell office:value-type="float" office:value="28.04068" calcext:value-type="float">
            <text:p>28.04068</text:p>
          </table:table-cell>
          <table:table-cell office:value-type="float" office:value="27.01297" calcext:value-type="float">
            <text:p>27.01297</text:p>
          </table:table-cell>
          <table:table-cell office:value-type="float" office:value="26.96527" calcext:value-type="float">
            <text:p>26.96527</text:p>
          </table:table-cell>
          <table:table-cell office:value-type="float" office:value="25.6514" calcext:value-type="float">
            <text:p>25.6514</text:p>
          </table:table-cell>
          <table:table-cell office:value-type="float" office:value="25.6445" calcext:value-type="float">
            <text:p>25.6445</text:p>
          </table:table-cell>
          <table:table-cell office:value-type="float" office:value="24.35626" calcext:value-type="float">
            <text:p>24.35626</text:p>
          </table:table-cell>
          <table:table-cell office:value-type="float" office:value="24.35419" calcext:value-type="float">
            <text:p>24.35419</text:p>
          </table:table-cell>
          <table:table-cell office:value-type="float" office:value="23.10822" calcext:value-type="float">
            <text:p>23.10822</text:p>
          </table:table-cell>
          <table:table-cell office:value-type="float" office:value="23.08264" calcext:value-type="float">
            <text:p>23.08264</text:p>
          </table:table-cell>
          <table:table-cell office:value-type="float" office:value="21.85248" calcext:value-type="float">
            <text:p>21.85248</text:p>
          </table:table-cell>
          <table:table-cell office:value-type="float" office:value="21.80197" calcext:value-type="float">
            <text:p>21.80197</text:p>
          </table:table-cell>
          <table:table-cell office:value-type="float" office:value="20.8714" calcext:value-type="float">
            <text:p>20.8714</text:p>
          </table:table-cell>
          <table:table-cell office:value-type="float" office:value="20.81262" calcext:value-type="float">
            <text:p>20.81262</text:p>
          </table:table-cell>
          <table:table-cell office:value-type="float" office:value="54.49823" calcext:value-type="float">
            <text:p>54.49823</text:p>
          </table:table-cell>
          <table:table-cell office:value-type="float" office:value="20.69376" calcext:value-type="float">
            <text:p>20.693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5" calcext:value-type="float">
            <text:p>19082005</text:p>
          </table:table-cell>
          <table:table-cell office:value-type="float" office:value="12.51073" calcext:value-type="float">
            <text:p>12.51073</text:p>
          </table:table-cell>
          <table:table-cell office:value-type="float" office:value="28.83" calcext:value-type="float">
            <text:p>28.83</text:p>
          </table:table-cell>
          <table:table-cell office:value-type="float" office:value="18.3" calcext:value-type="float">
            <text:p>18.3</text:p>
          </table:table-cell>
          <table:table-cell office:value-type="float" office:value="2.190264" calcext:value-type="float">
            <text:p>2.190264</text:p>
          </table:table-cell>
          <table:table-cell office:value-type="float" office:value="1.848239" calcext:value-type="float">
            <text:p>1.848239</text:p>
          </table:table-cell>
          <table:table-cell office:value-type="float" office:value="107.82" calcext:value-type="float">
            <text:p>107.82</text:p>
          </table:table-cell>
          <table:table-cell office:value-type="float" office:value="0" calcext:value-type="float">
            <text:p>0</text:p>
          </table:table-cell>
          <table:table-cell office:value-type="float" office:value="46.66891" calcext:value-type="float">
            <text:p>46.66891</text:p>
          </table:table-cell>
          <table:table-cell office:value-type="float" office:value="20.77927" calcext:value-type="float">
            <text:p>20.77927</text:p>
          </table:table-cell>
          <table:table-cell office:value-type="float" office:value="37.1351" calcext:value-type="float">
            <text:p>37.1351</text:p>
          </table:table-cell>
          <table:table-cell office:value-type="float" office:value="24.90784" calcext:value-type="float">
            <text:p>24.90784</text:p>
          </table:table-cell>
          <table:table-cell office:value-type="float" office:value="33.72943" calcext:value-type="float">
            <text:p>33.72943</text:p>
          </table:table-cell>
          <table:table-cell office:value-type="float" office:value="27.1951" calcext:value-type="float">
            <text:p>27.1951</text:p>
          </table:table-cell>
          <table:table-cell office:value-type="float" office:value="32.32782" calcext:value-type="float">
            <text:p>32.32782</text:p>
          </table:table-cell>
          <table:table-cell office:value-type="float" office:value="28.61481" calcext:value-type="float">
            <text:p>28.61481</text:p>
          </table:table-cell>
          <table:table-cell office:value-type="float" office:value="32.11603" calcext:value-type="float">
            <text:p>32.11603</text:p>
          </table:table-cell>
          <table:table-cell office:value-type="float" office:value="29.21185" calcext:value-type="float">
            <text:p>29.21185</text:p>
          </table:table-cell>
          <table:table-cell office:value-type="float" office:value="31.41531" calcext:value-type="float">
            <text:p>31.41531</text:p>
          </table:table-cell>
          <table:table-cell office:value-type="float" office:value="29.56259" calcext:value-type="float">
            <text:p>29.56259</text:p>
          </table:table-cell>
          <table:table-cell office:value-type="float" office:value="30.20355" calcext:value-type="float">
            <text:p>30.20355</text:p>
          </table:table-cell>
          <table:table-cell office:value-type="float" office:value="29.29526" calcext:value-type="float">
            <text:p>29.29526</text:p>
          </table:table-cell>
          <table:table-cell office:value-type="float" office:value="28.67206" calcext:value-type="float">
            <text:p>28.67206</text:p>
          </table:table-cell>
          <table:table-cell office:value-type="float" office:value="28.35352" calcext:value-type="float">
            <text:p>28.35352</text:p>
          </table:table-cell>
          <table:table-cell office:value-type="float" office:value="27.18491" calcext:value-type="float">
            <text:p>27.18491</text:p>
          </table:table-cell>
          <table:table-cell office:value-type="float" office:value="27.01431" calcext:value-type="float">
            <text:p>27.01431</text:p>
          </table:table-cell>
          <table:table-cell office:value-type="float" office:value="25.66833" calcext:value-type="float">
            <text:p>25.66833</text:p>
          </table:table-cell>
          <table:table-cell office:value-type="float" office:value="25.64465" calcext:value-type="float">
            <text:p>25.64465</text:p>
          </table:table-cell>
          <table:table-cell office:value-type="float" office:value="24.36478" calcext:value-type="float">
            <text:p>24.36478</text:p>
          </table:table-cell>
          <table:table-cell office:value-type="float" office:value="24.35486" calcext:value-type="float">
            <text:p>24.35486</text:p>
          </table:table-cell>
          <table:table-cell office:value-type="float" office:value="23.13477" calcext:value-type="float">
            <text:p>23.13477</text:p>
          </table:table-cell>
          <table:table-cell office:value-type="float" office:value="23.10849" calcext:value-type="float">
            <text:p>23.10849</text:p>
          </table:table-cell>
          <table:table-cell office:value-type="float" office:value="21.89978" calcext:value-type="float">
            <text:p>21.89978</text:p>
          </table:table-cell>
          <table:table-cell office:value-type="float" office:value="21.853" calcext:value-type="float">
            <text:p>21.853</text:p>
          </table:table-cell>
          <table:table-cell office:value-type="float" office:value="20.92712" calcext:value-type="float">
            <text:p>20.92712</text:p>
          </table:table-cell>
          <table:table-cell office:value-type="float" office:value="20.87201" calcext:value-type="float">
            <text:p>20.87201</text:p>
          </table:table-cell>
          <table:table-cell office:value-type="float" office:value="46.66882" calcext:value-type="float">
            <text:p>46.66882</text:p>
          </table:table-cell>
          <table:table-cell office:value-type="float" office:value="20.77933" calcext:value-type="float">
            <text:p>20.779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5" calcext:value-type="float">
            <text:p>20082005</text:p>
          </table:table-cell>
          <table:table-cell office:value-type="float" office:value="22.40589" calcext:value-type="float">
            <text:p>22.40589</text:p>
          </table:table-cell>
          <table:table-cell office:value-type="float" office:value="31.44" calcext:value-type="float">
            <text:p>31.44</text:p>
          </table:table-cell>
          <table:table-cell office:value-type="float" office:value="16.83" calcext:value-type="float">
            <text:p>16.83</text:p>
          </table:table-cell>
          <table:table-cell office:value-type="float" office:value="2.130217" calcext:value-type="float">
            <text:p>2.130217</text:p>
          </table:table-cell>
          <table:table-cell office:value-type="float" office:value="1.669055" calcext:value-type="float">
            <text:p>1.669055</text:p>
          </table:table-cell>
          <table:table-cell office:value-type="float" office:value="100.476" calcext:value-type="float">
            <text:p>100.476</text:p>
          </table:table-cell>
          <table:table-cell office:value-type="float" office:value="0" calcext:value-type="float">
            <text:p>0</text:p>
          </table:table-cell>
          <table:table-cell office:value-type="float" office:value="56.95776" calcext:value-type="float">
            <text:p>56.95776</text:p>
          </table:table-cell>
          <table:table-cell office:value-type="float" office:value="18.66928" calcext:value-type="float">
            <text:p>18.66928</text:p>
          </table:table-cell>
          <table:table-cell office:value-type="float" office:value="42.86154" calcext:value-type="float">
            <text:p>42.86154</text:p>
          </table:table-cell>
          <table:table-cell office:value-type="float" office:value="22.60715" calcext:value-type="float">
            <text:p>22.60715</text:p>
          </table:table-cell>
          <table:table-cell office:value-type="float" office:value="38.03555" calcext:value-type="float">
            <text:p>38.03555</text:p>
          </table:table-cell>
          <table:table-cell office:value-type="float" office:value="24.86829" calcext:value-type="float">
            <text:p>24.86829</text:p>
          </table:table-cell>
          <table:table-cell office:value-type="float" office:value="34.58026" calcext:value-type="float">
            <text:p>34.58026</text:p>
          </table:table-cell>
          <table:table-cell office:value-type="float" office:value="26.55087" calcext:value-type="float">
            <text:p>26.55087</text:p>
          </table:table-cell>
          <table:table-cell office:value-type="float" office:value="32.72647" calcext:value-type="float">
            <text:p>32.72647</text:p>
          </table:table-cell>
          <table:table-cell office:value-type="float" office:value="27.43967" calcext:value-type="float">
            <text:p>27.43967</text:p>
          </table:table-cell>
          <table:table-cell office:value-type="float" office:value="31.07227" calcext:value-type="float">
            <text:p>31.07227</text:p>
          </table:table-cell>
          <table:table-cell office:value-type="float" office:value="28.20193" calcext:value-type="float">
            <text:p>28.20193</text:p>
          </table:table-cell>
          <table:table-cell office:value-type="float" office:value="30.01236" calcext:value-type="float">
            <text:p>30.01236</text:p>
          </table:table-cell>
          <table:table-cell office:value-type="float" office:value="28.41669" calcext:value-type="float">
            <text:p>28.41669</text:p>
          </table:table-cell>
          <table:table-cell office:value-type="float" office:value="28.67865" calcext:value-type="float">
            <text:p>28.67865</text:p>
          </table:table-cell>
          <table:table-cell office:value-type="float" office:value="28.36874" calcext:value-type="float">
            <text:p>28.36874</text:p>
          </table:table-cell>
          <table:table-cell office:value-type="float" office:value="27.23819" calcext:value-type="float">
            <text:p>27.23819</text:p>
          </table:table-cell>
          <table:table-cell office:value-type="float" office:value="27.18646" calcext:value-type="float">
            <text:p>27.18646</text:p>
          </table:table-cell>
          <table:table-cell office:value-type="float" office:value="25.71085" calcext:value-type="float">
            <text:p>25.71085</text:p>
          </table:table-cell>
          <table:table-cell office:value-type="float" office:value="25.66876" calcext:value-type="float">
            <text:p>25.66876</text:p>
          </table:table-cell>
          <table:table-cell office:value-type="float" office:value="24.38864" calcext:value-type="float">
            <text:p>24.38864</text:p>
          </table:table-cell>
          <table:table-cell office:value-type="float" office:value="24.36496" calcext:value-type="float">
            <text:p>24.36496</text:p>
          </table:table-cell>
          <table:table-cell office:value-type="float" office:value="23.16376" calcext:value-type="float">
            <text:p>23.16376</text:p>
          </table:table-cell>
          <table:table-cell office:value-type="float" office:value="23.13507" calcext:value-type="float">
            <text:p>23.13507</text:p>
          </table:table-cell>
          <table:table-cell office:value-type="float" office:value="21.94431" calcext:value-type="float">
            <text:p>21.94431</text:p>
          </table:table-cell>
          <table:table-cell office:value-type="float" office:value="21.90024" calcext:value-type="float">
            <text:p>21.90024</text:p>
          </table:table-cell>
          <table:table-cell office:value-type="float" office:value="20.979" calcext:value-type="float">
            <text:p>20.979</text:p>
          </table:table-cell>
          <table:table-cell office:value-type="float" office:value="20.92767" calcext:value-type="float">
            <text:p>20.92767</text:p>
          </table:table-cell>
          <table:table-cell office:value-type="float" office:value="56.95767" calcext:value-type="float">
            <text:p>56.95767</text:p>
          </table:table-cell>
          <table:table-cell office:value-type="float" office:value="18.66931" calcext:value-type="float">
            <text:p>18.669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5" calcext:value-type="float">
            <text:p>21082005</text:p>
          </table:table-cell>
          <table:table-cell office:value-type="float" office:value="19.21343" calcext:value-type="float">
            <text:p>19.21343</text:p>
          </table:table-cell>
          <table:table-cell office:value-type="float" office:value="31.89" calcext:value-type="float">
            <text:p>31.89</text:p>
          </table:table-cell>
          <table:table-cell office:value-type="float" office:value="18.75" calcext:value-type="float">
            <text:p>18.75</text:p>
          </table:table-cell>
          <table:table-cell office:value-type="float" office:value="2.227074" calcext:value-type="float">
            <text:p>2.227074</text:p>
          </table:table-cell>
          <table:table-cell office:value-type="float" office:value="1.6466" calcext:value-type="float">
            <text:p>1.6466</text:p>
          </table:table-cell>
          <table:table-cell office:value-type="float" office:value="125.352" calcext:value-type="float">
            <text:p>125.352</text:p>
          </table:table-cell>
          <table:table-cell office:value-type="float" office:value="0" calcext:value-type="float">
            <text:p>0</text:p>
          </table:table-cell>
          <table:table-cell office:value-type="float" office:value="51.74548" calcext:value-type="float">
            <text:p>51.74548</text:p>
          </table:table-cell>
          <table:table-cell office:value-type="float" office:value="20.8656" calcext:value-type="float">
            <text:p>20.8656</text:p>
          </table:table-cell>
          <table:table-cell office:value-type="float" office:value="41.71332" calcext:value-type="float">
            <text:p>41.71332</text:p>
          </table:table-cell>
          <table:table-cell office:value-type="float" office:value="24.69684" calcext:value-type="float">
            <text:p>24.69684</text:p>
          </table:table-cell>
          <table:table-cell office:value-type="float" office:value="37.64365" calcext:value-type="float">
            <text:p>37.64365</text:p>
          </table:table-cell>
          <table:table-cell office:value-type="float" office:value="26.82315" calcext:value-type="float">
            <text:p>26.82315</text:p>
          </table:table-cell>
          <table:table-cell office:value-type="float" office:value="34.69879" calcext:value-type="float">
            <text:p>34.69879</text:p>
          </table:table-cell>
          <table:table-cell office:value-type="float" office:value="28.21844" calcext:value-type="float">
            <text:p>28.21844</text:p>
          </table:table-cell>
          <table:table-cell office:value-type="float" office:value="33.01199" calcext:value-type="float">
            <text:p>33.01199</text:p>
          </table:table-cell>
          <table:table-cell office:value-type="float" office:value="28.84644" calcext:value-type="float">
            <text:p>28.84644</text:p>
          </table:table-cell>
          <table:table-cell office:value-type="float" office:value="31.39545" calcext:value-type="float">
            <text:p>31.39545</text:p>
          </table:table-cell>
          <table:table-cell office:value-type="float" office:value="29.2851" calcext:value-type="float">
            <text:p>29.2851</text:p>
          </table:table-cell>
          <table:table-cell office:value-type="float" office:value="30.32132" calcext:value-type="float">
            <text:p>30.32132</text:p>
          </table:table-cell>
          <table:table-cell office:value-type="float" office:value="29.14984" calcext:value-type="float">
            <text:p>29.14984</text:p>
          </table:table-cell>
          <table:table-cell office:value-type="float" office:value="28.84" calcext:value-type="float">
            <text:p>28.84</text:p>
          </table:table-cell>
          <table:table-cell office:value-type="float" office:value="28.55362" calcext:value-type="float">
            <text:p>28.55362</text:p>
          </table:table-cell>
          <table:table-cell office:value-type="float" office:value="27.33176" calcext:value-type="float">
            <text:p>27.33176</text:p>
          </table:table-cell>
          <table:table-cell office:value-type="float" office:value="27.23883" calcext:value-type="float">
            <text:p>27.23883</text:p>
          </table:table-cell>
          <table:table-cell office:value-type="float" office:value="25.75409" calcext:value-type="float">
            <text:p>25.75409</text:p>
          </table:table-cell>
          <table:table-cell office:value-type="float" office:value="25.71127" calcext:value-type="float">
            <text:p>25.71127</text:p>
          </table:table-cell>
          <table:table-cell office:value-type="float" office:value="24.41949" calcext:value-type="float">
            <text:p>24.41949</text:p>
          </table:table-cell>
          <table:table-cell office:value-type="float" office:value="24.38892" calcext:value-type="float">
            <text:p>24.38892</text:p>
          </table:table-cell>
          <table:table-cell office:value-type="float" office:value="23.19531" calcext:value-type="float">
            <text:p>23.19531</text:p>
          </table:table-cell>
          <table:table-cell office:value-type="float" office:value="23.16412" calcext:value-type="float">
            <text:p>23.16412</text:p>
          </table:table-cell>
          <table:table-cell office:value-type="float" office:value="21.98749" calcext:value-type="float">
            <text:p>21.98749</text:p>
          </table:table-cell>
          <table:table-cell office:value-type="float" office:value="21.94479" calcext:value-type="float">
            <text:p>21.94479</text:p>
          </table:table-cell>
          <table:table-cell office:value-type="float" office:value="21.0278" calcext:value-type="float">
            <text:p>21.0278</text:p>
          </table:table-cell>
          <table:table-cell office:value-type="float" office:value="20.97952" calcext:value-type="float">
            <text:p>20.97952</text:p>
          </table:table-cell>
          <table:table-cell office:value-type="float" office:value="51.74542" calcext:value-type="float">
            <text:p>51.74542</text:p>
          </table:table-cell>
          <table:table-cell office:value-type="float" office:value="20.8656" calcext:value-type="float">
            <text:p>20.86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5" calcext:value-type="float">
            <text:p>22082005</text:p>
          </table:table-cell>
          <table:table-cell office:value-type="float" office:value="14.27544" calcext:value-type="float">
            <text:p>14.27544</text:p>
          </table:table-cell>
          <table:table-cell office:value-type="float" office:value="25.86" calcext:value-type="float">
            <text:p>25.86</text:p>
          </table:table-cell>
          <table:table-cell office:value-type="float" office:value="18.89" calcext:value-type="float">
            <text:p>18.89</text:p>
          </table:table-cell>
          <table:table-cell office:value-type="float" office:value="1.906833" calcext:value-type="float">
            <text:p>1.906833</text:p>
          </table:table-cell>
          <table:table-cell office:value-type="float" office:value="1.509334" calcext:value-type="float">
            <text:p>1.509334</text:p>
          </table:table-cell>
          <table:table-cell office:value-type="float" office:value="205.668" calcext:value-type="float">
            <text:p>205.668</text:p>
          </table:table-cell>
          <table:table-cell office:value-type="float" office:value="0" calcext:value-type="float">
            <text:p>0</text:p>
          </table:table-cell>
          <table:table-cell office:value-type="float" office:value="49.88217" calcext:value-type="float">
            <text:p>49.88217</text:p>
          </table:table-cell>
          <table:table-cell office:value-type="float" office:value="20.3244" calcext:value-type="float">
            <text:p>20.3244</text:p>
          </table:table-cell>
          <table:table-cell office:value-type="float" office:value="37.28793" calcext:value-type="float">
            <text:p>37.28793</text:p>
          </table:table-cell>
          <table:table-cell office:value-type="float" office:value="23.99234" calcext:value-type="float">
            <text:p>23.99234</text:p>
          </table:table-cell>
          <table:table-cell office:value-type="float" office:value="33.73416" calcext:value-type="float">
            <text:p>33.73416</text:p>
          </table:table-cell>
          <table:table-cell office:value-type="float" office:value="26.18195" calcext:value-type="float">
            <text:p>26.18195</text:p>
          </table:table-cell>
          <table:table-cell office:value-type="float" office:value="31.8428" calcext:value-type="float">
            <text:p>31.8428</text:p>
          </table:table-cell>
          <table:table-cell office:value-type="float" office:value="27.65262" calcext:value-type="float">
            <text:p>27.65262</text:p>
          </table:table-cell>
          <table:table-cell office:value-type="float" office:value="31.2345" calcext:value-type="float">
            <text:p>31.2345</text:p>
          </table:table-cell>
          <table:table-cell office:value-type="float" office:value="28.40091" calcext:value-type="float">
            <text:p>28.40091</text:p>
          </table:table-cell>
          <table:table-cell office:value-type="float" office:value="31.13168" calcext:value-type="float">
            <text:p>31.13168</text:p>
          </table:table-cell>
          <table:table-cell office:value-type="float" office:value="28.99014" calcext:value-type="float">
            <text:p>28.99014</text:p>
          </table:table-cell>
          <table:table-cell office:value-type="float" office:value="30.31494" calcext:value-type="float">
            <text:p>30.31494</text:p>
          </table:table-cell>
          <table:table-cell office:value-type="float" office:value="29.02936" calcext:value-type="float">
            <text:p>29.02936</text:p>
          </table:table-cell>
          <table:table-cell office:value-type="float" office:value="28.94662" calcext:value-type="float">
            <text:p>28.94662</text:p>
          </table:table-cell>
          <table:table-cell office:value-type="float" office:value="28.73154" calcext:value-type="float">
            <text:p>28.73154</text:p>
          </table:table-cell>
          <table:table-cell office:value-type="float" office:value="27.42615" calcext:value-type="float">
            <text:p>27.42615</text:p>
          </table:table-cell>
          <table:table-cell office:value-type="float" office:value="27.33316" calcext:value-type="float">
            <text:p>27.33316</text:p>
          </table:table-cell>
          <table:table-cell office:value-type="float" office:value="25.80997" calcext:value-type="float">
            <text:p>25.80997</text:p>
          </table:table-cell>
          <table:table-cell office:value-type="float" office:value="25.75455" calcext:value-type="float">
            <text:p>25.75455</text:p>
          </table:table-cell>
          <table:table-cell office:value-type="float" office:value="24.45667" calcext:value-type="float">
            <text:p>24.45667</text:p>
          </table:table-cell>
          <table:table-cell office:value-type="float" office:value="24.41983" calcext:value-type="float">
            <text:p>24.41983</text:p>
          </table:table-cell>
          <table:table-cell office:value-type="float" office:value="23.22998" calcext:value-type="float">
            <text:p>23.22998</text:p>
          </table:table-cell>
          <table:table-cell office:value-type="float" office:value="23.19565" calcext:value-type="float">
            <text:p>23.19565</text:p>
          </table:table-cell>
          <table:table-cell office:value-type="float" office:value="22.02939" calcext:value-type="float">
            <text:p>22.02939</text:p>
          </table:table-cell>
          <table:table-cell office:value-type="float" office:value="21.98792" calcext:value-type="float">
            <text:p>21.98792</text:p>
          </table:table-cell>
          <table:table-cell office:value-type="float" office:value="21.0744" calcext:value-type="float">
            <text:p>21.0744</text:p>
          </table:table-cell>
          <table:table-cell office:value-type="float" office:value="21.02829" calcext:value-type="float">
            <text:p>21.02829</text:p>
          </table:table-cell>
          <table:table-cell office:value-type="float" office:value="49.88208" calcext:value-type="float">
            <text:p>49.88208</text:p>
          </table:table-cell>
          <table:table-cell office:value-type="float" office:value="20.32443" calcext:value-type="float">
            <text:p>20.324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5" calcext:value-type="float">
            <text:p>23082005</text:p>
          </table:table-cell>
          <table:table-cell office:value-type="float" office:value="15.03936" calcext:value-type="float">
            <text:p>15.03936</text:p>
          </table:table-cell>
          <table:table-cell office:value-type="float" office:value="25.04" calcext:value-type="float">
            <text:p>25.04</text:p>
          </table:table-cell>
          <table:table-cell office:value-type="float" office:value="18.67" calcext:value-type="float">
            <text:p>18.67</text:p>
          </table:table-cell>
          <table:table-cell office:value-type="float" office:value="1.747308" calcext:value-type="float">
            <text:p>1.747308</text:p>
          </table:table-cell>
          <table:table-cell office:value-type="float" office:value="1.509463" calcext:value-type="float">
            <text:p>1.509463</text:p>
          </table:table-cell>
          <table:table-cell office:value-type="float" office:value="274.752" calcext:value-type="float">
            <text:p>274.752</text:p>
          </table:table-cell>
          <table:table-cell office:value-type="float" office:value="0" calcext:value-type="float">
            <text:p>0</text:p>
          </table:table-cell>
          <table:table-cell office:value-type="float" office:value="45.44391" calcext:value-type="float">
            <text:p>45.44391</text:p>
          </table:table-cell>
          <table:table-cell office:value-type="float" office:value="19.43076" calcext:value-type="float">
            <text:p>19.43076</text:p>
          </table:table-cell>
          <table:table-cell office:value-type="float" office:value="37.05936" calcext:value-type="float">
            <text:p>37.05936</text:p>
          </table:table-cell>
          <table:table-cell office:value-type="float" office:value="23.09305" calcext:value-type="float">
            <text:p>23.09305</text:p>
          </table:table-cell>
          <table:table-cell office:value-type="float" office:value="33.4512" calcext:value-type="float">
            <text:p>33.4512</text:p>
          </table:table-cell>
          <table:table-cell office:value-type="float" office:value="25.0416" calcext:value-type="float">
            <text:p>25.0416</text:p>
          </table:table-cell>
          <table:table-cell office:value-type="float" office:value="31.3067" calcext:value-type="float">
            <text:p>31.3067</text:p>
          </table:table-cell>
          <table:table-cell office:value-type="float" office:value="26.46857" calcext:value-type="float">
            <text:p>26.46857</text:p>
          </table:table-cell>
          <table:table-cell office:value-type="float" office:value="30.26071" calcext:value-type="float">
            <text:p>30.26071</text:p>
          </table:table-cell>
          <table:table-cell office:value-type="float" office:value="27.27469" calcext:value-type="float">
            <text:p>27.27469</text:p>
          </table:table-cell>
          <table:table-cell office:value-type="float" office:value="29.73859" calcext:value-type="float">
            <text:p>29.73859</text:p>
          </table:table-cell>
          <table:table-cell office:value-type="float" office:value="27.96829" calcext:value-type="float">
            <text:p>27.96829</text:p>
          </table:table-cell>
          <table:table-cell office:value-type="float" office:value="29.4584" calcext:value-type="float">
            <text:p>29.4584</text:p>
          </table:table-cell>
          <table:table-cell office:value-type="float" office:value="28.2308" calcext:value-type="float">
            <text:p>28.2308</text:p>
          </table:table-cell>
          <table:table-cell office:value-type="float" office:value="28.73938" calcext:value-type="float">
            <text:p>28.73938</text:p>
          </table:table-cell>
          <table:table-cell office:value-type="float" office:value="28.30035" calcext:value-type="float">
            <text:p>28.30035</text:p>
          </table:table-cell>
          <table:table-cell office:value-type="float" office:value="27.43243" calcext:value-type="float">
            <text:p>27.43243</text:p>
          </table:table-cell>
          <table:table-cell office:value-type="float" office:value="27.37" calcext:value-type="float">
            <text:p>27.37</text:p>
          </table:table-cell>
          <table:table-cell office:value-type="float" office:value="25.85245" calcext:value-type="float">
            <text:p>25.85245</text:p>
          </table:table-cell>
          <table:table-cell office:value-type="float" office:value="25.81055" calcext:value-type="float">
            <text:p>25.81055</text:p>
          </table:table-cell>
          <table:table-cell office:value-type="float" office:value="24.49814" calcext:value-type="float">
            <text:p>24.49814</text:p>
          </table:table-cell>
          <table:table-cell office:value-type="float" office:value="24.45706" calcext:value-type="float">
            <text:p>24.45706</text:p>
          </table:table-cell>
          <table:table-cell office:value-type="float" office:value="23.26752" calcext:value-type="float">
            <text:p>23.26752</text:p>
          </table:table-cell>
          <table:table-cell office:value-type="float" office:value="23.23032" calcext:value-type="float">
            <text:p>23.23032</text:p>
          </table:table-cell>
          <table:table-cell office:value-type="float" office:value="22.07104" calcext:value-type="float">
            <text:p>22.07104</text:p>
          </table:table-cell>
          <table:table-cell office:value-type="float" office:value="22.02982" calcext:value-type="float">
            <text:p>22.02982</text:p>
          </table:table-cell>
          <table:table-cell office:value-type="float" office:value="21.11874" calcext:value-type="float">
            <text:p>21.11874</text:p>
          </table:table-cell>
          <table:table-cell office:value-type="float" office:value="21.07486" calcext:value-type="float">
            <text:p>21.07486</text:p>
          </table:table-cell>
          <table:table-cell office:value-type="float" office:value="45.44385" calcext:value-type="float">
            <text:p>45.44385</text:p>
          </table:table-cell>
          <table:table-cell office:value-type="float" office:value="19.43079" calcext:value-type="float">
            <text:p>19.430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5" calcext:value-type="float">
            <text:p>24082005</text:p>
          </table:table-cell>
          <table:table-cell office:value-type="float" office:value="11.94374" calcext:value-type="float">
            <text:p>11.94374</text:p>
          </table:table-cell>
          <table:table-cell office:value-type="float" office:value="23.91" calcext:value-type="float">
            <text:p>23.91</text:p>
          </table:table-cell>
          <table:table-cell office:value-type="float" office:value="19.38" calcext:value-type="float">
            <text:p>19.38</text:p>
          </table:table-cell>
          <table:table-cell office:value-type="float" office:value="2.126754" calcext:value-type="float">
            <text:p>2.126754</text:p>
          </table:table-cell>
          <table:table-cell office:value-type="float" office:value="1.626184" calcext:value-type="float">
            <text:p>1.626184</text:p>
          </table:table-cell>
          <table:table-cell office:value-type="float" office:value="275.616" calcext:value-type="float">
            <text:p>275.616</text:p>
          </table:table-cell>
          <table:table-cell office:value-type="float" office:value="0" calcext:value-type="float">
            <text:p>0</text:p>
          </table:table-cell>
          <table:table-cell office:value-type="float" office:value="38.8244" calcext:value-type="float">
            <text:p>38.8244</text:p>
          </table:table-cell>
          <table:table-cell office:value-type="float" office:value="19.95264" calcext:value-type="float">
            <text:p>19.95264</text:p>
          </table:table-cell>
          <table:table-cell office:value-type="float" office:value="33.65186" calcext:value-type="float">
            <text:p>33.65186</text:p>
          </table:table-cell>
          <table:table-cell office:value-type="float" office:value="23.02917" calcext:value-type="float">
            <text:p>23.02917</text:p>
          </table:table-cell>
          <table:table-cell office:value-type="float" office:value="31.44012" calcext:value-type="float">
            <text:p>31.44012</text:p>
          </table:table-cell>
          <table:table-cell office:value-type="float" office:value="24.88129" calcext:value-type="float">
            <text:p>24.88129</text:p>
          </table:table-cell>
          <table:table-cell office:value-type="float" office:value="30.02856" calcext:value-type="float">
            <text:p>30.02856</text:p>
          </table:table-cell>
          <table:table-cell office:value-type="float" office:value="26.24634" calcext:value-type="float">
            <text:p>26.24634</text:p>
          </table:table-cell>
          <table:table-cell office:value-type="float" office:value="29.33298" calcext:value-type="float">
            <text:p>29.33298</text:p>
          </table:table-cell>
          <table:table-cell office:value-type="float" office:value="27.00214" calcext:value-type="float">
            <text:p>27.00214</text:p>
          </table:table-cell>
          <table:table-cell office:value-type="float" office:value="29.19772" calcext:value-type="float">
            <text:p>29.19772</text:p>
          </table:table-cell>
          <table:table-cell office:value-type="float" office:value="27.66379" calcext:value-type="float">
            <text:p>27.66379</text:p>
          </table:table-cell>
          <table:table-cell office:value-type="float" office:value="28.89755" calcext:value-type="float">
            <text:p>28.89755</text:p>
          </table:table-cell>
          <table:table-cell office:value-type="float" office:value="27.91449" calcext:value-type="float">
            <text:p>27.91449</text:p>
          </table:table-cell>
          <table:table-cell office:value-type="float" office:value="28.3139" calcext:value-type="float">
            <text:p>28.3139</text:p>
          </table:table-cell>
          <table:table-cell office:value-type="float" office:value="27.98511" calcext:value-type="float">
            <text:p>27.98511</text:p>
          </table:table-cell>
          <table:table-cell office:value-type="float" office:value="27.3689" calcext:value-type="float">
            <text:p>27.3689</text:p>
          </table:table-cell>
          <table:table-cell office:value-type="float" office:value="27.23953" calcext:value-type="float">
            <text:p>27.23953</text:p>
          </table:table-cell>
          <table:table-cell office:value-type="float" office:value="25.8627" calcext:value-type="float">
            <text:p>25.8627</text:p>
          </table:table-cell>
          <table:table-cell office:value-type="float" office:value="25.85272" calcext:value-type="float">
            <text:p>25.85272</text:p>
          </table:table-cell>
          <table:table-cell office:value-type="float" office:value="24.53372" calcext:value-type="float">
            <text:p>24.53372</text:p>
          </table:table-cell>
          <table:table-cell office:value-type="float" office:value="24.49857" calcext:value-type="float">
            <text:p>24.49857</text:p>
          </table:table-cell>
          <table:table-cell office:value-type="float" office:value="23.30701" calcext:value-type="float">
            <text:p>23.30701</text:p>
          </table:table-cell>
          <table:table-cell office:value-type="float" office:value="23.26794" calcext:value-type="float">
            <text:p>23.26794</text:p>
          </table:table-cell>
          <table:table-cell office:value-type="float" office:value="22.11243" calcext:value-type="float">
            <text:p>22.11243</text:p>
          </table:table-cell>
          <table:table-cell office:value-type="float" office:value="22.07147" calcext:value-type="float">
            <text:p>22.07147</text:p>
          </table:table-cell>
          <table:table-cell office:value-type="float" office:value="21.16153" calcext:value-type="float">
            <text:p>21.16153</text:p>
          </table:table-cell>
          <table:table-cell office:value-type="float" office:value="21.1192" calcext:value-type="float">
            <text:p>21.1192</text:p>
          </table:table-cell>
          <table:table-cell office:value-type="float" office:value="38.82437" calcext:value-type="float">
            <text:p>38.82437</text:p>
          </table:table-cell>
          <table:table-cell office:value-type="float" office:value="19.95264" calcext:value-type="float">
            <text:p>19.952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5" calcext:value-type="float">
            <text:p>25082005</text:p>
          </table:table-cell>
          <table:table-cell office:value-type="float" office:value="13.89298" calcext:value-type="float">
            <text:p>13.89298</text:p>
          </table:table-cell>
          <table:table-cell office:value-type="float" office:value="30.22" calcext:value-type="float">
            <text:p>30.22</text:p>
          </table:table-cell>
          <table:table-cell office:value-type="float" office:value="21.26" calcext:value-type="float">
            <text:p>21.26</text:p>
          </table:table-cell>
          <table:table-cell office:value-type="float" office:value="2.234806" calcext:value-type="float">
            <text:p>2.234806</text:p>
          </table:table-cell>
          <table:table-cell office:value-type="float" office:value="1.725199" calcext:value-type="float">
            <text:p>1.725199</text:p>
          </table:table-cell>
          <table:table-cell office:value-type="float" office:value="198.828" calcext:value-type="float">
            <text:p>198.828</text:p>
          </table:table-cell>
          <table:table-cell office:value-type="float" office:value="0" calcext:value-type="float">
            <text:p>0</text:p>
          </table:table-cell>
          <table:table-cell office:value-type="float" office:value="50.44992" calcext:value-type="float">
            <text:p>50.44992</text:p>
          </table:table-cell>
          <table:table-cell office:value-type="float" office:value="21.95245" calcext:value-type="float">
            <text:p>21.95245</text:p>
          </table:table-cell>
          <table:table-cell office:value-type="float" office:value="38.68735" calcext:value-type="float">
            <text:p>38.68735</text:p>
          </table:table-cell>
          <table:table-cell office:value-type="float" office:value="24.03168" calcext:value-type="float">
            <text:p>24.03168</text:p>
          </table:table-cell>
          <table:table-cell office:value-type="float" office:value="34.38495" calcext:value-type="float">
            <text:p>34.38495</text:p>
          </table:table-cell>
          <table:table-cell office:value-type="float" office:value="25.35474" calcext:value-type="float">
            <text:p>25.35474</text:p>
          </table:table-cell>
          <table:table-cell office:value-type="float" office:value="31.76865" calcext:value-type="float">
            <text:p>31.76865</text:p>
          </table:table-cell>
          <table:table-cell office:value-type="float" office:value="26.40015" calcext:value-type="float">
            <text:p>26.40015</text:p>
          </table:table-cell>
          <table:table-cell office:value-type="float" office:value="30.46954" calcext:value-type="float">
            <text:p>30.46954</text:p>
          </table:table-cell>
          <table:table-cell office:value-type="float" office:value="26.95386" calcext:value-type="float">
            <text:p>26.95386</text:p>
          </table:table-cell>
          <table:table-cell office:value-type="float" office:value="29.3584" calcext:value-type="float">
            <text:p>29.3584</text:p>
          </table:table-cell>
          <table:table-cell office:value-type="float" office:value="27.44022" calcext:value-type="float">
            <text:p>27.44022</text:p>
          </table:table-cell>
          <table:table-cell office:value-type="float" office:value="28.70636" calcext:value-type="float">
            <text:p>28.70636</text:p>
          </table:table-cell>
          <table:table-cell office:value-type="float" office:value="27.64789" calcext:value-type="float">
            <text:p>27.64789</text:p>
          </table:table-cell>
          <table:table-cell office:value-type="float" office:value="27.98685" calcext:value-type="float">
            <text:p>27.98685</text:p>
          </table:table-cell>
          <table:table-cell office:value-type="float" office:value="27.73627" calcext:value-type="float">
            <text:p>27.73627</text:p>
          </table:table-cell>
          <table:table-cell office:value-type="float" office:value="27.23804" calcext:value-type="float">
            <text:p>27.23804</text:p>
          </table:table-cell>
          <table:table-cell office:value-type="float" office:value="27.09113" calcext:value-type="float">
            <text:p>27.09113</text:p>
          </table:table-cell>
          <table:table-cell office:value-type="float" office:value="25.86169" calcext:value-type="float">
            <text:p>25.86169</text:p>
          </table:table-cell>
          <table:table-cell office:value-type="float" office:value="25.84146" calcext:value-type="float">
            <text:p>25.84146</text:p>
          </table:table-cell>
          <table:table-cell office:value-type="float" office:value="24.55753" calcext:value-type="float">
            <text:p>24.55753</text:p>
          </table:table-cell>
          <table:table-cell office:value-type="float" office:value="24.53403" calcext:value-type="float">
            <text:p>24.53403</text:p>
          </table:table-cell>
          <table:table-cell office:value-type="float" office:value="23.34415" calcext:value-type="float">
            <text:p>23.34415</text:p>
          </table:table-cell>
          <table:table-cell office:value-type="float" office:value="23.3074" calcext:value-type="float">
            <text:p>23.3074</text:p>
          </table:table-cell>
          <table:table-cell office:value-type="float" office:value="22.15344" calcext:value-type="float">
            <text:p>22.15344</text:p>
          </table:table-cell>
          <table:table-cell office:value-type="float" office:value="22.11285" calcext:value-type="float">
            <text:p>22.11285</text:p>
          </table:table-cell>
          <table:table-cell office:value-type="float" office:value="21.20261" calcext:value-type="float">
            <text:p>21.20261</text:p>
          </table:table-cell>
          <table:table-cell office:value-type="float" office:value="21.16196" calcext:value-type="float">
            <text:p>21.16196</text:p>
          </table:table-cell>
          <table:table-cell office:value-type="float" office:value="50.44983" calcext:value-type="float">
            <text:p>50.44983</text:p>
          </table:table-cell>
          <table:table-cell office:value-type="float" office:value="21.95245" calcext:value-type="float">
            <text:p>21.952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5" calcext:value-type="float">
            <text:p>26082005</text:p>
          </table:table-cell>
          <table:table-cell office:value-type="float" office:value="23.22354" calcext:value-type="float">
            <text:p>23.22354</text:p>
          </table:table-cell>
          <table:table-cell office:value-type="float" office:value="28.36" calcext:value-type="float">
            <text:p>28.36</text:p>
          </table:table-cell>
          <table:table-cell office:value-type="float" office:value="15.61" calcext:value-type="float">
            <text:p>15.61</text:p>
          </table:table-cell>
          <table:table-cell office:value-type="float" office:value="2.166994" calcext:value-type="float">
            <text:p>2.166994</text:p>
          </table:table-cell>
          <table:table-cell office:value-type="float" office:value="1.458854" calcext:value-type="float">
            <text:p>1.458854</text:p>
          </table:table-cell>
          <table:table-cell office:value-type="float" office:value="191.232" calcext:value-type="float">
            <text:p>191.232</text:p>
          </table:table-cell>
          <table:table-cell office:value-type="float" office:value="3.2" calcext:value-type="float">
            <text:p>3.2</text:p>
          </table:table-cell>
          <table:table-cell office:value-type="float" office:value="48.57208" calcext:value-type="float">
            <text:p>48.57208</text:p>
          </table:table-cell>
          <table:table-cell office:value-type="float" office:value="19.0791" calcext:value-type="float">
            <text:p>19.0791</text:p>
          </table:table-cell>
          <table:table-cell office:value-type="float" office:value="38.05408" calcext:value-type="float">
            <text:p>38.05408</text:p>
          </table:table-cell>
          <table:table-cell office:value-type="float" office:value="22.8187" calcext:value-type="float">
            <text:p>22.8187</text:p>
          </table:table-cell>
          <table:table-cell office:value-type="float" office:value="34.33377" calcext:value-type="float">
            <text:p>34.33377</text:p>
          </table:table-cell>
          <table:table-cell office:value-type="float" office:value="24.96439" calcext:value-type="float">
            <text:p>24.96439</text:p>
          </table:table-cell>
          <table:table-cell office:value-type="float" office:value="31.90469" calcext:value-type="float">
            <text:p>31.90469</text:p>
          </table:table-cell>
          <table:table-cell office:value-type="float" office:value="26.45395" calcext:value-type="float">
            <text:p>26.45395</text:p>
          </table:table-cell>
          <table:table-cell office:value-type="float" office:value="30.61105" calcext:value-type="float">
            <text:p>30.61105</text:p>
          </table:table-cell>
          <table:table-cell office:value-type="float" office:value="27.20261" calcext:value-type="float">
            <text:p>27.20261</text:p>
          </table:table-cell>
          <table:table-cell office:value-type="float" office:value="29.44" calcext:value-type="float">
            <text:p>29.44</text:p>
          </table:table-cell>
          <table:table-cell office:value-type="float" office:value="27.78528" calcext:value-type="float">
            <text:p>27.78528</text:p>
          </table:table-cell>
          <table:table-cell office:value-type="float" office:value="28.76404" calcext:value-type="float">
            <text:p>28.76404</text:p>
          </table:table-cell>
          <table:table-cell office:value-type="float" office:value="27.88416" calcext:value-type="float">
            <text:p>27.88416</text:p>
          </table:table-cell>
          <table:table-cell office:value-type="float" office:value="27.92911" calcext:value-type="float">
            <text:p>27.92911</text:p>
          </table:table-cell>
          <table:table-cell office:value-type="float" office:value="27.79364" calcext:value-type="float">
            <text:p>27.79364</text:p>
          </table:table-cell>
          <table:table-cell office:value-type="float" office:value="27.09009" calcext:value-type="float">
            <text:p>27.09009</text:p>
          </table:table-cell>
          <table:table-cell office:value-type="float" office:value="27.0249" calcext:value-type="float">
            <text:p>27.0249</text:p>
          </table:table-cell>
          <table:table-cell office:value-type="float" office:value="25.84116" calcext:value-type="float">
            <text:p>25.84116</text:p>
          </table:table-cell>
          <table:table-cell office:value-type="float" office:value="25.81171" calcext:value-type="float">
            <text:p>25.81171</text:p>
          </table:table-cell>
          <table:table-cell office:value-type="float" office:value="24.56952" calcext:value-type="float">
            <text:p>24.56952</text:p>
          </table:table-cell>
          <table:table-cell office:value-type="float" office:value="24.55768" calcext:value-type="float">
            <text:p>24.55768</text:p>
          </table:table-cell>
          <table:table-cell office:value-type="float" office:value="23.37729" calcext:value-type="float">
            <text:p>23.37729</text:p>
          </table:table-cell>
          <table:table-cell office:value-type="float" office:value="23.34451" calcext:value-type="float">
            <text:p>23.34451</text:p>
          </table:table-cell>
          <table:table-cell office:value-type="float" office:value="22.19318" calcext:value-type="float">
            <text:p>22.19318</text:p>
          </table:table-cell>
          <table:table-cell office:value-type="float" office:value="22.15384" calcext:value-type="float">
            <text:p>22.15384</text:p>
          </table:table-cell>
          <table:table-cell office:value-type="float" office:value="21.24347" calcext:value-type="float">
            <text:p>21.24347</text:p>
          </table:table-cell>
          <table:table-cell office:value-type="float" office:value="21.20303" calcext:value-type="float">
            <text:p>21.20303</text:p>
          </table:table-cell>
          <table:table-cell office:value-type="float" office:value="48.57202" calcext:value-type="float">
            <text:p>48.57202</text:p>
          </table:table-cell>
          <table:table-cell office:value-type="float" office:value="19.33243" calcext:value-type="float">
            <text:p>19.332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5" calcext:value-type="float">
            <text:p>27082005</text:p>
          </table:table-cell>
          <table:table-cell office:value-type="float" office:value="19.71523" calcext:value-type="float">
            <text:p>19.71523</text:p>
          </table:table-cell>
          <table:table-cell office:value-type="float" office:value="30.47" calcext:value-type="float">
            <text:p>30.47</text:p>
          </table:table-cell>
          <table:table-cell office:value-type="float" office:value="12.59" calcext:value-type="float">
            <text:p>12.59</text:p>
          </table:table-cell>
          <table:table-cell office:value-type="float" office:value="2.257475" calcext:value-type="float">
            <text:p>2.257475</text:p>
          </table:table-cell>
          <table:table-cell office:value-type="float" office:value="1.279829" calcext:value-type="float">
            <text:p>1.279829</text:p>
          </table:table-cell>
          <table:table-cell office:value-type="float" office:value="134.208" calcext:value-type="float">
            <text:p>134.208</text:p>
          </table:table-cell>
          <table:table-cell office:value-type="float" office:value="0.3" calcext:value-type="float">
            <text:p>0.3</text:p>
          </table:table-cell>
          <table:table-cell office:value-type="float" office:value="51.48221" calcext:value-type="float">
            <text:p>51.48221</text:p>
          </table:table-cell>
          <table:table-cell office:value-type="float" office:value="14.9978" calcext:value-type="float">
            <text:p>14.9978</text:p>
          </table:table-cell>
          <table:table-cell office:value-type="float" office:value="39.95929" calcext:value-type="float">
            <text:p>39.95929</text:p>
          </table:table-cell>
          <table:table-cell office:value-type="float" office:value="20.09735" calcext:value-type="float">
            <text:p>20.09735</text:p>
          </table:table-cell>
          <table:table-cell office:value-type="float" office:value="35.37555" calcext:value-type="float">
            <text:p>35.37555</text:p>
          </table:table-cell>
          <table:table-cell office:value-type="float" office:value="22.98584" calcext:value-type="float">
            <text:p>22.98584</text:p>
          </table:table-cell>
          <table:table-cell office:value-type="float" office:value="32.36972" calcext:value-type="float">
            <text:p>32.36972</text:p>
          </table:table-cell>
          <table:table-cell office:value-type="float" office:value="25.10519" calcext:value-type="float">
            <text:p>25.10519</text:p>
          </table:table-cell>
          <table:table-cell office:value-type="float" office:value="30.79037" calcext:value-type="float">
            <text:p>30.79037</text:p>
          </table:table-cell>
          <table:table-cell office:value-type="float" office:value="26.22501" calcext:value-type="float">
            <text:p>26.22501</text:p>
          </table:table-cell>
          <table:table-cell office:value-type="float" office:value="29.45297" calcext:value-type="float">
            <text:p>29.45297</text:p>
          </table:table-cell>
          <table:table-cell office:value-type="float" office:value="27.20541" calcext:value-type="float">
            <text:p>27.20541</text:p>
          </table:table-cell>
          <table:table-cell office:value-type="float" office:value="28.76495" calcext:value-type="float">
            <text:p>28.76495</text:p>
          </table:table-cell>
          <table:table-cell office:value-type="float" office:value="27.54935" calcext:value-type="float">
            <text:p>27.54935</text:p>
          </table:table-cell>
          <table:table-cell office:value-type="float" office:value="27.93661" calcext:value-type="float">
            <text:p>27.93661</text:p>
          </table:table-cell>
          <table:table-cell office:value-type="float" office:value="27.69901" calcext:value-type="float">
            <text:p>27.69901</text:p>
          </table:table-cell>
          <table:table-cell office:value-type="float" office:value="27.02451" calcext:value-type="float">
            <text:p>27.02451</text:p>
          </table:table-cell>
          <table:table-cell office:value-type="float" office:value="26.97293" calcext:value-type="float">
            <text:p>26.97293</text:p>
          </table:table-cell>
          <table:table-cell office:value-type="float" office:value="25.8114" calcext:value-type="float">
            <text:p>25.8114</text:p>
          </table:table-cell>
          <table:table-cell office:value-type="float" office:value="25.78568" calcext:value-type="float">
            <text:p>25.78568</text:p>
          </table:table-cell>
          <table:table-cell office:value-type="float" office:value="24.5755" calcext:value-type="float">
            <text:p>24.5755</text:p>
          </table:table-cell>
          <table:table-cell office:value-type="float" office:value="24.56958" calcext:value-type="float">
            <text:p>24.56958</text:p>
          </table:table-cell>
          <table:table-cell office:value-type="float" office:value="23.40649" calcext:value-type="float">
            <text:p>23.40649</text:p>
          </table:table-cell>
          <table:table-cell office:value-type="float" office:value="23.37756" calcext:value-type="float">
            <text:p>23.37756</text:p>
          </table:table-cell>
          <table:table-cell office:value-type="float" office:value="22.23105" calcext:value-type="float">
            <text:p>22.23105</text:p>
          </table:table-cell>
          <table:table-cell office:value-type="float" office:value="22.1936" calcext:value-type="float">
            <text:p>22.1936</text:p>
          </table:table-cell>
          <table:table-cell office:value-type="float" office:value="21.28262" calcext:value-type="float">
            <text:p>21.28262</text:p>
          </table:table-cell>
          <table:table-cell office:value-type="float" office:value="21.24384" calcext:value-type="float">
            <text:p>21.24384</text:p>
          </table:table-cell>
          <table:table-cell office:value-type="float" office:value="51.48215" calcext:value-type="float">
            <text:p>51.48215</text:p>
          </table:table-cell>
          <table:table-cell office:value-type="float" office:value="14.99783" calcext:value-type="float">
            <text:p>14.997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5" calcext:value-type="float">
            <text:p>28082005</text:p>
          </table:table-cell>
          <table:table-cell office:value-type="float" office:value="14.47132" calcext:value-type="float">
            <text:p>14.47132</text:p>
          </table:table-cell>
          <table:table-cell office:value-type="float" office:value="29.78" calcext:value-type="float">
            <text:p>29.78</text:p>
          </table:table-cell>
          <table:table-cell office:value-type="float" office:value="14.73" calcext:value-type="float">
            <text:p>14.73</text:p>
          </table:table-cell>
          <table:table-cell office:value-type="float" office:value="1.936363" calcext:value-type="float">
            <text:p>1.936363</text:p>
          </table:table-cell>
          <table:table-cell office:value-type="float" office:value="1.444055" calcext:value-type="float">
            <text:p>1.444055</text:p>
          </table:table-cell>
          <table:table-cell office:value-type="float" office:value="159.048" calcext:value-type="float">
            <text:p>159.048</text:p>
          </table:table-cell>
          <table:table-cell office:value-type="float" office:value="0.2" calcext:value-type="float">
            <text:p>0.2</text:p>
          </table:table-cell>
          <table:table-cell office:value-type="float" office:value="51.00076" calcext:value-type="float">
            <text:p>51.00076</text:p>
          </table:table-cell>
          <table:table-cell office:value-type="float" office:value="17.29053" calcext:value-type="float">
            <text:p>17.29053</text:p>
          </table:table-cell>
          <table:table-cell office:value-type="float" office:value="37.84351" calcext:value-type="float">
            <text:p>37.84351</text:p>
          </table:table-cell>
          <table:table-cell office:value-type="float" office:value="22.12784" calcext:value-type="float">
            <text:p>22.12784</text:p>
          </table:table-cell>
          <table:table-cell office:value-type="float" office:value="32.92273" calcext:value-type="float">
            <text:p>32.92273</text:p>
          </table:table-cell>
          <table:table-cell office:value-type="float" office:value="24.36011" calcext:value-type="float">
            <text:p>24.36011</text:p>
          </table:table-cell>
          <table:table-cell office:value-type="float" office:value="30.33295" calcext:value-type="float">
            <text:p>30.33295</text:p>
          </table:table-cell>
          <table:table-cell office:value-type="float" office:value="25.93188" calcext:value-type="float">
            <text:p>25.93188</text:p>
          </table:table-cell>
          <table:table-cell office:value-type="float" office:value="29.31604" calcext:value-type="float">
            <text:p>29.31604</text:p>
          </table:table-cell>
          <table:table-cell office:value-type="float" office:value="26.75684" calcext:value-type="float">
            <text:p>26.75684</text:p>
          </table:table-cell>
          <table:table-cell office:value-type="float" office:value="29.24728" calcext:value-type="float">
            <text:p>29.24728</text:p>
          </table:table-cell>
          <table:table-cell office:value-type="float" office:value="27.45462" calcext:value-type="float">
            <text:p>27.45462</text:p>
          </table:table-cell>
          <table:table-cell office:value-type="float" office:value="28.74197" calcext:value-type="float">
            <text:p>28.74197</text:p>
          </table:table-cell>
          <table:table-cell office:value-type="float" office:value="27.66898" calcext:value-type="float">
            <text:p>27.66898</text:p>
          </table:table-cell>
          <table:table-cell office:value-type="float" office:value="27.88727" calcext:value-type="float">
            <text:p>27.88727</text:p>
          </table:table-cell>
          <table:table-cell office:value-type="float" office:value="27.68857" calcext:value-type="float">
            <text:p>27.68857</text:p>
          </table:table-cell>
          <table:table-cell office:value-type="float" office:value="26.9726" calcext:value-type="float">
            <text:p>26.9726</text:p>
          </table:table-cell>
          <table:table-cell office:value-type="float" office:value="26.93243" calcext:value-type="float">
            <text:p>26.93243</text:p>
          </table:table-cell>
          <table:table-cell office:value-type="float" office:value="25.7854" calcext:value-type="float">
            <text:p>25.7854</text:p>
          </table:table-cell>
          <table:table-cell office:value-type="float" office:value="25.76263" calcext:value-type="float">
            <text:p>25.76263</text:p>
          </table:table-cell>
          <table:table-cell office:value-type="float" office:value="24.5791" calcext:value-type="float">
            <text:p>24.5791</text:p>
          </table:table-cell>
          <table:table-cell office:value-type="float" office:value="24.57553" calcext:value-type="float">
            <text:p>24.57553</text:p>
          </table:table-cell>
          <table:table-cell office:value-type="float" office:value="23.43073" calcext:value-type="float">
            <text:p>23.43073</text:p>
          </table:table-cell>
          <table:table-cell office:value-type="float" office:value="23.40677" calcext:value-type="float">
            <text:p>23.40677</text:p>
          </table:table-cell>
          <table:table-cell office:value-type="float" office:value="22.26712" calcext:value-type="float">
            <text:p>22.26712</text:p>
          </table:table-cell>
          <table:table-cell office:value-type="float" office:value="22.23145" calcext:value-type="float">
            <text:p>22.23145</text:p>
          </table:table-cell>
          <table:table-cell office:value-type="float" office:value="21.3208" calcext:value-type="float">
            <text:p>21.3208</text:p>
          </table:table-cell>
          <table:table-cell office:value-type="float" office:value="21.28302" calcext:value-type="float">
            <text:p>21.28302</text:p>
          </table:table-cell>
          <table:table-cell office:value-type="float" office:value="51.00067" calcext:value-type="float">
            <text:p>51.00067</text:p>
          </table:table-cell>
          <table:table-cell office:value-type="float" office:value="17.51486" calcext:value-type="float">
            <text:p>17.514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5" calcext:value-type="float">
            <text:p>29082005</text:p>
          </table:table-cell>
          <table:table-cell office:value-type="float" office:value="23.50937" calcext:value-type="float">
            <text:p>23.50937</text:p>
          </table:table-cell>
          <table:table-cell office:value-type="float" office:value="32.17" calcext:value-type="float">
            <text:p>32.17</text:p>
          </table:table-cell>
          <table:table-cell office:value-type="float" office:value="14.4" calcext:value-type="float">
            <text:p>14.4</text:p>
          </table:table-cell>
          <table:table-cell office:value-type="float" office:value="1.762466" calcext:value-type="float">
            <text:p>1.762466</text:p>
          </table:table-cell>
          <table:table-cell office:value-type="float" office:value="1.355514" calcext:value-type="float">
            <text:p>1.355514</text:p>
          </table:table-cell>
          <table:table-cell office:value-type="float" office:value="113.76" calcext:value-type="float">
            <text:p>113.76</text:p>
          </table:table-cell>
          <table:table-cell office:value-type="float" office:value="0" calcext:value-type="float">
            <text:p>0</text:p>
          </table:table-cell>
          <table:table-cell office:value-type="float" office:value="53.70172" calcext:value-type="float">
            <text:p>53.70172</text:p>
          </table:table-cell>
          <table:table-cell office:value-type="float" office:value="15.83798" calcext:value-type="float">
            <text:p>15.83798</text:p>
          </table:table-cell>
          <table:table-cell office:value-type="float" office:value="41.5361" calcext:value-type="float">
            <text:p>41.5361</text:p>
          </table:table-cell>
          <table:table-cell office:value-type="float" office:value="19.74283" calcext:value-type="float">
            <text:p>19.74283</text:p>
          </table:table-cell>
          <table:table-cell office:value-type="float" office:value="36.60254" calcext:value-type="float">
            <text:p>36.60254</text:p>
          </table:table-cell>
          <table:table-cell office:value-type="float" office:value="22.21796" calcext:value-type="float">
            <text:p>22.21796</text:p>
          </table:table-cell>
          <table:table-cell office:value-type="float" office:value="33.13431" calcext:value-type="float">
            <text:p>33.13431</text:p>
          </table:table-cell>
          <table:table-cell office:value-type="float" office:value="24.18274" calcext:value-type="float">
            <text:p>24.18274</text:p>
          </table:table-cell>
          <table:table-cell office:value-type="float" office:value="31.24643" calcext:value-type="float">
            <text:p>31.24643</text:p>
          </table:table-cell>
          <table:table-cell office:value-type="float" office:value="25.31152" calcext:value-type="float">
            <text:p>25.31152</text:p>
          </table:table-cell>
          <table:table-cell office:value-type="float" office:value="29.63568" calcext:value-type="float">
            <text:p>29.63568</text:p>
          </table:table-cell>
          <table:table-cell office:value-type="float" office:value="26.37378" calcext:value-type="float">
            <text:p>26.37378</text:p>
          </table:table-cell>
          <table:table-cell office:value-type="float" office:value="28.70734" calcext:value-type="float">
            <text:p>28.70734</text:p>
          </table:table-cell>
          <table:table-cell office:value-type="float" office:value="26.89996" calcext:value-type="float">
            <text:p>26.89996</text:p>
          </table:table-cell>
          <table:table-cell office:value-type="float" office:value="27.70813" calcext:value-type="float">
            <text:p>27.70813</text:p>
          </table:table-cell>
          <table:table-cell office:value-type="float" office:value="27.31903" calcext:value-type="float">
            <text:p>27.31903</text:p>
          </table:table-cell>
          <table:table-cell office:value-type="float" office:value="26.93182" calcext:value-type="float">
            <text:p>26.93182</text:p>
          </table:table-cell>
          <table:table-cell office:value-type="float" office:value="26.81589" calcext:value-type="float">
            <text:p>26.81589</text:p>
          </table:table-cell>
          <table:table-cell office:value-type="float" office:value="25.76242" calcext:value-type="float">
            <text:p>25.76242</text:p>
          </table:table-cell>
          <table:table-cell office:value-type="float" office:value="25.7327" calcext:value-type="float">
            <text:p>25.7327</text:p>
          </table:table-cell>
          <table:table-cell office:value-type="float" office:value="24.58023" calcext:value-type="float">
            <text:p>24.58023</text:p>
          </table:table-cell>
          <table:table-cell office:value-type="float" office:value="24.5791" calcext:value-type="float">
            <text:p>24.5791</text:p>
          </table:table-cell>
          <table:table-cell office:value-type="float" office:value="23.45227" calcext:value-type="float">
            <text:p>23.45227</text:p>
          </table:table-cell>
          <table:table-cell office:value-type="float" office:value="23.43094" calcext:value-type="float">
            <text:p>23.43094</text:p>
          </table:table-cell>
          <table:table-cell office:value-type="float" office:value="22.29996" calcext:value-type="float">
            <text:p>22.29996</text:p>
          </table:table-cell>
          <table:table-cell office:value-type="float" office:value="22.26749" calcext:value-type="float">
            <text:p>22.26749</text:p>
          </table:table-cell>
          <table:table-cell office:value-type="float" office:value="21.35742" calcext:value-type="float">
            <text:p>21.35742</text:p>
          </table:table-cell>
          <table:table-cell office:value-type="float" office:value="21.3212" calcext:value-type="float">
            <text:p>21.3212</text:p>
          </table:table-cell>
          <table:table-cell office:value-type="float" office:value="53.70163" calcext:value-type="float">
            <text:p>53.70163</text:p>
          </table:table-cell>
          <table:table-cell office:value-type="float" office:value="15.83798" calcext:value-type="float">
            <text:p>15.837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5" calcext:value-type="float">
            <text:p>30082005</text:p>
          </table:table-cell>
          <table:table-cell office:value-type="float" office:value="23.59133" calcext:value-type="float">
            <text:p>23.59133</text:p>
          </table:table-cell>
          <table:table-cell office:value-type="float" office:value="29.83" calcext:value-type="float">
            <text:p>29.83</text:p>
          </table:table-cell>
          <table:table-cell office:value-type="float" office:value="13.72" calcext:value-type="float">
            <text:p>13.72</text:p>
          </table:table-cell>
          <table:table-cell office:value-type="float" office:value="1.761302" calcext:value-type="float">
            <text:p>1.761302</text:p>
          </table:table-cell>
          <table:table-cell office:value-type="float" office:value="1.144903" calcext:value-type="float">
            <text:p>1.144903</text:p>
          </table:table-cell>
          <table:table-cell office:value-type="float" office:value="130.68" calcext:value-type="float">
            <text:p>130.68</text:p>
          </table:table-cell>
          <table:table-cell office:value-type="float" office:value="0" calcext:value-type="float">
            <text:p>0</text:p>
          </table:table-cell>
          <table:table-cell office:value-type="float" office:value="51.29034" calcext:value-type="float">
            <text:p>51.29034</text:p>
          </table:table-cell>
          <table:table-cell office:value-type="float" office:value="16.26633" calcext:value-type="float">
            <text:p>16.26633</text:p>
          </table:table-cell>
          <table:table-cell office:value-type="float" office:value="40.95233" calcext:value-type="float">
            <text:p>40.95233</text:p>
          </table:table-cell>
          <table:table-cell office:value-type="float" office:value="21.30389" calcext:value-type="float">
            <text:p>21.30389</text:p>
          </table:table-cell>
          <table:table-cell office:value-type="float" office:value="36.62228" calcext:value-type="float">
            <text:p>36.62228</text:p>
          </table:table-cell>
          <table:table-cell office:value-type="float" office:value="24.06857" calcext:value-type="float">
            <text:p>24.06857</text:p>
          </table:table-cell>
          <table:table-cell office:value-type="float" office:value="33.5033" calcext:value-type="float">
            <text:p>33.5033</text:p>
          </table:table-cell>
          <table:table-cell office:value-type="float" office:value="25.93445" calcext:value-type="float">
            <text:p>25.93445</text:p>
          </table:table-cell>
          <table:table-cell office:value-type="float" office:value="31.74222" calcext:value-type="float">
            <text:p>31.74222</text:p>
          </table:table-cell>
          <table:table-cell office:value-type="float" office:value="26.85043" calcext:value-type="float">
            <text:p>26.85043</text:p>
          </table:table-cell>
          <table:table-cell office:value-type="float" office:value="30.14447" calcext:value-type="float">
            <text:p>30.14447</text:p>
          </table:table-cell>
          <table:table-cell office:value-type="float" office:value="27.58966" calcext:value-type="float">
            <text:p>27.58966</text:p>
          </table:table-cell>
          <table:table-cell office:value-type="float" office:value="29.1535" calcext:value-type="float">
            <text:p>29.1535</text:p>
          </table:table-cell>
          <table:table-cell office:value-type="float" office:value="27.71475" calcext:value-type="float">
            <text:p>27.71475</text:p>
          </table:table-cell>
          <table:table-cell office:value-type="float" office:value="27.80762" calcext:value-type="float">
            <text:p>27.80762</text:p>
          </table:table-cell>
          <table:table-cell office:value-type="float" office:value="27.51169" calcext:value-type="float">
            <text:p>27.51169</text:p>
          </table:table-cell>
          <table:table-cell office:value-type="float" office:value="26.81519" calcext:value-type="float">
            <text:p>26.81519</text:p>
          </table:table-cell>
          <table:table-cell office:value-type="float" office:value="26.80627" calcext:value-type="float">
            <text:p>26.80627</text:p>
          </table:table-cell>
          <table:table-cell office:value-type="float" office:value="25.7323" calcext:value-type="float">
            <text:p>25.7323</text:p>
          </table:table-cell>
          <table:table-cell office:value-type="float" office:value="25.70132" calcext:value-type="float">
            <text:p>25.70132</text:p>
          </table:table-cell>
          <table:table-cell office:value-type="float" office:value="24.5798" calcext:value-type="float">
            <text:p>24.5798</text:p>
          </table:table-cell>
          <table:table-cell office:value-type="float" office:value="24.57611" calcext:value-type="float">
            <text:p>24.57611</text:p>
          </table:table-cell>
          <table:table-cell office:value-type="float" office:value="23.47076" calcext:value-type="float">
            <text:p>23.47076</text:p>
          </table:table-cell>
          <table:table-cell office:value-type="float" office:value="23.45251" calcext:value-type="float">
            <text:p>23.45251</text:p>
          </table:table-cell>
          <table:table-cell office:value-type="float" office:value="22.33081" calcext:value-type="float">
            <text:p>22.33081</text:p>
          </table:table-cell>
          <table:table-cell office:value-type="float" office:value="22.30029" calcext:value-type="float">
            <text:p>22.30029</text:p>
          </table:table-cell>
          <table:table-cell office:value-type="float" office:value="21.39148" calcext:value-type="float">
            <text:p>21.39148</text:p>
          </table:table-cell>
          <table:table-cell office:value-type="float" office:value="21.35779" calcext:value-type="float">
            <text:p>21.35779</text:p>
          </table:table-cell>
          <table:table-cell office:value-type="float" office:value="51.29028" calcext:value-type="float">
            <text:p>51.29028</text:p>
          </table:table-cell>
          <table:table-cell office:value-type="float" office:value="16.26633" calcext:value-type="float">
            <text:p>16.266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5" calcext:value-type="float">
            <text:p>31082005</text:p>
          </table:table-cell>
          <table:table-cell office:value-type="float" office:value="22.158" calcext:value-type="float">
            <text:p>22.158</text:p>
          </table:table-cell>
          <table:table-cell office:value-type="float" office:value="26.79" calcext:value-type="float">
            <text:p>26.79</text:p>
          </table:table-cell>
          <table:table-cell office:value-type="float" office:value="12.29" calcext:value-type="float">
            <text:p>12.29</text:p>
          </table:table-cell>
          <table:table-cell office:value-type="float" office:value="1.728514" calcext:value-type="float">
            <text:p>1.728514</text:p>
          </table:table-cell>
          <table:table-cell office:value-type="float" office:value="0.9826784" calcext:value-type="float">
            <text:p>0.9826784</text:p>
          </table:table-cell>
          <table:table-cell office:value-type="float" office:value="230.22" calcext:value-type="float">
            <text:p>230.22</text:p>
          </table:table-cell>
          <table:table-cell office:value-type="float" office:value="0" calcext:value-type="float">
            <text:p>0</text:p>
          </table:table-cell>
          <table:table-cell office:value-type="float" office:value="51.11212" calcext:value-type="float">
            <text:p>51.11212</text:p>
          </table:table-cell>
          <table:table-cell office:value-type="float" office:value="16.34332" calcext:value-type="float">
            <text:p>16.34332</text:p>
          </table:table-cell>
          <table:table-cell office:value-type="float" office:value="41.05054" calcext:value-type="float">
            <text:p>41.05054</text:p>
          </table:table-cell>
          <table:table-cell office:value-type="float" office:value="22.92578" calcext:value-type="float">
            <text:p>22.92578</text:p>
          </table:table-cell>
          <table:table-cell office:value-type="float" office:value="36.32764" calcext:value-type="float">
            <text:p>36.32764</text:p>
          </table:table-cell>
          <table:table-cell office:value-type="float" office:value="25.17859" calcext:value-type="float">
            <text:p>25.17859</text:p>
          </table:table-cell>
          <table:table-cell office:value-type="float" office:value="33.39249" calcext:value-type="float">
            <text:p>33.39249</text:p>
          </table:table-cell>
          <table:table-cell office:value-type="float" office:value="26.73618" calcext:value-type="float">
            <text:p>26.73618</text:p>
          </table:table-cell>
          <table:table-cell office:value-type="float" office:value="31.76569" calcext:value-type="float">
            <text:p>31.76569</text:p>
          </table:table-cell>
          <table:table-cell office:value-type="float" office:value="27.50714" calcext:value-type="float">
            <text:p>27.50714</text:p>
          </table:table-cell>
          <table:table-cell office:value-type="float" office:value="30.24802" calcext:value-type="float">
            <text:p>30.24802</text:p>
          </table:table-cell>
          <table:table-cell office:value-type="float" office:value="28.10159" calcext:value-type="float">
            <text:p>28.10159</text:p>
          </table:table-cell>
          <table:table-cell office:value-type="float" office:value="29.30026" calcext:value-type="float">
            <text:p>29.30026</text:p>
          </table:table-cell>
          <table:table-cell office:value-type="float" office:value="28.12982" calcext:value-type="float">
            <text:p>28.12982</text:p>
          </table:table-cell>
          <table:table-cell office:value-type="float" office:value="28.05301" calcext:value-type="float">
            <text:p>28.05301</text:p>
          </table:table-cell>
          <table:table-cell office:value-type="float" office:value="27.81705" calcext:value-type="float">
            <text:p>27.81705</text:p>
          </table:table-cell>
          <table:table-cell office:value-type="float" office:value="26.89346" calcext:value-type="float">
            <text:p>26.89346</text:p>
          </table:table-cell>
          <table:table-cell office:value-type="float" office:value="26.81244" calcext:value-type="float">
            <text:p>26.81244</text:p>
          </table:table-cell>
          <table:table-cell office:value-type="float" office:value="25.70111" calcext:value-type="float">
            <text:p>25.70111</text:p>
          </table:table-cell>
          <table:table-cell office:value-type="float" office:value="25.69373" calcext:value-type="float">
            <text:p>25.69373</text:p>
          </table:table-cell>
          <table:table-cell office:value-type="float" office:value="24.57608" calcext:value-type="float">
            <text:p>24.57608</text:p>
          </table:table-cell>
          <table:table-cell office:value-type="float" office:value="24.57477" calcext:value-type="float">
            <text:p>24.57477</text:p>
          </table:table-cell>
          <table:table-cell office:value-type="float" office:value="23.48679" calcext:value-type="float">
            <text:p>23.48679</text:p>
          </table:table-cell>
          <table:table-cell office:value-type="float" office:value="23.47092" calcext:value-type="float">
            <text:p>23.47092</text:p>
          </table:table-cell>
          <table:table-cell office:value-type="float" office:value="22.36002" calcext:value-type="float">
            <text:p>22.36002</text:p>
          </table:table-cell>
          <table:table-cell office:value-type="float" office:value="22.33112" calcext:value-type="float">
            <text:p>22.33112</text:p>
          </table:table-cell>
          <table:table-cell office:value-type="float" office:value="21.42432" calcext:value-type="float">
            <text:p>21.42432</text:p>
          </table:table-cell>
          <table:table-cell office:value-type="float" office:value="21.39185" calcext:value-type="float">
            <text:p>21.39185</text:p>
          </table:table-cell>
          <table:table-cell office:value-type="float" office:value="51.11206" calcext:value-type="float">
            <text:p>51.11206</text:p>
          </table:table-cell>
          <table:table-cell office:value-type="float" office:value="16.58542" calcext:value-type="float">
            <text:p>16.585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5" calcext:value-type="float">
            <text:p>1092005</text:p>
          </table:table-cell>
          <table:table-cell office:value-type="float" office:value="23.62139" calcext:value-type="float">
            <text:p>23.62139</text:p>
          </table:table-cell>
          <table:table-cell office:value-type="float" office:value="28.92" calcext:value-type="float">
            <text:p>28.92</text:p>
          </table:table-cell>
          <table:table-cell office:value-type="float" office:value="9.94" calcext:value-type="float">
            <text:p>9.94</text:p>
          </table:table-cell>
          <table:table-cell office:value-type="float" office:value="1.316233" calcext:value-type="float">
            <text:p>1.316233</text:p>
          </table:table-cell>
          <table:table-cell office:value-type="float" office:value="0.9286845" calcext:value-type="float">
            <text:p>0.9286845</text:p>
          </table:table-cell>
          <table:table-cell office:value-type="float" office:value="153.324" calcext:value-type="float">
            <text:p>153.324</text:p>
          </table:table-cell>
          <table:table-cell office:value-type="float" office:value="0" calcext:value-type="float">
            <text:p>0</text:p>
          </table:table-cell>
          <table:table-cell office:value-type="float" office:value="50.52795" calcext:value-type="float">
            <text:p>50.52795</text:p>
          </table:table-cell>
          <table:table-cell office:value-type="float" office:value="12.95694" calcext:value-type="float">
            <text:p>12.95694</text:p>
          </table:table-cell>
          <table:table-cell office:value-type="float" office:value="39.61273" calcext:value-type="float">
            <text:p>39.61273</text:p>
          </table:table-cell>
          <table:table-cell office:value-type="float" office:value="18.41016" calcext:value-type="float">
            <text:p>18.41016</text:p>
          </table:table-cell>
          <table:table-cell office:value-type="float" office:value="35.3385" calcext:value-type="float">
            <text:p>35.3385</text:p>
          </table:table-cell>
          <table:table-cell office:value-type="float" office:value="21.83832" calcext:value-type="float">
            <text:p>21.83832</text:p>
          </table:table-cell>
          <table:table-cell office:value-type="float" office:value="32.45444" calcext:value-type="float">
            <text:p>32.45444</text:p>
          </table:table-cell>
          <table:table-cell office:value-type="float" office:value="24.40503" calcext:value-type="float">
            <text:p>24.40503</text:p>
          </table:table-cell>
          <table:table-cell office:value-type="float" office:value="30.88788" calcext:value-type="float">
            <text:p>30.88788</text:p>
          </table:table-cell>
          <table:table-cell office:value-type="float" office:value="25.8096" calcext:value-type="float">
            <text:p>25.8096</text:p>
          </table:table-cell>
          <table:table-cell office:value-type="float" office:value="29.8898" calcext:value-type="float">
            <text:p>29.8898</text:p>
          </table:table-cell>
          <table:table-cell office:value-type="float" office:value="27.04367" calcext:value-type="float">
            <text:p>27.04367</text:p>
          </table:table-cell>
          <table:table-cell office:value-type="float" office:value="29.2811" calcext:value-type="float">
            <text:p>29.2811</text:p>
          </table:table-cell>
          <table:table-cell office:value-type="float" office:value="27.51535" calcext:value-type="float">
            <text:p>27.51535</text:p>
          </table:table-cell>
          <table:table-cell office:value-type="float" office:value="28.12845" calcext:value-type="float">
            <text:p>28.12845</text:p>
          </table:table-cell>
          <table:table-cell office:value-type="float" office:value="27.76031" calcext:value-type="float">
            <text:p>27.76031</text:p>
          </table:table-cell>
          <table:table-cell office:value-type="float" office:value="26.94257" calcext:value-type="float">
            <text:p>26.94257</text:p>
          </table:table-cell>
          <table:table-cell office:value-type="float" office:value="26.89459" calcext:value-type="float">
            <text:p>26.89459</text:p>
          </table:table-cell>
          <table:table-cell office:value-type="float" office:value="25.70605" calcext:value-type="float">
            <text:p>25.70605</text:p>
          </table:table-cell>
          <table:table-cell office:value-type="float" office:value="25.69427" calcext:value-type="float">
            <text:p>25.69427</text:p>
          </table:table-cell>
          <table:table-cell office:value-type="float" office:value="24.5806" calcext:value-type="float">
            <text:p>24.5806</text:p>
          </table:table-cell>
          <table:table-cell office:value-type="float" office:value="24.57504" calcext:value-type="float">
            <text:p>24.57504</text:p>
          </table:table-cell>
          <table:table-cell office:value-type="float" office:value="23.50217" calcext:value-type="float">
            <text:p>23.50217</text:p>
          </table:table-cell>
          <table:table-cell office:value-type="float" office:value="23.48697" calcext:value-type="float">
            <text:p>23.48697</text:p>
          </table:table-cell>
          <table:table-cell office:value-type="float" office:value="22.38617" calcext:value-type="float">
            <text:p>22.38617</text:p>
          </table:table-cell>
          <table:table-cell office:value-type="float" office:value="22.36029" calcext:value-type="float">
            <text:p>22.36029</text:p>
          </table:table-cell>
          <table:table-cell office:value-type="float" office:value="21.45514" calcext:value-type="float">
            <text:p>21.45514</text:p>
          </table:table-cell>
          <table:table-cell office:value-type="float" office:value="21.42465" calcext:value-type="float">
            <text:p>21.42465</text:p>
          </table:table-cell>
          <table:table-cell office:value-type="float" office:value="50.52786" calcext:value-type="float">
            <text:p>50.52786</text:p>
          </table:table-cell>
          <table:table-cell office:value-type="float" office:value="12.95697" calcext:value-type="float">
            <text:p>12.956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5" calcext:value-type="float">
            <text:p>2092005</text:p>
          </table:table-cell>
          <table:table-cell office:value-type="float" office:value="20.31228" calcext:value-type="float">
            <text:p>20.31228</text:p>
          </table:table-cell>
          <table:table-cell office:value-type="float" office:value="29.63" calcext:value-type="float">
            <text:p>29.63</text:p>
          </table:table-cell>
          <table:table-cell office:value-type="float" office:value="11.9" calcext:value-type="float">
            <text:p>11.9</text:p>
          </table:table-cell>
          <table:table-cell office:value-type="float" office:value="1.774889" calcext:value-type="float">
            <text:p>1.774889</text:p>
          </table:table-cell>
          <table:table-cell office:value-type="float" office:value="1.201428" calcext:value-type="float">
            <text:p>1.201428</text:p>
          </table:table-cell>
          <table:table-cell office:value-type="float" office:value="117.936" calcext:value-type="float">
            <text:p>117.936</text:p>
          </table:table-cell>
          <table:table-cell office:value-type="float" office:value="0" calcext:value-type="float">
            <text:p>0</text:p>
          </table:table-cell>
          <table:table-cell office:value-type="float" office:value="50.10742" calcext:value-type="float">
            <text:p>50.10742</text:p>
          </table:table-cell>
          <table:table-cell office:value-type="float" office:value="14.38321" calcext:value-type="float">
            <text:p>14.38321</text:p>
          </table:table-cell>
          <table:table-cell office:value-type="float" office:value="39.12921" calcext:value-type="float">
            <text:p>39.12921</text:p>
          </table:table-cell>
          <table:table-cell office:value-type="float" office:value="19.49344" calcext:value-type="float">
            <text:p>19.49344</text:p>
          </table:table-cell>
          <table:table-cell office:value-type="float" office:value="34.9418" calcext:value-type="float">
            <text:p>34.9418</text:p>
          </table:table-cell>
          <table:table-cell office:value-type="float" office:value="22.51788" calcext:value-type="float">
            <text:p>22.51788</text:p>
          </table:table-cell>
          <table:table-cell office:value-type="float" office:value="32.07404" calcext:value-type="float">
            <text:p>32.07404</text:p>
          </table:table-cell>
          <table:table-cell office:value-type="float" office:value="24.6712" calcext:value-type="float">
            <text:p>24.6712</text:p>
          </table:table-cell>
          <table:table-cell office:value-type="float" office:value="30.55746" calcext:value-type="float">
            <text:p>30.55746</text:p>
          </table:table-cell>
          <table:table-cell office:value-type="float" office:value="25.84268" calcext:value-type="float">
            <text:p>25.84268</text:p>
          </table:table-cell>
          <table:table-cell office:value-type="float" office:value="29.32553" calcext:value-type="float">
            <text:p>29.32553</text:p>
          </table:table-cell>
          <table:table-cell office:value-type="float" office:value="26.88455" calcext:value-type="float">
            <text:p>26.88455</text:p>
          </table:table-cell>
          <table:table-cell office:value-type="float" office:value="28.78647" calcext:value-type="float">
            <text:p>28.78647</text:p>
          </table:table-cell>
          <table:table-cell office:value-type="float" office:value="27.32199" calcext:value-type="float">
            <text:p>27.32199</text:p>
          </table:table-cell>
          <table:table-cell office:value-type="float" office:value="27.90286" calcext:value-type="float">
            <text:p>27.90286</text:p>
          </table:table-cell>
          <table:table-cell office:value-type="float" office:value="27.57996" calcext:value-type="float">
            <text:p>27.57996</text:p>
          </table:table-cell>
          <table:table-cell office:value-type="float" office:value="26.92844" calcext:value-type="float">
            <text:p>26.92844</text:p>
          </table:table-cell>
          <table:table-cell office:value-type="float" office:value="26.88037" calcext:value-type="float">
            <text:p>26.88037</text:p>
          </table:table-cell>
          <table:table-cell office:value-type="float" office:value="25.71149" calcext:value-type="float">
            <text:p>25.71149</text:p>
          </table:table-cell>
          <table:table-cell office:value-type="float" office:value="25.70615" calcext:value-type="float">
            <text:p>25.70615</text:p>
          </table:table-cell>
          <table:table-cell office:value-type="float" office:value="24.59" calcext:value-type="float">
            <text:p>24.59</text:p>
          </table:table-cell>
          <table:table-cell office:value-type="float" office:value="24.58069" calcext:value-type="float">
            <text:p>24.58069</text:p>
          </table:table-cell>
          <table:table-cell office:value-type="float" office:value="23.51788" calcext:value-type="float">
            <text:p>23.51788</text:p>
          </table:table-cell>
          <table:table-cell office:value-type="float" office:value="23.50232" calcext:value-type="float">
            <text:p>23.50232</text:p>
          </table:table-cell>
          <table:table-cell office:value-type="float" office:value="22.41156" calcext:value-type="float">
            <text:p>22.41156</text:p>
          </table:table-cell>
          <table:table-cell office:value-type="float" office:value="22.38644" calcext:value-type="float">
            <text:p>22.38644</text:p>
          </table:table-cell>
          <table:table-cell office:value-type="float" office:value="21.48425" calcext:value-type="float">
            <text:p>21.48425</text:p>
          </table:table-cell>
          <table:table-cell office:value-type="float" office:value="21.45544" calcext:value-type="float">
            <text:p>21.45544</text:p>
          </table:table-cell>
          <table:table-cell office:value-type="float" office:value="50.10736" calcext:value-type="float">
            <text:p>50.10736</text:p>
          </table:table-cell>
          <table:table-cell office:value-type="float" office:value="14.38321" calcext:value-type="float">
            <text:p>14.383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5" calcext:value-type="float">
            <text:p>3092005</text:p>
          </table:table-cell>
          <table:table-cell office:value-type="float" office:value="21.69144" calcext:value-type="float">
            <text:p>21.69144</text:p>
          </table:table-cell>
          <table:table-cell office:value-type="float" office:value="32.57" calcext:value-type="float">
            <text:p>32.57</text:p>
          </table:table-cell>
          <table:table-cell office:value-type="float" office:value="16.22" calcext:value-type="float">
            <text:p>16.22</text:p>
          </table:table-cell>
          <table:table-cell office:value-type="float" office:value="2.095084" calcext:value-type="float">
            <text:p>2.095084</text:p>
          </table:table-cell>
          <table:table-cell office:value-type="float" office:value="1.267761" calcext:value-type="float">
            <text:p>1.267761</text:p>
          </table:table-cell>
          <table:table-cell office:value-type="float" office:value="250.668" calcext:value-type="float">
            <text:p>250.668</text:p>
          </table:table-cell>
          <table:table-cell office:value-type="float" office:value="0" calcext:value-type="float">
            <text:p>0</text:p>
          </table:table-cell>
          <table:table-cell office:value-type="float" office:value="54.14633" calcext:value-type="float">
            <text:p>54.14633</text:p>
          </table:table-cell>
          <table:table-cell office:value-type="float" office:value="18.34357" calcext:value-type="float">
            <text:p>18.34357</text:p>
          </table:table-cell>
          <table:table-cell office:value-type="float" office:value="42.47235" calcext:value-type="float">
            <text:p>42.47235</text:p>
          </table:table-cell>
          <table:table-cell office:value-type="float" office:value="22.00513" calcext:value-type="float">
            <text:p>22.00513</text:p>
          </table:table-cell>
          <table:table-cell office:value-type="float" office:value="37.6875" calcext:value-type="float">
            <text:p>37.6875</text:p>
          </table:table-cell>
          <table:table-cell office:value-type="float" office:value="24.19254" calcext:value-type="float">
            <text:p>24.19254</text:p>
          </table:table-cell>
          <table:table-cell office:value-type="float" office:value="34.173" calcext:value-type="float">
            <text:p>34.173</text:p>
          </table:table-cell>
          <table:table-cell office:value-type="float" office:value="25.81229" calcext:value-type="float">
            <text:p>25.81229</text:p>
          </table:table-cell>
          <table:table-cell office:value-type="float" office:value="32.19052" calcext:value-type="float">
            <text:p>32.19052</text:p>
          </table:table-cell>
          <table:table-cell office:value-type="float" office:value="26.66422" calcext:value-type="float">
            <text:p>26.66422</text:p>
          </table:table-cell>
          <table:table-cell office:value-type="float" office:value="30.41113" calcext:value-type="float">
            <text:p>30.41113</text:p>
          </table:table-cell>
          <table:table-cell office:value-type="float" office:value="27.39374" calcext:value-type="float">
            <text:p>27.39374</text:p>
          </table:table-cell>
          <table:table-cell office:value-type="float" office:value="29.32019" calcext:value-type="float">
            <text:p>29.32019</text:p>
          </table:table-cell>
          <table:table-cell office:value-type="float" office:value="27.59476" calcext:value-type="float">
            <text:p>27.59476</text:p>
          </table:table-cell>
          <table:table-cell office:value-type="float" office:value="27.83618" calcext:value-type="float">
            <text:p>27.83618</text:p>
          </table:table-cell>
          <table:table-cell office:value-type="float" office:value="27.59262" calcext:value-type="float">
            <text:p>27.59262</text:p>
          </table:table-cell>
          <table:table-cell office:value-type="float" office:value="26.87979" calcext:value-type="float">
            <text:p>26.87979</text:p>
          </table:table-cell>
          <table:table-cell office:value-type="float" office:value="26.84637" calcext:value-type="float">
            <text:p>26.84637</text:p>
          </table:table-cell>
          <table:table-cell office:value-type="float" office:value="25.71082" calcext:value-type="float">
            <text:p>25.71082</text:p>
          </table:table-cell>
          <table:table-cell office:value-type="float" office:value="25.70432" calcext:value-type="float">
            <text:p>25.70432</text:p>
          </table:table-cell>
          <table:table-cell office:value-type="float" office:value="24.59821" calcext:value-type="float">
            <text:p>24.59821</text:p>
          </table:table-cell>
          <table:table-cell office:value-type="float" office:value="24.59012" calcext:value-type="float">
            <text:p>24.59012</text:p>
          </table:table-cell>
          <table:table-cell office:value-type="float" office:value="23.5343" calcext:value-type="float">
            <text:p>23.5343</text:p>
          </table:table-cell>
          <table:table-cell office:value-type="float" office:value="23.51807" calcext:value-type="float">
            <text:p>23.51807</text:p>
          </table:table-cell>
          <table:table-cell office:value-type="float" office:value="22.43515" calcext:value-type="float">
            <text:p>22.43515</text:p>
          </table:table-cell>
          <table:table-cell office:value-type="float" office:value="22.41177" calcext:value-type="float">
            <text:p>22.41177</text:p>
          </table:table-cell>
          <table:table-cell office:value-type="float" office:value="21.51123" calcext:value-type="float">
            <text:p>21.51123</text:p>
          </table:table-cell>
          <table:table-cell office:value-type="float" office:value="21.48456" calcext:value-type="float">
            <text:p>21.48456</text:p>
          </table:table-cell>
          <table:table-cell office:value-type="float" office:value="54.14624" calcext:value-type="float">
            <text:p>54.14624</text:p>
          </table:table-cell>
          <table:table-cell office:value-type="float" office:value="18.34357" calcext:value-type="float">
            <text:p>18.343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5" calcext:value-type="float">
            <text:p>4092005</text:p>
          </table:table-cell>
          <table:table-cell office:value-type="float" office:value="22.0413" calcext:value-type="float">
            <text:p>22.0413</text:p>
          </table:table-cell>
          <table:table-cell office:value-type="float" office:value="32.311" calcext:value-type="float">
            <text:p>32.311</text:p>
          </table:table-cell>
          <table:table-cell office:value-type="float" office:value="19.12" calcext:value-type="float">
            <text:p>19.12</text:p>
          </table:table-cell>
          <table:table-cell office:value-type="float" office:value="2.111629" calcext:value-type="float">
            <text:p>2.111629</text:p>
          </table:table-cell>
          <table:table-cell office:value-type="float" office:value="1.304613" calcext:value-type="float">
            <text:p>1.304613</text:p>
          </table:table-cell>
          <table:table-cell office:value-type="float" office:value="282.348" calcext:value-type="float">
            <text:p>282.348</text:p>
          </table:table-cell>
          <table:table-cell office:value-type="float" office:value="0" calcext:value-type="float">
            <text:p>0</text:p>
          </table:table-cell>
          <table:table-cell office:value-type="float" office:value="55.48856" calcext:value-type="float">
            <text:p>55.48856</text:p>
          </table:table-cell>
          <table:table-cell office:value-type="float" office:value="20.98911" calcext:value-type="float">
            <text:p>20.98911</text:p>
          </table:table-cell>
          <table:table-cell office:value-type="float" office:value="44.05133" calcext:value-type="float">
            <text:p>44.05133</text:p>
          </table:table-cell>
          <table:table-cell office:value-type="float" office:value="24.59854" calcext:value-type="float">
            <text:p>24.59854</text:p>
          </table:table-cell>
          <table:table-cell office:value-type="float" office:value="39.13867" calcext:value-type="float">
            <text:p>39.13867</text:p>
          </table:table-cell>
          <table:table-cell office:value-type="float" office:value="26.63187" calcext:value-type="float">
            <text:p>26.63187</text:p>
          </table:table-cell>
          <table:table-cell office:value-type="float" office:value="35.54367" calcext:value-type="float">
            <text:p>35.54367</text:p>
          </table:table-cell>
          <table:table-cell office:value-type="float" office:value="27.86423" calcext:value-type="float">
            <text:p>27.86423</text:p>
          </table:table-cell>
          <table:table-cell office:value-type="float" office:value="33.46005" calcext:value-type="float">
            <text:p>33.46005</text:p>
          </table:table-cell>
          <table:table-cell office:value-type="float" office:value="28.40482" calcext:value-type="float">
            <text:p>28.40482</text:p>
          </table:table-cell>
          <table:table-cell office:value-type="float" office:value="31.51532" calcext:value-type="float">
            <text:p>31.51532</text:p>
          </table:table-cell>
          <table:table-cell office:value-type="float" office:value="28.76077" calcext:value-type="float">
            <text:p>28.76077</text:p>
          </table:table-cell>
          <table:table-cell office:value-type="float" office:value="30.21503" calcext:value-type="float">
            <text:p>30.21503</text:p>
          </table:table-cell>
          <table:table-cell office:value-type="float" office:value="28.58536" calcext:value-type="float">
            <text:p>28.58536</text:p>
          </table:table-cell>
          <table:table-cell office:value-type="float" office:value="28.38794" calcext:value-type="float">
            <text:p>28.38794</text:p>
          </table:table-cell>
          <table:table-cell office:value-type="float" office:value="27.84732" calcext:value-type="float">
            <text:p>27.84732</text:p>
          </table:table-cell>
          <table:table-cell office:value-type="float" office:value="26.96774" calcext:value-type="float">
            <text:p>26.96774</text:p>
          </table:table-cell>
          <table:table-cell office:value-type="float" office:value="26.84943" calcext:value-type="float">
            <text:p>26.84943</text:p>
          </table:table-cell>
          <table:table-cell office:value-type="float" office:value="25.71249" calcext:value-type="float">
            <text:p>25.71249</text:p>
          </table:table-cell>
          <table:table-cell office:value-type="float" office:value="25.70334" calcext:value-type="float">
            <text:p>25.70334</text:p>
          </table:table-cell>
          <table:table-cell office:value-type="float" office:value="24.60596" calcext:value-type="float">
            <text:p>24.60596</text:p>
          </table:table-cell>
          <table:table-cell office:value-type="float" office:value="24.59827" calcext:value-type="float">
            <text:p>24.59827</text:p>
          </table:table-cell>
          <table:table-cell office:value-type="float" office:value="23.5499" calcext:value-type="float">
            <text:p>23.5499</text:p>
          </table:table-cell>
          <table:table-cell office:value-type="float" office:value="23.53442" calcext:value-type="float">
            <text:p>23.53442</text:p>
          </table:table-cell>
          <table:table-cell office:value-type="float" office:value="22.457" calcext:value-type="float">
            <text:p>22.457</text:p>
          </table:table-cell>
          <table:table-cell office:value-type="float" office:value="22.43539" calcext:value-type="float">
            <text:p>22.43539</text:p>
          </table:table-cell>
          <table:table-cell office:value-type="float" office:value="21.53665" calcext:value-type="float">
            <text:p>21.53665</text:p>
          </table:table-cell>
          <table:table-cell office:value-type="float" office:value="21.51154" calcext:value-type="float">
            <text:p>21.51154</text:p>
          </table:table-cell>
          <table:table-cell office:value-type="float" office:value="55.48846" calcext:value-type="float">
            <text:p>55.48846</text:p>
          </table:table-cell>
          <table:table-cell office:value-type="float" office:value="20.98914" calcext:value-type="float">
            <text:p>20.989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5" calcext:value-type="float">
            <text:p>5092005</text:p>
          </table:table-cell>
          <table:table-cell office:value-type="float" office:value="5.845319" calcext:value-type="float">
            <text:p>5.845319</text:p>
          </table:table-cell>
          <table:table-cell office:value-type="float" office:value="27.67" calcext:value-type="float">
            <text:p>27.67</text:p>
          </table:table-cell>
          <table:table-cell office:value-type="float" office:value="17.98" calcext:value-type="float">
            <text:p>17.98</text:p>
          </table:table-cell>
          <table:table-cell office:value-type="float" office:value="1.885302" calcext:value-type="float">
            <text:p>1.885302</text:p>
          </table:table-cell>
          <table:table-cell office:value-type="float" office:value="1.281526" calcext:value-type="float">
            <text:p>1.281526</text:p>
          </table:table-cell>
          <table:table-cell office:value-type="float" office:value="271.224" calcext:value-type="float">
            <text:p>271.224</text:p>
          </table:table-cell>
          <table:table-cell office:value-type="float" office:value="4.5" calcext:value-type="float">
            <text:p>4.5</text:p>
          </table:table-cell>
          <table:table-cell office:value-type="float" office:value="28.49109" calcext:value-type="float">
            <text:p>28.49109</text:p>
          </table:table-cell>
          <table:table-cell office:value-type="float" office:value="18.67233" calcext:value-type="float">
            <text:p>18.67233</text:p>
          </table:table-cell>
          <table:table-cell office:value-type="float" office:value="28.50635" calcext:value-type="float">
            <text:p>28.50635</text:p>
          </table:table-cell>
          <table:table-cell office:value-type="float" office:value="20.97809" calcext:value-type="float">
            <text:p>20.97809</text:p>
          </table:table-cell>
          <table:table-cell office:value-type="float" office:value="30.83655" calcext:value-type="float">
            <text:p>30.83655</text:p>
          </table:table-cell>
          <table:table-cell office:value-type="float" office:value="23.18088" calcext:value-type="float">
            <text:p>23.18088</text:p>
          </table:table-cell>
          <table:table-cell office:value-type="float" office:value="31.89761" calcext:value-type="float">
            <text:p>31.89761</text:p>
          </table:table-cell>
          <table:table-cell office:value-type="float" office:value="25.07965" calcext:value-type="float">
            <text:p>25.07965</text:p>
          </table:table-cell>
          <table:table-cell office:value-type="float" office:value="31.85513" calcext:value-type="float">
            <text:p>31.85513</text:p>
          </table:table-cell>
          <table:table-cell office:value-type="float" office:value="26.17862" calcext:value-type="float">
            <text:p>26.17862</text:p>
          </table:table-cell>
          <table:table-cell office:value-type="float" office:value="31.36002" calcext:value-type="float">
            <text:p>31.36002</text:p>
          </table:table-cell>
          <table:table-cell office:value-type="float" office:value="27.31818" calcext:value-type="float">
            <text:p>27.31818</text:p>
          </table:table-cell>
          <table:table-cell office:value-type="float" office:value="30.2215" calcext:value-type="float">
            <text:p>30.2215</text:p>
          </table:table-cell>
          <table:table-cell office:value-type="float" office:value="27.87491" calcext:value-type="float">
            <text:p>27.87491</text:p>
          </table:table-cell>
          <table:table-cell office:value-type="float" office:value="28.62943" calcext:value-type="float">
            <text:p>28.62943</text:p>
          </table:table-cell>
          <table:table-cell office:value-type="float" office:value="28.20844" calcext:value-type="float">
            <text:p>28.20844</text:p>
          </table:table-cell>
          <table:table-cell office:value-type="float" office:value="27.14468" calcext:value-type="float">
            <text:p>27.14468</text:p>
          </table:table-cell>
          <table:table-cell office:value-type="float" office:value="26.96994" calcext:value-type="float">
            <text:p>26.96994</text:p>
          </table:table-cell>
          <table:table-cell office:value-type="float" office:value="25.7587" calcext:value-type="float">
            <text:p>25.7587</text:p>
          </table:table-cell>
          <table:table-cell office:value-type="float" office:value="25.71274" calcext:value-type="float">
            <text:p>25.71274</text:p>
          </table:table-cell>
          <table:table-cell office:value-type="float" office:value="24.62274" calcext:value-type="float">
            <text:p>24.62274</text:p>
          </table:table-cell>
          <table:table-cell office:value-type="float" office:value="24.60605" calcext:value-type="float">
            <text:p>24.60605</text:p>
          </table:table-cell>
          <table:table-cell office:value-type="float" office:value="23.56668" calcext:value-type="float">
            <text:p>23.56668</text:p>
          </table:table-cell>
          <table:table-cell office:value-type="float" office:value="23.55008" calcext:value-type="float">
            <text:p>23.55008</text:p>
          </table:table-cell>
          <table:table-cell office:value-type="float" office:value="22.47803" calcext:value-type="float">
            <text:p>22.47803</text:p>
          </table:table-cell>
          <table:table-cell office:value-type="float" office:value="22.45724" calcext:value-type="float">
            <text:p>22.45724</text:p>
          </table:table-cell>
          <table:table-cell office:value-type="float" office:value="21.56088" calcext:value-type="float">
            <text:p>21.56088</text:p>
          </table:table-cell>
          <table:table-cell office:value-type="float" office:value="21.53693" calcext:value-type="float">
            <text:p>21.53693</text:p>
          </table:table-cell>
          <table:table-cell office:value-type="float" office:value="28.49109" calcext:value-type="float">
            <text:p>28.49109</text:p>
          </table:table-cell>
          <table:table-cell office:value-type="float" office:value="18.70114" calcext:value-type="float">
            <text:p>18.701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5" calcext:value-type="float">
            <text:p>6092005</text:p>
          </table:table-cell>
          <table:table-cell office:value-type="float" office:value="9.3096" calcext:value-type="float">
            <text:p>9.3096</text:p>
          </table:table-cell>
          <table:table-cell office:value-type="float" office:value="27.02" calcext:value-type="float">
            <text:p>27.02</text:p>
          </table:table-cell>
          <table:table-cell office:value-type="float" office:value="17.03" calcext:value-type="float">
            <text:p>17.03</text:p>
          </table:table-cell>
          <table:table-cell office:value-type="float" office:value="1.810263" calcext:value-type="float">
            <text:p>1.810263</text:p>
          </table:table-cell>
          <table:table-cell office:value-type="float" office:value="1.475876" calcext:value-type="float">
            <text:p>1.475876</text:p>
          </table:table-cell>
          <table:table-cell office:value-type="float" office:value="175.248" calcext:value-type="float">
            <text:p>175.248</text:p>
          </table:table-cell>
          <table:table-cell office:value-type="float" office:value="0" calcext:value-type="float">
            <text:p>0</text:p>
          </table:table-cell>
          <table:table-cell office:value-type="float" office:value="30.07657" calcext:value-type="float">
            <text:p>30.07657</text:p>
          </table:table-cell>
          <table:table-cell office:value-type="float" office:value="17.13437" calcext:value-type="float">
            <text:p>17.13437</text:p>
          </table:table-cell>
          <table:table-cell office:value-type="float" office:value="26.96619" calcext:value-type="float">
            <text:p>26.96619</text:p>
          </table:table-cell>
          <table:table-cell office:value-type="float" office:value="19.3916" calcext:value-type="float">
            <text:p>19.3916</text:p>
          </table:table-cell>
          <table:table-cell office:value-type="float" office:value="26.28488" calcext:value-type="float">
            <text:p>26.28488</text:p>
          </table:table-cell>
          <table:table-cell office:value-type="float" office:value="21.50214" calcext:value-type="float">
            <text:p>21.50214</text:p>
          </table:table-cell>
          <table:table-cell office:value-type="float" office:value="26.0441" calcext:value-type="float">
            <text:p>26.0441</text:p>
          </table:table-cell>
          <table:table-cell office:value-type="float" office:value="23.35443" calcext:value-type="float">
            <text:p>23.35443</text:p>
          </table:table-cell>
          <table:table-cell office:value-type="float" office:value="26.11743" calcext:value-type="float">
            <text:p>26.11743</text:p>
          </table:table-cell>
          <table:table-cell office:value-type="float" office:value="24.51608" calcext:value-type="float">
            <text:p>24.51608</text:p>
          </table:table-cell>
          <table:table-cell office:value-type="float" office:value="27.27521" calcext:value-type="float">
            <text:p>27.27521</text:p>
          </table:table-cell>
          <table:table-cell office:value-type="float" office:value="25.66641" calcext:value-type="float">
            <text:p>25.66641</text:p>
          </table:table-cell>
          <table:table-cell office:value-type="float" office:value="27.8476" calcext:value-type="float">
            <text:p>27.8476</text:p>
          </table:table-cell>
          <table:table-cell office:value-type="float" office:value="26.39832" calcext:value-type="float">
            <text:p>26.39832</text:p>
          </table:table-cell>
          <table:table-cell office:value-type="float" office:value="28.19757" calcext:value-type="float">
            <text:p>28.19757</text:p>
          </table:table-cell>
          <table:table-cell office:value-type="float" office:value="27.01898" calcext:value-type="float">
            <text:p>27.01898</text:p>
          </table:table-cell>
          <table:table-cell office:value-type="float" office:value="27.14462" calcext:value-type="float">
            <text:p>27.14462</text:p>
          </table:table-cell>
          <table:table-cell office:value-type="float" office:value="26.92099" calcext:value-type="float">
            <text:p>26.92099</text:p>
          </table:table-cell>
          <table:table-cell office:value-type="float" office:value="25.784" calcext:value-type="float">
            <text:p>25.784</text:p>
          </table:table-cell>
          <table:table-cell office:value-type="float" office:value="25.75928" calcext:value-type="float">
            <text:p>25.75928</text:p>
          </table:table-cell>
          <table:table-cell office:value-type="float" office:value="24.64713" calcext:value-type="float">
            <text:p>24.64713</text:p>
          </table:table-cell>
          <table:table-cell office:value-type="float" office:value="24.62299" calcext:value-type="float">
            <text:p>24.62299</text:p>
          </table:table-cell>
          <table:table-cell office:value-type="float" office:value="23.58554" calcext:value-type="float">
            <text:p>23.58554</text:p>
          </table:table-cell>
          <table:table-cell office:value-type="float" office:value="23.56683" calcext:value-type="float">
            <text:p>23.56683</text:p>
          </table:table-cell>
          <table:table-cell office:value-type="float" office:value="22.49905" calcext:value-type="float">
            <text:p>22.49905</text:p>
          </table:table-cell>
          <table:table-cell office:value-type="float" office:value="22.47824" calcext:value-type="float">
            <text:p>22.47824</text:p>
          </table:table-cell>
          <table:table-cell office:value-type="float" office:value="21.58411" calcext:value-type="float">
            <text:p>21.58411</text:p>
          </table:table-cell>
          <table:table-cell office:value-type="float" office:value="21.56113" calcext:value-type="float">
            <text:p>21.56113</text:p>
          </table:table-cell>
          <table:table-cell office:value-type="float" office:value="30.07654" calcext:value-type="float">
            <text:p>30.07654</text:p>
          </table:table-cell>
          <table:table-cell office:value-type="float" office:value="17.13437" calcext:value-type="float">
            <text:p>17.134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5" calcext:value-type="float">
            <text:p>7092005</text:p>
          </table:table-cell>
          <table:table-cell office:value-type="float" office:value="16.5726" calcext:value-type="float">
            <text:p>16.5726</text:p>
          </table:table-cell>
          <table:table-cell office:value-type="float" office:value="29.85" calcext:value-type="float">
            <text:p>29.85</text:p>
          </table:table-cell>
          <table:table-cell office:value-type="float" office:value="17.44" calcext:value-type="float">
            <text:p>17.44</text:p>
          </table:table-cell>
          <table:table-cell office:value-type="float" office:value="1.953663" calcext:value-type="float">
            <text:p>1.953663</text:p>
          </table:table-cell>
          <table:table-cell office:value-type="float" office:value="1.486968" calcext:value-type="float">
            <text:p>1.486968</text:p>
          </table:table-cell>
          <table:table-cell office:value-type="float" office:value="162.576" calcext:value-type="float">
            <text:p>162.576</text:p>
          </table:table-cell>
          <table:table-cell office:value-type="float" office:value="2.2" calcext:value-type="float">
            <text:p>2.2</text:p>
          </table:table-cell>
          <table:table-cell office:value-type="float" office:value="42.18115" calcext:value-type="float">
            <text:p>42.18115</text:p>
          </table:table-cell>
          <table:table-cell office:value-type="float" office:value="17.77139" calcext:value-type="float">
            <text:p>17.77139</text:p>
          </table:table-cell>
          <table:table-cell office:value-type="float" office:value="33.31799" calcext:value-type="float">
            <text:p>33.31799</text:p>
          </table:table-cell>
          <table:table-cell office:value-type="float" office:value="19.74948" calcext:value-type="float">
            <text:p>19.74948</text:p>
          </table:table-cell>
          <table:table-cell office:value-type="float" office:value="30.20801" calcext:value-type="float">
            <text:p>30.20801</text:p>
          </table:table-cell>
          <table:table-cell office:value-type="float" office:value="21.6796" calcext:value-type="float">
            <text:p>21.6796</text:p>
          </table:table-cell>
          <table:table-cell office:value-type="float" office:value="28.39355" calcext:value-type="float">
            <text:p>28.39355</text:p>
          </table:table-cell>
          <table:table-cell office:value-type="float" office:value="23.21136" calcext:value-type="float">
            <text:p>23.21136</text:p>
          </table:table-cell>
          <table:table-cell office:value-type="float" office:value="27.52176" calcext:value-type="float">
            <text:p>27.52176</text:p>
          </table:table-cell>
          <table:table-cell office:value-type="float" office:value="24.13712" calcext:value-type="float">
            <text:p>24.13712</text:p>
          </table:table-cell>
          <table:table-cell office:value-type="float" office:value="26.87592" calcext:value-type="float">
            <text:p>26.87592</text:p>
          </table:table-cell>
          <table:table-cell office:value-type="float" office:value="25.07275" calcext:value-type="float">
            <text:p>25.07275</text:p>
          </table:table-cell>
          <table:table-cell office:value-type="float" office:value="26.64407" calcext:value-type="float">
            <text:p>26.64407</text:p>
          </table:table-cell>
          <table:table-cell office:value-type="float" office:value="25.72687" calcext:value-type="float">
            <text:p>25.72687</text:p>
          </table:table-cell>
          <table:table-cell office:value-type="float" office:value="27.01215" calcext:value-type="float">
            <text:p>27.01215</text:p>
          </table:table-cell>
          <table:table-cell office:value-type="float" office:value="26.43741" calcext:value-type="float">
            <text:p>26.43741</text:p>
          </table:table-cell>
          <table:table-cell office:value-type="float" office:value="26.91727" calcext:value-type="float">
            <text:p>26.91727</text:p>
          </table:table-cell>
          <table:table-cell office:value-type="float" office:value="26.54376" calcext:value-type="float">
            <text:p>26.54376</text:p>
          </table:table-cell>
          <table:table-cell office:value-type="float" office:value="25.78189" calcext:value-type="float">
            <text:p>25.78189</text:p>
          </table:table-cell>
          <table:table-cell office:value-type="float" office:value="25.72522" calcext:value-type="float">
            <text:p>25.72522</text:p>
          </table:table-cell>
          <table:table-cell office:value-type="float" office:value="24.65659" calcext:value-type="float">
            <text:p>24.65659</text:p>
          </table:table-cell>
          <table:table-cell office:value-type="float" office:value="24.64731" calcext:value-type="float">
            <text:p>24.64731</text:p>
          </table:table-cell>
          <table:table-cell office:value-type="float" office:value="23.60394" calcext:value-type="float">
            <text:p>23.60394</text:p>
          </table:table-cell>
          <table:table-cell office:value-type="float" office:value="23.58575" calcext:value-type="float">
            <text:p>23.58575</text:p>
          </table:table-cell>
          <table:table-cell office:value-type="float" office:value="22.52094" calcext:value-type="float">
            <text:p>22.52094</text:p>
          </table:table-cell>
          <table:table-cell office:value-type="float" office:value="22.49927" calcext:value-type="float">
            <text:p>22.49927</text:p>
          </table:table-cell>
          <table:table-cell office:value-type="float" office:value="21.6069" calcext:value-type="float">
            <text:p>21.6069</text:p>
          </table:table-cell>
          <table:table-cell office:value-type="float" office:value="21.58435" calcext:value-type="float">
            <text:p>21.58435</text:p>
          </table:table-cell>
          <table:table-cell office:value-type="float" office:value="42.18112" calcext:value-type="float">
            <text:p>42.18112</text:p>
          </table:table-cell>
          <table:table-cell office:value-type="float" office:value="17.77139" calcext:value-type="float">
            <text:p>17.771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5" calcext:value-type="float">
            <text:p>8092005</text:p>
          </table:table-cell>
          <table:table-cell office:value-type="float" office:value="19.881" calcext:value-type="float">
            <text:p>19.881</text:p>
          </table:table-cell>
          <table:table-cell office:value-type="float" office:value="33.13" calcext:value-type="float">
            <text:p>33.13</text:p>
          </table:table-cell>
          <table:table-cell office:value-type="float" office:value="18.91" calcext:value-type="float">
            <text:p>18.91</text:p>
          </table:table-cell>
          <table:table-cell office:value-type="float" office:value="2.009076" calcext:value-type="float">
            <text:p>2.009076</text:p>
          </table:table-cell>
          <table:table-cell office:value-type="float" office:value="1.392177" calcext:value-type="float">
            <text:p>1.392177</text:p>
          </table:table-cell>
          <table:table-cell office:value-type="float" office:value="197.316" calcext:value-type="float">
            <text:p>197.316</text:p>
          </table:table-cell>
          <table:table-cell office:value-type="float" office:value="0" calcext:value-type="float">
            <text:p>0</text:p>
          </table:table-cell>
          <table:table-cell office:value-type="float" office:value="51.11676" calcext:value-type="float">
            <text:p>51.11676</text:p>
          </table:table-cell>
          <table:table-cell office:value-type="float" office:value="19.89291" calcext:value-type="float">
            <text:p>19.89291</text:p>
          </table:table-cell>
          <table:table-cell office:value-type="float" office:value="40.91251" calcext:value-type="float">
            <text:p>40.91251</text:p>
          </table:table-cell>
          <table:table-cell office:value-type="float" office:value="22.38327" calcext:value-type="float">
            <text:p>22.38327</text:p>
          </table:table-cell>
          <table:table-cell office:value-type="float" office:value="36.17987" calcext:value-type="float">
            <text:p>36.17987</text:p>
          </table:table-cell>
          <table:table-cell office:value-type="float" office:value="23.78024" calcext:value-type="float">
            <text:p>23.78024</text:p>
          </table:table-cell>
          <table:table-cell office:value-type="float" office:value="32.70364" calcext:value-type="float">
            <text:p>32.70364</text:p>
          </table:table-cell>
          <table:table-cell office:value-type="float" office:value="24.84998" calcext:value-type="float">
            <text:p>24.84998</text:p>
          </table:table-cell>
          <table:table-cell office:value-type="float" office:value="30.78909" calcext:value-type="float">
            <text:p>30.78909</text:p>
          </table:table-cell>
          <table:table-cell office:value-type="float" office:value="25.43362" calcext:value-type="float">
            <text:p>25.43362</text:p>
          </table:table-cell>
          <table:table-cell office:value-type="float" office:value="29.12289" calcext:value-type="float">
            <text:p>29.12289</text:p>
          </table:table-cell>
          <table:table-cell office:value-type="float" office:value="25.97852" calcext:value-type="float">
            <text:p>25.97852</text:p>
          </table:table-cell>
          <table:table-cell office:value-type="float" office:value="28.1051" calcext:value-type="float">
            <text:p>28.1051</text:p>
          </table:table-cell>
          <table:table-cell office:value-type="float" office:value="26.22766" calcext:value-type="float">
            <text:p>26.22766</text:p>
          </table:table-cell>
          <table:table-cell office:value-type="float" office:value="26.76126" calcext:value-type="float">
            <text:p>26.76126</text:p>
          </table:table-cell>
          <table:table-cell office:value-type="float" office:value="26.43808" calcext:value-type="float">
            <text:p>26.43808</text:p>
          </table:table-cell>
          <table:table-cell office:value-type="float" office:value="26.54037" calcext:value-type="float">
            <text:p>26.54037</text:p>
          </table:table-cell>
          <table:table-cell office:value-type="float" office:value="26.3244" calcext:value-type="float">
            <text:p>26.3244</text:p>
          </table:table-cell>
          <table:table-cell office:value-type="float" office:value="25.72427" calcext:value-type="float">
            <text:p>25.72427</text:p>
          </table:table-cell>
          <table:table-cell office:value-type="float" office:value="25.62488" calcext:value-type="float">
            <text:p>25.62488</text:p>
          </table:table-cell>
          <table:table-cell office:value-type="float" office:value="24.65625" calcext:value-type="float">
            <text:p>24.65625</text:p>
          </table:table-cell>
          <table:table-cell office:value-type="float" office:value="24.63962" calcext:value-type="float">
            <text:p>24.63962</text:p>
          </table:table-cell>
          <table:table-cell office:value-type="float" office:value="23.61798" calcext:value-type="float">
            <text:p>23.61798</text:p>
          </table:table-cell>
          <table:table-cell office:value-type="float" office:value="23.6041" calcext:value-type="float">
            <text:p>23.6041</text:p>
          </table:table-cell>
          <table:table-cell office:value-type="float" office:value="22.54263" calcext:value-type="float">
            <text:p>22.54263</text:p>
          </table:table-cell>
          <table:table-cell office:value-type="float" office:value="22.52118" calcext:value-type="float">
            <text:p>22.52118</text:p>
          </table:table-cell>
          <table:table-cell office:value-type="float" office:value="21.62802" calcext:value-type="float">
            <text:p>21.62802</text:p>
          </table:table-cell>
          <table:table-cell office:value-type="float" office:value="21.60715" calcext:value-type="float">
            <text:p>21.60715</text:p>
          </table:table-cell>
          <table:table-cell office:value-type="float" office:value="51.1167" calcext:value-type="float">
            <text:p>51.1167</text:p>
          </table:table-cell>
          <table:table-cell office:value-type="float" office:value="19.89294" calcext:value-type="float">
            <text:p>19.892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5" calcext:value-type="float">
            <text:p>9092005</text:p>
          </table:table-cell>
          <table:table-cell office:value-type="float" office:value="20.87473" calcext:value-type="float">
            <text:p>20.87473</text:p>
          </table:table-cell>
          <table:table-cell office:value-type="float" office:value="33.24" calcext:value-type="float">
            <text:p>33.24</text:p>
          </table:table-cell>
          <table:table-cell office:value-type="float" office:value="18.55" calcext:value-type="float">
            <text:p>18.55</text:p>
          </table:table-cell>
          <table:table-cell office:value-type="float" office:value="1.8457" calcext:value-type="float">
            <text:p>1.8457</text:p>
          </table:table-cell>
          <table:table-cell office:value-type="float" office:value="1.081891" calcext:value-type="float">
            <text:p>1.081891</text:p>
          </table:table-cell>
          <table:table-cell office:value-type="float" office:value="321.3" calcext:value-type="float">
            <text:p>321.3</text:p>
          </table:table-cell>
          <table:table-cell office:value-type="float" office:value="0" calcext:value-type="float">
            <text:p>0</text:p>
          </table:table-cell>
          <table:table-cell office:value-type="float" office:value="55.12979" calcext:value-type="float">
            <text:p>55.12979</text:p>
          </table:table-cell>
          <table:table-cell office:value-type="float" office:value="19.61777" calcext:value-type="float">
            <text:p>19.61777</text:p>
          </table:table-cell>
          <table:table-cell office:value-type="float" office:value="42.96283" calcext:value-type="float">
            <text:p>42.96283</text:p>
          </table:table-cell>
          <table:table-cell office:value-type="float" office:value="23.27905" calcext:value-type="float">
            <text:p>23.27905</text:p>
          </table:table-cell>
          <table:table-cell office:value-type="float" office:value="38.08139" calcext:value-type="float">
            <text:p>38.08139</text:p>
          </table:table-cell>
          <table:table-cell office:value-type="float" office:value="25.30487" calcext:value-type="float">
            <text:p>25.30487</text:p>
          </table:table-cell>
          <table:table-cell office:value-type="float" office:value="34.44269" calcext:value-type="float">
            <text:p>34.44269</text:p>
          </table:table-cell>
          <table:table-cell office:value-type="float" office:value="26.57138" calcext:value-type="float">
            <text:p>26.57138</text:p>
          </table:table-cell>
          <table:table-cell office:value-type="float" office:value="32.34808" calcext:value-type="float">
            <text:p>32.34808</text:p>
          </table:table-cell>
          <table:table-cell office:value-type="float" office:value="27.14926" calcext:value-type="float">
            <text:p>27.14926</text:p>
          </table:table-cell>
          <table:table-cell office:value-type="float" office:value="30.41519" calcext:value-type="float">
            <text:p>30.41519</text:p>
          </table:table-cell>
          <table:table-cell office:value-type="float" office:value="27.5585" calcext:value-type="float">
            <text:p>27.5585</text:p>
          </table:table-cell>
          <table:table-cell office:value-type="float" office:value="29.17029" calcext:value-type="float">
            <text:p>29.17029</text:p>
          </table:table-cell>
          <table:table-cell office:value-type="float" office:value="27.45642" calcext:value-type="float">
            <text:p>27.45642</text:p>
          </table:table-cell>
          <table:table-cell office:value-type="float" office:value="27.45062" calcext:value-type="float">
            <text:p>27.45062</text:p>
          </table:table-cell>
          <table:table-cell office:value-type="float" office:value="26.77429" calcext:value-type="float">
            <text:p>26.77429</text:p>
          </table:table-cell>
          <table:table-cell office:value-type="float" office:value="26.39297" calcext:value-type="float">
            <text:p>26.39297</text:p>
          </table:table-cell>
          <table:table-cell office:value-type="float" office:value="26.32239" calcext:value-type="float">
            <text:p>26.32239</text:p>
          </table:table-cell>
          <table:table-cell office:value-type="float" office:value="25.62384" calcext:value-type="float">
            <text:p>25.62384</text:p>
          </table:table-cell>
          <table:table-cell office:value-type="float" office:value="25.552" calcext:value-type="float">
            <text:p>25.552</text:p>
          </table:table-cell>
          <table:table-cell office:value-type="float" office:value="24.63934" calcext:value-type="float">
            <text:p>24.63934</text:p>
          </table:table-cell>
          <table:table-cell office:value-type="float" office:value="24.6098" calcext:value-type="float">
            <text:p>24.6098</text:p>
          </table:table-cell>
          <table:table-cell office:value-type="float" office:value="23.62366" calcext:value-type="float">
            <text:p>23.62366</text:p>
          </table:table-cell>
          <table:table-cell office:value-type="float" office:value="23.6181" calcext:value-type="float">
            <text:p>23.6181</text:p>
          </table:table-cell>
          <table:table-cell office:value-type="float" office:value="22.56128" calcext:value-type="float">
            <text:p>22.56128</text:p>
          </table:table-cell>
          <table:table-cell office:value-type="float" office:value="22.54282" calcext:value-type="float">
            <text:p>22.54282</text:p>
          </table:table-cell>
          <table:table-cell office:value-type="float" office:value="21.6485" calcext:value-type="float">
            <text:p>21.6485</text:p>
          </table:table-cell>
          <table:table-cell office:value-type="float" office:value="21.62823" calcext:value-type="float">
            <text:p>21.62823</text:p>
          </table:table-cell>
          <table:table-cell office:value-type="float" office:value="55.1297" calcext:value-type="float">
            <text:p>55.1297</text:p>
          </table:table-cell>
          <table:table-cell office:value-type="float" office:value="19.61777" calcext:value-type="float">
            <text:p>19.617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5" calcext:value-type="float">
            <text:p>10092005</text:p>
          </table:table-cell>
          <table:table-cell office:value-type="float" office:value="20.77341" calcext:value-type="float">
            <text:p>20.77341</text:p>
          </table:table-cell>
          <table:table-cell office:value-type="float" office:value="33.06" calcext:value-type="float">
            <text:p>33.06</text:p>
          </table:table-cell>
          <table:table-cell office:value-type="float" office:value="20.42" calcext:value-type="float">
            <text:p>20.42</text:p>
          </table:table-cell>
          <table:table-cell office:value-type="float" office:value="1.578535" calcext:value-type="float">
            <text:p>1.578535</text:p>
          </table:table-cell>
          <table:table-cell office:value-type="float" office:value="1.07896" calcext:value-type="float">
            <text:p>1.07896</text:p>
          </table:table-cell>
          <table:table-cell office:value-type="float" office:value="441.252" calcext:value-type="float">
            <text:p>441.252</text:p>
          </table:table-cell>
          <table:table-cell office:value-type="float" office:value="0" calcext:value-type="float">
            <text:p>0</text:p>
          </table:table-cell>
          <table:table-cell office:value-type="float" office:value="55.29037" calcext:value-type="float">
            <text:p>55.29037</text:p>
          </table:table-cell>
          <table:table-cell office:value-type="float" office:value="21.0538" calcext:value-type="float">
            <text:p>21.0538</text:p>
          </table:table-cell>
          <table:table-cell office:value-type="float" office:value="43.75119" calcext:value-type="float">
            <text:p>43.75119</text:p>
          </table:table-cell>
          <table:table-cell office:value-type="float" office:value="24.43527" calcext:value-type="float">
            <text:p>24.43527</text:p>
          </table:table-cell>
          <table:table-cell office:value-type="float" office:value="38.80533" calcext:value-type="float">
            <text:p>38.80533</text:p>
          </table:table-cell>
          <table:table-cell office:value-type="float" office:value="26.36917" calcext:value-type="float">
            <text:p>26.36917</text:p>
          </table:table-cell>
          <table:table-cell office:value-type="float" office:value="35.20612" calcext:value-type="float">
            <text:p>35.20612</text:p>
          </table:table-cell>
          <table:table-cell office:value-type="float" office:value="27.59827" calcext:value-type="float">
            <text:p>27.59827</text:p>
          </table:table-cell>
          <table:table-cell office:value-type="float" office:value="33.13101" calcext:value-type="float">
            <text:p>33.13101</text:p>
          </table:table-cell>
          <table:table-cell office:value-type="float" office:value="28.15186" calcext:value-type="float">
            <text:p>28.15186</text:p>
          </table:table-cell>
          <table:table-cell office:value-type="float" office:value="31.18344" calcext:value-type="float">
            <text:p>31.18344</text:p>
          </table:table-cell>
          <table:table-cell office:value-type="float" office:value="28.50745" calcext:value-type="float">
            <text:p>28.50745</text:p>
          </table:table-cell>
          <table:table-cell office:value-type="float" office:value="29.88126" calcext:value-type="float">
            <text:p>29.88126</text:p>
          </table:table-cell>
          <table:table-cell office:value-type="float" office:value="28.30292" calcext:value-type="float">
            <text:p>28.30292</text:p>
          </table:table-cell>
          <table:table-cell office:value-type="float" office:value="28.05768" calcext:value-type="float">
            <text:p>28.05768</text:p>
          </table:table-cell>
          <table:table-cell office:value-type="float" office:value="27.46408" calcext:value-type="float">
            <text:p>27.46408</text:p>
          </table:table-cell>
          <table:table-cell office:value-type="float" office:value="26.61871" calcext:value-type="float">
            <text:p>26.61871</text:p>
          </table:table-cell>
          <table:table-cell office:value-type="float" office:value="26.39496" calcext:value-type="float">
            <text:p>26.39496</text:p>
          </table:table-cell>
          <table:table-cell office:value-type="float" office:value="25.55154" calcext:value-type="float">
            <text:p>25.55154</text:p>
          </table:table-cell>
          <table:table-cell office:value-type="float" office:value="25.53857" calcext:value-type="float">
            <text:p>25.53857</text:p>
          </table:table-cell>
          <table:table-cell office:value-type="float" office:value="24.6095" calcext:value-type="float">
            <text:p>24.6095</text:p>
          </table:table-cell>
          <table:table-cell office:value-type="float" office:value="24.58722" calcext:value-type="float">
            <text:p>24.58722</text:p>
          </table:table-cell>
          <table:table-cell office:value-type="float" office:value="23.625" calcext:value-type="float">
            <text:p>23.625</text:p>
          </table:table-cell>
          <table:table-cell office:value-type="float" office:value="23.62372" calcext:value-type="float">
            <text:p>23.62372</text:p>
          </table:table-cell>
          <table:table-cell office:value-type="float" office:value="22.57684" calcext:value-type="float">
            <text:p>22.57684</text:p>
          </table:table-cell>
          <table:table-cell office:value-type="float" office:value="22.56146" calcext:value-type="float">
            <text:p>22.56146</text:p>
          </table:table-cell>
          <table:table-cell office:value-type="float" office:value="21.66846" calcext:value-type="float">
            <text:p>21.66846</text:p>
          </table:table-cell>
          <table:table-cell office:value-type="float" office:value="21.64871" calcext:value-type="float">
            <text:p>21.64871</text:p>
          </table:table-cell>
          <table:table-cell office:value-type="float" office:value="55.29028" calcext:value-type="float">
            <text:p>55.29028</text:p>
          </table:table-cell>
          <table:table-cell office:value-type="float" office:value="21.0538" calcext:value-type="float">
            <text:p>21.05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5" calcext:value-type="float">
            <text:p>11092005</text:p>
          </table:table-cell>
          <table:table-cell office:value-type="float" office:value="15.49512" calcext:value-type="float">
            <text:p>15.49512</text:p>
          </table:table-cell>
          <table:table-cell office:value-type="float" office:value="31.77" calcext:value-type="float">
            <text:p>31.77</text:p>
          </table:table-cell>
          <table:table-cell office:value-type="float" office:value="19.6" calcext:value-type="float">
            <text:p>19.6</text:p>
          </table:table-cell>
          <table:table-cell office:value-type="float" office:value="1.96874" calcext:value-type="float">
            <text:p>1.96874</text:p>
          </table:table-cell>
          <table:table-cell office:value-type="float" office:value="1.261305" calcext:value-type="float">
            <text:p>1.261305</text:p>
          </table:table-cell>
          <table:table-cell office:value-type="float" office:value="372.42" calcext:value-type="float">
            <text:p>372.42</text:p>
          </table:table-cell>
          <table:table-cell office:value-type="float" office:value="0" calcext:value-type="float">
            <text:p>0</text:p>
          </table:table-cell>
          <table:table-cell office:value-type="float" office:value="49.76822" calcext:value-type="float">
            <text:p>49.76822</text:p>
          </table:table-cell>
          <table:table-cell office:value-type="float" office:value="21.00867" calcext:value-type="float">
            <text:p>21.00867</text:p>
          </table:table-cell>
          <table:table-cell office:value-type="float" office:value="40.61038" calcext:value-type="float">
            <text:p>40.61038</text:p>
          </table:table-cell>
          <table:table-cell office:value-type="float" office:value="24.61737" calcext:value-type="float">
            <text:p>24.61737</text:p>
          </table:table-cell>
          <table:table-cell office:value-type="float" office:value="36.49078" calcext:value-type="float">
            <text:p>36.49078</text:p>
          </table:table-cell>
          <table:table-cell office:value-type="float" office:value="26.68054" calcext:value-type="float">
            <text:p>26.68054</text:p>
          </table:table-cell>
          <table:table-cell office:value-type="float" office:value="33.76492" calcext:value-type="float">
            <text:p>33.76492</text:p>
          </table:table-cell>
          <table:table-cell office:value-type="float" office:value="28.00116" calcext:value-type="float">
            <text:p>28.00116</text:p>
          </table:table-cell>
          <table:table-cell office:value-type="float" office:value="32.25259" calcext:value-type="float">
            <text:p>32.25259</text:p>
          </table:table-cell>
          <table:table-cell office:value-type="float" office:value="28.60684" calcext:value-type="float">
            <text:p>28.60684</text:p>
          </table:table-cell>
          <table:table-cell office:value-type="float" office:value="30.99588" calcext:value-type="float">
            <text:p>30.99588</text:p>
          </table:table-cell>
          <table:table-cell office:value-type="float" office:value="29.01205" calcext:value-type="float">
            <text:p>29.01205</text:p>
          </table:table-cell>
          <table:table-cell office:value-type="float" office:value="29.88379" calcext:value-type="float">
            <text:p>29.88379</text:p>
          </table:table-cell>
          <table:table-cell office:value-type="float" office:value="28.82404" calcext:value-type="float">
            <text:p>28.82404</text:p>
          </table:table-cell>
          <table:table-cell office:value-type="float" office:value="28.40649" calcext:value-type="float">
            <text:p>28.40649</text:p>
          </table:table-cell>
          <table:table-cell office:value-type="float" office:value="28.06989" calcext:value-type="float">
            <text:p>28.06989</text:p>
          </table:table-cell>
          <table:table-cell office:value-type="float" office:value="26.88248" calcext:value-type="float">
            <text:p>26.88248</text:p>
          </table:table-cell>
          <table:table-cell office:value-type="float" office:value="26.62164" calcext:value-type="float">
            <text:p>26.62164</text:p>
          </table:table-cell>
          <table:table-cell office:value-type="float" office:value="25.58942" calcext:value-type="float">
            <text:p>25.58942</text:p>
          </table:table-cell>
          <table:table-cell office:value-type="float" office:value="25.54196" calcext:value-type="float">
            <text:p>25.54196</text:p>
          </table:table-cell>
          <table:table-cell office:value-type="float" office:value="24.58707" calcext:value-type="float">
            <text:p>24.58707</text:p>
          </table:table-cell>
          <table:table-cell office:value-type="float" office:value="24.58298" calcext:value-type="float">
            <text:p>24.58298</text:p>
          </table:table-cell>
          <table:table-cell office:value-type="float" office:value="23.62524" calcext:value-type="float">
            <text:p>23.62524</text:p>
          </table:table-cell>
          <table:table-cell office:value-type="float" office:value="23.62408" calcext:value-type="float">
            <text:p>23.62408</text:p>
          </table:table-cell>
          <table:table-cell office:value-type="float" office:value="22.58984" calcext:value-type="float">
            <text:p>22.58984</text:p>
          </table:table-cell>
          <table:table-cell office:value-type="float" office:value="22.57697" calcext:value-type="float">
            <text:p>22.57697</text:p>
          </table:table-cell>
          <table:table-cell office:value-type="float" office:value="21.68671" calcext:value-type="float">
            <text:p>21.68671</text:p>
          </table:table-cell>
          <table:table-cell office:value-type="float" office:value="21.66864" calcext:value-type="float">
            <text:p>21.66864</text:p>
          </table:table-cell>
          <table:table-cell office:value-type="float" office:value="49.76819" calcext:value-type="float">
            <text:p>49.76819</text:p>
          </table:table-cell>
          <table:table-cell office:value-type="float" office:value="21.0087" calcext:value-type="float">
            <text:p>21.00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5" calcext:value-type="float">
            <text:p>12092005</text:p>
          </table:table-cell>
          <table:table-cell office:value-type="float" office:value="17.29908" calcext:value-type="float">
            <text:p>17.29908</text:p>
          </table:table-cell>
          <table:table-cell office:value-type="float" office:value="32.71" calcext:value-type="float">
            <text:p>32.71</text:p>
          </table:table-cell>
          <table:table-cell office:value-type="float" office:value="22.25" calcext:value-type="float">
            <text:p>22.25</text:p>
          </table:table-cell>
          <table:table-cell office:value-type="float" office:value="2.144073" calcext:value-type="float">
            <text:p>2.144073</text:p>
          </table:table-cell>
          <table:table-cell office:value-type="float" office:value="1.512211" calcext:value-type="float">
            <text:p>1.512211</text:p>
          </table:table-cell>
          <table:table-cell office:value-type="float" office:value="424.152" calcext:value-type="float">
            <text:p>424.152</text:p>
          </table:table-cell>
          <table:table-cell office:value-type="float" office:value="0" calcext:value-type="float">
            <text:p>0</text:p>
          </table:table-cell>
          <table:table-cell office:value-type="float" office:value="53.88245" calcext:value-type="float">
            <text:p>53.88245</text:p>
          </table:table-cell>
          <table:table-cell office:value-type="float" office:value="23.30847" calcext:value-type="float">
            <text:p>23.30847</text:p>
          </table:table-cell>
          <table:table-cell office:value-type="float" office:value="42.47568" calcext:value-type="float">
            <text:p>42.47568</text:p>
          </table:table-cell>
          <table:table-cell office:value-type="float" office:value="26.05756" calcext:value-type="float">
            <text:p>26.05756</text:p>
          </table:table-cell>
          <table:table-cell office:value-type="float" office:value="38.02957" calcext:value-type="float">
            <text:p>38.02957</text:p>
          </table:table-cell>
          <table:table-cell office:value-type="float" office:value="27.55994" calcext:value-type="float">
            <text:p>27.55994</text:p>
          </table:table-cell>
          <table:table-cell office:value-type="float" office:value="34.87189" calcext:value-type="float">
            <text:p>34.87189</text:p>
          </table:table-cell>
          <table:table-cell office:value-type="float" office:value="28.50266" calcext:value-type="float">
            <text:p>28.50266</text:p>
          </table:table-cell>
          <table:table-cell office:value-type="float" office:value="33.07196" calcext:value-type="float">
            <text:p>33.07196</text:p>
          </table:table-cell>
          <table:table-cell office:value-type="float" office:value="28.92352" calcext:value-type="float">
            <text:p>28.92352</text:p>
          </table:table-cell>
          <table:table-cell office:value-type="float" office:value="31.38574" calcext:value-type="float">
            <text:p>31.38574</text:p>
          </table:table-cell>
          <table:table-cell office:value-type="float" office:value="29.17477" calcext:value-type="float">
            <text:p>29.17477</text:p>
          </table:table-cell>
          <table:table-cell office:value-type="float" office:value="30.25198" calcext:value-type="float">
            <text:p>30.25198</text:p>
          </table:table-cell>
          <table:table-cell office:value-type="float" office:value="28.98489" calcext:value-type="float">
            <text:p>28.98489</text:p>
          </table:table-cell>
          <table:table-cell office:value-type="float" office:value="28.64191" calcext:value-type="float">
            <text:p>28.64191</text:p>
          </table:table-cell>
          <table:table-cell office:value-type="float" office:value="28.4133" calcext:value-type="float">
            <text:p>28.4133</text:p>
          </table:table-cell>
          <table:table-cell office:value-type="float" office:value="27.08719" calcext:value-type="float">
            <text:p>27.08719</text:p>
          </table:table-cell>
          <table:table-cell office:value-type="float" office:value="26.88495" calcext:value-type="float">
            <text:p>26.88495</text:p>
          </table:table-cell>
          <table:table-cell office:value-type="float" office:value="25.66815" calcext:value-type="float">
            <text:p>25.66815</text:p>
          </table:table-cell>
          <table:table-cell office:value-type="float" office:value="25.59012" calcext:value-type="float">
            <text:p>25.59012</text:p>
          </table:table-cell>
          <table:table-cell office:value-type="float" office:value="24.60483" calcext:value-type="float">
            <text:p>24.60483</text:p>
          </table:table-cell>
          <table:table-cell office:value-type="float" office:value="24.58517" calcext:value-type="float">
            <text:p>24.58517</text:p>
          </table:table-cell>
          <table:table-cell office:value-type="float" office:value="23.63058" calcext:value-type="float">
            <text:p>23.63058</text:p>
          </table:table-cell>
          <table:table-cell office:value-type="float" office:value="23.62531" calcext:value-type="float">
            <text:p>23.62531</text:p>
          </table:table-cell>
          <table:table-cell office:value-type="float" office:value="22.60196" calcext:value-type="float">
            <text:p>22.60196</text:p>
          </table:table-cell>
          <table:table-cell office:value-type="float" office:value="22.59" calcext:value-type="float">
            <text:p>22.59</text:p>
          </table:table-cell>
          <table:table-cell office:value-type="float" office:value="21.70297" calcext:value-type="float">
            <text:p>21.70297</text:p>
          </table:table-cell>
          <table:table-cell office:value-type="float" office:value="21.68686" calcext:value-type="float">
            <text:p>21.68686</text:p>
          </table:table-cell>
          <table:table-cell office:value-type="float" office:value="53.88242" calcext:value-type="float">
            <text:p>53.88242</text:p>
          </table:table-cell>
          <table:table-cell office:value-type="float" office:value="23.3085" calcext:value-type="float">
            <text:p>23.30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5" calcext:value-type="float">
            <text:p>13092005</text:p>
          </table:table-cell>
          <table:table-cell office:value-type="float" office:value="18.59868" calcext:value-type="float">
            <text:p>18.59868</text:p>
          </table:table-cell>
          <table:table-cell office:value-type="float" office:value="24.9" calcext:value-type="float">
            <text:p>24.9</text:p>
          </table:table-cell>
          <table:table-cell office:value-type="float" office:value="10.58" calcext:value-type="float">
            <text:p>10.58</text:p>
          </table:table-cell>
          <table:table-cell office:value-type="float" office:value="1.911317" calcext:value-type="float">
            <text:p>1.911317</text:p>
          </table:table-cell>
          <table:table-cell office:value-type="float" office:value="1.100289" calcext:value-type="float">
            <text:p>1.100289</text:p>
          </table:table-cell>
          <table:table-cell office:value-type="float" office:value="278.82" calcext:value-type="float">
            <text:p>278.82</text:p>
          </table:table-cell>
          <table:table-cell office:value-type="float" office:value="0" calcext:value-type="float">
            <text:p>0</text:p>
          </table:table-cell>
          <table:table-cell office:value-type="float" office:value="49.61844" calcext:value-type="float">
            <text:p>49.61844</text:p>
          </table:table-cell>
          <table:table-cell office:value-type="float" office:value="14.94061" calcext:value-type="float">
            <text:p>14.94061</text:p>
          </table:table-cell>
          <table:table-cell office:value-type="float" office:value="39.39551" calcext:value-type="float">
            <text:p>39.39551</text:p>
          </table:table-cell>
          <table:table-cell office:value-type="float" office:value="22.20743" calcext:value-type="float">
            <text:p>22.20743</text:p>
          </table:table-cell>
          <table:table-cell office:value-type="float" office:value="35.72092" calcext:value-type="float">
            <text:p>35.72092</text:p>
          </table:table-cell>
          <table:table-cell office:value-type="float" office:value="26.12604" calcext:value-type="float">
            <text:p>26.12604</text:p>
          </table:table-cell>
          <table:table-cell office:value-type="float" office:value="33.2778" calcext:value-type="float">
            <text:p>33.2778</text:p>
          </table:table-cell>
          <table:table-cell office:value-type="float" office:value="28.42056" calcext:value-type="float">
            <text:p>28.42056</text:p>
          </table:table-cell>
          <table:table-cell office:value-type="float" office:value="31.94904" calcext:value-type="float">
            <text:p>31.94904</text:p>
          </table:table-cell>
          <table:table-cell office:value-type="float" office:value="29.0072" calcext:value-type="float">
            <text:p>29.0072</text:p>
          </table:table-cell>
          <table:table-cell office:value-type="float" office:value="31.26028" calcext:value-type="float">
            <text:p>31.26028</text:p>
          </table:table-cell>
          <table:table-cell office:value-type="float" office:value="29.39075" calcext:value-type="float">
            <text:p>29.39075</text:p>
          </table:table-cell>
          <table:table-cell office:value-type="float" office:value="30.25742" calcext:value-type="float">
            <text:p>30.25742</text:p>
          </table:table-cell>
          <table:table-cell office:value-type="float" office:value="29.2399" calcext:value-type="float">
            <text:p>29.2399</text:p>
          </table:table-cell>
          <table:table-cell office:value-type="float" office:value="28.81381" calcext:value-type="float">
            <text:p>28.81381</text:p>
          </table:table-cell>
          <table:table-cell office:value-type="float" office:value="28.65088" calcext:value-type="float">
            <text:p>28.65088</text:p>
          </table:table-cell>
          <table:table-cell office:value-type="float" office:value="27.27985" calcext:value-type="float">
            <text:p>27.27985</text:p>
          </table:table-cell>
          <table:table-cell office:value-type="float" office:value="27.08942" calcext:value-type="float">
            <text:p>27.08942</text:p>
          </table:table-cell>
          <table:table-cell office:value-type="float" office:value="25.7616" calcext:value-type="float">
            <text:p>25.7616</text:p>
          </table:table-cell>
          <table:table-cell office:value-type="float" office:value="25.66904" calcext:value-type="float">
            <text:p>25.66904</text:p>
          </table:table-cell>
          <table:table-cell office:value-type="float" office:value="24.64133" calcext:value-type="float">
            <text:p>24.64133</text:p>
          </table:table-cell>
          <table:table-cell office:value-type="float" office:value="24.60513" calcext:value-type="float">
            <text:p>24.60513</text:p>
          </table:table-cell>
          <table:table-cell office:value-type="float" office:value="23.64279" calcext:value-type="float">
            <text:p>23.64279</text:p>
          </table:table-cell>
          <table:table-cell office:value-type="float" office:value="23.63065" calcext:value-type="float">
            <text:p>23.63065</text:p>
          </table:table-cell>
          <table:table-cell office:value-type="float" office:value="22.61411" calcext:value-type="float">
            <text:p>22.61411</text:p>
          </table:table-cell>
          <table:table-cell office:value-type="float" office:value="22.60208" calcext:value-type="float">
            <text:p>22.60208</text:p>
          </table:table-cell>
          <table:table-cell office:value-type="float" office:value="21.71741" calcext:value-type="float">
            <text:p>21.71741</text:p>
          </table:table-cell>
          <table:table-cell office:value-type="float" office:value="21.70316" calcext:value-type="float">
            <text:p>21.70316</text:p>
          </table:table-cell>
          <table:table-cell office:value-type="float" office:value="49.61835" calcext:value-type="float">
            <text:p>49.61835</text:p>
          </table:table-cell>
          <table:table-cell office:value-type="float" office:value="15.21857" calcext:value-type="float">
            <text:p>15.218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5" calcext:value-type="float">
            <text:p>14092005</text:p>
          </table:table-cell>
          <table:table-cell office:value-type="float" office:value="19.79838" calcext:value-type="float">
            <text:p>19.79838</text:p>
          </table:table-cell>
          <table:table-cell office:value-type="float" office:value="26.23" calcext:value-type="float">
            <text:p>26.23</text:p>
          </table:table-cell>
          <table:table-cell office:value-type="float" office:value="8.27" calcext:value-type="float">
            <text:p>8.27</text:p>
          </table:table-cell>
          <table:table-cell office:value-type="float" office:value="1.269807" calcext:value-type="float">
            <text:p>1.269807</text:p>
          </table:table-cell>
          <table:table-cell office:value-type="float" office:value="0.8518178" calcext:value-type="float">
            <text:p>0.8518178</text:p>
          </table:table-cell>
          <table:table-cell office:value-type="float" office:value="144.864" calcext:value-type="float">
            <text:p>144.864</text:p>
          </table:table-cell>
          <table:table-cell office:value-type="float" office:value="0" calcext:value-type="float">
            <text:p>0</text:p>
          </table:table-cell>
          <table:table-cell office:value-type="float" office:value="46.07928" calcext:value-type="float">
            <text:p>46.07928</text:p>
          </table:table-cell>
          <table:table-cell office:value-type="float" office:value="11.0369" calcext:value-type="float">
            <text:p>11.0369</text:p>
          </table:table-cell>
          <table:table-cell office:value-type="float" office:value="36.33203" calcext:value-type="float">
            <text:p>36.33203</text:p>
          </table:table-cell>
          <table:table-cell office:value-type="float" office:value="17.38785" calcext:value-type="float">
            <text:p>17.38785</text:p>
          </table:table-cell>
          <table:table-cell office:value-type="float" office:value="32.78851" calcext:value-type="float">
            <text:p>32.78851</text:p>
          </table:table-cell>
          <table:table-cell office:value-type="float" office:value="21.0484" calcext:value-type="float">
            <text:p>21.0484</text:p>
          </table:table-cell>
          <table:table-cell office:value-type="float" office:value="30.55762" calcext:value-type="float">
            <text:p>30.55762</text:p>
          </table:table-cell>
          <table:table-cell office:value-type="float" office:value="23.82059" calcext:value-type="float">
            <text:p>23.82059</text:p>
          </table:table-cell>
          <table:table-cell office:value-type="float" office:value="29.4838" calcext:value-type="float">
            <text:p>29.4838</text:p>
          </table:table-cell>
          <table:table-cell office:value-type="float" office:value="25.40375" calcext:value-type="float">
            <text:p>25.40375</text:p>
          </table:table-cell>
          <table:table-cell office:value-type="float" office:value="30.12167" calcext:value-type="float">
            <text:p>30.12167</text:p>
          </table:table-cell>
          <table:table-cell office:value-type="float" office:value="26.85538" calcext:value-type="float">
            <text:p>26.85538</text:p>
          </table:table-cell>
          <table:table-cell office:value-type="float" office:value="29.78043" calcext:value-type="float">
            <text:p>29.78043</text:p>
          </table:table-cell>
          <table:table-cell office:value-type="float" office:value="27.56821" calcext:value-type="float">
            <text:p>27.56821</text:p>
          </table:table-cell>
          <table:table-cell office:value-type="float" office:value="28.78842" calcext:value-type="float">
            <text:p>28.78842</text:p>
          </table:table-cell>
          <table:table-cell office:value-type="float" office:value="28.03778" calcext:value-type="float">
            <text:p>28.03778</text:p>
          </table:table-cell>
          <table:table-cell office:value-type="float" office:value="27.32666" calcext:value-type="float">
            <text:p>27.32666</text:p>
          </table:table-cell>
          <table:table-cell office:value-type="float" office:value="27.26364" calcext:value-type="float">
            <text:p>27.26364</text:p>
          </table:table-cell>
          <table:table-cell office:value-type="float" office:value="25.84494" calcext:value-type="float">
            <text:p>25.84494</text:p>
          </table:table-cell>
          <table:table-cell office:value-type="float" office:value="25.76263" calcext:value-type="float">
            <text:p>25.76263</text:p>
          </table:table-cell>
          <table:table-cell office:value-type="float" office:value="24.68799" calcext:value-type="float">
            <text:p>24.68799</text:p>
          </table:table-cell>
          <table:table-cell office:value-type="float" office:value="24.64178" calcext:value-type="float">
            <text:p>24.64178</text:p>
          </table:table-cell>
          <table:table-cell office:value-type="float" office:value="23.66266" calcext:value-type="float">
            <text:p>23.66266</text:p>
          </table:table-cell>
          <table:table-cell office:value-type="float" office:value="23.64297" calcext:value-type="float">
            <text:p>23.64297</text:p>
          </table:table-cell>
          <table:table-cell office:value-type="float" office:value="22.62827" calcext:value-type="float">
            <text:p>22.62827</text:p>
          </table:table-cell>
          <table:table-cell office:value-type="float" office:value="22.61423" calcext:value-type="float">
            <text:p>22.61423</text:p>
          </table:table-cell>
          <table:table-cell office:value-type="float" office:value="21.7309" calcext:value-type="float">
            <text:p>21.7309</text:p>
          </table:table-cell>
          <table:table-cell office:value-type="float" office:value="21.71756" calcext:value-type="float">
            <text:p>21.71756</text:p>
          </table:table-cell>
          <table:table-cell office:value-type="float" office:value="46.07922" calcext:value-type="float">
            <text:p>46.07922</text:p>
          </table:table-cell>
          <table:table-cell office:value-type="float" office:value="11.03693" calcext:value-type="float">
            <text:p>11.036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5" calcext:value-type="float">
            <text:p>15092005</text:p>
          </table:table-cell>
          <table:table-cell office:value-type="float" office:value="19.06524" calcext:value-type="float">
            <text:p>19.06524</text:p>
          </table:table-cell>
          <table:table-cell office:value-type="float" office:value="25.19" calcext:value-type="float">
            <text:p>25.19</text:p>
          </table:table-cell>
          <table:table-cell office:value-type="float" office:value="11.09" calcext:value-type="float">
            <text:p>11.09</text:p>
          </table:table-cell>
          <table:table-cell office:value-type="float" office:value="1.226226" calcext:value-type="float">
            <text:p>1.226226</text:p>
          </table:table-cell>
          <table:table-cell office:value-type="float" office:value="0.8000961" calcext:value-type="float">
            <text:p>0.8000961</text:p>
          </table:table-cell>
          <table:table-cell office:value-type="float" office:value="138.024" calcext:value-type="float">
            <text:p>138.024</text:p>
          </table:table-cell>
          <table:table-cell office:value-type="float" office:value="0" calcext:value-type="float">
            <text:p>0</text:p>
          </table:table-cell>
          <table:table-cell office:value-type="float" office:value="45.28436" calcext:value-type="float">
            <text:p>45.28436</text:p>
          </table:table-cell>
          <table:table-cell office:value-type="float" office:value="13.45163" calcext:value-type="float">
            <text:p>13.45163</text:p>
          </table:table-cell>
          <table:table-cell office:value-type="float" office:value="35.87405" calcext:value-type="float">
            <text:p>35.87405</text:p>
          </table:table-cell>
          <table:table-cell office:value-type="float" office:value="18.7908" calcext:value-type="float">
            <text:p>18.7908</text:p>
          </table:table-cell>
          <table:table-cell office:value-type="float" office:value="32.22037" calcext:value-type="float">
            <text:p>32.22037</text:p>
          </table:table-cell>
          <table:table-cell office:value-type="float" office:value="21.53937" calcext:value-type="float">
            <text:p>21.53937</text:p>
          </table:table-cell>
          <table:table-cell office:value-type="float" office:value="29.98715" calcext:value-type="float">
            <text:p>29.98715</text:p>
          </table:table-cell>
          <table:table-cell office:value-type="float" office:value="23.72308" calcext:value-type="float">
            <text:p>23.72308</text:p>
          </table:table-cell>
          <table:table-cell office:value-type="float" office:value="28.89203" calcext:value-type="float">
            <text:p>28.89203</text:p>
          </table:table-cell>
          <table:table-cell office:value-type="float" office:value="24.9903" calcext:value-type="float">
            <text:p>24.9903</text:p>
          </table:table-cell>
          <table:table-cell office:value-type="float" office:value="28.37555" calcext:value-type="float">
            <text:p>28.37555</text:p>
          </table:table-cell>
          <table:table-cell office:value-type="float" office:value="26.18799" calcext:value-type="float">
            <text:p>26.18799</text:p>
          </table:table-cell>
          <table:table-cell office:value-type="float" office:value="28.32242" calcext:value-type="float">
            <text:p>28.32242</text:p>
          </table:table-cell>
          <table:table-cell office:value-type="float" office:value="26.85803" calcext:value-type="float">
            <text:p>26.85803</text:p>
          </table:table-cell>
          <table:table-cell office:value-type="float" office:value="28.03622" calcext:value-type="float">
            <text:p>28.03622</text:p>
          </table:table-cell>
          <table:table-cell office:value-type="float" office:value="27.44104" calcext:value-type="float">
            <text:p>27.44104</text:p>
          </table:table-cell>
          <table:table-cell office:value-type="float" office:value="27.26212" calcext:value-type="float">
            <text:p>27.26212</text:p>
          </table:table-cell>
          <table:table-cell office:value-type="float" office:value="27.04984" calcext:value-type="float">
            <text:p>27.04984</text:p>
          </table:table-cell>
          <table:table-cell office:value-type="float" office:value="25.87021" calcext:value-type="float">
            <text:p>25.87021</text:p>
          </table:table-cell>
          <table:table-cell office:value-type="float" office:value="25.84552" calcext:value-type="float">
            <text:p>25.84552</text:p>
          </table:table-cell>
          <table:table-cell office:value-type="float" office:value="24.72861" calcext:value-type="float">
            <text:p>24.72861</text:p>
          </table:table-cell>
          <table:table-cell office:value-type="float" office:value="24.68848" calcext:value-type="float">
            <text:p>24.68848</text:p>
          </table:table-cell>
          <table:table-cell office:value-type="float" office:value="23.68729" calcext:value-type="float">
            <text:p>23.68729</text:p>
          </table:table-cell>
          <table:table-cell office:value-type="float" office:value="23.66293" calcext:value-type="float">
            <text:p>23.66293</text:p>
          </table:table-cell>
          <table:table-cell office:value-type="float" office:value="22.64355" calcext:value-type="float">
            <text:p>22.64355</text:p>
          </table:table-cell>
          <table:table-cell office:value-type="float" office:value="22.62842" calcext:value-type="float">
            <text:p>22.62842</text:p>
          </table:table-cell>
          <table:table-cell office:value-type="float" office:value="21.74432" calcext:value-type="float">
            <text:p>21.74432</text:p>
          </table:table-cell>
          <table:table-cell office:value-type="float" office:value="21.73105" calcext:value-type="float">
            <text:p>21.73105</text:p>
          </table:table-cell>
          <table:table-cell office:value-type="float" office:value="45.2843" calcext:value-type="float">
            <text:p>45.2843</text:p>
          </table:table-cell>
          <table:table-cell office:value-type="float" office:value="13.45163" calcext:value-type="float">
            <text:p>13.451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5" calcext:value-type="float">
            <text:p>16092005</text:p>
          </table:table-cell>
          <table:table-cell office:value-type="float" office:value="20.21892" calcext:value-type="float">
            <text:p>20.21892</text:p>
          </table:table-cell>
          <table:table-cell office:value-type="float" office:value="27.5" calcext:value-type="float">
            <text:p>27.5</text:p>
          </table:table-cell>
          <table:table-cell office:value-type="float" office:value="7.75" calcext:value-type="float">
            <text:p>7.75</text:p>
          </table:table-cell>
          <table:table-cell office:value-type="float" office:value="1.442913" calcext:value-type="float">
            <text:p>1.442913</text:p>
          </table:table-cell>
          <table:table-cell office:value-type="float" office:value="0.9263659" calcext:value-type="float">
            <text:p>0.9263659</text:p>
          </table:table-cell>
          <table:table-cell office:value-type="float" office:value="210.348" calcext:value-type="float">
            <text:p>210.348</text:p>
          </table:table-cell>
          <table:table-cell office:value-type="float" office:value="0" calcext:value-type="float">
            <text:p>0</text:p>
          </table:table-cell>
          <table:table-cell office:value-type="float" office:value="48.49872" calcext:value-type="float">
            <text:p>48.49872</text:p>
          </table:table-cell>
          <table:table-cell office:value-type="float" office:value="10.14435" calcext:value-type="float">
            <text:p>10.14435</text:p>
          </table:table-cell>
          <table:table-cell office:value-type="float" office:value="37.50241" calcext:value-type="float">
            <text:p>37.50241</text:p>
          </table:table-cell>
          <table:table-cell office:value-type="float" office:value="16.13058" calcext:value-type="float">
            <text:p>16.13058</text:p>
          </table:table-cell>
          <table:table-cell office:value-type="float" office:value="32.93942" calcext:value-type="float">
            <text:p>32.93942</text:p>
          </table:table-cell>
          <table:table-cell office:value-type="float" office:value="19.59131" calcext:value-type="float">
            <text:p>19.59131</text:p>
          </table:table-cell>
          <table:table-cell office:value-type="float" office:value="30.25058" calcext:value-type="float">
            <text:p>30.25058</text:p>
          </table:table-cell>
          <table:table-cell office:value-type="float" office:value="22.26398" calcext:value-type="float">
            <text:p>22.26398</text:p>
          </table:table-cell>
          <table:table-cell office:value-type="float" office:value="28.88455" calcext:value-type="float">
            <text:p>28.88455</text:p>
          </table:table-cell>
          <table:table-cell office:value-type="float" office:value="23.81543" calcext:value-type="float">
            <text:p>23.81543</text:p>
          </table:table-cell>
          <table:table-cell office:value-type="float" office:value="27.80069" calcext:value-type="float">
            <text:p>27.80069</text:p>
          </table:table-cell>
          <table:table-cell office:value-type="float" office:value="25.29144" calcext:value-type="float">
            <text:p>25.29144</text:p>
          </table:table-cell>
          <table:table-cell office:value-type="float" office:value="27.70218" calcext:value-type="float">
            <text:p>27.70218</text:p>
          </table:table-cell>
          <table:table-cell office:value-type="float" office:value="26.11957" calcext:value-type="float">
            <text:p>26.11957</text:p>
          </table:table-cell>
          <table:table-cell office:value-type="float" office:value="27.44894" calcext:value-type="float">
            <text:p>27.44894</text:p>
          </table:table-cell>
          <table:table-cell office:value-type="float" office:value="26.91592" calcext:value-type="float">
            <text:p>26.91592</text:p>
          </table:table-cell>
          <table:table-cell office:value-type="float" office:value="27.04739" calcext:value-type="float">
            <text:p>27.04739</text:p>
          </table:table-cell>
          <table:table-cell office:value-type="float" office:value="26.78183" calcext:value-type="float">
            <text:p>26.78183</text:p>
          </table:table-cell>
          <table:table-cell office:value-type="float" office:value="25.86935" calcext:value-type="float">
            <text:p>25.86935</text:p>
          </table:table-cell>
          <table:table-cell office:value-type="float" office:value="25.83633" calcext:value-type="float">
            <text:p>25.83633</text:p>
          </table:table-cell>
          <table:table-cell office:value-type="float" office:value="24.75006" calcext:value-type="float">
            <text:p>24.75006</text:p>
          </table:table-cell>
          <table:table-cell office:value-type="float" office:value="24.72894" calcext:value-type="float">
            <text:p>24.72894</text:p>
          </table:table-cell>
          <table:table-cell office:value-type="float" office:value="23.71176" calcext:value-type="float">
            <text:p>23.71176</text:p>
          </table:table-cell>
          <table:table-cell office:value-type="float" office:value="23.68753" calcext:value-type="float">
            <text:p>23.68753</text:p>
          </table:table-cell>
          <table:table-cell office:value-type="float" office:value="22.66068" calcext:value-type="float">
            <text:p>22.66068</text:p>
          </table:table-cell>
          <table:table-cell office:value-type="float" office:value="22.64371" calcext:value-type="float">
            <text:p>22.64371</text:p>
          </table:table-cell>
          <table:table-cell office:value-type="float" office:value="21.75906" calcext:value-type="float">
            <text:p>21.75906</text:p>
          </table:table-cell>
          <table:table-cell office:value-type="float" office:value="21.74448" calcext:value-type="float">
            <text:p>21.74448</text:p>
          </table:table-cell>
          <table:table-cell office:value-type="float" office:value="48.49869" calcext:value-type="float">
            <text:p>48.49869</text:p>
          </table:table-cell>
          <table:table-cell office:value-type="float" office:value="10.14438" calcext:value-type="float">
            <text:p>10.144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5" calcext:value-type="float">
            <text:p>17092005</text:p>
          </table:table-cell>
          <table:table-cell office:value-type="float" office:value="11.1153" calcext:value-type="float">
            <text:p>11.1153</text:p>
          </table:table-cell>
          <table:table-cell office:value-type="float" office:value="24.23" calcext:value-type="float">
            <text:p>24.23</text:p>
          </table:table-cell>
          <table:table-cell office:value-type="float" office:value="11.99" calcext:value-type="float">
            <text:p>11.99</text:p>
          </table:table-cell>
          <table:table-cell office:value-type="float" office:value="1.512043" calcext:value-type="float">
            <text:p>1.512043</text:p>
          </table:table-cell>
          <table:table-cell office:value-type="float" office:value="1.177093" calcext:value-type="float">
            <text:p>1.177093</text:p>
          </table:table-cell>
          <table:table-cell office:value-type="float" office:value="308.124" calcext:value-type="float">
            <text:p>308.124</text:p>
          </table:table-cell>
          <table:table-cell office:value-type="float" office:value="0" calcext:value-type="float">
            <text:p>0</text:p>
          </table:table-cell>
          <table:table-cell office:value-type="float" office:value="40.65948" calcext:value-type="float">
            <text:p>40.65948</text:p>
          </table:table-cell>
          <table:table-cell office:value-type="float" office:value="14.4274" calcext:value-type="float">
            <text:p>14.4274</text:p>
          </table:table-cell>
          <table:table-cell office:value-type="float" office:value="30.55121" calcext:value-type="float">
            <text:p>30.55121</text:p>
          </table:table-cell>
          <table:table-cell office:value-type="float" office:value="18.58621" calcext:value-type="float">
            <text:p>18.58621</text:p>
          </table:table-cell>
          <table:table-cell office:value-type="float" office:value="28.17413" calcext:value-type="float">
            <text:p>28.17413</text:p>
          </table:table-cell>
          <table:table-cell office:value-type="float" office:value="21.19397" calcext:value-type="float">
            <text:p>21.19397</text:p>
          </table:table-cell>
          <table:table-cell office:value-type="float" office:value="27.30801" calcext:value-type="float">
            <text:p>27.30801</text:p>
          </table:table-cell>
          <table:table-cell office:value-type="float" office:value="23.23059" calcext:value-type="float">
            <text:p>23.23059</text:p>
          </table:table-cell>
          <table:table-cell office:value-type="float" office:value="27.24872" calcext:value-type="float">
            <text:p>27.24872</text:p>
          </table:table-cell>
          <table:table-cell office:value-type="float" office:value="24.41635" calcext:value-type="float">
            <text:p>24.41635</text:p>
          </table:table-cell>
          <table:table-cell office:value-type="float" office:value="27.60919" calcext:value-type="float">
            <text:p>27.60919</text:p>
          </table:table-cell>
          <table:table-cell office:value-type="float" office:value="25.53577" calcext:value-type="float">
            <text:p>25.53577</text:p>
          </table:table-cell>
          <table:table-cell office:value-type="float" office:value="27.39105" calcext:value-type="float">
            <text:p>27.39105</text:p>
          </table:table-cell>
          <table:table-cell office:value-type="float" office:value="26.12415" calcext:value-type="float">
            <text:p>26.12415</text:p>
          </table:table-cell>
          <table:table-cell office:value-type="float" office:value="27.00519" calcext:value-type="float">
            <text:p>27.00519</text:p>
          </table:table-cell>
          <table:table-cell office:value-type="float" office:value="26.62015" calcext:value-type="float">
            <text:p>26.62015</text:p>
          </table:table-cell>
          <table:table-cell office:value-type="float" office:value="26.77924" calcext:value-type="float">
            <text:p>26.77924</text:p>
          </table:table-cell>
          <table:table-cell office:value-type="float" office:value="26.54639" calcext:value-type="float">
            <text:p>26.54639</text:p>
          </table:table-cell>
          <table:table-cell office:value-type="float" office:value="25.83572" calcext:value-type="float">
            <text:p>25.83572</text:p>
          </table:table-cell>
          <table:table-cell office:value-type="float" office:value="25.76492" calcext:value-type="float">
            <text:p>25.76492</text:p>
          </table:table-cell>
          <table:table-cell office:value-type="float" office:value="24.75214" calcext:value-type="float">
            <text:p>24.75214</text:p>
          </table:table-cell>
          <table:table-cell office:value-type="float" office:value="24.74869" calcext:value-type="float">
            <text:p>24.74869</text:p>
          </table:table-cell>
          <table:table-cell office:value-type="float" office:value="23.73059" calcext:value-type="float">
            <text:p>23.73059</text:p>
          </table:table-cell>
          <table:table-cell office:value-type="float" office:value="23.71198" calcext:value-type="float">
            <text:p>23.71198</text:p>
          </table:table-cell>
          <table:table-cell office:value-type="float" office:value="22.67786" calcext:value-type="float">
            <text:p>22.67786</text:p>
          </table:table-cell>
          <table:table-cell office:value-type="float" office:value="22.66086" calcext:value-type="float">
            <text:p>22.66086</text:p>
          </table:table-cell>
          <table:table-cell office:value-type="float" office:value="21.7753" calcext:value-type="float">
            <text:p>21.7753</text:p>
          </table:table-cell>
          <table:table-cell office:value-type="float" office:value="21.75925" calcext:value-type="float">
            <text:p>21.75925</text:p>
          </table:table-cell>
          <table:table-cell office:value-type="float" office:value="40.65942" calcext:value-type="float">
            <text:p>40.65942</text:p>
          </table:table-cell>
          <table:table-cell office:value-type="float" office:value="14.42743" calcext:value-type="float">
            <text:p>14.427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5" calcext:value-type="float">
            <text:p>18092005</text:p>
          </table:table-cell>
          <table:table-cell office:value-type="float" office:value="16.92863" calcext:value-type="float">
            <text:p>16.92863</text:p>
          </table:table-cell>
          <table:table-cell office:value-type="float" office:value="31.71" calcext:value-type="float">
            <text:p>31.71</text:p>
          </table:table-cell>
          <table:table-cell office:value-type="float" office:value="15.48" calcext:value-type="float">
            <text:p>15.48</text:p>
          </table:table-cell>
          <table:table-cell office:value-type="float" office:value="2.126807" calcext:value-type="float">
            <text:p>2.126807</text:p>
          </table:table-cell>
          <table:table-cell office:value-type="float" office:value="1.34365" calcext:value-type="float">
            <text:p>1.34365</text:p>
          </table:table-cell>
          <table:table-cell office:value-type="float" office:value="278.424" calcext:value-type="float">
            <text:p>278.424</text:p>
          </table:table-cell>
          <table:table-cell office:value-type="float" office:value="29" calcext:value-type="float">
            <text:p>29</text:p>
          </table:table-cell>
          <table:table-cell office:value-type="float" office:value="52.02286" calcext:value-type="float">
            <text:p>52.02286</text:p>
          </table:table-cell>
          <table:table-cell office:value-type="float" office:value="16.38947" calcext:value-type="float">
            <text:p>16.38947</text:p>
          </table:table-cell>
          <table:table-cell office:value-type="float" office:value="39.49368" calcext:value-type="float">
            <text:p>39.49368</text:p>
          </table:table-cell>
          <table:table-cell office:value-type="float" office:value="19.4834" calcext:value-type="float">
            <text:p>19.4834</text:p>
          </table:table-cell>
          <table:table-cell office:value-type="float" office:value="34.0141" calcext:value-type="float">
            <text:p>34.0141</text:p>
          </table:table-cell>
          <table:table-cell office:value-type="float" office:value="21.47043" calcext:value-type="float">
            <text:p>21.47043</text:p>
          </table:table-cell>
          <table:table-cell office:value-type="float" office:value="30.73874" calcext:value-type="float">
            <text:p>30.73874</text:p>
          </table:table-cell>
          <table:table-cell office:value-type="float" office:value="23.08249" calcext:value-type="float">
            <text:p>23.08249</text:p>
          </table:table-cell>
          <table:table-cell office:value-type="float" office:value="29.14859" calcext:value-type="float">
            <text:p>29.14859</text:p>
          </table:table-cell>
          <table:table-cell office:value-type="float" office:value="24.05362" calcext:value-type="float">
            <text:p>24.05362</text:p>
          </table:table-cell>
          <table:table-cell office:value-type="float" office:value="27.90878" calcext:value-type="float">
            <text:p>27.90878</text:p>
          </table:table-cell>
          <table:table-cell office:value-type="float" office:value="25.022" calcext:value-type="float">
            <text:p>25.022</text:p>
          </table:table-cell>
          <table:table-cell office:value-type="float" office:value="27.25555" calcext:value-type="float">
            <text:p>27.25555</text:p>
          </table:table-cell>
          <table:table-cell office:value-type="float" office:value="25.62683" calcext:value-type="float">
            <text:p>25.62683</text:p>
          </table:table-cell>
          <table:table-cell office:value-type="float" office:value="26.61868" calcext:value-type="float">
            <text:p>26.61868</text:p>
          </table:table-cell>
          <table:table-cell office:value-type="float" office:value="26.26599" calcext:value-type="float">
            <text:p>26.26599</text:p>
          </table:table-cell>
          <table:table-cell office:value-type="float" office:value="26.54385" calcext:value-type="float">
            <text:p>26.54385</text:p>
          </table:table-cell>
          <table:table-cell office:value-type="float" office:value="26.29822" calcext:value-type="float">
            <text:p>26.29822</text:p>
          </table:table-cell>
          <table:table-cell office:value-type="float" office:value="25.76401" calcext:value-type="float">
            <text:p>25.76401</text:p>
          </table:table-cell>
          <table:table-cell office:value-type="float" office:value="25.66803" calcext:value-type="float">
            <text:p>25.66803</text:p>
          </table:table-cell>
          <table:table-cell office:value-type="float" office:value="24.74854" calcext:value-type="float">
            <text:p>24.74854</text:p>
          </table:table-cell>
          <table:table-cell office:value-type="float" office:value="24.72702" calcext:value-type="float">
            <text:p>24.72702</text:p>
          </table:table-cell>
          <table:table-cell office:value-type="float" office:value="23.74167" calcext:value-type="float">
            <text:p>23.74167</text:p>
          </table:table-cell>
          <table:table-cell office:value-type="float" office:value="23.73077" calcext:value-type="float">
            <text:p>23.73077</text:p>
          </table:table-cell>
          <table:table-cell office:value-type="float" office:value="22.69446" calcext:value-type="float">
            <text:p>22.69446</text:p>
          </table:table-cell>
          <table:table-cell office:value-type="float" office:value="22.67804" calcext:value-type="float">
            <text:p>22.67804</text:p>
          </table:table-cell>
          <table:table-cell office:value-type="float" office:value="21.79163" calcext:value-type="float">
            <text:p>21.79163</text:p>
          </table:table-cell>
          <table:table-cell office:value-type="float" office:value="21.77545" calcext:value-type="float">
            <text:p>21.77545</text:p>
          </table:table-cell>
          <table:table-cell office:value-type="float" office:value="52.0228" calcext:value-type="float">
            <text:p>52.0228</text:p>
          </table:table-cell>
          <table:table-cell office:value-type="float" office:value="16.38947" calcext:value-type="float">
            <text:p>16.389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5" calcext:value-type="float">
            <text:p>19092005</text:p>
          </table:table-cell>
          <table:table-cell office:value-type="float" office:value="17.37943" calcext:value-type="float">
            <text:p>17.37943</text:p>
          </table:table-cell>
          <table:table-cell office:value-type="float" office:value="27.71" calcext:value-type="float">
            <text:p>27.71</text:p>
          </table:table-cell>
          <table:table-cell office:value-type="float" office:value="13.25" calcext:value-type="float">
            <text:p>13.25</text:p>
          </table:table-cell>
          <table:table-cell office:value-type="float" office:value="1.940012" calcext:value-type="float">
            <text:p>1.940012</text:p>
          </table:table-cell>
          <table:table-cell office:value-type="float" office:value="1.336366" calcext:value-type="float">
            <text:p>1.336366</text:p>
          </table:table-cell>
          <table:table-cell office:value-type="float" office:value="208.116" calcext:value-type="float">
            <text:p>208.116</text:p>
          </table:table-cell>
          <table:table-cell office:value-type="float" office:value="0.1" calcext:value-type="float">
            <text:p>0.1</text:p>
          </table:table-cell>
          <table:table-cell office:value-type="float" office:value="34.32272" calcext:value-type="float">
            <text:p>34.32272</text:p>
          </table:table-cell>
          <table:table-cell office:value-type="float" office:value="15.00543" calcext:value-type="float">
            <text:p>15.00543</text:p>
          </table:table-cell>
          <table:table-cell office:value-type="float" office:value="30.16504" calcext:value-type="float">
            <text:p>30.16504</text:p>
          </table:table-cell>
          <table:table-cell office:value-type="float" office:value="19.95767" calcext:value-type="float">
            <text:p>19.95767</text:p>
          </table:table-cell>
          <table:table-cell office:value-type="float" office:value="28.28149" calcext:value-type="float">
            <text:p>28.28149</text:p>
          </table:table-cell>
          <table:table-cell office:value-type="float" office:value="22.45767" calcext:value-type="float">
            <text:p>22.45767</text:p>
          </table:table-cell>
          <table:table-cell office:value-type="float" office:value="27.23428" calcext:value-type="float">
            <text:p>27.23428</text:p>
          </table:table-cell>
          <table:table-cell office:value-type="float" office:value="24.01035" calcext:value-type="float">
            <text:p>24.01035</text:p>
          </table:table-cell>
          <table:table-cell office:value-type="float" office:value="27.63571" calcext:value-type="float">
            <text:p>27.63571</text:p>
          </table:table-cell>
          <table:table-cell office:value-type="float" office:value="24.89804" calcext:value-type="float">
            <text:p>24.89804</text:p>
          </table:table-cell>
          <table:table-cell office:value-type="float" office:value="27.75574" calcext:value-type="float">
            <text:p>27.75574</text:p>
          </table:table-cell>
          <table:table-cell office:value-type="float" office:value="25.71835" calcext:value-type="float">
            <text:p>25.71835</text:p>
          </table:table-cell>
          <table:table-cell office:value-type="float" office:value="27.2576" calcext:value-type="float">
            <text:p>27.2576</text:p>
          </table:table-cell>
          <table:table-cell office:value-type="float" office:value="26.07007" calcext:value-type="float">
            <text:p>26.07007</text:p>
          </table:table-cell>
          <table:table-cell office:value-type="float" office:value="26.57269" calcext:value-type="float">
            <text:p>26.57269</text:p>
          </table:table-cell>
          <table:table-cell office:value-type="float" office:value="26.34186" calcext:value-type="float">
            <text:p>26.34186</text:p>
          </table:table-cell>
          <table:table-cell office:value-type="float" office:value="26.2966" calcext:value-type="float">
            <text:p>26.2966</text:p>
          </table:table-cell>
          <table:table-cell office:value-type="float" office:value="26.17862" calcext:value-type="float">
            <text:p>26.17862</text:p>
          </table:table-cell>
          <table:table-cell office:value-type="float" office:value="25.6669" calcext:value-type="float">
            <text:p>25.6669</text:p>
          </table:table-cell>
          <table:table-cell office:value-type="float" office:value="25.57053" calcext:value-type="float">
            <text:p>25.57053</text:p>
          </table:table-cell>
          <table:table-cell office:value-type="float" office:value="24.72672" calcext:value-type="float">
            <text:p>24.72672</text:p>
          </table:table-cell>
          <table:table-cell office:value-type="float" office:value="24.69122" calcext:value-type="float">
            <text:p>24.69122</text:p>
          </table:table-cell>
          <table:table-cell office:value-type="float" office:value="23.74478" calcext:value-type="float">
            <text:p>23.74478</text:p>
          </table:table-cell>
          <table:table-cell office:value-type="float" office:value="23.74176" calcext:value-type="float">
            <text:p>23.74176</text:p>
          </table:table-cell>
          <table:table-cell office:value-type="float" office:value="22.70871" calcext:value-type="float">
            <text:p>22.70871</text:p>
          </table:table-cell>
          <table:table-cell office:value-type="float" office:value="22.69464" calcext:value-type="float">
            <text:p>22.69464</text:p>
          </table:table-cell>
          <table:table-cell office:value-type="float" office:value="21.80511" calcext:value-type="float">
            <text:p>21.80511</text:p>
          </table:table-cell>
          <table:table-cell office:value-type="float" office:value="21.79175" calcext:value-type="float">
            <text:p>21.79175</text:p>
          </table:table-cell>
          <table:table-cell office:value-type="float" office:value="34.32269" calcext:value-type="float">
            <text:p>34.32269</text:p>
          </table:table-cell>
          <table:table-cell office:value-type="float" office:value="15.24475" calcext:value-type="float">
            <text:p>15.244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5" calcext:value-type="float">
            <text:p>20092005</text:p>
          </table:table-cell>
          <table:table-cell office:value-type="float" office:value="19.85833" calcext:value-type="float">
            <text:p>19.85833</text:p>
          </table:table-cell>
          <table:table-cell office:value-type="float" office:value="33.58" calcext:value-type="float">
            <text:p>33.58</text:p>
          </table:table-cell>
          <table:table-cell office:value-type="float" office:value="11.26" calcext:value-type="float">
            <text:p>11.26</text:p>
          </table:table-cell>
          <table:table-cell office:value-type="float" office:value="1.602586" calcext:value-type="float">
            <text:p>1.602586</text:p>
          </table:table-cell>
          <table:table-cell office:value-type="float" office:value="0.949823" calcext:value-type="float">
            <text:p>0.949823</text:p>
          </table:table-cell>
          <table:table-cell office:value-type="float" office:value="209.844" calcext:value-type="float">
            <text:p>209.844</text:p>
          </table:table-cell>
          <table:table-cell office:value-type="float" office:value="0" calcext:value-type="float">
            <text:p>0</text:p>
          </table:table-cell>
          <table:table-cell office:value-type="float" office:value="51.35013" calcext:value-type="float">
            <text:p>51.35013</text:p>
          </table:table-cell>
          <table:table-cell office:value-type="float" office:value="12.62234" calcext:value-type="float">
            <text:p>12.62234</text:p>
          </table:table-cell>
          <table:table-cell office:value-type="float" office:value="38.80441" calcext:value-type="float">
            <text:p>38.80441</text:p>
          </table:table-cell>
          <table:table-cell office:value-type="float" office:value="16.84207" calcext:value-type="float">
            <text:p>16.84207</text:p>
          </table:table-cell>
          <table:table-cell office:value-type="float" office:value="33.92661" calcext:value-type="float">
            <text:p>33.92661</text:p>
          </table:table-cell>
          <table:table-cell office:value-type="float" office:value="19.51248" calcext:value-type="float">
            <text:p>19.51248</text:p>
          </table:table-cell>
          <table:table-cell office:value-type="float" office:value="30.60852" calcext:value-type="float">
            <text:p>30.60852</text:p>
          </table:table-cell>
          <table:table-cell office:value-type="float" office:value="21.64282" calcext:value-type="float">
            <text:p>21.64282</text:p>
          </table:table-cell>
          <table:table-cell office:value-type="float" office:value="28.88196" calcext:value-type="float">
            <text:p>28.88196</text:p>
          </table:table-cell>
          <table:table-cell office:value-type="float" office:value="22.92868" calcext:value-type="float">
            <text:p>22.92868</text:p>
          </table:table-cell>
          <table:table-cell office:value-type="float" office:value="27.50073" calcext:value-type="float">
            <text:p>27.50073</text:p>
          </table:table-cell>
          <table:table-cell office:value-type="float" office:value="24.20819" calcext:value-type="float">
            <text:p>24.20819</text:p>
          </table:table-cell>
          <table:table-cell office:value-type="float" office:value="26.79987" calcext:value-type="float">
            <text:p>26.79987</text:p>
          </table:table-cell>
          <table:table-cell office:value-type="float" office:value="25.00275" calcext:value-type="float">
            <text:p>25.00275</text:p>
          </table:table-cell>
          <table:table-cell office:value-type="float" office:value="26.34027" calcext:value-type="float">
            <text:p>26.34027</text:p>
          </table:table-cell>
          <table:table-cell office:value-type="float" office:value="25.8483" calcext:value-type="float">
            <text:p>25.8483</text:p>
          </table:table-cell>
          <table:table-cell office:value-type="float" office:value="26.17719" calcext:value-type="float">
            <text:p>26.17719</text:p>
          </table:table-cell>
          <table:table-cell office:value-type="float" office:value="25.9704" calcext:value-type="float">
            <text:p>25.9704</text:p>
          </table:table-cell>
          <table:table-cell office:value-type="float" office:value="25.56955" calcext:value-type="float">
            <text:p>25.56955</text:p>
          </table:table-cell>
          <table:table-cell office:value-type="float" office:value="25.47195" calcext:value-type="float">
            <text:p>25.47195</text:p>
          </table:table-cell>
          <table:table-cell office:value-type="float" office:value="24.69083" calcext:value-type="float">
            <text:p>24.69083</text:p>
          </table:table-cell>
          <table:table-cell office:value-type="float" office:value="24.64859" calcext:value-type="float">
            <text:p>24.64859</text:p>
          </table:table-cell>
          <table:table-cell office:value-type="float" office:value="23.74463" calcext:value-type="float">
            <text:p>23.74463</text:p>
          </table:table-cell>
          <table:table-cell office:value-type="float" office:value="23.7395" calcext:value-type="float">
            <text:p>23.7395</text:p>
          </table:table-cell>
          <table:table-cell office:value-type="float" office:value="22.71954" calcext:value-type="float">
            <text:p>22.71954</text:p>
          </table:table-cell>
          <table:table-cell office:value-type="float" office:value="22.70883" calcext:value-type="float">
            <text:p>22.70883</text:p>
          </table:table-cell>
          <table:table-cell office:value-type="float" office:value="21.81851" calcext:value-type="float">
            <text:p>21.81851</text:p>
          </table:table-cell>
          <table:table-cell office:value-type="float" office:value="21.80527" calcext:value-type="float">
            <text:p>21.80527</text:p>
          </table:table-cell>
          <table:table-cell office:value-type="float" office:value="51.35004" calcext:value-type="float">
            <text:p>51.35004</text:p>
          </table:table-cell>
          <table:table-cell office:value-type="float" office:value="12.62234" calcext:value-type="float">
            <text:p>12.622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5" calcext:value-type="float">
            <text:p>21092005</text:p>
          </table:table-cell>
          <table:table-cell office:value-type="float" office:value="15.72582" calcext:value-type="float">
            <text:p>15.72582</text:p>
          </table:table-cell>
          <table:table-cell office:value-type="float" office:value="37.03" calcext:value-type="float">
            <text:p>37.03</text:p>
          </table:table-cell>
          <table:table-cell office:value-type="float" office:value="17.49" calcext:value-type="float">
            <text:p>17.49</text:p>
          </table:table-cell>
          <table:table-cell office:value-type="float" office:value="1.777426" calcext:value-type="float">
            <text:p>1.777426</text:p>
          </table:table-cell>
          <table:table-cell office:value-type="float" office:value="1.07471" calcext:value-type="float">
            <text:p>1.07471</text:p>
          </table:table-cell>
          <table:table-cell office:value-type="float" office:value="276.948" calcext:value-type="float">
            <text:p>276.948</text:p>
          </table:table-cell>
          <table:table-cell office:value-type="float" office:value="0" calcext:value-type="float">
            <text:p>0</text:p>
          </table:table-cell>
          <table:table-cell office:value-type="float" office:value="51.58945" calcext:value-type="float">
            <text:p>51.58945</text:p>
          </table:table-cell>
          <table:table-cell office:value-type="float" office:value="18.9227" calcext:value-type="float">
            <text:p>18.9227</text:p>
          </table:table-cell>
          <table:table-cell office:value-type="float" office:value="39.83075" calcext:value-type="float">
            <text:p>39.83075</text:p>
          </table:table-cell>
          <table:table-cell office:value-type="float" office:value="22.21204" calcext:value-type="float">
            <text:p>22.21204</text:p>
          </table:table-cell>
          <table:table-cell office:value-type="float" office:value="35.23126" calcext:value-type="float">
            <text:p>35.23126</text:p>
          </table:table-cell>
          <table:table-cell office:value-type="float" office:value="24.00562" calcext:value-type="float">
            <text:p>24.00562</text:p>
          </table:table-cell>
          <table:table-cell office:value-type="float" office:value="32.17886" calcext:value-type="float">
            <text:p>32.17886</text:p>
          </table:table-cell>
          <table:table-cell office:value-type="float" office:value="25.19507" calcext:value-type="float">
            <text:p>25.19507</text:p>
          </table:table-cell>
          <table:table-cell office:value-type="float" office:value="30.46854" calcext:value-type="float">
            <text:p>30.46854</text:p>
          </table:table-cell>
          <table:table-cell office:value-type="float" office:value="25.77594" calcext:value-type="float">
            <text:p>25.77594</text:p>
          </table:table-cell>
          <table:table-cell office:value-type="float" office:value="28.94849" calcext:value-type="float">
            <text:p>28.94849</text:p>
          </table:table-cell>
          <table:table-cell office:value-type="float" office:value="26.25201" calcext:value-type="float">
            <text:p>26.25201</text:p>
          </table:table-cell>
          <table:table-cell office:value-type="float" office:value="27.91464" calcext:value-type="float">
            <text:p>27.91464</text:p>
          </table:table-cell>
          <table:table-cell office:value-type="float" office:value="26.31381" calcext:value-type="float">
            <text:p>26.31381</text:p>
          </table:table-cell>
          <table:table-cell office:value-type="float" office:value="26.53204" calcext:value-type="float">
            <text:p>26.53204</text:p>
          </table:table-cell>
          <table:table-cell office:value-type="float" office:value="26.00888" calcext:value-type="float">
            <text:p>26.00888</text:p>
          </table:table-cell>
          <table:table-cell office:value-type="float" office:value="25.96872" calcext:value-type="float">
            <text:p>25.96872</text:p>
          </table:table-cell>
          <table:table-cell office:value-type="float" office:value="25.91977" calcext:value-type="float">
            <text:p>25.91977</text:p>
          </table:table-cell>
          <table:table-cell office:value-type="float" office:value="25.47083" calcext:value-type="float">
            <text:p>25.47083</text:p>
          </table:table-cell>
          <table:table-cell office:value-type="float" office:value="25.37656" calcext:value-type="float">
            <text:p>25.37656</text:p>
          </table:table-cell>
          <table:table-cell office:value-type="float" office:value="24.6481" calcext:value-type="float">
            <text:p>24.6481</text:p>
          </table:table-cell>
          <table:table-cell office:value-type="float" office:value="24.59955" calcext:value-type="float">
            <text:p>24.59955</text:p>
          </table:table-cell>
          <table:table-cell office:value-type="float" office:value="23.73938" calcext:value-type="float">
            <text:p>23.73938</text:p>
          </table:table-cell>
          <table:table-cell office:value-type="float" office:value="23.72781" calcext:value-type="float">
            <text:p>23.72781</text:p>
          </table:table-cell>
          <table:table-cell office:value-type="float" office:value="22.72659" calcext:value-type="float">
            <text:p>22.72659</text:p>
          </table:table-cell>
          <table:table-cell office:value-type="float" office:value="22.71964" calcext:value-type="float">
            <text:p>22.71964</text:p>
          </table:table-cell>
          <table:table-cell office:value-type="float" office:value="21.83084" calcext:value-type="float">
            <text:p>21.83084</text:p>
          </table:table-cell>
          <table:table-cell office:value-type="float" office:value="21.81866" calcext:value-type="float">
            <text:p>21.81866</text:p>
          </table:table-cell>
          <table:table-cell office:value-type="float" office:value="51.58939" calcext:value-type="float">
            <text:p>51.58939</text:p>
          </table:table-cell>
          <table:table-cell office:value-type="float" office:value="18.9227" calcext:value-type="float">
            <text:p>18.92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5" calcext:value-type="float">
            <text:p>22092005</text:p>
          </table:table-cell>
          <table:table-cell office:value-type="float" office:value="11.96212" calcext:value-type="float">
            <text:p>11.96212</text:p>
          </table:table-cell>
          <table:table-cell office:value-type="float" office:value="23.69" calcext:value-type="float">
            <text:p>23.69</text:p>
          </table:table-cell>
          <table:table-cell office:value-type="float" office:value="12.38" calcext:value-type="float">
            <text:p>12.38</text:p>
          </table:table-cell>
          <table:table-cell office:value-type="float" office:value="1.586318" calcext:value-type="float">
            <text:p>1.586318</text:p>
          </table:table-cell>
          <table:table-cell office:value-type="float" office:value="0.9816376" calcext:value-type="float">
            <text:p>0.9816376</text:p>
          </table:table-cell>
          <table:table-cell office:value-type="float" office:value="284.148" calcext:value-type="float">
            <text:p>284.148</text:p>
          </table:table-cell>
          <table:table-cell office:value-type="float" office:value="0" calcext:value-type="float">
            <text:p>0</text:p>
          </table:table-cell>
          <table:table-cell office:value-type="float" office:value="38.58069" calcext:value-type="float">
            <text:p>38.58069</text:p>
          </table:table-cell>
          <table:table-cell office:value-type="float" office:value="14.88452" calcext:value-type="float">
            <text:p>14.88452</text:p>
          </table:table-cell>
          <table:table-cell office:value-type="float" office:value="33.13821" calcext:value-type="float">
            <text:p>33.13821</text:p>
          </table:table-cell>
          <table:table-cell office:value-type="float" office:value="20.70264" calcext:value-type="float">
            <text:p>20.70264</text:p>
          </table:table-cell>
          <table:table-cell office:value-type="float" office:value="30.71985" calcext:value-type="float">
            <text:p>30.71985</text:p>
          </table:table-cell>
          <table:table-cell office:value-type="float" office:value="23.85812" calcext:value-type="float">
            <text:p>23.85812</text:p>
          </table:table-cell>
          <table:table-cell office:value-type="float" office:value="29.88049" calcext:value-type="float">
            <text:p>29.88049</text:p>
          </table:table-cell>
          <table:table-cell office:value-type="float" office:value="25.98099" calcext:value-type="float">
            <text:p>25.98099</text:p>
          </table:table-cell>
          <table:table-cell office:value-type="float" office:value="29.59985" calcext:value-type="float">
            <text:p>29.59985</text:p>
          </table:table-cell>
          <table:table-cell office:value-type="float" office:value="26.83817" calcext:value-type="float">
            <text:p>26.83817</text:p>
          </table:table-cell>
          <table:table-cell office:value-type="float" office:value="28.92484" calcext:value-type="float">
            <text:p>28.92484</text:p>
          </table:table-cell>
          <table:table-cell office:value-type="float" office:value="27.35873" calcext:value-type="float">
            <text:p>27.35873</text:p>
          </table:table-cell>
          <table:table-cell office:value-type="float" office:value="27.97626" calcext:value-type="float">
            <text:p>27.97626</text:p>
          </table:table-cell>
          <table:table-cell office:value-type="float" office:value="27.22009" calcext:value-type="float">
            <text:p>27.22009</text:p>
          </table:table-cell>
          <table:table-cell office:value-type="float" office:value="26.88083" calcext:value-type="float">
            <text:p>26.88083</text:p>
          </table:table-cell>
          <table:table-cell office:value-type="float" office:value="26.54449" calcext:value-type="float">
            <text:p>26.54449</text:p>
          </table:table-cell>
          <table:table-cell office:value-type="float" office:value="26.06808" calcext:value-type="float">
            <text:p>26.06808</text:p>
          </table:table-cell>
          <table:table-cell office:value-type="float" office:value="25.92828" calcext:value-type="float">
            <text:p>25.92828</text:p>
          </table:table-cell>
          <table:table-cell office:value-type="float" office:value="25.37576" calcext:value-type="float">
            <text:p>25.37576</text:p>
          </table:table-cell>
          <table:table-cell office:value-type="float" office:value="25.32928" calcext:value-type="float">
            <text:p>25.32928</text:p>
          </table:table-cell>
          <table:table-cell office:value-type="float" office:value="24.59903" calcext:value-type="float">
            <text:p>24.59903</text:p>
          </table:table-cell>
          <table:table-cell office:value-type="float" office:value="24.55444" calcext:value-type="float">
            <text:p>24.55444</text:p>
          </table:table-cell>
          <table:table-cell office:value-type="float" office:value="23.72766" calcext:value-type="float">
            <text:p>23.72766</text:p>
          </table:table-cell>
          <table:table-cell office:value-type="float" office:value="23.71097" calcext:value-type="float">
            <text:p>23.71097</text:p>
          </table:table-cell>
          <table:table-cell office:value-type="float" office:value="22.73016" calcext:value-type="float">
            <text:p>22.73016</text:p>
          </table:table-cell>
          <table:table-cell office:value-type="float" office:value="22.72665" calcext:value-type="float">
            <text:p>22.72665</text:p>
          </table:table-cell>
          <table:table-cell office:value-type="float" office:value="21.84109" calcext:value-type="float">
            <text:p>21.84109</text:p>
          </table:table-cell>
          <table:table-cell office:value-type="float" office:value="21.83096" calcext:value-type="float">
            <text:p>21.83096</text:p>
          </table:table-cell>
          <table:table-cell office:value-type="float" office:value="38.58069" calcext:value-type="float">
            <text:p>38.58069</text:p>
          </table:table-cell>
          <table:table-cell office:value-type="float" office:value="15.05695" calcext:value-type="float">
            <text:p>15.056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5" calcext:value-type="float">
            <text:p>23092005</text:p>
          </table:table-cell>
          <table:table-cell office:value-type="float" office:value="6.75324" calcext:value-type="float">
            <text:p>6.75324</text:p>
          </table:table-cell>
          <table:table-cell office:value-type="float" office:value="20.56" calcext:value-type="float">
            <text:p>20.56</text:p>
          </table:table-cell>
          <table:table-cell office:value-type="float" office:value="9.3" calcext:value-type="float">
            <text:p>9.3</text:p>
          </table:table-cell>
          <table:table-cell office:value-type="float" office:value="1.663445" calcext:value-type="float">
            <text:p>1.663445</text:p>
          </table:table-cell>
          <table:table-cell office:value-type="float" office:value="0.9571639" calcext:value-type="float">
            <text:p>0.9571639</text:p>
          </table:table-cell>
          <table:table-cell office:value-type="float" office:value="225.468" calcext:value-type="float">
            <text:p>225.468</text:p>
          </table:table-cell>
          <table:table-cell office:value-type="float" office:value="0" calcext:value-type="float">
            <text:p>0</text:p>
          </table:table-cell>
          <table:table-cell office:value-type="float" office:value="29.31897" calcext:value-type="float">
            <text:p>29.31897</text:p>
          </table:table-cell>
          <table:table-cell office:value-type="float" office:value="11.96442" calcext:value-type="float">
            <text:p>11.96442</text:p>
          </table:table-cell>
          <table:table-cell office:value-type="float" office:value="25.69223" calcext:value-type="float">
            <text:p>25.69223</text:p>
          </table:table-cell>
          <table:table-cell office:value-type="float" office:value="16.96481" calcext:value-type="float">
            <text:p>16.96481</text:p>
          </table:table-cell>
          <table:table-cell office:value-type="float" office:value="24.8291" calcext:value-type="float">
            <text:p>24.8291</text:p>
          </table:table-cell>
          <table:table-cell office:value-type="float" office:value="19.87845" calcext:value-type="float">
            <text:p>19.87845</text:p>
          </table:table-cell>
          <table:table-cell office:value-type="float" office:value="25.83899" calcext:value-type="float">
            <text:p>25.83899</text:p>
          </table:table-cell>
          <table:table-cell office:value-type="float" office:value="22.19171" calcext:value-type="float">
            <text:p>22.19171</text:p>
          </table:table-cell>
          <table:table-cell office:value-type="float" office:value="26.73834" calcext:value-type="float">
            <text:p>26.73834</text:p>
          </table:table-cell>
          <table:table-cell office:value-type="float" office:value="23.478" calcext:value-type="float">
            <text:p>23.478</text:p>
          </table:table-cell>
          <table:table-cell office:value-type="float" office:value="27.4393" calcext:value-type="float">
            <text:p>27.4393</text:p>
          </table:table-cell>
          <table:table-cell office:value-type="float" office:value="24.63449" calcext:value-type="float">
            <text:p>24.63449</text:p>
          </table:table-cell>
          <table:table-cell office:value-type="float" office:value="27.37451" calcext:value-type="float">
            <text:p>27.37451</text:p>
          </table:table-cell>
          <table:table-cell office:value-type="float" office:value="25.35477" calcext:value-type="float">
            <text:p>25.35477</text:p>
          </table:table-cell>
          <table:table-cell office:value-type="float" office:value="26.88242" calcext:value-type="float">
            <text:p>26.88242</text:p>
          </table:table-cell>
          <table:table-cell office:value-type="float" office:value="26.02469" calcext:value-type="float">
            <text:p>26.02469</text:p>
          </table:table-cell>
          <table:table-cell office:value-type="float" office:value="26.09729" calcext:value-type="float">
            <text:p>26.09729</text:p>
          </table:table-cell>
          <table:table-cell office:value-type="float" office:value="26.01154" calcext:value-type="float">
            <text:p>26.01154</text:p>
          </table:table-cell>
          <table:table-cell office:value-type="float" office:value="25.32904" calcext:value-type="float">
            <text:p>25.32904</text:p>
          </table:table-cell>
          <table:table-cell office:value-type="float" office:value="25.30884" calcext:value-type="float">
            <text:p>25.30884</text:p>
          </table:table-cell>
          <table:table-cell office:value-type="float" office:value="24.55408" calcext:value-type="float">
            <text:p>24.55408</text:p>
          </table:table-cell>
          <table:table-cell office:value-type="float" office:value="24.52322" calcext:value-type="float">
            <text:p>24.52322</text:p>
          </table:table-cell>
          <table:table-cell office:value-type="float" office:value="23.71082" calcext:value-type="float">
            <text:p>23.71082</text:p>
          </table:table-cell>
          <table:table-cell office:value-type="float" office:value="23.69336" calcext:value-type="float">
            <text:p>23.69336</text:p>
          </table:table-cell>
          <table:table-cell office:value-type="float" office:value="22.73074" calcext:value-type="float">
            <text:p>22.73074</text:p>
          </table:table-cell>
          <table:table-cell office:value-type="float" office:value="22.73019" calcext:value-type="float">
            <text:p>22.73019</text:p>
          </table:table-cell>
          <table:table-cell office:value-type="float" office:value="21.84891" calcext:value-type="float">
            <text:p>21.84891</text:p>
          </table:table-cell>
          <table:table-cell office:value-type="float" office:value="21.84119" calcext:value-type="float">
            <text:p>21.84119</text:p>
          </table:table-cell>
          <table:table-cell office:value-type="float" office:value="29.31894" calcext:value-type="float">
            <text:p>29.31894</text:p>
          </table:table-cell>
          <table:table-cell office:value-type="float" office:value="11.96442" calcext:value-type="float">
            <text:p>11.964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5" calcext:value-type="float">
            <text:p>24092005</text:p>
          </table:table-cell>
          <table:table-cell office:value-type="float" office:value="12.3869" calcext:value-type="float">
            <text:p>12.3869</text:p>
          </table:table-cell>
          <table:table-cell office:value-type="float" office:value="33.24" calcext:value-type="float">
            <text:p>33.24</text:p>
          </table:table-cell>
          <table:table-cell office:value-type="float" office:value="17.65" calcext:value-type="float">
            <text:p>17.65</text:p>
          </table:table-cell>
          <table:table-cell office:value-type="float" office:value="2.025923" calcext:value-type="float">
            <text:p>2.025923</text:p>
          </table:table-cell>
          <table:table-cell office:value-type="float" office:value="1.222263" calcext:value-type="float">
            <text:p>1.222263</text:p>
          </table:table-cell>
          <table:table-cell office:value-type="float" office:value="286.848" calcext:value-type="float">
            <text:p>286.848</text:p>
          </table:table-cell>
          <table:table-cell office:value-type="float" office:value="0" calcext:value-type="float">
            <text:p>0</text:p>
          </table:table-cell>
          <table:table-cell office:value-type="float" office:value="47.60904" calcext:value-type="float">
            <text:p>47.60904</text:p>
          </table:table-cell>
          <table:table-cell office:value-type="float" office:value="17.85757" calcext:value-type="float">
            <text:p>17.85757</text:p>
          </table:table-cell>
          <table:table-cell office:value-type="float" office:value="35.59305" calcext:value-type="float">
            <text:p>35.59305</text:p>
          </table:table-cell>
          <table:table-cell office:value-type="float" office:value="19.95755" calcext:value-type="float">
            <text:p>19.95755</text:p>
          </table:table-cell>
          <table:table-cell office:value-type="float" office:value="31.27563" calcext:value-type="float">
            <text:p>31.27563</text:p>
          </table:table-cell>
          <table:table-cell office:value-type="float" office:value="21.33789" calcext:value-type="float">
            <text:p>21.33789</text:p>
          </table:table-cell>
          <table:table-cell office:value-type="float" office:value="28.66315" calcext:value-type="float">
            <text:p>28.66315</text:p>
          </table:table-cell>
          <table:table-cell office:value-type="float" office:value="22.52664" calcext:value-type="float">
            <text:p>22.52664</text:p>
          </table:table-cell>
          <table:table-cell office:value-type="float" office:value="27.40533" calcext:value-type="float">
            <text:p>27.40533</text:p>
          </table:table-cell>
          <table:table-cell office:value-type="float" office:value="23.28699" calcext:value-type="float">
            <text:p>23.28699</text:p>
          </table:table-cell>
          <table:table-cell office:value-type="float" office:value="26.48346" calcext:value-type="float">
            <text:p>26.48346</text:p>
          </table:table-cell>
          <table:table-cell office:value-type="float" office:value="24.0824" calcext:value-type="float">
            <text:p>24.0824</text:p>
          </table:table-cell>
          <table:table-cell office:value-type="float" office:value="25.99069" calcext:value-type="float">
            <text:p>25.99069</text:p>
          </table:table-cell>
          <table:table-cell office:value-type="float" office:value="24.71625" calcext:value-type="float">
            <text:p>24.71625</text:p>
          </table:table-cell>
          <table:table-cell office:value-type="float" office:value="26.01678" calcext:value-type="float">
            <text:p>26.01678</text:p>
          </table:table-cell>
          <table:table-cell office:value-type="float" office:value="25.46991" calcext:value-type="float">
            <text:p>25.46991</text:p>
          </table:table-cell>
          <table:table-cell office:value-type="float" office:value="26.009" calcext:value-type="float">
            <text:p>26.009</text:p>
          </table:table-cell>
          <table:table-cell office:value-type="float" office:value="25.71494" calcext:value-type="float">
            <text:p>25.71494</text:p>
          </table:table-cell>
          <table:table-cell office:value-type="float" office:value="25.30847" calcext:value-type="float">
            <text:p>25.30847</text:p>
          </table:table-cell>
          <table:table-cell office:value-type="float" office:value="25.24301" calcext:value-type="float">
            <text:p>25.24301</text:p>
          </table:table-cell>
          <table:table-cell office:value-type="float" office:value="24.52292" calcext:value-type="float">
            <text:p>24.52292</text:p>
          </table:table-cell>
          <table:table-cell office:value-type="float" office:value="24.49289" calcext:value-type="float">
            <text:p>24.49289</text:p>
          </table:table-cell>
          <table:table-cell office:value-type="float" office:value="23.69318" calcext:value-type="float">
            <text:p>23.69318</text:p>
          </table:table-cell>
          <table:table-cell office:value-type="float" office:value="23.67651" calcext:value-type="float">
            <text:p>23.67651</text:p>
          </table:table-cell>
          <table:table-cell office:value-type="float" office:value="22.7305" calcext:value-type="float">
            <text:p>22.7305</text:p>
          </table:table-cell>
          <table:table-cell office:value-type="float" office:value="22.72861" calcext:value-type="float">
            <text:p>22.72861</text:p>
          </table:table-cell>
          <table:table-cell office:value-type="float" office:value="21.8544" calcext:value-type="float">
            <text:p>21.8544</text:p>
          </table:table-cell>
          <table:table-cell office:value-type="float" office:value="21.84897" calcext:value-type="float">
            <text:p>21.84897</text:p>
          </table:table-cell>
          <table:table-cell office:value-type="float" office:value="47.60901" calcext:value-type="float">
            <text:p>47.60901</text:p>
          </table:table-cell>
          <table:table-cell office:value-type="float" office:value="17.85757" calcext:value-type="float">
            <text:p>17.857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5" calcext:value-type="float">
            <text:p>25092005</text:p>
          </table:table-cell>
          <table:table-cell office:value-type="float" office:value="8.869319" calcext:value-type="float">
            <text:p>8.869319</text:p>
          </table:table-cell>
          <table:table-cell office:value-type="float" office:value="25.61" calcext:value-type="float">
            <text:p>25.61</text:p>
          </table:table-cell>
          <table:table-cell office:value-type="float" office:value="15.2" calcext:value-type="float">
            <text:p>15.2</text:p>
          </table:table-cell>
          <table:table-cell office:value-type="float" office:value="2.134274" calcext:value-type="float">
            <text:p>2.134274</text:p>
          </table:table-cell>
          <table:table-cell office:value-type="float" office:value="1.401883" calcext:value-type="float">
            <text:p>1.401883</text:p>
          </table:table-cell>
          <table:table-cell office:value-type="float" office:value="236.448" calcext:value-type="float">
            <text:p>236.448</text:p>
          </table:table-cell>
          <table:table-cell office:value-type="float" office:value="0" calcext:value-type="float">
            <text:p>0</text:p>
          </table:table-cell>
          <table:table-cell office:value-type="float" office:value="37.12662" calcext:value-type="float">
            <text:p>37.12662</text:p>
          </table:table-cell>
          <table:table-cell office:value-type="float" office:value="17.0123" calcext:value-type="float">
            <text:p>17.0123</text:p>
          </table:table-cell>
          <table:table-cell office:value-type="float" office:value="32.21777" calcext:value-type="float">
            <text:p>32.21777</text:p>
          </table:table-cell>
          <table:table-cell office:value-type="float" office:value="21.50806" calcext:value-type="float">
            <text:p>21.50806</text:p>
          </table:table-cell>
          <table:table-cell office:value-type="float" office:value="29.70941" calcext:value-type="float">
            <text:p>29.70941</text:p>
          </table:table-cell>
          <table:table-cell office:value-type="float" office:value="23.93399" calcext:value-type="float">
            <text:p>23.93399</text:p>
          </table:table-cell>
          <table:table-cell office:value-type="float" office:value="28.1076" calcext:value-type="float">
            <text:p>28.1076</text:p>
          </table:table-cell>
          <table:table-cell office:value-type="float" office:value="25.06677" calcext:value-type="float">
            <text:p>25.06677</text:p>
          </table:table-cell>
          <table:table-cell office:value-type="float" office:value="27.32382" calcext:value-type="float">
            <text:p>27.32382</text:p>
          </table:table-cell>
          <table:table-cell office:value-type="float" office:value="25.43076" calcext:value-type="float">
            <text:p>25.43076</text:p>
          </table:table-cell>
          <table:table-cell office:value-type="float" office:value="26.62146" calcext:value-type="float">
            <text:p>26.62146</text:p>
          </table:table-cell>
          <table:table-cell office:value-type="float" office:value="25.71841" calcext:value-type="float">
            <text:p>25.71841</text:p>
          </table:table-cell>
          <table:table-cell office:value-type="float" office:value="26.25616" calcext:value-type="float">
            <text:p>26.25616</text:p>
          </table:table-cell>
          <table:table-cell office:value-type="float" office:value="25.76093" calcext:value-type="float">
            <text:p>25.76093</text:p>
          </table:table-cell>
          <table:table-cell office:value-type="float" office:value="25.82935" calcext:value-type="float">
            <text:p>25.82935</text:p>
          </table:table-cell>
          <table:table-cell office:value-type="float" office:value="25.55676" calcext:value-type="float">
            <text:p>25.55676</text:p>
          </table:table-cell>
          <table:table-cell office:value-type="float" office:value="25.71243" calcext:value-type="float">
            <text:p>25.71243</text:p>
          </table:table-cell>
          <table:table-cell office:value-type="float" office:value="25.59183" calcext:value-type="float">
            <text:p>25.59183</text:p>
          </table:table-cell>
          <table:table-cell office:value-type="float" office:value="25.24203" calcext:value-type="float">
            <text:p>25.24203</text:p>
          </table:table-cell>
          <table:table-cell office:value-type="float" office:value="25.15039" calcext:value-type="float">
            <text:p>25.15039</text:p>
          </table:table-cell>
          <table:table-cell office:value-type="float" office:value="24.49252" calcext:value-type="float">
            <text:p>24.49252</text:p>
          </table:table-cell>
          <table:table-cell office:value-type="float" office:value="24.45004" calcext:value-type="float">
            <text:p>24.45004</text:p>
          </table:table-cell>
          <table:table-cell office:value-type="float" office:value="23.67633" calcext:value-type="float">
            <text:p>23.67633</text:p>
          </table:table-cell>
          <table:table-cell office:value-type="float" office:value="23.65771" calcext:value-type="float">
            <text:p>23.65771</text:p>
          </table:table-cell>
          <table:table-cell office:value-type="float" office:value="22.72858" calcext:value-type="float">
            <text:p>22.72858</text:p>
          </table:table-cell>
          <table:table-cell office:value-type="float" office:value="22.7247" calcext:value-type="float">
            <text:p>22.7247</text:p>
          </table:table-cell>
          <table:table-cell office:value-type="float" office:value="21.85699" calcext:value-type="float">
            <text:p>21.85699</text:p>
          </table:table-cell>
          <table:table-cell office:value-type="float" office:value="21.85443" calcext:value-type="float">
            <text:p>21.85443</text:p>
          </table:table-cell>
          <table:table-cell office:value-type="float" office:value="37.12662" calcext:value-type="float">
            <text:p>37.12662</text:p>
          </table:table-cell>
          <table:table-cell office:value-type="float" office:value="17.16479" calcext:value-type="float">
            <text:p>17.164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5" calcext:value-type="float">
            <text:p>26092005</text:p>
          </table:table-cell>
          <table:table-cell office:value-type="float" office:value="19.12365" calcext:value-type="float">
            <text:p>19.12365</text:p>
          </table:table-cell>
          <table:table-cell office:value-type="float" office:value="23.57" calcext:value-type="float">
            <text:p>23.57</text:p>
          </table:table-cell>
          <table:table-cell office:value-type="float" office:value="11.02" calcext:value-type="float">
            <text:p>11.02</text:p>
          </table:table-cell>
          <table:table-cell office:value-type="float" office:value="1.384363" calcext:value-type="float">
            <text:p>1.384363</text:p>
          </table:table-cell>
          <table:table-cell office:value-type="float" office:value="0.8892864" calcext:value-type="float">
            <text:p>0.8892864</text:p>
          </table:table-cell>
          <table:table-cell office:value-type="float" office:value="215.208" calcext:value-type="float">
            <text:p>215.208</text:p>
          </table:table-cell>
          <table:table-cell office:value-type="float" office:value="0" calcext:value-type="float">
            <text:p>0</text:p>
          </table:table-cell>
          <table:table-cell office:value-type="float" office:value="43.4772" calcext:value-type="float">
            <text:p>43.4772</text:p>
          </table:table-cell>
          <table:table-cell office:value-type="float" office:value="13.61563" calcext:value-type="float">
            <text:p>13.61563</text:p>
          </table:table-cell>
          <table:table-cell office:value-type="float" office:value="34.14902" calcext:value-type="float">
            <text:p>34.14902</text:p>
          </table:table-cell>
          <table:table-cell office:value-type="float" office:value="18.19073" calcext:value-type="float">
            <text:p>18.19073</text:p>
          </table:table-cell>
          <table:table-cell office:value-type="float" office:value="30.60291" calcext:value-type="float">
            <text:p>30.60291</text:p>
          </table:table-cell>
          <table:table-cell office:value-type="float" office:value="20.53595" calcext:value-type="float">
            <text:p>20.53595</text:p>
          </table:table-cell>
          <table:table-cell office:value-type="float" office:value="28.37589" calcext:value-type="float">
            <text:p>28.37589</text:p>
          </table:table-cell>
          <table:table-cell office:value-type="float" office:value="22.43109" calcext:value-type="float">
            <text:p>22.43109</text:p>
          </table:table-cell>
          <table:table-cell office:value-type="float" office:value="27.25574" calcext:value-type="float">
            <text:p>27.25574</text:p>
          </table:table-cell>
          <table:table-cell office:value-type="float" office:value="23.50787" calcext:value-type="float">
            <text:p>23.50787</text:p>
          </table:table-cell>
          <table:table-cell office:value-type="float" office:value="26.35391" calcext:value-type="float">
            <text:p>26.35391</text:p>
          </table:table-cell>
          <table:table-cell office:value-type="float" office:value="24.52634" calcext:value-type="float">
            <text:p>24.52634</text:p>
          </table:table-cell>
          <table:table-cell office:value-type="float" office:value="26.2291" calcext:value-type="float">
            <text:p>26.2291</text:p>
          </table:table-cell>
          <table:table-cell office:value-type="float" office:value="25.06537" calcext:value-type="float">
            <text:p>25.06537</text:p>
          </table:table-cell>
          <table:table-cell office:value-type="float" office:value="25.85611" calcext:value-type="float">
            <text:p>25.85611</text:p>
          </table:table-cell>
          <table:table-cell office:value-type="float" office:value="25.5723" calcext:value-type="float">
            <text:p>25.5723</text:p>
          </table:table-cell>
          <table:table-cell office:value-type="float" office:value="25.59134" calcext:value-type="float">
            <text:p>25.59134</text:p>
          </table:table-cell>
          <table:table-cell office:value-type="float" office:value="25.50494" calcext:value-type="float">
            <text:p>25.50494</text:p>
          </table:table-cell>
          <table:table-cell office:value-type="float" office:value="25.14954" calcext:value-type="float">
            <text:p>25.14954</text:p>
          </table:table-cell>
          <table:table-cell office:value-type="float" office:value="25.07126" calcext:value-type="float">
            <text:p>25.07126</text:p>
          </table:table-cell>
          <table:table-cell office:value-type="float" office:value="24.44952" calcext:value-type="float">
            <text:p>24.44952</text:p>
          </table:table-cell>
          <table:table-cell office:value-type="float" office:value="24.40182" calcext:value-type="float">
            <text:p>24.40182</text:p>
          </table:table-cell>
          <table:table-cell office:value-type="float" office:value="23.65747" calcext:value-type="float">
            <text:p>23.65747</text:p>
          </table:table-cell>
          <table:table-cell office:value-type="float" office:value="23.63614" calcext:value-type="float">
            <text:p>23.63614</text:p>
          </table:table-cell>
          <table:table-cell office:value-type="float" office:value="22.72467" calcext:value-type="float">
            <text:p>22.72467</text:p>
          </table:table-cell>
          <table:table-cell office:value-type="float" office:value="22.71881" calcext:value-type="float">
            <text:p>22.71881</text:p>
          </table:table-cell>
          <table:table-cell office:value-type="float" office:value="21.85754" calcext:value-type="float">
            <text:p>21.85754</text:p>
          </table:table-cell>
          <table:table-cell office:value-type="float" office:value="21.85696" calcext:value-type="float">
            <text:p>21.85696</text:p>
          </table:table-cell>
          <table:table-cell office:value-type="float" office:value="43.47714" calcext:value-type="float">
            <text:p>43.47714</text:p>
          </table:table-cell>
          <table:table-cell office:value-type="float" office:value="13.80136" calcext:value-type="float">
            <text:p>13.801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5" calcext:value-type="float">
            <text:p>27092005</text:p>
          </table:table-cell>
          <table:table-cell office:value-type="float" office:value="18.4365" calcext:value-type="float">
            <text:p>18.4365</text:p>
          </table:table-cell>
          <table:table-cell office:value-type="float" office:value="29.86" calcext:value-type="float">
            <text:p>29.86</text:p>
          </table:table-cell>
          <table:table-cell office:value-type="float" office:value="8.58" calcext:value-type="float">
            <text:p>8.58</text:p>
          </table:table-cell>
          <table:table-cell office:value-type="float" office:value="1.338269" calcext:value-type="float">
            <text:p>1.338269</text:p>
          </table:table-cell>
          <table:table-cell office:value-type="float" office:value="0.9488959" calcext:value-type="float">
            <text:p>0.9488959</text:p>
          </table:table-cell>
          <table:table-cell office:value-type="float" office:value="280.152" calcext:value-type="float">
            <text:p>280.152</text:p>
          </table:table-cell>
          <table:table-cell office:value-type="float" office:value="0" calcext:value-type="float">
            <text:p>0</text:p>
          </table:table-cell>
          <table:table-cell office:value-type="float" office:value="48.88269" calcext:value-type="float">
            <text:p>48.88269</text:p>
          </table:table-cell>
          <table:table-cell office:value-type="float" office:value="10.83051" calcext:value-type="float">
            <text:p>10.83051</text:p>
          </table:table-cell>
          <table:table-cell office:value-type="float" office:value="36.92783" calcext:value-type="float">
            <text:p>36.92783</text:p>
          </table:table-cell>
          <table:table-cell office:value-type="float" office:value="15.80502" calcext:value-type="float">
            <text:p>15.80502</text:p>
          </table:table-cell>
          <table:table-cell office:value-type="float" office:value="32.35703" calcext:value-type="float">
            <text:p>32.35703</text:p>
          </table:table-cell>
          <table:table-cell office:value-type="float" office:value="18.74634" calcext:value-type="float">
            <text:p>18.74634</text:p>
          </table:table-cell>
          <table:table-cell office:value-type="float" office:value="29.33551" calcext:value-type="float">
            <text:p>29.33551</text:p>
          </table:table-cell>
          <table:table-cell office:value-type="float" office:value="21.1131" calcext:value-type="float">
            <text:p>21.1131</text:p>
          </table:table-cell>
          <table:table-cell office:value-type="float" office:value="27.80194" calcext:value-type="float">
            <text:p>27.80194</text:p>
          </table:table-cell>
          <table:table-cell office:value-type="float" office:value="22.48871" calcext:value-type="float">
            <text:p>22.48871</text:p>
          </table:table-cell>
          <table:table-cell office:value-type="float" office:value="26.58441" calcext:value-type="float">
            <text:p>26.58441</text:p>
          </table:table-cell>
          <table:table-cell office:value-type="float" office:value="23.81427" calcext:value-type="float">
            <text:p>23.81427</text:p>
          </table:table-cell>
          <table:table-cell office:value-type="float" office:value="26.03479" calcext:value-type="float">
            <text:p>26.03479</text:p>
          </table:table-cell>
          <table:table-cell office:value-type="float" office:value="24.55246" calcext:value-type="float">
            <text:p>24.55246</text:p>
          </table:table-cell>
          <table:table-cell office:value-type="float" office:value="25.65521" calcext:value-type="float">
            <text:p>25.65521</text:p>
          </table:table-cell>
          <table:table-cell office:value-type="float" office:value="25.29321" calcext:value-type="float">
            <text:p>25.29321</text:p>
          </table:table-cell>
          <table:table-cell office:value-type="float" office:value="25.50397" calcext:value-type="float">
            <text:p>25.50397</text:p>
          </table:table-cell>
          <table:table-cell office:value-type="float" office:value="25.37036" calcext:value-type="float">
            <text:p>25.37036</text:p>
          </table:table-cell>
          <table:table-cell office:value-type="float" office:value="25.0705" calcext:value-type="float">
            <text:p>25.0705</text:p>
          </table:table-cell>
          <table:table-cell office:value-type="float" office:value="24.99197" calcext:value-type="float">
            <text:p>24.99197</text:p>
          </table:table-cell>
          <table:table-cell office:value-type="float" office:value="24.40131" calcext:value-type="float">
            <text:p>24.40131</text:p>
          </table:table-cell>
          <table:table-cell office:value-type="float" office:value="24.35242" calcext:value-type="float">
            <text:p>24.35242</text:p>
          </table:table-cell>
          <table:table-cell office:value-type="float" office:value="23.63589" calcext:value-type="float">
            <text:p>23.63589</text:p>
          </table:table-cell>
          <table:table-cell office:value-type="float" office:value="23.61075" calcext:value-type="float">
            <text:p>23.61075</text:p>
          </table:table-cell>
          <table:table-cell office:value-type="float" office:value="22.71875" calcext:value-type="float">
            <text:p>22.71875</text:p>
          </table:table-cell>
          <table:table-cell office:value-type="float" office:value="22.71042" calcext:value-type="float">
            <text:p>22.71042</text:p>
          </table:table-cell>
          <table:table-cell office:value-type="float" office:value="21.85757" calcext:value-type="float">
            <text:p>21.85757</text:p>
          </table:table-cell>
          <table:table-cell office:value-type="float" office:value="21.85721" calcext:value-type="float">
            <text:p>21.85721</text:p>
          </table:table-cell>
          <table:table-cell office:value-type="float" office:value="48.88263" calcext:value-type="float">
            <text:p>48.88263</text:p>
          </table:table-cell>
          <table:table-cell office:value-type="float" office:value="10.83051" calcext:value-type="float">
            <text:p>10.830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5" calcext:value-type="float">
            <text:p>28092005</text:p>
          </table:table-cell>
          <table:table-cell office:value-type="float" office:value="10.3518" calcext:value-type="float">
            <text:p>10.3518</text:p>
          </table:table-cell>
          <table:table-cell office:value-type="float" office:value="16.68" calcext:value-type="float">
            <text:p>16.68</text:p>
          </table:table-cell>
          <table:table-cell office:value-type="float" office:value="2.86" calcext:value-type="float">
            <text:p>2.86</text:p>
          </table:table-cell>
          <table:table-cell office:value-type="float" office:value="1.470634" calcext:value-type="float">
            <text:p>1.470634</text:p>
          </table:table-cell>
          <table:table-cell office:value-type="float" office:value="0.6606381" calcext:value-type="float">
            <text:p>0.6606381</text:p>
          </table:table-cell>
          <table:table-cell office:value-type="float" office:value="377.244" calcext:value-type="float">
            <text:p>377.244</text:p>
          </table:table-cell>
          <table:table-cell office:value-type="float" office:value="2.7" calcext:value-type="float">
            <text:p>2.7</text:p>
          </table:table-cell>
          <table:table-cell office:value-type="float" office:value="26.28799" calcext:value-type="float">
            <text:p>26.28799</text:p>
          </table:table-cell>
          <table:table-cell office:value-type="float" office:value="5.142609" calcext:value-type="float">
            <text:p>5.142609</text:p>
          </table:table-cell>
          <table:table-cell office:value-type="float" office:value="23.56097" calcext:value-type="float">
            <text:p>23.56097</text:p>
          </table:table-cell>
          <table:table-cell office:value-type="float" office:value="11.50238" calcext:value-type="float">
            <text:p>11.50238</text:p>
          </table:table-cell>
          <table:table-cell office:value-type="float" office:value="25.27133" calcext:value-type="float">
            <text:p>25.27133</text:p>
          </table:table-cell>
          <table:table-cell office:value-type="float" office:value="15.92609" calcext:value-type="float">
            <text:p>15.92609</text:p>
          </table:table-cell>
          <table:table-cell office:value-type="float" office:value="26.43045" calcext:value-type="float">
            <text:p>26.43045</text:p>
          </table:table-cell>
          <table:table-cell office:value-type="float" office:value="19.38986" calcext:value-type="float">
            <text:p>19.38986</text:p>
          </table:table-cell>
          <table:table-cell office:value-type="float" office:value="26.62469" calcext:value-type="float">
            <text:p>26.62469</text:p>
          </table:table-cell>
          <table:table-cell office:value-type="float" office:value="21.26343" calcext:value-type="float">
            <text:p>21.26343</text:p>
          </table:table-cell>
          <table:table-cell office:value-type="float" office:value="26.51862" calcext:value-type="float">
            <text:p>26.51862</text:p>
          </table:table-cell>
          <table:table-cell office:value-type="float" office:value="23.15561" calcext:value-type="float">
            <text:p>23.15561</text:p>
          </table:table-cell>
          <table:table-cell office:value-type="float" office:value="26.05765" calcext:value-type="float">
            <text:p>26.05765</text:p>
          </table:table-cell>
          <table:table-cell office:value-type="float" office:value="24.16943" calcext:value-type="float">
            <text:p>24.16943</text:p>
          </table:table-cell>
          <table:table-cell office:value-type="float" office:value="25.54007" calcext:value-type="float">
            <text:p>25.54007</text:p>
          </table:table-cell>
          <table:table-cell office:value-type="float" office:value="25.1041" calcext:value-type="float">
            <text:p>25.1041</text:p>
          </table:table-cell>
          <table:table-cell office:value-type="float" office:value="25.36923" calcext:value-type="float">
            <text:p>25.36923</text:p>
          </table:table-cell>
          <table:table-cell office:value-type="float" office:value="25.27054" calcext:value-type="float">
            <text:p>25.27054</text:p>
          </table:table-cell>
          <table:table-cell office:value-type="float" office:value="24.99106" calcext:value-type="float">
            <text:p>24.99106</text:p>
          </table:table-cell>
          <table:table-cell office:value-type="float" office:value="24.91147" calcext:value-type="float">
            <text:p>24.91147</text:p>
          </table:table-cell>
          <table:table-cell office:value-type="float" office:value="24.35187" calcext:value-type="float">
            <text:p>24.35187</text:p>
          </table:table-cell>
          <table:table-cell office:value-type="float" office:value="24.30045" calcext:value-type="float">
            <text:p>24.30045</text:p>
          </table:table-cell>
          <table:table-cell office:value-type="float" office:value="23.61047" calcext:value-type="float">
            <text:p>23.61047</text:p>
          </table:table-cell>
          <table:table-cell office:value-type="float" office:value="23.58234" calcext:value-type="float">
            <text:p>23.58234</text:p>
          </table:table-cell>
          <table:table-cell office:value-type="float" office:value="22.71033" calcext:value-type="float">
            <text:p>22.71033</text:p>
          </table:table-cell>
          <table:table-cell office:value-type="float" office:value="22.69998" calcext:value-type="float">
            <text:p>22.69998</text:p>
          </table:table-cell>
          <table:table-cell office:value-type="float" office:value="21.85724" calcext:value-type="float">
            <text:p>21.85724</text:p>
          </table:table-cell>
          <table:table-cell office:value-type="float" office:value="21.85553" calcext:value-type="float">
            <text:p>21.85553</text:p>
          </table:table-cell>
          <table:table-cell office:value-type="float" office:value="26.28799" calcext:value-type="float">
            <text:p>26.28799</text:p>
          </table:table-cell>
          <table:table-cell office:value-type="float" office:value="5.370422" calcext:value-type="float">
            <text:p>5.3704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5" calcext:value-type="float">
            <text:p>29092005</text:p>
          </table:table-cell>
          <table:table-cell office:value-type="float" office:value="18.60811" calcext:value-type="float">
            <text:p>18.60811</text:p>
          </table:table-cell>
          <table:table-cell office:value-type="float" office:value="21.13" calcext:value-type="float">
            <text:p>21.13</text:p>
          </table:table-cell>
          <table:table-cell office:value-type="float" office:value="-0.1" calcext:value-type="float">
            <text:p>-0.1</text:p>
          </table:table-cell>
          <table:table-cell office:value-type="float" office:value="0.8939006" calcext:value-type="float">
            <text:p>0.8939006</text:p>
          </table:table-cell>
          <table:table-cell office:value-type="float" office:value="0.5352255" calcext:value-type="float">
            <text:p>0.5352255</text:p>
          </table:table-cell>
          <table:table-cell office:value-type="float" office:value="235.296" calcext:value-type="float">
            <text:p>235.296</text:p>
          </table:table-cell>
          <table:table-cell office:value-type="float" office:value="0" calcext:value-type="float">
            <text:p>0</text:p>
          </table:table-cell>
          <table:table-cell office:value-type="float" office:value="40.60577" calcext:value-type="float">
            <text:p>40.60577</text:p>
          </table:table-cell>
          <table:table-cell office:value-type="float" office:value="1.71698" calcext:value-type="float">
            <text:p>1.71698</text:p>
          </table:table-cell>
          <table:table-cell office:value-type="float" office:value="29.45111" calcext:value-type="float">
            <text:p>29.45111</text:p>
          </table:table-cell>
          <table:table-cell office:value-type="float" office:value="7.559204" calcext:value-type="float">
            <text:p>7.559204</text:p>
          </table:table-cell>
          <table:table-cell office:value-type="float" office:value="25.65372" calcext:value-type="float">
            <text:p>25.65372</text:p>
          </table:table-cell>
          <table:table-cell office:value-type="float" office:value="11.7417" calcext:value-type="float">
            <text:p>11.7417</text:p>
          </table:table-cell>
          <table:table-cell office:value-type="float" office:value="23.53821" calcext:value-type="float">
            <text:p>23.53821</text:p>
          </table:table-cell>
          <table:table-cell office:value-type="float" office:value="15.38846" calcext:value-type="float">
            <text:p>15.38846</text:p>
          </table:table-cell>
          <table:table-cell office:value-type="float" office:value="22.7605" calcext:value-type="float">
            <text:p>22.7605</text:p>
          </table:table-cell>
          <table:table-cell office:value-type="float" office:value="17.69452" calcext:value-type="float">
            <text:p>17.69452</text:p>
          </table:table-cell>
          <table:table-cell office:value-type="float" office:value="23.08972" calcext:value-type="float">
            <text:p>23.08972</text:p>
          </table:table-cell>
          <table:table-cell office:value-type="float" office:value="20.05838" calcext:value-type="float">
            <text:p>20.05838</text:p>
          </table:table-cell>
          <table:table-cell office:value-type="float" office:value="24.1348" calcext:value-type="float">
            <text:p>24.1348</text:p>
          </table:table-cell>
          <table:table-cell office:value-type="float" office:value="21.77222" calcext:value-type="float">
            <text:p>21.77222</text:p>
          </table:table-cell>
          <table:table-cell office:value-type="float" office:value="25.09402" calcext:value-type="float">
            <text:p>25.09402</text:p>
          </table:table-cell>
          <table:table-cell office:value-type="float" office:value="23.686" calcext:value-type="float">
            <text:p>23.686</text:p>
          </table:table-cell>
          <table:table-cell office:value-type="float" office:value="25.2684" calcext:value-type="float">
            <text:p>25.2684</text:p>
          </table:table-cell>
          <table:table-cell office:value-type="float" office:value="24.83557" calcext:value-type="float">
            <text:p>24.83557</text:p>
          </table:table-cell>
          <table:table-cell office:value-type="float" office:value="24.91061" calcext:value-type="float">
            <text:p>24.91061</text:p>
          </table:table-cell>
          <table:table-cell office:value-type="float" office:value="24.79794" calcext:value-type="float">
            <text:p>24.79794</text:p>
          </table:table-cell>
          <table:table-cell office:value-type="float" office:value="24.2999" calcext:value-type="float">
            <text:p>24.2999</text:p>
          </table:table-cell>
          <table:table-cell office:value-type="float" office:value="24.24353" calcext:value-type="float">
            <text:p>24.24353</text:p>
          </table:table-cell>
          <table:table-cell office:value-type="float" office:value="23.58203" calcext:value-type="float">
            <text:p>23.58203</text:p>
          </table:table-cell>
          <table:table-cell office:value-type="float" office:value="23.55188" calcext:value-type="float">
            <text:p>23.55188</text:p>
          </table:table-cell>
          <table:table-cell office:value-type="float" office:value="22.69983" calcext:value-type="float">
            <text:p>22.69983</text:p>
          </table:table-cell>
          <table:table-cell office:value-type="float" office:value="22.68689" calcext:value-type="float">
            <text:p>22.68689</text:p>
          </table:table-cell>
          <table:table-cell office:value-type="float" office:value="21.85547" calcext:value-type="float">
            <text:p>21.85547</text:p>
          </table:table-cell>
          <table:table-cell office:value-type="float" office:value="21.85059" calcext:value-type="float">
            <text:p>21.85059</text:p>
          </table:table-cell>
          <table:table-cell office:value-type="float" office:value="40.60571" calcext:value-type="float">
            <text:p>40.60571</text:p>
          </table:table-cell>
          <table:table-cell office:value-type="float" office:value="1.71701" calcext:value-type="float">
            <text:p>1.717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5" calcext:value-type="float">
            <text:p>30092005</text:p>
          </table:table-cell>
          <table:table-cell office:value-type="float" office:value="17.90214" calcext:value-type="float">
            <text:p>17.90214</text:p>
          </table:table-cell>
          <table:table-cell office:value-type="float" office:value="28.39" calcext:value-type="float">
            <text:p>28.39</text:p>
          </table:table-cell>
          <table:table-cell office:value-type="float" office:value="7.11" calcext:value-type="float">
            <text:p>7.11</text:p>
          </table:table-cell>
          <table:table-cell office:value-type="float" office:value="1.288946" calcext:value-type="float">
            <text:p>1.288946</text:p>
          </table:table-cell>
          <table:table-cell office:value-type="float" office:value="0.8560772" calcext:value-type="float">
            <text:p>0.8560772</text:p>
          </table:table-cell>
          <table:table-cell office:value-type="float" office:value="266.328" calcext:value-type="float">
            <text:p>266.328</text:p>
          </table:table-cell>
          <table:table-cell office:value-type="float" office:value="0" calcext:value-type="float">
            <text:p>0</text:p>
          </table:table-cell>
          <table:table-cell office:value-type="float" office:value="46.5473" calcext:value-type="float">
            <text:p>46.5473</text:p>
          </table:table-cell>
          <table:table-cell office:value-type="float" office:value="8.467285" calcext:value-type="float">
            <text:p>8.467285</text:p>
          </table:table-cell>
          <table:table-cell office:value-type="float" office:value="34.21811" calcext:value-type="float">
            <text:p>34.21811</text:p>
          </table:table-cell>
          <table:table-cell office:value-type="float" office:value="12.8587" calcext:value-type="float">
            <text:p>12.8587</text:p>
          </table:table-cell>
          <table:table-cell office:value-type="float" office:value="29.58731" calcext:value-type="float">
            <text:p>29.58731</text:p>
          </table:table-cell>
          <table:table-cell office:value-type="float" office:value="15.56055" calcext:value-type="float">
            <text:p>15.56055</text:p>
          </table:table-cell>
          <table:table-cell office:value-type="float" office:value="26.55829" calcext:value-type="float">
            <text:p>26.55829</text:p>
          </table:table-cell>
          <table:table-cell office:value-type="float" office:value="17.85956" calcext:value-type="float">
            <text:p>17.85956</text:p>
          </table:table-cell>
          <table:table-cell office:value-type="float" office:value="25.07996" calcext:value-type="float">
            <text:p>25.07996</text:p>
          </table:table-cell>
          <table:table-cell office:value-type="float" office:value="19.28909" calcext:value-type="float">
            <text:p>19.28909</text:p>
          </table:table-cell>
          <table:table-cell office:value-type="float" office:value="24.02682" calcext:value-type="float">
            <text:p>24.02682</text:p>
          </table:table-cell>
          <table:table-cell office:value-type="float" office:value="20.78775" calcext:value-type="float">
            <text:p>20.78775</text:p>
          </table:table-cell>
          <table:table-cell office:value-type="float" office:value="23.66" calcext:value-type="float">
            <text:p>23.66</text:p>
          </table:table-cell>
          <table:table-cell office:value-type="float" office:value="21.88174" calcext:value-type="float">
            <text:p>21.88174</text:p>
          </table:table-cell>
          <table:table-cell office:value-type="float" office:value="23.68356" calcext:value-type="float">
            <text:p>23.68356</text:p>
          </table:table-cell>
          <table:table-cell office:value-type="float" office:value="23.25439" calcext:value-type="float">
            <text:p>23.25439</text:p>
          </table:table-cell>
          <table:table-cell office:value-type="float" office:value="24.82996" calcext:value-type="float">
            <text:p>24.82996</text:p>
          </table:table-cell>
          <table:table-cell office:value-type="float" office:value="24.35449" calcext:value-type="float">
            <text:p>24.35449</text:p>
          </table:table-cell>
          <table:table-cell office:value-type="float" office:value="24.7963" calcext:value-type="float">
            <text:p>24.7963</text:p>
          </table:table-cell>
          <table:table-cell office:value-type="float" office:value="24.60919" calcext:value-type="float">
            <text:p>24.60919</text:p>
          </table:table-cell>
          <table:table-cell office:value-type="float" office:value="24.24286" calcext:value-type="float">
            <text:p>24.24286</text:p>
          </table:table-cell>
          <table:table-cell office:value-type="float" office:value="24.16412" calcext:value-type="float">
            <text:p>24.16412</text:p>
          </table:table-cell>
          <table:table-cell office:value-type="float" office:value="23.55154" calcext:value-type="float">
            <text:p>23.55154</text:p>
          </table:table-cell>
          <table:table-cell office:value-type="float" office:value="23.51685" calcext:value-type="float">
            <text:p>23.51685</text:p>
          </table:table-cell>
          <table:table-cell office:value-type="float" office:value="22.68674" calcext:value-type="float">
            <text:p>22.68674</text:p>
          </table:table-cell>
          <table:table-cell office:value-type="float" office:value="22.67166" calcext:value-type="float">
            <text:p>22.67166</text:p>
          </table:table-cell>
          <table:table-cell office:value-type="float" office:value="21.85052" calcext:value-type="float">
            <text:p>21.85052</text:p>
          </table:table-cell>
          <table:table-cell office:value-type="float" office:value="21.84338" calcext:value-type="float">
            <text:p>21.84338</text:p>
          </table:table-cell>
          <table:table-cell office:value-type="float" office:value="46.54724" calcext:value-type="float">
            <text:p>46.54724</text:p>
          </table:table-cell>
          <table:table-cell office:value-type="float" office:value="8.467316" calcext:value-type="float">
            <text:p>8.4673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5" calcext:value-type="float">
            <text:p>1102005</text:p>
          </table:table-cell>
          <table:table-cell office:value-type="float" office:value="12.4501" calcext:value-type="float">
            <text:p>12.4501</text:p>
          </table:table-cell>
          <table:table-cell office:value-type="float" office:value="25.3" calcext:value-type="float">
            <text:p>25.3</text:p>
          </table:table-cell>
          <table:table-cell office:value-type="float" office:value="14.6" calcext:value-type="float">
            <text:p>14.6</text:p>
          </table:table-cell>
          <table:table-cell office:value-type="float" office:value="1.757769" calcext:value-type="float">
            <text:p>1.757769</text:p>
          </table:table-cell>
          <table:table-cell office:value-type="float" office:value="1.320013" calcext:value-type="float">
            <text:p>1.320013</text:p>
          </table:table-cell>
          <table:table-cell office:value-type="float" office:value="287.136" calcext:value-type="float">
            <text:p>287.136</text:p>
          </table:table-cell>
          <table:table-cell office:value-type="float" office:value="0" calcext:value-type="float">
            <text:p>0</text:p>
          </table:table-cell>
          <table:table-cell office:value-type="float" office:value="43.51566" calcext:value-type="float">
            <text:p>43.51566</text:p>
          </table:table-cell>
          <table:table-cell office:value-type="float" office:value="15.38248" calcext:value-type="float">
            <text:p>15.38248</text:p>
          </table:table-cell>
          <table:table-cell office:value-type="float" office:value="31.80484" calcext:value-type="float">
            <text:p>31.80484</text:p>
          </table:table-cell>
          <table:table-cell office:value-type="float" office:value="18.41443" calcext:value-type="float">
            <text:p>18.41443</text:p>
          </table:table-cell>
          <table:table-cell office:value-type="float" office:value="28.80353" calcext:value-type="float">
            <text:p>28.80353</text:p>
          </table:table-cell>
          <table:table-cell office:value-type="float" office:value="20.10486" calcext:value-type="float">
            <text:p>20.10486</text:p>
          </table:table-cell>
          <table:table-cell office:value-type="float" office:value="26.61676" calcext:value-type="float">
            <text:p>26.61676</text:p>
          </table:table-cell>
          <table:table-cell office:value-type="float" office:value="21.41943" calcext:value-type="float">
            <text:p>21.41943</text:p>
          </table:table-cell>
          <table:table-cell office:value-type="float" office:value="25.51779" calcext:value-type="float">
            <text:p>25.51779</text:p>
          </table:table-cell>
          <table:table-cell office:value-type="float" office:value="22.15152" calcext:value-type="float">
            <text:p>22.15152</text:p>
          </table:table-cell>
          <table:table-cell office:value-type="float" office:value="24.63303" calcext:value-type="float">
            <text:p>24.63303</text:p>
          </table:table-cell>
          <table:table-cell office:value-type="float" office:value="22.85226" calcext:value-type="float">
            <text:p>22.85226</text:p>
          </table:table-cell>
          <table:table-cell office:value-type="float" office:value="24.2511" calcext:value-type="float">
            <text:p>24.2511</text:p>
          </table:table-cell>
          <table:table-cell office:value-type="float" office:value="23.20993" calcext:value-type="float">
            <text:p>23.20993</text:p>
          </table:table-cell>
          <table:table-cell office:value-type="float" office:value="23.82339" calcext:value-type="float">
            <text:p>23.82339</text:p>
          </table:table-cell>
          <table:table-cell office:value-type="float" office:value="23.41736" calcext:value-type="float">
            <text:p>23.41736</text:p>
          </table:table-cell>
          <table:table-cell office:value-type="float" office:value="24.35095" calcext:value-type="float">
            <text:p>24.35095</text:p>
          </table:table-cell>
          <table:table-cell office:value-type="float" office:value="24.16318" calcext:value-type="float">
            <text:p>24.16318</text:p>
          </table:table-cell>
          <table:table-cell office:value-type="float" office:value="24.60706" calcext:value-type="float">
            <text:p>24.60706</text:p>
          </table:table-cell>
          <table:table-cell office:value-type="float" office:value="24.41153" calcext:value-type="float">
            <text:p>24.41153</text:p>
          </table:table-cell>
          <table:table-cell office:value-type="float" office:value="24.16315" calcext:value-type="float">
            <text:p>24.16315</text:p>
          </table:table-cell>
          <table:table-cell office:value-type="float" office:value="24.06146" calcext:value-type="float">
            <text:p>24.06146</text:p>
          </table:table-cell>
          <table:table-cell office:value-type="float" office:value="23.51642" calcext:value-type="float">
            <text:p>23.51642</text:p>
          </table:table-cell>
          <table:table-cell office:value-type="float" office:value="23.47192" calcext:value-type="float">
            <text:p>23.47192</text:p>
          </table:table-cell>
          <table:table-cell office:value-type="float" office:value="22.67151" calcext:value-type="float">
            <text:p>22.67151</text:p>
          </table:table-cell>
          <table:table-cell office:value-type="float" office:value="22.65302" calcext:value-type="float">
            <text:p>22.65302</text:p>
          </table:table-cell>
          <table:table-cell office:value-type="float" office:value="21.84329" calcext:value-type="float">
            <text:p>21.84329</text:p>
          </table:table-cell>
          <table:table-cell office:value-type="float" office:value="21.83374" calcext:value-type="float">
            <text:p>21.83374</text:p>
          </table:table-cell>
          <table:table-cell office:value-type="float" office:value="43.51559" calcext:value-type="float">
            <text:p>43.51559</text:p>
          </table:table-cell>
          <table:table-cell office:value-type="float" office:value="15.38251" calcext:value-type="float">
            <text:p>15.382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5" calcext:value-type="float">
            <text:p>2102005</text:p>
          </table:table-cell>
          <table:table-cell office:value-type="float" office:value="13.26454" calcext:value-type="float">
            <text:p>13.26454</text:p>
          </table:table-cell>
          <table:table-cell office:value-type="float" office:value="33.54" calcext:value-type="float">
            <text:p>33.54</text:p>
          </table:table-cell>
          <table:table-cell office:value-type="float" office:value="18.52" calcext:value-type="float">
            <text:p>18.52</text:p>
          </table:table-cell>
          <table:table-cell office:value-type="float" office:value="1.916188" calcext:value-type="float">
            <text:p>1.916188</text:p>
          </table:table-cell>
          <table:table-cell office:value-type="float" office:value="1.22593" calcext:value-type="float">
            <text:p>1.22593</text:p>
          </table:table-cell>
          <table:table-cell office:value-type="float" office:value="429.732" calcext:value-type="float">
            <text:p>429.732</text:p>
          </table:table-cell>
          <table:table-cell office:value-type="float" office:value="0" calcext:value-type="float">
            <text:p>0</text:p>
          </table:table-cell>
          <table:table-cell office:value-type="float" office:value="48.27997" calcext:value-type="float">
            <text:p>48.27997</text:p>
          </table:table-cell>
          <table:table-cell office:value-type="float" office:value="18.71509" calcext:value-type="float">
            <text:p>18.71509</text:p>
          </table:table-cell>
          <table:table-cell office:value-type="float" office:value="36.66449" calcext:value-type="float">
            <text:p>36.66449</text:p>
          </table:table-cell>
          <table:table-cell office:value-type="float" office:value="20.6348" calcext:value-type="float">
            <text:p>20.6348</text:p>
          </table:table-cell>
          <table:table-cell office:value-type="float" office:value="32.27911" calcext:value-type="float">
            <text:p>32.27911</text:p>
          </table:table-cell>
          <table:table-cell office:value-type="float" office:value="21.70474" calcext:value-type="float">
            <text:p>21.70474</text:p>
          </table:table-cell>
          <table:table-cell office:value-type="float" office:value="29.25589" calcext:value-type="float">
            <text:p>29.25589</text:p>
          </table:table-cell>
          <table:table-cell office:value-type="float" office:value="22.5762" calcext:value-type="float">
            <text:p>22.5762</text:p>
          </table:table-cell>
          <table:table-cell office:value-type="float" office:value="27.62128" calcext:value-type="float">
            <text:p>27.62128</text:p>
          </table:table-cell>
          <table:table-cell office:value-type="float" office:value="23.0661" calcext:value-type="float">
            <text:p>23.0661</text:p>
          </table:table-cell>
          <table:table-cell office:value-type="float" office:value="26.2515" calcext:value-type="float">
            <text:p>26.2515</text:p>
          </table:table-cell>
          <table:table-cell office:value-type="float" office:value="23.51395" calcext:value-type="float">
            <text:p>23.51395</text:p>
          </table:table-cell>
          <table:table-cell office:value-type="float" office:value="25.34543" calcext:value-type="float">
            <text:p>25.34543</text:p>
          </table:table-cell>
          <table:table-cell office:value-type="float" office:value="23.72751" calcext:value-type="float">
            <text:p>23.72751</text:p>
          </table:table-cell>
          <table:table-cell office:value-type="float" office:value="24.23383" calcext:value-type="float">
            <text:p>24.23383</text:p>
          </table:table-cell>
          <table:table-cell office:value-type="float" office:value="23.8306" calcext:value-type="float">
            <text:p>23.8306</text:p>
          </table:table-cell>
          <table:table-cell office:value-type="float" office:value="24.16251" calcext:value-type="float">
            <text:p>24.16251</text:p>
          </table:table-cell>
          <table:table-cell office:value-type="float" office:value="24.13971" calcext:value-type="float">
            <text:p>24.13971</text:p>
          </table:table-cell>
          <table:table-cell office:value-type="float" office:value="24.40967" calcext:value-type="float">
            <text:p>24.40967</text:p>
          </table:table-cell>
          <table:table-cell office:value-type="float" office:value="24.25949" calcext:value-type="float">
            <text:p>24.25949</text:p>
          </table:table-cell>
          <table:table-cell office:value-type="float" office:value="24.06033" calcext:value-type="float">
            <text:p>24.06033</text:p>
          </table:table-cell>
          <table:table-cell office:value-type="float" office:value="23.95364" calcext:value-type="float">
            <text:p>23.95364</text:p>
          </table:table-cell>
          <table:table-cell office:value-type="float" office:value="23.47137" calcext:value-type="float">
            <text:p>23.47137</text:p>
          </table:table-cell>
          <table:table-cell office:value-type="float" office:value="23.41763" calcext:value-type="float">
            <text:p>23.41763</text:p>
          </table:table-cell>
          <table:table-cell office:value-type="float" office:value="22.6528" calcext:value-type="float">
            <text:p>22.6528</text:p>
          </table:table-cell>
          <table:table-cell office:value-type="float" office:value="22.62881" calcext:value-type="float">
            <text:p>22.62881</text:p>
          </table:table-cell>
          <table:table-cell office:value-type="float" office:value="21.83362" calcext:value-type="float">
            <text:p>21.83362</text:p>
          </table:table-cell>
          <table:table-cell office:value-type="float" office:value="21.82123" calcext:value-type="float">
            <text:p>21.82123</text:p>
          </table:table-cell>
          <table:table-cell office:value-type="float" office:value="48.27991" calcext:value-type="float">
            <text:p>48.27991</text:p>
          </table:table-cell>
          <table:table-cell office:value-type="float" office:value="18.71506" calcext:value-type="float">
            <text:p>18.715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5" calcext:value-type="float">
            <text:p>3102005</text:p>
          </table:table-cell>
          <table:table-cell office:value-type="float" office:value="11.77987" calcext:value-type="float">
            <text:p>11.77987</text:p>
          </table:table-cell>
          <table:table-cell office:value-type="float" office:value="32.6" calcext:value-type="float">
            <text:p>32.6</text:p>
          </table:table-cell>
          <table:table-cell office:value-type="float" office:value="23.55" calcext:value-type="float">
            <text:p>23.55</text:p>
          </table:table-cell>
          <table:table-cell office:value-type="float" office:value="1.923573" calcext:value-type="float">
            <text:p>1.923573</text:p>
          </table:table-cell>
          <table:table-cell office:value-type="float" office:value="1.320884" calcext:value-type="float">
            <text:p>1.320884</text:p>
          </table:table-cell>
          <table:table-cell office:value-type="float" office:value="473.364" calcext:value-type="float">
            <text:p>473.364</text:p>
          </table:table-cell>
          <table:table-cell office:value-type="float" office:value="0" calcext:value-type="float">
            <text:p>0</text:p>
          </table:table-cell>
          <table:table-cell office:value-type="float" office:value="48.88211" calcext:value-type="float">
            <text:p>48.88211</text:p>
          </table:table-cell>
          <table:table-cell office:value-type="float" office:value="22.65558" calcext:value-type="float">
            <text:p>22.65558</text:p>
          </table:table-cell>
          <table:table-cell office:value-type="float" office:value="37.65317" calcext:value-type="float">
            <text:p>37.65317</text:p>
          </table:table-cell>
          <table:table-cell office:value-type="float" office:value="24.23779" calcext:value-type="float">
            <text:p>24.23779</text:p>
          </table:table-cell>
          <table:table-cell office:value-type="float" office:value="33.44736" calcext:value-type="float">
            <text:p>33.44736</text:p>
          </table:table-cell>
          <table:table-cell office:value-type="float" office:value="24.99924" calcext:value-type="float">
            <text:p>24.99924</text:p>
          </table:table-cell>
          <table:table-cell office:value-type="float" office:value="30.53076" calcext:value-type="float">
            <text:p>30.53076</text:p>
          </table:table-cell>
          <table:table-cell office:value-type="float" office:value="25.43884" calcext:value-type="float">
            <text:p>25.43884</text:p>
          </table:table-cell>
          <table:table-cell office:value-type="float" office:value="28.9332" calcext:value-type="float">
            <text:p>28.9332</text:p>
          </table:table-cell>
          <table:table-cell office:value-type="float" office:value="25.55109" calcext:value-type="float">
            <text:p>25.55109</text:p>
          </table:table-cell>
          <table:table-cell office:value-type="float" office:value="27.47113" calcext:value-type="float">
            <text:p>27.47113</text:p>
          </table:table-cell>
          <table:table-cell office:value-type="float" office:value="25.52524" calcext:value-type="float">
            <text:p>25.52524</text:p>
          </table:table-cell>
          <table:table-cell office:value-type="float" office:value="26.44659" calcext:value-type="float">
            <text:p>26.44659</text:p>
          </table:table-cell>
          <table:table-cell office:value-type="float" office:value="25.22015" calcext:value-type="float">
            <text:p>25.22015</text:p>
          </table:table-cell>
          <table:table-cell office:value-type="float" office:value="25.03387" calcext:value-type="float">
            <text:p>25.03387</text:p>
          </table:table-cell>
          <table:table-cell office:value-type="float" office:value="24.24634" calcext:value-type="float">
            <text:p>24.24634</text:p>
          </table:table-cell>
          <table:table-cell office:value-type="float" office:value="24.32864" calcext:value-type="float">
            <text:p>24.32864</text:p>
          </table:table-cell>
          <table:table-cell office:value-type="float" office:value="24.14767" calcext:value-type="float">
            <text:p>24.14767</text:p>
          </table:table-cell>
          <table:table-cell office:value-type="float" office:value="24.25821" calcext:value-type="float">
            <text:p>24.25821</text:p>
          </table:table-cell>
          <table:table-cell office:value-type="float" office:value="24.1716" calcext:value-type="float">
            <text:p>24.1716</text:p>
          </table:table-cell>
          <table:table-cell office:value-type="float" office:value="23.95258" calcext:value-type="float">
            <text:p>23.95258</text:p>
          </table:table-cell>
          <table:table-cell office:value-type="float" office:value="23.85834" calcext:value-type="float">
            <text:p>23.85834</text:p>
          </table:table-cell>
          <table:table-cell office:value-type="float" office:value="23.41699" calcext:value-type="float">
            <text:p>23.41699</text:p>
          </table:table-cell>
          <table:table-cell office:value-type="float" office:value="23.35876" calcext:value-type="float">
            <text:p>23.35876</text:p>
          </table:table-cell>
          <table:table-cell office:value-type="float" office:value="22.62851" calcext:value-type="float">
            <text:p>22.62851</text:p>
          </table:table-cell>
          <table:table-cell office:value-type="float" office:value="22.60074" calcext:value-type="float">
            <text:p>22.60074</text:p>
          </table:table-cell>
          <table:table-cell office:value-type="float" office:value="21.82108" calcext:value-type="float">
            <text:p>21.82108</text:p>
          </table:table-cell>
          <table:table-cell office:value-type="float" office:value="21.80542" calcext:value-type="float">
            <text:p>21.80542</text:p>
          </table:table-cell>
          <table:table-cell office:value-type="float" office:value="48.88205" calcext:value-type="float">
            <text:p>48.88205</text:p>
          </table:table-cell>
          <table:table-cell office:value-type="float" office:value="22.65558" calcext:value-type="float">
            <text:p>22.655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5" calcext:value-type="float">
            <text:p>4102005</text:p>
          </table:table-cell>
          <table:table-cell office:value-type="float" office:value="15.32116" calcext:value-type="float">
            <text:p>15.32116</text:p>
          </table:table-cell>
          <table:table-cell office:value-type="float" office:value="33.48" calcext:value-type="float">
            <text:p>33.48</text:p>
          </table:table-cell>
          <table:table-cell office:value-type="float" office:value="23.09" calcext:value-type="float">
            <text:p>23.09</text:p>
          </table:table-cell>
          <table:table-cell office:value-type="float" office:value="1.983413" calcext:value-type="float">
            <text:p>1.983413</text:p>
          </table:table-cell>
          <table:table-cell office:value-type="float" office:value="1.392208" calcext:value-type="float">
            <text:p>1.392208</text:p>
          </table:table-cell>
          <table:table-cell office:value-type="float" office:value="526.176" calcext:value-type="float">
            <text:p>526.176</text:p>
          </table:table-cell>
          <table:table-cell office:value-type="float" office:value="0" calcext:value-type="float">
            <text:p>0</text:p>
          </table:table-cell>
          <table:table-cell office:value-type="float" office:value="51.38742" calcext:value-type="float">
            <text:p>51.38742</text:p>
          </table:table-cell>
          <table:table-cell office:value-type="float" office:value="22.64771" calcext:value-type="float">
            <text:p>22.64771</text:p>
          </table:table-cell>
          <table:table-cell office:value-type="float" office:value="40.67816" calcext:value-type="float">
            <text:p>40.67816</text:p>
          </table:table-cell>
          <table:table-cell office:value-type="float" office:value="24.71326" calcext:value-type="float">
            <text:p>24.71326</text:p>
          </table:table-cell>
          <table:table-cell office:value-type="float" office:value="35.68582" calcext:value-type="float">
            <text:p>35.68582</text:p>
          </table:table-cell>
          <table:table-cell office:value-type="float" office:value="25.66168" calcext:value-type="float">
            <text:p>25.66168</text:p>
          </table:table-cell>
          <table:table-cell office:value-type="float" office:value="32.36487" calcext:value-type="float">
            <text:p>32.36487</text:p>
          </table:table-cell>
          <table:table-cell office:value-type="float" office:value="26.26611" calcext:value-type="float">
            <text:p>26.26611</text:p>
          </table:table-cell>
          <table:table-cell office:value-type="float" office:value="30.50684" calcext:value-type="float">
            <text:p>30.50684</text:p>
          </table:table-cell>
          <table:table-cell office:value-type="float" office:value="26.44232" calcext:value-type="float">
            <text:p>26.44232</text:p>
          </table:table-cell>
          <table:table-cell office:value-type="float" office:value="28.77771" calcext:value-type="float">
            <text:p>28.77771</text:p>
          </table:table-cell>
          <table:table-cell office:value-type="float" office:value="26.46533" calcext:value-type="float">
            <text:p>26.46533</text:p>
          </table:table-cell>
          <table:table-cell office:value-type="float" office:value="27.55792" calcext:value-type="float">
            <text:p>27.55792</text:p>
          </table:table-cell>
          <table:table-cell office:value-type="float" office:value="26.10995" calcext:value-type="float">
            <text:p>26.10995</text:p>
          </table:table-cell>
          <table:table-cell office:value-type="float" office:value="25.81592" calcext:value-type="float">
            <text:p>25.81592</text:p>
          </table:table-cell>
          <table:table-cell office:value-type="float" office:value="25.04596" calcext:value-type="float">
            <text:p>25.04596</text:p>
          </table:table-cell>
          <table:table-cell office:value-type="float" office:value="24.63843" calcext:value-type="float">
            <text:p>24.63843</text:p>
          </table:table-cell>
          <table:table-cell office:value-type="float" office:value="24.33145" calcext:value-type="float">
            <text:p>24.33145</text:p>
          </table:table-cell>
          <table:table-cell office:value-type="float" office:value="24.17105" calcext:value-type="float">
            <text:p>24.17105</text:p>
          </table:table-cell>
          <table:table-cell office:value-type="float" office:value="24.15634" calcext:value-type="float">
            <text:p>24.15634</text:p>
          </table:table-cell>
          <table:table-cell office:value-type="float" office:value="23.85742" calcext:value-type="float">
            <text:p>23.85742</text:p>
          </table:table-cell>
          <table:table-cell office:value-type="float" office:value="23.7887" calcext:value-type="float">
            <text:p>23.7887</text:p>
          </table:table-cell>
          <table:table-cell office:value-type="float" office:value="23.35815" calcext:value-type="float">
            <text:p>23.35815</text:p>
          </table:table-cell>
          <table:table-cell office:value-type="float" office:value="23.30023" calcext:value-type="float">
            <text:p>23.30023</text:p>
          </table:table-cell>
          <table:table-cell office:value-type="float" office:value="22.60043" calcext:value-type="float">
            <text:p>22.60043</text:p>
          </table:table-cell>
          <table:table-cell office:value-type="float" office:value="22.56848" calcext:value-type="float">
            <text:p>22.56848</text:p>
          </table:table-cell>
          <table:table-cell office:value-type="float" office:value="21.80524" calcext:value-type="float">
            <text:p>21.80524</text:p>
          </table:table-cell>
          <table:table-cell office:value-type="float" office:value="21.78622" calcext:value-type="float">
            <text:p>21.78622</text:p>
          </table:table-cell>
          <table:table-cell office:value-type="float" office:value="51.38736" calcext:value-type="float">
            <text:p>51.38736</text:p>
          </table:table-cell>
          <table:table-cell office:value-type="float" office:value="22.64771" calcext:value-type="float">
            <text:p>22.647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5" calcext:value-type="float">
            <text:p>5102005</text:p>
          </table:table-cell>
          <table:table-cell office:value-type="float" office:value="10.52218" calcext:value-type="float">
            <text:p>10.52218</text:p>
          </table:table-cell>
          <table:table-cell office:value-type="float" office:value="24.85" calcext:value-type="float">
            <text:p>24.85</text:p>
          </table:table-cell>
          <table:table-cell office:value-type="float" office:value="5.23" calcext:value-type="float">
            <text:p>5.23</text:p>
          </table:table-cell>
          <table:table-cell office:value-type="float" office:value="1.76693" calcext:value-type="float">
            <text:p>1.76693</text:p>
          </table:table-cell>
          <table:table-cell office:value-type="float" office:value="0.7269383" calcext:value-type="float">
            <text:p>0.7269383</text:p>
          </table:table-cell>
          <table:table-cell office:value-type="float" office:value="451.728" calcext:value-type="float">
            <text:p>451.728</text:p>
          </table:table-cell>
          <table:table-cell office:value-type="float" office:value="8.1" calcext:value-type="float">
            <text:p>8.1</text:p>
          </table:table-cell>
          <table:table-cell office:value-type="float" office:value="25.20923" calcext:value-type="float">
            <text:p>25.20923</text:p>
          </table:table-cell>
          <table:table-cell office:value-type="float" office:value="6.750885" calcext:value-type="float">
            <text:p>6.750885</text:p>
          </table:table-cell>
          <table:table-cell office:value-type="float" office:value="27.69138" calcext:value-type="float">
            <text:p>27.69138</text:p>
          </table:table-cell>
          <table:table-cell office:value-type="float" office:value="11.31409" calcext:value-type="float">
            <text:p>11.31409</text:p>
          </table:table-cell>
          <table:table-cell office:value-type="float" office:value="29.05692" calcext:value-type="float">
            <text:p>29.05692</text:p>
          </table:table-cell>
          <table:table-cell office:value-type="float" office:value="15.73898" calcext:value-type="float">
            <text:p>15.73898</text:p>
          </table:table-cell>
          <table:table-cell office:value-type="float" office:value="29.54285" calcext:value-type="float">
            <text:p>29.54285</text:p>
          </table:table-cell>
          <table:table-cell office:value-type="float" office:value="19.42844" calcext:value-type="float">
            <text:p>19.42844</text:p>
          </table:table-cell>
          <table:table-cell office:value-type="float" office:value="29.30145" calcext:value-type="float">
            <text:p>29.30145</text:p>
          </table:table-cell>
          <table:table-cell office:value-type="float" office:value="21.51306" calcext:value-type="float">
            <text:p>21.51306</text:p>
          </table:table-cell>
          <table:table-cell office:value-type="float" office:value="28.67706" calcext:value-type="float">
            <text:p>28.67706</text:p>
          </table:table-cell>
          <table:table-cell office:value-type="float" office:value="23.66379" calcext:value-type="float">
            <text:p>23.66379</text:p>
          </table:table-cell>
          <table:table-cell office:value-type="float" office:value="27.5723" calcext:value-type="float">
            <text:p>27.5723</text:p>
          </table:table-cell>
          <table:table-cell office:value-type="float" office:value="24.75833" calcext:value-type="float">
            <text:p>24.75833</text:p>
          </table:table-cell>
          <table:table-cell office:value-type="float" office:value="26.10287" calcext:value-type="float">
            <text:p>26.10287</text:p>
          </table:table-cell>
          <table:table-cell office:value-type="float" office:value="25.58423" calcext:value-type="float">
            <text:p>25.58423</text:p>
          </table:table-cell>
          <table:table-cell office:value-type="float" office:value="24.93051" calcext:value-type="float">
            <text:p>24.93051</text:p>
          </table:table-cell>
          <table:table-cell office:value-type="float" office:value="24.64233" calcext:value-type="float">
            <text:p>24.64233</text:p>
          </table:table-cell>
          <table:table-cell office:value-type="float" office:value="24.21613" calcext:value-type="float">
            <text:p>24.21613</text:p>
          </table:table-cell>
          <table:table-cell office:value-type="float" office:value="24.16101" calcext:value-type="float">
            <text:p>24.16101</text:p>
          </table:table-cell>
          <table:table-cell office:value-type="float" office:value="23.78815" calcext:value-type="float">
            <text:p>23.78815</text:p>
          </table:table-cell>
          <table:table-cell office:value-type="float" office:value="23.75241" calcext:value-type="float">
            <text:p>23.75241</text:p>
          </table:table-cell>
          <table:table-cell office:value-type="float" office:value="23.29959" calcext:value-type="float">
            <text:p>23.29959</text:p>
          </table:table-cell>
          <table:table-cell office:value-type="float" office:value="23.24918" calcext:value-type="float">
            <text:p>23.24918</text:p>
          </table:table-cell>
          <table:table-cell office:value-type="float" office:value="22.56808" calcext:value-type="float">
            <text:p>22.56808</text:p>
          </table:table-cell>
          <table:table-cell office:value-type="float" office:value="22.53366" calcext:value-type="float">
            <text:p>22.53366</text:p>
          </table:table-cell>
          <table:table-cell office:value-type="float" office:value="21.78601" calcext:value-type="float">
            <text:p>21.78601</text:p>
          </table:table-cell>
          <table:table-cell office:value-type="float" office:value="21.76367" calcext:value-type="float">
            <text:p>21.76367</text:p>
          </table:table-cell>
          <table:table-cell office:value-type="float" office:value="25.20923" calcext:value-type="float">
            <text:p>25.20923</text:p>
          </table:table-cell>
          <table:table-cell office:value-type="float" office:value="6.872162" calcext:value-type="float">
            <text:p>6.8721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5" calcext:value-type="float">
            <text:p>6102005</text:p>
          </table:table-cell>
          <table:table-cell office:value-type="float" office:value="15.95168" calcext:value-type="float">
            <text:p>15.95168</text:p>
          </table:table-cell>
          <table:table-cell office:value-type="float" office:value="11.82" calcext:value-type="float">
            <text:p>11.82</text:p>
          </table:table-cell>
          <table:table-cell office:value-type="float" office:value="0.05" calcext:value-type="float">
            <text:p>0.05</text:p>
          </table:table-cell>
          <table:table-cell office:value-type="float" office:value="0.8086783" calcext:value-type="float">
            <text:p>0.8086783</text:p>
          </table:table-cell>
          <table:table-cell office:value-type="float" office:value="0.5410251" calcext:value-type="float">
            <text:p>0.5410251</text:p>
          </table:table-cell>
          <table:table-cell office:value-type="float" office:value="326.7" calcext:value-type="float">
            <text:p>326.7</text:p>
          </table:table-cell>
          <table:table-cell office:value-type="float" office:value="0" calcext:value-type="float">
            <text:p>0</text:p>
          </table:table-cell>
          <table:table-cell office:value-type="float" office:value="26.13235" calcext:value-type="float">
            <text:p>26.13235</text:p>
          </table:table-cell>
          <table:table-cell office:value-type="float" office:value="2.250397" calcext:value-type="float">
            <text:p>2.250397</text:p>
          </table:table-cell>
          <table:table-cell office:value-type="float" office:value="21.28882" calcext:value-type="float">
            <text:p>21.28882</text:p>
          </table:table-cell>
          <table:table-cell office:value-type="float" office:value="8.096619" calcext:value-type="float">
            <text:p>8.096619</text:p>
          </table:table-cell>
          <table:table-cell office:value-type="float" office:value="20.0408" calcext:value-type="float">
            <text:p>20.0408</text:p>
          </table:table-cell>
          <table:table-cell office:value-type="float" office:value="12.0733" calcext:value-type="float">
            <text:p>12.0733</text:p>
          </table:table-cell>
          <table:table-cell office:value-type="float" office:value="19.91006" calcext:value-type="float">
            <text:p>19.91006</text:p>
          </table:table-cell>
          <table:table-cell office:value-type="float" office:value="15.69376" calcext:value-type="float">
            <text:p>15.69376</text:p>
          </table:table-cell>
          <table:table-cell office:value-type="float" office:value="21.39493" calcext:value-type="float">
            <text:p>21.39493</text:p>
          </table:table-cell>
          <table:table-cell office:value-type="float" office:value="17.98654" calcext:value-type="float">
            <text:p>17.98654</text:p>
          </table:table-cell>
          <table:table-cell office:value-type="float" office:value="23.5856" calcext:value-type="float">
            <text:p>23.5856</text:p>
          </table:table-cell>
          <table:table-cell office:value-type="float" office:value="20.32529" calcext:value-type="float">
            <text:p>20.32529</text:p>
          </table:table-cell>
          <table:table-cell office:value-type="float" office:value="24.71246" calcext:value-type="float">
            <text:p>24.71246</text:p>
          </table:table-cell>
          <table:table-cell office:value-type="float" office:value="21.81989" calcext:value-type="float">
            <text:p>21.81989</text:p>
          </table:table-cell>
          <table:table-cell office:value-type="float" office:value="25.5701" calcext:value-type="float">
            <text:p>25.5701</text:p>
          </table:table-cell>
          <table:table-cell office:value-type="float" office:value="23.63589" calcext:value-type="float">
            <text:p>23.63589</text:p>
          </table:table-cell>
          <table:table-cell office:value-type="float" office:value="24.93237" calcext:value-type="float">
            <text:p>24.93237</text:p>
          </table:table-cell>
          <table:table-cell office:value-type="float" office:value="24.61276" calcext:value-type="float">
            <text:p>24.61276</text:p>
          </table:table-cell>
          <table:table-cell office:value-type="float" office:value="24.24429" calcext:value-type="float">
            <text:p>24.24429</text:p>
          </table:table-cell>
          <table:table-cell office:value-type="float" office:value="24.2168" calcext:value-type="float">
            <text:p>24.2168</text:p>
          </table:table-cell>
          <table:table-cell office:value-type="float" office:value="23.75223" calcext:value-type="float">
            <text:p>23.75223</text:p>
          </table:table-cell>
          <table:table-cell office:value-type="float" office:value="23.73816" calcext:value-type="float">
            <text:p>23.73816</text:p>
          </table:table-cell>
          <table:table-cell office:value-type="float" office:value="23.24869" calcext:value-type="float">
            <text:p>23.24869</text:p>
          </table:table-cell>
          <table:table-cell office:value-type="float" office:value="23.20807" calcext:value-type="float">
            <text:p>23.20807</text:p>
          </table:table-cell>
          <table:table-cell office:value-type="float" office:value="22.53326" calcext:value-type="float">
            <text:p>22.53326</text:p>
          </table:table-cell>
          <table:table-cell office:value-type="float" office:value="22.49966" calcext:value-type="float">
            <text:p>22.49966</text:p>
          </table:table-cell>
          <table:table-cell office:value-type="float" office:value="21.76343" calcext:value-type="float">
            <text:p>21.76343</text:p>
          </table:table-cell>
          <table:table-cell office:value-type="float" office:value="21.73898" calcext:value-type="float">
            <text:p>21.73898</text:p>
          </table:table-cell>
          <table:table-cell office:value-type="float" office:value="26.13235" calcext:value-type="float">
            <text:p>26.13235</text:p>
          </table:table-cell>
          <table:table-cell office:value-type="float" office:value="2.471283" calcext:value-type="float">
            <text:p>2.4712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5" calcext:value-type="float">
            <text:p>7102005</text:p>
          </table:table-cell>
          <table:table-cell office:value-type="float" office:value="17.02218" calcext:value-type="float">
            <text:p>17.02218</text:p>
          </table:table-cell>
          <table:table-cell office:value-type="float" office:value="12.44" calcext:value-type="float">
            <text:p>12.44</text:p>
          </table:table-cell>
          <table:table-cell office:value-type="float" office:value="-3.15" calcext:value-type="float">
            <text:p>-3.15</text:p>
          </table:table-cell>
          <table:table-cell office:value-type="float" office:value="0.8086675" calcext:value-type="float">
            <text:p>0.8086675</text:p>
          </table:table-cell>
          <table:table-cell office:value-type="float" office:value="0.4287793" calcext:value-type="float">
            <text:p>0.4287793</text:p>
          </table:table-cell>
          <table:table-cell office:value-type="float" office:value="126.972" calcext:value-type="float">
            <text:p>126.972</text:p>
          </table:table-cell>
          <table:table-cell office:value-type="float" office:value="0" calcext:value-type="float">
            <text:p>0</text:p>
          </table:table-cell>
          <table:table-cell office:value-type="float" office:value="31.03519" calcext:value-type="float">
            <text:p>31.03519</text:p>
          </table:table-cell>
          <table:table-cell office:value-type="float" office:value="-1.272278" calcext:value-type="float">
            <text:p>-1.272278</text:p>
          </table:table-cell>
          <table:table-cell office:value-type="float" office:value="22.52304" calcext:value-type="float">
            <text:p>22.52304</text:p>
          </table:table-cell>
          <table:table-cell office:value-type="float" office:value="4.729858" calcext:value-type="float">
            <text:p>4.729858</text:p>
          </table:table-cell>
          <table:table-cell office:value-type="float" office:value="19.99698" calcext:value-type="float">
            <text:p>19.99698</text:p>
          </table:table-cell>
          <table:table-cell office:value-type="float" office:value="8.833923" calcext:value-type="float">
            <text:p>8.833923</text:p>
          </table:table-cell>
          <table:table-cell office:value-type="float" office:value="18.97073" calcext:value-type="float">
            <text:p>18.97073</text:p>
          </table:table-cell>
          <table:table-cell office:value-type="float" office:value="12.58698" calcext:value-type="float">
            <text:p>12.58698</text:p>
          </table:table-cell>
          <table:table-cell office:value-type="float" office:value="18.86609" calcext:value-type="float">
            <text:p>18.86609</text:p>
          </table:table-cell>
          <table:table-cell office:value-type="float" office:value="15.00891" calcext:value-type="float">
            <text:p>15.00891</text:p>
          </table:table-cell>
          <table:table-cell office:value-type="float" office:value="20.31058" calcext:value-type="float">
            <text:p>20.31058</text:p>
          </table:table-cell>
          <table:table-cell office:value-type="float" office:value="17.56458" calcext:value-type="float">
            <text:p>17.56458</text:p>
          </table:table-cell>
          <table:table-cell office:value-type="float" office:value="21.79187" calcext:value-type="float">
            <text:p>21.79187</text:p>
          </table:table-cell>
          <table:table-cell office:value-type="float" office:value="19.58682" calcext:value-type="float">
            <text:p>19.58682</text:p>
          </table:table-cell>
          <table:table-cell office:value-type="float" office:value="23.62067" calcext:value-type="float">
            <text:p>23.62067</text:p>
          </table:table-cell>
          <table:table-cell office:value-type="float" office:value="21.92496" calcext:value-type="float">
            <text:p>21.92496</text:p>
          </table:table-cell>
          <table:table-cell office:value-type="float" office:value="24.60669" calcext:value-type="float">
            <text:p>24.60669</text:p>
          </table:table-cell>
          <table:table-cell office:value-type="float" office:value="23.87164" calcext:value-type="float">
            <text:p>23.87164</text:p>
          </table:table-cell>
          <table:table-cell office:value-type="float" office:value="24.23749" calcext:value-type="float">
            <text:p>24.23749</text:p>
          </table:table-cell>
          <table:table-cell office:value-type="float" office:value="24.11789" calcext:value-type="float">
            <text:p>24.11789</text:p>
          </table:table-cell>
          <table:table-cell office:value-type="float" office:value="23.73798" calcext:value-type="float">
            <text:p>23.73798</text:p>
          </table:table-cell>
          <table:table-cell office:value-type="float" office:value="23.70508" calcext:value-type="float">
            <text:p>23.70508</text:p>
          </table:table-cell>
          <table:table-cell office:value-type="float" office:value="23.20767" calcext:value-type="float">
            <text:p>23.20767</text:p>
          </table:table-cell>
          <table:table-cell office:value-type="float" office:value="23.17361" calcext:value-type="float">
            <text:p>23.17361</text:p>
          </table:table-cell>
          <table:table-cell office:value-type="float" office:value="22.49933" calcext:value-type="float">
            <text:p>22.49933</text:p>
          </table:table-cell>
          <table:table-cell office:value-type="float" office:value="22.46664" calcext:value-type="float">
            <text:p>22.46664</text:p>
          </table:table-cell>
          <table:table-cell office:value-type="float" office:value="21.73871" calcext:value-type="float">
            <text:p>21.73871</text:p>
          </table:table-cell>
          <table:table-cell office:value-type="float" office:value="21.71231" calcext:value-type="float">
            <text:p>21.71231</text:p>
          </table:table-cell>
          <table:table-cell office:value-type="float" office:value="31.03516" calcext:value-type="float">
            <text:p>31.03516</text:p>
          </table:table-cell>
          <table:table-cell office:value-type="float" office:value="-1.272278" calcext:value-type="float">
            <text:p>-1.2722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5" calcext:value-type="float">
            <text:p>8102005</text:p>
          </table:table-cell>
          <table:table-cell office:value-type="float" office:value="16.81608" calcext:value-type="float">
            <text:p>16.81608</text:p>
          </table:table-cell>
          <table:table-cell office:value-type="float" office:value="16.79" calcext:value-type="float">
            <text:p>16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928387" calcext:value-type="float">
            <text:p>0.8928387</text:p>
          </table:table-cell>
          <table:table-cell office:value-type="float" office:value="0.5778497" calcext:value-type="float">
            <text:p>0.5778497</text:p>
          </table:table-cell>
          <table:table-cell office:value-type="float" office:value="223.668" calcext:value-type="float">
            <text:p>223.668</text:p>
          </table:table-cell>
          <table:table-cell office:value-type="float" office:value="0" calcext:value-type="float">
            <text:p>0</text:p>
          </table:table-cell>
          <table:table-cell office:value-type="float" office:value="35.69415" calcext:value-type="float">
            <text:p>35.69415</text:p>
          </table:table-cell>
          <table:table-cell office:value-type="float" office:value="2.262787" calcext:value-type="float">
            <text:p>2.262787</text:p>
          </table:table-cell>
          <table:table-cell office:value-type="float" office:value="26.38208" calcext:value-type="float">
            <text:p>26.38208</text:p>
          </table:table-cell>
          <table:table-cell office:value-type="float" office:value="7.384155" calcext:value-type="float">
            <text:p>7.384155</text:p>
          </table:table-cell>
          <table:table-cell office:value-type="float" office:value="22.89514" calcext:value-type="float">
            <text:p>22.89514</text:p>
          </table:table-cell>
          <table:table-cell office:value-type="float" office:value="10.55997" calcext:value-type="float">
            <text:p>10.55997</text:p>
          </table:table-cell>
          <table:table-cell office:value-type="float" office:value="20.92596" calcext:value-type="float">
            <text:p>20.92596</text:p>
          </table:table-cell>
          <table:table-cell office:value-type="float" office:value="13.4624" calcext:value-type="float">
            <text:p>13.4624</text:p>
          </table:table-cell>
          <table:table-cell office:value-type="float" office:value="20.14545" calcext:value-type="float">
            <text:p>20.14545</text:p>
          </table:table-cell>
          <table:table-cell office:value-type="float" office:value="15.33249" calcext:value-type="float">
            <text:p>15.33249</text:p>
          </table:table-cell>
          <table:table-cell office:value-type="float" office:value="19.82053" calcext:value-type="float">
            <text:p>19.82053</text:p>
          </table:table-cell>
          <table:table-cell office:value-type="float" office:value="17.35272" calcext:value-type="float">
            <text:p>17.35272</text:p>
          </table:table-cell>
          <table:table-cell office:value-type="float" office:value="20.24518" calcext:value-type="float">
            <text:p>20.24518</text:p>
          </table:table-cell>
          <table:table-cell office:value-type="float" office:value="18.99985" calcext:value-type="float">
            <text:p>18.99985</text:p>
          </table:table-cell>
          <table:table-cell office:value-type="float" office:value="21.91727" calcext:value-type="float">
            <text:p>21.91727</text:p>
          </table:table-cell>
          <table:table-cell office:value-type="float" office:value="21.12872" calcext:value-type="float">
            <text:p>21.12872</text:p>
          </table:table-cell>
          <table:table-cell office:value-type="float" office:value="23.86325" calcext:value-type="float">
            <text:p>23.86325</text:p>
          </table:table-cell>
          <table:table-cell office:value-type="float" office:value="23.11771" calcext:value-type="float">
            <text:p>23.11771</text:p>
          </table:table-cell>
          <table:table-cell office:value-type="float" office:value="24.11578" calcext:value-type="float">
            <text:p>24.11578</text:p>
          </table:table-cell>
          <table:table-cell office:value-type="float" office:value="23.86758" calcext:value-type="float">
            <text:p>23.86758</text:p>
          </table:table-cell>
          <table:table-cell office:value-type="float" office:value="23.70453" calcext:value-type="float">
            <text:p>23.70453</text:p>
          </table:table-cell>
          <table:table-cell office:value-type="float" office:value="23.62238" calcext:value-type="float">
            <text:p>23.62238</text:p>
          </table:table-cell>
          <table:table-cell office:value-type="float" office:value="23.17325" calcext:value-type="float">
            <text:p>23.17325</text:p>
          </table:table-cell>
          <table:table-cell office:value-type="float" office:value="23.13373" calcext:value-type="float">
            <text:p>23.13373</text:p>
          </table:table-cell>
          <table:table-cell office:value-type="float" office:value="22.46634" calcext:value-type="float">
            <text:p>22.46634</text:p>
          </table:table-cell>
          <table:table-cell office:value-type="float" office:value="22.43442" calcext:value-type="float">
            <text:p>22.43442</text:p>
          </table:table-cell>
          <table:table-cell office:value-type="float" office:value="21.71204" calcext:value-type="float">
            <text:p>21.71204</text:p>
          </table:table-cell>
          <table:table-cell office:value-type="float" office:value="21.68552" calcext:value-type="float">
            <text:p>21.68552</text:p>
          </table:table-cell>
          <table:table-cell office:value-type="float" office:value="35.69412" calcext:value-type="float">
            <text:p>35.69412</text:p>
          </table:table-cell>
          <table:table-cell office:value-type="float" office:value="2.262817" calcext:value-type="float">
            <text:p>2.2628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5" calcext:value-type="float">
            <text:p>9102005</text:p>
          </table:table-cell>
          <table:table-cell office:value-type="float" office:value="15.66511" calcext:value-type="float">
            <text:p>15.66511</text:p>
          </table:table-cell>
          <table:table-cell office:value-type="float" office:value="16.66" calcext:value-type="float">
            <text:p>16.66</text:p>
          </table:table-cell>
          <table:table-cell office:value-type="float" office:value="3.25" calcext:value-type="float">
            <text:p>3.25</text:p>
          </table:table-cell>
          <table:table-cell office:value-type="float" office:value="0.9772863" calcext:value-type="float">
            <text:p>0.9772863</text:p>
          </table:table-cell>
          <table:table-cell office:value-type="float" office:value="0.678991" calcext:value-type="float">
            <text:p>0.678991</text:p>
          </table:table-cell>
          <table:table-cell office:value-type="float" office:value="224.568" calcext:value-type="float">
            <text:p>224.568</text:p>
          </table:table-cell>
          <table:table-cell office:value-type="float" office:value="0" calcext:value-type="float">
            <text:p>0</text:p>
          </table:table-cell>
          <table:table-cell office:value-type="float" office:value="37.53091" calcext:value-type="float">
            <text:p>37.53091</text:p>
          </table:table-cell>
          <table:table-cell office:value-type="float" office:value="4.395782" calcext:value-type="float">
            <text:p>4.395782</text:p>
          </table:table-cell>
          <table:table-cell office:value-type="float" office:value="27.46893" calcext:value-type="float">
            <text:p>27.46893</text:p>
          </table:table-cell>
          <table:table-cell office:value-type="float" office:value="9.019073" calcext:value-type="float">
            <text:p>9.019073</text:p>
          </table:table-cell>
          <table:table-cell office:value-type="float" office:value="23.55957" calcext:value-type="float">
            <text:p>23.55957</text:p>
          </table:table-cell>
          <table:table-cell office:value-type="float" office:value="11.99948" calcext:value-type="float">
            <text:p>11.99948</text:p>
          </table:table-cell>
          <table:table-cell office:value-type="float" office:value="21.41104" calcext:value-type="float">
            <text:p>21.41104</text:p>
          </table:table-cell>
          <table:table-cell office:value-type="float" office:value="14.56931" calcext:value-type="float">
            <text:p>14.56931</text:p>
          </table:table-cell>
          <table:table-cell office:value-type="float" office:value="20.51422" calcext:value-type="float">
            <text:p>20.51422</text:p>
          </table:table-cell>
          <table:table-cell office:value-type="float" office:value="16.17352" calcext:value-type="float">
            <text:p>16.17352</text:p>
          </table:table-cell>
          <table:table-cell office:value-type="float" office:value="20.02478" calcext:value-type="float">
            <text:p>20.02478</text:p>
          </table:table-cell>
          <table:table-cell office:value-type="float" office:value="17.83789" calcext:value-type="float">
            <text:p>17.83789</text:p>
          </table:table-cell>
          <table:table-cell office:value-type="float" office:value="20.26062" calcext:value-type="float">
            <text:p>20.26062</text:p>
          </table:table-cell>
          <table:table-cell office:value-type="float" office:value="19.11713" calcext:value-type="float">
            <text:p>19.11713</text:p>
          </table:table-cell>
          <table:table-cell office:value-type="float" office:value="21.16611" calcext:value-type="float">
            <text:p>21.16611</text:p>
          </table:table-cell>
          <table:table-cell office:value-type="float" office:value="20.81241" calcext:value-type="float">
            <text:p>20.81241</text:p>
          </table:table-cell>
          <table:table-cell office:value-type="float" office:value="23.11115" calcext:value-type="float">
            <text:p>23.11115</text:p>
          </table:table-cell>
          <table:table-cell office:value-type="float" office:value="22.57932" calcext:value-type="float">
            <text:p>22.57932</text:p>
          </table:table-cell>
          <table:table-cell office:value-type="float" office:value="23.86456" calcext:value-type="float">
            <text:p>23.86456</text:p>
          </table:table-cell>
          <table:table-cell office:value-type="float" office:value="23.565" calcext:value-type="float">
            <text:p>23.565</text:p>
          </table:table-cell>
          <table:table-cell office:value-type="float" office:value="23.62125" calcext:value-type="float">
            <text:p>23.62125</text:p>
          </table:table-cell>
          <table:table-cell office:value-type="float" office:value="23.49091" calcext:value-type="float">
            <text:p>23.49091</text:p>
          </table:table-cell>
          <table:table-cell office:value-type="float" office:value="23.13324" calcext:value-type="float">
            <text:p>23.13324</text:p>
          </table:table-cell>
          <table:table-cell office:value-type="float" office:value="23.07855" calcext:value-type="float">
            <text:p>23.07855</text:p>
          </table:table-cell>
          <table:table-cell office:value-type="float" office:value="22.43411" calcext:value-type="float">
            <text:p>22.43411</text:p>
          </table:table-cell>
          <table:table-cell office:value-type="float" office:value="22.39975" calcext:value-type="float">
            <text:p>22.39975</text:p>
          </table:table-cell>
          <table:table-cell office:value-type="float" office:value="21.68524" calcext:value-type="float">
            <text:p>21.68524</text:p>
          </table:table-cell>
          <table:table-cell office:value-type="float" office:value="21.65637" calcext:value-type="float">
            <text:p>21.65637</text:p>
          </table:table-cell>
          <table:table-cell office:value-type="float" office:value="37.53091" calcext:value-type="float">
            <text:p>37.53091</text:p>
          </table:table-cell>
          <table:table-cell office:value-type="float" office:value="4.395813" calcext:value-type="float">
            <text:p>4.3958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5" calcext:value-type="float">
            <text:p>10102005</text:p>
          </table:table-cell>
          <table:table-cell office:value-type="float" office:value="12.72897" calcext:value-type="float">
            <text:p>12.72897</text:p>
          </table:table-cell>
          <table:table-cell office:value-type="float" office:value="17.45" calcext:value-type="float">
            <text:p>17.45</text:p>
          </table:table-cell>
          <table:table-cell office:value-type="float" office:value="3.71" calcext:value-type="float">
            <text:p>3.71</text:p>
          </table:table-cell>
          <table:table-cell office:value-type="float" office:value="1.061187" calcext:value-type="float">
            <text:p>1.061187</text:p>
          </table:table-cell>
          <table:table-cell office:value-type="float" office:value="0.7012244" calcext:value-type="float">
            <text:p>0.7012244</text:p>
          </table:table-cell>
          <table:table-cell office:value-type="float" office:value="147.096" calcext:value-type="float">
            <text:p>147.096</text:p>
          </table:table-cell>
          <table:table-cell office:value-type="float" office:value="0" calcext:value-type="float">
            <text:p>0</text:p>
          </table:table-cell>
          <table:table-cell office:value-type="float" office:value="33.28366" calcext:value-type="float">
            <text:p>33.28366</text:p>
          </table:table-cell>
          <table:table-cell office:value-type="float" office:value="4.769714" calcext:value-type="float">
            <text:p>4.769714</text:p>
          </table:table-cell>
          <table:table-cell office:value-type="float" office:value="23.74402" calcext:value-type="float">
            <text:p>23.74402</text:p>
          </table:table-cell>
          <table:table-cell office:value-type="float" office:value="9.490662" calcext:value-type="float">
            <text:p>9.490662</text:p>
          </table:table-cell>
          <table:table-cell office:value-type="float" office:value="21.53107" calcext:value-type="float">
            <text:p>21.53107</text:p>
          </table:table-cell>
          <table:table-cell office:value-type="float" office:value="12.32892" calcext:value-type="float">
            <text:p>12.32892</text:p>
          </table:table-cell>
          <table:table-cell office:value-type="float" office:value="20.26526" calcext:value-type="float">
            <text:p>20.26526</text:p>
          </table:table-cell>
          <table:table-cell office:value-type="float" office:value="14.83792" calcext:value-type="float">
            <text:p>14.83792</text:p>
          </table:table-cell>
          <table:table-cell office:value-type="float" office:value="19.77884" calcext:value-type="float">
            <text:p>19.77884</text:p>
          </table:table-cell>
          <table:table-cell office:value-type="float" office:value="16.37311" calcext:value-type="float">
            <text:p>16.37311</text:p>
          </table:table-cell>
          <table:table-cell office:value-type="float" office:value="19.85129" calcext:value-type="float">
            <text:p>19.85129</text:p>
          </table:table-cell>
          <table:table-cell office:value-type="float" office:value="17.95062" calcext:value-type="float">
            <text:p>17.95062</text:p>
          </table:table-cell>
          <table:table-cell office:value-type="float" office:value="20.25928" calcext:value-type="float">
            <text:p>20.25928</text:p>
          </table:table-cell>
          <table:table-cell office:value-type="float" office:value="19.11191" calcext:value-type="float">
            <text:p>19.11191</text:p>
          </table:table-cell>
          <table:table-cell office:value-type="float" office:value="20.91129" calcext:value-type="float">
            <text:p>20.91129</text:p>
          </table:table-cell>
          <table:table-cell office:value-type="float" office:value="20.60794" calcext:value-type="float">
            <text:p>20.60794</text:p>
          </table:table-cell>
          <table:table-cell office:value-type="float" office:value="22.57483" calcext:value-type="float">
            <text:p>22.57483</text:p>
          </table:table-cell>
          <table:table-cell office:value-type="float" office:value="22.19687" calcext:value-type="float">
            <text:p>22.19687</text:p>
          </table:table-cell>
          <table:table-cell office:value-type="float" office:value="23.56183" calcext:value-type="float">
            <text:p>23.56183</text:p>
          </table:table-cell>
          <table:table-cell office:value-type="float" office:value="23.26721" calcext:value-type="float">
            <text:p>23.26721</text:p>
          </table:table-cell>
          <table:table-cell office:value-type="float" office:value="23.48938" calcext:value-type="float">
            <text:p>23.48938</text:p>
          </table:table-cell>
          <table:table-cell office:value-type="float" office:value="23.32947" calcext:value-type="float">
            <text:p>23.32947</text:p>
          </table:table-cell>
          <table:table-cell office:value-type="float" office:value="23.07788" calcext:value-type="float">
            <text:p>23.07788</text:p>
          </table:table-cell>
          <table:table-cell office:value-type="float" office:value="23.00537" calcext:value-type="float">
            <text:p>23.00537</text:p>
          </table:table-cell>
          <table:table-cell office:value-type="float" office:value="22.39935" calcext:value-type="float">
            <text:p>22.39935</text:p>
          </table:table-cell>
          <table:table-cell office:value-type="float" office:value="22.36002" calcext:value-type="float">
            <text:p>22.36002</text:p>
          </table:table-cell>
          <table:table-cell office:value-type="float" office:value="21.65607" calcext:value-type="float">
            <text:p>21.65607</text:p>
          </table:table-cell>
          <table:table-cell office:value-type="float" office:value="21.62595" calcext:value-type="float">
            <text:p>21.62595</text:p>
          </table:table-cell>
          <table:table-cell office:value-type="float" office:value="33.28363" calcext:value-type="float">
            <text:p>33.28363</text:p>
          </table:table-cell>
          <table:table-cell office:value-type="float" office:value="4.769714" calcext:value-type="float">
            <text:p>4.7697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5" calcext:value-type="float">
            <text:p>11102005</text:p>
          </table:table-cell>
          <table:table-cell office:value-type="float" office:value="5.479504" calcext:value-type="float">
            <text:p>5.479504</text:p>
          </table:table-cell>
          <table:table-cell office:value-type="float" office:value="16.81" calcext:value-type="float">
            <text:p>16.81</text:p>
          </table:table-cell>
          <table:table-cell office:value-type="float" office:value="8.35" calcext:value-type="float">
            <text:p>8.35</text:p>
          </table:table-cell>
          <table:table-cell office:value-type="float" office:value="1.363677" calcext:value-type="float">
            <text:p>1.363677</text:p>
          </table:table-cell>
          <table:table-cell office:value-type="float" office:value="0.9500711" calcext:value-type="float">
            <text:p>0.9500711</text:p>
          </table:table-cell>
          <table:table-cell office:value-type="float" office:value="130.14" calcext:value-type="float">
            <text:p>130.14</text:p>
          </table:table-cell>
          <table:table-cell office:value-type="float" office:value="8.1" calcext:value-type="float">
            <text:p>8.1</text:p>
          </table:table-cell>
          <table:table-cell office:value-type="float" office:value="20.36746" calcext:value-type="float">
            <text:p>20.36746</text:p>
          </table:table-cell>
          <table:table-cell office:value-type="float" office:value="8.517151" calcext:value-type="float">
            <text:p>8.517151</text:p>
          </table:table-cell>
          <table:table-cell office:value-type="float" office:value="18.13995" calcext:value-type="float">
            <text:p>18.13995</text:p>
          </table:table-cell>
          <table:table-cell office:value-type="float" office:value="11.89297" calcext:value-type="float">
            <text:p>11.89297</text:p>
          </table:table-cell>
          <table:table-cell office:value-type="float" office:value="17.73874" calcext:value-type="float">
            <text:p>17.73874</text:p>
          </table:table-cell>
          <table:table-cell office:value-type="float" office:value="14.07126" calcext:value-type="float">
            <text:p>14.07126</text:p>
          </table:table-cell>
          <table:table-cell office:value-type="float" office:value="17.95486" calcext:value-type="float">
            <text:p>17.95486</text:p>
          </table:table-cell>
          <table:table-cell office:value-type="float" office:value="15.90665" calcext:value-type="float">
            <text:p>15.90665</text:p>
          </table:table-cell>
          <table:table-cell office:value-type="float" office:value="18.72495" calcext:value-type="float">
            <text:p>18.72495</text:p>
          </table:table-cell>
          <table:table-cell office:value-type="float" office:value="17.04059" calcext:value-type="float">
            <text:p>17.04059</text:p>
          </table:table-cell>
          <table:table-cell office:value-type="float" office:value="19.46283" calcext:value-type="float">
            <text:p>19.46283</text:p>
          </table:table-cell>
          <table:table-cell office:value-type="float" office:value="18.21967" calcext:value-type="float">
            <text:p>18.21967</text:p>
          </table:table-cell>
          <table:table-cell office:value-type="float" office:value="19.92972" calcext:value-type="float">
            <text:p>19.92972</text:p>
          </table:table-cell>
          <table:table-cell office:value-type="float" office:value="19.12238" calcext:value-type="float">
            <text:p>19.12238</text:p>
          </table:table-cell>
          <table:table-cell office:value-type="float" office:value="20.64822" calcext:value-type="float">
            <text:p>20.64822</text:p>
          </table:table-cell>
          <table:table-cell office:value-type="float" office:value="20.31192" calcext:value-type="float">
            <text:p>20.31192</text:p>
          </table:table-cell>
          <table:table-cell office:value-type="float" office:value="22.19336" calcext:value-type="float">
            <text:p>22.19336</text:p>
          </table:table-cell>
          <table:table-cell office:value-type="float" office:value="21.87985" calcext:value-type="float">
            <text:p>21.87985</text:p>
          </table:table-cell>
          <table:table-cell office:value-type="float" office:value="23.26419" calcext:value-type="float">
            <text:p>23.26419</text:p>
          </table:table-cell>
          <table:table-cell office:value-type="float" office:value="22.98917" calcext:value-type="float">
            <text:p>22.98917</text:p>
          </table:table-cell>
          <table:table-cell office:value-type="float" office:value="23.3277" calcext:value-type="float">
            <text:p>23.3277</text:p>
          </table:table-cell>
          <table:table-cell office:value-type="float" office:value="23.15509" calcext:value-type="float">
            <text:p>23.15509</text:p>
          </table:table-cell>
          <table:table-cell office:value-type="float" office:value="23.00455" calcext:value-type="float">
            <text:p>23.00455</text:p>
          </table:table-cell>
          <table:table-cell office:value-type="float" office:value="22.91644" calcext:value-type="float">
            <text:p>22.91644</text:p>
          </table:table-cell>
          <table:table-cell office:value-type="float" office:value="22.35956" calcext:value-type="float">
            <text:p>22.35956</text:p>
          </table:table-cell>
          <table:table-cell office:value-type="float" office:value="22.3129" calcext:value-type="float">
            <text:p>22.3129</text:p>
          </table:table-cell>
          <table:table-cell office:value-type="float" office:value="21.62561" calcext:value-type="float">
            <text:p>21.62561</text:p>
          </table:table-cell>
          <table:table-cell office:value-type="float" office:value="21.59256" calcext:value-type="float">
            <text:p>21.59256</text:p>
          </table:table-cell>
          <table:table-cell office:value-type="float" office:value="20.36746" calcext:value-type="float">
            <text:p>20.36746</text:p>
          </table:table-cell>
          <table:table-cell office:value-type="float" office:value="8.517151" calcext:value-type="float">
            <text:p>8.5171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5" calcext:value-type="float">
            <text:p>12102005</text:p>
          </table:table-cell>
          <table:table-cell office:value-type="float" office:value="5.364211" calcext:value-type="float">
            <text:p>5.364211</text:p>
          </table:table-cell>
          <table:table-cell office:value-type="float" office:value="17.12" calcext:value-type="float">
            <text:p>17.12</text:p>
          </table:table-cell>
          <table:table-cell office:value-type="float" office:value="8.44" calcext:value-type="float">
            <text:p>8.44</text:p>
          </table:table-cell>
          <table:table-cell office:value-type="float" office:value="1.378987" calcext:value-type="float">
            <text:p>1.378987</text:p>
          </table:table-cell>
          <table:table-cell office:value-type="float" office:value="0.9707094" calcext:value-type="float">
            <text:p>0.9707094</text:p>
          </table:table-cell>
          <table:table-cell office:value-type="float" office:value="133.92" calcext:value-type="float">
            <text:p>133.92</text:p>
          </table:table-cell>
          <table:table-cell office:value-type="float" office:value="8.3" calcext:value-type="float">
            <text:p>8.3</text:p>
          </table:table-cell>
          <table:table-cell office:value-type="float" office:value="19.76285" calcext:value-type="float">
            <text:p>19.76285</text:p>
          </table:table-cell>
          <table:table-cell office:value-type="float" office:value="8.459351" calcext:value-type="float">
            <text:p>8.459351</text:p>
          </table:table-cell>
          <table:table-cell office:value-type="float" office:value="18.36993" calcext:value-type="float">
            <text:p>18.36993</text:p>
          </table:table-cell>
          <table:table-cell office:value-type="float" office:value="11.12555" calcext:value-type="float">
            <text:p>11.12555</text:p>
          </table:table-cell>
          <table:table-cell office:value-type="float" office:value="17.60654" calcext:value-type="float">
            <text:p>17.60654</text:p>
          </table:table-cell>
          <table:table-cell office:value-type="float" office:value="13.66592" calcext:value-type="float">
            <text:p>13.66592</text:p>
          </table:table-cell>
          <table:table-cell office:value-type="float" office:value="17.45493" calcext:value-type="float">
            <text:p>17.45493</text:p>
          </table:table-cell>
          <table:table-cell office:value-type="float" office:value="15.14066" calcext:value-type="float">
            <text:p>15.14066</text:p>
          </table:table-cell>
          <table:table-cell office:value-type="float" office:value="17.60684" calcext:value-type="float">
            <text:p>17.60684</text:p>
          </table:table-cell>
          <table:table-cell office:value-type="float" office:value="16.18417" calcext:value-type="float">
            <text:p>16.18417</text:p>
          </table:table-cell>
          <table:table-cell office:value-type="float" office:value="18.38901" calcext:value-type="float">
            <text:p>18.38901</text:p>
          </table:table-cell>
          <table:table-cell office:value-type="float" office:value="17.37439" calcext:value-type="float">
            <text:p>17.37439</text:p>
          </table:table-cell>
          <table:table-cell office:value-type="float" office:value="19.17587" calcext:value-type="float">
            <text:p>19.17587</text:p>
          </table:table-cell>
          <table:table-cell office:value-type="float" office:value="18.42508" calcext:value-type="float">
            <text:p>18.42508</text:p>
          </table:table-cell>
          <table:table-cell office:value-type="float" office:value="20.30875" calcext:value-type="float">
            <text:p>20.30875</text:p>
          </table:table-cell>
          <table:table-cell office:value-type="float" office:value="19.80304" calcext:value-type="float">
            <text:p>19.80304</text:p>
          </table:table-cell>
          <table:table-cell office:value-type="float" office:value="21.87646" calcext:value-type="float">
            <text:p>21.87646</text:p>
          </table:table-cell>
          <table:table-cell office:value-type="float" office:value="21.52466" calcext:value-type="float">
            <text:p>21.52466</text:p>
          </table:table-cell>
          <table:table-cell office:value-type="float" office:value="22.98636" calcext:value-type="float">
            <text:p>22.98636</text:p>
          </table:table-cell>
          <table:table-cell office:value-type="float" office:value="22.72202" calcext:value-type="float">
            <text:p>22.72202</text:p>
          </table:table-cell>
          <table:table-cell office:value-type="float" office:value="23.15323" calcext:value-type="float">
            <text:p>23.15323</text:p>
          </table:table-cell>
          <table:table-cell office:value-type="float" office:value="22.97614" calcext:value-type="float">
            <text:p>22.97614</text:p>
          </table:table-cell>
          <table:table-cell office:value-type="float" office:value="22.91544" calcext:value-type="float">
            <text:p>22.91544</text:p>
          </table:table-cell>
          <table:table-cell office:value-type="float" office:value="22.81531" calcext:value-type="float">
            <text:p>22.81531</text:p>
          </table:table-cell>
          <table:table-cell office:value-type="float" office:value="22.31238" calcext:value-type="float">
            <text:p>22.31238</text:p>
          </table:table-cell>
          <table:table-cell office:value-type="float" office:value="22.25845" calcext:value-type="float">
            <text:p>22.25845</text:p>
          </table:table-cell>
          <table:table-cell office:value-type="float" office:value="21.59219" calcext:value-type="float">
            <text:p>21.59219</text:p>
          </table:table-cell>
          <table:table-cell office:value-type="float" office:value="21.55524" calcext:value-type="float">
            <text:p>21.55524</text:p>
          </table:table-cell>
          <table:table-cell office:value-type="float" office:value="19.76288" calcext:value-type="float">
            <text:p>19.76288</text:p>
          </table:table-cell>
          <table:table-cell office:value-type="float" office:value="8.559204" calcext:value-type="float">
            <text:p>8.5592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5" calcext:value-type="float">
            <text:p>13102005</text:p>
          </table:table-cell>
          <table:table-cell office:value-type="float" office:value="15.33289" calcext:value-type="float">
            <text:p>15.33289</text:p>
          </table:table-cell>
          <table:table-cell office:value-type="float" office:value="23.16" calcext:value-type="float">
            <text:p>23.16</text:p>
          </table:table-cell>
          <table:table-cell office:value-type="float" office:value="4.15" calcext:value-type="float">
            <text:p>4.15</text:p>
          </table:table-cell>
          <table:table-cell office:value-type="float" office:value="1.271416" calcext:value-type="float">
            <text:p>1.271416</text:p>
          </table:table-cell>
          <table:table-cell office:value-type="float" office:value="0.7230995" calcext:value-type="float">
            <text:p>0.7230995</text:p>
          </table:table-cell>
          <table:table-cell office:value-type="float" office:value="145.26" calcext:value-type="float">
            <text:p>145.26</text:p>
          </table:table-cell>
          <table:table-cell office:value-type="float" office:value="0.1" calcext:value-type="float">
            <text:p>0.1</text:p>
          </table:table-cell>
          <table:table-cell office:value-type="float" office:value="28.25485" calcext:value-type="float">
            <text:p>28.25485</text:p>
          </table:table-cell>
          <table:table-cell office:value-type="float" office:value="4.662506" calcext:value-type="float">
            <text:p>4.662506</text:p>
          </table:table-cell>
          <table:table-cell office:value-type="float" office:value="22.98337" calcext:value-type="float">
            <text:p>22.98337</text:p>
          </table:table-cell>
          <table:table-cell office:value-type="float" office:value="7.583679" calcext:value-type="float">
            <text:p>7.583679</text:p>
          </table:table-cell>
          <table:table-cell office:value-type="float" office:value="20.30923" calcext:value-type="float">
            <text:p>20.30923</text:p>
          </table:table-cell>
          <table:table-cell office:value-type="float" office:value="10.46133" calcext:value-type="float">
            <text:p>10.46133</text:p>
          </table:table-cell>
          <table:table-cell office:value-type="float" office:value="18.8605" calcext:value-type="float">
            <text:p>18.8605</text:p>
          </table:table-cell>
          <table:table-cell office:value-type="float" office:value="12.94366" calcext:value-type="float">
            <text:p>12.94366</text:p>
          </table:table-cell>
          <table:table-cell office:value-type="float" office:value="18.29865" calcext:value-type="float">
            <text:p>18.29865</text:p>
          </table:table-cell>
          <table:table-cell office:value-type="float" office:value="14.49072" calcext:value-type="float">
            <text:p>14.49072</text:p>
          </table:table-cell>
          <table:table-cell office:value-type="float" office:value="18.09595" calcext:value-type="float">
            <text:p>18.09595</text:p>
          </table:table-cell>
          <table:table-cell office:value-type="float" office:value="16.17465" calcext:value-type="float">
            <text:p>16.17465</text:p>
          </table:table-cell>
          <table:table-cell office:value-type="float" office:value="18.60422" calcext:value-type="float">
            <text:p>18.60422</text:p>
          </table:table-cell>
          <table:table-cell office:value-type="float" office:value="17.5137" calcext:value-type="float">
            <text:p>17.5137</text:p>
          </table:table-cell>
          <table:table-cell office:value-type="float" office:value="19.80008" calcext:value-type="float">
            <text:p>19.80008</text:p>
          </table:table-cell>
          <table:table-cell office:value-type="float" office:value="19.27863" calcext:value-type="float">
            <text:p>19.27863</text:p>
          </table:table-cell>
          <table:table-cell office:value-type="float" office:value="21.52081" calcext:value-type="float">
            <text:p>21.52081</text:p>
          </table:table-cell>
          <table:table-cell office:value-type="float" office:value="21.12784" calcext:value-type="float">
            <text:p>21.12784</text:p>
          </table:table-cell>
          <table:table-cell office:value-type="float" office:value="22.71924" calcext:value-type="float">
            <text:p>22.71924</text:p>
          </table:table-cell>
          <table:table-cell office:value-type="float" office:value="22.45044" calcext:value-type="float">
            <text:p>22.45044</text:p>
          </table:table-cell>
          <table:table-cell office:value-type="float" office:value="22.97424" calcext:value-type="float">
            <text:p>22.97424</text:p>
          </table:table-cell>
          <table:table-cell office:value-type="float" office:value="22.79221" calcext:value-type="float">
            <text:p>22.79221</text:p>
          </table:table-cell>
          <table:table-cell office:value-type="float" office:value="22.81421" calcext:value-type="float">
            <text:p>22.81421</text:p>
          </table:table-cell>
          <table:table-cell office:value-type="float" office:value="22.70551" calcext:value-type="float">
            <text:p>22.70551</text:p>
          </table:table-cell>
          <table:table-cell office:value-type="float" office:value="22.25784" calcext:value-type="float">
            <text:p>22.25784</text:p>
          </table:table-cell>
          <table:table-cell office:value-type="float" office:value="22.19659" calcext:value-type="float">
            <text:p>22.19659</text:p>
          </table:table-cell>
          <table:table-cell office:value-type="float" office:value="21.55484" calcext:value-type="float">
            <text:p>21.55484</text:p>
          </table:table-cell>
          <table:table-cell office:value-type="float" office:value="21.51337" calcext:value-type="float">
            <text:p>21.51337</text:p>
          </table:table-cell>
          <table:table-cell office:value-type="float" office:value="28.25482" calcext:value-type="float">
            <text:p>28.25482</text:p>
          </table:table-cell>
          <table:table-cell office:value-type="float" office:value="4.662506" calcext:value-type="float">
            <text:p>4.6625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5" calcext:value-type="float">
            <text:p>14102005</text:p>
          </table:table-cell>
          <table:table-cell office:value-type="float" office:value="15.08695" calcext:value-type="float">
            <text:p>15.08695</text:p>
          </table:table-cell>
          <table:table-cell office:value-type="float" office:value="29.46" calcext:value-type="float">
            <text:p>29.46</text:p>
          </table:table-cell>
          <table:table-cell office:value-type="float" office:value="7.51" calcext:value-type="float">
            <text:p>7.51</text:p>
          </table:table-cell>
          <table:table-cell office:value-type="float" office:value="1.155234" calcext:value-type="float">
            <text:p>1.155234</text:p>
          </table:table-cell>
          <table:table-cell office:value-type="float" office:value="0.7575286" calcext:value-type="float">
            <text:p>0.7575286</text:p>
          </table:table-cell>
          <table:table-cell office:value-type="float" office:value="135.792" calcext:value-type="float">
            <text:p>135.792</text:p>
          </table:table-cell>
          <table:table-cell office:value-type="float" office:value="0" calcext:value-type="float">
            <text:p>0</text:p>
          </table:table-cell>
          <table:table-cell office:value-type="float" office:value="41.54971" calcext:value-type="float">
            <text:p>41.54971</text:p>
          </table:table-cell>
          <table:table-cell office:value-type="float" office:value="7.153839" calcext:value-type="float">
            <text:p>7.153839</text:p>
          </table:table-cell>
          <table:table-cell office:value-type="float" office:value="29.61691" calcext:value-type="float">
            <text:p>29.61691</text:p>
          </table:table-cell>
          <table:table-cell office:value-type="float" office:value="10.48792" calcext:value-type="float">
            <text:p>10.48792</text:p>
          </table:table-cell>
          <table:table-cell office:value-type="float" office:value="25.14789" calcext:value-type="float">
            <text:p>25.14789</text:p>
          </table:table-cell>
          <table:table-cell office:value-type="float" office:value="12.58401" calcext:value-type="float">
            <text:p>12.58401</text:p>
          </table:table-cell>
          <table:table-cell office:value-type="float" office:value="22.2341" calcext:value-type="float">
            <text:p>22.2341</text:p>
          </table:table-cell>
          <table:table-cell office:value-type="float" office:value="14.42514" calcext:value-type="float">
            <text:p>14.42514</text:p>
          </table:table-cell>
          <table:table-cell office:value-type="float" office:value="20.82053" calcext:value-type="float">
            <text:p>20.82053</text:p>
          </table:table-cell>
          <table:table-cell office:value-type="float" office:value="15.56943" calcext:value-type="float">
            <text:p>15.56943</text:p>
          </table:table-cell>
          <table:table-cell office:value-type="float" office:value="19.84253" calcext:value-type="float">
            <text:p>19.84253</text:p>
          </table:table-cell>
          <table:table-cell office:value-type="float" office:value="16.80414" calcext:value-type="float">
            <text:p>16.80414</text:p>
          </table:table-cell>
          <table:table-cell office:value-type="float" office:value="19.52985" calcext:value-type="float">
            <text:p>19.52985</text:p>
          </table:table-cell>
          <table:table-cell office:value-type="float" office:value="17.78705" calcext:value-type="float">
            <text:p>17.78705</text:p>
          </table:table-cell>
          <table:table-cell office:value-type="float" office:value="19.37628" calcext:value-type="float">
            <text:p>19.37628</text:p>
          </table:table-cell>
          <table:table-cell office:value-type="float" office:value="19.1525" calcext:value-type="float">
            <text:p>19.1525</text:p>
          </table:table-cell>
          <table:table-cell office:value-type="float" office:value="21.12405" calcext:value-type="float">
            <text:p>21.12405</text:p>
          </table:table-cell>
          <table:table-cell office:value-type="float" office:value="20.81989" calcext:value-type="float">
            <text:p>20.81989</text:p>
          </table:table-cell>
          <table:table-cell office:value-type="float" office:value="22.44757" calcext:value-type="float">
            <text:p>22.44757</text:p>
          </table:table-cell>
          <table:table-cell office:value-type="float" office:value="22.17841" calcext:value-type="float">
            <text:p>22.17841</text:p>
          </table:table-cell>
          <table:table-cell office:value-type="float" office:value="22.79028" calcext:value-type="float">
            <text:p>22.79028</text:p>
          </table:table-cell>
          <table:table-cell office:value-type="float" office:value="22.60266" calcext:value-type="float">
            <text:p>22.60266</text:p>
          </table:table-cell>
          <table:table-cell office:value-type="float" office:value="22.70428" calcext:value-type="float">
            <text:p>22.70428</text:p>
          </table:table-cell>
          <table:table-cell office:value-type="float" office:value="22.58719" calcext:value-type="float">
            <text:p>22.58719</text:p>
          </table:table-cell>
          <table:table-cell office:value-type="float" office:value="22.19592" calcext:value-type="float">
            <text:p>22.19592</text:p>
          </table:table-cell>
          <table:table-cell office:value-type="float" office:value="22.12787" calcext:value-type="float">
            <text:p>22.12787</text:p>
          </table:table-cell>
          <table:table-cell office:value-type="float" office:value="21.51291" calcext:value-type="float">
            <text:p>21.51291</text:p>
          </table:table-cell>
          <table:table-cell office:value-type="float" office:value="21.46606" calcext:value-type="float">
            <text:p>21.46606</text:p>
          </table:table-cell>
          <table:table-cell office:value-type="float" office:value="41.54968" calcext:value-type="float">
            <text:p>41.54968</text:p>
          </table:table-cell>
          <table:table-cell office:value-type="float" office:value="7.153839" calcext:value-type="float">
            <text:p>7.1538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5" calcext:value-type="float">
            <text:p>15102005</text:p>
          </table:table-cell>
          <table:table-cell office:value-type="float" office:value="15.0304" calcext:value-type="float">
            <text:p>15.0304</text:p>
          </table:table-cell>
          <table:table-cell office:value-type="float" office:value="23.22" calcext:value-type="float">
            <text:p>23.22</text:p>
          </table:table-cell>
          <table:table-cell office:value-type="float" office:value="5.5" calcext:value-type="float">
            <text:p>5.5</text:p>
          </table:table-cell>
          <table:table-cell office:value-type="float" office:value="1.024732" calcext:value-type="float">
            <text:p>1.024732</text:p>
          </table:table-cell>
          <table:table-cell office:value-type="float" office:value="0.7940874" calcext:value-type="float">
            <text:p>0.7940874</text:p>
          </table:table-cell>
          <table:table-cell office:value-type="float" office:value="163.296" calcext:value-type="float">
            <text:p>163.296</text:p>
          </table:table-cell>
          <table:table-cell office:value-type="float" office:value="0" calcext:value-type="float">
            <text:p>0</text:p>
          </table:table-cell>
          <table:table-cell office:value-type="float" office:value="38.11053" calcext:value-type="float">
            <text:p>38.11053</text:p>
          </table:table-cell>
          <table:table-cell office:value-type="float" office:value="7.086914" calcext:value-type="float">
            <text:p>7.086914</text:p>
          </table:table-cell>
          <table:table-cell office:value-type="float" office:value="28.63519" calcext:value-type="float">
            <text:p>28.63519</text:p>
          </table:table-cell>
          <table:table-cell office:value-type="float" office:value="11.73184" calcext:value-type="float">
            <text:p>11.73184</text:p>
          </table:table-cell>
          <table:table-cell office:value-type="float" office:value="24.91394" calcext:value-type="float">
            <text:p>24.91394</text:p>
          </table:table-cell>
          <table:table-cell office:value-type="float" office:value="14.3364" calcext:value-type="float">
            <text:p>14.3364</text:p>
          </table:table-cell>
          <table:table-cell office:value-type="float" office:value="22.51968" calcext:value-type="float">
            <text:p>22.51968</text:p>
          </table:table-cell>
          <table:table-cell office:value-type="float" office:value="16.26254" calcext:value-type="float">
            <text:p>16.26254</text:p>
          </table:table-cell>
          <table:table-cell office:value-type="float" office:value="21.32529" calcext:value-type="float">
            <text:p>21.32529</text:p>
          </table:table-cell>
          <table:table-cell office:value-type="float" office:value="17.31644" calcext:value-type="float">
            <text:p>17.31644</text:p>
          </table:table-cell>
          <table:table-cell office:value-type="float" office:value="20.40308" calcext:value-type="float">
            <text:p>20.40308</text:p>
          </table:table-cell>
          <table:table-cell office:value-type="float" office:value="18.32483" calcext:value-type="float">
            <text:p>18.32483</text:p>
          </table:table-cell>
          <table:table-cell office:value-type="float" office:value="20.10211" calcext:value-type="float">
            <text:p>20.10211</text:p>
          </table:table-cell>
          <table:table-cell office:value-type="float" office:value="18.90414" calcext:value-type="float">
            <text:p>18.90414</text:p>
          </table:table-cell>
          <table:table-cell office:value-type="float" office:value="19.84927" calcext:value-type="float">
            <text:p>19.84927</text:p>
          </table:table-cell>
          <table:table-cell office:value-type="float" office:value="19.38742" calcext:value-type="float">
            <text:p>19.38742</text:p>
          </table:table-cell>
          <table:table-cell office:value-type="float" office:value="20.81799" calcext:value-type="float">
            <text:p>20.81799</text:p>
          </table:table-cell>
          <table:table-cell office:value-type="float" office:value="20.74796" calcext:value-type="float">
            <text:p>20.74796</text:p>
          </table:table-cell>
          <table:table-cell office:value-type="float" office:value="22.17566" calcext:value-type="float">
            <text:p>22.17566</text:p>
          </table:table-cell>
          <table:table-cell office:value-type="float" office:value="21.94553" calcext:value-type="float">
            <text:p>21.94553</text:p>
          </table:table-cell>
          <table:table-cell office:value-type="float" office:value="22.60068" calcext:value-type="float">
            <text:p>22.60068</text:p>
          </table:table-cell>
          <table:table-cell office:value-type="float" office:value="22.41425" calcext:value-type="float">
            <text:p>22.41425</text:p>
          </table:table-cell>
          <table:table-cell office:value-type="float" office:value="22.58591" calcext:value-type="float">
            <text:p>22.58591</text:p>
          </table:table-cell>
          <table:table-cell office:value-type="float" office:value="22.46317" calcext:value-type="float">
            <text:p>22.46317</text:p>
          </table:table-cell>
          <table:table-cell office:value-type="float" office:value="22.12711" calcext:value-type="float">
            <text:p>22.12711</text:p>
          </table:table-cell>
          <table:table-cell office:value-type="float" office:value="22.0527" calcext:value-type="float">
            <text:p>22.0527</text:p>
          </table:table-cell>
          <table:table-cell office:value-type="float" office:value="21.46552" calcext:value-type="float">
            <text:p>21.46552</text:p>
          </table:table-cell>
          <table:table-cell office:value-type="float" office:value="21.41354" calcext:value-type="float">
            <text:p>21.41354</text:p>
          </table:table-cell>
          <table:table-cell office:value-type="float" office:value="38.1105" calcext:value-type="float">
            <text:p>38.1105</text:p>
          </table:table-cell>
          <table:table-cell office:value-type="float" office:value="7.086914" calcext:value-type="float">
            <text:p>7.0869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5" calcext:value-type="float">
            <text:p>16102005</text:p>
          </table:table-cell>
          <table:table-cell office:value-type="float" office:value="8.770679" calcext:value-type="float">
            <text:p>8.770679</text:p>
          </table:table-cell>
          <table:table-cell office:value-type="float" office:value="24.71" calcext:value-type="float">
            <text:p>24.71</text:p>
          </table:table-cell>
          <table:table-cell office:value-type="float" office:value="9.16" calcext:value-type="float">
            <text:p>9.16</text:p>
          </table:table-cell>
          <table:table-cell office:value-type="float" office:value="1.371692" calcext:value-type="float">
            <text:p>1.371692</text:p>
          </table:table-cell>
          <table:table-cell office:value-type="float" office:value="0.9007646" calcext:value-type="float">
            <text:p>0.9007646</text:p>
          </table:table-cell>
          <table:table-cell office:value-type="float" office:value="248.724" calcext:value-type="float">
            <text:p>248.724</text:p>
          </table:table-cell>
          <table:table-cell office:value-type="float" office:value="0" calcext:value-type="float">
            <text:p>0</text:p>
          </table:table-cell>
          <table:table-cell office:value-type="float" office:value="33.33929" calcext:value-type="float">
            <text:p>33.33929</text:p>
          </table:table-cell>
          <table:table-cell office:value-type="float" office:value="9.579651" calcext:value-type="float">
            <text:p>9.579651</text:p>
          </table:table-cell>
          <table:table-cell office:value-type="float" office:value="26.46579" calcext:value-type="float">
            <text:p>26.46579</text:p>
          </table:table-cell>
          <table:table-cell office:value-type="float" office:value="12.97791" calcext:value-type="float">
            <text:p>12.97791</text:p>
          </table:table-cell>
          <table:table-cell office:value-type="float" office:value="23.38437" calcext:value-type="float">
            <text:p>23.38437</text:p>
          </table:table-cell>
          <table:table-cell office:value-type="float" office:value="15.06528" calcext:value-type="float">
            <text:p>15.06528</text:p>
          </table:table-cell>
          <table:table-cell office:value-type="float" office:value="21.62769" calcext:value-type="float">
            <text:p>21.62769</text:p>
          </table:table-cell>
          <table:table-cell office:value-type="float" office:value="16.75577" calcext:value-type="float">
            <text:p>16.75577</text:p>
          </table:table-cell>
          <table:table-cell office:value-type="float" office:value="20.81375" calcext:value-type="float">
            <text:p>20.81375</text:p>
          </table:table-cell>
          <table:table-cell office:value-type="float" office:value="17.73273" calcext:value-type="float">
            <text:p>17.73273</text:p>
          </table:table-cell>
          <table:table-cell office:value-type="float" office:value="20.28827" calcext:value-type="float">
            <text:p>20.28827</text:p>
          </table:table-cell>
          <table:table-cell office:value-type="float" office:value="18.67966" calcext:value-type="float">
            <text:p>18.67966</text:p>
          </table:table-cell>
          <table:table-cell office:value-type="float" office:value="20.10764" calcext:value-type="float">
            <text:p>20.10764</text:p>
          </table:table-cell>
          <table:table-cell office:value-type="float" office:value="19.24039" calcext:value-type="float">
            <text:p>19.24039</text:p>
          </table:table-cell>
          <table:table-cell office:value-type="float" office:value="20.03003" calcext:value-type="float">
            <text:p>20.03003</text:p>
          </table:table-cell>
          <table:table-cell office:value-type="float" office:value="19.85803" calcext:value-type="float">
            <text:p>19.85803</text:p>
          </table:table-cell>
          <table:table-cell office:value-type="float" office:value="20.77011" calcext:value-type="float">
            <text:p>20.77011</text:p>
          </table:table-cell>
          <table:table-cell office:value-type="float" office:value="20.74823" calcext:value-type="float">
            <text:p>20.74823</text:p>
          </table:table-cell>
          <table:table-cell office:value-type="float" office:value="21.94339" calcext:value-type="float">
            <text:p>21.94339</text:p>
          </table:table-cell>
          <table:table-cell office:value-type="float" office:value="21.7739" calcext:value-type="float">
            <text:p>21.7739</text:p>
          </table:table-cell>
          <table:table-cell office:value-type="float" office:value="22.41232" calcext:value-type="float">
            <text:p>22.41232</text:p>
          </table:table-cell>
          <table:table-cell office:value-type="float" office:value="22.24109" calcext:value-type="float">
            <text:p>22.24109</text:p>
          </table:table-cell>
          <table:table-cell office:value-type="float" office:value="22.46185" calcext:value-type="float">
            <text:p>22.46185</text:p>
          </table:table-cell>
          <table:table-cell office:value-type="float" office:value="22.33508" calcext:value-type="float">
            <text:p>22.33508</text:p>
          </table:table-cell>
          <table:table-cell office:value-type="float" office:value="22.05185" calcext:value-type="float">
            <text:p>22.05185</text:p>
          </table:table-cell>
          <table:table-cell office:value-type="float" office:value="21.97153" calcext:value-type="float">
            <text:p>21.97153</text:p>
          </table:table-cell>
          <table:table-cell office:value-type="float" office:value="21.41296" calcext:value-type="float">
            <text:p>21.41296</text:p>
          </table:table-cell>
          <table:table-cell office:value-type="float" office:value="21.35532" calcext:value-type="float">
            <text:p>21.35532</text:p>
          </table:table-cell>
          <table:table-cell office:value-type="float" office:value="33.33929" calcext:value-type="float">
            <text:p>33.33929</text:p>
          </table:table-cell>
          <table:table-cell office:value-type="float" office:value="9.579651" calcext:value-type="float">
            <text:p>9.5796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5" calcext:value-type="float">
            <text:p>17102005</text:p>
          </table:table-cell>
          <table:table-cell office:value-type="float" office:value="14.61704" calcext:value-type="float">
            <text:p>14.61704</text:p>
          </table:table-cell>
          <table:table-cell office:value-type="float" office:value="25.5" calcext:value-type="float">
            <text:p>25.5</text:p>
          </table:table-cell>
          <table:table-cell office:value-type="float" office:value="10.02" calcext:value-type="float">
            <text:p>10.02</text:p>
          </table:table-cell>
          <table:table-cell office:value-type="float" office:value="1.300438" calcext:value-type="float">
            <text:p>1.300438</text:p>
          </table:table-cell>
          <table:table-cell office:value-type="float" office:value="0.8602186" calcext:value-type="float">
            <text:p>0.8602186</text:p>
          </table:table-cell>
          <table:table-cell office:value-type="float" office:value="191.088" calcext:value-type="float">
            <text:p>191.088</text:p>
          </table:table-cell>
          <table:table-cell office:value-type="float" office:value="0" calcext:value-type="float">
            <text:p>0</text:p>
          </table:table-cell>
          <table:table-cell office:value-type="float" office:value="41.87112" calcext:value-type="float">
            <text:p>41.87112</text:p>
          </table:table-cell>
          <table:table-cell office:value-type="float" office:value="12.13248" calcext:value-type="float">
            <text:p>12.13248</text:p>
          </table:table-cell>
          <table:table-cell office:value-type="float" office:value="31.55801" calcext:value-type="float">
            <text:p>31.55801</text:p>
          </table:table-cell>
          <table:table-cell office:value-type="float" office:value="15.32883" calcext:value-type="float">
            <text:p>15.32883</text:p>
          </table:table-cell>
          <table:table-cell office:value-type="float" office:value="27.29224" calcext:value-type="float">
            <text:p>27.29224</text:p>
          </table:table-cell>
          <table:table-cell office:value-type="float" office:value="17.01917" calcext:value-type="float">
            <text:p>17.01917</text:p>
          </table:table-cell>
          <table:table-cell office:value-type="float" office:value="24.4628" calcext:value-type="float">
            <text:p>24.4628</text:p>
          </table:table-cell>
          <table:table-cell office:value-type="float" office:value="18.19495" calcext:value-type="float">
            <text:p>18.19495</text:p>
          </table:table-cell>
          <table:table-cell office:value-type="float" office:value="22.97946" calcext:value-type="float">
            <text:p>22.97946</text:p>
          </table:table-cell>
          <table:table-cell office:value-type="float" office:value="18.81879" calcext:value-type="float">
            <text:p>18.81879</text:p>
          </table:table-cell>
          <table:table-cell office:value-type="float" office:value="21.73651" calcext:value-type="float">
            <text:p>21.73651</text:p>
          </table:table-cell>
          <table:table-cell office:value-type="float" office:value="19.42401" calcext:value-type="float">
            <text:p>19.42401</text:p>
          </table:table-cell>
          <table:table-cell office:value-type="float" office:value="21.1445" calcext:value-type="float">
            <text:p>21.1445</text:p>
          </table:table-cell>
          <table:table-cell office:value-type="float" office:value="19.75705" calcext:value-type="float">
            <text:p>19.75705</text:p>
          </table:table-cell>
          <table:table-cell office:value-type="float" office:value="20.45142" calcext:value-type="float">
            <text:p>20.45142</text:p>
          </table:table-cell>
          <table:table-cell office:value-type="float" office:value="20.03552" calcext:value-type="float">
            <text:p>20.03552</text:p>
          </table:table-cell>
          <table:table-cell office:value-type="float" office:value="20.81641" calcext:value-type="float">
            <text:p>20.81641</text:p>
          </table:table-cell>
          <table:table-cell office:value-type="float" office:value="20.7681" calcext:value-type="float">
            <text:p>20.7681</text:p>
          </table:table-cell>
          <table:table-cell office:value-type="float" office:value="21.77234" calcext:value-type="float">
            <text:p>21.77234</text:p>
          </table:table-cell>
          <table:table-cell office:value-type="float" office:value="21.64761" calcext:value-type="float">
            <text:p>21.64761</text:p>
          </table:table-cell>
          <table:table-cell office:value-type="float" office:value="22.23938" calcext:value-type="float">
            <text:p>22.23938</text:p>
          </table:table-cell>
          <table:table-cell office:value-type="float" office:value="22.08966" calcext:value-type="float">
            <text:p>22.08966</text:p>
          </table:table-cell>
          <table:table-cell office:value-type="float" office:value="22.33377" calcext:value-type="float">
            <text:p>22.33377</text:p>
          </table:table-cell>
          <table:table-cell office:value-type="float" office:value="22.20883" calcext:value-type="float">
            <text:p>22.20883</text:p>
          </table:table-cell>
          <table:table-cell office:value-type="float" office:value="21.97064" calcext:value-type="float">
            <text:p>21.97064</text:p>
          </table:table-cell>
          <table:table-cell office:value-type="float" office:value="21.8855" calcext:value-type="float">
            <text:p>21.8855</text:p>
          </table:table-cell>
          <table:table-cell office:value-type="float" office:value="21.35468" calcext:value-type="float">
            <text:p>21.35468</text:p>
          </table:table-cell>
          <table:table-cell office:value-type="float" office:value="21.29166" calcext:value-type="float">
            <text:p>21.29166</text:p>
          </table:table-cell>
          <table:table-cell office:value-type="float" office:value="41.87109" calcext:value-type="float">
            <text:p>41.87109</text:p>
          </table:table-cell>
          <table:table-cell office:value-type="float" office:value="12.40405" calcext:value-type="float">
            <text:p>12.404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5" calcext:value-type="float">
            <text:p>18102005</text:p>
          </table:table-cell>
          <table:table-cell office:value-type="float" office:value="14.14958" calcext:value-type="float">
            <text:p>14.14958</text:p>
          </table:table-cell>
          <table:table-cell office:value-type="float" office:value="29.74" calcext:value-type="float">
            <text:p>29.74</text:p>
          </table:table-cell>
          <table:table-cell office:value-type="float" office:value="7.98" calcext:value-type="float">
            <text:p>7.98</text:p>
          </table:table-cell>
          <table:table-cell office:value-type="float" office:value="1.163659" calcext:value-type="float">
            <text:p>1.163659</text:p>
          </table:table-cell>
          <table:table-cell office:value-type="float" office:value="0.9205897" calcext:value-type="float">
            <text:p>0.9205897</text:p>
          </table:table-cell>
          <table:table-cell office:value-type="float" office:value="364.824" calcext:value-type="float">
            <text:p>364.824</text:p>
          </table:table-cell>
          <table:table-cell office:value-type="float" office:value="0.2" calcext:value-type="float">
            <text:p>0.2</text:p>
          </table:table-cell>
          <table:table-cell office:value-type="float" office:value="44.04578" calcext:value-type="float">
            <text:p>44.04578</text:p>
          </table:table-cell>
          <table:table-cell office:value-type="float" office:value="9.284637" calcext:value-type="float">
            <text:p>9.284637</text:p>
          </table:table-cell>
          <table:table-cell office:value-type="float" office:value="32.33926" calcext:value-type="float">
            <text:p>32.33926</text:p>
          </table:table-cell>
          <table:table-cell office:value-type="float" office:value="13.24512" calcext:value-type="float">
            <text:p>13.24512</text:p>
          </table:table-cell>
          <table:table-cell office:value-type="float" office:value="27.91672" calcext:value-type="float">
            <text:p>27.91672</text:p>
          </table:table-cell>
          <table:table-cell office:value-type="float" office:value="15.6348" calcext:value-type="float">
            <text:p>15.6348</text:p>
          </table:table-cell>
          <table:table-cell office:value-type="float" office:value="24.98871" calcext:value-type="float">
            <text:p>24.98871</text:p>
          </table:table-cell>
          <table:table-cell office:value-type="float" office:value="17.55307" calcext:value-type="float">
            <text:p>17.55307</text:p>
          </table:table-cell>
          <table:table-cell office:value-type="float" office:value="23.44904" calcext:value-type="float">
            <text:p>23.44904</text:p>
          </table:table-cell>
          <table:table-cell office:value-type="float" office:value="18.61487" calcext:value-type="float">
            <text:p>18.61487</text:p>
          </table:table-cell>
          <table:table-cell office:value-type="float" office:value="22.2157" calcext:value-type="float">
            <text:p>22.2157</text:p>
          </table:table-cell>
          <table:table-cell office:value-type="float" office:value="19.60208" calcext:value-type="float">
            <text:p>19.60208</text:p>
          </table:table-cell>
          <table:table-cell office:value-type="float" office:value="21.55814" calcext:value-type="float">
            <text:p>21.55814</text:p>
          </table:table-cell>
          <table:table-cell office:value-type="float" office:value="20.07858" calcext:value-type="float">
            <text:p>20.07858</text:p>
          </table:table-cell>
          <table:table-cell office:value-type="float" office:value="20.77289" calcext:value-type="float">
            <text:p>20.77289</text:p>
          </table:table-cell>
          <table:table-cell office:value-type="float" office:value="20.46191" calcext:value-type="float">
            <text:p>20.46191</text:p>
          </table:table-cell>
          <table:table-cell office:value-type="float" office:value="20.94156" calcext:value-type="float">
            <text:p>20.94156</text:p>
          </table:table-cell>
          <table:table-cell office:value-type="float" office:value="20.81778" calcext:value-type="float">
            <text:p>20.81778</text:p>
          </table:table-cell>
          <table:table-cell office:value-type="float" office:value="21.64648" calcext:value-type="float">
            <text:p>21.64648</text:p>
          </table:table-cell>
          <table:table-cell office:value-type="float" office:value="21.5679" calcext:value-type="float">
            <text:p>21.5679</text:p>
          </table:table-cell>
          <table:table-cell office:value-type="float" office:value="22.0882" calcext:value-type="float">
            <text:p>22.0882</text:p>
          </table:table-cell>
          <table:table-cell office:value-type="float" office:value="21.96155" calcext:value-type="float">
            <text:p>21.96155</text:p>
          </table:table-cell>
          <table:table-cell office:value-type="float" office:value="22.20752" calcext:value-type="float">
            <text:p>22.20752</text:p>
          </table:table-cell>
          <table:table-cell office:value-type="float" office:value="22.08789" calcext:value-type="float">
            <text:p>22.08789</text:p>
          </table:table-cell>
          <table:table-cell office:value-type="float" office:value="21.88458" calcext:value-type="float">
            <text:p>21.88458</text:p>
          </table:table-cell>
          <table:table-cell office:value-type="float" office:value="21.79532" calcext:value-type="float">
            <text:p>21.79532</text:p>
          </table:table-cell>
          <table:table-cell office:value-type="float" office:value="21.29099" calcext:value-type="float">
            <text:p>21.29099</text:p>
          </table:table-cell>
          <table:table-cell office:value-type="float" office:value="21.22263" calcext:value-type="float">
            <text:p>21.22263</text:p>
          </table:table-cell>
          <table:table-cell office:value-type="float" office:value="44.04575" calcext:value-type="float">
            <text:p>44.04575</text:p>
          </table:table-cell>
          <table:table-cell office:value-type="float" office:value="9.284637" calcext:value-type="float">
            <text:p>9.2846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5" calcext:value-type="float">
            <text:p>19102005</text:p>
          </table:table-cell>
          <table:table-cell office:value-type="float" office:value="5.90256" calcext:value-type="float">
            <text:p>5.90256</text:p>
          </table:table-cell>
          <table:table-cell office:value-type="float" office:value="13.01" calcext:value-type="float">
            <text:p>13.01</text:p>
          </table:table-cell>
          <table:table-cell office:value-type="float" office:value="6.73" calcext:value-type="float">
            <text:p>6.73</text:p>
          </table:table-cell>
          <table:table-cell office:value-type="float" office:value="1.019612" calcext:value-type="float">
            <text:p>1.019612</text:p>
          </table:table-cell>
          <table:table-cell office:value-type="float" office:value="0.8527013" calcext:value-type="float">
            <text:p>0.8527013</text:p>
          </table:table-cell>
          <table:table-cell office:value-type="float" office:value="358.092" calcext:value-type="float">
            <text:p>358.092</text:p>
          </table:table-cell>
          <table:table-cell office:value-type="float" office:value="8.799999" calcext:value-type="float">
            <text:p>8.799999</text:p>
          </table:table-cell>
          <table:table-cell office:value-type="float" office:value="18.35834" calcext:value-type="float">
            <text:p>18.35834</text:p>
          </table:table-cell>
          <table:table-cell office:value-type="float" office:value="8.467102" calcext:value-type="float">
            <text:p>8.467102</text:p>
          </table:table-cell>
          <table:table-cell office:value-type="float" office:value="19.08142" calcext:value-type="float">
            <text:p>19.08142</text:p>
          </table:table-cell>
          <table:table-cell office:value-type="float" office:value="10.92987" calcext:value-type="float">
            <text:p>10.92987</text:p>
          </table:table-cell>
          <table:table-cell office:value-type="float" office:value="21.30807" calcext:value-type="float">
            <text:p>21.30807</text:p>
          </table:table-cell>
          <table:table-cell office:value-type="float" office:value="13.67755" calcext:value-type="float">
            <text:p>13.67755</text:p>
          </table:table-cell>
          <table:table-cell office:value-type="float" office:value="22.35681" calcext:value-type="float">
            <text:p>22.35681</text:p>
          </table:table-cell>
          <table:table-cell office:value-type="float" office:value="15.98041" calcext:value-type="float">
            <text:p>15.98041</text:p>
          </table:table-cell>
          <table:table-cell office:value-type="float" office:value="22.42978" calcext:value-type="float">
            <text:p>22.42978</text:p>
          </table:table-cell>
          <table:table-cell office:value-type="float" office:value="17.31949" calcext:value-type="float">
            <text:p>17.31949</text:p>
          </table:table-cell>
          <table:table-cell office:value-type="float" office:value="22.1701" calcext:value-type="float">
            <text:p>22.1701</text:p>
          </table:table-cell>
          <table:table-cell office:value-type="float" office:value="18.75696" calcext:value-type="float">
            <text:p>18.75696</text:p>
          </table:table-cell>
          <table:table-cell office:value-type="float" office:value="21.59442" calcext:value-type="float">
            <text:p>21.59442</text:p>
          </table:table-cell>
          <table:table-cell office:value-type="float" office:value="19.68451" calcext:value-type="float">
            <text:p>19.68451</text:p>
          </table:table-cell>
          <table:table-cell office:value-type="float" office:value="21.00064" calcext:value-type="float">
            <text:p>21.00064</text:p>
          </table:table-cell>
          <table:table-cell office:value-type="float" office:value="20.66251" calcext:value-type="float">
            <text:p>20.66251</text:p>
          </table:table-cell>
          <table:table-cell office:value-type="float" office:value="21.06653" calcext:value-type="float">
            <text:p>21.06653</text:p>
          </table:table-cell>
          <table:table-cell office:value-type="float" office:value="20.94305" calcext:value-type="float">
            <text:p>20.94305</text:p>
          </table:table-cell>
          <table:table-cell office:value-type="float" office:value="21.56723" calcext:value-type="float">
            <text:p>21.56723</text:p>
          </table:table-cell>
          <table:table-cell office:value-type="float" office:value="21.52725" calcext:value-type="float">
            <text:p>21.52725</text:p>
          </table:table-cell>
          <table:table-cell office:value-type="float" office:value="21.96036" calcext:value-type="float">
            <text:p>21.96036</text:p>
          </table:table-cell>
          <table:table-cell office:value-type="float" office:value="21.8576" calcext:value-type="float">
            <text:p>21.8576</text:p>
          </table:table-cell>
          <table:table-cell office:value-type="float" office:value="22.0867" calcext:value-type="float">
            <text:p>22.0867</text:p>
          </table:table-cell>
          <table:table-cell office:value-type="float" office:value="21.9751" calcext:value-type="float">
            <text:p>21.9751</text:p>
          </table:table-cell>
          <table:table-cell office:value-type="float" office:value="21.79443" calcext:value-type="float">
            <text:p>21.79443</text:p>
          </table:table-cell>
          <table:table-cell office:value-type="float" office:value="21.70486" calcext:value-type="float">
            <text:p>21.70486</text:p>
          </table:table-cell>
          <table:table-cell office:value-type="float" office:value="21.22186" calcext:value-type="float">
            <text:p>21.22186</text:p>
          </table:table-cell>
          <table:table-cell office:value-type="float" office:value="21.14987" calcext:value-type="float">
            <text:p>21.14987</text:p>
          </table:table-cell>
          <table:table-cell office:value-type="float" office:value="18.35834" calcext:value-type="float">
            <text:p>18.35834</text:p>
          </table:table-cell>
          <table:table-cell office:value-type="float" office:value="8.467102" calcext:value-type="float">
            <text:p>8.4671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5" calcext:value-type="float">
            <text:p>20102005</text:p>
          </table:table-cell>
          <table:table-cell office:value-type="float" office:value="11.46312" calcext:value-type="float">
            <text:p>11.46312</text:p>
          </table:table-cell>
          <table:table-cell office:value-type="float" office:value="13.55" calcext:value-type="float">
            <text:p>13.55</text:p>
          </table:table-cell>
          <table:table-cell office:value-type="float" office:value="4.17" calcext:value-type="float">
            <text:p>4.17</text:p>
          </table:table-cell>
          <table:table-cell office:value-type="float" office:value="1.012165" calcext:value-type="float">
            <text:p>1.012165</text:p>
          </table:table-cell>
          <table:table-cell office:value-type="float" office:value="0.7241091" calcext:value-type="float">
            <text:p>0.7241091</text:p>
          </table:table-cell>
          <table:table-cell office:value-type="float" office:value="336.528" calcext:value-type="float">
            <text:p>336.528</text:p>
          </table:table-cell>
          <table:table-cell office:value-type="float" office:value="13.7" calcext:value-type="float">
            <text:p>13.7</text:p>
          </table:table-cell>
          <table:table-cell office:value-type="float" office:value="24.06641" calcext:value-type="float">
            <text:p>24.06641</text:p>
          </table:table-cell>
          <table:table-cell office:value-type="float" office:value="5.637665" calcext:value-type="float">
            <text:p>5.637665</text:p>
          </table:table-cell>
          <table:table-cell office:value-type="float" office:value="19.76575" calcext:value-type="float">
            <text:p>19.76575</text:p>
          </table:table-cell>
          <table:table-cell office:value-type="float" office:value="9.12265" calcext:value-type="float">
            <text:p>9.12265</text:p>
          </table:table-cell>
          <table:table-cell office:value-type="float" office:value="17.92297" calcext:value-type="float">
            <text:p>17.92297</text:p>
          </table:table-cell>
          <table:table-cell office:value-type="float" office:value="11.14191" calcext:value-type="float">
            <text:p>11.14191</text:p>
          </table:table-cell>
          <table:table-cell office:value-type="float" office:value="17.20984" calcext:value-type="float">
            <text:p>17.20984</text:p>
          </table:table-cell>
          <table:table-cell office:value-type="float" office:value="13.14276" calcext:value-type="float">
            <text:p>13.14276</text:p>
          </table:table-cell>
          <table:table-cell office:value-type="float" office:value="17.25397" calcext:value-type="float">
            <text:p>17.25397</text:p>
          </table:table-cell>
          <table:table-cell office:value-type="float" office:value="14.5607" calcext:value-type="float">
            <text:p>14.5607</text:p>
          </table:table-cell>
          <table:table-cell office:value-type="float" office:value="18.71506" calcext:value-type="float">
            <text:p>18.71506</text:p>
          </table:table-cell>
          <table:table-cell office:value-type="float" office:value="16.3331" calcext:value-type="float">
            <text:p>16.3331</text:p>
          </table:table-cell>
          <table:table-cell office:value-type="float" office:value="19.65839" calcext:value-type="float">
            <text:p>19.65839</text:p>
          </table:table-cell>
          <table:table-cell office:value-type="float" office:value="17.79187" calcext:value-type="float">
            <text:p>17.79187</text:p>
          </table:table-cell>
          <table:table-cell office:value-type="float" office:value="20.65344" calcext:value-type="float">
            <text:p>20.65344</text:p>
          </table:table-cell>
          <table:table-cell office:value-type="float" office:value="19.42725" calcext:value-type="float">
            <text:p>19.42725</text:p>
          </table:table-cell>
          <table:table-cell office:value-type="float" office:value="21.06567" calcext:value-type="float">
            <text:p>21.06567</text:p>
          </table:table-cell>
          <table:table-cell office:value-type="float" office:value="20.81256" calcext:value-type="float">
            <text:p>20.81256</text:p>
          </table:table-cell>
          <table:table-cell office:value-type="float" office:value="21.52695" calcext:value-type="float">
            <text:p>21.52695</text:p>
          </table:table-cell>
          <table:table-cell office:value-type="float" office:value="21.46902" calcext:value-type="float">
            <text:p>21.46902</text:p>
          </table:table-cell>
          <table:table-cell office:value-type="float" office:value="21.85663" calcext:value-type="float">
            <text:p>21.85663</text:p>
          </table:table-cell>
          <table:table-cell office:value-type="float" office:value="21.77045" calcext:value-type="float">
            <text:p>21.77045</text:p>
          </table:table-cell>
          <table:table-cell office:value-type="float" office:value="21.97394" calcext:value-type="float">
            <text:p>21.97394</text:p>
          </table:table-cell>
          <table:table-cell office:value-type="float" office:value="21.87119" calcext:value-type="float">
            <text:p>21.87119</text:p>
          </table:table-cell>
          <table:table-cell office:value-type="float" office:value="21.70395" calcext:value-type="float">
            <text:p>21.70395</text:p>
          </table:table-cell>
          <table:table-cell office:value-type="float" office:value="21.61481" calcext:value-type="float">
            <text:p>21.61481</text:p>
          </table:table-cell>
          <table:table-cell office:value-type="float" office:value="21.14911" calcext:value-type="float">
            <text:p>21.14911</text:p>
          </table:table-cell>
          <table:table-cell office:value-type="float" office:value="21.0748" calcext:value-type="float">
            <text:p>21.0748</text:p>
          </table:table-cell>
          <table:table-cell office:value-type="float" office:value="24.06641" calcext:value-type="float">
            <text:p>24.06641</text:p>
          </table:table-cell>
          <table:table-cell office:value-type="float" office:value="5.830963" calcext:value-type="float">
            <text:p>5.8309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5" calcext:value-type="float">
            <text:p>21102005</text:p>
          </table:table-cell>
          <table:table-cell office:value-type="float" office:value="11.31588" calcext:value-type="float">
            <text:p>11.31588</text:p>
          </table:table-cell>
          <table:table-cell office:value-type="float" office:value="17.52" calcext:value-type="float">
            <text:p>17.52</text:p>
          </table:table-cell>
          <table:table-cell office:value-type="float" office:value="2.21" calcext:value-type="float">
            <text:p>2.21</text:p>
          </table:table-cell>
          <table:table-cell office:value-type="float" office:value="1.028071" calcext:value-type="float">
            <text:p>1.028071</text:p>
          </table:table-cell>
          <table:table-cell office:value-type="float" office:value="0.6310377" calcext:value-type="float">
            <text:p>0.6310377</text:p>
          </table:table-cell>
          <table:table-cell office:value-type="float" office:value="228.852" calcext:value-type="float">
            <text:p>228.852</text:p>
          </table:table-cell>
          <table:table-cell office:value-type="float" office:value="0" calcext:value-type="float">
            <text:p>0</text:p>
          </table:table-cell>
          <table:table-cell office:value-type="float" office:value="23.17474" calcext:value-type="float">
            <text:p>23.17474</text:p>
          </table:table-cell>
          <table:table-cell office:value-type="float" office:value="2.887207" calcext:value-type="float">
            <text:p>2.887207</text:p>
          </table:table-cell>
          <table:table-cell office:value-type="float" office:value="19.3187" calcext:value-type="float">
            <text:p>19.3187</text:p>
          </table:table-cell>
          <table:table-cell office:value-type="float" office:value="5.975586" calcext:value-type="float">
            <text:p>5.975586</text:p>
          </table:table-cell>
          <table:table-cell office:value-type="float" office:value="16.88562" calcext:value-type="float">
            <text:p>16.88562</text:p>
          </table:table-cell>
          <table:table-cell office:value-type="float" office:value="8.819946" calcext:value-type="float">
            <text:p>8.819946</text:p>
          </table:table-cell>
          <table:table-cell office:value-type="float" office:value="16.08661" calcext:value-type="float">
            <text:p>16.08661</text:p>
          </table:table-cell>
          <table:table-cell office:value-type="float" office:value="11.37653" calcext:value-type="float">
            <text:p>11.37653</text:p>
          </table:table-cell>
          <table:table-cell office:value-type="float" office:value="15.97574" calcext:value-type="float">
            <text:p>15.97574</text:p>
          </table:table-cell>
          <table:table-cell office:value-type="float" office:value="13.02954" calcext:value-type="float">
            <text:p>13.02954</text:p>
          </table:table-cell>
          <table:table-cell office:value-type="float" office:value="16.9967" calcext:value-type="float">
            <text:p>16.9967</text:p>
          </table:table-cell>
          <table:table-cell office:value-type="float" office:value="14.93149" calcext:value-type="float">
            <text:p>14.93149</text:p>
          </table:table-cell>
          <table:table-cell office:value-type="float" office:value="18.02988" calcext:value-type="float">
            <text:p>18.02988</text:p>
          </table:table-cell>
          <table:table-cell office:value-type="float" office:value="16.47974" calcext:value-type="float">
            <text:p>16.47974</text:p>
          </table:table-cell>
          <table:table-cell office:value-type="float" office:value="19.41965" calcext:value-type="float">
            <text:p>19.41965</text:p>
          </table:table-cell>
          <table:table-cell office:value-type="float" office:value="18.38516" calcext:value-type="float">
            <text:p>18.38516</text:p>
          </table:table-cell>
          <table:table-cell office:value-type="float" office:value="20.80835" calcext:value-type="float">
            <text:p>20.80835</text:p>
          </table:table-cell>
          <table:table-cell office:value-type="float" office:value="20.31464" calcext:value-type="float">
            <text:p>20.31464</text:p>
          </table:table-cell>
          <table:table-cell office:value-type="float" office:value="21.46799" calcext:value-type="float">
            <text:p>21.46799</text:p>
          </table:table-cell>
          <table:table-cell office:value-type="float" office:value="21.32742" calcext:value-type="float">
            <text:p>21.32742</text:p>
          </table:table-cell>
          <table:table-cell office:value-type="float" office:value="21.76953" calcext:value-type="float">
            <text:p>21.76953</text:p>
          </table:table-cell>
          <table:table-cell office:value-type="float" office:value="21.67447" calcext:value-type="float">
            <text:p>21.67447</text:p>
          </table:table-cell>
          <table:table-cell office:value-type="float" office:value="21.87012" calcext:value-type="float">
            <text:p>21.87012</text:p>
          </table:table-cell>
          <table:table-cell office:value-type="float" office:value="21.77371" calcext:value-type="float">
            <text:p>21.77371</text:p>
          </table:table-cell>
          <table:table-cell office:value-type="float" office:value="21.61389" calcext:value-type="float">
            <text:p>21.61389</text:p>
          </table:table-cell>
          <table:table-cell office:value-type="float" office:value="21.52591" calcext:value-type="float">
            <text:p>21.52591</text:p>
          </table:table-cell>
          <table:table-cell office:value-type="float" office:value="21.07397" calcext:value-type="float">
            <text:p>21.07397</text:p>
          </table:table-cell>
          <table:table-cell office:value-type="float" office:value="20.99734" calcext:value-type="float">
            <text:p>20.99734</text:p>
          </table:table-cell>
          <table:table-cell office:value-type="float" office:value="23.17474" calcext:value-type="float">
            <text:p>23.17474</text:p>
          </table:table-cell>
          <table:table-cell office:value-type="float" office:value="2.887207" calcext:value-type="float">
            <text:p>2.8872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5" calcext:value-type="float">
            <text:p>22102005</text:p>
          </table:table-cell>
          <table:table-cell office:value-type="float" office:value="2.8098" calcext:value-type="float">
            <text:p>2.8098</text:p>
          </table:table-cell>
          <table:table-cell office:value-type="float" office:value="6.43" calcext:value-type="float">
            <text:p>6.43</text:p>
          </table:table-cell>
          <table:table-cell office:value-type="float" office:value="0.27" calcext:value-type="float">
            <text:p>0.27</text:p>
          </table:table-cell>
          <table:table-cell office:value-type="float" office:value="0.8422072" calcext:value-type="float">
            <text:p>0.8422072</text:p>
          </table:table-cell>
          <table:table-cell office:value-type="float" office:value="0.549634" calcext:value-type="float">
            <text:p>0.549634</text:p>
          </table:table-cell>
          <table:table-cell office:value-type="float" office:value="235.692" calcext:value-type="float">
            <text:p>235.692</text:p>
          </table:table-cell>
          <table:table-cell office:value-type="float" office:value="3.1" calcext:value-type="float">
            <text:p>3.1</text:p>
          </table:table-cell>
          <table:table-cell office:value-type="float" office:value="9.419861" calcext:value-type="float">
            <text:p>9.419861</text:p>
          </table:table-cell>
          <table:table-cell office:value-type="float" office:value="0.9714966" calcext:value-type="float">
            <text:p>0.9714966</text:p>
          </table:table-cell>
          <table:table-cell office:value-type="float" office:value="9.32132" calcext:value-type="float">
            <text:p>9.32132</text:p>
          </table:table-cell>
          <table:table-cell office:value-type="float" office:value="4.062347" calcext:value-type="float">
            <text:p>4.062347</text:p>
          </table:table-cell>
          <table:table-cell office:value-type="float" office:value="11.38953" calcext:value-type="float">
            <text:p>11.38953</text:p>
          </table:table-cell>
          <table:table-cell office:value-type="float" office:value="6.989136" calcext:value-type="float">
            <text:p>6.989136</text:p>
          </table:table-cell>
          <table:table-cell office:value-type="float" office:value="13.63361" calcext:value-type="float">
            <text:p>13.63361</text:p>
          </table:table-cell>
          <table:table-cell office:value-type="float" office:value="9.551025" calcext:value-type="float">
            <text:p>9.551025</text:p>
          </table:table-cell>
          <table:table-cell office:value-type="float" office:value="14.80588" calcext:value-type="float">
            <text:p>14.80588</text:p>
          </table:table-cell>
          <table:table-cell office:value-type="float" office:value="11.20193" calcext:value-type="float">
            <text:p>11.20193</text:p>
          </table:table-cell>
          <table:table-cell office:value-type="float" office:value="16.02985" calcext:value-type="float">
            <text:p>16.02985</text:p>
          </table:table-cell>
          <table:table-cell office:value-type="float" office:value="13.19046" calcext:value-type="float">
            <text:p>13.19046</text:p>
          </table:table-cell>
          <table:table-cell office:value-type="float" office:value="16.9707" calcext:value-type="float">
            <text:p>16.9707</text:p>
          </table:table-cell>
          <table:table-cell office:value-type="float" office:value="14.92453" calcext:value-type="float">
            <text:p>14.92453</text:p>
          </table:table-cell>
          <table:table-cell office:value-type="float" office:value="18.38071" calcext:value-type="float">
            <text:p>18.38071</text:p>
          </table:table-cell>
          <table:table-cell office:value-type="float" office:value="17.33173" calcext:value-type="float">
            <text:p>17.33173</text:p>
          </table:table-cell>
          <table:table-cell office:value-type="float" office:value="20.30905" calcext:value-type="float">
            <text:p>20.30905</text:p>
          </table:table-cell>
          <table:table-cell office:value-type="float" office:value="19.75156" calcext:value-type="float">
            <text:p>19.75156</text:p>
          </table:table-cell>
          <table:table-cell office:value-type="float" office:value="21.3255" calcext:value-type="float">
            <text:p>21.3255</text:p>
          </table:table-cell>
          <table:table-cell office:value-type="float" office:value="21.10635" calcext:value-type="float">
            <text:p>21.10635</text:p>
          </table:table-cell>
          <table:table-cell office:value-type="float" office:value="21.67334" calcext:value-type="float">
            <text:p>21.67334</text:p>
          </table:table-cell>
          <table:table-cell office:value-type="float" office:value="21.55112" calcext:value-type="float">
            <text:p>21.55112</text:p>
          </table:table-cell>
          <table:table-cell office:value-type="float" office:value="21.77271" calcext:value-type="float">
            <text:p>21.77271</text:p>
          </table:table-cell>
          <table:table-cell office:value-type="float" office:value="21.67505" calcext:value-type="float">
            <text:p>21.67505</text:p>
          </table:table-cell>
          <table:table-cell office:value-type="float" office:value="21.52499" calcext:value-type="float">
            <text:p>21.52499</text:p>
          </table:table-cell>
          <table:table-cell office:value-type="float" office:value="21.43768" calcext:value-type="float">
            <text:p>21.43768</text:p>
          </table:table-cell>
          <table:table-cell office:value-type="float" office:value="20.99655" calcext:value-type="float">
            <text:p>20.99655</text:p>
          </table:table-cell>
          <table:table-cell office:value-type="float" office:value="20.91736" calcext:value-type="float">
            <text:p>20.91736</text:p>
          </table:table-cell>
          <table:table-cell office:value-type="float" office:value="9.419861" calcext:value-type="float">
            <text:p>9.419861</text:p>
          </table:table-cell>
          <table:table-cell office:value-type="float" office:value="1.068604" calcext:value-type="float">
            <text:p>1.0686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5" calcext:value-type="float">
            <text:p>23102005</text:p>
          </table:table-cell>
          <table:table-cell office:value-type="float" office:value="5.238005" calcext:value-type="float">
            <text:p>5.238005</text:p>
          </table:table-cell>
          <table:table-cell office:value-type="float" office:value="5.94" calcext:value-type="float">
            <text:p>5.94</text:p>
          </table:table-cell>
          <table:table-cell office:value-type="float" office:value="-0.05" calcext:value-type="float">
            <text:p>-0.05</text:p>
          </table:table-cell>
          <table:table-cell office:value-type="float" office:value="0.7976719" calcext:value-type="float">
            <text:p>0.7976719</text:p>
          </table:table-cell>
          <table:table-cell office:value-type="float" office:value="0.5371533" calcext:value-type="float">
            <text:p>0.5371533</text:p>
          </table:table-cell>
          <table:table-cell office:value-type="float" office:value="489.06" calcext:value-type="float">
            <text:p>489.06</text:p>
          </table:table-cell>
          <table:table-cell office:value-type="float" office:value="0" calcext:value-type="float">
            <text:p>0</text:p>
          </table:table-cell>
          <table:table-cell office:value-type="float" office:value="11.08676" calcext:value-type="float">
            <text:p>11.08676</text:p>
          </table:table-cell>
          <table:table-cell office:value-type="float" office:value="-0.1967773" calcext:value-type="float">
            <text:p>-0.1967773</text:p>
          </table:table-cell>
          <table:table-cell office:value-type="float" office:value="9.232056" calcext:value-type="float">
            <text:p>9.232056</text:p>
          </table:table-cell>
          <table:table-cell office:value-type="float" office:value="2.392426" calcext:value-type="float">
            <text:p>2.392426</text:p>
          </table:table-cell>
          <table:table-cell office:value-type="float" office:value="9.301514" calcext:value-type="float">
            <text:p>9.301514</text:p>
          </table:table-cell>
          <table:table-cell office:value-type="float" office:value="5.094574" calcext:value-type="float">
            <text:p>5.094574</text:p>
          </table:table-cell>
          <table:table-cell office:value-type="float" office:value="10.0723" calcext:value-type="float">
            <text:p>10.0723</text:p>
          </table:table-cell>
          <table:table-cell office:value-type="float" office:value="7.686859" calcext:value-type="float">
            <text:p>7.686859</text:p>
          </table:table-cell>
          <table:table-cell office:value-type="float" office:value="11.14459" calcext:value-type="float">
            <text:p>11.14459</text:p>
          </table:table-cell>
          <table:table-cell office:value-type="float" office:value="9.479431" calcext:value-type="float">
            <text:p>9.479431</text:p>
          </table:table-cell>
          <table:table-cell office:value-type="float" office:value="13.15439" calcext:value-type="float">
            <text:p>13.15439</text:p>
          </table:table-cell>
          <table:table-cell office:value-type="float" office:value="11.61038" calcext:value-type="float">
            <text:p>11.61038</text:p>
          </table:table-cell>
          <table:table-cell office:value-type="float" office:value="14.90158" calcext:value-type="float">
            <text:p>14.90158</text:p>
          </table:table-cell>
          <table:table-cell office:value-type="float" office:value="13.47812" calcext:value-type="float">
            <text:p>13.47812</text:p>
          </table:table-cell>
          <table:table-cell office:value-type="float" office:value="17.31857" calcext:value-type="float">
            <text:p>17.31857</text:p>
          </table:table-cell>
          <table:table-cell office:value-type="float" office:value="15.96075" calcext:value-type="float">
            <text:p>15.96075</text:p>
          </table:table-cell>
          <table:table-cell office:value-type="float" office:value="19.74481" calcext:value-type="float">
            <text:p>19.74481</text:p>
          </table:table-cell>
          <table:table-cell office:value-type="float" office:value="19.01196" calcext:value-type="float">
            <text:p>19.01196</text:p>
          </table:table-cell>
          <table:table-cell office:value-type="float" office:value="21.10367" calcext:value-type="float">
            <text:p>21.10367</text:p>
          </table:table-cell>
          <table:table-cell office:value-type="float" office:value="20.80753" calcext:value-type="float">
            <text:p>20.80753</text:p>
          </table:table-cell>
          <table:table-cell office:value-type="float" office:value="21.54965" calcext:value-type="float">
            <text:p>21.54965</text:p>
          </table:table-cell>
          <table:table-cell office:value-type="float" office:value="21.39294" calcext:value-type="float">
            <text:p>21.39294</text:p>
          </table:table-cell>
          <table:table-cell office:value-type="float" office:value="21.67404" calcext:value-type="float">
            <text:p>21.67404</text:p>
          </table:table-cell>
          <table:table-cell office:value-type="float" office:value="21.56873" calcext:value-type="float">
            <text:p>21.56873</text:p>
          </table:table-cell>
          <table:table-cell office:value-type="float" office:value="21.43677" calcext:value-type="float">
            <text:p>21.43677</text:p>
          </table:table-cell>
          <table:table-cell office:value-type="float" office:value="21.34814" calcext:value-type="float">
            <text:p>21.34814</text:p>
          </table:table-cell>
          <table:table-cell office:value-type="float" office:value="20.9165" calcext:value-type="float">
            <text:p>20.9165</text:p>
          </table:table-cell>
          <table:table-cell office:value-type="float" office:value="20.83722" calcext:value-type="float">
            <text:p>20.83722</text:p>
          </table:table-cell>
          <table:table-cell office:value-type="float" office:value="11.08676" calcext:value-type="float">
            <text:p>11.08676</text:p>
          </table:table-cell>
          <table:table-cell office:value-type="float" office:value="-0.1968079" calcext:value-type="float">
            <text:p>-0.19680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5" calcext:value-type="float">
            <text:p>24102005</text:p>
          </table:table-cell>
          <table:table-cell office:value-type="float" office:value="13.4037" calcext:value-type="float">
            <text:p>13.4037</text:p>
          </table:table-cell>
          <table:table-cell office:value-type="float" office:value="9.88" calcext:value-type="float">
            <text:p>9.88</text:p>
          </table:table-cell>
          <table:table-cell office:value-type="float" office:value="-2.14" calcext:value-type="float">
            <text:p>-2.14</text:p>
          </table:table-cell>
          <table:table-cell office:value-type="float" office:value="0.8127274" calcext:value-type="float">
            <text:p>0.8127274</text:p>
          </table:table-cell>
          <table:table-cell office:value-type="float" office:value="0.4617043" calcext:value-type="float">
            <text:p>0.4617043</text:p>
          </table:table-cell>
          <table:table-cell office:value-type="float" office:value="213.048" calcext:value-type="float">
            <text:p>213.048</text:p>
          </table:table-cell>
          <table:table-cell office:value-type="float" office:value="0" calcext:value-type="float">
            <text:p>0</text:p>
          </table:table-cell>
          <table:table-cell office:value-type="float" office:value="20.33298" calcext:value-type="float">
            <text:p>20.33298</text:p>
          </table:table-cell>
          <table:table-cell office:value-type="float" office:value="-1.026367" calcext:value-type="float">
            <text:p>-1.026367</text:p>
          </table:table-cell>
          <table:table-cell office:value-type="float" office:value="15.7785" calcext:value-type="float">
            <text:p>15.7785</text:p>
          </table:table-cell>
          <table:table-cell office:value-type="float" office:value="1.393158" calcext:value-type="float">
            <text:p>1.393158</text:p>
          </table:table-cell>
          <table:table-cell office:value-type="float" office:value="13.25217" calcext:value-type="float">
            <text:p>13.25217</text:p>
          </table:table-cell>
          <table:table-cell office:value-type="float" office:value="4.107208" calcext:value-type="float">
            <text:p>4.107208</text:p>
          </table:table-cell>
          <table:table-cell office:value-type="float" office:value="12.16388" calcext:value-type="float">
            <text:p>12.16388</text:p>
          </table:table-cell>
          <table:table-cell office:value-type="float" office:value="6.671173" calcext:value-type="float">
            <text:p>6.671173</text:p>
          </table:table-cell>
          <table:table-cell office:value-type="float" office:value="11.98758" calcext:value-type="float">
            <text:p>11.98758</text:p>
          </table:table-cell>
          <table:table-cell office:value-type="float" office:value="8.433105" calcext:value-type="float">
            <text:p>8.433105</text:p>
          </table:table-cell>
          <table:table-cell office:value-type="float" office:value="12.28497" calcext:value-type="float">
            <text:p>12.28497</text:p>
          </table:table-cell>
          <table:table-cell office:value-type="float" office:value="10.49985" calcext:value-type="float">
            <text:p>10.49985</text:p>
          </table:table-cell>
          <table:table-cell office:value-type="float" office:value="13.46558" calcext:value-type="float">
            <text:p>13.46558</text:p>
          </table:table-cell>
          <table:table-cell office:value-type="float" office:value="12.4249" calcext:value-type="float">
            <text:p>12.4249</text:p>
          </table:table-cell>
          <table:table-cell office:value-type="float" office:value="15.95078" calcext:value-type="float">
            <text:p>15.95078</text:p>
          </table:table-cell>
          <table:table-cell office:value-type="float" office:value="15.06967" calcext:value-type="float">
            <text:p>15.06967</text:p>
          </table:table-cell>
          <table:table-cell office:value-type="float" office:value="19.00385" calcext:value-type="float">
            <text:p>19.00385</text:p>
          </table:table-cell>
          <table:table-cell office:value-type="float" office:value="18.23621" calcext:value-type="float">
            <text:p>18.23621</text:p>
          </table:table-cell>
          <table:table-cell office:value-type="float" office:value="20.80396" calcext:value-type="float">
            <text:p>20.80396</text:p>
          </table:table-cell>
          <table:table-cell office:value-type="float" office:value="20.43069" calcext:value-type="float">
            <text:p>20.43069</text:p>
          </table:table-cell>
          <table:table-cell office:value-type="float" office:value="21.39111" calcext:value-type="float">
            <text:p>21.39111</text:p>
          </table:table-cell>
          <table:table-cell office:value-type="float" office:value="21.1933" calcext:value-type="float">
            <text:p>21.1933</text:p>
          </table:table-cell>
          <table:table-cell office:value-type="float" office:value="21.56757" calcext:value-type="float">
            <text:p>21.56757</text:p>
          </table:table-cell>
          <table:table-cell office:value-type="float" office:value="21.44852" calcext:value-type="float">
            <text:p>21.44852</text:p>
          </table:table-cell>
          <table:table-cell office:value-type="float" office:value="21.3472" calcext:value-type="float">
            <text:p>21.3472</text:p>
          </table:table-cell>
          <table:table-cell office:value-type="float" office:value="21.25598" calcext:value-type="float">
            <text:p>21.25598</text:p>
          </table:table-cell>
          <table:table-cell office:value-type="float" office:value="20.8364" calcext:value-type="float">
            <text:p>20.8364</text:p>
          </table:table-cell>
          <table:table-cell office:value-type="float" office:value="20.75574" calcext:value-type="float">
            <text:p>20.75574</text:p>
          </table:table-cell>
          <table:table-cell office:value-type="float" office:value="20.33298" calcext:value-type="float">
            <text:p>20.33298</text:p>
          </table:table-cell>
          <table:table-cell office:value-type="float" office:value="-1.026337" calcext:value-type="float">
            <text:p>-1.0263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5" calcext:value-type="float">
            <text:p>25102005</text:p>
          </table:table-cell>
          <table:table-cell office:value-type="float" office:value="13.59634" calcext:value-type="float">
            <text:p>13.59634</text:p>
          </table:table-cell>
          <table:table-cell office:value-type="float" office:value="12.32" calcext:value-type="float">
            <text:p>12.32</text:p>
          </table:table-cell>
          <table:table-cell office:value-type="float" office:value="-3.77" calcext:value-type="float">
            <text:p>-3.77</text:p>
          </table:table-cell>
          <table:table-cell office:value-type="float" office:value="0.8344296" calcext:value-type="float">
            <text:p>0.8344296</text:p>
          </table:table-cell>
          <table:table-cell office:value-type="float" office:value="0.4096288" calcext:value-type="float">
            <text:p>0.4096288</text:p>
          </table:table-cell>
          <table:table-cell office:value-type="float" office:value="145.62" calcext:value-type="float">
            <text:p>145.62</text:p>
          </table:table-cell>
          <table:table-cell office:value-type="float" office:value="0" calcext:value-type="float">
            <text:p>0</text:p>
          </table:table-cell>
          <table:table-cell office:value-type="float" office:value="20.8782" calcext:value-type="float">
            <text:p>20.8782</text:p>
          </table:table-cell>
          <table:table-cell office:value-type="float" office:value="-1.571564" calcext:value-type="float">
            <text:p>-1.571564</text:p>
          </table:table-cell>
          <table:table-cell office:value-type="float" office:value="15.90182" calcext:value-type="float">
            <text:p>15.90182</text:p>
          </table:table-cell>
          <table:table-cell office:value-type="float" office:value="1.043884" calcext:value-type="float">
            <text:p>1.043884</text:p>
          </table:table-cell>
          <table:table-cell office:value-type="float" office:value="13.38831" calcext:value-type="float">
            <text:p>13.38831</text:p>
          </table:table-cell>
          <table:table-cell office:value-type="float" office:value="4.006165" calcext:value-type="float">
            <text:p>4.006165</text:p>
          </table:table-cell>
          <table:table-cell office:value-type="float" office:value="12.23975" calcext:value-type="float">
            <text:p>12.23975</text:p>
          </table:table-cell>
          <table:table-cell office:value-type="float" office:value="6.67395" calcext:value-type="float">
            <text:p>6.67395</text:p>
          </table:table-cell>
          <table:table-cell office:value-type="float" office:value="11.9816" calcext:value-type="float">
            <text:p>11.9816</text:p>
          </table:table-cell>
          <table:table-cell office:value-type="float" office:value="8.453186" calcext:value-type="float">
            <text:p>8.453186</text:p>
          </table:table-cell>
          <table:table-cell office:value-type="float" office:value="12.17212" calcext:value-type="float">
            <text:p>12.17212</text:p>
          </table:table-cell>
          <table:table-cell office:value-type="float" office:value="10.43933" calcext:value-type="float">
            <text:p>10.43933</text:p>
          </table:table-cell>
          <table:table-cell office:value-type="float" office:value="13.263" calcext:value-type="float">
            <text:p>13.263</text:p>
          </table:table-cell>
          <table:table-cell office:value-type="float" office:value="12.16708" calcext:value-type="float">
            <text:p>12.16708</text:p>
          </table:table-cell>
          <table:table-cell office:value-type="float" office:value="15.06854" calcext:value-type="float">
            <text:p>15.06854</text:p>
          </table:table-cell>
          <table:table-cell office:value-type="float" office:value="14.57825" calcext:value-type="float">
            <text:p>14.57825</text:p>
          </table:table-cell>
          <table:table-cell office:value-type="float" office:value="18.22897" calcext:value-type="float">
            <text:p>18.22897</text:p>
          </table:table-cell>
          <table:table-cell office:value-type="float" office:value="17.60718" calcext:value-type="float">
            <text:p>17.60718</text:p>
          </table:table-cell>
          <table:table-cell office:value-type="float" office:value="20.42648" calcext:value-type="float">
            <text:p>20.42648</text:p>
          </table:table-cell>
          <table:table-cell office:value-type="float" office:value="20.01797" calcext:value-type="float">
            <text:p>20.01797</text:p>
          </table:table-cell>
          <table:table-cell office:value-type="float" office:value="21.19101" calcext:value-type="float">
            <text:p>21.19101</text:p>
          </table:table-cell>
          <table:table-cell office:value-type="float" office:value="20.95532" calcext:value-type="float">
            <text:p>20.95532</text:p>
          </table:table-cell>
          <table:table-cell office:value-type="float" office:value="21.44717" calcext:value-type="float">
            <text:p>21.44717</text:p>
          </table:table-cell>
          <table:table-cell office:value-type="float" office:value="21.31036" calcext:value-type="float">
            <text:p>21.31036</text:p>
          </table:table-cell>
          <table:table-cell office:value-type="float" office:value="21.25494" calcext:value-type="float">
            <text:p>21.25494</text:p>
          </table:table-cell>
          <table:table-cell office:value-type="float" office:value="21.15857" calcext:value-type="float">
            <text:p>21.15857</text:p>
          </table:table-cell>
          <table:table-cell office:value-type="float" office:value="20.75488" calcext:value-type="float">
            <text:p>20.75488</text:p>
          </table:table-cell>
          <table:table-cell office:value-type="float" office:value="20.67236" calcext:value-type="float">
            <text:p>20.67236</text:p>
          </table:table-cell>
          <table:table-cell office:value-type="float" office:value="20.8782" calcext:value-type="float">
            <text:p>20.8782</text:p>
          </table:table-cell>
          <table:table-cell office:value-type="float" office:value="-1.571564" calcext:value-type="float">
            <text:p>-1.5715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5" calcext:value-type="float">
            <text:p>26102005</text:p>
          </table:table-cell>
          <table:table-cell office:value-type="float" office:value="13.13738" calcext:value-type="float">
            <text:p>13.13738</text:p>
          </table:table-cell>
          <table:table-cell office:value-type="float" office:value="16.46" calcext:value-type="float">
            <text:p>16.46</text:p>
          </table:table-cell>
          <table:table-cell office:value-type="float" office:value="-0.44" calcext:value-type="float">
            <text:p>-0.44</text:p>
          </table:table-cell>
          <table:table-cell office:value-type="float" office:value="0.9041917" calcext:value-type="float">
            <text:p>0.9041917</text:p>
          </table:table-cell>
          <table:table-cell office:value-type="float" office:value="0.5222861" calcext:value-type="float">
            <text:p>0.5222861</text:p>
          </table:table-cell>
          <table:table-cell office:value-type="float" office:value="238.32" calcext:value-type="float">
            <text:p>238.32</text:p>
          </table:table-cell>
          <table:table-cell office:value-type="float" office:value="0" calcext:value-type="float">
            <text:p>0</text:p>
          </table:table-cell>
          <table:table-cell office:value-type="float" office:value="23.70673" calcext:value-type="float">
            <text:p>23.70673</text:p>
          </table:table-cell>
          <table:table-cell office:value-type="float" office:value="-0.381958" calcext:value-type="float">
            <text:p>-0.381958</text:p>
          </table:table-cell>
          <table:table-cell office:value-type="float" office:value="18.24176" calcext:value-type="float">
            <text:p>18.24176</text:p>
          </table:table-cell>
          <table:table-cell office:value-type="float" office:value="2.149139" calcext:value-type="float">
            <text:p>2.149139</text:p>
          </table:table-cell>
          <table:table-cell office:value-type="float" office:value="15.16879" calcext:value-type="float">
            <text:p>15.16879</text:p>
          </table:table-cell>
          <table:table-cell office:value-type="float" office:value="4.818817" calcext:value-type="float">
            <text:p>4.818817</text:p>
          </table:table-cell>
          <table:table-cell office:value-type="float" office:value="13.50797" calcext:value-type="float">
            <text:p>13.50797</text:p>
          </table:table-cell>
          <table:table-cell office:value-type="float" office:value="7.248505" calcext:value-type="float">
            <text:p>7.248505</text:p>
          </table:table-cell>
          <table:table-cell office:value-type="float" office:value="12.9151" calcext:value-type="float">
            <text:p>12.9151</text:p>
          </table:table-cell>
          <table:table-cell office:value-type="float" office:value="8.852814" calcext:value-type="float">
            <text:p>8.852814</text:p>
          </table:table-cell>
          <table:table-cell office:value-type="float" office:value="12.77048" calcext:value-type="float">
            <text:p>12.77048</text:p>
          </table:table-cell>
          <table:table-cell office:value-type="float" office:value="10.63556" calcext:value-type="float">
            <text:p>10.63556</text:p>
          </table:table-cell>
          <table:table-cell office:value-type="float" office:value="13.30582" calcext:value-type="float">
            <text:p>13.30582</text:p>
          </table:table-cell>
          <table:table-cell office:value-type="float" office:value="12.15366" calcext:value-type="float">
            <text:p>12.15366</text:p>
          </table:table-cell>
          <table:table-cell office:value-type="float" office:value="14.5903" calcext:value-type="float">
            <text:p>14.5903</text:p>
          </table:table-cell>
          <table:table-cell office:value-type="float" office:value="14.30588" calcext:value-type="float">
            <text:p>14.30588</text:p>
          </table:table-cell>
          <table:table-cell office:value-type="float" office:value="17.60147" calcext:value-type="float">
            <text:p>17.60147</text:p>
          </table:table-cell>
          <table:table-cell office:value-type="float" office:value="17.12515" calcext:value-type="float">
            <text:p>17.12515</text:p>
          </table:table-cell>
          <table:table-cell office:value-type="float" office:value="20.01364" calcext:value-type="float">
            <text:p>20.01364</text:p>
          </table:table-cell>
          <table:table-cell office:value-type="float" office:value="19.61221" calcext:value-type="float">
            <text:p>19.61221</text:p>
          </table:table-cell>
          <table:table-cell office:value-type="float" office:value="20.95267" calcext:value-type="float">
            <text:p>20.95267</text:p>
          </table:table-cell>
          <table:table-cell office:value-type="float" office:value="20.69257" calcext:value-type="float">
            <text:p>20.69257</text:p>
          </table:table-cell>
          <table:table-cell office:value-type="float" office:value="21.30884" calcext:value-type="float">
            <text:p>21.30884</text:p>
          </table:table-cell>
          <table:table-cell office:value-type="float" office:value="21.15338" calcext:value-type="float">
            <text:p>21.15338</text:p>
          </table:table-cell>
          <table:table-cell office:value-type="float" office:value="21.15753" calcext:value-type="float">
            <text:p>21.15753</text:p>
          </table:table-cell>
          <table:table-cell office:value-type="float" office:value="21.05353" calcext:value-type="float">
            <text:p>21.05353</text:p>
          </table:table-cell>
          <table:table-cell office:value-type="float" office:value="20.67148" calcext:value-type="float">
            <text:p>20.67148</text:p>
          </table:table-cell>
          <table:table-cell office:value-type="float" office:value="20.58627" calcext:value-type="float">
            <text:p>20.58627</text:p>
          </table:table-cell>
          <table:table-cell office:value-type="float" office:value="23.70673" calcext:value-type="float">
            <text:p>23.70673</text:p>
          </table:table-cell>
          <table:table-cell office:value-type="float" office:value="-0.381958" calcext:value-type="float">
            <text:p>-0.3819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5" calcext:value-type="float">
            <text:p>27102005</text:p>
          </table:table-cell>
          <table:table-cell office:value-type="float" office:value="13.12896" calcext:value-type="float">
            <text:p>13.12896</text:p>
          </table:table-cell>
          <table:table-cell office:value-type="float" office:value="15.46" calcext:value-type="float">
            <text:p>15.46</text:p>
          </table:table-cell>
          <table:table-cell office:value-type="float" office:value="0.58" calcext:value-type="float">
            <text:p>0.58</text:p>
          </table:table-cell>
          <table:table-cell office:value-type="float" office:value="0.9110785" calcext:value-type="float">
            <text:p>0.9110785</text:p>
          </table:table-cell>
          <table:table-cell office:value-type="float" office:value="0.5619724" calcext:value-type="float">
            <text:p>0.5619724</text:p>
          </table:table-cell>
          <table:table-cell office:value-type="float" office:value="192.42" calcext:value-type="float">
            <text:p>192.42</text:p>
          </table:table-cell>
          <table:table-cell office:value-type="float" office:value="0" calcext:value-type="float">
            <text:p>0</text:p>
          </table:table-cell>
          <table:table-cell office:value-type="float" office:value="23.73639" calcext:value-type="float">
            <text:p>23.73639</text:p>
          </table:table-cell>
          <table:table-cell office:value-type="float" office:value="0.1204224" calcext:value-type="float">
            <text:p>0.1204224</text:p>
          </table:table-cell>
          <table:table-cell office:value-type="float" office:value="17.77115" calcext:value-type="float">
            <text:p>17.77115</text:p>
          </table:table-cell>
          <table:table-cell office:value-type="float" office:value="3.163116" calcext:value-type="float">
            <text:p>3.163116</text:p>
          </table:table-cell>
          <table:table-cell office:value-type="float" office:value="15.11002" calcext:value-type="float">
            <text:p>15.11002</text:p>
          </table:table-cell>
          <table:table-cell office:value-type="float" office:value="5.895813" calcext:value-type="float">
            <text:p>5.895813</text:p>
          </table:table-cell>
          <table:table-cell office:value-type="float" office:value="13.67816" calcext:value-type="float">
            <text:p>13.67816</text:p>
          </table:table-cell>
          <table:table-cell office:value-type="float" office:value="8.207458" calcext:value-type="float">
            <text:p>8.207458</text:p>
          </table:table-cell>
          <table:table-cell office:value-type="float" office:value="13.15839" calcext:value-type="float">
            <text:p>13.15839</text:p>
          </table:table-cell>
          <table:table-cell office:value-type="float" office:value="9.66806" calcext:value-type="float">
            <text:p>9.66806</text:p>
          </table:table-cell>
          <table:table-cell office:value-type="float" office:value="13.013" calcext:value-type="float">
            <text:p>13.013</text:p>
          </table:table-cell>
          <table:table-cell office:value-type="float" office:value="11.24185" calcext:value-type="float">
            <text:p>11.24185</text:p>
          </table:table-cell>
          <table:table-cell office:value-type="float" office:value="13.46674" calcext:value-type="float">
            <text:p>13.46674</text:p>
          </table:table-cell>
          <table:table-cell office:value-type="float" office:value="12.51126" calcext:value-type="float">
            <text:p>12.51126</text:p>
          </table:table-cell>
          <table:table-cell office:value-type="float" office:value="14.45789" calcext:value-type="float">
            <text:p>14.45789</text:p>
          </table:table-cell>
          <table:table-cell office:value-type="float" office:value="14.30862" calcext:value-type="float">
            <text:p>14.30862</text:p>
          </table:table-cell>
          <table:table-cell office:value-type="float" office:value="17.12122" calcext:value-type="float">
            <text:p>17.12122</text:p>
          </table:table-cell>
          <table:table-cell office:value-type="float" office:value="16.80664" calcext:value-type="float">
            <text:p>16.80664</text:p>
          </table:table-cell>
          <table:table-cell office:value-type="float" office:value="19.60812" calcext:value-type="float">
            <text:p>19.60812</text:p>
          </table:table-cell>
          <table:table-cell office:value-type="float" office:value="19.24231" calcext:value-type="float">
            <text:p>19.24231</text:p>
          </table:table-cell>
          <table:table-cell office:value-type="float" office:value="20.68976" calcext:value-type="float">
            <text:p>20.68976</text:p>
          </table:table-cell>
          <table:table-cell office:value-type="float" office:value="20.42181" calcext:value-type="float">
            <text:p>20.42181</text:p>
          </table:table-cell>
          <table:table-cell office:value-type="float" office:value="21.15167" calcext:value-type="float">
            <text:p>21.15167</text:p>
          </table:table-cell>
          <table:table-cell office:value-type="float" office:value="20.9798" calcext:value-type="float">
            <text:p>20.9798</text:p>
          </table:table-cell>
          <table:table-cell office:value-type="float" office:value="21.0524" calcext:value-type="float">
            <text:p>21.0524</text:p>
          </table:table-cell>
          <table:table-cell office:value-type="float" office:value="20.94031" calcext:value-type="float">
            <text:p>20.94031</text:p>
          </table:table-cell>
          <table:table-cell office:value-type="float" office:value="20.58536" calcext:value-type="float">
            <text:p>20.58536</text:p>
          </table:table-cell>
          <table:table-cell office:value-type="float" office:value="20.49539" calcext:value-type="float">
            <text:p>20.49539</text:p>
          </table:table-cell>
          <table:table-cell office:value-type="float" office:value="23.73639" calcext:value-type="float">
            <text:p>23.73639</text:p>
          </table:table-cell>
          <table:table-cell office:value-type="float" office:value="0.1204224" calcext:value-type="float">
            <text:p>0.12042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5" calcext:value-type="float">
            <text:p>28102005</text:p>
          </table:table-cell>
          <table:table-cell office:value-type="float" office:value="12.54843" calcext:value-type="float">
            <text:p>12.54843</text:p>
          </table:table-cell>
          <table:table-cell office:value-type="float" office:value="19.69" calcext:value-type="float">
            <text:p>19.69</text:p>
          </table:table-cell>
          <table:table-cell office:value-type="float" office:value="1.81" calcext:value-type="float">
            <text:p>1.81</text:p>
          </table:table-cell>
          <table:table-cell office:value-type="float" office:value="1.02394" calcext:value-type="float">
            <text:p>1.02394</text:p>
          </table:table-cell>
          <table:table-cell office:value-type="float" office:value="0.6134196" calcext:value-type="float">
            <text:p>0.6134196</text:p>
          </table:table-cell>
          <table:table-cell office:value-type="float" office:value="394.668" calcext:value-type="float">
            <text:p>394.668</text:p>
          </table:table-cell>
          <table:table-cell office:value-type="float" office:value="0" calcext:value-type="float">
            <text:p>0</text:p>
          </table:table-cell>
          <table:table-cell office:value-type="float" office:value="33.13297" calcext:value-type="float">
            <text:p>33.13297</text:p>
          </table:table-cell>
          <table:table-cell office:value-type="float" office:value="1.084869" calcext:value-type="float">
            <text:p>1.084869</text:p>
          </table:table-cell>
          <table:table-cell office:value-type="float" office:value="22.38373" calcext:value-type="float">
            <text:p>22.38373</text:p>
          </table:table-cell>
          <table:table-cell office:value-type="float" office:value="4.655579" calcext:value-type="float">
            <text:p>4.655579</text:p>
          </table:table-cell>
          <table:table-cell office:value-type="float" office:value="18.4191" calcext:value-type="float">
            <text:p>18.4191</text:p>
          </table:table-cell>
          <table:table-cell office:value-type="float" office:value="6.89325" calcext:value-type="float">
            <text:p>6.89325</text:p>
          </table:table-cell>
          <table:table-cell office:value-type="float" office:value="16.00385" calcext:value-type="float">
            <text:p>16.00385</text:p>
          </table:table-cell>
          <table:table-cell office:value-type="float" office:value="8.917816" calcext:value-type="float">
            <text:p>8.917816</text:p>
          </table:table-cell>
          <table:table-cell office:value-type="float" office:value="14.92703" calcext:value-type="float">
            <text:p>14.92703</text:p>
          </table:table-cell>
          <table:table-cell office:value-type="float" office:value="10.20724" calcext:value-type="float">
            <text:p>10.20724</text:p>
          </table:table-cell>
          <table:table-cell office:value-type="float" office:value="14.34781" calcext:value-type="float">
            <text:p>14.34781</text:p>
          </table:table-cell>
          <table:table-cell office:value-type="float" office:value="11.60431" calcext:value-type="float">
            <text:p>11.60431</text:p>
          </table:table-cell>
          <table:table-cell office:value-type="float" office:value="14.27444" calcext:value-type="float">
            <text:p>14.27444</text:p>
          </table:table-cell>
          <table:table-cell office:value-type="float" office:value="12.73483" calcext:value-type="float">
            <text:p>12.73483</text:p>
          </table:table-cell>
          <table:table-cell office:value-type="float" office:value="14.54047" calcext:value-type="float">
            <text:p>14.54047</text:p>
          </table:table-cell>
          <table:table-cell office:value-type="float" office:value="14.33972" calcext:value-type="float">
            <text:p>14.33972</text:p>
          </table:table-cell>
          <table:table-cell office:value-type="float" office:value="16.80402" calcext:value-type="float">
            <text:p>16.80402</text:p>
          </table:table-cell>
          <table:table-cell office:value-type="float" office:value="16.59528" calcext:value-type="float">
            <text:p>16.59528</text:p>
          </table:table-cell>
          <table:table-cell office:value-type="float" office:value="19.23865" calcext:value-type="float">
            <text:p>19.23865</text:p>
          </table:table-cell>
          <table:table-cell office:value-type="float" office:value="18.92035" calcext:value-type="float">
            <text:p>18.92035</text:p>
          </table:table-cell>
          <table:table-cell office:value-type="float" office:value="20.41901" calcext:value-type="float">
            <text:p>20.41901</text:p>
          </table:table-cell>
          <table:table-cell office:value-type="float" office:value="20.15683" calcext:value-type="float">
            <text:p>20.15683</text:p>
          </table:table-cell>
          <table:table-cell office:value-type="float" office:value="20.97787" calcext:value-type="float">
            <text:p>20.97787</text:p>
          </table:table-cell>
          <table:table-cell office:value-type="float" office:value="20.79523" calcext:value-type="float">
            <text:p>20.79523</text:p>
          </table:table-cell>
          <table:table-cell office:value-type="float" office:value="20.93906" calcext:value-type="float">
            <text:p>20.93906</text:p>
          </table:table-cell>
          <table:table-cell office:value-type="float" office:value="20.8179" calcext:value-type="float">
            <text:p>20.8179</text:p>
          </table:table-cell>
          <table:table-cell office:value-type="float" office:value="20.49442" calcext:value-type="float">
            <text:p>20.49442</text:p>
          </table:table-cell>
          <table:table-cell office:value-type="float" office:value="20.39984" calcext:value-type="float">
            <text:p>20.39984</text:p>
          </table:table-cell>
          <table:table-cell office:value-type="float" office:value="33.13297" calcext:value-type="float">
            <text:p>33.13297</text:p>
          </table:table-cell>
          <table:table-cell office:value-type="float" office:value="1.0849" calcext:value-type="float">
            <text:p>1.08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5" calcext:value-type="float">
            <text:p>29102005</text:p>
          </table:table-cell>
          <table:table-cell office:value-type="float" office:value="10.34017" calcext:value-type="float">
            <text:p>10.34017</text:p>
          </table:table-cell>
          <table:table-cell office:value-type="float" office:value="21.13" calcext:value-type="float">
            <text:p>21.13</text:p>
          </table:table-cell>
          <table:table-cell office:value-type="float" office:value="11.51" calcext:value-type="float">
            <text:p>11.51</text:p>
          </table:table-cell>
          <table:table-cell office:value-type="float" office:value="1.039003" calcext:value-type="float">
            <text:p>1.039003</text:p>
          </table:table-cell>
          <table:table-cell office:value-type="float" office:value="0.9667444" calcext:value-type="float">
            <text:p>0.9667444</text:p>
          </table:table-cell>
          <table:table-cell office:value-type="float" office:value="582.768" calcext:value-type="float">
            <text:p>582.768</text:p>
          </table:table-cell>
          <table:table-cell office:value-type="float" office:value="0" calcext:value-type="float">
            <text:p>0</text:p>
          </table:table-cell>
          <table:table-cell office:value-type="float" office:value="32.88794" calcext:value-type="float">
            <text:p>32.88794</text:p>
          </table:table-cell>
          <table:table-cell office:value-type="float" office:value="9.657532" calcext:value-type="float">
            <text:p>9.657532</text:p>
          </table:table-cell>
          <table:table-cell office:value-type="float" office:value="24.17114" calcext:value-type="float">
            <text:p>24.17114</text:p>
          </table:table-cell>
          <table:table-cell office:value-type="float" office:value="11.20486" calcext:value-type="float">
            <text:p>11.20486</text:p>
          </table:table-cell>
          <table:table-cell office:value-type="float" office:value="20.55771" calcext:value-type="float">
            <text:p>20.55771</text:p>
          </table:table-cell>
          <table:table-cell office:value-type="float" office:value="12.17999" calcext:value-type="float">
            <text:p>12.17999</text:p>
          </table:table-cell>
          <table:table-cell office:value-type="float" office:value="18.22876" calcext:value-type="float">
            <text:p>18.22876</text:p>
          </table:table-cell>
          <table:table-cell office:value-type="float" office:value="12.97855" calcext:value-type="float">
            <text:p>12.97855</text:p>
          </table:table-cell>
          <table:table-cell office:value-type="float" office:value="17.04413" calcext:value-type="float">
            <text:p>17.04413</text:p>
          </table:table-cell>
          <table:table-cell office:value-type="float" office:value="13.4386" calcext:value-type="float">
            <text:p>13.4386</text:p>
          </table:table-cell>
          <table:table-cell office:value-type="float" office:value="16.14539" calcext:value-type="float">
            <text:p>16.14539</text:p>
          </table:table-cell>
          <table:table-cell office:value-type="float" office:value="13.92688" calcext:value-type="float">
            <text:p>13.92688</text:p>
          </table:table-cell>
          <table:table-cell office:value-type="float" office:value="15.73425" calcext:value-type="float">
            <text:p>15.73425</text:p>
          </table:table-cell>
          <table:table-cell office:value-type="float" office:value="14.29141" calcext:value-type="float">
            <text:p>14.29141</text:p>
          </table:table-cell>
          <table:table-cell office:value-type="float" office:value="15.33304" calcext:value-type="float">
            <text:p>15.33304</text:p>
          </table:table-cell>
          <table:table-cell office:value-type="float" office:value="14.55054" calcext:value-type="float">
            <text:p>14.55054</text:p>
          </table:table-cell>
          <table:table-cell office:value-type="float" office:value="16.60123" calcext:value-type="float">
            <text:p>16.60123</text:p>
          </table:table-cell>
          <table:table-cell office:value-type="float" office:value="16.573" calcext:value-type="float">
            <text:p>16.573</text:p>
          </table:table-cell>
          <table:table-cell office:value-type="float" office:value="18.91727" calcext:value-type="float">
            <text:p>18.91727</text:p>
          </table:table-cell>
          <table:table-cell office:value-type="float" office:value="18.66125" calcext:value-type="float">
            <text:p>18.66125</text:p>
          </table:table-cell>
          <table:table-cell office:value-type="float" office:value="20.15414" calcext:value-type="float">
            <text:p>20.15414</text:p>
          </table:table-cell>
          <table:table-cell office:value-type="float" office:value="19.90765" calcext:value-type="float">
            <text:p>19.90765</text:p>
          </table:table-cell>
          <table:table-cell office:value-type="float" office:value="20.79327" calcext:value-type="float">
            <text:p>20.79327</text:p>
          </table:table-cell>
          <table:table-cell office:value-type="float" office:value="20.60565" calcext:value-type="float">
            <text:p>20.60565</text:p>
          </table:table-cell>
          <table:table-cell office:value-type="float" office:value="20.81659" calcext:value-type="float">
            <text:p>20.81659</text:p>
          </table:table-cell>
          <table:table-cell office:value-type="float" office:value="20.68848" calcext:value-type="float">
            <text:p>20.68848</text:p>
          </table:table-cell>
          <table:table-cell office:value-type="float" office:value="20.3988" calcext:value-type="float">
            <text:p>20.3988</text:p>
          </table:table-cell>
          <table:table-cell office:value-type="float" office:value="20.29889" calcext:value-type="float">
            <text:p>20.29889</text:p>
          </table:table-cell>
          <table:table-cell office:value-type="float" office:value="32.88791" calcext:value-type="float">
            <text:p>32.88791</text:p>
          </table:table-cell>
          <table:table-cell office:value-type="float" office:value="9.657532" calcext:value-type="float">
            <text:p>9.6575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5" calcext:value-type="float">
            <text:p>30102005</text:p>
          </table:table-cell>
          <table:table-cell office:value-type="float" office:value="11.97974" calcext:value-type="float">
            <text:p>11.97974</text:p>
          </table:table-cell>
          <table:table-cell office:value-type="float" office:value="19.41" calcext:value-type="float">
            <text:p>19.41</text:p>
          </table:table-cell>
          <table:table-cell office:value-type="float" office:value="9.65" calcext:value-type="float">
            <text:p>9.65</text:p>
          </table:table-cell>
          <table:table-cell office:value-type="float" office:value="1.130368" calcext:value-type="float">
            <text:p>1.130368</text:p>
          </table:table-cell>
          <table:table-cell office:value-type="float" office:value="0.9655302" calcext:value-type="float">
            <text:p>0.9655302</text:p>
          </table:table-cell>
          <table:table-cell office:value-type="float" office:value="259.38" calcext:value-type="float">
            <text:p>259.38</text:p>
          </table:table-cell>
          <table:table-cell office:value-type="float" office:value="0" calcext:value-type="float">
            <text:p>0</text:p>
          </table:table-cell>
          <table:table-cell office:value-type="float" office:value="33.10501" calcext:value-type="float">
            <text:p>33.10501</text:p>
          </table:table-cell>
          <table:table-cell office:value-type="float" office:value="8.984741" calcext:value-type="float">
            <text:p>8.984741</text:p>
          </table:table-cell>
          <table:table-cell office:value-type="float" office:value="24.70554" calcext:value-type="float">
            <text:p>24.70554</text:p>
          </table:table-cell>
          <table:table-cell office:value-type="float" office:value="11.78189" calcext:value-type="float">
            <text:p>11.78189</text:p>
          </table:table-cell>
          <table:table-cell office:value-type="float" office:value="21.3522" calcext:value-type="float">
            <text:p>21.3522</text:p>
          </table:table-cell>
          <table:table-cell office:value-type="float" office:value="13.27106" calcext:value-type="float">
            <text:p>13.27106</text:p>
          </table:table-cell>
          <table:table-cell office:value-type="float" office:value="19.09436" calcext:value-type="float">
            <text:p>19.09436</text:p>
          </table:table-cell>
          <table:table-cell office:value-type="float" office:value="14.27274" calcext:value-type="float">
            <text:p>14.27274</text:p>
          </table:table-cell>
          <table:table-cell office:value-type="float" office:value="17.93521" calcext:value-type="float">
            <text:p>17.93521</text:p>
          </table:table-cell>
          <table:table-cell office:value-type="float" office:value="14.7916" calcext:value-type="float">
            <text:p>14.7916</text:p>
          </table:table-cell>
          <table:table-cell office:value-type="float" office:value="16.97699" calcext:value-type="float">
            <text:p>16.97699</text:p>
          </table:table-cell>
          <table:table-cell office:value-type="float" office:value="15.2674" calcext:value-type="float">
            <text:p>15.2674</text:p>
          </table:table-cell>
          <table:table-cell office:value-type="float" office:value="16.55341" calcext:value-type="float">
            <text:p>16.55341</text:p>
          </table:table-cell>
          <table:table-cell office:value-type="float" office:value="15.48438" calcext:value-type="float">
            <text:p>15.48438</text:p>
          </table:table-cell>
          <table:table-cell office:value-type="float" office:value="16.08478" calcext:value-type="float">
            <text:p>16.08478</text:p>
          </table:table-cell>
          <table:table-cell office:value-type="float" office:value="15.34592" calcext:value-type="float">
            <text:p>15.34592</text:p>
          </table:table-cell>
          <table:table-cell office:value-type="float" office:value="16.80963" calcext:value-type="float">
            <text:p>16.80963</text:p>
          </table:table-cell>
          <table:table-cell office:value-type="float" office:value="16.60272" calcext:value-type="float">
            <text:p>16.60272</text:p>
          </table:table-cell>
          <table:table-cell office:value-type="float" office:value="18.659" calcext:value-type="float">
            <text:p>18.659</text:p>
          </table:table-cell>
          <table:table-cell office:value-type="float" office:value="18.4935" calcext:value-type="float">
            <text:p>18.4935</text:p>
          </table:table-cell>
          <table:table-cell office:value-type="float" office:value="19.90518" calcext:value-type="float">
            <text:p>19.90518</text:p>
          </table:table-cell>
          <table:table-cell office:value-type="float" office:value="19.68799" calcext:value-type="float">
            <text:p>19.68799</text:p>
          </table:table-cell>
          <table:table-cell office:value-type="float" office:value="20.60364" calcext:value-type="float">
            <text:p>20.60364</text:p>
          </table:table-cell>
          <table:table-cell office:value-type="float" office:value="20.41669" calcext:value-type="float">
            <text:p>20.41669</text:p>
          </table:table-cell>
          <table:table-cell office:value-type="float" office:value="20.68713" calcext:value-type="float">
            <text:p>20.68713</text:p>
          </table:table-cell>
          <table:table-cell office:value-type="float" office:value="20.55286" calcext:value-type="float">
            <text:p>20.55286</text:p>
          </table:table-cell>
          <table:table-cell office:value-type="float" office:value="20.29779" calcext:value-type="float">
            <text:p>20.29779</text:p>
          </table:table-cell>
          <table:table-cell office:value-type="float" office:value="20.19159" calcext:value-type="float">
            <text:p>20.19159</text:p>
          </table:table-cell>
          <table:table-cell office:value-type="float" office:value="33.10501" calcext:value-type="float">
            <text:p>33.10501</text:p>
          </table:table-cell>
          <table:table-cell office:value-type="float" office:value="8.984741" calcext:value-type="float">
            <text:p>8.9847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5" calcext:value-type="float">
            <text:p>31102005</text:p>
          </table:table-cell>
          <table:table-cell office:value-type="float" office:value="11.68164" calcext:value-type="float">
            <text:p>11.68164</text:p>
          </table:table-cell>
          <table:table-cell office:value-type="float" office:value="15.54" calcext:value-type="float">
            <text:p>15.54</text:p>
          </table:table-cell>
          <table:table-cell office:value-type="float" office:value="-0.05" calcext:value-type="float">
            <text:p>-0.05</text:p>
          </table:table-cell>
          <table:table-cell office:value-type="float" office:value="0.9726428" calcext:value-type="float">
            <text:p>0.9726428</text:p>
          </table:table-cell>
          <table:table-cell office:value-type="float" office:value="0.5371533" calcext:value-type="float">
            <text:p>0.5371533</text:p>
          </table:table-cell>
          <table:table-cell office:value-type="float" office:value="312.552" calcext:value-type="float">
            <text:p>312.552</text:p>
          </table:table-cell>
          <table:table-cell office:value-type="float" office:value="0" calcext:value-type="float">
            <text:p>0</text:p>
          </table:table-cell>
          <table:table-cell office:value-type="float" office:value="32.38812" calcext:value-type="float">
            <text:p>32.38812</text:p>
          </table:table-cell>
          <table:table-cell office:value-type="float" office:value="2.298248" calcext:value-type="float">
            <text:p>2.298248</text:p>
          </table:table-cell>
          <table:table-cell office:value-type="float" office:value="23.08209" calcext:value-type="float">
            <text:p>23.08209</text:p>
          </table:table-cell>
          <table:table-cell office:value-type="float" office:value="8.436157" calcext:value-type="float">
            <text:p>8.436157</text:p>
          </table:table-cell>
          <table:table-cell office:value-type="float" office:value="19.79514" calcext:value-type="float">
            <text:p>19.79514</text:p>
          </table:table-cell>
          <table:table-cell office:value-type="float" office:value="11.83936" calcext:value-type="float">
            <text:p>11.83936</text:p>
          </table:table-cell>
          <table:table-cell office:value-type="float" office:value="17.92529" calcext:value-type="float">
            <text:p>17.92529</text:p>
          </table:table-cell>
          <table:table-cell office:value-type="float" office:value="13.48029" calcext:value-type="float">
            <text:p>13.48029</text:p>
          </table:table-cell>
          <table:table-cell office:value-type="float" office:value="17.09241" calcext:value-type="float">
            <text:p>17.09241</text:p>
          </table:table-cell>
          <table:table-cell office:value-type="float" office:value="14.38644" calcext:value-type="float">
            <text:p>14.38644</text:p>
          </table:table-cell>
          <table:table-cell office:value-type="float" office:value="16.86493" calcext:value-type="float">
            <text:p>16.86493</text:p>
          </table:table-cell>
          <table:table-cell office:value-type="float" office:value="15.23959" calcext:value-type="float">
            <text:p>15.23959</text:p>
          </table:table-cell>
          <table:table-cell office:value-type="float" office:value="16.55847" calcext:value-type="float">
            <text:p>16.55847</text:p>
          </table:table-cell>
          <table:table-cell office:value-type="float" office:value="15.71225" calcext:value-type="float">
            <text:p>15.71225</text:p>
          </table:table-cell>
          <table:table-cell office:value-type="float" office:value="16.3584" calcext:value-type="float">
            <text:p>16.3584</text:p>
          </table:table-cell>
          <table:table-cell office:value-type="float" office:value="16.09488" calcext:value-type="float">
            <text:p>16.09488</text:p>
          </table:table-cell>
          <table:table-cell office:value-type="float" office:value="17.03552" calcext:value-type="float">
            <text:p>17.03552</text:p>
          </table:table-cell>
          <table:table-cell office:value-type="float" office:value="16.81232" calcext:value-type="float">
            <text:p>16.81232</text:p>
          </table:table-cell>
          <table:table-cell office:value-type="float" office:value="18.49219" calcext:value-type="float">
            <text:p>18.49219</text:p>
          </table:table-cell>
          <table:table-cell office:value-type="float" office:value="18.40707" calcext:value-type="float">
            <text:p>18.40707</text:p>
          </table:table-cell>
          <table:table-cell office:value-type="float" office:value="19.68591" calcext:value-type="float">
            <text:p>19.68591</text:p>
          </table:table-cell>
          <table:table-cell office:value-type="float" office:value="19.50848" calcext:value-type="float">
            <text:p>19.50848</text:p>
          </table:table-cell>
          <table:table-cell office:value-type="float" office:value="20.41473" calcext:value-type="float">
            <text:p>20.41473</text:p>
          </table:table-cell>
          <table:table-cell office:value-type="float" office:value="20.23608" calcext:value-type="float">
            <text:p>20.23608</text:p>
          </table:table-cell>
          <table:table-cell office:value-type="float" office:value="20.55145" calcext:value-type="float">
            <text:p>20.55145</text:p>
          </table:table-cell>
          <table:table-cell office:value-type="float" office:value="20.41357" calcext:value-type="float">
            <text:p>20.41357</text:p>
          </table:table-cell>
          <table:table-cell office:value-type="float" office:value="20.19046" calcext:value-type="float">
            <text:p>20.19046</text:p>
          </table:table-cell>
          <table:table-cell office:value-type="float" office:value="20.07895" calcext:value-type="float">
            <text:p>20.07895</text:p>
          </table:table-cell>
          <table:table-cell office:value-type="float" office:value="32.38809" calcext:value-type="float">
            <text:p>32.38809</text:p>
          </table:table-cell>
          <table:table-cell office:value-type="float" office:value="2.426941" calcext:value-type="float">
            <text:p>2.4269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5" calcext:value-type="float">
            <text:p>1112005</text:p>
          </table:table-cell>
          <table:table-cell office:value-type="float" office:value="12.40634" calcext:value-type="float">
            <text:p>12.40634</text:p>
          </table:table-cell>
          <table:table-cell office:value-type="float" office:value="21.7" calcext:value-type="float">
            <text:p>21.7</text:p>
          </table:table-cell>
          <table:table-cell office:value-type="float" office:value="-0.85" calcext:value-type="float">
            <text:p>-0.85</text:p>
          </table:table-cell>
          <table:table-cell office:value-type="float" office:value="0.8377614" calcext:value-type="float">
            <text:p>0.8377614</text:p>
          </table:table-cell>
          <table:table-cell office:value-type="float" office:value="0.5070558" calcext:value-type="float">
            <text:p>0.5070558</text:p>
          </table:table-cell>
          <table:table-cell office:value-type="float" office:value="261.684" calcext:value-type="float">
            <text:p>261.684</text:p>
          </table:table-cell>
          <table:table-cell office:value-type="float" office:value="0" calcext:value-type="float">
            <text:p>0</text:p>
          </table:table-cell>
          <table:table-cell office:value-type="float" office:value="35.19324" calcext:value-type="float">
            <text:p>35.19324</text:p>
          </table:table-cell>
          <table:table-cell office:value-type="float" office:value="0.3768616" calcext:value-type="float">
            <text:p>0.3768616</text:p>
          </table:table-cell>
          <table:table-cell office:value-type="float" office:value="24.18851" calcext:value-type="float">
            <text:p>24.18851</text:p>
          </table:table-cell>
          <table:table-cell office:value-type="float" office:value="5.131012" calcext:value-type="float">
            <text:p>5.131012</text:p>
          </table:table-cell>
          <table:table-cell office:value-type="float" office:value="20.11288" calcext:value-type="float">
            <text:p>20.11288</text:p>
          </table:table-cell>
          <table:table-cell office:value-type="float" office:value="8.039978" calcext:value-type="float">
            <text:p>8.039978</text:p>
          </table:table-cell>
          <table:table-cell office:value-type="float" office:value="17.72357" calcext:value-type="float">
            <text:p>17.72357</text:p>
          </table:table-cell>
          <table:table-cell office:value-type="float" office:value="10.57944" calcext:value-type="float">
            <text:p>10.57944</text:p>
          </table:table-cell>
          <table:table-cell office:value-type="float" office:value="16.65555" calcext:value-type="float">
            <text:p>16.65555</text:p>
          </table:table-cell>
          <table:table-cell office:value-type="float" office:value="12.13983" calcext:value-type="float">
            <text:p>12.13983</text:p>
          </table:table-cell>
          <table:table-cell office:value-type="float" office:value="16.09924" calcext:value-type="float">
            <text:p>16.09924</text:p>
          </table:table-cell>
          <table:table-cell office:value-type="float" office:value="13.70718" calcext:value-type="float">
            <text:p>13.70718</text:p>
          </table:table-cell>
          <table:table-cell office:value-type="float" office:value="16.29526" calcext:value-type="float">
            <text:p>16.29526</text:p>
          </table:table-cell>
          <table:table-cell office:value-type="float" office:value="14.75247" calcext:value-type="float">
            <text:p>14.75247</text:p>
          </table:table-cell>
          <table:table-cell office:value-type="float" office:value="16.38699" calcext:value-type="float">
            <text:p>16.38699</text:p>
          </table:table-cell>
          <table:table-cell office:value-type="float" office:value="16.00476" calcext:value-type="float">
            <text:p>16.00476</text:p>
          </table:table-cell>
          <table:table-cell office:value-type="float" office:value="17.10001" calcext:value-type="float">
            <text:p>17.10001</text:p>
          </table:table-cell>
          <table:table-cell office:value-type="float" office:value="17.03732" calcext:value-type="float">
            <text:p>17.03732</text:p>
          </table:table-cell>
          <table:table-cell office:value-type="float" office:value="18.40646" calcext:value-type="float">
            <text:p>18.40646</text:p>
          </table:table-cell>
          <table:table-cell office:value-type="float" office:value="18.35345" calcext:value-type="float">
            <text:p>18.35345</text:p>
          </table:table-cell>
          <table:table-cell office:value-type="float" office:value="19.50684" calcext:value-type="float">
            <text:p>19.50684</text:p>
          </table:table-cell>
          <table:table-cell office:value-type="float" office:value="19.36499" calcext:value-type="float">
            <text:p>19.36499</text:p>
          </table:table-cell>
          <table:table-cell office:value-type="float" office:value="20.23428" calcext:value-type="float">
            <text:p>20.23428</text:p>
          </table:table-cell>
          <table:table-cell office:value-type="float" office:value="20.06851" calcext:value-type="float">
            <text:p>20.06851</text:p>
          </table:table-cell>
          <table:table-cell office:value-type="float" office:value="20.41211" calcext:value-type="float">
            <text:p>20.41211</text:p>
          </table:table-cell>
          <table:table-cell office:value-type="float" office:value="20.27249" calcext:value-type="float">
            <text:p>20.27249</text:p>
          </table:table-cell>
          <table:table-cell office:value-type="float" office:value="20.07776" calcext:value-type="float">
            <text:p>20.07776</text:p>
          </table:table-cell>
          <table:table-cell office:value-type="float" office:value="19.96091" calcext:value-type="float">
            <text:p>19.96091</text:p>
          </table:table-cell>
          <table:table-cell office:value-type="float" office:value="35.19324" calcext:value-type="float">
            <text:p>35.19324</text:p>
          </table:table-cell>
          <table:table-cell office:value-type="float" office:value="0.3768616" calcext:value-type="float">
            <text:p>0.37686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5" calcext:value-type="float">
            <text:p>2112005</text:p>
          </table:table-cell>
          <table:table-cell office:value-type="float" office:value="12.20684" calcext:value-type="float">
            <text:p>12.20684</text:p>
          </table:table-cell>
          <table:table-cell office:value-type="float" office:value="26.85" calcext:value-type="float">
            <text:p>26.85</text:p>
          </table:table-cell>
          <table:table-cell office:value-type="float" office:value="4.14" calcext:value-type="float">
            <text:p>4.14</text:p>
          </table:table-cell>
          <table:table-cell office:value-type="float" office:value="0.9868177" calcext:value-type="float">
            <text:p>0.9868177</text:p>
          </table:table-cell>
          <table:table-cell office:value-type="float" office:value="0.7225962" calcext:value-type="float">
            <text:p>0.7225962</text:p>
          </table:table-cell>
          <table:table-cell office:value-type="float" office:value="297.72" calcext:value-type="float">
            <text:p>297.72</text:p>
          </table:table-cell>
          <table:table-cell office:value-type="float" office:value="0" calcext:value-type="float">
            <text:p>0</text:p>
          </table:table-cell>
          <table:table-cell office:value-type="float" office:value="38.57254" calcext:value-type="float">
            <text:p>38.57254</text:p>
          </table:table-cell>
          <table:table-cell office:value-type="float" office:value="5.018127" calcext:value-type="float">
            <text:p>5.018127</text:p>
          </table:table-cell>
          <table:table-cell office:value-type="float" office:value="26.80545" calcext:value-type="float">
            <text:p>26.80545</text:p>
          </table:table-cell>
          <table:table-cell office:value-type="float" office:value="8.262848" calcext:value-type="float">
            <text:p>8.262848</text:p>
          </table:table-cell>
          <table:table-cell office:value-type="float" office:value="22.30582" calcext:value-type="float">
            <text:p>22.30582</text:p>
          </table:table-cell>
          <table:table-cell office:value-type="float" office:value="10.40417" calcext:value-type="float">
            <text:p>10.40417</text:p>
          </table:table-cell>
          <table:table-cell office:value-type="float" office:value="19.44821" calcext:value-type="float">
            <text:p>19.44821</text:p>
          </table:table-cell>
          <table:table-cell office:value-type="float" office:value="12.17731" calcext:value-type="float">
            <text:p>12.17731</text:p>
          </table:table-cell>
          <table:table-cell office:value-type="float" office:value="18.04858" calcext:value-type="float">
            <text:p>18.04858</text:p>
          </table:table-cell>
          <table:table-cell office:value-type="float" office:value="13.25485" calcext:value-type="float">
            <text:p>13.25485</text:p>
          </table:table-cell>
          <table:table-cell office:value-type="float" office:value="17.02307" calcext:value-type="float">
            <text:p>17.02307</text:p>
          </table:table-cell>
          <table:table-cell office:value-type="float" office:value="14.35205" calcext:value-type="float">
            <text:p>14.35205</text:p>
          </table:table-cell>
          <table:table-cell office:value-type="float" office:value="16.60178" calcext:value-type="float">
            <text:p>16.60178</text:p>
          </table:table-cell>
          <table:table-cell office:value-type="float" office:value="15.08713" calcext:value-type="float">
            <text:p>15.08713</text:p>
          </table:table-cell>
          <table:table-cell office:value-type="float" office:value="16.21707" calcext:value-type="float">
            <text:p>16.21707</text:p>
          </table:table-cell>
          <table:table-cell office:value-type="float" office:value="16.01468" calcext:value-type="float">
            <text:p>16.01468</text:p>
          </table:table-cell>
          <table:table-cell office:value-type="float" office:value="17.08545" calcext:value-type="float">
            <text:p>17.08545</text:p>
          </table:table-cell>
          <table:table-cell office:value-type="float" office:value="17.06903" calcext:value-type="float">
            <text:p>17.06903</text:p>
          </table:table-cell>
          <table:table-cell office:value-type="float" office:value="18.35284" calcext:value-type="float">
            <text:p>18.35284</text:p>
          </table:table-cell>
          <table:table-cell office:value-type="float" office:value="18.29233" calcext:value-type="float">
            <text:p>18.29233</text:p>
          </table:table-cell>
          <table:table-cell office:value-type="float" office:value="19.36359" calcext:value-type="float">
            <text:p>19.36359</text:p>
          </table:table-cell>
          <table:table-cell office:value-type="float" office:value="19.24188" calcext:value-type="float">
            <text:p>19.24188</text:p>
          </table:table-cell>
          <table:table-cell office:value-type="float" office:value="20.06686" calcext:value-type="float">
            <text:p>20.06686</text:p>
          </table:table-cell>
          <table:table-cell office:value-type="float" office:value="19.91562" calcext:value-type="float">
            <text:p>19.91562</text:p>
          </table:table-cell>
          <table:table-cell office:value-type="float" office:value="20.27106" calcext:value-type="float">
            <text:p>20.27106</text:p>
          </table:table-cell>
          <table:table-cell office:value-type="float" office:value="20.13245" calcext:value-type="float">
            <text:p>20.13245</text:p>
          </table:table-cell>
          <table:table-cell office:value-type="float" office:value="19.95966" calcext:value-type="float">
            <text:p>19.95966</text:p>
          </table:table-cell>
          <table:table-cell office:value-type="float" office:value="19.84036" calcext:value-type="float">
            <text:p>19.84036</text:p>
          </table:table-cell>
          <table:table-cell office:value-type="float" office:value="38.57251" calcext:value-type="float">
            <text:p>38.57251</text:p>
          </table:table-cell>
          <table:table-cell office:value-type="float" office:value="5.018127" calcext:value-type="float">
            <text:p>5.0181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5" calcext:value-type="float">
            <text:p>3112005</text:p>
          </table:table-cell>
          <table:table-cell office:value-type="float" office:value="10.02926" calcext:value-type="float">
            <text:p>10.02926</text:p>
          </table:table-cell>
          <table:table-cell office:value-type="float" office:value="19.96" calcext:value-type="float">
            <text:p>19.96</text:p>
          </table:table-cell>
          <table:table-cell office:value-type="float" office:value="4.29" calcext:value-type="float">
            <text:p>4.29</text:p>
          </table:table-cell>
          <table:table-cell office:value-type="float" office:value="0.9828288" calcext:value-type="float">
            <text:p>0.9828288</text:p>
          </table:table-cell>
          <table:table-cell office:value-type="float" office:value="0.7301872" calcext:value-type="float">
            <text:p>0.7301872</text:p>
          </table:table-cell>
          <table:table-cell office:value-type="float" office:value="181.368" calcext:value-type="float">
            <text:p>181.368</text:p>
          </table:table-cell>
          <table:table-cell office:value-type="float" office:value="0" calcext:value-type="float">
            <text:p>0</text:p>
          </table:table-cell>
          <table:table-cell office:value-type="float" office:value="32.12045" calcext:value-type="float">
            <text:p>32.12045</text:p>
          </table:table-cell>
          <table:table-cell office:value-type="float" office:value="6.250488" calcext:value-type="float">
            <text:p>6.250488</text:p>
          </table:table-cell>
          <table:table-cell office:value-type="float" office:value="23.74081" calcext:value-type="float">
            <text:p>23.74081</text:p>
          </table:table-cell>
          <table:table-cell office:value-type="float" office:value="10.99246" calcext:value-type="float">
            <text:p>10.99246</text:p>
          </table:table-cell>
          <table:table-cell office:value-type="float" office:value="20.46567" calcext:value-type="float">
            <text:p>20.46567</text:p>
          </table:table-cell>
          <table:table-cell office:value-type="float" office:value="12.95184" calcext:value-type="float">
            <text:p>12.95184</text:p>
          </table:table-cell>
          <table:table-cell office:value-type="float" office:value="18.63156" calcext:value-type="float">
            <text:p>18.63156</text:p>
          </table:table-cell>
          <table:table-cell office:value-type="float" office:value="14.32959" calcext:value-type="float">
            <text:p>14.32959</text:p>
          </table:table-cell>
          <table:table-cell office:value-type="float" office:value="17.76431" calcext:value-type="float">
            <text:p>17.76431</text:p>
          </table:table-cell>
          <table:table-cell office:value-type="float" office:value="15.07574" calcext:value-type="float">
            <text:p>15.07574</text:p>
          </table:table-cell>
          <table:table-cell office:value-type="float" office:value="17.06284" calcext:value-type="float">
            <text:p>17.06284</text:p>
          </table:table-cell>
          <table:table-cell office:value-type="float" office:value="15.76636" calcext:value-type="float">
            <text:p>15.76636</text:p>
          </table:table-cell>
          <table:table-cell office:value-type="float" office:value="16.8205" calcext:value-type="float">
            <text:p>16.8205</text:p>
          </table:table-cell>
          <table:table-cell office:value-type="float" office:value="16.09848" calcext:value-type="float">
            <text:p>16.09848</text:p>
          </table:table-cell>
          <table:table-cell office:value-type="float" office:value="16.63577" calcext:value-type="float">
            <text:p>16.63577</text:p>
          </table:table-cell>
          <table:table-cell office:value-type="float" office:value="16.22711" calcext:value-type="float">
            <text:p>16.22711</text:p>
          </table:table-cell>
          <table:table-cell office:value-type="float" office:value="17.17233" calcext:value-type="float">
            <text:p>17.17233</text:p>
          </table:table-cell>
          <table:table-cell office:value-type="float" office:value="17.07132" calcext:value-type="float">
            <text:p>17.07132</text:p>
          </table:table-cell>
          <table:table-cell office:value-type="float" office:value="18.29166" calcext:value-type="float">
            <text:p>18.29166</text:p>
          </table:table-cell>
          <table:table-cell office:value-type="float" office:value="18.24179" calcext:value-type="float">
            <text:p>18.24179</text:p>
          </table:table-cell>
          <table:table-cell office:value-type="float" office:value="19.24066" calcext:value-type="float">
            <text:p>19.24066</text:p>
          </table:table-cell>
          <table:table-cell office:value-type="float" office:value="19.13058" calcext:value-type="float">
            <text:p>19.13058</text:p>
          </table:table-cell>
          <table:table-cell office:value-type="float" office:value="19.91409" calcext:value-type="float">
            <text:p>19.91409</text:p>
          </table:table-cell>
          <table:table-cell office:value-type="float" office:value="19.77368" calcext:value-type="float">
            <text:p>19.77368</text:p>
          </table:table-cell>
          <table:table-cell office:value-type="float" office:value="20.13101" calcext:value-type="float">
            <text:p>20.13101</text:p>
          </table:table-cell>
          <table:table-cell office:value-type="float" office:value="19.99487" calcext:value-type="float">
            <text:p>19.99487</text:p>
          </table:table-cell>
          <table:table-cell office:value-type="float" office:value="19.83908" calcext:value-type="float">
            <text:p>19.83908</text:p>
          </table:table-cell>
          <table:table-cell office:value-type="float" office:value="19.7171" calcext:value-type="float">
            <text:p>19.7171</text:p>
          </table:table-cell>
          <table:table-cell office:value-type="float" office:value="32.12045" calcext:value-type="float">
            <text:p>32.12045</text:p>
          </table:table-cell>
          <table:table-cell office:value-type="float" office:value="6.484039" calcext:value-type="float">
            <text:p>6.4840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5" calcext:value-type="float">
            <text:p>4112005</text:p>
          </table:table-cell>
          <table:table-cell office:value-type="float" office:value="11.64266" calcext:value-type="float">
            <text:p>11.64266</text:p>
          </table:table-cell>
          <table:table-cell office:value-type="float" office:value="15.65" calcext:value-type="float">
            <text:p>15.65</text:p>
          </table:table-cell>
          <table:table-cell office:value-type="float" office:value="0.61" calcext:value-type="float">
            <text:p>0.61</text:p>
          </table:table-cell>
          <table:table-cell office:value-type="float" office:value="0.8895184" calcext:value-type="float">
            <text:p>0.8895184</text:p>
          </table:table-cell>
          <table:table-cell office:value-type="float" office:value="0.56318" calcext:value-type="float">
            <text:p>0.56318</text:p>
          </table:table-cell>
          <table:table-cell office:value-type="float" office:value="200.304" calcext:value-type="float">
            <text:p>200.304</text:p>
          </table:table-cell>
          <table:table-cell office:value-type="float" office:value="0" calcext:value-type="float">
            <text:p>0</text:p>
          </table:table-cell>
          <table:table-cell office:value-type="float" office:value="29.19272" calcext:value-type="float">
            <text:p>29.19272</text:p>
          </table:table-cell>
          <table:table-cell office:value-type="float" office:value="1.820587" calcext:value-type="float">
            <text:p>1.820587</text:p>
          </table:table-cell>
          <table:table-cell office:value-type="float" office:value="21.73441" calcext:value-type="float">
            <text:p>21.73441</text:p>
          </table:table-cell>
          <table:table-cell office:value-type="float" office:value="6.760284" calcext:value-type="float">
            <text:p>6.760284</text:p>
          </table:table-cell>
          <table:table-cell office:value-type="float" office:value="18.77322" calcext:value-type="float">
            <text:p>18.77322</text:p>
          </table:table-cell>
          <table:table-cell office:value-type="float" office:value="9.741577" calcext:value-type="float">
            <text:p>9.741577</text:p>
          </table:table-cell>
          <table:table-cell office:value-type="float" office:value="17.12061" calcext:value-type="float">
            <text:p>17.12061</text:p>
          </table:table-cell>
          <table:table-cell office:value-type="float" office:value="12.04251" calcext:value-type="float">
            <text:p>12.04251</text:p>
          </table:table-cell>
          <table:table-cell office:value-type="float" office:value="16.4603" calcext:value-type="float">
            <text:p>16.4603</text:p>
          </table:table-cell>
          <table:table-cell office:value-type="float" office:value="13.38925" calcext:value-type="float">
            <text:p>13.38925</text:p>
          </table:table-cell>
          <table:table-cell office:value-type="float" office:value="16.84122" calcext:value-type="float">
            <text:p>16.84122</text:p>
          </table:table-cell>
          <table:table-cell office:value-type="float" office:value="14.70053" calcext:value-type="float">
            <text:p>14.70053</text:p>
          </table:table-cell>
          <table:table-cell office:value-type="float" office:value="16.81088" calcext:value-type="float">
            <text:p>16.81088</text:p>
          </table:table-cell>
          <table:table-cell office:value-type="float" office:value="15.50354" calcext:value-type="float">
            <text:p>15.50354</text:p>
          </table:table-cell>
          <table:table-cell office:value-type="float" office:value="16.70447" calcext:value-type="float">
            <text:p>16.70447</text:p>
          </table:table-cell>
          <table:table-cell office:value-type="float" office:value="16.43433" calcext:value-type="float">
            <text:p>16.43433</text:p>
          </table:table-cell>
          <table:table-cell office:value-type="float" office:value="17.23621" calcext:value-type="float">
            <text:p>17.23621</text:p>
          </table:table-cell>
          <table:table-cell office:value-type="float" office:value="17.17371" calcext:value-type="float">
            <text:p>17.17371</text:p>
          </table:table-cell>
          <table:table-cell office:value-type="float" office:value="18.24142" calcext:value-type="float">
            <text:p>18.24142</text:p>
          </table:table-cell>
          <table:table-cell office:value-type="float" office:value="18.21155" calcext:value-type="float">
            <text:p>18.21155</text:p>
          </table:table-cell>
          <table:table-cell office:value-type="float" office:value="19.12952" calcext:value-type="float">
            <text:p>19.12952</text:p>
          </table:table-cell>
          <table:table-cell office:value-type="float" office:value="19.03378" calcext:value-type="float">
            <text:p>19.03378</text:p>
          </table:table-cell>
          <table:table-cell office:value-type="float" office:value="19.77228" calcext:value-type="float">
            <text:p>19.77228</text:p>
          </table:table-cell>
          <table:table-cell office:value-type="float" office:value="19.64215" calcext:value-type="float">
            <text:p>19.64215</text:p>
          </table:table-cell>
          <table:table-cell office:value-type="float" office:value="19.99347" calcext:value-type="float">
            <text:p>19.99347</text:p>
          </table:table-cell>
          <table:table-cell office:value-type="float" office:value="19.86102" calcext:value-type="float">
            <text:p>19.86102</text:p>
          </table:table-cell>
          <table:table-cell office:value-type="float" office:value="19.71582" calcext:value-type="float">
            <text:p>19.71582</text:p>
          </table:table-cell>
          <table:table-cell office:value-type="float" office:value="19.59372" calcext:value-type="float">
            <text:p>19.59372</text:p>
          </table:table-cell>
          <table:table-cell office:value-type="float" office:value="29.19272" calcext:value-type="float">
            <text:p>29.19272</text:p>
          </table:table-cell>
          <table:table-cell office:value-type="float" office:value="1.820587" calcext:value-type="float">
            <text:p>1.8205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5" calcext:value-type="float">
            <text:p>5112005</text:p>
          </table:table-cell>
          <table:table-cell office:value-type="float" office:value="5.3892" calcext:value-type="float">
            <text:p>5.3892</text:p>
          </table:table-cell>
          <table:table-cell office:value-type="float" office:value="12.24" calcext:value-type="float">
            <text:p>12.24</text:p>
          </table:table-cell>
          <table:table-cell office:value-type="float" office:value="1.09" calcext:value-type="float">
            <text:p>1.09</text:p>
          </table:table-cell>
          <table:table-cell office:value-type="float" office:value="0.9321533" calcext:value-type="float">
            <text:p>0.9321533</text:p>
          </table:table-cell>
          <table:table-cell office:value-type="float" office:value="0.5828143" calcext:value-type="float">
            <text:p>0.5828143</text:p>
          </table:table-cell>
          <table:table-cell office:value-type="float" office:value="206.316" calcext:value-type="float">
            <text:p>206.316</text:p>
          </table:table-cell>
          <table:table-cell office:value-type="float" office:value="0.3" calcext:value-type="float">
            <text:p>0.3</text:p>
          </table:table-cell>
          <table:table-cell office:value-type="float" office:value="18.6409" calcext:value-type="float">
            <text:p>18.6409</text:p>
          </table:table-cell>
          <table:table-cell office:value-type="float" office:value="2.340027" calcext:value-type="float">
            <text:p>2.340027</text:p>
          </table:table-cell>
          <table:table-cell office:value-type="float" office:value="15.12939" calcext:value-type="float">
            <text:p>15.12939</text:p>
          </table:table-cell>
          <table:table-cell office:value-type="float" office:value="6.944092" calcext:value-type="float">
            <text:p>6.944092</text:p>
          </table:table-cell>
          <table:table-cell office:value-type="float" office:value="14.19275" calcext:value-type="float">
            <text:p>14.19275</text:p>
          </table:table-cell>
          <table:table-cell office:value-type="float" office:value="9.545532" calcext:value-type="float">
            <text:p>9.545532</text:p>
          </table:table-cell>
          <table:table-cell office:value-type="float" office:value="14.75909" calcext:value-type="float">
            <text:p>14.75909</text:p>
          </table:table-cell>
          <table:table-cell office:value-type="float" office:value="11.63046" calcext:value-type="float">
            <text:p>11.63046</text:p>
          </table:table-cell>
          <table:table-cell office:value-type="float" office:value="15.39069" calcext:value-type="float">
            <text:p>15.39069</text:p>
          </table:table-cell>
          <table:table-cell office:value-type="float" office:value="12.88727" calcext:value-type="float">
            <text:p>12.88727</text:p>
          </table:table-cell>
          <table:table-cell office:value-type="float" office:value="15.92358" calcext:value-type="float">
            <text:p>15.92358</text:p>
          </table:table-cell>
          <table:table-cell office:value-type="float" office:value="14.12549" calcext:value-type="float">
            <text:p>14.12549</text:p>
          </table:table-cell>
          <table:table-cell office:value-type="float" office:value="16.14771" calcext:value-type="float">
            <text:p>16.14771</text:p>
          </table:table-cell>
          <table:table-cell office:value-type="float" office:value="14.96118" calcext:value-type="float">
            <text:p>14.96118</text:p>
          </table:table-cell>
          <table:table-cell office:value-type="float" office:value="16.46277" calcext:value-type="float">
            <text:p>16.46277</text:p>
          </table:table-cell>
          <table:table-cell office:value-type="float" office:value="16.01059" calcext:value-type="float">
            <text:p>16.01059</text:p>
          </table:table-cell>
          <table:table-cell office:value-type="float" office:value="17.23102" calcext:value-type="float">
            <text:p>17.23102</text:p>
          </table:table-cell>
          <table:table-cell office:value-type="float" office:value="17.15417" calcext:value-type="float">
            <text:p>17.15417</text:p>
          </table:table-cell>
          <table:table-cell office:value-type="float" office:value="18.21121" calcext:value-type="float">
            <text:p>18.21121</text:p>
          </table:table-cell>
          <table:table-cell office:value-type="float" office:value="18.17026" calcext:value-type="float">
            <text:p>18.17026</text:p>
          </table:table-cell>
          <table:table-cell office:value-type="float" office:value="19.03284" calcext:value-type="float">
            <text:p>19.03284</text:p>
          </table:table-cell>
          <table:table-cell office:value-type="float" office:value="18.94644" calcext:value-type="float">
            <text:p>18.94644</text:p>
          </table:table-cell>
          <table:table-cell office:value-type="float" office:value="19.64081" calcext:value-type="float">
            <text:p>19.64081</text:p>
          </table:table-cell>
          <table:table-cell office:value-type="float" office:value="19.51996" calcext:value-type="float">
            <text:p>19.51996</text:p>
          </table:table-cell>
          <table:table-cell office:value-type="float" office:value="19.85965" calcext:value-type="float">
            <text:p>19.85965</text:p>
          </table:table-cell>
          <table:table-cell office:value-type="float" office:value="19.73105" calcext:value-type="float">
            <text:p>19.73105</text:p>
          </table:table-cell>
          <table:table-cell office:value-type="float" office:value="19.59244" calcext:value-type="float">
            <text:p>19.59244</text:p>
          </table:table-cell>
          <table:table-cell office:value-type="float" office:value="19.47034" calcext:value-type="float">
            <text:p>19.47034</text:p>
          </table:table-cell>
          <table:table-cell office:value-type="float" office:value="18.64087" calcext:value-type="float">
            <text:p>18.64087</text:p>
          </table:table-cell>
          <table:table-cell office:value-type="float" office:value="2.340027" calcext:value-type="float">
            <text:p>2.3400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5" calcext:value-type="float">
            <text:p>6112005</text:p>
          </table:table-cell>
          <table:table-cell office:value-type="float" office:value="10.75559" calcext:value-type="float">
            <text:p>10.75559</text:p>
          </table:table-cell>
          <table:table-cell office:value-type="float" office:value="16.61" calcext:value-type="float">
            <text:p>16.61</text:p>
          </table:table-cell>
          <table:table-cell office:value-type="float" office:value="-2.03" calcext:value-type="float">
            <text:p>-2.03</text:p>
          </table:table-cell>
          <table:table-cell office:value-type="float" office:value="0.9409246" calcext:value-type="float">
            <text:p>0.9409246</text:p>
          </table:table-cell>
          <table:table-cell office:value-type="float" office:value="0.4654247" calcext:value-type="float">
            <text:p>0.4654247</text:p>
          </table:table-cell>
          <table:table-cell office:value-type="float" office:value="272.7" calcext:value-type="float">
            <text:p>272.7</text:p>
          </table:table-cell>
          <table:table-cell office:value-type="float" office:value="0" calcext:value-type="float">
            <text:p>0</text:p>
          </table:table-cell>
          <table:table-cell office:value-type="float" office:value="27.32468" calcext:value-type="float">
            <text:p>27.32468</text:p>
          </table:table-cell>
          <table:table-cell office:value-type="float" office:value="-1.583557" calcext:value-type="float">
            <text:p>-1.583557</text:p>
          </table:table-cell>
          <table:table-cell office:value-type="float" office:value="19.19443" calcext:value-type="float">
            <text:p>19.19443</text:p>
          </table:table-cell>
          <table:table-cell office:value-type="float" office:value="3.189301" calcext:value-type="float">
            <text:p>3.189301</text:p>
          </table:table-cell>
          <table:table-cell office:value-type="float" office:value="16.21866" calcext:value-type="float">
            <text:p>16.21866</text:p>
          </table:table-cell>
          <table:table-cell office:value-type="float" office:value="6.265686" calcext:value-type="float">
            <text:p>6.265686</text:p>
          </table:table-cell>
          <table:table-cell office:value-type="float" office:value="14.64249" calcext:value-type="float">
            <text:p>14.64249</text:p>
          </table:table-cell>
          <table:table-cell office:value-type="float" office:value="8.83905" calcext:value-type="float">
            <text:p>8.83905</text:p>
          </table:table-cell>
          <table:table-cell office:value-type="float" office:value="14.10931" calcext:value-type="float">
            <text:p>14.10931</text:p>
          </table:table-cell>
          <table:table-cell office:value-type="float" office:value="10.49127" calcext:value-type="float">
            <text:p>10.49127</text:p>
          </table:table-cell>
          <table:table-cell office:value-type="float" office:value="14.09351" calcext:value-type="float">
            <text:p>14.09351</text:p>
          </table:table-cell>
          <table:table-cell office:value-type="float" office:value="12.23535" calcext:value-type="float">
            <text:p>12.23535</text:p>
          </table:table-cell>
          <table:table-cell office:value-type="float" office:value="14.94565" calcext:value-type="float">
            <text:p>14.94565</text:p>
          </table:table-cell>
          <table:table-cell office:value-type="float" office:value="13.58798" calcext:value-type="float">
            <text:p>13.58798</text:p>
          </table:table-cell>
          <table:table-cell office:value-type="float" office:value="16.00555" calcext:value-type="float">
            <text:p>16.00555</text:p>
          </table:table-cell>
          <table:table-cell office:value-type="float" office:value="15.28311" calcext:value-type="float">
            <text:p>15.28311</text:p>
          </table:table-cell>
          <table:table-cell office:value-type="float" office:value="17.15244" calcext:value-type="float">
            <text:p>17.15244</text:p>
          </table:table-cell>
          <table:table-cell office:value-type="float" office:value="16.88284" calcext:value-type="float">
            <text:p>16.88284</text:p>
          </table:table-cell>
          <table:table-cell office:value-type="float" office:value="18.16965" calcext:value-type="float">
            <text:p>18.16965</text:p>
          </table:table-cell>
          <table:table-cell office:value-type="float" office:value="18.08762" calcext:value-type="float">
            <text:p>18.08762</text:p>
          </table:table-cell>
          <table:table-cell office:value-type="float" office:value="18.94553" calcext:value-type="float">
            <text:p>18.94553</text:p>
          </table:table-cell>
          <table:table-cell office:value-type="float" office:value="18.85785" calcext:value-type="float">
            <text:p>18.85785</text:p>
          </table:table-cell>
          <table:table-cell office:value-type="float" office:value="19.51874" calcext:value-type="float">
            <text:p>19.51874</text:p>
          </table:table-cell>
          <table:table-cell office:value-type="float" office:value="19.40521" calcext:value-type="float">
            <text:p>19.40521</text:p>
          </table:table-cell>
          <table:table-cell office:value-type="float" office:value="19.72971" calcext:value-type="float">
            <text:p>19.72971</text:p>
          </table:table-cell>
          <table:table-cell office:value-type="float" office:value="19.60501" calcext:value-type="float">
            <text:p>19.60501</text:p>
          </table:table-cell>
          <table:table-cell office:value-type="float" office:value="19.46906" calcext:value-type="float">
            <text:p>19.46906</text:p>
          </table:table-cell>
          <table:table-cell office:value-type="float" office:value="19.34781" calcext:value-type="float">
            <text:p>19.34781</text:p>
          </table:table-cell>
          <table:table-cell office:value-type="float" office:value="27.32471" calcext:value-type="float">
            <text:p>27.32471</text:p>
          </table:table-cell>
          <table:table-cell office:value-type="float" office:value="-1.583557" calcext:value-type="float">
            <text:p>-1.5835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5" calcext:value-type="float">
            <text:p>7112005</text:p>
          </table:table-cell>
          <table:table-cell office:value-type="float" office:value="10.17192" calcext:value-type="float">
            <text:p>10.17192</text:p>
          </table:table-cell>
          <table:table-cell office:value-type="float" office:value="21.32" calcext:value-type="float">
            <text:p>21.32</text:p>
          </table:table-cell>
          <table:table-cell office:value-type="float" office:value="7.35" calcext:value-type="float">
            <text:p>7.35</text:p>
          </table:table-cell>
          <table:table-cell office:value-type="float" office:value="0.9134981" calcext:value-type="float">
            <text:p>0.9134981</text:p>
          </table:table-cell>
          <table:table-cell office:value-type="float" office:value="0.807397" calcext:value-type="float">
            <text:p>0.807397</text:p>
          </table:table-cell>
          <table:table-cell office:value-type="float" office:value="191.232" calcext:value-type="float">
            <text:p>191.232</text:p>
          </table:table-cell>
          <table:table-cell office:value-type="float" office:value="0" calcext:value-type="float">
            <text:p>0</text:p>
          </table:table-cell>
          <table:table-cell office:value-type="float" office:value="28.86667" calcext:value-type="float">
            <text:p>28.86667</text:p>
          </table:table-cell>
          <table:table-cell office:value-type="float" office:value="5.632111" calcext:value-type="float">
            <text:p>5.632111</text:p>
          </table:table-cell>
          <table:table-cell office:value-type="float" office:value="21.58847" calcext:value-type="float">
            <text:p>21.58847</text:p>
          </table:table-cell>
          <table:table-cell office:value-type="float" office:value="8.305023" calcext:value-type="float">
            <text:p>8.305023</text:p>
          </table:table-cell>
          <table:table-cell office:value-type="float" office:value="18.55328" calcext:value-type="float">
            <text:p>18.55328</text:p>
          </table:table-cell>
          <table:table-cell office:value-type="float" office:value="9.994904" calcext:value-type="float">
            <text:p>9.994904</text:p>
          </table:table-cell>
          <table:table-cell office:value-type="float" office:value="16.72955" calcext:value-type="float">
            <text:p>16.72955</text:p>
          </table:table-cell>
          <table:table-cell office:value-type="float" office:value="11.38193" calcext:value-type="float">
            <text:p>11.38193</text:p>
          </table:table-cell>
          <table:table-cell office:value-type="float" office:value="15.87946" calcext:value-type="float">
            <text:p>15.87946</text:p>
          </table:table-cell>
          <table:table-cell office:value-type="float" office:value="12.267" calcext:value-type="float">
            <text:p>12.267</text:p>
          </table:table-cell>
          <table:table-cell office:value-type="float" office:value="15.29868" calcext:value-type="float">
            <text:p>15.29868</text:p>
          </table:table-cell>
          <table:table-cell office:value-type="float" office:value="13.23785" calcext:value-type="float">
            <text:p>13.23785</text:p>
          </table:table-cell>
          <table:table-cell office:value-type="float" office:value="15.24945" calcext:value-type="float">
            <text:p>15.24945</text:p>
          </table:table-cell>
          <table:table-cell office:value-type="float" office:value="14.04935" calcext:value-type="float">
            <text:p>14.04935</text:p>
          </table:table-cell>
          <table:table-cell office:value-type="float" office:value="15.3638" calcext:value-type="float">
            <text:p>15.3638</text:p>
          </table:table-cell>
          <table:table-cell office:value-type="float" office:value="15.19278" calcext:value-type="float">
            <text:p>15.19278</text:p>
          </table:table-cell>
          <table:table-cell office:value-type="float" office:value="16.87964" calcext:value-type="float">
            <text:p>16.87964</text:p>
          </table:table-cell>
          <table:table-cell office:value-type="float" office:value="16.64651" calcext:value-type="float">
            <text:p>16.64651</text:p>
          </table:table-cell>
          <table:table-cell office:value-type="float" office:value="18.08646" calcext:value-type="float">
            <text:p>18.08646</text:p>
          </table:table-cell>
          <table:table-cell office:value-type="float" office:value="17.95953" calcext:value-type="float">
            <text:p>17.95953</text:p>
          </table:table-cell>
          <table:table-cell office:value-type="float" office:value="18.85687" calcext:value-type="float">
            <text:p>18.85687</text:p>
          </table:table-cell>
          <table:table-cell office:value-type="float" office:value="18.75604" calcext:value-type="float">
            <text:p>18.75604</text:p>
          </table:table-cell>
          <table:table-cell office:value-type="float" office:value="19.40402" calcext:value-type="float">
            <text:p>19.40402</text:p>
          </table:table-cell>
          <table:table-cell office:value-type="float" office:value="19.29315" calcext:value-type="float">
            <text:p>19.29315</text:p>
          </table:table-cell>
          <table:table-cell office:value-type="float" office:value="19.60373" calcext:value-type="float">
            <text:p>19.60373</text:p>
          </table:table-cell>
          <table:table-cell office:value-type="float" office:value="19.48248" calcext:value-type="float">
            <text:p>19.48248</text:p>
          </table:table-cell>
          <table:table-cell office:value-type="float" office:value="19.34656" calcext:value-type="float">
            <text:p>19.34656</text:p>
          </table:table-cell>
          <table:table-cell office:value-type="float" office:value="19.22717" calcext:value-type="float">
            <text:p>19.22717</text:p>
          </table:table-cell>
          <table:table-cell office:value-type="float" office:value="28.86667" calcext:value-type="float">
            <text:p>28.86667</text:p>
          </table:table-cell>
          <table:table-cell office:value-type="float" office:value="5.632141" calcext:value-type="float">
            <text:p>5.6321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5" calcext:value-type="float">
            <text:p>8112005</text:p>
          </table:table-cell>
          <table:table-cell office:value-type="float" office:value="8.540133" calcext:value-type="float">
            <text:p>8.540133</text:p>
          </table:table-cell>
          <table:table-cell office:value-type="float" office:value="20.52" calcext:value-type="float">
            <text:p>20.52</text:p>
          </table:table-cell>
          <table:table-cell office:value-type="float" office:value="5.83" calcext:value-type="float">
            <text:p>5.83</text:p>
          </table:table-cell>
          <table:table-cell office:value-type="float" office:value="1.309218" calcext:value-type="float">
            <text:p>1.309218</text:p>
          </table:table-cell>
          <table:table-cell office:value-type="float" office:value="0.8101627" calcext:value-type="float">
            <text:p>0.8101627</text:p>
          </table:table-cell>
          <table:table-cell office:value-type="float" office:value="267.84" calcext:value-type="float">
            <text:p>267.84</text:p>
          </table:table-cell>
          <table:table-cell office:value-type="float" office:value="0" calcext:value-type="float">
            <text:p>0</text:p>
          </table:table-cell>
          <table:table-cell office:value-type="float" office:value="28.82199" calcext:value-type="float">
            <text:p>28.82199</text:p>
          </table:table-cell>
          <table:table-cell office:value-type="float" office:value="5.4216" calcext:value-type="float">
            <text:p>5.4216</text:p>
          </table:table-cell>
          <table:table-cell office:value-type="float" office:value="21.75037" calcext:value-type="float">
            <text:p>21.75037</text:p>
          </table:table-cell>
          <table:table-cell office:value-type="float" office:value="8.508911" calcext:value-type="float">
            <text:p>8.508911</text:p>
          </table:table-cell>
          <table:table-cell office:value-type="float" office:value="18.78732" calcext:value-type="float">
            <text:p>18.78732</text:p>
          </table:table-cell>
          <table:table-cell office:value-type="float" office:value="10.49243" calcext:value-type="float">
            <text:p>10.49243</text:p>
          </table:table-cell>
          <table:table-cell office:value-type="float" office:value="17.03278" calcext:value-type="float">
            <text:p>17.03278</text:p>
          </table:table-cell>
          <table:table-cell office:value-type="float" office:value="12.05399" calcext:value-type="float">
            <text:p>12.05399</text:p>
          </table:table-cell>
          <table:table-cell office:value-type="float" office:value="16.20135" calcext:value-type="float">
            <text:p>16.20135</text:p>
          </table:table-cell>
          <table:table-cell office:value-type="float" office:value="12.99414" calcext:value-type="float">
            <text:p>12.99414</text:p>
          </table:table-cell>
          <table:table-cell office:value-type="float" office:value="15.62158" calcext:value-type="float">
            <text:p>15.62158</text:p>
          </table:table-cell>
          <table:table-cell office:value-type="float" office:value="13.94711" calcext:value-type="float">
            <text:p>13.94711</text:p>
          </table:table-cell>
          <table:table-cell office:value-type="float" office:value="15.53177" calcext:value-type="float">
            <text:p>15.53177</text:p>
          </table:table-cell>
          <table:table-cell office:value-type="float" office:value="14.58817" calcext:value-type="float">
            <text:p>14.58817</text:p>
          </table:table-cell>
          <table:table-cell office:value-type="float" office:value="15.5639" calcext:value-type="float">
            <text:p>15.5639</text:p>
          </table:table-cell>
          <table:table-cell office:value-type="float" office:value="15.37073" calcext:value-type="float">
            <text:p>15.37073</text:p>
          </table:table-cell>
          <table:table-cell office:value-type="float" office:value="16.64523" calcext:value-type="float">
            <text:p>16.64523</text:p>
          </table:table-cell>
          <table:table-cell office:value-type="float" office:value="16.5773" calcext:value-type="float">
            <text:p>16.5773</text:p>
          </table:table-cell>
          <table:table-cell office:value-type="float" office:value="17.95813" calcext:value-type="float">
            <text:p>17.95813</text:p>
          </table:table-cell>
          <table:table-cell office:value-type="float" office:value="17.83398" calcext:value-type="float">
            <text:p>17.83398</text:p>
          </table:table-cell>
          <table:table-cell office:value-type="float" office:value="18.75491" calcext:value-type="float">
            <text:p>18.75491</text:p>
          </table:table-cell>
          <table:table-cell office:value-type="float" office:value="18.64349" calcext:value-type="float">
            <text:p>18.64349</text:p>
          </table:table-cell>
          <table:table-cell office:value-type="float" office:value="19.29199" calcext:value-type="float">
            <text:p>19.29199</text:p>
          </table:table-cell>
          <table:table-cell office:value-type="float" office:value="19.18033" calcext:value-type="float">
            <text:p>19.18033</text:p>
          </table:table-cell>
          <table:table-cell office:value-type="float" office:value="19.48126" calcext:value-type="float">
            <text:p>19.48126</text:p>
          </table:table-cell>
          <table:table-cell office:value-type="float" office:value="19.36307" calcext:value-type="float">
            <text:p>19.36307</text:p>
          </table:table-cell>
          <table:table-cell office:value-type="float" office:value="19.22592" calcext:value-type="float">
            <text:p>19.22592</text:p>
          </table:table-cell>
          <table:table-cell office:value-type="float" office:value="19.10806" calcext:value-type="float">
            <text:p>19.10806</text:p>
          </table:table-cell>
          <table:table-cell office:value-type="float" office:value="28.82199" calcext:value-type="float">
            <text:p>28.82199</text:p>
          </table:table-cell>
          <table:table-cell office:value-type="float" office:value="5.4216" calcext:value-type="float">
            <text:p>5.42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5" calcext:value-type="float">
            <text:p>9112005</text:p>
          </table:table-cell>
          <table:table-cell office:value-type="float" office:value="6.073534" calcext:value-type="float">
            <text:p>6.073534</text:p>
          </table:table-cell>
          <table:table-cell office:value-type="float" office:value="9.85" calcext:value-type="float">
            <text:p>9.85</text:p>
          </table:table-cell>
          <table:table-cell office:value-type="float" office:value="-4.19" calcext:value-type="float">
            <text:p>-4.19</text:p>
          </table:table-cell>
          <table:table-cell office:value-type="float" office:value="0.7844592" calcext:value-type="float">
            <text:p>0.7844592</text:p>
          </table:table-cell>
          <table:table-cell office:value-type="float" office:value="0.3970965" calcext:value-type="float">
            <text:p>0.3970965</text:p>
          </table:table-cell>
          <table:table-cell office:value-type="float" office:value="337.428" calcext:value-type="float">
            <text:p>337.428</text:p>
          </table:table-cell>
          <table:table-cell office:value-type="float" office:value="0" calcext:value-type="float">
            <text:p>0</text:p>
          </table:table-cell>
          <table:table-cell office:value-type="float" office:value="17.68091" calcext:value-type="float">
            <text:p>17.68091</text:p>
          </table:table-cell>
          <table:table-cell office:value-type="float" office:value="-2.273682" calcext:value-type="float">
            <text:p>-2.273682</text:p>
          </table:table-cell>
          <table:table-cell office:value-type="float" office:value="14.53073" calcext:value-type="float">
            <text:p>14.53073</text:p>
          </table:table-cell>
          <table:table-cell office:value-type="float" office:value="3.881348" calcext:value-type="float">
            <text:p>3.881348</text:p>
          </table:table-cell>
          <table:table-cell office:value-type="float" office:value="13.87607" calcext:value-type="float">
            <text:p>13.87607</text:p>
          </table:table-cell>
          <table:table-cell office:value-type="float" office:value="7.606354" calcext:value-type="float">
            <text:p>7.606354</text:p>
          </table:table-cell>
          <table:table-cell office:value-type="float" office:value="14.97916" calcext:value-type="float">
            <text:p>14.97916</text:p>
          </table:table-cell>
          <table:table-cell office:value-type="float" office:value="10.46945" calcext:value-type="float">
            <text:p>10.46945</text:p>
          </table:table-cell>
          <table:table-cell office:value-type="float" office:value="15.34042" calcext:value-type="float">
            <text:p>15.34042</text:p>
          </table:table-cell>
          <table:table-cell office:value-type="float" office:value="11.98578" calcext:value-type="float">
            <text:p>11.98578</text:p>
          </table:table-cell>
          <table:table-cell office:value-type="float" office:value="15.55771" calcext:value-type="float">
            <text:p>15.55771</text:p>
          </table:table-cell>
          <table:table-cell office:value-type="float" office:value="13.50482" calcext:value-type="float">
            <text:p>13.50482</text:p>
          </table:table-cell>
          <table:table-cell office:value-type="float" office:value="15.54013" calcext:value-type="float">
            <text:p>15.54013</text:p>
          </table:table-cell>
          <table:table-cell office:value-type="float" office:value="14.40143" calcext:value-type="float">
            <text:p>14.40143</text:p>
          </table:table-cell>
          <table:table-cell office:value-type="float" office:value="15.67523" calcext:value-type="float">
            <text:p>15.67523</text:p>
          </table:table-cell>
          <table:table-cell office:value-type="float" office:value="15.41669" calcext:value-type="float">
            <text:p>15.41669</text:p>
          </table:table-cell>
          <table:table-cell office:value-type="float" office:value="16.58112" calcext:value-type="float">
            <text:p>16.58112</text:p>
          </table:table-cell>
          <table:table-cell office:value-type="float" office:value="16.55029" calcext:value-type="float">
            <text:p>16.55029</text:p>
          </table:table-cell>
          <table:table-cell office:value-type="float" office:value="17.83276" calcext:value-type="float">
            <text:p>17.83276</text:p>
          </table:table-cell>
          <table:table-cell office:value-type="float" office:value="17.73212" calcext:value-type="float">
            <text:p>17.73212</text:p>
          </table:table-cell>
          <table:table-cell office:value-type="float" office:value="18.64227" calcext:value-type="float">
            <text:p>18.64227</text:p>
          </table:table-cell>
          <table:table-cell office:value-type="float" office:value="18.53082" calcext:value-type="float">
            <text:p>18.53082</text:p>
          </table:table-cell>
          <table:table-cell office:value-type="float" office:value="19.17914" calcext:value-type="float">
            <text:p>19.17914</text:p>
          </table:table-cell>
          <table:table-cell office:value-type="float" office:value="19.06625" calcext:value-type="float">
            <text:p>19.06625</text:p>
          </table:table-cell>
          <table:table-cell office:value-type="float" office:value="19.36182" calcext:value-type="float">
            <text:p>19.36182</text:p>
          </table:table-cell>
          <table:table-cell office:value-type="float" office:value="19.2453" calcext:value-type="float">
            <text:p>19.2453</text:p>
          </table:table-cell>
          <table:table-cell office:value-type="float" office:value="19.10684" calcext:value-type="float">
            <text:p>19.10684</text:p>
          </table:table-cell>
          <table:table-cell office:value-type="float" office:value="18.99167" calcext:value-type="float">
            <text:p>18.99167</text:p>
          </table:table-cell>
          <table:table-cell office:value-type="float" office:value="17.68091" calcext:value-type="float">
            <text:p>17.68091</text:p>
          </table:table-cell>
          <table:table-cell office:value-type="float" office:value="-2.139618" calcext:value-type="float">
            <text:p>-2.1396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5" calcext:value-type="float">
            <text:p>10112005</text:p>
          </table:table-cell>
          <table:table-cell office:value-type="float" office:value="10.16821" calcext:value-type="float">
            <text:p>10.16821</text:p>
          </table:table-cell>
          <table:table-cell office:value-type="float" office:value="16.55" calcext:value-type="float">
            <text:p>16.55</text:p>
          </table:table-cell>
          <table:table-cell office:value-type="float" office:value="-5.58" calcext:value-type="float">
            <text:p>-5.58</text:p>
          </table:table-cell>
          <table:table-cell office:value-type="float" office:value="0.7583145" calcext:value-type="float">
            <text:p>0.7583145</text:p>
          </table:table-cell>
          <table:table-cell office:value-type="float" office:value="0.3580429" calcext:value-type="float">
            <text:p>0.3580429</text:p>
          </table:table-cell>
          <table:table-cell office:value-type="float" office:value="277.524" calcext:value-type="float">
            <text:p>277.524</text:p>
          </table:table-cell>
          <table:table-cell office:value-type="float" office:value="0" calcext:value-type="float">
            <text:p>0</text:p>
          </table:table-cell>
          <table:table-cell office:value-type="float" office:value="27.72372" calcext:value-type="float">
            <text:p>27.72372</text:p>
          </table:table-cell>
          <table:table-cell office:value-type="float" office:value="-4.333557" calcext:value-type="float">
            <text:p>-4.333557</text:p>
          </table:table-cell>
          <table:table-cell office:value-type="float" office:value="17.91507" calcext:value-type="float">
            <text:p>17.91507</text:p>
          </table:table-cell>
          <table:table-cell office:value-type="float" office:value="0.6256409" calcext:value-type="float">
            <text:p>0.6256409</text:p>
          </table:table-cell>
          <table:table-cell office:value-type="float" office:value="15.15305" calcext:value-type="float">
            <text:p>15.15305</text:p>
          </table:table-cell>
          <table:table-cell office:value-type="float" office:value="3.924408" calcext:value-type="float">
            <text:p>3.924408</text:p>
          </table:table-cell>
          <table:table-cell office:value-type="float" office:value="13.68008" calcext:value-type="float">
            <text:p>13.68008</text:p>
          </table:table-cell>
          <table:table-cell office:value-type="float" office:value="6.91806" calcext:value-type="float">
            <text:p>6.91806</text:p>
          </table:table-cell>
          <table:table-cell office:value-type="float" office:value="13.15778" calcext:value-type="float">
            <text:p>13.15778</text:p>
          </table:table-cell>
          <table:table-cell office:value-type="float" office:value="8.886505" calcext:value-type="float">
            <text:p>8.886505</text:p>
          </table:table-cell>
          <table:table-cell office:value-type="float" office:value="13.4549" calcext:value-type="float">
            <text:p>13.4549</text:p>
          </table:table-cell>
          <table:table-cell office:value-type="float" office:value="10.97186" calcext:value-type="float">
            <text:p>10.97186</text:p>
          </table:table-cell>
          <table:table-cell office:value-type="float" office:value="14.37927" calcext:value-type="float">
            <text:p>14.37927</text:p>
          </table:table-cell>
          <table:table-cell office:value-type="float" office:value="12.57144" calcext:value-type="float">
            <text:p>12.57144</text:p>
          </table:table-cell>
          <table:table-cell office:value-type="float" office:value="15.41196" calcext:value-type="float">
            <text:p>15.41196</text:p>
          </table:table-cell>
          <table:table-cell office:value-type="float" office:value="14.52448" calcext:value-type="float">
            <text:p>14.52448</text:p>
          </table:table-cell>
          <table:table-cell office:value-type="float" office:value="16.54922" calcext:value-type="float">
            <text:p>16.54922</text:p>
          </table:table-cell>
          <table:table-cell office:value-type="float" office:value="16.28635" calcext:value-type="float">
            <text:p>16.28635</text:p>
          </table:table-cell>
          <table:table-cell office:value-type="float" office:value="17.73111" calcext:value-type="float">
            <text:p>17.73111</text:p>
          </table:table-cell>
          <table:table-cell office:value-type="float" office:value="17.61893" calcext:value-type="float">
            <text:p>17.61893</text:p>
          </table:table-cell>
          <table:table-cell office:value-type="float" office:value="18.52969" calcext:value-type="float">
            <text:p>18.52969</text:p>
          </table:table-cell>
          <table:table-cell office:value-type="float" office:value="18.42041" calcext:value-type="float">
            <text:p>18.42041</text:p>
          </table:table-cell>
          <table:table-cell office:value-type="float" office:value="19.06509" calcext:value-type="float">
            <text:p>19.06509</text:p>
          </table:table-cell>
          <table:table-cell office:value-type="float" office:value="18.95206" calcext:value-type="float">
            <text:p>18.95206</text:p>
          </table:table-cell>
          <table:table-cell office:value-type="float" office:value="19.24411" calcext:value-type="float">
            <text:p>19.24411</text:p>
          </table:table-cell>
          <table:table-cell office:value-type="float" office:value="19.12854" calcext:value-type="float">
            <text:p>19.12854</text:p>
          </table:table-cell>
          <table:table-cell office:value-type="float" office:value="18.99048" calcext:value-type="float">
            <text:p>18.99048</text:p>
          </table:table-cell>
          <table:table-cell office:value-type="float" office:value="18.87741" calcext:value-type="float">
            <text:p>18.87741</text:p>
          </table:table-cell>
          <table:table-cell office:value-type="float" office:value="27.72372" calcext:value-type="float">
            <text:p>27.72372</text:p>
          </table:table-cell>
          <table:table-cell office:value-type="float" office:value="-4.333557" calcext:value-type="float">
            <text:p>-4.3335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5" calcext:value-type="float">
            <text:p>11112005</text:p>
          </table:table-cell>
          <table:table-cell office:value-type="float" office:value="9.982564" calcext:value-type="float">
            <text:p>9.982564</text:p>
          </table:table-cell>
          <table:table-cell office:value-type="float" office:value="22.39" calcext:value-type="float">
            <text:p>22.39</text:p>
          </table:table-cell>
          <table:table-cell office:value-type="float" office:value="1.93" calcext:value-type="float">
            <text:p>1.93</text:p>
          </table:table-cell>
          <table:table-cell office:value-type="float" office:value="0.9949314" calcext:value-type="float">
            <text:p>0.9949314</text:p>
          </table:table-cell>
          <table:table-cell office:value-type="float" office:value="0.6186574" calcext:value-type="float">
            <text:p>0.6186574</text:p>
          </table:table-cell>
          <table:table-cell office:value-type="float" office:value="254.016" calcext:value-type="float">
            <text:p>254.016</text:p>
          </table:table-cell>
          <table:table-cell office:value-type="float" office:value="0" calcext:value-type="float">
            <text:p>0</text:p>
          </table:table-cell>
          <table:table-cell office:value-type="float" office:value="31.98755" calcext:value-type="float">
            <text:p>31.98755</text:p>
          </table:table-cell>
          <table:table-cell office:value-type="float" office:value="1.420776" calcext:value-type="float">
            <text:p>1.420776</text:p>
          </table:table-cell>
          <table:table-cell office:value-type="float" office:value="21.66818" calcext:value-type="float">
            <text:p>21.66818</text:p>
          </table:table-cell>
          <table:table-cell office:value-type="float" office:value="4.896912" calcext:value-type="float">
            <text:p>4.896912</text:p>
          </table:table-cell>
          <table:table-cell office:value-type="float" office:value="17.86771" calcext:value-type="float">
            <text:p>17.86771</text:p>
          </table:table-cell>
          <table:table-cell office:value-type="float" office:value="7.171082" calcext:value-type="float">
            <text:p>7.171082</text:p>
          </table:table-cell>
          <table:table-cell office:value-type="float" office:value="15.62372" calcext:value-type="float">
            <text:p>15.62372</text:p>
          </table:table-cell>
          <table:table-cell office:value-type="float" office:value="9.117981" calcext:value-type="float">
            <text:p>9.117981</text:p>
          </table:table-cell>
          <table:table-cell office:value-type="float" office:value="14.63541" calcext:value-type="float">
            <text:p>14.63541</text:p>
          </table:table-cell>
          <table:table-cell office:value-type="float" office:value="10.37265" calcext:value-type="float">
            <text:p>10.37265</text:p>
          </table:table-cell>
          <table:table-cell office:value-type="float" office:value="14.09354" calcext:value-type="float">
            <text:p>14.09354</text:p>
          </table:table-cell>
          <table:table-cell office:value-type="float" office:value="11.724" calcext:value-type="float">
            <text:p>11.724</text:p>
          </table:table-cell>
          <table:table-cell office:value-type="float" office:value="14.11819" calcext:value-type="float">
            <text:p>14.11819</text:p>
          </table:table-cell>
          <table:table-cell office:value-type="float" office:value="12.80588" calcext:value-type="float">
            <text:p>12.80588</text:p>
          </table:table-cell>
          <table:table-cell office:value-type="float" office:value="14.52451" calcext:value-type="float">
            <text:p>14.52451</text:p>
          </table:table-cell>
          <table:table-cell office:value-type="float" office:value="14.27393" calcext:value-type="float">
            <text:p>14.27393</text:p>
          </table:table-cell>
          <table:table-cell office:value-type="float" office:value="16.28284" calcext:value-type="float">
            <text:p>16.28284</text:p>
          </table:table-cell>
          <table:table-cell office:value-type="float" office:value="15.99014" calcext:value-type="float">
            <text:p>15.99014</text:p>
          </table:table-cell>
          <table:table-cell office:value-type="float" office:value="17.61746" calcext:value-type="float">
            <text:p>17.61746</text:p>
          </table:table-cell>
          <table:table-cell office:value-type="float" office:value="17.46225" calcext:value-type="float">
            <text:p>17.46225</text:p>
          </table:table-cell>
          <table:table-cell office:value-type="float" office:value="18.41922" calcext:value-type="float">
            <text:p>18.41922</text:p>
          </table:table-cell>
          <table:table-cell office:value-type="float" office:value="18.30023" calcext:value-type="float">
            <text:p>18.30023</text:p>
          </table:table-cell>
          <table:table-cell office:value-type="float" office:value="18.95087" calcext:value-type="float">
            <text:p>18.95087</text:p>
          </table:table-cell>
          <table:table-cell office:value-type="float" office:value="18.83734" calcext:value-type="float">
            <text:p>18.83734</text:p>
          </table:table-cell>
          <table:table-cell office:value-type="float" office:value="19.12735" calcext:value-type="float">
            <text:p>19.12735</text:p>
          </table:table-cell>
          <table:table-cell office:value-type="float" office:value="19.01273" calcext:value-type="float">
            <text:p>19.01273</text:p>
          </table:table-cell>
          <table:table-cell office:value-type="float" office:value="18.87622" calcext:value-type="float">
            <text:p>18.87622</text:p>
          </table:table-cell>
          <table:table-cell office:value-type="float" office:value="18.76471" calcext:value-type="float">
            <text:p>18.76471</text:p>
          </table:table-cell>
          <table:table-cell office:value-type="float" office:value="31.98752" calcext:value-type="float">
            <text:p>31.98752</text:p>
          </table:table-cell>
          <table:table-cell office:value-type="float" office:value="1.420776" calcext:value-type="float">
            <text:p>1.4207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5" calcext:value-type="float">
            <text:p>12112005</text:p>
          </table:table-cell>
          <table:table-cell office:value-type="float" office:value="6.42096" calcext:value-type="float">
            <text:p>6.42096</text:p>
          </table:table-cell>
          <table:table-cell office:value-type="float" office:value="22.78" calcext:value-type="float">
            <text:p>22.78</text:p>
          </table:table-cell>
          <table:table-cell office:value-type="float" office:value="8.75" calcext:value-type="float">
            <text:p>8.75</text:p>
          </table:table-cell>
          <table:table-cell office:value-type="float" office:value="1.520628" calcext:value-type="float">
            <text:p>1.520628</text:p>
          </table:table-cell>
          <table:table-cell office:value-type="float" office:value="0.8407131" calcext:value-type="float">
            <text:p>0.8407131</text:p>
          </table:table-cell>
          <table:table-cell office:value-type="float" office:value="634.248" calcext:value-type="float">
            <text:p>634.248</text:p>
          </table:table-cell>
          <table:table-cell office:value-type="float" office:value="0.1" calcext:value-type="float">
            <text:p>0.1</text:p>
          </table:table-cell>
          <table:table-cell office:value-type="float" office:value="29.11478" calcext:value-type="float">
            <text:p>29.11478</text:p>
          </table:table-cell>
          <table:table-cell office:value-type="float" office:value="8.185364" calcext:value-type="float">
            <text:p>8.185364</text:p>
          </table:table-cell>
          <table:table-cell office:value-type="float" office:value="21.87469" calcext:value-type="float">
            <text:p>21.87469</text:p>
          </table:table-cell>
          <table:table-cell office:value-type="float" office:value="11.24149" calcext:value-type="float">
            <text:p>11.24149</text:p>
          </table:table-cell>
          <table:table-cell office:value-type="float" office:value="18.89651" calcext:value-type="float">
            <text:p>18.89651</text:p>
          </table:table-cell>
          <table:table-cell office:value-type="float" office:value="12.19101" calcext:value-type="float">
            <text:p>12.19101</text:p>
          </table:table-cell>
          <table:table-cell office:value-type="float" office:value="16.95486" calcext:value-type="float">
            <text:p>16.95486</text:p>
          </table:table-cell>
          <table:table-cell office:value-type="float" office:value="12.88983" calcext:value-type="float">
            <text:p>12.88983</text:p>
          </table:table-cell>
          <table:table-cell office:value-type="float" office:value="15.99927" calcext:value-type="float">
            <text:p>15.99927</text:p>
          </table:table-cell>
          <table:table-cell office:value-type="float" office:value="13.28967" calcext:value-type="float">
            <text:p>13.28967</text:p>
          </table:table-cell>
          <table:table-cell office:value-type="float" office:value="15.26428" calcext:value-type="float">
            <text:p>15.26428</text:p>
          </table:table-cell>
          <table:table-cell office:value-type="float" office:value="13.68765" calcext:value-type="float">
            <text:p>13.68765</text:p>
          </table:table-cell>
          <table:table-cell office:value-type="float" office:value="15.04507" calcext:value-type="float">
            <text:p>15.04507</text:p>
          </table:table-cell>
          <table:table-cell office:value-type="float" office:value="14.03772" calcext:value-type="float">
            <text:p>14.03772</text:p>
          </table:table-cell>
          <table:table-cell office:value-type="float" office:value="14.8942" calcext:value-type="float">
            <text:p>14.8942</text:p>
          </table:table-cell>
          <table:table-cell office:value-type="float" office:value="14.40573" calcext:value-type="float">
            <text:p>14.40573</text:p>
          </table:table-cell>
          <table:table-cell office:value-type="float" office:value="15.98798" calcext:value-type="float">
            <text:p>15.98798</text:p>
          </table:table-cell>
          <table:table-cell office:value-type="float" office:value="15.90161" calcext:value-type="float">
            <text:p>15.90161</text:p>
          </table:table-cell>
          <table:table-cell office:value-type="float" office:value="17.46048" calcext:value-type="float">
            <text:p>17.46048</text:p>
          </table:table-cell>
          <table:table-cell office:value-type="float" office:value="17.3049" calcext:value-type="float">
            <text:p>17.3049</text:p>
          </table:table-cell>
          <table:table-cell office:value-type="float" office:value="18.29892" calcext:value-type="float">
            <text:p>18.29892</text:p>
          </table:table-cell>
          <table:table-cell office:value-type="float" office:value="18.16989" calcext:value-type="float">
            <text:p>18.16989</text:p>
          </table:table-cell>
          <table:table-cell office:value-type="float" office:value="18.83612" calcext:value-type="float">
            <text:p>18.83612</text:p>
          </table:table-cell>
          <table:table-cell office:value-type="float" office:value="18.71997" calcext:value-type="float">
            <text:p>18.71997</text:p>
          </table:table-cell>
          <table:table-cell office:value-type="float" office:value="19.01157" calcext:value-type="float">
            <text:p>19.01157</text:p>
          </table:table-cell>
          <table:table-cell office:value-type="float" office:value="18.89825" calcext:value-type="float">
            <text:p>18.89825</text:p>
          </table:table-cell>
          <table:table-cell office:value-type="float" office:value="18.76355" calcext:value-type="float">
            <text:p>18.76355</text:p>
          </table:table-cell>
          <table:table-cell office:value-type="float" office:value="18.65332" calcext:value-type="float">
            <text:p>18.65332</text:p>
          </table:table-cell>
          <table:table-cell office:value-type="float" office:value="29.11478" calcext:value-type="float">
            <text:p>29.11478</text:p>
          </table:table-cell>
          <table:table-cell office:value-type="float" office:value="8.304077" calcext:value-type="float">
            <text:p>8.3040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5" calcext:value-type="float">
            <text:p>13112005</text:p>
          </table:table-cell>
          <table:table-cell office:value-type="float" office:value="10.82752" calcext:value-type="float">
            <text:p>10.82752</text:p>
          </table:table-cell>
          <table:table-cell office:value-type="float" office:value="10.41" calcext:value-type="float">
            <text:p>10.41</text:p>
          </table:table-cell>
          <table:table-cell office:value-type="float" office:value="0.27" calcext:value-type="float">
            <text:p>0.27</text:p>
          </table:table-cell>
          <table:table-cell office:value-type="float" office:value="0.8403614" calcext:value-type="float">
            <text:p>0.8403614</text:p>
          </table:table-cell>
          <table:table-cell office:value-type="float" office:value="0.549634" calcext:value-type="float">
            <text:p>0.549634</text:p>
          </table:table-cell>
          <table:table-cell office:value-type="float" office:value="398.772" calcext:value-type="float">
            <text:p>398.772</text:p>
          </table:table-cell>
          <table:table-cell office:value-type="float" office:value="0" calcext:value-type="float">
            <text:p>0</text:p>
          </table:table-cell>
          <table:table-cell office:value-type="float" office:value="27.40167" calcext:value-type="float">
            <text:p>27.40167</text:p>
          </table:table-cell>
          <table:table-cell office:value-type="float" office:value="1.746918" calcext:value-type="float">
            <text:p>1.746918</text:p>
          </table:table-cell>
          <table:table-cell office:value-type="float" office:value="19.86337" calcext:value-type="float">
            <text:p>19.86337</text:p>
          </table:table-cell>
          <table:table-cell office:value-type="float" office:value="6.44223" calcext:value-type="float">
            <text:p>6.44223</text:p>
          </table:table-cell>
          <table:table-cell office:value-type="float" office:value="17.27063" calcext:value-type="float">
            <text:p>17.27063</text:p>
          </table:table-cell>
          <table:table-cell office:value-type="float" office:value="9.377991" calcext:value-type="float">
            <text:p>9.377991</text:p>
          </table:table-cell>
          <table:table-cell office:value-type="float" office:value="15.78442" calcext:value-type="float">
            <text:p>15.78442</text:p>
          </table:table-cell>
          <table:table-cell office:value-type="float" office:value="11.76257" calcext:value-type="float">
            <text:p>11.76257</text:p>
          </table:table-cell>
          <table:table-cell office:value-type="float" office:value="15.14761" calcext:value-type="float">
            <text:p>15.14761</text:p>
          </table:table-cell>
          <table:table-cell office:value-type="float" office:value="12.7085" calcext:value-type="float">
            <text:p>12.7085</text:p>
          </table:table-cell>
          <table:table-cell office:value-type="float" office:value="15.12802" calcext:value-type="float">
            <text:p>15.12802</text:p>
          </table:table-cell>
          <table:table-cell office:value-type="float" office:value="13.64438" calcext:value-type="float">
            <text:p>13.64438</text:p>
          </table:table-cell>
          <table:table-cell office:value-type="float" office:value="15.04544" calcext:value-type="float">
            <text:p>15.04544</text:p>
          </table:table-cell>
          <table:table-cell office:value-type="float" office:value="14.23599" calcext:value-type="float">
            <text:p>14.23599</text:p>
          </table:table-cell>
          <table:table-cell office:value-type="float" office:value="15.04843" calcext:value-type="float">
            <text:p>15.04843</text:p>
          </table:table-cell>
          <table:table-cell office:value-type="float" office:value="14.9025" calcext:value-type="float">
            <text:p>14.9025</text:p>
          </table:table-cell>
          <table:table-cell office:value-type="float" office:value="15.94565" calcext:value-type="float">
            <text:p>15.94565</text:p>
          </table:table-cell>
          <table:table-cell office:value-type="float" office:value="15.90387" calcext:value-type="float">
            <text:p>15.90387</text:p>
          </table:table-cell>
          <table:table-cell office:value-type="float" office:value="17.30347" calcext:value-type="float">
            <text:p>17.30347</text:p>
          </table:table-cell>
          <table:table-cell office:value-type="float" office:value="17.18912" calcext:value-type="float">
            <text:p>17.18912</text:p>
          </table:table-cell>
          <table:table-cell office:value-type="float" office:value="18.16855" calcext:value-type="float">
            <text:p>18.16855</text:p>
          </table:table-cell>
          <table:table-cell office:value-type="float" office:value="18.04123" calcext:value-type="float">
            <text:p>18.04123</text:p>
          </table:table-cell>
          <table:table-cell office:value-type="float" office:value="18.71875" calcext:value-type="float">
            <text:p>18.71875</text:p>
          </table:table-cell>
          <table:table-cell office:value-type="float" office:value="18.59998" calcext:value-type="float">
            <text:p>18.59998</text:p>
          </table:table-cell>
          <table:table-cell office:value-type="float" office:value="18.89706" calcext:value-type="float">
            <text:p>18.89706</text:p>
          </table:table-cell>
          <table:table-cell office:value-type="float" office:value="18.78317" calcext:value-type="float">
            <text:p>18.78317</text:p>
          </table:table-cell>
          <table:table-cell office:value-type="float" office:value="18.65219" calcext:value-type="float">
            <text:p>18.65219</text:p>
          </table:table-cell>
          <table:table-cell office:value-type="float" office:value="18.54343" calcext:value-type="float">
            <text:p>18.54343</text:p>
          </table:table-cell>
          <table:table-cell office:value-type="float" office:value="27.40164" calcext:value-type="float">
            <text:p>27.40164</text:p>
          </table:table-cell>
          <table:table-cell office:value-type="float" office:value="1.746887" calcext:value-type="float">
            <text:p>1.7468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5" calcext:value-type="float">
            <text:p>14112005</text:p>
          </table:table-cell>
          <table:table-cell office:value-type="float" office:value="7.589141" calcext:value-type="float">
            <text:p>7.589141</text:p>
          </table:table-cell>
          <table:table-cell office:value-type="float" office:value="9.62" calcext:value-type="float">
            <text:p>9.62</text:p>
          </table:table-cell>
          <table:table-cell office:value-type="float" office:value="2.51" calcext:value-type="float">
            <text:p>2.51</text:p>
          </table:table-cell>
          <table:table-cell office:value-type="float" office:value="0.8249364" calcext:value-type="float">
            <text:p>0.8249364</text:p>
          </table:table-cell>
          <table:table-cell office:value-type="float" office:value="0.6445493" calcext:value-type="float">
            <text:p>0.6445493</text:p>
          </table:table-cell>
          <table:table-cell office:value-type="float" office:value="413.352" calcext:value-type="float">
            <text:p>413.352</text:p>
          </table:table-cell>
          <table:table-cell office:value-type="float" office:value="0" calcext:value-type="float">
            <text:p>0</text:p>
          </table:table-cell>
          <table:table-cell office:value-type="float" office:value="21.09985" calcext:value-type="float">
            <text:p>21.09985</text:p>
          </table:table-cell>
          <table:table-cell office:value-type="float" office:value="2.239807" calcext:value-type="float">
            <text:p>2.239807</text:p>
          </table:table-cell>
          <table:table-cell office:value-type="float" office:value="16.03793" calcext:value-type="float">
            <text:p>16.03793</text:p>
          </table:table-cell>
          <table:table-cell office:value-type="float" office:value="5.753387" calcext:value-type="float">
            <text:p>5.753387</text:p>
          </table:table-cell>
          <table:table-cell office:value-type="float" office:value="13.80786" calcext:value-type="float">
            <text:p>13.80786</text:p>
          </table:table-cell>
          <table:table-cell office:value-type="float" office:value="7.731262" calcext:value-type="float">
            <text:p>7.731262</text:p>
          </table:table-cell>
          <table:table-cell office:value-type="float" office:value="13.01233" calcext:value-type="float">
            <text:p>13.01233</text:p>
          </table:table-cell>
          <table:table-cell office:value-type="float" office:value="9.624542" calcext:value-type="float">
            <text:p>9.624542</text:p>
          </table:table-cell>
          <table:table-cell office:value-type="float" office:value="12.91022" calcext:value-type="float">
            <text:p>12.91022</text:p>
          </table:table-cell>
          <table:table-cell office:value-type="float" office:value="10.88214" calcext:value-type="float">
            <text:p>10.88214</text:p>
          </table:table-cell>
          <table:table-cell office:value-type="float" office:value="14.12622" calcext:value-type="float">
            <text:p>14.12622</text:p>
          </table:table-cell>
          <table:table-cell office:value-type="float" office:value="12.19946" calcext:value-type="float">
            <text:p>12.19946</text:p>
          </table:table-cell>
          <table:table-cell office:value-type="float" office:value="14.63361" calcext:value-type="float">
            <text:p>14.63361</text:p>
          </table:table-cell>
          <table:table-cell office:value-type="float" office:value="13.23849" calcext:value-type="float">
            <text:p>13.23849</text:p>
          </table:table-cell>
          <table:table-cell office:value-type="float" office:value="15.04251" calcext:value-type="float">
            <text:p>15.04251</text:p>
          </table:table-cell>
          <table:table-cell office:value-type="float" office:value="14.50555" calcext:value-type="float">
            <text:p>14.50555</text:p>
          </table:table-cell>
          <table:table-cell office:value-type="float" office:value="15.94925" calcext:value-type="float">
            <text:p>15.94925</text:p>
          </table:table-cell>
          <table:table-cell office:value-type="float" office:value="15.85602" calcext:value-type="float">
            <text:p>15.85602</text:p>
          </table:table-cell>
          <table:table-cell office:value-type="float" office:value="17.18808" calcext:value-type="float">
            <text:p>17.18808</text:p>
          </table:table-cell>
          <table:table-cell office:value-type="float" office:value="17.09378" calcext:value-type="float">
            <text:p>17.09378</text:p>
          </table:table-cell>
          <table:table-cell office:value-type="float" office:value="18.03995" calcext:value-type="float">
            <text:p>18.03995</text:p>
          </table:table-cell>
          <table:table-cell office:value-type="float" office:value="17.92331" calcext:value-type="float">
            <text:p>17.92331</text:p>
          </table:table-cell>
          <table:table-cell office:value-type="float" office:value="18.59869" calcext:value-type="float">
            <text:p>18.59869</text:p>
          </table:table-cell>
          <table:table-cell office:value-type="float" office:value="18.48041" calcext:value-type="float">
            <text:p>18.48041</text:p>
          </table:table-cell>
          <table:table-cell office:value-type="float" office:value="18.78198" calcext:value-type="float">
            <text:p>18.78198</text:p>
          </table:table-cell>
          <table:table-cell office:value-type="float" office:value="18.66882" calcext:value-type="float">
            <text:p>18.66882</text:p>
          </table:table-cell>
          <table:table-cell office:value-type="float" office:value="18.54227" calcext:value-type="float">
            <text:p>18.54227</text:p>
          </table:table-cell>
          <table:table-cell office:value-type="float" office:value="18.43353" calcext:value-type="float">
            <text:p>18.43353</text:p>
          </table:table-cell>
          <table:table-cell office:value-type="float" office:value="21.09982" calcext:value-type="float">
            <text:p>21.09982</text:p>
          </table:table-cell>
          <table:table-cell office:value-type="float" office:value="2.086243" calcext:value-type="float">
            <text:p>2.0862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5" calcext:value-type="float">
            <text:p>15112005</text:p>
          </table:table-cell>
          <table:table-cell office:value-type="float" office:value="2.606044" calcext:value-type="float">
            <text:p>2.606044</text:p>
          </table:table-cell>
          <table:table-cell office:value-type="float" office:value="3.09" calcext:value-type="float">
            <text:p>3.09</text:p>
          </table:table-cell>
          <table:table-cell office:value-type="float" office:value="-5.28" calcext:value-type="float">
            <text:p>-5.28</text:p>
          </table:table-cell>
          <table:table-cell office:value-type="float" office:value="0.6714074" calcext:value-type="float">
            <text:p>0.6714074</text:p>
          </table:table-cell>
          <table:table-cell office:value-type="float" office:value="0.3661663" calcext:value-type="float">
            <text:p>0.3661663</text:p>
          </table:table-cell>
          <table:table-cell office:value-type="float" office:value="693.6121" calcext:value-type="float">
            <text:p>693.6121</text:p>
          </table:table-cell>
          <table:table-cell office:value-type="float" office:value="10.5" calcext:value-type="float">
            <text:p>10.5</text:p>
          </table:table-cell>
          <table:table-cell office:value-type="float" office:value="4.427002" calcext:value-type="float">
            <text:p>4.427002</text:p>
          </table:table-cell>
          <table:table-cell office:value-type="float" office:value="-2.252472" calcext:value-type="float">
            <text:p>-2.252472</text:p>
          </table:table-cell>
          <table:table-cell office:value-type="float" office:value="6.734833" calcext:value-type="float">
            <text:p>6.734833</text:p>
          </table:table-cell>
          <table:table-cell office:value-type="float" office:value="0.1633911" calcext:value-type="float">
            <text:p>0.1633911</text:p>
          </table:table-cell>
          <table:table-cell office:value-type="float" office:value="8.958771" calcext:value-type="float">
            <text:p>8.958771</text:p>
          </table:table-cell>
          <table:table-cell office:value-type="float" office:value="2.957397" calcext:value-type="float">
            <text:p>2.957397</text:p>
          </table:table-cell>
          <table:table-cell office:value-type="float" office:value="10.73306" calcext:value-type="float">
            <text:p>10.73306</text:p>
          </table:table-cell>
          <table:table-cell office:value-type="float" office:value="5.569794" calcext:value-type="float">
            <text:p>5.569794</text:p>
          </table:table-cell>
          <table:table-cell office:value-type="float" office:value="11.72809" calcext:value-type="float">
            <text:p>11.72809</text:p>
          </table:table-cell>
          <table:table-cell office:value-type="float" office:value="7.348511" calcext:value-type="float">
            <text:p>7.348511</text:p>
          </table:table-cell>
          <table:table-cell office:value-type="float" office:value="12.76883" calcext:value-type="float">
            <text:p>12.76883</text:p>
          </table:table-cell>
          <table:table-cell office:value-type="float" office:value="9.449646" calcext:value-type="float">
            <text:p>9.449646</text:p>
          </table:table-cell>
          <table:table-cell office:value-type="float" office:value="13.50925" calcext:value-type="float">
            <text:p>13.50925</text:p>
          </table:table-cell>
          <table:table-cell office:value-type="float" office:value="11.22824" calcext:value-type="float">
            <text:p>11.22824</text:p>
          </table:table-cell>
          <table:table-cell office:value-type="float" office:value="14.50262" calcext:value-type="float">
            <text:p>14.50262</text:p>
          </table:table-cell>
          <table:table-cell office:value-type="float" office:value="13.56149" calcext:value-type="float">
            <text:p>13.56149</text:p>
          </table:table-cell>
          <table:table-cell office:value-type="float" office:value="15.85413" calcext:value-type="float">
            <text:p>15.85413</text:p>
          </table:table-cell>
          <table:table-cell office:value-type="float" office:value="15.57849" calcext:value-type="float">
            <text:p>15.57849</text:p>
          </table:table-cell>
          <table:table-cell office:value-type="float" office:value="17.09268" calcext:value-type="float">
            <text:p>17.09268</text:p>
          </table:table-cell>
          <table:table-cell office:value-type="float" office:value="16.97311" calcext:value-type="float">
            <text:p>16.97311</text:p>
          </table:table-cell>
          <table:table-cell office:value-type="float" office:value="17.92212" calcext:value-type="float">
            <text:p>17.92212</text:p>
          </table:table-cell>
          <table:table-cell office:value-type="float" office:value="17.80826" calcext:value-type="float">
            <text:p>17.80826</text:p>
          </table:table-cell>
          <table:table-cell office:value-type="float" office:value="18.47919" calcext:value-type="float">
            <text:p>18.47919</text:p>
          </table:table-cell>
          <table:table-cell office:value-type="float" office:value="18.36243" calcext:value-type="float">
            <text:p>18.36243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55426" calcext:value-type="float">
            <text:p>18.55426</text:p>
          </table:table-cell>
          <table:table-cell office:value-type="float" office:value="18.4324" calcext:value-type="float">
            <text:p>18.4324</text:p>
          </table:table-cell>
          <table:table-cell office:value-type="float" office:value="18.32565" calcext:value-type="float">
            <text:p>18.32565</text:p>
          </table:table-cell>
          <table:table-cell office:value-type="float" office:value="4.426971" calcext:value-type="float">
            <text:p>4.426971</text:p>
          </table:table-cell>
          <table:table-cell office:value-type="float" office:value="-2.203522" calcext:value-type="float">
            <text:p>-2.2035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5" calcext:value-type="float">
            <text:p>16112005</text:p>
          </table:table-cell>
          <table:table-cell office:value-type="float" office:value="11.05194" calcext:value-type="float">
            <text:p>11.05194</text:p>
          </table:table-cell>
          <table:table-cell office:value-type="float" office:value="-4.82" calcext:value-type="float">
            <text:p>-4.82</text:p>
          </table:table-cell>
          <table:table-cell office:value-type="float" office:value="-12.48" calcext:value-type="float">
            <text:p>-12.48</text:p>
          </table:table-cell>
          <table:table-cell office:value-type="float" office:value="0.3789443" calcext:value-type="float">
            <text:p>0.3789443</text:p>
          </table:table-cell>
          <table:table-cell office:value-type="float" office:value="0.2106916" calcext:value-type="float">
            <text:p>0.2106916</text:p>
          </table:table-cell>
          <table:table-cell office:value-type="float" office:value="420.804" calcext:value-type="float">
            <text:p>420.804</text:p>
          </table:table-cell>
          <table:table-cell office:value-type="float" office:value="0" calcext:value-type="float">
            <text:p>0</text:p>
          </table:table-cell>
          <table:table-cell office:value-type="float" office:value="5.723267" calcext:value-type="float">
            <text:p>5.723267</text:p>
          </table:table-cell>
          <table:table-cell office:value-type="float" office:value="-6.667023" calcext:value-type="float">
            <text:p>-6.667023</text:p>
          </table:table-cell>
          <table:table-cell office:value-type="float" office:value="5.09787" calcext:value-type="float">
            <text:p>5.09787</text:p>
          </table:table-cell>
          <table:table-cell office:value-type="float" office:value="-0.7883606" calcext:value-type="float">
            <text:p>-0.7883606</text:p>
          </table:table-cell>
          <table:table-cell office:value-type="float" office:value="5.023254" calcext:value-type="float">
            <text:p>5.023254</text:p>
          </table:table-cell>
          <table:table-cell office:value-type="float" office:value="1.514557" calcext:value-type="float">
            <text:p>1.514557</text:p>
          </table:table-cell>
          <table:table-cell office:value-type="float" office:value="5.838318" calcext:value-type="float">
            <text:p>5.838318</text:p>
          </table:table-cell>
          <table:table-cell office:value-type="float" office:value="3.854767" calcext:value-type="float">
            <text:p>3.854767</text:p>
          </table:table-cell>
          <table:table-cell office:value-type="float" office:value="7.29837" calcext:value-type="float">
            <text:p>7.29837</text:p>
          </table:table-cell>
          <table:table-cell office:value-type="float" office:value="5.524536" calcext:value-type="float">
            <text:p>5.524536</text:p>
          </table:table-cell>
          <table:table-cell office:value-type="float" office:value="9.410797" calcext:value-type="float">
            <text:p>9.410797</text:p>
          </table:table-cell>
          <table:table-cell office:value-type="float" office:value="7.540009" calcext:value-type="float">
            <text:p>7.540009</text:p>
          </table:table-cell>
          <table:table-cell office:value-type="float" office:value="11.20029" calcext:value-type="float">
            <text:p>11.20029</text:p>
          </table:table-cell>
          <table:table-cell office:value-type="float" office:value="9.41452" calcext:value-type="float">
            <text:p>9.41452</text:p>
          </table:table-cell>
          <table:table-cell office:value-type="float" office:value="13.54691" calcext:value-type="float">
            <text:p>13.54691</text:p>
          </table:table-cell>
          <table:table-cell office:value-type="float" office:value="12.08252" calcext:value-type="float">
            <text:p>12.08252</text:p>
          </table:table-cell>
          <table:table-cell office:value-type="float" office:value="15.57401" calcext:value-type="float">
            <text:p>15.57401</text:p>
          </table:table-cell>
          <table:table-cell office:value-type="float" office:value="14.9841" calcext:value-type="float">
            <text:p>14.9841</text:p>
          </table:table-cell>
          <table:table-cell office:value-type="float" office:value="16.97162" calcext:value-type="float">
            <text:p>16.97162</text:p>
          </table:table-cell>
          <table:table-cell office:value-type="float" office:value="16.78049" calcext:value-type="float">
            <text:p>16.78049</text:p>
          </table:table-cell>
          <table:table-cell office:value-type="float" office:value="17.80704" calcext:value-type="float">
            <text:p>17.80704</text:p>
          </table:table-cell>
          <table:table-cell office:value-type="float" office:value="17.68057" calcext:value-type="float">
            <text:p>17.68057</text:p>
          </table:table-cell>
          <table:table-cell office:value-type="float" office:value="18.36124" calcext:value-type="float">
            <text:p>18.36124</text:p>
          </table:table-cell>
          <table:table-cell office:value-type="float" office:value="18.24521" calcext:value-type="float">
            <text:p>18.24521</text:p>
          </table:table-cell>
          <table:table-cell office:value-type="float" office:value="18.55307" calcext:value-type="float">
            <text:p>18.55307</text:p>
          </table:table-cell>
          <table:table-cell office:value-type="float" office:value="18.4408" calcext:value-type="float">
            <text:p>18.4408</text:p>
          </table:table-cell>
          <table:table-cell office:value-type="float" office:value="18.32455" calcext:value-type="float">
            <text:p>18.32455</text:p>
          </table:table-cell>
          <table:table-cell office:value-type="float" office:value="18.21786" calcext:value-type="float">
            <text:p>18.21786</text:p>
          </table:table-cell>
          <table:table-cell office:value-type="float" office:value="5.723267" calcext:value-type="float">
            <text:p>5.723267</text:p>
          </table:table-cell>
          <table:table-cell office:value-type="float" office:value="-6.42157" calcext:value-type="float">
            <text:p>-6.421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5" calcext:value-type="float">
            <text:p>17112005</text:p>
          </table:table-cell>
          <table:table-cell office:value-type="float" office:value="6.053345" calcext:value-type="float">
            <text:p>6.053345</text:p>
          </table:table-cell>
          <table:table-cell office:value-type="float" office:value="-0.15" calcext:value-type="float">
            <text:p>-0.15</text:p>
          </table:table-cell>
          <table:table-cell office:value-type="float" office:value="-9.11" calcext:value-type="float">
            <text:p>-9.11</text:p>
          </table:table-cell>
          <table:table-cell office:value-type="float" office:value="0.5333053" calcext:value-type="float">
            <text:p>0.5333053</text:p>
          </table:table-cell>
          <table:table-cell office:value-type="float" office:value="0.2739212" calcext:value-type="float">
            <text:p>0.2739212</text:p>
          </table:table-cell>
          <table:table-cell office:value-type="float" office:value="233.208" calcext:value-type="float">
            <text:p>233.208</text:p>
          </table:table-cell>
          <table:table-cell office:value-type="float" office:value="0" calcext:value-type="float">
            <text:p>0</text:p>
          </table:table-cell>
          <table:table-cell office:value-type="float" office:value="3.858459" calcext:value-type="float">
            <text:p>3.858459</text:p>
          </table:table-cell>
          <table:table-cell office:value-type="float" office:value="-6.75" calcext:value-type="float">
            <text:p>-6.75</text:p>
          </table:table-cell>
          <table:table-cell office:value-type="float" office:value="0.8843689" calcext:value-type="float">
            <text:p>0.8843689</text:p>
          </table:table-cell>
          <table:table-cell office:value-type="float" office:value="-0.822998" calcext:value-type="float">
            <text:p>-0.822998</text:p>
          </table:table-cell>
          <table:table-cell office:value-type="float" office:value="1.950287" calcext:value-type="float">
            <text:p>1.950287</text:p>
          </table:table-cell>
          <table:table-cell office:value-type="float" office:value="1.206268" calcext:value-type="float">
            <text:p>1.206268</text:p>
          </table:table-cell>
          <table:table-cell office:value-type="float" office:value="3.819397" calcext:value-type="float">
            <text:p>3.819397</text:p>
          </table:table-cell>
          <table:table-cell office:value-type="float" office:value="3.155487" calcext:value-type="float">
            <text:p>3.155487</text:p>
          </table:table-cell>
          <table:table-cell office:value-type="float" office:value="5.492096" calcext:value-type="float">
            <text:p>5.492096</text:p>
          </table:table-cell>
          <table:table-cell office:value-type="float" office:value="4.511719" calcext:value-type="float">
            <text:p>4.511719</text:p>
          </table:table-cell>
          <table:table-cell office:value-type="float" office:value="7.512695" calcext:value-type="float">
            <text:p>7.512695</text:p>
          </table:table-cell>
          <table:table-cell office:value-type="float" office:value="6.214417" calcext:value-type="float">
            <text:p>6.214417</text:p>
          </table:table-cell>
          <table:table-cell office:value-type="float" office:value="9.39444" calcext:value-type="float">
            <text:p>9.39444</text:p>
          </table:table-cell>
          <table:table-cell office:value-type="float" office:value="8.037933" calcext:value-type="float">
            <text:p>8.037933</text:p>
          </table:table-cell>
          <table:table-cell office:value-type="float" office:value="12.06964" calcext:value-type="float">
            <text:p>12.06964</text:p>
          </table:table-cell>
          <table:table-cell office:value-type="float" office:value="10.83322" calcext:value-type="float">
            <text:p>10.83322</text:p>
          </table:table-cell>
          <table:table-cell office:value-type="float" office:value="14.97684" calcext:value-type="float">
            <text:p>14.97684</text:p>
          </table:table-cell>
          <table:table-cell office:value-type="float" office:value="14.23993" calcext:value-type="float">
            <text:p>14.23993</text:p>
          </table:table-cell>
          <table:table-cell office:value-type="float" office:value="16.77789" calcext:value-type="float">
            <text:p>16.77789</text:p>
          </table:table-cell>
          <table:table-cell office:value-type="float" office:value="16.48972" calcext:value-type="float">
            <text:p>16.48972</text:p>
          </table:table-cell>
          <table:table-cell office:value-type="float" office:value="17.67911" calcext:value-type="float">
            <text:p>17.67911</text:p>
          </table:table-cell>
          <table:table-cell office:value-type="float" office:value="17.51981" calcext:value-type="float">
            <text:p>17.51981</text:p>
          </table:table-cell>
          <table:table-cell office:value-type="float" office:value="18.24399" calcext:value-type="float">
            <text:p>18.24399</text:p>
          </table:table-cell>
          <table:table-cell office:value-type="float" office:value="18.12247" calcext:value-type="float">
            <text:p>18.12247</text:p>
          </table:table-cell>
          <table:table-cell office:value-type="float" office:value="18.43961" calcext:value-type="float">
            <text:p>18.43961</text:p>
          </table:table-cell>
          <table:table-cell office:value-type="float" office:value="18.32764" calcext:value-type="float">
            <text:p>18.32764</text:p>
          </table:table-cell>
          <table:table-cell office:value-type="float" office:value="18.21674" calcext:value-type="float">
            <text:p>18.21674</text:p>
          </table:table-cell>
          <table:table-cell office:value-type="float" office:value="18.11029" calcext:value-type="float">
            <text:p>18.11029</text:p>
          </table:table-cell>
          <table:table-cell office:value-type="float" office:value="3.85849" calcext:value-type="float">
            <text:p>3.85849</text:p>
          </table:table-cell>
          <table:table-cell office:value-type="float" office:value="-6.749969" calcext:value-type="float">
            <text:p>-6.7499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5" calcext:value-type="float">
            <text:p>18112005</text:p>
          </table:table-cell>
          <table:table-cell office:value-type="float" office:value="10.27285" calcext:value-type="float">
            <text:p>10.27285</text:p>
          </table:table-cell>
          <table:table-cell office:value-type="float" office:value="10.61" calcext:value-type="float">
            <text:p>10.61</text:p>
          </table:table-cell>
          <table:table-cell office:value-type="float" office:value="-3.38" calcext:value-type="float">
            <text:p>-3.38</text:p>
          </table:table-cell>
          <table:table-cell office:value-type="float" office:value="0.8768093" calcext:value-type="float">
            <text:p>0.8768093</text:p>
          </table:table-cell>
          <table:table-cell office:value-type="float" office:value="0.4215827" calcext:value-type="float">
            <text:p>0.4215827</text:p>
          </table:table-cell>
          <table:table-cell office:value-type="float" office:value="305.964" calcext:value-type="float">
            <text:p>305.964</text:p>
          </table:table-cell>
          <table:table-cell office:value-type="float" office:value="0" calcext:value-type="float">
            <text:p>0</text:p>
          </table:table-cell>
          <table:table-cell office:value-type="float" office:value="12.26715" calcext:value-type="float">
            <text:p>12.26715</text:p>
          </table:table-cell>
          <table:table-cell office:value-type="float" office:value="-2.94986" calcext:value-type="float">
            <text:p>-2.94986</text:p>
          </table:table-cell>
          <table:table-cell office:value-type="float" office:value="7.81192" calcext:value-type="float">
            <text:p>7.81192</text:p>
          </table:table-cell>
          <table:table-cell office:value-type="float" office:value="-0.3117676" calcext:value-type="float">
            <text:p>-0.3117676</text:p>
          </table:table-cell>
          <table:table-cell office:value-type="float" office:value="6.140015" calcext:value-type="float">
            <text:p>6.140015</text:p>
          </table:table-cell>
          <table:table-cell office:value-type="float" office:value="1.233643" calcext:value-type="float">
            <text:p>1.233643</text:p>
          </table:table-cell>
          <table:table-cell office:value-type="float" office:value="5.891357" calcext:value-type="float">
            <text:p>5.891357</text:p>
          </table:table-cell>
          <table:table-cell office:value-type="float" office:value="2.939941" calcext:value-type="float">
            <text:p>2.939941</text:p>
          </table:table-cell>
          <table:table-cell office:value-type="float" office:value="6.193909" calcext:value-type="float">
            <text:p>6.193909</text:p>
          </table:table-cell>
          <table:table-cell office:value-type="float" office:value="4.250854" calcext:value-type="float">
            <text:p>4.250854</text:p>
          </table:table-cell>
          <table:table-cell office:value-type="float" office:value="6.959961" calcext:value-type="float">
            <text:p>6.959961</text:p>
          </table:table-cell>
          <table:table-cell office:value-type="float" office:value="5.86496" calcext:value-type="float">
            <text:p>5.86496</text:p>
          </table:table-cell>
          <table:table-cell office:value-type="float" office:value="8.059845" calcext:value-type="float">
            <text:p>8.059845</text:p>
          </table:table-cell>
          <table:table-cell office:value-type="float" office:value="7.567383" calcext:value-type="float">
            <text:p>7.567383</text:p>
          </table:table-cell>
          <table:table-cell office:value-type="float" office:value="10.82217" calcext:value-type="float">
            <text:p>10.82217</text:p>
          </table:table-cell>
          <table:table-cell office:value-type="float" office:value="10.05563" calcext:value-type="float">
            <text:p>10.05563</text:p>
          </table:table-cell>
          <table:table-cell office:value-type="float" office:value="14.23193" calcext:value-type="float">
            <text:p>14.23193</text:p>
          </table:table-cell>
          <table:table-cell office:value-type="float" office:value="13.50177" calcext:value-type="float">
            <text:p>13.50177</text:p>
          </table:table-cell>
          <table:table-cell office:value-type="float" office:value="16.48624" calcext:value-type="float">
            <text:p>16.48624</text:p>
          </table:table-cell>
          <table:table-cell office:value-type="float" office:value="16.1228" calcext:value-type="float">
            <text:p>16.1228</text:p>
          </table:table-cell>
          <table:table-cell office:value-type="float" office:value="17.51791" calcext:value-type="float">
            <text:p>17.51791</text:p>
          </table:table-cell>
          <table:table-cell office:value-type="float" office:value="17.3172" calcext:value-type="float">
            <text:p>17.3172</text:p>
          </table:table-cell>
          <table:table-cell office:value-type="float" office:value="18.12112" calcext:value-type="float">
            <text:p>18.12112</text:p>
          </table:table-cell>
          <table:table-cell office:value-type="float" office:value="17.98721" calcext:value-type="float">
            <text:p>17.98721</text:p>
          </table:table-cell>
          <table:table-cell office:value-type="float" office:value="18.32645" calcext:value-type="float">
            <text:p>18.32645</text:p>
          </table:table-cell>
          <table:table-cell office:value-type="float" office:value="18.21252" calcext:value-type="float">
            <text:p>18.21252</text:p>
          </table:table-cell>
          <table:table-cell office:value-type="float" office:value="18.10919" calcext:value-type="float">
            <text:p>18.10919</text:p>
          </table:table-cell>
          <table:table-cell office:value-type="float" office:value="18.00323" calcext:value-type="float">
            <text:p>18.00323</text:p>
          </table:table-cell>
          <table:table-cell office:value-type="float" office:value="12.26715" calcext:value-type="float">
            <text:p>12.26715</text:p>
          </table:table-cell>
          <table:table-cell office:value-type="float" office:value="-2.94986" calcext:value-type="float">
            <text:p>-2.949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5" calcext:value-type="float">
            <text:p>19112005</text:p>
          </table:table-cell>
          <table:table-cell office:value-type="float" office:value="3.46176" calcext:value-type="float">
            <text:p>3.46176</text:p>
          </table:table-cell>
          <table:table-cell office:value-type="float" office:value="6.77" calcext:value-type="float">
            <text:p>6.77</text:p>
          </table:table-cell>
          <table:table-cell office:value-type="float" office:value="1.88" calcext:value-type="float">
            <text:p>1.88</text:p>
          </table:table-cell>
          <table:table-cell office:value-type="float" office:value="0.8665018" calcext:value-type="float">
            <text:p>0.8665018</text:p>
          </table:table-cell>
          <table:table-cell office:value-type="float" office:value="0.6164709" calcext:value-type="float">
            <text:p>0.6164709</text:p>
          </table:table-cell>
          <table:table-cell office:value-type="float" office:value="311.076" calcext:value-type="float">
            <text:p>311.076</text:p>
          </table:table-cell>
          <table:table-cell office:value-type="float" office:value="1.3" calcext:value-type="float">
            <text:p>1.3</text:p>
          </table:table-cell>
          <table:table-cell office:value-type="float" office:value="9.687714" calcext:value-type="float">
            <text:p>9.687714</text:p>
          </table:table-cell>
          <table:table-cell office:value-type="float" office:value="-0.101593" calcext:value-type="float">
            <text:p>-0.101593</text:p>
          </table:table-cell>
          <table:table-cell office:value-type="float" office:value="7.237793" calcext:value-type="float">
            <text:p>7.237793</text:p>
          </table:table-cell>
          <table:table-cell office:value-type="float" office:value="1.582245" calcext:value-type="float">
            <text:p>1.582245</text:p>
          </table:table-cell>
          <table:table-cell office:value-type="float" office:value="6.529755" calcext:value-type="float">
            <text:p>6.529755</text:p>
          </table:table-cell>
          <table:table-cell office:value-type="float" office:value="3.132416" calcext:value-type="float">
            <text:p>3.132416</text:p>
          </table:table-cell>
          <table:table-cell office:value-type="float" office:value="6.661957" calcext:value-type="float">
            <text:p>6.661957</text:p>
          </table:table-cell>
          <table:table-cell office:value-type="float" office:value="4.532074" calcext:value-type="float">
            <text:p>4.532074</text:p>
          </table:table-cell>
          <table:table-cell office:value-type="float" office:value="6.955475" calcext:value-type="float">
            <text:p>6.955475</text:p>
          </table:table-cell>
          <table:table-cell office:value-type="float" office:value="5.519073" calcext:value-type="float">
            <text:p>5.519073</text:p>
          </table:table-cell>
          <table:table-cell office:value-type="float" office:value="7.50116" calcext:value-type="float">
            <text:p>7.50116</text:p>
          </table:table-cell>
          <table:table-cell office:value-type="float" office:value="6.721954" calcext:value-type="float">
            <text:p>6.721954</text:p>
          </table:table-cell>
          <table:table-cell office:value-type="float" office:value="8.39856" calcext:value-type="float">
            <text:p>8.39856</text:p>
          </table:table-cell>
          <table:table-cell office:value-type="float" office:value="7.982819" calcext:value-type="float">
            <text:p>7.982819</text:p>
          </table:table-cell>
          <table:table-cell office:value-type="float" office:value="10.05438" calcext:value-type="float">
            <text:p>10.05438</text:p>
          </table:table-cell>
          <table:table-cell office:value-type="float" office:value="9.944824" calcext:value-type="float">
            <text:p>9.944824</text:p>
          </table:table-cell>
          <table:table-cell office:value-type="float" office:value="13.49496" calcext:value-type="float">
            <text:p>13.49496</text:p>
          </table:table-cell>
          <table:table-cell office:value-type="float" office:value="12.97702" calcext:value-type="float">
            <text:p>12.97702</text:p>
          </table:table-cell>
          <table:table-cell office:value-type="float" office:value="16.11874" calcext:value-type="float">
            <text:p>16.11874</text:p>
          </table:table-cell>
          <table:table-cell office:value-type="float" office:value="15.73135" calcext:value-type="float">
            <text:p>15.73135</text:p>
          </table:table-cell>
          <table:table-cell office:value-type="float" office:value="17.31488" calcext:value-type="float">
            <text:p>17.31488</text:p>
          </table:table-cell>
          <table:table-cell office:value-type="float" office:value="17.07806" calcext:value-type="float">
            <text:p>17.07806</text:p>
          </table:table-cell>
          <table:table-cell office:value-type="float" office:value="17.98575" calcext:value-type="float">
            <text:p>17.98575</text:p>
          </table:table-cell>
          <table:table-cell office:value-type="float" office:value="17.83536" calcext:value-type="float">
            <text:p>17.83536</text:p>
          </table:table-cell>
          <table:table-cell office:value-type="float" office:value="18.2113" calcext:value-type="float">
            <text:p>18.2113</text:p>
          </table:table-cell>
          <table:table-cell office:value-type="float" office:value="18.09341" calcext:value-type="float">
            <text:p>18.09341</text:p>
          </table:table-cell>
          <table:table-cell office:value-type="float" office:value="18.00211" calcext:value-type="float">
            <text:p>18.00211</text:p>
          </table:table-cell>
          <table:table-cell office:value-type="float" office:value="17.89615" calcext:value-type="float">
            <text:p>17.89615</text:p>
          </table:table-cell>
          <table:table-cell office:value-type="float" office:value="9.687714" calcext:value-type="float">
            <text:p>9.687714</text:p>
          </table:table-cell>
          <table:table-cell office:value-type="float" office:value="-0.101593" calcext:value-type="float">
            <text:p>-0.1015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5" calcext:value-type="float">
            <text:p>20112005</text:p>
          </table:table-cell>
          <table:table-cell office:value-type="float" office:value="5.555482" calcext:value-type="float">
            <text:p>5.555482</text:p>
          </table:table-cell>
          <table:table-cell office:value-type="float" office:value="5.83" calcext:value-type="float">
            <text:p>5.83</text:p>
          </table:table-cell>
          <table:table-cell office:value-type="float" office:value="-1.78" calcext:value-type="float">
            <text:p>-1.78</text:p>
          </table:table-cell>
          <table:table-cell office:value-type="float" office:value="0.7556668" calcext:value-type="float">
            <text:p>0.7556668</text:p>
          </table:table-cell>
          <table:table-cell office:value-type="float" office:value="0.4739791" calcext:value-type="float">
            <text:p>0.4739791</text:p>
          </table:table-cell>
          <table:table-cell office:value-type="float" office:value="171.684" calcext:value-type="float">
            <text:p>171.684</text:p>
          </table:table-cell>
          <table:table-cell office:value-type="float" office:value="0.1" calcext:value-type="float">
            <text:p>0.1</text:p>
          </table:table-cell>
          <table:table-cell office:value-type="float" office:value="12.58224" calcext:value-type="float">
            <text:p>12.58224</text:p>
          </table:table-cell>
          <table:table-cell office:value-type="float" office:value="-1.171051" calcext:value-type="float">
            <text:p>-1.171051</text:p>
          </table:table-cell>
          <table:table-cell office:value-type="float" office:value="8.890411" calcext:value-type="float">
            <text:p>8.890411</text:p>
          </table:table-cell>
          <table:table-cell office:value-type="float" office:value="0.8059082" calcext:value-type="float">
            <text:p>0.8059082</text:p>
          </table:table-cell>
          <table:table-cell office:value-type="float" office:value="7.383362" calcext:value-type="float">
            <text:p>7.383362</text:p>
          </table:table-cell>
          <table:table-cell office:value-type="float" office:value="2.641266" calcext:value-type="float">
            <text:p>2.641266</text:p>
          </table:table-cell>
          <table:table-cell office:value-type="float" office:value="6.913422" calcext:value-type="float">
            <text:p>6.913422</text:p>
          </table:table-cell>
          <table:table-cell office:value-type="float" office:value="4.195679" calcext:value-type="float">
            <text:p>4.195679</text:p>
          </table:table-cell>
          <table:table-cell office:value-type="float" office:value="6.996185" calcext:value-type="float">
            <text:p>6.996185</text:p>
          </table:table-cell>
          <table:table-cell office:value-type="float" office:value="5.298889" calcext:value-type="float">
            <text:p>5.298889</text:p>
          </table:table-cell>
          <table:table-cell office:value-type="float" office:value="7.38089" calcext:value-type="float">
            <text:p>7.38089</text:p>
          </table:table-cell>
          <table:table-cell office:value-type="float" office:value="6.597809" calcext:value-type="float">
            <text:p>6.597809</text:p>
          </table:table-cell>
          <table:table-cell office:value-type="float" office:value="8.383881" calcext:value-type="float">
            <text:p>8.383881</text:p>
          </table:table-cell>
          <table:table-cell office:value-type="float" office:value="7.868164" calcext:value-type="float">
            <text:p>7.868164</text:p>
          </table:table-cell>
          <table:table-cell office:value-type="float" office:value="9.972321" calcext:value-type="float">
            <text:p>9.972321</text:p>
          </table:table-cell>
          <table:table-cell office:value-type="float" office:value="9.777771" calcext:value-type="float">
            <text:p>9.777771</text:p>
          </table:table-cell>
          <table:table-cell office:value-type="float" office:value="12.97284" calcext:value-type="float">
            <text:p>12.97284</text:p>
          </table:table-cell>
          <table:table-cell office:value-type="float" office:value="12.61313" calcext:value-type="float">
            <text:p>12.61313</text:p>
          </table:table-cell>
          <table:table-cell office:value-type="float" office:value="15.72736" calcext:value-type="float">
            <text:p>15.72736</text:p>
          </table:table-cell>
          <table:table-cell office:value-type="float" office:value="15.36618" calcext:value-type="float">
            <text:p>15.36618</text:p>
          </table:table-cell>
          <table:table-cell office:value-type="float" office:value="17.07544" calcext:value-type="float">
            <text:p>17.07544</text:p>
          </table:table-cell>
          <table:table-cell office:value-type="float" office:value="16.82166" calcext:value-type="float">
            <text:p>16.82166</text:p>
          </table:table-cell>
          <table:table-cell office:value-type="float" office:value="17.83368" calcext:value-type="float">
            <text:p>17.83368</text:p>
          </table:table-cell>
          <table:table-cell office:value-type="float" office:value="17.66669" calcext:value-type="float">
            <text:p>17.66669</text:p>
          </table:table-cell>
          <table:table-cell office:value-type="float" office:value="18.09213" calcext:value-type="float">
            <text:p>18.09213</text:p>
          </table:table-cell>
          <table:table-cell office:value-type="float" office:value="17.96817" calcext:value-type="float">
            <text:p>17.96817</text:p>
          </table:table-cell>
          <table:table-cell office:value-type="float" office:value="17.89505" calcext:value-type="float">
            <text:p>17.89505</text:p>
          </table:table-cell>
          <table:table-cell office:value-type="float" office:value="17.78677" calcext:value-type="float">
            <text:p>17.78677</text:p>
          </table:table-cell>
          <table:table-cell office:value-type="float" office:value="12.58221" calcext:value-type="float">
            <text:p>12.58221</text:p>
          </table:table-cell>
          <table:table-cell office:value-type="float" office:value="-1.171051" calcext:value-type="float">
            <text:p>-1.1710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5" calcext:value-type="float">
            <text:p>21112005</text:p>
          </table:table-cell>
          <table:table-cell office:value-type="float" office:value="7.578119" calcext:value-type="float">
            <text:p>7.578119</text:p>
          </table:table-cell>
          <table:table-cell office:value-type="float" office:value="10.74" calcext:value-type="float">
            <text:p>10.74</text:p>
          </table:table-cell>
          <table:table-cell office:value-type="float" office:value="-2.21" calcext:value-type="float">
            <text:p>-2.21</text:p>
          </table:table-cell>
          <table:table-cell office:value-type="float" office:value="0.8927458" calcext:value-type="float">
            <text:p>0.8927458</text:p>
          </table:table-cell>
          <table:table-cell office:value-type="float" office:value="0.4593519" calcext:value-type="float">
            <text:p>0.4593519</text:p>
          </table:table-cell>
          <table:table-cell office:value-type="float" office:value="280.908" calcext:value-type="float">
            <text:p>280.908</text:p>
          </table:table-cell>
          <table:table-cell office:value-type="float" office:value="0" calcext:value-type="float">
            <text:p>0</text:p>
          </table:table-cell>
          <table:table-cell office:value-type="float" office:value="14.78726" calcext:value-type="float">
            <text:p>14.78726</text:p>
          </table:table-cell>
          <table:table-cell office:value-type="float" office:value="-1.575928" calcext:value-type="float">
            <text:p>-1.575928</text:p>
          </table:table-cell>
          <table:table-cell office:value-type="float" office:value="10.8844" calcext:value-type="float">
            <text:p>10.8844</text:p>
          </table:table-cell>
          <table:table-cell office:value-type="float" office:value="0.02429199" calcext:value-type="float">
            <text:p>0.02429199</text:p>
          </table:table-cell>
          <table:table-cell office:value-type="float" office:value="8.89035" calcext:value-type="float">
            <text:p>8.89035</text:p>
          </table:table-cell>
          <table:table-cell office:value-type="float" office:value="1.787506" calcext:value-type="float">
            <text:p>1.787506</text:p>
          </table:table-cell>
          <table:table-cell office:value-type="float" office:value="7.853546" calcext:value-type="float">
            <text:p>7.853546</text:p>
          </table:table-cell>
          <table:table-cell office:value-type="float" office:value="3.519836" calcext:value-type="float">
            <text:p>3.519836</text:p>
          </table:table-cell>
          <table:table-cell office:value-type="float" office:value="7.578979" calcext:value-type="float">
            <text:p>7.578979</text:p>
          </table:table-cell>
          <table:table-cell office:value-type="float" office:value="4.75296" calcext:value-type="float">
            <text:p>4.75296</text:p>
          </table:table-cell>
          <table:table-cell office:value-type="float" office:value="7.694" calcext:value-type="float">
            <text:p>7.694</text:p>
          </table:table-cell>
          <table:table-cell office:value-type="float" office:value="6.18396" calcext:value-type="float">
            <text:p>6.18396</text:p>
          </table:table-cell>
          <table:table-cell office:value-type="float" office:value="8.351624" calcext:value-type="float">
            <text:p>8.351624</text:p>
          </table:table-cell>
          <table:table-cell office:value-type="float" office:value="7.533569" calcext:value-type="float">
            <text:p>7.533569</text:p>
          </table:table-cell>
          <table:table-cell office:value-type="float" office:value="9.779724" calcext:value-type="float">
            <text:p>9.779724</text:p>
          </table:table-cell>
          <table:table-cell office:value-type="float" office:value="9.518311" calcext:value-type="float">
            <text:p>9.518311</text:p>
          </table:table-cell>
          <table:table-cell office:value-type="float" office:value="12.60974" calcext:value-type="float">
            <text:p>12.60974</text:p>
          </table:table-cell>
          <table:table-cell office:value-type="float" office:value="12.29114" calcext:value-type="float">
            <text:p>12.29114</text:p>
          </table:table-cell>
          <table:table-cell office:value-type="float" office:value="15.36255" calcext:value-type="float">
            <text:p>15.36255</text:p>
          </table:table-cell>
          <table:table-cell office:value-type="float" office:value="15.03192" calcext:value-type="float">
            <text:p>15.03192</text:p>
          </table:table-cell>
          <table:table-cell office:value-type="float" office:value="16.81897" calcext:value-type="float">
            <text:p>16.81897</text:p>
          </table:table-cell>
          <table:table-cell office:value-type="float" office:value="16.56299" calcext:value-type="float">
            <text:p>16.56299</text:p>
          </table:table-cell>
          <table:table-cell office:value-type="float" office:value="17.66489" calcext:value-type="float">
            <text:p>17.66489</text:p>
          </table:table-cell>
          <table:table-cell office:value-type="float" office:value="17.48538" calcext:value-type="float">
            <text:p>17.48538</text:p>
          </table:table-cell>
          <table:table-cell office:value-type="float" office:value="17.96686" calcext:value-type="float">
            <text:p>17.96686</text:p>
          </table:table-cell>
          <table:table-cell office:value-type="float" office:value="17.83545" calcext:value-type="float">
            <text:p>17.83545</text:p>
          </table:table-cell>
          <table:table-cell office:value-type="float" office:value="17.78561" calcext:value-type="float">
            <text:p>17.78561</text:p>
          </table:table-cell>
          <table:table-cell office:value-type="float" office:value="17.67474" calcext:value-type="float">
            <text:p>17.67474</text:p>
          </table:table-cell>
          <table:table-cell office:value-type="float" office:value="14.78726" calcext:value-type="float">
            <text:p>14.78726</text:p>
          </table:table-cell>
          <table:table-cell office:value-type="float" office:value="-1.575897" calcext:value-type="float">
            <text:p>-1.5758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5" calcext:value-type="float">
            <text:p>22112005</text:p>
          </table:table-cell>
          <table:table-cell office:value-type="float" office:value="7.884208" calcext:value-type="float">
            <text:p>7.884208</text:p>
          </table:table-cell>
          <table:table-cell office:value-type="float" office:value="10.76" calcext:value-type="float">
            <text:p>10.76</text:p>
          </table:table-cell>
          <table:table-cell office:value-type="float" office:value="0.89" calcext:value-type="float">
            <text:p>0.89</text:p>
          </table:table-cell>
          <table:table-cell office:value-type="float" office:value="0.863068" calcext:value-type="float">
            <text:p>0.863068</text:p>
          </table:table-cell>
          <table:table-cell office:value-type="float" office:value="0.5745605" calcext:value-type="float">
            <text:p>0.5745605</text:p>
          </table:table-cell>
          <table:table-cell office:value-type="float" office:value="210.492" calcext:value-type="float">
            <text:p>210.492</text:p>
          </table:table-cell>
          <table:table-cell office:value-type="float" office:value="0" calcext:value-type="float">
            <text:p>0</text:p>
          </table:table-cell>
          <table:table-cell office:value-type="float" office:value="16.02005" calcext:value-type="float">
            <text:p>16.02005</text:p>
          </table:table-cell>
          <table:table-cell office:value-type="float" office:value="-0.5907593" calcext:value-type="float">
            <text:p>-0.5907593</text:p>
          </table:table-cell>
          <table:table-cell office:value-type="float" office:value="11.88403" calcext:value-type="float">
            <text:p>11.88403</text:p>
          </table:table-cell>
          <table:table-cell office:value-type="float" office:value="1.027771" calcext:value-type="float">
            <text:p>1.027771</text:p>
          </table:table-cell>
          <table:table-cell office:value-type="float" office:value="9.652283" calcext:value-type="float">
            <text:p>9.652283</text:p>
          </table:table-cell>
          <table:table-cell office:value-type="float" office:value="2.745361" calcext:value-type="float">
            <text:p>2.745361</text:p>
          </table:table-cell>
          <table:table-cell office:value-type="float" office:value="8.614288" calcext:value-type="float">
            <text:p>8.614288</text:p>
          </table:table-cell>
          <table:table-cell office:value-type="float" office:value="4.335419" calcext:value-type="float">
            <text:p>4.335419</text:p>
          </table:table-cell>
          <table:table-cell office:value-type="float" office:value="8.259247" calcext:value-type="float">
            <text:p>8.259247</text:p>
          </table:table-cell>
          <table:table-cell office:value-type="float" office:value="5.436401" calcext:value-type="float">
            <text:p>5.436401</text:p>
          </table:table-cell>
          <table:table-cell office:value-type="float" office:value="8.221252" calcext:value-type="float">
            <text:p>8.221252</text:p>
          </table:table-cell>
          <table:table-cell office:value-type="float" office:value="6.697632" calcext:value-type="float">
            <text:p>6.697632</text:p>
          </table:table-cell>
          <table:table-cell office:value-type="float" office:value="8.694672" calcext:value-type="float">
            <text:p>8.694672</text:p>
          </table:table-cell>
          <table:table-cell office:value-type="float" office:value="7.836578" calcext:value-type="float">
            <text:p>7.836578</text:p>
          </table:table-cell>
          <table:table-cell office:value-type="float" office:value="9.628021" calcext:value-type="float">
            <text:p>9.628021</text:p>
          </table:table-cell>
          <table:table-cell office:value-type="float" office:value="9.521149" calcext:value-type="float">
            <text:p>9.521149</text:p>
          </table:table-cell>
          <table:table-cell office:value-type="float" office:value="12.28827" calcext:value-type="float">
            <text:p>12.28827</text:p>
          </table:table-cell>
          <table:table-cell office:value-type="float" office:value="12.05832" calcext:value-type="float">
            <text:p>12.05832</text:p>
          </table:table-cell>
          <table:table-cell office:value-type="float" office:value="15.02853" calcext:value-type="float">
            <text:p>15.02853</text:p>
          </table:table-cell>
          <table:table-cell office:value-type="float" office:value="14.72781" calcext:value-type="float">
            <text:p>14.72781</text:p>
          </table:table-cell>
          <table:table-cell office:value-type="float" office:value="16.5603" calcext:value-type="float">
            <text:p>16.5603</text:p>
          </table:table-cell>
          <table:table-cell office:value-type="float" office:value="16.30829" calcext:value-type="float">
            <text:p>16.30829</text:p>
          </table:table-cell>
          <table:table-cell office:value-type="float" office:value="17.4834" calcext:value-type="float">
            <text:p>17.4834</text:p>
          </table:table-cell>
          <table:table-cell office:value-type="float" office:value="17.29562" calcext:value-type="float">
            <text:p>17.29562</text:p>
          </table:table-cell>
          <table:table-cell office:value-type="float" office:value="17.83401" calcext:value-type="float">
            <text:p>17.83401</text:p>
          </table:table-cell>
          <table:table-cell office:value-type="float" office:value="17.69586" calcext:value-type="float">
            <text:p>17.69586</text:p>
          </table:table-cell>
          <table:table-cell office:value-type="float" office:value="17.67355" calcext:value-type="float">
            <text:p>17.67355</text:p>
          </table:table-cell>
          <table:table-cell office:value-type="float" office:value="17.55887" calcext:value-type="float">
            <text:p>17.55887</text:p>
          </table:table-cell>
          <table:table-cell office:value-type="float" office:value="16.02002" calcext:value-type="float">
            <text:p>16.02002</text:p>
          </table:table-cell>
          <table:table-cell office:value-type="float" office:value="-0.5907593" calcext:value-type="float">
            <text:p>-0.59075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5" calcext:value-type="float">
            <text:p>23112005</text:p>
          </table:table-cell>
          <table:table-cell office:value-type="float" office:value="8.398771" calcext:value-type="float">
            <text:p>8.398771</text:p>
          </table:table-cell>
          <table:table-cell office:value-type="float" office:value="16.69" calcext:value-type="float">
            <text:p>16.69</text:p>
          </table:table-cell>
          <table:table-cell office:value-type="float" office:value="0.97" calcext:value-type="float">
            <text:p>0.97</text:p>
          </table:table-cell>
          <table:table-cell office:value-type="float" office:value="0.8829072" calcext:value-type="float">
            <text:p>0.8829072</text:p>
          </table:table-cell>
          <table:table-cell office:value-type="float" office:value="0.5778497" calcext:value-type="float">
            <text:p>0.5778497</text:p>
          </table:table-cell>
          <table:table-cell office:value-type="float" office:value="423.432" calcext:value-type="float">
            <text:p>423.432</text:p>
          </table:table-cell>
          <table:table-cell office:value-type="float" office:value="0" calcext:value-type="float">
            <text:p>0</text:p>
          </table:table-cell>
          <table:table-cell office:value-type="float" office:value="21.86325" calcext:value-type="float">
            <text:p>21.86325</text:p>
          </table:table-cell>
          <table:table-cell office:value-type="float" office:value="1.323669" calcext:value-type="float">
            <text:p>1.323669</text:p>
          </table:table-cell>
          <table:table-cell office:value-type="float" office:value="15.41135" calcext:value-type="float">
            <text:p>15.41135</text:p>
          </table:table-cell>
          <table:table-cell office:value-type="float" office:value="4.286896" calcext:value-type="float">
            <text:p>4.286896</text:p>
          </table:table-cell>
          <table:table-cell office:value-type="float" office:value="12.74747" calcext:value-type="float">
            <text:p>12.74747</text:p>
          </table:table-cell>
          <table:table-cell office:value-type="float" office:value="5.37854" calcext:value-type="float">
            <text:p>5.37854</text:p>
          </table:table-cell>
          <table:table-cell office:value-type="float" office:value="11.01251" calcext:value-type="float">
            <text:p>11.01251</text:p>
          </table:table-cell>
          <table:table-cell office:value-type="float" office:value="6.307709" calcext:value-type="float">
            <text:p>6.307709</text:p>
          </table:table-cell>
          <table:table-cell office:value-type="float" office:value="10.19476" calcext:value-type="float">
            <text:p>10.19476</text:p>
          </table:table-cell>
          <table:table-cell office:value-type="float" office:value="6.950806" calcext:value-type="float">
            <text:p>6.950806</text:p>
          </table:table-cell>
          <table:table-cell office:value-type="float" office:value="9.660187" calcext:value-type="float">
            <text:p>9.660187</text:p>
          </table:table-cell>
          <table:table-cell office:value-type="float" office:value="7.711761" calcext:value-type="float">
            <text:p>7.711761</text:p>
          </table:table-cell>
          <table:table-cell office:value-type="float" office:value="9.709839" calcext:value-type="float">
            <text:p>9.709839</text:p>
          </table:table-cell>
          <table:table-cell office:value-type="float" office:value="8.489655" calcext:value-type="float">
            <text:p>8.489655</text:p>
          </table:table-cell>
          <table:table-cell office:value-type="float" office:value="10.01508" calcext:value-type="float">
            <text:p>10.01508</text:p>
          </table:table-cell>
          <table:table-cell office:value-type="float" office:value="9.63269" calcext:value-type="float">
            <text:p>9.63269</text:p>
          </table:table-cell>
          <table:table-cell office:value-type="float" office:value="12.05652" calcext:value-type="float">
            <text:p>12.05652</text:p>
          </table:table-cell>
          <table:table-cell office:value-type="float" office:value="11.95255" calcext:value-type="float">
            <text:p>11.95255</text:p>
          </table:table-cell>
          <table:table-cell office:value-type="float" office:value="14.72482" calcext:value-type="float">
            <text:p>14.72482</text:p>
          </table:table-cell>
          <table:table-cell office:value-type="float" office:value="14.46582" calcext:value-type="float">
            <text:p>14.46582</text:p>
          </table:table-cell>
          <table:table-cell office:value-type="float" office:value="16.30566" calcext:value-type="float">
            <text:p>16.30566</text:p>
          </table:table-cell>
          <table:table-cell office:value-type="float" office:value="16.06491" calcext:value-type="float">
            <text:p>16.06491</text:p>
          </table:table-cell>
          <table:table-cell office:value-type="float" office:value="17.29361" calcext:value-type="float">
            <text:p>17.29361</text:p>
          </table:table-cell>
          <table:table-cell office:value-type="float" office:value="17.10202" calcext:value-type="float">
            <text:p>17.10202</text:p>
          </table:table-cell>
          <table:table-cell office:value-type="float" office:value="17.69434" calcext:value-type="float">
            <text:p>17.69434</text:p>
          </table:table-cell>
          <table:table-cell office:value-type="float" office:value="17.54999" calcext:value-type="float">
            <text:p>17.54999</text:p>
          </table:table-cell>
          <table:table-cell office:value-type="float" office:value="17.55762" calcext:value-type="float">
            <text:p>17.55762</text:p>
          </table:table-cell>
          <table:table-cell office:value-type="float" office:value="17.43857" calcext:value-type="float">
            <text:p>17.43857</text:p>
          </table:table-cell>
          <table:table-cell office:value-type="float" office:value="21.86325" calcext:value-type="float">
            <text:p>21.86325</text:p>
          </table:table-cell>
          <table:table-cell office:value-type="float" office:value="1.666168" calcext:value-type="float">
            <text:p>1.6661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5" calcext:value-type="float">
            <text:p>24112005</text:p>
          </table:table-cell>
          <table:table-cell office:value-type="float" office:value="9.453954" calcext:value-type="float">
            <text:p>9.453954</text:p>
          </table:table-cell>
          <table:table-cell office:value-type="float" office:value="2.5" calcext:value-type="float">
            <text:p>2.5</text:p>
          </table:table-cell>
          <table:table-cell office:value-type="float" office:value="-4.67" calcext:value-type="float">
            <text:p>-4.67</text:p>
          </table:table-cell>
          <table:table-cell office:value-type="float" office:value="0.6440941" calcext:value-type="float">
            <text:p>0.6440941</text:p>
          </table:table-cell>
          <table:table-cell office:value-type="float" office:value="0.3831968" calcext:value-type="float">
            <text:p>0.3831968</text:p>
          </table:table-cell>
          <table:table-cell office:value-type="float" office:value="342.612" calcext:value-type="float">
            <text:p>342.612</text:p>
          </table:table-cell>
          <table:table-cell office:value-type="float" office:value="0" calcext:value-type="float">
            <text:p>0</text:p>
          </table:table-cell>
          <table:table-cell office:value-type="float" office:value="12.85681" calcext:value-type="float">
            <text:p>12.85681</text:p>
          </table:table-cell>
          <table:table-cell office:value-type="float" office:value="-2.628418" calcext:value-type="float">
            <text:p>-2.628418</text:p>
          </table:table-cell>
          <table:table-cell office:value-type="float" office:value="9.779327" calcext:value-type="float">
            <text:p>9.779327</text:p>
          </table:table-cell>
          <table:table-cell office:value-type="float" office:value="-0.08914185" calcext:value-type="float">
            <text:p>-0.08914185</text:p>
          </table:table-cell>
          <table:table-cell office:value-type="float" office:value="8.381287" calcext:value-type="float">
            <text:p>8.381287</text:p>
          </table:table-cell>
          <table:table-cell office:value-type="float" office:value="2.329559" calcext:value-type="float">
            <text:p>2.329559</text:p>
          </table:table-cell>
          <table:table-cell office:value-type="float" office:value="8.380371" calcext:value-type="float">
            <text:p>8.380371</text:p>
          </table:table-cell>
          <table:table-cell office:value-type="float" office:value="4.569794" calcext:value-type="float">
            <text:p>4.569794</text:p>
          </table:table-cell>
          <table:table-cell office:value-type="float" office:value="9.007202" calcext:value-type="float">
            <text:p>9.007202</text:p>
          </table:table-cell>
          <table:table-cell office:value-type="float" office:value="5.98938" calcext:value-type="float">
            <text:p>5.98938</text:p>
          </table:table-cell>
          <table:table-cell office:value-type="float" office:value="9.520325" calcext:value-type="float">
            <text:p>9.520325</text:p>
          </table:table-cell>
          <table:table-cell office:value-type="float" office:value="7.562012" calcext:value-type="float">
            <text:p>7.562012</text:p>
          </table:table-cell>
          <table:table-cell office:value-type="float" office:value="9.710602" calcext:value-type="float">
            <text:p>9.710602</text:p>
          </table:table-cell>
          <table:table-cell office:value-type="float" office:value="8.673187" calcext:value-type="float">
            <text:p>8.673187</text:p>
          </table:table-cell>
          <table:table-cell office:value-type="float" office:value="10.17734" calcext:value-type="float">
            <text:p>10.17734</text:p>
          </table:table-cell>
          <table:table-cell office:value-type="float" office:value="10.02393" calcext:value-type="float">
            <text:p>10.02393</text:p>
          </table:table-cell>
          <table:table-cell office:value-type="float" office:value="11.96829" calcext:value-type="float">
            <text:p>11.96829</text:p>
          </table:table-cell>
          <table:table-cell office:value-type="float" office:value="11.95215" calcext:value-type="float">
            <text:p>11.95215</text:p>
          </table:table-cell>
          <table:table-cell office:value-type="float" office:value="14.46338" calcext:value-type="float">
            <text:p>14.46338</text:p>
          </table:table-cell>
          <table:table-cell office:value-type="float" office:value="14.26129" calcext:value-type="float">
            <text:p>14.26129</text:p>
          </table:table-cell>
          <table:table-cell office:value-type="float" office:value="16.06247" calcext:value-type="float">
            <text:p>16.06247</text:p>
          </table:table-cell>
          <table:table-cell office:value-type="float" office:value="15.84024" calcext:value-type="float">
            <text:p>15.84024</text:p>
          </table:table-cell>
          <table:table-cell office:value-type="float" office:value="17.10001" calcext:value-type="float">
            <text:p>17.10001</text:p>
          </table:table-cell>
          <table:table-cell office:value-type="float" office:value="16.90854" calcext:value-type="float">
            <text:p>16.90854</text:p>
          </table:table-cell>
          <table:table-cell office:value-type="float" office:value="17.5484" calcext:value-type="float">
            <text:p>17.5484</text:p>
          </table:table-cell>
          <table:table-cell office:value-type="float" office:value="17.3992" calcext:value-type="float">
            <text:p>17.3992</text:p>
          </table:table-cell>
          <table:table-cell office:value-type="float" office:value="17.43732" calcext:value-type="float">
            <text:p>17.43732</text:p>
          </table:table-cell>
          <table:table-cell office:value-type="float" office:value="17.31396" calcext:value-type="float">
            <text:p>17.31396</text:p>
          </table:table-cell>
          <table:table-cell office:value-type="float" office:value="12.85681" calcext:value-type="float">
            <text:p>12.85681</text:p>
          </table:table-cell>
          <table:table-cell office:value-type="float" office:value="-2.557983" calcext:value-type="float">
            <text:p>-2.5579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5" calcext:value-type="float">
            <text:p>25112005</text:p>
          </table:table-cell>
          <table:table-cell office:value-type="float" office:value="8.637925" calcext:value-type="float">
            <text:p>8.637925</text:p>
          </table:table-cell>
          <table:table-cell office:value-type="float" office:value="10.59" calcext:value-type="float">
            <text:p>10.59</text:p>
          </table:table-cell>
          <table:table-cell office:value-type="float" office:value="-6.02" calcext:value-type="float">
            <text:p>-6.02</text:p>
          </table:table-cell>
          <table:table-cell office:value-type="float" office:value="0.785055" calcext:value-type="float">
            <text:p>0.785055</text:p>
          </table:table-cell>
          <table:table-cell office:value-type="float" office:value="0.346422" calcext:value-type="float">
            <text:p>0.346422</text:p>
          </table:table-cell>
          <table:table-cell office:value-type="float" office:value="405.936" calcext:value-type="float">
            <text:p>405.936</text:p>
          </table:table-cell>
          <table:table-cell office:value-type="float" office:value="0" calcext:value-type="float">
            <text:p>0</text:p>
          </table:table-cell>
          <table:table-cell office:value-type="float" office:value="13.66336" calcext:value-type="float">
            <text:p>13.66336</text:p>
          </table:table-cell>
          <table:table-cell office:value-type="float" office:value="-4.396271" calcext:value-type="float">
            <text:p>-4.396271</text:p>
          </table:table-cell>
          <table:table-cell office:value-type="float" office:value="9.307831" calcext:value-type="float">
            <text:p>9.307831</text:p>
          </table:table-cell>
          <table:table-cell office:value-type="float" office:value="-0.4267578" calcext:value-type="float">
            <text:p>-0.4267578</text:p>
          </table:table-cell>
          <table:table-cell office:value-type="float" office:value="7.284485" calcext:value-type="float">
            <text:p>7.284485</text:p>
          </table:table-cell>
          <table:table-cell office:value-type="float" office:value="1.399078" calcext:value-type="float">
            <text:p>1.399078</text:p>
          </table:table-cell>
          <table:table-cell office:value-type="float" office:value="6.707275" calcext:value-type="float">
            <text:p>6.707275</text:p>
          </table:table-cell>
          <table:table-cell office:value-type="float" office:value="3.267731" calcext:value-type="float">
            <text:p>3.267731</text:p>
          </table:table-cell>
          <table:table-cell office:value-type="float" office:value="6.736938" calcext:value-type="float">
            <text:p>6.736938</text:p>
          </table:table-cell>
          <table:table-cell office:value-type="float" office:value="4.59079" calcext:value-type="float">
            <text:p>4.59079</text:p>
          </table:table-cell>
          <table:table-cell office:value-type="float" office:value="7.521698" calcext:value-type="float">
            <text:p>7.521698</text:p>
          </table:table-cell>
          <table:table-cell office:value-type="float" office:value="6.06076" calcext:value-type="float">
            <text:p>6.06076</text:p>
          </table:table-cell>
          <table:table-cell office:value-type="float" office:value="8.650848" calcext:value-type="float">
            <text:p>8.650848</text:p>
          </table:table-cell>
          <table:table-cell office:value-type="float" office:value="7.457092" calcext:value-type="float">
            <text:p>7.457092</text:p>
          </table:table-cell>
          <table:table-cell office:value-type="float" office:value="10.02612" calcext:value-type="float">
            <text:p>10.02612</text:p>
          </table:table-cell>
          <table:table-cell office:value-type="float" office:value="9.364014" calcext:value-type="float">
            <text:p>9.364014</text:p>
          </table:table-cell>
          <table:table-cell office:value-type="float" office:value="11.95145" calcext:value-type="float">
            <text:p>11.95145</text:p>
          </table:table-cell>
          <table:table-cell office:value-type="float" office:value="11.75299" calcext:value-type="float">
            <text:p>11.75299</text:p>
          </table:table-cell>
          <table:table-cell office:value-type="float" office:value="14.25943" calcext:value-type="float">
            <text:p>14.25943</text:p>
          </table:table-cell>
          <table:table-cell office:value-type="float" office:value="14.07794" calcext:value-type="float">
            <text:p>14.07794</text:p>
          </table:table-cell>
          <table:table-cell office:value-type="float" office:value="15.83801" calcext:value-type="float">
            <text:p>15.83801</text:p>
          </table:table-cell>
          <table:table-cell office:value-type="float" office:value="15.63675" calcext:value-type="float">
            <text:p>15.63675</text:p>
          </table:table-cell>
          <table:table-cell office:value-type="float" office:value="16.90652" calcext:value-type="float">
            <text:p>16.90652</text:p>
          </table:table-cell>
          <table:table-cell office:value-type="float" office:value="16.71939" calcext:value-type="float">
            <text:p>16.71939</text:p>
          </table:table-cell>
          <table:table-cell office:value-type="float" office:value="17.39761" calcext:value-type="float">
            <text:p>17.39761</text:p>
          </table:table-cell>
          <table:table-cell office:value-type="float" office:value="17.2453" calcext:value-type="float">
            <text:p>17.2453</text:p>
          </table:table-cell>
          <table:table-cell office:value-type="float" office:value="17.31265" calcext:value-type="float">
            <text:p>17.31265</text:p>
          </table:table-cell>
          <table:table-cell office:value-type="float" office:value="17.18536" calcext:value-type="float">
            <text:p>17.18536</text:p>
          </table:table-cell>
          <table:table-cell office:value-type="float" office:value="13.66333" calcext:value-type="float">
            <text:p>13.66333</text:p>
          </table:table-cell>
          <table:table-cell office:value-type="float" office:value="-4.396271" calcext:value-type="float">
            <text:p>-4.3962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5" calcext:value-type="float">
            <text:p>26112005</text:p>
          </table:table-cell>
          <table:table-cell office:value-type="float" office:value="9.22566" calcext:value-type="float">
            <text:p>9.22566</text:p>
          </table:table-cell>
          <table:table-cell office:value-type="float" office:value="15.39" calcext:value-type="float">
            <text:p>15.39</text:p>
          </table:table-cell>
          <table:table-cell office:value-type="float" office:value="-2.32" calcext:value-type="float">
            <text:p>-2.32</text:p>
          </table:table-cell>
          <table:table-cell office:value-type="float" office:value="1.231476" calcext:value-type="float">
            <text:p>1.231476</text:p>
          </table:table-cell>
          <table:table-cell office:value-type="float" office:value="0.4556749" calcext:value-type="float">
            <text:p>0.4556749</text:p>
          </table:table-cell>
          <table:table-cell office:value-type="float" office:value="315.108" calcext:value-type="float">
            <text:p>315.108</text:p>
          </table:table-cell>
          <table:table-cell office:value-type="float" office:value="0" calcext:value-type="float">
            <text:p>0</text:p>
          </table:table-cell>
          <table:table-cell office:value-type="float" office:value="19.94797" calcext:value-type="float">
            <text:p>19.94797</text:p>
          </table:table-cell>
          <table:table-cell office:value-type="float" office:value="-1.704834" calcext:value-type="float">
            <text:p>-1.704834</text:p>
          </table:table-cell>
          <table:table-cell office:value-type="float" office:value="14.36594" calcext:value-type="float">
            <text:p>14.36594</text:p>
          </table:table-cell>
          <table:table-cell office:value-type="float" office:value="0.07086182" calcext:value-type="float">
            <text:p>0.07086182</text:p>
          </table:table-cell>
          <table:table-cell office:value-type="float" office:value="11.10013" calcext:value-type="float">
            <text:p>11.10013</text:p>
          </table:table-cell>
          <table:table-cell office:value-type="float" office:value="1.954254" calcext:value-type="float">
            <text:p>1.954254</text:p>
          </table:table-cell>
          <table:table-cell office:value-type="float" office:value="9.316376" calcext:value-type="float">
            <text:p>9.316376</text:p>
          </table:table-cell>
          <table:table-cell office:value-type="float" office:value="3.679779" calcext:value-type="float">
            <text:p>3.679779</text:p>
          </table:table-cell>
          <table:table-cell office:value-type="float" office:value="8.619171" calcext:value-type="float">
            <text:p>8.619171</text:p>
          </table:table-cell>
          <table:table-cell office:value-type="float" office:value="4.862366" calcext:value-type="float">
            <text:p>4.862366</text:p>
          </table:table-cell>
          <table:table-cell office:value-type="float" office:value="8.51236" calcext:value-type="float">
            <text:p>8.51236</text:p>
          </table:table-cell>
          <table:table-cell office:value-type="float" office:value="6.198029" calcext:value-type="float">
            <text:p>6.198029</text:p>
          </table:table-cell>
          <table:table-cell office:value-type="float" office:value="8.661224" calcext:value-type="float">
            <text:p>8.661224</text:p>
          </table:table-cell>
          <table:table-cell office:value-type="float" office:value="7.401703" calcext:value-type="float">
            <text:p>7.401703</text:p>
          </table:table-cell>
          <table:table-cell office:value-type="float" office:value="9.362671" calcext:value-type="float">
            <text:p>9.362671</text:p>
          </table:table-cell>
          <table:table-cell office:value-type="float" office:value="9.135803" calcext:value-type="float">
            <text:p>9.135803</text:p>
          </table:table-cell>
          <table:table-cell office:value-type="float" office:value="11.75015" calcext:value-type="float">
            <text:p>11.75015</text:p>
          </table:table-cell>
          <table:table-cell office:value-type="float" office:value="11.49521" calcext:value-type="float">
            <text:p>11.49521</text:p>
          </table:table-cell>
          <table:table-cell office:value-type="float" office:value="14.07593" calcext:value-type="float">
            <text:p>14.07593</text:p>
          </table:table-cell>
          <table:table-cell office:value-type="float" office:value="13.8754" calcext:value-type="float">
            <text:p>13.8754</text:p>
          </table:table-cell>
          <table:table-cell office:value-type="float" office:value="15.63474" calcext:value-type="float">
            <text:p>15.63474</text:p>
          </table:table-cell>
          <table:table-cell office:value-type="float" office:value="15.44125" calcext:value-type="float">
            <text:p>15.44125</text:p>
          </table:table-cell>
          <table:table-cell office:value-type="float" office:value="16.71744" calcext:value-type="float">
            <text:p>16.71744</text:p>
          </table:table-cell>
          <table:table-cell office:value-type="float" office:value="16.53568" calcext:value-type="float">
            <text:p>16.53568</text:p>
          </table:table-cell>
          <table:table-cell office:value-type="float" office:value="17.24365" calcext:value-type="float">
            <text:p>17.24365</text:p>
          </table:table-cell>
          <table:table-cell office:value-type="float" office:value="17.08939" calcext:value-type="float">
            <text:p>17.08939</text:p>
          </table:table-cell>
          <table:table-cell office:value-type="float" office:value="17.18402" calcext:value-type="float">
            <text:p>17.18402</text:p>
          </table:table-cell>
          <table:table-cell office:value-type="float" office:value="17.05283" calcext:value-type="float">
            <text:p>17.05283</text:p>
          </table:table-cell>
          <table:table-cell office:value-type="float" office:value="19.94794" calcext:value-type="float">
            <text:p>19.94794</text:p>
          </table:table-cell>
          <table:table-cell office:value-type="float" office:value="-1.704834" calcext:value-type="float">
            <text:p>-1.7048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5" calcext:value-type="float">
            <text:p>27112005</text:p>
          </table:table-cell>
          <table:table-cell office:value-type="float" office:value="1.19527" calcext:value-type="float">
            <text:p>1.19527</text:p>
          </table:table-cell>
          <table:table-cell office:value-type="float" office:value="12.8" calcext:value-type="float">
            <text:p>12.8</text:p>
          </table:table-cell>
          <table:table-cell office:value-type="float" office:value="3" calcext:value-type="float">
            <text:p>3</text:p>
          </table:table-cell>
          <table:table-cell office:value-type="float" office:value="1.282352" calcext:value-type="float">
            <text:p>1.282352</text:p>
          </table:table-cell>
          <table:table-cell office:value-type="float" office:value="0.6671752" calcext:value-type="float">
            <text:p>0.6671752</text:p>
          </table:table-cell>
          <table:table-cell office:value-type="float" office:value="370.548" calcext:value-type="float">
            <text:p>370.548</text:p>
          </table:table-cell>
          <table:table-cell office:value-type="float" office:value="15.3" calcext:value-type="float">
            <text:p>15.3</text:p>
          </table:table-cell>
          <table:table-cell office:value-type="float" office:value="13.09818" calcext:value-type="float">
            <text:p>13.09818</text:p>
          </table:table-cell>
          <table:table-cell office:value-type="float" office:value="2.55191" calcext:value-type="float">
            <text:p>2.55191</text:p>
          </table:table-cell>
          <table:table-cell office:value-type="float" office:value="11.40259" calcext:value-type="float">
            <text:p>11.40259</text:p>
          </table:table-cell>
          <table:table-cell office:value-type="float" office:value="4.991394" calcext:value-type="float">
            <text:p>4.991394</text:p>
          </table:table-cell>
          <table:table-cell office:value-type="float" office:value="10.55307" calcext:value-type="float">
            <text:p>10.55307</text:p>
          </table:table-cell>
          <table:table-cell office:value-type="float" office:value="6.893951" calcext:value-type="float">
            <text:p>6.893951</text:p>
          </table:table-cell>
          <table:table-cell office:value-type="float" office:value="10.03204" calcext:value-type="float">
            <text:p>10.03204</text:p>
          </table:table-cell>
          <table:table-cell office:value-type="float" office:value="8.240051" calcext:value-type="float">
            <text:p>8.240051</text:p>
          </table:table-cell>
          <table:table-cell office:value-type="float" office:value="9.760681" calcext:value-type="float">
            <text:p>9.760681</text:p>
          </table:table-cell>
          <table:table-cell office:value-type="float" office:value="8.614349" calcext:value-type="float">
            <text:p>8.614349</text:p>
          </table:table-cell>
          <table:table-cell office:value-type="float" office:value="9.585968" calcext:value-type="float">
            <text:p>9.585968</text:p>
          </table:table-cell>
          <table:table-cell office:value-type="float" office:value="8.526764" calcext:value-type="float">
            <text:p>8.526764</text:p>
          </table:table-cell>
          <table:table-cell office:value-type="float" office:value="9.65741" calcext:value-type="float">
            <text:p>9.65741</text:p>
          </table:table-cell>
          <table:table-cell office:value-type="float" office:value="8.677856" calcext:value-type="float">
            <text:p>8.677856</text:p>
          </table:table-cell>
          <table:table-cell office:value-type="float" office:value="9.941925" calcext:value-type="float">
            <text:p>9.941925</text:p>
          </table:table-cell>
          <table:table-cell office:value-type="float" office:value="9.274353" calcext:value-type="float">
            <text:p>9.274353</text:p>
          </table:table-cell>
          <table:table-cell office:value-type="float" office:value="11.49335" calcext:value-type="float">
            <text:p>11.49335</text:p>
          </table:table-cell>
          <table:table-cell office:value-type="float" office:value="11.44724" calcext:value-type="float">
            <text:p>11.44724</text:p>
          </table:table-cell>
          <table:table-cell office:value-type="float" office:value="13.87323" calcext:value-type="float">
            <text:p>13.87323</text:p>
          </table:table-cell>
          <table:table-cell office:value-type="float" office:value="13.68619" calcext:value-type="float">
            <text:p>13.68619</text:p>
          </table:table-cell>
          <table:table-cell office:value-type="float" office:value="15.43921" calcext:value-type="float">
            <text:p>15.43921</text:p>
          </table:table-cell>
          <table:table-cell office:value-type="float" office:value="15.24841" calcext:value-type="float">
            <text:p>15.24841</text:p>
          </table:table-cell>
          <table:table-cell office:value-type="float" office:value="16.53378" calcext:value-type="float">
            <text:p>16.53378</text:p>
          </table:table-cell>
          <table:table-cell office:value-type="float" office:value="16.35477" calcext:value-type="float">
            <text:p>16.35477</text:p>
          </table:table-cell>
          <table:table-cell office:value-type="float" office:value="17.08777" calcext:value-type="float">
            <text:p>17.08777</text:p>
          </table:table-cell>
          <table:table-cell office:value-type="float" office:value="16.9328" calcext:value-type="float">
            <text:p>16.9328</text:p>
          </table:table-cell>
          <table:table-cell office:value-type="float" office:value="17.05142" calcext:value-type="float">
            <text:p>17.05142</text:p>
          </table:table-cell>
          <table:table-cell office:value-type="float" office:value="16.91745" calcext:value-type="float">
            <text:p>16.91745</text:p>
          </table:table-cell>
          <table:table-cell office:value-type="float" office:value="13.09818" calcext:value-type="float">
            <text:p>13.09818</text:p>
          </table:table-cell>
          <table:table-cell office:value-type="float" office:value="2.691803" calcext:value-type="float">
            <text:p>2.6918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5" calcext:value-type="float">
            <text:p>28112005</text:p>
          </table:table-cell>
          <table:table-cell office:value-type="float" office:value="1.4796" calcext:value-type="float">
            <text:p>1.4796</text:p>
          </table:table-cell>
          <table:table-cell office:value-type="float" office:value="2.63" calcext:value-type="float">
            <text:p>2.63</text:p>
          </table:table-cell>
          <table:table-cell office:value-type="float" office:value="-6.09" calcext:value-type="float">
            <text:p>-6.09</text:p>
          </table:table-cell>
          <table:table-cell office:value-type="float" office:value="0.6500252" calcext:value-type="float">
            <text:p>0.6500252</text:p>
          </table:table-cell>
          <table:table-cell office:value-type="float" office:value="0.3446045" calcext:value-type="float">
            <text:p>0.3446045</text:p>
          </table:table-cell>
          <table:table-cell office:value-type="float" office:value="820.512" calcext:value-type="float">
            <text:p>820.512</text:p>
          </table:table-cell>
          <table:table-cell office:value-type="float" office:value="0.1" calcext:value-type="float">
            <text:p>0.1</text:p>
          </table:table-cell>
          <table:table-cell office:value-type="float" office:value="2.38797" calcext:value-type="float">
            <text:p>2.38797</text:p>
          </table:table-cell>
          <table:table-cell office:value-type="float" office:value="-2.549744" calcext:value-type="float">
            <text:p>-2.549744</text:p>
          </table:table-cell>
          <table:table-cell office:value-type="float" office:value="4.837524" calcext:value-type="float">
            <text:p>4.837524</text:p>
          </table:table-cell>
          <table:table-cell office:value-type="float" office:value="-0.2460632" calcext:value-type="float">
            <text:p>-0.2460632</text:p>
          </table:table-cell>
          <table:table-cell office:value-type="float" office:value="6.761505" calcext:value-type="float">
            <text:p>6.761505</text:p>
          </table:table-cell>
          <table:table-cell office:value-type="float" office:value="1.452454" calcext:value-type="float">
            <text:p>1.452454</text:p>
          </table:table-cell>
          <table:table-cell office:value-type="float" office:value="8.144531" calcext:value-type="float">
            <text:p>8.144531</text:p>
          </table:table-cell>
          <table:table-cell office:value-type="float" office:value="3.249878" calcext:value-type="float">
            <text:p>3.249878</text:p>
          </table:table-cell>
          <table:table-cell office:value-type="float" office:value="8.80896" calcext:value-type="float">
            <text:p>8.80896</text:p>
          </table:table-cell>
          <table:table-cell office:value-type="float" office:value="4.569977" calcext:value-type="float">
            <text:p>4.569977</text:p>
          </table:table-cell>
          <table:table-cell office:value-type="float" office:value="9.403259" calcext:value-type="float">
            <text:p>9.403259</text:p>
          </table:table-cell>
          <table:table-cell office:value-type="float" office:value="6.182281" calcext:value-type="float">
            <text:p>6.182281</text:p>
          </table:table-cell>
          <table:table-cell office:value-type="float" office:value="9.647522" calcext:value-type="float">
            <text:p>9.647522</text:p>
          </table:table-cell>
          <table:table-cell office:value-type="float" office:value="7.628693" calcext:value-type="float">
            <text:p>7.628693</text:p>
          </table:table-cell>
          <table:table-cell office:value-type="float" office:value="10.03616" calcext:value-type="float">
            <text:p>10.03616</text:p>
          </table:table-cell>
          <table:table-cell office:value-type="float" office:value="9.576965" calcext:value-type="float">
            <text:p>9.576965</text:p>
          </table:table-cell>
          <table:table-cell office:value-type="float" office:value="11.51126" calcext:value-type="float">
            <text:p>11.51126</text:p>
          </table:table-cell>
          <table:table-cell office:value-type="float" office:value="11.46643" calcext:value-type="float">
            <text:p>11.46643</text:p>
          </table:table-cell>
          <table:table-cell office:value-type="float" office:value="13.68451" calcext:value-type="float">
            <text:p>13.68451</text:p>
          </table:table-cell>
          <table:table-cell office:value-type="float" office:value="13.54761" calcext:value-type="float">
            <text:p>13.54761</text:p>
          </table:table-cell>
          <table:table-cell office:value-type="float" office:value="15.24646" calcext:value-type="float">
            <text:p>15.24646</text:p>
          </table:table-cell>
          <table:table-cell office:value-type="float" office:value="15.06958" calcext:value-type="float">
            <text:p>15.06958</text:p>
          </table:table-cell>
          <table:table-cell office:value-type="float" office:value="16.35291" calcext:value-type="float">
            <text:p>16.35291</text:p>
          </table:table-cell>
          <table:table-cell office:value-type="float" office:value="16.17743" calcext:value-type="float">
            <text:p>16.17743</text:p>
          </table:table-cell>
          <table:table-cell office:value-type="float" office:value="16.93118" calcext:value-type="float">
            <text:p>16.93118</text:p>
          </table:table-cell>
          <table:table-cell office:value-type="float" office:value="16.77536" calcext:value-type="float">
            <text:p>16.77536</text:p>
          </table:table-cell>
          <table:table-cell office:value-type="float" office:value="16.91602" calcext:value-type="float">
            <text:p>16.91602</text:p>
          </table:table-cell>
          <table:table-cell office:value-type="float" office:value="16.77963" calcext:value-type="float">
            <text:p>16.77963</text:p>
          </table:table-cell>
          <table:table-cell office:value-type="float" office:value="2.55191" calcext:value-type="float">
            <text:p>2.55191</text:p>
          </table:table-cell>
          <table:table-cell office:value-type="float" office:value="-2.549744" calcext:value-type="float">
            <text:p>-2.5497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5" calcext:value-type="float">
            <text:p>29112005</text:p>
          </table:table-cell>
          <table:table-cell office:value-type="float" office:value="7.95303" calcext:value-type="float">
            <text:p>7.95303</text:p>
          </table:table-cell>
          <table:table-cell office:value-type="float" office:value="-2.61" calcext:value-type="float">
            <text:p>-2.61</text:p>
          </table:table-cell>
          <table:table-cell office:value-type="float" office:value="-6" calcext:value-type="float">
            <text:p>-6</text:p>
          </table:table-cell>
          <table:table-cell office:value-type="float" office:value="0.4461105" calcext:value-type="float">
            <text:p>0.4461105</text:p>
          </table:table-cell>
          <table:table-cell office:value-type="float" office:value="0.3469425" calcext:value-type="float">
            <text:p>0.3469425</text:p>
          </table:table-cell>
          <table:table-cell office:value-type="float" office:value="598.932" calcext:value-type="float">
            <text:p>598.932</text:p>
          </table:table-cell>
          <table:table-cell office:value-type="float" office:value="0" calcext:value-type="float">
            <text:p>0</text:p>
          </table:table-cell>
          <table:table-cell office:value-type="float" office:value="4.090942" calcext:value-type="float">
            <text:p>4.090942</text:p>
          </table:table-cell>
          <table:table-cell office:value-type="float" office:value="-4.390045" calcext:value-type="float">
            <text:p>-4.390045</text:p>
          </table:table-cell>
          <table:table-cell office:value-type="float" office:value="0.9559631" calcext:value-type="float">
            <text:p>0.9559631</text:p>
          </table:table-cell>
          <table:table-cell office:value-type="float" office:value="-0.5395813" calcext:value-type="float">
            <text:p>-0.5395813</text:p>
          </table:table-cell>
          <table:table-cell office:value-type="float" office:value="1.79895" calcext:value-type="float">
            <text:p>1.79895</text:p>
          </table:table-cell>
          <table:table-cell office:value-type="float" office:value="0.9685364" calcext:value-type="float">
            <text:p>0.9685364</text:p>
          </table:table-cell>
          <table:table-cell office:value-type="float" office:value="3.23053" calcext:value-type="float">
            <text:p>3.23053</text:p>
          </table:table-cell>
          <table:table-cell office:value-type="float" office:value="2.445679" calcext:value-type="float">
            <text:p>2.445679</text:p>
          </table:table-cell>
          <table:table-cell office:value-type="float" office:value="4.547668" calcext:value-type="float">
            <text:p>4.547668</text:p>
          </table:table-cell>
          <table:table-cell office:value-type="float" office:value="3.556396" calcext:value-type="float">
            <text:p>3.556396</text:p>
          </table:table-cell>
          <table:table-cell office:value-type="float" office:value="6.157471" calcext:value-type="float">
            <text:p>6.157471</text:p>
          </table:table-cell>
          <table:table-cell office:value-type="float" office:value="4.941711" calcext:value-type="float">
            <text:p>4.941711</text:p>
          </table:table-cell>
          <table:table-cell office:value-type="float" office:value="7.607635" calcext:value-type="float">
            <text:p>7.607635</text:p>
          </table:table-cell>
          <table:table-cell office:value-type="float" office:value="6.380707" calcext:value-type="float">
            <text:p>6.380707</text:p>
          </table:table-cell>
          <table:table-cell office:value-type="float" office:value="9.566132" calcext:value-type="float">
            <text:p>9.566132</text:p>
          </table:table-cell>
          <table:table-cell office:value-type="float" office:value="8.557526" calcext:value-type="float">
            <text:p>8.557526</text:p>
          </table:table-cell>
          <table:table-cell office:value-type="float" office:value="11.48297" calcext:value-type="float">
            <text:p>11.48297</text:p>
          </table:table-cell>
          <table:table-cell office:value-type="float" office:value="11.17499" calcext:value-type="float">
            <text:p>11.17499</text:p>
          </table:table-cell>
          <table:table-cell office:value-type="float" office:value="13.54626" calcext:value-type="float">
            <text:p>13.54626</text:p>
          </table:table-cell>
          <table:table-cell office:value-type="float" office:value="13.3967" calcext:value-type="float">
            <text:p>13.3967</text:p>
          </table:table-cell>
          <table:table-cell office:value-type="float" office:value="15.06781" calcext:value-type="float">
            <text:p>15.06781</text:p>
          </table:table-cell>
          <table:table-cell office:value-type="float" office:value="14.90381" calcext:value-type="float">
            <text:p>14.90381</text:p>
          </table:table-cell>
          <table:table-cell office:value-type="float" office:value="16.1756" calcext:value-type="float">
            <text:p>16.1756</text:p>
          </table:table-cell>
          <table:table-cell office:value-type="float" office:value="16.00592" calcext:value-type="float">
            <text:p>16.00592</text:p>
          </table:table-cell>
          <table:table-cell office:value-type="float" office:value="16.77374" calcext:value-type="float">
            <text:p>16.77374</text:p>
          </table:table-cell>
          <table:table-cell office:value-type="float" office:value="16.61832" calcext:value-type="float">
            <text:p>16.61832</text:p>
          </table:table-cell>
          <table:table-cell office:value-type="float" office:value="16.7782" calcext:value-type="float">
            <text:p>16.7782</text:p>
          </table:table-cell>
          <table:table-cell office:value-type="float" office:value="16.64017" calcext:value-type="float">
            <text:p>16.64017</text:p>
          </table:table-cell>
          <table:table-cell office:value-type="float" office:value="4.090942" calcext:value-type="float">
            <text:p>4.090942</text:p>
          </table:table-cell>
          <table:table-cell office:value-type="float" office:value="-4.390045" calcext:value-type="float">
            <text:p>-4.3900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5" calcext:value-type="float">
            <text:p>30112005</text:p>
          </table:table-cell>
          <table:table-cell office:value-type="float" office:value="3.101331" calcext:value-type="float">
            <text:p>3.101331</text:p>
          </table:table-cell>
          <table:table-cell office:value-type="float" office:value="-2.07" calcext:value-type="float">
            <text:p>-2.07</text:p>
          </table:table-cell>
          <table:table-cell office:value-type="float" office:value="-9.54" calcext:value-type="float">
            <text:p>-9.54</text:p>
          </table:table-cell>
          <table:table-cell office:value-type="float" office:value="0.4640687" calcext:value-type="float">
            <text:p>0.4640687</text:p>
          </table:table-cell>
          <table:table-cell office:value-type="float" office:value="0.2649988" calcext:value-type="float">
            <text:p>0.2649988</text:p>
          </table:table-cell>
          <table:table-cell office:value-type="float" office:value="311.544" calcext:value-type="float">
            <text:p>311.544</text:p>
          </table:table-cell>
          <table:table-cell office:value-type="float" office:value="0" calcext:value-type="float">
            <text:p>0</text:p>
          </table:table-cell>
          <table:table-cell office:value-type="float" office:value="0.878479" calcext:value-type="float">
            <text:p>0.878479</text:p>
          </table:table-cell>
          <table:table-cell office:value-type="float" office:value="-6.548737" calcext:value-type="float">
            <text:p>-6.548737</text:p>
          </table:table-cell>
          <table:table-cell office:value-type="float" office:value="0.260437" calcext:value-type="float">
            <text:p>0.260437</text:p>
          </table:table-cell>
          <table:table-cell office:value-type="float" office:value="-0.946106" calcext:value-type="float">
            <text:p>-0.946106</text:p>
          </table:table-cell>
          <table:table-cell office:value-type="float" office:value="1.072235" calcext:value-type="float">
            <text:p>1.072235</text:p>
          </table:table-cell>
          <table:table-cell office:value-type="float" office:value="0.4442749" calcext:value-type="float">
            <text:p>0.4442749</text:p>
          </table:table-cell>
          <table:table-cell office:value-type="float" office:value="2.433197" calcext:value-type="float">
            <text:p>2.433197</text:p>
          </table:table-cell>
          <table:table-cell office:value-type="float" office:value="1.93515" calcext:value-type="float">
            <text:p>1.93515</text:p>
          </table:table-cell>
          <table:table-cell office:value-type="float" office:value="3.545563" calcext:value-type="float">
            <text:p>3.545563</text:p>
          </table:table-cell>
          <table:table-cell office:value-type="float" office:value="2.967651" calcext:value-type="float">
            <text:p>2.967651</text:p>
          </table:table-cell>
          <table:table-cell office:value-type="float" office:value="4.931519" calcext:value-type="float">
            <text:p>4.931519</text:p>
          </table:table-cell>
          <table:table-cell office:value-type="float" office:value="4.251007" calcext:value-type="float">
            <text:p>4.251007</text:p>
          </table:table-cell>
          <table:table-cell office:value-type="float" office:value="6.370972" calcext:value-type="float">
            <text:p>6.370972</text:p>
          </table:table-cell>
          <table:table-cell office:value-type="float" office:value="5.632751" calcext:value-type="float">
            <text:p>5.632751</text:p>
          </table:table-cell>
          <table:table-cell office:value-type="float" office:value="8.548584" calcext:value-type="float">
            <text:p>8.548584</text:p>
          </table:table-cell>
          <table:table-cell office:value-type="float" office:value="7.785309" calcext:value-type="float">
            <text:p>7.785309</text:p>
          </table:table-cell>
          <table:table-cell office:value-type="float" office:value="11.17062" calcext:value-type="float">
            <text:p>11.17062</text:p>
          </table:table-cell>
          <table:table-cell office:value-type="float" office:value="10.71613" calcext:value-type="float">
            <text:p>10.71613</text:p>
          </table:table-cell>
          <table:table-cell office:value-type="float" office:value="13.39481" calcext:value-type="float">
            <text:p>13.39481</text:p>
          </table:table-cell>
          <table:table-cell office:value-type="float" office:value="13.18512" calcext:value-type="float">
            <text:p>13.18512</text:p>
          </table:table-cell>
          <table:table-cell office:value-type="float" office:value="14.90207" calcext:value-type="float">
            <text:p>14.90207</text:p>
          </table:table-cell>
          <table:table-cell office:value-type="float" office:value="14.7312" calcext:value-type="float">
            <text:p>14.7312</text:p>
          </table:table-cell>
          <table:table-cell office:value-type="float" office:value="16.00415" calcext:value-type="float">
            <text:p>16.00415</text:p>
          </table:table-cell>
          <table:table-cell office:value-type="float" office:value="15.83829" calcext:value-type="float">
            <text:p>15.83829</text:p>
          </table:table-cell>
          <table:table-cell office:value-type="float" office:value="16.61667" calcext:value-type="float">
            <text:p>16.61667</text:p>
          </table:table-cell>
          <table:table-cell office:value-type="float" office:value="16.46234" calcext:value-type="float">
            <text:p>16.46234</text:p>
          </table:table-cell>
          <table:table-cell office:value-type="float" office:value="16.6387" calcext:value-type="float">
            <text:p>16.6387</text:p>
          </table:table-cell>
          <table:table-cell office:value-type="float" office:value="16.49969" calcext:value-type="float">
            <text:p>16.49969</text:p>
          </table:table-cell>
          <table:table-cell office:value-type="float" office:value="0.8785095" calcext:value-type="float">
            <text:p>0.8785095</text:p>
          </table:table-cell>
          <table:table-cell office:value-type="float" office:value="-6.548737" calcext:value-type="float">
            <text:p>-6.5487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5" calcext:value-type="float">
            <text:p>1122005</text:p>
          </table:table-cell>
          <table:table-cell office:value-type="float" office:value="9.286964" calcext:value-type="float">
            <text:p>9.286964</text:p>
          </table:table-cell>
          <table:table-cell office:value-type="float" office:value="-5.83" calcext:value-type="float">
            <text:p>-5.83</text:p>
          </table:table-cell>
          <table:table-cell office:value-type="float" office:value="-15.2" calcext:value-type="float">
            <text:p>-15.2</text:p>
          </table:table-cell>
          <table:table-cell office:value-type="float" office:value="0.351398" calcext:value-type="float">
            <text:p>0.351398</text:p>
          </table:table-cell>
          <table:table-cell office:value-type="float" office:value="0.1696219" calcext:value-type="float">
            <text:p>0.1696219</text:p>
          </table:table-cell>
          <table:table-cell office:value-type="float" office:value="214.308" calcext:value-type="float">
            <text:p>214.308</text:p>
          </table:table-cell>
          <table:table-cell office:value-type="float" office:value="1.3" calcext:value-type="float">
            <text:p>1.3</text:p>
          </table:table-cell>
          <table:table-cell office:value-type="float" office:value="2.830017" calcext:value-type="float">
            <text:p>2.830017</text:p>
          </table:table-cell>
          <table:table-cell office:value-type="float" office:value="-9.010529" calcext:value-type="float">
            <text:p>-9.010529</text:p>
          </table:table-cell>
          <table:table-cell office:value-type="float" office:value="0.2532043" calcext:value-type="float">
            <text:p>0.2532043</text:p>
          </table:table-cell>
          <table:table-cell office:value-type="float" office:value="-1.535004" calcext:value-type="float">
            <text:p>-1.535004</text:p>
          </table:table-cell>
          <table:table-cell office:value-type="float" office:value="0.8539734" calcext:value-type="float">
            <text:p>0.8539734</text:p>
          </table:table-cell>
          <table:table-cell office:value-type="float" office:value="-0.06750488" calcext:value-type="float">
            <text:p>-0.06750488</text:p>
          </table:table-cell>
          <table:table-cell office:value-type="float" office:value="1.922089" calcext:value-type="float">
            <text:p>1.922089</text:p>
          </table:table-cell>
          <table:table-cell office:value-type="float" office:value="1.388824" calcext:value-type="float">
            <text:p>1.388824</text:p>
          </table:table-cell>
          <table:table-cell office:value-type="float" office:value="2.958313" calcext:value-type="float">
            <text:p>2.958313</text:p>
          </table:table-cell>
          <table:table-cell office:value-type="float" office:value="2.439819" calcext:value-type="float">
            <text:p>2.439819</text:p>
          </table:table-cell>
          <table:table-cell office:value-type="float" office:value="4.244385" calcext:value-type="float">
            <text:p>4.244385</text:p>
          </table:table-cell>
          <table:table-cell office:value-type="float" office:value="3.72998" calcext:value-type="float">
            <text:p>3.72998</text:p>
          </table:table-cell>
          <table:table-cell office:value-type="float" office:value="5.626587" calcext:value-type="float">
            <text:p>5.626587</text:p>
          </table:table-cell>
          <table:table-cell office:value-type="float" office:value="5.084503" calcext:value-type="float">
            <text:p>5.084503</text:p>
          </table:table-cell>
          <table:table-cell office:value-type="float" office:value="7.778748" calcext:value-type="float">
            <text:p>7.778748</text:p>
          </table:table-cell>
          <table:table-cell office:value-type="float" office:value="7.190216" calcext:value-type="float">
            <text:p>7.190216</text:p>
          </table:table-cell>
          <table:table-cell office:value-type="float" office:value="10.71115" calcext:value-type="float">
            <text:p>10.71115</text:p>
          </table:table-cell>
          <table:table-cell office:value-type="float" office:value="10.24481" calcext:value-type="float">
            <text:p>10.24481</text:p>
          </table:table-cell>
          <table:table-cell office:value-type="float" office:value="13.18262" calcext:value-type="float">
            <text:p>13.18262</text:p>
          </table:table-cell>
          <table:table-cell office:value-type="float" office:value="12.92343" calcext:value-type="float">
            <text:p>12.92343</text:p>
          </table:table-cell>
          <table:table-cell office:value-type="float" office:value="14.72934" calcext:value-type="float">
            <text:p>14.72934</text:p>
          </table:table-cell>
          <table:table-cell office:value-type="float" office:value="14.53989" calcext:value-type="float">
            <text:p>14.53989</text:p>
          </table:table-cell>
          <table:table-cell office:value-type="float" office:value="15.83655" calcext:value-type="float">
            <text:p>15.83655</text:p>
          </table:table-cell>
          <table:table-cell office:value-type="float" office:value="15.66974" calcext:value-type="float">
            <text:p>15.66974</text:p>
          </table:table-cell>
          <table:table-cell office:value-type="float" office:value="16.46072" calcext:value-type="float">
            <text:p>16.46072</text:p>
          </table:table-cell>
          <table:table-cell office:value-type="float" office:value="16.30725" calcext:value-type="float">
            <text:p>16.30725</text:p>
          </table:table-cell>
          <table:table-cell office:value-type="float" office:value="16.4982" calcext:value-type="float">
            <text:p>16.4982</text:p>
          </table:table-cell>
          <table:table-cell office:value-type="float" office:value="16.35846" calcext:value-type="float">
            <text:p>16.35846</text:p>
          </table:table-cell>
          <table:table-cell office:value-type="float" office:value="2.830017" calcext:value-type="float">
            <text:p>2.830017</text:p>
          </table:table-cell>
          <table:table-cell office:value-type="float" office:value="-9.010529" calcext:value-type="float">
            <text:p>-9.0105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5" calcext:value-type="float">
            <text:p>2122005</text:p>
          </table:table-cell>
          <table:table-cell office:value-type="float" office:value="4.515422" calcext:value-type="float">
            <text:p>4.515422</text:p>
          </table:table-cell>
          <table:table-cell office:value-type="float" office:value="-5.39" calcext:value-type="float">
            <text:p>-5.39</text:p>
          </table:table-cell>
          <table:table-cell office:value-type="float" office:value="-7.93" calcext:value-type="float">
            <text:p>-7.93</text:p>
          </table:table-cell>
          <table:table-cell office:value-type="float" office:value="0.3631681" calcext:value-type="float">
            <text:p>0.3631681</text:p>
          </table:table-cell>
          <table:table-cell office:value-type="float" office:value="0.2998122" calcext:value-type="float">
            <text:p>0.2998122</text:p>
          </table:table-cell>
          <table:table-cell office:value-type="float" office:value="331.884" calcext:value-type="float">
            <text:p>331.884</text:p>
          </table:table-cell>
          <table:table-cell office:value-type="float" office:value="0" calcext:value-type="float">
            <text:p>0</text:p>
          </table:table-cell>
          <table:table-cell office:value-type="float" office:value="-0.2100525" calcext:value-type="float">
            <text:p>-0.2100525</text:p>
          </table:table-cell>
          <table:table-cell office:value-type="float" office:value="-5.998505" calcext:value-type="float">
            <text:p>-5.998505</text:p>
          </table:table-cell>
          <table:table-cell office:value-type="float" office:value="-1.030426" calcext:value-type="float">
            <text:p>-1.030426</text:p>
          </table:table-cell>
          <table:table-cell office:value-type="float" office:value="-2.430695" calcext:value-type="float">
            <text:p>-2.430695</text:p>
          </table:table-cell>
          <table:table-cell office:value-type="float" office:value="-0.03988647" calcext:value-type="float">
            <text:p>-0.03988647</text:p>
          </table:table-cell>
          <table:table-cell office:value-type="float" office:value="-0.2552795" calcext:value-type="float">
            <text:p>-0.2552795</text:p>
          </table:table-cell>
          <table:table-cell office:value-type="float" office:value="1.374298" calcext:value-type="float">
            <text:p>1.374298</text:p>
          </table:table-cell>
          <table:table-cell office:value-type="float" office:value="0.9793091" calcext:value-type="float">
            <text:p>0.9793091</text:p>
          </table:table-cell>
          <table:table-cell office:value-type="float" office:value="2.426971" calcext:value-type="float">
            <text:p>2.426971</text:p>
          </table:table-cell>
          <table:table-cell office:value-type="float" office:value="1.958771" calcext:value-type="float">
            <text:p>1.958771</text:p>
          </table:table-cell>
          <table:table-cell office:value-type="float" office:value="3.721497" calcext:value-type="float">
            <text:p>3.721497</text:p>
          </table:table-cell>
          <table:table-cell office:value-type="float" office:value="3.188599" calcext:value-type="float">
            <text:p>3.188599</text:p>
          </table:table-cell>
          <table:table-cell office:value-type="float" office:value="5.078461" calcext:value-type="float">
            <text:p>5.078461</text:p>
          </table:table-cell>
          <table:table-cell office:value-type="float" office:value="4.541138" calcext:value-type="float">
            <text:p>4.541138</text:p>
          </table:table-cell>
          <table:table-cell office:value-type="float" office:value="7.185028" calcext:value-type="float">
            <text:p>7.185028</text:p>
          </table:table-cell>
          <table:table-cell office:value-type="float" office:value="6.671021" calcext:value-type="float">
            <text:p>6.671021</text:p>
          </table:table-cell>
          <table:table-cell office:value-type="float" office:value="10.24005" calcext:value-type="float">
            <text:p>10.24005</text:p>
          </table:table-cell>
          <table:table-cell office:value-type="float" office:value="9.798401" calcext:value-type="float">
            <text:p>9.798401</text:p>
          </table:table-cell>
          <table:table-cell office:value-type="float" office:value="12.92056" calcext:value-type="float">
            <text:p>12.92056</text:p>
          </table:table-cell>
          <table:table-cell office:value-type="float" office:value="12.63254" calcext:value-type="float">
            <text:p>12.63254</text:p>
          </table:table-cell>
          <table:table-cell office:value-type="float" office:value="14.53778" calcext:value-type="float">
            <text:p>14.53778</text:p>
          </table:table-cell>
          <table:table-cell office:value-type="float" office:value="14.32858" calcext:value-type="float">
            <text:p>14.32858</text:p>
          </table:table-cell>
          <table:table-cell office:value-type="float" office:value="15.66797" calcext:value-type="float">
            <text:p>15.66797</text:p>
          </table:table-cell>
          <table:table-cell office:value-type="float" office:value="15.49628" calcext:value-type="float">
            <text:p>15.49628</text:p>
          </table:table-cell>
          <table:table-cell office:value-type="float" office:value="16.30563" calcext:value-type="float">
            <text:p>16.30563</text:p>
          </table:table-cell>
          <table:table-cell office:value-type="float" office:value="16.15176" calcext:value-type="float">
            <text:p>16.15176</text:p>
          </table:table-cell>
          <table:table-cell office:value-type="float" office:value="16.35699" calcext:value-type="float">
            <text:p>16.35699</text:p>
          </table:table-cell>
          <table:table-cell office:value-type="float" office:value="16.21671" calcext:value-type="float">
            <text:p>16.21671</text:p>
          </table:table-cell>
          <table:table-cell office:value-type="float" office:value="-0.2100525" calcext:value-type="float">
            <text:p>-0.2100525</text:p>
          </table:table-cell>
          <table:table-cell office:value-type="float" office:value="-5.990936" calcext:value-type="float">
            <text:p>-5.9909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5" calcext:value-type="float">
            <text:p>3122005</text:p>
          </table:table-cell>
          <table:table-cell office:value-type="float" office:value="4.987574" calcext:value-type="float">
            <text:p>4.987574</text:p>
          </table:table-cell>
          <table:table-cell office:value-type="float" office:value="-6.69" calcext:value-type="float">
            <text:p>-6.69</text:p>
          </table:table-cell>
          <table:table-cell office:value-type="float" office:value="-16.12" calcext:value-type="float">
            <text:p>-16.12</text:p>
          </table:table-cell>
          <table:table-cell office:value-type="float" office:value="0.3293771" calcext:value-type="float">
            <text:p>0.3293771</text:p>
          </table:table-cell>
          <table:table-cell office:value-type="float" office:value="0.1574639" calcext:value-type="float">
            <text:p>0.1574639</text:p>
          </table:table-cell>
          <table:table-cell office:value-type="float" office:value="301.824" calcext:value-type="float">
            <text:p>301.824</text:p>
          </table:table-cell>
          <table:table-cell office:value-type="float" office:value="0" calcext:value-type="float">
            <text:p>0</text:p>
          </table:table-cell>
          <table:table-cell office:value-type="float" office:value="-0.37854" calcext:value-type="float">
            <text:p>-0.37854</text:p>
          </table:table-cell>
          <table:table-cell office:value-type="float" office:value="-9.529907" calcext:value-type="float">
            <text:p>-9.529907</text:p>
          </table:table-cell>
          <table:table-cell office:value-type="float" office:value="-1.27179" calcext:value-type="float">
            <text:p>-1.27179</text:p>
          </table:table-cell>
          <table:table-cell office:value-type="float" office:value="-3.867065" calcext:value-type="float">
            <text:p>-3.867065</text:p>
          </table:table-cell>
          <table:table-cell office:value-type="float" office:value="-0.115387" calcext:value-type="float">
            <text:p>-0.115387</text:p>
          </table:table-cell>
          <table:table-cell office:value-type="float" office:value="-0.5543518" calcext:value-type="float">
            <text:p>-0.5543518</text:p>
          </table:table-cell>
          <table:table-cell office:value-type="float" office:value="0.9734192" calcext:value-type="float">
            <text:p>0.9734192</text:p>
          </table:table-cell>
          <table:table-cell office:value-type="float" office:value="0.6509399" calcext:value-type="float">
            <text:p>0.6509399</text:p>
          </table:table-cell>
          <table:table-cell office:value-type="float" office:value="1.95343" calcext:value-type="float">
            <text:p>1.95343</text:p>
          </table:table-cell>
          <table:table-cell office:value-type="float" office:value="1.632446" calcext:value-type="float">
            <text:p>1.632446</text:p>
          </table:table-cell>
          <table:table-cell office:value-type="float" office:value="3.183929" calcext:value-type="float">
            <text:p>3.183929</text:p>
          </table:table-cell>
          <table:table-cell office:value-type="float" office:value="2.846649" calcext:value-type="float">
            <text:p>2.846649</text:p>
          </table:table-cell>
          <table:table-cell office:value-type="float" office:value="4.53656" calcext:value-type="float">
            <text:p>4.53656</text:p>
          </table:table-cell>
          <table:table-cell office:value-type="float" office:value="4.160492" calcext:value-type="float">
            <text:p>4.160492</text:p>
          </table:table-cell>
          <table:table-cell office:value-type="float" office:value="6.665985" calcext:value-type="float">
            <text:p>6.665985</text:p>
          </table:table-cell>
          <table:table-cell office:value-type="float" office:value="6.227631" calcext:value-type="float">
            <text:p>6.227631</text:p>
          </table:table-cell>
          <table:table-cell office:value-type="float" office:value="9.793884" calcext:value-type="float">
            <text:p>9.793884</text:p>
          </table:table-cell>
          <table:table-cell office:value-type="float" office:value="9.376831" calcext:value-type="float">
            <text:p>9.376831</text:p>
          </table:table-cell>
          <table:table-cell office:value-type="float" office:value="12.62943" calcext:value-type="float">
            <text:p>12.62943</text:p>
          </table:table-cell>
          <table:table-cell office:value-type="float" office:value="12.32663" calcext:value-type="float">
            <text:p>12.32663</text:p>
          </table:table-cell>
          <table:table-cell office:value-type="float" office:value="14.32629" calcext:value-type="float">
            <text:p>14.32629</text:p>
          </table:table-cell>
          <table:table-cell office:value-type="float" office:value="14.10144" calcext:value-type="float">
            <text:p>14.10144</text:p>
          </table:table-cell>
          <table:table-cell office:value-type="float" office:value="15.49442" calcext:value-type="float">
            <text:p>15.49442</text:p>
          </table:table-cell>
          <table:table-cell office:value-type="float" office:value="15.3154" calcext:value-type="float">
            <text:p>15.3154</text:p>
          </table:table-cell>
          <table:table-cell office:value-type="float" office:value="16.15009" calcext:value-type="float">
            <text:p>16.15009</text:p>
          </table:table-cell>
          <table:table-cell office:value-type="float" office:value="15.9942" calcext:value-type="float">
            <text:p>15.9942</text:p>
          </table:table-cell>
          <table:table-cell office:value-type="float" office:value="16.21524" calcext:value-type="float">
            <text:p>16.21524</text:p>
          </table:table-cell>
          <table:table-cell office:value-type="float" office:value="16.07407" calcext:value-type="float">
            <text:p>16.07407</text:p>
          </table:table-cell>
          <table:table-cell office:value-type="float" office:value="-0.37854" calcext:value-type="float">
            <text:p>-0.37854</text:p>
          </table:table-cell>
          <table:table-cell office:value-type="float" office:value="-9.384918" calcext:value-type="float">
            <text:p>-9.3849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5" calcext:value-type="float">
            <text:p>4122005</text:p>
          </table:table-cell>
          <table:table-cell office:value-type="float" office:value="9.470473" calcext:value-type="float">
            <text:p>9.470473</text:p>
          </table:table-cell>
          <table:table-cell office:value-type="float" office:value="-9.83" calcext:value-type="float">
            <text:p>-9.83</text:p>
          </table:table-cell>
          <table:table-cell office:value-type="float" office:value="-18.48" calcext:value-type="float">
            <text:p>-18.48</text:p>
          </table:table-cell>
          <table:table-cell office:value-type="float" office:value="0.2591308" calcext:value-type="float">
            <text:p>0.2591308</text:p>
          </table:table-cell>
          <table:table-cell office:value-type="float" office:value="0.129794" calcext:value-type="float">
            <text:p>0.129794</text:p>
          </table:table-cell>
          <table:table-cell office:value-type="float" office:value="210.276" calcext:value-type="float">
            <text:p>210.276</text:p>
          </table:table-cell>
          <table:table-cell office:value-type="float" office:value="0" calcext:value-type="float">
            <text:p>0</text:p>
          </table:table-cell>
          <table:table-cell office:value-type="float" office:value="0.8646545" calcext:value-type="float">
            <text:p>0.8646545</text:p>
          </table:table-cell>
          <table:table-cell office:value-type="float" office:value="-11.21695" calcext:value-type="float">
            <text:p>-11.21695</text:p>
          </table:table-cell>
          <table:table-cell office:value-type="float" office:value="-1.158936" calcext:value-type="float">
            <text:p>-1.158936</text:p>
          </table:table-cell>
          <table:table-cell office:value-type="float" office:value="-5.071472" calcext:value-type="float">
            <text:p>-5.071472</text:p>
          </table:table-cell>
          <table:table-cell office:value-type="float" office:value="-0.4179993" calcext:value-type="float">
            <text:p>-0.4179993</text:p>
          </table:table-cell>
          <table:table-cell office:value-type="float" office:value="-1.270416" calcext:value-type="float">
            <text:p>-1.270416</text:p>
          </table:table-cell>
          <table:table-cell office:value-type="float" office:value="0.6396179" calcext:value-type="float">
            <text:p>0.6396179</text:p>
          </table:table-cell>
          <table:table-cell office:value-type="float" office:value="0.02890015" calcext:value-type="float">
            <text:p>0.02890015</text:p>
          </table:table-cell>
          <table:table-cell office:value-type="float" office:value="1.623901" calcext:value-type="float">
            <text:p>1.623901</text:p>
          </table:table-cell>
          <table:table-cell office:value-type="float" office:value="1.092804" calcext:value-type="float">
            <text:p>1.092804</text:p>
          </table:table-cell>
          <table:table-cell office:value-type="float" office:value="2.840942" calcext:value-type="float">
            <text:p>2.840942</text:p>
          </table:table-cell>
          <table:table-cell office:value-type="float" office:value="2.38205" calcext:value-type="float">
            <text:p>2.38205</text:p>
          </table:table-cell>
          <table:table-cell office:value-type="float" office:value="4.156097" calcext:value-type="float">
            <text:p>4.156097</text:p>
          </table:table-cell>
          <table:table-cell office:value-type="float" office:value="3.724213" calcext:value-type="float">
            <text:p>3.724213</text:p>
          </table:table-cell>
          <table:table-cell office:value-type="float" office:value="6.223572" calcext:value-type="float">
            <text:p>6.223572</text:p>
          </table:table-cell>
          <table:table-cell office:value-type="float" office:value="5.808716" calcext:value-type="float">
            <text:p>5.808716</text:p>
          </table:table-cell>
          <table:table-cell office:value-type="float" office:value="9.37262" calcext:value-type="float">
            <text:p>9.37262</text:p>
          </table:table-cell>
          <table:table-cell office:value-type="float" office:value="8.982971" calcext:value-type="float">
            <text:p>8.982971</text:p>
          </table:table-cell>
          <table:table-cell office:value-type="float" office:value="12.32336" calcext:value-type="float">
            <text:p>12.32336</text:p>
          </table:table-cell>
          <table:table-cell office:value-type="float" office:value="12.01602" calcext:value-type="float">
            <text:p>12.01602</text:p>
          </table:table-cell>
          <table:table-cell office:value-type="float" office:value="14.099" calcext:value-type="float">
            <text:p>14.099</text:p>
          </table:table-cell>
          <table:table-cell office:value-type="float" office:value="13.86264" calcext:value-type="float">
            <text:p>13.86264</text:p>
          </table:table-cell>
          <table:table-cell office:value-type="float" office:value="15.31348" calcext:value-type="float">
            <text:p>15.31348</text:p>
          </table:table-cell>
          <table:table-cell office:value-type="float" office:value="15.12674" calcext:value-type="float">
            <text:p>15.12674</text:p>
          </table:table-cell>
          <table:table-cell office:value-type="float" office:value="15.99255" calcext:value-type="float">
            <text:p>15.99255</text:p>
          </table:table-cell>
          <table:table-cell office:value-type="float" office:value="15.83408" calcext:value-type="float">
            <text:p>15.83408</text:p>
          </table:table-cell>
          <table:table-cell office:value-type="float" office:value="16.07257" calcext:value-type="float">
            <text:p>16.07257</text:p>
          </table:table-cell>
          <table:table-cell office:value-type="float" office:value="15.93048" calcext:value-type="float">
            <text:p>15.93048</text:p>
          </table:table-cell>
          <table:table-cell office:value-type="float" office:value="0.8646545" calcext:value-type="float">
            <text:p>0.8646545</text:p>
          </table:table-cell>
          <table:table-cell office:value-type="float" office:value="-11.21695" calcext:value-type="float">
            <text:p>-11.216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5" calcext:value-type="float">
            <text:p>5122005</text:p>
          </table:table-cell>
          <table:table-cell office:value-type="float" office:value="8.21833" calcext:value-type="float">
            <text:p>8.21833</text:p>
          </table:table-cell>
          <table:table-cell office:value-type="float" office:value="-4.35" calcext:value-type="float">
            <text:p>-4.35</text:p>
          </table:table-cell>
          <table:table-cell office:value-type="float" office:value="-21.12" calcext:value-type="float">
            <text:p>-21.12</text:p>
          </table:table-cell>
          <table:table-cell office:value-type="float" office:value="0.3924135" calcext:value-type="float">
            <text:p>0.3924135</text:p>
          </table:table-cell>
          <table:table-cell office:value-type="float" office:value="0.1041138" calcext:value-type="float">
            <text:p>0.1041138</text:p>
          </table:table-cell>
          <table:table-cell office:value-type="float" office:value="335.808" calcext:value-type="float">
            <text:p>335.808</text:p>
          </table:table-cell>
          <table:table-cell office:value-type="float" office:value="0" calcext:value-type="float">
            <text:p>0</text:p>
          </table:table-cell>
          <table:table-cell office:value-type="float" office:value="-0.268219" calcext:value-type="float">
            <text:p>-0.268219</text:p>
          </table:table-cell>
          <table:table-cell office:value-type="float" office:value="-13.72702" calcext:value-type="float">
            <text:p>-13.72702</text:p>
          </table:table-cell>
          <table:table-cell office:value-type="float" office:value="-2.292206" calcext:value-type="float">
            <text:p>-2.292206</text:p>
          </table:table-cell>
          <table:table-cell office:value-type="float" office:value="-7.202545" calcext:value-type="float">
            <text:p>-7.202545</text:p>
          </table:table-cell>
          <table:table-cell office:value-type="float" office:value="-1.307281" calcext:value-type="float">
            <text:p>-1.307281</text:p>
          </table:table-cell>
          <table:table-cell office:value-type="float" office:value="-3.702118" calcext:value-type="float">
            <text:p>-3.702118</text:p>
          </table:table-cell>
          <table:table-cell office:value-type="float" office:value="0.00479126" calcext:value-type="float">
            <text:p>0.00479126</text:p>
          </table:table-cell>
          <table:table-cell office:value-type="float" office:value="-0.393219" calcext:value-type="float">
            <text:p>-0.393219</text:p>
          </table:table-cell>
          <table:table-cell office:value-type="float" office:value="1.076172" calcext:value-type="float">
            <text:p>1.076172</text:p>
          </table:table-cell>
          <table:table-cell office:value-type="float" office:value="0.6588135" calcext:value-type="float">
            <text:p>0.6588135</text:p>
          </table:table-cell>
          <table:table-cell office:value-type="float" office:value="2.372986" calcext:value-type="float">
            <text:p>2.372986</text:p>
          </table:table-cell>
          <table:table-cell office:value-type="float" office:value="1.875488" calcext:value-type="float">
            <text:p>1.875488</text:p>
          </table:table-cell>
          <table:table-cell office:value-type="float" office:value="3.718445" calcext:value-type="float">
            <text:p>3.718445</text:p>
          </table:table-cell>
          <table:table-cell office:value-type="float" office:value="3.218353" calcext:value-type="float">
            <text:p>3.218353</text:p>
          </table:table-cell>
          <table:table-cell office:value-type="float" office:value="5.804626" calcext:value-type="float">
            <text:p>5.804626</text:p>
          </table:table-cell>
          <table:table-cell office:value-type="float" office:value="5.352509" calcext:value-type="float">
            <text:p>5.352509</text:p>
          </table:table-cell>
          <table:table-cell office:value-type="float" office:value="8.978943" calcext:value-type="float">
            <text:p>8.978943</text:p>
          </table:table-cell>
          <table:table-cell office:value-type="float" office:value="8.595764" calcext:value-type="float">
            <text:p>8.595764</text:p>
          </table:table-cell>
          <table:table-cell office:value-type="float" office:value="12.01279" calcext:value-type="float">
            <text:p>12.01279</text:p>
          </table:table-cell>
          <table:table-cell office:value-type="float" office:value="11.70428" calcext:value-type="float">
            <text:p>11.70428</text:p>
          </table:table-cell>
          <table:table-cell office:value-type="float" office:value="13.86011" calcext:value-type="float">
            <text:p>13.86011</text:p>
          </table:table-cell>
          <table:table-cell office:value-type="float" office:value="13.61676" calcext:value-type="float">
            <text:p>13.61676</text:p>
          </table:table-cell>
          <table:table-cell office:value-type="float" office:value="15.12473" calcext:value-type="float">
            <text:p>15.12473</text:p>
          </table:table-cell>
          <table:table-cell office:value-type="float" office:value="14.93079" calcext:value-type="float">
            <text:p>14.93079</text:p>
          </table:table-cell>
          <table:table-cell office:value-type="float" office:value="15.8324" calcext:value-type="float">
            <text:p>15.8324</text:p>
          </table:table-cell>
          <table:table-cell office:value-type="float" office:value="15.67035" calcext:value-type="float">
            <text:p>15.67035</text:p>
          </table:table-cell>
          <table:table-cell office:value-type="float" office:value="15.92899" calcext:value-type="float">
            <text:p>15.92899</text:p>
          </table:table-cell>
          <table:table-cell office:value-type="float" office:value="15.785" calcext:value-type="float">
            <text:p>15.785</text:p>
          </table:table-cell>
          <table:table-cell office:value-type="float" office:value="-0.268219" calcext:value-type="float">
            <text:p>-0.268219</text:p>
          </table:table-cell>
          <table:table-cell office:value-type="float" office:value="-13.72702" calcext:value-type="float">
            <text:p>-13.727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5" calcext:value-type="float">
            <text:p>6122005</text:p>
          </table:table-cell>
          <table:table-cell office:value-type="float" office:value="9.225332" calcext:value-type="float">
            <text:p>9.225332</text:p>
          </table:table-cell>
          <table:table-cell office:value-type="float" office:value="-14.33" calcext:value-type="float">
            <text:p>-14.33</text:p>
          </table:table-cell>
          <table:table-cell office:value-type="float" office:value="-23.09" calcext:value-type="float">
            <text:p>-23.09</text:p>
          </table:table-cell>
          <table:table-cell office:value-type="float" office:value="0.1818933" calcext:value-type="float">
            <text:p>0.1818933</text:p>
          </table:table-cell>
          <table:table-cell office:value-type="float" office:value="0.08805282" calcext:value-type="float">
            <text:p>0.08805282</text:p>
          </table:table-cell>
          <table:table-cell office:value-type="float" office:value="242.1" calcext:value-type="float">
            <text:p>242.1</text:p>
          </table:table-cell>
          <table:table-cell office:value-type="float" office:value="0" calcext:value-type="float">
            <text:p>0</text:p>
          </table:table-cell>
          <table:table-cell office:value-type="float" office:value="-2.009857" calcext:value-type="float">
            <text:p>-2.009857</text:p>
          </table:table-cell>
          <table:table-cell office:value-type="float" office:value="-15.30798" calcext:value-type="float">
            <text:p>-15.30798</text:p>
          </table:table-cell>
          <table:table-cell office:value-type="float" office:value="-3.265472" calcext:value-type="float">
            <text:p>-3.265472</text:p>
          </table:table-cell>
          <table:table-cell office:value-type="float" office:value="-8.520599" calcext:value-type="float">
            <text:p>-8.520599</text:p>
          </table:table-cell>
          <table:table-cell office:value-type="float" office:value="-2.480286" calcext:value-type="float">
            <text:p>-2.480286</text:p>
          </table:table-cell>
          <table:table-cell office:value-type="float" office:value="-4.779114" calcext:value-type="float">
            <text:p>-4.779114</text:p>
          </table:table-cell>
          <table:table-cell office:value-type="float" office:value="-0.2649841" calcext:value-type="float">
            <text:p>-0.2649841</text:p>
          </table:table-cell>
          <table:table-cell office:value-type="float" office:value="-0.7940979" calcext:value-type="float">
            <text:p>-0.7940979</text:p>
          </table:table-cell>
          <table:table-cell office:value-type="float" office:value="0.6591492" calcext:value-type="float">
            <text:p>0.6591492</text:p>
          </table:table-cell>
          <table:table-cell office:value-type="float" office:value="0.1468201" calcext:value-type="float">
            <text:p>0.1468201</text:p>
          </table:table-cell>
          <table:table-cell office:value-type="float" office:value="1.871796" calcext:value-type="float">
            <text:p>1.871796</text:p>
          </table:table-cell>
          <table:table-cell office:value-type="float" office:value="1.452271" calcext:value-type="float">
            <text:p>1.452271</text:p>
          </table:table-cell>
          <table:table-cell office:value-type="float" office:value="3.215057" calcext:value-type="float">
            <text:p>3.215057</text:p>
          </table:table-cell>
          <table:table-cell office:value-type="float" office:value="2.819183" calcext:value-type="float">
            <text:p>2.819183</text:p>
          </table:table-cell>
          <table:table-cell office:value-type="float" office:value="5.348236" calcext:value-type="float">
            <text:p>5.348236</text:p>
          </table:table-cell>
          <table:table-cell office:value-type="float" office:value="4.944824" calcext:value-type="float">
            <text:p>4.944824</text:p>
          </table:table-cell>
          <table:table-cell office:value-type="float" office:value="8.591736" calcext:value-type="float">
            <text:p>8.591736</text:p>
          </table:table-cell>
          <table:table-cell office:value-type="float" office:value="8.213379" calcext:value-type="float">
            <text:p>8.213379</text:p>
          </table:table-cell>
          <table:table-cell office:value-type="float" office:value="11.70102" calcext:value-type="float">
            <text:p>11.70102</text:p>
          </table:table-cell>
          <table:table-cell office:value-type="float" office:value="11.39108" calcext:value-type="float">
            <text:p>11.39108</text:p>
          </table:table-cell>
          <table:table-cell office:value-type="float" office:value="13.61417" calcext:value-type="float">
            <text:p>13.61417</text:p>
          </table:table-cell>
          <table:table-cell office:value-type="float" office:value="13.36523" calcext:value-type="float">
            <text:p>13.36523</text:p>
          </table:table-cell>
          <table:table-cell office:value-type="float" office:value="14.92871" calcext:value-type="float">
            <text:p>14.92871</text:p>
          </table:table-cell>
          <table:table-cell office:value-type="float" office:value="14.72879" calcext:value-type="float">
            <text:p>14.72879</text:p>
          </table:table-cell>
          <table:table-cell office:value-type="float" office:value="15.66861" calcext:value-type="float">
            <text:p>15.66861</text:p>
          </table:table-cell>
          <table:table-cell office:value-type="float" office:value="15.50302" calcext:value-type="float">
            <text:p>15.50302</text:p>
          </table:table-cell>
          <table:table-cell office:value-type="float" office:value="15.78348" calcext:value-type="float">
            <text:p>15.78348</text:p>
          </table:table-cell>
          <table:table-cell office:value-type="float" office:value="15.6377" calcext:value-type="float">
            <text:p>15.6377</text:p>
          </table:table-cell>
          <table:table-cell office:value-type="float" office:value="-2.009857" calcext:value-type="float">
            <text:p>-2.009857</text:p>
          </table:table-cell>
          <table:table-cell office:value-type="float" office:value="-15.30798" calcext:value-type="float">
            <text:p>-15.307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5" calcext:value-type="float">
            <text:p>7122005</text:p>
          </table:table-cell>
          <table:table-cell office:value-type="float" office:value="5.871456" calcext:value-type="float">
            <text:p>5.871456</text:p>
          </table:table-cell>
          <table:table-cell office:value-type="float" office:value="-13.53" calcext:value-type="float">
            <text:p>-13.53</text:p>
          </table:table-cell>
          <table:table-cell office:value-type="float" office:value="-20.83" calcext:value-type="float">
            <text:p>-20.83</text:p>
          </table:table-cell>
          <table:table-cell office:value-type="float" office:value="0.193879" calcext:value-type="float">
            <text:p>0.193879</text:p>
          </table:table-cell>
          <table:table-cell office:value-type="float" office:value="0.10669" calcext:value-type="float">
            <text:p>0.10669</text:p>
          </table:table-cell>
          <table:table-cell office:value-type="float" office:value="268.524" calcext:value-type="float">
            <text:p>268.524</text:p>
          </table:table-cell>
          <table:table-cell office:value-type="float" office:value="0" calcext:value-type="float">
            <text:p>0</text:p>
          </table:table-cell>
          <table:table-cell office:value-type="float" office:value="-5.374542" calcext:value-type="float">
            <text:p>-5.374542</text:p>
          </table:table-cell>
          <table:table-cell office:value-type="float" office:value="-14.17599" calcext:value-type="float">
            <text:p>-14.17599</text:p>
          </table:table-cell>
          <table:table-cell office:value-type="float" office:value="-4.857635" calcext:value-type="float">
            <text:p>-4.857635</text:p>
          </table:table-cell>
          <table:table-cell office:value-type="float" office:value="-8.243164" calcext:value-type="float">
            <text:p>-8.243164</text:p>
          </table:table-cell>
          <table:table-cell office:value-type="float" office:value="-3.729797" calcext:value-type="float">
            <text:p>-3.729797</text:p>
          </table:table-cell>
          <table:table-cell office:value-type="float" office:value="-5.180206" calcext:value-type="float">
            <text:p>-5.180206</text:p>
          </table:table-cell>
          <table:table-cell office:value-type="float" office:value="-0.8139954" calcext:value-type="float">
            <text:p>-0.8139954</text:p>
          </table:table-cell>
          <table:table-cell office:value-type="float" office:value="-2.32843" calcext:value-type="float">
            <text:p>-2.32843</text:p>
          </table:table-cell>
          <table:table-cell office:value-type="float" office:value="0.1313171" calcext:value-type="float">
            <text:p>0.1313171</text:p>
          </table:table-cell>
          <table:table-cell office:value-type="float" office:value="-0.4380493" calcext:value-type="float">
            <text:p>-0.4380493</text:p>
          </table:table-cell>
          <table:table-cell office:value-type="float" office:value="1.443604" calcext:value-type="float">
            <text:p>1.443604</text:p>
          </table:table-cell>
          <table:table-cell office:value-type="float" office:value="0.8298035" calcext:value-type="float">
            <text:p>0.8298035</text:p>
          </table:table-cell>
          <table:table-cell office:value-type="float" office:value="2.81369" calcext:value-type="float">
            <text:p>2.81369</text:p>
          </table:table-cell>
          <table:table-cell office:value-type="float" office:value="2.254486" calcext:value-type="float">
            <text:p>2.254486</text:p>
          </table:table-cell>
          <table:table-cell office:value-type="float" office:value="4.940857" calcext:value-type="float">
            <text:p>4.940857</text:p>
          </table:table-cell>
          <table:table-cell office:value-type="float" office:value="4.487122" calcext:value-type="float">
            <text:p>4.487122</text:p>
          </table:table-cell>
          <table:table-cell office:value-type="float" office:value="8.209473" calcext:value-type="float">
            <text:p>8.209473</text:p>
          </table:table-cell>
          <table:table-cell office:value-type="float" office:value="7.833832" calcext:value-type="float">
            <text:p>7.833832</text:p>
          </table:table-cell>
          <table:table-cell office:value-type="float" office:value="11.38782" calcext:value-type="float">
            <text:p>11.38782</text:p>
          </table:table-cell>
          <table:table-cell office:value-type="float" office:value="11.07727" calcext:value-type="float">
            <text:p>11.07727</text:p>
          </table:table-cell>
          <table:table-cell office:value-type="float" office:value="13.36258" calcext:value-type="float">
            <text:p>13.36258</text:p>
          </table:table-cell>
          <table:table-cell office:value-type="float" office:value="13.10904" calcext:value-type="float">
            <text:p>13.10904</text:p>
          </table:table-cell>
          <table:table-cell office:value-type="float" office:value="14.72668" calcext:value-type="float">
            <text:p>14.72668</text:p>
          </table:table-cell>
          <table:table-cell office:value-type="float" office:value="14.52112" calcext:value-type="float">
            <text:p>14.52112</text:p>
          </table:table-cell>
          <table:table-cell office:value-type="float" office:value="15.50125" calcext:value-type="float">
            <text:p>15.50125</text:p>
          </table:table-cell>
          <table:table-cell office:value-type="float" office:value="15.33148" calcext:value-type="float">
            <text:p>15.33148</text:p>
          </table:table-cell>
          <table:table-cell office:value-type="float" office:value="15.63617" calcext:value-type="float">
            <text:p>15.63617</text:p>
          </table:table-cell>
          <table:table-cell office:value-type="float" office:value="15.48813" calcext:value-type="float">
            <text:p>15.48813</text:p>
          </table:table-cell>
          <table:table-cell office:value-type="float" office:value="-5.374542" calcext:value-type="float">
            <text:p>-5.374542</text:p>
          </table:table-cell>
          <table:table-cell office:value-type="float" office:value="-14.17599" calcext:value-type="float">
            <text:p>-14.175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5" calcext:value-type="float">
            <text:p>8122005</text:p>
          </table:table-cell>
          <table:table-cell office:value-type="float" office:value="9.123613" calcext:value-type="float">
            <text:p>9.123613</text:p>
          </table:table-cell>
          <table:table-cell office:value-type="float" office:value="-12.65" calcext:value-type="float">
            <text:p>-12.65</text:p>
          </table:table-cell>
          <table:table-cell office:value-type="float" office:value="-22.18" calcext:value-type="float">
            <text:p>-22.18</text:p>
          </table:table-cell>
          <table:table-cell office:value-type="float" office:value="0.2078836" calcext:value-type="float">
            <text:p>0.2078836</text:p>
          </table:table-cell>
          <table:table-cell office:value-type="float" office:value="0.0951696" calcext:value-type="float">
            <text:p>0.0951696</text:p>
          </table:table-cell>
          <table:table-cell office:value-type="float" office:value="205.2" calcext:value-type="float">
            <text:p>205.2</text:p>
          </table:table-cell>
          <table:table-cell office:value-type="float" office:value="0" calcext:value-type="float">
            <text:p>0</text:p>
          </table:table-cell>
          <table:table-cell office:value-type="float" office:value="-1.201508" calcext:value-type="float">
            <text:p>-1.201508</text:p>
          </table:table-cell>
          <table:table-cell office:value-type="float" office:value="-15.77527" calcext:value-type="float">
            <text:p>-15.77527</text:p>
          </table:table-cell>
          <table:table-cell office:value-type="float" office:value="-3.432129" calcext:value-type="float">
            <text:p>-3.432129</text:p>
          </table:table-cell>
          <table:table-cell office:value-type="float" office:value="-9.019653" calcext:value-type="float">
            <text:p>-9.019653</text:p>
          </table:table-cell>
          <table:table-cell office:value-type="float" office:value="-3.262787" calcext:value-type="float">
            <text:p>-3.262787</text:p>
          </table:table-cell>
          <table:table-cell office:value-type="float" office:value="-5.664429" calcext:value-type="float">
            <text:p>-5.664429</text:p>
          </table:table-cell>
          <table:table-cell office:value-type="float" office:value="-2.000885" calcext:value-type="float">
            <text:p>-2.000885</text:p>
          </table:table-cell>
          <table:table-cell office:value-type="float" office:value="-2.86026" calcext:value-type="float">
            <text:p>-2.86026</text:p>
          </table:table-cell>
          <table:table-cell office:value-type="float" office:value="-0.4434509" calcext:value-type="float">
            <text:p>-0.4434509</text:p>
          </table:table-cell>
          <table:table-cell office:value-type="float" office:value="-0.8172302" calcext:value-type="float">
            <text:p>-0.8172302</text:p>
          </table:table-cell>
          <table:table-cell office:value-type="float" office:value="0.8247681" calcext:value-type="float">
            <text:p>0.8247681</text:p>
          </table:table-cell>
          <table:table-cell office:value-type="float" office:value="0.4609985" calcext:value-type="float">
            <text:p>0.4609985</text:p>
          </table:table-cell>
          <table:table-cell office:value-type="float" office:value="2.249847" calcext:value-type="float">
            <text:p>2.249847</text:p>
          </table:table-cell>
          <table:table-cell office:value-type="float" office:value="1.873077" calcext:value-type="float">
            <text:p>1.873077</text:p>
          </table:table-cell>
          <table:table-cell office:value-type="float" office:value="4.482391" calcext:value-type="float">
            <text:p>4.482391</text:p>
          </table:table-cell>
          <table:table-cell office:value-type="float" office:value="4.060577" calcext:value-type="float">
            <text:p>4.060577</text:p>
          </table:table-cell>
          <table:table-cell office:value-type="float" office:value="7.829834" calcext:value-type="float">
            <text:p>7.829834</text:p>
          </table:table-cell>
          <table:table-cell office:value-type="float" office:value="7.447388" calcext:value-type="float">
            <text:p>7.447388</text:p>
          </table:table-cell>
          <table:table-cell office:value-type="float" office:value="11.07401" calcext:value-type="float">
            <text:p>11.07401</text:p>
          </table:table-cell>
          <table:table-cell office:value-type="float" office:value="10.7616" calcext:value-type="float">
            <text:p>10.7616</text:p>
          </table:table-cell>
          <table:table-cell office:value-type="float" office:value="13.10635" calcext:value-type="float">
            <text:p>13.10635</text:p>
          </table:table-cell>
          <table:table-cell office:value-type="float" office:value="12.85016" calcext:value-type="float">
            <text:p>12.85016</text:p>
          </table:table-cell>
          <table:table-cell office:value-type="float" office:value="14.51892" calcext:value-type="float">
            <text:p>14.51892</text:p>
          </table:table-cell>
          <table:table-cell office:value-type="float" office:value="14.30887" calcext:value-type="float">
            <text:p>14.30887</text:p>
          </table:table-cell>
          <table:table-cell office:value-type="float" office:value="15.32968" calcext:value-type="float">
            <text:p>15.32968</text:p>
          </table:table-cell>
          <table:table-cell office:value-type="float" office:value="15.15652" calcext:value-type="float">
            <text:p>15.15652</text:p>
          </table:table-cell>
          <table:table-cell office:value-type="float" office:value="15.48654" calcext:value-type="float">
            <text:p>15.48654</text:p>
          </table:table-cell>
          <table:table-cell office:value-type="float" office:value="15.33597" calcext:value-type="float">
            <text:p>15.33597</text:p>
          </table:table-cell>
          <table:table-cell office:value-type="float" office:value="-1.201508" calcext:value-type="float">
            <text:p>-1.201508</text:p>
          </table:table-cell>
          <table:table-cell office:value-type="float" office:value="-15.72336" calcext:value-type="float">
            <text:p>-15.723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5" calcext:value-type="float">
            <text:p>9122005</text:p>
          </table:table-cell>
          <table:table-cell office:value-type="float" office:value="9.108015" calcext:value-type="float">
            <text:p>9.108015</text:p>
          </table:table-cell>
          <table:table-cell office:value-type="float" office:value="-6.95" calcext:value-type="float">
            <text:p>-6.95</text:p>
          </table:table-cell>
          <table:table-cell office:value-type="float" office:value="-22" calcext:value-type="float">
            <text:p>-22</text:p>
          </table:table-cell>
          <table:table-cell office:value-type="float" office:value="0.3229687" calcext:value-type="float">
            <text:p>0.3229687</text:p>
          </table:table-cell>
          <table:table-cell office:value-type="float" office:value="0.09663738" calcext:value-type="float">
            <text:p>0.09663738</text:p>
          </table:table-cell>
          <table:table-cell office:value-type="float" office:value="218.664" calcext:value-type="float">
            <text:p>218.664</text:p>
          </table:table-cell>
          <table:table-cell office:value-type="float" office:value="0" calcext:value-type="float">
            <text:p>0</text:p>
          </table:table-cell>
          <table:table-cell office:value-type="float" office:value="-0.2053223" calcext:value-type="float">
            <text:p>-0.2053223</text:p>
          </table:table-cell>
          <table:table-cell office:value-type="float" office:value="-16.12576" calcext:value-type="float">
            <text:p>-16.12576</text:p>
          </table:table-cell>
          <table:table-cell office:value-type="float" office:value="-3.553711" calcext:value-type="float">
            <text:p>-3.553711</text:p>
          </table:table-cell>
          <table:table-cell office:value-type="float" office:value="-10.32852" calcext:value-type="float">
            <text:p>-10.32852</text:p>
          </table:table-cell>
          <table:table-cell office:value-type="float" office:value="-3.76297" calcext:value-type="float">
            <text:p>-3.76297</text:p>
          </table:table-cell>
          <table:table-cell office:value-type="float" office:value="-7.382233" calcext:value-type="float">
            <text:p>-7.382233</text:p>
          </table:table-cell>
          <table:table-cell office:value-type="float" office:value="-2.65509" calcext:value-type="float">
            <text:p>-2.65509</text:p>
          </table:table-cell>
          <table:table-cell office:value-type="float" office:value="-4.257263" calcext:value-type="float">
            <text:p>-4.257263</text:p>
          </table:table-cell>
          <table:table-cell office:value-type="float" office:value="-0.8376465" calcext:value-type="float">
            <text:p>-0.8376465</text:p>
          </table:table-cell>
          <table:table-cell office:value-type="float" office:value="-2.344696" calcext:value-type="float">
            <text:p>-2.344696</text:p>
          </table:table-cell>
          <table:table-cell office:value-type="float" office:value="0.4506836" calcext:value-type="float">
            <text:p>0.4506836</text:p>
          </table:table-cell>
          <table:table-cell office:value-type="float" office:value="-0.09744263" calcext:value-type="float">
            <text:p>-0.09744263</text:p>
          </table:table-cell>
          <table:table-cell office:value-type="float" office:value="1.86731" calcext:value-type="float">
            <text:p>1.86731</text:p>
          </table:table-cell>
          <table:table-cell office:value-type="float" office:value="1.315369" calcext:value-type="float">
            <text:p>1.315369</text:p>
          </table:table-cell>
          <table:table-cell office:value-type="float" office:value="4.056671" calcext:value-type="float">
            <text:p>4.056671</text:p>
          </table:table-cell>
          <table:table-cell office:value-type="float" office:value="3.573151" calcext:value-type="float">
            <text:p>3.573151</text:p>
          </table:table-cell>
          <table:table-cell office:value-type="float" office:value="7.443481" calcext:value-type="float">
            <text:p>7.443481</text:p>
          </table:table-cell>
          <table:table-cell office:value-type="float" office:value="7.056641" calcext:value-type="float">
            <text:p>7.056641</text:p>
          </table:table-cell>
          <table:table-cell office:value-type="float" office:value="10.7583" calcext:value-type="float">
            <text:p>10.7583</text:p>
          </table:table-cell>
          <table:table-cell office:value-type="float" office:value="10.44348" calcext:value-type="float">
            <text:p>10.44348</text:p>
          </table:table-cell>
          <table:table-cell office:value-type="float" office:value="12.84747" calcext:value-type="float">
            <text:p>12.84747</text:p>
          </table:table-cell>
          <table:table-cell office:value-type="float" office:value="12.58755" calcext:value-type="float">
            <text:p>12.58755</text:p>
          </table:table-cell>
          <table:table-cell office:value-type="float" office:value="14.30664" calcext:value-type="float">
            <text:p>14.30664</text:p>
          </table:table-cell>
          <table:table-cell office:value-type="float" office:value="14.09283" calcext:value-type="float">
            <text:p>14.09283</text:p>
          </table:table-cell>
          <table:table-cell office:value-type="float" office:value="15.15469" calcext:value-type="float">
            <text:p>15.15469</text:p>
          </table:table-cell>
          <table:table-cell office:value-type="float" office:value="14.97797" calcext:value-type="float">
            <text:p>14.97797</text:p>
          </table:table-cell>
          <table:table-cell office:value-type="float" office:value="15.33438" calcext:value-type="float">
            <text:p>15.33438</text:p>
          </table:table-cell>
          <table:table-cell office:value-type="float" office:value="15.18057" calcext:value-type="float">
            <text:p>15.18057</text:p>
          </table:table-cell>
          <table:table-cell office:value-type="float" office:value="-0.2053223" calcext:value-type="float">
            <text:p>-0.2053223</text:p>
          </table:table-cell>
          <table:table-cell office:value-type="float" office:value="-16.12576" calcext:value-type="float">
            <text:p>-16.125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5" calcext:value-type="float">
            <text:p>10122005</text:p>
          </table:table-cell>
          <table:table-cell office:value-type="float" office:value="5.225512" calcext:value-type="float">
            <text:p>5.225512</text:p>
          </table:table-cell>
          <table:table-cell office:value-type="float" office:value="3.37" calcext:value-type="float">
            <text:p>3.37</text:p>
          </table:table-cell>
          <table:table-cell office:value-type="float" office:value="-7.68" calcext:value-type="float">
            <text:p>-7.68</text:p>
          </table:table-cell>
          <table:table-cell office:value-type="float" office:value="0.6847289" calcext:value-type="float">
            <text:p>0.6847289</text:p>
          </table:table-cell>
          <table:table-cell office:value-type="float" office:value="0.3055731" calcext:value-type="float">
            <text:p>0.3055731</text:p>
          </table:table-cell>
          <table:table-cell office:value-type="float" office:value="420.3" calcext:value-type="float">
            <text:p>420.3</text:p>
          </table:table-cell>
          <table:table-cell office:value-type="float" office:value="3.5" calcext:value-type="float">
            <text:p>3.5</text:p>
          </table:table-cell>
          <table:table-cell office:value-type="float" office:value="1.827667" calcext:value-type="float">
            <text:p>1.827667</text:p>
          </table:table-cell>
          <table:table-cell office:value-type="float" office:value="-9.299286" calcext:value-type="float">
            <text:p>-9.299286</text:p>
          </table:table-cell>
          <table:table-cell office:value-type="float" office:value="-1.251282" calcext:value-type="float">
            <text:p>-1.251282</text:p>
          </table:table-cell>
          <table:table-cell office:value-type="float" office:value="-6.331116" calcext:value-type="float">
            <text:p>-6.331116</text:p>
          </table:table-cell>
          <table:table-cell office:value-type="float" office:value="-1.520203" calcext:value-type="float">
            <text:p>-1.520203</text:p>
          </table:table-cell>
          <table:table-cell office:value-type="float" office:value="-4.809021" calcext:value-type="float">
            <text:p>-4.809021</text:p>
          </table:table-cell>
          <table:table-cell office:value-type="float" office:value="-1.419891" calcext:value-type="float">
            <text:p>-1.419891</text:p>
          </table:table-cell>
          <table:table-cell office:value-type="float" office:value="-3.178314" calcext:value-type="float">
            <text:p>-3.178314</text:p>
          </table:table-cell>
          <table:table-cell office:value-type="float" office:value="-0.9831543" calcext:value-type="float">
            <text:p>-0.9831543</text:p>
          </table:table-cell>
          <table:table-cell office:value-type="float" office:value="-1.933685" calcext:value-type="float">
            <text:p>-1.933685</text:p>
          </table:table-cell>
          <table:table-cell office:value-type="float" office:value="-0.02868652" calcext:value-type="float">
            <text:p>-0.02868652</text:p>
          </table:table-cell>
          <table:table-cell office:value-type="float" office:value="-0.09124756" calcext:value-type="float">
            <text:p>-0.09124756</text:p>
          </table:table-cell>
          <table:table-cell office:value-type="float" office:value="1.313568" calcext:value-type="float">
            <text:p>1.313568</text:p>
          </table:table-cell>
          <table:table-cell office:value-type="float" office:value="1.210205" calcext:value-type="float">
            <text:p>1.210205</text:p>
          </table:table-cell>
          <table:table-cell office:value-type="float" office:value="3.569031" calcext:value-type="float">
            <text:p>3.569031</text:p>
          </table:table-cell>
          <table:table-cell office:value-type="float" office:value="3.267792" calcext:value-type="float">
            <text:p>3.267792</text:p>
          </table:table-cell>
          <table:table-cell office:value-type="float" office:value="7.05249" calcext:value-type="float">
            <text:p>7.05249</text:p>
          </table:table-cell>
          <table:table-cell office:value-type="float" office:value="6.681213" calcext:value-type="float">
            <text:p>6.681213</text:p>
          </table:table-cell>
          <table:table-cell office:value-type="float" office:value="10.44016" calcext:value-type="float">
            <text:p>10.44016</text:p>
          </table:table-cell>
          <table:table-cell office:value-type="float" office:value="10.12228" calcext:value-type="float">
            <text:p>10.12228</text:p>
          </table:table-cell>
          <table:table-cell office:value-type="float" office:value="12.58481" calcext:value-type="float">
            <text:p>12.58481</text:p>
          </table:table-cell>
          <table:table-cell office:value-type="float" office:value="12.32138" calcext:value-type="float">
            <text:p>12.32138</text:p>
          </table:table-cell>
          <table:table-cell office:value-type="float" office:value="14.09052" calcext:value-type="float">
            <text:p>14.09052</text:p>
          </table:table-cell>
          <table:table-cell office:value-type="float" office:value="13.87289" calcext:value-type="float">
            <text:p>13.87289</text:p>
          </table:table-cell>
          <table:table-cell office:value-type="float" office:value="14.97604" calcext:value-type="float">
            <text:p>14.97604</text:p>
          </table:table-cell>
          <table:table-cell office:value-type="float" office:value="14.79581" calcext:value-type="float">
            <text:p>14.79581</text:p>
          </table:table-cell>
          <table:table-cell office:value-type="float" office:value="15.17896" calcext:value-type="float">
            <text:p>15.17896</text:p>
          </table:table-cell>
          <table:table-cell office:value-type="float" office:value="15.02228" calcext:value-type="float">
            <text:p>15.02228</text:p>
          </table:table-cell>
          <table:table-cell office:value-type="float" office:value="1.927765" calcext:value-type="float">
            <text:p>1.927765</text:p>
          </table:table-cell>
          <table:table-cell office:value-type="float" office:value="-9.377747" calcext:value-type="float">
            <text:p>-9.3777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5" calcext:value-type="float">
            <text:p>11122005</text:p>
          </table:table-cell>
          <table:table-cell office:value-type="float" office:value="5.487687" calcext:value-type="float">
            <text:p>5.487687</text:p>
          </table:table-cell>
          <table:table-cell office:value-type="float" office:value="6.35" calcext:value-type="float">
            <text:p>6.35</text:p>
          </table:table-cell>
          <table:table-cell office:value-type="float" office:value="-1.91" calcext:value-type="float">
            <text:p>-1.91</text:p>
          </table:table-cell>
          <table:table-cell office:value-type="float" office:value="0.7848461" calcext:value-type="float">
            <text:p>0.7848461</text:p>
          </table:table-cell>
          <table:table-cell office:value-type="float" office:value="0.469513" calcext:value-type="float">
            <text:p>0.469513</text:p>
          </table:table-cell>
          <table:table-cell office:value-type="float" office:value="327.24" calcext:value-type="float">
            <text:p>327.24</text:p>
          </table:table-cell>
          <table:table-cell office:value-type="float" office:value="0" calcext:value-type="float">
            <text:p>0</text:p>
          </table:table-cell>
          <table:table-cell office:value-type="float" office:value="3.616547" calcext:value-type="float">
            <text:p>3.616547</text:p>
          </table:table-cell>
          <table:table-cell office:value-type="float" office:value="-2.0383" calcext:value-type="float">
            <text:p>-2.0383</text:p>
          </table:table-cell>
          <table:table-cell office:value-type="float" office:value="-0.02719116" calcext:value-type="float">
            <text:p>-0.02719116</text:p>
          </table:table-cell>
          <table:table-cell office:value-type="float" office:value="-1.507935" calcext:value-type="float">
            <text:p>-1.507935</text:p>
          </table:table-cell>
          <table:table-cell office:value-type="float" office:value="-0.7651062" calcext:value-type="float">
            <text:p>-0.7651062</text:p>
          </table:table-cell>
          <table:table-cell office:value-type="float" office:value="-1.511383" calcext:value-type="float">
            <text:p>-1.511383</text:p>
          </table:table-cell>
          <table:table-cell office:value-type="float" office:value="-0.7571716" calcext:value-type="float">
            <text:p>-0.7571716</text:p>
          </table:table-cell>
          <table:table-cell office:value-type="float" office:value="-1.408783" calcext:value-type="float">
            <text:p>-1.408783</text:p>
          </table:table-cell>
          <table:table-cell office:value-type="float" office:value="-0.5154419" calcext:value-type="float">
            <text:p>-0.5154419</text:p>
          </table:table-cell>
          <table:table-cell office:value-type="float" office:value="-0.9746094" calcext:value-type="float">
            <text:p>-0.9746094</text:p>
          </table:table-cell>
          <table:table-cell office:value-type="float" office:value="0.004730225" calcext:value-type="float">
            <text:p>0.004730225</text:p>
          </table:table-cell>
          <table:table-cell office:value-type="float" office:value="-0.02819824" calcext:value-type="float">
            <text:p>-0.02819824</text:p>
          </table:table-cell>
          <table:table-cell office:value-type="float" office:value="1.209747" calcext:value-type="float">
            <text:p>1.209747</text:p>
          </table:table-cell>
          <table:table-cell office:value-type="float" office:value="1.167328" calcext:value-type="float">
            <text:p>1.167328</text:p>
          </table:table-cell>
          <table:table-cell office:value-type="float" office:value="3.265594" calcext:value-type="float">
            <text:p>3.265594</text:p>
          </table:table-cell>
          <table:table-cell office:value-type="float" office:value="3.091736" calcext:value-type="float">
            <text:p>3.091736</text:p>
          </table:table-cell>
          <table:table-cell office:value-type="float" office:value="6.677612" calcext:value-type="float">
            <text:p>6.677612</text:p>
          </table:table-cell>
          <table:table-cell office:value-type="float" office:value="6.367889" calcext:value-type="float">
            <text:p>6.367889</text:p>
          </table:table-cell>
          <table:table-cell office:value-type="float" office:value="10.11899" calcext:value-type="float">
            <text:p>10.11899</text:p>
          </table:table-cell>
          <table:table-cell office:value-type="float" office:value="9.809692" calcext:value-type="float">
            <text:p>9.809692</text:p>
          </table:table-cell>
          <table:table-cell office:value-type="float" office:value="12.3186" calcext:value-type="float">
            <text:p>12.3186</text:p>
          </table:table-cell>
          <table:table-cell office:value-type="float" office:value="12.05423" calcext:value-type="float">
            <text:p>12.05423</text:p>
          </table:table-cell>
          <table:table-cell office:value-type="float" office:value="13.87057" calcext:value-type="float">
            <text:p>13.87057</text:p>
          </table:table-cell>
          <table:table-cell office:value-type="float" office:value="13.64966" calcext:value-type="float">
            <text:p>13.64966</text:p>
          </table:table-cell>
          <table:table-cell office:value-type="float" office:value="14.79388" calcext:value-type="float">
            <text:p>14.79388</text:p>
          </table:table-cell>
          <table:table-cell office:value-type="float" office:value="14.6102" calcext:value-type="float">
            <text:p>14.6102</text:p>
          </table:table-cell>
          <table:table-cell office:value-type="float" office:value="15.0206" calcext:value-type="float">
            <text:p>15.0206</text:p>
          </table:table-cell>
          <table:table-cell office:value-type="float" office:value="14.8605" calcext:value-type="float">
            <text:p>14.8605</text:p>
          </table:table-cell>
          <table:table-cell office:value-type="float" office:value="3.793945" calcext:value-type="float">
            <text:p>3.793945</text:p>
          </table:table-cell>
          <table:table-cell office:value-type="float" office:value="-2.0383" calcext:value-type="float">
            <text:p>-2.03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5" calcext:value-type="float">
            <text:p>12122005</text:p>
          </table:table-cell>
          <table:table-cell office:value-type="float" office:value="8.571955" calcext:value-type="float">
            <text:p>8.571955</text:p>
          </table:table-cell>
          <table:table-cell office:value-type="float" office:value="5.86" calcext:value-type="float">
            <text:p>5.86</text:p>
          </table:table-cell>
          <table:table-cell office:value-type="float" office:value="-3.42" calcext:value-type="float">
            <text:p>-3.42</text:p>
          </table:table-cell>
          <table:table-cell office:value-type="float" office:value="0.7796384" calcext:value-type="float">
            <text:p>0.7796384</text:p>
          </table:table-cell>
          <table:table-cell office:value-type="float" office:value="0.4203418" calcext:value-type="float">
            <text:p>0.4203418</text:p>
          </table:table-cell>
          <table:table-cell office:value-type="float" office:value="233.856" calcext:value-type="float">
            <text:p>233.856</text:p>
          </table:table-cell>
          <table:table-cell office:value-type="float" office:value="0" calcext:value-type="float">
            <text:p>0</text:p>
          </table:table-cell>
          <table:table-cell office:value-type="float" office:value="5.31131" calcext:value-type="float">
            <text:p>5.31131</text:p>
          </table:table-cell>
          <table:table-cell office:value-type="float" office:value="-1.988129" calcext:value-type="float">
            <text:p>-1.988129</text:p>
          </table:table-cell>
          <table:table-cell office:value-type="float" office:value="0.631897" calcext:value-type="float">
            <text:p>0.631897</text:p>
          </table:table-cell>
          <table:table-cell office:value-type="float" office:value="-0.7802124" calcext:value-type="float">
            <text:p>-0.7802124</text:p>
          </table:table-cell>
          <table:table-cell office:value-type="float" office:value="-0.3356323" calcext:value-type="float">
            <text:p>-0.3356323</text:p>
          </table:table-cell>
          <table:table-cell office:value-type="float" office:value="-0.7632446" calcext:value-type="float">
            <text:p>-0.7632446</text:p>
          </table:table-cell>
          <table:table-cell office:value-type="float" office:value="-0.4632263" calcext:value-type="float">
            <text:p>-0.4632263</text:p>
          </table:table-cell>
          <table:table-cell office:value-type="float" office:value="-0.7533569" calcext:value-type="float">
            <text:p>-0.7533569</text:p>
          </table:table-cell>
          <table:table-cell office:value-type="float" office:value="-0.3060608" calcext:value-type="float">
            <text:p>-0.3060608</text:p>
          </table:table-cell>
          <table:table-cell office:value-type="float" office:value="-0.5126038" calcext:value-type="float">
            <text:p>-0.5126038</text:p>
          </table:table-cell>
          <table:table-cell office:value-type="float" office:value="0.02084351" calcext:value-type="float">
            <text:p>0.02084351</text:p>
          </table:table-cell>
          <table:table-cell office:value-type="float" office:value="0.005004883" calcext:value-type="float">
            <text:p>0.005004883</text:p>
          </table:table-cell>
          <table:table-cell office:value-type="float" office:value="1.166931" calcext:value-type="float">
            <text:p>1.166931</text:p>
          </table:table-cell>
          <table:table-cell office:value-type="float" office:value="1.133148" calcext:value-type="float">
            <text:p>1.133148</text:p>
          </table:table-cell>
          <table:table-cell office:value-type="float" office:value="3.09021" calcext:value-type="float">
            <text:p>3.09021</text:p>
          </table:table-cell>
          <table:table-cell office:value-type="float" office:value="2.961823" calcext:value-type="float">
            <text:p>2.961823</text:p>
          </table:table-cell>
          <table:table-cell office:value-type="float" office:value="6.36496" calcext:value-type="float">
            <text:p>6.36496</text:p>
          </table:table-cell>
          <table:table-cell office:value-type="float" office:value="6.109558" calcext:value-type="float">
            <text:p>6.109558</text:p>
          </table:table-cell>
          <table:table-cell office:value-type="float" office:value="9.806519" calcext:value-type="float">
            <text:p>9.806519</text:p>
          </table:table-cell>
          <table:table-cell office:value-type="float" office:value="9.514709" calcext:value-type="float">
            <text:p>9.514709</text:p>
          </table:table-cell>
          <table:table-cell office:value-type="float" office:value="12.05145" calcext:value-type="float">
            <text:p>12.05145</text:p>
          </table:table-cell>
          <table:table-cell office:value-type="float" office:value="11.78949" calcext:value-type="float">
            <text:p>11.78949</text:p>
          </table:table-cell>
          <table:table-cell office:value-type="float" office:value="13.64734" calcext:value-type="float">
            <text:p>13.64734</text:p>
          </table:table-cell>
          <table:table-cell office:value-type="float" office:value="13.42419" calcext:value-type="float">
            <text:p>13.42419</text:p>
          </table:table-cell>
          <table:table-cell office:value-type="float" office:value="14.60831" calcext:value-type="float">
            <text:p>14.60831</text:p>
          </table:table-cell>
          <table:table-cell office:value-type="float" office:value="14.42139" calcext:value-type="float">
            <text:p>14.42139</text:p>
          </table:table-cell>
          <table:table-cell office:value-type="float" office:value="14.8588" calcext:value-type="float">
            <text:p>14.8588</text:p>
          </table:table-cell>
          <table:table-cell office:value-type="float" office:value="14.69528" calcext:value-type="float">
            <text:p>14.69528</text:p>
          </table:table-cell>
          <table:table-cell office:value-type="float" office:value="5.31131" calcext:value-type="float">
            <text:p>5.31131</text:p>
          </table:table-cell>
          <table:table-cell office:value-type="float" office:value="-1.964447" calcext:value-type="float">
            <text:p>-1.9644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5" calcext:value-type="float">
            <text:p>13122005</text:p>
          </table:table-cell>
          <table:table-cell office:value-type="float" office:value="3.689246" calcext:value-type="float">
            <text:p>3.689246</text:p>
          </table:table-cell>
          <table:table-cell office:value-type="float" office:value="4.75" calcext:value-type="float">
            <text:p>4.75</text:p>
          </table:table-cell>
          <table:table-cell office:value-type="float" office:value="-3.62" calcext:value-type="float">
            <text:p>-3.62</text:p>
          </table:table-cell>
          <table:table-cell office:value-type="float" office:value="0.7539155" calcext:value-type="float">
            <text:p>0.7539155</text:p>
          </table:table-cell>
          <table:table-cell office:value-type="float" office:value="0.41419" calcext:value-type="float">
            <text:p>0.41419</text:p>
          </table:table-cell>
          <table:table-cell office:value-type="float" office:value="377.208" calcext:value-type="float">
            <text:p>377.208</text:p>
          </table:table-cell>
          <table:table-cell office:value-type="float" office:value="4.7" calcext:value-type="float">
            <text:p>4.7</text:p>
          </table:table-cell>
          <table:table-cell office:value-type="float" office:value="3.023041" calcext:value-type="float">
            <text:p>3.023041</text:p>
          </table:table-cell>
          <table:table-cell office:value-type="float" office:value="-2.290558" calcext:value-type="float">
            <text:p>-2.290558</text:p>
          </table:table-cell>
          <table:table-cell office:value-type="float" office:value="0.3192444" calcext:value-type="float">
            <text:p>0.3192444</text:p>
          </table:table-cell>
          <table:table-cell office:value-type="float" office:value="-0.5686035" calcext:value-type="float">
            <text:p>-0.5686035</text:p>
          </table:table-cell>
          <table:table-cell office:value-type="float" office:value="-0.2795105" calcext:value-type="float">
            <text:p>-0.2795105</text:p>
          </table:table-cell>
          <table:table-cell office:value-type="float" office:value="-0.4660034" calcext:value-type="float">
            <text:p>-0.4660034</text:p>
          </table:table-cell>
          <table:table-cell office:value-type="float" office:value="-0.2501526" calcext:value-type="float">
            <text:p>-0.2501526</text:p>
          </table:table-cell>
          <table:table-cell office:value-type="float" office:value="-0.4617615" calcext:value-type="float">
            <text:p>-0.4617615</text:p>
          </table:table-cell>
          <table:table-cell office:value-type="float" office:value="-0.07983398" calcext:value-type="float">
            <text:p>-0.07983398</text:p>
          </table:table-cell>
          <table:table-cell office:value-type="float" office:value="-0.3045654" calcext:value-type="float">
            <text:p>-0.3045654</text:p>
          </table:table-cell>
          <table:table-cell office:value-type="float" office:value="0.5359192" calcext:value-type="float">
            <text:p>0.5359192</text:p>
          </table:table-cell>
          <table:table-cell office:value-type="float" office:value="0.02096558" calcext:value-type="float">
            <text:p>0.02096558</text:p>
          </table:table-cell>
          <table:table-cell office:value-type="float" office:value="1.387054" calcext:value-type="float">
            <text:p>1.387054</text:p>
          </table:table-cell>
          <table:table-cell office:value-type="float" office:value="1.11557" calcext:value-type="float">
            <text:p>1.11557</text:p>
          </table:table-cell>
          <table:table-cell office:value-type="float" office:value="2.960602" calcext:value-type="float">
            <text:p>2.960602</text:p>
          </table:table-cell>
          <table:table-cell office:value-type="float" office:value="2.889435" calcext:value-type="float">
            <text:p>2.889435</text:p>
          </table:table-cell>
          <table:table-cell office:value-type="float" office:value="6.107086" calcext:value-type="float">
            <text:p>6.107086</text:p>
          </table:table-cell>
          <table:table-cell office:value-type="float" office:value="5.893158" calcext:value-type="float">
            <text:p>5.893158</text:p>
          </table:table-cell>
          <table:table-cell office:value-type="float" office:value="9.511749" calcext:value-type="float">
            <text:p>9.511749</text:p>
          </table:table-cell>
          <table:table-cell office:value-type="float" office:value="9.240601" calcext:value-type="float">
            <text:p>9.240601</text:p>
          </table:table-cell>
          <table:table-cell office:value-type="float" office:value="11.78677" calcext:value-type="float">
            <text:p>11.78677</text:p>
          </table:table-cell>
          <table:table-cell office:value-type="float" office:value="11.53119" calcext:value-type="float">
            <text:p>11.53119</text:p>
          </table:table-cell>
          <table:table-cell office:value-type="float" office:value="13.42188" calcext:value-type="float">
            <text:p>13.42188</text:p>
          </table:table-cell>
          <table:table-cell office:value-type="float" office:value="13.19736" calcext:value-type="float">
            <text:p>13.19736</text:p>
          </table:table-cell>
          <table:table-cell office:value-type="float" office:value="14.4194" calcext:value-type="float">
            <text:p>14.4194</text:p>
          </table:table-cell>
          <table:table-cell office:value-type="float" office:value="14.2294" calcext:value-type="float">
            <text:p>14.2294</text:p>
          </table:table-cell>
          <table:table-cell office:value-type="float" office:value="14.69354" calcext:value-type="float">
            <text:p>14.69354</text:p>
          </table:table-cell>
          <table:table-cell office:value-type="float" office:value="14.5271" calcext:value-type="float">
            <text:p>14.5271</text:p>
          </table:table-cell>
          <table:table-cell office:value-type="float" office:value="3.023041" calcext:value-type="float">
            <text:p>3.023041</text:p>
          </table:table-cell>
          <table:table-cell office:value-type="float" office:value="-2.290527" calcext:value-type="float">
            <text:p>-2.2905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5" calcext:value-type="float">
            <text:p>14122005</text:p>
          </table:table-cell>
          <table:table-cell office:value-type="float" office:value="4.923409" calcext:value-type="float">
            <text:p>4.923409</text:p>
          </table:table-cell>
          <table:table-cell office:value-type="float" office:value="4.37" calcext:value-type="float">
            <text:p>4.37</text:p>
          </table:table-cell>
          <table:table-cell office:value-type="float" office:value="0.35" calcext:value-type="float">
            <text:p>0.35</text:p>
          </table:table-cell>
          <table:table-cell office:value-type="float" office:value="0.7342646" calcext:value-type="float">
            <text:p>0.7342646</text:p>
          </table:table-cell>
          <table:table-cell office:value-type="float" office:value="0.5527949" calcext:value-type="float">
            <text:p>0.5527949</text:p>
          </table:table-cell>
          <table:table-cell office:value-type="float" office:value="386.028" calcext:value-type="float">
            <text:p>386.028</text:p>
          </table:table-cell>
          <table:table-cell office:value-type="float" office:value="0.1" calcext:value-type="float">
            <text:p>0.1</text:p>
          </table:table-cell>
          <table:table-cell office:value-type="float" office:value="3.805115" calcext:value-type="float">
            <text:p>3.805115</text:p>
          </table:table-cell>
          <table:table-cell office:value-type="float" office:value="-1.054565" calcext:value-type="float">
            <text:p>-1.054565</text:p>
          </table:table-cell>
          <table:table-cell office:value-type="float" office:value="0.5808716" calcext:value-type="float">
            <text:p>0.5808716</text:p>
          </table:table-cell>
          <table:table-cell office:value-type="float" office:value="-0.3347778" calcext:value-type="float">
            <text:p>-0.3347778</text:p>
          </table:table-cell>
          <table:table-cell office:value-type="float" office:value="-0.1152039" calcext:value-type="float">
            <text:p>-0.1152039</text:p>
          </table:table-cell>
          <table:table-cell office:value-type="float" office:value="-0.3041687" calcext:value-type="float">
            <text:p>-0.3041687</text:p>
          </table:table-cell>
          <table:table-cell office:value-type="float" office:value="-0.1516418" calcext:value-type="float">
            <text:p>-0.1516418</text:p>
          </table:table-cell>
          <table:table-cell office:value-type="float" office:value="-0.249176" calcext:value-type="float">
            <text:p>-0.249176</text:p>
          </table:table-cell>
          <table:table-cell office:value-type="float" office:value="0.04928589" calcext:value-type="float">
            <text:p>0.04928589</text:p>
          </table:table-cell>
          <table:table-cell office:value-type="float" office:value="-0.07769775" calcext:value-type="float">
            <text:p>-0.07769775</text:p>
          </table:table-cell>
          <table:table-cell office:value-type="float" office:value="0.7260132" calcext:value-type="float">
            <text:p>0.7260132</text:p>
          </table:table-cell>
          <table:table-cell office:value-type="float" office:value="0.5400696" calcext:value-type="float">
            <text:p>0.5400696</text:p>
          </table:table-cell>
          <table:table-cell office:value-type="float" office:value="1.587158" calcext:value-type="float">
            <text:p>1.587158</text:p>
          </table:table-cell>
          <table:table-cell office:value-type="float" office:value="1.391235" calcext:value-type="float">
            <text:p>1.391235</text:p>
          </table:table-cell>
          <table:table-cell office:value-type="float" office:value="3.018951" calcext:value-type="float">
            <text:p>3.018951</text:p>
          </table:table-cell>
          <table:table-cell office:value-type="float" office:value="2.909729" calcext:value-type="float">
            <text:p>2.909729</text:p>
          </table:table-cell>
          <table:table-cell office:value-type="float" office:value="5.891235" calcext:value-type="float">
            <text:p>5.891235</text:p>
          </table:table-cell>
          <table:table-cell office:value-type="float" office:value="5.753418" calcext:value-type="float">
            <text:p>5.753418</text:p>
          </table:table-cell>
          <table:table-cell office:value-type="float" office:value="9.237885" calcext:value-type="float">
            <text:p>9.237885</text:p>
          </table:table-cell>
          <table:table-cell office:value-type="float" office:value="8.992615" calcext:value-type="float">
            <text:p>8.992615</text:p>
          </table:table-cell>
          <table:table-cell office:value-type="float" office:value="11.52856" calcext:value-type="float">
            <text:p>11.52856</text:p>
          </table:table-cell>
          <table:table-cell office:value-type="float" office:value="11.28217" calcext:value-type="float">
            <text:p>11.28217</text:p>
          </table:table-cell>
          <table:table-cell office:value-type="float" office:value="13.19495" calcext:value-type="float">
            <text:p>13.19495</text:p>
          </table:table-cell>
          <table:table-cell office:value-type="float" office:value="12.97174" calcext:value-type="float">
            <text:p>12.97174</text:p>
          </table:table-cell>
          <table:table-cell office:value-type="float" office:value="14.22739" calcext:value-type="float">
            <text:p>14.22739</text:p>
          </table:table-cell>
          <table:table-cell office:value-type="float" office:value="14.035" calcext:value-type="float">
            <text:p>14.035</text:p>
          </table:table-cell>
          <table:table-cell office:value-type="float" office:value="14.52536" calcext:value-type="float">
            <text:p>14.52536</text:p>
          </table:table-cell>
          <table:table-cell office:value-type="float" office:value="14.35587" calcext:value-type="float">
            <text:p>14.35587</text:p>
          </table:table-cell>
          <table:table-cell office:value-type="float" office:value="3.805115" calcext:value-type="float">
            <text:p>3.805115</text:p>
          </table:table-cell>
          <table:table-cell office:value-type="float" office:value="-1.049622" calcext:value-type="float">
            <text:p>-1.0496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5" calcext:value-type="float">
            <text:p>15122005</text:p>
          </table:table-cell>
          <table:table-cell office:value-type="float" office:value="4.357541" calcext:value-type="float">
            <text:p>4.357541</text:p>
          </table:table-cell>
          <table:table-cell office:value-type="float" office:value="0.12" calcext:value-type="float">
            <text:p>0.12</text:p>
          </table:table-cell>
          <table:table-cell office:value-type="float" office:value="-4.06" calcext:value-type="float">
            <text:p>-4.06</text:p>
          </table:table-cell>
          <table:table-cell office:value-type="float" office:value="0.5437517" calcext:value-type="float">
            <text:p>0.5437517</text:p>
          </table:table-cell>
          <table:table-cell office:value-type="float" office:value="0.4009383" calcext:value-type="float">
            <text:p>0.4009383</text:p>
          </table:table-cell>
          <table:table-cell office:value-type="float" office:value="580.5" calcext:value-type="float">
            <text:p>580.5</text:p>
          </table:table-cell>
          <table:table-cell office:value-type="float" office:value="0" calcext:value-type="float">
            <text:p>0</text:p>
          </table:table-cell>
          <table:table-cell office:value-type="float" office:value="1.902802" calcext:value-type="float">
            <text:p>1.902802</text:p>
          </table:table-cell>
          <table:table-cell office:value-type="float" office:value="-3.925873" calcext:value-type="float">
            <text:p>-3.925873</text:p>
          </table:table-cell>
          <table:table-cell office:value-type="float" office:value="0.1925354" calcext:value-type="float">
            <text:p>0.1925354</text:p>
          </table:table-cell>
          <table:table-cell office:value-type="float" office:value="-0.8196106" calcext:value-type="float">
            <text:p>-0.8196106</text:p>
          </table:table-cell>
          <table:table-cell office:value-type="float" office:value="-0.120636" calcext:value-type="float">
            <text:p>-0.120636</text:p>
          </table:table-cell>
          <table:table-cell office:value-type="float" office:value="-0.2981873" calcext:value-type="float">
            <text:p>-0.2981873</text:p>
          </table:table-cell>
          <table:table-cell office:value-type="float" office:value="-0.1076355" calcext:value-type="float">
            <text:p>-0.1076355</text:p>
          </table:table-cell>
          <table:table-cell office:value-type="float" office:value="-0.1508789" calcext:value-type="float">
            <text:p>-0.1508789</text:p>
          </table:table-cell>
          <table:table-cell office:value-type="float" office:value="0.07315063" calcext:value-type="float">
            <text:p>0.07315063</text:p>
          </table:table-cell>
          <table:table-cell office:value-type="float" office:value="0.04983521" calcext:value-type="float">
            <text:p>0.04983521</text:p>
          </table:table-cell>
          <table:table-cell office:value-type="float" office:value="0.7674561" calcext:value-type="float">
            <text:p>0.7674561</text:p>
          </table:table-cell>
          <table:table-cell office:value-type="float" office:value="0.7268677" calcext:value-type="float">
            <text:p>0.7268677</text:p>
          </table:table-cell>
          <table:table-cell office:value-type="float" office:value="1.633484" calcext:value-type="float">
            <text:p>1.633484</text:p>
          </table:table-cell>
          <table:table-cell office:value-type="float" office:value="1.588074" calcext:value-type="float">
            <text:p>1.588074</text:p>
          </table:table-cell>
          <table:table-cell office:value-type="float" office:value="3.053955" calcext:value-type="float">
            <text:p>3.053955</text:p>
          </table:table-cell>
          <table:table-cell office:value-type="float" office:value="3.019714" calcext:value-type="float">
            <text:p>3.019714</text:p>
          </table:table-cell>
          <table:table-cell office:value-type="float" office:value="5.752289" calcext:value-type="float">
            <text:p>5.752289</text:p>
          </table:table-cell>
          <table:table-cell office:value-type="float" office:value="5.656982" calcext:value-type="float">
            <text:p>5.656982</text:p>
          </table:table-cell>
          <table:table-cell office:value-type="float" office:value="8.990143" calcext:value-type="float">
            <text:p>8.990143</text:p>
          </table:table-cell>
          <table:table-cell office:value-type="float" office:value="8.775482" calcext:value-type="float">
            <text:p>8.775482</text:p>
          </table:table-cell>
          <table:table-cell office:value-type="float" office:value="11.27963" calcext:value-type="float">
            <text:p>11.27963</text:p>
          </table:table-cell>
          <table:table-cell office:value-type="float" office:value="11.04611" calcext:value-type="float">
            <text:p>11.04611</text:p>
          </table:table-cell>
          <table:table-cell office:value-type="float" office:value="12.96942" calcext:value-type="float">
            <text:p>12.96942</text:p>
          </table:table-cell>
          <table:table-cell office:value-type="float" office:value="12.7489" calcext:value-type="float">
            <text:p>12.7489</text:p>
          </table:table-cell>
          <table:table-cell office:value-type="float" office:value="14.03299" calcext:value-type="float">
            <text:p>14.03299</text:p>
          </table:table-cell>
          <table:table-cell office:value-type="float" office:value="13.83905" calcext:value-type="float">
            <text:p>13.83905</text:p>
          </table:table-cell>
          <table:table-cell office:value-type="float" office:value="14.35406" calcext:value-type="float">
            <text:p>14.35406</text:p>
          </table:table-cell>
          <table:table-cell office:value-type="float" office:value="14.18188" calcext:value-type="float">
            <text:p>14.18188</text:p>
          </table:table-cell>
          <table:table-cell office:value-type="float" office:value="1.902802" calcext:value-type="float">
            <text:p>1.902802</text:p>
          </table:table-cell>
          <table:table-cell office:value-type="float" office:value="-3.874023" calcext:value-type="float">
            <text:p>-3.8740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5" calcext:value-type="float">
            <text:p>16122005</text:p>
          </table:table-cell>
          <table:table-cell office:value-type="float" office:value="8.564657" calcext:value-type="float">
            <text:p>8.564657</text:p>
          </table:table-cell>
          <table:table-cell office:value-type="float" office:value="-4.16" calcext:value-type="float">
            <text:p>-4.16</text:p>
          </table:table-cell>
          <table:table-cell office:value-type="float" office:value="-11.3" calcext:value-type="float">
            <text:p>-11.3</text:p>
          </table:table-cell>
          <table:table-cell office:value-type="float" office:value="0.3979802" calcext:value-type="float">
            <text:p>0.3979802</text:p>
          </table:table-cell>
          <table:table-cell office:value-type="float" office:value="0.2311484" calcext:value-type="float">
            <text:p>0.2311484</text:p>
          </table:table-cell>
          <table:table-cell office:value-type="float" office:value="463.32" calcext:value-type="float">
            <text:p>463.32</text:p>
          </table:table-cell>
          <table:table-cell office:value-type="float" office:value="0" calcext:value-type="float">
            <text:p>0</text:p>
          </table:table-cell>
          <table:table-cell office:value-type="float" office:value="3.667938" calcext:value-type="float">
            <text:p>3.667938</text:p>
          </table:table-cell>
          <table:table-cell office:value-type="float" office:value="-8.463898" calcext:value-type="float">
            <text:p>-8.463898</text:p>
          </table:table-cell>
          <table:table-cell office:value-type="float" office:value="0.03625488" calcext:value-type="float">
            <text:p>0.03625488</text:p>
          </table:table-cell>
          <table:table-cell office:value-type="float" office:value="-2.92334" calcext:value-type="float">
            <text:p>-2.92334</text:p>
          </table:table-cell>
          <table:table-cell office:value-type="float" office:value="-0.2548218" calcext:value-type="float">
            <text:p>-0.2548218</text:p>
          </table:table-cell>
          <table:table-cell office:value-type="float" office:value="-0.8928223" calcext:value-type="float">
            <text:p>-0.8928223</text:p>
          </table:table-cell>
          <table:table-cell office:value-type="float" office:value="-0.1025696" calcext:value-type="float">
            <text:p>-0.1025696</text:p>
          </table:table-cell>
          <table:table-cell office:value-type="float" office:value="-0.1878357" calcext:value-type="float">
            <text:p>-0.1878357</text:p>
          </table:table-cell>
          <table:table-cell office:value-type="float" office:value="0.0776062" calcext:value-type="float">
            <text:p>0.0776062</text:p>
          </table:table-cell>
          <table:table-cell office:value-type="float" office:value="0.05944824" calcext:value-type="float">
            <text:p>0.05944824</text:p>
          </table:table-cell>
          <table:table-cell office:value-type="float" office:value="0.7728882" calcext:value-type="float">
            <text:p>0.7728882</text:p>
          </table:table-cell>
          <table:table-cell office:value-type="float" office:value="0.767334" calcext:value-type="float">
            <text:p>0.767334</text:p>
          </table:table-cell>
          <table:table-cell office:value-type="float" office:value="1.635101" calcext:value-type="float">
            <text:p>1.635101</text:p>
          </table:table-cell>
          <table:table-cell office:value-type="float" office:value="1.631042" calcext:value-type="float">
            <text:p>1.631042</text:p>
          </table:table-cell>
          <table:table-cell office:value-type="float" office:value="3.054199" calcext:value-type="float">
            <text:p>3.054199</text:p>
          </table:table-cell>
          <table:table-cell office:value-type="float" office:value="3.040192" calcext:value-type="float">
            <text:p>3.040192</text:p>
          </table:table-cell>
          <table:table-cell office:value-type="float" office:value="5.656036" calcext:value-type="float">
            <text:p>5.656036</text:p>
          </table:table-cell>
          <table:table-cell office:value-type="float" office:value="5.567169" calcext:value-type="float">
            <text:p>5.567169</text:p>
          </table:table-cell>
          <table:table-cell office:value-type="float" office:value="8.773346" calcext:value-type="float">
            <text:p>8.773346</text:p>
          </table:table-cell>
          <table:table-cell office:value-type="float" office:value="8.583099" calcext:value-type="float">
            <text:p>8.583099</text:p>
          </table:table-cell>
          <table:table-cell office:value-type="float" office:value="11.04373" calcext:value-type="float">
            <text:p>11.04373</text:p>
          </table:table-cell>
          <table:table-cell office:value-type="float" office:value="10.8248" calcext:value-type="float">
            <text:p>10.8248</text:p>
          </table:table-cell>
          <table:table-cell office:value-type="float" office:value="12.74658" calcext:value-type="float">
            <text:p>12.74658</text:p>
          </table:table-cell>
          <table:table-cell office:value-type="float" office:value="12.5307" calcext:value-type="float">
            <text:p>12.5307</text:p>
          </table:table-cell>
          <table:table-cell office:value-type="float" office:value="13.83694" calcext:value-type="float">
            <text:p>13.83694</text:p>
          </table:table-cell>
          <table:table-cell office:value-type="float" office:value="13.64255" calcext:value-type="float">
            <text:p>13.64255</text:p>
          </table:table-cell>
          <table:table-cell office:value-type="float" office:value="14.18002" calcext:value-type="float">
            <text:p>14.18002</text:p>
          </table:table-cell>
          <table:table-cell office:value-type="float" office:value="14.00574" calcext:value-type="float">
            <text:p>14.00574</text:p>
          </table:table-cell>
          <table:table-cell office:value-type="float" office:value="3.667938" calcext:value-type="float">
            <text:p>3.667938</text:p>
          </table:table-cell>
          <table:table-cell office:value-type="float" office:value="-8.463898" calcext:value-type="float">
            <text:p>-8.4638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5" calcext:value-type="float">
            <text:p>17122005</text:p>
          </table:table-cell>
          <table:table-cell office:value-type="float" office:value="7.453787" calcext:value-type="float">
            <text:p>7.453787</text:p>
          </table:table-cell>
          <table:table-cell office:value-type="float" office:value="-4.45" calcext:value-type="float">
            <text:p>-4.45</text:p>
          </table:table-cell>
          <table:table-cell office:value-type="float" office:value="-10.61" calcext:value-type="float">
            <text:p>-10.61</text:p>
          </table:table-cell>
          <table:table-cell office:value-type="float" office:value="0.389512" calcext:value-type="float">
            <text:p>0.389512</text:p>
          </table:table-cell>
          <table:table-cell office:value-type="float" office:value="0.2439242" calcext:value-type="float">
            <text:p>0.2439242</text:p>
          </table:table-cell>
          <table:table-cell office:value-type="float" office:value="193.968" calcext:value-type="float">
            <text:p>193.968</text:p>
          </table:table-cell>
          <table:table-cell office:value-type="float" office:value="0" calcext:value-type="float">
            <text:p>0</text:p>
          </table:table-cell>
          <table:table-cell office:value-type="float" office:value="2.735992" calcext:value-type="float">
            <text:p>2.735992</text:p>
          </table:table-cell>
          <table:table-cell office:value-type="float" office:value="-8.9711" calcext:value-type="float">
            <text:p>-8.9711</text:p>
          </table:table-cell>
          <table:table-cell office:value-type="float" office:value="-0.8435669" calcext:value-type="float">
            <text:p>-0.8435669</text:p>
          </table:table-cell>
          <table:table-cell office:value-type="float" office:value="-4.186249" calcext:value-type="float">
            <text:p>-4.186249</text:p>
          </table:table-cell>
          <table:table-cell office:value-type="float" office:value="-0.9199219" calcext:value-type="float">
            <text:p>-0.9199219</text:p>
          </table:table-cell>
          <table:table-cell office:value-type="float" office:value="-1.889313" calcext:value-type="float">
            <text:p>-1.889313</text:p>
          </table:table-cell>
          <table:table-cell office:value-type="float" office:value="-0.1921082" calcext:value-type="float">
            <text:p>-0.1921082</text:p>
          </table:table-cell>
          <table:table-cell office:value-type="float" office:value="-0.4433899" calcext:value-type="float">
            <text:p>-0.4433899</text:p>
          </table:table-cell>
          <table:table-cell office:value-type="float" office:value="0.0585022" calcext:value-type="float">
            <text:p>0.0585022</text:p>
          </table:table-cell>
          <table:table-cell office:value-type="float" office:value="-0.00491333" calcext:value-type="float">
            <text:p>-0.00491333</text:p>
          </table:table-cell>
          <table:table-cell office:value-type="float" office:value="0.7670593" calcext:value-type="float">
            <text:p>0.7670593</text:p>
          </table:table-cell>
          <table:table-cell office:value-type="float" office:value="0.7203369" calcext:value-type="float">
            <text:p>0.7203369</text:p>
          </table:table-cell>
          <table:table-cell office:value-type="float" office:value="1.630737" calcext:value-type="float">
            <text:p>1.630737</text:p>
          </table:table-cell>
          <table:table-cell office:value-type="float" office:value="1.586945" calcext:value-type="float">
            <text:p>1.586945</text:p>
          </table:table-cell>
          <table:table-cell office:value-type="float" office:value="3.039856" calcext:value-type="float">
            <text:p>3.039856</text:p>
          </table:table-cell>
          <table:table-cell office:value-type="float" office:value="2.993744" calcext:value-type="float">
            <text:p>2.993744</text:p>
          </table:table-cell>
          <table:table-cell office:value-type="float" office:value="5.566223" calcext:value-type="float">
            <text:p>5.566223</text:p>
          </table:table-cell>
          <table:table-cell office:value-type="float" office:value="5.473358" calcext:value-type="float">
            <text:p>5.473358</text:p>
          </table:table-cell>
          <table:table-cell office:value-type="float" office:value="8.581207" calcext:value-type="float">
            <text:p>8.581207</text:p>
          </table:table-cell>
          <table:table-cell office:value-type="float" office:value="8.408173" calcext:value-type="float">
            <text:p>8.408173</text:p>
          </table:table-cell>
          <table:table-cell office:value-type="float" office:value="10.82257" calcext:value-type="float">
            <text:p>10.82257</text:p>
          </table:table-cell>
          <table:table-cell office:value-type="float" office:value="10.61694" calcext:value-type="float">
            <text:p>10.61694</text:p>
          </table:table-cell>
          <table:table-cell office:value-type="float" office:value="12.5285" calcext:value-type="float">
            <text:p>12.5285</text:p>
          </table:table-cell>
          <table:table-cell office:value-type="float" office:value="12.31821" calcext:value-type="float">
            <text:p>12.31821</text:p>
          </table:table-cell>
          <table:table-cell office:value-type="float" office:value="13.6405" calcext:value-type="float">
            <text:p>13.6405</text:p>
          </table:table-cell>
          <table:table-cell office:value-type="float" office:value="13.44641" calcext:value-type="float">
            <text:p>13.44641</text:p>
          </table:table-cell>
          <table:table-cell office:value-type="float" office:value="14.00388" calcext:value-type="float">
            <text:p>14.00388</text:p>
          </table:table-cell>
          <table:table-cell office:value-type="float" office:value="13.82782" calcext:value-type="float">
            <text:p>13.82782</text:p>
          </table:table-cell>
          <table:table-cell office:value-type="float" office:value="2.735992" calcext:value-type="float">
            <text:p>2.735992</text:p>
          </table:table-cell>
          <table:table-cell office:value-type="float" office:value="-8.866486" calcext:value-type="float">
            <text:p>-8.8664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5" calcext:value-type="float">
            <text:p>18122005</text:p>
          </table:table-cell>
          <table:table-cell office:value-type="float" office:value="8.402304" calcext:value-type="float">
            <text:p>8.402304</text:p>
          </table:table-cell>
          <table:table-cell office:value-type="float" office:value="-7.35" calcext:value-type="float">
            <text:p>-7.35</text:p>
          </table:table-cell>
          <table:table-cell office:value-type="float" office:value="-15.04" calcext:value-type="float">
            <text:p>-15.04</text:p>
          </table:table-cell>
          <table:table-cell office:value-type="float" office:value="0.3133292" calcext:value-type="float">
            <text:p>0.3133292</text:p>
          </table:table-cell>
          <table:table-cell office:value-type="float" office:value="0.171821" calcext:value-type="float">
            <text:p>0.171821</text:p>
          </table:table-cell>
          <table:table-cell office:value-type="float" office:value="225.468" calcext:value-type="float">
            <text:p>225.468</text:p>
          </table:table-cell>
          <table:table-cell office:value-type="float" office:value="0" calcext:value-type="float">
            <text:p>0</text:p>
          </table:table-cell>
          <table:table-cell office:value-type="float" office:value="1.860443" calcext:value-type="float">
            <text:p>1.860443</text:p>
          </table:table-cell>
          <table:table-cell office:value-type="float" office:value="-12.03827" calcext:value-type="float">
            <text:p>-12.03827</text:p>
          </table:table-cell>
          <table:table-cell office:value-type="float" office:value="-1.516846" calcext:value-type="float">
            <text:p>-1.516846</text:p>
          </table:table-cell>
          <table:table-cell office:value-type="float" office:value="-6.089142" calcext:value-type="float">
            <text:p>-6.089142</text:p>
          </table:table-cell>
          <table:table-cell office:value-type="float" office:value="-1.681519" calcext:value-type="float">
            <text:p>-1.681519</text:p>
          </table:table-cell>
          <table:table-cell office:value-type="float" office:value="-3.443939" calcext:value-type="float">
            <text:p>-3.443939</text:p>
          </table:table-cell>
          <table:table-cell office:value-type="float" office:value="-0.4524536" calcext:value-type="float">
            <text:p>-0.4524536</text:p>
          </table:table-cell>
          <table:table-cell office:value-type="float" office:value="-1.188049" calcext:value-type="float">
            <text:p>-1.188049</text:p>
          </table:table-cell>
          <table:table-cell office:value-type="float" office:value="-0.007141113" calcext:value-type="float">
            <text:p>-0.007141113</text:p>
          </table:table-cell>
          <table:table-cell office:value-type="float" office:value="-0.205719" calcext:value-type="float">
            <text:p>-0.205719</text:p>
          </table:table-cell>
          <table:table-cell office:value-type="float" office:value="0.7191772" calcext:value-type="float">
            <text:p>0.7191772</text:p>
          </table:table-cell>
          <table:table-cell office:value-type="float" office:value="0.5686035" calcext:value-type="float">
            <text:p>0.5686035</text:p>
          </table:table-cell>
          <table:table-cell office:value-type="float" office:value="1.586212" calcext:value-type="float">
            <text:p>1.586212</text:p>
          </table:table-cell>
          <table:table-cell office:value-type="float" office:value="1.468536" calcext:value-type="float">
            <text:p>1.468536</text:p>
          </table:table-cell>
          <table:table-cell office:value-type="float" office:value="2.993164" calcext:value-type="float">
            <text:p>2.993164</text:p>
          </table:table-cell>
          <table:table-cell office:value-type="float" office:value="2.906921" calcext:value-type="float">
            <text:p>2.906921</text:p>
          </table:table-cell>
          <table:table-cell office:value-type="float" office:value="5.472321" calcext:value-type="float">
            <text:p>5.472321</text:p>
          </table:table-cell>
          <table:table-cell office:value-type="float" office:value="5.369812" calcext:value-type="float">
            <text:p>5.369812</text:p>
          </table:table-cell>
          <table:table-cell office:value-type="float" office:value="8.406372" calcext:value-type="float">
            <text:p>8.406372</text:p>
          </table:table-cell>
          <table:table-cell office:value-type="float" office:value="8.243866" calcext:value-type="float">
            <text:p>8.243866</text:p>
          </table:table-cell>
          <table:table-cell office:value-type="float" office:value="10.61484" calcext:value-type="float">
            <text:p>10.61484</text:p>
          </table:table-cell>
          <table:table-cell office:value-type="float" office:value="10.42041" calcext:value-type="float">
            <text:p>10.42041</text:p>
          </table:table-cell>
          <table:table-cell office:value-type="float" office:value="12.31604" calcext:value-type="float">
            <text:p>12.31604</text:p>
          </table:table-cell>
          <table:table-cell office:value-type="float" office:value="12.11212" calcext:value-type="float">
            <text:p>12.11212</text:p>
          </table:table-cell>
          <table:table-cell office:value-type="float" office:value="13.44437" calcext:value-type="float">
            <text:p>13.44437</text:p>
          </table:table-cell>
          <table:table-cell office:value-type="float" office:value="13.2514" calcext:value-type="float">
            <text:p>13.2514</text:p>
          </table:table-cell>
          <table:table-cell office:value-type="float" office:value="13.82596" calcext:value-type="float">
            <text:p>13.82596</text:p>
          </table:table-cell>
          <table:table-cell office:value-type="float" office:value="13.64908" calcext:value-type="float">
            <text:p>13.64908</text:p>
          </table:table-cell>
          <table:table-cell office:value-type="float" office:value="1.860443" calcext:value-type="float">
            <text:p>1.860443</text:p>
          </table:table-cell>
          <table:table-cell office:value-type="float" office:value="-11.99939" calcext:value-type="float">
            <text:p>-11.999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5" calcext:value-type="float">
            <text:p>19122005</text:p>
          </table:table-cell>
          <table:table-cell office:value-type="float" office:value="8.321838" calcext:value-type="float">
            <text:p>8.321838</text:p>
          </table:table-cell>
          <table:table-cell office:value-type="float" office:value="-1.37" calcext:value-type="float">
            <text:p>-1.37</text:p>
          </table:table-cell>
          <table:table-cell office:value-type="float" office:value="-16.99" calcext:value-type="float">
            <text:p>-16.99</text:p>
          </table:table-cell>
          <table:table-cell office:value-type="float" office:value="0.4883145" calcext:value-type="float">
            <text:p>0.4883145</text:p>
          </table:table-cell>
          <table:table-cell office:value-type="float" office:value="0.1466973" calcext:value-type="float">
            <text:p>0.1466973</text:p>
          </table:table-cell>
          <table:table-cell office:value-type="float" office:value="234.612" calcext:value-type="float">
            <text:p>234.612</text:p>
          </table:table-cell>
          <table:table-cell office:value-type="float" office:value="0" calcext:value-type="float">
            <text:p>0</text:p>
          </table:table-cell>
          <table:table-cell office:value-type="float" office:value="3.481323" calcext:value-type="float">
            <text:p>3.481323</text:p>
          </table:table-cell>
          <table:table-cell office:value-type="float" office:value="-14.06879" calcext:value-type="float">
            <text:p>-14.06879</text:p>
          </table:table-cell>
          <table:table-cell office:value-type="float" office:value="-1.383575" calcext:value-type="float">
            <text:p>-1.383575</text:p>
          </table:table-cell>
          <table:table-cell office:value-type="float" office:value="-8.134369" calcext:value-type="float">
            <text:p>-8.134369</text:p>
          </table:table-cell>
          <table:table-cell office:value-type="float" office:value="-1.898529" calcext:value-type="float">
            <text:p>-1.898529</text:p>
          </table:table-cell>
          <table:table-cell office:value-type="float" office:value="-5.319031" calcext:value-type="float">
            <text:p>-5.319031</text:p>
          </table:table-cell>
          <table:table-cell office:value-type="float" office:value="-1.208771" calcext:value-type="float">
            <text:p>-1.208771</text:p>
          </table:table-cell>
          <table:table-cell office:value-type="float" office:value="-2.330933" calcext:value-type="float">
            <text:p>-2.330933</text:p>
          </table:table-cell>
          <table:table-cell office:value-type="float" office:value="-0.211853" calcext:value-type="float">
            <text:p>-0.211853</text:p>
          </table:table-cell>
          <table:table-cell office:value-type="float" office:value="-0.5376587" calcext:value-type="float">
            <text:p>-0.5376587</text:p>
          </table:table-cell>
          <table:table-cell office:value-type="float" office:value="0.5653992" calcext:value-type="float">
            <text:p>0.5653992</text:p>
          </table:table-cell>
          <table:table-cell office:value-type="float" office:value="0.3077393" calcext:value-type="float">
            <text:p>0.3077393</text:p>
          </table:table-cell>
          <table:table-cell office:value-type="float" office:value="1.466766" calcext:value-type="float">
            <text:p>1.466766</text:p>
          </table:table-cell>
          <table:table-cell office:value-type="float" office:value="1.270203" calcext:value-type="float">
            <text:p>1.270203</text:p>
          </table:table-cell>
          <table:table-cell office:value-type="float" office:value="2.905884" calcext:value-type="float">
            <text:p>2.905884</text:p>
          </table:table-cell>
          <table:table-cell office:value-type="float" office:value="2.752289" calcext:value-type="float">
            <text:p>2.752289</text:p>
          </table:table-cell>
          <table:table-cell office:value-type="float" office:value="5.368622" calcext:value-type="float">
            <text:p>5.368622</text:p>
          </table:table-cell>
          <table:table-cell office:value-type="float" office:value="5.24469" calcext:value-type="float">
            <text:p>5.24469</text:p>
          </table:table-cell>
          <table:table-cell office:value-type="float" office:value="8.242157" calcext:value-type="float">
            <text:p>8.242157</text:p>
          </table:table-cell>
          <table:table-cell office:value-type="float" office:value="8.084259" calcext:value-type="float">
            <text:p>8.084259</text:p>
          </table:table-cell>
          <table:table-cell office:value-type="float" office:value="10.41843" calcext:value-type="float">
            <text:p>10.41843</text:p>
          </table:table-cell>
          <table:table-cell office:value-type="float" office:value="10.23236" calcext:value-type="float">
            <text:p>10.23236</text:p>
          </table:table-cell>
          <table:table-cell office:value-type="float" office:value="12.11002" calcext:value-type="float">
            <text:p>12.11002</text:p>
          </table:table-cell>
          <table:table-cell office:value-type="float" office:value="11.91217" calcext:value-type="float">
            <text:p>11.91217</text:p>
          </table:table-cell>
          <table:table-cell office:value-type="float" office:value="13.24936" calcext:value-type="float">
            <text:p>13.24936</text:p>
          </table:table-cell>
          <table:table-cell office:value-type="float" office:value="13.05841" calcext:value-type="float">
            <text:p>13.05841</text:p>
          </table:table-cell>
          <table:table-cell office:value-type="float" office:value="13.64722" calcext:value-type="float">
            <text:p>13.64722</text:p>
          </table:table-cell>
          <table:table-cell office:value-type="float" office:value="13.46994" calcext:value-type="float">
            <text:p>13.46994</text:p>
          </table:table-cell>
          <table:table-cell office:value-type="float" office:value="3.481323" calcext:value-type="float">
            <text:p>3.481323</text:p>
          </table:table-cell>
          <table:table-cell office:value-type="float" office:value="-14.06879" calcext:value-type="float">
            <text:p>-14.068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5" calcext:value-type="float">
            <text:p>20122005</text:p>
          </table:table-cell>
          <table:table-cell office:value-type="float" office:value="8.629347" calcext:value-type="float">
            <text:p>8.629347</text:p>
          </table:table-cell>
          <table:table-cell office:value-type="float" office:value="0.5" calcext:value-type="float">
            <text:p>0.5</text:p>
          </table:table-cell>
          <table:table-cell office:value-type="float" office:value="-12.1" calcext:value-type="float">
            <text:p>-12.1</text:p>
          </table:table-cell>
          <table:table-cell office:value-type="float" office:value="0.5587653" calcext:value-type="float">
            <text:p>0.5587653</text:p>
          </table:table-cell>
          <table:table-cell office:value-type="float" office:value="0.2170935" calcext:value-type="float">
            <text:p>0.2170935</text:p>
          </table:table-cell>
          <table:table-cell office:value-type="float" office:value="153.468" calcext:value-type="float">
            <text:p>153.468</text:p>
          </table:table-cell>
          <table:table-cell office:value-type="float" office:value="0" calcext:value-type="float">
            <text:p>0</text:p>
          </table:table-cell>
          <table:table-cell office:value-type="float" office:value="7.065887" calcext:value-type="float">
            <text:p>7.065887</text:p>
          </table:table-cell>
          <table:table-cell office:value-type="float" office:value="-10.95898" calcext:value-type="float">
            <text:p>-10.95898</text:p>
          </table:table-cell>
          <table:table-cell office:value-type="float" office:value="-0.4144592" calcext:value-type="float">
            <text:p>-0.4144592</text:p>
          </table:table-cell>
          <table:table-cell office:value-type="float" office:value="-6.214203" calcext:value-type="float">
            <text:p>-6.214203</text:p>
          </table:table-cell>
          <table:table-cell office:value-type="float" office:value="-1.433228" calcext:value-type="float">
            <text:p>-1.433228</text:p>
          </table:table-cell>
          <table:table-cell office:value-type="float" office:value="-3.94339" calcext:value-type="float">
            <text:p>-3.94339</text:p>
          </table:table-cell>
          <table:table-cell office:value-type="float" office:value="-1.01709" calcext:value-type="float">
            <text:p>-1.01709</text:p>
          </table:table-cell>
          <table:table-cell office:value-type="float" office:value="-1.75705" calcext:value-type="float">
            <text:p>-1.75705</text:p>
          </table:table-cell>
          <table:table-cell office:value-type="float" office:value="-0.3000183" calcext:value-type="float">
            <text:p>-0.3000183</text:p>
          </table:table-cell>
          <table:table-cell office:value-type="float" office:value="-0.4873962" calcext:value-type="float">
            <text:p>-0.4873962</text:p>
          </table:table-cell>
          <table:table-cell office:value-type="float" office:value="0.4013977" calcext:value-type="float">
            <text:p>0.4013977</text:p>
          </table:table-cell>
          <table:table-cell office:value-type="float" office:value="0.2726746" calcext:value-type="float">
            <text:p>0.2726746</text:p>
          </table:table-cell>
          <table:table-cell office:value-type="float" office:value="1.292603" calcext:value-type="float">
            <text:p>1.292603</text:p>
          </table:table-cell>
          <table:table-cell office:value-type="float" office:value="1.193024" calcext:value-type="float">
            <text:p>1.193024</text:p>
          </table:table-cell>
          <table:table-cell office:value-type="float" office:value="2.75119" calcext:value-type="float">
            <text:p>2.75119</text:p>
          </table:table-cell>
          <table:table-cell office:value-type="float" office:value="2.635284" calcext:value-type="float">
            <text:p>2.635284</text:p>
          </table:table-cell>
          <table:table-cell office:value-type="float" office:value="5.243256" calcext:value-type="float">
            <text:p>5.243256</text:p>
          </table:table-cell>
          <table:table-cell office:value-type="float" office:value="5.108521" calcext:value-type="float">
            <text:p>5.108521</text:p>
          </table:table-cell>
          <table:table-cell office:value-type="float" office:value="8.082581" calcext:value-type="float">
            <text:p>8.082581</text:p>
          </table:table-cell>
          <table:table-cell office:value-type="float" office:value="7.924103" calcext:value-type="float">
            <text:p>7.924103</text:p>
          </table:table-cell>
          <table:table-cell office:value-type="float" office:value="10.23041" calcext:value-type="float">
            <text:p>10.23041</text:p>
          </table:table-cell>
          <table:table-cell office:value-type="float" office:value="10.0495" calcext:value-type="float">
            <text:p>10.0495</text:p>
          </table:table-cell>
          <table:table-cell office:value-type="float" office:value="11.91013" calcext:value-type="float">
            <text:p>11.91013</text:p>
          </table:table-cell>
          <table:table-cell office:value-type="float" office:value="11.71738" calcext:value-type="float">
            <text:p>11.71738</text:p>
          </table:table-cell>
          <table:table-cell office:value-type="float" office:value="13.0564" calcext:value-type="float">
            <text:p>13.0564</text:p>
          </table:table-cell>
          <table:table-cell office:value-type="float" office:value="12.86761" calcext:value-type="float">
            <text:p>12.86761</text:p>
          </table:table-cell>
          <table:table-cell office:value-type="float" office:value="13.46805" calcext:value-type="float">
            <text:p>13.46805</text:p>
          </table:table-cell>
          <table:table-cell office:value-type="float" office:value="13.29123" calcext:value-type="float">
            <text:p>13.29123</text:p>
          </table:table-cell>
          <table:table-cell office:value-type="float" office:value="7.065887" calcext:value-type="float">
            <text:p>7.065887</text:p>
          </table:table-cell>
          <table:table-cell office:value-type="float" office:value="-10.95898" calcext:value-type="float">
            <text:p>-10.958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5" calcext:value-type="float">
            <text:p>21122005</text:p>
          </table:table-cell>
          <table:table-cell office:value-type="float" office:value="8.472898" calcext:value-type="float">
            <text:p>8.472898</text:p>
          </table:table-cell>
          <table:table-cell office:value-type="float" office:value="6.12" calcext:value-type="float">
            <text:p>6.12</text:p>
          </table:table-cell>
          <table:table-cell office:value-type="float" office:value="-12.77" calcext:value-type="float">
            <text:p>-12.77</text:p>
          </table:table-cell>
          <table:table-cell office:value-type="float" office:value="0.7188364" calcext:value-type="float">
            <text:p>0.7188364</text:p>
          </table:table-cell>
          <table:table-cell office:value-type="float" office:value="0.2059215" calcext:value-type="float">
            <text:p>0.2059215</text:p>
          </table:table-cell>
          <table:table-cell office:value-type="float" office:value="156.6" calcext:value-type="float">
            <text:p>156.6</text:p>
          </table:table-cell>
          <table:table-cell office:value-type="float" office:value="0" calcext:value-type="float">
            <text:p>0</text:p>
          </table:table-cell>
          <table:table-cell office:value-type="float" office:value="9.531555" calcext:value-type="float">
            <text:p>9.531555</text:p>
          </table:table-cell>
          <table:table-cell office:value-type="float" office:value="-11.25568" calcext:value-type="float">
            <text:p>-11.25568</text:p>
          </table:table-cell>
          <table:table-cell office:value-type="float" office:value="0.09332275" calcext:value-type="float">
            <text:p>0.09332275</text:p>
          </table:table-cell>
          <table:table-cell office:value-type="float" office:value="-6.168182" calcext:value-type="float">
            <text:p>-6.168182</text:p>
          </table:table-cell>
          <table:table-cell office:value-type="float" office:value="-1.215546" calcext:value-type="float">
            <text:p>-1.215546</text:p>
          </table:table-cell>
          <table:table-cell office:value-type="float" office:value="-3.87912" calcext:value-type="float">
            <text:p>-3.87912</text:p>
          </table:table-cell>
          <table:table-cell office:value-type="float" office:value="-1.013672" calcext:value-type="float">
            <text:p>-1.013672</text:p>
          </table:table-cell>
          <table:table-cell office:value-type="float" office:value="-1.747589" calcext:value-type="float">
            <text:p>-1.747589</text:p>
          </table:table-cell>
          <table:table-cell office:value-type="float" office:value="-0.3998718" calcext:value-type="float">
            <text:p>-0.3998718</text:p>
          </table:table-cell>
          <table:table-cell office:value-type="float" office:value="-0.7331848" calcext:value-type="float">
            <text:p>-0.7331848</text:p>
          </table:table-cell>
          <table:table-cell office:value-type="float" office:value="0.3019409" calcext:value-type="float">
            <text:p>0.3019409</text:p>
          </table:table-cell>
          <table:table-cell office:value-type="float" office:value="0.04891968" calcext:value-type="float">
            <text:p>0.04891968</text:p>
          </table:table-cell>
          <table:table-cell office:value-type="float" office:value="1.192474" calcext:value-type="float">
            <text:p>1.192474</text:p>
          </table:table-cell>
          <table:table-cell office:value-type="float" office:value="0.9894714" calcext:value-type="float">
            <text:p>0.9894714</text:p>
          </table:table-cell>
          <table:table-cell office:value-type="float" office:value="2.634277" calcext:value-type="float">
            <text:p>2.634277</text:p>
          </table:table-cell>
          <table:table-cell office:value-type="float" office:value="2.482727" calcext:value-type="float">
            <text:p>2.482727</text:p>
          </table:table-cell>
          <table:table-cell office:value-type="float" office:value="5.107117" calcext:value-type="float">
            <text:p>5.107117</text:p>
          </table:table-cell>
          <table:table-cell office:value-type="float" office:value="4.968475" calcext:value-type="float">
            <text:p>4.968475</text:p>
          </table:table-cell>
          <table:table-cell office:value-type="float" office:value="7.922455" calcext:value-type="float">
            <text:p>7.922455</text:p>
          </table:table-cell>
          <table:table-cell office:value-type="float" office:value="7.764099" calcext:value-type="float">
            <text:p>7.764099</text:p>
          </table:table-cell>
          <table:table-cell office:value-type="float" office:value="10.04764" calcext:value-type="float">
            <text:p>10.04764</text:p>
          </table:table-cell>
          <table:table-cell office:value-type="float" office:value="9.871399" calcext:value-type="float">
            <text:p>9.871399</text:p>
          </table:table-cell>
          <table:table-cell office:value-type="float" office:value="11.71539" calcext:value-type="float">
            <text:p>11.71539</text:p>
          </table:table-cell>
          <table:table-cell office:value-type="float" office:value="11.52765" calcext:value-type="float">
            <text:p>11.52765</text:p>
          </table:table-cell>
          <table:table-cell office:value-type="float" office:value="12.8656" calcext:value-type="float">
            <text:p>12.8656</text:p>
          </table:table-cell>
          <table:table-cell office:value-type="float" office:value="12.67938" calcext:value-type="float">
            <text:p>12.67938</text:p>
          </table:table-cell>
          <table:table-cell office:value-type="float" office:value="13.28937" calcext:value-type="float">
            <text:p>13.28937</text:p>
          </table:table-cell>
          <table:table-cell office:value-type="float" office:value="13.11288" calcext:value-type="float">
            <text:p>13.11288</text:p>
          </table:table-cell>
          <table:table-cell office:value-type="float" office:value="9.531555" calcext:value-type="float">
            <text:p>9.531555</text:p>
          </table:table-cell>
          <table:table-cell office:value-type="float" office:value="-11.25568" calcext:value-type="float">
            <text:p>-11.255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5" calcext:value-type="float">
            <text:p>22122005</text:p>
          </table:table-cell>
          <table:table-cell office:value-type="float" office:value="6.895714" calcext:value-type="float">
            <text:p>6.895714</text:p>
          </table:table-cell>
          <table:table-cell office:value-type="float" office:value="13.57" calcext:value-type="float">
            <text:p>13.57</text:p>
          </table:table-cell>
          <table:table-cell office:value-type="float" office:value="-4.45" calcext:value-type="float">
            <text:p>-4.45</text:p>
          </table:table-cell>
          <table:table-cell office:value-type="float" office:value="0.8884181" calcext:value-type="float">
            <text:p>0.8884181</text:p>
          </table:table-cell>
          <table:table-cell office:value-type="float" office:value="0.389512" calcext:value-type="float">
            <text:p>0.389512</text:p>
          </table:table-cell>
          <table:table-cell office:value-type="float" office:value="260.352" calcext:value-type="float">
            <text:p>260.352</text:p>
          </table:table-cell>
          <table:table-cell office:value-type="float" office:value="0" calcext:value-type="float">
            <text:p>0</text:p>
          </table:table-cell>
          <table:table-cell office:value-type="float" office:value="12.66855" calcext:value-type="float">
            <text:p>12.66855</text:p>
          </table:table-cell>
          <table:table-cell office:value-type="float" office:value="-6.131653" calcext:value-type="float">
            <text:p>-6.131653</text:p>
          </table:table-cell>
          <table:table-cell office:value-type="float" office:value="0.9021606" calcext:value-type="float">
            <text:p>0.9021606</text:p>
          </table:table-cell>
          <table:table-cell office:value-type="float" office:value="-3.165771" calcext:value-type="float">
            <text:p>-3.165771</text:p>
          </table:table-cell>
          <table:table-cell office:value-type="float" office:value="-0.6037903" calcext:value-type="float">
            <text:p>-0.6037903</text:p>
          </table:table-cell>
          <table:table-cell office:value-type="float" office:value="-2.02121" calcext:value-type="float">
            <text:p>-2.02121</text:p>
          </table:table-cell>
          <table:table-cell office:value-type="float" office:value="-0.6426697" calcext:value-type="float">
            <text:p>-0.6426697</text:p>
          </table:table-cell>
          <table:table-cell office:value-type="float" office:value="-1.134827" calcext:value-type="float">
            <text:p>-1.134827</text:p>
          </table:table-cell>
          <table:table-cell office:value-type="float" office:value="-0.4080811" calcext:value-type="float">
            <text:p>-0.4080811</text:p>
          </table:table-cell>
          <table:table-cell office:value-type="float" office:value="-0.6340027" calcext:value-type="float">
            <text:p>-0.6340027</text:p>
          </table:table-cell>
          <table:table-cell office:value-type="float" office:value="0.1846924" calcext:value-type="float">
            <text:p>0.1846924</text:p>
          </table:table-cell>
          <table:table-cell office:value-type="float" office:value="0.06536865" calcext:value-type="float">
            <text:p>0.06536865</text:p>
          </table:table-cell>
          <table:table-cell office:value-type="float" office:value="1.007568" calcext:value-type="float">
            <text:p>1.007568</text:p>
          </table:table-cell>
          <table:table-cell office:value-type="float" office:value="0.9642944" calcext:value-type="float">
            <text:p>0.9642944</text:p>
          </table:table-cell>
          <table:table-cell office:value-type="float" office:value="2.481201" calcext:value-type="float">
            <text:p>2.481201</text:p>
          </table:table-cell>
          <table:table-cell office:value-type="float" office:value="2.382202" calcext:value-type="float">
            <text:p>2.382202</text:p>
          </table:table-cell>
          <table:table-cell office:value-type="float" office:value="4.966919" calcext:value-type="float">
            <text:p>4.966919</text:p>
          </table:table-cell>
          <table:table-cell office:value-type="float" office:value="4.824158" calcext:value-type="float">
            <text:p>4.824158</text:p>
          </table:table-cell>
          <table:table-cell office:value-type="float" office:value="7.762421" calcext:value-type="float">
            <text:p>7.762421</text:p>
          </table:table-cell>
          <table:table-cell office:value-type="float" office:value="7.60379" calcext:value-type="float">
            <text:p>7.60379</text:p>
          </table:table-cell>
          <table:table-cell office:value-type="float" office:value="9.869568" calcext:value-type="float">
            <text:p>9.869568</text:p>
          </table:table-cell>
          <table:table-cell office:value-type="float" office:value="9.695312" calcext:value-type="float">
            <text:p>9.695312</text:p>
          </table:table-cell>
          <table:table-cell office:value-type="float" office:value="11.5257" calcext:value-type="float">
            <text:p>11.5257</text:p>
          </table:table-cell>
          <table:table-cell office:value-type="float" office:value="11.34152" calcext:value-type="float">
            <text:p>11.34152</text:p>
          </table:table-cell>
          <table:table-cell office:value-type="float" office:value="12.67743" calcext:value-type="float">
            <text:p>12.67743</text:p>
          </table:table-cell>
          <table:table-cell office:value-type="float" office:value="12.49365" calcext:value-type="float">
            <text:p>12.49365</text:p>
          </table:table-cell>
          <table:table-cell office:value-type="float" office:value="13.11108" calcext:value-type="float">
            <text:p>13.11108</text:p>
          </table:table-cell>
          <table:table-cell office:value-type="float" office:value="12.93552" calcext:value-type="float">
            <text:p>12.93552</text:p>
          </table:table-cell>
          <table:table-cell office:value-type="float" office:value="12.66858" calcext:value-type="float">
            <text:p>12.66858</text:p>
          </table:table-cell>
          <table:table-cell office:value-type="float" office:value="-6.131653" calcext:value-type="float">
            <text:p>-6.1316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5" calcext:value-type="float">
            <text:p>23122005</text:p>
          </table:table-cell>
          <table:table-cell office:value-type="float" office:value="3.172316" calcext:value-type="float">
            <text:p>3.172316</text:p>
          </table:table-cell>
          <table:table-cell office:value-type="float" office:value="7.82" calcext:value-type="float">
            <text:p>7.82</text:p>
          </table:table-cell>
          <table:table-cell office:value-type="float" office:value="-1.82" calcext:value-type="float">
            <text:p>-1.82</text:p>
          </table:table-cell>
          <table:table-cell office:value-type="float" office:value="0.8588294" calcext:value-type="float">
            <text:p>0.8588294</text:p>
          </table:table-cell>
          <table:table-cell office:value-type="float" office:value="0.4726005" calcext:value-type="float">
            <text:p>0.4726005</text:p>
          </table:table-cell>
          <table:table-cell office:value-type="float" office:value="211.464" calcext:value-type="float">
            <text:p>211.464</text:p>
          </table:table-cell>
          <table:table-cell office:value-type="float" office:value="0.15" calcext:value-type="float">
            <text:p>0.15</text:p>
          </table:table-cell>
          <table:table-cell office:value-type="float" office:value="6.756012" calcext:value-type="float">
            <text:p>6.756012</text:p>
          </table:table-cell>
          <table:table-cell office:value-type="float" office:value="-3.106537" calcext:value-type="float">
            <text:p>-3.106537</text:p>
          </table:table-cell>
          <table:table-cell office:value-type="float" office:value="0.5197449" calcext:value-type="float">
            <text:p>0.5197449</text:p>
          </table:table-cell>
          <table:table-cell office:value-type="float" office:value="-0.7934875" calcext:value-type="float">
            <text:p>-0.7934875</text:p>
          </table:table-cell>
          <table:table-cell office:value-type="float" office:value="-0.3397217" calcext:value-type="float">
            <text:p>-0.3397217</text:p>
          </table:table-cell>
          <table:table-cell office:value-type="float" office:value="-0.6412354" calcext:value-type="float">
            <text:p>-0.6412354</text:p>
          </table:table-cell>
          <table:table-cell office:value-type="float" office:value="-0.3574219" calcext:value-type="float">
            <text:p>-0.3574219</text:p>
          </table:table-cell>
          <table:table-cell office:value-type="float" office:value="-0.6384277" calcext:value-type="float">
            <text:p>-0.6384277</text:p>
          </table:table-cell>
          <table:table-cell office:value-type="float" office:value="-0.1615906" calcext:value-type="float">
            <text:p>-0.1615906</text:p>
          </table:table-cell>
          <table:table-cell office:value-type="float" office:value="-0.4048157" calcext:value-type="float">
            <text:p>-0.4048157</text:p>
          </table:table-cell>
          <table:table-cell office:value-type="float" office:value="0.3882446" calcext:value-type="float">
            <text:p>0.3882446</text:p>
          </table:table-cell>
          <table:table-cell office:value-type="float" office:value="0.1872559" calcext:value-type="float">
            <text:p>0.1872559</text:p>
          </table:table-cell>
          <table:table-cell office:value-type="float" office:value="1.137665" calcext:value-type="float">
            <text:p>1.137665</text:p>
          </table:table-cell>
          <table:table-cell office:value-type="float" office:value="1.008972" calcext:value-type="float">
            <text:p>1.008972</text:p>
          </table:table-cell>
          <table:table-cell office:value-type="float" office:value="2.386688" calcext:value-type="float">
            <text:p>2.386688</text:p>
          </table:table-cell>
          <table:table-cell office:value-type="float" office:value="2.375641" calcext:value-type="float">
            <text:p>2.375641</text:p>
          </table:table-cell>
          <table:table-cell office:value-type="float" office:value="4.822754" calcext:value-type="float">
            <text:p>4.822754</text:p>
          </table:table-cell>
          <table:table-cell office:value-type="float" office:value="4.709778" calcext:value-type="float">
            <text:p>4.709778</text:p>
          </table:table-cell>
          <table:table-cell office:value-type="float" office:value="7.602142" calcext:value-type="float">
            <text:p>7.602142</text:p>
          </table:table-cell>
          <table:table-cell office:value-type="float" office:value="7.446899" calcext:value-type="float">
            <text:p>7.446899</text:p>
          </table:table-cell>
          <table:table-cell office:value-type="float" office:value="9.693512" calcext:value-type="float">
            <text:p>9.693512</text:p>
          </table:table-cell>
          <table:table-cell office:value-type="float" office:value="9.522034" calcext:value-type="float">
            <text:p>9.522034</text:p>
          </table:table-cell>
          <table:table-cell office:value-type="float" office:value="11.33957" calcext:value-type="float">
            <text:p>11.33957</text:p>
          </table:table-cell>
          <table:table-cell office:value-type="float" office:value="11.15872" calcext:value-type="float">
            <text:p>11.15872</text:p>
          </table:table-cell>
          <table:table-cell office:value-type="float" office:value="12.49173" calcext:value-type="float">
            <text:p>12.49173</text:p>
          </table:table-cell>
          <table:table-cell office:value-type="float" office:value="12.31027" calcext:value-type="float">
            <text:p>12.31027</text:p>
          </table:table-cell>
          <table:table-cell office:value-type="float" office:value="12.93369" calcext:value-type="float">
            <text:p>12.93369</text:p>
          </table:table-cell>
          <table:table-cell office:value-type="float" office:value="12.75946" calcext:value-type="float">
            <text:p>12.75946</text:p>
          </table:table-cell>
          <table:table-cell office:value-type="float" office:value="6.756012" calcext:value-type="float">
            <text:p>6.756012</text:p>
          </table:table-cell>
          <table:table-cell office:value-type="float" office:value="-3.106537" calcext:value-type="float">
            <text:p>-3.1065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5" calcext:value-type="float">
            <text:p>24122005</text:p>
          </table:table-cell>
          <table:table-cell office:value-type="float" office:value="3.355367" calcext:value-type="float">
            <text:p>3.355367</text:p>
          </table:table-cell>
          <table:table-cell office:value-type="float" office:value="6.28" calcext:value-type="float">
            <text:p>6.28</text:p>
          </table:table-cell>
          <table:table-cell office:value-type="float" office:value="-0.57" calcext:value-type="float">
            <text:p>-0.57</text:p>
          </table:table-cell>
          <table:table-cell office:value-type="float" office:value="0.8164188" calcext:value-type="float">
            <text:p>0.8164188</text:p>
          </table:table-cell>
          <table:table-cell office:value-type="float" office:value="0.5174127" calcext:value-type="float">
            <text:p>0.5174127</text:p>
          </table:table-cell>
          <table:table-cell office:value-type="float" office:value="473.436" calcext:value-type="float">
            <text:p>473.436</text:p>
          </table:table-cell>
          <table:table-cell office:value-type="float" office:value="0.05" calcext:value-type="float">
            <text:p>0.05</text:p>
          </table:table-cell>
          <table:table-cell office:value-type="float" office:value="8.646973" calcext:value-type="float">
            <text:p>8.646973</text:p>
          </table:table-cell>
          <table:table-cell office:value-type="float" office:value="-1.732391" calcext:value-type="float">
            <text:p>-1.732391</text:p>
          </table:table-cell>
          <table:table-cell office:value-type="float" office:value="0.977417" calcext:value-type="float">
            <text:p>0.977417</text:p>
          </table:table-cell>
          <table:table-cell office:value-type="float" office:value="-0.3398132" calcext:value-type="float">
            <text:p>-0.3398132</text:p>
          </table:table-cell>
          <table:table-cell office:value-type="float" office:value="-0.08065796" calcext:value-type="float">
            <text:p>-0.08065796</text:p>
          </table:table-cell>
          <table:table-cell office:value-type="float" office:value="-0.3405151" calcext:value-type="float">
            <text:p>-0.3405151</text:p>
          </table:table-cell>
          <table:table-cell office:value-type="float" office:value="-0.211792" calcext:value-type="float">
            <text:p>-0.211792</text:p>
          </table:table-cell>
          <table:table-cell office:value-type="float" office:value="-0.3555603" calcext:value-type="float">
            <text:p>-0.3555603</text:p>
          </table:table-cell>
          <table:table-cell office:value-type="float" office:value="-0.02774048" calcext:value-type="float">
            <text:p>-0.02774048</text:p>
          </table:table-cell>
          <table:table-cell office:value-type="float" office:value="-0.15979" calcext:value-type="float">
            <text:p>-0.15979</text:p>
          </table:table-cell>
          <table:table-cell office:value-type="float" office:value="0.5111694" calcext:value-type="float">
            <text:p>0.5111694</text:p>
          </table:table-cell>
          <table:table-cell office:value-type="float" office:value="0.3899536" calcext:value-type="float">
            <text:p>0.3899536</text:p>
          </table:table-cell>
          <table:table-cell office:value-type="float" office:value="1.230591" calcext:value-type="float">
            <text:p>1.230591</text:p>
          </table:table-cell>
          <table:table-cell office:value-type="float" office:value="1.138885" calcext:value-type="float">
            <text:p>1.138885</text:p>
          </table:table-cell>
          <table:table-cell office:value-type="float" office:value="2.418701" calcext:value-type="float">
            <text:p>2.418701</text:p>
          </table:table-cell>
          <table:table-cell office:value-type="float" office:value="2.386993" calcext:value-type="float">
            <text:p>2.386993</text:p>
          </table:table-cell>
          <table:table-cell office:value-type="float" office:value="4.708771" calcext:value-type="float">
            <text:p>4.708771</text:p>
          </table:table-cell>
          <table:table-cell office:value-type="float" office:value="4.630463" calcext:value-type="float">
            <text:p>4.630463</text:p>
          </table:table-cell>
          <table:table-cell office:value-type="float" office:value="7.445282" calcext:value-type="float">
            <text:p>7.445282</text:p>
          </table:table-cell>
          <table:table-cell office:value-type="float" office:value="7.300385" calcext:value-type="float">
            <text:p>7.300385</text:p>
          </table:table-cell>
          <table:table-cell office:value-type="float" office:value="9.520203" calcext:value-type="float">
            <text:p>9.520203</text:p>
          </table:table-cell>
          <table:table-cell office:value-type="float" office:value="9.352478" calcext:value-type="float">
            <text:p>9.352478</text:p>
          </table:table-cell>
          <table:table-cell office:value-type="float" office:value="11.15683" calcext:value-type="float">
            <text:p>11.15683</text:p>
          </table:table-cell>
          <table:table-cell office:value-type="float" office:value="10.97876" calcext:value-type="float">
            <text:p>10.97876</text:p>
          </table:table-cell>
          <table:table-cell office:value-type="float" office:value="12.30841" calcext:value-type="float">
            <text:p>12.30841</text:p>
          </table:table-cell>
          <table:table-cell office:value-type="float" office:value="12.12918" calcext:value-type="float">
            <text:p>12.12918</text:p>
          </table:table-cell>
          <table:table-cell office:value-type="float" office:value="12.75766" calcext:value-type="float">
            <text:p>12.75766</text:p>
          </table:table-cell>
          <table:table-cell office:value-type="float" office:value="12.58493" calcext:value-type="float">
            <text:p>12.58493</text:p>
          </table:table-cell>
          <table:table-cell office:value-type="float" office:value="8.647003" calcext:value-type="float">
            <text:p>8.647003</text:p>
          </table:table-cell>
          <table:table-cell office:value-type="float" office:value="-1.672455" calcext:value-type="float">
            <text:p>-1.6724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5" calcext:value-type="float">
            <text:p>25122005</text:p>
          </table:table-cell>
          <table:table-cell office:value-type="float" office:value="2.082783" calcext:value-type="float">
            <text:p>2.082783</text:p>
          </table:table-cell>
          <table:table-cell office:value-type="float" office:value="0.26" calcext:value-type="float">
            <text:p>0.26</text:p>
          </table:table-cell>
          <table:table-cell office:value-type="float" office:value="-3.05" calcext:value-type="float">
            <text:p>-3.05</text:p>
          </table:table-cell>
          <table:table-cell office:value-type="float" office:value="0.5492404" calcext:value-type="float">
            <text:p>0.5492404</text:p>
          </table:table-cell>
          <table:table-cell office:value-type="float" office:value="0.4319421" calcext:value-type="float">
            <text:p>0.4319421</text:p>
          </table:table-cell>
          <table:table-cell office:value-type="float" office:value="189.576" calcext:value-type="float">
            <text:p>189.576</text:p>
          </table:table-cell>
          <table:table-cell office:value-type="float" office:value="0" calcext:value-type="float">
            <text:p>0</text:p>
          </table:table-cell>
          <table:table-cell office:value-type="float" office:value="0.4173584" calcext:value-type="float">
            <text:p>0.4173584</text:p>
          </table:table-cell>
          <table:table-cell office:value-type="float" office:value="-3.558685" calcext:value-type="float">
            <text:p>-3.558685</text:p>
          </table:table-cell>
          <table:table-cell office:value-type="float" office:value="-0.1749268" calcext:value-type="float">
            <text:p>-0.1749268</text:p>
          </table:table-cell>
          <table:table-cell office:value-type="float" office:value="-0.8626099" calcext:value-type="float">
            <text:p>-0.8626099</text:p>
          </table:table-cell>
          <table:table-cell office:value-type="float" office:value="-0.2313538" calcext:value-type="float">
            <text:p>-0.2313538</text:p>
          </table:table-cell>
          <table:table-cell office:value-type="float" office:value="-0.3652649" calcext:value-type="float">
            <text:p>-0.3652649</text:p>
          </table:table-cell>
          <table:table-cell office:value-type="float" office:value="-0.1672668" calcext:value-type="float">
            <text:p>-0.1672668</text:p>
          </table:table-cell>
          <table:table-cell office:value-type="float" office:value="-0.2110901" calcext:value-type="float">
            <text:p>-0.2110901</text:p>
          </table:table-cell>
          <table:table-cell office:value-type="float" office:value="0.01651001" calcext:value-type="float">
            <text:p>0.01651001</text:p>
          </table:table-cell>
          <table:table-cell office:value-type="float" office:value="-0.02694702" calcext:value-type="float">
            <text:p>-0.02694702</text:p>
          </table:table-cell>
          <table:table-cell office:value-type="float" office:value="0.5601807" calcext:value-type="float">
            <text:p>0.5601807</text:p>
          </table:table-cell>
          <table:table-cell office:value-type="float" office:value="0.5120239" calcext:value-type="float">
            <text:p>0.5120239</text:p>
          </table:table-cell>
          <table:table-cell office:value-type="float" office:value="1.272766" calcext:value-type="float">
            <text:p>1.272766</text:p>
          </table:table-cell>
          <table:table-cell office:value-type="float" office:value="1.231293" calcext:value-type="float">
            <text:p>1.231293</text:p>
          </table:table-cell>
          <table:table-cell office:value-type="float" office:value="2.437622" calcext:value-type="float">
            <text:p>2.437622</text:p>
          </table:table-cell>
          <table:table-cell office:value-type="float" office:value="2.419006" calcext:value-type="float">
            <text:p>2.419006</text:p>
          </table:table-cell>
          <table:table-cell office:value-type="float" office:value="4.62973" calcext:value-type="float">
            <text:p>4.62973</text:p>
          </table:table-cell>
          <table:table-cell office:value-type="float" office:value="4.570038" calcext:value-type="float">
            <text:p>4.570038</text:p>
          </table:table-cell>
          <table:table-cell office:value-type="float" office:value="7.29892" calcext:value-type="float">
            <text:p>7.29892</text:p>
          </table:table-cell>
          <table:table-cell office:value-type="float" office:value="7.166748" calcext:value-type="float">
            <text:p>7.166748</text:p>
          </table:table-cell>
          <table:table-cell office:value-type="float" office:value="9.350739" calcext:value-type="float">
            <text:p>9.350739</text:p>
          </table:table-cell>
          <table:table-cell office:value-type="float" office:value="9.189819" calcext:value-type="float">
            <text:p>9.189819</text:p>
          </table:table-cell>
          <table:table-cell office:value-type="float" office:value="10.97687" calcext:value-type="float">
            <text:p>10.97687</text:p>
          </table:table-cell>
          <table:table-cell office:value-type="float" office:value="10.80228" calcext:value-type="float">
            <text:p>10.80228</text:p>
          </table:table-cell>
          <table:table-cell office:value-type="float" office:value="12.12732" calcext:value-type="float">
            <text:p>12.12732</text:p>
          </table:table-cell>
          <table:table-cell office:value-type="float" office:value="11.95023" calcext:value-type="float">
            <text:p>11.95023</text:p>
          </table:table-cell>
          <table:table-cell office:value-type="float" office:value="12.58313" calcext:value-type="float">
            <text:p>12.58313</text:p>
          </table:table-cell>
          <table:table-cell office:value-type="float" office:value="12.41217" calcext:value-type="float">
            <text:p>12.41217</text:p>
          </table:table-cell>
          <table:table-cell office:value-type="float" office:value="0.4173584" calcext:value-type="float">
            <text:p>0.4173584</text:p>
          </table:table-cell>
          <table:table-cell office:value-type="float" office:value="-3.558685" calcext:value-type="float">
            <text:p>-3.5586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5" calcext:value-type="float">
            <text:p>26122005</text:p>
          </table:table-cell>
          <table:table-cell office:value-type="float" office:value="6.97644" calcext:value-type="float">
            <text:p>6.97644</text:p>
          </table:table-cell>
          <table:table-cell office:value-type="float" office:value="12.62" calcext:value-type="float">
            <text:p>12.62</text:p>
          </table:table-cell>
          <table:table-cell office:value-type="float" office:value="-1.55" calcext:value-type="float">
            <text:p>-1.55</text:p>
          </table:table-cell>
          <table:table-cell office:value-type="float" office:value="0.9255827" calcext:value-type="float">
            <text:p>0.9255827</text:p>
          </table:table-cell>
          <table:table-cell office:value-type="float" office:value="0.4819738" calcext:value-type="float">
            <text:p>0.4819738</text:p>
          </table:table-cell>
          <table:table-cell office:value-type="float" office:value="265.5" calcext:value-type="float">
            <text:p>265.5</text:p>
          </table:table-cell>
          <table:table-cell office:value-type="float" office:value="0" calcext:value-type="float">
            <text:p>0</text:p>
          </table:table-cell>
          <table:table-cell office:value-type="float" office:value="11.69592" calcext:value-type="float">
            <text:p>11.69592</text:p>
          </table:table-cell>
          <table:table-cell office:value-type="float" office:value="-3.48642" calcext:value-type="float">
            <text:p>-3.48642</text:p>
          </table:table-cell>
          <table:table-cell office:value-type="float" office:value="1.334839" calcext:value-type="float">
            <text:p>1.334839</text:p>
          </table:table-cell>
          <table:table-cell office:value-type="float" office:value="-1.334961" calcext:value-type="float">
            <text:p>-1.334961</text:p>
          </table:table-cell>
          <table:table-cell office:value-type="float" office:value="-0.01739502" calcext:value-type="float">
            <text:p>-0.01739502</text:p>
          </table:table-cell>
          <table:table-cell office:value-type="float" office:value="-0.5171204" calcext:value-type="float">
            <text:p>-0.5171204</text:p>
          </table:table-cell>
          <table:table-cell office:value-type="float" office:value="-0.1068115" calcext:value-type="float">
            <text:p>-0.1068115</text:p>
          </table:table-cell>
          <table:table-cell office:value-type="float" office:value="-0.1848145" calcext:value-type="float">
            <text:p>-0.1848145</text:p>
          </table:table-cell>
          <table:table-cell office:value-type="float" office:value="0.0368042" calcext:value-type="float">
            <text:p>0.0368042</text:p>
          </table:table-cell>
          <table:table-cell office:value-type="float" office:value="0.01577759" calcext:value-type="float">
            <text:p>0.01577759</text:p>
          </table:table-cell>
          <table:table-cell office:value-type="float" office:value="0.5784607" calcext:value-type="float">
            <text:p>0.5784607</text:p>
          </table:table-cell>
          <table:table-cell office:value-type="float" office:value="0.5603943" calcext:value-type="float">
            <text:p>0.5603943</text:p>
          </table:table-cell>
          <table:table-cell office:value-type="float" office:value="1.283875" calcext:value-type="float">
            <text:p>1.283875</text:p>
          </table:table-cell>
          <table:table-cell office:value-type="float" office:value="1.272949" calcext:value-type="float">
            <text:p>1.272949</text:p>
          </table:table-cell>
          <table:table-cell office:value-type="float" office:value="2.438477" calcext:value-type="float">
            <text:p>2.438477</text:p>
          </table:table-cell>
          <table:table-cell office:value-type="float" office:value="2.434387" calcext:value-type="float">
            <text:p>2.434387</text:p>
          </table:table-cell>
          <table:table-cell office:value-type="float" office:value="4.569427" calcext:value-type="float">
            <text:p>4.569427</text:p>
          </table:table-cell>
          <table:table-cell office:value-type="float" office:value="4.513947" calcext:value-type="float">
            <text:p>4.513947</text:p>
          </table:table-cell>
          <table:table-cell office:value-type="float" office:value="7.165436" calcext:value-type="float">
            <text:p>7.165436</text:p>
          </table:table-cell>
          <table:table-cell office:value-type="float" office:value="7.043884" calcext:value-type="float">
            <text:p>7.043884</text:p>
          </table:table-cell>
          <table:table-cell office:value-type="float" office:value="9.188171" calcext:value-type="float">
            <text:p>9.188171</text:p>
          </table:table-cell>
          <table:table-cell office:value-type="float" office:value="9.03421" calcext:value-type="float">
            <text:p>9.03421</text:p>
          </table:table-cell>
          <table:table-cell office:value-type="float" office:value="10.80048" calcext:value-type="float">
            <text:p>10.80048</text:p>
          </table:table-cell>
          <table:table-cell office:value-type="float" office:value="10.63025" calcext:value-type="float">
            <text:p>10.63025</text:p>
          </table:table-cell>
          <table:table-cell office:value-type="float" office:value="11.94839" calcext:value-type="float">
            <text:p>11.94839</text:p>
          </table:table-cell>
          <table:table-cell office:value-type="float" office:value="11.77414" calcext:value-type="float">
            <text:p>11.77414</text:p>
          </table:table-cell>
          <table:table-cell office:value-type="float" office:value="12.4104" calcext:value-type="float">
            <text:p>12.4104</text:p>
          </table:table-cell>
          <table:table-cell office:value-type="float" office:value="12.24112" calcext:value-type="float">
            <text:p>12.24112</text:p>
          </table:table-cell>
          <table:table-cell office:value-type="float" office:value="11.69592" calcext:value-type="float">
            <text:p>11.69592</text:p>
          </table:table-cell>
          <table:table-cell office:value-type="float" office:value="-3.48642" calcext:value-type="float">
            <text:p>-3.486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5" calcext:value-type="float">
            <text:p>27122005</text:p>
          </table:table-cell>
          <table:table-cell office:value-type="float" office:value="2.618381" calcext:value-type="float">
            <text:p>2.618381</text:p>
          </table:table-cell>
          <table:table-cell office:value-type="float" office:value="2.13" calcext:value-type="float">
            <text:p>2.13</text:p>
          </table:table-cell>
          <table:table-cell office:value-type="float" office:value="-2.56" calcext:value-type="float">
            <text:p>-2.56</text:p>
          </table:table-cell>
          <table:table-cell office:value-type="float" office:value="0.6274788" calcext:value-type="float">
            <text:p>0.6274788</text:p>
          </table:table-cell>
          <table:table-cell office:value-type="float" office:value="0.4477464" calcext:value-type="float">
            <text:p>0.4477464</text:p>
          </table:table-cell>
          <table:table-cell office:value-type="float" office:value="282.024" calcext:value-type="float">
            <text:p>282.024</text:p>
          </table:table-cell>
          <table:table-cell office:value-type="float" office:value="0" calcext:value-type="float">
            <text:p>0</text:p>
          </table:table-cell>
          <table:table-cell office:value-type="float" office:value="1.507477" calcext:value-type="float">
            <text:p>1.507477</text:p>
          </table:table-cell>
          <table:table-cell office:value-type="float" office:value="-3.256714" calcext:value-type="float">
            <text:p>-3.256714</text:p>
          </table:table-cell>
          <table:table-cell office:value-type="float" office:value="0.009094238" calcext:value-type="float">
            <text:p>0.009094238</text:p>
          </table:table-cell>
          <table:table-cell office:value-type="float" office:value="-0.598114" calcext:value-type="float">
            <text:p>-0.598114</text:p>
          </table:table-cell>
          <table:table-cell office:value-type="float" office:value="-0.1681519" calcext:value-type="float">
            <text:p>-0.1681519</text:p>
          </table:table-cell>
          <table:table-cell office:value-type="float" office:value="-0.2740784" calcext:value-type="float">
            <text:p>-0.2740784</text:p>
          </table:table-cell>
          <table:table-cell office:value-type="float" office:value="-0.09466553" calcext:value-type="float">
            <text:p>-0.09466553</text:p>
          </table:table-cell>
          <table:table-cell office:value-type="float" office:value="-0.1182251" calcext:value-type="float">
            <text:p>-0.1182251</text:p>
          </table:table-cell>
          <table:table-cell office:value-type="float" office:value="0.04486084" calcext:value-type="float">
            <text:p>0.04486084</text:p>
          </table:table-cell>
          <table:table-cell office:value-type="float" office:value="0.03656006" calcext:value-type="float">
            <text:p>0.03656006</text:p>
          </table:table-cell>
          <table:table-cell office:value-type="float" office:value="0.5856018" calcext:value-type="float">
            <text:p>0.5856018</text:p>
          </table:table-cell>
          <table:table-cell office:value-type="float" office:value="0.5785828" calcext:value-type="float">
            <text:p>0.5785828</text:p>
          </table:table-cell>
          <table:table-cell office:value-type="float" office:value="1.284119" calcext:value-type="float">
            <text:p>1.284119</text:p>
          </table:table-cell>
          <table:table-cell office:value-type="float" office:value="1.282745" calcext:value-type="float">
            <text:p>1.282745</text:p>
          </table:table-cell>
          <table:table-cell office:value-type="float" office:value="2.434296" calcext:value-type="float">
            <text:p>2.434296</text:p>
          </table:table-cell>
          <table:table-cell office:value-type="float" office:value="2.41925" calcext:value-type="float">
            <text:p>2.41925</text:p>
          </table:table-cell>
          <table:table-cell office:value-type="float" office:value="4.513367" calcext:value-type="float">
            <text:p>4.513367</text:p>
          </table:table-cell>
          <table:table-cell office:value-type="float" office:value="4.45697" calcext:value-type="float">
            <text:p>4.45697</text:p>
          </table:table-cell>
          <table:table-cell office:value-type="float" office:value="7.042664" calcext:value-type="float">
            <text:p>7.042664</text:p>
          </table:table-cell>
          <table:table-cell office:value-type="float" office:value="6.928894" calcext:value-type="float">
            <text:p>6.928894</text:p>
          </table:table-cell>
          <table:table-cell office:value-type="float" office:value="9.032623" calcext:value-type="float">
            <text:p>9.032623</text:p>
          </table:table-cell>
          <table:table-cell office:value-type="float" office:value="8.885132" calcext:value-type="float">
            <text:p>8.885132</text:p>
          </table:table-cell>
          <table:table-cell office:value-type="float" office:value="10.62848" calcext:value-type="float">
            <text:p>10.62848</text:p>
          </table:table-cell>
          <table:table-cell office:value-type="float" office:value="10.46219" calcext:value-type="float">
            <text:p>10.46219</text:p>
          </table:table-cell>
          <table:table-cell office:value-type="float" office:value="11.77231" calcext:value-type="float">
            <text:p>11.77231</text:p>
          </table:table-cell>
          <table:table-cell office:value-type="float" office:value="11.60059" calcext:value-type="float">
            <text:p>11.60059</text:p>
          </table:table-cell>
          <table:table-cell office:value-type="float" office:value="12.23938" calcext:value-type="float">
            <text:p>12.23938</text:p>
          </table:table-cell>
          <table:table-cell office:value-type="float" office:value="12.07233" calcext:value-type="float">
            <text:p>12.07233</text:p>
          </table:table-cell>
          <table:table-cell office:value-type="float" office:value="1.507477" calcext:value-type="float">
            <text:p>1.507477</text:p>
          </table:table-cell>
          <table:table-cell office:value-type="float" office:value="-3.256714" calcext:value-type="float">
            <text:p>-3.2567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5" calcext:value-type="float">
            <text:p>28122005</text:p>
          </table:table-cell>
          <table:table-cell office:value-type="float" office:value="5.277451" calcext:value-type="float">
            <text:p>5.277451</text:p>
          </table:table-cell>
          <table:table-cell office:value-type="float" office:value="8.04" calcext:value-type="float">
            <text:p>8.04</text:p>
          </table:table-cell>
          <table:table-cell office:value-type="float" office:value="-3.22" calcext:value-type="float">
            <text:p>-3.22</text:p>
          </table:table-cell>
          <table:table-cell office:value-type="float" office:value="0.8745104" calcext:value-type="float">
            <text:p>0.8745104</text:p>
          </table:table-cell>
          <table:table-cell office:value-type="float" office:value="0.4265771" calcext:value-type="float">
            <text:p>0.4265771</text:p>
          </table:table-cell>
          <table:table-cell office:value-type="float" office:value="263.844" calcext:value-type="float">
            <text:p>263.844</text:p>
          </table:table-cell>
          <table:table-cell office:value-type="float" office:value="0" calcext:value-type="float">
            <text:p>0</text:p>
          </table:table-cell>
          <table:table-cell office:value-type="float" office:value="9.683685" calcext:value-type="float">
            <text:p>9.683685</text:p>
          </table:table-cell>
          <table:table-cell office:value-type="float" office:value="-2.290955" calcext:value-type="float">
            <text:p>-2.290955</text:p>
          </table:table-cell>
          <table:table-cell office:value-type="float" office:value="1.217529" calcext:value-type="float">
            <text:p>1.217529</text:p>
          </table:table-cell>
          <table:table-cell office:value-type="float" office:value="-0.56073" calcext:value-type="float">
            <text:p>-0.56073</text:p>
          </table:table-cell>
          <table:table-cell office:value-type="float" office:value="0.0579834" calcext:value-type="float">
            <text:p>0.0579834</text:p>
          </table:table-cell>
          <table:table-cell office:value-type="float" office:value="-0.2567444" calcext:value-type="float">
            <text:p>-0.2567444</text:p>
          </table:table-cell>
          <table:table-cell office:value-type="float" office:value="-0.04211426" calcext:value-type="float">
            <text:p>-0.04211426</text:p>
          </table:table-cell>
          <table:table-cell office:value-type="float" office:value="-0.09536743" calcext:value-type="float">
            <text:p>-0.09536743</text:p>
          </table:table-cell>
          <table:table-cell office:value-type="float" office:value="0.05813599" calcext:value-type="float">
            <text:p>0.05813599</text:p>
          </table:table-cell>
          <table:table-cell office:value-type="float" office:value="0.04467773" calcext:value-type="float">
            <text:p>0.04467773</text:p>
          </table:table-cell>
          <table:table-cell office:value-type="float" office:value="0.5926208" calcext:value-type="float">
            <text:p>0.5926208</text:p>
          </table:table-cell>
          <table:table-cell office:value-type="float" office:value="0.5856323" calcext:value-type="float">
            <text:p>0.5856323</text:p>
          </table:table-cell>
          <table:table-cell office:value-type="float" office:value="1.282684" calcext:value-type="float">
            <text:p>1.282684</text:p>
          </table:table-cell>
          <table:table-cell office:value-type="float" office:value="1.278198" calcext:value-type="float">
            <text:p>1.278198</text:p>
          </table:table-cell>
          <table:table-cell office:value-type="float" office:value="2.419067" calcext:value-type="float">
            <text:p>2.419067</text:p>
          </table:table-cell>
          <table:table-cell office:value-type="float" office:value="2.397888" calcext:value-type="float">
            <text:p>2.397888</text:p>
          </table:table-cell>
          <table:table-cell office:value-type="float" office:value="4.45636" calcext:value-type="float">
            <text:p>4.45636</text:p>
          </table:table-cell>
          <table:table-cell office:value-type="float" office:value="4.398987" calcext:value-type="float">
            <text:p>4.398987</text:p>
          </table:table-cell>
          <table:table-cell office:value-type="float" office:value="6.927704" calcext:value-type="float">
            <text:p>6.927704</text:p>
          </table:table-cell>
          <table:table-cell office:value-type="float" office:value="6.818817" calcext:value-type="float">
            <text:p>6.818817</text:p>
          </table:table-cell>
          <table:table-cell office:value-type="float" office:value="8.883606" calcext:value-type="float">
            <text:p>8.883606</text:p>
          </table:table-cell>
          <table:table-cell office:value-type="float" office:value="8.742371" calcext:value-type="float">
            <text:p>8.742371</text:p>
          </table:table-cell>
          <table:table-cell office:value-type="float" office:value="10.46045" calcext:value-type="float">
            <text:p>10.46045</text:p>
          </table:table-cell>
          <table:table-cell office:value-type="float" office:value="10.29919" calcext:value-type="float">
            <text:p>10.29919</text:p>
          </table:table-cell>
          <table:table-cell office:value-type="float" office:value="11.59879" calcext:value-type="float">
            <text:p>11.59879</text:p>
          </table:table-cell>
          <table:table-cell office:value-type="float" office:value="11.43033" calcext:value-type="float">
            <text:p>11.43033</text:p>
          </table:table-cell>
          <table:table-cell office:value-type="float" office:value="12.07059" calcext:value-type="float">
            <text:p>12.07059</text:p>
          </table:table-cell>
          <table:table-cell office:value-type="float" office:value="11.90567" calcext:value-type="float">
            <text:p>11.90567</text:p>
          </table:table-cell>
          <table:table-cell office:value-type="float" office:value="9.683685" calcext:value-type="float">
            <text:p>9.683685</text:p>
          </table:table-cell>
          <table:table-cell office:value-type="float" office:value="-2.290955" calcext:value-type="float">
            <text:p>-2.2909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5" calcext:value-type="float">
            <text:p>29122005</text:p>
          </table:table-cell>
          <table:table-cell office:value-type="float" office:value="1.624269" calcext:value-type="float">
            <text:p>1.624269</text:p>
          </table:table-cell>
          <table:table-cell office:value-type="float" office:value="1.65" calcext:value-type="float">
            <text:p>1.65</text:p>
          </table:table-cell>
          <table:table-cell office:value-type="float" office:value="-2.04" calcext:value-type="float">
            <text:p>-2.04</text:p>
          </table:table-cell>
          <table:table-cell office:value-type="float" office:value="0.6064964" calcext:value-type="float">
            <text:p>0.6064964</text:p>
          </table:table-cell>
          <table:table-cell office:value-type="float" office:value="0.465085" calcext:value-type="float">
            <text:p>0.465085</text:p>
          </table:table-cell>
          <table:table-cell office:value-type="float" office:value="286.812" calcext:value-type="float">
            <text:p>286.812</text:p>
          </table:table-cell>
          <table:table-cell office:value-type="float" office:value="0.2" calcext:value-type="float">
            <text:p>0.2</text:p>
          </table:table-cell>
          <table:table-cell office:value-type="float" office:value="0.1537781" calcext:value-type="float">
            <text:p>0.1537781</text:p>
          </table:table-cell>
          <table:table-cell office:value-type="float" office:value="-3.335358" calcext:value-type="float">
            <text:p>-3.335358</text:p>
          </table:table-cell>
          <table:table-cell office:value-type="float" office:value="-0.2275696" calcext:value-type="float">
            <text:p>-0.2275696</text:p>
          </table:table-cell>
          <table:table-cell office:value-type="float" office:value="-0.6646729" calcext:value-type="float">
            <text:p>-0.6646729</text:p>
          </table:table-cell>
          <table:table-cell office:value-type="float" office:value="-0.1614685" calcext:value-type="float">
            <text:p>-0.1614685</text:p>
          </table:table-cell>
          <table:table-cell office:value-type="float" office:value="-0.2333679" calcext:value-type="float">
            <text:p>-0.2333679</text:p>
          </table:table-cell>
          <table:table-cell office:value-type="float" office:value="-0.05526733" calcext:value-type="float">
            <text:p>-0.05526733</text:p>
          </table:table-cell>
          <table:table-cell office:value-type="float" office:value="-0.06811523" calcext:value-type="float">
            <text:p>-0.06811523</text:p>
          </table:table-cell>
          <table:table-cell office:value-type="float" office:value="0.05606079" calcext:value-type="float">
            <text:p>0.05606079</text:p>
          </table:table-cell>
          <table:table-cell office:value-type="float" office:value="0.05270386" calcext:value-type="float">
            <text:p>0.05270386</text:p>
          </table:table-cell>
          <table:table-cell office:value-type="float" office:value="0.5923767" calcext:value-type="float">
            <text:p>0.5923767</text:p>
          </table:table-cell>
          <table:table-cell office:value-type="float" office:value="0.5910034" calcext:value-type="float">
            <text:p>0.5910034</text:p>
          </table:table-cell>
          <table:table-cell office:value-type="float" office:value="1.278107" calcext:value-type="float">
            <text:p>1.278107</text:p>
          </table:table-cell>
          <table:table-cell office:value-type="float" office:value="1.268768" calcext:value-type="float">
            <text:p>1.268768</text:p>
          </table:table-cell>
          <table:table-cell office:value-type="float" office:value="2.397644" calcext:value-type="float">
            <text:p>2.397644</text:p>
          </table:table-cell>
          <table:table-cell office:value-type="float" office:value="2.37262" calcext:value-type="float">
            <text:p>2.37262</text:p>
          </table:table-cell>
          <table:table-cell office:value-type="float" office:value="4.398407" calcext:value-type="float">
            <text:p>4.398407</text:p>
          </table:table-cell>
          <table:table-cell office:value-type="float" office:value="4.339935" calcext:value-type="float">
            <text:p>4.339935</text:p>
          </table:table-cell>
          <table:table-cell office:value-type="float" office:value="6.817688" calcext:value-type="float">
            <text:p>6.817688</text:p>
          </table:table-cell>
          <table:table-cell office:value-type="float" office:value="6.713745" calcext:value-type="float">
            <text:p>6.713745</text:p>
          </table:table-cell>
          <table:table-cell office:value-type="float" office:value="8.740906" calcext:value-type="float">
            <text:p>8.740906</text:p>
          </table:table-cell>
          <table:table-cell office:value-type="float" office:value="8.604614" calcext:value-type="float">
            <text:p>8.604614</text:p>
          </table:table-cell>
          <table:table-cell office:value-type="float" office:value="10.29752" calcext:value-type="float">
            <text:p>10.29752</text:p>
          </table:table-cell>
          <table:table-cell office:value-type="float" office:value="10.14008" calcext:value-type="float">
            <text:p>10.14008</text:p>
          </table:table-cell>
          <table:table-cell office:value-type="float" office:value="11.42856" calcext:value-type="float">
            <text:p>11.42856</text:p>
          </table:table-cell>
          <table:table-cell office:value-type="float" office:value="11.26285" calcext:value-type="float">
            <text:p>11.26285</text:p>
          </table:table-cell>
          <table:table-cell office:value-type="float" office:value="11.90396" calcext:value-type="float">
            <text:p>11.90396</text:p>
          </table:table-cell>
          <table:table-cell office:value-type="float" office:value="11.74161" calcext:value-type="float">
            <text:p>11.74161</text:p>
          </table:table-cell>
          <table:table-cell office:value-type="float" office:value="0.1537781" calcext:value-type="float">
            <text:p>0.1537781</text:p>
          </table:table-cell>
          <table:table-cell office:value-type="float" office:value="-3.335358" calcext:value-type="float">
            <text:p>-3.3353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5" calcext:value-type="float">
            <text:p>30122005</text:p>
          </table:table-cell>
          <table:table-cell office:value-type="float" office:value="4.980576" calcext:value-type="float">
            <text:p>4.980576</text:p>
          </table:table-cell>
          <table:table-cell office:value-type="float" office:value="3.16" calcext:value-type="float">
            <text:p>3.16</text:p>
          </table:table-cell>
          <table:table-cell office:value-type="float" office:value="-1.05" calcext:value-type="float">
            <text:p>-1.05</text:p>
          </table:table-cell>
          <table:table-cell office:value-type="float" office:value="0.674716" calcext:value-type="float">
            <text:p>0.674716</text:p>
          </table:table-cell>
          <table:table-cell office:value-type="float" office:value="0.4997733" calcext:value-type="float">
            <text:p>0.4997733</text:p>
          </table:table-cell>
          <table:table-cell office:value-type="float" office:value="440.568" calcext:value-type="float">
            <text:p>440.568</text:p>
          </table:table-cell>
          <table:table-cell office:value-type="float" office:value="0.05" calcext:value-type="float">
            <text:p>0.05</text:p>
          </table:table-cell>
          <table:table-cell office:value-type="float" office:value="4.03299" calcext:value-type="float">
            <text:p>4.03299</text:p>
          </table:table-cell>
          <table:table-cell office:value-type="float" office:value="-2.355255" calcext:value-type="float">
            <text:p>-2.355255</text:p>
          </table:table-cell>
          <table:table-cell office:value-type="float" office:value="0.3777161" calcext:value-type="float">
            <text:p>0.3777161</text:p>
          </table:table-cell>
          <table:table-cell office:value-type="float" office:value="-0.7365723" calcext:value-type="float">
            <text:p>-0.7365723</text:p>
          </table:table-cell>
          <table:table-cell office:value-type="float" office:value="-0.07125854" calcext:value-type="float">
            <text:p>-0.07125854</text:p>
          </table:table-cell>
          <table:table-cell office:value-type="float" office:value="-0.2654419" calcext:value-type="float">
            <text:p>-0.2654419</text:p>
          </table:table-cell>
          <table:table-cell office:value-type="float" office:value="-0.0335083" calcext:value-type="float">
            <text:p>-0.0335083</text:p>
          </table:table-cell>
          <table:table-cell office:value-type="float" office:value="-0.06204224" calcext:value-type="float">
            <text:p>-0.06204224</text:p>
          </table:table-cell>
          <table:table-cell office:value-type="float" office:value="0.06152344" calcext:value-type="float">
            <text:p>0.06152344</text:p>
          </table:table-cell>
          <table:table-cell office:value-type="float" office:value="0.05435181" calcext:value-type="float">
            <text:p>0.05435181</text:p>
          </table:table-cell>
          <table:table-cell office:value-type="float" office:value="0.5941162" calcext:value-type="float">
            <text:p>0.5941162</text:p>
          </table:table-cell>
          <table:table-cell office:value-type="float" office:value="0.5907898" calcext:value-type="float">
            <text:p>0.5907898</text:p>
          </table:table-cell>
          <table:table-cell office:value-type="float" office:value="1.268677" calcext:value-type="float">
            <text:p>1.268677</text:p>
          </table:table-cell>
          <table:table-cell office:value-type="float" office:value="1.259064" calcext:value-type="float">
            <text:p>1.259064</text:p>
          </table:table-cell>
          <table:table-cell office:value-type="float" office:value="2.372375" calcext:value-type="float">
            <text:p>2.372375</text:p>
          </table:table-cell>
          <table:table-cell office:value-type="float" office:value="2.345459" calcext:value-type="float">
            <text:p>2.345459</text:p>
          </table:table-cell>
          <table:table-cell office:value-type="float" office:value="4.339325" calcext:value-type="float">
            <text:p>4.339325</text:p>
          </table:table-cell>
          <table:table-cell office:value-type="float" office:value="4.280273" calcext:value-type="float">
            <text:p>4.280273</text:p>
          </table:table-cell>
          <table:table-cell office:value-type="float" office:value="6.712646" calcext:value-type="float">
            <text:p>6.712646</text:p>
          </table:table-cell>
          <table:table-cell office:value-type="float" office:value="6.610992" calcext:value-type="float">
            <text:p>6.610992</text:p>
          </table:table-cell>
          <table:table-cell office:value-type="float" office:value="8.60318" calcext:value-type="float">
            <text:p>8.60318</text:p>
          </table:table-cell>
          <table:table-cell office:value-type="float" office:value="8.471069" calcext:value-type="float">
            <text:p>8.471069</text:p>
          </table:table-cell>
          <table:table-cell office:value-type="float" office:value="10.13843" calcext:value-type="float">
            <text:p>10.13843</text:p>
          </table:table-cell>
          <table:table-cell office:value-type="float" office:value="9.985168" calcext:value-type="float">
            <text:p>9.985168</text:p>
          </table:table-cell>
          <table:table-cell office:value-type="float" office:value="11.26111" calcext:value-type="float">
            <text:p>11.26111</text:p>
          </table:table-cell>
          <table:table-cell office:value-type="float" office:value="11.09888" calcext:value-type="float">
            <text:p>11.09888</text:p>
          </table:table-cell>
          <table:table-cell office:value-type="float" office:value="11.73993" calcext:value-type="float">
            <text:p>11.73993</text:p>
          </table:table-cell>
          <table:table-cell office:value-type="float" office:value="11.57986" calcext:value-type="float">
            <text:p>11.57986</text:p>
          </table:table-cell>
          <table:table-cell office:value-type="float" office:value="4.03299" calcext:value-type="float">
            <text:p>4.03299</text:p>
          </table:table-cell>
          <table:table-cell office:value-type="float" office:value="-2.426849" calcext:value-type="float">
            <text:p>-2.4268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5" calcext:value-type="float">
            <text:p>31122005</text:p>
          </table:table-cell>
          <table:table-cell office:value-type="float" office:value="7.087482" calcext:value-type="float">
            <text:p>7.087482</text:p>
          </table:table-cell>
          <table:table-cell office:value-type="float" office:value="5.83" calcext:value-type="float">
            <text:p>5.83</text:p>
          </table:table-cell>
          <table:table-cell office:value-type="float" office:value="-5.82" calcext:value-type="float">
            <text:p>-5.82</text:p>
          </table:table-cell>
          <table:table-cell office:value-type="float" office:value="0.7668036" calcext:value-type="float">
            <text:p>0.7668036</text:p>
          </table:table-cell>
          <table:table-cell office:value-type="float" office:value="0.3516608" calcext:value-type="float">
            <text:p>0.3516608</text:p>
          </table:table-cell>
          <table:table-cell office:value-type="float" office:value="236.484" calcext:value-type="float">
            <text:p>236.484</text:p>
          </table:table-cell>
          <table:table-cell office:value-type="float" office:value="0" calcext:value-type="float">
            <text:p>0</text:p>
          </table:table-cell>
          <table:table-cell office:value-type="float" office:value="8.149994" calcext:value-type="float">
            <text:p>8.149994</text:p>
          </table:table-cell>
          <table:table-cell office:value-type="float" office:value="-4.94696" calcext:value-type="float">
            <text:p>-4.94696</text:p>
          </table:table-cell>
          <table:table-cell office:value-type="float" office:value="0.9882202" calcext:value-type="float">
            <text:p>0.9882202</text:p>
          </table:table-cell>
          <table:table-cell office:value-type="float" office:value="-1.048981" calcext:value-type="float">
            <text:p>-1.048981</text:p>
          </table:table-cell>
          <table:table-cell office:value-type="float" office:value="0.04724121" calcext:value-type="float">
            <text:p>0.04724121</text:p>
          </table:table-cell>
          <table:table-cell office:value-type="float" office:value="-0.3000488" calcext:value-type="float">
            <text:p>-0.3000488</text:p>
          </table:table-cell>
          <table:table-cell office:value-type="float" office:value="-0.01046753" calcext:value-type="float">
            <text:p>-0.01046753</text:p>
          </table:table-cell>
          <table:table-cell office:value-type="float" office:value="-0.05883789" calcext:value-type="float">
            <text:p>-0.05883789</text:p>
          </table:table-cell>
          <table:table-cell office:value-type="float" office:value="0.06768799" calcext:value-type="float">
            <text:p>0.06768799</text:p>
          </table:table-cell>
          <table:table-cell office:value-type="float" office:value="0.05584717" calcext:value-type="float">
            <text:p>0.05584717</text:p>
          </table:table-cell>
          <table:table-cell office:value-type="float" office:value="0.5958862" calcext:value-type="float">
            <text:p>0.5958862</text:p>
          </table:table-cell>
          <table:table-cell office:value-type="float" office:value="0.5909729" calcext:value-type="float">
            <text:p>0.5909729</text:p>
          </table:table-cell>
          <table:table-cell office:value-type="float" office:value="1.258972" calcext:value-type="float">
            <text:p>1.258972</text:p>
          </table:table-cell>
          <table:table-cell office:value-type="float" office:value="1.249207" calcext:value-type="float">
            <text:p>1.249207</text:p>
          </table:table-cell>
          <table:table-cell office:value-type="float" office:value="2.345154" calcext:value-type="float">
            <text:p>2.345154</text:p>
          </table:table-cell>
          <table:table-cell office:value-type="float" office:value="2.31781" calcext:value-type="float">
            <text:p>2.31781</text:p>
          </table:table-cell>
          <table:table-cell office:value-type="float" office:value="4.279663" calcext:value-type="float">
            <text:p>4.279663</text:p>
          </table:table-cell>
          <table:table-cell office:value-type="float" office:value="4.220551" calcext:value-type="float">
            <text:p>4.220551</text:p>
          </table:table-cell>
          <table:table-cell office:value-type="float" office:value="6.609955" calcext:value-type="float">
            <text:p>6.609955</text:p>
          </table:table-cell>
          <table:table-cell office:value-type="float" office:value="6.510925" calcext:value-type="float">
            <text:p>6.510925</text:p>
          </table:table-cell>
          <table:table-cell office:value-type="float" office:value="8.469727" calcext:value-type="float">
            <text:p>8.469727</text:p>
          </table:table-cell>
          <table:table-cell office:value-type="float" office:value="8.341309" calcext:value-type="float">
            <text:p>8.341309</text:p>
          </table:table-cell>
          <table:table-cell office:value-type="float" office:value="9.983582" calcext:value-type="float">
            <text:p>9.983582</text:p>
          </table:table-cell>
          <table:table-cell office:value-type="float" office:value="9.834381" calcext:value-type="float">
            <text:p>9.834381</text:p>
          </table:table-cell>
          <table:table-cell office:value-type="float" office:value="11.09717" calcext:value-type="float">
            <text:p>11.09717</text:p>
          </table:table-cell>
          <table:table-cell office:value-type="float" office:value="10.93823" calcext:value-type="float">
            <text:p>10.93823</text:p>
          </table:table-cell>
          <table:table-cell office:value-type="float" office:value="11.57812" calcext:value-type="float">
            <text:p>11.57812</text:p>
          </table:table-cell>
          <table:table-cell office:value-type="float" office:value="11.42108" calcext:value-type="float">
            <text:p>11.42108</text:p>
          </table:table-cell>
          <table:table-cell office:value-type="float" office:value="8.149994" calcext:value-type="float">
            <text:p>8.149994</text:p>
          </table:table-cell>
          <table:table-cell office:value-type="float" office:value="-4.94696" calcext:value-type="float">
            <text:p>-4.94696</text:p>
          </table:table-cell>
          <table:table-cell table:number-columns-repeated="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7:45.737786730</dc:date>
    <meta:editing-duration>PT6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